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h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]&amp;&quot;.mp3&quot;&quot; -t &quot;&quot;AAA &quot;&amp;[.B1]&amp;&quot;&quot;&quot;&quot;" office:value-type="string" office:string-value="&quot;C:\Program Files (x86)\Balabolka\cli\balcon.exe&quot; -n &quot;Microsoft Heera Mobile&quot; -k -p 0 -v 100 -w &quot;the.mp3&quot; -t &quot;AAA the&quot;">
            <text:p>"C:\Program Files (x86)\Balabolka\cli\balcon.exe" -n "Microsoft Heera Mobile" -k -p 0 -v 100 -w "the.mp3" -t "AAA the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]&amp;&quot;.mp3&quot;&quot; -t &quot;&quot;AAA &quot;&amp;[.B2]&amp;&quot;&quot;&quot;&quot;" office:value-type="string" office:string-value="&quot;C:\Program Files (x86)\Balabolka\cli\balcon.exe&quot; -n &quot;Microsoft Heera Mobile&quot; -k -p 0 -v 100 -w &quot;of.mp3&quot; -t &quot;AAA of&quot;">
            <text:p>"C:\Program Files (x86)\Balabolka\cli\balcon.exe" -n "Microsoft Heera Mobile" -k -p 0 -v 100 -w "of.mp3" -t "AAA of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]&amp;&quot;.mp3&quot;&quot; -t &quot;&quot;AAA &quot;&amp;[.B3]&amp;&quot;&quot;&quot;&quot;" office:value-type="string" office:string-value="&quot;C:\Program Files (x86)\Balabolka\cli\balcon.exe&quot; -n &quot;Microsoft Heera Mobile&quot; -k -p 0 -v 100 -w &quot;and.mp3&quot; -t &quot;AAA and&quot;">
            <text:p>"C:\Program Files (x86)\Balabolka\cli\balcon.exe" -n "Microsoft Heera Mobile" -k -p 0 -v 100 -w "and.mp3" -t "AAA and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]&amp;&quot;.mp3&quot;&quot; -t &quot;&quot;AAA &quot;&amp;[.B4]&amp;&quot;&quot;&quot;&quot;" office:value-type="string" office:string-value="&quot;C:\Program Files (x86)\Balabolka\cli\balcon.exe&quot; -n &quot;Microsoft Heera Mobile&quot; -k -p 0 -v 100 -w &quot;a.mp3&quot; -t &quot;AAA a&quot;">
            <text:p>"C:\Program Files (x86)\Balabolka\cli\balcon.exe" -n "Microsoft Heera Mobile" -k -p 0 -v 100 -w "a.mp3" -t "AAA a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]&amp;&quot;.mp3&quot;&quot; -t &quot;&quot;AAA &quot;&amp;[.B5]&amp;&quot;&quot;&quot;&quot;" office:value-type="string" office:string-value="&quot;C:\Program Files (x86)\Balabolka\cli\balcon.exe&quot; -n &quot;Microsoft Heera Mobile&quot; -k -p 0 -v 100 -w &quot;to.mp3&quot; -t &quot;AAA to&quot;">
            <text:p>"C:\Program Files (x86)\Balabolka\cli\balcon.exe" -n "Microsoft Heera Mobile" -k -p 0 -v 100 -w "to.mp3" -t "AAA to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]&amp;&quot;.mp3&quot;&quot; -t &quot;&quot;AAA &quot;&amp;[.B6]&amp;&quot;&quot;&quot;&quot;" office:value-type="string" office:string-value="&quot;C:\Program Files (x86)\Balabolka\cli\balcon.exe&quot; -n &quot;Microsoft Heera Mobile&quot; -k -p 0 -v 100 -w &quot;in.mp3&quot; -t &quot;AAA in&quot;">
            <text:p>"C:\Program Files (x86)\Balabolka\cli\balcon.exe" -n "Microsoft Heera Mobile" -k -p 0 -v 100 -w "in.mp3" -t "AAA in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]&amp;&quot;.mp3&quot;&quot; -t &quot;&quot;AAA &quot;&amp;[.B7]&amp;&quot;&quot;&quot;&quot;" office:value-type="string" office:string-value="&quot;C:\Program Files (x86)\Balabolka\cli\balcon.exe&quot; -n &quot;Microsoft Heera Mobile&quot; -k -p 0 -v 100 -w &quot;is.mp3&quot; -t &quot;AAA is&quot;">
            <text:p>"C:\Program Files (x86)\Balabolka\cli\balcon.exe" -n "Microsoft Heera Mobile" -k -p 0 -v 100 -w "is.mp3" -t "AAA is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ou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]&amp;&quot;.mp3&quot;&quot; -t &quot;&quot;AAA &quot;&amp;[.B8]&amp;&quot;&quot;&quot;&quot;" office:value-type="string" office:string-value="&quot;C:\Program Files (x86)\Balabolka\cli\balcon.exe&quot; -n &quot;Microsoft Heera Mobile&quot; -k -p 0 -v 100 -w &quot;you.mp3&quot; -t &quot;AAA you&quot;">
            <text:p>"C:\Program Files (x86)\Balabolka\cli\balcon.exe" -n "Microsoft Heera Mobile" -k -p 0 -v 100 -w "you.mp3" -t "AAA you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]&amp;&quot;.mp3&quot;&quot; -t &quot;&quot;AAA &quot;&amp;[.B9]&amp;&quot;&quot;&quot;&quot;" office:value-type="string" office:string-value="&quot;C:\Program Files (x86)\Balabolka\cli\balcon.exe&quot; -n &quot;Microsoft Heera Mobile&quot; -k -p 0 -v 100 -w &quot;that.mp3&quot; -t &quot;AAA that&quot;">
            <text:p>"C:\Program Files (x86)\Balabolka\cli\balcon.exe" -n "Microsoft Heera Mobile" -k -p 0 -v 100 -w "that.mp3" -t "AAA that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]&amp;&quot;.mp3&quot;&quot; -t &quot;&quot;AAA &quot;&amp;[.B10]&amp;&quot;&quot;&quot;&quot;" office:value-type="string" office:string-value="&quot;C:\Program Files (x86)\Balabolka\cli\balcon.exe&quot; -n &quot;Microsoft Heera Mobile&quot; -k -p 0 -v 100 -w &quot;it.mp3&quot; -t &quot;AAA it&quot;">
            <text:p>"C:\Program Files (x86)\Balabolka\cli\balcon.exe" -n "Microsoft Heera Mobile" -k -p 0 -v 100 -w "it.mp3" -t "AAA it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]&amp;&quot;.mp3&quot;&quot; -t &quot;&quot;AAA &quot;&amp;[.B11]&amp;&quot;&quot;&quot;&quot;" office:value-type="string" office:string-value="&quot;C:\Program Files (x86)\Balabolka\cli\balcon.exe&quot; -n &quot;Microsoft Heera Mobile&quot; -k -p 0 -v 100 -w &quot;he.mp3&quot; -t &quot;AAA he&quot;">
            <text:p>"C:\Program Files (x86)\Balabolka\cli\balcon.exe" -n "Microsoft Heera Mobile" -k -p 0 -v 100 -w "he.mp3" -t "AAA he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]&amp;&quot;.mp3&quot;&quot; -t &quot;&quot;AAA &quot;&amp;[.B12]&amp;&quot;&quot;&quot;&quot;" office:value-type="string" office:string-value="&quot;C:\Program Files (x86)\Balabolka\cli\balcon.exe&quot; -n &quot;Microsoft Heera Mobile&quot; -k -p 0 -v 100 -w &quot;for.mp3&quot; -t &quot;AAA for&quot;">
            <text:p>"C:\Program Files (x86)\Balabolka\cli\balcon.exe" -n "Microsoft Heera Mobile" -k -p 0 -v 100 -w "for.mp3" -t "AAA for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]&amp;&quot;.mp3&quot;&quot; -t &quot;&quot;AAA &quot;&amp;[.B13]&amp;&quot;&quot;&quot;&quot;" office:value-type="string" office:string-value="&quot;C:\Program Files (x86)\Balabolka\cli\balcon.exe&quot; -n &quot;Microsoft Heera Mobile&quot; -k -p 0 -v 100 -w &quot;was.mp3&quot; -t &quot;AAA was&quot;">
            <text:p>"C:\Program Files (x86)\Balabolka\cli\balcon.exe" -n "Microsoft Heera Mobile" -k -p 0 -v 100 -w "was.mp3" -t "AAA was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]&amp;&quot;.mp3&quot;&quot; -t &quot;&quot;AAA &quot;&amp;[.B14]&amp;&quot;&quot;&quot;&quot;" office:value-type="string" office:string-value="&quot;C:\Program Files (x86)\Balabolka\cli\balcon.exe&quot; -n &quot;Microsoft Heera Mobile&quot; -k -p 0 -v 100 -w &quot;on.mp3&quot; -t &quot;AAA on&quot;">
            <text:p>"C:\Program Files (x86)\Balabolka\cli\balcon.exe" -n "Microsoft Heera Mobile" -k -p 0 -v 100 -w "on.mp3" -t "AAA on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]&amp;&quot;.mp3&quot;&quot; -t &quot;&quot;AAA &quot;&amp;[.B15]&amp;&quot;&quot;&quot;&quot;" office:value-type="string" office:string-value="&quot;C:\Program Files (x86)\Balabolka\cli\balcon.exe&quot; -n &quot;Microsoft Heera Mobile&quot; -k -p 0 -v 100 -w &quot;are.mp3&quot; -t &quot;AAA are&quot;">
            <text:p>"C:\Program Files (x86)\Balabolka\cli\balcon.exe" -n "Microsoft Heera Mobile" -k -p 0 -v 100 -w "are.mp3" -t "AAA are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]&amp;&quot;.mp3&quot;&quot; -t &quot;&quot;AAA &quot;&amp;[.B16]&amp;&quot;&quot;&quot;&quot;" office:value-type="string" office:string-value="&quot;C:\Program Files (x86)\Balabolka\cli\balcon.exe&quot; -n &quot;Microsoft Heera Mobile&quot; -k -p 0 -v 100 -w &quot;as.mp3&quot; -t &quot;AAA as&quot;">
            <text:p>"C:\Program Files (x86)\Balabolka\cli\balcon.exe" -n "Microsoft Heera Mobile" -k -p 0 -v 100 -w "as.mp3" -t "AAA as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]&amp;&quot;.mp3&quot;&quot; -t &quot;&quot;AAA &quot;&amp;[.B17]&amp;&quot;&quot;&quot;&quot;" office:value-type="string" office:string-value="&quot;C:\Program Files (x86)\Balabolka\cli\balcon.exe&quot; -n &quot;Microsoft Heera Mobile&quot; -k -p 0 -v 100 -w &quot;with.mp3&quot; -t &quot;AAA with&quot;">
            <text:p>"C:\Program Files (x86)\Balabolka\cli\balcon.exe" -n "Microsoft Heera Mobile" -k -p 0 -v 100 -w "with.mp3" -t "AAA with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i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]&amp;&quot;.mp3&quot;&quot; -t &quot;&quot;AAA &quot;&amp;[.B18]&amp;&quot;&quot;&quot;&quot;" office:value-type="string" office:string-value="&quot;C:\Program Files (x86)\Balabolka\cli\balcon.exe&quot; -n &quot;Microsoft Heera Mobile&quot; -k -p 0 -v 100 -w &quot;his.mp3&quot; -t &quot;AAA his&quot;">
            <text:p>"C:\Program Files (x86)\Balabolka\cli\balcon.exe" -n "Microsoft Heera Mobile" -k -p 0 -v 100 -w "his.mp3" -t "AAA his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h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]&amp;&quot;.mp3&quot;&quot; -t &quot;&quot;AAA &quot;&amp;[.B19]&amp;&quot;&quot;&quot;&quot;" office:value-type="string" office:string-value="&quot;C:\Program Files (x86)\Balabolka\cli\balcon.exe&quot; -n &quot;Microsoft Heera Mobile&quot; -k -p 0 -v 100 -w &quot;they.mp3&quot; -t &quot;AAA they&quot;">
            <text:p>"C:\Program Files (x86)\Balabolka\cli\balcon.exe" -n "Microsoft Heera Mobile" -k -p 0 -v 100 -w "they.mp3" -t "AAA they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]&amp;&quot;.mp3&quot;&quot; -t &quot;&quot;AAA &quot;&amp;[.B20]&amp;&quot;&quot;&quot;&quot;" office:value-type="string" office:string-value="&quot;C:\Program Files (x86)\Balabolka\cli\balcon.exe&quot; -n &quot;Microsoft Heera Mobile&quot; -k -p 0 -v 100 -w &quot;at.mp3&quot; -t &quot;AAA at&quot;">
            <text:p>"C:\Program Files (x86)\Balabolka\cli\balcon.exe" -n "Microsoft Heera Mobile" -k -p 0 -v 100 -w "at.mp3" -t "AAA at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]&amp;&quot;.mp3&quot;&quot; -t &quot;&quot;AAA &quot;&amp;[.B21]&amp;&quot;&quot;&quot;&quot;" office:value-type="string" office:string-value="&quot;C:\Program Files (x86)\Balabolka\cli\balcon.exe&quot; -n &quot;Microsoft Heera Mobile&quot; -k -p 0 -v 100 -w &quot;be.mp3&quot; -t &quot;AAA be&quot;">
            <text:p>"C:\Program Files (x86)\Balabolka\cli\balcon.exe" -n "Microsoft Heera Mobile" -k -p 0 -v 100 -w "be.mp3" -t "AAA be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hi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]&amp;&quot;.mp3&quot;&quot; -t &quot;&quot;AAA &quot;&amp;[.B22]&amp;&quot;&quot;&quot;&quot;" office:value-type="string" office:string-value="&quot;C:\Program Files (x86)\Balabolka\cli\balcon.exe&quot; -n &quot;Microsoft Heera Mobile&quot; -k -p 0 -v 100 -w &quot;this.mp3&quot; -t &quot;AAA this&quot;">
            <text:p>"C:\Program Files (x86)\Balabolka\cli\balcon.exe" -n "Microsoft Heera Mobile" -k -p 0 -v 100 -w "this.mp3" -t "AAA this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r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]&amp;&quot;.mp3&quot;&quot; -t &quot;&quot;AAA &quot;&amp;[.B23]&amp;&quot;&quot;&quot;&quot;" office:value-type="string" office:string-value="&quot;C:\Program Files (x86)\Balabolka\cli\balcon.exe&quot; -n &quot;Microsoft Heera Mobile&quot; -k -p 0 -v 100 -w &quot;from.mp3&quot; -t &quot;AAA from&quot;">
            <text:p>"C:\Program Files (x86)\Balabolka\cli\balcon.exe" -n "Microsoft Heera Mobile" -k -p 0 -v 100 -w "from.mp3" -t "AAA from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]&amp;&quot;.mp3&quot;&quot; -t &quot;&quot;AAA &quot;&amp;[.B24]&amp;&quot;&quot;&quot;&quot;" office:value-type="string" office:string-value="&quot;C:\Program Files (x86)\Balabolka\cli\balcon.exe&quot; -n &quot;Microsoft Heera Mobile&quot; -k -p 0 -v 100 -w &quot;I.mp3&quot; -t &quot;AAA I&quot;">
            <text:p>"C:\Program Files (x86)\Balabolka\cli\balcon.exe" -n "Microsoft Heera Mobile" -k -p 0 -v 100 -w "I.mp3" -t "AAA I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a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]&amp;&quot;.mp3&quot;&quot; -t &quot;&quot;AAA &quot;&amp;[.B25]&amp;&quot;&quot;&quot;&quot;" office:value-type="string" office:string-value="&quot;C:\Program Files (x86)\Balabolka\cli\balcon.exe&quot; -n &quot;Microsoft Heera Mobile&quot; -k -p 0 -v 100 -w &quot;have.mp3&quot; -t &quot;AAA have&quot;">
            <text:p>"C:\Program Files (x86)\Balabolka\cli\balcon.exe" -n "Microsoft Heera Mobile" -k -p 0 -v 100 -w "have.mp3" -t "AAA have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]&amp;&quot;.mp3&quot;&quot; -t &quot;&quot;AAA &quot;&amp;[.B26]&amp;&quot;&quot;&quot;&quot;" office:value-type="string" office:string-value="&quot;C:\Program Files (x86)\Balabolka\cli\balcon.exe&quot; -n &quot;Microsoft Heera Mobile&quot; -k -p 0 -v 100 -w &quot;or.mp3&quot; -t &quot;AAA or&quot;">
            <text:p>"C:\Program Files (x86)\Balabolka\cli\balcon.exe" -n "Microsoft Heera Mobile" -k -p 0 -v 100 -w "or.mp3" -t "AAA or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]&amp;&quot;.mp3&quot;&quot; -t &quot;&quot;AAA &quot;&amp;[.B27]&amp;&quot;&quot;&quot;&quot;" office:value-type="string" office:string-value="&quot;C:\Program Files (x86)\Balabolka\cli\balcon.exe&quot; -n &quot;Microsoft Heera Mobile&quot; -k -p 0 -v 100 -w &quot;by.mp3&quot; -t &quot;AAA by&quot;">
            <text:p>"C:\Program Files (x86)\Balabolka\cli\balcon.exe" -n "Microsoft Heera Mobile" -k -p 0 -v 100 -w "by.mp3" -t "AAA by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]&amp;&quot;.mp3&quot;&quot; -t &quot;&quot;AAA &quot;&amp;[.B28]&amp;&quot;&quot;&quot;&quot;" office:value-type="string" office:string-value="&quot;C:\Program Files (x86)\Balabolka\cli\balcon.exe&quot; -n &quot;Microsoft Heera Mobile&quot; -k -p 0 -v 100 -w &quot;one.mp3&quot; -t &quot;AAA one&quot;">
            <text:p>"C:\Program Files (x86)\Balabolka\cli\balcon.exe" -n "Microsoft Heera Mobile" -k -p 0 -v 100 -w "one.mp3" -t "AAA one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]&amp;&quot;.mp3&quot;&quot; -t &quot;&quot;AAA &quot;&amp;[.B29]&amp;&quot;&quot;&quot;&quot;" office:value-type="string" office:string-value="&quot;C:\Program Files (x86)\Balabolka\cli\balcon.exe&quot; -n &quot;Microsoft Heera Mobile&quot; -k -p 0 -v 100 -w &quot;had.mp3&quot; -t &quot;AAA had&quot;">
            <text:p>"C:\Program Files (x86)\Balabolka\cli\balcon.exe" -n "Microsoft Heera Mobile" -k -p 0 -v 100 -w "had.mp3" -t "AAA had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]&amp;&quot;.mp3&quot;&quot; -t &quot;&quot;AAA &quot;&amp;[.B30]&amp;&quot;&quot;&quot;&quot;" office:value-type="string" office:string-value="&quot;C:\Program Files (x86)\Balabolka\cli\balcon.exe&quot; -n &quot;Microsoft Heera Mobile&quot; -k -p 0 -v 100 -w &quot;not.mp3&quot; -t &quot;AAA not&quot;">
            <text:p>"C:\Program Files (x86)\Balabolka\cli\balcon.exe" -n "Microsoft Heera Mobile" -k -p 0 -v 100 -w "not.mp3" -t "AAA not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]&amp;&quot;.mp3&quot;&quot; -t &quot;&quot;AAA &quot;&amp;[.B31]&amp;&quot;&quot;&quot;&quot;" office:value-type="string" office:string-value="&quot;C:\Program Files (x86)\Balabolka\cli\balcon.exe&quot; -n &quot;Microsoft Heera Mobile&quot; -k -p 0 -v 100 -w &quot;but.mp3&quot; -t &quot;AAA but&quot;">
            <text:p>"C:\Program Files (x86)\Balabolka\cli\balcon.exe" -n "Microsoft Heera Mobile" -k -p 0 -v 100 -w "but.mp3" -t "AAA but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h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]&amp;&quot;.mp3&quot;&quot; -t &quot;&quot;AAA &quot;&amp;[.B32]&amp;&quot;&quot;&quot;&quot;" office:value-type="string" office:string-value="&quot;C:\Program Files (x86)\Balabolka\cli\balcon.exe&quot; -n &quot;Microsoft Heera Mobile&quot; -k -p 0 -v 100 -w &quot;what.mp3&quot; -t &quot;AAA what&quot;">
            <text:p>"C:\Program Files (x86)\Balabolka\cli\balcon.exe" -n "Microsoft Heera Mobile" -k -p 0 -v 100 -w "what.mp3" -t "AAA what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]&amp;&quot;.mp3&quot;&quot; -t &quot;&quot;AAA &quot;&amp;[.B33]&amp;&quot;&quot;&quot;&quot;" office:value-type="string" office:string-value="&quot;C:\Program Files (x86)\Balabolka\cli\balcon.exe&quot; -n &quot;Microsoft Heera Mobile&quot; -k -p 0 -v 100 -w &quot;all.mp3&quot; -t &quot;AAA all&quot;">
            <text:p>"C:\Program Files (x86)\Balabolka\cli\balcon.exe" -n "Microsoft Heera Mobile" -k -p 0 -v 100 -w "all.mp3" -t "AAA all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e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]&amp;&quot;.mp3&quot;&quot; -t &quot;&quot;AAA &quot;&amp;[.B34]&amp;&quot;&quot;&quot;&quot;" office:value-type="string" office:string-value="&quot;C:\Program Files (x86)\Balabolka\cli\balcon.exe&quot; -n &quot;Microsoft Heera Mobile&quot; -k -p 0 -v 100 -w &quot;were.mp3&quot; -t &quot;AAA were&quot;">
            <text:p>"C:\Program Files (x86)\Balabolka\cli\balcon.exe" -n "Microsoft Heera Mobile" -k -p 0 -v 100 -w "were.mp3" -t "AAA were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h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]&amp;&quot;.mp3&quot;&quot; -t &quot;&quot;AAA &quot;&amp;[.B35]&amp;&quot;&quot;&quot;&quot;" office:value-type="string" office:string-value="&quot;C:\Program Files (x86)\Balabolka\cli\balcon.exe&quot; -n &quot;Microsoft Heera Mobile&quot; -k -p 0 -v 100 -w &quot;when.mp3&quot; -t &quot;AAA when&quot;">
            <text:p>"C:\Program Files (x86)\Balabolka\cli\balcon.exe" -n "Microsoft Heera Mobile" -k -p 0 -v 100 -w "when.mp3" -t "AAA when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]&amp;&quot;.mp3&quot;&quot; -t &quot;&quot;AAA &quot;&amp;[.B36]&amp;&quot;&quot;&quot;&quot;" office:value-type="string" office:string-value="&quot;C:\Program Files (x86)\Balabolka\cli\balcon.exe&quot; -n &quot;Microsoft Heera Mobile&quot; -k -p 0 -v 100 -w &quot;we.mp3&quot; -t &quot;AAA we&quot;">
            <text:p>"C:\Program Files (x86)\Balabolka\cli\balcon.exe" -n "Microsoft Heera Mobile" -k -p 0 -v 100 -w "we.mp3" -t "AAA we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he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]&amp;&quot;.mp3&quot;&quot; -t &quot;&quot;AAA &quot;&amp;[.B37]&amp;&quot;&quot;&quot;&quot;" office:value-type="string" office:string-value="&quot;C:\Program Files (x86)\Balabolka\cli\balcon.exe&quot; -n &quot;Microsoft Heera Mobile&quot; -k -p 0 -v 100 -w &quot;there.mp3&quot; -t &quot;AAA there&quot;">
            <text:p>"C:\Program Files (x86)\Balabolka\cli\balcon.exe" -n "Microsoft Heera Mobile" -k -p 0 -v 100 -w "there.mp3" -t "AAA there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]&amp;&quot;.mp3&quot;&quot; -t &quot;&quot;AAA &quot;&amp;[.B38]&amp;&quot;&quot;&quot;&quot;" office:value-type="string" office:string-value="&quot;C:\Program Files (x86)\Balabolka\cli\balcon.exe&quot; -n &quot;Microsoft Heera Mobile&quot; -k -p 0 -v 100 -w &quot;can.mp3&quot; -t &quot;AAA can&quot;">
            <text:p>"C:\Program Files (x86)\Balabolka\cli\balcon.exe" -n "Microsoft Heera Mobile" -k -p 0 -v 100 -w "can.mp3" -t "AAA can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]&amp;&quot;.mp3&quot;&quot; -t &quot;&quot;AAA &quot;&amp;[.B39]&amp;&quot;&quot;&quot;&quot;" office:value-type="string" office:string-value="&quot;C:\Program Files (x86)\Balabolka\cli\balcon.exe&quot; -n &quot;Microsoft Heera Mobile&quot; -k -p 0 -v 100 -w &quot;an.mp3&quot; -t &quot;AAA an&quot;">
            <text:p>"C:\Program Files (x86)\Balabolka\cli\balcon.exe" -n "Microsoft Heera Mobile" -k -p 0 -v 100 -w "an.mp3" -t "AAA an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you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]&amp;&quot;.mp3&quot;&quot; -t &quot;&quot;AAA &quot;&amp;[.B40]&amp;&quot;&quot;&quot;&quot;" office:value-type="string" office:string-value="&quot;C:\Program Files (x86)\Balabolka\cli\balcon.exe&quot; -n &quot;Microsoft Heera Mobile&quot; -k -p 0 -v 100 -w &quot;your.mp3&quot; -t &quot;AAA your&quot;">
            <text:p>"C:\Program Files (x86)\Balabolka\cli\balcon.exe" -n "Microsoft Heera Mobile" -k -p 0 -v 100 -w "your.mp3" -t "AAA your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hi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]&amp;&quot;.mp3&quot;&quot; -t &quot;&quot;AAA &quot;&amp;[.B41]&amp;&quot;&quot;&quot;&quot;" office:value-type="string" office:string-value="&quot;C:\Program Files (x86)\Balabolka\cli\balcon.exe&quot; -n &quot;Microsoft Heera Mobile&quot; -k -p 0 -v 100 -w &quot;which.mp3&quot; -t &quot;AAA which&quot;">
            <text:p>"C:\Program Files (x86)\Balabolka\cli\balcon.exe" -n "Microsoft Heera Mobile" -k -p 0 -v 100 -w "which.mp3" -t "AAA which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hei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]&amp;&quot;.mp3&quot;&quot; -t &quot;&quot;AAA &quot;&amp;[.B42]&amp;&quot;&quot;&quot;&quot;" office:value-type="string" office:string-value="&quot;C:\Program Files (x86)\Balabolka\cli\balcon.exe&quot; -n &quot;Microsoft Heera Mobile&quot; -k -p 0 -v 100 -w &quot;their.mp3&quot; -t &quot;AAA their&quot;">
            <text:p>"C:\Program Files (x86)\Balabolka\cli\balcon.exe" -n "Microsoft Heera Mobile" -k -p 0 -v 100 -w "their.mp3" -t "AAA their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a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]&amp;&quot;.mp3&quot;&quot; -t &quot;&quot;AAA &quot;&amp;[.B43]&amp;&quot;&quot;&quot;&quot;" office:value-type="string" office:string-value="&quot;C:\Program Files (x86)\Balabolka\cli\balcon.exe&quot; -n &quot;Microsoft Heera Mobile&quot; -k -p 0 -v 100 -w &quot;said.mp3&quot; -t &quot;AAA said&quot;">
            <text:p>"C:\Program Files (x86)\Balabolka\cli\balcon.exe" -n "Microsoft Heera Mobile" -k -p 0 -v 100 -w "said.mp3" -t "AAA said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]&amp;&quot;.mp3&quot;&quot; -t &quot;&quot;AAA &quot;&amp;[.B44]&amp;&quot;&quot;&quot;&quot;" office:value-type="string" office:string-value="&quot;C:\Program Files (x86)\Balabolka\cli\balcon.exe&quot; -n &quot;Microsoft Heera Mobile&quot; -k -p 0 -v 100 -w &quot;if.mp3&quot; -t &quot;AAA if&quot;">
            <text:p>"C:\Program Files (x86)\Balabolka\cli\balcon.exe" -n "Microsoft Heera Mobile" -k -p 0 -v 100 -w "if.mp3" -t "AAA if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]&amp;&quot;.mp3&quot;&quot; -t &quot;&quot;AAA &quot;&amp;[.B45]&amp;&quot;&quot;&quot;&quot;" office:value-type="string" office:string-value="&quot;C:\Program Files (x86)\Balabolka\cli\balcon.exe&quot; -n &quot;Microsoft Heera Mobile&quot; -k -p 0 -v 100 -w &quot;do.mp3&quot; -t &quot;AAA do&quot;">
            <text:p>"C:\Program Files (x86)\Balabolka\cli\balcon.exe" -n "Microsoft Heera Mobile" -k -p 0 -v 100 -w "do.mp3" -t "AAA do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w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]&amp;&quot;.mp3&quot;&quot; -t &quot;&quot;AAA &quot;&amp;[.B46]&amp;&quot;&quot;&quot;&quot;" office:value-type="string" office:string-value="&quot;C:\Program Files (x86)\Balabolka\cli\balcon.exe&quot; -n &quot;Microsoft Heera Mobile&quot; -k -p 0 -v 100 -w &quot;will.mp3&quot; -t &quot;AAA will&quot;">
            <text:p>"C:\Program Files (x86)\Balabolka\cli\balcon.exe" -n "Microsoft Heera Mobile" -k -p 0 -v 100 -w "will.mp3" -t "AAA will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a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]&amp;&quot;.mp3&quot;&quot; -t &quot;&quot;AAA &quot;&amp;[.B47]&amp;&quot;&quot;&quot;&quot;" office:value-type="string" office:string-value="&quot;C:\Program Files (x86)\Balabolka\cli\balcon.exe&quot; -n &quot;Microsoft Heera Mobile&quot; -k -p 0 -v 100 -w &quot;each.mp3&quot; -t &quot;AAA each&quot;">
            <text:p>"C:\Program Files (x86)\Balabolka\cli\balcon.exe" -n "Microsoft Heera Mobile" -k -p 0 -v 100 -w "each.mp3" -t "AAA each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bo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]&amp;&quot;.mp3&quot;&quot; -t &quot;&quot;AAA &quot;&amp;[.B48]&amp;&quot;&quot;&quot;&quot;" office:value-type="string" office:string-value="&quot;C:\Program Files (x86)\Balabolka\cli\balcon.exe&quot; -n &quot;Microsoft Heera Mobile&quot; -k -p 0 -v 100 -w &quot;about.mp3&quot; -t &quot;AAA about&quot;">
            <text:p>"C:\Program Files (x86)\Balabolka\cli\balcon.exe" -n "Microsoft Heera Mobile" -k -p 0 -v 100 -w "about.mp3" -t "AAA about"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h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]&amp;&quot;.mp3&quot;&quot; -t &quot;&quot;AAA &quot;&amp;[.B49]&amp;&quot;&quot;&quot;&quot;" office:value-type="string" office:string-value="&quot;C:\Program Files (x86)\Balabolka\cli\balcon.exe&quot; -n &quot;Microsoft Heera Mobile&quot; -k -p 0 -v 100 -w &quot;how.mp3&quot; -t &quot;AAA how&quot;">
            <text:p>"C:\Program Files (x86)\Balabolka\cli\balcon.exe" -n "Microsoft Heera Mobile" -k -p 0 -v 100 -w "how.mp3" -t "AAA how"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]&amp;&quot;.mp3&quot;&quot; -t &quot;&quot;AAA &quot;&amp;[.B50]&amp;&quot;&quot;&quot;&quot;" office:value-type="string" office:string-value="&quot;C:\Program Files (x86)\Balabolka\cli\balcon.exe&quot; -n &quot;Microsoft Heera Mobile&quot; -k -p 0 -v 100 -w &quot;up.mp3&quot; -t &quot;AAA up&quot;">
            <text:p>"C:\Program Files (x86)\Balabolka\cli\balcon.exe" -n "Microsoft Heera Mobile" -k -p 0 -v 100 -w "up.mp3" -t "AAA up"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]&amp;&quot;.mp3&quot;&quot; -t &quot;&quot;AAA &quot;&amp;[.B51]&amp;&quot;&quot;&quot;&quot;" office:value-type="string" office:string-value="&quot;C:\Program Files (x86)\Balabolka\cli\balcon.exe&quot; -n &quot;Microsoft Heera Mobile&quot; -k -p 0 -v 100 -w &quot;out.mp3&quot; -t &quot;AAA out&quot;">
            <text:p>"C:\Program Files (x86)\Balabolka\cli\balcon.exe" -n "Microsoft Heera Mobile" -k -p 0 -v 100 -w "out.mp3" -t "AAA out"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he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]&amp;&quot;.mp3&quot;&quot; -t &quot;&quot;AAA &quot;&amp;[.B52]&amp;&quot;&quot;&quot;&quot;" office:value-type="string" office:string-value="&quot;C:\Program Files (x86)\Balabolka\cli\balcon.exe&quot; -n &quot;Microsoft Heera Mobile&quot; -k -p 0 -v 100 -w &quot;them.mp3&quot; -t &quot;AAA them&quot;">
            <text:p>"C:\Program Files (x86)\Balabolka\cli\balcon.exe" -n "Microsoft Heera Mobile" -k -p 0 -v 100 -w "them.mp3" -t "AAA them"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]&amp;&quot;.mp3&quot;&quot; -t &quot;&quot;AAA &quot;&amp;[.B53]&amp;&quot;&quot;&quot;&quot;" office:value-type="string" office:string-value="&quot;C:\Program Files (x86)\Balabolka\cli\balcon.exe&quot; -n &quot;Microsoft Heera Mobile&quot; -k -p 0 -v 100 -w &quot;then.mp3&quot; -t &quot;AAA then&quot;">
            <text:p>"C:\Program Files (x86)\Balabolka\cli\balcon.exe" -n "Microsoft Heera Mobile" -k -p 0 -v 100 -w "then.mp3" -t "AAA then"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h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]&amp;&quot;.mp3&quot;&quot; -t &quot;&quot;AAA &quot;&amp;[.B54]&amp;&quot;&quot;&quot;&quot;" office:value-type="string" office:string-value="&quot;C:\Program Files (x86)\Balabolka\cli\balcon.exe&quot; -n &quot;Microsoft Heera Mobile&quot; -k -p 0 -v 100 -w &quot;she.mp3&quot; -t &quot;AAA she&quot;">
            <text:p>"C:\Program Files (x86)\Balabolka\cli\balcon.exe" -n "Microsoft Heera Mobile" -k -p 0 -v 100 -w "she.mp3" -t "AAA she"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]&amp;&quot;.mp3&quot;&quot; -t &quot;&quot;AAA &quot;&amp;[.B55]&amp;&quot;&quot;&quot;&quot;" office:value-type="string" office:string-value="&quot;C:\Program Files (x86)\Balabolka\cli\balcon.exe&quot; -n &quot;Microsoft Heera Mobile&quot; -k -p 0 -v 100 -w &quot;many.mp3&quot; -t &quot;AAA many&quot;">
            <text:p>"C:\Program Files (x86)\Balabolka\cli\balcon.exe" -n "Microsoft Heera Mobile" -k -p 0 -v 100 -w "many.mp3" -t "AAA many"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o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]&amp;&quot;.mp3&quot;&quot; -t &quot;&quot;AAA &quot;&amp;[.B56]&amp;&quot;&quot;&quot;&quot;" office:value-type="string" office:string-value="&quot;C:\Program Files (x86)\Balabolka\cli\balcon.exe&quot; -n &quot;Microsoft Heera Mobile&quot; -k -p 0 -v 100 -w &quot;some.mp3&quot; -t &quot;AAA some&quot;">
            <text:p>"C:\Program Files (x86)\Balabolka\cli\balcon.exe" -n "Microsoft Heera Mobile" -k -p 0 -v 100 -w "some.mp3" -t "AAA some"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]&amp;&quot;.mp3&quot;&quot; -t &quot;&quot;AAA &quot;&amp;[.B57]&amp;&quot;&quot;&quot;&quot;" office:value-type="string" office:string-value="&quot;C:\Program Files (x86)\Balabolka\cli\balcon.exe&quot; -n &quot;Microsoft Heera Mobile&quot; -k -p 0 -v 100 -w &quot;so.mp3&quot; -t &quot;AAA so&quot;">
            <text:p>"C:\Program Files (x86)\Balabolka\cli\balcon.exe" -n "Microsoft Heera Mobile" -k -p 0 -v 100 -w "so.mp3" -t "AAA so"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he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]&amp;&quot;.mp3&quot;&quot; -t &quot;&quot;AAA &quot;&amp;[.B58]&amp;&quot;&quot;&quot;&quot;" office:value-type="string" office:string-value="&quot;C:\Program Files (x86)\Balabolka\cli\balcon.exe&quot; -n &quot;Microsoft Heera Mobile&quot; -k -p 0 -v 100 -w &quot;these.mp3&quot; -t &quot;AAA these&quot;">
            <text:p>"C:\Program Files (x86)\Balabolka\cli\balcon.exe" -n "Microsoft Heera Mobile" -k -p 0 -v 100 -w "these.mp3" -t "AAA these"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wou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]&amp;&quot;.mp3&quot;&quot; -t &quot;&quot;AAA &quot;&amp;[.B59]&amp;&quot;&quot;&quot;&quot;" office:value-type="string" office:string-value="&quot;C:\Program Files (x86)\Balabolka\cli\balcon.exe&quot; -n &quot;Microsoft Heera Mobile&quot; -k -p 0 -v 100 -w &quot;would.mp3&quot; -t &quot;AAA would&quot;">
            <text:p>"C:\Program Files (x86)\Balabolka\cli\balcon.exe" -n "Microsoft Heera Mobile" -k -p 0 -v 100 -w "would.mp3" -t "AAA would"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]&amp;&quot;.mp3&quot;&quot; -t &quot;&quot;AAA &quot;&amp;[.B60]&amp;&quot;&quot;&quot;&quot;" office:value-type="string" office:string-value="&quot;C:\Program Files (x86)\Balabolka\cli\balcon.exe&quot; -n &quot;Microsoft Heera Mobile&quot; -k -p 0 -v 100 -w &quot;other.mp3&quot; -t &quot;AAA other&quot;">
            <text:p>"C:\Program Files (x86)\Balabolka\cli\balcon.exe" -n "Microsoft Heera Mobile" -k -p 0 -v 100 -w "other.mp3" -t "AAA other"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int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]&amp;&quot;.mp3&quot;&quot; -t &quot;&quot;AAA &quot;&amp;[.B61]&amp;&quot;&quot;&quot;&quot;" office:value-type="string" office:string-value="&quot;C:\Program Files (x86)\Balabolka\cli\balcon.exe&quot; -n &quot;Microsoft Heera Mobile&quot; -k -p 0 -v 100 -w &quot;into.mp3&quot; -t &quot;AAA into&quot;">
            <text:p>"C:\Program Files (x86)\Balabolka\cli\balcon.exe" -n "Microsoft Heera Mobile" -k -p 0 -v 100 -w "into.mp3" -t "AAA into"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h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]&amp;&quot;.mp3&quot;&quot; -t &quot;&quot;AAA &quot;&amp;[.B62]&amp;&quot;&quot;&quot;&quot;" office:value-type="string" office:string-value="&quot;C:\Program Files (x86)\Balabolka\cli\balcon.exe&quot; -n &quot;Microsoft Heera Mobile&quot; -k -p 0 -v 100 -w &quot;has.mp3&quot; -t &quot;AAA has&quot;">
            <text:p>"C:\Program Files (x86)\Balabolka\cli\balcon.exe" -n "Microsoft Heera Mobile" -k -p 0 -v 100 -w "has.mp3" -t "AAA has"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]&amp;&quot;.mp3&quot;&quot; -t &quot;&quot;AAA &quot;&amp;[.B63]&amp;&quot;&quot;&quot;&quot;" office:value-type="string" office:string-value="&quot;C:\Program Files (x86)\Balabolka\cli\balcon.exe&quot; -n &quot;Microsoft Heera Mobile&quot; -k -p 0 -v 100 -w &quot;more.mp3&quot; -t &quot;AAA more&quot;">
            <text:p>"C:\Program Files (x86)\Balabolka\cli\balcon.exe" -n "Microsoft Heera Mobile" -k -p 0 -v 100 -w "more.mp3" -t "AAA more"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]&amp;&quot;.mp3&quot;&quot; -t &quot;&quot;AAA &quot;&amp;[.B64]&amp;&quot;&quot;&quot;&quot;" office:value-type="string" office:string-value="&quot;C:\Program Files (x86)\Balabolka\cli\balcon.exe&quot; -n &quot;Microsoft Heera Mobile&quot; -k -p 0 -v 100 -w &quot;her.mp3&quot; -t &quot;AAA her&quot;">
            <text:p>"C:\Program Files (x86)\Balabolka\cli\balcon.exe" -n "Microsoft Heera Mobile" -k -p 0 -v 100 -w "her.mp3" -t "AAA her"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w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]&amp;&quot;.mp3&quot;&quot; -t &quot;&quot;AAA &quot;&amp;[.B65]&amp;&quot;&quot;&quot;&quot;" office:value-type="string" office:string-value="&quot;C:\Program Files (x86)\Balabolka\cli\balcon.exe&quot; -n &quot;Microsoft Heera Mobile&quot; -k -p 0 -v 100 -w &quot;two.mp3&quot; -t &quot;AAA two&quot;">
            <text:p>"C:\Program Files (x86)\Balabolka\cli\balcon.exe" -n "Microsoft Heera Mobile" -k -p 0 -v 100 -w "two.mp3" -t "AAA two"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i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]&amp;&quot;.mp3&quot;&quot; -t &quot;&quot;AAA &quot;&amp;[.B66]&amp;&quot;&quot;&quot;&quot;" office:value-type="string" office:string-value="&quot;C:\Program Files (x86)\Balabolka\cli\balcon.exe&quot; -n &quot;Microsoft Heera Mobile&quot; -k -p 0 -v 100 -w &quot;like.mp3&quot; -t &quot;AAA like&quot;">
            <text:p>"C:\Program Files (x86)\Balabolka\cli\balcon.exe" -n "Microsoft Heera Mobile" -k -p 0 -v 100 -w "like.mp3" -t "AAA like"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hi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]&amp;&quot;.mp3&quot;&quot; -t &quot;&quot;AAA &quot;&amp;[.B67]&amp;&quot;&quot;&quot;&quot;" office:value-type="string" office:string-value="&quot;C:\Program Files (x86)\Balabolka\cli\balcon.exe&quot; -n &quot;Microsoft Heera Mobile&quot; -k -p 0 -v 100 -w &quot;him.mp3&quot; -t &quot;AAA him&quot;">
            <text:p>"C:\Program Files (x86)\Balabolka\cli\balcon.exe" -n "Microsoft Heera Mobile" -k -p 0 -v 100 -w "him.mp3" -t "AAA him"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e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]&amp;&quot;.mp3&quot;&quot; -t &quot;&quot;AAA &quot;&amp;[.B68]&amp;&quot;&quot;&quot;&quot;" office:value-type="string" office:string-value="&quot;C:\Program Files (x86)\Balabolka\cli\balcon.exe&quot; -n &quot;Microsoft Heera Mobile&quot; -k -p 0 -v 100 -w &quot;see.mp3&quot; -t &quot;AAA see&quot;">
            <text:p>"C:\Program Files (x86)\Balabolka\cli\balcon.exe" -n "Microsoft Heera Mobile" -k -p 0 -v 100 -w "see.mp3" -t "AAA see"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i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]&amp;&quot;.mp3&quot;&quot; -t &quot;&quot;AAA &quot;&amp;[.B69]&amp;&quot;&quot;&quot;&quot;" office:value-type="string" office:string-value="&quot;C:\Program Files (x86)\Balabolka\cli\balcon.exe&quot; -n &quot;Microsoft Heera Mobile&quot; -k -p 0 -v 100 -w &quot;time.mp3&quot; -t &quot;AAA time&quot;">
            <text:p>"C:\Program Files (x86)\Balabolka\cli\balcon.exe" -n "Microsoft Heera Mobile" -k -p 0 -v 100 -w "time.mp3" -t "AAA time"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ou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]&amp;&quot;.mp3&quot;&quot; -t &quot;&quot;AAA &quot;&amp;[.B70]&amp;&quot;&quot;&quot;&quot;" office:value-type="string" office:string-value="&quot;C:\Program Files (x86)\Balabolka\cli\balcon.exe&quot; -n &quot;Microsoft Heera Mobile&quot; -k -p 0 -v 100 -w &quot;could.mp3&quot; -t &quot;AAA could&quot;">
            <text:p>"C:\Program Files (x86)\Balabolka\cli\balcon.exe" -n "Microsoft Heera Mobile" -k -p 0 -v 100 -w "could.mp3" -t "AAA could"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]&amp;&quot;.mp3&quot;&quot; -t &quot;&quot;AAA &quot;&amp;[.B71]&amp;&quot;&quot;&quot;&quot;" office:value-type="string" office:string-value="&quot;C:\Program Files (x86)\Balabolka\cli\balcon.exe&quot; -n &quot;Microsoft Heera Mobile&quot; -k -p 0 -v 100 -w &quot;no.mp3&quot; -t &quot;AAA no&quot;">
            <text:p>"C:\Program Files (x86)\Balabolka\cli\balcon.exe" -n "Microsoft Heera Mobile" -k -p 0 -v 100 -w "no.mp3" -t "AAA no"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a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]&amp;&quot;.mp3&quot;&quot; -t &quot;&quot;AAA &quot;&amp;[.B72]&amp;&quot;&quot;&quot;&quot;" office:value-type="string" office:string-value="&quot;C:\Program Files (x86)\Balabolka\cli\balcon.exe&quot; -n &quot;Microsoft Heera Mobile&quot; -k -p 0 -v 100 -w &quot;make.mp3&quot; -t &quot;AAA make&quot;">
            <text:p>"C:\Program Files (x86)\Balabolka\cli\balcon.exe" -n "Microsoft Heera Mobile" -k -p 0 -v 100 -w "make.mp3" -t "AAA make"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h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]&amp;&quot;.mp3&quot;&quot; -t &quot;&quot;AAA &quot;&amp;[.B73]&amp;&quot;&quot;&quot;&quot;" office:value-type="string" office:string-value="&quot;C:\Program Files (x86)\Balabolka\cli\balcon.exe&quot; -n &quot;Microsoft Heera Mobile&quot; -k -p 0 -v 100 -w &quot;than.mp3&quot; -t &quot;AAA than&quot;">
            <text:p>"C:\Program Files (x86)\Balabolka\cli\balcon.exe" -n "Microsoft Heera Mobile" -k -p 0 -v 100 -w "than.mp3" -t "AAA than"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ir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]&amp;&quot;.mp3&quot;&quot; -t &quot;&quot;AAA &quot;&amp;[.B74]&amp;&quot;&quot;&quot;&quot;" office:value-type="string" office:string-value="&quot;C:\Program Files (x86)\Balabolka\cli\balcon.exe&quot; -n &quot;Microsoft Heera Mobile&quot; -k -p 0 -v 100 -w &quot;first.mp3&quot; -t &quot;AAA first&quot;">
            <text:p>"C:\Program Files (x86)\Balabolka\cli\balcon.exe" -n "Microsoft Heera Mobile" -k -p 0 -v 100 -w "first.mp3" -t "AAA first"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]&amp;&quot;.mp3&quot;&quot; -t &quot;&quot;AAA &quot;&amp;[.B75]&amp;&quot;&quot;&quot;&quot;" office:value-type="string" office:string-value="&quot;C:\Program Files (x86)\Balabolka\cli\balcon.exe&quot; -n &quot;Microsoft Heera Mobile&quot; -k -p 0 -v 100 -w &quot;been.mp3&quot; -t &quot;AAA been&quot;">
            <text:p>"C:\Program Files (x86)\Balabolka\cli\balcon.exe" -n "Microsoft Heera Mobile" -k -p 0 -v 100 -w "been.mp3" -t "AAA been"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i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]&amp;&quot;.mp3&quot;&quot; -t &quot;&quot;AAA &quot;&amp;[.B76]&amp;&quot;&quot;&quot;&quot;" office:value-type="string" office:string-value="&quot;C:\Program Files (x86)\Balabolka\cli\balcon.exe&quot; -n &quot;Microsoft Heera Mobile&quot; -k -p 0 -v 100 -w &quot;its.mp3&quot; -t &quot;AAA its&quot;">
            <text:p>"C:\Program Files (x86)\Balabolka\cli\balcon.exe" -n "Microsoft Heera Mobile" -k -p 0 -v 100 -w "its.mp3" -t "AAA its"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wh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]&amp;&quot;.mp3&quot;&quot; -t &quot;&quot;AAA &quot;&amp;[.B77]&amp;&quot;&quot;&quot;&quot;" office:value-type="string" office:string-value="&quot;C:\Program Files (x86)\Balabolka\cli\balcon.exe&quot; -n &quot;Microsoft Heera Mobile&quot; -k -p 0 -v 100 -w &quot;who.mp3&quot; -t &quot;AAA who&quot;">
            <text:p>"C:\Program Files (x86)\Balabolka\cli\balcon.exe" -n "Microsoft Heera Mobile" -k -p 0 -v 100 -w "who.mp3" -t "AAA who"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]&amp;&quot;.mp3&quot;&quot; -t &quot;&quot;AAA &quot;&amp;[.B78]&amp;&quot;&quot;&quot;&quot;" office:value-type="string" office:string-value="&quot;C:\Program Files (x86)\Balabolka\cli\balcon.exe&quot; -n &quot;Microsoft Heera Mobile&quot; -k -p 0 -v 100 -w &quot;now.mp3&quot; -t &quot;AAA now&quot;">
            <text:p>"C:\Program Files (x86)\Balabolka\cli\balcon.exe" -n "Microsoft Heera Mobile" -k -p 0 -v 100 -w "now.mp3" -t "AAA now"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eo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]&amp;&quot;.mp3&quot;&quot; -t &quot;&quot;AAA &quot;&amp;[.B79]&amp;&quot;&quot;&quot;&quot;" office:value-type="string" office:string-value="&quot;C:\Program Files (x86)\Balabolka\cli\balcon.exe&quot; -n &quot;Microsoft Heera Mobile&quot; -k -p 0 -v 100 -w &quot;people.mp3&quot; -t &quot;AAA people&quot;">
            <text:p>"C:\Program Files (x86)\Balabolka\cli\balcon.exe" -n "Microsoft Heera Mobile" -k -p 0 -v 100 -w "people.mp3" -t "AAA people"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]&amp;&quot;.mp3&quot;&quot; -t &quot;&quot;AAA &quot;&amp;[.B80]&amp;&quot;&quot;&quot;&quot;" office:value-type="string" office:string-value="&quot;C:\Program Files (x86)\Balabolka\cli\balcon.exe&quot; -n &quot;Microsoft Heera Mobile&quot; -k -p 0 -v 100 -w &quot;my.mp3&quot; -t &quot;AAA my&quot;">
            <text:p>"C:\Program Files (x86)\Balabolka\cli\balcon.exe" -n "Microsoft Heera Mobile" -k -p 0 -v 100 -w "my.mp3" -t "AAA my"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]&amp;&quot;.mp3&quot;&quot; -t &quot;&quot;AAA &quot;&amp;[.B81]&amp;&quot;&quot;&quot;&quot;" office:value-type="string" office:string-value="&quot;C:\Program Files (x86)\Balabolka\cli\balcon.exe&quot; -n &quot;Microsoft Heera Mobile&quot; -k -p 0 -v 100 -w &quot;made.mp3&quot; -t &quot;AAA made&quot;">
            <text:p>"C:\Program Files (x86)\Balabolka\cli\balcon.exe" -n "Microsoft Heera Mobile" -k -p 0 -v 100 -w "made.mp3" -t "AAA made"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o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]&amp;&quot;.mp3&quot;&quot; -t &quot;&quot;AAA &quot;&amp;[.B82]&amp;&quot;&quot;&quot;&quot;" office:value-type="string" office:string-value="&quot;C:\Program Files (x86)\Balabolka\cli\balcon.exe&quot; -n &quot;Microsoft Heera Mobile&quot; -k -p 0 -v 100 -w &quot;over.mp3&quot; -t &quot;AAA over&quot;">
            <text:p>"C:\Program Files (x86)\Balabolka\cli\balcon.exe" -n "Microsoft Heera Mobile" -k -p 0 -v 100 -w "over.mp3" -t "AAA over"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]&amp;&quot;.mp3&quot;&quot; -t &quot;&quot;AAA &quot;&amp;[.B83]&amp;&quot;&quot;&quot;&quot;" office:value-type="string" office:string-value="&quot;C:\Program Files (x86)\Balabolka\cli\balcon.exe&quot; -n &quot;Microsoft Heera Mobile&quot; -k -p 0 -v 100 -w &quot;did.mp3&quot; -t &quot;AAA did&quot;">
            <text:p>"C:\Program Files (x86)\Balabolka\cli\balcon.exe" -n "Microsoft Heera Mobile" -k -p 0 -v 100 -w "did.mp3" -t "AAA did"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]&amp;&quot;.mp3&quot;&quot; -t &quot;&quot;AAA &quot;&amp;[.B84]&amp;&quot;&quot;&quot;&quot;" office:value-type="string" office:string-value="&quot;C:\Program Files (x86)\Balabolka\cli\balcon.exe&quot; -n &quot;Microsoft Heera Mobile&quot; -k -p 0 -v 100 -w &quot;down.mp3&quot; -t &quot;AAA down&quot;">
            <text:p>"C:\Program Files (x86)\Balabolka\cli\balcon.exe" -n "Microsoft Heera Mobile" -k -p 0 -v 100 -w "down.mp3" -t "AAA down"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on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]&amp;&quot;.mp3&quot;&quot; -t &quot;&quot;AAA &quot;&amp;[.B85]&amp;&quot;&quot;&quot;&quot;" office:value-type="string" office:string-value="&quot;C:\Program Files (x86)\Balabolka\cli\balcon.exe&quot; -n &quot;Microsoft Heera Mobile&quot; -k -p 0 -v 100 -w &quot;only.mp3&quot; -t &quot;AAA only&quot;">
            <text:p>"C:\Program Files (x86)\Balabolka\cli\balcon.exe" -n "Microsoft Heera Mobile" -k -p 0 -v 100 -w "only.mp3" -t "AAA only"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]&amp;&quot;.mp3&quot;&quot; -t &quot;&quot;AAA &quot;&amp;[.B86]&amp;&quot;&quot;&quot;&quot;" office:value-type="string" office:string-value="&quot;C:\Program Files (x86)\Balabolka\cli\balcon.exe&quot; -n &quot;Microsoft Heera Mobile&quot; -k -p 0 -v 100 -w &quot;way.mp3&quot; -t &quot;AAA way&quot;">
            <text:p>"C:\Program Files (x86)\Balabolka\cli\balcon.exe" -n "Microsoft Heera Mobile" -k -p 0 -v 100 -w "way.mp3" -t "AAA way"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i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]&amp;&quot;.mp3&quot;&quot; -t &quot;&quot;AAA &quot;&amp;[.B87]&amp;&quot;&quot;&quot;&quot;" office:value-type="string" office:string-value="&quot;C:\Program Files (x86)\Balabolka\cli\balcon.exe&quot; -n &quot;Microsoft Heera Mobile&quot; -k -p 0 -v 100 -w &quot;find.mp3&quot; -t &quot;AAA find&quot;">
            <text:p>"C:\Program Files (x86)\Balabolka\cli\balcon.exe" -n "Microsoft Heera Mobile" -k -p 0 -v 100 -w "find.mp3" -t "AAA find"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u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]&amp;&quot;.mp3&quot;&quot; -t &quot;&quot;AAA &quot;&amp;[.B88]&amp;&quot;&quot;&quot;&quot;" office:value-type="string" office:string-value="&quot;C:\Program Files (x86)\Balabolka\cli\balcon.exe&quot; -n &quot;Microsoft Heera Mobile&quot; -k -p 0 -v 100 -w &quot;use.mp3&quot; -t &quot;AAA use&quot;">
            <text:p>"C:\Program Files (x86)\Balabolka\cli\balcon.exe" -n "Microsoft Heera Mobile" -k -p 0 -v 100 -w "use.mp3" -t "AAA use"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]&amp;&quot;.mp3&quot;&quot; -t &quot;&quot;AAA &quot;&amp;[.B89]&amp;&quot;&quot;&quot;&quot;" office:value-type="string" office:string-value="&quot;C:\Program Files (x86)\Balabolka\cli\balcon.exe&quot; -n &quot;Microsoft Heera Mobile&quot; -k -p 0 -v 100 -w &quot;may.mp3&quot; -t &quot;AAA may&quot;">
            <text:p>"C:\Program Files (x86)\Balabolka\cli\balcon.exe" -n "Microsoft Heera Mobile" -k -p 0 -v 100 -w "may.mp3" -t "AAA may"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wa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]&amp;&quot;.mp3&quot;&quot; -t &quot;&quot;AAA &quot;&amp;[.B90]&amp;&quot;&quot;&quot;&quot;" office:value-type="string" office:string-value="&quot;C:\Program Files (x86)\Balabolka\cli\balcon.exe&quot; -n &quot;Microsoft Heera Mobile&quot; -k -p 0 -v 100 -w &quot;water.mp3&quot; -t &quot;AAA water&quot;">
            <text:p>"C:\Program Files (x86)\Balabolka\cli\balcon.exe" -n "Microsoft Heera Mobile" -k -p 0 -v 100 -w "water.mp3" -t "AAA water"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o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]&amp;&quot;.mp3&quot;&quot; -t &quot;&quot;AAA &quot;&amp;[.B91]&amp;&quot;&quot;&quot;&quot;" office:value-type="string" office:string-value="&quot;C:\Program Files (x86)\Balabolka\cli\balcon.exe&quot; -n &quot;Microsoft Heera Mobile&quot; -k -p 0 -v 100 -w &quot;long.mp3&quot; -t &quot;AAA long&quot;">
            <text:p>"C:\Program Files (x86)\Balabolka\cli\balcon.exe" -n "Microsoft Heera Mobile" -k -p 0 -v 100 -w "long.mp3" -t "AAA long"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lit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]&amp;&quot;.mp3&quot;&quot; -t &quot;&quot;AAA &quot;&amp;[.B92]&amp;&quot;&quot;&quot;&quot;" office:value-type="string" office:string-value="&quot;C:\Program Files (x86)\Balabolka\cli\balcon.exe&quot; -n &quot;Microsoft Heera Mobile&quot; -k -p 0 -v 100 -w &quot;little.mp3&quot; -t &quot;AAA little&quot;">
            <text:p>"C:\Program Files (x86)\Balabolka\cli\balcon.exe" -n "Microsoft Heera Mobile" -k -p 0 -v 100 -w "little.mp3" -t "AAA little"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ve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]&amp;&quot;.mp3&quot;&quot; -t &quot;&quot;AAA &quot;&amp;[.B93]&amp;&quot;&quot;&quot;&quot;" office:value-type="string" office:string-value="&quot;C:\Program Files (x86)\Balabolka\cli\balcon.exe&quot; -n &quot;Microsoft Heera Mobile&quot; -k -p 0 -v 100 -w &quot;very.mp3&quot; -t &quot;AAA very&quot;">
            <text:p>"C:\Program Files (x86)\Balabolka\cli\balcon.exe" -n "Microsoft Heera Mobile" -k -p 0 -v 100 -w "very.mp3" -t "AAA very"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f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]&amp;&quot;.mp3&quot;&quot; -t &quot;&quot;AAA &quot;&amp;[.B94]&amp;&quot;&quot;&quot;&quot;" office:value-type="string" office:string-value="&quot;C:\Program Files (x86)\Balabolka\cli\balcon.exe&quot; -n &quot;Microsoft Heera Mobile&quot; -k -p 0 -v 100 -w &quot;after.mp3&quot; -t &quot;AAA after&quot;">
            <text:p>"C:\Program Files (x86)\Balabolka\cli\balcon.exe" -n "Microsoft Heera Mobile" -k -p 0 -v 100 -w "after.mp3" -t "AAA after"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wor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]&amp;&quot;.mp3&quot;&quot; -t &quot;&quot;AAA &quot;&amp;[.B95]&amp;&quot;&quot;&quot;&quot;" office:value-type="string" office:string-value="&quot;C:\Program Files (x86)\Balabolka\cli\balcon.exe&quot; -n &quot;Microsoft Heera Mobile&quot; -k -p 0 -v 100 -w &quot;words.mp3&quot; -t &quot;AAA words&quot;">
            <text:p>"C:\Program Files (x86)\Balabolka\cli\balcon.exe" -n "Microsoft Heera Mobile" -k -p 0 -v 100 -w "words.mp3" -t "AAA words"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al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]&amp;&quot;.mp3&quot;&quot; -t &quot;&quot;AAA &quot;&amp;[.B96]&amp;&quot;&quot;&quot;&quot;" office:value-type="string" office:string-value="&quot;C:\Program Files (x86)\Balabolka\cli\balcon.exe&quot; -n &quot;Microsoft Heera Mobile&quot; -k -p 0 -v 100 -w &quot;called.mp3&quot; -t &quot;AAA called&quot;">
            <text:p>"C:\Program Files (x86)\Balabolka\cli\balcon.exe" -n "Microsoft Heera Mobile" -k -p 0 -v 100 -w "called.mp3" -t "AAA called"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ju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]&amp;&quot;.mp3&quot;&quot; -t &quot;&quot;AAA &quot;&amp;[.B97]&amp;&quot;&quot;&quot;&quot;" office:value-type="string" office:string-value="&quot;C:\Program Files (x86)\Balabolka\cli\balcon.exe&quot; -n &quot;Microsoft Heera Mobile&quot; -k -p 0 -v 100 -w &quot;just.mp3&quot; -t &quot;AAA just&quot;">
            <text:p>"C:\Program Files (x86)\Balabolka\cli\balcon.exe" -n "Microsoft Heera Mobile" -k -p 0 -v 100 -w "just.mp3" -t "AAA just"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he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]&amp;&quot;.mp3&quot;&quot; -t &quot;&quot;AAA &quot;&amp;[.B98]&amp;&quot;&quot;&quot;&quot;" office:value-type="string" office:string-value="&quot;C:\Program Files (x86)\Balabolka\cli\balcon.exe&quot; -n &quot;Microsoft Heera Mobile&quot; -k -p 0 -v 100 -w &quot;where.mp3&quot; -t &quot;AAA where&quot;">
            <text:p>"C:\Program Files (x86)\Balabolka\cli\balcon.exe" -n "Microsoft Heera Mobile" -k -p 0 -v 100 -w "where.mp3" -t "AAA where"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o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]&amp;&quot;.mp3&quot;&quot; -t &quot;&quot;AAA &quot;&amp;[.B99]&amp;&quot;&quot;&quot;&quot;" office:value-type="string" office:string-value="&quot;C:\Program Files (x86)\Balabolka\cli\balcon.exe&quot; -n &quot;Microsoft Heera Mobile&quot; -k -p 0 -v 100 -w &quot;most.mp3&quot; -t &quot;AAA most&quot;">
            <text:p>"C:\Program Files (x86)\Balabolka\cli\balcon.exe" -n "Microsoft Heera Mobile" -k -p 0 -v 100 -w "most.mp3" -t "AAA most"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kn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]&amp;&quot;.mp3&quot;&quot; -t &quot;&quot;AAA &quot;&amp;[.B100]&amp;&quot;&quot;&quot;&quot;" office:value-type="string" office:string-value="&quot;C:\Program Files (x86)\Balabolka\cli\balcon.exe&quot; -n &quot;Microsoft Heera Mobile&quot; -k -p 0 -v 100 -w &quot;know.mp3&quot; -t &quot;AAA know&quot;">
            <text:p>"C:\Program Files (x86)\Balabolka\cli\balcon.exe" -n "Microsoft Heera Mobile" -k -p 0 -v 100 -w "know.mp3" -t "AAA know"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g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]&amp;&quot;.mp3&quot;&quot; -t &quot;&quot;AAA &quot;&amp;[.B101]&amp;&quot;&quot;&quot;&quot;" office:value-type="string" office:string-value="&quot;C:\Program Files (x86)\Balabolka\cli\balcon.exe&quot; -n &quot;Microsoft Heera Mobile&quot; -k -p 0 -v 100 -w &quot;get.mp3&quot; -t &quot;AAA get&quot;">
            <text:p>"C:\Program Files (x86)\Balabolka\cli\balcon.exe" -n "Microsoft Heera Mobile" -k -p 0 -v 100 -w "get.mp3" -t "AAA get"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throug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]&amp;&quot;.mp3&quot;&quot; -t &quot;&quot;AAA &quot;&amp;[.B102]&amp;&quot;&quot;&quot;&quot;" office:value-type="string" office:string-value="&quot;C:\Program Files (x86)\Balabolka\cli\balcon.exe&quot; -n &quot;Microsoft Heera Mobile&quot; -k -p 0 -v 100 -w &quot;through.mp3&quot; -t &quot;AAA through&quot;">
            <text:p>"C:\Program Files (x86)\Balabolka\cli\balcon.exe" -n "Microsoft Heera Mobile" -k -p 0 -v 100 -w "through.mp3" -t "AAA through"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]&amp;&quot;.mp3&quot;&quot; -t &quot;&quot;AAA &quot;&amp;[.B103]&amp;&quot;&quot;&quot;&quot;" office:value-type="string" office:string-value="&quot;C:\Program Files (x86)\Balabolka\cli\balcon.exe&quot; -n &quot;Microsoft Heera Mobile&quot; -k -p 0 -v 100 -w &quot;back.mp3&quot; -t &quot;AAA back&quot;">
            <text:p>"C:\Program Files (x86)\Balabolka\cli\balcon.exe" -n "Microsoft Heera Mobile" -k -p 0 -v 100 -w "back.mp3" -t "AAA back"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u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]&amp;&quot;.mp3&quot;&quot; -t &quot;&quot;AAA &quot;&amp;[.B104]&amp;&quot;&quot;&quot;&quot;" office:value-type="string" office:string-value="&quot;C:\Program Files (x86)\Balabolka\cli\balcon.exe&quot; -n &quot;Microsoft Heera Mobile&quot; -k -p 0 -v 100 -w &quot;much.mp3&quot; -t &quot;AAA much&quot;">
            <text:p>"C:\Program Files (x86)\Balabolka\cli\balcon.exe" -n "Microsoft Heera Mobile" -k -p 0 -v 100 -w "much.mp3" -t "AAA much"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ef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]&amp;&quot;.mp3&quot;&quot; -t &quot;&quot;AAA &quot;&amp;[.B105]&amp;&quot;&quot;&quot;&quot;" office:value-type="string" office:string-value="&quot;C:\Program Files (x86)\Balabolka\cli\balcon.exe&quot; -n &quot;Microsoft Heera Mobile&quot; -k -p 0 -v 100 -w &quot;before.mp3&quot; -t &quot;AAA before&quot;">
            <text:p>"C:\Program Files (x86)\Balabolka\cli\balcon.exe" -n "Microsoft Heera Mobile" -k -p 0 -v 100 -w "before.mp3" -t "AAA before"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]&amp;&quot;.mp3&quot;&quot; -t &quot;&quot;AAA &quot;&amp;[.B106]&amp;&quot;&quot;&quot;&quot;" office:value-type="string" office:string-value="&quot;C:\Program Files (x86)\Balabolka\cli\balcon.exe&quot; -n &quot;Microsoft Heera Mobile&quot; -k -p 0 -v 100 -w &quot;go.mp3&quot; -t &quot;AAA go&quot;">
            <text:p>"C:\Program Files (x86)\Balabolka\cli\balcon.exe" -n "Microsoft Heera Mobile" -k -p 0 -v 100 -w "go.mp3" -t "AAA go"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go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]&amp;&quot;.mp3&quot;&quot; -t &quot;&quot;AAA &quot;&amp;[.B107]&amp;&quot;&quot;&quot;&quot;" office:value-type="string" office:string-value="&quot;C:\Program Files (x86)\Balabolka\cli\balcon.exe&quot; -n &quot;Microsoft Heera Mobile&quot; -k -p 0 -v 100 -w &quot;good.mp3&quot; -t &quot;AAA good&quot;">
            <text:p>"C:\Program Files (x86)\Balabolka\cli\balcon.exe" -n "Microsoft Heera Mobile" -k -p 0 -v 100 -w "good.mp3" -t "AAA good"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]&amp;&quot;.mp3&quot;&quot; -t &quot;&quot;AAA &quot;&amp;[.B108]&amp;&quot;&quot;&quot;&quot;" office:value-type="string" office:string-value="&quot;C:\Program Files (x86)\Balabolka\cli\balcon.exe&quot; -n &quot;Microsoft Heera Mobile&quot; -k -p 0 -v 100 -w &quot;new.mp3&quot; -t &quot;AAA new&quot;">
            <text:p>"C:\Program Files (x86)\Balabolka\cli\balcon.exe" -n "Microsoft Heera Mobile" -k -p 0 -v 100 -w "new.mp3" -t "AAA new"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r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]&amp;&quot;.mp3&quot;&quot; -t &quot;&quot;AAA &quot;&amp;[.B109]&amp;&quot;&quot;&quot;&quot;" office:value-type="string" office:string-value="&quot;C:\Program Files (x86)\Balabolka\cli\balcon.exe&quot; -n &quot;Microsoft Heera Mobile&quot; -k -p 0 -v 100 -w &quot;write.mp3&quot; -t &quot;AAA write&quot;">
            <text:p>"C:\Program Files (x86)\Balabolka\cli\balcon.exe" -n "Microsoft Heera Mobile" -k -p 0 -v 100 -w "write.mp3" -t "AAA write"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ou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]&amp;&quot;.mp3&quot;&quot; -t &quot;&quot;AAA &quot;&amp;[.B110]&amp;&quot;&quot;&quot;&quot;" office:value-type="string" office:string-value="&quot;C:\Program Files (x86)\Balabolka\cli\balcon.exe&quot; -n &quot;Microsoft Heera Mobile&quot; -k -p 0 -v 100 -w &quot;our.mp3&quot; -t &quot;AAA our&quot;">
            <text:p>"C:\Program Files (x86)\Balabolka\cli\balcon.exe" -n "Microsoft Heera Mobile" -k -p 0 -v 100 -w "our.mp3" -t "AAA our"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u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]&amp;&quot;.mp3&quot;&quot; -t &quot;&quot;AAA &quot;&amp;[.B111]&amp;&quot;&quot;&quot;&quot;" office:value-type="string" office:string-value="&quot;C:\Program Files (x86)\Balabolka\cli\balcon.exe&quot; -n &quot;Microsoft Heera Mobile&quot; -k -p 0 -v 100 -w &quot;used.mp3&quot; -t &quot;AAA used&quot;">
            <text:p>"C:\Program Files (x86)\Balabolka\cli\balcon.exe" -n "Microsoft Heera Mobile" -k -p 0 -v 100 -w "used.mp3" -t "AAA used"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]&amp;&quot;.mp3&quot;&quot; -t &quot;&quot;AAA &quot;&amp;[.B112]&amp;&quot;&quot;&quot;&quot;" office:value-type="string" office:string-value="&quot;C:\Program Files (x86)\Balabolka\cli\balcon.exe&quot; -n &quot;Microsoft Heera Mobile&quot; -k -p 0 -v 100 -w &quot;me.mp3&quot; -t &quot;AAA me&quot;">
            <text:p>"C:\Program Files (x86)\Balabolka\cli\balcon.exe" -n "Microsoft Heera Mobile" -k -p 0 -v 100 -w "me.mp3" -t "AAA me"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]&amp;&quot;.mp3&quot;&quot; -t &quot;&quot;AAA &quot;&amp;[.B113]&amp;&quot;&quot;&quot;&quot;" office:value-type="string" office:string-value="&quot;C:\Program Files (x86)\Balabolka\cli\balcon.exe&quot; -n &quot;Microsoft Heera Mobile&quot; -k -p 0 -v 100 -w &quot;man.mp3&quot; -t &quot;AAA man&quot;">
            <text:p>"C:\Program Files (x86)\Balabolka\cli\balcon.exe" -n "Microsoft Heera Mobile" -k -p 0 -v 100 -w "man.mp3" -t "AAA man"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]&amp;&quot;.mp3&quot;&quot; -t &quot;&quot;AAA &quot;&amp;[.B114]&amp;&quot;&quot;&quot;&quot;" office:value-type="string" office:string-value="&quot;C:\Program Files (x86)\Balabolka\cli\balcon.exe&quot; -n &quot;Microsoft Heera Mobile&quot; -k -p 0 -v 100 -w &quot;too.mp3&quot; -t &quot;AAA too&quot;">
            <text:p>"C:\Program Files (x86)\Balabolka\cli\balcon.exe" -n "Microsoft Heera Mobile" -k -p 0 -v 100 -w "too.mp3" -t "AAA too"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]&amp;&quot;.mp3&quot;&quot; -t &quot;&quot;AAA &quot;&amp;[.B115]&amp;&quot;&quot;&quot;&quot;" office:value-type="string" office:string-value="&quot;C:\Program Files (x86)\Balabolka\cli\balcon.exe&quot; -n &quot;Microsoft Heera Mobile&quot; -k -p 0 -v 100 -w &quot;any.mp3&quot; -t &quot;AAA any&quot;">
            <text:p>"C:\Program Files (x86)\Balabolka\cli\balcon.exe" -n "Microsoft Heera Mobile" -k -p 0 -v 100 -w "any.mp3" -t "AAA any"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]&amp;&quot;.mp3&quot;&quot; -t &quot;&quot;AAA &quot;&amp;[.B116]&amp;&quot;&quot;&quot;&quot;" office:value-type="string" office:string-value="&quot;C:\Program Files (x86)\Balabolka\cli\balcon.exe&quot; -n &quot;Microsoft Heera Mobile&quot; -k -p 0 -v 100 -w &quot;day.mp3&quot; -t &quot;AAA day&quot;">
            <text:p>"C:\Program Files (x86)\Balabolka\cli\balcon.exe" -n "Microsoft Heera Mobile" -k -p 0 -v 100 -w "day.mp3" -t "AAA day"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a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]&amp;&quot;.mp3&quot;&quot; -t &quot;&quot;AAA &quot;&amp;[.B117]&amp;&quot;&quot;&quot;&quot;" office:value-type="string" office:string-value="&quot;C:\Program Files (x86)\Balabolka\cli\balcon.exe&quot; -n &quot;Microsoft Heera Mobile&quot; -k -p 0 -v 100 -w &quot;same.mp3&quot; -t &quot;AAA same&quot;">
            <text:p>"C:\Program Files (x86)\Balabolka\cli\balcon.exe" -n "Microsoft Heera Mobile" -k -p 0 -v 100 -w "same.mp3" -t "AAA same"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r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]&amp;&quot;.mp3&quot;&quot; -t &quot;&quot;AAA &quot;&amp;[.B118]&amp;&quot;&quot;&quot;&quot;" office:value-type="string" office:string-value="&quot;C:\Program Files (x86)\Balabolka\cli\balcon.exe&quot; -n &quot;Microsoft Heera Mobile&quot; -k -p 0 -v 100 -w &quot;right.mp3&quot; -t &quot;AAA right&quot;">
            <text:p>"C:\Program Files (x86)\Balabolka\cli\balcon.exe" -n "Microsoft Heera Mobile" -k -p 0 -v 100 -w "right.mp3" -t "AAA right"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oo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]&amp;&quot;.mp3&quot;&quot; -t &quot;&quot;AAA &quot;&amp;[.B119]&amp;&quot;&quot;&quot;&quot;" office:value-type="string" office:string-value="&quot;C:\Program Files (x86)\Balabolka\cli\balcon.exe&quot; -n &quot;Microsoft Heera Mobile&quot; -k -p 0 -v 100 -w &quot;look.mp3&quot; -t &quot;AAA look&quot;">
            <text:p>"C:\Program Files (x86)\Balabolka\cli\balcon.exe" -n "Microsoft Heera Mobile" -k -p 0 -v 100 -w "look.mp3" -t "AAA look"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hi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]&amp;&quot;.mp3&quot;&quot; -t &quot;&quot;AAA &quot;&amp;[.B120]&amp;&quot;&quot;&quot;&quot;" office:value-type="string" office:string-value="&quot;C:\Program Files (x86)\Balabolka\cli\balcon.exe&quot; -n &quot;Microsoft Heera Mobile&quot; -k -p 0 -v 100 -w &quot;think.mp3&quot; -t &quot;AAA think&quot;">
            <text:p>"C:\Program Files (x86)\Balabolka\cli\balcon.exe" -n "Microsoft Heera Mobile" -k -p 0 -v 100 -w "think.mp3" -t "AAA think"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ls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]&amp;&quot;.mp3&quot;&quot; -t &quot;&quot;AAA &quot;&amp;[.B121]&amp;&quot;&quot;&quot;&quot;" office:value-type="string" office:string-value="&quot;C:\Program Files (x86)\Balabolka\cli\balcon.exe&quot; -n &quot;Microsoft Heera Mobile&quot; -k -p 0 -v 100 -w &quot;also.mp3&quot; -t &quot;AAA also&quot;">
            <text:p>"C:\Program Files (x86)\Balabolka\cli\balcon.exe" -n "Microsoft Heera Mobile" -k -p 0 -v 100 -w "also.mp3" -t "AAA also"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r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]&amp;&quot;.mp3&quot;&quot; -t &quot;&quot;AAA &quot;&amp;[.B122]&amp;&quot;&quot;&quot;&quot;" office:value-type="string" office:string-value="&quot;C:\Program Files (x86)\Balabolka\cli\balcon.exe&quot; -n &quot;Microsoft Heera Mobile&quot; -k -p 0 -v 100 -w &quot;around.mp3&quot; -t &quot;AAA around&quot;">
            <text:p>"C:\Program Files (x86)\Balabolka\cli\balcon.exe" -n "Microsoft Heera Mobile" -k -p 0 -v 100 -w "around.mp3" -t "AAA around"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no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]&amp;&quot;.mp3&quot;&quot; -t &quot;&quot;AAA &quot;&amp;[.B123]&amp;&quot;&quot;&quot;&quot;" office:value-type="string" office:string-value="&quot;C:\Program Files (x86)\Balabolka\cli\balcon.exe&quot; -n &quot;Microsoft Heera Mobile&quot; -k -p 0 -v 100 -w &quot;another.mp3&quot; -t &quot;AAA another&quot;">
            <text:p>"C:\Program Files (x86)\Balabolka\cli\balcon.exe" -n "Microsoft Heera Mobile" -k -p 0 -v 100 -w "another.mp3" -t "AAA another"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a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]&amp;&quot;.mp3&quot;&quot; -t &quot;&quot;AAA &quot;&amp;[.B124]&amp;&quot;&quot;&quot;&quot;" office:value-type="string" office:string-value="&quot;C:\Program Files (x86)\Balabolka\cli\balcon.exe&quot; -n &quot;Microsoft Heera Mobile&quot; -k -p 0 -v 100 -w &quot;came.mp3&quot; -t &quot;AAA came&quot;">
            <text:p>"C:\Program Files (x86)\Balabolka\cli\balcon.exe" -n "Microsoft Heera Mobile" -k -p 0 -v 100 -w "came.mp3" -t "AAA came"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o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]&amp;&quot;.mp3&quot;&quot; -t &quot;&quot;AAA &quot;&amp;[.B125]&amp;&quot;&quot;&quot;&quot;" office:value-type="string" office:string-value="&quot;C:\Program Files (x86)\Balabolka\cli\balcon.exe&quot; -n &quot;Microsoft Heera Mobile&quot; -k -p 0 -v 100 -w &quot;come.mp3&quot; -t &quot;AAA come&quot;">
            <text:p>"C:\Program Files (x86)\Balabolka\cli\balcon.exe" -n "Microsoft Heera Mobile" -k -p 0 -v 100 -w "come.mp3" -t "AAA come"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wor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]&amp;&quot;.mp3&quot;&quot; -t &quot;&quot;AAA &quot;&amp;[.B126]&amp;&quot;&quot;&quot;&quot;" office:value-type="string" office:string-value="&quot;C:\Program Files (x86)\Balabolka\cli\balcon.exe&quot; -n &quot;Microsoft Heera Mobile&quot; -k -p 0 -v 100 -w &quot;work.mp3&quot; -t &quot;AAA work&quot;">
            <text:p>"C:\Program Files (x86)\Balabolka\cli\balcon.exe" -n "Microsoft Heera Mobile" -k -p 0 -v 100 -w "work.mp3" -t "AAA work"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thre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]&amp;&quot;.mp3&quot;&quot; -t &quot;&quot;AAA &quot;&amp;[.B127]&amp;&quot;&quot;&quot;&quot;" office:value-type="string" office:string-value="&quot;C:\Program Files (x86)\Balabolka\cli\balcon.exe&quot; -n &quot;Microsoft Heera Mobile&quot; -k -p 0 -v 100 -w &quot;three.mp3&quot; -t &quot;AAA three&quot;">
            <text:p>"C:\Program Files (x86)\Balabolka\cli\balcon.exe" -n "Microsoft Heera Mobile" -k -p 0 -v 100 -w "three.mp3" -t "AAA three"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wo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]&amp;&quot;.mp3&quot;&quot; -t &quot;&quot;AAA &quot;&amp;[.B128]&amp;&quot;&quot;&quot;&quot;" office:value-type="string" office:string-value="&quot;C:\Program Files (x86)\Balabolka\cli\balcon.exe&quot; -n &quot;Microsoft Heera Mobile&quot; -k -p 0 -v 100 -w &quot;word.mp3&quot; -t &quot;AAA word&quot;">
            <text:p>"C:\Program Files (x86)\Balabolka\cli\balcon.exe" -n "Microsoft Heera Mobile" -k -p 0 -v 100 -w "word.mp3" -t "AAA word"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u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]&amp;&quot;.mp3&quot;&quot; -t &quot;&quot;AAA &quot;&amp;[.B129]&amp;&quot;&quot;&quot;&quot;" office:value-type="string" office:string-value="&quot;C:\Program Files (x86)\Balabolka\cli\balcon.exe&quot; -n &quot;Microsoft Heera Mobile&quot; -k -p 0 -v 100 -w &quot;must.mp3&quot; -t &quot;AAA must&quot;">
            <text:p>"C:\Program Files (x86)\Balabolka\cli\balcon.exe" -n "Microsoft Heera Mobile" -k -p 0 -v 100 -w "must.mp3" -t "AAA must"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becau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]&amp;&quot;.mp3&quot;&quot; -t &quot;&quot;AAA &quot;&amp;[.B130]&amp;&quot;&quot;&quot;&quot;" office:value-type="string" office:string-value="&quot;C:\Program Files (x86)\Balabolka\cli\balcon.exe&quot; -n &quot;Microsoft Heera Mobile&quot; -k -p 0 -v 100 -w &quot;because.mp3&quot; -t &quot;AAA because&quot;">
            <text:p>"C:\Program Files (x86)\Balabolka\cli\balcon.exe" -n "Microsoft Heera Mobile" -k -p 0 -v 100 -w "because.mp3" -t "AAA because"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o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]&amp;&quot;.mp3&quot;&quot; -t &quot;&quot;AAA &quot;&amp;[.B131]&amp;&quot;&quot;&quot;&quot;" office:value-type="string" office:string-value="&quot;C:\Program Files (x86)\Balabolka\cli\balcon.exe&quot; -n &quot;Microsoft Heera Mobile&quot; -k -p 0 -v 100 -w &quot;does.mp3&quot; -t &quot;AAA does&quot;">
            <text:p>"C:\Program Files (x86)\Balabolka\cli\balcon.exe" -n "Microsoft Heera Mobile" -k -p 0 -v 100 -w "does.mp3" -t "AAA does"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a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]&amp;&quot;.mp3&quot;&quot; -t &quot;&quot;AAA &quot;&amp;[.B132]&amp;&quot;&quot;&quot;&quot;" office:value-type="string" office:string-value="&quot;C:\Program Files (x86)\Balabolka\cli\balcon.exe&quot; -n &quot;Microsoft Heera Mobile&quot; -k -p 0 -v 100 -w &quot;part.mp3&quot; -t &quot;AAA part&quot;">
            <text:p>"C:\Program Files (x86)\Balabolka\cli\balcon.exe" -n "Microsoft Heera Mobile" -k -p 0 -v 100 -w "part.mp3" -t "AAA part"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ev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]&amp;&quot;.mp3&quot;&quot; -t &quot;&quot;AAA &quot;&amp;[.B133]&amp;&quot;&quot;&quot;&quot;" office:value-type="string" office:string-value="&quot;C:\Program Files (x86)\Balabolka\cli\balcon.exe&quot; -n &quot;Microsoft Heera Mobile&quot; -k -p 0 -v 100 -w &quot;even.mp3&quot; -t &quot;AAA even&quot;">
            <text:p>"C:\Program Files (x86)\Balabolka\cli\balcon.exe" -n "Microsoft Heera Mobile" -k -p 0 -v 100 -w "even.mp3" -t "AAA even"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l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]&amp;&quot;.mp3&quot;&quot; -t &quot;&quot;AAA &quot;&amp;[.B134]&amp;&quot;&quot;&quot;&quot;" office:value-type="string" office:string-value="&quot;C:\Program Files (x86)\Balabolka\cli\balcon.exe&quot; -n &quot;Microsoft Heera Mobile&quot; -k -p 0 -v 100 -w &quot;place.mp3&quot; -t &quot;AAA place&quot;">
            <text:p>"C:\Program Files (x86)\Balabolka\cli\balcon.exe" -n "Microsoft Heera Mobile" -k -p 0 -v 100 -w "place.mp3" -t "AAA place"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w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]&amp;&quot;.mp3&quot;&quot; -t &quot;&quot;AAA &quot;&amp;[.B135]&amp;&quot;&quot;&quot;&quot;" office:value-type="string" office:string-value="&quot;C:\Program Files (x86)\Balabolka\cli\balcon.exe&quot; -n &quot;Microsoft Heera Mobile&quot; -k -p 0 -v 100 -w &quot;well.mp3&quot; -t &quot;AAA well&quot;">
            <text:p>"C:\Program Files (x86)\Balabolka\cli\balcon.exe" -n "Microsoft Heera Mobile" -k -p 0 -v 100 -w "well.mp3" -t "AAA well"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u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]&amp;&quot;.mp3&quot;&quot; -t &quot;&quot;AAA &quot;&amp;[.B136]&amp;&quot;&quot;&quot;&quot;" office:value-type="string" office:string-value="&quot;C:\Program Files (x86)\Balabolka\cli\balcon.exe&quot; -n &quot;Microsoft Heera Mobile&quot; -k -p 0 -v 100 -w &quot;such.mp3&quot; -t &quot;AAA such&quot;">
            <text:p>"C:\Program Files (x86)\Balabolka\cli\balcon.exe" -n "Microsoft Heera Mobile" -k -p 0 -v 100 -w "such.mp3" -t "AAA such"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e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]&amp;&quot;.mp3&quot;&quot; -t &quot;&quot;AAA &quot;&amp;[.B137]&amp;&quot;&quot;&quot;&quot;" office:value-type="string" office:string-value="&quot;C:\Program Files (x86)\Balabolka\cli\balcon.exe&quot; -n &quot;Microsoft Heera Mobile&quot; -k -p 0 -v 100 -w &quot;here.mp3&quot; -t &quot;AAA here&quot;">
            <text:p>"C:\Program Files (x86)\Balabolka\cli\balcon.exe" -n "Microsoft Heera Mobile" -k -p 0 -v 100 -w "here.mp3" -t "AAA here"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a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]&amp;&quot;.mp3&quot;&quot; -t &quot;&quot;AAA &quot;&amp;[.B138]&amp;&quot;&quot;&quot;&quot;" office:value-type="string" office:string-value="&quot;C:\Program Files (x86)\Balabolka\cli\balcon.exe&quot; -n &quot;Microsoft Heera Mobile&quot; -k -p 0 -v 100 -w &quot;take.mp3&quot; -t &quot;AAA take&quot;">
            <text:p>"C:\Program Files (x86)\Balabolka\cli\balcon.exe" -n "Microsoft Heera Mobile" -k -p 0 -v 100 -w "take.mp3" -t "AAA take"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wh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]&amp;&quot;.mp3&quot;&quot; -t &quot;&quot;AAA &quot;&amp;[.B139]&amp;&quot;&quot;&quot;&quot;" office:value-type="string" office:string-value="&quot;C:\Program Files (x86)\Balabolka\cli\balcon.exe&quot; -n &quot;Microsoft Heera Mobile&quot; -k -p 0 -v 100 -w &quot;why.mp3&quot; -t &quot;AAA why&quot;">
            <text:p>"C:\Program Files (x86)\Balabolka\cli\balcon.exe" -n "Microsoft Heera Mobile" -k -p 0 -v 100 -w "why.mp3" -t "AAA why"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hi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]&amp;&quot;.mp3&quot;&quot; -t &quot;&quot;AAA &quot;&amp;[.B140]&amp;&quot;&quot;&quot;&quot;" office:value-type="string" office:string-value="&quot;C:\Program Files (x86)\Balabolka\cli\balcon.exe&quot; -n &quot;Microsoft Heera Mobile&quot; -k -p 0 -v 100 -w &quot;things.mp3&quot; -t &quot;AAA things&quot;">
            <text:p>"C:\Program Files (x86)\Balabolka\cli\balcon.exe" -n "Microsoft Heera Mobile" -k -p 0 -v 100 -w "things.mp3" -t "AAA things"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el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]&amp;&quot;.mp3&quot;&quot; -t &quot;&quot;AAA &quot;&amp;[.B141]&amp;&quot;&quot;&quot;&quot;" office:value-type="string" office:string-value="&quot;C:\Program Files (x86)\Balabolka\cli\balcon.exe&quot; -n &quot;Microsoft Heera Mobile&quot; -k -p 0 -v 100 -w &quot;help.mp3&quot; -t &quot;AAA help&quot;">
            <text:p>"C:\Program Files (x86)\Balabolka\cli\balcon.exe" -n "Microsoft Heera Mobile" -k -p 0 -v 100 -w "help.mp3" -t "AAA help"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]&amp;&quot;.mp3&quot;&quot; -t &quot;&quot;AAA &quot;&amp;[.B142]&amp;&quot;&quot;&quot;&quot;" office:value-type="string" office:string-value="&quot;C:\Program Files (x86)\Balabolka\cli\balcon.exe&quot; -n &quot;Microsoft Heera Mobile&quot; -k -p 0 -v 100 -w &quot;put.mp3&quot; -t &quot;AAA put&quot;">
            <text:p>"C:\Program Files (x86)\Balabolka\cli\balcon.exe" -n "Microsoft Heera Mobile" -k -p 0 -v 100 -w "put.mp3" -t "AAA put"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ye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]&amp;&quot;.mp3&quot;&quot; -t &quot;&quot;AAA &quot;&amp;[.B143]&amp;&quot;&quot;&quot;&quot;" office:value-type="string" office:string-value="&quot;C:\Program Files (x86)\Balabolka\cli\balcon.exe&quot; -n &quot;Microsoft Heera Mobile&quot; -k -p 0 -v 100 -w &quot;years.mp3&quot; -t &quot;AAA years&quot;">
            <text:p>"C:\Program Files (x86)\Balabolka\cli\balcon.exe" -n "Microsoft Heera Mobile" -k -p 0 -v 100 -w "years.mp3" -t "AAA years"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differ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]&amp;&quot;.mp3&quot;&quot; -t &quot;&quot;AAA &quot;&amp;[.B144]&amp;&quot;&quot;&quot;&quot;" office:value-type="string" office:string-value="&quot;C:\Program Files (x86)\Balabolka\cli\balcon.exe&quot; -n &quot;Microsoft Heera Mobile&quot; -k -p 0 -v 100 -w &quot;different.mp3&quot; -t &quot;AAA different&quot;">
            <text:p>"C:\Program Files (x86)\Balabolka\cli\balcon.exe" -n "Microsoft Heera Mobile" -k -p 0 -v 100 -w "different.mp3" -t "AAA different"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aw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]&amp;&quot;.mp3&quot;&quot; -t &quot;&quot;AAA &quot;&amp;[.B145]&amp;&quot;&quot;&quot;&quot;" office:value-type="string" office:string-value="&quot;C:\Program Files (x86)\Balabolka\cli\balcon.exe&quot; -n &quot;Microsoft Heera Mobile&quot; -k -p 0 -v 100 -w &quot;away.mp3&quot; -t &quot;AAA away&quot;">
            <text:p>"C:\Program Files (x86)\Balabolka\cli\balcon.exe" -n "Microsoft Heera Mobile" -k -p 0 -v 100 -w "away.mp3" -t "AAA away"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g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]&amp;&quot;.mp3&quot;&quot; -t &quot;&quot;AAA &quot;&amp;[.B146]&amp;&quot;&quot;&quot;&quot;" office:value-type="string" office:string-value="&quot;C:\Program Files (x86)\Balabolka\cli\balcon.exe&quot; -n &quot;Microsoft Heera Mobile&quot; -k -p 0 -v 100 -w &quot;again.mp3&quot; -t &quot;AAA again&quot;">
            <text:p>"C:\Program Files (x86)\Balabolka\cli\balcon.exe" -n "Microsoft Heera Mobile" -k -p 0 -v 100 -w "again.mp3" -t "AAA again"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of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]&amp;&quot;.mp3&quot;&quot; -t &quot;&quot;AAA &quot;&amp;[.B147]&amp;&quot;&quot;&quot;&quot;" office:value-type="string" office:string-value="&quot;C:\Program Files (x86)\Balabolka\cli\balcon.exe&quot; -n &quot;Microsoft Heera Mobile&quot; -k -p 0 -v 100 -w &quot;off.mp3&quot; -t &quot;AAA off&quot;">
            <text:p>"C:\Program Files (x86)\Balabolka\cli\balcon.exe" -n "Microsoft Heera Mobile" -k -p 0 -v 100 -w "off.mp3" -t "AAA off"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w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]&amp;&quot;.mp3&quot;&quot; -t &quot;&quot;AAA &quot;&amp;[.B148]&amp;&quot;&quot;&quot;&quot;" office:value-type="string" office:string-value="&quot;C:\Program Files (x86)\Balabolka\cli\balcon.exe&quot; -n &quot;Microsoft Heera Mobile&quot; -k -p 0 -v 100 -w &quot;went.mp3&quot; -t &quot;AAA went&quot;">
            <text:p>"C:\Program Files (x86)\Balabolka\cli\balcon.exe" -n "Microsoft Heera Mobile" -k -p 0 -v 100 -w "went.mp3" -t "AAA went"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o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]&amp;&quot;.mp3&quot;&quot; -t &quot;&quot;AAA &quot;&amp;[.B149]&amp;&quot;&quot;&quot;&quot;" office:value-type="string" office:string-value="&quot;C:\Program Files (x86)\Balabolka\cli\balcon.exe&quot; -n &quot;Microsoft Heera Mobile&quot; -k -p 0 -v 100 -w &quot;old.mp3&quot; -t &quot;AAA old&quot;">
            <text:p>"C:\Program Files (x86)\Balabolka\cli\balcon.exe" -n "Microsoft Heera Mobile" -k -p 0 -v 100 -w "old.mp3" -t "AAA old"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umb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]&amp;&quot;.mp3&quot;&quot; -t &quot;&quot;AAA &quot;&amp;[.B150]&amp;&quot;&quot;&quot;&quot;" office:value-type="string" office:string-value="&quot;C:\Program Files (x86)\Balabolka\cli\balcon.exe&quot; -n &quot;Microsoft Heera Mobile&quot; -k -p 0 -v 100 -w &quot;number.mp3&quot; -t &quot;AAA number&quot;">
            <text:p>"C:\Program Files (x86)\Balabolka\cli\balcon.exe" -n "Microsoft Heera Mobile" -k -p 0 -v 100 -w "number.mp3" -t "AAA number"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r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]&amp;&quot;.mp3&quot;&quot; -t &quot;&quot;AAA &quot;&amp;[.B151]&amp;&quot;&quot;&quot;&quot;" office:value-type="string" office:string-value="&quot;C:\Program Files (x86)\Balabolka\cli\balcon.exe&quot; -n &quot;Microsoft Heera Mobile&quot; -k -p 0 -v 100 -w &quot;great.mp3&quot; -t &quot;AAA great&quot;">
            <text:p>"C:\Program Files (x86)\Balabolka\cli\balcon.exe" -n "Microsoft Heera Mobile" -k -p 0 -v 100 -w "great.mp3" -t "AAA great"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]&amp;&quot;.mp3&quot;&quot; -t &quot;&quot;AAA &quot;&amp;[.B152]&amp;&quot;&quot;&quot;&quot;" office:value-type="string" office:string-value="&quot;C:\Program Files (x86)\Balabolka\cli\balcon.exe&quot; -n &quot;Microsoft Heera Mobile&quot; -k -p 0 -v 100 -w &quot;tell.mp3&quot; -t &quot;AAA tell&quot;">
            <text:p>"C:\Program Files (x86)\Balabolka\cli\balcon.exe" -n "Microsoft Heera Mobile" -k -p 0 -v 100 -w "tell.mp3" -t "AAA tell"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m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]&amp;&quot;.mp3&quot;&quot; -t &quot;&quot;AAA &quot;&amp;[.B153]&amp;&quot;&quot;&quot;&quot;" office:value-type="string" office:string-value="&quot;C:\Program Files (x86)\Balabolka\cli\balcon.exe&quot; -n &quot;Microsoft Heera Mobile&quot; -k -p 0 -v 100 -w &quot;men.mp3&quot; -t &quot;AAA men&quot;">
            <text:p>"C:\Program Files (x86)\Balabolka\cli\balcon.exe" -n "Microsoft Heera Mobile" -k -p 0 -v 100 -w "men.mp3" -t "AAA men"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]&amp;&quot;.mp3&quot;&quot; -t &quot;&quot;AAA &quot;&amp;[.B154]&amp;&quot;&quot;&quot;&quot;" office:value-type="string" office:string-value="&quot;C:\Program Files (x86)\Balabolka\cli\balcon.exe&quot; -n &quot;Microsoft Heera Mobile&quot; -k -p 0 -v 100 -w &quot;say.mp3&quot; -t &quot;AAA say&quot;">
            <text:p>"C:\Program Files (x86)\Balabolka\cli\balcon.exe" -n "Microsoft Heera Mobile" -k -p 0 -v 100 -w "say.mp3" -t "AAA say"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m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]&amp;&quot;.mp3&quot;&quot; -t &quot;&quot;AAA &quot;&amp;[.B155]&amp;&quot;&quot;&quot;&quot;" office:value-type="string" office:string-value="&quot;C:\Program Files (x86)\Balabolka\cli\balcon.exe&quot; -n &quot;Microsoft Heera Mobile&quot; -k -p 0 -v 100 -w &quot;small.mp3&quot; -t &quot;AAA small&quot;">
            <text:p>"C:\Program Files (x86)\Balabolka\cli\balcon.exe" -n "Microsoft Heera Mobile" -k -p 0 -v 100 -w "small.mp3" -t "AAA small"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eve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]&amp;&quot;.mp3&quot;&quot; -t &quot;&quot;AAA &quot;&amp;[.B156]&amp;&quot;&quot;&quot;&quot;" office:value-type="string" office:string-value="&quot;C:\Program Files (x86)\Balabolka\cli\balcon.exe&quot; -n &quot;Microsoft Heera Mobile&quot; -k -p 0 -v 100 -w &quot;every.mp3&quot; -t &quot;AAA every&quot;">
            <text:p>"C:\Program Files (x86)\Balabolka\cli\balcon.exe" -n "Microsoft Heera Mobile" -k -p 0 -v 100 -w "every.mp3" -t "AAA every"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]&amp;&quot;.mp3&quot;&quot; -t &quot;&quot;AAA &quot;&amp;[.B157]&amp;&quot;&quot;&quot;&quot;" office:value-type="string" office:string-value="&quot;C:\Program Files (x86)\Balabolka\cli\balcon.exe&quot; -n &quot;Microsoft Heera Mobile&quot; -k -p 0 -v 100 -w &quot;found.mp3&quot; -t &quot;AAA found&quot;">
            <text:p>"C:\Program Files (x86)\Balabolka\cli\balcon.exe" -n "Microsoft Heera Mobile" -k -p 0 -v 100 -w "found.mp3" -t "AAA found"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t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]&amp;&quot;.mp3&quot;&quot; -t &quot;&quot;AAA &quot;&amp;[.B158]&amp;&quot;&quot;&quot;&quot;" office:value-type="string" office:string-value="&quot;C:\Program Files (x86)\Balabolka\cli\balcon.exe&quot; -n &quot;Microsoft Heera Mobile&quot; -k -p 0 -v 100 -w &quot;still.mp3&quot; -t &quot;AAA still&quot;">
            <text:p>"C:\Program Files (x86)\Balabolka\cli\balcon.exe" -n "Microsoft Heera Mobile" -k -p 0 -v 100 -w "still.mp3" -t "AAA still"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betw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]&amp;&quot;.mp3&quot;&quot; -t &quot;&quot;AAA &quot;&amp;[.B159]&amp;&quot;&quot;&quot;&quot;" office:value-type="string" office:string-value="&quot;C:\Program Files (x86)\Balabolka\cli\balcon.exe&quot; -n &quot;Microsoft Heera Mobile&quot; -k -p 0 -v 100 -w &quot;between.mp3&quot; -t &quot;AAA between&quot;">
            <text:p>"C:\Program Files (x86)\Balabolka\cli\balcon.exe" -n "Microsoft Heera Mobile" -k -p 0 -v 100 -w "between.mp3" -t "AAA between"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na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]&amp;&quot;.mp3&quot;&quot; -t &quot;&quot;AAA &quot;&amp;[.B160]&amp;&quot;&quot;&quot;&quot;" office:value-type="string" office:string-value="&quot;C:\Program Files (x86)\Balabolka\cli\balcon.exe&quot; -n &quot;Microsoft Heera Mobile&quot; -k -p 0 -v 100 -w &quot;name.mp3&quot; -t &quot;AAA name&quot;">
            <text:p>"C:\Program Files (x86)\Balabolka\cli\balcon.exe" -n "Microsoft Heera Mobile" -k -p 0 -v 100 -w "name.mp3" -t "AAA name"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hou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]&amp;&quot;.mp3&quot;&quot; -t &quot;&quot;AAA &quot;&amp;[.B161]&amp;&quot;&quot;&quot;&quot;" office:value-type="string" office:string-value="&quot;C:\Program Files (x86)\Balabolka\cli\balcon.exe&quot; -n &quot;Microsoft Heera Mobile&quot; -k -p 0 -v 100 -w &quot;should.mp3&quot; -t &quot;AAA should&quot;">
            <text:p>"C:\Program Files (x86)\Balabolka\cli\balcon.exe" -n "Microsoft Heera Mobile" -k -p 0 -v 100 -w "should.mp3" -t "AAA should"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r.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]&amp;&quot;.mp3&quot;&quot; -t &quot;&quot;AAA &quot;&amp;[.B162]&amp;&quot;&quot;&quot;&quot;" office:value-type="string" office:string-value="&quot;C:\Program Files (x86)\Balabolka\cli\balcon.exe&quot; -n &quot;Microsoft Heera Mobile&quot; -k -p 0 -v 100 -w &quot;Mr..mp3&quot; -t &quot;AAA Mr.&quot;">
            <text:p>"C:\Program Files (x86)\Balabolka\cli\balcon.exe" -n "Microsoft Heera Mobile" -k -p 0 -v 100 -w "Mr..mp3" -t "AAA Mr."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o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]&amp;&quot;.mp3&quot;&quot; -t &quot;&quot;AAA &quot;&amp;[.B163]&amp;&quot;&quot;&quot;&quot;" office:value-type="string" office:string-value="&quot;C:\Program Files (x86)\Balabolka\cli\balcon.exe&quot; -n &quot;Microsoft Heera Mobile&quot; -k -p 0 -v 100 -w &quot;home.mp3&quot; -t &quot;AAA home&quot;">
            <text:p>"C:\Program Files (x86)\Balabolka\cli\balcon.exe" -n "Microsoft Heera Mobile" -k -p 0 -v 100 -w "home.mp3" -t "AAA home"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bi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]&amp;&quot;.mp3&quot;&quot; -t &quot;&quot;AAA &quot;&amp;[.B164]&amp;&quot;&quot;&quot;&quot;" office:value-type="string" office:string-value="&quot;C:\Program Files (x86)\Balabolka\cli\balcon.exe&quot; -n &quot;Microsoft Heera Mobile&quot; -k -p 0 -v 100 -w &quot;big.mp3&quot; -t &quot;AAA big&quot;">
            <text:p>"C:\Program Files (x86)\Balabolka\cli\balcon.exe" -n "Microsoft Heera Mobile" -k -p 0 -v 100 -w "big.mp3" -t "AAA big"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g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]&amp;&quot;.mp3&quot;&quot; -t &quot;&quot;AAA &quot;&amp;[.B165]&amp;&quot;&quot;&quot;&quot;" office:value-type="string" office:string-value="&quot;C:\Program Files (x86)\Balabolka\cli\balcon.exe&quot; -n &quot;Microsoft Heera Mobile&quot; -k -p 0 -v 100 -w &quot;give.mp3&quot; -t &quot;AAA give&quot;">
            <text:p>"C:\Program Files (x86)\Balabolka\cli\balcon.exe" -n "Microsoft Heera Mobile" -k -p 0 -v 100 -w "give.mp3" -t "AAA give"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ai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]&amp;&quot;.mp3&quot;&quot; -t &quot;&quot;AAA &quot;&amp;[.B166]&amp;&quot;&quot;&quot;&quot;" office:value-type="string" office:string-value="&quot;C:\Program Files (x86)\Balabolka\cli\balcon.exe&quot; -n &quot;Microsoft Heera Mobile&quot; -k -p 0 -v 100 -w &quot;air.mp3&quot; -t &quot;AAA air&quot;">
            <text:p>"C:\Program Files (x86)\Balabolka\cli\balcon.exe" -n "Microsoft Heera Mobile" -k -p 0 -v 100 -w "air.mp3" -t "AAA air"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l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]&amp;&quot;.mp3&quot;&quot; -t &quot;&quot;AAA &quot;&amp;[.B167]&amp;&quot;&quot;&quot;&quot;" office:value-type="string" office:string-value="&quot;C:\Program Files (x86)\Balabolka\cli\balcon.exe&quot; -n &quot;Microsoft Heera Mobile&quot; -k -p 0 -v 100 -w &quot;line.mp3&quot; -t &quot;AAA line&quot;">
            <text:p>"C:\Program Files (x86)\Balabolka\cli\balcon.exe" -n "Microsoft Heera Mobile" -k -p 0 -v 100 -w "line.mp3" -t "AAA line"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]&amp;&quot;.mp3&quot;&quot; -t &quot;&quot;AAA &quot;&amp;[.B168]&amp;&quot;&quot;&quot;&quot;" office:value-type="string" office:string-value="&quot;C:\Program Files (x86)\Balabolka\cli\balcon.exe&quot; -n &quot;Microsoft Heera Mobile&quot; -k -p 0 -v 100 -w &quot;set.mp3&quot; -t &quot;AAA set&quot;">
            <text:p>"C:\Program Files (x86)\Balabolka\cli\balcon.exe" -n "Microsoft Heera Mobile" -k -p 0 -v 100 -w "set.mp3" -t "AAA set"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]&amp;&quot;.mp3&quot;&quot; -t &quot;&quot;AAA &quot;&amp;[.B169]&amp;&quot;&quot;&quot;&quot;" office:value-type="string" office:string-value="&quot;C:\Program Files (x86)\Balabolka\cli\balcon.exe&quot; -n &quot;Microsoft Heera Mobile&quot; -k -p 0 -v 100 -w &quot;own.mp3&quot; -t &quot;AAA own&quot;">
            <text:p>"C:\Program Files (x86)\Balabolka\cli\balcon.exe" -n "Microsoft Heera Mobile" -k -p 0 -v 100 -w "own.mp3" -t "AAA own"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un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]&amp;&quot;.mp3&quot;&quot; -t &quot;&quot;AAA &quot;&amp;[.B170]&amp;&quot;&quot;&quot;&quot;" office:value-type="string" office:string-value="&quot;C:\Program Files (x86)\Balabolka\cli\balcon.exe&quot; -n &quot;Microsoft Heera Mobile&quot; -k -p 0 -v 100 -w &quot;under.mp3&quot; -t &quot;AAA under&quot;">
            <text:p>"C:\Program Files (x86)\Balabolka\cli\balcon.exe" -n "Microsoft Heera Mobile" -k -p 0 -v 100 -w "under.mp3" -t "AAA under"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r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]&amp;&quot;.mp3&quot;&quot; -t &quot;&quot;AAA &quot;&amp;[.B171]&amp;&quot;&quot;&quot;&quot;" office:value-type="string" office:string-value="&quot;C:\Program Files (x86)\Balabolka\cli\balcon.exe&quot; -n &quot;Microsoft Heera Mobile&quot; -k -p 0 -v 100 -w &quot;read.mp3&quot; -t &quot;AAA read&quot;">
            <text:p>"C:\Program Files (x86)\Balabolka\cli\balcon.exe" -n "Microsoft Heera Mobile" -k -p 0 -v 100 -w "read.mp3" -t "AAA read"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]&amp;&quot;.mp3&quot;&quot; -t &quot;&quot;AAA &quot;&amp;[.B172]&amp;&quot;&quot;&quot;&quot;" office:value-type="string" office:string-value="&quot;C:\Program Files (x86)\Balabolka\cli\balcon.exe&quot; -n &quot;Microsoft Heera Mobile&quot; -k -p 0 -v 100 -w &quot;last.mp3&quot; -t &quot;AAA last&quot;">
            <text:p>"C:\Program Files (x86)\Balabolka\cli\balcon.exe" -n "Microsoft Heera Mobile" -k -p 0 -v 100 -w "last.mp3" -t "AAA last"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ne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]&amp;&quot;.mp3&quot;&quot; -t &quot;&quot;AAA &quot;&amp;[.B173]&amp;&quot;&quot;&quot;&quot;" office:value-type="string" office:string-value="&quot;C:\Program Files (x86)\Balabolka\cli\balcon.exe&quot; -n &quot;Microsoft Heera Mobile&quot; -k -p 0 -v 100 -w &quot;never.mp3&quot; -t &quot;AAA never&quot;">
            <text:p>"C:\Program Files (x86)\Balabolka\cli\balcon.exe" -n "Microsoft Heera Mobile" -k -p 0 -v 100 -w "never.mp3" -t "AAA never"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]&amp;&quot;.mp3&quot;&quot; -t &quot;&quot;AAA &quot;&amp;[.B174]&amp;&quot;&quot;&quot;&quot;" office:value-type="string" office:string-value="&quot;C:\Program Files (x86)\Balabolka\cli\balcon.exe&quot; -n &quot;Microsoft Heera Mobile&quot; -k -p 0 -v 100 -w &quot;us.mp3&quot; -t &quot;AAA us&quot;">
            <text:p>"C:\Program Files (x86)\Balabolka\cli\balcon.exe" -n "Microsoft Heera Mobile" -k -p 0 -v 100 -w "us.mp3" -t "AAA us"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lef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]&amp;&quot;.mp3&quot;&quot; -t &quot;&quot;AAA &quot;&amp;[.B175]&amp;&quot;&quot;&quot;&quot;" office:value-type="string" office:string-value="&quot;C:\Program Files (x86)\Balabolka\cli\balcon.exe&quot; -n &quot;Microsoft Heera Mobile&quot; -k -p 0 -v 100 -w &quot;left.mp3&quot; -t &quot;AAA left&quot;">
            <text:p>"C:\Program Files (x86)\Balabolka\cli\balcon.exe" -n "Microsoft Heera Mobile" -k -p 0 -v 100 -w "left.mp3" -t "AAA left"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e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]&amp;&quot;.mp3&quot;&quot; -t &quot;&quot;AAA &quot;&amp;[.B176]&amp;&quot;&quot;&quot;&quot;" office:value-type="string" office:string-value="&quot;C:\Program Files (x86)\Balabolka\cli\balcon.exe&quot; -n &quot;Microsoft Heera Mobile&quot; -k -p 0 -v 100 -w &quot;end.mp3&quot; -t &quot;AAA end&quot;">
            <text:p>"C:\Program Files (x86)\Balabolka\cli\balcon.exe" -n "Microsoft Heera Mobile" -k -p 0 -v 100 -w "end.mp3" -t "AAA end"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alo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]&amp;&quot;.mp3&quot;&quot; -t &quot;&quot;AAA &quot;&amp;[.B177]&amp;&quot;&quot;&quot;&quot;" office:value-type="string" office:string-value="&quot;C:\Program Files (x86)\Balabolka\cli\balcon.exe&quot; -n &quot;Microsoft Heera Mobile&quot; -k -p 0 -v 100 -w &quot;along.mp3&quot; -t &quot;AAA along&quot;">
            <text:p>"C:\Program Files (x86)\Balabolka\cli\balcon.exe" -n "Microsoft Heera Mobile" -k -p 0 -v 100 -w "along.mp3" -t "AAA along"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whi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]&amp;&quot;.mp3&quot;&quot; -t &quot;&quot;AAA &quot;&amp;[.B178]&amp;&quot;&quot;&quot;&quot;" office:value-type="string" office:string-value="&quot;C:\Program Files (x86)\Balabolka\cli\balcon.exe&quot; -n &quot;Microsoft Heera Mobile&quot; -k -p 0 -v 100 -w &quot;while.mp3&quot; -t &quot;AAA while&quot;">
            <text:p>"C:\Program Files (x86)\Balabolka\cli\balcon.exe" -n "Microsoft Heera Mobile" -k -p 0 -v 100 -w "while.mp3" -t "AAA while"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]&amp;&quot;.mp3&quot;&quot; -t &quot;&quot;AAA &quot;&amp;[.B179]&amp;&quot;&quot;&quot;&quot;" office:value-type="string" office:string-value="&quot;C:\Program Files (x86)\Balabolka\cli\balcon.exe&quot; -n &quot;Microsoft Heera Mobile&quot; -k -p 0 -v 100 -w &quot;might.mp3&quot; -t &quot;AAA might&quot;">
            <text:p>"C:\Program Files (x86)\Balabolka\cli\balcon.exe" -n "Microsoft Heera Mobile" -k -p 0 -v 100 -w "might.mp3" -t "AAA might"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nex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]&amp;&quot;.mp3&quot;&quot; -t &quot;&quot;AAA &quot;&amp;[.B180]&amp;&quot;&quot;&quot;&quot;" office:value-type="string" office:string-value="&quot;C:\Program Files (x86)\Balabolka\cli\balcon.exe&quot; -n &quot;Microsoft Heera Mobile&quot; -k -p 0 -v 100 -w &quot;next.mp3&quot; -t &quot;AAA next&quot;">
            <text:p>"C:\Program Files (x86)\Balabolka\cli\balcon.exe" -n "Microsoft Heera Mobile" -k -p 0 -v 100 -w "next.mp3" -t "AAA next"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]&amp;&quot;.mp3&quot;&quot; -t &quot;&quot;AAA &quot;&amp;[.B181]&amp;&quot;&quot;&quot;&quot;" office:value-type="string" office:string-value="&quot;C:\Program Files (x86)\Balabolka\cli\balcon.exe&quot; -n &quot;Microsoft Heera Mobile&quot; -k -p 0 -v 100 -w &quot;sound.mp3&quot; -t &quot;AAA sound&quot;">
            <text:p>"C:\Program Files (x86)\Balabolka\cli\balcon.exe" -n "Microsoft Heera Mobile" -k -p 0 -v 100 -w "sound.mp3" -t "AAA sound"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be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]&amp;&quot;.mp3&quot;&quot; -t &quot;&quot;AAA &quot;&amp;[.B182]&amp;&quot;&quot;&quot;&quot;" office:value-type="string" office:string-value="&quot;C:\Program Files (x86)\Balabolka\cli\balcon.exe&quot; -n &quot;Microsoft Heera Mobile&quot; -k -p 0 -v 100 -w &quot;below.mp3&quot; -t &quot;AAA below&quot;">
            <text:p>"C:\Program Files (x86)\Balabolka\cli\balcon.exe" -n "Microsoft Heera Mobile" -k -p 0 -v 100 -w "below.mp3" -t "AAA below"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a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]&amp;&quot;.mp3&quot;&quot; -t &quot;&quot;AAA &quot;&amp;[.B183]&amp;&quot;&quot;&quot;&quot;" office:value-type="string" office:string-value="&quot;C:\Program Files (x86)\Balabolka\cli\balcon.exe&quot; -n &quot;Microsoft Heera Mobile&quot; -k -p 0 -v 100 -w &quot;saw.mp3&quot; -t &quot;AAA saw&quot;">
            <text:p>"C:\Program Files (x86)\Balabolka\cli\balcon.exe" -n "Microsoft Heera Mobile" -k -p 0 -v 100 -w "saw.mp3" -t "AAA saw"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omet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]&amp;&quot;.mp3&quot;&quot; -t &quot;&quot;AAA &quot;&amp;[.B184]&amp;&quot;&quot;&quot;&quot;" office:value-type="string" office:string-value="&quot;C:\Program Files (x86)\Balabolka\cli\balcon.exe&quot; -n &quot;Microsoft Heera Mobile&quot; -k -p 0 -v 100 -w &quot;something.mp3&quot; -t &quot;AAA something&quot;">
            <text:p>"C:\Program Files (x86)\Balabolka\cli\balcon.exe" -n "Microsoft Heera Mobile" -k -p 0 -v 100 -w "something.mp3" -t "AAA something"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hou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]&amp;&quot;.mp3&quot;&quot; -t &quot;&quot;AAA &quot;&amp;[.B185]&amp;&quot;&quot;&quot;&quot;" office:value-type="string" office:string-value="&quot;C:\Program Files (x86)\Balabolka\cli\balcon.exe&quot; -n &quot;Microsoft Heera Mobile&quot; -k -p 0 -v 100 -w &quot;thought.mp3&quot; -t &quot;AAA thought&quot;">
            <text:p>"C:\Program Files (x86)\Balabolka\cli\balcon.exe" -n "Microsoft Heera Mobile" -k -p 0 -v 100 -w "thought.mp3" -t "AAA thought"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bo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]&amp;&quot;.mp3&quot;&quot; -t &quot;&quot;AAA &quot;&amp;[.B186]&amp;&quot;&quot;&quot;&quot;" office:value-type="string" office:string-value="&quot;C:\Program Files (x86)\Balabolka\cli\balcon.exe&quot; -n &quot;Microsoft Heera Mobile&quot; -k -p 0 -v 100 -w &quot;both.mp3&quot; -t &quot;AAA both&quot;">
            <text:p>"C:\Program Files (x86)\Balabolka\cli\balcon.exe" -n "Microsoft Heera Mobile" -k -p 0 -v 100 -w "both.mp3" -t "AAA both"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f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]&amp;&quot;.mp3&quot;&quot; -t &quot;&quot;AAA &quot;&amp;[.B187]&amp;&quot;&quot;&quot;&quot;" office:value-type="string" office:string-value="&quot;C:\Program Files (x86)\Balabolka\cli\balcon.exe&quot; -n &quot;Microsoft Heera Mobile&quot; -k -p 0 -v 100 -w &quot;few.mp3&quot; -t &quot;AAA few&quot;">
            <text:p>"C:\Program Files (x86)\Balabolka\cli\balcon.exe" -n "Microsoft Heera Mobile" -k -p 0 -v 100 -w "few.mp3" -t "AAA few"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th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]&amp;&quot;.mp3&quot;&quot; -t &quot;&quot;AAA &quot;&amp;[.B188]&amp;&quot;&quot;&quot;&quot;" office:value-type="string" office:string-value="&quot;C:\Program Files (x86)\Balabolka\cli\balcon.exe&quot; -n &quot;Microsoft Heera Mobile&quot; -k -p 0 -v 100 -w &quot;those.mp3&quot; -t &quot;AAA those&quot;">
            <text:p>"C:\Program Files (x86)\Balabolka\cli\balcon.exe" -n "Microsoft Heera Mobile" -k -p 0 -v 100 -w "those.mp3" -t "AAA those"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alwa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]&amp;&quot;.mp3&quot;&quot; -t &quot;&quot;AAA &quot;&amp;[.B189]&amp;&quot;&quot;&quot;&quot;" office:value-type="string" office:string-value="&quot;C:\Program Files (x86)\Balabolka\cli\balcon.exe&quot; -n &quot;Microsoft Heera Mobile&quot; -k -p 0 -v 100 -w &quot;always.mp3&quot; -t &quot;AAA always&quot;">
            <text:p>"C:\Program Files (x86)\Balabolka\cli\balcon.exe" -n "Microsoft Heera Mobile" -k -p 0 -v 100 -w "always.mp3" -t "AAA always"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loo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]&amp;&quot;.mp3&quot;&quot; -t &quot;&quot;AAA &quot;&amp;[.B190]&amp;&quot;&quot;&quot;&quot;" office:value-type="string" office:string-value="&quot;C:\Program Files (x86)\Balabolka\cli\balcon.exe&quot; -n &quot;Microsoft Heera Mobile&quot; -k -p 0 -v 100 -w &quot;looked.mp3&quot; -t &quot;AAA looked&quot;">
            <text:p>"C:\Program Files (x86)\Balabolka\cli\balcon.exe" -n "Microsoft Heera Mobile" -k -p 0 -v 100 -w "looked.mp3" -t "AAA looked"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h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]&amp;&quot;.mp3&quot;&quot; -t &quot;&quot;AAA &quot;&amp;[.B191]&amp;&quot;&quot;&quot;&quot;" office:value-type="string" office:string-value="&quot;C:\Program Files (x86)\Balabolka\cli\balcon.exe&quot; -n &quot;Microsoft Heera Mobile&quot; -k -p 0 -v 100 -w &quot;show.mp3&quot; -t &quot;AAA show&quot;">
            <text:p>"C:\Program Files (x86)\Balabolka\cli\balcon.exe" -n "Microsoft Heera Mobile" -k -p 0 -v 100 -w "show.mp3" -t "AAA show"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ar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]&amp;&quot;.mp3&quot;&quot; -t &quot;&quot;AAA &quot;&amp;[.B192]&amp;&quot;&quot;&quot;&quot;" office:value-type="string" office:string-value="&quot;C:\Program Files (x86)\Balabolka\cli\balcon.exe&quot; -n &quot;Microsoft Heera Mobile&quot; -k -p 0 -v 100 -w &quot;large.mp3&quot; -t &quot;AAA large&quot;">
            <text:p>"C:\Program Files (x86)\Balabolka\cli\balcon.exe" -n "Microsoft Heera Mobile" -k -p 0 -v 100 -w "large.mp3" -t "AAA large"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oft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]&amp;&quot;.mp3&quot;&quot; -t &quot;&quot;AAA &quot;&amp;[.B193]&amp;&quot;&quot;&quot;&quot;" office:value-type="string" office:string-value="&quot;C:\Program Files (x86)\Balabolka\cli\balcon.exe&quot; -n &quot;Microsoft Heera Mobile&quot; -k -p 0 -v 100 -w &quot;often.mp3&quot; -t &quot;AAA often&quot;">
            <text:p>"C:\Program Files (x86)\Balabolka\cli\balcon.exe" -n "Microsoft Heera Mobile" -k -p 0 -v 100 -w "often.mp3" -t "AAA often"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toge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]&amp;&quot;.mp3&quot;&quot; -t &quot;&quot;AAA &quot;&amp;[.B194]&amp;&quot;&quot;&quot;&quot;" office:value-type="string" office:string-value="&quot;C:\Program Files (x86)\Balabolka\cli\balcon.exe&quot; -n &quot;Microsoft Heera Mobile&quot; -k -p 0 -v 100 -w &quot;together.mp3&quot; -t &quot;AAA together&quot;">
            <text:p>"C:\Program Files (x86)\Balabolka\cli\balcon.exe" -n "Microsoft Heera Mobile" -k -p 0 -v 100 -w "together.mp3" -t "AAA together"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as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]&amp;&quot;.mp3&quot;&quot; -t &quot;&quot;AAA &quot;&amp;[.B195]&amp;&quot;&quot;&quot;&quot;" office:value-type="string" office:string-value="&quot;C:\Program Files (x86)\Balabolka\cli\balcon.exe&quot; -n &quot;Microsoft Heera Mobile&quot; -k -p 0 -v 100 -w &quot;asked.mp3&quot; -t &quot;AAA asked&quot;">
            <text:p>"C:\Program Files (x86)\Balabolka\cli\balcon.exe" -n "Microsoft Heera Mobile" -k -p 0 -v 100 -w "asked.mp3" -t "AAA asked"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hou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]&amp;&quot;.mp3&quot;&quot; -t &quot;&quot;AAA &quot;&amp;[.B196]&amp;&quot;&quot;&quot;&quot;" office:value-type="string" office:string-value="&quot;C:\Program Files (x86)\Balabolka\cli\balcon.exe&quot; -n &quot;Microsoft Heera Mobile&quot; -k -p 0 -v 100 -w &quot;house.mp3&quot; -t &quot;AAA house&quot;">
            <text:p>"C:\Program Files (x86)\Balabolka\cli\balcon.exe" -n "Microsoft Heera Mobile" -k -p 0 -v 100 -w "house.mp3" -t "AAA house"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do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]&amp;&quot;.mp3&quot;&quot; -t &quot;&quot;AAA &quot;&amp;[.B197]&amp;&quot;&quot;&quot;&quot;" office:value-type="string" office:string-value="&quot;C:\Program Files (x86)\Balabolka\cli\balcon.exe&quot; -n &quot;Microsoft Heera Mobile&quot; -k -p 0 -v 100 -w &quot;don't.mp3&quot; -t &quot;AAA don't&quot;">
            <text:p>"C:\Program Files (x86)\Balabolka\cli\balcon.exe" -n "Microsoft Heera Mobile" -k -p 0 -v 100 -w "don't.mp3" -t "AAA don't"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wor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]&amp;&quot;.mp3&quot;&quot; -t &quot;&quot;AAA &quot;&amp;[.B198]&amp;&quot;&quot;&quot;&quot;" office:value-type="string" office:string-value="&quot;C:\Program Files (x86)\Balabolka\cli\balcon.exe&quot; -n &quot;Microsoft Heera Mobile&quot; -k -p 0 -v 100 -w &quot;world.mp3&quot; -t &quot;AAA world&quot;">
            <text:p>"C:\Program Files (x86)\Balabolka\cli\balcon.exe" -n "Microsoft Heera Mobile" -k -p 0 -v 100 -w "world.mp3" -t "AAA world"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go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]&amp;&quot;.mp3&quot;&quot; -t &quot;&quot;AAA &quot;&amp;[.B199]&amp;&quot;&quot;&quot;&quot;" office:value-type="string" office:string-value="&quot;C:\Program Files (x86)\Balabolka\cli\balcon.exe&quot; -n &quot;Microsoft Heera Mobile&quot; -k -p 0 -v 100 -w &quot;going.mp3&quot; -t &quot;AAA going&quot;">
            <text:p>"C:\Program Files (x86)\Balabolka\cli\balcon.exe" -n "Microsoft Heera Mobile" -k -p 0 -v 100 -w "going.mp3" -t "AAA going"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w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]&amp;&quot;.mp3&quot;&quot; -t &quot;&quot;AAA &quot;&amp;[.B200]&amp;&quot;&quot;&quot;&quot;" office:value-type="string" office:string-value="&quot;C:\Program Files (x86)\Balabolka\cli\balcon.exe&quot; -n &quot;Microsoft Heera Mobile&quot; -k -p 0 -v 100 -w &quot;want.mp3&quot; -t &quot;AAA want&quot;">
            <text:p>"C:\Program Files (x86)\Balabolka\cli\balcon.exe" -n "Microsoft Heera Mobile" -k -p 0 -v 100 -w "want.mp3" -t "AAA want"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cho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]&amp;&quot;.mp3&quot;&quot; -t &quot;&quot;AAA &quot;&amp;[.B201]&amp;&quot;&quot;&quot;&quot;" office:value-type="string" office:string-value="&quot;C:\Program Files (x86)\Balabolka\cli\balcon.exe&quot; -n &quot;Microsoft Heera Mobile&quot; -k -p 0 -v 100 -w &quot;school.mp3&quot; -t &quot;AAA school&quot;">
            <text:p>"C:\Program Files (x86)\Balabolka\cli\balcon.exe" -n "Microsoft Heera Mobile" -k -p 0 -v 100 -w "school.mp3" -t "AAA school"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import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]&amp;&quot;.mp3&quot;&quot; -t &quot;&quot;AAA &quot;&amp;[.B202]&amp;&quot;&quot;&quot;&quot;" office:value-type="string" office:string-value="&quot;C:\Program Files (x86)\Balabolka\cli\balcon.exe&quot; -n &quot;Microsoft Heera Mobile&quot; -k -p 0 -v 100 -w &quot;important.mp3&quot; -t &quot;AAA important&quot;">
            <text:p>"C:\Program Files (x86)\Balabolka\cli\balcon.exe" -n "Microsoft Heera Mobile" -k -p 0 -v 100 -w "important.mp3" -t "AAA important"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unt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]&amp;&quot;.mp3&quot;&quot; -t &quot;&quot;AAA &quot;&amp;[.B203]&amp;&quot;&quot;&quot;&quot;" office:value-type="string" office:string-value="&quot;C:\Program Files (x86)\Balabolka\cli\balcon.exe&quot; -n &quot;Microsoft Heera Mobile&quot; -k -p 0 -v 100 -w &quot;until.mp3&quot; -t &quot;AAA until&quot;">
            <text:p>"C:\Program Files (x86)\Balabolka\cli\balcon.exe" -n "Microsoft Heera Mobile" -k -p 0 -v 100 -w "until.mp3" -t "AAA until"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Hel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]&amp;&quot;.mp3&quot;&quot; -t &quot;&quot;AAA &quot;&amp;[.B204]&amp;&quot;&quot;&quot;&quot;" office:value-type="string" office:string-value="&quot;C:\Program Files (x86)\Balabolka\cli\balcon.exe&quot; -n &quot;Microsoft Heera Mobile&quot; -k -p 0 -v 100 -w &quot;Help.mp3&quot; -t &quot;AAA Help&quot;">
            <text:p>"C:\Program Files (x86)\Balabolka\cli\balcon.exe" -n "Microsoft Heera Mobile" -k -p 0 -v 100 -w "Help.mp3" -t "AAA Help"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o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]&amp;&quot;.mp3&quot;&quot; -t &quot;&quot;AAA &quot;&amp;[.B205]&amp;&quot;&quot;&quot;&quot;" office:value-type="string" office:string-value="&quot;C:\Program Files (x86)\Balabolka\cli\balcon.exe&quot; -n &quot;Microsoft Heera Mobile&quot; -k -p 0 -v 100 -w &quot;form.mp3&quot; -t &quot;AAA form&quot;">
            <text:p>"C:\Program Files (x86)\Balabolka\cli\balcon.exe" -n "Microsoft Heera Mobile" -k -p 0 -v 100 -w "form.mp3" -t "AAA form"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fo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]&amp;&quot;.mp3&quot;&quot; -t &quot;&quot;AAA &quot;&amp;[.B206]&amp;&quot;&quot;&quot;&quot;" office:value-type="string" office:string-value="&quot;C:\Program Files (x86)\Balabolka\cli\balcon.exe&quot; -n &quot;Microsoft Heera Mobile&quot; -k -p 0 -v 100 -w &quot;food.mp3&quot; -t &quot;AAA food&quot;">
            <text:p>"C:\Program Files (x86)\Balabolka\cli\balcon.exe" -n "Microsoft Heera Mobile" -k -p 0 -v 100 -w "food.mp3" -t "AAA food"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kee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]&amp;&quot;.mp3&quot;&quot; -t &quot;&quot;AAA &quot;&amp;[.B207]&amp;&quot;&quot;&quot;&quot;" office:value-type="string" office:string-value="&quot;C:\Program Files (x86)\Balabolka\cli\balcon.exe&quot; -n &quot;Microsoft Heera Mobile&quot; -k -p 0 -v 100 -w &quot;keep.mp3&quot; -t &quot;AAA keep&quot;">
            <text:p>"C:\Program Files (x86)\Balabolka\cli\balcon.exe" -n "Microsoft Heera Mobile" -k -p 0 -v 100 -w "keep.mp3" -t "AAA keep"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childr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]&amp;&quot;.mp3&quot;&quot; -t &quot;&quot;AAA &quot;&amp;[.B208]&amp;&quot;&quot;&quot;&quot;" office:value-type="string" office:string-value="&quot;C:\Program Files (x86)\Balabolka\cli\balcon.exe&quot; -n &quot;Microsoft Heera Mobile&quot; -k -p 0 -v 100 -w &quot;children.mp3&quot; -t &quot;AAA children&quot;">
            <text:p>"C:\Program Files (x86)\Balabolka\cli\balcon.exe" -n "Microsoft Heera Mobile" -k -p 0 -v 100 -w "children.mp3" -t "AAA children"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fe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]&amp;&quot;.mp3&quot;&quot; -t &quot;&quot;AAA &quot;&amp;[.B209]&amp;&quot;&quot;&quot;&quot;" office:value-type="string" office:string-value="&quot;C:\Program Files (x86)\Balabolka\cli\balcon.exe&quot; -n &quot;Microsoft Heera Mobile&quot; -k -p 0 -v 100 -w &quot;feet.mp3&quot; -t &quot;AAA feet&quot;">
            <text:p>"C:\Program Files (x86)\Balabolka\cli\balcon.exe" -n "Microsoft Heera Mobile" -k -p 0 -v 100 -w "feet.mp3" -t "AAA feet"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l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]&amp;&quot;.mp3&quot;&quot; -t &quot;&quot;AAA &quot;&amp;[.B210]&amp;&quot;&quot;&quot;&quot;" office:value-type="string" office:string-value="&quot;C:\Program Files (x86)\Balabolka\cli\balcon.exe&quot; -n &quot;Microsoft Heera Mobile&quot; -k -p 0 -v 100 -w &quot;land.mp3&quot; -t &quot;AAA land&quot;">
            <text:p>"C:\Program Files (x86)\Balabolka\cli\balcon.exe" -n "Microsoft Heera Mobile" -k -p 0 -v 100 -w "land.mp3" -t "AAA land"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]&amp;&quot;.mp3&quot;&quot; -t &quot;&quot;AAA &quot;&amp;[.B211]&amp;&quot;&quot;&quot;&quot;" office:value-type="string" office:string-value="&quot;C:\Program Files (x86)\Balabolka\cli\balcon.exe&quot; -n &quot;Microsoft Heera Mobile&quot; -k -p 0 -v 100 -w &quot;side.mp3&quot; -t &quot;AAA side&quot;">
            <text:p>"C:\Program Files (x86)\Balabolka\cli\balcon.exe" -n "Microsoft Heera Mobile" -k -p 0 -v 100 -w "side.mp3" -t "AAA side"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witho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]&amp;&quot;.mp3&quot;&quot; -t &quot;&quot;AAA &quot;&amp;[.B212]&amp;&quot;&quot;&quot;&quot;" office:value-type="string" office:string-value="&quot;C:\Program Files (x86)\Balabolka\cli\balcon.exe&quot; -n &quot;Microsoft Heera Mobile&quot; -k -p 0 -v 100 -w &quot;without.mp3&quot; -t &quot;AAA without&quot;">
            <text:p>"C:\Program Files (x86)\Balabolka\cli\balcon.exe" -n "Microsoft Heera Mobile" -k -p 0 -v 100 -w "without.mp3" -t "AAA without"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bo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]&amp;&quot;.mp3&quot;&quot; -t &quot;&quot;AAA &quot;&amp;[.B213]&amp;&quot;&quot;&quot;&quot;" office:value-type="string" office:string-value="&quot;C:\Program Files (x86)\Balabolka\cli\balcon.exe&quot; -n &quot;Microsoft Heera Mobile&quot; -k -p 0 -v 100 -w &quot;boy.mp3&quot; -t &quot;AAA boy&quot;">
            <text:p>"C:\Program Files (x86)\Balabolka\cli\balcon.exe" -n "Microsoft Heera Mobile" -k -p 0 -v 100 -w "boy.mp3" -t "AAA boy"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o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]&amp;&quot;.mp3&quot;&quot; -t &quot;&quot;AAA &quot;&amp;[.B214]&amp;&quot;&quot;&quot;&quot;" office:value-type="string" office:string-value="&quot;C:\Program Files (x86)\Balabolka\cli\balcon.exe&quot; -n &quot;Microsoft Heera Mobile&quot; -k -p 0 -v 100 -w &quot;once.mp3&quot; -t &quot;AAA once&quot;">
            <text:p>"C:\Program Files (x86)\Balabolka\cli\balcon.exe" -n "Microsoft Heera Mobile" -k -p 0 -v 100 -w "once.mp3" -t "AAA once"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anima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]&amp;&quot;.mp3&quot;&quot; -t &quot;&quot;AAA &quot;&amp;[.B215]&amp;&quot;&quot;&quot;&quot;" office:value-type="string" office:string-value="&quot;C:\Program Files (x86)\Balabolka\cli\balcon.exe&quot; -n &quot;Microsoft Heera Mobile&quot; -k -p 0 -v 100 -w &quot;animals.mp3&quot; -t &quot;AAA animals&quot;">
            <text:p>"C:\Program Files (x86)\Balabolka\cli\balcon.exe" -n "Microsoft Heera Mobile" -k -p 0 -v 100 -w "animals.mp3" -t "AAA animals"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if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]&amp;&quot;.mp3&quot;&quot; -t &quot;&quot;AAA &quot;&amp;[.B216]&amp;&quot;&quot;&quot;&quot;" office:value-type="string" office:string-value="&quot;C:\Program Files (x86)\Balabolka\cli\balcon.exe&quot; -n &quot;Microsoft Heera Mobile&quot; -k -p 0 -v 100 -w &quot;life.mp3&quot; -t &quot;AAA life&quot;">
            <text:p>"C:\Program Files (x86)\Balabolka\cli\balcon.exe" -n "Microsoft Heera Mobile" -k -p 0 -v 100 -w "life.mp3" -t "AAA life"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enoug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]&amp;&quot;.mp3&quot;&quot; -t &quot;&quot;AAA &quot;&amp;[.B217]&amp;&quot;&quot;&quot;&quot;" office:value-type="string" office:string-value="&quot;C:\Program Files (x86)\Balabolka\cli\balcon.exe&quot; -n &quot;Microsoft Heera Mobile&quot; -k -p 0 -v 100 -w &quot;enough.mp3&quot; -t &quot;AAA enough&quot;">
            <text:p>"C:\Program Files (x86)\Balabolka\cli\balcon.exe" -n "Microsoft Heera Mobile" -k -p 0 -v 100 -w "enough.mp3" -t "AAA enough"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too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]&amp;&quot;.mp3&quot;&quot; -t &quot;&quot;AAA &quot;&amp;[.B218]&amp;&quot;&quot;&quot;&quot;" office:value-type="string" office:string-value="&quot;C:\Program Files (x86)\Balabolka\cli\balcon.exe&quot; -n &quot;Microsoft Heera Mobile&quot; -k -p 0 -v 100 -w &quot;took.mp3&quot; -t &quot;AAA took&quot;">
            <text:p>"C:\Program Files (x86)\Balabolka\cli\balcon.exe" -n "Microsoft Heera Mobile" -k -p 0 -v 100 -w "took.mp3" -t "AAA took"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ometim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]&amp;&quot;.mp3&quot;&quot; -t &quot;&quot;AAA &quot;&amp;[.B219]&amp;&quot;&quot;&quot;&quot;" office:value-type="string" office:string-value="&quot;C:\Program Files (x86)\Balabolka\cli\balcon.exe&quot; -n &quot;Microsoft Heera Mobile&quot; -k -p 0 -v 100 -w &quot;sometimes.mp3&quot; -t &quot;AAA sometimes&quot;">
            <text:p>"C:\Program Files (x86)\Balabolka\cli\balcon.exe" -n "Microsoft Heera Mobile" -k -p 0 -v 100 -w "sometimes.mp3" -t "AAA sometimes"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fou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]&amp;&quot;.mp3&quot;&quot; -t &quot;&quot;AAA &quot;&amp;[.B220]&amp;&quot;&quot;&quot;&quot;" office:value-type="string" office:string-value="&quot;C:\Program Files (x86)\Balabolka\cli\balcon.exe&quot; -n &quot;Microsoft Heera Mobile&quot; -k -p 0 -v 100 -w &quot;four.mp3&quot; -t &quot;AAA four&quot;">
            <text:p>"C:\Program Files (x86)\Balabolka\cli\balcon.exe" -n "Microsoft Heera Mobile" -k -p 0 -v 100 -w "four.mp3" -t "AAA four"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h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]&amp;&quot;.mp3&quot;&quot; -t &quot;&quot;AAA &quot;&amp;[.B221]&amp;&quot;&quot;&quot;&quot;" office:value-type="string" office:string-value="&quot;C:\Program Files (x86)\Balabolka\cli\balcon.exe&quot; -n &quot;Microsoft Heera Mobile&quot; -k -p 0 -v 100 -w &quot;head.mp3&quot; -t &quot;AAA head&quot;">
            <text:p>"C:\Program Files (x86)\Balabolka\cli\balcon.exe" -n "Microsoft Heera Mobile" -k -p 0 -v 100 -w "head.mp3" -t "AAA head"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abo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]&amp;&quot;.mp3&quot;&quot; -t &quot;&quot;AAA &quot;&amp;[.B222]&amp;&quot;&quot;&quot;&quot;" office:value-type="string" office:string-value="&quot;C:\Program Files (x86)\Balabolka\cli\balcon.exe&quot; -n &quot;Microsoft Heera Mobile&quot; -k -p 0 -v 100 -w &quot;above.mp3&quot; -t &quot;AAA above&quot;">
            <text:p>"C:\Program Files (x86)\Balabolka\cli\balcon.exe" -n "Microsoft Heera Mobile" -k -p 0 -v 100 -w "above.mp3" -t "AAA above"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ki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]&amp;&quot;.mp3&quot;&quot; -t &quot;&quot;AAA &quot;&amp;[.B223]&amp;&quot;&quot;&quot;&quot;" office:value-type="string" office:string-value="&quot;C:\Program Files (x86)\Balabolka\cli\balcon.exe&quot; -n &quot;Microsoft Heera Mobile&quot; -k -p 0 -v 100 -w &quot;kind.mp3&quot; -t &quot;AAA kind&quot;">
            <text:p>"C:\Program Files (x86)\Balabolka\cli\balcon.exe" -n "Microsoft Heera Mobile" -k -p 0 -v 100 -w "kind.mp3" -t "AAA kind"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eg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]&amp;&quot;.mp3&quot;&quot; -t &quot;&quot;AAA &quot;&amp;[.B224]&amp;&quot;&quot;&quot;&quot;" office:value-type="string" office:string-value="&quot;C:\Program Files (x86)\Balabolka\cli\balcon.exe&quot; -n &quot;Microsoft Heera Mobile&quot; -k -p 0 -v 100 -w &quot;began.mp3&quot; -t &quot;AAA began&quot;">
            <text:p>"C:\Program Files (x86)\Balabolka\cli\balcon.exe" -n "Microsoft Heera Mobile" -k -p 0 -v 100 -w "began.mp3" -t "AAA began"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almo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]&amp;&quot;.mp3&quot;&quot; -t &quot;&quot;AAA &quot;&amp;[.B225]&amp;&quot;&quot;&quot;&quot;" office:value-type="string" office:string-value="&quot;C:\Program Files (x86)\Balabolka\cli\balcon.exe&quot; -n &quot;Microsoft Heera Mobile&quot; -k -p 0 -v 100 -w &quot;almost.mp3&quot; -t &quot;AAA almost&quot;">
            <text:p>"C:\Program Files (x86)\Balabolka\cli\balcon.exe" -n "Microsoft Heera Mobile" -k -p 0 -v 100 -w "almost.mp3" -t "AAA almost"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l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]&amp;&quot;.mp3&quot;&quot; -t &quot;&quot;AAA &quot;&amp;[.B226]&amp;&quot;&quot;&quot;&quot;" office:value-type="string" office:string-value="&quot;C:\Program Files (x86)\Balabolka\cli\balcon.exe&quot; -n &quot;Microsoft Heera Mobile&quot; -k -p 0 -v 100 -w &quot;live.mp3&quot; -t &quot;AAA live&quot;">
            <text:p>"C:\Program Files (x86)\Balabolka\cli\balcon.exe" -n "Microsoft Heera Mobile" -k -p 0 -v 100 -w "live.mp3" -t "AAA live"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]&amp;&quot;.mp3&quot;&quot; -t &quot;&quot;AAA &quot;&amp;[.B227]&amp;&quot;&quot;&quot;&quot;" office:value-type="string" office:string-value="&quot;C:\Program Files (x86)\Balabolka\cli\balcon.exe&quot; -n &quot;Microsoft Heera Mobile&quot; -k -p 0 -v 100 -w &quot;page.mp3&quot; -t &quot;AAA page&quot;">
            <text:p>"C:\Program Files (x86)\Balabolka\cli\balcon.exe" -n "Microsoft Heera Mobile" -k -p 0 -v 100 -w "page.mp3" -t "AAA page"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g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]&amp;&quot;.mp3&quot;&quot; -t &quot;&quot;AAA &quot;&amp;[.B228]&amp;&quot;&quot;&quot;&quot;" office:value-type="string" office:string-value="&quot;C:\Program Files (x86)\Balabolka\cli\balcon.exe&quot; -n &quot;Microsoft Heera Mobile&quot; -k -p 0 -v 100 -w &quot;got.mp3&quot; -t &quot;AAA got&quot;">
            <text:p>"C:\Program Files (x86)\Balabolka\cli\balcon.exe" -n "Microsoft Heera Mobile" -k -p 0 -v 100 -w "got.mp3" -t "AAA got"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ear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]&amp;&quot;.mp3&quot;&quot; -t &quot;&quot;AAA &quot;&amp;[.B229]&amp;&quot;&quot;&quot;&quot;" office:value-type="string" office:string-value="&quot;C:\Program Files (x86)\Balabolka\cli\balcon.exe&quot; -n &quot;Microsoft Heera Mobile&quot; -k -p 0 -v 100 -w &quot;earth.mp3&quot; -t &quot;AAA earth&quot;">
            <text:p>"C:\Program Files (x86)\Balabolka\cli\balcon.exe" -n "Microsoft Heera Mobile" -k -p 0 -v 100 -w "earth.mp3" -t "AAA earth"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e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]&amp;&quot;.mp3&quot;&quot; -t &quot;&quot;AAA &quot;&amp;[.B230]&amp;&quot;&quot;&quot;&quot;" office:value-type="string" office:string-value="&quot;C:\Program Files (x86)\Balabolka\cli\balcon.exe&quot; -n &quot;Microsoft Heera Mobile&quot; -k -p 0 -v 100 -w &quot;need.mp3&quot; -t &quot;AAA need&quot;">
            <text:p>"C:\Program Files (x86)\Balabolka\cli\balcon.exe" -n "Microsoft Heera Mobile" -k -p 0 -v 100 -w "need.mp3" -t "AAA need"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]&amp;&quot;.mp3&quot;&quot; -t &quot;&quot;AAA &quot;&amp;[.B231]&amp;&quot;&quot;&quot;&quot;" office:value-type="string" office:string-value="&quot;C:\Program Files (x86)\Balabolka\cli\balcon.exe&quot; -n &quot;Microsoft Heera Mobile&quot; -k -p 0 -v 100 -w &quot;far.mp3&quot; -t &quot;AAA far&quot;">
            <text:p>"C:\Program Files (x86)\Balabolka\cli\balcon.exe" -n "Microsoft Heera Mobile" -k -p 0 -v 100 -w "far.mp3" -t "AAA far"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h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]&amp;&quot;.mp3&quot;&quot; -t &quot;&quot;AAA &quot;&amp;[.B232]&amp;&quot;&quot;&quot;&quot;" office:value-type="string" office:string-value="&quot;C:\Program Files (x86)\Balabolka\cli\balcon.exe&quot; -n &quot;Microsoft Heera Mobile&quot; -k -p 0 -v 100 -w &quot;hand.mp3&quot; -t &quot;AAA hand&quot;">
            <text:p>"C:\Program Files (x86)\Balabolka\cli\balcon.exe" -n "Microsoft Heera Mobile" -k -p 0 -v 100 -w "hand.mp3" -t "AAA hand"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hig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]&amp;&quot;.mp3&quot;&quot; -t &quot;&quot;AAA &quot;&amp;[.B233]&amp;&quot;&quot;&quot;&quot;" office:value-type="string" office:string-value="&quot;C:\Program Files (x86)\Balabolka\cli\balcon.exe&quot; -n &quot;Microsoft Heera Mobile&quot; -k -p 0 -v 100 -w &quot;high.mp3&quot; -t &quot;AAA high&quot;">
            <text:p>"C:\Program Files (x86)\Balabolka\cli\balcon.exe" -n "Microsoft Heera Mobile" -k -p 0 -v 100 -w "high.mp3" -t "AAA high"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y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]&amp;&quot;.mp3&quot;&quot; -t &quot;&quot;AAA &quot;&amp;[.B234]&amp;&quot;&quot;&quot;&quot;" office:value-type="string" office:string-value="&quot;C:\Program Files (x86)\Balabolka\cli\balcon.exe&quot; -n &quot;Microsoft Heera Mobile&quot; -k -p 0 -v 100 -w &quot;year.mp3&quot; -t &quot;AAA year&quot;">
            <text:p>"C:\Program Files (x86)\Balabolka\cli\balcon.exe" -n "Microsoft Heera Mobile" -k -p 0 -v 100 -w "year.mp3" -t "AAA year"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mo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]&amp;&quot;.mp3&quot;&quot; -t &quot;&quot;AAA &quot;&amp;[.B235]&amp;&quot;&quot;&quot;&quot;" office:value-type="string" office:string-value="&quot;C:\Program Files (x86)\Balabolka\cli\balcon.exe&quot; -n &quot;Microsoft Heera Mobile&quot; -k -p 0 -v 100 -w &quot;mother.mp3&quot; -t &quot;AAA mother&quot;">
            <text:p>"C:\Program Files (x86)\Balabolka\cli\balcon.exe" -n "Microsoft Heera Mobile" -k -p 0 -v 100 -w "mother.mp3" -t "AAA mother"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]&amp;&quot;.mp3&quot;&quot; -t &quot;&quot;AAA &quot;&amp;[.B236]&amp;&quot;&quot;&quot;&quot;" office:value-type="string" office:string-value="&quot;C:\Program Files (x86)\Balabolka\cli\balcon.exe&quot; -n &quot;Microsoft Heera Mobile&quot; -k -p 0 -v 100 -w &quot;light.mp3&quot; -t &quot;AAA light&quot;">
            <text:p>"C:\Program Files (x86)\Balabolka\cli\balcon.exe" -n "Microsoft Heera Mobile" -k -p 0 -v 100 -w "light.mp3" -t "AAA light"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ar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]&amp;&quot;.mp3&quot;&quot; -t &quot;&quot;AAA &quot;&amp;[.B237]&amp;&quot;&quot;&quot;&quot;" office:value-type="string" office:string-value="&quot;C:\Program Files (x86)\Balabolka\cli\balcon.exe&quot; -n &quot;Microsoft Heera Mobile&quot; -k -p 0 -v 100 -w &quot;parts.mp3&quot; -t &quot;AAA parts&quot;">
            <text:p>"C:\Program Files (x86)\Balabolka\cli\balcon.exe" -n "Microsoft Heera Mobile" -k -p 0 -v 100 -w "parts.mp3" -t "AAA parts"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count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]&amp;&quot;.mp3&quot;&quot; -t &quot;&quot;AAA &quot;&amp;[.B238]&amp;&quot;&quot;&quot;&quot;" office:value-type="string" office:string-value="&quot;C:\Program Files (x86)\Balabolka\cli\balcon.exe&quot; -n &quot;Microsoft Heera Mobile&quot; -k -p 0 -v 100 -w &quot;country.mp3&quot; -t &quot;AAA country&quot;">
            <text:p>"C:\Program Files (x86)\Balabolka\cli\balcon.exe" -n "Microsoft Heera Mobile" -k -p 0 -v 100 -w "country.mp3" -t "AAA country"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fa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]&amp;&quot;.mp3&quot;&quot; -t &quot;&quot;AAA &quot;&amp;[.B239]&amp;&quot;&quot;&quot;&quot;" office:value-type="string" office:string-value="&quot;C:\Program Files (x86)\Balabolka\cli\balcon.exe&quot; -n &quot;Microsoft Heera Mobile&quot; -k -p 0 -v 100 -w &quot;father.mp3&quot; -t &quot;AAA father&quot;">
            <text:p>"C:\Program Files (x86)\Balabolka\cli\balcon.exe" -n "Microsoft Heera Mobile" -k -p 0 -v 100 -w "father.mp3" -t "AAA father"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]&amp;&quot;.mp3&quot;&quot; -t &quot;&quot;AAA &quot;&amp;[.B240]&amp;&quot;&quot;&quot;&quot;" office:value-type="string" office:string-value="&quot;C:\Program Files (x86)\Balabolka\cli\balcon.exe&quot; -n &quot;Microsoft Heera Mobile&quot; -k -p 0 -v 100 -w &quot;let.mp3&quot; -t &quot;AAA let&quot;">
            <text:p>"C:\Program Files (x86)\Balabolka\cli\balcon.exe" -n "Microsoft Heera Mobile" -k -p 0 -v 100 -w "let.mp3" -t "AAA let"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n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]&amp;&quot;.mp3&quot;&quot; -t &quot;&quot;AAA &quot;&amp;[.B241]&amp;&quot;&quot;&quot;&quot;" office:value-type="string" office:string-value="&quot;C:\Program Files (x86)\Balabolka\cli\balcon.exe&quot; -n &quot;Microsoft Heera Mobile&quot; -k -p 0 -v 100 -w &quot;night.mp3&quot; -t &quot;AAA night&quot;">
            <text:p>"C:\Program Files (x86)\Balabolka\cli\balcon.exe" -n "Microsoft Heera Mobile" -k -p 0 -v 100 -w "night.mp3" -t "AAA night"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ollow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]&amp;&quot;.mp3&quot;&quot; -t &quot;&quot;AAA &quot;&amp;[.B242]&amp;&quot;&quot;&quot;&quot;" office:value-type="string" office:string-value="&quot;C:\Program Files (x86)\Balabolka\cli\balcon.exe&quot; -n &quot;Microsoft Heera Mobile&quot; -k -p 0 -v 100 -w &quot;following.mp3&quot; -t &quot;AAA following&quot;">
            <text:p>"C:\Program Files (x86)\Balabolka\cli\balcon.exe" -n "Microsoft Heera Mobile" -k -p 0 -v 100 -w "following.mp3" -t "AAA following"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]&amp;&quot;.mp3&quot;&quot; -t &quot;&quot;AAA &quot;&amp;[.B243]&amp;&quot;&quot;&quot;&quot;" office:value-type="string" office:string-value="&quot;C:\Program Files (x86)\Balabolka\cli\balcon.exe&quot; -n &quot;Microsoft Heera Mobile&quot; -k -p 0 -v 100 -w &quot;2.mp3&quot; -t &quot;AAA 2&quot;">
            <text:p>"C:\Program Files (x86)\Balabolka\cli\balcon.exe" -n "Microsoft Heera Mobile" -k -p 0 -v 100 -w "2.mp3" -t "AAA 2"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ic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]&amp;&quot;.mp3&quot;&quot; -t &quot;&quot;AAA &quot;&amp;[.B244]&amp;&quot;&quot;&quot;&quot;" office:value-type="string" office:string-value="&quot;C:\Program Files (x86)\Balabolka\cli\balcon.exe&quot; -n &quot;Microsoft Heera Mobile&quot; -k -p 0 -v 100 -w &quot;picture.mp3&quot; -t &quot;AAA picture&quot;">
            <text:p>"C:\Program Files (x86)\Balabolka\cli\balcon.exe" -n "Microsoft Heera Mobile" -k -p 0 -v 100 -w "picture.mp3" -t "AAA picture"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be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]&amp;&quot;.mp3&quot;&quot; -t &quot;&quot;AAA &quot;&amp;[.B245]&amp;&quot;&quot;&quot;&quot;" office:value-type="string" office:string-value="&quot;C:\Program Files (x86)\Balabolka\cli\balcon.exe&quot; -n &quot;Microsoft Heera Mobile&quot; -k -p 0 -v 100 -w &quot;being.mp3&quot; -t &quot;AAA being&quot;">
            <text:p>"C:\Program Files (x86)\Balabolka\cli\balcon.exe" -n "Microsoft Heera Mobile" -k -p 0 -v 100 -w "being.mp3" -t "AAA being"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tu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]&amp;&quot;.mp3&quot;&quot; -t &quot;&quot;AAA &quot;&amp;[.B246]&amp;&quot;&quot;&quot;&quot;" office:value-type="string" office:string-value="&quot;C:\Program Files (x86)\Balabolka\cli\balcon.exe&quot; -n &quot;Microsoft Heera Mobile&quot; -k -p 0 -v 100 -w &quot;study.mp3&quot; -t &quot;AAA study&quot;">
            <text:p>"C:\Program Files (x86)\Balabolka\cli\balcon.exe" -n "Microsoft Heera Mobile" -k -p 0 -v 100 -w "study.mp3" -t "AAA study"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eco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]&amp;&quot;.mp3&quot;&quot; -t &quot;&quot;AAA &quot;&amp;[.B247]&amp;&quot;&quot;&quot;&quot;" office:value-type="string" office:string-value="&quot;C:\Program Files (x86)\Balabolka\cli\balcon.exe&quot; -n &quot;Microsoft Heera Mobile&quot; -k -p 0 -v 100 -w &quot;second.mp3&quot; -t &quot;AAA second&quot;">
            <text:p>"C:\Program Files (x86)\Balabolka\cli\balcon.exe" -n "Microsoft Heera Mobile" -k -p 0 -v 100 -w "second.mp3" -t "AAA second"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ey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]&amp;&quot;.mp3&quot;&quot; -t &quot;&quot;AAA &quot;&amp;[.B248]&amp;&quot;&quot;&quot;&quot;" office:value-type="string" office:string-value="&quot;C:\Program Files (x86)\Balabolka\cli\balcon.exe&quot; -n &quot;Microsoft Heera Mobile&quot; -k -p 0 -v 100 -w &quot;eyes.mp3&quot; -t &quot;AAA eyes&quot;">
            <text:p>"C:\Program Files (x86)\Balabolka\cli\balcon.exe" -n "Microsoft Heera Mobile" -k -p 0 -v 100 -w "eyes.mp3" -t "AAA eyes"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o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]&amp;&quot;.mp3&quot;&quot; -t &quot;&quot;AAA &quot;&amp;[.B249]&amp;&quot;&quot;&quot;&quot;" office:value-type="string" office:string-value="&quot;C:\Program Files (x86)\Balabolka\cli\balcon.exe&quot; -n &quot;Microsoft Heera Mobile&quot; -k -p 0 -v 100 -w &quot;soon.mp3&quot; -t &quot;AAA soon&quot;">
            <text:p>"C:\Program Files (x86)\Balabolka\cli\balcon.exe" -n "Microsoft Heera Mobile" -k -p 0 -v 100 -w "soon.mp3" -t "AAA soon"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tim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]&amp;&quot;.mp3&quot;&quot; -t &quot;&quot;AAA &quot;&amp;[.B250]&amp;&quot;&quot;&quot;&quot;" office:value-type="string" office:string-value="&quot;C:\Program Files (x86)\Balabolka\cli\balcon.exe&quot; -n &quot;Microsoft Heera Mobile&quot; -k -p 0 -v 100 -w &quot;times.mp3&quot; -t &quot;AAA times&quot;">
            <text:p>"C:\Program Files (x86)\Balabolka\cli\balcon.exe" -n "Microsoft Heera Mobile" -k -p 0 -v 100 -w "times.mp3" -t "AAA times"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to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]&amp;&quot;.mp3&quot;&quot; -t &quot;&quot;AAA &quot;&amp;[.B251]&amp;&quot;&quot;&quot;&quot;" office:value-type="string" office:string-value="&quot;C:\Program Files (x86)\Balabolka\cli\balcon.exe&quot; -n &quot;Microsoft Heera Mobile&quot; -k -p 0 -v 100 -w &quot;story.mp3&quot; -t &quot;AAA story&quot;">
            <text:p>"C:\Program Files (x86)\Balabolka\cli\balcon.exe" -n "Microsoft Heera Mobile" -k -p 0 -v 100 -w "story.mp3" -t "AAA story"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bo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]&amp;&quot;.mp3&quot;&quot; -t &quot;&quot;AAA &quot;&amp;[.B252]&amp;&quot;&quot;&quot;&quot;" office:value-type="string" office:string-value="&quot;C:\Program Files (x86)\Balabolka\cli\balcon.exe&quot; -n &quot;Microsoft Heera Mobile&quot; -k -p 0 -v 100 -w &quot;boys.mp3&quot; -t &quot;AAA boys&quot;">
            <text:p>"C:\Program Files (x86)\Balabolka\cli\balcon.exe" -n "Microsoft Heera Mobile" -k -p 0 -v 100 -w "boys.mp3" -t "AAA boys"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i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]&amp;&quot;.mp3&quot;&quot; -t &quot;&quot;AAA &quot;&amp;[.B253]&amp;&quot;&quot;&quot;&quot;" office:value-type="string" office:string-value="&quot;C:\Program Files (x86)\Balabolka\cli\balcon.exe&quot; -n &quot;Microsoft Heera Mobile&quot; -k -p 0 -v 100 -w &quot;since.mp3&quot; -t &quot;AAA since&quot;">
            <text:p>"C:\Program Files (x86)\Balabolka\cli\balcon.exe" -n "Microsoft Heera Mobile" -k -p 0 -v 100 -w "since.mp3" -t "AAA since"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wh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]&amp;&quot;.mp3&quot;&quot; -t &quot;&quot;AAA &quot;&amp;[.B254]&amp;&quot;&quot;&quot;&quot;" office:value-type="string" office:string-value="&quot;C:\Program Files (x86)\Balabolka\cli\balcon.exe&quot; -n &quot;Microsoft Heera Mobile&quot; -k -p 0 -v 100 -w &quot;white.mp3&quot; -t &quot;AAA white&quot;">
            <text:p>"C:\Program Files (x86)\Balabolka\cli\balcon.exe" -n "Microsoft Heera Mobile" -k -p 0 -v 100 -w "white.mp3" -t "AAA white"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da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]&amp;&quot;.mp3&quot;&quot; -t &quot;&quot;AAA &quot;&amp;[.B255]&amp;&quot;&quot;&quot;&quot;" office:value-type="string" office:string-value="&quot;C:\Program Files (x86)\Balabolka\cli\balcon.exe&quot; -n &quot;Microsoft Heera Mobile&quot; -k -p 0 -v 100 -w &quot;days.mp3&quot; -t &quot;AAA days&quot;">
            <text:p>"C:\Program Files (x86)\Balabolka\cli\balcon.exe" -n "Microsoft Heera Mobile" -k -p 0 -v 100 -w "days.mp3" -t "AAA days"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e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]&amp;&quot;.mp3&quot;&quot; -t &quot;&quot;AAA &quot;&amp;[.B256]&amp;&quot;&quot;&quot;&quot;" office:value-type="string" office:string-value="&quot;C:\Program Files (x86)\Balabolka\cli\balcon.exe&quot; -n &quot;Microsoft Heera Mobile&quot; -k -p 0 -v 100 -w &quot;ever.mp3&quot; -t &quot;AAA ever&quot;">
            <text:p>"C:\Program Files (x86)\Balabolka\cli\balcon.exe" -n "Microsoft Heera Mobile" -k -p 0 -v 100 -w "ever.mp3" -t "AAA ever"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a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]&amp;&quot;.mp3&quot;&quot; -t &quot;&quot;AAA &quot;&amp;[.B257]&amp;&quot;&quot;&quot;&quot;" office:value-type="string" office:string-value="&quot;C:\Program Files (x86)\Balabolka\cli\balcon.exe&quot; -n &quot;Microsoft Heera Mobile&quot; -k -p 0 -v 100 -w &quot;paper.mp3&quot; -t &quot;AAA paper&quot;">
            <text:p>"C:\Program Files (x86)\Balabolka\cli\balcon.exe" -n "Microsoft Heera Mobile" -k -p 0 -v 100 -w "paper.mp3" -t "AAA paper"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h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]&amp;&quot;.mp3&quot;&quot; -t &quot;&quot;AAA &quot;&amp;[.B258]&amp;&quot;&quot;&quot;&quot;" office:value-type="string" office:string-value="&quot;C:\Program Files (x86)\Balabolka\cli\balcon.exe&quot; -n &quot;Microsoft Heera Mobile&quot; -k -p 0 -v 100 -w &quot;hard.mp3&quot; -t &quot;AAA hard&quot;">
            <text:p>"C:\Program Files (x86)\Balabolka\cli\balcon.exe" -n "Microsoft Heera Mobile" -k -p 0 -v 100 -w "hard.mp3" -t "AAA hard"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n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]&amp;&quot;.mp3&quot;&quot; -t &quot;&quot;AAA &quot;&amp;[.B259]&amp;&quot;&quot;&quot;&quot;" office:value-type="string" office:string-value="&quot;C:\Program Files (x86)\Balabolka\cli\balcon.exe&quot; -n &quot;Microsoft Heera Mobile&quot; -k -p 0 -v 100 -w &quot;near.mp3&quot; -t &quot;AAA near&quot;">
            <text:p>"C:\Program Files (x86)\Balabolka\cli\balcon.exe" -n "Microsoft Heera Mobile" -k -p 0 -v 100 -w "near.mp3" -t "AAA near"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ent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]&amp;&quot;.mp3&quot;&quot; -t &quot;&quot;AAA &quot;&amp;[.B260]&amp;&quot;&quot;&quot;&quot;" office:value-type="string" office:string-value="&quot;C:\Program Files (x86)\Balabolka\cli\balcon.exe&quot; -n &quot;Microsoft Heera Mobile&quot; -k -p 0 -v 100 -w &quot;sentence.mp3&quot; -t &quot;AAA sentence&quot;">
            <text:p>"C:\Program Files (x86)\Balabolka\cli\balcon.exe" -n "Microsoft Heera Mobile" -k -p 0 -v 100 -w "sentence.mp3" -t "AAA sentence"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bet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]&amp;&quot;.mp3&quot;&quot; -t &quot;&quot;AAA &quot;&amp;[.B261]&amp;&quot;&quot;&quot;&quot;" office:value-type="string" office:string-value="&quot;C:\Program Files (x86)\Balabolka\cli\balcon.exe&quot; -n &quot;Microsoft Heera Mobile&quot; -k -p 0 -v 100 -w &quot;better.mp3&quot; -t &quot;AAA better&quot;">
            <text:p>"C:\Program Files (x86)\Balabolka\cli\balcon.exe" -n "Microsoft Heera Mobile" -k -p 0 -v 100 -w "better.mp3" -t "AAA better"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b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]&amp;&quot;.mp3&quot;&quot; -t &quot;&quot;AAA &quot;&amp;[.B262]&amp;&quot;&quot;&quot;&quot;" office:value-type="string" office:string-value="&quot;C:\Program Files (x86)\Balabolka\cli\balcon.exe&quot; -n &quot;Microsoft Heera Mobile&quot; -k -p 0 -v 100 -w &quot;best.mp3&quot; -t &quot;AAA best&quot;">
            <text:p>"C:\Program Files (x86)\Balabolka\cli\balcon.exe" -n "Microsoft Heera Mobile" -k -p 0 -v 100 -w "best.mp3" -t "AAA best"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acro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]&amp;&quot;.mp3&quot;&quot; -t &quot;&quot;AAA &quot;&amp;[.B263]&amp;&quot;&quot;&quot;&quot;" office:value-type="string" office:string-value="&quot;C:\Program Files (x86)\Balabolka\cli\balcon.exe&quot; -n &quot;Microsoft Heera Mobile&quot; -k -p 0 -v 100 -w &quot;across.mp3&quot; -t &quot;AAA across&quot;">
            <text:p>"C:\Program Files (x86)\Balabolka\cli\balcon.exe" -n "Microsoft Heera Mobile" -k -p 0 -v 100 -w "across.mp3" -t "AAA across"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du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]&amp;&quot;.mp3&quot;&quot; -t &quot;&quot;AAA &quot;&amp;[.B264]&amp;&quot;&quot;&quot;&quot;" office:value-type="string" office:string-value="&quot;C:\Program Files (x86)\Balabolka\cli\balcon.exe&quot; -n &quot;Microsoft Heera Mobile&quot; -k -p 0 -v 100 -w &quot;during.mp3&quot; -t &quot;AAA during&quot;">
            <text:p>"C:\Program Files (x86)\Balabolka\cli\balcon.exe" -n "Microsoft Heera Mobile" -k -p 0 -v 100 -w "during.mp3" -t "AAA during"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tod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]&amp;&quot;.mp3&quot;&quot; -t &quot;&quot;AAA &quot;&amp;[.B265]&amp;&quot;&quot;&quot;&quot;" office:value-type="string" office:string-value="&quot;C:\Program Files (x86)\Balabolka\cli\balcon.exe&quot; -n &quot;Microsoft Heera Mobile&quot; -k -p 0 -v 100 -w &quot;today.mp3&quot; -t &quot;AAA today&quot;">
            <text:p>"C:\Program Files (x86)\Balabolka\cli\balcon.exe" -n "Microsoft Heera Mobile" -k -p 0 -v 100 -w "today.mp3" -t "AAA today"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oth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]&amp;&quot;.mp3&quot;&quot; -t &quot;&quot;AAA &quot;&amp;[.B266]&amp;&quot;&quot;&quot;&quot;" office:value-type="string" office:string-value="&quot;C:\Program Files (x86)\Balabolka\cli\balcon.exe&quot; -n &quot;Microsoft Heera Mobile&quot; -k -p 0 -v 100 -w &quot;others.mp3&quot; -t &quot;AAA others&quot;">
            <text:p>"C:\Program Files (x86)\Balabolka\cli\balcon.exe" -n "Microsoft Heera Mobile" -k -p 0 -v 100 -w "others.mp3" -t "AAA others"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howe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]&amp;&quot;.mp3&quot;&quot; -t &quot;&quot;AAA &quot;&amp;[.B267]&amp;&quot;&quot;&quot;&quot;" office:value-type="string" office:string-value="&quot;C:\Program Files (x86)\Balabolka\cli\balcon.exe&quot; -n &quot;Microsoft Heera Mobile&quot; -k -p 0 -v 100 -w &quot;however.mp3&quot; -t &quot;AAA however&quot;">
            <text:p>"C:\Program Files (x86)\Balabolka\cli\balcon.exe" -n "Microsoft Heera Mobile" -k -p 0 -v 100 -w "however.mp3" -t "AAA however"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s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]&amp;&quot;.mp3&quot;&quot; -t &quot;&quot;AAA &quot;&amp;[.B268]&amp;&quot;&quot;&quot;&quot;" office:value-type="string" office:string-value="&quot;C:\Program Files (x86)\Balabolka\cli\balcon.exe&quot; -n &quot;Microsoft Heera Mobile&quot; -k -p 0 -v 100 -w &quot;sure.mp3&quot; -t &quot;AAA sure&quot;">
            <text:p>"C:\Program Files (x86)\Balabolka\cli\balcon.exe" -n "Microsoft Heera Mobile" -k -p 0 -v 100 -w "sure.mp3" -t "AAA sure"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mea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]&amp;&quot;.mp3&quot;&quot; -t &quot;&quot;AAA &quot;&amp;[.B269]&amp;&quot;&quot;&quot;&quot;" office:value-type="string" office:string-value="&quot;C:\Program Files (x86)\Balabolka\cli\balcon.exe&quot; -n &quot;Microsoft Heera Mobile&quot; -k -p 0 -v 100 -w &quot;means.mp3&quot; -t &quot;AAA means&quot;">
            <text:p>"C:\Program Files (x86)\Balabolka\cli\balcon.exe" -n "Microsoft Heera Mobile" -k -p 0 -v 100 -w "means.mp3" -t "AAA means"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kn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]&amp;&quot;.mp3&quot;&quot; -t &quot;&quot;AAA &quot;&amp;[.B270]&amp;&quot;&quot;&quot;&quot;" office:value-type="string" office:string-value="&quot;C:\Program Files (x86)\Balabolka\cli\balcon.exe&quot; -n &quot;Microsoft Heera Mobile&quot; -k -p 0 -v 100 -w &quot;knew.mp3&quot; -t &quot;AAA knew&quot;">
            <text:p>"C:\Program Files (x86)\Balabolka\cli\balcon.exe" -n "Microsoft Heera Mobile" -k -p 0 -v 100 -w "knew.mp3" -t "AAA knew"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it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]&amp;&quot;.mp3&quot;&quot; -t &quot;&quot;AAA &quot;&amp;[.B271]&amp;&quot;&quot;&quot;&quot;" office:value-type="string" office:string-value="&quot;C:\Program Files (x86)\Balabolka\cli\balcon.exe&quot; -n &quot;Microsoft Heera Mobile&quot; -k -p 0 -v 100 -w &quot;it's.mp3&quot; -t &quot;AAA it's&quot;">
            <text:p>"C:\Program Files (x86)\Balabolka\cli\balcon.exe" -n "Microsoft Heera Mobile" -k -p 0 -v 100 -w "it's.mp3" -t "AAA it's"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t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]&amp;&quot;.mp3&quot;&quot; -t &quot;&quot;AAA &quot;&amp;[.B272]&amp;&quot;&quot;&quot;&quot;" office:value-type="string" office:string-value="&quot;C:\Program Files (x86)\Balabolka\cli\balcon.exe&quot; -n &quot;Microsoft Heera Mobile&quot; -k -p 0 -v 100 -w &quot;try.mp3&quot; -t &quot;AAA try&quot;">
            <text:p>"C:\Program Files (x86)\Balabolka\cli\balcon.exe" -n "Microsoft Heera Mobile" -k -p 0 -v 100 -w "try.mp3" -t "AAA try"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o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]&amp;&quot;.mp3&quot;&quot; -t &quot;&quot;AAA &quot;&amp;[.B273]&amp;&quot;&quot;&quot;&quot;" office:value-type="string" office:string-value="&quot;C:\Program Files (x86)\Balabolka\cli\balcon.exe&quot; -n &quot;Microsoft Heera Mobile&quot; -k -p 0 -v 100 -w &quot;told.mp3&quot; -t &quot;AAA told&quot;">
            <text:p>"C:\Program Files (x86)\Balabolka\cli\balcon.exe" -n "Microsoft Heera Mobile" -k -p 0 -v 100 -w "told.mp3" -t "AAA told"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you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]&amp;&quot;.mp3&quot;&quot; -t &quot;&quot;AAA &quot;&amp;[.B274]&amp;&quot;&quot;&quot;&quot;" office:value-type="string" office:string-value="&quot;C:\Program Files (x86)\Balabolka\cli\balcon.exe&quot; -n &quot;Microsoft Heera Mobile&quot; -k -p 0 -v 100 -w &quot;young.mp3&quot; -t &quot;AAA young&quot;">
            <text:p>"C:\Program Files (x86)\Balabolka\cli\balcon.exe" -n "Microsoft Heera Mobile" -k -p 0 -v 100 -w "young.mp3" -t "AAA young"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i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]&amp;&quot;.mp3&quot;&quot; -t &quot;&quot;AAA &quot;&amp;[.B275]&amp;&quot;&quot;&quot;&quot;" office:value-type="string" office:string-value="&quot;C:\Program Files (x86)\Balabolka\cli\balcon.exe&quot; -n &quot;Microsoft Heera Mobile&quot; -k -p 0 -v 100 -w &quot;miles.mp3&quot; -t &quot;AAA miles&quot;">
            <text:p>"C:\Program Files (x86)\Balabolka\cli\balcon.exe" -n "Microsoft Heera Mobile" -k -p 0 -v 100 -w "miles.mp3" -t "AAA miles"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u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]&amp;&quot;.mp3&quot;&quot; -t &quot;&quot;AAA &quot;&amp;[.B276]&amp;&quot;&quot;&quot;&quot;" office:value-type="string" office:string-value="&quot;C:\Program Files (x86)\Balabolka\cli\balcon.exe&quot; -n &quot;Microsoft Heera Mobile&quot; -k -p 0 -v 100 -w &quot;sun.mp3&quot; -t &quot;AAA sun&quot;">
            <text:p>"C:\Program Files (x86)\Balabolka\cli\balcon.exe" -n "Microsoft Heera Mobile" -k -p 0 -v 100 -w "sun.mp3" -t "AAA sun"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wa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]&amp;&quot;.mp3&quot;&quot; -t &quot;&quot;AAA &quot;&amp;[.B277]&amp;&quot;&quot;&quot;&quot;" office:value-type="string" office:string-value="&quot;C:\Program Files (x86)\Balabolka\cli\balcon.exe&quot; -n &quot;Microsoft Heera Mobile&quot; -k -p 0 -v 100 -w &quot;ways.mp3&quot; -t &quot;AAA ways&quot;">
            <text:p>"C:\Program Files (x86)\Balabolka\cli\balcon.exe" -n "Microsoft Heera Mobile" -k -p 0 -v 100 -w "ways.mp3" -t "AAA ways"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t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]&amp;&quot;.mp3&quot;&quot; -t &quot;&quot;AAA &quot;&amp;[.B278]&amp;&quot;&quot;&quot;&quot;" office:value-type="string" office:string-value="&quot;C:\Program Files (x86)\Balabolka\cli\balcon.exe&quot; -n &quot;Microsoft Heera Mobile&quot; -k -p 0 -v 100 -w &quot;thing.mp3&quot; -t &quot;AAA thing&quot;">
            <text:p>"C:\Program Files (x86)\Balabolka\cli\balcon.exe" -n "Microsoft Heera Mobile" -k -p 0 -v 100 -w "thing.mp3" -t "AAA thing"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who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]&amp;&quot;.mp3&quot;&quot; -t &quot;&quot;AAA &quot;&amp;[.B279]&amp;&quot;&quot;&quot;&quot;" office:value-type="string" office:string-value="&quot;C:\Program Files (x86)\Balabolka\cli\balcon.exe&quot; -n &quot;Microsoft Heera Mobile&quot; -k -p 0 -v 100 -w &quot;whole.mp3&quot; -t &quot;AAA whole&quot;">
            <text:p>"C:\Program Files (x86)\Balabolka\cli\balcon.exe" -n "Microsoft Heera Mobile" -k -p 0 -v 100 -w "whole.mp3" -t "AAA whole"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h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]&amp;&quot;.mp3&quot;&quot; -t &quot;&quot;AAA &quot;&amp;[.B280]&amp;&quot;&quot;&quot;&quot;" office:value-type="string" office:string-value="&quot;C:\Program Files (x86)\Balabolka\cli\balcon.exe&quot; -n &quot;Microsoft Heera Mobile&quot; -k -p 0 -v 100 -w &quot;hear.mp3&quot; -t &quot;AAA hear&quot;">
            <text:p>"C:\Program Files (x86)\Balabolka\cli\balcon.exe" -n "Microsoft Heera Mobile" -k -p 0 -v 100 -w "hear.mp3" -t "AAA hear"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exam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]&amp;&quot;.mp3&quot;&quot; -t &quot;&quot;AAA &quot;&amp;[.B281]&amp;&quot;&quot;&quot;&quot;" office:value-type="string" office:string-value="&quot;C:\Program Files (x86)\Balabolka\cli\balcon.exe&quot; -n &quot;Microsoft Heera Mobile&quot; -k -p 0 -v 100 -w &quot;example.mp3&quot; -t &quot;AAA example&quot;">
            <text:p>"C:\Program Files (x86)\Balabolka\cli\balcon.exe" -n "Microsoft Heera Mobile" -k -p 0 -v 100 -w "example.mp3" -t "AAA example"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he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]&amp;&quot;.mp3&quot;&quot; -t &quot;&quot;AAA &quot;&amp;[.B282]&amp;&quot;&quot;&quot;&quot;" office:value-type="string" office:string-value="&quot;C:\Program Files (x86)\Balabolka\cli\balcon.exe&quot; -n &quot;Microsoft Heera Mobile&quot; -k -p 0 -v 100 -w &quot;heard.mp3&quot; -t &quot;AAA heard&quot;">
            <text:p>"C:\Program Files (x86)\Balabolka\cli\balcon.exe" -n "Microsoft Heera Mobile" -k -p 0 -v 100 -w "heard.mp3" -t "AAA heard"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eve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]&amp;&quot;.mp3&quot;&quot; -t &quot;&quot;AAA &quot;&amp;[.B283]&amp;&quot;&quot;&quot;&quot;" office:value-type="string" office:string-value="&quot;C:\Program Files (x86)\Balabolka\cli\balcon.exe&quot; -n &quot;Microsoft Heera Mobile&quot; -k -p 0 -v 100 -w &quot;several.mp3&quot; -t &quot;AAA several&quot;">
            <text:p>"C:\Program Files (x86)\Balabolka\cli\balcon.exe" -n "Microsoft Heera Mobile" -k -p 0 -v 100 -w "several.mp3" -t "AAA several"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han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]&amp;&quot;.mp3&quot;&quot; -t &quot;&quot;AAA &quot;&amp;[.B284]&amp;&quot;&quot;&quot;&quot;" office:value-type="string" office:string-value="&quot;C:\Program Files (x86)\Balabolka\cli\balcon.exe&quot; -n &quot;Microsoft Heera Mobile&quot; -k -p 0 -v 100 -w &quot;change.mp3&quot; -t &quot;AAA change&quot;">
            <text:p>"C:\Program Files (x86)\Balabolka\cli\balcon.exe" -n "Microsoft Heera Mobile" -k -p 0 -v 100 -w "change.mp3" -t "AAA change"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answ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]&amp;&quot;.mp3&quot;&quot; -t &quot;&quot;AAA &quot;&amp;[.B285]&amp;&quot;&quot;&quot;&quot;" office:value-type="string" office:string-value="&quot;C:\Program Files (x86)\Balabolka\cli\balcon.exe&quot; -n &quot;Microsoft Heera Mobile&quot; -k -p 0 -v 100 -w &quot;answer.mp3&quot; -t &quot;AAA answer&quot;">
            <text:p>"C:\Program Files (x86)\Balabolka\cli\balcon.exe" -n "Microsoft Heera Mobile" -k -p 0 -v 100 -w "answer.mp3" -t "AAA answer"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ro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]&amp;&quot;.mp3&quot;&quot; -t &quot;&quot;AAA &quot;&amp;[.B286]&amp;&quot;&quot;&quot;&quot;" office:value-type="string" office:string-value="&quot;C:\Program Files (x86)\Balabolka\cli\balcon.exe&quot; -n &quot;Microsoft Heera Mobile&quot; -k -p 0 -v 100 -w &quot;room.mp3&quot; -t &quot;AAA room&quot;">
            <text:p>"C:\Program Files (x86)\Balabolka\cli\balcon.exe" -n "Microsoft Heera Mobile" -k -p 0 -v 100 -w "room.mp3" -t "AAA room"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e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]&amp;&quot;.mp3&quot;&quot; -t &quot;&quot;AAA &quot;&amp;[.B287]&amp;&quot;&quot;&quot;&quot;" office:value-type="string" office:string-value="&quot;C:\Program Files (x86)\Balabolka\cli\balcon.exe&quot; -n &quot;Microsoft Heera Mobile&quot; -k -p 0 -v 100 -w &quot;sea.mp3&quot; -t &quot;AAA sea&quot;">
            <text:p>"C:\Program Files (x86)\Balabolka\cli\balcon.exe" -n "Microsoft Heera Mobile" -k -p 0 -v 100 -w "sea.mp3" -t "AAA sea"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again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]&amp;&quot;.mp3&quot;&quot; -t &quot;&quot;AAA &quot;&amp;[.B288]&amp;&quot;&quot;&quot;&quot;" office:value-type="string" office:string-value="&quot;C:\Program Files (x86)\Balabolka\cli\balcon.exe&quot; -n &quot;Microsoft Heera Mobile&quot; -k -p 0 -v 100 -w &quot;against.mp3&quot; -t &quot;AAA against&quot;">
            <text:p>"C:\Program Files (x86)\Balabolka\cli\balcon.exe" -n "Microsoft Heera Mobile" -k -p 0 -v 100 -w "against.mp3" -t "AAA against"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to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]&amp;&quot;.mp3&quot;&quot; -t &quot;&quot;AAA &quot;&amp;[.B289]&amp;&quot;&quot;&quot;&quot;" office:value-type="string" office:string-value="&quot;C:\Program Files (x86)\Balabolka\cli\balcon.exe&quot; -n &quot;Microsoft Heera Mobile&quot; -k -p 0 -v 100 -w &quot;top.mp3&quot; -t &quot;AAA top&quot;">
            <text:p>"C:\Program Files (x86)\Balabolka\cli\balcon.exe" -n "Microsoft Heera Mobile" -k -p 0 -v 100 -w "top.mp3" -t "AAA top"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ur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]&amp;&quot;.mp3&quot;&quot; -t &quot;&quot;AAA &quot;&amp;[.B290]&amp;&quot;&quot;&quot;&quot;" office:value-type="string" office:string-value="&quot;C:\Program Files (x86)\Balabolka\cli\balcon.exe&quot; -n &quot;Microsoft Heera Mobile&quot; -k -p 0 -v 100 -w &quot;turned.mp3&quot; -t &quot;AAA turned&quot;">
            <text:p>"C:\Program Files (x86)\Balabolka\cli\balcon.exe" -n "Microsoft Heera Mobile" -k -p 0 -v 100 -w "turned.mp3" -t "AAA turned"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gramm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]&amp;&quot;.mp3&quot;&quot; -t &quot;&quot;AAA &quot;&amp;[.B291]&amp;&quot;&quot;&quot;&quot;" office:value-type="string" office:string-value="&quot;C:\Program Files (x86)\Balabolka\cli\balcon.exe&quot; -n &quot;Microsoft Heera Mobile&quot; -k -p 0 -v 100 -w &quot;grammer.mp3&quot; -t &quot;AAA grammer&quot;">
            <text:p>"C:\Program Files (x86)\Balabolka\cli\balcon.exe" -n "Microsoft Heera Mobile" -k -p 0 -v 100 -w "grammer.mp3" -t "AAA grammer"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lea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]&amp;&quot;.mp3&quot;&quot; -t &quot;&quot;AAA &quot;&amp;[.B292]&amp;&quot;&quot;&quot;&quot;" office:value-type="string" office:string-value="&quot;C:\Program Files (x86)\Balabolka\cli\balcon.exe&quot; -n &quot;Microsoft Heera Mobile&quot; -k -p 0 -v 100 -w &quot;learn.mp3&quot; -t &quot;AAA learn&quot;">
            <text:p>"C:\Program Files (x86)\Balabolka\cli\balcon.exe" -n "Microsoft Heera Mobile" -k -p 0 -v 100 -w "learn.mp3" -t "AAA learn"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oi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]&amp;&quot;.mp3&quot;&quot; -t &quot;&quot;AAA &quot;&amp;[.B293]&amp;&quot;&quot;&quot;&quot;" office:value-type="string" office:string-value="&quot;C:\Program Files (x86)\Balabolka\cli\balcon.exe&quot; -n &quot;Microsoft Heera Mobile&quot; -k -p 0 -v 100 -w &quot;point.mp3&quot; -t &quot;AAA point&quot;">
            <text:p>"C:\Program Files (x86)\Balabolka\cli\balcon.exe" -n "Microsoft Heera Mobile" -k -p 0 -v 100 -w "point.mp3" -t "AAA point"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c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]&amp;&quot;.mp3&quot;&quot; -t &quot;&quot;AAA &quot;&amp;[.B294]&amp;&quot;&quot;&quot;&quot;" office:value-type="string" office:string-value="&quot;C:\Program Files (x86)\Balabolka\cli\balcon.exe&quot; -n &quot;Microsoft Heera Mobile&quot; -k -p 0 -v 100 -w &quot;city.mp3&quot; -t &quot;AAA city&quot;">
            <text:p>"C:\Program Files (x86)\Balabolka\cli\balcon.exe" -n "Microsoft Heera Mobile" -k -p 0 -v 100 -w "city.mp3" -t "AAA city"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l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]&amp;&quot;.mp3&quot;&quot; -t &quot;&quot;AAA &quot;&amp;[.B295]&amp;&quot;&quot;&quot;&quot;" office:value-type="string" office:string-value="&quot;C:\Program Files (x86)\Balabolka\cli\balcon.exe&quot; -n &quot;Microsoft Heera Mobile&quot; -k -p 0 -v 100 -w &quot;play.mp3&quot; -t &quot;AAA play&quot;">
            <text:p>"C:\Program Files (x86)\Balabolka\cli\balcon.exe" -n "Microsoft Heera Mobile" -k -p 0 -v 100 -w "play.mp3" -t "AAA play"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tow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]&amp;&quot;.mp3&quot;&quot; -t &quot;&quot;AAA &quot;&amp;[.B296]&amp;&quot;&quot;&quot;&quot;" office:value-type="string" office:string-value="&quot;C:\Program Files (x86)\Balabolka\cli\balcon.exe&quot; -n &quot;Microsoft Heera Mobile&quot; -k -p 0 -v 100 -w &quot;toward.mp3&quot; -t &quot;AAA toward&quot;">
            <text:p>"C:\Program Files (x86)\Balabolka\cli\balcon.exe" -n "Microsoft Heera Mobile" -k -p 0 -v 100 -w "toward.mp3" -t "AAA toward"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f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]&amp;&quot;.mp3&quot;&quot; -t &quot;&quot;AAA &quot;&amp;[.B297]&amp;&quot;&quot;&quot;&quot;" office:value-type="string" office:string-value="&quot;C:\Program Files (x86)\Balabolka\cli\balcon.exe&quot; -n &quot;Microsoft Heera Mobile&quot; -k -p 0 -v 100 -w &quot;five.mp3&quot; -t &quot;AAA five&quot;">
            <text:p>"C:\Program Files (x86)\Balabolka\cli\balcon.exe" -n "Microsoft Heera Mobile" -k -p 0 -v 100 -w "five.mp3" -t "AAA five"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us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]&amp;&quot;.mp3&quot;&quot; -t &quot;&quot;AAA &quot;&amp;[.B298]&amp;&quot;&quot;&quot;&quot;" office:value-type="string" office:string-value="&quot;C:\Program Files (x86)\Balabolka\cli\balcon.exe&quot; -n &quot;Microsoft Heera Mobile&quot; -k -p 0 -v 100 -w &quot;using.mp3&quot; -t &quot;AAA using&quot;">
            <text:p>"C:\Program Files (x86)\Balabolka\cli\balcon.exe" -n "Microsoft Heera Mobile" -k -p 0 -v 100 -w "using.mp3" -t "AAA using"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himse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]&amp;&quot;.mp3&quot;&quot; -t &quot;&quot;AAA &quot;&amp;[.B299]&amp;&quot;&quot;&quot;&quot;" office:value-type="string" office:string-value="&quot;C:\Program Files (x86)\Balabolka\cli\balcon.exe&quot; -n &quot;Microsoft Heera Mobile&quot; -k -p 0 -v 100 -w &quot;himself.mp3&quot; -t &quot;AAA himself&quot;">
            <text:p>"C:\Program Files (x86)\Balabolka\cli\balcon.exe" -n "Microsoft Heera Mobile" -k -p 0 -v 100 -w "himself.mp3" -t "AAA himself"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usu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0]&amp;&quot;.mp3&quot;&quot; -t &quot;&quot;AAA &quot;&amp;[.B300]&amp;&quot;&quot;&quot;&quot;" office:value-type="string" office:string-value="&quot;C:\Program Files (x86)\Balabolka\cli\balcon.exe&quot; -n &quot;Microsoft Heera Mobile&quot; -k -p 0 -v 100 -w &quot;usually.mp3&quot; -t &quot;AAA usually&quot;">
            <text:p>"C:\Program Files (x86)\Balabolka\cli\balcon.exe" -n "Microsoft Heera Mobile" -k -p 0 -v 100 -w "usually.mp3" -t "AAA usually"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on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1]&amp;&quot;.mp3&quot;&quot; -t &quot;&quot;AAA &quot;&amp;[.B301]&amp;&quot;&quot;&quot;&quot;" office:value-type="string" office:string-value="&quot;C:\Program Files (x86)\Balabolka\cli\balcon.exe&quot; -n &quot;Microsoft Heera Mobile&quot; -k -p 0 -v 100 -w &quot;money.mp3&quot; -t &quot;AAA money&quot;">
            <text:p>"C:\Program Files (x86)\Balabolka\cli\balcon.exe" -n "Microsoft Heera Mobile" -k -p 0 -v 100 -w "money.mp3" -t "AAA money"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2]&amp;&quot;.mp3&quot;&quot; -t &quot;&quot;AAA &quot;&amp;[.B302]&amp;&quot;&quot;&quot;&quot;" office:value-type="string" office:string-value="&quot;C:\Program Files (x86)\Balabolka\cli\balcon.exe&quot; -n &quot;Microsoft Heera Mobile&quot; -k -p 0 -v 100 -w &quot;seen.mp3&quot; -t &quot;AAA seen&quot;">
            <text:p>"C:\Program Files (x86)\Balabolka\cli\balcon.exe" -n "Microsoft Heera Mobile" -k -p 0 -v 100 -w "seen.mp3" -t "AAA seen"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did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3]&amp;&quot;.mp3&quot;&quot; -t &quot;&quot;AAA &quot;&amp;[.B303]&amp;&quot;&quot;&quot;&quot;" office:value-type="string" office:string-value="&quot;C:\Program Files (x86)\Balabolka\cli\balcon.exe&quot; -n &quot;Microsoft Heera Mobile&quot; -k -p 0 -v 100 -w &quot;didn't.mp3&quot; -t &quot;AAA didn't&quot;">
            <text:p>"C:\Program Files (x86)\Balabolka\cli\balcon.exe" -n "Microsoft Heera Mobile" -k -p 0 -v 100 -w "didn't.mp3" -t "AAA didn't"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c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4]&amp;&quot;.mp3&quot;&quot; -t &quot;&quot;AAA &quot;&amp;[.B304]&amp;&quot;&quot;&quot;&quot;" office:value-type="string" office:string-value="&quot;C:\Program Files (x86)\Balabolka\cli\balcon.exe&quot; -n &quot;Microsoft Heera Mobile&quot; -k -p 0 -v 100 -w &quot;car.mp3&quot; -t &quot;AAA car&quot;">
            <text:p>"C:\Program Files (x86)\Balabolka\cli\balcon.exe" -n "Microsoft Heera Mobile" -k -p 0 -v 100 -w "car.mp3" -t "AAA car"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or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5]&amp;&quot;.mp3&quot;&quot; -t &quot;&quot;AAA &quot;&amp;[.B305]&amp;&quot;&quot;&quot;&quot;" office:value-type="string" office:string-value="&quot;C:\Program Files (x86)\Balabolka\cli\balcon.exe&quot; -n &quot;Microsoft Heera Mobile&quot; -k -p 0 -v 100 -w &quot;morning.mp3&quot; -t &quot;AAA morning&quot;">
            <text:p>"C:\Program Files (x86)\Balabolka\cli\balcon.exe" -n "Microsoft Heera Mobile" -k -p 0 -v 100 -w "morning.mp3" -t "AAA morning"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giv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6]&amp;&quot;.mp3&quot;&quot; -t &quot;&quot;AAA &quot;&amp;[.B306]&amp;&quot;&quot;&quot;&quot;" office:value-type="string" office:string-value="&quot;C:\Program Files (x86)\Balabolka\cli\balcon.exe&quot; -n &quot;Microsoft Heera Mobile&quot; -k -p 0 -v 100 -w &quot;given.mp3&quot; -t &quot;AAA given&quot;">
            <text:p>"C:\Program Files (x86)\Balabolka\cli\balcon.exe" -n "Microsoft Heera Mobile" -k -p 0 -v 100 -w "given.mp3" -t "AAA given"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re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7]&amp;&quot;.mp3&quot;&quot; -t &quot;&quot;AAA &quot;&amp;[.B307]&amp;&quot;&quot;&quot;&quot;" office:value-type="string" office:string-value="&quot;C:\Program Files (x86)\Balabolka\cli\balcon.exe&quot; -n &quot;Microsoft Heera Mobile&quot; -k -p 0 -v 100 -w &quot;trees.mp3&quot; -t &quot;AAA trees&quot;">
            <text:p>"C:\Program Files (x86)\Balabolka\cli\balcon.exe" -n "Microsoft Heera Mobile" -k -p 0 -v 100 -w "trees.mp3" -t "AAA trees"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I'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8]&amp;&quot;.mp3&quot;&quot; -t &quot;&quot;AAA &quot;&amp;[.B308]&amp;&quot;&quot;&quot;&quot;" office:value-type="string" office:string-value="&quot;C:\Program Files (x86)\Balabolka\cli\balcon.exe&quot; -n &quot;Microsoft Heera Mobile&quot; -k -p 0 -v 100 -w &quot;I'm.mp3&quot; -t &quot;AAA I'm&quot;">
            <text:p>"C:\Program Files (x86)\Balabolka\cli\balcon.exe" -n "Microsoft Heera Mobile" -k -p 0 -v 100 -w "I'm.mp3" -t "AAA I'm"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bo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9]&amp;&quot;.mp3&quot;&quot; -t &quot;&quot;AAA &quot;&amp;[.B309]&amp;&quot;&quot;&quot;&quot;" office:value-type="string" office:string-value="&quot;C:\Program Files (x86)\Balabolka\cli\balcon.exe&quot; -n &quot;Microsoft Heera Mobile&quot; -k -p 0 -v 100 -w &quot;body.mp3&quot; -t &quot;AAA body&quot;">
            <text:p>"C:\Program Files (x86)\Balabolka\cli\balcon.exe" -n "Microsoft Heera Mobile" -k -p 0 -v 100 -w "body.mp3" -t "AAA body"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p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0]&amp;&quot;.mp3&quot;&quot; -t &quot;&quot;AAA &quot;&amp;[.B310]&amp;&quot;&quot;&quot;&quot;" office:value-type="string" office:string-value="&quot;C:\Program Files (x86)\Balabolka\cli\balcon.exe&quot; -n &quot;Microsoft Heera Mobile&quot; -k -p 0 -v 100 -w &quot;upon.mp3&quot; -t &quot;AAA upon&quot;">
            <text:p>"C:\Program Files (x86)\Balabolka\cli\balcon.exe" -n "Microsoft Heera Mobile" -k -p 0 -v 100 -w "upon.mp3" -t "AAA upon"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fami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1]&amp;&quot;.mp3&quot;&quot; -t &quot;&quot;AAA &quot;&amp;[.B311]&amp;&quot;&quot;&quot;&quot;" office:value-type="string" office:string-value="&quot;C:\Program Files (x86)\Balabolka\cli\balcon.exe&quot; -n &quot;Microsoft Heera Mobile&quot; -k -p 0 -v 100 -w &quot;family.mp3&quot; -t &quot;AAA family&quot;">
            <text:p>"C:\Program Files (x86)\Balabolka\cli\balcon.exe" -n "Microsoft Heera Mobile" -k -p 0 -v 100 -w "family.mp3" -t "AAA family"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la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2]&amp;&quot;.mp3&quot;&quot; -t &quot;&quot;AAA &quot;&amp;[.B312]&amp;&quot;&quot;&quot;&quot;" office:value-type="string" office:string-value="&quot;C:\Program Files (x86)\Balabolka\cli\balcon.exe&quot; -n &quot;Microsoft Heera Mobile&quot; -k -p 0 -v 100 -w &quot;later.mp3&quot; -t &quot;AAA later&quot;">
            <text:p>"C:\Program Files (x86)\Balabolka\cli\balcon.exe" -n "Microsoft Heera Mobile" -k -p 0 -v 100 -w "later.mp3" -t "AAA later"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tu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3]&amp;&quot;.mp3&quot;&quot; -t &quot;&quot;AAA &quot;&amp;[.B313]&amp;&quot;&quot;&quot;&quot;" office:value-type="string" office:string-value="&quot;C:\Program Files (x86)\Balabolka\cli\balcon.exe&quot; -n &quot;Microsoft Heera Mobile&quot; -k -p 0 -v 100 -w &quot;turn.mp3&quot; -t &quot;AAA turn&quot;">
            <text:p>"C:\Program Files (x86)\Balabolka\cli\balcon.exe" -n "Microsoft Heera Mobile" -k -p 0 -v 100 -w "turn.mp3" -t "AAA turn"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mo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4]&amp;&quot;.mp3&quot;&quot; -t &quot;&quot;AAA &quot;&amp;[.B314]&amp;&quot;&quot;&quot;&quot;" office:value-type="string" office:string-value="&quot;C:\Program Files (x86)\Balabolka\cli\balcon.exe&quot; -n &quot;Microsoft Heera Mobile&quot; -k -p 0 -v 100 -w &quot;move.mp3&quot; -t &quot;AAA move&quot;">
            <text:p>"C:\Program Files (x86)\Balabolka\cli\balcon.exe" -n "Microsoft Heera Mobile" -k -p 0 -v 100 -w "move.mp3" -t "AAA move"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f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5]&amp;&quot;.mp3&quot;&quot; -t &quot;&quot;AAA &quot;&amp;[.B315]&amp;&quot;&quot;&quot;&quot;" office:value-type="string" office:string-value="&quot;C:\Program Files (x86)\Balabolka\cli\balcon.exe&quot; -n &quot;Microsoft Heera Mobile&quot; -k -p 0 -v 100 -w &quot;face.mp3&quot; -t &quot;AAA face&quot;">
            <text:p>"C:\Program Files (x86)\Balabolka\cli\balcon.exe" -n "Microsoft Heera Mobile" -k -p 0 -v 100 -w "face.mp3" -t "AAA face"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do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6]&amp;&quot;.mp3&quot;&quot; -t &quot;&quot;AAA &quot;&amp;[.B316]&amp;&quot;&quot;&quot;&quot;" office:value-type="string" office:string-value="&quot;C:\Program Files (x86)\Balabolka\cli\balcon.exe&quot; -n &quot;Microsoft Heera Mobile&quot; -k -p 0 -v 100 -w &quot;door.mp3&quot; -t &quot;AAA door&quot;">
            <text:p>"C:\Program Files (x86)\Balabolka\cli\balcon.exe" -n "Microsoft Heera Mobile" -k -p 0 -v 100 -w "door.mp3" -t "AAA door"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7]&amp;&quot;.mp3&quot;&quot; -t &quot;&quot;AAA &quot;&amp;[.B317]&amp;&quot;&quot;&quot;&quot;" office:value-type="string" office:string-value="&quot;C:\Program Files (x86)\Balabolka\cli\balcon.exe&quot; -n &quot;Microsoft Heera Mobile&quot; -k -p 0 -v 100 -w &quot;cut.mp3&quot; -t &quot;AAA cut&quot;">
            <text:p>"C:\Program Files (x86)\Balabolka\cli\balcon.exe" -n "Microsoft Heera Mobile" -k -p 0 -v 100 -w "cut.mp3" -t "AAA cut"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d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8]&amp;&quot;.mp3&quot;&quot; -t &quot;&quot;AAA &quot;&amp;[.B318]&amp;&quot;&quot;&quot;&quot;" office:value-type="string" office:string-value="&quot;C:\Program Files (x86)\Balabolka\cli\balcon.exe&quot; -n &quot;Microsoft Heera Mobile&quot; -k -p 0 -v 100 -w &quot;done.mp3&quot; -t &quot;AAA done&quot;">
            <text:p>"C:\Program Files (x86)\Balabolka\cli\balcon.exe" -n "Microsoft Heera Mobile" -k -p 0 -v 100 -w "done.mp3" -t "AAA done"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grou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19]&amp;&quot;.mp3&quot;&quot; -t &quot;&quot;AAA &quot;&amp;[.B319]&amp;&quot;&quot;&quot;&quot;" office:value-type="string" office:string-value="&quot;C:\Program Files (x86)\Balabolka\cli\balcon.exe&quot; -n &quot;Microsoft Heera Mobile&quot; -k -p 0 -v 100 -w &quot;group.mp3&quot; -t &quot;AAA group&quot;">
            <text:p>"C:\Program Files (x86)\Balabolka\cli\balcon.exe" -n "Microsoft Heera Mobile" -k -p 0 -v 100 -w "group.mp3" -t "AAA group"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style-name="ce1" office:value-type="string">
            <text:p>tru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0]&amp;&quot;.mp3&quot;&quot; -t &quot;&quot;AAA &quot;&amp;[.B320]&amp;&quot;&quot;&quot;&quot;" office:value-type="string" office:string-value="&quot;C:\Program Files (x86)\Balabolka\cli\balcon.exe&quot; -n &quot;Microsoft Heera Mobile&quot; -k -p 0 -v 100 -w &quot;true.mp3&quot; -t &quot;AAA true&quot;">
            <text:p>"C:\Program Files (x86)\Balabolka\cli\balcon.exe" -n "Microsoft Heera Mobile" -k -p 0 -v 100 -w "true.mp3" -t "AAA true"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ha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1]&amp;&quot;.mp3&quot;&quot; -t &quot;&quot;AAA &quot;&amp;[.B321]&amp;&quot;&quot;&quot;&quot;" office:value-type="string" office:string-value="&quot;C:\Program Files (x86)\Balabolka\cli\balcon.exe&quot; -n &quot;Microsoft Heera Mobile&quot; -k -p 0 -v 100 -w &quot;half.mp3&quot; -t &quot;AAA half&quot;">
            <text:p>"C:\Program Files (x86)\Balabolka\cli\balcon.exe" -n "Microsoft Heera Mobile" -k -p 0 -v 100 -w "half.mp3" -t "AAA half"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enten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2]&amp;&quot;.mp3&quot;&quot; -t &quot;&quot;AAA &quot;&amp;[.B322]&amp;&quot;&quot;&quot;&quot;" office:value-type="string" office:string-value="&quot;C:\Program Files (x86)\Balabolka\cli\balcon.exe&quot; -n &quot;Microsoft Heera Mobile&quot; -k -p 0 -v 100 -w &quot;sentences.mp3&quot; -t &quot;AAA sentences&quot;">
            <text:p>"C:\Program Files (x86)\Balabolka\cli\balcon.exe" -n "Microsoft Heera Mobile" -k -p 0 -v 100 -w "sentences.mp3" -t "AAA sentences"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3]&amp;&quot;.mp3&quot;&quot; -t &quot;&quot;AAA &quot;&amp;[.B323]&amp;&quot;&quot;&quot;&quot;" office:value-type="string" office:string-value="&quot;C:\Program Files (x86)\Balabolka\cli\balcon.exe&quot; -n &quot;Microsoft Heera Mobile&quot; -k -p 0 -v 100 -w &quot;red.mp3&quot; -t &quot;AAA red&quot;">
            <text:p>"C:\Program Files (x86)\Balabolka\cli\balcon.exe" -n "Microsoft Heera Mobile" -k -p 0 -v 100 -w "red.mp3" -t "AAA red"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i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4]&amp;&quot;.mp3&quot;&quot; -t &quot;&quot;AAA &quot;&amp;[.B324]&amp;&quot;&quot;&quot;&quot;" office:value-type="string" office:string-value="&quot;C:\Program Files (x86)\Balabolka\cli\balcon.exe&quot; -n &quot;Microsoft Heera Mobile&quot; -k -p 0 -v 100 -w &quot;fish.mp3&quot; -t &quot;AAA fish&quot;">
            <text:p>"C:\Program Files (x86)\Balabolka\cli\balcon.exe" -n "Microsoft Heera Mobile" -k -p 0 -v 100 -w "fish.mp3" -t "AAA fish"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la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5]&amp;&quot;.mp3&quot;&quot; -t &quot;&quot;AAA &quot;&amp;[.B325]&amp;&quot;&quot;&quot;&quot;" office:value-type="string" office:string-value="&quot;C:\Program Files (x86)\Balabolka\cli\balcon.exe&quot; -n &quot;Microsoft Heera Mobile&quot; -k -p 0 -v 100 -w &quot;plants.mp3&quot; -t &quot;AAA plants&quot;">
            <text:p>"C:\Program Files (x86)\Balabolka\cli\balcon.exe" -n "Microsoft Heera Mobile" -k -p 0 -v 100 -w "plants.mp3" -t "AAA plants"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liv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6]&amp;&quot;.mp3&quot;&quot; -t &quot;&quot;AAA &quot;&amp;[.B326]&amp;&quot;&quot;&quot;&quot;" office:value-type="string" office:string-value="&quot;C:\Program Files (x86)\Balabolka\cli\balcon.exe&quot; -n &quot;Microsoft Heera Mobile&quot; -k -p 0 -v 100 -w &quot;living.mp3&quot; -t &quot;AAA living&quot;">
            <text:p>"C:\Program Files (x86)\Balabolka\cli\balcon.exe" -n "Microsoft Heera Mobile" -k -p 0 -v 100 -w "living.mp3" -t "AAA living"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wa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7]&amp;&quot;.mp3&quot;&quot; -t &quot;&quot;AAA &quot;&amp;[.B327]&amp;&quot;&quot;&quot;&quot;" office:value-type="string" office:string-value="&quot;C:\Program Files (x86)\Balabolka\cli\balcon.exe&quot; -n &quot;Microsoft Heera Mobile&quot; -k -p 0 -v 100 -w &quot;wanted.mp3&quot; -t &quot;AAA wanted&quot;">
            <text:p>"C:\Program Files (x86)\Balabolka\cli\balcon.exe" -n "Microsoft Heera Mobile" -k -p 0 -v 100 -w "wanted.mp3" -t "AAA wanted"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bl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8]&amp;&quot;.mp3&quot;&quot; -t &quot;&quot;AAA &quot;&amp;[.B328]&amp;&quot;&quot;&quot;&quot;" office:value-type="string" office:string-value="&quot;C:\Program Files (x86)\Balabolka\cli\balcon.exe&quot; -n &quot;Microsoft Heera Mobile&quot; -k -p 0 -v 100 -w &quot;black.mp3&quot; -t &quot;AAA black&quot;">
            <text:p>"C:\Program Files (x86)\Balabolka\cli\balcon.exe" -n "Microsoft Heera Mobile" -k -p 0 -v 100 -w "black.mp3" -t "AAA black"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29]&amp;&quot;.mp3&quot;&quot; -t &quot;&quot;AAA &quot;&amp;[.B329]&amp;&quot;&quot;&quot;&quot;" office:value-type="string" office:string-value="&quot;C:\Program Files (x86)\Balabolka\cli\balcon.exe&quot; -n &quot;Microsoft Heera Mobile&quot; -k -p 0 -v 100 -w &quot;eat.mp3&quot; -t &quot;AAA eat&quot;">
            <text:p>"C:\Program Files (x86)\Balabolka\cli\balcon.exe" -n "Microsoft Heera Mobile" -k -p 0 -v 100 -w "eat.mp3" -t "AAA eat"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ho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0]&amp;&quot;.mp3&quot;&quot; -t &quot;&quot;AAA &quot;&amp;[.B330]&amp;&quot;&quot;&quot;&quot;" office:value-type="string" office:string-value="&quot;C:\Program Files (x86)\Balabolka\cli\balcon.exe&quot; -n &quot;Microsoft Heera Mobile&quot; -k -p 0 -v 100 -w &quot;short.mp3&quot; -t &quot;AAA short&quot;">
            <text:p>"C:\Program Files (x86)\Balabolka\cli\balcon.exe" -n "Microsoft Heera Mobile" -k -p 0 -v 100 -w "short.mp3" -t "AAA short"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nited Stat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1]&amp;&quot;.mp3&quot;&quot; -t &quot;&quot;AAA &quot;&amp;[.B331]&amp;&quot;&quot;&quot;&quot;" office:value-type="string" office:string-value="&quot;C:\Program Files (x86)\Balabolka\cli\balcon.exe&quot; -n &quot;Microsoft Heera Mobile&quot; -k -p 0 -v 100 -w &quot;United States.mp3&quot; -t &quot;AAA United States&quot;">
            <text:p>"C:\Program Files (x86)\Balabolka\cli\balcon.exe" -n "Microsoft Heera Mobile" -k -p 0 -v 100 -w "United States.mp3" -t "AAA United States"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ru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2]&amp;&quot;.mp3&quot;&quot; -t &quot;&quot;AAA &quot;&amp;[.B332]&amp;&quot;&quot;&quot;&quot;" office:value-type="string" office:string-value="&quot;C:\Program Files (x86)\Balabolka\cli\balcon.exe&quot; -n &quot;Microsoft Heera Mobile&quot; -k -p 0 -v 100 -w &quot;run.mp3&quot; -t &quot;AAA run&quot;">
            <text:p>"C:\Program Files (x86)\Balabolka\cli\balcon.exe" -n "Microsoft Heera Mobile" -k -p 0 -v 100 -w "run.mp3" -t "AAA run"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ki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3]&amp;&quot;.mp3&quot;&quot; -t &quot;&quot;AAA &quot;&amp;[.B333]&amp;&quot;&quot;&quot;&quot;" office:value-type="string" office:string-value="&quot;C:\Program Files (x86)\Balabolka\cli\balcon.exe&quot; -n &quot;Microsoft Heera Mobile&quot; -k -p 0 -v 100 -w &quot;kinds.mp3&quot; -t &quot;AAA kinds&quot;">
            <text:p>"C:\Program Files (x86)\Balabolka\cli\balcon.exe" -n "Microsoft Heera Mobile" -k -p 0 -v 100 -w "kinds.mp3" -t "AAA kinds"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boo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4]&amp;&quot;.mp3&quot;&quot; -t &quot;&quot;AAA &quot;&amp;[.B334]&amp;&quot;&quot;&quot;&quot;" office:value-type="string" office:string-value="&quot;C:\Program Files (x86)\Balabolka\cli\balcon.exe&quot; -n &quot;Microsoft Heera Mobile&quot; -k -p 0 -v 100 -w &quot;book.mp3&quot; -t &quot;AAA book&quot;">
            <text:p>"C:\Program Files (x86)\Balabolka\cli\balcon.exe" -n "Microsoft Heera Mobile" -k -p 0 -v 100 -w "book.mp3" -t "AAA book"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ga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5]&amp;&quot;.mp3&quot;&quot; -t &quot;&quot;AAA &quot;&amp;[.B335]&amp;&quot;&quot;&quot;&quot;" office:value-type="string" office:string-value="&quot;C:\Program Files (x86)\Balabolka\cli\balcon.exe&quot; -n &quot;Microsoft Heera Mobile&quot; -k -p 0 -v 100 -w &quot;gave.mp3&quot; -t &quot;AAA gave&quot;">
            <text:p>"C:\Program Files (x86)\Balabolka\cli\balcon.exe" -n "Microsoft Heera Mobile" -k -p 0 -v 100 -w "gave.mp3" -t "AAA gave"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or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6]&amp;&quot;.mp3&quot;&quot; -t &quot;&quot;AAA &quot;&amp;[.B336]&amp;&quot;&quot;&quot;&quot;" office:value-type="string" office:string-value="&quot;C:\Program Files (x86)\Balabolka\cli\balcon.exe&quot; -n &quot;Microsoft Heera Mobile&quot; -k -p 0 -v 100 -w &quot;order.mp3&quot; -t &quot;AAA order&quot;">
            <text:p>"C:\Program Files (x86)\Balabolka\cli\balcon.exe" -n "Microsoft Heera Mobile" -k -p 0 -v 100 -w "order.mp3" -t "AAA order"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op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7]&amp;&quot;.mp3&quot;&quot; -t &quot;&quot;AAA &quot;&amp;[.B337]&amp;&quot;&quot;&quot;&quot;" office:value-type="string" office:string-value="&quot;C:\Program Files (x86)\Balabolka\cli\balcon.exe&quot; -n &quot;Microsoft Heera Mobile&quot; -k -p 0 -v 100 -w &quot;open.mp3&quot; -t &quot;AAA open&quot;">
            <text:p>"C:\Program Files (x86)\Balabolka\cli\balcon.exe" -n "Microsoft Heera Mobile" -k -p 0 -v 100 -w "open.mp3" -t "AAA open"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gr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8]&amp;&quot;.mp3&quot;&quot; -t &quot;&quot;AAA &quot;&amp;[.B338]&amp;&quot;&quot;&quot;&quot;" office:value-type="string" office:string-value="&quot;C:\Program Files (x86)\Balabolka\cli\balcon.exe&quot; -n &quot;Microsoft Heera Mobile&quot; -k -p 0 -v 100 -w &quot;ground.mp3&quot; -t &quot;AAA ground&quot;">
            <text:p>"C:\Program Files (x86)\Balabolka\cli\balcon.exe" -n "Microsoft Heera Mobile" -k -p 0 -v 100 -w "ground.mp3" -t "AAA ground"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li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39]&amp;&quot;.mp3&quot;&quot; -t &quot;&quot;AAA &quot;&amp;[.B339]&amp;&quot;&quot;&quot;&quot;" office:value-type="string" office:string-value="&quot;C:\Program Files (x86)\Balabolka\cli\balcon.exe&quot; -n &quot;Microsoft Heera Mobile&quot; -k -p 0 -v 100 -w &quot;lines.mp3&quot; -t &quot;AAA lines&quot;">
            <text:p>"C:\Program Files (x86)\Balabolka\cli\balcon.exe" -n "Microsoft Heera Mobile" -k -p 0 -v 100 -w "lines.mp3" -t "AAA lines"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co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0]&amp;&quot;.mp3&quot;&quot; -t &quot;&quot;AAA &quot;&amp;[.B340]&amp;&quot;&quot;&quot;&quot;" office:value-type="string" office:string-value="&quot;C:\Program Files (x86)\Balabolka\cli\balcon.exe&quot; -n &quot;Microsoft Heera Mobile&quot; -k -p 0 -v 100 -w &quot;cold.mp3&quot; -t &quot;AAA cold&quot;">
            <text:p>"C:\Program Files (x86)\Balabolka\cli\balcon.exe" -n "Microsoft Heera Mobile" -k -p 0 -v 100 -w "cold.mp3" -t "AAA cold"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re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1]&amp;&quot;.mp3&quot;&quot; -t &quot;&quot;AAA &quot;&amp;[.B341]&amp;&quot;&quot;&quot;&quot;" office:value-type="string" office:string-value="&quot;C:\Program Files (x86)\Balabolka\cli\balcon.exe&quot; -n &quot;Microsoft Heera Mobile&quot; -k -p 0 -v 100 -w &quot;really.mp3&quot; -t &quot;AAA really&quot;">
            <text:p>"C:\Program Files (x86)\Balabolka\cli\balcon.exe" -n "Microsoft Heera Mobile" -k -p 0 -v 100 -w "really.mp3" -t "AAA really"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ta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2]&amp;&quot;.mp3&quot;&quot; -t &quot;&quot;AAA &quot;&amp;[.B342]&amp;&quot;&quot;&quot;&quot;" office:value-type="string" office:string-value="&quot;C:\Program Files (x86)\Balabolka\cli\balcon.exe&quot; -n &quot;Microsoft Heera Mobile&quot; -k -p 0 -v 100 -w &quot;table.mp3&quot; -t &quot;AAA table&quot;">
            <text:p>"C:\Program Files (x86)\Balabolka\cli\balcon.exe" -n "Microsoft Heera Mobile" -k -p 0 -v 100 -w "table.mp3" -t "AAA table"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rememb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3]&amp;&quot;.mp3&quot;&quot; -t &quot;&quot;AAA &quot;&amp;[.B343]&amp;&quot;&quot;&quot;&quot;" office:value-type="string" office:string-value="&quot;C:\Program Files (x86)\Balabolka\cli\balcon.exe&quot; -n &quot;Microsoft Heera Mobile&quot; -k -p 0 -v 100 -w &quot;remember.mp3&quot; -t &quot;AAA remember&quot;">
            <text:p>"C:\Program Files (x86)\Balabolka\cli\balcon.exe" -n "Microsoft Heera Mobile" -k -p 0 -v 100 -w "remember.mp3" -t "AAA remember"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re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4]&amp;&quot;.mp3&quot;&quot; -t &quot;&quot;AAA &quot;&amp;[.B344]&amp;&quot;&quot;&quot;&quot;" office:value-type="string" office:string-value="&quot;C:\Program Files (x86)\Balabolka\cli\balcon.exe&quot; -n &quot;Microsoft Heera Mobile&quot; -k -p 0 -v 100 -w &quot;tree.mp3&quot; -t &quot;AAA tree&quot;">
            <text:p>"C:\Program Files (x86)\Balabolka\cli\balcon.exe" -n "Microsoft Heera Mobile" -k -p 0 -v 100 -w "tree.mp3" -t "AAA tree"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gr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5]&amp;&quot;.mp3&quot;&quot; -t &quot;&quot;AAA &quot;&amp;[.B345]&amp;&quot;&quot;&quot;&quot;" office:value-type="string" office:string-value="&quot;C:\Program Files (x86)\Balabolka\cli\balcon.exe&quot; -n &quot;Microsoft Heera Mobile&quot; -k -p 0 -v 100 -w &quot;great.mp3&quot; -t &quot;AAA great&quot;">
            <text:p>"C:\Program Files (x86)\Balabolka\cli\balcon.exe" -n "Microsoft Heera Mobile" -k -p 0 -v 100 -w "great.mp3" -t "AAA great"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our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6]&amp;&quot;.mp3&quot;&quot; -t &quot;&quot;AAA &quot;&amp;[.B346]&amp;&quot;&quot;&quot;&quot;" office:value-type="string" office:string-value="&quot;C:\Program Files (x86)\Balabolka\cli\balcon.exe&quot; -n &quot;Microsoft Heera Mobile&quot; -k -p 0 -v 100 -w &quot;course.mp3&quot; -t &quot;AAA course&quot;">
            <text:p>"C:\Program Files (x86)\Balabolka\cli\balcon.exe" -n "Microsoft Heera Mobile" -k -p 0 -v 100 -w "course.mp3" -t "AAA course"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fro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7]&amp;&quot;.mp3&quot;&quot; -t &quot;&quot;AAA &quot;&amp;[.B347]&amp;&quot;&quot;&quot;&quot;" office:value-type="string" office:string-value="&quot;C:\Program Files (x86)\Balabolka\cli\balcon.exe&quot; -n &quot;Microsoft Heera Mobile&quot; -k -p 0 -v 100 -w &quot;front.mp3&quot; -t &quot;AAA front&quot;">
            <text:p>"C:\Program Files (x86)\Balabolka\cli\balcon.exe" -n "Microsoft Heera Mobile" -k -p 0 -v 100 -w "front.mp3" -t "AAA front"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n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8]&amp;&quot;.mp3&quot;&quot; -t &quot;&quot;AAA &quot;&amp;[.B348]&amp;&quot;&quot;&quot;&quot;" office:value-type="string" office:string-value="&quot;C:\Program Files (x86)\Balabolka\cli\balcon.exe&quot; -n &quot;Microsoft Heera Mobile&quot; -k -p 0 -v 100 -w &quot;known.mp3&quot; -t &quot;AAA known&quot;">
            <text:p>"C:\Program Files (x86)\Balabolka\cli\balcon.exe" -n "Microsoft Heera Mobile" -k -p 0 -v 100 -w "known.mp3" -t "AAA known"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Delhi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49]&amp;&quot;.mp3&quot;&quot; -t &quot;&quot;AAA &quot;&amp;[.B349]&amp;&quot;&quot;&quot;&quot;" office:value-type="string" office:string-value="&quot;C:\Program Files (x86)\Balabolka\cli\balcon.exe&quot; -n &quot;Microsoft Heera Mobile&quot; -k -p 0 -v 100 -w &quot;Delhi.mp3&quot; -t &quot;AAA Delhi&quot;">
            <text:p>"C:\Program Files (x86)\Balabolka\cli\balcon.exe" -n "Microsoft Heera Mobile" -k -p 0 -v 100 -w "Delhi.mp3" -t "AAA Delhi"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p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0]&amp;&quot;.mp3&quot;&quot; -t &quot;&quot;AAA &quot;&amp;[.B350]&amp;&quot;&quot;&quot;&quot;" office:value-type="string" office:string-value="&quot;C:\Program Files (x86)\Balabolka\cli\balcon.exe&quot; -n &quot;Microsoft Heera Mobile&quot; -k -p 0 -v 100 -w &quot;space.mp3&quot; -t &quot;AAA space&quot;">
            <text:p>"C:\Program Files (x86)\Balabolka\cli\balcon.exe" -n "Microsoft Heera Mobile" -k -p 0 -v 100 -w "space.mp3" -t "AAA space"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ins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1]&amp;&quot;.mp3&quot;&quot; -t &quot;&quot;AAA &quot;&amp;[.B351]&amp;&quot;&quot;&quot;&quot;" office:value-type="string" office:string-value="&quot;C:\Program Files (x86)\Balabolka\cli\balcon.exe&quot; -n &quot;Microsoft Heera Mobile&quot; -k -p 0 -v 100 -w &quot;inside.mp3&quot; -t &quot;AAA inside&quot;">
            <text:p>"C:\Program Files (x86)\Balabolka\cli\balcon.exe" -n "Microsoft Heera Mobile" -k -p 0 -v 100 -w "inside.mp3" -t "AAA inside"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ag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2]&amp;&quot;.mp3&quot;&quot; -t &quot;&quot;AAA &quot;&amp;[.B352]&amp;&quot;&quot;&quot;&quot;" office:value-type="string" office:string-value="&quot;C:\Program Files (x86)\Balabolka\cli\balcon.exe&quot; -n &quot;Microsoft Heera Mobile&quot; -k -p 0 -v 100 -w &quot;ago.mp3&quot; -t &quot;AAA ago&quot;">
            <text:p>"C:\Program Files (x86)\Balabolka\cli\balcon.exe" -n "Microsoft Heera Mobile" -k -p 0 -v 100 -w "ago.mp3" -t "AAA ago"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a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3]&amp;&quot;.mp3&quot;&quot; -t &quot;&quot;AAA &quot;&amp;[.B353]&amp;&quot;&quot;&quot;&quot;" office:value-type="string" office:string-value="&quot;C:\Program Files (x86)\Balabolka\cli\balcon.exe&quot; -n &quot;Microsoft Heera Mobile&quot; -k -p 0 -v 100 -w &quot;making.mp3&quot; -t &quot;AAA making&quot;">
            <text:p>"C:\Program Files (x86)\Balabolka\cli\balcon.exe" -n "Microsoft Heera Mobile" -k -p 0 -v 100 -w "making.mp3" -t "AAA making"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rs.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4]&amp;&quot;.mp3&quot;&quot; -t &quot;&quot;AAA &quot;&amp;[.B354]&amp;&quot;&quot;&quot;&quot;" office:value-type="string" office:string-value="&quot;C:\Program Files (x86)\Balabolka\cli\balcon.exe&quot; -n &quot;Microsoft Heera Mobile&quot; -k -p 0 -v 100 -w &quot;Mrs..mp3&quot; -t &quot;AAA Mrs.&quot;">
            <text:p>"C:\Program Files (x86)\Balabolka\cli\balcon.exe" -n "Microsoft Heera Mobile" -k -p 0 -v 100 -w "Mrs..mp3" -t "AAA Mrs."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ear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5]&amp;&quot;.mp3&quot;&quot; -t &quot;&quot;AAA &quot;&amp;[.B355]&amp;&quot;&quot;&quot;&quot;" office:value-type="string" office:string-value="&quot;C:\Program Files (x86)\Balabolka\cli\balcon.exe&quot; -n &quot;Microsoft Heera Mobile&quot; -k -p 0 -v 100 -w &quot;early.mp3&quot; -t &quot;AAA early&quot;">
            <text:p>"C:\Program Files (x86)\Balabolka\cli\balcon.exe" -n "Microsoft Heera Mobile" -k -p 0 -v 100 -w "early.mp3" -t "AAA early"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I'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6]&amp;&quot;.mp3&quot;&quot; -t &quot;&quot;AAA &quot;&amp;[.B356]&amp;&quot;&quot;&quot;&quot;" office:value-type="string" office:string-value="&quot;C:\Program Files (x86)\Balabolka\cli\balcon.exe&quot; -n &quot;Microsoft Heera Mobile&quot; -k -p 0 -v 100 -w &quot;I'll.mp3&quot; -t &quot;AAA I'll&quot;">
            <text:p>"C:\Program Files (x86)\Balabolka\cli\balcon.exe" -n "Microsoft Heera Mobile" -k -p 0 -v 100 -w "I'll.mp3" -t "AAA I'll"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lear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7]&amp;&quot;.mp3&quot;&quot; -t &quot;&quot;AAA &quot;&amp;[.B357]&amp;&quot;&quot;&quot;&quot;" office:value-type="string" office:string-value="&quot;C:\Program Files (x86)\Balabolka\cli\balcon.exe&quot; -n &quot;Microsoft Heera Mobile&quot; -k -p 0 -v 100 -w &quot;learned.mp3&quot; -t &quot;AAA learned&quot;">
            <text:p>"C:\Program Files (x86)\Balabolka\cli\balcon.exe" -n "Microsoft Heera Mobile" -k -p 0 -v 100 -w "learned.mp3" -t "AAA learned"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brou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8]&amp;&quot;.mp3&quot;&quot; -t &quot;&quot;AAA &quot;&amp;[.B358]&amp;&quot;&quot;&quot;&quot;" office:value-type="string" office:string-value="&quot;C:\Program Files (x86)\Balabolka\cli\balcon.exe&quot; -n &quot;Microsoft Heera Mobile&quot; -k -p 0 -v 100 -w &quot;brought.mp3&quot; -t &quot;AAA brought&quot;">
            <text:p>"C:\Program Files (x86)\Balabolka\cli\balcon.exe" -n "Microsoft Heera Mobile" -k -p 0 -v 100 -w "brought.mp3" -t "AAA brought"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cl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59]&amp;&quot;.mp3&quot;&quot; -t &quot;&quot;AAA &quot;&amp;[.B359]&amp;&quot;&quot;&quot;&quot;" office:value-type="string" office:string-value="&quot;C:\Program Files (x86)\Balabolka\cli\balcon.exe&quot; -n &quot;Microsoft Heera Mobile&quot; -k -p 0 -v 100 -w &quot;close.mp3&quot; -t &quot;AAA close&quot;">
            <text:p>"C:\Program Files (x86)\Balabolka\cli\balcon.exe" -n "Microsoft Heera Mobile" -k -p 0 -v 100 -w "close.mp3" -t "AAA close"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not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0]&amp;&quot;.mp3&quot;&quot; -t &quot;&quot;AAA &quot;&amp;[.B360]&amp;&quot;&quot;&quot;&quot;" office:value-type="string" office:string-value="&quot;C:\Program Files (x86)\Balabolka\cli\balcon.exe&quot; -n &quot;Microsoft Heera Mobile&quot; -k -p 0 -v 100 -w &quot;nothing.mp3&quot; -t &quot;AAA nothing&quot;">
            <text:p>"C:\Program Files (x86)\Balabolka\cli\balcon.exe" -n "Microsoft Heera Mobile" -k -p 0 -v 100 -w "nothing.mp3" -t "AAA nothing"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houg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1]&amp;&quot;.mp3&quot;&quot; -t &quot;&quot;AAA &quot;&amp;[.B361]&amp;&quot;&quot;&quot;&quot;" office:value-type="string" office:string-value="&quot;C:\Program Files (x86)\Balabolka\cli\balcon.exe&quot; -n &quot;Microsoft Heera Mobile&quot; -k -p 0 -v 100 -w &quot;though.mp3&quot; -t &quot;AAA though&quot;">
            <text:p>"C:\Program Files (x86)\Balabolka\cli\balcon.exe" -n "Microsoft Heera Mobile" -k -p 0 -v 100 -w "though.mp3" -t "AAA though"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tar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2]&amp;&quot;.mp3&quot;&quot; -t &quot;&quot;AAA &quot;&amp;[.B362]&amp;&quot;&quot;&quot;&quot;" office:value-type="string" office:string-value="&quot;C:\Program Files (x86)\Balabolka\cli\balcon.exe&quot; -n &quot;Microsoft Heera Mobile&quot; -k -p 0 -v 100 -w &quot;started.mp3&quot; -t &quot;AAA started&quot;">
            <text:p>"C:\Program Files (x86)\Balabolka\cli\balcon.exe" -n "Microsoft Heera Mobile" -k -p 0 -v 100 -w "started.mp3" -t "AAA started"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ide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3]&amp;&quot;.mp3&quot;&quot; -t &quot;&quot;AAA &quot;&amp;[.B363]&amp;&quot;&quot;&quot;&quot;" office:value-type="string" office:string-value="&quot;C:\Program Files (x86)\Balabolka\cli\balcon.exe&quot; -n &quot;Microsoft Heera Mobile&quot; -k -p 0 -v 100 -w &quot;idea.mp3&quot; -t &quot;AAA idea&quot;">
            <text:p>"C:\Program Files (x86)\Balabolka\cli\balcon.exe" -n "Microsoft Heera Mobile" -k -p 0 -v 100 -w "idea.mp3" -t "AAA idea"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c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4]&amp;&quot;.mp3&quot;&quot; -t &quot;&quot;AAA &quot;&amp;[.B364]&amp;&quot;&quot;&quot;&quot;" office:value-type="string" office:string-value="&quot;C:\Program Files (x86)\Balabolka\cli\balcon.exe&quot; -n &quot;Microsoft Heera Mobile&quot; -k -p 0 -v 100 -w &quot;call.mp3&quot; -t &quot;AAA call&quot;">
            <text:p>"C:\Program Files (x86)\Balabolka\cli\balcon.exe" -n "Microsoft Heera Mobile" -k -p 0 -v 100 -w "call.mp3" -t "AAA call"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li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5]&amp;&quot;.mp3&quot;&quot; -t &quot;&quot;AAA &quot;&amp;[.B365]&amp;&quot;&quot;&quot;&quot;" office:value-type="string" office:string-value="&quot;C:\Program Files (x86)\Balabolka\cli\balcon.exe&quot; -n &quot;Microsoft Heera Mobile&quot; -k -p 0 -v 100 -w &quot;lived.mp3&quot; -t &quot;AAA lived&quot;">
            <text:p>"C:\Program Files (x86)\Balabolka\cli\balcon.exe" -n "Microsoft Heera Mobile" -k -p 0 -v 100 -w "lived.mp3" -t "AAA lived"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ak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6]&amp;&quot;.mp3&quot;&quot; -t &quot;&quot;AAA &quot;&amp;[.B366]&amp;&quot;&quot;&quot;&quot;" office:value-type="string" office:string-value="&quot;C:\Program Files (x86)\Balabolka\cli\balcon.exe&quot; -n &quot;Microsoft Heera Mobile&quot; -k -p 0 -v 100 -w &quot;makes.mp3&quot; -t &quot;AAA makes&quot;">
            <text:p>"C:\Program Files (x86)\Balabolka\cli\balcon.exe" -n "Microsoft Heera Mobile" -k -p 0 -v 100 -w "makes.mp3" -t "AAA makes"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eca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7]&amp;&quot;.mp3&quot;&quot; -t &quot;&quot;AAA &quot;&amp;[.B367]&amp;&quot;&quot;&quot;&quot;" office:value-type="string" office:string-value="&quot;C:\Program Files (x86)\Balabolka\cli\balcon.exe&quot; -n &quot;Microsoft Heera Mobile&quot; -k -p 0 -v 100 -w &quot;became.mp3&quot; -t &quot;AAA became&quot;">
            <text:p>"C:\Program Files (x86)\Balabolka\cli\balcon.exe" -n "Microsoft Heera Mobile" -k -p 0 -v 100 -w "became.mp3" -t "AAA became"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loo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8]&amp;&quot;.mp3&quot;&quot; -t &quot;&quot;AAA &quot;&amp;[.B368]&amp;&quot;&quot;&quot;&quot;" office:value-type="string" office:string-value="&quot;C:\Program Files (x86)\Balabolka\cli\balcon.exe&quot; -n &quot;Microsoft Heera Mobile&quot; -k -p 0 -v 100 -w &quot;looking.mp3&quot; -t &quot;AAA looking&quot;">
            <text:p>"C:\Program Files (x86)\Balabolka\cli\balcon.exe" -n "Microsoft Heera Mobile" -k -p 0 -v 100 -w "looking.mp3" -t "AAA looking"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ad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69]&amp;&quot;.mp3&quot;&quot; -t &quot;&quot;AAA &quot;&amp;[.B369]&amp;&quot;&quot;&quot;&quot;" office:value-type="string" office:string-value="&quot;C:\Program Files (x86)\Balabolka\cli\balcon.exe&quot; -n &quot;Microsoft Heera Mobile&quot; -k -p 0 -v 100 -w &quot;add.mp3&quot; -t &quot;AAA add&quot;">
            <text:p>"C:\Program Files (x86)\Balabolka\cli\balcon.exe" -n "Microsoft Heera Mobile" -k -p 0 -v 100 -w "add.mp3" -t "AAA add"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beco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0]&amp;&quot;.mp3&quot;&quot; -t &quot;&quot;AAA &quot;&amp;[.B370]&amp;&quot;&quot;&quot;&quot;" office:value-type="string" office:string-value="&quot;C:\Program Files (x86)\Balabolka\cli\balcon.exe&quot; -n &quot;Microsoft Heera Mobile&quot; -k -p 0 -v 100 -w &quot;become.mp3&quot; -t &quot;AAA become&quot;">
            <text:p>"C:\Program Files (x86)\Balabolka\cli\balcon.exe" -n "Microsoft Heera Mobile" -k -p 0 -v 100 -w "become.mp3" -t "AAA become"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gr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1]&amp;&quot;.mp3&quot;&quot; -t &quot;&quot;AAA &quot;&amp;[.B371]&amp;&quot;&quot;&quot;&quot;" office:value-type="string" office:string-value="&quot;C:\Program Files (x86)\Balabolka\cli\balcon.exe&quot; -n &quot;Microsoft Heera Mobile&quot; -k -p 0 -v 100 -w &quot;grow.mp3&quot; -t &quot;AAA grow&quot;">
            <text:p>"C:\Program Files (x86)\Balabolka\cli\balcon.exe" -n "Microsoft Heera Mobile" -k -p 0 -v 100 -w "grow.mp3" -t "AAA grow"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dra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2]&amp;&quot;.mp3&quot;&quot; -t &quot;&quot;AAA &quot;&amp;[.B372]&amp;&quot;&quot;&quot;&quot;" office:value-type="string" office:string-value="&quot;C:\Program Files (x86)\Balabolka\cli\balcon.exe&quot; -n &quot;Microsoft Heera Mobile&quot; -k -p 0 -v 100 -w &quot;draw.mp3&quot; -t &quot;AAA draw&quot;">
            <text:p>"C:\Program Files (x86)\Balabolka\cli\balcon.exe" -n "Microsoft Heera Mobile" -k -p 0 -v 100 -w "draw.mp3" -t "AAA draw"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y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3]&amp;&quot;.mp3&quot;&quot; -t &quot;&quot;AAA &quot;&amp;[.B373]&amp;&quot;&quot;&quot;&quot;" office:value-type="string" office:string-value="&quot;C:\Program Files (x86)\Balabolka\cli\balcon.exe&quot; -n &quot;Microsoft Heera Mobile&quot; -k -p 0 -v 100 -w &quot;yet.mp3&quot; -t &quot;AAA yet&quot;">
            <text:p>"C:\Program Files (x86)\Balabolka\cli\balcon.exe" -n "Microsoft Heera Mobile" -k -p 0 -v 100 -w "yet.mp3" -t "AAA yet"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ha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4]&amp;&quot;.mp3&quot;&quot; -t &quot;&quot;AAA &quot;&amp;[.B374]&amp;&quot;&quot;&quot;&quot;" office:value-type="string" office:string-value="&quot;C:\Program Files (x86)\Balabolka\cli\balcon.exe&quot; -n &quot;Microsoft Heera Mobile&quot; -k -p 0 -v 100 -w &quot;hands.mp3&quot; -t &quot;AAA hands&quot;">
            <text:p>"C:\Program Files (x86)\Balabolka\cli\balcon.exe" -n "Microsoft Heera Mobile" -k -p 0 -v 100 -w "hands.mp3" -t "AAA hands"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l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5]&amp;&quot;.mp3&quot;&quot; -t &quot;&quot;AAA &quot;&amp;[.B375]&amp;&quot;&quot;&quot;&quot;" office:value-type="string" office:string-value="&quot;C:\Program Files (x86)\Balabolka\cli\balcon.exe&quot; -n &quot;Microsoft Heera Mobile&quot; -k -p 0 -v 100 -w &quot;less.mp3&quot; -t &quot;AAA less&quot;">
            <text:p>"C:\Program Files (x86)\Balabolka\cli\balcon.exe" -n "Microsoft Heera Mobile" -k -p 0 -v 100 -w "less.mp3" -t "AAA less"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Joh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6]&amp;&quot;.mp3&quot;&quot; -t &quot;&quot;AAA &quot;&amp;[.B376]&amp;&quot;&quot;&quot;&quot;" office:value-type="string" office:string-value="&quot;C:\Program Files (x86)\Balabolka\cli\balcon.exe&quot; -n &quot;Microsoft Heera Mobile&quot; -k -p 0 -v 100 -w &quot;John.mp3&quot; -t &quot;AAA John&quot;">
            <text:p>"C:\Program Files (x86)\Balabolka\cli\balcon.exe" -n "Microsoft Heera Mobile" -k -p 0 -v 100 -w "John.mp3" -t "AAA John"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wi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7]&amp;&quot;.mp3&quot;&quot; -t &quot;&quot;AAA &quot;&amp;[.B377]&amp;&quot;&quot;&quot;&quot;" office:value-type="string" office:string-value="&quot;C:\Program Files (x86)\Balabolka\cli\balcon.exe&quot; -n &quot;Microsoft Heera Mobile&quot; -k -p 0 -v 100 -w &quot;wind.mp3&quot; -t &quot;AAA wind&quot;">
            <text:p>"C:\Program Files (x86)\Balabolka\cli\balcon.exe" -n "Microsoft Heera Mobile" -k -p 0 -v 100 -w "wind.mp3" -t "AAA wind"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la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8]&amp;&quot;.mp3&quot;&quot; -t &quot;&quot;AAA &quot;&amp;[.B378]&amp;&quot;&quot;&quot;&quot;" office:value-type="string" office:string-value="&quot;C:\Program Files (x86)\Balabolka\cli\balcon.exe&quot; -n &quot;Microsoft Heera Mobile&quot; -k -p 0 -v 100 -w &quot;places.mp3&quot; -t &quot;AAA places&quot;">
            <text:p>"C:\Program Files (x86)\Balabolka\cli\balcon.exe" -n "Microsoft Heera Mobile" -k -p 0 -v 100 -w "places.mp3" -t "AAA places"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behi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79]&amp;&quot;.mp3&quot;&quot; -t &quot;&quot;AAA &quot;&amp;[.B379]&amp;&quot;&quot;&quot;&quot;" office:value-type="string" office:string-value="&quot;C:\Program Files (x86)\Balabolka\cli\balcon.exe&quot; -n &quot;Microsoft Heera Mobile&quot; -k -p 0 -v 100 -w &quot;behind.mp3&quot; -t &quot;AAA behind&quot;">
            <text:p>"C:\Program Files (x86)\Balabolka\cli\balcon.exe" -n "Microsoft Heera Mobile" -k -p 0 -v 100 -w "behind.mp3" -t "AAA behind"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cann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0]&amp;&quot;.mp3&quot;&quot; -t &quot;&quot;AAA &quot;&amp;[.B380]&amp;&quot;&quot;&quot;&quot;" office:value-type="string" office:string-value="&quot;C:\Program Files (x86)\Balabolka\cli\balcon.exe&quot; -n &quot;Microsoft Heera Mobile&quot; -k -p 0 -v 100 -w &quot;cannot.mp3&quot; -t &quot;AAA cannot&quot;">
            <text:p>"C:\Program Files (x86)\Balabolka\cli\balcon.exe" -n "Microsoft Heera Mobile" -k -p 0 -v 100 -w "cannot.mp3" -t "AAA cannot"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let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1]&amp;&quot;.mp3&quot;&quot; -t &quot;&quot;AAA &quot;&amp;[.B381]&amp;&quot;&quot;&quot;&quot;" office:value-type="string" office:string-value="&quot;C:\Program Files (x86)\Balabolka\cli\balcon.exe&quot; -n &quot;Microsoft Heera Mobile&quot; -k -p 0 -v 100 -w &quot;letter.mp3&quot; -t &quot;AAA letter&quot;">
            <text:p>"C:\Program Files (x86)\Balabolka\cli\balcon.exe" -n "Microsoft Heera Mobile" -k -p 0 -v 100 -w "letter.mp3" -t "AAA letter"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amo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2]&amp;&quot;.mp3&quot;&quot; -t &quot;&quot;AAA &quot;&amp;[.B382]&amp;&quot;&quot;&quot;&quot;" office:value-type="string" office:string-value="&quot;C:\Program Files (x86)\Balabolka\cli\balcon.exe&quot; -n &quot;Microsoft Heera Mobile&quot; -k -p 0 -v 100 -w &quot;among.mp3&quot; -t &quot;AAA among&quot;">
            <text:p>"C:\Program Files (x86)\Balabolka\cli\balcon.exe" -n "Microsoft Heera Mobile" -k -p 0 -v 100 -w "among.mp3" -t "AAA among"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d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3]&amp;&quot;.mp3&quot;&quot; -t &quot;&quot;AAA &quot;&amp;[.B383]&amp;&quot;&quot;&quot;&quot;" office:value-type="string" office:string-value="&quot;C:\Program Files (x86)\Balabolka\cli\balcon.exe&quot; -n &quot;Microsoft Heera Mobile&quot; -k -p 0 -v 100 -w &quot;dance.mp3&quot; -t &quot;AAA dance&quot;">
            <text:p>"C:\Program Files (x86)\Balabolka\cli\balcon.exe" -n "Microsoft Heera Mobile" -k -p 0 -v 100 -w "dance.mp3" -t "AAA dance"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Mus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4]&amp;&quot;.mp3&quot;&quot; -t &quot;&quot;AAA &quot;&amp;[.B384]&amp;&quot;&quot;&quot;&quot;" office:value-type="string" office:string-value="&quot;C:\Program Files (x86)\Balabolka\cli\balcon.exe&quot; -n &quot;Microsoft Heera Mobile&quot; -k -p 0 -v 100 -w &quot;Music.mp3&quot; -t &quot;AAA Music&quot;">
            <text:p>"C:\Program Files (x86)\Balabolka\cli\balcon.exe" -n "Microsoft Heera Mobile" -k -p 0 -v 100 -w "Music.mp3" -t "AAA Music"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lett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5]&amp;&quot;.mp3&quot;&quot; -t &quot;&quot;AAA &quot;&amp;[.B385]&amp;&quot;&quot;&quot;&quot;" office:value-type="string" office:string-value="&quot;C:\Program Files (x86)\Balabolka\cli\balcon.exe&quot; -n &quot;Microsoft Heera Mobile&quot; -k -p 0 -v 100 -w &quot;letters.mp3&quot; -t &quot;AAA letters&quot;">
            <text:p>"C:\Program Files (x86)\Balabolka\cli\balcon.exe" -n "Microsoft Heera Mobile" -k -p 0 -v 100 -w "letters.mp3" -t "AAA letters"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com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6]&amp;&quot;.mp3&quot;&quot; -t &quot;&quot;AAA &quot;&amp;[.B386]&amp;&quot;&quot;&quot;&quot;" office:value-type="string" office:string-value="&quot;C:\Program Files (x86)\Balabolka\cli\balcon.exe&quot; -n &quot;Microsoft Heera Mobile&quot; -k -p 0 -v 100 -w &quot;comes.mp3&quot; -t &quot;AAA comes&quot;">
            <text:p>"C:\Program Files (x86)\Balabolka\cli\balcon.exe" -n "Microsoft Heera Mobile" -k -p 0 -v 100 -w "comes.mp3" -t "AAA comes"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a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7]&amp;&quot;.mp3&quot;&quot; -t &quot;&quot;AAA &quot;&amp;[.B387]&amp;&quot;&quot;&quot;&quot;" office:value-type="string" office:string-value="&quot;C:\Program Files (x86)\Balabolka\cli\balcon.exe&quot; -n &quot;Microsoft Heera Mobile&quot; -k -p 0 -v 100 -w &quot;able.mp3&quot; -t &quot;AAA able&quot;">
            <text:p>"C:\Program Files (x86)\Balabolka\cli\balcon.exe" -n "Microsoft Heera Mobile" -k -p 0 -v 100 -w "able.mp3" -t "AAA able"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do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8]&amp;&quot;.mp3&quot;&quot; -t &quot;&quot;AAA &quot;&amp;[.B388]&amp;&quot;&quot;&quot;&quot;" office:value-type="string" office:string-value="&quot;C:\Program Files (x86)\Balabolka\cli\balcon.exe&quot; -n &quot;Microsoft Heera Mobile&quot; -k -p 0 -v 100 -w &quot;dog.mp3&quot; -t &quot;AAA dog&quot;">
            <text:p>"C:\Program Files (x86)\Balabolka\cli\balcon.exe" -n "Microsoft Heera Mobile" -k -p 0 -v 100 -w "dog.mp3" -t "AAA dog"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h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89]&amp;&quot;.mp3&quot;&quot; -t &quot;&quot;AAA &quot;&amp;[.B389]&amp;&quot;&quot;&quot;&quot;" office:value-type="string" office:string-value="&quot;C:\Program Files (x86)\Balabolka\cli\balcon.exe&quot; -n &quot;Microsoft Heera Mobile&quot; -k -p 0 -v 100 -w &quot;shown.mp3&quot; -t &quot;AAA shown&quot;">
            <text:p>"C:\Program Files (x86)\Balabolka\cli\balcon.exe" -n "Microsoft Heera Mobile" -k -p 0 -v 100 -w "shown.mp3" -t "AAA shown"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e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0]&amp;&quot;.mp3&quot;&quot; -t &quot;&quot;AAA &quot;&amp;[.B390]&amp;&quot;&quot;&quot;&quot;" office:value-type="string" office:string-value="&quot;C:\Program Files (x86)\Balabolka\cli\balcon.exe&quot; -n &quot;Microsoft Heera Mobile&quot; -k -p 0 -v 100 -w &quot;mean.mp3&quot; -t &quot;AAA mean&quot;">
            <text:p>"C:\Program Files (x86)\Balabolka\cli\balcon.exe" -n "Microsoft Heera Mobile" -k -p 0 -v 100 -w "mean.mp3" -t "AAA mean"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Engli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1]&amp;&quot;.mp3&quot;&quot; -t &quot;&quot;AAA &quot;&amp;[.B391]&amp;&quot;&quot;&quot;&quot;" office:value-type="string" office:string-value="&quot;C:\Program Files (x86)\Balabolka\cli\balcon.exe&quot; -n &quot;Microsoft Heera Mobile&quot; -k -p 0 -v 100 -w &quot;English.mp3&quot; -t &quot;AAA English&quot;">
            <text:p>"C:\Program Files (x86)\Balabolka\cli\balcon.exe" -n "Microsoft Heera Mobile" -k -p 0 -v 100 -w "English.mp3" -t "AAA English"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r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2]&amp;&quot;.mp3&quot;&quot; -t &quot;&quot;AAA &quot;&amp;[.B392]&amp;&quot;&quot;&quot;&quot;" office:value-type="string" office:string-value="&quot;C:\Program Files (x86)\Balabolka\cli\balcon.exe&quot; -n &quot;Microsoft Heera Mobile&quot; -k -p 0 -v 100 -w &quot;rest.mp3&quot; -t &quot;AAA rest&quot;">
            <text:p>"C:\Program Files (x86)\Balabolka\cli\balcon.exe" -n "Microsoft Heera Mobile" -k -p 0 -v 100 -w "rest.mp3" -t "AAA rest"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erha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3]&amp;&quot;.mp3&quot;&quot; -t &quot;&quot;AAA &quot;&amp;[.B393]&amp;&quot;&quot;&quot;&quot;" office:value-type="string" office:string-value="&quot;C:\Program Files (x86)\Balabolka\cli\balcon.exe&quot; -n &quot;Microsoft Heera Mobile&quot; -k -p 0 -v 100 -w &quot;perhaps.mp3&quot; -t &quot;AAA perhaps&quot;">
            <text:p>"C:\Program Files (x86)\Balabolka\cli\balcon.exe" -n "Microsoft Heera Mobile" -k -p 0 -v 100 -w "perhaps.mp3" -t "AAA perhaps"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cert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4]&amp;&quot;.mp3&quot;&quot; -t &quot;&quot;AAA &quot;&amp;[.B394]&amp;&quot;&quot;&quot;&quot;" office:value-type="string" office:string-value="&quot;C:\Program Files (x86)\Balabolka\cli\balcon.exe&quot; -n &quot;Microsoft Heera Mobile&quot; -k -p 0 -v 100 -w &quot;certain.mp3&quot; -t &quot;AAA certain&quot;">
            <text:p>"C:\Program Files (x86)\Balabolka\cli\balcon.exe" -n "Microsoft Heera Mobile" -k -p 0 -v 100 -w "certain.mp3" -t "AAA certain"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ix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5]&amp;&quot;.mp3&quot;&quot; -t &quot;&quot;AAA &quot;&amp;[.B395]&amp;&quot;&quot;&quot;&quot;" office:value-type="string" office:string-value="&quot;C:\Program Files (x86)\Balabolka\cli\balcon.exe&quot; -n &quot;Microsoft Heera Mobile&quot; -k -p 0 -v 100 -w &quot;six.mp3&quot; -t &quot;AAA six&quot;">
            <text:p>"C:\Program Files (x86)\Balabolka\cli\balcon.exe" -n "Microsoft Heera Mobile" -k -p 0 -v 100 -w "six.mp3" -t "AAA six"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fe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6]&amp;&quot;.mp3&quot;&quot; -t &quot;&quot;AAA &quot;&amp;[.B396]&amp;&quot;&quot;&quot;&quot;" office:value-type="string" office:string-value="&quot;C:\Program Files (x86)\Balabolka\cli\balcon.exe&quot; -n &quot;Microsoft Heera Mobile&quot; -k -p 0 -v 100 -w &quot;feel.mp3&quot; -t &quot;AAA feel&quot;">
            <text:p>"C:\Program Files (x86)\Balabolka\cli\balcon.exe" -n "Microsoft Heera Mobile" -k -p 0 -v 100 -w "feel.mp3" -t "AAA feel"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i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7]&amp;&quot;.mp3&quot;&quot; -t &quot;&quot;AAA &quot;&amp;[.B397]&amp;&quot;&quot;&quot;&quot;" office:value-type="string" office:string-value="&quot;C:\Program Files (x86)\Balabolka\cli\balcon.exe&quot; -n &quot;Microsoft Heera Mobile&quot; -k -p 0 -v 100 -w &quot;fire.mp3&quot; -t &quot;AAA fire&quot;">
            <text:p>"C:\Program Files (x86)\Balabolka\cli\balcon.exe" -n "Microsoft Heera Mobile" -k -p 0 -v 100 -w "fire.mp3" -t "AAA fire"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rea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8]&amp;&quot;.mp3&quot;&quot; -t &quot;&quot;AAA &quot;&amp;[.B398]&amp;&quot;&quot;&quot;&quot;" office:value-type="string" office:string-value="&quot;C:\Program Files (x86)\Balabolka\cli\balcon.exe&quot; -n &quot;Microsoft Heera Mobile&quot; -k -p 0 -v 100 -w &quot;ready.mp3&quot; -t &quot;AAA ready&quot;">
            <text:p>"C:\Program Files (x86)\Balabolka\cli\balcon.exe" -n "Microsoft Heera Mobile" -k -p 0 -v 100 -w "ready.mp3" -t "AAA ready"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gr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99]&amp;&quot;.mp3&quot;&quot; -t &quot;&quot;AAA &quot;&amp;[.B399]&amp;&quot;&quot;&quot;&quot;" office:value-type="string" office:string-value="&quot;C:\Program Files (x86)\Balabolka\cli\balcon.exe&quot; -n &quot;Microsoft Heera Mobile&quot; -k -p 0 -v 100 -w &quot;green.mp3&quot; -t &quot;AAA green&quot;">
            <text:p>"C:\Program Files (x86)\Balabolka\cli\balcon.exe" -n "Microsoft Heera Mobile" -k -p 0 -v 100 -w "green.mp3" -t "AAA green"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Creat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0]&amp;&quot;.mp3&quot;&quot; -t &quot;&quot;AAA &quot;&amp;[.B400]&amp;&quot;&quot;&quot;&quot;" office:value-type="string" office:string-value="&quot;C:\Program Files (x86)\Balabolka\cli\balcon.exe&quot; -n &quot;Microsoft Heera Mobile&quot; -k -p 0 -v 100 -w &quot;Creative.mp3&quot; -t &quot;AAA Creative&quot;">
            <text:p>"C:\Program Files (x86)\Balabolka\cli\balcon.exe" -n "Microsoft Heera Mobile" -k -p 0 -v 100 -w "Creative.mp3" -t "AAA Creative"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buil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1]&amp;&quot;.mp3&quot;&quot; -t &quot;&quot;AAA &quot;&amp;[.B401]&amp;&quot;&quot;&quot;&quot;" office:value-type="string" office:string-value="&quot;C:\Program Files (x86)\Balabolka\cli\balcon.exe&quot; -n &quot;Microsoft Heera Mobile&quot; -k -p 0 -v 100 -w &quot;built.mp3&quot; -t &quot;AAA built&quot;">
            <text:p>"C:\Program Files (x86)\Balabolka\cli\balcon.exe" -n "Microsoft Heera Mobile" -k -p 0 -v 100 -w "built.mp3" -t "AAA built"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peci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2]&amp;&quot;.mp3&quot;&quot; -t &quot;&quot;AAA &quot;&amp;[.B402]&amp;&quot;&quot;&quot;&quot;" office:value-type="string" office:string-value="&quot;C:\Program Files (x86)\Balabolka\cli\balcon.exe&quot; -n &quot;Microsoft Heera Mobile&quot; -k -p 0 -v 100 -w &quot;special.mp3&quot; -t &quot;AAA special&quot;">
            <text:p>"C:\Program Files (x86)\Balabolka\cli\balcon.exe" -n "Microsoft Heera Mobile" -k -p 0 -v 100 -w "special.mp3" -t "AAA special"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r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3]&amp;&quot;.mp3&quot;&quot; -t &quot;&quot;AAA &quot;&amp;[.B403]&amp;&quot;&quot;&quot;&quot;" office:value-type="string" office:string-value="&quot;C:\Program Files (x86)\Balabolka\cli\balcon.exe&quot; -n &quot;Microsoft Heera Mobile&quot; -k -p 0 -v 100 -w &quot;ran.mp3&quot; -t &quot;AAA ran&quot;">
            <text:p>"C:\Program Files (x86)\Balabolka\cli\balcon.exe" -n "Microsoft Heera Mobile" -k -p 0 -v 100 -w "ran.mp3" -t "AAA ran"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4]&amp;&quot;.mp3&quot;&quot; -t &quot;&quot;AAA &quot;&amp;[.B404]&amp;&quot;&quot;&quot;&quot;" office:value-type="string" office:string-value="&quot;C:\Program Files (x86)\Balabolka\cli\balcon.exe&quot; -n &quot;Microsoft Heera Mobile&quot; -k -p 0 -v 100 -w &quot;full.mp3&quot; -t &quot;AAA full&quot;">
            <text:p>"C:\Program Files (x86)\Balabolka\cli\balcon.exe" -n "Microsoft Heera Mobile" -k -p 0 -v 100 -w "full.mp3" -t "AAA full"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t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5]&amp;&quot;.mp3&quot;&quot; -t &quot;&quot;AAA &quot;&amp;[.B405]&amp;&quot;&quot;&quot;&quot;" office:value-type="string" office:string-value="&quot;C:\Program Files (x86)\Balabolka\cli\balcon.exe&quot; -n &quot;Microsoft Heera Mobile&quot; -k -p 0 -v 100 -w &quot;town.mp3&quot; -t &quot;AAA town&quot;">
            <text:p>"C:\Program Files (x86)\Balabolka\cli\balcon.exe" -n "Microsoft Heera Mobile" -k -p 0 -v 100 -w "town.mp3" -t "AAA town"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comple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6]&amp;&quot;.mp3&quot;&quot; -t &quot;&quot;AAA &quot;&amp;[.B406]&amp;&quot;&quot;&quot;&quot;" office:value-type="string" office:string-value="&quot;C:\Program Files (x86)\Balabolka\cli\balcon.exe&quot; -n &quot;Microsoft Heera Mobile&quot; -k -p 0 -v 100 -w &quot;complete.mp3&quot; -t &quot;AAA complete&quot;">
            <text:p>"C:\Program Files (x86)\Balabolka\cli\balcon.exe" -n "Microsoft Heera Mobile" -k -p 0 -v 100 -w "complete.mp3" -t "AAA complete"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o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7]&amp;&quot;.mp3&quot;&quot; -t &quot;&quot;AAA &quot;&amp;[.B407]&amp;&quot;&quot;&quot;&quot;" office:value-type="string" office:string-value="&quot;C:\Program Files (x86)\Balabolka\cli\balcon.exe&quot; -n &quot;Microsoft Heera Mobile&quot; -k -p 0 -v 100 -w &quot;oh.mp3&quot; -t &quot;AAA oh&quot;">
            <text:p>"C:\Program Files (x86)\Balabolka\cli\balcon.exe" -n "Microsoft Heera Mobile" -k -p 0 -v 100 -w "oh.mp3" -t "AAA oh"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ers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8]&amp;&quot;.mp3&quot;&quot; -t &quot;&quot;AAA &quot;&amp;[.B408]&amp;&quot;&quot;&quot;&quot;" office:value-type="string" office:string-value="&quot;C:\Program Files (x86)\Balabolka\cli\balcon.exe&quot; -n &quot;Microsoft Heera Mobile&quot; -k -p 0 -v 100 -w &quot;person.mp3&quot; -t &quot;AAA person&quot;">
            <text:p>"C:\Program Files (x86)\Balabolka\cli\balcon.exe" -n "Microsoft Heera Mobile" -k -p 0 -v 100 -w "person.mp3" -t "AAA person"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h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09]&amp;&quot;.mp3&quot;&quot; -t &quot;&quot;AAA &quot;&amp;[.B409]&amp;&quot;&quot;&quot;&quot;" office:value-type="string" office:string-value="&quot;C:\Program Files (x86)\Balabolka\cli\balcon.exe&quot; -n &quot;Microsoft Heera Mobile&quot; -k -p 0 -v 100 -w &quot;hot.mp3&quot; -t &quot;AAA hot&quot;">
            <text:p>"C:\Program Files (x86)\Balabolka\cli\balcon.exe" -n "Microsoft Heera Mobile" -k -p 0 -v 100 -w "hot.mp3" -t "AAA hot"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anyt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0]&amp;&quot;.mp3&quot;&quot; -t &quot;&quot;AAA &quot;&amp;[.B410]&amp;&quot;&quot;&quot;&quot;" office:value-type="string" office:string-value="&quot;C:\Program Files (x86)\Balabolka\cli\balcon.exe&quot; -n &quot;Microsoft Heera Mobile&quot; -k -p 0 -v 100 -w &quot;anything.mp3&quot; -t &quot;AAA anything&quot;">
            <text:p>"C:\Program Files (x86)\Balabolka\cli\balcon.exe" -n "Microsoft Heera Mobile" -k -p 0 -v 100 -w "anything.mp3" -t "AAA anything"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ho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1]&amp;&quot;.mp3&quot;&quot; -t &quot;&quot;AAA &quot;&amp;[.B411]&amp;&quot;&quot;&quot;&quot;" office:value-type="string" office:string-value="&quot;C:\Program Files (x86)\Balabolka\cli\balcon.exe&quot; -n &quot;Microsoft Heera Mobile&quot; -k -p 0 -v 100 -w &quot;hold.mp3&quot; -t &quot;AAA hold&quot;">
            <text:p>"C:\Program Files (x86)\Balabolka\cli\balcon.exe" -n "Microsoft Heera Mobile" -k -p 0 -v 100 -w "hold.mp3" -t "AAA hold"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t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2]&amp;&quot;.mp3&quot;&quot; -t &quot;&quot;AAA &quot;&amp;[.B412]&amp;&quot;&quot;&quot;&quot;" office:value-type="string" office:string-value="&quot;C:\Program Files (x86)\Balabolka\cli\balcon.exe&quot; -n &quot;Microsoft Heera Mobile&quot; -k -p 0 -v 100 -w &quot;state.mp3&quot; -t &quot;AAA state&quot;">
            <text:p>"C:\Program Files (x86)\Balabolka\cli\balcon.exe" -n "Microsoft Heera Mobile" -k -p 0 -v 100 -w "state.mp3" -t "AAA state"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li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3]&amp;&quot;.mp3&quot;&quot; -t &quot;&quot;AAA &quot;&amp;[.B413]&amp;&quot;&quot;&quot;&quot;" office:value-type="string" office:string-value="&quot;C:\Program Files (x86)\Balabolka\cli\balcon.exe&quot; -n &quot;Microsoft Heera Mobile&quot; -k -p 0 -v 100 -w &quot;list.mp3&quot; -t &quot;AAA list&quot;">
            <text:p>"C:\Program Files (x86)\Balabolka\cli\balcon.exe" -n "Microsoft Heera Mobile" -k -p 0 -v 100 -w "list.mp3" -t "AAA list"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to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4]&amp;&quot;.mp3&quot;&quot; -t &quot;&quot;AAA &quot;&amp;[.B414]&amp;&quot;&quot;&quot;&quot;" office:value-type="string" office:string-value="&quot;C:\Program Files (x86)\Balabolka\cli\balcon.exe&quot; -n &quot;Microsoft Heera Mobile&quot; -k -p 0 -v 100 -w &quot;stood.mp3&quot; -t &quot;AAA stood&quot;">
            <text:p>"C:\Program Files (x86)\Balabolka\cli\balcon.exe" -n "Microsoft Heera Mobile" -k -p 0 -v 100 -w "stood.mp3" -t "AAA stood"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hund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5]&amp;&quot;.mp3&quot;&quot; -t &quot;&quot;AAA &quot;&amp;[.B415]&amp;&quot;&quot;&quot;&quot;" office:value-type="string" office:string-value="&quot;C:\Program Files (x86)\Balabolka\cli\balcon.exe&quot; -n &quot;Microsoft Heera Mobile&quot; -k -p 0 -v 100 -w &quot;hundred.mp3&quot; -t &quot;AAA hundred&quot;">
            <text:p>"C:\Program Files (x86)\Balabolka\cli\balcon.exe" -n "Microsoft Heera Mobile" -k -p 0 -v 100 -w "hundred.mp3" -t "AAA hundred"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h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6]&amp;&quot;.mp3&quot;&quot; -t &quot;&quot;AAA &quot;&amp;[.B416]&amp;&quot;&quot;&quot;&quot;" office:value-type="string" office:string-value="&quot;C:\Program Files (x86)\Balabolka\cli\balcon.exe&quot; -n &quot;Microsoft Heera Mobile&quot; -k -p 0 -v 100 -w &quot;shows.mp3&quot; -t &quot;AAA shows&quot;">
            <text:p>"C:\Program Files (x86)\Balabolka\cli\balcon.exe" -n "Microsoft Heera Mobile" -k -p 0 -v 100 -w "shows.mp3" -t "AAA shows"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7]&amp;&quot;.mp3&quot;&quot; -t &quot;&quot;AAA &quot;&amp;[.B417]&amp;&quot;&quot;&quot;&quot;" office:value-type="string" office:string-value="&quot;C:\Program Files (x86)\Balabolka\cli\balcon.exe&quot; -n &quot;Microsoft Heera Mobile&quot; -k -p 0 -v 100 -w &quot;ten.mp3&quot; -t &quot;AAA ten&quot;">
            <text:p>"C:\Program Files (x86)\Balabolka\cli\balcon.exe" -n "Microsoft Heera Mobile" -k -p 0 -v 100 -w "ten.mp3" -t "AAA ten"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f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8]&amp;&quot;.mp3&quot;&quot; -t &quot;&quot;AAA &quot;&amp;[.B418]&amp;&quot;&quot;&quot;&quot;" office:value-type="string" office:string-value="&quot;C:\Program Files (x86)\Balabolka\cli\balcon.exe&quot; -n &quot;Microsoft Heera Mobile&quot; -k -p 0 -v 100 -w &quot;fast.mp3&quot; -t &quot;AAA fast&quot;">
            <text:p>"C:\Program Files (x86)\Balabolka\cli\balcon.exe" -n "Microsoft Heera Mobile" -k -p 0 -v 100 -w "fast.mp3" -t "AAA fast"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eem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19]&amp;&quot;.mp3&quot;&quot; -t &quot;&quot;AAA &quot;&amp;[.B419]&amp;&quot;&quot;&quot;&quot;" office:value-type="string" office:string-value="&quot;C:\Program Files (x86)\Balabolka\cli\balcon.exe&quot; -n &quot;Microsoft Heera Mobile&quot; -k -p 0 -v 100 -w &quot;seemed.mp3&quot; -t &quot;AAA seemed&quot;">
            <text:p>"C:\Program Files (x86)\Balabolka\cli\balcon.exe" -n "Microsoft Heera Mobile" -k -p 0 -v 100 -w "seemed.mp3" -t "AAA seemed"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el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0]&amp;&quot;.mp3&quot;&quot; -t &quot;&quot;AAA &quot;&amp;[.B420]&amp;&quot;&quot;&quot;&quot;" office:value-type="string" office:string-value="&quot;C:\Program Files (x86)\Balabolka\cli\balcon.exe&quot; -n &quot;Microsoft Heera Mobile&quot; -k -p 0 -v 100 -w &quot;felt.mp3&quot; -t &quot;AAA felt&quot;">
            <text:p>"C:\Program Files (x86)\Balabolka\cli\balcon.exe" -n "Microsoft Heera Mobile" -k -p 0 -v 100 -w "felt.mp3" -t "AAA felt"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kep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1]&amp;&quot;.mp3&quot;&quot; -t &quot;&quot;AAA &quot;&amp;[.B421]&amp;&quot;&quot;&quot;&quot;" office:value-type="string" office:string-value="&quot;C:\Program Files (x86)\Balabolka\cli\balcon.exe&quot; -n &quot;Microsoft Heera Mobile&quot; -k -p 0 -v 100 -w &quot;kept.mp3&quot; -t &quot;AAA kept&quot;">
            <text:p>"C:\Program Files (x86)\Balabolka\cli\balcon.exe" -n "Microsoft Heera Mobile" -k -p 0 -v 100 -w "kept.mp3" -t "AAA kept"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Americ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2]&amp;&quot;.mp3&quot;&quot; -t &quot;&quot;AAA &quot;&amp;[.B422]&amp;&quot;&quot;&quot;&quot;" office:value-type="string" office:string-value="&quot;C:\Program Files (x86)\Balabolka\cli\balcon.exe&quot; -n &quot;Microsoft Heera Mobile&quot; -k -p 0 -v 100 -w &quot;America.mp3&quot; -t &quot;AAA America&quot;">
            <text:p>"C:\Program Files (x86)\Balabolka\cli\balcon.exe" -n "Microsoft Heera Mobile" -k -p 0 -v 100 -w "America.mp3" -t "AAA America"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not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3]&amp;&quot;.mp3&quot;&quot; -t &quot;&quot;AAA &quot;&amp;[.B423]&amp;&quot;&quot;&quot;&quot;" office:value-type="string" office:string-value="&quot;C:\Program Files (x86)\Balabolka\cli\balcon.exe&quot; -n &quot;Microsoft Heera Mobile&quot; -k -p 0 -v 100 -w &quot;notice.mp3&quot; -t &quot;AAA notice&quot;">
            <text:p>"C:\Program Files (x86)\Balabolka\cli\balcon.exe" -n "Microsoft Heera Mobile" -k -p 0 -v 100 -w "notice.mp3" -t "AAA notice"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ca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4]&amp;&quot;.mp3&quot;&quot; -t &quot;&quot;AAA &quot;&amp;[.B424]&amp;&quot;&quot;&quot;&quot;" office:value-type="string" office:string-value="&quot;C:\Program Files (x86)\Balabolka\cli\balcon.exe&quot; -n &quot;Microsoft Heera Mobile&quot; -k -p 0 -v 100 -w &quot;can't.mp3&quot; -t &quot;AAA can't&quot;">
            <text:p>"C:\Program Files (x86)\Balabolka\cli\balcon.exe" -n "Microsoft Heera Mobile" -k -p 0 -v 100 -w "can't.mp3" -t "AAA can't"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tro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5]&amp;&quot;.mp3&quot;&quot; -t &quot;&quot;AAA &quot;&amp;[.B425]&amp;&quot;&quot;&quot;&quot;" office:value-type="string" office:string-value="&quot;C:\Program Files (x86)\Balabolka\cli\balcon.exe&quot; -n &quot;Microsoft Heera Mobile&quot; -k -p 0 -v 100 -w &quot;strong.mp3&quot; -t &quot;AAA strong&quot;">
            <text:p>"C:\Program Files (x86)\Balabolka\cli\balcon.exe" -n "Microsoft Heera Mobile" -k -p 0 -v 100 -w "strong.mp3" -t "AAA strong"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vo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6]&amp;&quot;.mp3&quot;&quot; -t &quot;&quot;AAA &quot;&amp;[.B426]&amp;&quot;&quot;&quot;&quot;" office:value-type="string" office:string-value="&quot;C:\Program Files (x86)\Balabolka\cli\balcon.exe&quot; -n &quot;Microsoft Heera Mobile&quot; -k -p 0 -v 100 -w &quot;voice.mp3&quot; -t &quot;AAA voice&quot;">
            <text:p>"C:\Program Files (x86)\Balabolka\cli\balcon.exe" -n "Microsoft Heera Mobile" -k -p 0 -v 100 -w "voice.mp3" -t "AAA voice"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probab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7]&amp;&quot;.mp3&quot;&quot; -t &quot;&quot;AAA &quot;&amp;[.B427]&amp;&quot;&quot;&quot;&quot;" office:value-type="string" office:string-value="&quot;C:\Program Files (x86)\Balabolka\cli\balcon.exe&quot; -n &quot;Microsoft Heera Mobile&quot; -k -p 0 -v 100 -w &quot;probably.mp3&quot; -t &quot;AAA probably&quot;">
            <text:p>"C:\Program Files (x86)\Balabolka\cli\balcon.exe" -n "Microsoft Heera Mobile" -k -p 0 -v 100 -w "probably.mp3" -t "AAA probably"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nee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8]&amp;&quot;.mp3&quot;&quot; -t &quot;&quot;AAA &quot;&amp;[.B428]&amp;&quot;&quot;&quot;&quot;" office:value-type="string" office:string-value="&quot;C:\Program Files (x86)\Balabolka\cli\balcon.exe&quot; -n &quot;Microsoft Heera Mobile&quot; -k -p 0 -v 100 -w &quot;needed.mp3&quot; -t &quot;AAA needed&quot;">
            <text:p>"C:\Program Files (x86)\Balabolka\cli\balcon.exe" -n "Microsoft Heera Mobile" -k -p 0 -v 100 -w "needed.mp3" -t "AAA needed"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bir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29]&amp;&quot;.mp3&quot;&quot; -t &quot;&quot;AAA &quot;&amp;[.B429]&amp;&quot;&quot;&quot;&quot;" office:value-type="string" office:string-value="&quot;C:\Program Files (x86)\Balabolka\cli\balcon.exe&quot; -n &quot;Microsoft Heera Mobile&quot; -k -p 0 -v 100 -w &quot;birds.mp3&quot; -t &quot;AAA birds&quot;">
            <text:p>"C:\Program Files (x86)\Balabolka\cli\balcon.exe" -n "Microsoft Heera Mobile" -k -p 0 -v 100 -w "birds.mp3" -t "AAA birds"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are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0]&amp;&quot;.mp3&quot;&quot; -t &quot;&quot;AAA &quot;&amp;[.B430]&amp;&quot;&quot;&quot;&quot;" office:value-type="string" office:string-value="&quot;C:\Program Files (x86)\Balabolka\cli\balcon.exe&quot; -n &quot;Microsoft Heera Mobile&quot; -k -p 0 -v 100 -w &quot;area.mp3&quot; -t &quot;AAA area&quot;">
            <text:p>"C:\Program Files (x86)\Balabolka\cli\balcon.exe" -n "Microsoft Heera Mobile" -k -p 0 -v 100 -w "area.mp3" -t "AAA area"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hor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1]&amp;&quot;.mp3&quot;&quot; -t &quot;&quot;AAA &quot;&amp;[.B431]&amp;&quot;&quot;&quot;&quot;" office:value-type="string" office:string-value="&quot;C:\Program Files (x86)\Balabolka\cli\balcon.exe&quot; -n &quot;Microsoft Heera Mobile&quot; -k -p 0 -v 100 -w &quot;horse.mp3&quot; -t &quot;AAA horse&quot;">
            <text:p>"C:\Program Files (x86)\Balabolka\cli\balcon.exe" -n "Microsoft Heera Mobile" -k -p 0 -v 100 -w "horse.mp3" -t "AAA horse"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India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2]&amp;&quot;.mp3&quot;&quot; -t &quot;&quot;AAA &quot;&amp;[.B432]&amp;&quot;&quot;&quot;&quot;" office:value-type="string" office:string-value="&quot;C:\Program Files (x86)\Balabolka\cli\balcon.exe&quot; -n &quot;Microsoft Heera Mobile&quot; -k -p 0 -v 100 -w &quot;Indians.mp3&quot; -t &quot;AAA Indians&quot;">
            <text:p>"C:\Program Files (x86)\Balabolka\cli\balcon.exe" -n "Microsoft Heera Mobile" -k -p 0 -v 100 -w "Indians.mp3" -t "AAA Indians"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ou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3]&amp;&quot;.mp3&quot;&quot; -t &quot;&quot;AAA &quot;&amp;[.B433]&amp;&quot;&quot;&quot;&quot;" office:value-type="string" office:string-value="&quot;C:\Program Files (x86)\Balabolka\cli\balcon.exe&quot; -n &quot;Microsoft Heera Mobile&quot; -k -p 0 -v 100 -w &quot;sounds.mp3&quot; -t &quot;AAA sounds&quot;">
            <text:p>"C:\Program Files (x86)\Balabolka\cli\balcon.exe" -n "Microsoft Heera Mobile" -k -p 0 -v 100 -w "sounds.mp3" -t "AAA sounds"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at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4]&amp;&quot;.mp3&quot;&quot; -t &quot;&quot;AAA &quot;&amp;[.B434]&amp;&quot;&quot;&quot;&quot;" office:value-type="string" office:string-value="&quot;C:\Program Files (x86)\Balabolka\cli\balcon.exe&quot; -n &quot;Microsoft Heera Mobile&quot; -k -p 0 -v 100 -w &quot;matter.mp3&quot; -t &quot;AAA matter&quot;">
            <text:p>"C:\Program Files (x86)\Balabolka\cli\balcon.exe" -n "Microsoft Heera Mobile" -k -p 0 -v 100 -w "matter.mp3" -t "AAA matter"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t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5]&amp;&quot;.mp3&quot;&quot; -t &quot;&quot;AAA &quot;&amp;[.B435]&amp;&quot;&quot;&quot;&quot;" office:value-type="string" office:string-value="&quot;C:\Program Files (x86)\Balabolka\cli\balcon.exe&quot; -n &quot;Microsoft Heera Mobile&quot; -k -p 0 -v 100 -w &quot;stand.mp3&quot; -t &quot;AAA stand&quot;">
            <text:p>"C:\Program Files (x86)\Balabolka\cli\balcon.exe" -n "Microsoft Heera Mobile" -k -p 0 -v 100 -w "stand.mp3" -t "AAA stand"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box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6]&amp;&quot;.mp3&quot;&quot; -t &quot;&quot;AAA &quot;&amp;[.B436]&amp;&quot;&quot;&quot;&quot;" office:value-type="string" office:string-value="&quot;C:\Program Files (x86)\Balabolka\cli\balcon.exe&quot; -n &quot;Microsoft Heera Mobile&quot; -k -p 0 -v 100 -w &quot;box.mp3&quot; -t &quot;AAA box&quot;">
            <text:p>"C:\Program Files (x86)\Balabolka\cli\balcon.exe" -n "Microsoft Heera Mobile" -k -p 0 -v 100 -w "box.mp3" -t "AAA box"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ta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7]&amp;&quot;.mp3&quot;&quot; -t &quot;&quot;AAA &quot;&amp;[.B437]&amp;&quot;&quot;&quot;&quot;" office:value-type="string" office:string-value="&quot;C:\Program Files (x86)\Balabolka\cli\balcon.exe&quot; -n &quot;Microsoft Heera Mobile&quot; -k -p 0 -v 100 -w &quot;start.mp3&quot; -t &quot;AAA start&quot;">
            <text:p>"C:\Program Files (x86)\Balabolka\cli\balcon.exe" -n "Microsoft Heera Mobile" -k -p 0 -v 100 -w "start.mp3" -t "AAA start"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that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8]&amp;&quot;.mp3&quot;&quot; -t &quot;&quot;AAA &quot;&amp;[.B438]&amp;&quot;&quot;&quot;&quot;" office:value-type="string" office:string-value="&quot;C:\Program Files (x86)\Balabolka\cli\balcon.exe&quot; -n &quot;Microsoft Heera Mobile&quot; -k -p 0 -v 100 -w &quot;that's.mp3&quot; -t &quot;AAA that's&quot;">
            <text:p>"C:\Program Files (x86)\Balabolka\cli\balcon.exe" -n "Microsoft Heera Mobile" -k -p 0 -v 100 -w "that's.mp3" -t "AAA that's"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cla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39]&amp;&quot;.mp3&quot;&quot; -t &quot;&quot;AAA &quot;&amp;[.B439]&amp;&quot;&quot;&quot;&quot;" office:value-type="string" office:string-value="&quot;C:\Program Files (x86)\Balabolka\cli\balcon.exe&quot; -n &quot;Microsoft Heera Mobile&quot; -k -p 0 -v 100 -w &quot;class.mp3&quot; -t &quot;AAA class&quot;">
            <text:p>"C:\Program Files (x86)\Balabolka\cli\balcon.exe" -n "Microsoft Heera Mobile" -k -p 0 -v 100 -w "class.mp3" -t "AAA class"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ie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0]&amp;&quot;.mp3&quot;&quot; -t &quot;&quot;AAA &quot;&amp;[.B440]&amp;&quot;&quot;&quot;&quot;" office:value-type="string" office:string-value="&quot;C:\Program Files (x86)\Balabolka\cli\balcon.exe&quot; -n &quot;Microsoft Heera Mobile&quot; -k -p 0 -v 100 -w &quot;piece.mp3&quot; -t &quot;AAA piece&quot;">
            <text:p>"C:\Program Files (x86)\Balabolka\cli\balcon.exe" -n "Microsoft Heera Mobile" -k -p 0 -v 100 -w "piece.mp3" -t "AAA piece"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low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1]&amp;&quot;.mp3&quot;&quot; -t &quot;&quot;AAA &quot;&amp;[.B441]&amp;&quot;&quot;&quot;&quot;" office:value-type="string" office:string-value="&quot;C:\Program Files (x86)\Balabolka\cli\balcon.exe&quot; -n &quot;Microsoft Heera Mobile&quot; -k -p 0 -v 100 -w &quot;slowly.mp3&quot; -t &quot;AAA slowly&quot;">
            <text:p>"C:\Program Files (x86)\Balabolka\cli\balcon.exe" -n "Microsoft Heera Mobile" -k -p 0 -v 100 -w "slowly.mp3" -t "AAA slowly"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urf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2]&amp;&quot;.mp3&quot;&quot; -t &quot;&quot;AAA &quot;&amp;[.B442]&amp;&quot;&quot;&quot;&quot;" office:value-type="string" office:string-value="&quot;C:\Program Files (x86)\Balabolka\cli\balcon.exe&quot; -n &quot;Microsoft Heera Mobile&quot; -k -p 0 -v 100 -w &quot;surface.mp3&quot; -t &quot;AAA surface&quot;">
            <text:p>"C:\Program Files (x86)\Balabolka\cli\balcon.exe" -n "Microsoft Heera Mobile" -k -p 0 -v 100 -w "surface.mp3" -t "AAA surface"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ri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3]&amp;&quot;.mp3&quot;&quot; -t &quot;&quot;AAA &quot;&amp;[.B443]&amp;&quot;&quot;&quot;&quot;" office:value-type="string" office:string-value="&quot;C:\Program Files (x86)\Balabolka\cli\balcon.exe&quot; -n &quot;Microsoft Heera Mobile&quot; -k -p 0 -v 100 -w &quot;river.mp3&quot; -t &quot;AAA river&quot;">
            <text:p>"C:\Program Files (x86)\Balabolka\cli\balcon.exe" -n "Microsoft Heera Mobile" -k -p 0 -v 100 -w "river.mp3" -t "AAA river"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numb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4]&amp;&quot;.mp3&quot;&quot; -t &quot;&quot;AAA &quot;&amp;[.B444]&amp;&quot;&quot;&quot;&quot;" office:value-type="string" office:string-value="&quot;C:\Program Files (x86)\Balabolka\cli\balcon.exe&quot; -n &quot;Microsoft Heera Mobile&quot; -k -p 0 -v 100 -w &quot;numbers.mp3&quot; -t &quot;AAA numbers&quot;">
            <text:p>"C:\Program Files (x86)\Balabolka\cli\balcon.exe" -n "Microsoft Heera Mobile" -k -p 0 -v 100 -w "numbers.mp3" -t "AAA numbers"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comm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5]&amp;&quot;.mp3&quot;&quot; -t &quot;&quot;AAA &quot;&amp;[.B445]&amp;&quot;&quot;&quot;&quot;" office:value-type="string" office:string-value="&quot;C:\Program Files (x86)\Balabolka\cli\balcon.exe&quot; -n &quot;Microsoft Heera Mobile&quot; -k -p 0 -v 100 -w &quot;common.mp3&quot; -t &quot;AAA common&quot;">
            <text:p>"C:\Program Files (x86)\Balabolka\cli\balcon.exe" -n "Microsoft Heera Mobile" -k -p 0 -v 100 -w "common.mp3" -t "AAA common"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to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6]&amp;&quot;.mp3&quot;&quot; -t &quot;&quot;AAA &quot;&amp;[.B446]&amp;&quot;&quot;&quot;&quot;" office:value-type="string" office:string-value="&quot;C:\Program Files (x86)\Balabolka\cli\balcon.exe&quot; -n &quot;Microsoft Heera Mobile&quot; -k -p 0 -v 100 -w &quot;stop.mp3&quot; -t &quot;AAA stop&quot;">
            <text:p>"C:\Program Files (x86)\Balabolka\cli\balcon.exe" -n "Microsoft Heera Mobile" -k -p 0 -v 100 -w "stop.mp3" -t "AAA stop"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7]&amp;&quot;.mp3&quot;&quot; -t &quot;&quot;AAA &quot;&amp;[.B447]&amp;&quot;&quot;&quot;&quot;" office:value-type="string" office:string-value="&quot;C:\Program Files (x86)\Balabolka\cli\balcon.exe&quot; -n &quot;Microsoft Heera Mobile&quot; -k -p 0 -v 100 -w &quot;am.mp3&quot; -t &quot;AAA am&quot;">
            <text:p>"C:\Program Files (x86)\Balabolka\cli\balcon.exe" -n "Microsoft Heera Mobile" -k -p 0 -v 100 -w "am.mp3" -t "AAA am"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tal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8]&amp;&quot;.mp3&quot;&quot; -t &quot;&quot;AAA &quot;&amp;[.B448]&amp;&quot;&quot;&quot;&quot;" office:value-type="string" office:string-value="&quot;C:\Program Files (x86)\Balabolka\cli\balcon.exe&quot; -n &quot;Microsoft Heera Mobile&quot; -k -p 0 -v 100 -w &quot;talk.mp3&quot; -t &quot;AAA talk&quot;">
            <text:p>"C:\Program Files (x86)\Balabolka\cli\balcon.exe" -n "Microsoft Heera Mobile" -k -p 0 -v 100 -w "talk.mp3" -t "AAA talk"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quick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49]&amp;&quot;.mp3&quot;&quot; -t &quot;&quot;AAA &quot;&amp;[.B449]&amp;&quot;&quot;&quot;&quot;" office:value-type="string" office:string-value="&quot;C:\Program Files (x86)\Balabolka\cli\balcon.exe&quot; -n &quot;Microsoft Heera Mobile&quot; -k -p 0 -v 100 -w &quot;quickly.mp3&quot; -t &quot;AAA quickly&quot;">
            <text:p>"C:\Program Files (x86)\Balabolka\cli\balcon.exe" -n "Microsoft Heera Mobile" -k -p 0 -v 100 -w "quickly.mp3" -t "AAA quickly"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whe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0]&amp;&quot;.mp3&quot;&quot; -t &quot;&quot;AAA &quot;&amp;[.B450]&amp;&quot;&quot;&quot;&quot;" office:value-type="string" office:string-value="&quot;C:\Program Files (x86)\Balabolka\cli\balcon.exe&quot; -n &quot;Microsoft Heera Mobile&quot; -k -p 0 -v 100 -w &quot;whether.mp3&quot; -t &quot;AAA whether&quot;">
            <text:p>"C:\Program Files (x86)\Balabolka\cli\balcon.exe" -n "Microsoft Heera Mobile" -k -p 0 -v 100 -w "whether.mp3" -t "AAA whether"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f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1]&amp;&quot;.mp3&quot;&quot; -t &quot;&quot;AAA &quot;&amp;[.B451]&amp;&quot;&quot;&quot;&quot;" office:value-type="string" office:string-value="&quot;C:\Program Files (x86)\Balabolka\cli\balcon.exe&quot; -n &quot;Microsoft Heera Mobile&quot; -k -p 0 -v 100 -w &quot;fine.mp3&quot; -t &quot;AAA fine&quot;">
            <text:p>"C:\Program Files (x86)\Balabolka\cli\balcon.exe" -n "Microsoft Heera Mobile" -k -p 0 -v 100 -w "fine.mp3" -t "AAA fine"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currenc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2]&amp;&quot;.mp3&quot;&quot; -t &quot;&quot;AAA &quot;&amp;[.B452]&amp;&quot;&quot;&quot;&quot;" office:value-type="string" office:string-value="&quot;C:\Program Files (x86)\Balabolka\cli\balcon.exe&quot; -n &quot;Microsoft Heera Mobile&quot; -k -p 0 -v 100 -w &quot;currency.mp3&quot; -t &quot;AAA currency&quot;">
            <text:p>"C:\Program Files (x86)\Balabolka\cli\balcon.exe" -n "Microsoft Heera Mobile" -k -p 0 -v 100 -w "currency.mp3" -t "AAA currency"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r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3]&amp;&quot;.mp3&quot;&quot; -t &quot;&quot;AAA &quot;&amp;[.B453]&amp;&quot;&quot;&quot;&quot;" office:value-type="string" office:string-value="&quot;C:\Program Files (x86)\Balabolka\cli\balcon.exe&quot; -n &quot;Microsoft Heera Mobile&quot; -k -p 0 -v 100 -w &quot;round.mp3&quot; -t &quot;AAA round&quot;">
            <text:p>"C:\Program Files (x86)\Balabolka\cli\balcon.exe" -n "Microsoft Heera Mobile" -k -p 0 -v 100 -w "round.mp3" -t "AAA round"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dar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4]&amp;&quot;.mp3&quot;&quot; -t &quot;&quot;AAA &quot;&amp;[.B454]&amp;&quot;&quot;&quot;&quot;" office:value-type="string" office:string-value="&quot;C:\Program Files (x86)\Balabolka\cli\balcon.exe&quot; -n &quot;Microsoft Heera Mobile&quot; -k -p 0 -v 100 -w &quot;dark.mp3&quot; -t &quot;AAA dark&quot;">
            <text:p>"C:\Program Files (x86)\Balabolka\cli\balcon.exe" -n "Microsoft Heera Mobile" -k -p 0 -v 100 -w "dark.mp3" -t "AAA dark"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gir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5]&amp;&quot;.mp3&quot;&quot; -t &quot;&quot;AAA &quot;&amp;[.B455]&amp;&quot;&quot;&quot;&quot;" office:value-type="string" office:string-value="&quot;C:\Program Files (x86)\Balabolka\cli\balcon.exe&quot; -n &quot;Microsoft Heera Mobile&quot; -k -p 0 -v 100 -w &quot;girls.mp3&quot; -t &quot;AAA girls&quot;">
            <text:p>"C:\Program Files (x86)\Balabolka\cli\balcon.exe" -n "Microsoft Heera Mobile" -k -p 0 -v 100 -w "girls.mp3" -t "AAA girls"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6]&amp;&quot;.mp3&quot;&quot; -t &quot;&quot;AAA &quot;&amp;[.B456]&amp;&quot;&quot;&quot;&quot;" office:value-type="string" office:string-value="&quot;C:\Program Files (x86)\Balabolka\cli\balcon.exe&quot; -n &quot;Microsoft Heera Mobile&quot; -k -p 0 -v 100 -w &quot;past.mp3&quot; -t &quot;AAA past&quot;">
            <text:p>"C:\Program Files (x86)\Balabolka\cli\balcon.exe" -n "Microsoft Heera Mobile" -k -p 0 -v 100 -w "past.mp3" -t "AAA past"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b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7]&amp;&quot;.mp3&quot;&quot; -t &quot;&quot;AAA &quot;&amp;[.B457]&amp;&quot;&quot;&quot;&quot;" office:value-type="string" office:string-value="&quot;C:\Program Files (x86)\Balabolka\cli\balcon.exe&quot; -n &quot;Microsoft Heera Mobile&quot; -k -p 0 -v 100 -w &quot;ball.mp3&quot; -t &quot;AAA ball&quot;">
            <text:p>"C:\Program Files (x86)\Balabolka\cli\balcon.exe" -n "Microsoft Heera Mobile" -k -p 0 -v 100 -w "ball.mp3" -t "AAA ball"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gir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8]&amp;&quot;.mp3&quot;&quot; -t &quot;&quot;AAA &quot;&amp;[.B458]&amp;&quot;&quot;&quot;&quot;" office:value-type="string" office:string-value="&quot;C:\Program Files (x86)\Balabolka\cli\balcon.exe&quot; -n &quot;Microsoft Heera Mobile&quot; -k -p 0 -v 100 -w &quot;girl.mp3&quot; -t &quot;AAA girl&quot;">
            <text:p>"C:\Program Files (x86)\Balabolka\cli\balcon.exe" -n "Microsoft Heera Mobile" -k -p 0 -v 100 -w "girl.mp3" -t "AAA girl"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tr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59]&amp;&quot;.mp3&quot;&quot; -t &quot;&quot;AAA &quot;&amp;[.B459]&amp;&quot;&quot;&quot;&quot;" office:value-type="string" office:string-value="&quot;C:\Program Files (x86)\Balabolka\cli\balcon.exe&quot; -n &quot;Microsoft Heera Mobile&quot; -k -p 0 -v 100 -w &quot;tried.mp3&quot; -t &quot;AAA tried&quot;">
            <text:p>"C:\Program Files (x86)\Balabolka\cli\balcon.exe" -n "Microsoft Heera Mobile" -k -p 0 -v 100 -w "tried.mp3" -t "AAA tried"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ro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0]&amp;&quot;.mp3&quot;&quot; -t &quot;&quot;AAA &quot;&amp;[.B460]&amp;&quot;&quot;&quot;&quot;" office:value-type="string" office:string-value="&quot;C:\Program Files (x86)\Balabolka\cli\balcon.exe&quot; -n &quot;Microsoft Heera Mobile&quot; -k -p 0 -v 100 -w &quot;road.mp3&quot; -t &quot;AAA road&quot;">
            <text:p>"C:\Program Files (x86)\Balabolka\cli\balcon.exe" -n "Microsoft Heera Mobile" -k -p 0 -v 100 -w "road.mp3" -t "AAA road"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questi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1]&amp;&quot;.mp3&quot;&quot; -t &quot;&quot;AAA &quot;&amp;[.B461]&amp;&quot;&quot;&quot;&quot;" office:value-type="string" office:string-value="&quot;C:\Program Files (x86)\Balabolka\cli\balcon.exe&quot; -n &quot;Microsoft Heera Mobile&quot; -k -p 0 -v 100 -w &quot;questions.mp3&quot; -t &quot;AAA questions&quot;">
            <text:p>"C:\Program Files (x86)\Balabolka\cli\balcon.exe" -n "Microsoft Heera Mobile" -k -p 0 -v 100 -w "questions.mp3" -t "AAA questions"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blu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2]&amp;&quot;.mp3&quot;&quot; -t &quot;&quot;AAA &quot;&amp;[.B462]&amp;&quot;&quot;&quot;&quot;" office:value-type="string" office:string-value="&quot;C:\Program Files (x86)\Balabolka\cli\balcon.exe&quot; -n &quot;Microsoft Heera Mobile&quot; -k -p 0 -v 100 -w &quot;blue.mp3&quot; -t &quot;AAA blue&quot;">
            <text:p>"C:\Program Files (x86)\Balabolka\cli\balcon.exe" -n "Microsoft Heera Mobile" -k -p 0 -v 100 -w "blue.mp3" -t "AAA blue"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mea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3]&amp;&quot;.mp3&quot;&quot; -t &quot;&quot;AAA &quot;&amp;[.B463]&amp;&quot;&quot;&quot;&quot;" office:value-type="string" office:string-value="&quot;C:\Program Files (x86)\Balabolka\cli\balcon.exe&quot; -n &quot;Microsoft Heera Mobile&quot; -k -p 0 -v 100 -w &quot;meaning.mp3&quot; -t &quot;AAA meaning&quot;">
            <text:p>"C:\Program Files (x86)\Balabolka\cli\balcon.exe" -n "Microsoft Heera Mobile" -k -p 0 -v 100 -w "meaning.mp3" -t "AAA meaning"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om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4]&amp;&quot;.mp3&quot;&quot; -t &quot;&quot;AAA &quot;&amp;[.B464]&amp;&quot;&quot;&quot;&quot;" office:value-type="string" office:string-value="&quot;C:\Program Files (x86)\Balabolka\cli\balcon.exe&quot; -n &quot;Microsoft Heera Mobile&quot; -k -p 0 -v 100 -w &quot;coming.mp3&quot; -t &quot;AAA coming&quot;">
            <text:p>"C:\Program Files (x86)\Balabolka\cli\balcon.exe" -n "Microsoft Heera Mobile" -k -p 0 -v 100 -w "coming.mp3" -t "AAA coming"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inst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5]&amp;&quot;.mp3&quot;&quot; -t &quot;&quot;AAA &quot;&amp;[.B465]&amp;&quot;&quot;&quot;&quot;" office:value-type="string" office:string-value="&quot;C:\Program Files (x86)\Balabolka\cli\balcon.exe&quot; -n &quot;Microsoft Heera Mobile&quot; -k -p 0 -v 100 -w &quot;instead.mp3&quot; -t &quot;AAA instead&quot;">
            <text:p>"C:\Program Files (x86)\Balabolka\cli\balcon.exe" -n "Microsoft Heera Mobile" -k -p 0 -v 100 -w "instead.mp3" -t "AAA instead"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ei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6]&amp;&quot;.mp3&quot;&quot; -t &quot;&quot;AAA &quot;&amp;[.B466]&amp;&quot;&quot;&quot;&quot;" office:value-type="string" office:string-value="&quot;C:\Program Files (x86)\Balabolka\cli\balcon.exe&quot; -n &quot;Microsoft Heera Mobile&quot; -k -p 0 -v 100 -w &quot;either.mp3&quot; -t &quot;AAA either&quot;">
            <text:p>"C:\Program Files (x86)\Balabolka\cli\balcon.exe" -n "Microsoft Heera Mobile" -k -p 0 -v 100 -w "either.mp3" -t "AAA either"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he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7]&amp;&quot;.mp3&quot;&quot; -t &quot;&quot;AAA &quot;&amp;[.B467]&amp;&quot;&quot;&quot;&quot;" office:value-type="string" office:string-value="&quot;C:\Program Files (x86)\Balabolka\cli\balcon.exe&quot; -n &quot;Microsoft Heera Mobile&quot; -k -p 0 -v 100 -w &quot;held.mp3&quot; -t &quot;AAA held&quot;">
            <text:p>"C:\Program Files (x86)\Balabolka\cli\balcon.exe" -n "Microsoft Heera Mobile" -k -p 0 -v 100 -w "held.mp3" -t "AAA held"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rie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8]&amp;&quot;.mp3&quot;&quot; -t &quot;&quot;AAA &quot;&amp;[.B468]&amp;&quot;&quot;&quot;&quot;" office:value-type="string" office:string-value="&quot;C:\Program Files (x86)\Balabolka\cli\balcon.exe&quot; -n &quot;Microsoft Heera Mobile&quot; -k -p 0 -v 100 -w &quot;friends.mp3&quot; -t &quot;AAA friends&quot;">
            <text:p>"C:\Program Files (x86)\Balabolka\cli\balcon.exe" -n "Microsoft Heera Mobile" -k -p 0 -v 100 -w "friends.mp3" -t "AAA friends"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alrea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69]&amp;&quot;.mp3&quot;&quot; -t &quot;&quot;AAA &quot;&amp;[.B469]&amp;&quot;&quot;&quot;&quot;" office:value-type="string" office:string-value="&quot;C:\Program Files (x86)\Balabolka\cli\balcon.exe&quot; -n &quot;Microsoft Heera Mobile&quot; -k -p 0 -v 100 -w &quot;already.mp3&quot; -t &quot;AAA already&quot;">
            <text:p>"C:\Program Files (x86)\Balabolka\cli\balcon.exe" -n "Microsoft Heera Mobile" -k -p 0 -v 100 -w "already.mp3" -t "AAA already"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wa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0]&amp;&quot;.mp3&quot;&quot; -t &quot;&quot;AAA &quot;&amp;[.B470]&amp;&quot;&quot;&quot;&quot;" office:value-type="string" office:string-value="&quot;C:\Program Files (x86)\Balabolka\cli\balcon.exe&quot; -n &quot;Microsoft Heera Mobile&quot; -k -p 0 -v 100 -w &quot;warm.mp3&quot; -t &quot;AAA warm&quot;">
            <text:p>"C:\Program Files (x86)\Balabolka\cli\balcon.exe" -n "Microsoft Heera Mobile" -k -p 0 -v 100 -w "warm.mp3" -t "AAA warm"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tak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1]&amp;&quot;.mp3&quot;&quot; -t &quot;&quot;AAA &quot;&amp;[.B471]&amp;&quot;&quot;&quot;&quot;" office:value-type="string" office:string-value="&quot;C:\Program Files (x86)\Balabolka\cli\balcon.exe&quot; -n &quot;Microsoft Heera Mobile&quot; -k -p 0 -v 100 -w &quot;taken.mp3&quot; -t &quot;AAA taken&quot;">
            <text:p>"C:\Program Files (x86)\Balabolka\cli\balcon.exe" -n "Microsoft Heera Mobile" -k -p 0 -v 100 -w "taken.mp3" -t "AAA taken"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g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2]&amp;&quot;.mp3&quot;&quot; -t &quot;&quot;AAA &quot;&amp;[.B472]&amp;&quot;&quot;&quot;&quot;" office:value-type="string" office:string-value="&quot;C:\Program Files (x86)\Balabolka\cli\balcon.exe&quot; -n &quot;Microsoft Heera Mobile&quot; -k -p 0 -v 100 -w &quot;gone.mp3&quot; -t &quot;AAA gone&quot;">
            <text:p>"C:\Program Files (x86)\Balabolka\cli\balcon.exe" -n "Microsoft Heera Mobile" -k -p 0 -v 100 -w "gone.mp3" -t "AAA gone"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fin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3]&amp;&quot;.mp3&quot;&quot; -t &quot;&quot;AAA &quot;&amp;[.B473]&amp;&quot;&quot;&quot;&quot;" office:value-type="string" office:string-value="&quot;C:\Program Files (x86)\Balabolka\cli\balcon.exe&quot; -n &quot;Microsoft Heera Mobile&quot; -k -p 0 -v 100 -w &quot;finally.mp3&quot; -t &quot;AAA finally&quot;">
            <text:p>"C:\Program Files (x86)\Balabolka\cli\balcon.exe" -n "Microsoft Heera Mobile" -k -p 0 -v 100 -w "finally.mp3" -t "AAA finally"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summ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4]&amp;&quot;.mp3&quot;&quot; -t &quot;&quot;AAA &quot;&amp;[.B474]&amp;&quot;&quot;&quot;&quot;" office:value-type="string" office:string-value="&quot;C:\Program Files (x86)\Balabolka\cli\balcon.exe&quot; -n &quot;Microsoft Heera Mobile&quot; -k -p 0 -v 100 -w &quot;summer.mp3&quot; -t &quot;AAA summer&quot;">
            <text:p>"C:\Program Files (x86)\Balabolka\cli\balcon.exe" -n "Microsoft Heera Mobile" -k -p 0 -v 100 -w "summer.mp3" -t "AAA summer"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underst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5]&amp;&quot;.mp3&quot;&quot; -t &quot;&quot;AAA &quot;&amp;[.B475]&amp;&quot;&quot;&quot;&quot;" office:value-type="string" office:string-value="&quot;C:\Program Files (x86)\Balabolka\cli\balcon.exe&quot; -n &quot;Microsoft Heera Mobile&quot; -k -p 0 -v 100 -w &quot;understand.mp3&quot; -t &quot;AAA understand&quot;">
            <text:p>"C:\Program Files (x86)\Balabolka\cli\balcon.exe" -n "Microsoft Heera Mobile" -k -p 0 -v 100 -w "understand.mp3" -t "AAA understand"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mo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6]&amp;&quot;.mp3&quot;&quot; -t &quot;&quot;AAA &quot;&amp;[.B476]&amp;&quot;&quot;&quot;&quot;" office:value-type="string" office:string-value="&quot;C:\Program Files (x86)\Balabolka\cli\balcon.exe&quot; -n &quot;Microsoft Heera Mobile&quot; -k -p 0 -v 100 -w &quot;moon.mp3&quot; -t &quot;AAA moon&quot;">
            <text:p>"C:\Program Files (x86)\Balabolka\cli\balcon.exe" -n "Microsoft Heera Mobile" -k -p 0 -v 100 -w "moon.mp3" -t "AAA moon"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anim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7]&amp;&quot;.mp3&quot;&quot; -t &quot;&quot;AAA &quot;&amp;[.B477]&amp;&quot;&quot;&quot;&quot;" office:value-type="string" office:string-value="&quot;C:\Program Files (x86)\Balabolka\cli\balcon.exe&quot; -n &quot;Microsoft Heera Mobile&quot; -k -p 0 -v 100 -w &quot;animal.mp3&quot; -t &quot;AAA animal&quot;">
            <text:p>"C:\Program Files (x86)\Balabolka\cli\balcon.exe" -n "Microsoft Heera Mobile" -k -p 0 -v 100 -w "animal.mp3" -t "AAA animal"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mi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8]&amp;&quot;.mp3&quot;&quot; -t &quot;&quot;AAA &quot;&amp;[.B478]&amp;&quot;&quot;&quot;&quot;" office:value-type="string" office:string-value="&quot;C:\Program Files (x86)\Balabolka\cli\balcon.exe&quot; -n &quot;Microsoft Heera Mobile&quot; -k -p 0 -v 100 -w &quot;mind.mp3&quot; -t &quot;AAA mind&quot;">
            <text:p>"C:\Program Files (x86)\Balabolka\cli\balcon.exe" -n "Microsoft Heera Mobile" -k -p 0 -v 100 -w "mind.mp3" -t "AAA mind"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outs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79]&amp;&quot;.mp3&quot;&quot; -t &quot;&quot;AAA &quot;&amp;[.B479]&amp;&quot;&quot;&quot;&quot;" office:value-type="string" office:string-value="&quot;C:\Program Files (x86)\Balabolka\cli\balcon.exe&quot; -n &quot;Microsoft Heera Mobile&quot; -k -p 0 -v 100 -w &quot;outside.mp3&quot; -t &quot;AAA outside&quot;">
            <text:p>"C:\Program Files (x86)\Balabolka\cli\balcon.exe" -n "Microsoft Heera Mobile" -k -p 0 -v 100 -w "outside.mp3" -t "AAA outside"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pow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0]&amp;&quot;.mp3&quot;&quot; -t &quot;&quot;AAA &quot;&amp;[.B480]&amp;&quot;&quot;&quot;&quot;" office:value-type="string" office:string-value="&quot;C:\Program Files (x86)\Balabolka\cli\balcon.exe&quot; -n &quot;Microsoft Heera Mobile&quot; -k -p 0 -v 100 -w &quot;power.mp3&quot; -t &quot;AAA power&quot;">
            <text:p>"C:\Program Files (x86)\Balabolka\cli\balcon.exe" -n "Microsoft Heera Mobile" -k -p 0 -v 100 -w "power.mp3" -t "AAA power"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a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1]&amp;&quot;.mp3&quot;&quot; -t &quot;&quot;AAA &quot;&amp;[.B481]&amp;&quot;&quot;&quot;&quot;" office:value-type="string" office:string-value="&quot;C:\Program Files (x86)\Balabolka\cli\balcon.exe&quot; -n &quot;Microsoft Heera Mobile&quot; -k -p 0 -v 100 -w &quot;says.mp3&quot; -t &quot;AAA says&quot;">
            <text:p>"C:\Program Files (x86)\Balabolka\cli\balcon.exe" -n "Microsoft Heera Mobile" -k -p 0 -v 100 -w "says.mp3" -t "AAA says"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proble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2]&amp;&quot;.mp3&quot;&quot; -t &quot;&quot;AAA &quot;&amp;[.B482]&amp;&quot;&quot;&quot;&quot;" office:value-type="string" office:string-value="&quot;C:\Program Files (x86)\Balabolka\cli\balcon.exe&quot; -n &quot;Microsoft Heera Mobile&quot; -k -p 0 -v 100 -w &quot;problem.mp3&quot; -t &quot;AAA problem&quot;">
            <text:p>"C:\Program Files (x86)\Balabolka\cli\balcon.exe" -n "Microsoft Heera Mobile" -k -p 0 -v 100 -w "problem.mp3" -t "AAA problem"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lon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3]&amp;&quot;.mp3&quot;&quot; -t &quot;&quot;AAA &quot;&amp;[.B483]&amp;&quot;&quot;&quot;&quot;" office:value-type="string" office:string-value="&quot;C:\Program Files (x86)\Balabolka\cli\balcon.exe&quot; -n &quot;Microsoft Heera Mobile&quot; -k -p 0 -v 100 -w &quot;longer.mp3&quot; -t &quot;AAA longer&quot;">
            <text:p>"C:\Program Files (x86)\Balabolka\cli\balcon.exe" -n "Microsoft Heera Mobile" -k -p 0 -v 100 -w "longer.mp3" -t "AAA longer"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win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4]&amp;&quot;.mp3&quot;&quot; -t &quot;&quot;AAA &quot;&amp;[.B484]&amp;&quot;&quot;&quot;&quot;" office:value-type="string" office:string-value="&quot;C:\Program Files (x86)\Balabolka\cli\balcon.exe&quot; -n &quot;Microsoft Heera Mobile&quot; -k -p 0 -v 100 -w &quot;winter.mp3&quot; -t &quot;AAA winter&quot;">
            <text:p>"C:\Program Files (x86)\Balabolka\cli\balcon.exe" -n "Microsoft Heera Mobile" -k -p 0 -v 100 -w "winter.mp3" -t "AAA winter"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Indi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5]&amp;&quot;.mp3&quot;&quot; -t &quot;&quot;AAA &quot;&amp;[.B485]&amp;&quot;&quot;&quot;&quot;" office:value-type="string" office:string-value="&quot;C:\Program Files (x86)\Balabolka\cli\balcon.exe&quot; -n &quot;Microsoft Heera Mobile&quot; -k -p 0 -v 100 -w &quot;Indian.mp3&quot; -t &quot;AAA Indian&quot;">
            <text:p>"C:\Program Files (x86)\Balabolka\cli\balcon.exe" -n "Microsoft Heera Mobile" -k -p 0 -v 100 -w "Indian.mp3" -t "AAA Indian"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dee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6]&amp;&quot;.mp3&quot;&quot; -t &quot;&quot;AAA &quot;&amp;[.B486]&amp;&quot;&quot;&quot;&quot;" office:value-type="string" office:string-value="&quot;C:\Program Files (x86)\Balabolka\cli\balcon.exe&quot; -n &quot;Microsoft Heera Mobile&quot; -k -p 0 -v 100 -w &quot;deep.mp3&quot; -t &quot;AAA deep&quot;">
            <text:p>"C:\Program Files (x86)\Balabolka\cli\balcon.exe" -n "Microsoft Heera Mobile" -k -p 0 -v 100 -w "deep.mp3" -t "AAA deep"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mounta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7]&amp;&quot;.mp3&quot;&quot; -t &quot;&quot;AAA &quot;&amp;[.B487]&amp;&quot;&quot;&quot;&quot;" office:value-type="string" office:string-value="&quot;C:\Program Files (x86)\Balabolka\cli\balcon.exe&quot; -n &quot;Microsoft Heera Mobile&quot; -k -p 0 -v 100 -w &quot;mountains.mp3&quot; -t &quot;AAA mountains&quot;">
            <text:p>"C:\Program Files (x86)\Balabolka\cli\balcon.exe" -n "Microsoft Heera Mobile" -k -p 0 -v 100 -w "mountains.mp3" -t "AAA mountains"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heav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8]&amp;&quot;.mp3&quot;&quot; -t &quot;&quot;AAA &quot;&amp;[.B488]&amp;&quot;&quot;&quot;&quot;" office:value-type="string" office:string-value="&quot;C:\Program Files (x86)\Balabolka\cli\balcon.exe&quot; -n &quot;Microsoft Heera Mobile&quot; -k -p 0 -v 100 -w &quot;heavy.mp3&quot; -t &quot;AAA heavy&quot;">
            <text:p>"C:\Program Files (x86)\Balabolka\cli\balcon.exe" -n "Microsoft Heera Mobile" -k -p 0 -v 100 -w "heavy.mp3" -t "AAA heavy"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carefu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89]&amp;&quot;.mp3&quot;&quot; -t &quot;&quot;AAA &quot;&amp;[.B489]&amp;&quot;&quot;&quot;&quot;" office:value-type="string" office:string-value="&quot;C:\Program Files (x86)\Balabolka\cli\balcon.exe&quot; -n &quot;Microsoft Heera Mobile&quot; -k -p 0 -v 100 -w &quot;carefully.mp3&quot; -t &quot;AAA carefully&quot;">
            <text:p>"C:\Program Files (x86)\Balabolka\cli\balcon.exe" -n "Microsoft Heera Mobile" -k -p 0 -v 100 -w "carefully.mp3" -t "AAA carefully"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fol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0]&amp;&quot;.mp3&quot;&quot; -t &quot;&quot;AAA &quot;&amp;[.B490]&amp;&quot;&quot;&quot;&quot;" office:value-type="string" office:string-value="&quot;C:\Program Files (x86)\Balabolka\cli\balcon.exe&quot; -n &quot;Microsoft Heera Mobile&quot; -k -p 0 -v 100 -w &quot;follow.mp3&quot; -t &quot;AAA follow&quot;">
            <text:p>"C:\Program Files (x86)\Balabolka\cli\balcon.exe" -n "Microsoft Heera Mobile" -k -p 0 -v 100 -w "follow.mp3" -t "AAA follow"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beautifu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1]&amp;&quot;.mp3&quot;&quot; -t &quot;&quot;AAA &quot;&amp;[.B491]&amp;&quot;&quot;&quot;&quot;" office:value-type="string" office:string-value="&quot;C:\Program Files (x86)\Balabolka\cli\balcon.exe&quot; -n &quot;Microsoft Heera Mobile&quot; -k -p 0 -v 100 -w &quot;beautiful.mp3&quot; -t &quot;AAA beautiful&quot;">
            <text:p>"C:\Program Files (x86)\Balabolka\cli\balcon.exe" -n "Microsoft Heera Mobile" -k -p 0 -v 100 -w "beautiful.mp3" -t "AAA beautiful"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begin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2]&amp;&quot;.mp3&quot;&quot; -t &quot;&quot;AAA &quot;&amp;[.B492]&amp;&quot;&quot;&quot;&quot;" office:value-type="string" office:string-value="&quot;C:\Program Files (x86)\Balabolka\cli\balcon.exe&quot; -n &quot;Microsoft Heera Mobile&quot; -k -p 0 -v 100 -w &quot;beginning.mp3&quot; -t &quot;AAA beginning&quot;">
            <text:p>"C:\Program Files (x86)\Balabolka\cli\balcon.exe" -n "Microsoft Heera Mobile" -k -p 0 -v 100 -w "beginning.mp3" -t "AAA beginning"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mo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3]&amp;&quot;.mp3&quot;&quot; -t &quot;&quot;AAA &quot;&amp;[.B493]&amp;&quot;&quot;&quot;&quot;" office:value-type="string" office:string-value="&quot;C:\Program Files (x86)\Balabolka\cli\balcon.exe&quot; -n &quot;Microsoft Heera Mobile&quot; -k -p 0 -v 100 -w &quot;moved.mp3&quot; -t &quot;AAA moved&quot;">
            <text:p>"C:\Program Files (x86)\Balabolka\cli\balcon.exe" -n "Microsoft Heera Mobile" -k -p 0 -v 100 -w "moved.mp3" -t "AAA moved"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every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4]&amp;&quot;.mp3&quot;&quot; -t &quot;&quot;AAA &quot;&amp;[.B494]&amp;&quot;&quot;&quot;&quot;" office:value-type="string" office:string-value="&quot;C:\Program Files (x86)\Balabolka\cli\balcon.exe&quot; -n &quot;Microsoft Heera Mobile&quot; -k -p 0 -v 100 -w &quot;everyone.mp3&quot; -t &quot;AAA everyone&quot;">
            <text:p>"C:\Program Files (x86)\Balabolka\cli\balcon.exe" -n "Microsoft Heera Mobile" -k -p 0 -v 100 -w "everyone.mp3" -t "AAA everyone"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lea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5]&amp;&quot;.mp3&quot;&quot; -t &quot;&quot;AAA &quot;&amp;[.B495]&amp;&quot;&quot;&quot;&quot;" office:value-type="string" office:string-value="&quot;C:\Program Files (x86)\Balabolka\cli\balcon.exe&quot; -n &quot;Microsoft Heera Mobile&quot; -k -p 0 -v 100 -w &quot;leave.mp3&quot; -t &quot;AAA leave&quot;">
            <text:p>"C:\Program Files (x86)\Balabolka\cli\balcon.exe" -n "Microsoft Heera Mobile" -k -p 0 -v 100 -w "leave.mp3" -t "AAA leave"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everyt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6]&amp;&quot;.mp3&quot;&quot; -t &quot;&quot;AAA &quot;&amp;[.B496]&amp;&quot;&quot;&quot;&quot;" office:value-type="string" office:string-value="&quot;C:\Program Files (x86)\Balabolka\cli\balcon.exe&quot; -n &quot;Microsoft Heera Mobile&quot; -k -p 0 -v 100 -w &quot;everything.mp3&quot; -t &quot;AAA everything&quot;">
            <text:p>"C:\Program Files (x86)\Balabolka\cli\balcon.exe" -n "Microsoft Heera Mobile" -k -p 0 -v 100 -w "everything.mp3" -t "AAA everything"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ga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7]&amp;&quot;.mp3&quot;&quot; -t &quot;&quot;AAA &quot;&amp;[.B497]&amp;&quot;&quot;&quot;&quot;" office:value-type="string" office:string-value="&quot;C:\Program Files (x86)\Balabolka\cli\balcon.exe&quot; -n &quot;Microsoft Heera Mobile&quot; -k -p 0 -v 100 -w &quot;game.mp3&quot; -t &quot;AAA game&quot;">
            <text:p>"C:\Program Files (x86)\Balabolka\cli\balcon.exe" -n "Microsoft Heera Mobile" -k -p 0 -v 100 -w "game.mp3" -t "AAA game"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yste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8]&amp;&quot;.mp3&quot;&quot; -t &quot;&quot;AAA &quot;&amp;[.B498]&amp;&quot;&quot;&quot;&quot;" office:value-type="string" office:string-value="&quot;C:\Program Files (x86)\Balabolka\cli\balcon.exe&quot; -n &quot;Microsoft Heera Mobile&quot; -k -p 0 -v 100 -w &quot;system.mp3&quot; -t &quot;AAA system&quot;">
            <text:p>"C:\Program Files (x86)\Balabolka\cli\balcon.exe" -n "Microsoft Heera Mobile" -k -p 0 -v 100 -w "system.mp3" -t "AAA system"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b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499]&amp;&quot;.mp3&quot;&quot; -t &quot;&quot;AAA &quot;&amp;[.B499]&amp;&quot;&quot;&quot;&quot;" office:value-type="string" office:string-value="&quot;C:\Program Files (x86)\Balabolka\cli\balcon.exe&quot; -n &quot;Microsoft Heera Mobile&quot; -k -p 0 -v 100 -w &quot;bring.mp3&quot; -t &quot;AAA bring&quot;">
            <text:p>"C:\Program Files (x86)\Balabolka\cli\balcon.exe" -n "Microsoft Heera Mobile" -k -p 0 -v 100 -w "bring.mp3" -t "AAA bring"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wat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0]&amp;&quot;.mp3&quot;&quot; -t &quot;&quot;AAA &quot;&amp;[.B500]&amp;&quot;&quot;&quot;&quot;" office:value-type="string" office:string-value="&quot;C:\Program Files (x86)\Balabolka\cli\balcon.exe&quot; -n &quot;Microsoft Heera Mobile&quot; -k -p 0 -v 100 -w &quot;watch.mp3&quot; -t &quot;AAA watch&quot;">
            <text:p>"C:\Program Files (x86)\Balabolka\cli\balcon.exe" -n "Microsoft Heera Mobile" -k -p 0 -v 100 -w "watch.mp3" -t "AAA watch"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h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1]&amp;&quot;.mp3&quot;&quot; -t &quot;&quot;AAA &quot;&amp;[.B501]&amp;&quot;&quot;&quot;&quot;" office:value-type="string" office:string-value="&quot;C:\Program Files (x86)\Balabolka\cli\balcon.exe&quot; -n &quot;Microsoft Heera Mobile&quot; -k -p 0 -v 100 -w &quot;shall.mp3&quot; -t &quot;AAA shall&quot;">
            <text:p>"C:\Program Files (x86)\Balabolka\cli\balcon.exe" -n "Microsoft Heera Mobile" -k -p 0 -v 100 -w "shall.mp3" -t "AAA shall"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d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2]&amp;&quot;.mp3&quot;&quot; -t &quot;&quot;AAA &quot;&amp;[.B502]&amp;&quot;&quot;&quot;&quot;" office:value-type="string" office:string-value="&quot;C:\Program Files (x86)\Balabolka\cli\balcon.exe&quot; -n &quot;Microsoft Heera Mobile&quot; -k -p 0 -v 100 -w &quot;dry.mp3&quot; -t &quot;AAA dry&quot;">
            <text:p>"C:\Program Files (x86)\Balabolka\cli\balcon.exe" -n "Microsoft Heera Mobile" -k -p 0 -v 100 -w "dry.mp3" -t "AAA dry"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hou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3]&amp;&quot;.mp3&quot;&quot; -t &quot;&quot;AAA &quot;&amp;[.B503]&amp;&quot;&quot;&quot;&quot;" office:value-type="string" office:string-value="&quot;C:\Program Files (x86)\Balabolka\cli\balcon.exe&quot; -n &quot;Microsoft Heera Mobile&quot; -k -p 0 -v 100 -w &quot;hours.mp3&quot; -t &quot;AAA hours&quot;">
            <text:p>"C:\Program Files (x86)\Balabolka\cli\balcon.exe" -n "Microsoft Heera Mobile" -k -p 0 -v 100 -w "hours.mp3" -t "AAA hours"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writt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4]&amp;&quot;.mp3&quot;&quot; -t &quot;&quot;AAA &quot;&amp;[.B504]&amp;&quot;&quot;&quot;&quot;" office:value-type="string" office:string-value="&quot;C:\Program Files (x86)\Balabolka\cli\balcon.exe&quot; -n &quot;Microsoft Heera Mobile&quot; -k -p 0 -v 100 -w &quot;written.mp3&quot; -t &quot;AAA written&quot;">
            <text:p>"C:\Program Files (x86)\Balabolka\cli\balcon.exe" -n "Microsoft Heera Mobile" -k -p 0 -v 100 -w "written.mp3" -t "AAA written"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0">
            <text:p>10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5]&amp;&quot;.mp3&quot;&quot; -t &quot;&quot;AAA &quot;&amp;[.B505]&amp;&quot;&quot;&quot;&quot;" office:value-type="string" office:string-value="&quot;C:\Program Files (x86)\Balabolka\cli\balcon.exe&quot; -n &quot;Microsoft Heera Mobile&quot; -k -p 0 -v 100 -w &quot;10.mp3&quot; -t &quot;AAA 10&quot;">
            <text:p>"C:\Program Files (x86)\Balabolka\cli\balcon.exe" -n "Microsoft Heera Mobile" -k -p 0 -v 100 -w "10.mp3" -t "AAA 10"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top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6]&amp;&quot;.mp3&quot;&quot; -t &quot;&quot;AAA &quot;&amp;[.B506]&amp;&quot;&quot;&quot;&quot;" office:value-type="string" office:string-value="&quot;C:\Program Files (x86)\Balabolka\cli\balcon.exe&quot; -n &quot;Microsoft Heera Mobile&quot; -k -p 0 -v 100 -w &quot;stopped.mp3&quot; -t &quot;AAA stopped&quot;">
            <text:p>"C:\Program Files (x86)\Balabolka\cli\balcon.exe" -n "Microsoft Heera Mobile" -k -p 0 -v 100 -w "stopped.mp3" -t "AAA stopped"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with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7]&amp;&quot;.mp3&quot;&quot; -t &quot;&quot;AAA &quot;&amp;[.B507]&amp;&quot;&quot;&quot;&quot;" office:value-type="string" office:string-value="&quot;C:\Program Files (x86)\Balabolka\cli\balcon.exe&quot; -n &quot;Microsoft Heera Mobile&quot; -k -p 0 -v 100 -w &quot;within.mp3&quot; -t &quot;AAA within&quot;">
            <text:p>"C:\Program Files (x86)\Balabolka\cli\balcon.exe" -n "Microsoft Heera Mobile" -k -p 0 -v 100 -w "within.mp3" -t "AAA within"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flo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8]&amp;&quot;.mp3&quot;&quot; -t &quot;&quot;AAA &quot;&amp;[.B508]&amp;&quot;&quot;&quot;&quot;" office:value-type="string" office:string-value="&quot;C:\Program Files (x86)\Balabolka\cli\balcon.exe&quot; -n &quot;Microsoft Heera Mobile&quot; -k -p 0 -v 100 -w &quot;floor.mp3&quot; -t &quot;AAA floor&quot;">
            <text:p>"C:\Program Files (x86)\Balabolka\cli\balcon.exe" -n "Microsoft Heera Mobile" -k -p 0 -v 100 -w "floor.mp3" -t "AAA floor"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B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09]&amp;&quot;.mp3&quot;&quot; -t &quot;&quot;AAA &quot;&amp;[.B509]&amp;&quot;&quot;&quot;&quot;" office:value-type="string" office:string-value="&quot;C:\Program Files (x86)\Balabolka\cli\balcon.exe&quot; -n &quot;Microsoft Heera Mobile&quot; -k -p 0 -v 100 -w &quot;Bill.mp3&quot; -t &quot;AAA Bill&quot;">
            <text:p>"C:\Program Files (x86)\Balabolka\cli\balcon.exe" -n "Microsoft Heera Mobile" -k -p 0 -v 100 -w "Bill.mp3" -t "AAA Bill"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0]&amp;&quot;.mp3&quot;&quot; -t &quot;&quot;AAA &quot;&amp;[.B510]&amp;&quot;&quot;&quot;&quot;" office:value-type="string" office:string-value="&quot;C:\Program Files (x86)\Balabolka\cli\balcon.exe&quot; -n &quot;Microsoft Heera Mobile&quot; -k -p 0 -v 100 -w &quot;ice.mp3&quot; -t &quot;AAA ice&quot;">
            <text:p>"C:\Program Files (x86)\Balabolka\cli\balcon.exe" -n "Microsoft Heera Mobile" -k -p 0 -v 100 -w "ice.mp3" -t "AAA ice"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hi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1]&amp;&quot;.mp3&quot;&quot; -t &quot;&quot;AAA &quot;&amp;[.B511]&amp;&quot;&quot;&quot;&quot;" office:value-type="string" office:string-value="&quot;C:\Program Files (x86)\Balabolka\cli\balcon.exe&quot; -n &quot;Microsoft Heera Mobile&quot; -k -p 0 -v 100 -w &quot;ship.mp3&quot; -t &quot;AAA ship&quot;">
            <text:p>"C:\Program Files (x86)\Balabolka\cli\balcon.exe" -n "Microsoft Heera Mobile" -k -p 0 -v 100 -w "ship.mp3" -t "AAA ship"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themselv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2]&amp;&quot;.mp3&quot;&quot; -t &quot;&quot;AAA &quot;&amp;[.B512]&amp;&quot;&quot;&quot;&quot;" office:value-type="string" office:string-value="&quot;C:\Program Files (x86)\Balabolka\cli\balcon.exe&quot; -n &quot;Microsoft Heera Mobile&quot; -k -p 0 -v 100 -w &quot;themselves.mp3&quot; -t &quot;AAA themselves&quot;">
            <text:p>"C:\Program Files (x86)\Balabolka\cli\balcon.exe" -n "Microsoft Heera Mobile" -k -p 0 -v 100 -w "themselves.mp3" -t "AAA themselves"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beg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3]&amp;&quot;.mp3&quot;&quot; -t &quot;&quot;AAA &quot;&amp;[.B513]&amp;&quot;&quot;&quot;&quot;" office:value-type="string" office:string-value="&quot;C:\Program Files (x86)\Balabolka\cli\balcon.exe&quot; -n &quot;Microsoft Heera Mobile&quot; -k -p 0 -v 100 -w &quot;begin.mp3&quot; -t &quot;AAA begin&quot;">
            <text:p>"C:\Program Files (x86)\Balabolka\cli\balcon.exe" -n "Microsoft Heera Mobile" -k -p 0 -v 100 -w "begin.mp3" -t "AAA begin"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a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4]&amp;&quot;.mp3&quot;&quot; -t &quot;&quot;AAA &quot;&amp;[.B514]&amp;&quot;&quot;&quot;&quot;" office:value-type="string" office:string-value="&quot;C:\Program Files (x86)\Balabolka\cli\balcon.exe&quot; -n &quot;Microsoft Heera Mobile&quot; -k -p 0 -v 100 -w &quot;fact.mp3&quot; -t &quot;AAA fact&quot;">
            <text:p>"C:\Program Files (x86)\Balabolka\cli\balcon.exe" -n "Microsoft Heera Mobile" -k -p 0 -v 100 -w "fact.mp3" -t "AAA fact"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hi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5]&amp;&quot;.mp3&quot;&quot; -t &quot;&quot;AAA &quot;&amp;[.B515]&amp;&quot;&quot;&quot;&quot;" office:value-type="string" office:string-value="&quot;C:\Program Files (x86)\Balabolka\cli\balcon.exe&quot; -n &quot;Microsoft Heera Mobile&quot; -k -p 0 -v 100 -w &quot;third.mp3&quot; -t &quot;AAA third&quot;">
            <text:p>"C:\Program Files (x86)\Balabolka\cli\balcon.exe" -n "Microsoft Heera Mobile" -k -p 0 -v 100 -w "third.mp3" -t "AAA third"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qu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6]&amp;&quot;.mp3&quot;&quot; -t &quot;&quot;AAA &quot;&amp;[.B516]&amp;&quot;&quot;&quot;&quot;" office:value-type="string" office:string-value="&quot;C:\Program Files (x86)\Balabolka\cli\balcon.exe&quot; -n &quot;Microsoft Heera Mobile&quot; -k -p 0 -v 100 -w &quot;quite.mp3&quot; -t &quot;AAA quite&quot;">
            <text:p>"C:\Program Files (x86)\Balabolka\cli\balcon.exe" -n "Microsoft Heera Mobile" -k -p 0 -v 100 -w "quite.mp3" -t "AAA quite"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car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7]&amp;&quot;.mp3&quot;&quot; -t &quot;&quot;AAA &quot;&amp;[.B517]&amp;&quot;&quot;&quot;&quot;" office:value-type="string" office:string-value="&quot;C:\Program Files (x86)\Balabolka\cli\balcon.exe&quot; -n &quot;Microsoft Heera Mobile&quot; -k -p 0 -v 100 -w &quot;carry.mp3&quot; -t &quot;AAA carry&quot;">
            <text:p>"C:\Program Files (x86)\Balabolka\cli\balcon.exe" -n "Microsoft Heera Mobile" -k -p 0 -v 100 -w "carry.mp3" -t "AAA carry"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go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8]&amp;&quot;.mp3&quot;&quot; -t &quot;&quot;AAA &quot;&amp;[.B518]&amp;&quot;&quot;&quot;&quot;" office:value-type="string" office:string-value="&quot;C:\Program Files (x86)\Balabolka\cli\balcon.exe&quot; -n &quot;Microsoft Heera Mobile&quot; -k -p 0 -v 100 -w &quot;goes.mp3&quot; -t &quot;AAA goes&quot;">
            <text:p>"C:\Program Files (x86)\Balabolka\cli\balcon.exe" -n "Microsoft Heera Mobile" -k -p 0 -v 100 -w "goes.mp3" -t "AAA goes"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dist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19]&amp;&quot;.mp3&quot;&quot; -t &quot;&quot;AAA &quot;&amp;[.B519]&amp;&quot;&quot;&quot;&quot;" office:value-type="string" office:string-value="&quot;C:\Program Files (x86)\Balabolka\cli\balcon.exe&quot; -n &quot;Microsoft Heera Mobile&quot; -k -p 0 -v 100 -w &quot;distance.mp3&quot; -t &quot;AAA distance&quot;">
            <text:p>"C:\Program Files (x86)\Balabolka\cli\balcon.exe" -n "Microsoft Heera Mobile" -k -p 0 -v 100 -w "distance.mp3" -t "AAA distance"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althoug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0]&amp;&quot;.mp3&quot;&quot; -t &quot;&quot;AAA &quot;&amp;[.B520]&amp;&quot;&quot;&quot;&quot;" office:value-type="string" office:string-value="&quot;C:\Program Files (x86)\Balabolka\cli\balcon.exe&quot; -n &quot;Microsoft Heera Mobile&quot; -k -p 0 -v 100 -w &quot;although.mp3&quot; -t &quot;AAA although&quot;">
            <text:p>"C:\Program Files (x86)\Balabolka\cli\balcon.exe" -n "Microsoft Heera Mobile" -k -p 0 -v 100 -w "although.mp3" -t "AAA although"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ad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1]&amp;&quot;.mp3&quot;&quot; -t &quot;&quot;AAA &quot;&amp;[.B521]&amp;&quot;&quot;&quot;&quot;" office:value-type="string" office:string-value="&quot;C:\Program Files (x86)\Balabolka\cli\balcon.exe&quot; -n &quot;Microsoft Heera Mobile&quot; -k -p 0 -v 100 -w &quot;added.mp3&quot; -t &quot;AAA added&quot;">
            <text:p>"C:\Program Files (x86)\Balabolka\cli\balcon.exe" -n "Microsoft Heera Mobile" -k -p 0 -v 100 -w "added.mp3" -t "AAA added"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do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2]&amp;&quot;.mp3&quot;&quot; -t &quot;&quot;AAA &quot;&amp;[.B522]&amp;&quot;&quot;&quot;&quot;" office:value-type="string" office:string-value="&quot;C:\Program Files (x86)\Balabolka\cli\balcon.exe&quot; -n &quot;Microsoft Heera Mobile&quot; -k -p 0 -v 100 -w &quot;doing.mp3&quot; -t &quot;AAA doing&quot;">
            <text:p>"C:\Program Files (x86)\Balabolka\cli\balcon.exe" -n "Microsoft Heera Mobile" -k -p 0 -v 100 -w "doing.mp3" -t "AAA doing"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3]&amp;&quot;.mp3&quot;&quot; -t &quot;&quot;AAA &quot;&amp;[.B523]&amp;&quot;&quot;&quot;&quot;" office:value-type="string" office:string-value="&quot;C:\Program Files (x86)\Balabolka\cli\balcon.exe&quot; -n &quot;Microsoft Heera Mobile&quot; -k -p 0 -v 100 -w &quot;sat.mp3&quot; -t &quot;AAA sat&quot;">
            <text:p>"C:\Program Files (x86)\Balabolka\cli\balcon.exe" -n "Microsoft Heera Mobile" -k -p 0 -v 100 -w "sat.mp3" -t "AAA sat"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ictu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4]&amp;&quot;.mp3&quot;&quot; -t &quot;&quot;AAA &quot;&amp;[.B524]&amp;&quot;&quot;&quot;&quot;" office:value-type="string" office:string-value="&quot;C:\Program Files (x86)\Balabolka\cli\balcon.exe&quot; -n &quot;Microsoft Heera Mobile&quot; -k -p 0 -v 100 -w &quot;pictures.mp3&quot; -t &quot;AAA pictures&quot;">
            <text:p>"C:\Program Files (x86)\Balabolka\cli\balcon.exe" -n "Microsoft Heera Mobile" -k -p 0 -v 100 -w "pictures.mp3" -t "AAA pictures"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ossi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5]&amp;&quot;.mp3&quot;&quot; -t &quot;&quot;AAA &quot;&amp;[.B525]&amp;&quot;&quot;&quot;&quot;" office:value-type="string" office:string-value="&quot;C:\Program Files (x86)\Balabolka\cli\balcon.exe&quot; -n &quot;Microsoft Heera Mobile&quot; -k -p 0 -v 100 -w &quot;possible.mp3&quot; -t &quot;AAA possible&quot;">
            <text:p>"C:\Program Files (x86)\Balabolka\cli\balcon.exe" -n "Microsoft Heera Mobile" -k -p 0 -v 100 -w "possible.mp3" -t "AAA possible"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nam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6]&amp;&quot;.mp3&quot;&quot; -t &quot;&quot;AAA &quot;&amp;[.B526]&amp;&quot;&quot;&quot;&quot;" office:value-type="string" office:string-value="&quot;C:\Program Files (x86)\Balabolka\cli\balcon.exe&quot; -n &quot;Microsoft Heera Mobile&quot; -k -p 0 -v 100 -w &quot;names.mp3&quot; -t &quot;AAA names&quot;">
            <text:p>"C:\Program Files (x86)\Balabolka\cli\balcon.exe" -n "Microsoft Heera Mobile" -k -p 0 -v 100 -w "names.mp3" -t "AAA names"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hea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7]&amp;&quot;.mp3&quot;&quot; -t &quot;&quot;AAA &quot;&amp;[.B527]&amp;&quot;&quot;&quot;&quot;" office:value-type="string" office:string-value="&quot;C:\Program Files (x86)\Balabolka\cli\balcon.exe&quot; -n &quot;Microsoft Heera Mobile&quot; -k -p 0 -v 100 -w &quot;heart.mp3&quot; -t &quot;AAA heart&quot;">
            <text:p>"C:\Program Files (x86)\Balabolka\cli\balcon.exe" -n "Microsoft Heera Mobile" -k -p 0 -v 100 -w "heart.mp3" -t "AAA heart"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hav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8]&amp;&quot;.mp3&quot;&quot; -t &quot;&quot;AAA &quot;&amp;[.B528]&amp;&quot;&quot;&quot;&quot;" office:value-type="string" office:string-value="&quot;C:\Program Files (x86)\Balabolka\cli\balcon.exe&quot; -n &quot;Microsoft Heera Mobile&quot; -k -p 0 -v 100 -w &quot;having.mp3&quot; -t &quot;AAA having&quot;">
            <text:p>"C:\Program Files (x86)\Balabolka\cli\balcon.exe" -n "Microsoft Heera Mobile" -k -p 0 -v 100 -w "having.mp3" -t "AAA having"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wri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29]&amp;&quot;.mp3&quot;&quot; -t &quot;&quot;AAA &quot;&amp;[.B529]&amp;&quot;&quot;&quot;&quot;" office:value-type="string" office:string-value="&quot;C:\Program Files (x86)\Balabolka\cli\balcon.exe&quot; -n &quot;Microsoft Heera Mobile&quot; -k -p 0 -v 100 -w &quot;writing.mp3&quot; -t &quot;AAA writing&quot;">
            <text:p>"C:\Program Files (x86)\Balabolka\cli\balcon.exe" -n "Microsoft Heera Mobile" -k -p 0 -v 100 -w "writing.mp3" -t "AAA writing"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re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0]&amp;&quot;.mp3&quot;&quot; -t &quot;&quot;AAA &quot;&amp;[.B530]&amp;&quot;&quot;&quot;&quot;" office:value-type="string" office:string-value="&quot;C:\Program Files (x86)\Balabolka\cli\balcon.exe&quot; -n &quot;Microsoft Heera Mobile&quot; -k -p 0 -v 100 -w &quot;real.mp3&quot; -t &quot;AAA real&quot;">
            <text:p>"C:\Program Files (x86)\Balabolka\cli\balcon.exe" -n "Microsoft Heera Mobile" -k -p 0 -v 100 -w "real.mp3" -t "AAA real"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im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1]&amp;&quot;.mp3&quot;&quot; -t &quot;&quot;AAA &quot;&amp;[.B531]&amp;&quot;&quot;&quot;&quot;" office:value-type="string" office:string-value="&quot;C:\Program Files (x86)\Balabolka\cli\balcon.exe&quot; -n &quot;Microsoft Heera Mobile&quot; -k -p 0 -v 100 -w &quot;simple.mp3&quot; -t &quot;AAA simple&quot;">
            <text:p>"C:\Program Files (x86)\Balabolka\cli\balcon.exe" -n "Microsoft Heera Mobile" -k -p 0 -v 100 -w "simple.mp3" -t "AAA simple"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n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2]&amp;&quot;.mp3&quot;&quot; -t &quot;&quot;AAA &quot;&amp;[.B532]&amp;&quot;&quot;&quot;&quot;" office:value-type="string" office:string-value="&quot;C:\Program Files (x86)\Balabolka\cli\balcon.exe&quot; -n &quot;Microsoft Heera Mobile&quot; -k -p 0 -v 100 -w &quot;snow.mp3&quot; -t &quot;AAA snow&quot;">
            <text:p>"C:\Program Files (x86)\Balabolka\cli\balcon.exe" -n "Microsoft Heera Mobile" -k -p 0 -v 100 -w "snow.mp3" -t "AAA snow"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get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3]&amp;&quot;.mp3&quot;&quot; -t &quot;&quot;AAA &quot;&amp;[.B533]&amp;&quot;&quot;&quot;&quot;" office:value-type="string" office:string-value="&quot;C:\Program Files (x86)\Balabolka\cli\balcon.exe&quot; -n &quot;Microsoft Heera Mobile&quot; -k -p 0 -v 100 -w &quot;getting.mp3&quot; -t &quot;AAA getting&quot;">
            <text:p>"C:\Program Files (x86)\Balabolka\cli\balcon.exe" -n "Microsoft Heera Mobile" -k -p 0 -v 100 -w "getting.mp3" -t "AAA getting"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r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4]&amp;&quot;.mp3&quot;&quot; -t &quot;&quot;AAA &quot;&amp;[.B534]&amp;&quot;&quot;&quot;&quot;" office:value-type="string" office:string-value="&quot;C:\Program Files (x86)\Balabolka\cli\balcon.exe&quot; -n &quot;Microsoft Heera Mobile&quot; -k -p 0 -v 100 -w &quot;rain.mp3&quot; -t &quot;AAA rain&quot;">
            <text:p>"C:\Program Files (x86)\Balabolka\cli\balcon.exe" -n "Microsoft Heera Mobile" -k -p 0 -v 100 -w "rain.mp3" -t "AAA rain"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udden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5]&amp;&quot;.mp3&quot;&quot; -t &quot;&quot;AAA &quot;&amp;[.B535]&amp;&quot;&quot;&quot;&quot;" office:value-type="string" office:string-value="&quot;C:\Program Files (x86)\Balabolka\cli\balcon.exe&quot; -n &quot;Microsoft Heera Mobile&quot; -k -p 0 -v 100 -w &quot;suddenly.mp3&quot; -t &quot;AAA suddenly&quot;">
            <text:p>"C:\Program Files (x86)\Balabolka\cli\balcon.exe" -n "Microsoft Heera Mobile" -k -p 0 -v 100 -w "suddenly.mp3" -t "AAA suddenly"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eas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6]&amp;&quot;.mp3&quot;&quot; -t &quot;&quot;AAA &quot;&amp;[.B536]&amp;&quot;&quot;&quot;&quot;" office:value-type="string" office:string-value="&quot;C:\Program Files (x86)\Balabolka\cli\balcon.exe&quot; -n &quot;Microsoft Heera Mobile&quot; -k -p 0 -v 100 -w &quot;easy.mp3&quot; -t &quot;AAA easy&quot;">
            <text:p>"C:\Program Files (x86)\Balabolka\cli\balcon.exe" -n "Microsoft Heera Mobile" -k -p 0 -v 100 -w "easy.mp3" -t "AAA easy"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leav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7]&amp;&quot;.mp3&quot;&quot; -t &quot;&quot;AAA &quot;&amp;[.B537]&amp;&quot;&quot;&quot;&quot;" office:value-type="string" office:string-value="&quot;C:\Program Files (x86)\Balabolka\cli\balcon.exe&quot; -n &quot;Microsoft Heera Mobile&quot; -k -p 0 -v 100 -w &quot;leaves.mp3&quot; -t &quot;AAA leaves&quot;">
            <text:p>"C:\Program Files (x86)\Balabolka\cli\balcon.exe" -n "Microsoft Heera Mobile" -k -p 0 -v 100 -w "leaves.mp3" -t "AAA leaves"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l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8]&amp;&quot;.mp3&quot;&quot; -t &quot;&quot;AAA &quot;&amp;[.B538]&amp;&quot;&quot;&quot;&quot;" office:value-type="string" office:string-value="&quot;C:\Program Files (x86)\Balabolka\cli\balcon.exe&quot; -n &quot;Microsoft Heera Mobile&quot; -k -p 0 -v 100 -w &quot;lay.mp3&quot; -t &quot;AAA lay&quot;">
            <text:p>"C:\Program Files (x86)\Balabolka\cli\balcon.exe" -n "Microsoft Heera Mobile" -k -p 0 -v 100 -w "lay.mp3" -t "AAA lay"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iz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39]&amp;&quot;.mp3&quot;&quot; -t &quot;&quot;AAA &quot;&amp;[.B539]&amp;&quot;&quot;&quot;&quot;" office:value-type="string" office:string-value="&quot;C:\Program Files (x86)\Balabolka\cli\balcon.exe&quot; -n &quot;Microsoft Heera Mobile&quot; -k -p 0 -v 100 -w &quot;size.mp3&quot; -t &quot;AAA size&quot;">
            <text:p>"C:\Program Files (x86)\Balabolka\cli\balcon.exe" -n "Microsoft Heera Mobile" -k -p 0 -v 100 -w "size.mp3" -t "AAA size"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wi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0]&amp;&quot;.mp3&quot;&quot; -t &quot;&quot;AAA &quot;&amp;[.B540]&amp;&quot;&quot;&quot;&quot;" office:value-type="string" office:string-value="&quot;C:\Program Files (x86)\Balabolka\cli\balcon.exe&quot; -n &quot;Microsoft Heera Mobile&quot; -k -p 0 -v 100 -w &quot;wild.mp3&quot; -t &quot;AAA wild&quot;">
            <text:p>"C:\Program Files (x86)\Balabolka\cli\balcon.exe" -n "Microsoft Heera Mobile" -k -p 0 -v 100 -w "wild.mp3" -t "AAA wild"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wea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1]&amp;&quot;.mp3&quot;&quot; -t &quot;&quot;AAA &quot;&amp;[.B541]&amp;&quot;&quot;&quot;&quot;" office:value-type="string" office:string-value="&quot;C:\Program Files (x86)\Balabolka\cli\balcon.exe&quot; -n &quot;Microsoft Heera Mobile&quot; -k -p 0 -v 100 -w &quot;weather.mp3&quot; -t &quot;AAA weather&quot;">
            <text:p>"C:\Program Files (x86)\Balabolka\cli\balcon.exe" -n "Microsoft Heera Mobile" -k -p 0 -v 100 -w "weather.mp3" -t "AAA weather"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Mo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2]&amp;&quot;.mp3&quot;&quot; -t &quot;&quot;AAA &quot;&amp;[.B542]&amp;&quot;&quot;&quot;&quot;" office:value-type="string" office:string-value="&quot;C:\Program Files (x86)\Balabolka\cli\balcon.exe&quot; -n &quot;Microsoft Heera Mobile&quot; -k -p 0 -v 100 -w &quot;Mother.mp3&quot; -t &quot;AAA Mother&quot;">
            <text:p>"C:\Program Files (x86)\Balabolka\cli\balcon.exe" -n "Microsoft Heera Mobile" -k -p 0 -v 100 -w "Mother.mp3" -t "AAA Mother"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Mi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3]&amp;&quot;.mp3&quot;&quot; -t &quot;&quot;AAA &quot;&amp;[.B543]&amp;&quot;&quot;&quot;&quot;" office:value-type="string" office:string-value="&quot;C:\Program Files (x86)\Balabolka\cli\balcon.exe&quot; -n &quot;Microsoft Heera Mobile&quot; -k -p 0 -v 100 -w &quot;Miss.mp3&quot; -t &quot;AAA Miss&quot;">
            <text:p>"C:\Program Files (x86)\Balabolka\cli\balcon.exe" -n "Microsoft Heera Mobile" -k -p 0 -v 100 -w "Miss.mp3" -t "AAA Miss"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carr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4]&amp;&quot;.mp3&quot;&quot; -t &quot;&quot;AAA &quot;&amp;[.B544]&amp;&quot;&quot;&quot;&quot;" office:value-type="string" office:string-value="&quot;C:\Program Files (x86)\Balabolka\cli\balcon.exe&quot; -n &quot;Microsoft Heera Mobile&quot; -k -p 0 -v 100 -w &quot;carried.mp3&quot; -t &quot;AAA carried&quot;">
            <text:p>"C:\Program Files (x86)\Balabolka\cli\balcon.exe" -n "Microsoft Heera Mobile" -k -p 0 -v 100 -w "carried.mp3" -t "AAA carried"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patte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5]&amp;&quot;.mp3&quot;&quot; -t &quot;&quot;AAA &quot;&amp;[.B545]&amp;&quot;&quot;&quot;&quot;" office:value-type="string" office:string-value="&quot;C:\Program Files (x86)\Balabolka\cli\balcon.exe&quot; -n &quot;Microsoft Heera Mobile&quot; -k -p 0 -v 100 -w &quot;pattern.mp3&quot; -t &quot;AAA pattern&quot;">
            <text:p>"C:\Program Files (x86)\Balabolka\cli\balcon.exe" -n "Microsoft Heera Mobile" -k -p 0 -v 100 -w "pattern.mp3" -t "AAA pattern"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k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6]&amp;&quot;.mp3&quot;&quot; -t &quot;&quot;AAA &quot;&amp;[.B546]&amp;&quot;&quot;&quot;&quot;" office:value-type="string" office:string-value="&quot;C:\Program Files (x86)\Balabolka\cli\balcon.exe&quot; -n &quot;Microsoft Heera Mobile&quot; -k -p 0 -v 100 -w &quot;sky.mp3&quot; -t &quot;AAA sky&quot;">
            <text:p>"C:\Program Files (x86)\Balabolka\cli\balcon.exe" -n "Microsoft Heera Mobile" -k -p 0 -v 100 -w "sky.mp3" -t "AAA sky"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wal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7]&amp;&quot;.mp3&quot;&quot; -t &quot;&quot;AAA &quot;&amp;[.B547]&amp;&quot;&quot;&quot;&quot;" office:value-type="string" office:string-value="&quot;C:\Program Files (x86)\Balabolka\cli\balcon.exe&quot; -n &quot;Microsoft Heera Mobile&quot; -k -p 0 -v 100 -w &quot;walked.mp3&quot; -t &quot;AAA walked&quot;">
            <text:p>"C:\Program Files (x86)\Balabolka\cli\balcon.exe" -n "Microsoft Heera Mobile" -k -p 0 -v 100 -w "walked.mp3" -t "AAA walked"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Dir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8]&amp;&quot;.mp3&quot;&quot; -t &quot;&quot;AAA &quot;&amp;[.B548]&amp;&quot;&quot;&quot;&quot;" office:value-type="string" office:string-value="&quot;C:\Program Files (x86)\Balabolka\cli\balcon.exe&quot; -n &quot;Microsoft Heera Mobile&quot; -k -p 0 -v 100 -w &quot;Direct.mp3&quot; -t &quot;AAA Direct&quot;">
            <text:p>"C:\Program Files (x86)\Balabolka\cli\balcon.exe" -n "Microsoft Heera Mobile" -k -p 0 -v 100 -w "Direct.mp3" -t "AAA Direct"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m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49]&amp;&quot;.mp3&quot;&quot; -t &quot;&quot;AAA &quot;&amp;[.B549]&amp;&quot;&quot;&quot;&quot;" office:value-type="string" office:string-value="&quot;C:\Program Files (x86)\Balabolka\cli\balcon.exe&quot; -n &quot;Microsoft Heera Mobile&quot; -k -p 0 -v 100 -w &quot;main.mp3&quot; -t &quot;AAA main&quot;">
            <text:p>"C:\Program Files (x86)\Balabolka\cli\balcon.exe" -n "Microsoft Heera Mobile" -k -p 0 -v 100 -w "main.mp3" -t "AAA main"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ome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0]&amp;&quot;.mp3&quot;&quot; -t &quot;&quot;AAA &quot;&amp;[.B550]&amp;&quot;&quot;&quot;&quot;" office:value-type="string" office:string-value="&quot;C:\Program Files (x86)\Balabolka\cli\balcon.exe&quot; -n &quot;Microsoft Heera Mobile&quot; -k -p 0 -v 100 -w &quot;someone.mp3&quot; -t &quot;AAA someone&quot;">
            <text:p>"C:\Program Files (x86)\Balabolka\cli\balcon.exe" -n "Microsoft Heera Mobile" -k -p 0 -v 100 -w "someone.mp3" -t "AAA someone"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o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1]&amp;&quot;.mp3&quot;&quot; -t &quot;&quot;AAA &quot;&amp;[.B551]&amp;&quot;&quot;&quot;&quot;" office:value-type="string" office:string-value="&quot;C:\Program Files (x86)\Balabolka\cli\balcon.exe&quot; -n &quot;Microsoft Heera Mobile&quot; -k -p 0 -v 100 -w &quot;ones.mp3&quot; -t &quot;AAA ones&quot;">
            <text:p>"C:\Program Files (x86)\Balabolka\cli\balcon.exe" -n "Microsoft Heera Mobile" -k -p 0 -v 100 -w "ones.mp3" -t "AAA ones"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cen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2]&amp;&quot;.mp3&quot;&quot; -t &quot;&quot;AAA &quot;&amp;[.B552]&amp;&quot;&quot;&quot;&quot;" office:value-type="string" office:string-value="&quot;C:\Program Files (x86)\Balabolka\cli\balcon.exe&quot; -n &quot;Microsoft Heera Mobile&quot; -k -p 0 -v 100 -w &quot;center.mp3&quot; -t &quot;AAA center&quot;">
            <text:p>"C:\Program Files (x86)\Balabolka\cli\balcon.exe" -n "Microsoft Heera Mobile" -k -p 0 -v 100 -w "center.mp3" -t "AAA center"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nam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3]&amp;&quot;.mp3&quot;&quot; -t &quot;&quot;AAA &quot;&amp;[.B553]&amp;&quot;&quot;&quot;&quot;" office:value-type="string" office:string-value="&quot;C:\Program Files (x86)\Balabolka\cli\balcon.exe&quot; -n &quot;Microsoft Heera Mobile&quot; -k -p 0 -v 100 -w &quot;named.mp3&quot; -t &quot;AAA named&quot;">
            <text:p>"C:\Program Files (x86)\Balabolka\cli\balcon.exe" -n "Microsoft Heera Mobile" -k -p 0 -v 100 -w "named.mp3" -t "AAA named"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fie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4]&amp;&quot;.mp3&quot;&quot; -t &quot;&quot;AAA &quot;&amp;[.B554]&amp;&quot;&quot;&quot;&quot;" office:value-type="string" office:string-value="&quot;C:\Program Files (x86)\Balabolka\cli\balcon.exe&quot; -n &quot;Microsoft Heera Mobile&quot; -k -p 0 -v 100 -w &quot;field.mp3&quot; -t &quot;AAA field&quot;">
            <text:p>"C:\Program Files (x86)\Balabolka\cli\balcon.exe" -n "Microsoft Heera Mobile" -k -p 0 -v 100 -w "field.mp3" -t "AAA field"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t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5]&amp;&quot;.mp3&quot;&quot; -t &quot;&quot;AAA &quot;&amp;[.B555]&amp;&quot;&quot;&quot;&quot;" office:value-type="string" office:string-value="&quot;C:\Program Files (x86)\Balabolka\cli\balcon.exe&quot; -n &quot;Microsoft Heera Mobile&quot; -k -p 0 -v 100 -w &quot;stay.mp3&quot; -t &quot;AAA stay&quot;">
            <text:p>"C:\Program Files (x86)\Balabolka\cli\balcon.exe" -n "Microsoft Heera Mobile" -k -p 0 -v 100 -w "stay.mp3" -t "AAA stay"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itse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6]&amp;&quot;.mp3&quot;&quot; -t &quot;&quot;AAA &quot;&amp;[.B556]&amp;&quot;&quot;&quot;&quot;" office:value-type="string" office:string-value="&quot;C:\Program Files (x86)\Balabolka\cli\balcon.exe&quot; -n &quot;Microsoft Heera Mobile&quot; -k -p 0 -v 100 -w &quot;itself.mp3&quot; -t &quot;AAA itself&quot;">
            <text:p>"C:\Program Files (x86)\Balabolka\cli\balcon.exe" -n "Microsoft Heera Mobile" -k -p 0 -v 100 -w "itself.mp3" -t "AAA itself"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wor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7]&amp;&quot;.mp3&quot;&quot; -t &quot;&quot;AAA &quot;&amp;[.B557]&amp;&quot;&quot;&quot;&quot;" office:value-type="string" office:string-value="&quot;C:\Program Files (x86)\Balabolka\cli\balcon.exe&quot; -n &quot;Microsoft Heera Mobile&quot; -k -p 0 -v 100 -w &quot;worked.mp3&quot; -t &quot;AAA worked&quot;">
            <text:p>"C:\Program Files (x86)\Balabolka\cli\balcon.exe" -n "Microsoft Heera Mobile" -k -p 0 -v 100 -w "worked.mp3" -t "AAA worked"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bo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8]&amp;&quot;.mp3&quot;&quot; -t &quot;&quot;AAA &quot;&amp;[.B558]&amp;&quot;&quot;&quot;&quot;" office:value-type="string" office:string-value="&quot;C:\Program Files (x86)\Balabolka\cli\balcon.exe&quot; -n &quot;Microsoft Heera Mobile&quot; -k -p 0 -v 100 -w &quot;boat.mp3&quot; -t &quot;AAA boat&quot;">
            <text:p>"C:\Program Files (x86)\Balabolka\cli\balcon.exe" -n "Microsoft Heera Mobile" -k -p 0 -v 100 -w "boat.mp3" -t "AAA boat"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buil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59]&amp;&quot;.mp3&quot;&quot; -t &quot;&quot;AAA &quot;&amp;[.B559]&amp;&quot;&quot;&quot;&quot;" office:value-type="string" office:string-value="&quot;C:\Program Files (x86)\Balabolka\cli\balcon.exe&quot; -n &quot;Microsoft Heera Mobile&quot; -k -p 0 -v 100 -w &quot;building.mp3&quot; -t &quot;AAA building&quot;">
            <text:p>"C:\Program Files (x86)\Balabolka\cli\balcon.exe" -n "Microsoft Heera Mobile" -k -p 0 -v 100 -w "building.mp3" -t "AAA building"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ques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0]&amp;&quot;.mp3&quot;&quot; -t &quot;&quot;AAA &quot;&amp;[.B560]&amp;&quot;&quot;&quot;&quot;" office:value-type="string" office:string-value="&quot;C:\Program Files (x86)\Balabolka\cli\balcon.exe&quot; -n &quot;Microsoft Heera Mobile&quot; -k -p 0 -v 100 -w &quot;question.mp3&quot; -t &quot;AAA question&quot;">
            <text:p>"C:\Program Files (x86)\Balabolka\cli\balcon.exe" -n "Microsoft Heera Mobile" -k -p 0 -v 100 -w "question.mp3" -t "AAA question"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w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1]&amp;&quot;.mp3&quot;&quot; -t &quot;&quot;AAA &quot;&amp;[.B561]&amp;&quot;&quot;&quot;&quot;" office:value-type="string" office:string-value="&quot;C:\Program Files (x86)\Balabolka\cli\balcon.exe&quot; -n &quot;Microsoft Heera Mobile&quot; -k -p 0 -v 100 -w &quot;wide.mp3&quot; -t &quot;AAA wide&quot;">
            <text:p>"C:\Program Files (x86)\Balabolka\cli\balcon.exe" -n "Microsoft Heera Mobile" -k -p 0 -v 100 -w "wide.mp3" -t "AAA wide"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let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2]&amp;&quot;.mp3&quot;&quot; -t &quot;&quot;AAA &quot;&amp;[.B562]&amp;&quot;&quot;&quot;&quot;" office:value-type="string" office:string-value="&quot;C:\Program Files (x86)\Balabolka\cli\balcon.exe&quot; -n &quot;Microsoft Heera Mobile&quot; -k -p 0 -v 100 -w &quot;let's.mp3&quot; -t &quot;AAA let's&quot;">
            <text:p>"C:\Program Files (x86)\Balabolka\cli\balcon.exe" -n "Microsoft Heera Mobile" -k -p 0 -v 100 -w "let's.mp3" -t "AAA let's"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le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3]&amp;&quot;.mp3&quot;&quot; -t &quot;&quot;AAA &quot;&amp;[.B563]&amp;&quot;&quot;&quot;&quot;" office:value-type="string" office:string-value="&quot;C:\Program Files (x86)\Balabolka\cli\balcon.exe&quot; -n &quot;Microsoft Heera Mobile&quot; -k -p 0 -v 100 -w &quot;least.mp3&quot; -t &quot;AAA least&quot;">
            <text:p>"C:\Program Files (x86)\Balabolka\cli\balcon.exe" -n "Microsoft Heera Mobile" -k -p 0 -v 100 -w "least.mp3" -t "AAA least"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proble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4]&amp;&quot;.mp3&quot;&quot; -t &quot;&quot;AAA &quot;&amp;[.B564]&amp;&quot;&quot;&quot;&quot;" office:value-type="string" office:string-value="&quot;C:\Program Files (x86)\Balabolka\cli\balcon.exe&quot; -n &quot;Microsoft Heera Mobile&quot; -k -p 0 -v 100 -w &quot;problem.mp3&quot; -t &quot;AAA problem&quot;">
            <text:p>"C:\Program Files (x86)\Balabolka\cli\balcon.exe" -n "Microsoft Heera Mobile" -k -p 0 -v 100 -w "problem.mp3" -t "AAA problem"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follow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5]&amp;&quot;.mp3&quot;&quot; -t &quot;&quot;AAA &quot;&amp;[.B565]&amp;&quot;&quot;&quot;&quot;" office:value-type="string" office:string-value="&quot;C:\Program Files (x86)\Balabolka\cli\balcon.exe&quot; -n &quot;Microsoft Heera Mobile&quot; -k -p 0 -v 100 -w &quot;followed.mp3&quot; -t &quot;AAA followed&quot;">
            <text:p>"C:\Program Files (x86)\Balabolka\cli\balcon.exe" -n "Microsoft Heera Mobile" -k -p 0 -v 100 -w "followed.mp3" -t "AAA followed"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boo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6]&amp;&quot;.mp3&quot;&quot; -t &quot;&quot;AAA &quot;&amp;[.B566]&amp;&quot;&quot;&quot;&quot;" office:value-type="string" office:string-value="&quot;C:\Program Files (x86)\Balabolka\cli\balcon.exe&quot; -n &quot;Microsoft Heera Mobile&quot; -k -p 0 -v 100 -w &quot;books.mp3&quot; -t &quot;AAA books&quot;">
            <text:p>"C:\Program Files (x86)\Balabolka\cli\balcon.exe" -n "Microsoft Heera Mobile" -k -p 0 -v 100 -w "books.mp3" -t "AAA books"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ti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7]&amp;&quot;.mp3&quot;&quot; -t &quot;&quot;AAA &quot;&amp;[.B567]&amp;&quot;&quot;&quot;&quot;" office:value-type="string" office:string-value="&quot;C:\Program Files (x86)\Balabolka\cli\balcon.exe&quot; -n &quot;Microsoft Heera Mobile&quot; -k -p 0 -v 100 -w &quot;tiny.mp3&quot; -t &quot;AAA tiny&quot;">
            <text:p>"C:\Program Files (x86)\Balabolka\cli\balcon.exe" -n "Microsoft Heera Mobile" -k -p 0 -v 100 -w "tiny.mp3" -t "AAA tiny"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hou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8]&amp;&quot;.mp3&quot;&quot; -t &quot;&quot;AAA &quot;&amp;[.B568]&amp;&quot;&quot;&quot;&quot;" office:value-type="string" office:string-value="&quot;C:\Program Files (x86)\Balabolka\cli\balcon.exe&quot; -n &quot;Microsoft Heera Mobile&quot; -k -p 0 -v 100 -w &quot;hour.mp3&quot; -t &quot;AAA hour&quot;">
            <text:p>"C:\Program Files (x86)\Balabolka\cli\balcon.exe" -n "Microsoft Heera Mobile" -k -p 0 -v 100 -w "hour.mp3" -t "AAA hour"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B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69]&amp;&quot;.mp3&quot;&quot; -t &quot;&quot;AAA &quot;&amp;[.B569]&amp;&quot;&quot;&quot;&quot;" office:value-type="string" office:string-value="&quot;C:\Program Files (x86)\Balabolka\cli\balcon.exe&quot; -n &quot;Microsoft Heera Mobile&quot; -k -p 0 -v 100 -w &quot;B.mp3&quot; -t &quot;AAA B&quot;">
            <text:p>"C:\Program Files (x86)\Balabolka\cli\balcon.exe" -n "Microsoft Heera Mobile" -k -p 0 -v 100 -w "B.mp3" -t "AAA B"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happe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0]&amp;&quot;.mp3&quot;&quot; -t &quot;&quot;AAA &quot;&amp;[.B570]&amp;&quot;&quot;&quot;&quot;" office:value-type="string" office:string-value="&quot;C:\Program Files (x86)\Balabolka\cli\balcon.exe&quot; -n &quot;Microsoft Heera Mobile&quot; -k -p 0 -v 100 -w &quot;happened.mp3&quot; -t &quot;AAA happened&quot;">
            <text:p>"C:\Program Files (x86)\Balabolka\cli\balcon.exe" -n "Microsoft Heera Mobile" -k -p 0 -v 100 -w "happened.mp3" -t "AAA happened"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fo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1]&amp;&quot;.mp3&quot;&quot; -t &quot;&quot;AAA &quot;&amp;[.B571]&amp;&quot;&quot;&quot;&quot;" office:value-type="string" office:string-value="&quot;C:\Program Files (x86)\Balabolka\cli\balcon.exe&quot; -n &quot;Microsoft Heera Mobile&quot; -k -p 0 -v 100 -w &quot;foot.mp3&quot; -t &quot;AAA foot&quot;">
            <text:p>"C:\Program Files (x86)\Balabolka\cli\balcon.exe" -n "Microsoft Heera Mobile" -k -p 0 -v 100 -w "foot.mp3" -t "AAA foot"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pl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2]&amp;&quot;.mp3&quot;&quot; -t &quot;&quot;AAA &quot;&amp;[.B572]&amp;&quot;&quot;&quot;&quot;" office:value-type="string" office:string-value="&quot;C:\Program Files (x86)\Balabolka\cli\balcon.exe&quot; -n &quot;Microsoft Heera Mobile&quot; -k -p 0 -v 100 -w &quot;plant.mp3&quot; -t &quot;AAA plant&quot;">
            <text:p>"C:\Program Files (x86)\Balabolka\cli\balcon.exe" -n "Microsoft Heera Mobile" -k -p 0 -v 100 -w "plant.mp3" -t "AAA plant"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mov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3]&amp;&quot;.mp3&quot;&quot; -t &quot;&quot;AAA &quot;&amp;[.B573]&amp;&quot;&quot;&quot;&quot;" office:value-type="string" office:string-value="&quot;C:\Program Files (x86)\Balabolka\cli\balcon.exe&quot; -n &quot;Microsoft Heera Mobile&quot; -k -p 0 -v 100 -w &quot;moving.mp3&quot; -t &quot;AAA moving&quot;">
            <text:p>"C:\Program Files (x86)\Balabolka\cli\balcon.exe" -n "Microsoft Heera Mobile" -k -p 0 -v 100 -w "moving.mp3" -t "AAA moving"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c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4]&amp;&quot;.mp3&quot;&quot; -t &quot;&quot;AAA &quot;&amp;[.B574]&amp;&quot;&quot;&quot;&quot;" office:value-type="string" office:string-value="&quot;C:\Program Files (x86)\Balabolka\cli\balcon.exe&quot; -n &quot;Microsoft Heera Mobile&quot; -k -p 0 -v 100 -w &quot;care.mp3&quot; -t &quot;AAA care&quot;">
            <text:p>"C:\Program Files (x86)\Balabolka\cli\balcon.exe" -n "Microsoft Heera Mobile" -k -p 0 -v 100 -w "care.mp3" -t "AAA care"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5]&amp;&quot;.mp3&quot;&quot; -t &quot;&quot;AAA &quot;&amp;[.B575]&amp;&quot;&quot;&quot;&quot;" office:value-type="string" office:string-value="&quot;C:\Program Files (x86)\Balabolka\cli\balcon.exe&quot; -n &quot;Microsoft Heera Mobile&quot; -k -p 0 -v 100 -w &quot;low.mp3&quot; -t &quot;AAA low&quot;">
            <text:p>"C:\Program Files (x86)\Balabolka\cli\balcon.exe" -n "Microsoft Heera Mobile" -k -p 0 -v 100 -w "low.mp3" -t "AAA low"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el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6]&amp;&quot;.mp3&quot;&quot; -t &quot;&quot;AAA &quot;&amp;[.B576]&amp;&quot;&quot;&quot;&quot;" office:value-type="string" office:string-value="&quot;C:\Program Files (x86)\Balabolka\cli\balcon.exe&quot; -n &quot;Microsoft Heera Mobile&quot; -k -p 0 -v 100 -w &quot;else.mp3&quot; -t &quot;AAA else&quot;">
            <text:p>"C:\Program Files (x86)\Balabolka\cli\balcon.exe" -n "Microsoft Heera Mobile" -k -p 0 -v 100 -w "else.mp3" -t "AAA else"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go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7]&amp;&quot;.mp3&quot;&quot; -t &quot;&quot;AAA &quot;&amp;[.B577]&amp;&quot;&quot;&quot;&quot;" office:value-type="string" office:string-value="&quot;C:\Program Files (x86)\Balabolka\cli\balcon.exe&quot; -n &quot;Microsoft Heera Mobile&quot; -k -p 0 -v 100 -w &quot;gold.mp3&quot; -t &quot;AAA gold&quot;">
            <text:p>"C:\Program Files (x86)\Balabolka\cli\balcon.exe" -n "Microsoft Heera Mobile" -k -p 0 -v 100 -w "gold.mp3" -t "AAA gold"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bui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8]&amp;&quot;.mp3&quot;&quot; -t &quot;&quot;AAA &quot;&amp;[.B578]&amp;&quot;&quot;&quot;&quot;" office:value-type="string" office:string-value="&quot;C:\Program Files (x86)\Balabolka\cli\balcon.exe&quot; -n &quot;Microsoft Heera Mobile&quot; -k -p 0 -v 100 -w &quot;build.mp3&quot; -t &quot;AAA build&quot;">
            <text:p>"C:\Program Files (x86)\Balabolka\cli\balcon.exe" -n "Microsoft Heera Mobile" -k -p 0 -v 100 -w "build.mp3" -t "AAA build"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gla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79]&amp;&quot;.mp3&quot;&quot; -t &quot;&quot;AAA &quot;&amp;[.B579]&amp;&quot;&quot;&quot;&quot;" office:value-type="string" office:string-value="&quot;C:\Program Files (x86)\Balabolka\cli\balcon.exe&quot; -n &quot;Microsoft Heera Mobile&quot; -k -p 0 -v 100 -w &quot;glass.mp3&quot; -t &quot;AAA glass&quot;">
            <text:p>"C:\Program Files (x86)\Balabolka\cli\balcon.exe" -n "Microsoft Heera Mobile" -k -p 0 -v 100 -w "glass.mp3" -t "AAA glass"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ro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0]&amp;&quot;.mp3&quot;&quot; -t &quot;&quot;AAA &quot;&amp;[.B580]&amp;&quot;&quot;&quot;&quot;" office:value-type="string" office:string-value="&quot;C:\Program Files (x86)\Balabolka\cli\balcon.exe&quot; -n &quot;Microsoft Heera Mobile&quot; -k -p 0 -v 100 -w &quot;rock.mp3&quot; -t &quot;AAA rock&quot;">
            <text:p>"C:\Program Files (x86)\Balabolka\cli\balcon.exe" -n "Microsoft Heera Mobile" -k -p 0 -v 100 -w "rock.mp3" -t "AAA rock"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t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1]&amp;&quot;.mp3&quot;&quot; -t &quot;&quot;AAA &quot;&amp;[.B581]&amp;&quot;&quot;&quot;&quot;" office:value-type="string" office:string-value="&quot;C:\Program Files (x86)\Balabolka\cli\balcon.exe&quot; -n &quot;Microsoft Heera Mobile&quot; -k -p 0 -v 100 -w &quot;tall.mp3&quot; -t &quot;AAA tall&quot;">
            <text:p>"C:\Program Files (x86)\Balabolka\cli\balcon.exe" -n "Microsoft Heera Mobile" -k -p 0 -v 100 -w "tall.mp3" -t "AAA tall"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cov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2]&amp;&quot;.mp3&quot;&quot; -t &quot;&quot;AAA &quot;&amp;[.B582]&amp;&quot;&quot;&quot;&quot;" office:value-type="string" office:string-value="&quot;C:\Program Files (x86)\Balabolka\cli\balcon.exe&quot; -n &quot;Microsoft Heera Mobile&quot; -k -p 0 -v 100 -w &quot;covered.mp3&quot; -t &quot;AAA covered&quot;">
            <text:p>"C:\Program Files (x86)\Balabolka\cli\balcon.exe" -n "Microsoft Heera Mobile" -k -p 0 -v 100 -w "covered.mp3" -t "AAA covered"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al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3]&amp;&quot;.mp3&quot;&quot; -t &quot;&quot;AAA &quot;&amp;[.B583]&amp;&quot;&quot;&quot;&quot;" office:value-type="string" office:string-value="&quot;C:\Program Files (x86)\Balabolka\cli\balcon.exe&quot; -n &quot;Microsoft Heera Mobile&quot; -k -p 0 -v 100 -w &quot;alone.mp3&quot; -t &quot;AAA alone&quot;">
            <text:p>"C:\Program Files (x86)\Balabolka\cli\balcon.exe" -n "Microsoft Heera Mobile" -k -p 0 -v 100 -w "alone.mp3" -t "AAA alone"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reac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4]&amp;&quot;.mp3&quot;&quot; -t &quot;&quot;AAA &quot;&amp;[.B584]&amp;&quot;&quot;&quot;&quot;" office:value-type="string" office:string-value="&quot;C:\Program Files (x86)\Balabolka\cli\balcon.exe&quot; -n &quot;Microsoft Heera Mobile&quot; -k -p 0 -v 100 -w &quot;reached.mp3&quot; -t &quot;AAA reached&quot;">
            <text:p>"C:\Program Files (x86)\Balabolka\cli\balcon.exe" -n "Microsoft Heera Mobile" -k -p 0 -v 100 -w "reached.mp3" -t "AAA reached"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bott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5]&amp;&quot;.mp3&quot;&quot; -t &quot;&quot;AAA &quot;&amp;[.B585]&amp;&quot;&quot;&quot;&quot;" office:value-type="string" office:string-value="&quot;C:\Program Files (x86)\Balabolka\cli\balcon.exe&quot; -n &quot;Microsoft Heera Mobile&quot; -k -p 0 -v 100 -w &quot;bottom.mp3&quot; -t &quot;AAA bottom&quot;">
            <text:p>"C:\Program Files (x86)\Balabolka\cli\balcon.exe" -n "Microsoft Heera Mobile" -k -p 0 -v 100 -w "bottom.mp3" -t "AAA bottom"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wal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6]&amp;&quot;.mp3&quot;&quot; -t &quot;&quot;AAA &quot;&amp;[.B586]&amp;&quot;&quot;&quot;&quot;" office:value-type="string" office:string-value="&quot;C:\Program Files (x86)\Balabolka\cli\balcon.exe&quot; -n &quot;Microsoft Heera Mobile&quot; -k -p 0 -v 100 -w &quot;walk.mp3&quot; -t &quot;AAA walk&quot;">
            <text:p>"C:\Program Files (x86)\Balabolka\cli\balcon.exe" -n "Microsoft Heera Mobile" -k -p 0 -v 100 -w "walk.mp3" -t "AAA walk"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for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7]&amp;&quot;.mp3&quot;&quot; -t &quot;&quot;AAA &quot;&amp;[.B587]&amp;&quot;&quot;&quot;&quot;" office:value-type="string" office:string-value="&quot;C:\Program Files (x86)\Balabolka\cli\balcon.exe&quot; -n &quot;Microsoft Heera Mobile&quot; -k -p 0 -v 100 -w &quot;forms.mp3&quot; -t &quot;AAA forms&quot;">
            <text:p>"C:\Program Files (x86)\Balabolka\cli\balcon.exe" -n "Microsoft Heera Mobile" -k -p 0 -v 100 -w "forms.mp3" -t "AAA forms"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tak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8]&amp;&quot;.mp3&quot;&quot; -t &quot;&quot;AAA &quot;&amp;[.B588]&amp;&quot;&quot;&quot;&quot;" office:value-type="string" office:string-value="&quot;C:\Program Files (x86)\Balabolka\cli\balcon.exe&quot; -n &quot;Microsoft Heera Mobile&quot; -k -p 0 -v 100 -w &quot;takes.mp3&quot; -t &quot;AAA takes&quot;">
            <text:p>"C:\Program Files (x86)\Balabolka\cli\balcon.exe" -n "Microsoft Heera Mobile" -k -p 0 -v 100 -w "takes.mp3" -t "AAA takes"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che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89]&amp;&quot;.mp3&quot;&quot; -t &quot;&quot;AAA &quot;&amp;[.B589]&amp;&quot;&quot;&quot;&quot;" office:value-type="string" office:string-value="&quot;C:\Program Files (x86)\Balabolka\cli\balcon.exe&quot; -n &quot;Microsoft Heera Mobile&quot; -k -p 0 -v 100 -w &quot;check.mp3&quot; -t &quot;AAA check&quot;">
            <text:p>"C:\Program Files (x86)\Balabolka\cli\balcon.exe" -n "Microsoft Heera Mobile" -k -p 0 -v 100 -w "check.mp3" -t "AAA check"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rea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0]&amp;&quot;.mp3&quot;&quot; -t &quot;&quot;AAA &quot;&amp;[.B590]&amp;&quot;&quot;&quot;&quot;" office:value-type="string" office:string-value="&quot;C:\Program Files (x86)\Balabolka\cli\balcon.exe&quot; -n &quot;Microsoft Heera Mobile&quot; -k -p 0 -v 100 -w &quot;reading.mp3&quot; -t &quot;AAA reading&quot;">
            <text:p>"C:\Program Files (x86)\Balabolka\cli\balcon.exe" -n "Microsoft Heera Mobile" -k -p 0 -v 100 -w "reading.mp3" -t "AAA reading"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f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1]&amp;&quot;.mp3&quot;&quot; -t &quot;&quot;AAA &quot;&amp;[.B591]&amp;&quot;&quot;&quot;&quot;" office:value-type="string" office:string-value="&quot;C:\Program Files (x86)\Balabolka\cli\balcon.exe&quot; -n &quot;Microsoft Heera Mobile&quot; -k -p 0 -v 100 -w &quot;fall.mp3&quot; -t &quot;AAA fall&quot;">
            <text:p>"C:\Program Files (x86)\Balabolka\cli\balcon.exe" -n "Microsoft Heera Mobile" -k -p 0 -v 100 -w "fall.mp3" -t "AAA fall"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po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2]&amp;&quot;.mp3&quot;&quot; -t &quot;&quot;AAA &quot;&amp;[.B592]&amp;&quot;&quot;&quot;&quot;" office:value-type="string" office:string-value="&quot;C:\Program Files (x86)\Balabolka\cli\balcon.exe&quot; -n &quot;Microsoft Heera Mobile&quot; -k -p 0 -v 100 -w &quot;poor.mp3&quot; -t &quot;AAA poor&quot;">
            <text:p>"C:\Program Files (x86)\Balabolka\cli\balcon.exe" -n "Microsoft Heera Mobile" -k -p 0 -v 100 -w "poor.mp3" -t "AAA poor"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ma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3]&amp;&quot;.mp3&quot;&quot; -t &quot;&quot;AAA &quot;&amp;[.B593]&amp;&quot;&quot;&quot;&quot;" office:value-type="string" office:string-value="&quot;C:\Program Files (x86)\Balabolka\cli\balcon.exe&quot; -n &quot;Microsoft Heera Mobile&quot; -k -p 0 -v 100 -w &quot;map.mp3&quot; -t &quot;AAA map&quot;">
            <text:p>"C:\Program Files (x86)\Balabolka\cli\balcon.exe" -n "Microsoft Heera Mobile" -k -p 0 -v 100 -w "map.mp3" -t "AAA map"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scientis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4]&amp;&quot;.mp3&quot;&quot; -t &quot;&quot;AAA &quot;&amp;[.B594]&amp;&quot;&quot;&quot;&quot;" office:value-type="string" office:string-value="&quot;C:\Program Files (x86)\Balabolka\cli\balcon.exe&quot; -n &quot;Microsoft Heera Mobile&quot; -k -p 0 -v 100 -w &quot;scientists.mp3&quot; -t &quot;AAA scientists&quot;">
            <text:p>"C:\Program Files (x86)\Balabolka\cli\balcon.exe" -n "Microsoft Heera Mobile" -k -p 0 -v 100 -w "scientists.mp3" -t "AAA scientists"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frie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5]&amp;&quot;.mp3&quot;&quot; -t &quot;&quot;AAA &quot;&amp;[.B595]&amp;&quot;&quot;&quot;&quot;" office:value-type="string" office:string-value="&quot;C:\Program Files (x86)\Balabolka\cli\balcon.exe&quot; -n &quot;Microsoft Heera Mobile&quot; -k -p 0 -v 100 -w &quot;friend.mp3&quot; -t &quot;AAA friend&quot;">
            <text:p>"C:\Program Files (x86)\Balabolka\cli\balcon.exe" -n "Microsoft Heera Mobile" -k -p 0 -v 100 -w "friend.mp3" -t "AAA friend"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ox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6]&amp;&quot;.mp3&quot;&quot; -t &quot;&quot;AAA &quot;&amp;[.B596]&amp;&quot;&quot;&quot;&quot;" office:value-type="string" office:string-value="&quot;C:\Program Files (x86)\Balabolka\cli\balcon.exe&quot; -n &quot;Microsoft Heera Mobile&quot; -k -p 0 -v 100 -w &quot;ox.mp3&quot; -t &quot;AAA ox&quot;">
            <text:p>"C:\Program Files (x86)\Balabolka\cli\balcon.exe" -n "Microsoft Heera Mobile" -k -p 0 -v 100 -w "ox.mp3" -t "AAA ox"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langu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7]&amp;&quot;.mp3&quot;&quot; -t &quot;&quot;AAA &quot;&amp;[.B597]&amp;&quot;&quot;&quot;&quot;" office:value-type="string" office:string-value="&quot;C:\Program Files (x86)\Balabolka\cli\balcon.exe&quot; -n &quot;Microsoft Heera Mobile&quot; -k -p 0 -v 100 -w &quot;language.mp3&quot; -t &quot;AAA language&quot;">
            <text:p>"C:\Program Files (x86)\Balabolka\cli\balcon.exe" -n "Microsoft Heera Mobile" -k -p 0 -v 100 -w "language.mp3" -t "AAA language"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job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8]&amp;&quot;.mp3&quot;&quot; -t &quot;&quot;AAA &quot;&amp;[.B598]&amp;&quot;&quot;&quot;&quot;" office:value-type="string" office:string-value="&quot;C:\Program Files (x86)\Balabolka\cli\balcon.exe&quot; -n &quot;Microsoft Heera Mobile&quot; -k -p 0 -v 100 -w &quot;job.mp3&quot; -t &quot;AAA job&quot;">
            <text:p>"C:\Program Files (x86)\Balabolka\cli\balcon.exe" -n "Microsoft Heera Mobile" -k -p 0 -v 100 -w "job.mp3" -t "AAA job"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poi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599]&amp;&quot;.mp3&quot;&quot; -t &quot;&quot;AAA &quot;&amp;[.B599]&amp;&quot;&quot;&quot;&quot;" office:value-type="string" office:string-value="&quot;C:\Program Files (x86)\Balabolka\cli\balcon.exe&quot; -n &quot;Microsoft Heera Mobile&quot; -k -p 0 -v 100 -w &quot;points.mp3&quot; -t &quot;AAA points&quot;">
            <text:p>"C:\Program Files (x86)\Balabolka\cli\balcon.exe" -n "Microsoft Heera Mobile" -k -p 0 -v 100 -w "points.mp3" -t "AAA points"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mus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0]&amp;&quot;.mp3&quot;&quot; -t &quot;&quot;AAA &quot;&amp;[.B600]&amp;&quot;&quot;&quot;&quot;" office:value-type="string" office:string-value="&quot;C:\Program Files (x86)\Balabolka\cli\balcon.exe&quot; -n &quot;Microsoft Heera Mobile&quot; -k -p 0 -v 100 -w &quot;music.mp3&quot; -t &quot;AAA music&quot;">
            <text:p>"C:\Program Files (x86)\Balabolka\cli\balcon.exe" -n "Microsoft Heera Mobile" -k -p 0 -v 100 -w "music.mp3" -t "AAA music"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bu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1]&amp;&quot;.mp3&quot;&quot; -t &quot;&quot;AAA &quot;&amp;[.B601]&amp;&quot;&quot;&quot;&quot;" office:value-type="string" office:string-value="&quot;C:\Program Files (x86)\Balabolka\cli\balcon.exe&quot; -n &quot;Microsoft Heera Mobile&quot; -k -p 0 -v 100 -w &quot;buy.mp3&quot; -t &quot;AAA buy&quot;">
            <text:p>"C:\Program Files (x86)\Balabolka\cli\balcon.exe" -n "Microsoft Heera Mobile" -k -p 0 -v 100 -w "buy.mp3" -t "AAA buy"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wind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2]&amp;&quot;.mp3&quot;&quot; -t &quot;&quot;AAA &quot;&amp;[.B602]&amp;&quot;&quot;&quot;&quot;" office:value-type="string" office:string-value="&quot;C:\Program Files (x86)\Balabolka\cli\balcon.exe&quot; -n &quot;Microsoft Heera Mobile&quot; -k -p 0 -v 100 -w &quot;window.mp3&quot; -t &quot;AAA window&quot;">
            <text:p>"C:\Program Files (x86)\Balabolka\cli\balcon.exe" -n "Microsoft Heera Mobile" -k -p 0 -v 100 -w "window.mp3" -t "AAA window"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mar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3]&amp;&quot;.mp3&quot;&quot; -t &quot;&quot;AAA &quot;&amp;[.B603]&amp;&quot;&quot;&quot;&quot;" office:value-type="string" office:string-value="&quot;C:\Program Files (x86)\Balabolka\cli\balcon.exe&quot; -n &quot;Microsoft Heera Mobile&quot; -k -p 0 -v 100 -w &quot;mark.mp3&quot; -t &quot;AAA mark&quot;">
            <text:p>"C:\Program Files (x86)\Balabolka\cli\balcon.exe" -n "Microsoft Heera Mobile" -k -p 0 -v 100 -w "mark.mp3" -t "AAA mark"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ide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4]&amp;&quot;.mp3&quot;&quot; -t &quot;&quot;AAA &quot;&amp;[.B604]&amp;&quot;&quot;&quot;&quot;" office:value-type="string" office:string-value="&quot;C:\Program Files (x86)\Balabolka\cli\balcon.exe&quot; -n &quot;Microsoft Heera Mobile&quot; -k -p 0 -v 100 -w &quot;ideas.mp3&quot; -t &quot;AAA ideas&quot;">
            <text:p>"C:\Program Files (x86)\Balabolka\cli\balcon.exe" -n "Microsoft Heera Mobile" -k -p 0 -v 100 -w "ideas.mp3" -t "AAA ideas"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h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5]&amp;&quot;.mp3&quot;&quot; -t &quot;&quot;AAA &quot;&amp;[.B605]&amp;&quot;&quot;&quot;&quot;" office:value-type="string" office:string-value="&quot;C:\Program Files (x86)\Balabolka\cli\balcon.exe&quot; -n &quot;Microsoft Heera Mobile&quot; -k -p 0 -v 100 -w &quot;heat.mp3&quot; -t &quot;AAA heat&quot;">
            <text:p>"C:\Program Files (x86)\Balabolka\cli\balcon.exe" -n "Microsoft Heera Mobile" -k -p 0 -v 100 -w "heat.mp3" -t "AAA heat"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gr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6]&amp;&quot;.mp3&quot;&quot; -t &quot;&quot;AAA &quot;&amp;[.B606]&amp;&quot;&quot;&quot;&quot;" office:value-type="string" office:string-value="&quot;C:\Program Files (x86)\Balabolka\cli\balcon.exe&quot; -n &quot;Microsoft Heera Mobile&quot; -k -p 0 -v 100 -w &quot;grew.mp3&quot; -t &quot;AAA grew&quot;">
            <text:p>"C:\Program Files (x86)\Balabolka\cli\balcon.exe" -n "Microsoft Heera Mobile" -k -p 0 -v 100 -w "grew.mp3" -t "AAA grew"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list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7]&amp;&quot;.mp3&quot;&quot; -t &quot;&quot;AAA &quot;&amp;[.B607]&amp;&quot;&quot;&quot;&quot;" office:value-type="string" office:string-value="&quot;C:\Program Files (x86)\Balabolka\cli\balcon.exe&quot; -n &quot;Microsoft Heera Mobile&quot; -k -p 0 -v 100 -w &quot;listen.mp3&quot; -t &quot;AAA listen&quot;">
            <text:p>"C:\Program Files (x86)\Balabolka\cli\balcon.exe" -n "Microsoft Heera Mobile" -k -p 0 -v 100 -w "listen.mp3" -t "AAA listen"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as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8]&amp;&quot;.mp3&quot;&quot; -t &quot;&quot;AAA &quot;&amp;[.B608]&amp;&quot;&quot;&quot;&quot;" office:value-type="string" office:string-value="&quot;C:\Program Files (x86)\Balabolka\cli\balcon.exe&quot; -n &quot;Microsoft Heera Mobile&quot; -k -p 0 -v 100 -w &quot;ask.mp3&quot; -t &quot;AAA ask&quot;">
            <text:p>"C:\Program Files (x86)\Balabolka\cli\balcon.exe" -n "Microsoft Heera Mobile" -k -p 0 -v 100 -w "ask.mp3" -t "AAA ask"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chang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09]&amp;&quot;.mp3&quot;&quot; -t &quot;&quot;AAA &quot;&amp;[.B609]&amp;&quot;&quot;&quot;&quot;" office:value-type="string" office:string-value="&quot;C:\Program Files (x86)\Balabolka\cli\balcon.exe&quot; -n &quot;Microsoft Heera Mobile&quot; -k -p 0 -v 100 -w &quot;changes.mp3&quot; -t &quot;AAA changes&quot;">
            <text:p>"C:\Program Files (x86)\Balabolka\cli\balcon.exe" -n "Microsoft Heera Mobile" -k -p 0 -v 100 -w "changes.mp3" -t "AAA changes"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sing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0]&amp;&quot;.mp3&quot;&quot; -t &quot;&quot;AAA &quot;&amp;[.B610]&amp;&quot;&quot;&quot;&quot;" office:value-type="string" office:string-value="&quot;C:\Program Files (x86)\Balabolka\cli\balcon.exe&quot; -n &quot;Microsoft Heera Mobile&quot; -k -p 0 -v 100 -w &quot;single.mp3&quot; -t &quot;AAA single&quot;">
            <text:p>"C:\Program Files (x86)\Balabolka\cli\balcon.exe" -n "Microsoft Heera Mobile" -k -p 0 -v 100 -w "single.mp3" -t "AAA single"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Fren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1]&amp;&quot;.mp3&quot;&quot; -t &quot;&quot;AAA &quot;&amp;[.B611]&amp;&quot;&quot;&quot;&quot;" office:value-type="string" office:string-value="&quot;C:\Program Files (x86)\Balabolka\cli\balcon.exe&quot; -n &quot;Microsoft Heera Mobile&quot; -k -p 0 -v 100 -w &quot;French.mp3&quot; -t &quot;AAA French&quot;">
            <text:p>"C:\Program Files (x86)\Balabolka\cli\balcon.exe" -n "Microsoft Heera Mobile" -k -p 0 -v 100 -w "French.mp3" -t "AAA French"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cl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2]&amp;&quot;.mp3&quot;&quot; -t &quot;&quot;AAA &quot;&amp;[.B612]&amp;&quot;&quot;&quot;&quot;" office:value-type="string" office:string-value="&quot;C:\Program Files (x86)\Balabolka\cli\balcon.exe&quot; -n &quot;Microsoft Heera Mobile&quot; -k -p 0 -v 100 -w &quot;clear.mp3&quot; -t &quot;AAA clear&quot;">
            <text:p>"C:\Program Files (x86)\Balabolka\cli\balcon.exe" -n "Microsoft Heera Mobile" -k -p 0 -v 100 -w "clear.mp3" -t "AAA clear"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T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3]&amp;&quot;.mp3&quot;&quot; -t &quot;&quot;AAA &quot;&amp;[.B613]&amp;&quot;&quot;&quot;&quot;" office:value-type="string" office:string-value="&quot;C:\Program Files (x86)\Balabolka\cli\balcon.exe&quot; -n &quot;Microsoft Heera Mobile&quot; -k -p 0 -v 100 -w &quot;Tom.mp3&quot; -t &quot;AAA Tom&quot;">
            <text:p>"C:\Program Files (x86)\Balabolka\cli\balcon.exe" -n "Microsoft Heera Mobile" -k -p 0 -v 100 -w "Tom.mp3" -t "AAA Tom"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energ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4]&amp;&quot;.mp3&quot;&quot; -t &quot;&quot;AAA &quot;&amp;[.B614]&amp;&quot;&quot;&quot;&quot;" office:value-type="string" office:string-value="&quot;C:\Program Files (x86)\Balabolka\cli\balcon.exe&quot; -n &quot;Microsoft Heera Mobile&quot; -k -p 0 -v 100 -w &quot;energy.mp3&quot; -t &quot;AAA energy&quot;">
            <text:p>"C:\Program Files (x86)\Balabolka\cli\balcon.exe" -n "Microsoft Heera Mobile" -k -p 0 -v 100 -w "energy.mp3" -t "AAA energy"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wee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5]&amp;&quot;.mp3&quot;&quot; -t &quot;&quot;AAA &quot;&amp;[.B615]&amp;&quot;&quot;&quot;&quot;" office:value-type="string" office:string-value="&quot;C:\Program Files (x86)\Balabolka\cli\balcon.exe&quot; -n &quot;Microsoft Heera Mobile&quot; -k -p 0 -v 100 -w &quot;week.mp3&quot; -t &quot;AAA week&quot;">
            <text:p>"C:\Program Files (x86)\Balabolka\cli\balcon.exe" -n "Microsoft Heera Mobile" -k -p 0 -v 100 -w "week.mp3" -t "AAA week"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expl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6]&amp;&quot;.mp3&quot;&quot; -t &quot;&quot;AAA &quot;&amp;[.B616]&amp;&quot;&quot;&quot;&quot;" office:value-type="string" office:string-value="&quot;C:\Program Files (x86)\Balabolka\cli\balcon.exe&quot; -n &quot;Microsoft Heera Mobile&quot; -k -p 0 -v 100 -w &quot;explain.mp3&quot; -t &quot;AAA explain&quot;">
            <text:p>"C:\Program Files (x86)\Balabolka\cli\balcon.exe" -n "Microsoft Heera Mobile" -k -p 0 -v 100 -w "explain.mp3" -t "AAA explain"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pas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7]&amp;&quot;.mp3&quot;&quot; -t &quot;&quot;AAA &quot;&amp;[.B617]&amp;&quot;&quot;&quot;&quot;" office:value-type="string" office:string-value="&quot;C:\Program Files (x86)\Balabolka\cli\balcon.exe&quot; -n &quot;Microsoft Heera Mobile&quot; -k -p 0 -v 100 -w &quot;passed.mp3&quot; -t &quot;AAA passed&quot;">
            <text:p>"C:\Program Files (x86)\Balabolka\cli\balcon.exe" -n "Microsoft Heera Mobile" -k -p 0 -v 100 -w "passed.mp3" -t "AAA passed"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lo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8]&amp;&quot;.mp3&quot;&quot; -t &quot;&quot;AAA &quot;&amp;[.B618]&amp;&quot;&quot;&quot;&quot;" office:value-type="string" office:string-value="&quot;C:\Program Files (x86)\Balabolka\cli\balcon.exe&quot; -n &quot;Microsoft Heera Mobile&quot; -k -p 0 -v 100 -w &quot;lost.mp3&quot; -t &quot;AAA lost&quot;">
            <text:p>"C:\Program Files (x86)\Balabolka\cli\balcon.exe" -n "Microsoft Heera Mobile" -k -p 0 -v 100 -w "lost.mp3" -t "AAA lost"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p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19]&amp;&quot;.mp3&quot;&quot; -t &quot;&quot;AAA &quot;&amp;[.B619]&amp;&quot;&quot;&quot;&quot;" office:value-type="string" office:string-value="&quot;C:\Program Files (x86)\Balabolka\cli\balcon.exe&quot; -n &quot;Microsoft Heera Mobile&quot; -k -p 0 -v 100 -w &quot;spring.mp3&quot; -t &quot;AAA spring&quot;">
            <text:p>"C:\Program Files (x86)\Balabolka\cli\balcon.exe" -n "Microsoft Heera Mobile" -k -p 0 -v 100 -w "spring.mp3" -t "AAA spring"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rav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0]&amp;&quot;.mp3&quot;&quot; -t &quot;&quot;AAA &quot;&amp;[.B620]&amp;&quot;&quot;&quot;&quot;" office:value-type="string" office:string-value="&quot;C:\Program Files (x86)\Balabolka\cli\balcon.exe&quot; -n &quot;Microsoft Heera Mobile&quot; -k -p 0 -v 100 -w &quot;travel.mp3&quot; -t &quot;AAA travel&quot;">
            <text:p>"C:\Program Files (x86)\Balabolka\cli\balcon.exe" -n "Microsoft Heera Mobile" -k -p 0 -v 100 -w "travel.mp3" -t "AAA travel"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wro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1]&amp;&quot;.mp3&quot;&quot; -t &quot;&quot;AAA &quot;&amp;[.B621]&amp;&quot;&quot;&quot;&quot;" office:value-type="string" office:string-value="&quot;C:\Program Files (x86)\Balabolka\cli\balcon.exe&quot; -n &quot;Microsoft Heera Mobile&quot; -k -p 0 -v 100 -w &quot;wrote.mp3&quot; -t &quot;AAA wrote&quot;">
            <text:p>"C:\Program Files (x86)\Balabolka\cli\balcon.exe" -n "Microsoft Heera Mobile" -k -p 0 -v 100 -w "wrote.mp3" -t "AAA wrote"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cit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2]&amp;&quot;.mp3&quot;&quot; -t &quot;&quot;AAA &quot;&amp;[.B622]&amp;&quot;&quot;&quot;&quot;" office:value-type="string" office:string-value="&quot;C:\Program Files (x86)\Balabolka\cli\balcon.exe&quot; -n &quot;Microsoft Heera Mobile&quot; -k -p 0 -v 100 -w &quot;cities.mp3&quot; -t &quot;AAA cities&quot;">
            <text:p>"C:\Program Files (x86)\Balabolka\cli\balcon.exe" -n "Microsoft Heera Mobile" -k -p 0 -v 100 -w "cities.mp3" -t "AAA cities"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fa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3]&amp;&quot;.mp3&quot;&quot; -t &quot;&quot;AAA &quot;&amp;[.B623]&amp;&quot;&quot;&quot;&quot;" office:value-type="string" office:string-value="&quot;C:\Program Files (x86)\Balabolka\cli\balcon.exe&quot; -n &quot;Microsoft Heera Mobile&quot; -k -p 0 -v 100 -w &quot;farm.mp3&quot; -t &quot;AAA farm&quot;">
            <text:p>"C:\Program Files (x86)\Balabolka\cli\balcon.exe" -n "Microsoft Heera Mobile" -k -p 0 -v 100 -w "farm.mp3" -t "AAA farm"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circ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4]&amp;&quot;.mp3&quot;&quot; -t &quot;&quot;AAA &quot;&amp;[.B624]&amp;&quot;&quot;&quot;&quot;" office:value-type="string" office:string-value="&quot;C:\Program Files (x86)\Balabolka\cli\balcon.exe&quot; -n &quot;Microsoft Heera Mobile&quot; -k -p 0 -v 100 -w &quot;circle.mp3&quot; -t &quot;AAA circle&quot;">
            <text:p>"C:\Program Files (x86)\Balabolka\cli\balcon.exe" -n "Microsoft Heera Mobile" -k -p 0 -v 100 -w "circle.mp3" -t "AAA circle"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cr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5]&amp;&quot;.mp3&quot;&quot; -t &quot;&quot;AAA &quot;&amp;[.B625]&amp;&quot;&quot;&quot;&quot;" office:value-type="string" office:string-value="&quot;C:\Program Files (x86)\Balabolka\cli\balcon.exe&quot; -n &quot;Microsoft Heera Mobile&quot; -k -p 0 -v 100 -w &quot;cried.mp3&quot; -t &quot;AAA cried&quot;">
            <text:p>"C:\Program Files (x86)\Balabolka\cli\balcon.exe" -n "Microsoft Heera Mobile" -k -p 0 -v 100 -w "cried.mp3" -t "AAA cried"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wh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6]&amp;&quot;.mp3&quot;&quot; -t &quot;&quot;AAA &quot;&amp;[.B626]&amp;&quot;&quot;&quot;&quot;" office:value-type="string" office:string-value="&quot;C:\Program Files (x86)\Balabolka\cli\balcon.exe&quot; -n &quot;Microsoft Heera Mobile&quot; -k -p 0 -v 100 -w &quot;whose.mp3&quot; -t &quot;AAA whose&quot;">
            <text:p>"C:\Program Files (x86)\Balabolka\cli\balcon.exe" -n "Microsoft Heera Mobile" -k -p 0 -v 100 -w "whose.mp3" -t "AAA whose"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corr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7]&amp;&quot;.mp3&quot;&quot; -t &quot;&quot;AAA &quot;&amp;[.B627]&amp;&quot;&quot;&quot;&quot;" office:value-type="string" office:string-value="&quot;C:\Program Files (x86)\Balabolka\cli\balcon.exe&quot; -n &quot;Microsoft Heera Mobile&quot; -k -p 0 -v 100 -w &quot;correct.mp3&quot; -t &quot;AAA correct&quot;">
            <text:p>"C:\Program Files (x86)\Balabolka\cli\balcon.exe" -n "Microsoft Heera Mobile" -k -p 0 -v 100 -w "correct.mp3" -t "AAA correct"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b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8]&amp;&quot;.mp3&quot;&quot; -t &quot;&quot;AAA &quot;&amp;[.B628]&amp;&quot;&quot;&quot;&quot;" office:value-type="string" office:string-value="&quot;C:\Program Files (x86)\Balabolka\cli\balcon.exe&quot; -n &quot;Microsoft Heera Mobile&quot; -k -p 0 -v 100 -w &quot;bed.mp3&quot; -t &quot;AAA bed&quot;">
            <text:p>"C:\Program Files (x86)\Balabolka\cli\balcon.exe" -n "Microsoft Heera Mobile" -k -p 0 -v 100 -w "bed.mp3" -t "AAA bed"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wor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29]&amp;&quot;.mp3&quot;&quot; -t &quot;&quot;AAA &quot;&amp;[.B629]&amp;&quot;&quot;&quot;&quot;" office:value-type="string" office:string-value="&quot;C:\Program Files (x86)\Balabolka\cli\balcon.exe&quot; -n &quot;Microsoft Heera Mobile&quot; -k -p 0 -v 100 -w &quot;working.mp3&quot; -t &quot;AAA working&quot;">
            <text:p>"C:\Program Files (x86)\Balabolka\cli\balcon.exe" -n "Microsoft Heera Mobile" -k -p 0 -v 100 -w "working.mp3" -t "AAA working"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meas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0]&amp;&quot;.mp3&quot;&quot; -t &quot;&quot;AAA &quot;&amp;[.B630]&amp;&quot;&quot;&quot;&quot;" office:value-type="string" office:string-value="&quot;C:\Program Files (x86)\Balabolka\cli\balcon.exe&quot; -n &quot;Microsoft Heera Mobile&quot; -k -p 0 -v 100 -w &quot;measure.mp3&quot; -t &quot;AAA measure&quot;">
            <text:p>"C:\Program Files (x86)\Balabolka\cli\balcon.exe" -n "Microsoft Heera Mobile" -k -p 0 -v 100 -w "measure.mp3" -t "AAA measure"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tra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1]&amp;&quot;.mp3&quot;&quot; -t &quot;&quot;AAA &quot;&amp;[.B631]&amp;&quot;&quot;&quot;&quot;" office:value-type="string" office:string-value="&quot;C:\Program Files (x86)\Balabolka\cli\balcon.exe&quot; -n &quot;Microsoft Heera Mobile&quot; -k -p 0 -v 100 -w &quot;straight.mp3&quot; -t &quot;AAA straight&quot;">
            <text:p>"C:\Program Files (x86)\Balabolka\cli\balcon.exe" -n "Microsoft Heera Mobile" -k -p 0 -v 100 -w "straight.mp3" -t "AAA straight"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ba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2]&amp;&quot;.mp3&quot;&quot; -t &quot;&quot;AAA &quot;&amp;[.B632]&amp;&quot;&quot;&quot;&quot;" office:value-type="string" office:string-value="&quot;C:\Program Files (x86)\Balabolka\cli\balcon.exe&quot; -n &quot;Microsoft Heera Mobile&quot; -k -p 0 -v 100 -w &quot;base.mp3&quot; -t &quot;AAA base&quot;">
            <text:p>"C:\Program Files (x86)\Balabolka\cli\balcon.exe" -n "Microsoft Heera Mobile" -k -p 0 -v 100 -w "base.mp3" -t "AAA base"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mount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3]&amp;&quot;.mp3&quot;&quot; -t &quot;&quot;AAA &quot;&amp;[.B633]&amp;&quot;&quot;&quot;&quot;" office:value-type="string" office:string-value="&quot;C:\Program Files (x86)\Balabolka\cli\balcon.exe&quot; -n &quot;Microsoft Heera Mobile&quot; -k -p 0 -v 100 -w &quot;mountain.mp3&quot; -t &quot;AAA mountain&quot;">
            <text:p>"C:\Program Files (x86)\Balabolka\cli\balcon.exe" -n "Microsoft Heera Mobile" -k -p 0 -v 100 -w "mountain.mp3" -t "AAA mountain"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cau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4]&amp;&quot;.mp3&quot;&quot; -t &quot;&quot;AAA &quot;&amp;[.B634]&amp;&quot;&quot;&quot;&quot;" office:value-type="string" office:string-value="&quot;C:\Program Files (x86)\Balabolka\cli\balcon.exe&quot; -n &quot;Microsoft Heera Mobile&quot; -k -p 0 -v 100 -w &quot;caught.mp3&quot; -t &quot;AAA caught&quot;">
            <text:p>"C:\Program Files (x86)\Balabolka\cli\balcon.exe" -n "Microsoft Heera Mobile" -k -p 0 -v 100 -w "caught.mp3" -t "AAA caught"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hai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5]&amp;&quot;.mp3&quot;&quot; -t &quot;&quot;AAA &quot;&amp;[.B635]&amp;&quot;&quot;&quot;&quot;" office:value-type="string" office:string-value="&quot;C:\Program Files (x86)\Balabolka\cli\balcon.exe&quot; -n &quot;Microsoft Heera Mobile&quot; -k -p 0 -v 100 -w &quot;hair.mp3&quot; -t &quot;AAA hair&quot;">
            <text:p>"C:\Program Files (x86)\Balabolka\cli\balcon.exe" -n "Microsoft Heera Mobile" -k -p 0 -v 100 -w "hair.mp3" -t "AAA hair"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bi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6]&amp;&quot;.mp3&quot;&quot; -t &quot;&quot;AAA &quot;&amp;[.B636]&amp;&quot;&quot;&quot;&quot;" office:value-type="string" office:string-value="&quot;C:\Program Files (x86)\Balabolka\cli\balcon.exe&quot; -n &quot;Microsoft Heera Mobile&quot; -k -p 0 -v 100 -w &quot;bird.mp3&quot; -t &quot;AAA bird&quot;">
            <text:p>"C:\Program Files (x86)\Balabolka\cli\balcon.exe" -n "Microsoft Heera Mobile" -k -p 0 -v 100 -w "bird.mp3" -t "AAA bird"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7]&amp;&quot;.mp3&quot;&quot; -t &quot;&quot;AAA &quot;&amp;[.B637]&amp;&quot;&quot;&quot;&quot;" office:value-type="string" office:string-value="&quot;C:\Program Files (x86)\Balabolka\cli\balcon.exe&quot; -n &quot;Microsoft Heera Mobile&quot; -k -p 0 -v 100 -w &quot;per.mp3&quot; -t &quot;AAA per&quot;">
            <text:p>"C:\Program Files (x86)\Balabolka\cli\balcon.exe" -n "Microsoft Heera Mobile" -k -p 0 -v 100 -w "per.mp3" -t "AAA per"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wo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8]&amp;&quot;.mp3&quot;&quot; -t &quot;&quot;AAA &quot;&amp;[.B638]&amp;&quot;&quot;&quot;&quot;" office:value-type="string" office:string-value="&quot;C:\Program Files (x86)\Balabolka\cli\balcon.exe&quot; -n &quot;Microsoft Heera Mobile&quot; -k -p 0 -v 100 -w &quot;wood.mp3&quot; -t &quot;AAA wood&quot;">
            <text:p>"C:\Program Files (x86)\Balabolka\cli\balcon.exe" -n "Microsoft Heera Mobile" -k -p 0 -v 100 -w "wood.mp3" -t "AAA wood"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run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39]&amp;&quot;.mp3&quot;&quot; -t &quot;&quot;AAA &quot;&amp;[.B639]&amp;&quot;&quot;&quot;&quot;" office:value-type="string" office:string-value="&quot;C:\Program Files (x86)\Balabolka\cli\balcon.exe&quot; -n &quot;Microsoft Heera Mobile&quot; -k -p 0 -v 100 -w &quot;running.mp3&quot; -t &quot;AAA running&quot;">
            <text:p>"C:\Program Files (x86)\Balabolka\cli\balcon.exe" -n "Microsoft Heera Mobile" -k -p 0 -v 100 -w "running.mp3" -t "AAA running"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col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0]&amp;&quot;.mp3&quot;&quot; -t &quot;&quot;AAA &quot;&amp;[.B640]&amp;&quot;&quot;&quot;&quot;" office:value-type="string" office:string-value="&quot;C:\Program Files (x86)\Balabolka\cli\balcon.exe&quot; -n &quot;Microsoft Heera Mobile&quot; -k -p 0 -v 100 -w &quot;color.mp3&quot; -t &quot;AAA color&quot;">
            <text:p>"C:\Program Files (x86)\Balabolka\cli\balcon.exe" -n "Microsoft Heera Mobile" -k -p 0 -v 100 -w "color.mp3" -t "AAA color"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ou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1]&amp;&quot;.mp3&quot;&quot; -t &quot;&quot;AAA &quot;&amp;[.B641]&amp;&quot;&quot;&quot;&quot;" office:value-type="string" office:string-value="&quot;C:\Program Files (x86)\Balabolka\cli\balcon.exe&quot; -n &quot;Microsoft Heera Mobile&quot; -k -p 0 -v 100 -w &quot;South.mp3&quot; -t &quot;AAA South&quot;">
            <text:p>"C:\Program Files (x86)\Balabolka\cli\balcon.exe" -n "Microsoft Heera Mobile" -k -p 0 -v 100 -w "South.mp3" -t "AAA South"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grou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2]&amp;&quot;.mp3&quot;&quot; -t &quot;&quot;AAA &quot;&amp;[.B642]&amp;&quot;&quot;&quot;&quot;" office:value-type="string" office:string-value="&quot;C:\Program Files (x86)\Balabolka\cli\balcon.exe&quot; -n &quot;Microsoft Heera Mobile&quot; -k -p 0 -v 100 -w &quot;groups.mp3&quot; -t &quot;AAA groups&quot;">
            <text:p>"C:\Program Files (x86)\Balabolka\cli\balcon.exe" -n "Microsoft Heera Mobile" -k -p 0 -v 100 -w "groups.mp3" -t "AAA groups"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w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3]&amp;&quot;.mp3&quot;&quot; -t &quot;&quot;AAA &quot;&amp;[.B643]&amp;&quot;&quot;&quot;&quot;" office:value-type="string" office:string-value="&quot;C:\Program Files (x86)\Balabolka\cli\balcon.exe&quot; -n &quot;Microsoft Heera Mobile&quot; -k -p 0 -v 100 -w &quot;war.mp3&quot; -t &quot;AAA war&quot;">
            <text:p>"C:\Program Files (x86)\Balabolka\cli\balcon.exe" -n "Microsoft Heera Mobile" -k -p 0 -v 100 -w "war.mp3" -t "AAA war"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memb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4]&amp;&quot;.mp3&quot;&quot; -t &quot;&quot;AAA &quot;&amp;[.B644]&amp;&quot;&quot;&quot;&quot;" office:value-type="string" office:string-value="&quot;C:\Program Files (x86)\Balabolka\cli\balcon.exe&quot; -n &quot;Microsoft Heera Mobile&quot; -k -p 0 -v 100 -w &quot;members.mp3&quot; -t &quot;AAA members&quot;">
            <text:p>"C:\Program Files (x86)\Balabolka\cli\balcon.exe" -n "Microsoft Heera Mobile" -k -p 0 -v 100 -w "members.mp3" -t "AAA members"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f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5]&amp;&quot;.mp3&quot;&quot; -t &quot;&quot;AAA &quot;&amp;[.B645]&amp;&quot;&quot;&quot;&quot;" office:value-type="string" office:string-value="&quot;C:\Program Files (x86)\Balabolka\cli\balcon.exe&quot; -n &quot;Microsoft Heera Mobile&quot; -k -p 0 -v 100 -w &quot;fly.mp3&quot; -t &quot;AAA fly&quot;">
            <text:p>"C:\Program Files (x86)\Balabolka\cli\balcon.exe" -n "Microsoft Heera Mobile" -k -p 0 -v 100 -w "fly.mp3" -t "AAA fly"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yourse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6]&amp;&quot;.mp3&quot;&quot; -t &quot;&quot;AAA &quot;&amp;[.B646]&amp;&quot;&quot;&quot;&quot;" office:value-type="string" office:string-value="&quot;C:\Program Files (x86)\Balabolka\cli\balcon.exe&quot; -n &quot;Microsoft Heera Mobile&quot; -k -p 0 -v 100 -w &quot;yourself.mp3&quot; -t &quot;AAA yourself&quot;">
            <text:p>"C:\Program Files (x86)\Balabolka\cli\balcon.exe" -n "Microsoft Heera Mobile" -k -p 0 -v 100 -w "yourself.mp3" -t "AAA yourself"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deci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7]&amp;&quot;.mp3&quot;&quot; -t &quot;&quot;AAA &quot;&amp;[.B647]&amp;&quot;&quot;&quot;&quot;" office:value-type="string" office:string-value="&quot;C:\Program Files (x86)\Balabolka\cli\balcon.exe&quot; -n &quot;Microsoft Heera Mobile&quot; -k -p 0 -v 100 -w &quot;decided.mp3&quot; -t &quot;AAA decided&quot;">
            <text:p>"C:\Program Files (x86)\Balabolka\cli\balcon.exe" -n "Microsoft Heera Mobile" -k -p 0 -v 100 -w "decided.mp3" -t "AAA decided"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see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8]&amp;&quot;.mp3&quot;&quot; -t &quot;&quot;AAA &quot;&amp;[.B648]&amp;&quot;&quot;&quot;&quot;" office:value-type="string" office:string-value="&quot;C:\Program Files (x86)\Balabolka\cli\balcon.exe&quot; -n &quot;Microsoft Heera Mobile&quot; -k -p 0 -v 100 -w &quot;seem.mp3&quot; -t &quot;AAA seem&quot;">
            <text:p>"C:\Program Files (x86)\Balabolka\cli\balcon.exe" -n "Microsoft Heera Mobile" -k -p 0 -v 100 -w "seem.mp3" -t "AAA seem"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th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49]&amp;&quot;.mp3&quot;&quot; -t &quot;&quot;AAA &quot;&amp;[.B649]&amp;&quot;&quot;&quot;&quot;" office:value-type="string" office:string-value="&quot;C:\Program Files (x86)\Balabolka\cli\balcon.exe&quot; -n &quot;Microsoft Heera Mobile&quot; -k -p 0 -v 100 -w &quot;thus.mp3&quot; -t &quot;AAA thus&quot;">
            <text:p>"C:\Program Files (x86)\Balabolka\cli\balcon.exe" -n "Microsoft Heera Mobile" -k -p 0 -v 100 -w "thus.mp3" -t "AAA thus"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le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0]&amp;&quot;.mp3&quot;&quot; -t &quot;&quot;AAA &quot;&amp;[.B650]&amp;&quot;&quot;&quot;&quot;" office:value-type="string" office:string-value="&quot;C:\Program Files (x86)\Balabolka\cli\balcon.exe&quot; -n &quot;Microsoft Heera Mobile&quot; -k -p 0 -v 100 -w &quot;legs.mp3&quot; -t &quot;AAA legs&quot;">
            <text:p>"C:\Program Files (x86)\Balabolka\cli\balcon.exe" -n "Microsoft Heera Mobile" -k -p 0 -v 100 -w "legs.mp3" -t "AAA legs"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near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1]&amp;&quot;.mp3&quot;&quot; -t &quot;&quot;AAA &quot;&amp;[.B651]&amp;&quot;&quot;&quot;&quot;" office:value-type="string" office:string-value="&quot;C:\Program Files (x86)\Balabolka\cli\balcon.exe&quot; -n &quot;Microsoft Heera Mobile&quot; -k -p 0 -v 100 -w &quot;nearly.mp3&quot; -t &quot;AAA nearly&quot;">
            <text:p>"C:\Program Files (x86)\Balabolka\cli\balcon.exe" -n "Microsoft Heera Mobile" -k -p 0 -v 100 -w "nearly.mp3" -t "AAA nearly"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qu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2]&amp;&quot;.mp3&quot;&quot; -t &quot;&quot;AAA &quot;&amp;[.B652]&amp;&quot;&quot;&quot;&quot;" office:value-type="string" office:string-value="&quot;C:\Program Files (x86)\Balabolka\cli\balcon.exe&quot; -n &quot;Microsoft Heera Mobile&quot; -k -p 0 -v 100 -w &quot;square.mp3&quot; -t &quot;AAA square&quot;">
            <text:p>"C:\Program Files (x86)\Balabolka\cli\balcon.exe" -n "Microsoft Heera Mobile" -k -p 0 -v 100 -w "square.mp3" -t "AAA square"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Engl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3]&amp;&quot;.mp3&quot;&quot; -t &quot;&quot;AAA &quot;&amp;[.B653]&amp;&quot;&quot;&quot;&quot;" office:value-type="string" office:string-value="&quot;C:\Program Files (x86)\Balabolka\cli\balcon.exe&quot; -n &quot;Microsoft Heera Mobile&quot; -k -p 0 -v 100 -w &quot;England.mp3&quot; -t &quot;AAA England&quot;">
            <text:p>"C:\Program Files (x86)\Balabolka\cli\balcon.exe" -n "Microsoft Heera Mobile" -k -p 0 -v 100 -w "England.mp3" -t "AAA England"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mo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4]&amp;&quot;.mp3&quot;&quot; -t &quot;&quot;AAA &quot;&amp;[.B654]&amp;&quot;&quot;&quot;&quot;" office:value-type="string" office:string-value="&quot;C:\Program Files (x86)\Balabolka\cli\balcon.exe&quot; -n &quot;Microsoft Heera Mobile&quot; -k -p 0 -v 100 -w &quot;moment.mp3&quot; -t &quot;AAA moment&quot;">
            <text:p>"C:\Program Files (x86)\Balabolka\cli\balcon.exe" -n "Microsoft Heera Mobile" -k -p 0 -v 100 -w "moment.mp3" -t "AAA moment"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Nor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5]&amp;&quot;.mp3&quot;&quot; -t &quot;&quot;AAA &quot;&amp;[.B655]&amp;&quot;&quot;&quot;&quot;" office:value-type="string" office:string-value="&quot;C:\Program Files (x86)\Balabolka\cli\balcon.exe&quot; -n &quot;Microsoft Heera Mobile&quot; -k -p 0 -v 100 -w &quot;North.mp3&quot; -t &quot;AAA North&quot;">
            <text:p>"C:\Program Files (x86)\Balabolka\cli\balcon.exe" -n "Microsoft Heera Mobile" -k -p 0 -v 100 -w "North.mp3" -t "AAA North"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teac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6]&amp;&quot;.mp3&quot;&quot; -t &quot;&quot;AAA &quot;&amp;[.B656]&amp;&quot;&quot;&quot;&quot;" office:value-type="string" office:string-value="&quot;C:\Program Files (x86)\Balabolka\cli\balcon.exe&quot; -n &quot;Microsoft Heera Mobile&quot; -k -p 0 -v 100 -w &quot;teacher.mp3&quot; -t &quot;AAA teacher&quot;">
            <text:p>"C:\Program Files (x86)\Balabolka\cli\balcon.exe" -n "Microsoft Heera Mobile" -k -p 0 -v 100 -w "teacher.mp3" -t "AAA teacher"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happ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7]&amp;&quot;.mp3&quot;&quot; -t &quot;&quot;AAA &quot;&amp;[.B657]&amp;&quot;&quot;&quot;&quot;" office:value-type="string" office:string-value="&quot;C:\Program Files (x86)\Balabolka\cli\balcon.exe&quot; -n &quot;Microsoft Heera Mobile&quot; -k -p 0 -v 100 -w &quot;happy.mp3&quot; -t &quot;AAA happy&quot;">
            <text:p>"C:\Program Files (x86)\Balabolka\cli\balcon.exe" -n "Microsoft Heera Mobile" -k -p 0 -v 100 -w "happy.mp3" -t "AAA happy"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chang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8]&amp;&quot;.mp3&quot;&quot; -t &quot;&quot;AAA &quot;&amp;[.B658]&amp;&quot;&quot;&quot;&quot;" office:value-type="string" office:string-value="&quot;C:\Program Files (x86)\Balabolka\cli\balcon.exe&quot; -n &quot;Microsoft Heera Mobile&quot; -k -p 0 -v 100 -w &quot;changed.mp3&quot; -t &quot;AAA changed&quot;">
            <text:p>"C:\Program Files (x86)\Balabolka\cli\balcon.exe" -n "Microsoft Heera Mobile" -k -p 0 -v 100 -w "changed.mp3" -t "AAA changed"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produc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59]&amp;&quot;.mp3&quot;&quot; -t &quot;&quot;AAA &quot;&amp;[.B659]&amp;&quot;&quot;&quot;&quot;" office:value-type="string" office:string-value="&quot;C:\Program Files (x86)\Balabolka\cli\balcon.exe&quot; -n &quot;Microsoft Heera Mobile&quot; -k -p 0 -v 100 -w &quot;products.mp3&quot; -t &quot;AAA products&quot;">
            <text:p>"C:\Program Files (x86)\Balabolka\cli\balcon.exe" -n "Microsoft Heera Mobile" -k -p 0 -v 100 -w "products.mp3" -t "AAA products"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eng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0]&amp;&quot;.mp3&quot;&quot; -t &quot;&quot;AAA &quot;&amp;[.B660]&amp;&quot;&quot;&quot;&quot;" office:value-type="string" office:string-value="&quot;C:\Program Files (x86)\Balabolka\cli\balcon.exe&quot; -n &quot;Microsoft Heera Mobile&quot; -k -p 0 -v 100 -w &quot;engage.mp3&quot; -t &quot;AAA engage&quot;">
            <text:p>"C:\Program Files (x86)\Balabolka\cli\balcon.exe" -n "Microsoft Heera Mobile" -k -p 0 -v 100 -w "engage.mp3" -t "AAA engage"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br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1]&amp;&quot;.mp3&quot;&quot; -t &quot;&quot;AAA &quot;&amp;[.B661]&amp;&quot;&quot;&quot;&quot;" office:value-type="string" office:string-value="&quot;C:\Program Files (x86)\Balabolka\cli\balcon.exe&quot; -n &quot;Microsoft Heera Mobile&quot; -k -p 0 -v 100 -w &quot;bright.mp3&quot; -t &quot;AAA bright&quot;">
            <text:p>"C:\Program Files (x86)\Balabolka\cli\balcon.exe" -n "Microsoft Heera Mobile" -k -p 0 -v 100 -w "bright.mp3" -t "AAA bright"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2]&amp;&quot;.mp3&quot;&quot; -t &quot;&quot;AAA &quot;&amp;[.B662]&amp;&quot;&quot;&quot;&quot;" office:value-type="string" office:string-value="&quot;C:\Program Files (x86)\Balabolka\cli\balcon.exe&quot; -n &quot;Microsoft Heera Mobile&quot; -k -p 0 -v 100 -w &quot;sent.mp3&quot; -t &quot;AAA sent&quot;">
            <text:p>"C:\Program Files (x86)\Balabolka\cli\balcon.exe" -n "Microsoft Heera Mobile" -k -p 0 -v 100 -w "sent.mp3" -t "AAA sent"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pres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3]&amp;&quot;.mp3&quot;&quot; -t &quot;&quot;AAA &quot;&amp;[.B663]&amp;&quot;&quot;&quot;&quot;" office:value-type="string" office:string-value="&quot;C:\Program Files (x86)\Balabolka\cli\balcon.exe&quot; -n &quot;Microsoft Heera Mobile&quot; -k -p 0 -v 100 -w &quot;present.mp3&quot; -t &quot;AAA present&quot;">
            <text:p>"C:\Program Files (x86)\Balabolka\cli\balcon.exe" -n "Microsoft Heera Mobile" -k -p 0 -v 100 -w "present.mp3" -t "AAA present"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pl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4]&amp;&quot;.mp3&quot;&quot; -t &quot;&quot;AAA &quot;&amp;[.B664]&amp;&quot;&quot;&quot;&quot;" office:value-type="string" office:string-value="&quot;C:\Program Files (x86)\Balabolka\cli\balcon.exe&quot; -n &quot;Microsoft Heera Mobile&quot; -k -p 0 -v 100 -w &quot;plan.mp3&quot; -t &quot;AAA plan&quot;">
            <text:p>"C:\Program Files (x86)\Balabolka\cli\balcon.exe" -n "Microsoft Heera Mobile" -k -p 0 -v 100 -w "plan.mp3" -t "AAA plan"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ra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5]&amp;&quot;.mp3&quot;&quot; -t &quot;&quot;AAA &quot;&amp;[.B665]&amp;&quot;&quot;&quot;&quot;" office:value-type="string" office:string-value="&quot;C:\Program Files (x86)\Balabolka\cli\balcon.exe&quot; -n &quot;Microsoft Heera Mobile&quot; -k -p 0 -v 100 -w &quot;rather.mp3&quot; -t &quot;AAA rather&quot;">
            <text:p>"C:\Program Files (x86)\Balabolka\cli\balcon.exe" -n "Microsoft Heera Mobile" -k -p 0 -v 100 -w "rather.mp3" -t "AAA rather"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leng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6]&amp;&quot;.mp3&quot;&quot; -t &quot;&quot;AAA &quot;&amp;[.B666]&amp;&quot;&quot;&quot;&quot;" office:value-type="string" office:string-value="&quot;C:\Program Files (x86)\Balabolka\cli\balcon.exe&quot; -n &quot;Microsoft Heera Mobile&quot; -k -p 0 -v 100 -w &quot;length.mp3&quot; -t &quot;AAA length&quot;">
            <text:p>"C:\Program Files (x86)\Balabolka\cli\balcon.exe" -n "Microsoft Heera Mobile" -k -p 0 -v 100 -w "length.mp3" -t "AAA length"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loo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7]&amp;&quot;.mp3&quot;&quot; -t &quot;&quot;AAA &quot;&amp;[.B667]&amp;&quot;&quot;&quot;&quot;" office:value-type="string" office:string-value="&quot;C:\Program Files (x86)\Balabolka\cli\balcon.exe&quot; -n &quot;Microsoft Heera Mobile&quot; -k -p 0 -v 100 -w &quot;look.mp3&quot; -t &quot;AAA look&quot;">
            <text:p>"C:\Program Files (x86)\Balabolka\cli\balcon.exe" -n "Microsoft Heera Mobile" -k -p 0 -v 100 -w "look.mp3" -t "AAA look"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pe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8]&amp;&quot;.mp3&quot;&quot; -t &quot;&quot;AAA &quot;&amp;[.B668]&amp;&quot;&quot;&quot;&quot;" office:value-type="string" office:string-value="&quot;C:\Program Files (x86)\Balabolka\cli\balcon.exe&quot; -n &quot;Microsoft Heera Mobile&quot; -k -p 0 -v 100 -w &quot;speed.mp3&quot; -t &quot;AAA speed&quot;">
            <text:p>"C:\Program Files (x86)\Balabolka\cli\balcon.exe" -n "Microsoft Heera Mobile" -k -p 0 -v 100 -w "speed.mp3" -t "AAA speed"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mach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69]&amp;&quot;.mp3&quot;&quot; -t &quot;&quot;AAA &quot;&amp;[.B669]&amp;&quot;&quot;&quot;&quot;" office:value-type="string" office:string-value="&quot;C:\Program Files (x86)\Balabolka\cli\balcon.exe&quot; -n &quot;Microsoft Heera Mobile&quot; -k -p 0 -v 100 -w &quot;machine.mp3&quot; -t &quot;AAA machine&quot;">
            <text:p>"C:\Program Files (x86)\Balabolka\cli\balcon.exe" -n "Microsoft Heera Mobile" -k -p 0 -v 100 -w "machine.mp3" -t "AAA machine"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inform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0]&amp;&quot;.mp3&quot;&quot; -t &quot;&quot;AAA &quot;&amp;[.B670]&amp;&quot;&quot;&quot;&quot;" office:value-type="string" office:string-value="&quot;C:\Program Files (x86)\Balabolka\cli\balcon.exe&quot; -n &quot;Microsoft Heera Mobile&quot; -k -p 0 -v 100 -w &quot;information.mp3&quot; -t &quot;AAA information&quot;">
            <text:p>"C:\Program Files (x86)\Balabolka\cli\balcon.exe" -n "Microsoft Heera Mobile" -k -p 0 -v 100 -w "information.mp3" -t "AAA information"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excep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1]&amp;&quot;.mp3&quot;&quot; -t &quot;&quot;AAA &quot;&amp;[.B671]&amp;&quot;&quot;&quot;&quot;" office:value-type="string" office:string-value="&quot;C:\Program Files (x86)\Balabolka\cli\balcon.exe&quot; -n &quot;Microsoft Heera Mobile&quot; -k -p 0 -v 100 -w &quot;except.mp3&quot; -t &quot;AAA except&quot;">
            <text:p>"C:\Program Files (x86)\Balabolka\cli\balcon.exe" -n "Microsoft Heera Mobile" -k -p 0 -v 100 -w "except.mp3" -t "AAA except"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fig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2]&amp;&quot;.mp3&quot;&quot; -t &quot;&quot;AAA &quot;&amp;[.B672]&amp;&quot;&quot;&quot;&quot;" office:value-type="string" office:string-value="&quot;C:\Program Files (x86)\Balabolka\cli\balcon.exe&quot; -n &quot;Microsoft Heera Mobile&quot; -k -p 0 -v 100 -w &quot;figure.mp3&quot; -t &quot;AAA figure&quot;">
            <text:p>"C:\Program Files (x86)\Balabolka\cli\balcon.exe" -n "Microsoft Heera Mobile" -k -p 0 -v 100 -w "figure.mp3" -t "AAA figure"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you'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3]&amp;&quot;.mp3&quot;&quot; -t &quot;&quot;AAA &quot;&amp;[.B673]&amp;&quot;&quot;&quot;&quot;" office:value-type="string" office:string-value="&quot;C:\Program Files (x86)\Balabolka\cli\balcon.exe&quot; -n &quot;Microsoft Heera Mobile&quot; -k -p 0 -v 100 -w &quot;you're.mp3&quot; -t &quot;AAA you're&quot;">
            <text:p>"C:\Program Files (x86)\Balabolka\cli\balcon.exe" -n "Microsoft Heera Mobile" -k -p 0 -v 100 -w "you're.mp3" -t "AAA you're"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minut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4]&amp;&quot;.mp3&quot;&quot; -t &quot;&quot;AAA &quot;&amp;[.B674]&amp;&quot;&quot;&quot;&quot;" office:value-type="string" office:string-value="&quot;C:\Program Files (x86)\Balabolka\cli\balcon.exe&quot; -n &quot;Microsoft Heera Mobile&quot; -k -p 0 -v 100 -w &quot;minutes.mp3&quot; -t &quot;AAA minutes&quot;">
            <text:p>"C:\Program Files (x86)\Balabolka\cli\balcon.exe" -n "Microsoft Heera Mobile" -k -p 0 -v 100 -w "minutes.mp3" -t "AAA minutes"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fre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5]&amp;&quot;.mp3&quot;&quot; -t &quot;&quot;AAA &quot;&amp;[.B675]&amp;&quot;&quot;&quot;&quot;" office:value-type="string" office:string-value="&quot;C:\Program Files (x86)\Balabolka\cli\balcon.exe&quot; -n &quot;Microsoft Heera Mobile&quot; -k -p 0 -v 100 -w &quot;free.mp3&quot; -t &quot;AAA free&quot;">
            <text:p>"C:\Program Files (x86)\Balabolka\cli\balcon.exe" -n "Microsoft Heera Mobile" -k -p 0 -v 100 -w "free.mp3" -t "AAA free"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f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6]&amp;&quot;.mp3&quot;&quot; -t &quot;&quot;AAA &quot;&amp;[.B676]&amp;&quot;&quot;&quot;&quot;" office:value-type="string" office:string-value="&quot;C:\Program Files (x86)\Balabolka\cli\balcon.exe&quot; -n &quot;Microsoft Heera Mobile&quot; -k -p 0 -v 100 -w &quot;fell.mp3&quot; -t &quot;AAA fell&quot;">
            <text:p>"C:\Program Files (x86)\Balabolka\cli\balcon.exe" -n "Microsoft Heera Mobile" -k -p 0 -v 100 -w "fell.mp3" -t "AAA fell"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supp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7]&amp;&quot;.mp3&quot;&quot; -t &quot;&quot;AAA &quot;&amp;[.B677]&amp;&quot;&quot;&quot;&quot;" office:value-type="string" office:string-value="&quot;C:\Program Files (x86)\Balabolka\cli\balcon.exe&quot; -n &quot;Microsoft Heera Mobile&quot; -k -p 0 -v 100 -w &quot;suppose.mp3&quot; -t &quot;AAA suppose&quot;">
            <text:p>"C:\Program Files (x86)\Balabolka\cli\balcon.exe" -n "Microsoft Heera Mobile" -k -p 0 -v 100 -w "suppose.mp3" -t "AAA suppose"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natu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8]&amp;&quot;.mp3&quot;&quot; -t &quot;&quot;AAA &quot;&amp;[.B678]&amp;&quot;&quot;&quot;&quot;" office:value-type="string" office:string-value="&quot;C:\Program Files (x86)\Balabolka\cli\balcon.exe&quot; -n &quot;Microsoft Heera Mobile&quot; -k -p 0 -v 100 -w &quot;natural.mp3&quot; -t &quot;AAA natural&quot;">
            <text:p>"C:\Program Files (x86)\Balabolka\cli\balcon.exe" -n "Microsoft Heera Mobile" -k -p 0 -v 100 -w "natural.mp3" -t "AAA natural"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oce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79]&amp;&quot;.mp3&quot;&quot; -t &quot;&quot;AAA &quot;&amp;[.B679]&amp;&quot;&quot;&quot;&quot;" office:value-type="string" office:string-value="&quot;C:\Program Files (x86)\Balabolka\cli\balcon.exe&quot; -n &quot;Microsoft Heera Mobile&quot; -k -p 0 -v 100 -w &quot;ocean.mp3&quot; -t &quot;AAA ocean&quot;">
            <text:p>"C:\Program Files (x86)\Balabolka\cli\balcon.exe" -n "Microsoft Heera Mobile" -k -p 0 -v 100 -w "ocean.mp3" -t "AAA ocean"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govern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0]&amp;&quot;.mp3&quot;&quot; -t &quot;&quot;AAA &quot;&amp;[.B680]&amp;&quot;&quot;&quot;&quot;" office:value-type="string" office:string-value="&quot;C:\Program Files (x86)\Balabolka\cli\balcon.exe&quot; -n &quot;Microsoft Heera Mobile&quot; -k -p 0 -v 100 -w &quot;government.mp3&quot; -t &quot;AAA government&quot;">
            <text:p>"C:\Program Files (x86)\Balabolka\cli\balcon.exe" -n "Microsoft Heera Mobile" -k -p 0 -v 100 -w "government.mp3" -t "AAA government"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liv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1]&amp;&quot;.mp3&quot;&quot; -t &quot;&quot;AAA &quot;&amp;[.B681]&amp;&quot;&quot;&quot;&quot;" office:value-type="string" office:string-value="&quot;C:\Program Files (x86)\Balabolka\cli\balcon.exe&quot; -n &quot;Microsoft Heera Mobile&quot; -k -p 0 -v 100 -w &quot;lives.mp3&quot; -t &quot;AAA lives&quot;">
            <text:p>"C:\Program Files (x86)\Balabolka\cli\balcon.exe" -n "Microsoft Heera Mobile" -k -p 0 -v 100 -w "lives.mp3" -t "AAA lives"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try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2]&amp;&quot;.mp3&quot;&quot; -t &quot;&quot;AAA &quot;&amp;[.B682]&amp;&quot;&quot;&quot;&quot;" office:value-type="string" office:string-value="&quot;C:\Program Files (x86)\Balabolka\cli\balcon.exe&quot; -n &quot;Microsoft Heera Mobile&quot; -k -p 0 -v 100 -w &quot;trying.mp3&quot; -t &quot;AAA trying&quot;">
            <text:p>"C:\Program Files (x86)\Balabolka\cli\balcon.exe" -n "Microsoft Heera Mobile" -k -p 0 -v 100 -w "trying.mp3" -t "AAA trying"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hor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3]&amp;&quot;.mp3&quot;&quot; -t &quot;&quot;AAA &quot;&amp;[.B683]&amp;&quot;&quot;&quot;&quot;" office:value-type="string" office:string-value="&quot;C:\Program Files (x86)\Balabolka\cli\balcon.exe&quot; -n &quot;Microsoft Heera Mobile&quot; -k -p 0 -v 100 -w &quot;horses.mp3&quot; -t &quot;AAA horses&quot;">
            <text:p>"C:\Program Files (x86)\Balabolka\cli\balcon.exe" -n "Microsoft Heera Mobile" -k -p 0 -v 100 -w "horses.mp3" -t "AAA horses"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Th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4]&amp;&quot;.mp3&quot;&quot; -t &quot;&quot;AAA &quot;&amp;[.B684]&amp;&quot;&quot;&quot;&quot;" office:value-type="string" office:string-value="&quot;C:\Program Files (x86)\Balabolka\cli\balcon.exe&quot; -n &quot;Microsoft Heera Mobile&quot; -k -p 0 -v 100 -w &quot;The.mp3&quot; -t &quot;AAA The&quot;">
            <text:p>"C:\Program Files (x86)\Balabolka\cli\balcon.exe" -n "Microsoft Heera Mobile" -k -p 0 -v 100 -w "The.mp3" -t "AAA The"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ecr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5]&amp;&quot;.mp3&quot;&quot; -t &quot;&quot;AAA &quot;&amp;[.B685]&amp;&quot;&quot;&quot;&quot;" office:value-type="string" office:string-value="&quot;C:\Program Files (x86)\Balabolka\cli\balcon.exe&quot; -n &quot;Microsoft Heera Mobile&quot; -k -p 0 -v 100 -w &quot;Secret.mp3&quot; -t &quot;AAA Secret&quot;">
            <text:p>"C:\Program Files (x86)\Balabolka\cli\balcon.exe" -n "Microsoft Heera Mobile" -k -p 0 -v 100 -w "Secret.mp3" -t "AAA Secret"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bab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6]&amp;&quot;.mp3&quot;&quot; -t &quot;&quot;AAA &quot;&amp;[.B686]&amp;&quot;&quot;&quot;&quot;" office:value-type="string" office:string-value="&quot;C:\Program Files (x86)\Balabolka\cli\balcon.exe&quot; -n &quot;Microsoft Heera Mobile&quot; -k -p 0 -v 100 -w &quot;baby.mp3&quot; -t &quot;AAA baby&quot;">
            <text:p>"C:\Program Files (x86)\Balabolka\cli\balcon.exe" -n "Microsoft Heera Mobile" -k -p 0 -v 100 -w "baby.mp3" -t "AAA baby"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ta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7]&amp;&quot;.mp3&quot;&quot; -t &quot;&quot;AAA &quot;&amp;[.B687]&amp;&quot;&quot;&quot;&quot;" office:value-type="string" office:string-value="&quot;C:\Program Files (x86)\Balabolka\cli\balcon.exe&quot; -n &quot;Microsoft Heera Mobile&quot; -k -p 0 -v 100 -w &quot;taking.mp3&quot; -t &quot;AAA taking&quot;">
            <text:p>"C:\Program Files (x86)\Balabolka\cli\balcon.exe" -n "Microsoft Heera Mobile" -k -p 0 -v 100 -w "taking.mp3" -t "AAA taking"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gra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8]&amp;&quot;.mp3&quot;&quot; -t &quot;&quot;AAA &quot;&amp;[.B688]&amp;&quot;&quot;&quot;&quot;" office:value-type="string" office:string-value="&quot;C:\Program Files (x86)\Balabolka\cli\balcon.exe&quot; -n &quot;Microsoft Heera Mobile&quot; -k -p 0 -v 100 -w &quot;grass.mp3&quot; -t &quot;AAA grass&quot;">
            <text:p>"C:\Program Files (x86)\Balabolka\cli\balcon.exe" -n "Microsoft Heera Mobile" -k -p 0 -v 100 -w "grass.mp3" -t "AAA grass"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pla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89]&amp;&quot;.mp3&quot;&quot; -t &quot;&quot;AAA &quot;&amp;[.B689]&amp;&quot;&quot;&quot;&quot;" office:value-type="string" office:string-value="&quot;C:\Program Files (x86)\Balabolka\cli\balcon.exe&quot; -n &quot;Microsoft Heera Mobile&quot; -k -p 0 -v 100 -w &quot;plane.mp3&quot; -t &quot;AAA plane&quot;">
            <text:p>"C:\Program Files (x86)\Balabolka\cli\balcon.exe" -n "Microsoft Heera Mobile" -k -p 0 -v 100 -w "plane.mp3" -t "AAA plane"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pie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0]&amp;&quot;.mp3&quot;&quot; -t &quot;&quot;AAA &quot;&amp;[.B690]&amp;&quot;&quot;&quot;&quot;" office:value-type="string" office:string-value="&quot;C:\Program Files (x86)\Balabolka\cli\balcon.exe&quot; -n &quot;Microsoft Heera Mobile&quot; -k -p 0 -v 100 -w &quot;pieces.mp3&quot; -t &quot;AAA pieces&quot;">
            <text:p>"C:\Program Files (x86)\Balabolka\cli\balcon.exe" -n "Microsoft Heera Mobile" -k -p 0 -v 100 -w "pieces.mp3" -t "AAA pieces"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id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1]&amp;&quot;.mp3&quot;&quot; -t &quot;&quot;AAA &quot;&amp;[.B691]&amp;&quot;&quot;&quot;&quot;" office:value-type="string" office:string-value="&quot;C:\Program Files (x86)\Balabolka\cli\balcon.exe&quot; -n &quot;Microsoft Heera Mobile&quot; -k -p 0 -v 100 -w &quot;sides.mp3&quot; -t &quot;AAA sides&quot;">
            <text:p>"C:\Program Files (x86)\Balabolka\cli\balcon.exe" -n "Microsoft Heera Mobile" -k -p 0 -v 100 -w "sides.mp3" -t "AAA sides"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pul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2]&amp;&quot;.mp3&quot;&quot; -t &quot;&quot;AAA &quot;&amp;[.B692]&amp;&quot;&quot;&quot;&quot;" office:value-type="string" office:string-value="&quot;C:\Program Files (x86)\Balabolka\cli\balcon.exe&quot; -n &quot;Microsoft Heera Mobile&quot; -k -p 0 -v 100 -w &quot;pulled.mp3&quot; -t &quot;AAA pulled&quot;">
            <text:p>"C:\Program Files (x86)\Balabolka\cli\balcon.exe" -n "Microsoft Heera Mobile" -k -p 0 -v 100 -w "pulled.mp3" -t "AAA pulled"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inse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3]&amp;&quot;.mp3&quot;&quot; -t &quot;&quot;AAA &quot;&amp;[.B693]&amp;&quot;&quot;&quot;&quot;" office:value-type="string" office:string-value="&quot;C:\Program Files (x86)\Balabolka\cli\balcon.exe&quot; -n &quot;Microsoft Heera Mobile&quot; -k -p 0 -v 100 -w &quot;insert.mp3&quot; -t &quot;AAA insert&quot;">
            <text:p>"C:\Program Files (x86)\Balabolka\cli\balcon.exe" -n "Microsoft Heera Mobile" -k -p 0 -v 100 -w "insert.mp3" -t "AAA insert"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inch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4]&amp;&quot;.mp3&quot;&quot; -t &quot;&quot;AAA &quot;&amp;[.B694]&amp;&quot;&quot;&quot;&quot;" office:value-type="string" office:string-value="&quot;C:\Program Files (x86)\Balabolka\cli\balcon.exe&quot; -n &quot;Microsoft Heera Mobile&quot; -k -p 0 -v 100 -w &quot;inches.mp3&quot; -t &quot;AAA inches&quot;">
            <text:p>"C:\Program Files (x86)\Balabolka\cli\balcon.exe" -n "Microsoft Heera Mobile" -k -p 0 -v 100 -w "inches.mp3" -t "AAA inches"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tre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5]&amp;&quot;.mp3&quot;&quot; -t &quot;&quot;AAA &quot;&amp;[.B695]&amp;&quot;&quot;&quot;&quot;" office:value-type="string" office:string-value="&quot;C:\Program Files (x86)\Balabolka\cli\balcon.exe&quot; -n &quot;Microsoft Heera Mobile&quot; -k -p 0 -v 100 -w &quot;street.mp3&quot; -t &quot;AAA street&quot;">
            <text:p>"C:\Program Files (x86)\Balabolka\cli\balcon.exe" -n "Microsoft Heera Mobile" -k -p 0 -v 100 -w "street.mp3" -t "AAA street"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Geor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6]&amp;&quot;.mp3&quot;&quot; -t &quot;&quot;AAA &quot;&amp;[.B696]&amp;&quot;&quot;&quot;&quot;" office:value-type="string" office:string-value="&quot;C:\Program Files (x86)\Balabolka\cli\balcon.exe&quot; -n &quot;Microsoft Heera Mobile&quot; -k -p 0 -v 100 -w &quot;George.mp3&quot; -t &quot;AAA George&quot;">
            <text:p>"C:\Program Files (x86)\Balabolka\cli\balcon.exe" -n "Microsoft Heera Mobile" -k -p 0 -v 100 -w "George.mp3" -t "AAA George"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could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7]&amp;&quot;.mp3&quot;&quot; -t &quot;&quot;AAA &quot;&amp;[.B697]&amp;&quot;&quot;&quot;&quot;" office:value-type="string" office:string-value="&quot;C:\Program Files (x86)\Balabolka\cli\balcon.exe&quot; -n &quot;Microsoft Heera Mobile&quot; -k -p 0 -v 100 -w &quot;couldn't.mp3&quot; -t &quot;AAA couldn't&quot;">
            <text:p>"C:\Program Files (x86)\Balabolka\cli\balcon.exe" -n "Microsoft Heera Mobile" -k -p 0 -v 100 -w "couldn't.mp3" -t "AAA couldn't"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reas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8]&amp;&quot;.mp3&quot;&quot; -t &quot;&quot;AAA &quot;&amp;[.B698]&amp;&quot;&quot;&quot;&quot;" office:value-type="string" office:string-value="&quot;C:\Program Files (x86)\Balabolka\cli\balcon.exe&quot; -n &quot;Microsoft Heera Mobile&quot; -k -p 0 -v 100 -w &quot;reason.mp3&quot; -t &quot;AAA reason&quot;">
            <text:p>"C:\Program Files (x86)\Balabolka\cli\balcon.exe" -n "Microsoft Heera Mobile" -k -p 0 -v 100 -w "reason.mp3" -t "AAA reason"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differ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699]&amp;&quot;.mp3&quot;&quot; -t &quot;&quot;AAA &quot;&amp;[.B699]&amp;&quot;&quot;&quot;&quot;" office:value-type="string" office:string-value="&quot;C:\Program Files (x86)\Balabolka\cli\balcon.exe&quot; -n &quot;Microsoft Heera Mobile&quot; -k -p 0 -v 100 -w &quot;difference.mp3&quot; -t &quot;AAA difference&quot;">
            <text:p>"C:\Program Files (x86)\Balabolka\cli\balcon.exe" -n "Microsoft Heera Mobile" -k -p 0 -v 100 -w "difference.mp3" -t "AAA difference"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te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0]&amp;&quot;.mp3&quot;&quot; -t &quot;&quot;AAA &quot;&amp;[.B700]&amp;&quot;&quot;&quot;&quot;" office:value-type="string" office:string-value="&quot;C:\Program Files (x86)\Balabolka\cli\balcon.exe&quot; -n &quot;Microsoft Heera Mobile&quot; -k -p 0 -v 100 -w &quot;tells.mp3&quot; -t &quot;AAA tells&quot;">
            <text:p>"C:\Program Files (x86)\Balabolka\cli\balcon.exe" -n "Microsoft Heera Mobile" -k -p 0 -v 100 -w "tells.mp3" -t "AAA tells"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mayb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1]&amp;&quot;.mp3&quot;&quot; -t &quot;&quot;AAA &quot;&amp;[.B701]&amp;&quot;&quot;&quot;&quot;" office:value-type="string" office:string-value="&quot;C:\Program Files (x86)\Balabolka\cli\balcon.exe&quot; -n &quot;Microsoft Heera Mobile&quot; -k -p 0 -v 100 -w &quot;maybe.mp3&quot; -t &quot;AAA maybe&quot;">
            <text:p>"C:\Program Files (x86)\Balabolka\cli\balcon.exe" -n "Microsoft Heera Mobile" -k -p 0 -v 100 -w "maybe.mp3" -t "AAA maybe"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lar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2]&amp;&quot;.mp3&quot;&quot; -t &quot;&quot;AAA &quot;&amp;[.B702]&amp;&quot;&quot;&quot;&quot;" office:value-type="string" office:string-value="&quot;C:\Program Files (x86)\Balabolka\cli\balcon.exe&quot; -n &quot;Microsoft Heera Mobile&quot; -k -p 0 -v 100 -w &quot;larger.mp3&quot; -t &quot;AAA larger&quot;">
            <text:p>"C:\Program Files (x86)\Balabolka\cli\balcon.exe" -n "Microsoft Heera Mobile" -k -p 0 -v 100 -w "larger.mp3" -t "AAA larger"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histo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3]&amp;&quot;.mp3&quot;&quot; -t &quot;&quot;AAA &quot;&amp;[.B703]&amp;&quot;&quot;&quot;&quot;" office:value-type="string" office:string-value="&quot;C:\Program Files (x86)\Balabolka\cli\balcon.exe&quot; -n &quot;Microsoft Heera Mobile&quot; -k -p 0 -v 100 -w &quot;history.mp3&quot; -t &quot;AAA history&quot;">
            <text:p>"C:\Program Files (x86)\Balabolka\cli\balcon.exe" -n "Microsoft Heera Mobile" -k -p 0 -v 100 -w "history.mp3" -t "AAA history"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mou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4]&amp;&quot;.mp3&quot;&quot; -t &quot;&quot;AAA &quot;&amp;[.B704]&amp;&quot;&quot;&quot;&quot;" office:value-type="string" office:string-value="&quot;C:\Program Files (x86)\Balabolka\cli\balcon.exe&quot; -n &quot;Microsoft Heera Mobile&quot; -k -p 0 -v 100 -w &quot;mouth.mp3&quot; -t &quot;AAA mouth&quot;">
            <text:p>"C:\Program Files (x86)\Balabolka\cli\balcon.exe" -n "Microsoft Heera Mobile" -k -p 0 -v 100 -w "mouth.mp3" -t "AAA mouth"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midd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5]&amp;&quot;.mp3&quot;&quot; -t &quot;&quot;AAA &quot;&amp;[.B705]&amp;&quot;&quot;&quot;&quot;" office:value-type="string" office:string-value="&quot;C:\Program Files (x86)\Balabolka\cli\balcon.exe&quot; -n &quot;Microsoft Heera Mobile&quot; -k -p 0 -v 100 -w &quot;middle.mp3&quot; -t &quot;AAA middle&quot;">
            <text:p>"C:\Program Files (x86)\Balabolka\cli\balcon.exe" -n "Microsoft Heera Mobile" -k -p 0 -v 100 -w "middle.mp3" -t "AAA middle"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te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6]&amp;&quot;.mp3&quot;&quot; -t &quot;&quot;AAA &quot;&amp;[.B706]&amp;&quot;&quot;&quot;&quot;" office:value-type="string" office:string-value="&quot;C:\Program Files (x86)\Balabolka\cli\balcon.exe&quot; -n &quot;Microsoft Heera Mobile&quot; -k -p 0 -v 100 -w &quot;step.mp3&quot; -t &quot;AAA step&quot;">
            <text:p>"C:\Program Files (x86)\Balabolka\cli\balcon.exe" -n "Microsoft Heera Mobile" -k -p 0 -v 100 -w "step.mp3" -t "AAA step"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thousa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7]&amp;&quot;.mp3&quot;&quot; -t &quot;&quot;AAA &quot;&amp;[.B707]&amp;&quot;&quot;&quot;&quot;" office:value-type="string" office:string-value="&quot;C:\Program Files (x86)\Balabolka\cli\balcon.exe&quot; -n &quot;Microsoft Heera Mobile&quot; -k -p 0 -v 100 -w &quot;thousands.mp3&quot; -t &quot;AAA thousands&quot;">
            <text:p>"C:\Program Files (x86)\Balabolka\cli\balcon.exe" -n "Microsoft Heera Mobile" -k -p 0 -v 100 -w "thousands.mp3" -t "AAA thousands"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te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8]&amp;&quot;.mp3&quot;&quot; -t &quot;&quot;AAA &quot;&amp;[.B708]&amp;&quot;&quot;&quot;&quot;" office:value-type="string" office:string-value="&quot;C:\Program Files (x86)\Balabolka\cli\balcon.exe&quot; -n &quot;Microsoft Heera Mobile&quot; -k -p 0 -v 100 -w &quot;steps.mp3&quot; -t &quot;AAA steps&quot;">
            <text:p>"C:\Program Files (x86)\Balabolka\cli\balcon.exe" -n "Microsoft Heera Mobile" -k -p 0 -v 100 -w "steps.mp3" -t "AAA steps"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c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09]&amp;&quot;.mp3&quot;&quot; -t &quot;&quot;AAA &quot;&amp;[.B709]&amp;&quot;&quot;&quot;&quot;" office:value-type="string" office:string-value="&quot;C:\Program Files (x86)\Balabolka\cli\balcon.exe&quot; -n &quot;Microsoft Heera Mobile&quot; -k -p 0 -v 100 -w &quot;cars.mp3&quot; -t &quot;AAA cars&quot;">
            <text:p>"C:\Program Files (x86)\Balabolka\cli\balcon.exe" -n "Microsoft Heera Mobile" -k -p 0 -v 100 -w "cars.mp3" -t "AAA cars"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chi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0]&amp;&quot;.mp3&quot;&quot; -t &quot;&quot;AAA &quot;&amp;[.B710]&amp;&quot;&quot;&quot;&quot;" office:value-type="string" office:string-value="&quot;C:\Program Files (x86)\Balabolka\cli\balcon.exe&quot; -n &quot;Microsoft Heera Mobile&quot; -k -p 0 -v 100 -w &quot;child.mp3&quot; -t &quot;AAA child&quot;">
            <text:p>"C:\Program Files (x86)\Balabolka\cli\balcon.exe" -n "Microsoft Heera Mobile" -k -p 0 -v 100 -w "child.mp3" -t "AAA child"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ope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1]&amp;&quot;.mp3&quot;&quot; -t &quot;&quot;AAA &quot;&amp;[.B711]&amp;&quot;&quot;&quot;&quot;" office:value-type="string" office:string-value="&quot;C:\Program Files (x86)\Balabolka\cli\balcon.exe&quot; -n &quot;Microsoft Heera Mobile&quot; -k -p 0 -v 100 -w &quot;opened.mp3&quot; -t &quot;AAA opened&quot;">
            <text:p>"C:\Program Files (x86)\Balabolka\cli\balcon.exe" -n "Microsoft Heera Mobile" -k -p 0 -v 100 -w "opened.mp3" -t "AAA opened"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thin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2]&amp;&quot;.mp3&quot;&quot; -t &quot;&quot;AAA &quot;&amp;[.B712]&amp;&quot;&quot;&quot;&quot;" office:value-type="string" office:string-value="&quot;C:\Program Files (x86)\Balabolka\cli\balcon.exe&quot; -n &quot;Microsoft Heera Mobile&quot; -k -p 0 -v 100 -w &quot;thinking.mp3&quot; -t &quot;AAA thinking&quot;">
            <text:p>"C:\Program Files (x86)\Balabolka\cli\balcon.exe" -n "Microsoft Heera Mobile" -k -p 0 -v 100 -w "thinking.mp3" -t "AAA thinking"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tran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3]&amp;&quot;.mp3&quot;&quot; -t &quot;&quot;AAA &quot;&amp;[.B713]&amp;&quot;&quot;&quot;&quot;" office:value-type="string" office:string-value="&quot;C:\Program Files (x86)\Balabolka\cli\balcon.exe&quot; -n &quot;Microsoft Heera Mobile&quot; -k -p 0 -v 100 -w &quot;strange.mp3&quot; -t &quot;AAA strange&quot;">
            <text:p>"C:\Program Files (x86)\Balabolka\cli\balcon.exe" -n "Microsoft Heera Mobile" -k -p 0 -v 100 -w "strange.mp3" -t "AAA strange"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eg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4]&amp;&quot;.mp3&quot;&quot; -t &quot;&quot;AAA &quot;&amp;[.B714]&amp;&quot;&quot;&quot;&quot;" office:value-type="string" office:string-value="&quot;C:\Program Files (x86)\Balabolka\cli\balcon.exe&quot; -n &quot;Microsoft Heera Mobile&quot; -k -p 0 -v 100 -w &quot;eggs.mp3&quot; -t &quot;AAA eggs&quot;">
            <text:p>"C:\Program Files (x86)\Balabolka\cli\balcon.exe" -n "Microsoft Heera Mobile" -k -p 0 -v 100 -w "eggs.mp3" -t "AAA eggs"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wi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5]&amp;&quot;.mp3&quot;&quot; -t &quot;&quot;AAA &quot;&amp;[.B715]&amp;&quot;&quot;&quot;&quot;" office:value-type="string" office:string-value="&quot;C:\Program Files (x86)\Balabolka\cli\balcon.exe&quot; -n &quot;Microsoft Heera Mobile&quot; -k -p 0 -v 100 -w &quot;wish.mp3&quot; -t &quot;AAA wish&quot;">
            <text:p>"C:\Program Files (x86)\Balabolka\cli\balcon.exe" -n "Microsoft Heera Mobile" -k -p 0 -v 100 -w "wish.mp3" -t "AAA wish"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o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6]&amp;&quot;.mp3&quot;&quot; -t &quot;&quot;AAA &quot;&amp;[.B716]&amp;&quot;&quot;&quot;&quot;" office:value-type="string" office:string-value="&quot;C:\Program Files (x86)\Balabolka\cli\balcon.exe&quot; -n &quot;Microsoft Heera Mobile&quot; -k -p 0 -v 100 -w &quot;soil.mp3&quot; -t &quot;AAA soil&quot;">
            <text:p>"C:\Program Files (x86)\Balabolka\cli\balcon.exe" -n "Microsoft Heera Mobile" -k -p 0 -v 100 -w "soil.mp3" -t "AAA soil"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hum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7]&amp;&quot;.mp3&quot;&quot; -t &quot;&quot;AAA &quot;&amp;[.B717]&amp;&quot;&quot;&quot;&quot;" office:value-type="string" office:string-value="&quot;C:\Program Files (x86)\Balabolka\cli\balcon.exe&quot; -n &quot;Microsoft Heera Mobile&quot; -k -p 0 -v 100 -w &quot;human.mp3&quot; -t &quot;AAA human&quot;">
            <text:p>"C:\Program Files (x86)\Balabolka\cli\balcon.exe" -n "Microsoft Heera Mobile" -k -p 0 -v 100 -w "human.mp3" -t "AAA human"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tri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8]&amp;&quot;.mp3&quot;&quot; -t &quot;&quot;AAA &quot;&amp;[.B718]&amp;&quot;&quot;&quot;&quot;" office:value-type="string" office:string-value="&quot;C:\Program Files (x86)\Balabolka\cli\balcon.exe&quot; -n &quot;Microsoft Heera Mobile&quot; -k -p 0 -v 100 -w &quot;trip.mp3&quot; -t &quot;AAA trip&quot;">
            <text:p>"C:\Program Files (x86)\Balabolka\cli\balcon.exe" -n "Microsoft Heera Mobile" -k -p 0 -v 100 -w "trip.mp3" -t "AAA trip"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wom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19]&amp;&quot;.mp3&quot;&quot; -t &quot;&quot;AAA &quot;&amp;[.B719]&amp;&quot;&quot;&quot;&quot;" office:value-type="string" office:string-value="&quot;C:\Program Files (x86)\Balabolka\cli\balcon.exe&quot; -n &quot;Microsoft Heera Mobile&quot; -k -p 0 -v 100 -w &quot;woman.mp3&quot; -t &quot;AAA woman&quot;">
            <text:p>"C:\Program Files (x86)\Balabolka\cli\balcon.exe" -n "Microsoft Heera Mobile" -k -p 0 -v 100 -w "woman.mp3" -t "AAA woman"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ey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0]&amp;&quot;.mp3&quot;&quot; -t &quot;&quot;AAA &quot;&amp;[.B720]&amp;&quot;&quot;&quot;&quot;" office:value-type="string" office:string-value="&quot;C:\Program Files (x86)\Balabolka\cli\balcon.exe&quot; -n &quot;Microsoft Heera Mobile&quot; -k -p 0 -v 100 -w &quot;eye.mp3&quot; -t &quot;AAA eye&quot;">
            <text:p>"C:\Program Files (x86)\Balabolka\cli\balcon.exe" -n "Microsoft Heera Mobile" -k -p 0 -v 100 -w "eye.mp3" -t "AAA eye"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mil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1]&amp;&quot;.mp3&quot;&quot; -t &quot;&quot;AAA &quot;&amp;[.B721]&amp;&quot;&quot;&quot;&quot;" office:value-type="string" office:string-value="&quot;C:\Program Files (x86)\Balabolka\cli\balcon.exe&quot; -n &quot;Microsoft Heera Mobile&quot; -k -p 0 -v 100 -w &quot;milk.mp3&quot; -t &quot;AAA milk&quot;">
            <text:p>"C:\Program Files (x86)\Balabolka\cli\balcon.exe" -n "Microsoft Heera Mobile" -k -p 0 -v 100 -w "milk.mp3" -t "AAA milk"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cho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2]&amp;&quot;.mp3&quot;&quot; -t &quot;&quot;AAA &quot;&amp;[.B722]&amp;&quot;&quot;&quot;&quot;" office:value-type="string" office:string-value="&quot;C:\Program Files (x86)\Balabolka\cli\balcon.exe&quot; -n &quot;Microsoft Heera Mobile&quot; -k -p 0 -v 100 -w &quot;choose.mp3&quot; -t &quot;AAA choose&quot;">
            <text:p>"C:\Program Files (x86)\Balabolka\cli\balcon.exe" -n "Microsoft Heera Mobile" -k -p 0 -v 100 -w "choose.mp3" -t "AAA choose"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nor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3]&amp;&quot;.mp3&quot;&quot; -t &quot;&quot;AAA &quot;&amp;[.B723]&amp;&quot;&quot;&quot;&quot;" office:value-type="string" office:string-value="&quot;C:\Program Files (x86)\Balabolka\cli\balcon.exe&quot; -n &quot;Microsoft Heera Mobile&quot; -k -p 0 -v 100 -w &quot;north.mp3&quot; -t &quot;AAA north&quot;">
            <text:p>"C:\Program Files (x86)\Balabolka\cli\balcon.exe" -n "Microsoft Heera Mobile" -k -p 0 -v 100 -w "north.mp3" -t "AAA north"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discov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4]&amp;&quot;.mp3&quot;&quot; -t &quot;&quot;AAA &quot;&amp;[.B724]&amp;&quot;&quot;&quot;&quot;" office:value-type="string" office:string-value="&quot;C:\Program Files (x86)\Balabolka\cli\balcon.exe&quot; -n &quot;Microsoft Heera Mobile&quot; -k -p 0 -v 100 -w &quot;discovered.mp3&quot; -t &quot;AAA discovered&quot;">
            <text:p>"C:\Program Files (x86)\Balabolka\cli\balcon.exe" -n "Microsoft Heera Mobile" -k -p 0 -v 100 -w "discovered.mp3" -t "AAA discovered"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hou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5]&amp;&quot;.mp3&quot;&quot; -t &quot;&quot;AAA &quot;&amp;[.B725]&amp;&quot;&quot;&quot;&quot;" office:value-type="string" office:string-value="&quot;C:\Program Files (x86)\Balabolka\cli\balcon.exe&quot; -n &quot;Microsoft Heera Mobile&quot; -k -p 0 -v 100 -w &quot;houses.mp3&quot; -t &quot;AAA houses&quot;">
            <text:p>"C:\Program Files (x86)\Balabolka\cli\balcon.exe" -n "Microsoft Heera Mobile" -k -p 0 -v 100 -w "houses.mp3" -t "AAA houses"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ev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6]&amp;&quot;.mp3&quot;&quot; -t &quot;&quot;AAA &quot;&amp;[.B726]&amp;&quot;&quot;&quot;&quot;" office:value-type="string" office:string-value="&quot;C:\Program Files (x86)\Balabolka\cli\balcon.exe&quot; -n &quot;Microsoft Heera Mobile&quot; -k -p 0 -v 100 -w &quot;seven.mp3&quot; -t &quot;AAA seven&quot;">
            <text:p>"C:\Program Files (x86)\Balabolka\cli\balcon.exe" -n "Microsoft Heera Mobile" -k -p 0 -v 100 -w "seven.mp3" -t "AAA seven"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easi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7]&amp;&quot;.mp3&quot;&quot; -t &quot;&quot;AAA &quot;&amp;[.B727]&amp;&quot;&quot;&quot;&quot;" office:value-type="string" office:string-value="&quot;C:\Program Files (x86)\Balabolka\cli\balcon.exe&quot; -n &quot;Microsoft Heera Mobile&quot; -k -p 0 -v 100 -w &quot;easily.mp3&quot; -t &quot;AAA easily&quot;">
            <text:p>"C:\Program Files (x86)\Balabolka\cli\balcon.exe" -n "Microsoft Heera Mobile" -k -p 0 -v 100 -w "easily.mp3" -t "AAA easily"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fam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8]&amp;&quot;.mp3&quot;&quot; -t &quot;&quot;AAA &quot;&amp;[.B728]&amp;&quot;&quot;&quot;&quot;" office:value-type="string" office:string-value="&quot;C:\Program Files (x86)\Balabolka\cli\balcon.exe&quot; -n &quot;Microsoft Heera Mobile&quot; -k -p 0 -v 100 -w &quot;famous.mp3&quot; -t &quot;AAA famous&quot;">
            <text:p>"C:\Program Files (x86)\Balabolka\cli\balcon.exe" -n "Microsoft Heera Mobile" -k -p 0 -v 100 -w "famous.mp3" -t "AAA famous"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pag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29]&amp;&quot;.mp3&quot;&quot; -t &quot;&quot;AAA &quot;&amp;[.B729]&amp;&quot;&quot;&quot;&quot;" office:value-type="string" office:string-value="&quot;C:\Program Files (x86)\Balabolka\cli\balcon.exe&quot; -n &quot;Microsoft Heera Mobile&quot; -k -p 0 -v 100 -w &quot;pages.mp3&quot; -t &quot;AAA pages&quot;">
            <text:p>"C:\Program Files (x86)\Balabolka\cli\balcon.exe" -n "Microsoft Heera Mobile" -k -p 0 -v 100 -w "pages.mp3" -t "AAA pages"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l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0]&amp;&quot;.mp3&quot;&quot; -t &quot;&quot;AAA &quot;&amp;[.B730]&amp;&quot;&quot;&quot;&quot;" office:value-type="string" office:string-value="&quot;C:\Program Files (x86)\Balabolka\cli\balcon.exe&quot; -n &quot;Microsoft Heera Mobile&quot; -k -p 0 -v 100 -w &quot;late.mp3&quot; -t &quot;AAA late&quot;">
            <text:p>"C:\Program Files (x86)\Balabolka\cli\balcon.exe" -n "Microsoft Heera Mobile" -k -p 0 -v 100 -w "late.mp3" -t "AAA late"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roc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1]&amp;&quot;.mp3&quot;&quot; -t &quot;&quot;AAA &quot;&amp;[.B731]&amp;&quot;&quot;&quot;&quot;" office:value-type="string" office:string-value="&quot;C:\Program Files (x86)\Balabolka\cli\balcon.exe&quot; -n &quot;Microsoft Heera Mobile&quot; -k -p 0 -v 100 -w &quot;rocks.mp3&quot; -t &quot;AAA rocks&quot;">
            <text:p>"C:\Program Files (x86)\Balabolka\cli\balcon.exe" -n "Microsoft Heera Mobile" -k -p 0 -v 100 -w "rocks.mp3" -t "AAA rocks"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flow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2]&amp;&quot;.mp3&quot;&quot; -t &quot;&quot;AAA &quot;&amp;[.B732]&amp;&quot;&quot;&quot;&quot;" office:value-type="string" office:string-value="&quot;C:\Program Files (x86)\Balabolka\cli\balcon.exe&quot; -n &quot;Microsoft Heera Mobile&quot; -k -p 0 -v 100 -w &quot;flowers.mp3&quot; -t &quot;AAA flowers&quot;">
            <text:p>"C:\Program Files (x86)\Balabolka\cli\balcon.exe" -n "Microsoft Heera Mobile" -k -p 0 -v 100 -w "flowers.mp3" -t "AAA flowers"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p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3]&amp;&quot;.mp3&quot;&quot; -t &quot;&quot;AAA &quot;&amp;[.B733]&amp;&quot;&quot;&quot;&quot;" office:value-type="string" office:string-value="&quot;C:\Program Files (x86)\Balabolka\cli\balcon.exe&quot; -n &quot;Microsoft Heera Mobile&quot; -k -p 0 -v 100 -w &quot;pay.mp3&quot; -t &quot;AAA pay&quot;">
            <text:p>"C:\Program Files (x86)\Balabolka\cli\balcon.exe" -n "Microsoft Heera Mobile" -k -p 0 -v 100 -w "pay.mp3" -t "AAA pay"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lee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4]&amp;&quot;.mp3&quot;&quot; -t &quot;&quot;AAA &quot;&amp;[.B734]&amp;&quot;&quot;&quot;&quot;" office:value-type="string" office:string-value="&quot;C:\Program Files (x86)\Balabolka\cli\balcon.exe&quot; -n &quot;Microsoft Heera Mobile&quot; -k -p 0 -v 100 -w &quot;sleep.mp3&quot; -t &quot;AAA sleep&quot;">
            <text:p>"C:\Program Files (x86)\Balabolka\cli\balcon.exe" -n "Microsoft Heera Mobile" -k -p 0 -v 100 -w "sleep.mp3" -t "AAA sleep"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ir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5]&amp;&quot;.mp3&quot;&quot; -t &quot;&quot;AAA &quot;&amp;[.B735]&amp;&quot;&quot;&quot;&quot;" office:value-type="string" office:string-value="&quot;C:\Program Files (x86)\Balabolka\cli\balcon.exe&quot; -n &quot;Microsoft Heera Mobile&quot; -k -p 0 -v 100 -w &quot;iron.mp3&quot; -t &quot;AAA iron&quot;">
            <text:p>"C:\Program Files (x86)\Balabolka\cli\balcon.exe" -n "Microsoft Heera Mobile" -k -p 0 -v 100 -w "iron.mp3" -t "AAA iron"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trou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6]&amp;&quot;.mp3&quot;&quot; -t &quot;&quot;AAA &quot;&amp;[.B736]&amp;&quot;&quot;&quot;&quot;" office:value-type="string" office:string-value="&quot;C:\Program Files (x86)\Balabolka\cli\balcon.exe&quot; -n &quot;Microsoft Heera Mobile&quot; -k -p 0 -v 100 -w &quot;trouble.mp3&quot; -t &quot;AAA trouble&quot;">
            <text:p>"C:\Program Files (x86)\Balabolka\cli\balcon.exe" -n "Microsoft Heera Mobile" -k -p 0 -v 100 -w "trouble.mp3" -t "AAA trouble"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t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7]&amp;&quot;.mp3&quot;&quot; -t &quot;&quot;AAA &quot;&amp;[.B737]&amp;&quot;&quot;&quot;&quot;" office:value-type="string" office:string-value="&quot;C:\Program Files (x86)\Balabolka\cli\balcon.exe&quot; -n &quot;Microsoft Heera Mobile&quot; -k -p 0 -v 100 -w &quot;store.mp3&quot; -t &quot;AAA store&quot;">
            <text:p>"C:\Program Files (x86)\Balabolka\cli\balcon.exe" -n "Microsoft Heera Mobile" -k -p 0 -v 100 -w "store.mp3" -t "AAA store"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bes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8]&amp;&quot;.mp3&quot;&quot; -t &quot;&quot;AAA &quot;&amp;[.B738]&amp;&quot;&quot;&quot;&quot;" office:value-type="string" office:string-value="&quot;C:\Program Files (x86)\Balabolka\cli\balcon.exe&quot; -n &quot;Microsoft Heera Mobile&quot; -k -p 0 -v 100 -w &quot;beside.mp3&quot; -t &quot;AAA beside&quot;">
            <text:p>"C:\Program Files (x86)\Balabolka\cli\balcon.exe" -n "Microsoft Heera Mobile" -k -p 0 -v 100 -w "beside.mp3" -t "AAA beside"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o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39]&amp;&quot;.mp3&quot;&quot; -t &quot;&quot;AAA &quot;&amp;[.B739]&amp;&quot;&quot;&quot;&quot;" office:value-type="string" office:string-value="&quot;C:\Program Files (x86)\Balabolka\cli\balcon.exe&quot; -n &quot;Microsoft Heera Mobile&quot; -k -p 0 -v 100 -w &quot;oil.mp3&quot; -t &quot;AAA oil&quot;">
            <text:p>"C:\Program Files (x86)\Balabolka\cli\balcon.exe" -n "Microsoft Heera Mobile" -k -p 0 -v 100 -w "oil.mp3" -t "AAA oil"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mode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0]&amp;&quot;.mp3&quot;&quot; -t &quot;&quot;AAA &quot;&amp;[.B740]&amp;&quot;&quot;&quot;&quot;" office:value-type="string" office:string-value="&quot;C:\Program Files (x86)\Balabolka\cli\balcon.exe&quot; -n &quot;Microsoft Heera Mobile&quot; -k -p 0 -v 100 -w &quot;modern.mp3&quot; -t &quot;AAA modern&quot;">
            <text:p>"C:\Program Files (x86)\Balabolka\cli\balcon.exe" -n "Microsoft Heera Mobile" -k -p 0 -v 100 -w "modern.mp3" -t "AAA modern"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fil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1]&amp;&quot;.mp3&quot;&quot; -t &quot;&quot;AAA &quot;&amp;[.B741]&amp;&quot;&quot;&quot;&quot;" office:value-type="string" office:string-value="&quot;C:\Program Files (x86)\Balabolka\cli\balcon.exe&quot; -n &quot;Microsoft Heera Mobile&quot; -k -p 0 -v 100 -w &quot;filled.mp3&quot; -t &quot;AAA filled&quot;">
            <text:p>"C:\Program Files (x86)\Balabolka\cli\balcon.exe" -n "Microsoft Heera Mobile" -k -p 0 -v 100 -w "filled.mp3" -t "AAA filled"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fu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2]&amp;&quot;.mp3&quot;&quot; -t &quot;&quot;AAA &quot;&amp;[.B742]&amp;&quot;&quot;&quot;&quot;" office:value-type="string" office:string-value="&quot;C:\Program Files (x86)\Balabolka\cli\balcon.exe&quot; -n &quot;Microsoft Heera Mobile&quot; -k -p 0 -v 100 -w &quot;fun.mp3&quot; -t &quot;AAA fun&quot;">
            <text:p>"C:\Program Files (x86)\Balabolka\cli\balcon.exe" -n "Microsoft Heera Mobile" -k -p 0 -v 100 -w "fun.mp3" -t "AAA fun"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cat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3]&amp;&quot;.mp3&quot;&quot; -t &quot;&quot;AAA &quot;&amp;[.B743]&amp;&quot;&quot;&quot;&quot;" office:value-type="string" office:string-value="&quot;C:\Program Files (x86)\Balabolka\cli\balcon.exe&quot; -n &quot;Microsoft Heera Mobile&quot; -k -p 0 -v 100 -w &quot;catch.mp3&quot; -t &quot;AAA catch&quot;">
            <text:p>"C:\Program Files (x86)\Balabolka\cli\balcon.exe" -n "Microsoft Heera Mobile" -k -p 0 -v 100 -w "catch.mp3" -t "AAA catch"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grow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4]&amp;&quot;.mp3&quot;&quot; -t &quot;&quot;AAA &quot;&amp;[.B744]&amp;&quot;&quot;&quot;&quot;" office:value-type="string" office:string-value="&quot;C:\Program Files (x86)\Balabolka\cli\balcon.exe&quot; -n &quot;Microsoft Heera Mobile&quot; -k -p 0 -v 100 -w &quot;growing.mp3&quot; -t &quot;AAA growing&quot;">
            <text:p>"C:\Program Files (x86)\Balabolka\cli\balcon.exe" -n "Microsoft Heera Mobile" -k -p 0 -v 100 -w "growing.mp3" -t "AAA growing"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busin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5]&amp;&quot;.mp3&quot;&quot; -t &quot;&quot;AAA &quot;&amp;[.B745]&amp;&quot;&quot;&quot;&quot;" office:value-type="string" office:string-value="&quot;C:\Program Files (x86)\Balabolka\cli\balcon.exe&quot; -n &quot;Microsoft Heera Mobile&quot; -k -p 0 -v 100 -w &quot;business.mp3&quot; -t &quot;AAA business&quot;">
            <text:p>"C:\Program Files (x86)\Balabolka\cli\balcon.exe" -n "Microsoft Heera Mobile" -k -p 0 -v 100 -w "business.mp3" -t "AAA business"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countr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6]&amp;&quot;.mp3&quot;&quot; -t &quot;&quot;AAA &quot;&amp;[.B746]&amp;&quot;&quot;&quot;&quot;" office:value-type="string" office:string-value="&quot;C:\Program Files (x86)\Balabolka\cli\balcon.exe&quot; -n &quot;Microsoft Heera Mobile&quot; -k -p 0 -v 100 -w &quot;countries.mp3&quot; -t &quot;AAA countries&quot;">
            <text:p>"C:\Program Files (x86)\Balabolka\cli\balcon.exe" -n "Microsoft Heera Mobile" -k -p 0 -v 100 -w "countries.mp3" -t "AAA countries"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hel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7]&amp;&quot;.mp3&quot;&quot; -t &quot;&quot;AAA &quot;&amp;[.B747]&amp;&quot;&quot;&quot;&quot;" office:value-type="string" office:string-value="&quot;C:\Program Files (x86)\Balabolka\cli\balcon.exe&quot; -n &quot;Microsoft Heera Mobile&quot; -k -p 0 -v 100 -w &quot;helped.mp3&quot; -t &quot;AAA helped&quot;">
            <text:p>"C:\Program Files (x86)\Balabolka\cli\balcon.exe" -n "Microsoft Heera Mobile" -k -p 0 -v 100 -w "helped.mp3" -t "AAA helped"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giv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8]&amp;&quot;.mp3&quot;&quot; -t &quot;&quot;AAA &quot;&amp;[.B748]&amp;&quot;&quot;&quot;&quot;" office:value-type="string" office:string-value="&quot;C:\Program Files (x86)\Balabolka\cli\balcon.exe&quot; -n &quot;Microsoft Heera Mobile&quot; -k -p 0 -v 100 -w &quot;gives.mp3&quot; -t &quot;AAA gives&quot;">
            <text:p>"C:\Program Files (x86)\Balabolka\cli\balcon.exe" -n "Microsoft Heera Mobile" -k -p 0 -v 100 -w "gives.mp3" -t "AAA gives"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exac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49]&amp;&quot;.mp3&quot;&quot; -t &quot;&quot;AAA &quot;&amp;[.B749]&amp;&quot;&quot;&quot;&quot;" office:value-type="string" office:string-value="&quot;C:\Program Files (x86)\Balabolka\cli\balcon.exe&quot; -n &quot;Microsoft Heera Mobile&quot; -k -p 0 -v 100 -w &quot;exactly.mp3&quot; -t &quot;AAA exactly&quot;">
            <text:p>"C:\Program Files (x86)\Balabolka\cli\balcon.exe" -n "Microsoft Heera Mobile" -k -p 0 -v 100 -w "exactly.mp3" -t "AAA exactly"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carg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0]&amp;&quot;.mp3&quot;&quot; -t &quot;&quot;AAA &quot;&amp;[.B750]&amp;&quot;&quot;&quot;&quot;" office:value-type="string" office:string-value="&quot;C:\Program Files (x86)\Balabolka\cli\balcon.exe&quot; -n &quot;Microsoft Heera Mobile&quot; -k -p 0 -v 100 -w &quot;cargo.mp3&quot; -t &quot;AAA cargo&quot;">
            <text:p>"C:\Program Files (x86)\Balabolka\cli\balcon.exe" -n "Microsoft Heera Mobile" -k -p 0 -v 100 -w "cargo.mp3" -t "AAA cargo"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1]&amp;&quot;.mp3&quot;&quot; -t &quot;&quot;AAA &quot;&amp;[.B751]&amp;&quot;&quot;&quot;&quot;" office:value-type="string" office:string-value="&quot;C:\Program Files (x86)\Balabolka\cli\balcon.exe&quot; -n &quot;Microsoft Heera Mobile&quot; -k -p 0 -v 100 -w &quot;King.mp3&quot; -t &quot;AAA King&quot;">
            <text:p>"C:\Program Files (x86)\Balabolka\cli\balcon.exe" -n "Microsoft Heera Mobile" -k -p 0 -v 100 -w "King.mp3" -t "AAA King"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rea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2]&amp;&quot;.mp3&quot;&quot; -t &quot;&quot;AAA &quot;&amp;[.B752]&amp;&quot;&quot;&quot;&quot;" office:value-type="string" office:string-value="&quot;C:\Program Files (x86)\Balabolka\cli\balcon.exe&quot; -n &quot;Microsoft Heera Mobile&quot; -k -p 0 -v 100 -w &quot;reach.mp3&quot; -t &quot;AAA reach&quot;">
            <text:p>"C:\Program Files (x86)\Balabolka\cli\balcon.exe" -n "Microsoft Heera Mobile" -k -p 0 -v 100 -w "reach.mp3" -t "AAA reach"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l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3]&amp;&quot;.mp3&quot;&quot; -t &quot;&quot;AAA &quot;&amp;[.B753]&amp;&quot;&quot;&quot;&quot;" office:value-type="string" office:string-value="&quot;C:\Program Files (x86)\Balabolka\cli\balcon.exe&quot; -n &quot;Microsoft Heera Mobile&quot; -k -p 0 -v 100 -w &quot;lot.mp3&quot; -t &quot;AAA lot&quot;">
            <text:p>"C:\Program Files (x86)\Balabolka\cli\balcon.exe" -n "Microsoft Heera Mobile" -k -p 0 -v 100 -w "lot.mp3" -t "AAA lot"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wo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4]&amp;&quot;.mp3&quot;&quot; -t &quot;&quot;AAA &quot;&amp;[.B754]&amp;&quot;&quot;&quot;&quot;" office:value-type="string" office:string-value="&quot;C:\Program Files (x86)\Balabolka\cli\balcon.exe&quot; -n &quot;Microsoft Heera Mobile&quot; -k -p 0 -v 100 -w &quot;won't.mp3&quot; -t &quot;AAA won't&quot;">
            <text:p>"C:\Program Files (x86)\Balabolka\cli\balcon.exe" -n "Microsoft Heera Mobile" -k -p 0 -v 100 -w "won't.mp3" -t "AAA won't"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answ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5]&amp;&quot;.mp3&quot;&quot; -t &quot;&quot;AAA &quot;&amp;[.B755]&amp;&quot;&quot;&quot;&quot;" office:value-type="string" office:string-value="&quot;C:\Program Files (x86)\Balabolka\cli\balcon.exe&quot; -n &quot;Microsoft Heera Mobile&quot; -k -p 0 -v 100 -w &quot;answered.mp3&quot; -t &quot;AAA answered&quot;">
            <text:p>"C:\Program Files (x86)\Balabolka\cli\balcon.exe" -n "Microsoft Heera Mobile" -k -p 0 -v 100 -w "answered.mp3" -t "AAA answered"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ca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6]&amp;&quot;.mp3&quot;&quot; -t &quot;&quot;AAA &quot;&amp;[.B756]&amp;&quot;&quot;&quot;&quot;" office:value-type="string" office:string-value="&quot;C:\Program Files (x86)\Balabolka\cli\balcon.exe&quot; -n &quot;Microsoft Heera Mobile&quot; -k -p 0 -v 100 -w &quot;case.mp3&quot; -t &quot;AAA case&quot;">
            <text:p>"C:\Program Files (x86)\Balabolka\cli\balcon.exe" -n "Microsoft Heera Mobile" -k -p 0 -v 100 -w "case.mp3" -t "AAA case"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pea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7]&amp;&quot;.mp3&quot;&quot; -t &quot;&quot;AAA &quot;&amp;[.B757]&amp;&quot;&quot;&quot;&quot;" office:value-type="string" office:string-value="&quot;C:\Program Files (x86)\Balabolka\cli\balcon.exe&quot; -n &quot;Microsoft Heera Mobile&quot; -k -p 0 -v 100 -w &quot;speak.mp3&quot; -t &quot;AAA speak&quot;">
            <text:p>"C:\Program Files (x86)\Balabolka\cli\balcon.exe" -n "Microsoft Heera Mobile" -k -p 0 -v 100 -w "speak.mp3" -t "AAA speak"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ha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8]&amp;&quot;.mp3&quot;&quot; -t &quot;&quot;AAA &quot;&amp;[.B758]&amp;&quot;&quot;&quot;&quot;" office:value-type="string" office:string-value="&quot;C:\Program Files (x86)\Balabolka\cli\balcon.exe&quot; -n &quot;Microsoft Heera Mobile&quot; -k -p 0 -v 100 -w &quot;shape.mp3&quot; -t &quot;AAA shape&quot;">
            <text:p>"C:\Program Files (x86)\Balabolka\cli\balcon.exe" -n "Microsoft Heera Mobile" -k -p 0 -v 100 -w "shape.mp3" -t "AAA shape"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e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59]&amp;&quot;.mp3&quot;&quot; -t &quot;&quot;AAA &quot;&amp;[.B759]&amp;&quot;&quot;&quot;&quot;" office:value-type="string" office:string-value="&quot;C:\Program Files (x86)\Balabolka\cli\balcon.exe&quot; -n &quot;Microsoft Heera Mobile&quot; -k -p 0 -v 100 -w &quot;eight.mp3&quot; -t &quot;AAA eight&quot;">
            <text:p>"C:\Program Files (x86)\Balabolka\cli\balcon.exe" -n "Microsoft Heera Mobile" -k -p 0 -v 100 -w "eight.mp3" -t "AAA eight"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ed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0]&amp;&quot;.mp3&quot;&quot; -t &quot;&quot;AAA &quot;&amp;[.B760]&amp;&quot;&quot;&quot;&quot;" office:value-type="string" office:string-value="&quot;C:\Program Files (x86)\Balabolka\cli\balcon.exe&quot; -n &quot;Microsoft Heera Mobile&quot; -k -p 0 -v 100 -w &quot;edge.mp3&quot; -t &quot;AAA edge&quot;">
            <text:p>"C:\Program Files (x86)\Balabolka\cli\balcon.exe" -n "Microsoft Heera Mobile" -k -p 0 -v 100 -w "edge.mp3" -t "AAA edge"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ee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1]&amp;&quot;.mp3&quot;&quot; -t &quot;&quot;AAA &quot;&amp;[.B761]&amp;&quot;&quot;&quot;&quot;" office:value-type="string" office:string-value="&quot;C:\Program Files (x86)\Balabolka\cli\balcon.exe&quot; -n &quot;Microsoft Heera Mobile&quot; -k -p 0 -v 100 -w &quot;seems.mp3&quot; -t &quot;AAA seems&quot;">
            <text:p>"C:\Program Files (x86)\Balabolka\cli\balcon.exe" -n "Microsoft Heera Mobile" -k -p 0 -v 100 -w "seems.mp3" -t "AAA seems"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of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2]&amp;&quot;.mp3&quot;&quot; -t &quot;&quot;AAA &quot;&amp;[.B762]&amp;&quot;&quot;&quot;&quot;" office:value-type="string" office:string-value="&quot;C:\Program Files (x86)\Balabolka\cli\balcon.exe&quot; -n &quot;Microsoft Heera Mobile&quot; -k -p 0 -v 100 -w &quot;soft.mp3&quot; -t &quot;AAA soft&quot;">
            <text:p>"C:\Program Files (x86)\Balabolka\cli\balcon.exe" -n "Microsoft Heera Mobile" -k -p 0 -v 100 -w "soft.mp3" -t "AAA soft"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interes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3]&amp;&quot;.mp3&quot;&quot; -t &quot;&quot;AAA &quot;&amp;[.B763]&amp;&quot;&quot;&quot;&quot;" office:value-type="string" office:string-value="&quot;C:\Program Files (x86)\Balabolka\cli\balcon.exe&quot; -n &quot;Microsoft Heera Mobile&quot; -k -p 0 -v 100 -w &quot;interesting.mp3&quot; -t &quot;AAA interesting&quot;">
            <text:p>"C:\Program Files (x86)\Balabolka\cli\balcon.exe" -n "Microsoft Heera Mobile" -k -p 0 -v 100 -w "interesting.mp3" -t "AAA interesting"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watc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4]&amp;&quot;.mp3&quot;&quot; -t &quot;&quot;AAA &quot;&amp;[.B764]&amp;&quot;&quot;&quot;&quot;" office:value-type="string" office:string-value="&quot;C:\Program Files (x86)\Balabolka\cli\balcon.exe&quot; -n &quot;Microsoft Heera Mobile&quot; -k -p 0 -v 100 -w &quot;watched.mp3&quot; -t &quot;AAA watched&quot;">
            <text:p>"C:\Program Files (x86)\Balabolka\cli\balcon.exe" -n "Microsoft Heera Mobile" -k -p 0 -v 100 -w "watched.mp3" -t "AAA watched"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form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5]&amp;&quot;.mp3&quot;&quot; -t &quot;&quot;AAA &quot;&amp;[.B765]&amp;&quot;&quot;&quot;&quot;" office:value-type="string" office:string-value="&quot;C:\Program Files (x86)\Balabolka\cli\balcon.exe&quot; -n &quot;Microsoft Heera Mobile&quot; -k -p 0 -v 100 -w &quot;formed.mp3&quot; -t &quot;AAA formed&quot;">
            <text:p>"C:\Program Files (x86)\Balabolka\cli\balcon.exe" -n "Microsoft Heera Mobile" -k -p 0 -v 100 -w "formed.mp3" -t "AAA formed"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tor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6]&amp;&quot;.mp3&quot;&quot; -t &quot;&quot;AAA &quot;&amp;[.B766]&amp;&quot;&quot;&quot;&quot;" office:value-type="string" office:string-value="&quot;C:\Program Files (x86)\Balabolka\cli\balcon.exe&quot; -n &quot;Microsoft Heera Mobile&quot; -k -p 0 -v 100 -w &quot;stories.mp3&quot; -t &quot;AAA stories&quot;">
            <text:p>"C:\Program Files (x86)\Balabolka\cli\balcon.exe" -n "Microsoft Heera Mobile" -k -p 0 -v 100 -w "stories.mp3" -t "AAA stories"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vill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7]&amp;&quot;.mp3&quot;&quot; -t &quot;&quot;AAA &quot;&amp;[.B767]&amp;&quot;&quot;&quot;&quot;" office:value-type="string" office:string-value="&quot;C:\Program Files (x86)\Balabolka\cli\balcon.exe&quot; -n &quot;Microsoft Heera Mobile&quot; -k -p 0 -v 100 -w &quot;village.mp3&quot; -t &quot;AAA village&quot;">
            <text:p>"C:\Program Files (x86)\Balabolka\cli\balcon.exe" -n "Microsoft Heera Mobile" -k -p 0 -v 100 -w "village.mp3" -t "AAA village"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obj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8]&amp;&quot;.mp3&quot;&quot; -t &quot;&quot;AAA &quot;&amp;[.B768]&amp;&quot;&quot;&quot;&quot;" office:value-type="string" office:string-value="&quot;C:\Program Files (x86)\Balabolka\cli\balcon.exe&quot; -n &quot;Microsoft Heera Mobile&quot; -k -p 0 -v 100 -w &quot;object.mp3&quot; -t &quot;AAA object&quot;">
            <text:p>"C:\Program Files (x86)\Balabolka\cli\balcon.exe" -n "Microsoft Heera Mobile" -k -p 0 -v 100 -w "object.mp3" -t "AAA object"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t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69]&amp;&quot;.mp3&quot;&quot; -t &quot;&quot;AAA &quot;&amp;[.B769]&amp;&quot;&quot;&quot;&quot;" office:value-type="string" office:string-value="&quot;C:\Program Files (x86)\Balabolka\cli\balcon.exe&quot; -n &quot;Microsoft Heera Mobile&quot; -k -p 0 -v 100 -w &quot;stars.mp3&quot; -t &quot;AAA stars&quot;">
            <text:p>"C:\Program Files (x86)\Balabolka\cli\balcon.exe" -n "Microsoft Heera Mobile" -k -p 0 -v 100 -w "stars.mp3" -t "AAA stars"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plac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0]&amp;&quot;.mp3&quot;&quot; -t &quot;&quot;AAA &quot;&amp;[.B770]&amp;&quot;&quot;&quot;&quot;" office:value-type="string" office:string-value="&quot;C:\Program Files (x86)\Balabolka\cli\balcon.exe&quot; -n &quot;Microsoft Heera Mobile&quot; -k -p 0 -v 100 -w &quot;placed.mp3&quot; -t &quot;AAA placed&quot;">
            <text:p>"C:\Program Files (x86)\Balabolka\cli\balcon.exe" -n "Microsoft Heera Mobile" -k -p 0 -v 100 -w "placed.mp3" -t "AAA placed"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Jo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1]&amp;&quot;.mp3&quot;&quot; -t &quot;&quot;AAA &quot;&amp;[.B771]&amp;&quot;&quot;&quot;&quot;" office:value-type="string" office:string-value="&quot;C:\Program Files (x86)\Balabolka\cli\balcon.exe&quot; -n &quot;Microsoft Heera Mobile&quot; -k -p 0 -v 100 -w &quot;Joe.mp3&quot; -t &quot;AAA Joe&quot;">
            <text:p>"C:\Program Files (x86)\Balabolka\cli\balcon.exe" -n "Microsoft Heera Mobile" -k -p 0 -v 100 -w "Joe.mp3" -t "AAA Joe"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2]&amp;&quot;.mp3&quot;&quot; -t &quot;&quot;AAA &quot;&amp;[.B772]&amp;&quot;&quot;&quot;&quot;" office:value-type="string" office:string-value="&quot;C:\Program Files (x86)\Balabolka\cli\balcon.exe&quot; -n &quot;Microsoft Heera Mobile&quot; -k -p 0 -v 100 -w &quot;age.mp3&quot; -t &quot;AAA age&quot;">
            <text:p>"C:\Program Files (x86)\Balabolka\cli\balcon.exe" -n "Microsoft Heera Mobile" -k -p 0 -v 100 -w "age.mp3" -t "AAA age"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minu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3]&amp;&quot;.mp3&quot;&quot; -t &quot;&quot;AAA &quot;&amp;[.B773]&amp;&quot;&quot;&quot;&quot;" office:value-type="string" office:string-value="&quot;C:\Program Files (x86)\Balabolka\cli\balcon.exe&quot; -n &quot;Microsoft Heera Mobile&quot; -k -p 0 -v 100 -w &quot;minute.mp3&quot; -t &quot;AAA minute&quot;">
            <text:p>"C:\Program Files (x86)\Balabolka\cli\balcon.exe" -n "Microsoft Heera Mobile" -k -p 0 -v 100 -w "minute.mp3" -t "AAA minute"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w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4]&amp;&quot;.mp3&quot;&quot; -t &quot;&quot;AAA &quot;&amp;[.B774]&amp;&quot;&quot;&quot;&quot;" office:value-type="string" office:string-value="&quot;C:\Program Files (x86)\Balabolka\cli\balcon.exe&quot; -n &quot;Microsoft Heera Mobile&quot; -k -p 0 -v 100 -w &quot;wall.mp3&quot; -t &quot;AAA wall&quot;">
            <text:p>"C:\Program Files (x86)\Balabolka\cli\balcon.exe" -n "Microsoft Heera Mobile" -k -p 0 -v 100 -w "wall.mp3" -t "AAA wall"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bab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5]&amp;&quot;.mp3&quot;&quot; -t &quot;&quot;AAA &quot;&amp;[.B775]&amp;&quot;&quot;&quot;&quot;" office:value-type="string" office:string-value="&quot;C:\Program Files (x86)\Balabolka\cli\balcon.exe&quot; -n &quot;Microsoft Heera Mobile&quot; -k -p 0 -v 100 -w &quot;baby.mp3&quot; -t &quot;AAA baby&quot;">
            <text:p>"C:\Program Files (x86)\Balabolka\cli\balcon.exe" -n "Microsoft Heera Mobile" -k -p 0 -v 100 -w "baby.mp3" -t "AAA baby"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me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6]&amp;&quot;.mp3&quot;&quot; -t &quot;&quot;AAA &quot;&amp;[.B776]&amp;&quot;&quot;&quot;&quot;" office:value-type="string" office:string-value="&quot;C:\Program Files (x86)\Balabolka\cli\balcon.exe&quot; -n &quot;Microsoft Heera Mobile&quot; -k -p 0 -v 100 -w &quot;meet.mp3&quot; -t &quot;AAA meet&quot;">
            <text:p>"C:\Program Files (x86)\Balabolka\cli\balcon.exe" -n "Microsoft Heera Mobile" -k -p 0 -v 100 -w "meet.mp3" -t "AAA meet"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reco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7]&amp;&quot;.mp3&quot;&quot; -t &quot;&quot;AAA &quot;&amp;[.B777]&amp;&quot;&quot;&quot;&quot;" office:value-type="string" office:string-value="&quot;C:\Program Files (x86)\Balabolka\cli\balcon.exe&quot; -n &quot;Microsoft Heera Mobile&quot; -k -p 0 -v 100 -w &quot;record.mp3&quot; -t &quot;AAA record&quot;">
            <text:p>"C:\Program Files (x86)\Balabolka\cli\balcon.exe" -n "Microsoft Heera Mobile" -k -p 0 -v 100 -w "record.mp3" -t "AAA record"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cop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8]&amp;&quot;.mp3&quot;&quot; -t &quot;&quot;AAA &quot;&amp;[.B778]&amp;&quot;&quot;&quot;&quot;" office:value-type="string" office:string-value="&quot;C:\Program Files (x86)\Balabolka\cli\balcon.exe&quot; -n &quot;Microsoft Heera Mobile&quot; -k -p 0 -v 100 -w &quot;copy.mp3&quot; -t &quot;AAA copy&quot;">
            <text:p>"C:\Program Files (x86)\Balabolka\cli\balcon.exe" -n "Microsoft Heera Mobile" -k -p 0 -v 100 -w "copy.mp3" -t "AAA copy"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for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79]&amp;&quot;.mp3&quot;&quot; -t &quot;&quot;AAA &quot;&amp;[.B779]&amp;&quot;&quot;&quot;&quot;" office:value-type="string" office:string-value="&quot;C:\Program Files (x86)\Balabolka\cli\balcon.exe&quot; -n &quot;Microsoft Heera Mobile&quot; -k -p 0 -v 100 -w &quot;forest.mp3&quot; -t &quot;AAA forest&quot;">
            <text:p>"C:\Program Files (x86)\Balabolka\cli\balcon.exe" -n "Microsoft Heera Mobile" -k -p 0 -v 100 -w "forest.mp3" -t "AAA forest"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Ri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0]&amp;&quot;.mp3&quot;&quot; -t &quot;&quot;AAA &quot;&amp;[.B780]&amp;&quot;&quot;&quot;&quot;" office:value-type="string" office:string-value="&quot;C:\Program Files (x86)\Balabolka\cli\balcon.exe&quot; -n &quot;Microsoft Heera Mobile&quot; -k -p 0 -v 100 -w &quot;River.mp3&quot; -t &quot;AAA River&quot;">
            <text:p>"C:\Program Files (x86)\Balabolka\cli\balcon.exe" -n "Microsoft Heera Mobile" -k -p 0 -v 100 -w "River.mp3" -t "AAA River"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month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1]&amp;&quot;.mp3&quot;&quot; -t &quot;&quot;AAA &quot;&amp;[.B781]&amp;&quot;&quot;&quot;&quot;" office:value-type="string" office:string-value="&quot;C:\Program Files (x86)\Balabolka\cli\balcon.exe&quot; -n &quot;Microsoft Heera Mobile&quot; -k -p 0 -v 100 -w &quot;months.mp3&quot; -t &quot;AAA months&quot;">
            <text:p>"C:\Program Files (x86)\Balabolka\cli\balcon.exe" -n "Microsoft Heera Mobile" -k -p 0 -v 100 -w "months.mp3" -t "AAA months"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especi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2]&amp;&quot;.mp3&quot;&quot; -t &quot;&quot;AAA &quot;&amp;[.B782]&amp;&quot;&quot;&quot;&quot;" office:value-type="string" office:string-value="&quot;C:\Program Files (x86)\Balabolka\cli\balcon.exe&quot; -n &quot;Microsoft Heera Mobile&quot; -k -p 0 -v 100 -w &quot;especially.mp3&quot; -t &quot;AAA especially&quot;">
            <text:p>"C:\Program Files (x86)\Balabolka\cli\balcon.exe" -n "Microsoft Heera Mobile" -k -p 0 -v 100 -w "especially.mp3" -t "AAA especially"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do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3]&amp;&quot;.mp3&quot;&quot; -t &quot;&quot;AAA &quot;&amp;[.B783]&amp;&quot;&quot;&quot;&quot;" office:value-type="string" office:string-value="&quot;C:\Program Files (x86)\Balabolka\cli\balcon.exe&quot; -n &quot;Microsoft Heera Mobile&quot; -k -p 0 -v 100 -w &quot;dogs.mp3&quot; -t &quot;AAA dogs&quot;">
            <text:p>"C:\Program Files (x86)\Balabolka\cli\balcon.exe" -n "Microsoft Heera Mobile" -k -p 0 -v 100 -w "dogs.mp3" -t "AAA dogs"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necessa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4]&amp;&quot;.mp3&quot;&quot; -t &quot;&quot;AAA &quot;&amp;[.B784]&amp;&quot;&quot;&quot;&quot;" office:value-type="string" office:string-value="&quot;C:\Program Files (x86)\Balabolka\cli\balcon.exe&quot; -n &quot;Microsoft Heera Mobile&quot; -k -p 0 -v 100 -w &quot;necessary.mp3&quot; -t &quot;AAA necessary&quot;">
            <text:p>"C:\Program Files (x86)\Balabolka\cli\balcon.exe" -n "Microsoft Heera Mobile" -k -p 0 -v 100 -w "necessary.mp3" -t "AAA necessary"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low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5]&amp;&quot;.mp3&quot;&quot; -t &quot;&quot;AAA &quot;&amp;[.B785]&amp;&quot;&quot;&quot;&quot;" office:value-type="string" office:string-value="&quot;C:\Program Files (x86)\Balabolka\cli\balcon.exe&quot; -n &quot;Microsoft Heera Mobile&quot; -k -p 0 -v 100 -w &quot;lower.mp3&quot; -t &quot;AAA lower&quot;">
            <text:p>"C:\Program Files (x86)\Balabolka\cli\balcon.exe" -n "Microsoft Heera Mobile" -k -p 0 -v 100 -w "lower.mp3" -t "AAA lower"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small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6]&amp;&quot;.mp3&quot;&quot; -t &quot;&quot;AAA &quot;&amp;[.B786]&amp;&quot;&quot;&quot;&quot;" office:value-type="string" office:string-value="&quot;C:\Program Files (x86)\Balabolka\cli\balcon.exe&quot; -n &quot;Microsoft Heera Mobile&quot; -k -p 0 -v 100 -w &quot;smaller.mp3&quot; -t &quot;AAA smaller&quot;">
            <text:p>"C:\Program Files (x86)\Balabolka\cli\balcon.exe" -n "Microsoft Heera Mobile" -k -p 0 -v 100 -w "smaller.mp3" -t "AAA smaller"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he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7]&amp;&quot;.mp3&quot;&quot; -t &quot;&quot;AAA &quot;&amp;[.B787]&amp;&quot;&quot;&quot;&quot;" office:value-type="string" office:string-value="&quot;C:\Program Files (x86)\Balabolka\cli\balcon.exe&quot; -n &quot;Microsoft Heera Mobile&quot; -k -p 0 -v 100 -w &quot;he's.mp3&quot; -t &quot;AAA he's&quot;">
            <text:p>"C:\Program Files (x86)\Balabolka\cli\balcon.exe" -n "Microsoft Heera Mobile" -k -p 0 -v 100 -w "he's.mp3" -t "AAA he's"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un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8]&amp;&quot;.mp3&quot;&quot; -t &quot;&quot;AAA &quot;&amp;[.B788]&amp;&quot;&quot;&quot;&quot;" office:value-type="string" office:string-value="&quot;C:\Program Files (x86)\Balabolka\cli\balcon.exe&quot; -n &quot;Microsoft Heera Mobile&quot; -k -p 0 -v 100 -w &quot;unit.mp3&quot; -t &quot;AAA unit&quot;">
            <text:p>"C:\Program Files (x86)\Balabolka\cli\balcon.exe" -n "Microsoft Heera Mobile" -k -p 0 -v 100 -w "unit.mp3" -t "AAA unit"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fl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89]&amp;&quot;.mp3&quot;&quot; -t &quot;&quot;AAA &quot;&amp;[.B789]&amp;&quot;&quot;&quot;&quot;" office:value-type="string" office:string-value="&quot;C:\Program Files (x86)\Balabolka\cli\balcon.exe&quot; -n &quot;Microsoft Heera Mobile&quot; -k -p 0 -v 100 -w &quot;flat.mp3&quot; -t &quot;AAA flat&quot;">
            <text:p>"C:\Program Files (x86)\Balabolka\cli\balcon.exe" -n "Microsoft Heera Mobile" -k -p 0 -v 100 -w "flat.mp3" -t "AAA flat"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br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0]&amp;&quot;.mp3&quot;&quot; -t &quot;&quot;AAA &quot;&amp;[.B790]&amp;&quot;&quot;&quot;&quot;" office:value-type="string" office:string-value="&quot;C:\Program Files (x86)\Balabolka\cli\balcon.exe&quot; -n &quot;Microsoft Heera Mobile&quot; -k -p 0 -v 100 -w &quot;brown.mp3&quot; -t &quot;AAA brown&quot;">
            <text:p>"C:\Program Files (x86)\Balabolka\cli\balcon.exe" -n "Microsoft Heera Mobile" -k -p 0 -v 100 -w "brown.mp3" -t "AAA brown"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dire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1]&amp;&quot;.mp3&quot;&quot; -t &quot;&quot;AAA &quot;&amp;[.B791]&amp;&quot;&quot;&quot;&quot;" office:value-type="string" office:string-value="&quot;C:\Program Files (x86)\Balabolka\cli\balcon.exe&quot; -n &quot;Microsoft Heera Mobile&quot; -k -p 0 -v 100 -w &quot;direction.mp3&quot; -t &quot;AAA direction&quot;">
            <text:p>"C:\Program Files (x86)\Balabolka\cli\balcon.exe" -n "Microsoft Heera Mobile" -k -p 0 -v 100 -w "direction.mp3" -t "AAA direction"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sou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2]&amp;&quot;.mp3&quot;&quot; -t &quot;&quot;AAA &quot;&amp;[.B792]&amp;&quot;&quot;&quot;&quot;" office:value-type="string" office:string-value="&quot;C:\Program Files (x86)\Balabolka\cli\balcon.exe&quot; -n &quot;Microsoft Heera Mobile&quot; -k -p 0 -v 100 -w &quot;south.mp3&quot; -t &quot;AAA south&quot;">
            <text:p>"C:\Program Files (x86)\Balabolka\cli\balcon.exe" -n "Microsoft Heera Mobile" -k -p 0 -v 100 -w "south.mp3" -t "AAA south"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ubj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3]&amp;&quot;.mp3&quot;&quot; -t &quot;&quot;AAA &quot;&amp;[.B793]&amp;&quot;&quot;&quot;&quot;" office:value-type="string" office:string-value="&quot;C:\Program Files (x86)\Balabolka\cli\balcon.exe&quot; -n &quot;Microsoft Heera Mobile&quot; -k -p 0 -v 100 -w &quot;subject.mp3&quot; -t &quot;AAA subject&quot;">
            <text:p>"C:\Program Files (x86)\Balabolka\cli\balcon.exe" -n "Microsoft Heera Mobile" -k -p 0 -v 100 -w "subject.mp3" -t "AAA subject"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sk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4]&amp;&quot;.mp3&quot;&quot; -t &quot;&quot;AAA &quot;&amp;[.B794]&amp;&quot;&quot;&quot;&quot;" office:value-type="string" office:string-value="&quot;C:\Program Files (x86)\Balabolka\cli\balcon.exe&quot; -n &quot;Microsoft Heera Mobile&quot; -k -p 0 -v 100 -w &quot;skin.mp3&quot; -t &quot;AAA skin&quot;">
            <text:p>"C:\Program Files (x86)\Balabolka\cli\balcon.exe" -n "Microsoft Heera Mobile" -k -p 0 -v 100 -w "skin.mp3" -t "AAA skin"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was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5]&amp;&quot;.mp3&quot;&quot; -t &quot;&quot;AAA &quot;&amp;[.B795]&amp;&quot;&quot;&quot;&quot;" office:value-type="string" office:string-value="&quot;C:\Program Files (x86)\Balabolka\cli\balcon.exe&quot; -n &quot;Microsoft Heera Mobile&quot; -k -p 0 -v 100 -w &quot;wasn't.mp3&quot; -t &quot;AAA wasn't&quot;">
            <text:p>"C:\Program Files (x86)\Balabolka\cli\balcon.exe" -n "Microsoft Heera Mobile" -k -p 0 -v 100 -w "wasn't.mp3" -t "AAA wasn't"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I'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6]&amp;&quot;.mp3&quot;&quot; -t &quot;&quot;AAA &quot;&amp;[.B796]&amp;&quot;&quot;&quot;&quot;" office:value-type="string" office:string-value="&quot;C:\Program Files (x86)\Balabolka\cli\balcon.exe&quot; -n &quot;Microsoft Heera Mobile&quot; -k -p 0 -v 100 -w &quot;I've.mp3&quot; -t &quot;AAA I've&quot;">
            <text:p>"C:\Program Files (x86)\Balabolka\cli\balcon.exe" -n "Microsoft Heera Mobile" -k -p 0 -v 100 -w "I've.mp3" -t "AAA I've"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Euro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7]&amp;&quot;.mp3&quot;&quot; -t &quot;&quot;AAA &quot;&amp;[.B797]&amp;&quot;&quot;&quot;&quot;" office:value-type="string" office:string-value="&quot;C:\Program Files (x86)\Balabolka\cli\balcon.exe&quot; -n &quot;Microsoft Heera Mobile&quot; -k -p 0 -v 100 -w &quot;Europe.mp3&quot; -t &quot;AAA Europe&quot;">
            <text:p>"C:\Program Files (x86)\Balabolka\cli\balcon.exe" -n "Microsoft Heera Mobile" -k -p 0 -v 100 -w "Europe.mp3" -t "AAA Europe"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New Yor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8]&amp;&quot;.mp3&quot;&quot; -t &quot;&quot;AAA &quot;&amp;[.B798]&amp;&quot;&quot;&quot;&quot;" office:value-type="string" office:string-value="&quot;C:\Program Files (x86)\Balabolka\cli\balcon.exe&quot; -n &quot;Microsoft Heera Mobile&quot; -k -p 0 -v 100 -w &quot;New York.mp3&quot; -t &quot;AAA New York&quot;">
            <text:p>"C:\Program Files (x86)\Balabolka\cli\balcon.exe" -n "Microsoft Heera Mobile" -k -p 0 -v 100 -w "New York.mp3" -t "AAA New York"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yel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799]&amp;&quot;.mp3&quot;&quot; -t &quot;&quot;AAA &quot;&amp;[.B799]&amp;&quot;&quot;&quot;&quot;" office:value-type="string" office:string-value="&quot;C:\Program Files (x86)\Balabolka\cli\balcon.exe&quot; -n &quot;Microsoft Heera Mobile&quot; -k -p 0 -v 100 -w &quot;yellow.mp3&quot; -t &quot;AAA yellow&quot;">
            <text:p>"C:\Program Files (x86)\Balabolka\cli\balcon.exe" -n "Microsoft Heera Mobile" -k -p 0 -v 100 -w "yellow.mp3" -t "AAA yellow"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hi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0]&amp;&quot;.mp3&quot;&quot; -t &quot;&quot;AAA &quot;&amp;[.B800]&amp;&quot;&quot;&quot;&quot;" office:value-type="string" office:string-value="&quot;C:\Program Files (x86)\Balabolka\cli\balcon.exe&quot; -n &quot;Microsoft Heera Mobile&quot; -k -p 0 -v 100 -w &quot;ships.mp3&quot; -t &quot;AAA ships&quot;">
            <text:p>"C:\Program Files (x86)\Balabolka\cli\balcon.exe" -n "Microsoft Heera Mobile" -k -p 0 -v 100 -w "ships.mp3" -t "AAA ships"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hu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1]&amp;&quot;.mp3&quot;&quot; -t &quot;&quot;AAA &quot;&amp;[.B801]&amp;&quot;&quot;&quot;&quot;" office:value-type="string" office:string-value="&quot;C:\Program Files (x86)\Balabolka\cli\balcon.exe&quot; -n &quot;Microsoft Heera Mobile&quot; -k -p 0 -v 100 -w &quot;huge.mp3&quot; -t &quot;AAA huge&quot;">
            <text:p>"C:\Program Files (x86)\Balabolka\cli\balcon.exe" -n "Microsoft Heera Mobile" -k -p 0 -v 100 -w "huge.mp3" -t "AAA huge"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nee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2]&amp;&quot;.mp3&quot;&quot; -t &quot;&quot;AAA &quot;&amp;[.B802]&amp;&quot;&quot;&quot;&quot;" office:value-type="string" office:string-value="&quot;C:\Program Files (x86)\Balabolka\cli\balcon.exe&quot; -n &quot;Microsoft Heera Mobile&quot; -k -p 0 -v 100 -w &quot;needs.mp3&quot; -t &quot;AAA needs&quot;">
            <text:p>"C:\Program Files (x86)\Balabolka\cli\balcon.exe" -n "Microsoft Heera Mobile" -k -p 0 -v 100 -w "needs.mp3" -t "AAA needs"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clo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3]&amp;&quot;.mp3&quot;&quot; -t &quot;&quot;AAA &quot;&amp;[.B803]&amp;&quot;&quot;&quot;&quot;" office:value-type="string" office:string-value="&quot;C:\Program Files (x86)\Balabolka\cli\balcon.exe&quot; -n &quot;Microsoft Heera Mobile&quot; -k -p 0 -v 100 -w &quot;closed.mp3&quot; -t &quot;AAA closed&quot;">
            <text:p>"C:\Program Files (x86)\Balabolka\cli\balcon.exe" -n "Microsoft Heera Mobile" -k -p 0 -v 100 -w "closed.mp3" -t "AAA closed"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r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4]&amp;&quot;.mp3&quot;&quot; -t &quot;&quot;AAA &quot;&amp;[.B804]&amp;&quot;&quot;&quot;&quot;" office:value-type="string" office:string-value="&quot;C:\Program Files (x86)\Balabolka\cli\balcon.exe&quot; -n &quot;Microsoft Heera Mobile&quot; -k -p 0 -v 100 -w &quot;ride.mp3&quot; -t &quot;AAA ride&quot;">
            <text:p>"C:\Program Files (x86)\Balabolka\cli\balcon.exe" -n "Microsoft Heera Mobile" -k -p 0 -v 100 -w "ride.mp3" -t "AAA ride"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reg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5]&amp;&quot;.mp3&quot;&quot; -t &quot;&quot;AAA &quot;&amp;[.B805]&amp;&quot;&quot;&quot;&quot;" office:value-type="string" office:string-value="&quot;C:\Program Files (x86)\Balabolka\cli\balcon.exe&quot; -n &quot;Microsoft Heera Mobile&quot; -k -p 0 -v 100 -w &quot;region.mp3&quot; -t &quot;AAA region&quot;">
            <text:p>"C:\Program Files (x86)\Balabolka\cli\balcon.exe" -n "Microsoft Heera Mobile" -k -p 0 -v 100 -w "region.mp3" -t "AAA region"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larg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6]&amp;&quot;.mp3&quot;&quot; -t &quot;&quot;AAA &quot;&amp;[.B806]&amp;&quot;&quot;&quot;&quot;" office:value-type="string" office:string-value="&quot;C:\Program Files (x86)\Balabolka\cli\balcon.exe&quot; -n &quot;Microsoft Heera Mobile&quot; -k -p 0 -v 100 -w &quot;largest.mp3&quot; -t &quot;AAA largest&quot;">
            <text:p>"C:\Program Files (x86)\Balabolka\cli\balcon.exe" -n "Microsoft Heera Mobile" -k -p 0 -v 100 -w "largest.mp3" -t "AAA largest"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answ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7]&amp;&quot;.mp3&quot;&quot; -t &quot;&quot;AAA &quot;&amp;[.B807]&amp;&quot;&quot;&quot;&quot;" office:value-type="string" office:string-value="&quot;C:\Program Files (x86)\Balabolka\cli\balcon.exe&quot; -n &quot;Microsoft Heera Mobile&quot; -k -p 0 -v 100 -w &quot;answers.mp3&quot; -t &quot;AAA answers&quot;">
            <text:p>"C:\Program Files (x86)\Balabolka\cli\balcon.exe" -n "Microsoft Heera Mobile" -k -p 0 -v 100 -w "answers.mp3" -t "AAA answers"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n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8]&amp;&quot;.mp3&quot;&quot; -t &quot;&quot;AAA &quot;&amp;[.B808]&amp;&quot;&quot;&quot;&quot;" office:value-type="string" office:string-value="&quot;C:\Program Files (x86)\Balabolka\cli\balcon.exe&quot; -n &quot;Microsoft Heera Mobile&quot; -k -p 0 -v 100 -w &quot;nor.mp3&quot; -t &quot;AAA nor&quot;">
            <text:p>"C:\Program Files (x86)\Balabolka\cli\balcon.exe" -n "Microsoft Heera Mobile" -k -p 0 -v 100 -w "nor.mp3" -t "AAA nor"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peri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09]&amp;&quot;.mp3&quot;&quot; -t &quot;&quot;AAA &quot;&amp;[.B809]&amp;&quot;&quot;&quot;&quot;" office:value-type="string" office:string-value="&quot;C:\Program Files (x86)\Balabolka\cli\balcon.exe&quot; -n &quot;Microsoft Heera Mobile&quot; -k -p 0 -v 100 -w &quot;period.mp3&quot; -t &quot;AAA period&quot;">
            <text:p>"C:\Program Files (x86)\Balabolka\cli\balcon.exe" -n "Microsoft Heera Mobile" -k -p 0 -v 100 -w "period.mp3" -t "AAA period"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finis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0]&amp;&quot;.mp3&quot;&quot; -t &quot;&quot;AAA &quot;&amp;[.B810]&amp;&quot;&quot;&quot;&quot;" office:value-type="string" office:string-value="&quot;C:\Program Files (x86)\Balabolka\cli\balcon.exe&quot; -n &quot;Microsoft Heera Mobile&quot; -k -p 0 -v 100 -w &quot;finished.mp3&quot; -t &quot;AAA finished&quot;">
            <text:p>"C:\Program Files (x86)\Balabolka\cli\balcon.exe" -n "Microsoft Heera Mobile" -k -p 0 -v 100 -w "finished.mp3" -t "AAA finished"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lo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1]&amp;&quot;.mp3&quot;&quot; -t &quot;&quot;AAA &quot;&amp;[.B811]&amp;&quot;&quot;&quot;&quot;" office:value-type="string" office:string-value="&quot;C:\Program Files (x86)\Balabolka\cli\balcon.exe&quot; -n &quot;Microsoft Heera Mobile&quot; -k -p 0 -v 100 -w &quot;blood.mp3&quot; -t &quot;AAA blood&quot;">
            <text:p>"C:\Program Files (x86)\Balabolka\cli\balcon.exe" -n "Microsoft Heera Mobile" -k -p 0 -v 100 -w "blood.mp3" -t "AAA blood"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ri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2]&amp;&quot;.mp3&quot;&quot; -t &quot;&quot;AAA &quot;&amp;[.B812]&amp;&quot;&quot;&quot;&quot;" office:value-type="string" office:string-value="&quot;C:\Program Files (x86)\Balabolka\cli\balcon.exe&quot; -n &quot;Microsoft Heera Mobile&quot; -k -p 0 -v 100 -w &quot;rich.mp3&quot; -t &quot;AAA rich&quot;">
            <text:p>"C:\Program Files (x86)\Balabolka\cli\balcon.exe" -n "Microsoft Heera Mobile" -k -p 0 -v 100 -w "rich.mp3" -t "AAA rich"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te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3]&amp;&quot;.mp3&quot;&quot; -t &quot;&quot;AAA &quot;&amp;[.B813]&amp;&quot;&quot;&quot;&quot;" office:value-type="string" office:string-value="&quot;C:\Program Files (x86)\Balabolka\cli\balcon.exe&quot; -n &quot;Microsoft Heera Mobile&quot; -k -p 0 -v 100 -w &quot;team.mp3&quot; -t &quot;AAA team&quot;">
            <text:p>"C:\Program Files (x86)\Balabolka\cli\balcon.exe" -n "Microsoft Heera Mobile" -k -p 0 -v 100 -w "team.mp3" -t "AAA team"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wav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4]&amp;&quot;.mp3&quot;&quot; -t &quot;&quot;AAA &quot;&amp;[.B814]&amp;&quot;&quot;&quot;&quot;" office:value-type="string" office:string-value="&quot;C:\Program Files (x86)\Balabolka\cli\balcon.exe&quot; -n &quot;Microsoft Heera Mobile&quot; -k -p 0 -v 100 -w &quot;waves.mp3&quot; -t &quot;AAA waves&quot;">
            <text:p>"C:\Program Files (x86)\Balabolka\cli\balcon.exe" -n "Microsoft Heera Mobile" -k -p 0 -v 100 -w "waves.mp3" -t "AAA waves"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corn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5]&amp;&quot;.mp3&quot;&quot; -t &quot;&quot;AAA &quot;&amp;[.B815]&amp;&quot;&quot;&quot;&quot;" office:value-type="string" office:string-value="&quot;C:\Program Files (x86)\Balabolka\cli\balcon.exe&quot; -n &quot;Microsoft Heera Mobile&quot; -k -p 0 -v 100 -w &quot;corner.mp3&quot; -t &quot;AAA corner&quot;">
            <text:p>"C:\Program Files (x86)\Balabolka\cli\balcon.exe" -n "Microsoft Heera Mobile" -k -p 0 -v 100 -w "corner.mp3" -t "AAA corner"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Ma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6]&amp;&quot;.mp3&quot;&quot; -t &quot;&quot;AAA &quot;&amp;[.B816]&amp;&quot;&quot;&quot;&quot;" office:value-type="string" office:string-value="&quot;C:\Program Files (x86)\Balabolka\cli\balcon.exe&quot; -n &quot;Microsoft Heera Mobile&quot; -k -p 0 -v 100 -w &quot;Mary.mp3&quot; -t &quot;AAA Mary&quot;">
            <text:p>"C:\Program Files (x86)\Balabolka\cli\balcon.exe" -n "Microsoft Heera Mobile" -k -p 0 -v 100 -w "Mary.mp3" -t "AAA Mary"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c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7]&amp;&quot;.mp3&quot;&quot; -t &quot;&quot;AAA &quot;&amp;[.B817]&amp;&quot;&quot;&quot;&quot;" office:value-type="string" office:string-value="&quot;C:\Program Files (x86)\Balabolka\cli\balcon.exe&quot; -n &quot;Microsoft Heera Mobile&quot; -k -p 0 -v 100 -w &quot;cat.mp3&quot; -t &quot;AAA cat&quot;">
            <text:p>"C:\Program Files (x86)\Balabolka\cli\balcon.exe" -n "Microsoft Heera Mobile" -k -p 0 -v 100 -w "cat.mp3" -t "AAA cat"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amou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8]&amp;&quot;.mp3&quot;&quot; -t &quot;&quot;AAA &quot;&amp;[.B818]&amp;&quot;&quot;&quot;&quot;" office:value-type="string" office:string-value="&quot;C:\Program Files (x86)\Balabolka\cli\balcon.exe&quot; -n &quot;Microsoft Heera Mobile&quot; -k -p 0 -v 100 -w &quot;amount.mp3&quot; -t &quot;AAA amount&quot;">
            <text:p>"C:\Program Files (x86)\Balabolka\cli\balcon.exe" -n "Microsoft Heera Mobile" -k -p 0 -v 100 -w "amount.mp3" -t "AAA amount"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li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19]&amp;&quot;.mp3&quot;&quot; -t &quot;&quot;AAA &quot;&amp;[.B819]&amp;&quot;&quot;&quot;&quot;" office:value-type="string" office:string-value="&quot;C:\Program Files (x86)\Balabolka\cli\balcon.exe&quot; -n &quot;Microsoft Heera Mobile&quot; -k -p 0 -v 100 -w &quot;liked.mp3&quot; -t &quot;AAA liked&quot;">
            <text:p>"C:\Program Files (x86)\Balabolka\cli\balcon.exe" -n "Microsoft Heera Mobile" -k -p 0 -v 100 -w "liked.mp3" -t "AAA liked"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bas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0]&amp;&quot;.mp3&quot;&quot; -t &quot;&quot;AAA &quot;&amp;[.B820]&amp;&quot;&quot;&quot;&quot;" office:value-type="string" office:string-value="&quot;C:\Program Files (x86)\Balabolka\cli\balcon.exe&quot; -n &quot;Microsoft Heera Mobile&quot; -k -p 0 -v 100 -w &quot;basked.mp3&quot; -t &quot;AAA basked&quot;">
            <text:p>"C:\Program Files (x86)\Balabolka\cli\balcon.exe" -n "Microsoft Heera Mobile" -k -p 0 -v 100 -w "basked.mp3" -t "AAA basked"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Da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1]&amp;&quot;.mp3&quot;&quot; -t &quot;&quot;AAA &quot;&amp;[.B821]&amp;&quot;&quot;&quot;&quot;" office:value-type="string" office:string-value="&quot;C:\Program Files (x86)\Balabolka\cli\balcon.exe&quot; -n &quot;Microsoft Heera Mobile&quot; -k -p 0 -v 100 -w &quot;Dawn.mp3&quot; -t &quot;AAA Dawn&quot;">
            <text:p>"C:\Program Files (x86)\Balabolka\cli\balcon.exe" -n "Microsoft Heera Mobile" -k -p 0 -v 100 -w "Dawn.mp3" -t "AAA Dawn"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2]&amp;&quot;.mp3&quot;&quot; -t &quot;&quot;AAA &quot;&amp;[.B822]&amp;&quot;&quot;&quot;&quot;" office:value-type="string" office:string-value="&quot;C:\Program Files (x86)\Balabolka\cli\balcon.exe&quot; -n &quot;Microsoft Heera Mobile&quot; -k -p 0 -v 100 -w &quot;led.mp3&quot; -t &quot;AAA led&quot;">
            <text:p>"C:\Program Files (x86)\Balabolka\cli\balcon.exe" -n "Microsoft Heera Mobile" -k -p 0 -v 100 -w "led.mp3" -t "AAA led"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m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3]&amp;&quot;.mp3&quot;&quot; -t &quot;&quot;AAA &quot;&amp;[.B823]&amp;&quot;&quot;&quot;&quot;" office:value-type="string" office:string-value="&quot;C:\Program Files (x86)\Balabolka\cli\balcon.exe&quot; -n &quot;Microsoft Heera Mobile&quot; -k -p 0 -v 100 -w &quot;more.mp3&quot; -t &quot;AAA more&quot;">
            <text:p>"C:\Program Files (x86)\Balabolka\cli\balcon.exe" -n "Microsoft Heera Mobile" -k -p 0 -v 100 -w "more.mp3" -t "AAA more"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ar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4]&amp;&quot;.mp3&quot;&quot; -t &quot;&quot;AAA &quot;&amp;[.B824]&amp;&quot;&quot;&quot;&quot;" office:value-type="string" office:string-value="&quot;C:\Program Files (x86)\Balabolka\cli\balcon.exe&quot; -n &quot;Microsoft Heera Mobile&quot; -k -p 0 -v 100 -w &quot;arms.mp3&quot; -t &quot;AAA arms&quot;">
            <text:p>"C:\Program Files (x86)\Balabolka\cli\balcon.exe" -n "Microsoft Heera Mobile" -k -p 0 -v 100 -w "arms.mp3" -t "AAA arms"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par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5]&amp;&quot;.mp3&quot;&quot; -t &quot;&quot;AAA &quot;&amp;[.B825]&amp;&quot;&quot;&quot;&quot;" office:value-type="string" office:string-value="&quot;C:\Program Files (x86)\Balabolka\cli\balcon.exe&quot; -n &quot;Microsoft Heera Mobile&quot; -k -p 0 -v 100 -w &quot;party.mp3&quot; -t &quot;AAA party&quot;">
            <text:p>"C:\Program Files (x86)\Balabolka\cli\balcon.exe" -n "Microsoft Heera Mobile" -k -p 0 -v 100 -w "party.mp3" -t "AAA party"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for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6]&amp;&quot;.mp3&quot;&quot; -t &quot;&quot;AAA &quot;&amp;[.B826]&amp;&quot;&quot;&quot;&quot;" office:value-type="string" office:string-value="&quot;C:\Program Files (x86)\Balabolka\cli\balcon.exe&quot; -n &quot;Microsoft Heera Mobile&quot; -k -p 0 -v 100 -w &quot;force.mp3&quot; -t &quot;AAA force&quot;">
            <text:p>"C:\Program Files (x86)\Balabolka\cli\balcon.exe" -n "Microsoft Heera Mobile" -k -p 0 -v 100 -w "force.mp3" -t "AAA force"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t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7]&amp;&quot;.mp3&quot;&quot; -t &quot;&quot;AAA &quot;&amp;[.B827]&amp;&quot;&quot;&quot;&quot;" office:value-type="string" office:string-value="&quot;C:\Program Files (x86)\Balabolka\cli\balcon.exe&quot; -n &quot;Microsoft Heera Mobile&quot; -k -p 0 -v 100 -w &quot;test.mp3&quot; -t &quot;AAA test&quot;">
            <text:p>"C:\Program Files (x86)\Balabolka\cli\balcon.exe" -n "Microsoft Heera Mobile" -k -p 0 -v 100 -w "test.mp3" -t "AAA test"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b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8]&amp;&quot;.mp3&quot;&quot; -t &quot;&quot;AAA &quot;&amp;[.B828]&amp;&quot;&quot;&quot;&quot;" office:value-type="string" office:string-value="&quot;C:\Program Files (x86)\Balabolka\cli\balcon.exe&quot; -n &quot;Microsoft Heera Mobile&quot; -k -p 0 -v 100 -w &quot;bad.mp3&quot; -t &quot;AAA bad&quot;">
            <text:p>"C:\Program Files (x86)\Balabolka\cli\balcon.exe" -n "Microsoft Heera Mobile" -k -p 0 -v 100 -w "bad.mp3" -t "AAA bad"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tempera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29]&amp;&quot;.mp3&quot;&quot; -t &quot;&quot;AAA &quot;&amp;[.B829]&amp;&quot;&quot;&quot;&quot;" office:value-type="string" office:string-value="&quot;C:\Program Files (x86)\Balabolka\cli\balcon.exe&quot; -n &quot;Microsoft Heera Mobile&quot; -k -p 0 -v 100 -w &quot;temperature.mp3&quot; -t &quot;AAA temperature&quot;">
            <text:p>"C:\Program Files (x86)\Balabolka\cli\balcon.exe" -n "Microsoft Heera Mobile" -k -p 0 -v 100 -w "temperature.mp3" -t "AAA temperature"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pai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0]&amp;&quot;.mp3&quot;&quot; -t &quot;&quot;AAA &quot;&amp;[.B830]&amp;&quot;&quot;&quot;&quot;" office:value-type="string" office:string-value="&quot;C:\Program Files (x86)\Balabolka\cli\balcon.exe&quot; -n &quot;Microsoft Heera Mobile&quot; -k -p 0 -v 100 -w &quot;pair.mp3&quot; -t &quot;AAA pair&quot;">
            <text:p>"C:\Program Files (x86)\Balabolka\cli\balcon.exe" -n "Microsoft Heera Mobile" -k -p 0 -v 100 -w "pair.mp3" -t "AAA pair"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ah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1]&amp;&quot;.mp3&quot;&quot; -t &quot;&quot;AAA &quot;&amp;[.B831]&amp;&quot;&quot;&quot;&quot;" office:value-type="string" office:string-value="&quot;C:\Program Files (x86)\Balabolka\cli\balcon.exe&quot; -n &quot;Microsoft Heera Mobile&quot; -k -p 0 -v 100 -w &quot;ahead.mp3&quot; -t &quot;AAA ahead&quot;">
            <text:p>"C:\Program Files (x86)\Balabolka\cli\balcon.exe" -n "Microsoft Heera Mobile" -k -p 0 -v 100 -w "ahead.mp3" -t "AAA ahead"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wro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2]&amp;&quot;.mp3&quot;&quot; -t &quot;&quot;AAA &quot;&amp;[.B832]&amp;&quot;&quot;&quot;&quot;" office:value-type="string" office:string-value="&quot;C:\Program Files (x86)\Balabolka\cli\balcon.exe&quot; -n &quot;Microsoft Heera Mobile&quot; -k -p 0 -v 100 -w &quot;wrong.mp3&quot; -t &quot;AAA wrong&quot;">
            <text:p>"C:\Program Files (x86)\Balabolka\cli\balcon.exe" -n "Microsoft Heera Mobile" -k -p 0 -v 100 -w "wrong.mp3" -t "AAA wrong"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pract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3]&amp;&quot;.mp3&quot;&quot; -t &quot;&quot;AAA &quot;&amp;[.B833]&amp;&quot;&quot;&quot;&quot;" office:value-type="string" office:string-value="&quot;C:\Program Files (x86)\Balabolka\cli\balcon.exe&quot; -n &quot;Microsoft Heera Mobile&quot; -k -p 0 -v 100 -w &quot;practice.mp3&quot; -t &quot;AAA practice&quot;">
            <text:p>"C:\Program Files (x86)\Balabolka\cli\balcon.exe" -n "Microsoft Heera Mobile" -k -p 0 -v 100 -w "practice.mp3" -t "AAA practice"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4]&amp;&quot;.mp3&quot;&quot; -t &quot;&quot;AAA &quot;&amp;[.B834]&amp;&quot;&quot;&quot;&quot;" office:value-type="string" office:string-value="&quot;C:\Program Files (x86)\Balabolka\cli\balcon.exe&quot; -n &quot;Microsoft Heera Mobile&quot; -k -p 0 -v 100 -w &quot;sand.mp3&quot; -t &quot;AAA sand&quot;">
            <text:p>"C:\Program Files (x86)\Balabolka\cli\balcon.exe" -n "Microsoft Heera Mobile" -k -p 0 -v 100 -w "sand.mp3" -t "AAA sand"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ta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5]&amp;&quot;.mp3&quot;&quot; -t &quot;&quot;AAA &quot;&amp;[.B835]&amp;&quot;&quot;&quot;&quot;" office:value-type="string" office:string-value="&quot;C:\Program Files (x86)\Balabolka\cli\balcon.exe&quot; -n &quot;Microsoft Heera Mobile&quot; -k -p 0 -v 100 -w &quot;tail.mp3&quot; -t &quot;AAA tail&quot;">
            <text:p>"C:\Program Files (x86)\Balabolka\cli\balcon.exe" -n "Microsoft Heera Mobile" -k -p 0 -v 100 -w "tail.mp3" -t "AAA tail"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wa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6]&amp;&quot;.mp3&quot;&quot; -t &quot;&quot;AAA &quot;&amp;[.B836]&amp;&quot;&quot;&quot;&quot;" office:value-type="string" office:string-value="&quot;C:\Program Files (x86)\Balabolka\cli\balcon.exe&quot; -n &quot;Microsoft Heera Mobile&quot; -k -p 0 -v 100 -w &quot;wait.mp3&quot; -t &quot;AAA wait&quot;">
            <text:p>"C:\Program Files (x86)\Balabolka\cli\balcon.exe" -n "Microsoft Heera Mobile" -k -p 0 -v 100 -w "wait.mp3" -t "AAA wait"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difficul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7]&amp;&quot;.mp3&quot;&quot; -t &quot;&quot;AAA &quot;&amp;[.B837]&amp;&quot;&quot;&quot;&quot;" office:value-type="string" office:string-value="&quot;C:\Program Files (x86)\Balabolka\cli\balcon.exe&quot; -n &quot;Microsoft Heera Mobile&quot; -k -p 0 -v 100 -w &quot;difficult.mp3&quot; -t &quot;AAA difficult&quot;">
            <text:p>"C:\Program Files (x86)\Balabolka\cli\balcon.exe" -n "Microsoft Heera Mobile" -k -p 0 -v 100 -w "difficult.mp3" -t "AAA difficult"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gene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8]&amp;&quot;.mp3&quot;&quot; -t &quot;&quot;AAA &quot;&amp;[.B838]&amp;&quot;&quot;&quot;&quot;" office:value-type="string" office:string-value="&quot;C:\Program Files (x86)\Balabolka\cli\balcon.exe&quot; -n &quot;Microsoft Heera Mobile&quot; -k -p 0 -v 100 -w &quot;general.mp3&quot; -t &quot;AAA general&quot;">
            <text:p>"C:\Program Files (x86)\Balabolka\cli\balcon.exe" -n "Microsoft Heera Mobile" -k -p 0 -v 100 -w "general.mp3" -t "AAA general"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co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39]&amp;&quot;.mp3&quot;&quot; -t &quot;&quot;AAA &quot;&amp;[.B839]&amp;&quot;&quot;&quot;&quot;" office:value-type="string" office:string-value="&quot;C:\Program Files (x86)\Balabolka\cli\balcon.exe&quot; -n &quot;Microsoft Heera Mobile&quot; -k -p 0 -v 100 -w &quot;cover.mp3&quot; -t &quot;AAA cover&quot;">
            <text:p>"C:\Program Files (x86)\Balabolka\cli\balcon.exe" -n "Microsoft Heera Mobile" -k -p 0 -v 100 -w "cover.mp3" -t "AAA cover"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are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0]&amp;&quot;.mp3&quot;&quot; -t &quot;&quot;AAA &quot;&amp;[.B840]&amp;&quot;&quot;&quot;&quot;" office:value-type="string" office:string-value="&quot;C:\Program Files (x86)\Balabolka\cli\balcon.exe&quot; -n &quot;Microsoft Heera Mobile&quot; -k -p 0 -v 100 -w &quot;areas.mp3&quot; -t &quot;AAA areas&quot;">
            <text:p>"C:\Program Files (x86)\Balabolka\cli\balcon.exe" -n "Microsoft Heera Mobile" -k -p 0 -v 100 -w "areas.mp3" -t "AAA areas"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to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1]&amp;&quot;.mp3&quot;&quot; -t &quot;&quot;AAA &quot;&amp;[.B841]&amp;&quot;&quot;&quot;&quot;" office:value-type="string" office:string-value="&quot;C:\Program Files (x86)\Balabolka\cli\balcon.exe&quot; -n &quot;Microsoft Heera Mobile&quot; -k -p 0 -v 100 -w &quot;tool.mp3&quot; -t &quot;AAA tool&quot;">
            <text:p>"C:\Program Files (x86)\Balabolka\cli\balcon.exe" -n "Microsoft Heera Mobile" -k -p 0 -v 100 -w "tool.mp3" -t "AAA tool"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tal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2]&amp;&quot;.mp3&quot;&quot; -t &quot;&quot;AAA &quot;&amp;[.B842]&amp;&quot;&quot;&quot;&quot;" office:value-type="string" office:string-value="&quot;C:\Program Files (x86)\Balabolka\cli\balcon.exe&quot; -n &quot;Microsoft Heera Mobile&quot; -k -p 0 -v 100 -w &quot;talking.mp3&quot; -t &quot;AAA talking&quot;">
            <text:p>"C:\Program Files (x86)\Balabolka\cli\balcon.exe" -n "Microsoft Heera Mobile" -k -p 0 -v 100 -w "talking.mp3" -t "AAA talking"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is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3]&amp;&quot;.mp3&quot;&quot; -t &quot;&quot;AAA &quot;&amp;[.B843]&amp;&quot;&quot;&quot;&quot;" office:value-type="string" office:string-value="&quot;C:\Program Files (x86)\Balabolka\cli\balcon.exe&quot; -n &quot;Microsoft Heera Mobile&quot; -k -p 0 -v 100 -w &quot;isn't.mp3&quot; -t &quot;AAA isn't&quot;">
            <text:p>"C:\Program Files (x86)\Balabolka\cli\balcon.exe" -n "Microsoft Heera Mobile" -k -p 0 -v 100 -w "isn't.mp3" -t "AAA isn't"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thous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4]&amp;&quot;.mp3&quot;&quot; -t &quot;&quot;AAA &quot;&amp;[.B844]&amp;&quot;&quot;&quot;&quot;" office:value-type="string" office:string-value="&quot;C:\Program Files (x86)\Balabolka\cli\balcon.exe&quot; -n &quot;Microsoft Heera Mobile&quot; -k -p 0 -v 100 -w &quot;thousand.mp3&quot; -t &quot;AAA thousand&quot;">
            <text:p>"C:\Program Files (x86)\Balabolka\cli\balcon.exe" -n "Microsoft Heera Mobile" -k -p 0 -v 100 -w "thousand.mp3" -t "AAA thousand"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ig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5]&amp;&quot;.mp3&quot;&quot; -t &quot;&quot;AAA &quot;&amp;[.B845]&amp;&quot;&quot;&quot;&quot;" office:value-type="string" office:string-value="&quot;C:\Program Files (x86)\Balabolka\cli\balcon.exe&quot; -n &quot;Microsoft Heera Mobile&quot; -k -p 0 -v 100 -w &quot;sign.mp3&quot; -t &quot;AAA sign&quot;">
            <text:p>"C:\Program Files (x86)\Balabolka\cli\balcon.exe" -n "Microsoft Heera Mobile" -k -p 0 -v 100 -w "sign.mp3" -t "AAA sign"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examp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6]&amp;&quot;.mp3&quot;&quot; -t &quot;&quot;AAA &quot;&amp;[.B846]&amp;&quot;&quot;&quot;&quot;" office:value-type="string" office:string-value="&quot;C:\Program Files (x86)\Balabolka\cli\balcon.exe&quot; -n &quot;Microsoft Heera Mobile&quot; -k -p 0 -v 100 -w &quot;examples.mp3&quot; -t &quot;AAA examples&quot;">
            <text:p>"C:\Program Files (x86)\Balabolka\cli\balcon.exe" -n "Microsoft Heera Mobile" -k -p 0 -v 100 -w "examples.mp3" -t "AAA examples"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gu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7]&amp;&quot;.mp3&quot;&quot; -t &quot;&quot;AAA &quot;&amp;[.B847]&amp;&quot;&quot;&quot;&quot;" office:value-type="string" office:string-value="&quot;C:\Program Files (x86)\Balabolka\cli\balcon.exe&quot; -n &quot;Microsoft Heera Mobile&quot; -k -p 0 -v 100 -w &quot;guess.mp3&quot; -t &quot;AAA guess&quot;">
            <text:p>"C:\Program Files (x86)\Balabolka\cli\balcon.exe" -n "Microsoft Heera Mobile" -k -p 0 -v 100 -w "guess.mp3" -t "AAA guess"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beg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8]&amp;&quot;.mp3&quot;&quot; -t &quot;&quot;AAA &quot;&amp;[.B848]&amp;&quot;&quot;&quot;&quot;" office:value-type="string" office:string-value="&quot;C:\Program Files (x86)\Balabolka\cli\balcon.exe&quot; -n &quot;Microsoft Heera Mobile&quot; -k -p 0 -v 100 -w &quot;begins.mp3&quot; -t &quot;AAA begins&quot;">
            <text:p>"C:\Program Files (x86)\Balabolka\cli\balcon.exe" -n "Microsoft Heera Mobile" -k -p 0 -v 100 -w "begins.mp3" -t "AAA begins"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vari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49]&amp;&quot;.mp3&quot;&quot; -t &quot;&quot;AAA &quot;&amp;[.B849]&amp;&quot;&quot;&quot;&quot;" office:value-type="string" office:string-value="&quot;C:\Program Files (x86)\Balabolka\cli\balcon.exe&quot; -n &quot;Microsoft Heera Mobile&quot; -k -p 0 -v 100 -w &quot;various.mp3&quot; -t &quot;AAA various&quot;">
            <text:p>"C:\Program Files (x86)\Balabolka\cli\balcon.exe" -n "Microsoft Heera Mobile" -k -p 0 -v 100 -w "various.mp3" -t "AAA various"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r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0]&amp;&quot;.mp3&quot;&quot; -t &quot;&quot;AAA &quot;&amp;[.B850]&amp;&quot;&quot;&quot;&quot;" office:value-type="string" office:string-value="&quot;C:\Program Files (x86)\Balabolka\cli\balcon.exe&quot; -n &quot;Microsoft Heera Mobile&quot; -k -p 0 -v 100 -w &quot;race.mp3&quot; -t &quot;AAA race&quot;">
            <text:p>"C:\Program Files (x86)\Balabolka\cli\balcon.exe" -n "Microsoft Heera Mobile" -k -p 0 -v 100 -w "race.mp3" -t "AAA race"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develo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1]&amp;&quot;.mp3&quot;&quot; -t &quot;&quot;AAA &quot;&amp;[.B851]&amp;&quot;&quot;&quot;&quot;" office:value-type="string" office:string-value="&quot;C:\Program Files (x86)\Balabolka\cli\balcon.exe&quot; -n &quot;Microsoft Heera Mobile&quot; -k -p 0 -v 100 -w &quot;developed.mp3&quot; -t &quot;AAA developed&quot;">
            <text:p>"C:\Program Files (x86)\Balabolka\cli\balcon.exe" -n "Microsoft Heera Mobile" -k -p 0 -v 100 -w "developed.mp3" -t "AAA developed"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b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2]&amp;&quot;.mp3&quot;&quot; -t &quot;&quot;AAA &quot;&amp;[.B852]&amp;&quot;&quot;&quot;&quot;" office:value-type="string" office:string-value="&quot;C:\Program Files (x86)\Balabolka\cli\balcon.exe&quot; -n &quot;Microsoft Heera Mobile&quot; -k -p 0 -v 100 -w &quot;bit.mp3&quot; -t &quot;AAA bit&quot;">
            <text:p>"C:\Program Files (x86)\Balabolka\cli\balcon.exe" -n "Microsoft Heera Mobile" -k -p 0 -v 100 -w "bit.mp3" -t "AAA bit"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loth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3]&amp;&quot;.mp3&quot;&quot; -t &quot;&quot;AAA &quot;&amp;[.B853]&amp;&quot;&quot;&quot;&quot;" office:value-type="string" office:string-value="&quot;C:\Program Files (x86)\Balabolka\cli\balcon.exe&quot; -n &quot;Microsoft Heera Mobile&quot; -k -p 0 -v 100 -w &quot;clothes.mp3&quot; -t &quot;AAA clothes&quot;">
            <text:p>"C:\Program Files (x86)\Balabolka\cli\balcon.exe" -n "Microsoft Heera Mobile" -k -p 0 -v 100 -w "clothes.mp3" -t "AAA clothes"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u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4]&amp;&quot;.mp3&quot;&quot; -t &quot;&quot;AAA &quot;&amp;[.B854]&amp;&quot;&quot;&quot;&quot;" office:value-type="string" office:string-value="&quot;C:\Program Files (x86)\Balabolka\cli\balcon.exe&quot; -n &quot;Microsoft Heera Mobile&quot; -k -p 0 -v 100 -w &quot;uses.mp3&quot; -t &quot;AAA uses&quot;">
            <text:p>"C:\Program Files (x86)\Balabolka\cli\balcon.exe" -n "Microsoft Heera Mobile" -k -p 0 -v 100 -w "uses.mp3" -t "AAA uses"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resul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5]&amp;&quot;.mp3&quot;&quot; -t &quot;&quot;AAA &quot;&amp;[.B855]&amp;&quot;&quot;&quot;&quot;" office:value-type="string" office:string-value="&quot;C:\Program Files (x86)\Balabolka\cli\balcon.exe&quot; -n &quot;Microsoft Heera Mobile&quot; -k -p 0 -v 100 -w &quot;result.mp3&quot; -t &quot;AAA result&quot;">
            <text:p>"C:\Program Files (x86)\Balabolka\cli\balcon.exe" -n "Microsoft Heera Mobile" -k -p 0 -v 100 -w "result.mp3" -t "AAA result"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grea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6]&amp;&quot;.mp3&quot;&quot; -t &quot;&quot;AAA &quot;&amp;[.B856]&amp;&quot;&quot;&quot;&quot;" office:value-type="string" office:string-value="&quot;C:\Program Files (x86)\Balabolka\cli\balcon.exe&quot; -n &quot;Microsoft Heera Mobile&quot; -k -p 0 -v 100 -w &quot;greater.mp3&quot; -t &quot;AAA greater&quot;">
            <text:p>"C:\Program Files (x86)\Balabolka\cli\balcon.exe" -n "Microsoft Heera Mobile" -k -p 0 -v 100 -w "greater.mp3" -t "AAA greater"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fiel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7]&amp;&quot;.mp3&quot;&quot; -t &quot;&quot;AAA &quot;&amp;[.B857]&amp;&quot;&quot;&quot;&quot;" office:value-type="string" office:string-value="&quot;C:\Program Files (x86)\Balabolka\cli\balcon.exe&quot; -n &quot;Microsoft Heera Mobile&quot; -k -p 0 -v 100 -w &quot;fields.mp3&quot; -t &quot;AAA fields&quot;">
            <text:p>"C:\Program Files (x86)\Balabolka\cli\balcon.exe" -n "Microsoft Heera Mobile" -k -p 0 -v 100 -w "fields.mp3" -t "AAA fields"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N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8]&amp;&quot;.mp3&quot;&quot; -t &quot;&quot;AAA &quot;&amp;[.B858]&amp;&quot;&quot;&quot;&quot;" office:value-type="string" office:string-value="&quot;C:\Program Files (x86)\Balabolka\cli\balcon.exe&quot; -n &quot;Microsoft Heera Mobile&quot; -k -p 0 -v 100 -w &quot;New.mp3&quot; -t &quot;AAA New&quot;">
            <text:p>"C:\Program Files (x86)\Balabolka\cli\balcon.exe" -n "Microsoft Heera Mobile" -k -p 0 -v 100 -w "New.mp3" -t "AAA New"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bro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59]&amp;&quot;.mp3&quot;&quot; -t &quot;&quot;AAA &quot;&amp;[.B859]&amp;&quot;&quot;&quot;&quot;" office:value-type="string" office:string-value="&quot;C:\Program Files (x86)\Balabolka\cli\balcon.exe&quot; -n &quot;Microsoft Heera Mobile&quot; -k -p 0 -v 100 -w &quot;brother.mp3&quot; -t &quot;AAA brother&quot;">
            <text:p>"C:\Program Files (x86)\Balabolka\cli\balcon.exe" -n "Microsoft Heera Mobile" -k -p 0 -v 100 -w "brother.mp3" -t "AAA brother"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addi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0]&amp;&quot;.mp3&quot;&quot; -t &quot;&quot;AAA &quot;&amp;[.B860]&amp;&quot;&quot;&quot;&quot;" office:value-type="string" office:string-value="&quot;C:\Program Files (x86)\Balabolka\cli\balcon.exe&quot; -n &quot;Microsoft Heera Mobile&quot; -k -p 0 -v 100 -w &quot;addition.mp3&quot; -t &quot;AAA addition&quot;">
            <text:p>"C:\Program Files (x86)\Balabolka\cli\balcon.exe" -n "Microsoft Heera Mobile" -k -p 0 -v 100 -w "addition.mp3" -t "AAA addition"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form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1]&amp;&quot;.mp3&quot;&quot; -t &quot;&quot;AAA &quot;&amp;[.B861]&amp;&quot;&quot;&quot;&quot;" office:value-type="string" office:string-value="&quot;C:\Program Files (x86)\Balabolka\cli\balcon.exe&quot; -n &quot;Microsoft Heera Mobile&quot; -k -p 0 -v 100 -w &quot;format.mp3&quot; -t &quot;AAA format&quot;">
            <text:p>"C:\Program Files (x86)\Balabolka\cli\balcon.exe" -n "Microsoft Heera Mobile" -k -p 0 -v 100 -w "format.mp3" -t "AAA format"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tat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2]&amp;&quot;.mp3&quot;&quot; -t &quot;&quot;AAA &quot;&amp;[.B862]&amp;&quot;&quot;&quot;&quot;" office:value-type="string" office:string-value="&quot;C:\Program Files (x86)\Balabolka\cli\balcon.exe&quot; -n &quot;Microsoft Heera Mobile&quot; -k -p 0 -v 100 -w &quot;states.mp3&quot; -t &quot;AAA states&quot;">
            <text:p>"C:\Program Files (x86)\Balabolka\cli\balcon.exe" -n "Microsoft Heera Mobile" -k -p 0 -v 100 -w "states.mp3" -t "AAA states"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d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3]&amp;&quot;.mp3&quot;&quot; -t &quot;&quot;AAA &quot;&amp;[.B863]&amp;&quot;&quot;&quot;&quot;" office:value-type="string" office:string-value="&quot;C:\Program Files (x86)\Balabolka\cli\balcon.exe&quot; -n &quot;Microsoft Heera Mobile&quot; -k -p 0 -v 100 -w &quot;dead.mp3&quot; -t &quot;AAA dead&quot;">
            <text:p>"C:\Program Files (x86)\Balabolka\cli\balcon.exe" -n "Microsoft Heera Mobile" -k -p 0 -v 100 -w "dead.mp3" -t "AAA dead"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we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4]&amp;&quot;.mp3&quot;&quot; -t &quot;&quot;AAA &quot;&amp;[.B864]&amp;&quot;&quot;&quot;&quot;" office:value-type="string" office:string-value="&quot;C:\Program Files (x86)\Balabolka\cli\balcon.exe&quot; -n &quot;Microsoft Heera Mobile&quot; -k -p 0 -v 100 -w &quot;weight.mp3&quot; -t &quot;AAA weight&quot;">
            <text:p>"C:\Program Files (x86)\Balabolka\cli\balcon.exe" -n "Microsoft Heera Mobile" -k -p 0 -v 100 -w "weight.mp3" -t "AAA weight"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th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5]&amp;&quot;.mp3&quot;&quot; -t &quot;&quot;AAA &quot;&amp;[.B865]&amp;&quot;&quot;&quot;&quot;" office:value-type="string" office:string-value="&quot;C:\Program Files (x86)\Balabolka\cli\balcon.exe&quot; -n &quot;Microsoft Heera Mobile&quot; -k -p 0 -v 100 -w &quot;thin.mp3&quot; -t &quot;AAA thin&quot;">
            <text:p>"C:\Program Files (x86)\Balabolka\cli\balcon.exe" -n "Microsoft Heera Mobile" -k -p 0 -v 100 -w "thin.mp3" -t "AAA thin"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t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6]&amp;&quot;.mp3&quot;&quot; -t &quot;&quot;AAA &quot;&amp;[.B866]&amp;&quot;&quot;&quot;&quot;" office:value-type="string" office:string-value="&quot;C:\Program Files (x86)\Balabolka\cli\balcon.exe&quot; -n &quot;Microsoft Heera Mobile&quot; -k -p 0 -v 100 -w &quot;stone.mp3&quot; -t &quot;AAA stone&quot;">
            <text:p>"C:\Program Files (x86)\Balabolka\cli\balcon.exe" -n "Microsoft Heera Mobile" -k -p 0 -v 100 -w "stone.mp3" -t "AAA stone"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h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7]&amp;&quot;.mp3&quot;&quot; -t &quot;&quot;AAA &quot;&amp;[.B867]&amp;&quot;&quot;&quot;&quot;" office:value-type="string" office:string-value="&quot;C:\Program Files (x86)\Balabolka\cli\balcon.exe&quot; -n &quot;Microsoft Heera Mobile&quot; -k -p 0 -v 100 -w &quot;hit.mp3&quot; -t &quot;AAA hit&quot;">
            <text:p>"C:\Program Files (x86)\Balabolka\cli\balcon.exe" -n "Microsoft Heera Mobile" -k -p 0 -v 100 -w "hit.mp3" -t "AAA hit"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wif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8]&amp;&quot;.mp3&quot;&quot; -t &quot;&quot;AAA &quot;&amp;[.B868]&amp;&quot;&quot;&quot;&quot;" office:value-type="string" office:string-value="&quot;C:\Program Files (x86)\Balabolka\cli\balcon.exe&quot; -n &quot;Microsoft Heera Mobile&quot; -k -p 0 -v 100 -w &quot;wife.mp3&quot; -t &quot;AAA wife&quot;">
            <text:p>"C:\Program Files (x86)\Balabolka\cli\balcon.exe" -n "Microsoft Heera Mobile" -k -p 0 -v 100 -w "wife.mp3" -t "AAA wife"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play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69]&amp;&quot;.mp3&quot;&quot; -t &quot;&quot;AAA &quot;&amp;[.B869]&amp;&quot;&quot;&quot;&quot;" office:value-type="string" office:string-value="&quot;C:\Program Files (x86)\Balabolka\cli\balcon.exe&quot; -n &quot;Microsoft Heera Mobile&quot; -k -p 0 -v 100 -w &quot;played.mp3&quot; -t &quot;AAA played&quot;">
            <text:p>"C:\Program Files (x86)\Balabolka\cli\balcon.exe" -n "Microsoft Heera Mobile" -k -p 0 -v 100 -w "played.mp3" -t "AAA played"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isl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0]&amp;&quot;.mp3&quot;&quot; -t &quot;&quot;AAA &quot;&amp;[.B870]&amp;&quot;&quot;&quot;&quot;" office:value-type="string" office:string-value="&quot;C:\Program Files (x86)\Balabolka\cli\balcon.exe&quot; -n &quot;Microsoft Heera Mobile&quot; -k -p 0 -v 100 -w &quot;island.mp3&quot; -t &quot;AAA island&quot;">
            <text:p>"C:\Program Files (x86)\Balabolka\cli\balcon.exe" -n "Microsoft Heera Mobile" -k -p 0 -v 100 -w "island.mp3" -t "AAA island"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stan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1]&amp;&quot;.mp3&quot;&quot; -t &quot;&quot;AAA &quot;&amp;[.B871]&amp;&quot;&quot;&quot;&quot;" office:value-type="string" office:string-value="&quot;C:\Program Files (x86)\Balabolka\cli\balcon.exe&quot; -n &quot;Microsoft Heera Mobile&quot; -k -p 0 -v 100 -w &quot;standing.mp3&quot; -t &quot;AAA standing&quot;">
            <text:p>"C:\Program Files (x86)\Balabolka\cli\balcon.exe" -n "Microsoft Heera Mobile" -k -p 0 -v 100 -w "standing.mp3" -t "AAA standing"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there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2]&amp;&quot;.mp3&quot;&quot; -t &quot;&quot;AAA &quot;&amp;[.B872]&amp;&quot;&quot;&quot;&quot;" office:value-type="string" office:string-value="&quot;C:\Program Files (x86)\Balabolka\cli\balcon.exe&quot; -n &quot;Microsoft Heera Mobile&quot; -k -p 0 -v 100 -w &quot;there's.mp3&quot; -t &quot;AAA there's&quot;">
            <text:p>"C:\Program Files (x86)\Balabolka\cli\balcon.exe" -n "Microsoft Heera Mobile" -k -p 0 -v 100 -w "there's.mp3" -t "AAA there's"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we'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3]&amp;&quot;.mp3&quot;&quot; -t &quot;&quot;AAA &quot;&amp;[.B873]&amp;&quot;&quot;&quot;&quot;" office:value-type="string" office:string-value="&quot;C:\Program Files (x86)\Balabolka\cli\balcon.exe&quot; -n &quot;Microsoft Heera Mobile&quot; -k -p 0 -v 100 -w &quot;we'll.mp3&quot; -t &quot;AAA we'll&quot;">
            <text:p>"C:\Program Files (x86)\Balabolka\cli\balcon.exe" -n "Microsoft Heera Mobile" -k -p 0 -v 100 -w "we'll.mp3" -t "AAA we'll"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oppos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4]&amp;&quot;.mp3&quot;&quot; -t &quot;&quot;AAA &quot;&amp;[.B874]&amp;&quot;&quot;&quot;&quot;" office:value-type="string" office:string-value="&quot;C:\Program Files (x86)\Balabolka\cli\balcon.exe&quot; -n &quot;Microsoft Heera Mobile&quot; -k -p 0 -v 100 -w &quot;opposite.mp3&quot; -t &quot;AAA opposite&quot;">
            <text:p>"C:\Program Files (x86)\Balabolka\cli\balcon.exe" -n "Microsoft Heera Mobile" -k -p 0 -v 100 -w "opposite.mp3" -t "AAA opposite"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bo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5]&amp;&quot;.mp3&quot;&quot; -t &quot;&quot;AAA &quot;&amp;[.B875]&amp;&quot;&quot;&quot;&quot;" office:value-type="string" office:string-value="&quot;C:\Program Files (x86)\Balabolka\cli\balcon.exe&quot; -n &quot;Microsoft Heera Mobile&quot; -k -p 0 -v 100 -w &quot;born.mp3&quot; -t &quot;AAA born&quot;">
            <text:p>"C:\Program Files (x86)\Balabolka\cli\balcon.exe" -n "Microsoft Heera Mobile" -k -p 0 -v 100 -w "born.mp3" -t "AAA born"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en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6]&amp;&quot;.mp3&quot;&quot; -t &quot;&quot;AAA &quot;&amp;[.B876]&amp;&quot;&quot;&quot;&quot;" office:value-type="string" office:string-value="&quot;C:\Program Files (x86)\Balabolka\cli\balcon.exe&quot; -n &quot;Microsoft Heera Mobile&quot; -k -p 0 -v 100 -w &quot;sense.mp3&quot; -t &quot;AAA sense&quot;">
            <text:p>"C:\Program Files (x86)\Balabolka\cli\balcon.exe" -n "Microsoft Heera Mobile" -k -p 0 -v 100 -w "sense.mp3" -t "AAA sense"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cat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7]&amp;&quot;.mp3&quot;&quot; -t &quot;&quot;AAA &quot;&amp;[.B877]&amp;&quot;&quot;&quot;&quot;" office:value-type="string" office:string-value="&quot;C:\Program Files (x86)\Balabolka\cli\balcon.exe&quot; -n &quot;Microsoft Heera Mobile&quot; -k -p 0 -v 100 -w &quot;cattle.mp3&quot; -t &quot;AAA cattle&quot;">
            <text:p>"C:\Program Files (x86)\Balabolka\cli\balcon.exe" -n "Microsoft Heera Mobile" -k -p 0 -v 100 -w "cattle.mp3" -t "AAA cattle"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mill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8]&amp;&quot;.mp3&quot;&quot; -t &quot;&quot;AAA &quot;&amp;[.B878]&amp;&quot;&quot;&quot;&quot;" office:value-type="string" office:string-value="&quot;C:\Program Files (x86)\Balabolka\cli\balcon.exe&quot; -n &quot;Microsoft Heera Mobile&quot; -k -p 0 -v 100 -w &quot;million.mp3&quot; -t &quot;AAA million&quot;">
            <text:p>"C:\Program Files (x86)\Balabolka\cli\balcon.exe" -n "Microsoft Heera Mobile" -k -p 0 -v 100 -w "million.mp3" -t "AAA million"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any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79]&amp;&quot;.mp3&quot;&quot; -t &quot;&quot;AAA &quot;&amp;[.B879]&amp;&quot;&quot;&quot;&quot;" office:value-type="string" office:string-value="&quot;C:\Program Files (x86)\Balabolka\cli\balcon.exe&quot; -n &quot;Microsoft Heera Mobile&quot; -k -p 0 -v 100 -w &quot;anyone.mp3&quot; -t &quot;AAA anyone&quot;">
            <text:p>"C:\Program Files (x86)\Balabolka\cli\balcon.exe" -n "Microsoft Heera Mobile" -k -p 0 -v 100 -w "anyone.mp3" -t "AAA anyone"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ru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0]&amp;&quot;.mp3&quot;&quot; -t &quot;&quot;AAA &quot;&amp;[.B880]&amp;&quot;&quot;&quot;&quot;" office:value-type="string" office:string-value="&quot;C:\Program Files (x86)\Balabolka\cli\balcon.exe&quot; -n &quot;Microsoft Heera Mobile&quot; -k -p 0 -v 100 -w &quot;rule.mp3&quot; -t &quot;AAA rule&quot;">
            <text:p>"C:\Program Files (x86)\Balabolka\cli\balcon.exe" -n "Microsoft Heera Mobile" -k -p 0 -v 100 -w "rule.mp3" -t "AAA rule"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ed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1]&amp;&quot;.mp3&quot;&quot; -t &quot;&quot;AAA &quot;&amp;[.B881]&amp;&quot;&quot;&quot;&quot;" office:value-type="string" office:string-value="&quot;C:\Program Files (x86)\Balabolka\cli\balcon.exe&quot; -n &quot;Microsoft Heera Mobile&quot; -k -p 0 -v 100 -w &quot;edit.mp3&quot; -t &quot;AAA edit&quot;">
            <text:p>"C:\Program Files (x86)\Balabolka\cli\balcon.exe" -n "Microsoft Heera Mobile" -k -p 0 -v 100 -w "edit.mp3" -t "AAA edit"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hel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2]&amp;&quot;.mp3&quot;&quot; -t &quot;&quot;AAA &quot;&amp;[.B882]&amp;&quot;&quot;&quot;&quot;" office:value-type="string" office:string-value="&quot;C:\Program Files (x86)\Balabolka\cli\balcon.exe&quot; -n &quot;Microsoft Heera Mobile&quot; -k -p 0 -v 100 -w &quot;helps.mp3&quot; -t &quot;AAA helps&quot;">
            <text:p>"C:\Program Files (x86)\Balabolka\cli\balcon.exe" -n "Microsoft Heera Mobile" -k -p 0 -v 100 -w "helps.mp3" -t "AAA helps"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farm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3]&amp;&quot;.mp3&quot;&quot; -t &quot;&quot;AAA &quot;&amp;[.B883]&amp;&quot;&quot;&quot;&quot;" office:value-type="string" office:string-value="&quot;C:\Program Files (x86)\Balabolka\cli\balcon.exe&quot; -n &quot;Microsoft Heera Mobile&quot; -k -p 0 -v 100 -w &quot;farmers.mp3&quot; -t &quot;AAA farmers&quot;">
            <text:p>"C:\Program Files (x86)\Balabolka\cli\balcon.exe" -n "Microsoft Heera Mobile" -k -p 0 -v 100 -w "farmers.mp3" -t "AAA farmers"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afra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4]&amp;&quot;.mp3&quot;&quot; -t &quot;&quot;AAA &quot;&amp;[.B884]&amp;&quot;&quot;&quot;&quot;" office:value-type="string" office:string-value="&quot;C:\Program Files (x86)\Balabolka\cli\balcon.exe&quot; -n &quot;Microsoft Heera Mobile&quot; -k -p 0 -v 100 -w &quot;afraid.mp3&quot; -t &quot;AAA afraid&quot;">
            <text:p>"C:\Program Files (x86)\Balabolka\cli\balcon.exe" -n "Microsoft Heera Mobile" -k -p 0 -v 100 -w "afraid.mp3" -t "AAA afraid"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wom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5]&amp;&quot;.mp3&quot;&quot; -t &quot;&quot;AAA &quot;&amp;[.B885]&amp;&quot;&quot;&quot;&quot;" office:value-type="string" office:string-value="&quot;C:\Program Files (x86)\Balabolka\cli\balcon.exe&quot; -n &quot;Microsoft Heera Mobile&quot; -k -p 0 -v 100 -w &quot;women.mp3&quot; -t &quot;AAA women&quot;">
            <text:p>"C:\Program Files (x86)\Balabolka\cli\balcon.exe" -n "Microsoft Heera Mobile" -k -p 0 -v 100 -w "women.mp3" -t "AAA women"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produ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6]&amp;&quot;.mp3&quot;&quot; -t &quot;&quot;AAA &quot;&amp;[.B886]&amp;&quot;&quot;&quot;&quot;" office:value-type="string" office:string-value="&quot;C:\Program Files (x86)\Balabolka\cli\balcon.exe&quot; -n &quot;Microsoft Heera Mobile&quot; -k -p 0 -v 100 -w &quot;produce.mp3&quot; -t &quot;AAA produce&quot;">
            <text:p>"C:\Program Files (x86)\Balabolka\cli\balcon.exe" -n "Microsoft Heera Mobile" -k -p 0 -v 100 -w "produce.mp3" -t "AAA produce"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pu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7]&amp;&quot;.mp3&quot;&quot; -t &quot;&quot;AAA &quot;&amp;[.B887]&amp;&quot;&quot;&quot;&quot;" office:value-type="string" office:string-value="&quot;C:\Program Files (x86)\Balabolka\cli\balcon.exe&quot; -n &quot;Microsoft Heera Mobile&quot; -k -p 0 -v 100 -w &quot;pull.mp3&quot; -t &quot;AAA pull&quot;">
            <text:p>"C:\Program Files (x86)\Balabolka\cli\balcon.exe" -n "Microsoft Heera Mobile" -k -p 0 -v 100 -w "pull.mp3" -t "AAA pull"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8]&amp;&quot;.mp3&quot;&quot; -t &quot;&quot;AAA &quot;&amp;[.B888]&amp;&quot;&quot;&quot;&quot;" office:value-type="string" office:string-value="&quot;C:\Program Files (x86)\Balabolka\cli\balcon.exe&quot; -n &quot;Microsoft Heera Mobile&quot; -k -p 0 -v 100 -w &quot;son.mp3&quot; -t &quot;AAA son&quot;">
            <text:p>"C:\Program Files (x86)\Balabolka\cli\balcon.exe" -n "Microsoft Heera Mobile" -k -p 0 -v 100 -w "son.mp3" -t "AAA son"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me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89]&amp;&quot;.mp3&quot;&quot; -t &quot;&quot;AAA &quot;&amp;[.B889]&amp;&quot;&quot;&quot;&quot;" office:value-type="string" office:string-value="&quot;C:\Program Files (x86)\Balabolka\cli\balcon.exe&quot; -n &quot;Microsoft Heera Mobile&quot; -k -p 0 -v 100 -w &quot;meant.mp3&quot; -t &quot;AAA meant&quot;">
            <text:p>"C:\Program Files (x86)\Balabolka\cli\balcon.exe" -n "Microsoft Heera Mobile" -k -p 0 -v 100 -w "meant.mp3" -t "AAA meant"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brok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0]&amp;&quot;.mp3&quot;&quot; -t &quot;&quot;AAA &quot;&amp;[.B890]&amp;&quot;&quot;&quot;&quot;" office:value-type="string" office:string-value="&quot;C:\Program Files (x86)\Balabolka\cli\balcon.exe&quot; -n &quot;Microsoft Heera Mobile&quot; -k -p 0 -v 100 -w &quot;broken.mp3&quot; -t &quot;AAA broken&quot;">
            <text:p>"C:\Program Files (x86)\Balabolka\cli\balcon.exe" -n "Microsoft Heera Mobile" -k -p 0 -v 100 -w "broken.mp3" -t "AAA broken"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inter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1]&amp;&quot;.mp3&quot;&quot; -t &quot;&quot;AAA &quot;&amp;[.B891]&amp;&quot;&quot;&quot;&quot;" office:value-type="string" office:string-value="&quot;C:\Program Files (x86)\Balabolka\cli\balcon.exe&quot; -n &quot;Microsoft Heera Mobile&quot; -k -p 0 -v 100 -w &quot;interest.mp3&quot; -t &quot;AAA interest&quot;">
            <text:p>"C:\Program Files (x86)\Balabolka\cli\balcon.exe" -n "Microsoft Heera Mobile" -k -p 0 -v 100 -w "interest.mp3" -t "AAA interest"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e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2]&amp;&quot;.mp3&quot;&quot; -t &quot;&quot;AAA &quot;&amp;[.B892]&amp;&quot;&quot;&quot;&quot;" office:value-type="string" office:string-value="&quot;C:\Program Files (x86)\Balabolka\cli\balcon.exe&quot; -n &quot;Microsoft Heera Mobile&quot; -k -p 0 -v 100 -w &quot;ends.mp3&quot; -t &quot;AAA ends&quot;">
            <text:p>"C:\Program Files (x86)\Balabolka\cli\balcon.exe" -n "Microsoft Heera Mobile" -k -p 0 -v 100 -w "ends.mp3" -t "AAA ends"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woo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3]&amp;&quot;.mp3&quot;&quot; -t &quot;&quot;AAA &quot;&amp;[.B893]&amp;&quot;&quot;&quot;&quot;" office:value-type="string" office:string-value="&quot;C:\Program Files (x86)\Balabolka\cli\balcon.exe&quot; -n &quot;Microsoft Heera Mobile&quot; -k -p 0 -v 100 -w &quot;woods.mp3&quot; -t &quot;AAA woods&quot;">
            <text:p>"C:\Program Files (x86)\Balabolka\cli\balcon.exe" -n "Microsoft Heera Mobile" -k -p 0 -v 100 -w "woods.mp3" -t "AAA woods"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Hen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4]&amp;&quot;.mp3&quot;&quot; -t &quot;&quot;AAA &quot;&amp;[.B894]&amp;&quot;&quot;&quot;&quot;" office:value-type="string" office:string-value="&quot;C:\Program Files (x86)\Balabolka\cli\balcon.exe&quot; -n &quot;Microsoft Heera Mobile&quot; -k -p 0 -v 100 -w &quot;Henry.mp3&quot; -t &quot;AAA Henry&quot;">
            <text:p>"C:\Program Files (x86)\Balabolka\cli\balcon.exe" -n "Microsoft Heera Mobile" -k -p 0 -v 100 -w "Henry.mp3" -t "AAA Henry"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ch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5]&amp;&quot;.mp3&quot;&quot; -t &quot;&quot;AAA &quot;&amp;[.B895]&amp;&quot;&quot;&quot;&quot;" office:value-type="string" office:string-value="&quot;C:\Program Files (x86)\Balabolka\cli\balcon.exe&quot; -n &quot;Microsoft Heera Mobile&quot; -k -p 0 -v 100 -w &quot;chance.mp3&quot; -t &quot;AAA chance&quot;">
            <text:p>"C:\Program Files (x86)\Balabolka\cli\balcon.exe" -n "Microsoft Heera Mobile" -k -p 0 -v 100 -w "chance.mp3" -t "AAA chance"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hom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6]&amp;&quot;.mp3&quot;&quot; -t &quot;&quot;AAA &quot;&amp;[.B896]&amp;&quot;&quot;&quot;&quot;" office:value-type="string" office:string-value="&quot;C:\Program Files (x86)\Balabolka\cli\balcon.exe&quot; -n &quot;Microsoft Heera Mobile&quot; -k -p 0 -v 100 -w &quot;homes.mp3&quot; -t &quot;AAA homes&quot;">
            <text:p>"C:\Program Files (x86)\Balabolka\cli\balcon.exe" -n "Microsoft Heera Mobile" -k -p 0 -v 100 -w "homes.mp3" -t "AAA homes"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thi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7]&amp;&quot;.mp3&quot;&quot; -t &quot;&quot;AAA &quot;&amp;[.B897]&amp;&quot;&quot;&quot;&quot;" office:value-type="string" office:string-value="&quot;C:\Program Files (x86)\Balabolka\cli\balcon.exe&quot; -n &quot;Microsoft Heera Mobile&quot; -k -p 0 -v 100 -w &quot;thick.mp3&quot; -t &quot;AAA thick&quot;">
            <text:p>"C:\Program Files (x86)\Balabolka\cli\balcon.exe" -n "Microsoft Heera Mobile" -k -p 0 -v 100 -w "thick.mp3" -t "AAA thick"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s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8]&amp;&quot;.mp3&quot;&quot; -t &quot;&quot;AAA &quot;&amp;[.B898]&amp;&quot;&quot;&quot;&quot;" office:value-type="string" office:string-value="&quot;C:\Program Files (x86)\Balabolka\cli\balcon.exe&quot; -n &quot;Microsoft Heera Mobile&quot; -k -p 0 -v 100 -w &quot;sight.mp3&quot; -t &quot;AAA sight&quot;">
            <text:p>"C:\Program Files (x86)\Balabolka\cli\balcon.exe" -n "Microsoft Heera Mobile" -k -p 0 -v 100 -w "sight.mp3" -t "AAA sight"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pret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899]&amp;&quot;.mp3&quot;&quot; -t &quot;&quot;AAA &quot;&amp;[.B899]&amp;&quot;&quot;&quot;&quot;" office:value-type="string" office:string-value="&quot;C:\Program Files (x86)\Balabolka\cli\balcon.exe&quot; -n &quot;Microsoft Heera Mobile&quot; -k -p 0 -v 100 -w &quot;pretty.mp3&quot; -t &quot;AAA pretty&quot;">
            <text:p>"C:\Program Files (x86)\Balabolka\cli\balcon.exe" -n "Microsoft Heera Mobile" -k -p 0 -v 100 -w "pretty.mp3" -t "AAA pretty"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us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0]&amp;&quot;.mp3&quot;&quot; -t &quot;&quot;AAA &quot;&amp;[.B900]&amp;&quot;&quot;&quot;&quot;" office:value-type="string" office:string-value="&quot;C:\Program Files (x86)\Balabolka\cli\balcon.exe&quot; -n &quot;Microsoft Heera Mobile&quot; -k -p 0 -v 100 -w &quot;dusk.mp3&quot; -t &quot;AAA dusk&quot;">
            <text:p>"C:\Program Files (x86)\Balabolka\cli\balcon.exe" -n "Microsoft Heera Mobile" -k -p 0 -v 100 -w "dusk.mp3" -t "AAA dusk"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tr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1]&amp;&quot;.mp3&quot;&quot; -t &quot;&quot;AAA &quot;&amp;[.B901]&amp;&quot;&quot;&quot;&quot;" office:value-type="string" office:string-value="&quot;C:\Program Files (x86)\Balabolka\cli\balcon.exe&quot; -n &quot;Microsoft Heera Mobile&quot; -k -p 0 -v 100 -w &quot;train.mp3&quot; -t &quot;AAA train&quot;">
            <text:p>"C:\Program Files (x86)\Balabolka\cli\balcon.exe" -n "Microsoft Heera Mobile" -k -p 0 -v 100 -w "train.mp3" -t "AAA train"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se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2]&amp;&quot;.mp3&quot;&quot; -t &quot;&quot;AAA &quot;&amp;[.B902]&amp;&quot;&quot;&quot;&quot;" office:value-type="string" office:string-value="&quot;C:\Program Files (x86)\Balabolka\cli\balcon.exe&quot; -n &quot;Microsoft Heera Mobile&quot; -k -p 0 -v 100 -w &quot;sets.mp3&quot; -t &quot;AAA sets&quot;">
            <text:p>"C:\Program Files (x86)\Balabolka\cli\balcon.exe" -n "Microsoft Heera Mobile" -k -p 0 -v 100 -w "sets.mp3" -t "AAA sets"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fre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3]&amp;&quot;.mp3&quot;&quot; -t &quot;&quot;AAA &quot;&amp;[.B903]&amp;&quot;&quot;&quot;&quot;" office:value-type="string" office:string-value="&quot;C:\Program Files (x86)\Balabolka\cli\balcon.exe&quot; -n &quot;Microsoft Heera Mobile&quot; -k -p 0 -v 100 -w &quot;fresh.mp3&quot; -t &quot;AAA fresh&quot;">
            <text:p>"C:\Program Files (x86)\Balabolka\cli\balcon.exe" -n "Microsoft Heera Mobile" -k -p 0 -v 100 -w "fresh.mp3" -t "AAA fresh"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fas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4]&amp;&quot;.mp3&quot;&quot; -t &quot;&quot;AAA &quot;&amp;[.B904]&amp;&quot;&quot;&quot;&quot;" office:value-type="string" office:string-value="&quot;C:\Program Files (x86)\Balabolka\cli\balcon.exe&quot; -n &quot;Microsoft Heera Mobile&quot; -k -p 0 -v 100 -w &quot;faster.mp3&quot; -t &quot;AAA faster&quot;">
            <text:p>"C:\Program Files (x86)\Balabolka\cli\balcon.exe" -n "Microsoft Heera Mobile" -k -p 0 -v 100 -w "faster.mp3" -t "AAA faster"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Wi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5]&amp;&quot;.mp3&quot;&quot; -t &quot;&quot;AAA &quot;&amp;[.B905]&amp;&quot;&quot;&quot;&quot;" office:value-type="string" office:string-value="&quot;C:\Program Files (x86)\Balabolka\cli\balcon.exe&quot; -n &quot;Microsoft Heera Mobile&quot; -k -p 0 -v 100 -w &quot;Wild.mp3&quot; -t &quot;AAA Wild&quot;">
            <text:p>"C:\Program Files (x86)\Balabolka\cli\balcon.exe" -n "Microsoft Heera Mobile" -k -p 0 -v 100 -w "Wild.mp3" -t "AAA Wild"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r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6]&amp;&quot;.mp3&quot;&quot; -t &quot;&quot;AAA &quot;&amp;[.B906]&amp;&quot;&quot;&quot;&quot;" office:value-type="string" office:string-value="&quot;C:\Program Files (x86)\Balabolka\cli\balcon.exe&quot; -n &quot;Microsoft Heera Mobile&quot; -k -p 0 -v 100 -w &quot;drive.mp3&quot; -t &quot;AAA drive&quot;">
            <text:p>"C:\Program Files (x86)\Balabolka\cli\balcon.exe" -n "Microsoft Heera Mobile" -k -p 0 -v 100 -w "drive.mp3" -t "AAA drive"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l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7]&amp;&quot;.mp3&quot;&quot; -t &quot;&quot;AAA &quot;&amp;[.B907]&amp;&quot;&quot;&quot;&quot;" office:value-type="string" office:string-value="&quot;C:\Program Files (x86)\Balabolka\cli\balcon.exe&quot; -n &quot;Microsoft Heera Mobile&quot; -k -p 0 -v 100 -w &quot;lead.mp3&quot; -t &quot;AAA lead&quot;">
            <text:p>"C:\Program Files (x86)\Balabolka\cli\balcon.exe" -n "Microsoft Heera Mobile" -k -p 0 -v 100 -w "lead.mp3" -t "AAA lead"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brea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8]&amp;&quot;.mp3&quot;&quot; -t &quot;&quot;AAA &quot;&amp;[.B908]&amp;&quot;&quot;&quot;&quot;" office:value-type="string" office:string-value="&quot;C:\Program Files (x86)\Balabolka\cli\balcon.exe&quot; -n &quot;Microsoft Heera Mobile&quot; -k -p 0 -v 100 -w &quot;break.mp3&quot; -t &quot;AAA break&quot;">
            <text:p>"C:\Program Files (x86)\Balabolka\cli\balcon.exe" -n "Microsoft Heera Mobile" -k -p 0 -v 100 -w "break.mp3" -t "AAA break"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09]&amp;&quot;.mp3&quot;&quot; -t &quot;&quot;AAA &quot;&amp;[.B909]&amp;&quot;&quot;&quot;&quot;" office:value-type="string" office:string-value="&quot;C:\Program Files (x86)\Balabolka\cli\balcon.exe&quot; -n &quot;Microsoft Heera Mobile&quot; -k -p 0 -v 100 -w &quot;sit.mp3&quot; -t &quot;AAA sit&quot;">
            <text:p>"C:\Program Files (x86)\Balabolka\cli\balcon.exe" -n "Microsoft Heera Mobile" -k -p 0 -v 100 -w "sit.mp3" -t "AAA sit"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bou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0]&amp;&quot;.mp3&quot;&quot; -t &quot;&quot;AAA &quot;&amp;[.B910]&amp;&quot;&quot;&quot;&quot;" office:value-type="string" office:string-value="&quot;C:\Program Files (x86)\Balabolka\cli\balcon.exe&quot; -n &quot;Microsoft Heera Mobile&quot; -k -p 0 -v 100 -w &quot;bought.mp3&quot; -t &quot;AAA bought&quot;">
            <text:p>"C:\Program Files (x86)\Balabolka\cli\balcon.exe" -n "Microsoft Heera Mobile" -k -p 0 -v 100 -w "bought.mp3" -t "AAA bought"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hundre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1]&amp;&quot;.mp3&quot;&quot; -t &quot;&quot;AAA &quot;&amp;[.B911]&amp;&quot;&quot;&quot;&quot;" office:value-type="string" office:string-value="&quot;C:\Program Files (x86)\Balabolka\cli\balcon.exe&quot; -n &quot;Microsoft Heera Mobile&quot; -k -p 0 -v 100 -w &quot;hundreds.mp3&quot; -t &quot;AAA hundreds&quot;">
            <text:p>"C:\Program Files (x86)\Balabolka\cli\balcon.exe" -n "Microsoft Heera Mobile" -k -p 0 -v 100 -w "hundreds.mp3" -t "AAA hundreds"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radi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2]&amp;&quot;.mp3&quot;&quot; -t &quot;&quot;AAA &quot;&amp;[.B912]&amp;&quot;&quot;&quot;&quot;" office:value-type="string" office:string-value="&quot;C:\Program Files (x86)\Balabolka\cli\balcon.exe&quot; -n &quot;Microsoft Heera Mobile&quot; -k -p 0 -v 100 -w &quot;radio.mp3&quot; -t &quot;AAA radio&quot;">
            <text:p>"C:\Program Files (x86)\Balabolka\cli\balcon.exe" -n "Microsoft Heera Mobile" -k -p 0 -v 100 -w "radio.mp3" -t "AAA radio"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meth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3]&amp;&quot;.mp3&quot;&quot; -t &quot;&quot;AAA &quot;&amp;[.B913]&amp;&quot;&quot;&quot;&quot;" office:value-type="string" office:string-value="&quot;C:\Program Files (x86)\Balabolka\cli\balcon.exe&quot; -n &quot;Microsoft Heera Mobile&quot; -k -p 0 -v 100 -w &quot;method.mp3&quot; -t &quot;AAA method&quot;">
            <text:p>"C:\Program Files (x86)\Balabolka\cli\balcon.exe" -n "Microsoft Heera Mobile" -k -p 0 -v 100 -w "method.mp3" -t "AAA method"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ge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4]&amp;&quot;.mp3&quot;&quot; -t &quot;&quot;AAA &quot;&amp;[.B914]&amp;&quot;&quot;&quot;&quot;" office:value-type="string" office:string-value="&quot;C:\Program Files (x86)\Balabolka\cli\balcon.exe&quot; -n &quot;Microsoft Heera Mobile&quot; -k -p 0 -v 100 -w &quot;gets.mp3&quot; -t &quot;AAA gets&quot;">
            <text:p>"C:\Program Files (x86)\Balabolka\cli\balcon.exe" -n "Microsoft Heera Mobile" -k -p 0 -v 100 -w "gets.mp3" -t "AAA gets"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5]&amp;&quot;.mp3&quot;&quot; -t &quot;&quot;AAA &quot;&amp;[.B915]&amp;&quot;&quot;&quot;&quot;" office:value-type="string" office:string-value="&quot;C:\Program Files (x86)\Balabolka\cli\balcon.exe&quot; -n &quot;Microsoft Heera Mobile&quot; -k -p 0 -v 100 -w &quot;king.mp3&quot; -t &quot;AAA king&quot;">
            <text:p>"C:\Program Files (x86)\Balabolka\cli\balcon.exe" -n "Microsoft Heera Mobile" -k -p 0 -v 100 -w "king.mp3" -t "AAA king"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simil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6]&amp;&quot;.mp3&quot;&quot; -t &quot;&quot;AAA &quot;&amp;[.B916]&amp;&quot;&quot;&quot;&quot;" office:value-type="string" office:string-value="&quot;C:\Program Files (x86)\Balabolka\cli\balcon.exe&quot; -n &quot;Microsoft Heera Mobile&quot; -k -p 0 -v 100 -w &quot;similar.mp3&quot; -t &quot;AAA similar&quot;">
            <text:p>"C:\Program Files (x86)\Balabolka\cli\balcon.exe" -n "Microsoft Heera Mobile" -k -p 0 -v 100 -w "similar.mp3" -t "AAA similar"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retu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7]&amp;&quot;.mp3&quot;&quot; -t &quot;&quot;AAA &quot;&amp;[.B917]&amp;&quot;&quot;&quot;&quot;" office:value-type="string" office:string-value="&quot;C:\Program Files (x86)\Balabolka\cli\balcon.exe&quot; -n &quot;Microsoft Heera Mobile&quot; -k -p 0 -v 100 -w &quot;return.mp3&quot; -t &quot;AAA return&quot;">
            <text:p>"C:\Program Files (x86)\Balabolka\cli\balcon.exe" -n "Microsoft Heera Mobile" -k -p 0 -v 100 -w "return.mp3" -t "AAA return"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co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8]&amp;&quot;.mp3&quot;&quot; -t &quot;&quot;AAA &quot;&amp;[.B918]&amp;&quot;&quot;&quot;&quot;" office:value-type="string" office:string-value="&quot;C:\Program Files (x86)\Balabolka\cli\balcon.exe&quot; -n &quot;Microsoft Heera Mobile&quot; -k -p 0 -v 100 -w &quot;corn.mp3&quot; -t &quot;AAA corn&quot;">
            <text:p>"C:\Program Files (x86)\Balabolka\cli\balcon.exe" -n "Microsoft Heera Mobile" -k -p 0 -v 100 -w "corn.mp3" -t "AAA corn"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dec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19]&amp;&quot;.mp3&quot;&quot; -t &quot;&quot;AAA &quot;&amp;[.B919]&amp;&quot;&quot;&quot;&quot;" office:value-type="string" office:string-value="&quot;C:\Program Files (x86)\Balabolka\cli\balcon.exe&quot; -n &quot;Microsoft Heera Mobile&quot; -k -p 0 -v 100 -w &quot;decide.mp3&quot; -t &quot;AAA decide&quot;">
            <text:p>"C:\Program Files (x86)\Balabolka\cli\balcon.exe" -n "Microsoft Heera Mobile" -k -p 0 -v 100 -w "decide.mp3" -t "AAA decide"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posi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0]&amp;&quot;.mp3&quot;&quot; -t &quot;&quot;AAA &quot;&amp;[.B920]&amp;&quot;&quot;&quot;&quot;" office:value-type="string" office:string-value="&quot;C:\Program Files (x86)\Balabolka\cli\balcon.exe&quot; -n &quot;Microsoft Heera Mobile&quot; -k -p 0 -v 100 -w &quot;position.mp3&quot; -t &quot;AAA position&quot;">
            <text:p>"C:\Program Files (x86)\Balabolka\cli\balcon.exe" -n "Microsoft Heera Mobile" -k -p 0 -v 100 -w "position.mp3" -t "AAA position"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1]&amp;&quot;.mp3&quot;&quot; -t &quot;&quot;AAA &quot;&amp;[.B921]&amp;&quot;&quot;&quot;&quot;" office:value-type="string" office:string-value="&quot;C:\Program Files (x86)\Balabolka\cli\balcon.exe&quot; -n &quot;Microsoft Heera Mobile&quot; -k -p 0 -v 100 -w &quot;bear.mp3&quot; -t &quot;AAA bear&quot;">
            <text:p>"C:\Program Files (x86)\Balabolka\cli\balcon.exe" -n "Microsoft Heera Mobile" -k -p 0 -v 100 -w "bear.mp3" -t "AAA bear"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ho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2]&amp;&quot;.mp3&quot;&quot; -t &quot;&quot;AAA &quot;&amp;[.B922]&amp;&quot;&quot;&quot;&quot;" office:value-type="string" office:string-value="&quot;C:\Program Files (x86)\Balabolka\cli\balcon.exe&quot; -n &quot;Microsoft Heera Mobile&quot; -k -p 0 -v 100 -w &quot;hope.mp3&quot; -t &quot;AAA hope&quot;">
            <text:p>"C:\Program Files (x86)\Balabolka\cli\balcon.exe" -n "Microsoft Heera Mobile" -k -p 0 -v 100 -w "hope.mp3" -t "AAA hope"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o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3]&amp;&quot;.mp3&quot;&quot; -t &quot;&quot;AAA &quot;&amp;[.B923]&amp;&quot;&quot;&quot;&quot;" office:value-type="string" office:string-value="&quot;C:\Program Files (x86)\Balabolka\cli\balcon.exe&quot; -n &quot;Microsoft Heera Mobile&quot; -k -p 0 -v 100 -w &quot;song.mp3&quot; -t &quot;AAA song&quot;">
            <text:p>"C:\Program Files (x86)\Balabolka\cli\balcon.exe" -n "Microsoft Heera Mobile" -k -p 0 -v 100 -w "song.mp3" -t "AAA song"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eng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4]&amp;&quot;.mp3&quot;&quot; -t &quot;&quot;AAA &quot;&amp;[.B924]&amp;&quot;&quot;&quot;&quot;" office:value-type="string" office:string-value="&quot;C:\Program Files (x86)\Balabolka\cli\balcon.exe&quot; -n &quot;Microsoft Heera Mobile&quot; -k -p 0 -v 100 -w &quot;engine.mp3&quot; -t &quot;AAA engine&quot;">
            <text:p>"C:\Program Files (x86)\Balabolka\cli\balcon.exe" -n "Microsoft Heera Mobile" -k -p 0 -v 100 -w "engine.mp3" -t "AAA engine"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miss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5]&amp;&quot;.mp3&quot;&quot; -t &quot;&quot;AAA &quot;&amp;[.B925]&amp;&quot;&quot;&quot;&quot;" office:value-type="string" office:string-value="&quot;C:\Program Files (x86)\Balabolka\cli\balcon.exe&quot; -n &quot;Microsoft Heera Mobile&quot; -k -p 0 -v 100 -w &quot;missing.mp3&quot; -t &quot;AAA missing&quot;">
            <text:p>"C:\Program Files (x86)\Balabolka\cli\balcon.exe" -n "Microsoft Heera Mobile" -k -p 0 -v 100 -w "missing.mp3" -t "AAA missing"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rivel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6]&amp;&quot;.mp3&quot;&quot; -t &quot;&quot;AAA &quot;&amp;[.B926]&amp;&quot;&quot;&quot;&quot;" office:value-type="string" office:string-value="&quot;C:\Program Files (x86)\Balabolka\cli\balcon.exe&quot; -n &quot;Microsoft Heera Mobile&quot; -k -p 0 -v 100 -w &quot;rivelry.mp3&quot; -t &quot;AAA rivelry&quot;">
            <text:p>"C:\Program Files (x86)\Balabolka\cli\balcon.exe" -n "Microsoft Heera Mobile" -k -p 0 -v 100 -w "rivelry.mp3" -t "AAA rivelry"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bo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7]&amp;&quot;.mp3&quot;&quot; -t &quot;&quot;AAA &quot;&amp;[.B927]&amp;&quot;&quot;&quot;&quot;" office:value-type="string" office:string-value="&quot;C:\Program Files (x86)\Balabolka\cli\balcon.exe&quot; -n &quot;Microsoft Heera Mobile&quot; -k -p 0 -v 100 -w &quot;board.mp3&quot; -t &quot;AAA board&quot;">
            <text:p>"C:\Program Files (x86)\Balabolka\cli\balcon.exe" -n "Microsoft Heera Mobile" -k -p 0 -v 100 -w "board.mp3" -t "AAA board"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play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8]&amp;&quot;.mp3&quot;&quot; -t &quot;&quot;AAA &quot;&amp;[.B928]&amp;&quot;&quot;&quot;&quot;" office:value-type="string" office:string-value="&quot;C:\Program Files (x86)\Balabolka\cli\balcon.exe&quot; -n &quot;Microsoft Heera Mobile&quot; -k -p 0 -v 100 -w &quot;playing.mp3&quot; -t &quot;AAA playing&quot;">
            <text:p>"C:\Program Files (x86)\Balabolka\cli\balcon.exe" -n "Microsoft Heera Mobile" -k -p 0 -v 100 -w "playing.mp3" -t "AAA playing"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contr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29]&amp;&quot;.mp3&quot;&quot; -t &quot;&quot;AAA &quot;&amp;[.B929]&amp;&quot;&quot;&quot;&quot;" office:value-type="string" office:string-value="&quot;C:\Program Files (x86)\Balabolka\cli\balcon.exe&quot; -n &quot;Microsoft Heera Mobile&quot; -k -p 0 -v 100 -w &quot;control.mp3&quot; -t &quot;AAA control&quot;">
            <text:p>"C:\Program Files (x86)\Balabolka\cli\balcon.exe" -n "Microsoft Heera Mobile" -k -p 0 -v 100 -w "control.mp3" -t "AAA control"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pr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0]&amp;&quot;.mp3&quot;&quot; -t &quot;&quot;AAA &quot;&amp;[.B930]&amp;&quot;&quot;&quot;&quot;" office:value-type="string" office:string-value="&quot;C:\Program Files (x86)\Balabolka\cli\balcon.exe&quot; -n &quot;Microsoft Heera Mobile&quot; -k -p 0 -v 100 -w &quot;spread.mp3&quot; -t &quot;AAA spread&quot;">
            <text:p>"C:\Program Files (x86)\Balabolka\cli\balcon.exe" -n "Microsoft Heera Mobile" -k -p 0 -v 100 -w "spread.mp3" -t "AAA spread"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kn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1]&amp;&quot;.mp3&quot;&quot; -t &quot;&quot;AAA &quot;&amp;[.B931]&amp;&quot;&quot;&quot;&quot;" office:value-type="string" office:string-value="&quot;C:\Program Files (x86)\Balabolka\cli\balcon.exe&quot; -n &quot;Microsoft Heera Mobile&quot; -k -p 0 -v 100 -w &quot;knows.mp3&quot; -t &quot;AAA knows&quot;">
            <text:p>"C:\Program Files (x86)\Balabolka\cli\balcon.exe" -n "Microsoft Heera Mobile" -k -p 0 -v 100 -w "knows.mp3" -t "AAA knows"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eve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2]&amp;&quot;.mp3&quot;&quot; -t &quot;&quot;AAA &quot;&amp;[.B932]&amp;&quot;&quot;&quot;&quot;" office:value-type="string" office:string-value="&quot;C:\Program Files (x86)\Balabolka\cli\balcon.exe&quot; -n &quot;Microsoft Heera Mobile&quot; -k -p 0 -v 100 -w &quot;evening.mp3&quot; -t &quot;AAA evening&quot;">
            <text:p>"C:\Program Files (x86)\Balabolka\cli\balcon.exe" -n "Microsoft Heera Mobile" -k -p 0 -v 100 -w "evening.mp3" -t "AAA evening"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br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3]&amp;&quot;.mp3&quot;&quot; -t &quot;&quot;AAA &quot;&amp;[.B933]&amp;&quot;&quot;&quot;&quot;" office:value-type="string" office:string-value="&quot;C:\Program Files (x86)\Balabolka\cli\balcon.exe&quot; -n &quot;Microsoft Heera Mobile&quot; -k -p 0 -v 100 -w &quot;brown.mp3&quot; -t &quot;AAA brown&quot;">
            <text:p>"C:\Program Files (x86)\Balabolka\cli\balcon.exe" -n "Microsoft Heera Mobile" -k -p 0 -v 100 -w "brown.mp3" -t "AAA brown"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pic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4]&amp;&quot;.mp3&quot;&quot; -t &quot;&quot;AAA &quot;&amp;[.B934]&amp;&quot;&quot;&quot;&quot;" office:value-type="string" office:string-value="&quot;C:\Program Files (x86)\Balabolka\cli\balcon.exe&quot; -n &quot;Microsoft Heera Mobile&quot; -k -p 0 -v 100 -w &quot;picked.mp3&quot; -t &quot;AAA picked&quot;">
            <text:p>"C:\Program Files (x86)\Balabolka\cli\balcon.exe" -n "Microsoft Heera Mobile" -k -p 0 -v 100 -w "picked.mp3" -t "AAA picked"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cle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5]&amp;&quot;.mp3&quot;&quot; -t &quot;&quot;AAA &quot;&amp;[.B935]&amp;&quot;&quot;&quot;&quot;" office:value-type="string" office:string-value="&quot;C:\Program Files (x86)\Balabolka\cli\balcon.exe&quot; -n &quot;Microsoft Heera Mobile&quot; -k -p 0 -v 100 -w &quot;clean.mp3&quot; -t &quot;AAA clean&quot;">
            <text:p>"C:\Program Files (x86)\Balabolka\cli\balcon.exe" -n "Microsoft Heera Mobile" -k -p 0 -v 100 -w "clean.mp3" -t "AAA clean"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would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6]&amp;&quot;.mp3&quot;&quot; -t &quot;&quot;AAA &quot;&amp;[.B936]&amp;&quot;&quot;&quot;&quot;" office:value-type="string" office:string-value="&quot;C:\Program Files (x86)\Balabolka\cli\balcon.exe&quot; -n &quot;Microsoft Heera Mobile&quot; -k -p 0 -v 100 -w &quot;wouldn't.mp3&quot; -t &quot;AAA wouldn't&quot;">
            <text:p>"C:\Program Files (x86)\Balabolka\cli\balcon.exe" -n "Microsoft Heera Mobile" -k -p 0 -v 100 -w "wouldn't.mp3" -t "AAA wouldn't"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se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7]&amp;&quot;.mp3&quot;&quot; -t &quot;&quot;AAA &quot;&amp;[.B937]&amp;&quot;&quot;&quot;&quot;" office:value-type="string" office:string-value="&quot;C:\Program Files (x86)\Balabolka\cli\balcon.exe&quot; -n &quot;Microsoft Heera Mobile&quot; -k -p 0 -v 100 -w &quot;section.mp3&quot; -t &quot;AAA section&quot;">
            <text:p>"C:\Program Files (x86)\Balabolka\cli\balcon.exe" -n "Microsoft Heera Mobile" -k -p 0 -v 100 -w "section.mp3" -t "AAA section"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sp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8]&amp;&quot;.mp3&quot;&quot; -t &quot;&quot;AAA &quot;&amp;[.B938]&amp;&quot;&quot;&quot;&quot;" office:value-type="string" office:string-value="&quot;C:\Program Files (x86)\Balabolka\cli\balcon.exe&quot; -n &quot;Microsoft Heera Mobile&quot; -k -p 0 -v 100 -w &quot;spent.mp3&quot; -t &quot;AAA spent&quot;">
            <text:p>"C:\Program Files (x86)\Balabolka\cli\balcon.exe" -n "Microsoft Heera Mobile" -k -p 0 -v 100 -w "spent.mp3" -t "AAA spent"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D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39]&amp;&quot;.mp3&quot;&quot; -t &quot;&quot;AAA &quot;&amp;[.B939]&amp;&quot;&quot;&quot;&quot;" office:value-type="string" office:string-value="&quot;C:\Program Files (x86)\Balabolka\cli\balcon.exe&quot; -n &quot;Microsoft Heera Mobile&quot; -k -p 0 -v 100 -w &quot;Dan.mp3&quot; -t &quot;AAA Dan&quot;">
            <text:p>"C:\Program Files (x86)\Balabolka\cli\balcon.exe" -n "Microsoft Heera Mobile" -k -p 0 -v 100 -w "Dan.mp3" -t "AAA Dan"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0]&amp;&quot;.mp3&quot;&quot; -t &quot;&quot;AAA &quot;&amp;[.B940]&amp;&quot;&quot;&quot;&quot;" office:value-type="string" office:string-value="&quot;C:\Program Files (x86)\Balabolka\cli\balcon.exe&quot; -n &quot;Microsoft Heera Mobile&quot; -k -p 0 -v 100 -w &quot;ring.mp3&quot; -t &quot;AAA ring&quot;">
            <text:p>"C:\Program Files (x86)\Balabolka\cli\balcon.exe" -n "Microsoft Heera Mobile" -k -p 0 -v 100 -w "ring.mp3" -t "AAA ring"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hig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1]&amp;&quot;.mp3&quot;&quot; -t &quot;&quot;AAA &quot;&amp;[.B941]&amp;&quot;&quot;&quot;&quot;" office:value-type="string" office:string-value="&quot;C:\Program Files (x86)\Balabolka\cli\balcon.exe&quot; -n &quot;Microsoft Heera Mobile&quot; -k -p 0 -v 100 -w &quot;higher.mp3&quot; -t &quot;AAA higher&quot;">
            <text:p>"C:\Program Files (x86)\Balabolka\cli\balcon.exe" -n "Microsoft Heera Mobile" -k -p 0 -v 100 -w "higher.mp3" -t "AAA higher"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rai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2]&amp;&quot;.mp3&quot;&quot; -t &quot;&quot;AAA &quot;&amp;[.B942]&amp;&quot;&quot;&quot;&quot;" office:value-type="string" office:string-value="&quot;C:\Program Files (x86)\Balabolka\cli\balcon.exe&quot; -n &quot;Microsoft Heera Mobile&quot; -k -p 0 -v 100 -w &quot;raised.mp3&quot; -t &quot;AAA raised&quot;">
            <text:p>"C:\Program Files (x86)\Balabolka\cli\balcon.exe" -n "Microsoft Heera Mobile" -k -p 0 -v 100 -w "raised.mp3" -t "AAA raised"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scr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3]&amp;&quot;.mp3&quot;&quot; -t &quot;&quot;AAA &quot;&amp;[.B943]&amp;&quot;&quot;&quot;&quot;" office:value-type="string" office:string-value="&quot;C:\Program Files (x86)\Balabolka\cli\balcon.exe&quot; -n &quot;Microsoft Heera Mobile&quot; -k -p 0 -v 100 -w &quot;screen.mp3&quot; -t &quot;AAA screen&quot;">
            <text:p>"C:\Program Files (x86)\Balabolka\cli\balcon.exe" -n "Microsoft Heera Mobile" -k -p 0 -v 100 -w "screen.mp3" -t "AAA screen"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wee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4]&amp;&quot;.mp3&quot;&quot; -t &quot;&quot;AAA &quot;&amp;[.B944]&amp;&quot;&quot;&quot;&quot;" office:value-type="string" office:string-value="&quot;C:\Program Files (x86)\Balabolka\cli\balcon.exe&quot; -n &quot;Microsoft Heera Mobile&quot; -k -p 0 -v 100 -w &quot;weeks.mp3&quot; -t &quot;AAA weeks&quot;">
            <text:p>"C:\Program Files (x86)\Balabolka\cli\balcon.exe" -n "Microsoft Heera Mobile" -k -p 0 -v 100 -w "weeks.mp3" -t "AAA weeks"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tee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5]&amp;&quot;.mp3&quot;&quot; -t &quot;&quot;AAA &quot;&amp;[.B945]&amp;&quot;&quot;&quot;&quot;" office:value-type="string" office:string-value="&quot;C:\Program Files (x86)\Balabolka\cli\balcon.exe&quot; -n &quot;Microsoft Heera Mobile&quot; -k -p 0 -v 100 -w &quot;teeth.mp3&quot; -t &quot;AAA teeth&quot;">
            <text:p>"C:\Program Files (x86)\Balabolka\cli\balcon.exe" -n "Microsoft Heera Mobile" -k -p 0 -v 100 -w "teeth.mp3" -t "AAA teeth"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qui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6]&amp;&quot;.mp3&quot;&quot; -t &quot;&quot;AAA &quot;&amp;[.B946]&amp;&quot;&quot;&quot;&quot;" office:value-type="string" office:string-value="&quot;C:\Program Files (x86)\Balabolka\cli\balcon.exe&quot; -n &quot;Microsoft Heera Mobile&quot; -k -p 0 -v 100 -w &quot;quiet.mp3&quot; -t &quot;AAA quiet&quot;">
            <text:p>"C:\Program Files (x86)\Balabolka\cli\balcon.exe" -n "Microsoft Heera Mobile" -k -p 0 -v 100 -w "quiet.mp3" -t "AAA quiet"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anci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7]&amp;&quot;.mp3&quot;&quot; -t &quot;&quot;AAA &quot;&amp;[.B947]&amp;&quot;&quot;&quot;&quot;" office:value-type="string" office:string-value="&quot;C:\Program Files (x86)\Balabolka\cli\balcon.exe&quot; -n &quot;Microsoft Heera Mobile&quot; -k -p 0 -v 100 -w &quot;ancient.mp3&quot; -t &quot;AAA ancient&quot;">
            <text:p>"C:\Program Files (x86)\Balabolka\cli\balcon.exe" -n "Microsoft Heera Mobile" -k -p 0 -v 100 -w "ancient.mp3" -t "AAA ancient"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J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8]&amp;&quot;.mp3&quot;&quot; -t &quot;&quot;AAA &quot;&amp;[.B948]&amp;&quot;&quot;&quot;&quot;" office:value-type="string" office:string-value="&quot;C:\Program Files (x86)\Balabolka\cli\balcon.exe&quot; -n &quot;Microsoft Heera Mobile&quot; -k -p 0 -v 100 -w &quot;Jack.mp3&quot; -t &quot;AAA Jack&quot;">
            <text:p>"C:\Program Files (x86)\Balabolka\cli\balcon.exe" -n "Microsoft Heera Mobile" -k -p 0 -v 100 -w "Jack.mp3" -t "AAA Jack"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ti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49]&amp;&quot;.mp3&quot;&quot; -t &quot;&quot;AAA &quot;&amp;[.B949]&amp;&quot;&quot;&quot;&quot;" office:value-type="string" office:string-value="&quot;C:\Program Files (x86)\Balabolka\cli\balcon.exe&quot; -n &quot;Microsoft Heera Mobile&quot; -k -p 0 -v 100 -w &quot;stick.mp3&quot; -t &quot;AAA stick&quot;">
            <text:p>"C:\Program Files (x86)\Balabolka\cli\balcon.exe" -n "Microsoft Heera Mobile" -k -p 0 -v 100 -w "stick.mp3" -t "AAA stick"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afterno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0]&amp;&quot;.mp3&quot;&quot; -t &quot;&quot;AAA &quot;&amp;[.B950]&amp;&quot;&quot;&quot;&quot;" office:value-type="string" office:string-value="&quot;C:\Program Files (x86)\Balabolka\cli\balcon.exe&quot; -n &quot;Microsoft Heera Mobile&quot; -k -p 0 -v 100 -w &quot;afternoon.mp3&quot; -t &quot;AAA afternoon&quot;">
            <text:p>"C:\Program Files (x86)\Balabolka\cli\balcon.exe" -n "Microsoft Heera Mobile" -k -p 0 -v 100 -w "afternoon.mp3" -t "AAA afternoon"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il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1]&amp;&quot;.mp3&quot;&quot; -t &quot;&quot;AAA &quot;&amp;[.B951]&amp;&quot;&quot;&quot;&quot;" office:value-type="string" office:string-value="&quot;C:\Program Files (x86)\Balabolka\cli\balcon.exe&quot; -n &quot;Microsoft Heera Mobile&quot; -k -p 0 -v 100 -w &quot;silver.mp3&quot; -t &quot;AAA silver&quot;">
            <text:p>"C:\Program Files (x86)\Balabolka\cli\balcon.exe" -n "Microsoft Heera Mobile" -k -p 0 -v 100 -w "silver.mp3" -t "AAA silver"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n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2]&amp;&quot;.mp3&quot;&quot; -t &quot;&quot;AAA &quot;&amp;[.B952]&amp;&quot;&quot;&quot;&quot;" office:value-type="string" office:string-value="&quot;C:\Program Files (x86)\Balabolka\cli\balcon.exe&quot; -n &quot;Microsoft Heera Mobile&quot; -k -p 0 -v 100 -w &quot;nose.mp3&quot; -t &quot;AAA nose&quot;">
            <text:p>"C:\Program Files (x86)\Balabolka\cli\balcon.exe" -n "Microsoft Heera Mobile" -k -p 0 -v 100 -w "nose.mp3" -t "AAA nose"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centu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3]&amp;&quot;.mp3&quot;&quot; -t &quot;&quot;AAA &quot;&amp;[.B953]&amp;&quot;&quot;&quot;&quot;" office:value-type="string" office:string-value="&quot;C:\Program Files (x86)\Balabolka\cli\balcon.exe&quot; -n &quot;Microsoft Heera Mobile&quot; -k -p 0 -v 100 -w &quot;century.mp3&quot; -t &quot;AAA century&quot;">
            <text:p>"C:\Program Files (x86)\Balabolka\cli\balcon.exe" -n "Microsoft Heera Mobile" -k -p 0 -v 100 -w "century.mp3" -t "AAA century"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say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4]&amp;&quot;.mp3&quot;&quot; -t &quot;&quot;AAA &quot;&amp;[.B954]&amp;&quot;&quot;&quot;&quot;" office:value-type="string" office:string-value="&quot;C:\Program Files (x86)\Balabolka\cli\balcon.exe&quot; -n &quot;Microsoft Heera Mobile&quot; -k -p 0 -v 100 -w &quot;saying.mp3&quot; -t &quot;AAA saying&quot;">
            <text:p>"C:\Program Files (x86)\Balabolka\cli\balcon.exe" -n "Microsoft Heera Mobile" -k -p 0 -v 100 -w "saying.mp3" -t "AAA saying"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theref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5]&amp;&quot;.mp3&quot;&quot; -t &quot;&quot;AAA &quot;&amp;[.B955]&amp;&quot;&quot;&quot;&quot;" office:value-type="string" office:string-value="&quot;C:\Program Files (x86)\Balabolka\cli\balcon.exe&quot; -n &quot;Microsoft Heera Mobile&quot; -k -p 0 -v 100 -w &quot;therefore.mp3&quot; -t &quot;AAA therefore&quot;">
            <text:p>"C:\Program Files (x86)\Balabolka\cli\balcon.exe" -n "Microsoft Heera Mobile" -k -p 0 -v 100 -w "therefore.mp3" -t "AAA therefore"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fly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6]&amp;&quot;.mp3&quot;&quot; -t &quot;&quot;AAA &quot;&amp;[.B956]&amp;&quot;&quot;&quot;&quot;" office:value-type="string" office:string-value="&quot;C:\Program Files (x86)\Balabolka\cli\balcon.exe&quot; -n &quot;Microsoft Heera Mobile&quot; -k -p 0 -v 100 -w &quot;flying.mp3&quot; -t &quot;AAA flying&quot;">
            <text:p>"C:\Program Files (x86)\Balabolka\cli\balcon.exe" -n "Microsoft Heera Mobile" -k -p 0 -v 100 -w "flying.mp3" -t "AAA flying"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lev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7]&amp;&quot;.mp3&quot;&quot; -t &quot;&quot;AAA &quot;&amp;[.B957]&amp;&quot;&quot;&quot;&quot;" office:value-type="string" office:string-value="&quot;C:\Program Files (x86)\Balabolka\cli\balcon.exe&quot; -n &quot;Microsoft Heera Mobile&quot; -k -p 0 -v 100 -w &quot;level.mp3&quot; -t &quot;AAA level&quot;">
            <text:p>"C:\Program Files (x86)\Balabolka\cli\balcon.exe" -n "Microsoft Heera Mobile" -k -p 0 -v 100 -w "level.mp3" -t "AAA level"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you'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8]&amp;&quot;.mp3&quot;&quot; -t &quot;&quot;AAA &quot;&amp;[.B958]&amp;&quot;&quot;&quot;&quot;" office:value-type="string" office:string-value="&quot;C:\Program Files (x86)\Balabolka\cli\balcon.exe&quot; -n &quot;Microsoft Heera Mobile&quot; -k -p 0 -v 100 -w &quot;you'll.mp3&quot; -t &quot;AAA you'll&quot;">
            <text:p>"C:\Program Files (x86)\Balabolka\cli\balcon.exe" -n "Microsoft Heera Mobile" -k -p 0 -v 100 -w "you'll.mp3" -t "AAA you'll"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dea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59]&amp;&quot;.mp3&quot;&quot; -t &quot;&quot;AAA &quot;&amp;[.B959]&amp;&quot;&quot;&quot;&quot;" office:value-type="string" office:string-value="&quot;C:\Program Files (x86)\Balabolka\cli\balcon.exe&quot; -n &quot;Microsoft Heera Mobile&quot; -k -p 0 -v 100 -w &quot;death.mp3&quot; -t &quot;AAA death&quot;">
            <text:p>"C:\Program Files (x86)\Balabolka\cli\balcon.exe" -n "Microsoft Heera Mobile" -k -p 0 -v 100 -w "death.mp3" -t "AAA death"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ho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0]&amp;&quot;.mp3&quot;&quot; -t &quot;&quot;AAA &quot;&amp;[.B960]&amp;&quot;&quot;&quot;&quot;" office:value-type="string" office:string-value="&quot;C:\Program Files (x86)\Balabolka\cli\balcon.exe&quot; -n &quot;Microsoft Heera Mobile&quot; -k -p 0 -v 100 -w &quot;hole.mp3&quot; -t &quot;AAA hole&quot;">
            <text:p>"C:\Program Files (x86)\Balabolka\cli\balcon.exe" -n "Microsoft Heera Mobile" -k -p 0 -v 100 -w "hole.mp3" -t "AAA hole"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co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1]&amp;&quot;.mp3&quot;&quot; -t &quot;&quot;AAA &quot;&amp;[.B961]&amp;&quot;&quot;&quot;&quot;" office:value-type="string" office:string-value="&quot;C:\Program Files (x86)\Balabolka\cli\balcon.exe&quot; -n &quot;Microsoft Heera Mobile&quot; -k -p 0 -v 100 -w &quot;coast.mp3&quot; -t &quot;AAA coast&quot;">
            <text:p>"C:\Program Files (x86)\Balabolka\cli\balcon.exe" -n "Microsoft Heera Mobile" -k -p 0 -v 100 -w "coast.mp3" -t "AAA coast"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directi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2]&amp;&quot;.mp3&quot;&quot; -t &quot;&quot;AAA &quot;&amp;[.B962]&amp;&quot;&quot;&quot;&quot;" office:value-type="string" office:string-value="&quot;C:\Program Files (x86)\Balabolka\cli\balcon.exe&quot; -n &quot;Microsoft Heera Mobile&quot; -k -p 0 -v 100 -w &quot;directions.mp3&quot; -t &quot;AAA directions&quot;">
            <text:p>"C:\Program Files (x86)\Balabolka\cli\balcon.exe" -n "Microsoft Heera Mobile" -k -p 0 -v 100 -w "directions.mp3" -t "AAA directions"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ro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3]&amp;&quot;.mp3&quot;&quot; -t &quot;&quot;AAA &quot;&amp;[.B963]&amp;&quot;&quot;&quot;&quot;" office:value-type="string" office:string-value="&quot;C:\Program Files (x86)\Balabolka\cli\balcon.exe&quot; -n &quot;Microsoft Heera Mobile&quot; -k -p 0 -v 100 -w &quot;cross.mp3&quot; -t &quot;AAA cross&quot;">
            <text:p>"C:\Program Files (x86)\Balabolka\cli\balcon.exe" -n "Microsoft Heera Mobile" -k -p 0 -v 100 -w "cross.mp3" -t "AAA cross"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shar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4]&amp;&quot;.mp3&quot;&quot; -t &quot;&quot;AAA &quot;&amp;[.B964]&amp;&quot;&quot;&quot;&quot;" office:value-type="string" office:string-value="&quot;C:\Program Files (x86)\Balabolka\cli\balcon.exe&quot; -n &quot;Microsoft Heera Mobile&quot; -k -p 0 -v 100 -w &quot;sharp.mp3&quot; -t &quot;AAA sharp&quot;">
            <text:p>"C:\Program Files (x86)\Balabolka\cli\balcon.exe" -n "Microsoft Heera Mobile" -k -p 0 -v 100 -w "sharp.mp3" -t "AAA sharp"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f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5]&amp;&quot;.mp3&quot;&quot; -t &quot;&quot;AAA &quot;&amp;[.B965]&amp;&quot;&quot;&quot;&quot;" office:value-type="string" office:string-value="&quot;C:\Program Files (x86)\Balabolka\cli\balcon.exe&quot; -n &quot;Microsoft Heera Mobile&quot; -k -p 0 -v 100 -w &quot;fight.mp3&quot; -t &quot;AAA fight&quot;">
            <text:p>"C:\Program Files (x86)\Balabolka\cli\balcon.exe" -n "Microsoft Heera Mobile" -k -p 0 -v 100 -w "fight.mp3" -t "AAA fight"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capit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6]&amp;&quot;.mp3&quot;&quot; -t &quot;&quot;AAA &quot;&amp;[.B966]&amp;&quot;&quot;&quot;&quot;" office:value-type="string" office:string-value="&quot;C:\Program Files (x86)\Balabolka\cli\balcon.exe&quot; -n &quot;Microsoft Heera Mobile&quot; -k -p 0 -v 100 -w &quot;capital.mp3&quot; -t &quot;AAA capital&quot;">
            <text:p>"C:\Program Files (x86)\Balabolka\cli\balcon.exe" -n "Microsoft Heera Mobile" -k -p 0 -v 100 -w "capital.mp3" -t "AAA capital"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O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7]&amp;&quot;.mp3&quot;&quot; -t &quot;&quot;AAA &quot;&amp;[.B967]&amp;&quot;&quot;&quot;&quot;" office:value-type="string" office:string-value="&quot;C:\Program Files (x86)\Balabolka\cli\balcon.exe&quot; -n &quot;Microsoft Heera Mobile&quot; -k -p 0 -v 100 -w &quot;Old.mp3&quot; -t &quot;AAA Old&quot;">
            <text:p>"C:\Program Files (x86)\Balabolka\cli\balcon.exe" -n "Microsoft Heera Mobile" -k -p 0 -v 100 -w "Old.mp3" -t "AAA Old"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f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8]&amp;&quot;.mp3&quot;&quot; -t &quot;&quot;AAA &quot;&amp;[.B968]&amp;&quot;&quot;&quot;&quot;" office:value-type="string" office:string-value="&quot;C:\Program Files (x86)\Balabolka\cli\balcon.exe&quot; -n &quot;Microsoft Heera Mobile&quot; -k -p 0 -v 100 -w &quot;fill.mp3&quot; -t &quot;AAA fill&quot;">
            <text:p>"C:\Program Files (x86)\Balabolka\cli\balcon.exe" -n "Microsoft Heera Mobile" -k -p 0 -v 100 -w "fill.mp3" -t "AAA fill"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de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69]&amp;&quot;.mp3&quot;&quot; -t &quot;&quot;AAA &quot;&amp;[.B969]&amp;&quot;&quot;&quot;&quot;" office:value-type="string" office:string-value="&quot;C:\Program Files (x86)\Balabolka\cli\balcon.exe&quot; -n &quot;Microsoft Heera Mobile&quot; -k -p 0 -v 100 -w &quot;deal.mp3&quot; -t &quot;AAA deal&quot;">
            <text:p>"C:\Program Files (x86)\Balabolka\cli\balcon.exe" -n "Microsoft Heera Mobile" -k -p 0 -v 100 -w "deal.mp3" -t "AAA deal"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patter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0]&amp;&quot;.mp3&quot;&quot; -t &quot;&quot;AAA &quot;&amp;[.B970]&amp;&quot;&quot;&quot;&quot;" office:value-type="string" office:string-value="&quot;C:\Program Files (x86)\Balabolka\cli\balcon.exe&quot; -n &quot;Microsoft Heera Mobile&quot; -k -p 0 -v 100 -w &quot;patterns.mp3&quot; -t &quot;AAA patterns&quot;">
            <text:p>"C:\Program Files (x86)\Balabolka\cli\balcon.exe" -n "Microsoft Heera Mobile" -k -p 0 -v 100 -w "patterns.mp3" -t "AAA patterns"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wor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1]&amp;&quot;.mp3&quot;&quot; -t &quot;&quot;AAA &quot;&amp;[.B971]&amp;&quot;&quot;&quot;&quot;" office:value-type="string" office:string-value="&quot;C:\Program Files (x86)\Balabolka\cli\balcon.exe&quot; -n &quot;Microsoft Heera Mobile&quot; -k -p 0 -v 100 -w &quot;works.mp3&quot; -t &quot;AAA works&quot;">
            <text:p>"C:\Program Files (x86)\Balabolka\cli\balcon.exe" -n "Microsoft Heera Mobile" -k -p 0 -v 100 -w "works.mp3" -t "AAA works"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bus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2]&amp;&quot;.mp3&quot;&quot; -t &quot;&quot;AAA &quot;&amp;[.B972]&amp;&quot;&quot;&quot;&quot;" office:value-type="string" office:string-value="&quot;C:\Program Files (x86)\Balabolka\cli\balcon.exe&quot; -n &quot;Microsoft Heera Mobile&quot; -k -p 0 -v 100 -w &quot;busy.mp3&quot; -t &quot;AAA busy&quot;">
            <text:p>"C:\Program Files (x86)\Balabolka\cli\balcon.exe" -n "Microsoft Heera Mobile" -k -p 0 -v 100 -w "busy.mp3" -t "AAA busy"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pou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3]&amp;&quot;.mp3&quot;&quot; -t &quot;&quot;AAA &quot;&amp;[.B973]&amp;&quot;&quot;&quot;&quot;" office:value-type="string" office:string-value="&quot;C:\Program Files (x86)\Balabolka\cli\balcon.exe&quot; -n &quot;Microsoft Heera Mobile&quot; -k -p 0 -v 100 -w &quot;pounds.mp3&quot; -t &quot;AAA pounds&quot;">
            <text:p>"C:\Program Files (x86)\Balabolka\cli\balcon.exe" -n "Microsoft Heera Mobile" -k -p 0 -v 100 -w "pounds.mp3" -t "AAA pounds"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beyo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4]&amp;&quot;.mp3&quot;&quot; -t &quot;&quot;AAA &quot;&amp;[.B974]&amp;&quot;&quot;&quot;&quot;" office:value-type="string" office:string-value="&quot;C:\Program Files (x86)\Balabolka\cli\balcon.exe&quot; -n &quot;Microsoft Heera Mobile&quot; -k -p 0 -v 100 -w &quot;beyond.mp3&quot; -t &quot;AAA beyond&quot;">
            <text:p>"C:\Program Files (x86)\Balabolka\cli\balcon.exe" -n "Microsoft Heera Mobile" -k -p 0 -v 100 -w "beyond.mp3" -t "AAA beyond"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see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5]&amp;&quot;.mp3&quot;&quot; -t &quot;&quot;AAA &quot;&amp;[.B975]&amp;&quot;&quot;&quot;&quot;" office:value-type="string" office:string-value="&quot;C:\Program Files (x86)\Balabolka\cli\balcon.exe&quot; -n &quot;Microsoft Heera Mobile&quot; -k -p 0 -v 100 -w &quot;seeds.mp3&quot; -t &quot;AAA seeds&quot;">
            <text:p>"C:\Program Files (x86)\Balabolka\cli\balcon.exe" -n "Microsoft Heera Mobile" -k -p 0 -v 100 -w "seeds.mp3" -t "AAA seeds"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joi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6]&amp;&quot;.mp3&quot;&quot; -t &quot;&quot;AAA &quot;&amp;[.B976]&amp;&quot;&quot;&quot;&quot;" office:value-type="string" office:string-value="&quot;C:\Program Files (x86)\Balabolka\cli\balcon.exe&quot; -n &quot;Microsoft Heera Mobile&quot; -k -p 0 -v 100 -w &quot;joint.mp3&quot; -t &quot;AAA joint&quot;">
            <text:p>"C:\Program Files (x86)\Balabolka\cli\balcon.exe" -n "Microsoft Heera Mobile" -k -p 0 -v 100 -w "joint.mp3" -t "AAA joint"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produc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7]&amp;&quot;.mp3&quot;&quot; -t &quot;&quot;AAA &quot;&amp;[.B977]&amp;&quot;&quot;&quot;&quot;" office:value-type="string" office:string-value="&quot;C:\Program Files (x86)\Balabolka\cli\balcon.exe&quot; -n &quot;Microsoft Heera Mobile&quot; -k -p 0 -v 100 -w &quot;produced.mp3&quot; -t &quot;AAA produced&quot;">
            <text:p>"C:\Program Files (x86)\Balabolka\cli\balcon.exe" -n "Microsoft Heera Mobile" -k -p 0 -v 100 -w "produced.mp3" -t "AAA produced"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fing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8]&amp;&quot;.mp3&quot;&quot; -t &quot;&quot;AAA &quot;&amp;[.B978]&amp;&quot;&quot;&quot;&quot;" office:value-type="string" office:string-value="&quot;C:\Program Files (x86)\Balabolka\cli\balcon.exe&quot; -n &quot;Microsoft Heera Mobile&quot; -k -p 0 -v 100 -w &quot;fingers.mp3&quot; -t &quot;AAA fingers&quot;">
            <text:p>"C:\Program Files (x86)\Balabolka\cli\balcon.exe" -n "Microsoft Heera Mobile" -k -p 0 -v 100 -w "fingers.mp3" -t "AAA fingers"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e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79]&amp;&quot;.mp3&quot;&quot; -t &quot;&quot;AAA &quot;&amp;[.B979]&amp;&quot;&quot;&quot;&quot;" office:value-type="string" office:string-value="&quot;C:\Program Files (x86)\Balabolka\cli\balcon.exe&quot; -n &quot;Microsoft Heera Mobile&quot; -k -p 0 -v 100 -w &quot;send.mp3&quot; -t &quot;AAA send&quot;">
            <text:p>"C:\Program Files (x86)\Balabolka\cli\balcon.exe" -n "Microsoft Heera Mobile" -k -p 0 -v 100 -w "send.mp3" -t "AAA send"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Micr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0]&amp;&quot;.mp3&quot;&quot; -t &quot;&quot;AAA &quot;&amp;[.B980]&amp;&quot;&quot;&quot;&quot;" office:value-type="string" office:string-value="&quot;C:\Program Files (x86)\Balabolka\cli\balcon.exe&quot; -n &quot;Microsoft Heera Mobile&quot; -k -p 0 -v 100 -w &quot;Micro.mp3&quot; -t &quot;AAA Micro&quot;">
            <text:p>"C:\Program Files (x86)\Balabolka\cli\balcon.exe" -n "Microsoft Heera Mobile" -k -p 0 -v 100 -w "Micro.mp3" -t "AAA Micro"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lo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1]&amp;&quot;.mp3&quot;&quot; -t &quot;&quot;AAA &quot;&amp;[.B981]&amp;&quot;&quot;&quot;&quot;" office:value-type="string" office:string-value="&quot;C:\Program Files (x86)\Balabolka\cli\balcon.exe&quot; -n &quot;Microsoft Heera Mobile&quot; -k -p 0 -v 100 -w &quot;love.mp3&quot; -t &quot;AAA love&quot;">
            <text:p>"C:\Program Files (x86)\Balabolka\cli\balcon.exe" -n "Microsoft Heera Mobile" -k -p 0 -v 100 -w "love.mp3" -t "AAA love"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ateria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2]&amp;&quot;.mp3&quot;&quot; -t &quot;&quot;AAA &quot;&amp;[.B982]&amp;&quot;&quot;&quot;&quot;" office:value-type="string" office:string-value="&quot;C:\Program Files (x86)\Balabolka\cli\balcon.exe&quot; -n &quot;Microsoft Heera Mobile&quot; -k -p 0 -v 100 -w &quot;materials.mp3&quot; -t &quot;AAA materials&quot;">
            <text:p>"C:\Program Files (x86)\Balabolka\cli\balcon.exe" -n "Microsoft Heera Mobile" -k -p 0 -v 100 -w "materials.mp3" -t "AAA materials"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co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3]&amp;&quot;.mp3&quot;&quot; -t &quot;&quot;AAA &quot;&amp;[.B983]&amp;&quot;&quot;&quot;&quot;" office:value-type="string" office:string-value="&quot;C:\Program Files (x86)\Balabolka\cli\balcon.exe&quot; -n &quot;Microsoft Heera Mobile&quot; -k -p 0 -v 100 -w &quot;cool.mp3&quot; -t &quot;AAA cool&quot;">
            <text:p>"C:\Program Files (x86)\Balabolka\cli\balcon.exe" -n "Microsoft Heera Mobile" -k -p 0 -v 100 -w "cool.mp3" -t "AAA cool"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laug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4]&amp;&quot;.mp3&quot;&quot; -t &quot;&quot;AAA &quot;&amp;[.B984]&amp;&quot;&quot;&quot;&quot;" office:value-type="string" office:string-value="&quot;C:\Program Files (x86)\Balabolka\cli\balcon.exe&quot; -n &quot;Microsoft Heera Mobile&quot; -k -p 0 -v 100 -w &quot;laughed.mp3&quot; -t &quot;AAA laughed&quot;">
            <text:p>"C:\Program Files (x86)\Balabolka\cli\balcon.exe" -n "Microsoft Heera Mobile" -k -p 0 -v 100 -w "laughed.mp3" -t "AAA laughed"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cau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5]&amp;&quot;.mp3&quot;&quot; -t &quot;&quot;AAA &quot;&amp;[.B985]&amp;&quot;&quot;&quot;&quot;" office:value-type="string" office:string-value="&quot;C:\Program Files (x86)\Balabolka\cli\balcon.exe&quot; -n &quot;Microsoft Heera Mobile&quot; -k -p 0 -v 100 -w &quot;cause.mp3&quot; -t &quot;AAA cause&quot;">
            <text:p>"C:\Program Files (x86)\Balabolka\cli\balcon.exe" -n "Microsoft Heera Mobile" -k -p 0 -v 100 -w "cause.mp3" -t "AAA cause"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man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6]&amp;&quot;.mp3&quot;&quot; -t &quot;&quot;AAA &quot;&amp;[.B986]&amp;&quot;&quot;&quot;&quot;" office:value-type="string" office:string-value="&quot;C:\Program Files (x86)\Balabolka\cli\balcon.exe&quot; -n &quot;Microsoft Heera Mobile&quot; -k -p 0 -v 100 -w &quot;man's.mp3&quot; -t &quot;AAA man's&quot;">
            <text:p>"C:\Program Files (x86)\Balabolka\cli\balcon.exe" -n "Microsoft Heera Mobile" -k -p 0 -v 100 -w "man's.mp3" -t "AAA man's"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ta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7]&amp;&quot;.mp3&quot;&quot; -t &quot;&quot;AAA &quot;&amp;[.B987]&amp;&quot;&quot;&quot;&quot;" office:value-type="string" office:string-value="&quot;C:\Program Files (x86)\Balabolka\cli\balcon.exe&quot; -n &quot;Microsoft Heera Mobile&quot; -k -p 0 -v 100 -w &quot;stands.mp3&quot; -t &quot;AAA stands&quot;">
            <text:p>"C:\Program Files (x86)\Balabolka\cli\balcon.exe" -n "Microsoft Heera Mobile" -k -p 0 -v 100 -w "stands.mp3" -t "AAA stands"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fee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8]&amp;&quot;.mp3&quot;&quot; -t &quot;&quot;AAA &quot;&amp;[.B988]&amp;&quot;&quot;&quot;&quot;" office:value-type="string" office:string-value="&quot;C:\Program Files (x86)\Balabolka\cli\balcon.exe&quot; -n &quot;Microsoft Heera Mobile&quot; -k -p 0 -v 100 -w &quot;feeling.mp3&quot; -t &quot;AAA feeling&quot;">
            <text:p>"C:\Program Files (x86)\Balabolka\cli\balcon.exe" -n "Microsoft Heera Mobile" -k -p 0 -v 100 -w "feeling.mp3" -t "AAA feeling"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fac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89]&amp;&quot;.mp3&quot;&quot; -t &quot;&quot;AAA &quot;&amp;[.B989]&amp;&quot;&quot;&quot;&quot;" office:value-type="string" office:string-value="&quot;C:\Program Files (x86)\Balabolka\cli\balcon.exe&quot; -n &quot;Microsoft Heera Mobile&quot; -k -p 0 -v 100 -w &quot;facts.mp3&quot; -t &quot;AAA facts&quot;">
            <text:p>"C:\Program Files (x86)\Balabolka\cli\balcon.exe" -n "Microsoft Heera Mobile" -k -p 0 -v 100 -w "facts.mp3" -t "AAA facts"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plea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0]&amp;&quot;.mp3&quot;&quot; -t &quot;&quot;AAA &quot;&amp;[.B990]&amp;&quot;&quot;&quot;&quot;" office:value-type="string" office:string-value="&quot;C:\Program Files (x86)\Balabolka\cli\balcon.exe&quot; -n &quot;Microsoft Heera Mobile&quot; -k -p 0 -v 100 -w &quot;please.mp3&quot; -t &quot;AAA please&quot;">
            <text:p>"C:\Program Files (x86)\Balabolka\cli\balcon.exe" -n "Microsoft Heera Mobile" -k -p 0 -v 100 -w "please.mp3" -t "AAA please"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m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1]&amp;&quot;.mp3&quot;&quot; -t &quot;&quot;AAA &quot;&amp;[.B991]&amp;&quot;&quot;&quot;&quot;" office:value-type="string" office:string-value="&quot;C:\Program Files (x86)\Balabolka\cli\balcon.exe&quot; -n &quot;Microsoft Heera Mobile&quot; -k -p 0 -v 100 -w &quot;meat.mp3&quot; -t &quot;AAA meat&quot;">
            <text:p>"C:\Program Files (x86)\Balabolka\cli\balcon.exe" -n "Microsoft Heera Mobile" -k -p 0 -v 100 -w "meat.mp3" -t "AAA meat"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la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2]&amp;&quot;.mp3&quot;&quot; -t &quot;&quot;AAA &quot;&amp;[.B992]&amp;&quot;&quot;&quot;&quot;" office:value-type="string" office:string-value="&quot;C:\Program Files (x86)\Balabolka\cli\balcon.exe&quot; -n &quot;Microsoft Heera Mobile&quot; -k -p 0 -v 100 -w &quot;lady.mp3&quot; -t &quot;AAA lady&quot;">
            <text:p>"C:\Program Files (x86)\Balabolka\cli\balcon.exe" -n "Microsoft Heera Mobile" -k -p 0 -v 100 -w "lady.mp3" -t "AAA lady"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w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3]&amp;&quot;.mp3&quot;&quot; -t &quot;&quot;AAA &quot;&amp;[.B993]&amp;&quot;&quot;&quot;&quot;" office:value-type="string" office:string-value="&quot;C:\Program Files (x86)\Balabolka\cli\balcon.exe&quot; -n &quot;Microsoft Heera Mobile&quot; -k -p 0 -v 100 -w &quot;west.mp3&quot; -t &quot;AAA west&quot;">
            <text:p>"C:\Program Files (x86)\Balabolka\cli\balcon.exe" -n "Microsoft Heera Mobile" -k -p 0 -v 100 -w "west.mp3" -t "AAA west"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gl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4]&amp;&quot;.mp3&quot;&quot; -t &quot;&quot;AAA &quot;&amp;[.B994]&amp;&quot;&quot;&quot;&quot;" office:value-type="string" office:string-value="&quot;C:\Program Files (x86)\Balabolka\cli\balcon.exe&quot; -n &quot;Microsoft Heera Mobile&quot; -k -p 0 -v 100 -w &quot;glad.mp3&quot; -t &quot;AAA glad&quot;">
            <text:p>"C:\Program Files (x86)\Balabolka\cli\balcon.exe" -n "Microsoft Heera Mobile" -k -p 0 -v 100 -w "glad.mp3" -t "AAA glad"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Briti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5]&amp;&quot;.mp3&quot;&quot; -t &quot;&quot;AAA &quot;&amp;[.B995]&amp;&quot;&quot;&quot;&quot;" office:value-type="string" office:string-value="&quot;C:\Program Files (x86)\Balabolka\cli\balcon.exe&quot; -n &quot;Microsoft Heera Mobile&quot; -k -p 0 -v 100 -w &quot;British.mp3&quot; -t &quot;AAA British&quot;">
            <text:p>"C:\Program Files (x86)\Balabolka\cli\balcon.exe" -n "Microsoft Heera Mobile" -k -p 0 -v 100 -w "British.mp3" -t "AAA British"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a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6]&amp;&quot;.mp3&quot;&quot; -t &quot;&quot;AAA &quot;&amp;[.B996]&amp;&quot;&quot;&quot;&quot;" office:value-type="string" office:string-value="&quot;C:\Program Files (x86)\Balabolka\cli\balcon.exe&quot; -n &quot;Microsoft Heera Mobile&quot; -k -p 0 -v 100 -w &quot;action.mp3&quot; -t &quot;AAA action&quot;">
            <text:p>"C:\Program Files (x86)\Balabolka\cli\balcon.exe" -n "Microsoft Heera Mobile" -k -p 0 -v 100 -w "action.mp3" -t "AAA action"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divi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7]&amp;&quot;.mp3&quot;&quot; -t &quot;&quot;AAA &quot;&amp;[.B997]&amp;&quot;&quot;&quot;&quot;" office:value-type="string" office:string-value="&quot;C:\Program Files (x86)\Balabolka\cli\balcon.exe&quot; -n &quot;Microsoft Heera Mobile&quot; -k -p 0 -v 100 -w &quot;divided.mp3&quot; -t &quot;AAA divided&quot;">
            <text:p>"C:\Program Files (x86)\Balabolka\cli\balcon.exe" -n "Microsoft Heera Mobile" -k -p 0 -v 100 -w "divided.mp3" -t "AAA divided"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great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8]&amp;&quot;.mp3&quot;&quot; -t &quot;&quot;AAA &quot;&amp;[.B998]&amp;&quot;&quot;&quot;&quot;" office:value-type="string" office:string-value="&quot;C:\Program Files (x86)\Balabolka\cli\balcon.exe&quot; -n &quot;Microsoft Heera Mobile&quot; -k -p 0 -v 100 -w &quot;greatest.mp3&quot; -t &quot;AAA greatest&quot;">
            <text:p>"C:\Program Files (x86)\Balabolka\cli\balcon.exe" -n "Microsoft Heera Mobile" -k -p 0 -v 100 -w "greatest.mp3" -t "AAA greatest"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happe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999]&amp;&quot;.mp3&quot;&quot; -t &quot;&quot;AAA &quot;&amp;[.B999]&amp;&quot;&quot;&quot;&quot;" office:value-type="string" office:string-value="&quot;C:\Program Files (x86)\Balabolka\cli\balcon.exe&quot; -n &quot;Microsoft Heera Mobile&quot; -k -p 0 -v 100 -w &quot;happens.mp3&quot; -t &quot;AAA happens&quot;">
            <text:p>"C:\Program Files (x86)\Balabolka\cli\balcon.exe" -n "Microsoft Heera Mobile" -k -p 0 -v 100 -w "happens.mp3" -t "AAA happens"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pa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0]&amp;&quot;.mp3&quot;&quot; -t &quot;&quot;AAA &quot;&amp;[.B1000]&amp;&quot;&quot;&quot;&quot;" office:value-type="string" office:string-value="&quot;C:\Program Files (x86)\Balabolka\cli\balcon.exe&quot; -n &quot;Microsoft Heera Mobile&quot; -k -p 0 -v 100 -w &quot;pass.mp3&quot; -t &quot;AAA pass&quot;">
            <text:p>"C:\Program Files (x86)\Balabolka\cli\balcon.exe" -n "Microsoft Heera Mobile" -k -p 0 -v 100 -w "pass.mp3" -t "AAA pass"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s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1]&amp;&quot;.mp3&quot;&quot; -t &quot;&quot;AAA &quot;&amp;[.B1001]&amp;&quot;&quot;&quot;&quot;" office:value-type="string" office:string-value="&quot;C:\Program Files (x86)\Balabolka\cli\balcon.exe&quot; -n &quot;Microsoft Heera Mobile&quot; -k -p 0 -v 100 -w &quot;seat.mp3&quot; -t &quot;AAA seat&quot;">
            <text:p>"C:\Program Files (x86)\Balabolka\cli\balcon.exe" -n "Microsoft Heera Mobile" -k -p 0 -v 100 -w "seat.mp3" -t "AAA seat"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retur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2]&amp;&quot;.mp3&quot;&quot; -t &quot;&quot;AAA &quot;&amp;[.B1002]&amp;&quot;&quot;&quot;&quot;" office:value-type="string" office:string-value="&quot;C:\Program Files (x86)\Balabolka\cli\balcon.exe&quot; -n &quot;Microsoft Heera Mobile&quot; -k -p 0 -v 100 -w &quot;returned.mp3&quot; -t &quot;AAA returned&quot;">
            <text:p>"C:\Program Files (x86)\Balabolka\cli\balcon.exe" -n "Microsoft Heera Mobile" -k -p 0 -v 100 -w "returned.mp3" -t "AAA returned"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ad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3]&amp;&quot;.mp3&quot;&quot; -t &quot;&quot;AAA &quot;&amp;[.B1003]&amp;&quot;&quot;&quot;&quot;" office:value-type="string" office:string-value="&quot;C:\Program Files (x86)\Balabolka\cli\balcon.exe&quot; -n &quot;Microsoft Heera Mobile&quot; -k -p 0 -v 100 -w &quot;adding.mp3&quot; -t &quot;AAA adding&quot;">
            <text:p>"C:\Program Files (x86)\Balabolka\cli\balcon.exe" -n "Microsoft Heera Mobile" -k -p 0 -v 100 -w "adding.mp3" -t "AAA adding"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e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4]&amp;&quot;.mp3&quot;&quot; -t &quot;&quot;AAA &quot;&amp;[.B1004]&amp;&quot;&quot;&quot;&quot;" office:value-type="string" office:string-value="&quot;C:\Program Files (x86)\Balabolka\cli\balcon.exe&quot; -n &quot;Microsoft Heera Mobile&quot; -k -p 0 -v 100 -w &quot;ears.mp3&quot; -t &quot;AAA ears&quot;">
            <text:p>"C:\Program Files (x86)\Balabolka\cli\balcon.exe" -n "Microsoft Heera Mobile" -k -p 0 -v 100 -w "ears.mp3" -t "AAA ears"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soldi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5]&amp;&quot;.mp3&quot;&quot; -t &quot;&quot;AAA &quot;&amp;[.B1005]&amp;&quot;&quot;&quot;&quot;" office:value-type="string" office:string-value="&quot;C:\Program Files (x86)\Balabolka\cli\balcon.exe&quot; -n &quot;Microsoft Heera Mobile&quot; -k -p 0 -v 100 -w &quot;soldiers.mp3&quot; -t &quot;AAA soldiers&quot;">
            <text:p>"C:\Program Files (x86)\Balabolka\cli\balcon.exe" -n "Microsoft Heera Mobile" -k -p 0 -v 100 -w "soldiers.mp3" -t "AAA soldiers"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ty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6]&amp;&quot;.mp3&quot;&quot; -t &quot;&quot;AAA &quot;&amp;[.B1006]&amp;&quot;&quot;&quot;&quot;" office:value-type="string" office:string-value="&quot;C:\Program Files (x86)\Balabolka\cli\balcon.exe&quot; -n &quot;Microsoft Heera Mobile&quot; -k -p 0 -v 100 -w &quot;type.mp3&quot; -t &quot;AAA type&quot;">
            <text:p>"C:\Program Files (x86)\Balabolka\cli\balcon.exe" -n "Microsoft Heera Mobile" -k -p 0 -v 100 -w "type.mp3" -t "AAA type"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atten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7]&amp;&quot;.mp3&quot;&quot; -t &quot;&quot;AAA &quot;&amp;[.B1007]&amp;&quot;&quot;&quot;&quot;" office:value-type="string" office:string-value="&quot;C:\Program Files (x86)\Balabolka\cli\balcon.exe&quot; -n &quot;Microsoft Heera Mobile&quot; -k -p 0 -v 100 -w &quot;attention.mp3&quot; -t &quot;AAA attention&quot;">
            <text:p>"C:\Program Files (x86)\Balabolka\cli\balcon.exe" -n "Microsoft Heera Mobile" -k -p 0 -v 100 -w "attention.mp3" -t "AAA attention"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shou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8]&amp;&quot;.mp3&quot;&quot; -t &quot;&quot;AAA &quot;&amp;[.B1008]&amp;&quot;&quot;&quot;&quot;" office:value-type="string" office:string-value="&quot;C:\Program Files (x86)\Balabolka\cli\balcon.exe&quot; -n &quot;Microsoft Heera Mobile&quot; -k -p 0 -v 100 -w &quot;shouted.mp3&quot; -t &quot;AAA shouted&quot;">
            <text:p>"C:\Program Files (x86)\Balabolka\cli\balcon.exe" -n "Microsoft Heera Mobile" -k -p 0 -v 100 -w "shouted.mp3" -t "AAA shouted"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g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09]&amp;&quot;.mp3&quot;&quot; -t &quot;&quot;AAA &quot;&amp;[.B1009]&amp;&quot;&quot;&quot;&quot;" office:value-type="string" office:string-value="&quot;C:\Program Files (x86)\Balabolka\cli\balcon.exe&quot; -n &quot;Microsoft Heera Mobile&quot; -k -p 0 -v 100 -w &quot;gas.mp3&quot; -t &quot;AAA gas&quot;">
            <text:p>"C:\Program Files (x86)\Balabolka\cli\balcon.exe" -n "Microsoft Heera Mobile" -k -p 0 -v 100 -w "gas.mp3" -t "AAA gas"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Wor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0]&amp;&quot;.mp3&quot;&quot; -t &quot;&quot;AAA &quot;&amp;[.B1010]&amp;&quot;&quot;&quot;&quot;" office:value-type="string" office:string-value="&quot;C:\Program Files (x86)\Balabolka\cli\balcon.exe&quot; -n &quot;Microsoft Heera Mobile&quot; -k -p 0 -v 100 -w &quot;World.mp3&quot; -t &quot;AAA World&quot;">
            <text:p>"C:\Program Files (x86)\Balabolka\cli\balcon.exe" -n "Microsoft Heera Mobile" -k -p 0 -v 100 -w "World.mp3" -t "AAA World"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actu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1]&amp;&quot;.mp3&quot;&quot; -t &quot;&quot;AAA &quot;&amp;[.B1011]&amp;&quot;&quot;&quot;&quot;" office:value-type="string" office:string-value="&quot;C:\Program Files (x86)\Balabolka\cli\balcon.exe&quot; -n &quot;Microsoft Heera Mobile&quot; -k -p 0 -v 100 -w &quot;actually.mp3&quot; -t &quot;AAA actually&quot;">
            <text:p>"C:\Program Files (x86)\Balabolka\cli\balcon.exe" -n "Microsoft Heera Mobile" -k -p 0 -v 100 -w "actually.mp3" -t "AAA actually"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kitch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2]&amp;&quot;.mp3&quot;&quot; -t &quot;&quot;AAA &quot;&amp;[.B1012]&amp;&quot;&quot;&quot;&quot;" office:value-type="string" office:string-value="&quot;C:\Program Files (x86)\Balabolka\cli\balcon.exe&quot; -n &quot;Microsoft Heera Mobile&quot; -k -p 0 -v 100 -w &quot;kitchen.mp3&quot; -t &quot;AAA kitchen&quot;">
            <text:p>"C:\Program Files (x86)\Balabolka\cli\balcon.exe" -n "Microsoft Heera Mobile" -k -p 0 -v 100 -w "kitchen.mp3" -t "AAA kitchen"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ali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3]&amp;&quot;.mp3&quot;&quot; -t &quot;&quot;AAA &quot;&amp;[.B1013]&amp;&quot;&quot;&quot;&quot;" office:value-type="string" office:string-value="&quot;C:\Program Files (x86)\Balabolka\cli\balcon.exe&quot; -n &quot;Microsoft Heera Mobile&quot; -k -p 0 -v 100 -w &quot;alike.mp3&quot; -t &quot;AAA alike&quot;">
            <text:p>"C:\Program Files (x86)\Balabolka\cli\balcon.exe" -n "Microsoft Heera Mobile" -k -p 0 -v 100 -w "alike.mp3" -t "AAA alike"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pi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4]&amp;&quot;.mp3&quot;&quot; -t &quot;&quot;AAA &quot;&amp;[.B1014]&amp;&quot;&quot;&quot;&quot;" office:value-type="string" office:string-value="&quot;C:\Program Files (x86)\Balabolka\cli\balcon.exe&quot; -n &quot;Microsoft Heera Mobile&quot; -k -p 0 -v 100 -w &quot;pick.mp3&quot; -t &quot;AAA pick&quot;">
            <text:p>"C:\Program Files (x86)\Balabolka\cli\balcon.exe" -n "Microsoft Heera Mobile" -k -p 0 -v 100 -w "pick.mp3" -t "AAA pick"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sca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5]&amp;&quot;.mp3&quot;&quot; -t &quot;&quot;AAA &quot;&amp;[.B1015]&amp;&quot;&quot;&quot;&quot;" office:value-type="string" office:string-value="&quot;C:\Program Files (x86)\Balabolka\cli\balcon.exe&quot; -n &quot;Microsoft Heera Mobile&quot; -k -p 0 -v 100 -w &quot;scale.mp3&quot; -t &quot;AAA scale&quot;">
            <text:p>"C:\Program Files (x86)\Balabolka\cli\balcon.exe" -n "Microsoft Heera Mobile" -k -p 0 -v 100 -w "scale.mp3" -t "AAA scale"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bas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6]&amp;&quot;.mp3&quot;&quot; -t &quot;&quot;AAA &quot;&amp;[.B1016]&amp;&quot;&quot;&quot;&quot;" office:value-type="string" office:string-value="&quot;C:\Program Files (x86)\Balabolka\cli\balcon.exe&quot; -n &quot;Microsoft Heera Mobile&quot; -k -p 0 -v 100 -w &quot;basic.mp3&quot; -t &quot;AAA basic&quot;">
            <text:p>"C:\Program Files (x86)\Balabolka\cli\balcon.exe" -n "Microsoft Heera Mobile" -k -p 0 -v 100 -w "basic.mp3" -t "AAA basic"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W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7]&amp;&quot;.mp3&quot;&quot; -t &quot;&quot;AAA &quot;&amp;[.B1017]&amp;&quot;&quot;&quot;&quot;" office:value-type="string" office:string-value="&quot;C:\Program Files (x86)\Balabolka\cli\balcon.exe&quot; -n &quot;Microsoft Heera Mobile&quot; -k -p 0 -v 100 -w &quot;West.mp3&quot; -t &quot;AAA West&quot;">
            <text:p>"C:\Program Files (x86)\Balabolka\cli\balcon.exe" -n "Microsoft Heera Mobile" -k -p 0 -v 100 -w "West.mp3" -t "AAA West"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Presid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8]&amp;&quot;.mp3&quot;&quot; -t &quot;&quot;AAA &quot;&amp;[.B1018]&amp;&quot;&quot;&quot;&quot;" office:value-type="string" office:string-value="&quot;C:\Program Files (x86)\Balabolka\cli\balcon.exe&quot; -n &quot;Microsoft Heera Mobile&quot; -k -p 0 -v 100 -w &quot;President.mp3&quot; -t &quot;AAA President&quot;">
            <text:p>"C:\Program Files (x86)\Balabolka\cli\balcon.exe" -n "Microsoft Heera Mobile" -k -p 0 -v 100 -w "President.mp3" -t "AAA President"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Unc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19]&amp;&quot;.mp3&quot;&quot; -t &quot;&quot;AAA &quot;&amp;[.B1019]&amp;&quot;&quot;&quot;&quot;" office:value-type="string" office:string-value="&quot;C:\Program Files (x86)\Balabolka\cli\balcon.exe&quot; -n &quot;Microsoft Heera Mobile&quot; -k -p 0 -v 100 -w &quot;Uncle.mp3&quot; -t &quot;AAA Uncle&quot;">
            <text:p>"C:\Program Files (x86)\Balabolka\cli\balcon.exe" -n "Microsoft Heera Mobile" -k -p 0 -v 100 -w "Uncle.mp3" -t "AAA Uncle"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contr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0]&amp;&quot;.mp3&quot;&quot; -t &quot;&quot;AAA &quot;&amp;[.B1020]&amp;&quot;&quot;&quot;&quot;" office:value-type="string" office:string-value="&quot;C:\Program Files (x86)\Balabolka\cli\balcon.exe&quot; -n &quot;Microsoft Heera Mobile&quot; -k -p 0 -v 100 -w &quot;control.mp3&quot; -t &quot;AAA control&quot;">
            <text:p>"C:\Program Files (x86)\Balabolka\cli\balcon.exe" -n "Microsoft Heera Mobile" -k -p 0 -v 100 -w "control.mp3" -t "AAA control"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happ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1]&amp;&quot;.mp3&quot;&quot; -t &quot;&quot;AAA &quot;&amp;[.B1021]&amp;&quot;&quot;&quot;&quot;" office:value-type="string" office:string-value="&quot;C:\Program Files (x86)\Balabolka\cli\balcon.exe&quot; -n &quot;Microsoft Heera Mobile&quot; -k -p 0 -v 100 -w &quot;happen.mp3&quot; -t &quot;AAA happen&quot;">
            <text:p>"C:\Program Files (x86)\Balabolka\cli\balcon.exe" -n "Microsoft Heera Mobile" -k -p 0 -v 100 -w "happen.mp3" -t "AAA happen"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wa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2]&amp;&quot;.mp3&quot;&quot; -t &quot;&quot;AAA &quot;&amp;[.B1022]&amp;&quot;&quot;&quot;&quot;" office:value-type="string" office:string-value="&quot;C:\Program Files (x86)\Balabolka\cli\balcon.exe&quot; -n &quot;Microsoft Heera Mobile&quot; -k -p 0 -v 100 -w &quot;walls.mp3&quot; -t &quot;AAA walls&quot;">
            <text:p>"C:\Program Files (x86)\Balabolka\cli\balcon.exe" -n "Microsoft Heera Mobile" -k -p 0 -v 100 -w "walls.mp3" -t "AAA walls"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Lo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3]&amp;&quot;.mp3&quot;&quot; -t &quot;&quot;AAA &quot;&amp;[.B1023]&amp;&quot;&quot;&quot;&quot;" office:value-type="string" office:string-value="&quot;C:\Program Files (x86)\Balabolka\cli\balcon.exe&quot; -n &quot;Microsoft Heera Mobile&quot; -k -p 0 -v 100 -w &quot;Lock.mp3&quot; -t &quot;AAA Lock&quot;">
            <text:p>"C:\Program Files (x86)\Balabolka\cli\balcon.exe" -n "Microsoft Heera Mobile" -k -p 0 -v 100 -w "Lock.mp3" -t "AAA Lock"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show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4]&amp;&quot;.mp3&quot;&quot; -t &quot;&quot;AAA &quot;&amp;[.B1024]&amp;&quot;&quot;&quot;&quot;" office:value-type="string" office:string-value="&quot;C:\Program Files (x86)\Balabolka\cli\balcon.exe&quot; -n &quot;Microsoft Heera Mobile&quot; -k -p 0 -v 100 -w &quot;showed.mp3&quot; -t &quot;AAA showed&quot;">
            <text:p>"C:\Program Files (x86)\Balabolka\cli\balcon.exe" -n "Microsoft Heera Mobile" -k -p 0 -v 100 -w "showed.mp3" -t "AAA showed"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saf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5]&amp;&quot;.mp3&quot;&quot; -t &quot;&quot;AAA &quot;&amp;[.B1025]&amp;&quot;&quot;&quot;&quot;" office:value-type="string" office:string-value="&quot;C:\Program Files (x86)\Balabolka\cli\balcon.exe&quot; -n &quot;Microsoft Heera Mobile&quot; -k -p 0 -v 100 -w &quot;safe.mp3&quot; -t &quot;AAA safe&quot;">
            <text:p>"C:\Program Files (x86)\Balabolka\cli\balcon.exe" -n "Microsoft Heera Mobile" -k -p 0 -v 100 -w "safe.mp3" -t "AAA safe"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gr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6]&amp;&quot;.mp3&quot;&quot; -t &quot;&quot;AAA &quot;&amp;[.B1026]&amp;&quot;&quot;&quot;&quot;" office:value-type="string" office:string-value="&quot;C:\Program Files (x86)\Balabolka\cli\balcon.exe&quot; -n &quot;Microsoft Heera Mobile&quot; -k -p 0 -v 100 -w &quot;grown.mp3&quot; -t &quot;AAA grown&quot;">
            <text:p>"C:\Program Files (x86)\Balabolka\cli\balcon.exe" -n "Microsoft Heera Mobile" -k -p 0 -v 100 -w "grown.mp3" -t "AAA grown"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co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7]&amp;&quot;.mp3&quot;&quot; -t &quot;&quot;AAA &quot;&amp;[.B1027]&amp;&quot;&quot;&quot;&quot;" office:value-type="string" office:string-value="&quot;C:\Program Files (x86)\Balabolka\cli\balcon.exe&quot; -n &quot;Microsoft Heera Mobile&quot; -k -p 0 -v 100 -w &quot;cost.mp3&quot; -t &quot;AAA cost&quot;">
            <text:p>"C:\Program Files (x86)\Balabolka\cli\balcon.exe" -n "Microsoft Heera Mobile" -k -p 0 -v 100 -w "cost.mp3" -t "AAA cost"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w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8]&amp;&quot;.mp3&quot;&quot; -t &quot;&quot;AAA &quot;&amp;[.B1028]&amp;&quot;&quot;&quot;&quot;" office:value-type="string" office:string-value="&quot;C:\Program Files (x86)\Balabolka\cli\balcon.exe&quot; -n &quot;Microsoft Heera Mobile&quot; -k -p 0 -v 100 -w &quot;wear.mp3&quot; -t &quot;AAA wear&quot;">
            <text:p>"C:\Program Files (x86)\Balabolka\cli\balcon.exe" -n "Microsoft Heera Mobile" -k -p 0 -v 100 -w "wear.mp3" -t "AAA wear"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a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29]&amp;&quot;.mp3&quot;&quot; -t &quot;&quot;AAA &quot;&amp;[.B1029]&amp;&quot;&quot;&quot;&quot;" office:value-type="string" office:string-value="&quot;C:\Program Files (x86)\Balabolka\cli\balcon.exe&quot; -n &quot;Microsoft Heera Mobile&quot; -k -p 0 -v 100 -w &quot;act.mp3&quot; -t &quot;AAA act&quot;">
            <text:p>"C:\Program Files (x86)\Balabolka\cli\balcon.exe" -n "Microsoft Heera Mobile" -k -p 0 -v 100 -w "act.mp3" -t "AAA act"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wi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0]&amp;&quot;.mp3&quot;&quot; -t &quot;&quot;AAA &quot;&amp;[.B1030]&amp;&quot;&quot;&quot;&quot;" office:value-type="string" office:string-value="&quot;C:\Program Files (x86)\Balabolka\cli\balcon.exe&quot; -n &quot;Microsoft Heera Mobile&quot; -k -p 0 -v 100 -w &quot;wings.mp3&quot; -t &quot;AAA wings&quot;">
            <text:p>"C:\Program Files (x86)\Balabolka\cli\balcon.exe" -n "Microsoft Heera Mobile" -k -p 0 -v 100 -w "wings.mp3" -t "AAA wings"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office:value-type="string">
            <text:p>cont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1]&amp;&quot;.mp3&quot;&quot; -t &quot;&quot;AAA &quot;&amp;[.B1031]&amp;&quot;&quot;&quot;&quot;" office:value-type="string" office:string-value="&quot;C:\Program Files (x86)\Balabolka\cli\balcon.exe&quot; -n &quot;Microsoft Heera Mobile&quot; -k -p 0 -v 100 -w &quot;contol.mp3&quot; -t &quot;AAA contol&quot;">
            <text:p>"C:\Program Files (x86)\Balabolka\cli\balcon.exe" -n "Microsoft Heera Mobile" -k -p 0 -v 100 -w "contol.mp3" -t "AAA contol"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h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2]&amp;&quot;.mp3&quot;&quot; -t &quot;&quot;AAA &quot;&amp;[.B1032]&amp;&quot;&quot;&quot;&quot;" office:value-type="string" office:string-value="&quot;C:\Program Files (x86)\Balabolka\cli\balcon.exe&quot; -n &quot;Microsoft Heera Mobile&quot; -k -p 0 -v 100 -w &quot;hat.mp3&quot; -t &quot;AAA hat&quot;">
            <text:p>"C:\Program Files (x86)\Balabolka\cli\balcon.exe" -n "Microsoft Heera Mobile" -k -p 0 -v 100 -w "hat.mp3" -t "AAA hat"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a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3]&amp;&quot;.mp3&quot;&quot; -t &quot;&quot;AAA &quot;&amp;[.B1033]&amp;&quot;&quot;&quot;&quot;" office:value-type="string" office:string-value="&quot;C:\Program Files (x86)\Balabolka\cli\balcon.exe&quot; -n &quot;Microsoft Heera Mobile&quot; -k -p 0 -v 100 -w &quot;arm.mp3&quot; -t &quot;AAA arm&quot;">
            <text:p>"C:\Program Files (x86)\Balabolka\cli\balcon.exe" -n "Microsoft Heera Mobile" -k -p 0 -v 100 -w "arm.mp3" -t "AAA arm"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belie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4]&amp;&quot;.mp3&quot;&quot; -t &quot;&quot;AAA &quot;&amp;[.B1034]&amp;&quot;&quot;&quot;&quot;" office:value-type="string" office:string-value="&quot;C:\Program Files (x86)\Balabolka\cli\balcon.exe&quot; -n &quot;Microsoft Heera Mobile&quot; -k -p 0 -v 100 -w &quot;believe.mp3&quot; -t &quot;AAA believe&quot;">
            <text:p>"C:\Program Files (x86)\Balabolka\cli\balcon.exe" -n "Microsoft Heera Mobile" -k -p 0 -v 100 -w "believe.mp3" -t "AAA believe"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maj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5]&amp;&quot;.mp3&quot;&quot; -t &quot;&quot;AAA &quot;&amp;[.B1035]&amp;&quot;&quot;&quot;&quot;" office:value-type="string" office:string-value="&quot;C:\Program Files (x86)\Balabolka\cli\balcon.exe&quot; -n &quot;Microsoft Heera Mobile&quot; -k -p 0 -v 100 -w &quot;major.mp3&quot; -t &quot;AAA major&quot;">
            <text:p>"C:\Program Files (x86)\Balabolka\cli\balcon.exe" -n "Microsoft Heera Mobile" -k -p 0 -v 100 -w "major.mp3" -t "AAA major"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becom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6]&amp;&quot;.mp3&quot;&quot; -t &quot;&quot;AAA &quot;&amp;[.B1036]&amp;&quot;&quot;&quot;&quot;" office:value-type="string" office:string-value="&quot;C:\Program Files (x86)\Balabolka\cli\balcon.exe&quot; -n &quot;Microsoft Heera Mobile&quot; -k -p 0 -v 100 -w &quot;becomes.mp3&quot; -t &quot;AAA becomes&quot;">
            <text:p>"C:\Program Files (x86)\Balabolka\cli\balcon.exe" -n "Microsoft Heera Mobile" -k -p 0 -v 100 -w "becomes.mp3" -t "AAA becomes"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gr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7]&amp;&quot;.mp3&quot;&quot; -t &quot;&quot;AAA &quot;&amp;[.B1037]&amp;&quot;&quot;&quot;&quot;" office:value-type="string" office:string-value="&quot;C:\Program Files (x86)\Balabolka\cli\balcon.exe&quot; -n &quot;Microsoft Heera Mobile&quot; -k -p 0 -v 100 -w &quot;gray.mp3&quot; -t &quot;AAA gray&quot;">
            <text:p>"C:\Program Files (x86)\Balabolka\cli\balcon.exe" -n "Microsoft Heera Mobile" -k -p 0 -v 100 -w "gray.mp3" -t "AAA gray"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d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8]&amp;&quot;.mp3&quot;&quot; -t &quot;&quot;AAA &quot;&amp;[.B1038]&amp;&quot;&quot;&quot;&quot;" office:value-type="string" office:string-value="&quot;C:\Program Files (x86)\Balabolka\cli\balcon.exe&quot; -n &quot;Microsoft Heera Mobile&quot; -k -p 0 -v 100 -w &quot;died.mp3&quot; -t &quot;AAA died&quot;">
            <text:p>"C:\Program Files (x86)\Balabolka\cli\balcon.exe" -n "Microsoft Heera Mobile" -k -p 0 -v 100 -w "died.mp3" -t "AAA died"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bo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39]&amp;&quot;.mp3&quot;&quot; -t &quot;&quot;AAA &quot;&amp;[.B1039]&amp;&quot;&quot;&quot;&quot;" office:value-type="string" office:string-value="&quot;C:\Program Files (x86)\Balabolka\cli\balcon.exe&quot; -n &quot;Microsoft Heera Mobile&quot; -k -p 0 -v 100 -w &quot;bones.mp3&quot; -t &quot;AAA bones&quot;">
            <text:p>"C:\Program Files (x86)\Balabolka\cli\balcon.exe" -n "Microsoft Heera Mobile" -k -p 0 -v 100 -w "bones.mp3" -t "AAA bones"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sit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0]&amp;&quot;.mp3&quot;&quot; -t &quot;&quot;AAA &quot;&amp;[.B1040]&amp;&quot;&quot;&quot;&quot;" office:value-type="string" office:string-value="&quot;C:\Program Files (x86)\Balabolka\cli\balcon.exe&quot; -n &quot;Microsoft Heera Mobile&quot; -k -p 0 -v 100 -w &quot;sitting.mp3&quot; -t &quot;AAA sitting&quot;">
            <text:p>"C:\Program Files (x86)\Balabolka\cli\balcon.exe" -n "Microsoft Heera Mobile" -k -p 0 -v 100 -w "sitting.mp3" -t "AAA sitting"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won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1]&amp;&quot;.mp3&quot;&quot; -t &quot;&quot;AAA &quot;&amp;[.B1041]&amp;&quot;&quot;&quot;&quot;" office:value-type="string" office:string-value="&quot;C:\Program Files (x86)\Balabolka\cli\balcon.exe&quot; -n &quot;Microsoft Heera Mobile&quot; -k -p 0 -v 100 -w &quot;wonder.mp3&quot; -t &quot;AAA wonder&quot;">
            <text:p>"C:\Program Files (x86)\Balabolka\cli\balcon.exe" -n "Microsoft Heera Mobile" -k -p 0 -v 100 -w "wonder.mp3" -t "AAA wonder"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inclu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2]&amp;&quot;.mp3&quot;&quot; -t &quot;&quot;AAA &quot;&amp;[.B1042]&amp;&quot;&quot;&quot;&quot;" office:value-type="string" office:string-value="&quot;C:\Program Files (x86)\Balabolka\cli\balcon.exe&quot; -n &quot;Microsoft Heera Mobile&quot; -k -p 0 -v 100 -w &quot;include.mp3&quot; -t &quot;AAA include&quot;">
            <text:p>"C:\Program Files (x86)\Balabolka\cli\balcon.exe" -n "Microsoft Heera Mobile" -k -p 0 -v 100 -w "include.mp3" -t "AAA include"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interes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3]&amp;&quot;.mp3&quot;&quot; -t &quot;&quot;AAA &quot;&amp;[.B1043]&amp;&quot;&quot;&quot;&quot;" office:value-type="string" office:string-value="&quot;C:\Program Files (x86)\Balabolka\cli\balcon.exe&quot; -n &quot;Microsoft Heera Mobile&quot; -k -p 0 -v 100 -w &quot;interested.mp3&quot; -t &quot;AAA interested&quot;">
            <text:p>"C:\Program Files (x86)\Balabolka\cli\balcon.exe" -n "Microsoft Heera Mobile" -k -p 0 -v 100 -w "interested.mp3" -t "AAA interested"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describ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4]&amp;&quot;.mp3&quot;&quot; -t &quot;&quot;AAA &quot;&amp;[.B1044]&amp;&quot;&quot;&quot;&quot;" office:value-type="string" office:string-value="&quot;C:\Program Files (x86)\Balabolka\cli\balcon.exe&quot; -n &quot;Microsoft Heera Mobile&quot; -k -p 0 -v 100 -w &quot;describe.mp3&quot; -t &quot;AAA describe&quot;">
            <text:p>"C:\Program Files (x86)\Balabolka\cli\balcon.exe" -n "Microsoft Heera Mobile" -k -p 0 -v 100 -w "describe.mp3" -t "AAA describe"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electr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5]&amp;&quot;.mp3&quot;&quot; -t &quot;&quot;AAA &quot;&amp;[.B1045]&amp;&quot;&quot;&quot;&quot;" office:value-type="string" office:string-value="&quot;C:\Program Files (x86)\Balabolka\cli\balcon.exe&quot; -n &quot;Microsoft Heera Mobile&quot; -k -p 0 -v 100 -w &quot;electric.mp3&quot; -t &quot;AAA electric&quot;">
            <text:p>"C:\Program Files (x86)\Balabolka\cli\balcon.exe" -n "Microsoft Heera Mobile" -k -p 0 -v 100 -w "electric.mp3" -t "AAA electric"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sol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6]&amp;&quot;.mp3&quot;&quot; -t &quot;&quot;AAA &quot;&amp;[.B1046]&amp;&quot;&quot;&quot;&quot;" office:value-type="string" office:string-value="&quot;C:\Program Files (x86)\Balabolka\cli\balcon.exe&quot; -n &quot;Microsoft Heera Mobile&quot; -k -p 0 -v 100 -w &quot;sold.mp3&quot; -t &quot;AAA sold&quot;">
            <text:p>"C:\Program Files (x86)\Balabolka\cli\balcon.exe" -n "Microsoft Heera Mobile" -k -p 0 -v 100 -w "sold.mp3" -t "AAA sold"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vis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7]&amp;&quot;.mp3&quot;&quot; -t &quot;&quot;AAA &quot;&amp;[.B1047]&amp;&quot;&quot;&quot;&quot;" office:value-type="string" office:string-value="&quot;C:\Program Files (x86)\Balabolka\cli\balcon.exe&quot; -n &quot;Microsoft Heera Mobile&quot; -k -p 0 -v 100 -w &quot;visit.mp3&quot; -t &quot;AAA visit&quot;">
            <text:p>"C:\Program Files (x86)\Balabolka\cli\balcon.exe" -n "Microsoft Heera Mobile" -k -p 0 -v 100 -w "visit.mp3" -t "AAA visit"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Turmo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8]&amp;&quot;.mp3&quot;&quot; -t &quot;&quot;AAA &quot;&amp;[.B1048]&amp;&quot;&quot;&quot;&quot;" office:value-type="string" office:string-value="&quot;C:\Program Files (x86)\Balabolka\cli\balcon.exe&quot; -n &quot;Microsoft Heera Mobile&quot; -k -p 0 -v 100 -w &quot;Turmoil.mp3&quot; -t &quot;AAA Turmoil&quot;">
            <text:p>"C:\Program Files (x86)\Balabolka\cli\balcon.exe" -n "Microsoft Heera Mobile" -k -p 0 -v 100 -w "Turmoil.mp3" -t "AAA Turmoil"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shee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49]&amp;&quot;.mp3&quot;&quot; -t &quot;&quot;AAA &quot;&amp;[.B1049]&amp;&quot;&quot;&quot;&quot;" office:value-type="string" office:string-value="&quot;C:\Program Files (x86)\Balabolka\cli\balcon.exe&quot; -n &quot;Microsoft Heera Mobile&quot; -k -p 0 -v 100 -w &quot;sheep.mp3&quot; -t &quot;AAA sheep&quot;">
            <text:p>"C:\Program Files (x86)\Balabolka\cli\balcon.exe" -n "Microsoft Heera Mobile" -k -p 0 -v 100 -w "sheep.mp3" -t "AAA sheep"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I'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0]&amp;&quot;.mp3&quot;&quot; -t &quot;&quot;AAA &quot;&amp;[.B1050]&amp;&quot;&quot;&quot;&quot;" office:value-type="string" office:string-value="&quot;C:\Program Files (x86)\Balabolka\cli\balcon.exe&quot; -n &quot;Microsoft Heera Mobile&quot; -k -p 0 -v 100 -w &quot;I'd.mp3&quot; -t &quot;AAA I'd&quot;">
            <text:p>"C:\Program Files (x86)\Balabolka\cli\balcon.exe" -n "Microsoft Heera Mobile" -k -p 0 -v 100 -w "I'd.mp3" -t "AAA I'd"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wai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1]&amp;&quot;.mp3&quot;&quot; -t &quot;&quot;AAA &quot;&amp;[.B1051]&amp;&quot;&quot;&quot;&quot;" office:value-type="string" office:string-value="&quot;C:\Program Files (x86)\Balabolka\cli\balcon.exe&quot; -n &quot;Microsoft Heera Mobile&quot; -k -p 0 -v 100 -w &quot;waiting.mp3&quot; -t &quot;AAA waiting&quot;">
            <text:p>"C:\Program Files (x86)\Balabolka\cli\balcon.exe" -n "Microsoft Heera Mobile" -k -p 0 -v 100 -w "waiting.mp3" -t "AAA waiting"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sho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2]&amp;&quot;.mp3&quot;&quot; -t &quot;&quot;AAA &quot;&amp;[.B1052]&amp;&quot;&quot;&quot;&quot;" office:value-type="string" office:string-value="&quot;C:\Program Files (x86)\Balabolka\cli\balcon.exe&quot; -n &quot;Microsoft Heera Mobile&quot; -k -p 0 -v 100 -w &quot;shoes.mp3&quot; -t &quot;AAA shoes&quot;">
            <text:p>"C:\Program Files (x86)\Balabolka\cli\balcon.exe" -n "Microsoft Heera Mobile" -k -p 0 -v 100 -w "shoes.mp3" -t "AAA shoes"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Rec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3]&amp;&quot;.mp3&quot;&quot; -t &quot;&quot;AAA &quot;&amp;[.B1053]&amp;&quot;&quot;&quot;&quot;" office:value-type="string" office:string-value="&quot;C:\Program Files (x86)\Balabolka\cli\balcon.exe&quot; -n &quot;Microsoft Heera Mobile&quot; -k -p 0 -v 100 -w &quot;Recall.mp3&quot; -t &quot;AAA Recall&quot;">
            <text:p>"C:\Program Files (x86)\Balabolka\cli\balcon.exe" -n "Microsoft Heera Mobile" -k -p 0 -v 100 -w "Recall.mp3" -t "AAA Recall"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off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4]&amp;&quot;.mp3&quot;&quot; -t &quot;&quot;AAA &quot;&amp;[.B1054]&amp;&quot;&quot;&quot;&quot;" office:value-type="string" office:string-value="&quot;C:\Program Files (x86)\Balabolka\cli\balcon.exe&quot; -n &quot;Microsoft Heera Mobile&quot; -k -p 0 -v 100 -w &quot;office.mp3&quot; -t &quot;AAA office&quot;">
            <text:p>"C:\Program Files (x86)\Balabolka\cli\balcon.exe" -n "Microsoft Heera Mobile" -k -p 0 -v 100 -w "office.mp3" -t "AAA office"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conta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5]&amp;&quot;.mp3&quot;&quot; -t &quot;&quot;AAA &quot;&amp;[.B1055]&amp;&quot;&quot;&quot;&quot;" office:value-type="string" office:string-value="&quot;C:\Program Files (x86)\Balabolka\cli\balcon.exe&quot; -n &quot;Microsoft Heera Mobile&quot; -k -p 0 -v 100 -w &quot;contains.mp3&quot; -t &quot;AAA contains&quot;">
            <text:p>"C:\Program Files (x86)\Balabolka\cli\balcon.exe" -n "Microsoft Heera Mobile" -k -p 0 -v 100 -w "contains.mp3" -t "AAA contains"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r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6]&amp;&quot;.mp3&quot;&quot; -t &quot;&quot;AAA &quot;&amp;[.B1056]&amp;&quot;&quot;&quot;&quot;" office:value-type="string" office:string-value="&quot;C:\Program Files (x86)\Balabolka\cli\balcon.exe&quot; -n &quot;Microsoft Heera Mobile&quot; -k -p 0 -v 100 -w &quot;row.mp3&quot; -t &quot;AAA row&quot;">
            <text:p>"C:\Program Files (x86)\Balabolka\cli\balcon.exe" -n "Microsoft Heera Mobile" -k -p 0 -v 100 -w "row.mp3" -t "AAA row"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cont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7]&amp;&quot;.mp3&quot;&quot; -t &quot;&quot;AAA &quot;&amp;[.B1057]&amp;&quot;&quot;&quot;&quot;" office:value-type="string" office:string-value="&quot;C:\Program Files (x86)\Balabolka\cli\balcon.exe&quot; -n &quot;Microsoft Heera Mobile&quot; -k -p 0 -v 100 -w &quot;contain.mp3&quot; -t &quot;AAA contain&quot;">
            <text:p>"C:\Program Files (x86)\Balabolka\cli\balcon.exe" -n "Microsoft Heera Mobile" -k -p 0 -v 100 -w "contain.mp3" -t "AAA contain"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objec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8]&amp;&quot;.mp3&quot;&quot; -t &quot;&quot;AAA &quot;&amp;[.B1058]&amp;&quot;&quot;&quot;&quot;" office:value-type="string" office:string-value="&quot;C:\Program Files (x86)\Balabolka\cli\balcon.exe&quot; -n &quot;Microsoft Heera Mobile&quot; -k -p 0 -v 100 -w &quot;objects.mp3&quot; -t &quot;AAA objects&quot;">
            <text:p>"C:\Program Files (x86)\Balabolka\cli\balcon.exe" -n "Microsoft Heera Mobile" -k -p 0 -v 100 -w "objects.mp3" -t "AAA objects"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f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59]&amp;&quot;.mp3&quot;&quot; -t &quot;&quot;AAA &quot;&amp;[.B1059]&amp;&quot;&quot;&quot;&quot;" office:value-type="string" office:string-value="&quot;C:\Program Files (x86)\Balabolka\cli\balcon.exe&quot; -n &quot;Microsoft Heera Mobile&quot; -k -p 0 -v 100 -w &quot;fit.mp3&quot; -t &quot;AAA fit&quot;">
            <text:p>"C:\Program Files (x86)\Balabolka\cli\balcon.exe" -n "Microsoft Heera Mobile" -k -p 0 -v 100 -w "fit.mp3" -t "AAA fit"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stud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0]&amp;&quot;.mp3&quot;&quot; -t &quot;&quot;AAA &quot;&amp;[.B1060]&amp;&quot;&quot;&quot;&quot;" office:value-type="string" office:string-value="&quot;C:\Program Files (x86)\Balabolka\cli\balcon.exe&quot; -n &quot;Microsoft Heera Mobile&quot; -k -p 0 -v 100 -w &quot;students.mp3&quot; -t &quot;AAA students&quot;">
            <text:p>"C:\Program Files (x86)\Balabolka\cli\balcon.exe" -n "Microsoft Heera Mobile" -k -p 0 -v 100 -w "students.mp3" -t "AAA students"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tur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1]&amp;&quot;.mp3&quot;&quot; -t &quot;&quot;AAA &quot;&amp;[.B1061]&amp;&quot;&quot;&quot;&quot;" office:value-type="string" office:string-value="&quot;C:\Program Files (x86)\Balabolka\cli\balcon.exe&quot; -n &quot;Microsoft Heera Mobile&quot; -k -p 0 -v 100 -w &quot;turns.mp3&quot; -t &quot;AAA turns&quot;">
            <text:p>"C:\Program Files (x86)\Balabolka\cli\balcon.exe" -n "Microsoft Heera Mobile" -k -p 0 -v 100 -w "turns.mp3" -t "AAA turns"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clou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2]&amp;&quot;.mp3&quot;&quot; -t &quot;&quot;AAA &quot;&amp;[.B1062]&amp;&quot;&quot;&quot;&quot;" office:value-type="string" office:string-value="&quot;C:\Program Files (x86)\Balabolka\cli\balcon.exe&quot; -n &quot;Microsoft Heera Mobile&quot; -k -p 0 -v 100 -w &quot;clouds.mp3&quot; -t &quot;AAA clouds&quot;">
            <text:p>"C:\Program Files (x86)\Balabolka\cli\balcon.exe" -n "Microsoft Heera Mobile" -k -p 0 -v 100 -w "clouds.mp3" -t "AAA clouds"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equ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3]&amp;&quot;.mp3&quot;&quot; -t &quot;&quot;AAA &quot;&amp;[.B1063]&amp;&quot;&quot;&quot;&quot;" office:value-type="string" office:string-value="&quot;C:\Program Files (x86)\Balabolka\cli\balcon.exe&quot; -n &quot;Microsoft Heera Mobile&quot; -k -p 0 -v 100 -w &quot;equal.mp3&quot; -t &quot;AAA equal&quot;">
            <text:p>"C:\Program Files (x86)\Balabolka\cli\balcon.exe" -n "Microsoft Heera Mobile" -k -p 0 -v 100 -w "equal.mp3" -t "AAA equal"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W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4]&amp;&quot;.mp3&quot;&quot; -t &quot;&quot;AAA &quot;&amp;[.B1064]&amp;&quot;&quot;&quot;&quot;" office:value-type="string" office:string-value="&quot;C:\Program Files (x86)\Balabolka\cli\balcon.exe&quot; -n &quot;Microsoft Heera Mobile&quot; -k -p 0 -v 100 -w &quot;War.mp3&quot; -t &quot;AAA War&quot;">
            <text:p>"C:\Program Files (x86)\Balabolka\cli\balcon.exe" -n "Microsoft Heera Mobile" -k -p 0 -v 100 -w "War.mp3" -t "AAA War"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valu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5]&amp;&quot;.mp3&quot;&quot; -t &quot;&quot;AAA &quot;&amp;[.B1065]&amp;&quot;&quot;&quot;&quot;" office:value-type="string" office:string-value="&quot;C:\Program Files (x86)\Balabolka\cli\balcon.exe&quot; -n &quot;Microsoft Heera Mobile&quot; -k -p 0 -v 100 -w &quot;value.mp3&quot; -t &quot;AAA value&quot;">
            <text:p>"C:\Program Files (x86)\Balabolka\cli\balcon.exe" -n "Microsoft Heera Mobile" -k -p 0 -v 100 -w "value.mp3" -t "AAA value"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y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6]&amp;&quot;.mp3&quot;&quot; -t &quot;&quot;AAA &quot;&amp;[.B1066]&amp;&quot;&quot;&quot;&quot;" office:value-type="string" office:string-value="&quot;C:\Program Files (x86)\Balabolka\cli\balcon.exe&quot; -n &quot;Microsoft Heera Mobile&quot; -k -p 0 -v 100 -w &quot;yard.mp3&quot; -t &quot;AAA yard&quot;">
            <text:p>"C:\Program Files (x86)\Balabolka\cli\balcon.exe" -n "Microsoft Heera Mobile" -k -p 0 -v 100 -w "yard.mp3" -t "AAA yard"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America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7]&amp;&quot;.mp3&quot;&quot; -t &quot;&quot;AAA &quot;&amp;[.B1067]&amp;&quot;&quot;&quot;&quot;" office:value-type="string" office:string-value="&quot;C:\Program Files (x86)\Balabolka\cli\balcon.exe&quot; -n &quot;Microsoft Heera Mobile&quot; -k -p 0 -v 100 -w &quot;Americans.mp3&quot; -t &quot;AAA Americans&quot;">
            <text:p>"C:\Program Files (x86)\Balabolka\cli\balcon.exe" -n "Microsoft Heera Mobile" -k -p 0 -v 100 -w "Americans.mp3" -t "AAA Americans"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b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8]&amp;&quot;.mp3&quot;&quot; -t &quot;&quot;AAA &quot;&amp;[.B1068]&amp;&quot;&quot;&quot;&quot;" office:value-type="string" office:string-value="&quot;C:\Program Files (x86)\Balabolka\cli\balcon.exe&quot; -n &quot;Microsoft Heera Mobile&quot; -k -p 0 -v 100 -w &quot;beat.mp3&quot; -t &quot;AAA beat&quot;">
            <text:p>"C:\Program Files (x86)\Balabolka\cli\balcon.exe" -n "Microsoft Heera Mobile" -k -p 0 -v 100 -w "beat.mp3" -t "AAA beat"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in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69]&amp;&quot;.mp3&quot;&quot; -t &quot;&quot;AAA &quot;&amp;[.B1069]&amp;&quot;&quot;&quot;&quot;" office:value-type="string" office:string-value="&quot;C:\Program Files (x86)\Balabolka\cli\balcon.exe&quot; -n &quot;Microsoft Heera Mobile&quot; -k -p 0 -v 100 -w &quot;inch.mp3&quot; -t &quot;AAA inch&quot;">
            <text:p>"C:\Program Files (x86)\Balabolka\cli\balcon.exe" -n "Microsoft Heera Mobile" -k -p 0 -v 100 -w "inch.mp3" -t "AAA inch"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wal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0]&amp;&quot;.mp3&quot;&quot; -t &quot;&quot;AAA &quot;&amp;[.B1070]&amp;&quot;&quot;&quot;&quot;" office:value-type="string" office:string-value="&quot;C:\Program Files (x86)\Balabolka\cli\balcon.exe&quot; -n &quot;Microsoft Heera Mobile&quot; -k -p 0 -v 100 -w &quot;walking.mp3&quot; -t &quot;AAA walking&quot;">
            <text:p>"C:\Program Files (x86)\Balabolka\cli\balcon.exe" -n "Microsoft Heera Mobile" -k -p 0 -v 100 -w "walking.mp3" -t "AAA walking"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sug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1]&amp;&quot;.mp3&quot;&quot; -t &quot;&quot;AAA &quot;&amp;[.B1071]&amp;&quot;&quot;&quot;&quot;" office:value-type="string" office:string-value="&quot;C:\Program Files (x86)\Balabolka\cli\balcon.exe&quot; -n &quot;Microsoft Heera Mobile&quot; -k -p 0 -v 100 -w &quot;sugar.mp3&quot; -t &quot;AAA sugar&quot;">
            <text:p>"C:\Program Files (x86)\Balabolka\cli\balcon.exe" -n "Microsoft Heera Mobile" -k -p 0 -v 100 -w "sugar.mp3" -t "AAA sugar"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k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2]&amp;&quot;.mp3&quot;&quot; -t &quot;&quot;AAA &quot;&amp;[.B1072]&amp;&quot;&quot;&quot;&quot;" office:value-type="string" office:string-value="&quot;C:\Program Files (x86)\Balabolka\cli\balcon.exe&quot; -n &quot;Microsoft Heera Mobile&quot; -k -p 0 -v 100 -w &quot;key.mp3&quot; -t &quot;AAA key&quot;">
            <text:p>"C:\Program Files (x86)\Balabolka\cli\balcon.exe" -n "Microsoft Heera Mobile" -k -p 0 -v 100 -w "key.mp3" -t "AAA key"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produ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3]&amp;&quot;.mp3&quot;&quot; -t &quot;&quot;AAA &quot;&amp;[.B1073]&amp;&quot;&quot;&quot;&quot;" office:value-type="string" office:string-value="&quot;C:\Program Files (x86)\Balabolka\cli\balcon.exe&quot; -n &quot;Microsoft Heera Mobile&quot; -k -p 0 -v 100 -w &quot;product.mp3&quot; -t &quot;AAA product&quot;">
            <text:p>"C:\Program Files (x86)\Balabolka\cli\balcon.exe" -n "Microsoft Heera Mobile" -k -p 0 -v 100 -w "product.mp3" -t "AAA product"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dese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4]&amp;&quot;.mp3&quot;&quot; -t &quot;&quot;AAA &quot;&amp;[.B1074]&amp;&quot;&quot;&quot;&quot;" office:value-type="string" office:string-value="&quot;C:\Program Files (x86)\Balabolka\cli\balcon.exe&quot; -n &quot;Microsoft Heera Mobile&quot; -k -p 0 -v 100 -w &quot;desert.mp3&quot; -t &quot;AAA desert&quot;">
            <text:p>"C:\Program Files (x86)\Balabolka\cli\balcon.exe" -n "Microsoft Heera Mobile" -k -p 0 -v 100 -w "desert.mp3" -t "AAA desert"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ba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5]&amp;&quot;.mp3&quot;&quot; -t &quot;&quot;AAA &quot;&amp;[.B1075]&amp;&quot;&quot;&quot;&quot;" office:value-type="string" office:string-value="&quot;C:\Program Files (x86)\Balabolka\cli\balcon.exe&quot; -n &quot;Microsoft Heera Mobile&quot; -k -p 0 -v 100 -w &quot;bank.mp3&quot; -t &quot;AAA bank&quot;">
            <text:p>"C:\Program Files (x86)\Balabolka\cli\balcon.exe" -n "Microsoft Heera Mobile" -k -p 0 -v 100 -w "bank.mp3" -t "AAA bank"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far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6]&amp;&quot;.mp3&quot;&quot; -t &quot;&quot;AAA &quot;&amp;[.B1076]&amp;&quot;&quot;&quot;&quot;" office:value-type="string" office:string-value="&quot;C:\Program Files (x86)\Balabolka\cli\balcon.exe&quot; -n &quot;Microsoft Heera Mobile&quot; -k -p 0 -v 100 -w &quot;farther.mp3&quot; -t &quot;AAA farther&quot;">
            <text:p>"C:\Program Files (x86)\Balabolka\cli\balcon.exe" -n "Microsoft Heera Mobile" -k -p 0 -v 100 -w "farther.mp3" -t "AAA farther"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w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7]&amp;&quot;.mp3&quot;&quot; -t &quot;&quot;AAA &quot;&amp;[.B1077]&amp;&quot;&quot;&quot;&quot;" office:value-type="string" office:string-value="&quot;C:\Program Files (x86)\Balabolka\cli\balcon.exe&quot; -n &quot;Microsoft Heera Mobile&quot; -k -p 0 -v 100 -w &quot;won.mp3&quot; -t &quot;AAA won&quot;">
            <text:p>"C:\Program Files (x86)\Balabolka\cli\balcon.exe" -n "Microsoft Heera Mobile" -k -p 0 -v 100 -w "won.mp3" -t "AAA won"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tot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8]&amp;&quot;.mp3&quot;&quot; -t &quot;&quot;AAA &quot;&amp;[.B1078]&amp;&quot;&quot;&quot;&quot;" office:value-type="string" office:string-value="&quot;C:\Program Files (x86)\Balabolka\cli\balcon.exe&quot; -n &quot;Microsoft Heera Mobile&quot; -k -p 0 -v 100 -w &quot;total.mp3&quot; -t &quot;AAA total&quot;">
            <text:p>"C:\Program Files (x86)\Balabolka\cli\balcon.exe" -n "Microsoft Heera Mobile" -k -p 0 -v 100 -w "total.mp3" -t "AAA total"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79]&amp;&quot;.mp3&quot;&quot; -t &quot;&quot;AAA &quot;&amp;[.B1079]&amp;&quot;&quot;&quot;&quot;" office:value-type="string" office:string-value="&quot;C:\Program Files (x86)\Balabolka\cli\balcon.exe&quot; -n &quot;Microsoft Heera Mobile&quot; -k -p 0 -v 100 -w &quot;sell.mp3&quot; -t &quot;AAA sell&quot;">
            <text:p>"C:\Program Files (x86)\Balabolka\cli\balcon.exe" -n "Microsoft Heera Mobile" -k -p 0 -v 100 -w "sell.mp3" -t "AAA sell"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wi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0]&amp;&quot;.mp3&quot;&quot; -t &quot;&quot;AAA &quot;&amp;[.B1080]&amp;&quot;&quot;&quot;&quot;" office:value-type="string" office:string-value="&quot;C:\Program Files (x86)\Balabolka\cli\balcon.exe&quot; -n &quot;Microsoft Heera Mobile&quot; -k -p 0 -v 100 -w &quot;wire.mp3&quot; -t &quot;AAA wire&quot;">
            <text:p>"C:\Program Files (x86)\Balabolka\cli\balcon.exe" -n "Microsoft Heera Mobile" -k -p 0 -v 100 -w "wire.mp3" -t "AAA wire"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1]&amp;&quot;.mp3&quot;&quot; -t &quot;&quot;AAA &quot;&amp;[.B1081]&amp;&quot;&quot;&quot;&quot;" office:value-type="string" office:string-value="&quot;C:\Program Files (x86)\Balabolka\cli\balcon.exe&quot; -n &quot;Microsoft Heera Mobile&quot; -k -p 0 -v 100 -w &quot;rose.mp3&quot; -t &quot;AAA rose&quot;">
            <text:p>"C:\Program Files (x86)\Balabolka\cli\balcon.exe" -n "Microsoft Heera Mobile" -k -p 0 -v 100 -w "rose.mp3" -t "AAA rose"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cott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2]&amp;&quot;.mp3&quot;&quot; -t &quot;&quot;AAA &quot;&amp;[.B1082]&amp;&quot;&quot;&quot;&quot;" office:value-type="string" office:string-value="&quot;C:\Program Files (x86)\Balabolka\cli\balcon.exe&quot; -n &quot;Microsoft Heera Mobile&quot; -k -p 0 -v 100 -w &quot;cotton.mp3&quot; -t &quot;AAA cotton&quot;">
            <text:p>"C:\Program Files (x86)\Balabolka\cli\balcon.exe" -n "Microsoft Heera Mobile" -k -p 0 -v 100 -w "cotton.mp3" -t "AAA cotton"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mov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3]&amp;&quot;.mp3&quot;&quot; -t &quot;&quot;AAA &quot;&amp;[.B1083]&amp;&quot;&quot;&quot;&quot;" office:value-type="string" office:string-value="&quot;C:\Program Files (x86)\Balabolka\cli\balcon.exe&quot; -n &quot;Microsoft Heera Mobile&quot; -k -p 0 -v 100 -w &quot;moves.mp3&quot; -t &quot;AAA moves&quot;">
            <text:p>"C:\Program Files (x86)\Balabolka\cli\balcon.exe" -n "Microsoft Heera Mobile" -k -p 0 -v 100 -w "moves.mp3" -t "AAA moves"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spo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4]&amp;&quot;.mp3&quot;&quot; -t &quot;&quot;AAA &quot;&amp;[.B1084]&amp;&quot;&quot;&quot;&quot;" office:value-type="string" office:string-value="&quot;C:\Program Files (x86)\Balabolka\cli\balcon.exe&quot; -n &quot;Microsoft Heera Mobile&quot; -k -p 0 -v 100 -w &quot;spoke.mp3&quot; -t &quot;AAA spoke&quot;">
            <text:p>"C:\Program Files (x86)\Balabolka\cli\balcon.exe" -n "Microsoft Heera Mobile" -k -p 0 -v 100 -w "spoke.mp3" -t "AAA spoke"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ro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5]&amp;&quot;.mp3&quot;&quot; -t &quot;&quot;AAA &quot;&amp;[.B1085]&amp;&quot;&quot;&quot;&quot;" office:value-type="string" office:string-value="&quot;C:\Program Files (x86)\Balabolka\cli\balcon.exe&quot; -n &quot;Microsoft Heera Mobile&quot; -k -p 0 -v 100 -w &quot;rope.mp3&quot; -t &quot;AAA rope&quot;">
            <text:p>"C:\Program Files (x86)\Balabolka\cli\balcon.exe" -n "Microsoft Heera Mobile" -k -p 0 -v 100 -w "rope.mp3" -t "AAA rope"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ru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6]&amp;&quot;.mp3&quot;&quot; -t &quot;&quot;AAA &quot;&amp;[.B1086]&amp;&quot;&quot;&quot;&quot;" office:value-type="string" office:string-value="&quot;C:\Program Files (x86)\Balabolka\cli\balcon.exe&quot; -n &quot;Microsoft Heera Mobile&quot; -k -p 0 -v 100 -w &quot;rules.mp3&quot; -t &quot;AAA rules&quot;">
            <text:p>"C:\Program Files (x86)\Balabolka\cli\balcon.exe" -n "Microsoft Heera Mobile" -k -p 0 -v 100 -w "rules.mp3" -t "AAA rules"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f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7]&amp;&quot;.mp3&quot;&quot; -t &quot;&quot;AAA &quot;&amp;[.B1087]&amp;&quot;&quot;&quot;&quot;" office:value-type="string" office:string-value="&quot;C:\Program Files (x86)\Balabolka\cli\balcon.exe&quot; -n &quot;Microsoft Heera Mobile&quot; -k -p 0 -v 100 -w &quot;fear.mp3&quot; -t &quot;AAA fear&quot;">
            <text:p>"C:\Program Files (x86)\Balabolka\cli\balcon.exe" -n "Microsoft Heera Mobile" -k -p 0 -v 100 -w "fear.mp3" -t "AAA fear"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sh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8]&amp;&quot;.mp3&quot;&quot; -t &quot;&quot;AAA &quot;&amp;[.B1088]&amp;&quot;&quot;&quot;&quot;" office:value-type="string" office:string-value="&quot;C:\Program Files (x86)\Balabolka\cli\balcon.exe&quot; -n &quot;Microsoft Heera Mobile&quot; -k -p 0 -v 100 -w &quot;shore.mp3&quot; -t &quot;AAA shore&quot;">
            <text:p>"C:\Program Files (x86)\Balabolka\cli\balcon.exe" -n "Microsoft Heera Mobile" -k -p 0 -v 100 -w "shore.mp3" -t "AAA shore"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througho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89]&amp;&quot;.mp3&quot;&quot; -t &quot;&quot;AAA &quot;&amp;[.B1089]&amp;&quot;&quot;&quot;&quot;" office:value-type="string" office:string-value="&quot;C:\Program Files (x86)\Balabolka\cli\balcon.exe&quot; -n &quot;Microsoft Heera Mobile&quot; -k -p 0 -v 100 -w &quot;throughout.mp3&quot; -t &quot;AAA throughout&quot;">
            <text:p>"C:\Program Files (x86)\Balabolka\cli\balcon.exe" -n "Microsoft Heera Mobile" -k -p 0 -v 100 -w "throughout.mp3" -t "AAA throughout"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comp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0]&amp;&quot;.mp3&quot;&quot; -t &quot;&quot;AAA &quot;&amp;[.B1090]&amp;&quot;&quot;&quot;&quot;" office:value-type="string" office:string-value="&quot;C:\Program Files (x86)\Balabolka\cli\balcon.exe&quot; -n &quot;Microsoft Heera Mobile&quot; -k -p 0 -v 100 -w &quot;compare.mp3&quot; -t &quot;AAA compare&quot;">
            <text:p>"C:\Program Files (x86)\Balabolka\cli\balcon.exe" -n "Microsoft Heera Mobile" -k -p 0 -v 100 -w "compare.mp3" -t "AAA compare"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Gr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1]&amp;&quot;.mp3&quot;&quot; -t &quot;&quot;AAA &quot;&amp;[.B1091]&amp;&quot;&quot;&quot;&quot;" office:value-type="string" office:string-value="&quot;C:\Program Files (x86)\Balabolka\cli\balcon.exe&quot; -n &quot;Microsoft Heera Mobile&quot; -k -p 0 -v 100 -w &quot;Grant.mp3&quot; -t &quot;AAA Grant&quot;">
            <text:p>"C:\Program Files (x86)\Balabolka\cli\balcon.exe" -n "Microsoft Heera Mobile" -k -p 0 -v 100 -w "Grant.mp3" -t "AAA Grant"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doll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2]&amp;&quot;.mp3&quot;&quot; -t &quot;&quot;AAA &quot;&amp;[.B1092]&amp;&quot;&quot;&quot;&quot;" office:value-type="string" office:string-value="&quot;C:\Program Files (x86)\Balabolka\cli\balcon.exe&quot; -n &quot;Microsoft Heera Mobile&quot; -k -p 0 -v 100 -w &quot;dollars.mp3&quot; -t &quot;AAA dollars&quot;">
            <text:p>"C:\Program Files (x86)\Balabolka\cli\balcon.exe" -n "Microsoft Heera Mobile" -k -p 0 -v 100 -w "dollars.mp3" -t "AAA dollars"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Resear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3]&amp;&quot;.mp3&quot;&quot; -t &quot;&quot;AAA &quot;&amp;[.B1093]&amp;&quot;&quot;&quot;&quot;" office:value-type="string" office:string-value="&quot;C:\Program Files (x86)\Balabolka\cli\balcon.exe&quot; -n &quot;Microsoft Heera Mobile&quot; -k -p 0 -v 100 -w &quot;Research.mp3&quot; -t &quot;AAA Research&quot;">
            <text:p>"C:\Program Files (x86)\Balabolka\cli\balcon.exe" -n "Microsoft Heera Mobile" -k -p 0 -v 100 -w "Research.mp3" -t "AAA Research"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stud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4]&amp;&quot;.mp3&quot;&quot; -t &quot;&quot;AAA &quot;&amp;[.B1094]&amp;&quot;&quot;&quot;&quot;" office:value-type="string" office:string-value="&quot;C:\Program Files (x86)\Balabolka\cli\balcon.exe&quot; -n &quot;Microsoft Heera Mobile&quot; -k -p 0 -v 100 -w &quot;studied.mp3&quot; -t &quot;AAA studied&quot;">
            <text:p>"C:\Program Files (x86)\Balabolka\cli\balcon.exe" -n "Microsoft Heera Mobile" -k -p 0 -v 100 -w "studied.mp3" -t "AAA studied"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move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5]&amp;&quot;.mp3&quot;&quot; -t &quot;&quot;AAA &quot;&amp;[.B1095]&amp;&quot;&quot;&quot;&quot;" office:value-type="string" office:string-value="&quot;C:\Program Files (x86)\Balabolka\cli\balcon.exe&quot; -n &quot;Microsoft Heera Mobile&quot; -k -p 0 -v 100 -w &quot;movement.mp3&quot; -t &quot;AAA movement&quot;">
            <text:p>"C:\Program Files (x86)\Balabolka\cli\balcon.exe" -n "Microsoft Heera Mobile" -k -p 0 -v 100 -w "movement.mp3" -t "AAA movement"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la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6]&amp;&quot;.mp3&quot;&quot; -t &quot;&quot;AAA &quot;&amp;[.B1096]&amp;&quot;&quot;&quot;&quot;" office:value-type="string" office:string-value="&quot;C:\Program Files (x86)\Balabolka\cli\balcon.exe&quot; -n &quot;Microsoft Heera Mobile&quot; -k -p 0 -v 100 -w &quot;lands.mp3&quot; -t &quot;AAA lands&quot;">
            <text:p>"C:\Program Files (x86)\Balabolka\cli\balcon.exe" -n "Microsoft Heera Mobile" -k -p 0 -v 100 -w "lands.mp3" -t "AAA lands"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exerci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7]&amp;&quot;.mp3&quot;&quot; -t &quot;&quot;AAA &quot;&amp;[.B1097]&amp;&quot;&quot;&quot;&quot;" office:value-type="string" office:string-value="&quot;C:\Program Files (x86)\Balabolka\cli\balcon.exe&quot; -n &quot;Microsoft Heera Mobile&quot; -k -p 0 -v 100 -w &quot;exercise.mp3&quot; -t &quot;AAA exercise&quot;">
            <text:p>"C:\Program Files (x86)\Balabolka\cli\balcon.exe" -n "Microsoft Heera Mobile" -k -p 0 -v 100 -w "exercise.mp3" -t "AAA exercise"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ti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8]&amp;&quot;.mp3&quot;&quot; -t &quot;&quot;AAA &quot;&amp;[.B1098]&amp;&quot;&quot;&quot;&quot;" office:value-type="string" office:string-value="&quot;C:\Program Files (x86)\Balabolka\cli\balcon.exe&quot; -n &quot;Microsoft Heera Mobile&quot; -k -p 0 -v 100 -w &quot;tired.mp3&quot; -t &quot;AAA tired&quot;">
            <text:p>"C:\Program Files (x86)\Balabolka\cli\balcon.exe" -n "Microsoft Heera Mobile" -k -p 0 -v 100 -w "tired.mp3" -t "AAA tired"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br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099]&amp;&quot;.mp3&quot;&quot; -t &quot;&quot;AAA &quot;&amp;[.B1099]&amp;&quot;&quot;&quot;&quot;" office:value-type="string" office:string-value="&quot;C:\Program Files (x86)\Balabolka\cli\balcon.exe&quot; -n &quot;Microsoft Heera Mobile&quot; -k -p 0 -v 100 -w &quot;bread.mp3&quot; -t &quot;AAA bread&quot;">
            <text:p>"C:\Program Files (x86)\Balabolka\cli\balcon.exe" -n "Microsoft Heera Mobile" -k -p 0 -v 100 -w "bread.mp3" -t "AAA bread"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stree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0]&amp;&quot;.mp3&quot;&quot; -t &quot;&quot;AAA &quot;&amp;[.B1100]&amp;&quot;&quot;&quot;&quot;" office:value-type="string" office:string-value="&quot;C:\Program Files (x86)\Balabolka\cli\balcon.exe&quot; -n &quot;Microsoft Heera Mobile&quot; -k -p 0 -v 100 -w &quot;streets.mp3&quot; -t &quot;AAA streets&quot;">
            <text:p>"C:\Program Files (x86)\Balabolka\cli\balcon.exe" -n "Microsoft Heera Mobile" -k -p 0 -v 100 -w "streets.mp3" -t "AAA streets"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proc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1]&amp;&quot;.mp3&quot;&quot; -t &quot;&quot;AAA &quot;&amp;[.B1101]&amp;&quot;&quot;&quot;&quot;" office:value-type="string" office:string-value="&quot;C:\Program Files (x86)\Balabolka\cli\balcon.exe&quot; -n &quot;Microsoft Heera Mobile&quot; -k -p 0 -v 100 -w &quot;process.mp3&quot; -t &quot;AAA process&quot;">
            <text:p>"C:\Program Files (x86)\Balabolka\cli\balcon.exe" -n "Microsoft Heera Mobile" -k -p 0 -v 100 -w "process.mp3" -t "AAA process"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par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2]&amp;&quot;.mp3&quot;&quot; -t &quot;&quot;AAA &quot;&amp;[.B1102]&amp;&quot;&quot;&quot;&quot;" office:value-type="string" office:string-value="&quot;C:\Program Files (x86)\Balabolka\cli\balcon.exe&quot; -n &quot;Microsoft Heera Mobile&quot; -k -p 0 -v 100 -w &quot;parents.mp3&quot; -t &quot;AAA parents&quot;">
            <text:p>"C:\Program Files (x86)\Balabolka\cli\balcon.exe" -n "Microsoft Heera Mobile" -k -p 0 -v 100 -w "parents.mp3" -t "AAA parents"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na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3]&amp;&quot;.mp3&quot;&quot; -t &quot;&quot;AAA &quot;&amp;[.B1103]&amp;&quot;&quot;&quot;&quot;" office:value-type="string" office:string-value="&quot;C:\Program Files (x86)\Balabolka\cli\balcon.exe&quot; -n &quot;Microsoft Heera Mobile&quot; -k -p 0 -v 100 -w &quot;nature.mp3&quot; -t &quot;AAA nature&quot;">
            <text:p>"C:\Program Files (x86)\Balabolka\cli\balcon.exe" -n "Microsoft Heera Mobile" -k -p 0 -v 100 -w "nature.mp3" -t "AAA nature"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apa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4]&amp;&quot;.mp3&quot;&quot; -t &quot;&quot;AAA &quot;&amp;[.B1104]&amp;&quot;&quot;&quot;&quot;" office:value-type="string" office:string-value="&quot;C:\Program Files (x86)\Balabolka\cli\balcon.exe&quot; -n &quot;Microsoft Heera Mobile&quot; -k -p 0 -v 100 -w &quot;apart.mp3&quot; -t &quot;AAA apart&quot;">
            <text:p>"C:\Program Files (x86)\Balabolka\cli\balcon.exe" -n "Microsoft Heera Mobile" -k -p 0 -v 100 -w "apart.mp3" -t "AAA apart"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pa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5]&amp;&quot;.mp3&quot;&quot; -t &quot;&quot;AAA &quot;&amp;[.B1105]&amp;&quot;&quot;&quot;&quot;" office:value-type="string" office:string-value="&quot;C:\Program Files (x86)\Balabolka\cli\balcon.exe&quot; -n &quot;Microsoft Heera Mobile&quot; -k -p 0 -v 100 -w &quot;path.mp3&quot; -t &quot;AAA path&quot;">
            <text:p>"C:\Program Files (x86)\Balabolka\cli\balcon.exe" -n "Microsoft Heera Mobile" -k -p 0 -v 100 -w "path.mp3" -t "AAA path"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carefu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6]&amp;&quot;.mp3&quot;&quot; -t &quot;&quot;AAA &quot;&amp;[.B1106]&amp;&quot;&quot;&quot;&quot;" office:value-type="string" office:string-value="&quot;C:\Program Files (x86)\Balabolka\cli\balcon.exe&quot; -n &quot;Microsoft Heera Mobile&quot; -k -p 0 -v 100 -w &quot;careful.mp3&quot; -t &quot;AAA careful&quot;">
            <text:p>"C:\Program Files (x86)\Balabolka\cli\balcon.exe" -n "Microsoft Heera Mobile" -k -p 0 -v 100 -w "careful.mp3" -t "AAA careful"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simp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7]&amp;&quot;.mp3&quot;&quot; -t &quot;&quot;AAA &quot;&amp;[.B1107]&amp;&quot;&quot;&quot;&quot;" office:value-type="string" office:string-value="&quot;C:\Program Files (x86)\Balabolka\cli\balcon.exe&quot; -n &quot;Microsoft Heera Mobile&quot; -k -p 0 -v 100 -w &quot;simply.mp3&quot; -t &quot;AAA simply&quot;">
            <text:p>"C:\Program Files (x86)\Balabolka\cli\balcon.exe" -n "Microsoft Heera Mobile" -k -p 0 -v 100 -w "simply.mp3" -t "AAA simply"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Diwali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8]&amp;&quot;.mp3&quot;&quot; -t &quot;&quot;AAA &quot;&amp;[.B1108]&amp;&quot;&quot;&quot;&quot;" office:value-type="string" office:string-value="&quot;C:\Program Files (x86)\Balabolka\cli\balcon.exe&quot; -n &quot;Microsoft Heera Mobile&quot; -k -p 0 -v 100 -w &quot;Diwali.mp3&quot; -t &quot;AAA Diwali&quot;">
            <text:p>"C:\Program Files (x86)\Balabolka\cli\balcon.exe" -n "Microsoft Heera Mobile" -k -p 0 -v 100 -w "Diwali.mp3" -t "AAA Diwali"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narr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09]&amp;&quot;.mp3&quot;&quot; -t &quot;&quot;AAA &quot;&amp;[.B1109]&amp;&quot;&quot;&quot;&quot;" office:value-type="string" office:string-value="&quot;C:\Program Files (x86)\Balabolka\cli\balcon.exe&quot; -n &quot;Microsoft Heera Mobile&quot; -k -p 0 -v 100 -w &quot;narrow.mp3&quot; -t &quot;AAA narrow&quot;">
            <text:p>"C:\Program Files (x86)\Balabolka\cli\balcon.exe" -n "Microsoft Heera Mobile" -k -p 0 -v 100 -w "narrow.mp3" -t "AAA narrow"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met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0]&amp;&quot;.mp3&quot;&quot; -t &quot;&quot;AAA &quot;&amp;[.B1110]&amp;&quot;&quot;&quot;&quot;" office:value-type="string" office:string-value="&quot;C:\Program Files (x86)\Balabolka\cli\balcon.exe&quot; -n &quot;Microsoft Heera Mobile&quot; -k -p 0 -v 100 -w &quot;metal.mp3&quot; -t &quot;AAA metal&quot;">
            <text:p>"C:\Program Files (x86)\Balabolka\cli\balcon.exe" -n "Microsoft Heera Mobile" -k -p 0 -v 100 -w "metal.mp3" -t "AAA metal"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n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1]&amp;&quot;.mp3&quot;&quot; -t &quot;&quot;AAA &quot;&amp;[.B1111]&amp;&quot;&quot;&quot;&quot;" office:value-type="string" office:string-value="&quot;C:\Program Files (x86)\Balabolka\cli\balcon.exe&quot; -n &quot;Microsoft Heera Mobile&quot; -k -p 0 -v 100 -w &quot;nine.mp3&quot; -t &quot;AAA nine&quot;">
            <text:p>"C:\Program Files (x86)\Balabolka\cli\balcon.exe" -n "Microsoft Heera Mobile" -k -p 0 -v 100 -w "nine.mp3" -t "AAA nine"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usefu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2]&amp;&quot;.mp3&quot;&quot; -t &quot;&quot;AAA &quot;&amp;[.B1112]&amp;&quot;&quot;&quot;&quot;" office:value-type="string" office:string-value="&quot;C:\Program Files (x86)\Balabolka\cli\balcon.exe&quot; -n &quot;Microsoft Heera Mobile&quot; -k -p 0 -v 100 -w &quot;useful.mp3&quot; -t &quot;AAA useful&quot;">
            <text:p>"C:\Program Files (x86)\Balabolka\cli\balcon.exe" -n "Microsoft Heera Mobile" -k -p 0 -v 100 -w "useful.mp3" -t "AAA useful"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publ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3]&amp;&quot;.mp3&quot;&quot; -t &quot;&quot;AAA &quot;&amp;[.B1113]&amp;&quot;&quot;&quot;&quot;" office:value-type="string" office:string-value="&quot;C:\Program Files (x86)\Balabolka\cli\balcon.exe&quot; -n &quot;Microsoft Heera Mobile&quot; -k -p 0 -v 100 -w &quot;public.mp3&quot; -t &quot;AAA public&quot;">
            <text:p>"C:\Program Files (x86)\Balabolka\cli\balcon.exe" -n "Microsoft Heera Mobile" -k -p 0 -v 100 -w "public.mp3" -t "AAA public"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buildi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4]&amp;&quot;.mp3&quot;&quot; -t &quot;&quot;AAA &quot;&amp;[.B1114]&amp;&quot;&quot;&quot;&quot;" office:value-type="string" office:string-value="&quot;C:\Program Files (x86)\Balabolka\cli\balcon.exe&quot; -n &quot;Microsoft Heera Mobile&quot; -k -p 0 -v 100 -w &quot;buildings.mp3&quot; -t &quot;AAA buildings&quot;">
            <text:p>"C:\Program Files (x86)\Balabolka\cli\balcon.exe" -n "Microsoft Heera Mobile" -k -p 0 -v 100 -w "buildings.mp3" -t "AAA buildings"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accor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5]&amp;&quot;.mp3&quot;&quot; -t &quot;&quot;AAA &quot;&amp;[.B1115]&amp;&quot;&quot;&quot;&quot;" office:value-type="string" office:string-value="&quot;C:\Program Files (x86)\Balabolka\cli\balcon.exe&quot; -n &quot;Microsoft Heera Mobile&quot; -k -p 0 -v 100 -w &quot;according.mp3&quot; -t &quot;AAA according&quot;">
            <text:p>"C:\Program Files (x86)\Balabolka\cli\balcon.exe" -n "Microsoft Heera Mobile" -k -p 0 -v 100 -w "according.mp3" -t "AAA according"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ste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6]&amp;&quot;.mp3&quot;&quot; -t &quot;&quot;AAA &quot;&amp;[.B1116]&amp;&quot;&quot;&quot;&quot;" office:value-type="string" office:string-value="&quot;C:\Program Files (x86)\Balabolka\cli\balcon.exe&quot; -n &quot;Microsoft Heera Mobile&quot; -k -p 0 -v 100 -w &quot;steel.mp3&quot; -t &quot;AAA steel&quot;">
            <text:p>"C:\Program Files (x86)\Balabolka\cli\balcon.exe" -n "Microsoft Heera Mobile" -k -p 0 -v 100 -w "steel.mp3" -t "AAA steel"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sal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7]&amp;&quot;.mp3&quot;&quot; -t &quot;&quot;AAA &quot;&amp;[.B1117]&amp;&quot;&quot;&quot;&quot;" office:value-type="string" office:string-value="&quot;C:\Program Files (x86)\Balabolka\cli\balcon.exe&quot; -n &quot;Microsoft Heera Mobile&quot; -k -p 0 -v 100 -w &quot;salt.mp3&quot; -t &quot;AAA salt&quot;">
            <text:p>"C:\Program Files (x86)\Balabolka\cli\balcon.exe" -n "Microsoft Heera Mobile" -k -p 0 -v 100 -w "salt.mp3" -t "AAA salt"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carry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8]&amp;&quot;.mp3&quot;&quot; -t &quot;&quot;AAA &quot;&amp;[.B1118]&amp;&quot;&quot;&quot;&quot;" office:value-type="string" office:string-value="&quot;C:\Program Files (x86)\Balabolka\cli\balcon.exe&quot; -n &quot;Microsoft Heera Mobile&quot; -k -p 0 -v 100 -w &quot;carrying.mp3&quot; -t &quot;AAA carrying&quot;">
            <text:p>"C:\Program Files (x86)\Balabolka\cli\balcon.exe" -n "Microsoft Heera Mobile" -k -p 0 -v 100 -w "carrying.mp3" -t "AAA carrying"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watc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19]&amp;&quot;.mp3&quot;&quot; -t &quot;&quot;AAA &quot;&amp;[.B1119]&amp;&quot;&quot;&quot;&quot;" office:value-type="string" office:string-value="&quot;C:\Program Files (x86)\Balabolka\cli\balcon.exe&quot; -n &quot;Microsoft Heera Mobile&quot; -k -p 0 -v 100 -w &quot;watching.mp3&quot; -t &quot;AAA watching&quot;">
            <text:p>"C:\Program Files (x86)\Balabolka\cli\balcon.exe" -n "Microsoft Heera Mobile" -k -p 0 -v 100 -w "watching.mp3" -t "AAA watching"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spee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0]&amp;&quot;.mp3&quot;&quot; -t &quot;&quot;AAA &quot;&amp;[.B1120]&amp;&quot;&quot;&quot;&quot;" office:value-type="string" office:string-value="&quot;C:\Program Files (x86)\Balabolka\cli\balcon.exe&quot; -n &quot;Microsoft Heera Mobile&quot; -k -p 0 -v 100 -w &quot;speech.mp3&quot; -t &quot;AAA speech&quot;">
            <text:p>"C:\Program Files (x86)\Balabolka\cli\balcon.exe" -n "Microsoft Heera Mobile" -k -p 0 -v 100 -w "speech.mp3" -t "AAA speech"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machi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1]&amp;&quot;.mp3&quot;&quot; -t &quot;&quot;AAA &quot;&amp;[.B1121]&amp;&quot;&quot;&quot;&quot;" office:value-type="string" office:string-value="&quot;C:\Program Files (x86)\Balabolka\cli\balcon.exe&quot; -n &quot;Microsoft Heera Mobile&quot; -k -p 0 -v 100 -w &quot;machines.mp3&quot; -t &quot;AAA machines&quot;">
            <text:p>"C:\Program Files (x86)\Balabolka\cli\balcon.exe" -n "Microsoft Heera Mobile" -k -p 0 -v 100 -w "machines.mp3" -t "AAA machines"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for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2]&amp;&quot;.mp3&quot;&quot; -t &quot;&quot;AAA &quot;&amp;[.B1122]&amp;&quot;&quot;&quot;&quot;" office:value-type="string" office:string-value="&quot;C:\Program Files (x86)\Balabolka\cli\balcon.exe&quot; -n &quot;Microsoft Heera Mobile&quot; -k -p 0 -v 100 -w &quot;forth.mp3&quot; -t &quot;AAA forth&quot;">
            <text:p>"C:\Program Files (x86)\Balabolka\cli\balcon.exe" -n "Microsoft Heera Mobile" -k -p 0 -v 100 -w "forth.mp3" -t "AAA forth"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n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3]&amp;&quot;.mp3&quot;&quot; -t &quot;&quot;AAA &quot;&amp;[.B1123]&amp;&quot;&quot;&quot;&quot;" office:value-type="string" office:string-value="&quot;C:\Program Files (x86)\Balabolka\cli\balcon.exe&quot; -n &quot;Microsoft Heera Mobile&quot; -k -p 0 -v 100 -w &quot;nation.mp3&quot; -t &quot;AAA nation&quot;">
            <text:p>"C:\Program Files (x86)\Balabolka\cli\balcon.exe" -n "Microsoft Heera Mobile" -k -p 0 -v 100 -w "nation.mp3" -t "AAA nation"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riv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4]&amp;&quot;.mp3&quot;&quot; -t &quot;&quot;AAA &quot;&amp;[.B1124]&amp;&quot;&quot;&quot;&quot;" office:value-type="string" office:string-value="&quot;C:\Program Files (x86)\Balabolka\cli\balcon.exe&quot; -n &quot;Microsoft Heera Mobile&quot; -k -p 0 -v 100 -w &quot;rivers.mp3&quot; -t &quot;AAA rivers&quot;">
            <text:p>"C:\Program Files (x86)\Balabolka\cli\balcon.exe" -n "Microsoft Heera Mobile" -k -p 0 -v 100 -w "rivers.mp3" -t "AAA rivers"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knowled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5]&amp;&quot;.mp3&quot;&quot; -t &quot;&quot;AAA &quot;&amp;[.B1125]&amp;&quot;&quot;&quot;&quot;" office:value-type="string" office:string-value="&quot;C:\Program Files (x86)\Balabolka\cli\balcon.exe&quot; -n &quot;Microsoft Heera Mobile&quot; -k -p 0 -v 100 -w &quot;knowledge.mp3&quot; -t &quot;AAA knowledge&quot;">
            <text:p>"C:\Program Files (x86)\Balabolka\cli\balcon.exe" -n "Microsoft Heera Mobile" -k -p 0 -v 100 -w "knowledge.mp3" -t "AAA knowledge"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app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6]&amp;&quot;.mp3&quot;&quot; -t &quot;&quot;AAA &quot;&amp;[.B1126]&amp;&quot;&quot;&quot;&quot;" office:value-type="string" office:string-value="&quot;C:\Program Files (x86)\Balabolka\cli\balcon.exe&quot; -n &quot;Microsoft Heera Mobile&quot; -k -p 0 -v 100 -w &quot;appear.mp3&quot; -t &quot;AAA appear&quot;">
            <text:p>"C:\Program Files (x86)\Balabolka\cli\balcon.exe" -n "Microsoft Heera Mobile" -k -p 0 -v 100 -w "appear.mp3" -t "AAA appear"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insec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7]&amp;&quot;.mp3&quot;&quot; -t &quot;&quot;AAA &quot;&amp;[.B1127]&amp;&quot;&quot;&quot;&quot;" office:value-type="string" office:string-value="&quot;C:\Program Files (x86)\Balabolka\cli\balcon.exe&quot; -n &quot;Microsoft Heera Mobile&quot; -k -p 0 -v 100 -w &quot;insects.mp3&quot; -t &quot;AAA insects&quot;">
            <text:p>"C:\Program Files (x86)\Balabolka\cli\balcon.exe" -n "Microsoft Heera Mobile" -k -p 0 -v 100 -w "insects.mp3" -t "AAA insects"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8]&amp;&quot;.mp3&quot;&quot; -t &quot;&quot;AAA &quot;&amp;[.B1128]&amp;&quot;&quot;&quot;&quot;" office:value-type="string" office:string-value="&quot;C:\Program Files (x86)\Balabolka\cli\balcon.exe&quot; -n &quot;Microsoft Heera Mobile&quot; -k -p 0 -v 100 -w &quot;ate.mp3&quot; -t &quot;AAA ate&quot;">
            <text:p>"C:\Program Files (x86)\Balabolka\cli\balcon.exe" -n "Microsoft Heera Mobile" -k -p 0 -v 100 -w "ate.mp3" -t "AAA ate"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dinn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29]&amp;&quot;.mp3&quot;&quot; -t &quot;&quot;AAA &quot;&amp;[.B1129]&amp;&quot;&quot;&quot;&quot;" office:value-type="string" office:string-value="&quot;C:\Program Files (x86)\Balabolka\cli\balcon.exe&quot; -n &quot;Microsoft Heera Mobile&quot; -k -p 0 -v 100 -w &quot;dinner.mp3&quot; -t &quot;AAA dinner&quot;">
            <text:p>"C:\Program Files (x86)\Balabolka\cli\balcon.exe" -n "Microsoft Heera Mobile" -k -p 0 -v 100 -w "dinner.mp3" -t "AAA dinner"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hu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0]&amp;&quot;.mp3&quot;&quot; -t &quot;&quot;AAA &quot;&amp;[.B1130]&amp;&quot;&quot;&quot;&quot;" office:value-type="string" office:string-value="&quot;C:\Program Files (x86)\Balabolka\cli\balcon.exe&quot; -n &quot;Microsoft Heera Mobile&quot; -k -p 0 -v 100 -w &quot;hurt.mp3&quot; -t &quot;AAA hurt&quot;">
            <text:p>"C:\Program Files (x86)\Balabolka\cli\balcon.exe" -n "Microsoft Heera Mobile" -k -p 0 -v 100 -w "hurt.mp3" -t "AAA hurt"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Precau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1]&amp;&quot;.mp3&quot;&quot; -t &quot;&quot;AAA &quot;&amp;[.B1131]&amp;&quot;&quot;&quot;&quot;" office:value-type="string" office:string-value="&quot;C:\Program Files (x86)\Balabolka\cli\balcon.exe&quot; -n &quot;Microsoft Heera Mobile&quot; -k -p 0 -v 100 -w &quot;Precaution.mp3&quot; -t &quot;AAA Precaution&quot;">
            <text:p>"C:\Program Files (x86)\Balabolka\cli\balcon.exe" -n "Microsoft Heera Mobile" -k -p 0 -v 100 -w "Precaution.mp3" -t "AAA Precaution"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jum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2]&amp;&quot;.mp3&quot;&quot; -t &quot;&quot;AAA &quot;&amp;[.B1132]&amp;&quot;&quot;&quot;&quot;" office:value-type="string" office:string-value="&quot;C:\Program Files (x86)\Balabolka\cli\balcon.exe&quot; -n &quot;Microsoft Heera Mobile&quot; -k -p 0 -v 100 -w &quot;jumped.mp3&quot; -t &quot;AAA jumped&quot;">
            <text:p>"C:\Program Files (x86)\Balabolka\cli\balcon.exe" -n "Microsoft Heera Mobile" -k -p 0 -v 100 -w "jumped.mp3" -t "AAA jumped"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spe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3]&amp;&quot;.mp3&quot;&quot; -t &quot;&quot;AAA &quot;&amp;[.B1133]&amp;&quot;&quot;&quot;&quot;" office:value-type="string" office:string-value="&quot;C:\Program Files (x86)\Balabolka\cli\balcon.exe&quot; -n &quot;Microsoft Heera Mobile&quot; -k -p 0 -v 100 -w &quot;spend.mp3&quot; -t &quot;AAA spend&quot;">
            <text:p>"C:\Program Files (x86)\Balabolka\cli\balcon.exe" -n "Microsoft Heera Mobile" -k -p 0 -v 100 -w "spend.mp3" -t "AAA spend"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experi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4]&amp;&quot;.mp3&quot;&quot; -t &quot;&quot;AAA &quot;&amp;[.B1134]&amp;&quot;&quot;&quot;&quot;" office:value-type="string" office:string-value="&quot;C:\Program Files (x86)\Balabolka\cli\balcon.exe&quot; -n &quot;Microsoft Heera Mobile&quot; -k -p 0 -v 100 -w &quot;experiment.mp3&quot; -t &quot;AAA experiment&quot;">
            <text:p>"C:\Program Files (x86)\Balabolka\cli\balcon.exe" -n "Microsoft Heera Mobile" -k -p 0 -v 100 -w "experiment.mp3" -t "AAA experiment"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mar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5]&amp;&quot;.mp3&quot;&quot; -t &quot;&quot;AAA &quot;&amp;[.B1135]&amp;&quot;&quot;&quot;&quot;" office:value-type="string" office:string-value="&quot;C:\Program Files (x86)\Balabolka\cli\balcon.exe&quot; -n &quot;Microsoft Heera Mobile&quot; -k -p 0 -v 100 -w &quot;marks.mp3&quot; -t &quot;AAA marks&quot;">
            <text:p>"C:\Program Files (x86)\Balabolka\cli\balcon.exe" -n "Microsoft Heera Mobile" -k -p 0 -v 100 -w "marks.mp3" -t "AAA marks"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tou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6]&amp;&quot;.mp3&quot;&quot; -t &quot;&quot;AAA &quot;&amp;[.B1136]&amp;&quot;&quot;&quot;&quot;" office:value-type="string" office:string-value="&quot;C:\Program Files (x86)\Balabolka\cli\balcon.exe&quot; -n &quot;Microsoft Heera Mobile&quot; -k -p 0 -v 100 -w &quot;touch.mp3&quot; -t &quot;AAA touch&quot;">
            <text:p>"C:\Program Files (x86)\Balabolka\cli\balcon.exe" -n "Microsoft Heera Mobile" -k -p 0 -v 100 -w "touch.mp3" -t "AAA touch"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dro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7]&amp;&quot;.mp3&quot;&quot; -t &quot;&quot;AAA &quot;&amp;[.B1137]&amp;&quot;&quot;&quot;&quot;" office:value-type="string" office:string-value="&quot;C:\Program Files (x86)\Balabolka\cli\balcon.exe&quot; -n &quot;Microsoft Heera Mobile&quot; -k -p 0 -v 100 -w &quot;drop.mp3&quot; -t &quot;AAA drop&quot;">
            <text:p>"C:\Program Files (x86)\Balabolka\cli\balcon.exe" -n "Microsoft Heera Mobile" -k -p 0 -v 100 -w "drop.mp3" -t "AAA drop"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chai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8]&amp;&quot;.mp3&quot;&quot; -t &quot;&quot;AAA &quot;&amp;[.B1138]&amp;&quot;&quot;&quot;&quot;" office:value-type="string" office:string-value="&quot;C:\Program Files (x86)\Balabolka\cli\balcon.exe&quot; -n &quot;Microsoft Heera Mobile&quot; -k -p 0 -v 100 -w &quot;chair.mp3&quot; -t &quot;AAA chair&quot;">
            <text:p>"C:\Program Files (x86)\Balabolka\cli\balcon.exe" -n "Microsoft Heera Mobile" -k -p 0 -v 100 -w "chair.mp3" -t "AAA chair"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e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39]&amp;&quot;.mp3&quot;&quot; -t &quot;&quot;AAA &quot;&amp;[.B1139]&amp;&quot;&quot;&quot;&quot;" office:value-type="string" office:string-value="&quot;C:\Program Files (x86)\Balabolka\cli\balcon.exe&quot; -n &quot;Microsoft Heera Mobile&quot; -k -p 0 -v 100 -w &quot;east.mp3&quot; -t &quot;AAA east&quot;">
            <text:p>"C:\Program Files (x86)\Balabolka\cli\balcon.exe" -n "Microsoft Heera Mobile" -k -p 0 -v 100 -w "east.mp3" -t "AAA east"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drop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0]&amp;&quot;.mp3&quot;&quot; -t &quot;&quot;AAA &quot;&amp;[.B1140]&amp;&quot;&quot;&quot;&quot;" office:value-type="string" office:string-value="&quot;C:\Program Files (x86)\Balabolka\cli\balcon.exe&quot; -n &quot;Microsoft Heera Mobile&quot; -k -p 0 -v 100 -w &quot;dropped.mp3&quot; -t &quot;AAA dropped&quot;">
            <text:p>"C:\Program Files (x86)\Balabolka\cli\balcon.exe" -n "Microsoft Heera Mobile" -k -p 0 -v 100 -w "dropped.mp3" -t "AAA dropped"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office:value-type="string">
            <text:p>Pem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1]&amp;&quot;.mp3&quot;&quot; -t &quot;&quot;AAA &quot;&amp;[.B1141]&amp;&quot;&quot;&quot;&quot;" office:value-type="string" office:string-value="&quot;C:\Program Files (x86)\Balabolka\cli\balcon.exe&quot; -n &quot;Microsoft Heera Mobile&quot; -k -p 0 -v 100 -w &quot;Pemper.mp3&quot; -t &quot;AAA Pemper&quot;">
            <text:p>"C:\Program Files (x86)\Balabolka\cli\balcon.exe" -n "Microsoft Heera Mobile" -k -p 0 -v 100 -w "Pemper.mp3" -t "AAA Pemper"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separ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2]&amp;&quot;.mp3&quot;&quot; -t &quot;&quot;AAA &quot;&amp;[.B1142]&amp;&quot;&quot;&quot;&quot;" office:value-type="string" office:string-value="&quot;C:\Program Files (x86)\Balabolka\cli\balcon.exe&quot; -n &quot;Microsoft Heera Mobile&quot; -k -p 0 -v 100 -w &quot;separate.mp3&quot; -t &quot;AAA separate&quot;">
            <text:p>"C:\Program Files (x86)\Balabolka\cli\balcon.exe" -n "Microsoft Heera Mobile" -k -p 0 -v 100 -w "separate.mp3" -t "AAA separate"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tru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3]&amp;&quot;.mp3&quot;&quot; -t &quot;&quot;AAA &quot;&amp;[.B1143]&amp;&quot;&quot;&quot;&quot;" office:value-type="string" office:string-value="&quot;C:\Program Files (x86)\Balabolka\cli\balcon.exe&quot; -n &quot;Microsoft Heera Mobile&quot; -k -p 0 -v 100 -w &quot;truck.mp3&quot; -t &quot;AAA truck&quot;">
            <text:p>"C:\Program Files (x86)\Balabolka\cli\balcon.exe" -n "Microsoft Heera Mobile" -k -p 0 -v 100 -w "truck.mp3" -t "AAA truck"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s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4]&amp;&quot;.mp3&quot;&quot; -t &quot;&quot;AAA &quot;&amp;[.B1144]&amp;&quot;&quot;&quot;&quot;" office:value-type="string" office:string-value="&quot;C:\Program Files (x86)\Balabolka\cli\balcon.exe&quot; -n &quot;Microsoft Heera Mobile&quot; -k -p 0 -v 100 -w &quot;sing.mp3&quot; -t &quot;AAA sing&quot;">
            <text:p>"C:\Program Files (x86)\Balabolka\cli\balcon.exe" -n "Microsoft Heera Mobile" -k -p 0 -v 100 -w "sing.mp3" -t "AAA sing"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elem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5]&amp;&quot;.mp3&quot;&quot; -t &quot;&quot;AAA &quot;&amp;[.B1145]&amp;&quot;&quot;&quot;&quot;" office:value-type="string" office:string-value="&quot;C:\Program Files (x86)\Balabolka\cli\balcon.exe&quot; -n &quot;Microsoft Heera Mobile&quot; -k -p 0 -v 100 -w &quot;elements.mp3&quot; -t &quot;AAA elements&quot;">
            <text:p>"C:\Program Files (x86)\Balabolka\cli\balcon.exe" -n "Microsoft Heera Mobile" -k -p 0 -v 100 -w "elements.mp3" -t "AAA elements"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colum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6]&amp;&quot;.mp3&quot;&quot; -t &quot;&quot;AAA &quot;&amp;[.B1146]&amp;&quot;&quot;&quot;&quot;" office:value-type="string" office:string-value="&quot;C:\Program Files (x86)\Balabolka\cli\balcon.exe&quot; -n &quot;Microsoft Heera Mobile&quot; -k -p 0 -v 100 -w &quot;column.mp3&quot; -t &quot;AAA column&quot;">
            <text:p>"C:\Program Files (x86)\Balabolka\cli\balcon.exe" -n "Microsoft Heera Mobile" -k -p 0 -v 100 -w "column.mp3" -t "AAA column"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tw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7]&amp;&quot;.mp3&quot;&quot; -t &quot;&quot;AAA &quot;&amp;[.B1147]&amp;&quot;&quot;&quot;&quot;" office:value-type="string" office:string-value="&quot;C:\Program Files (x86)\Balabolka\cli\balcon.exe&quot; -n &quot;Microsoft Heera Mobile&quot; -k -p 0 -v 100 -w &quot;twice.mp3&quot; -t &quot;AAA twice&quot;">
            <text:p>"C:\Program Files (x86)\Balabolka\cli\balcon.exe" -n "Microsoft Heera Mobile" -k -p 0 -v 100 -w "twice.mp3" -t "AAA twice"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particul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8]&amp;&quot;.mp3&quot;&quot; -t &quot;&quot;AAA &quot;&amp;[.B1148]&amp;&quot;&quot;&quot;&quot;" office:value-type="string" office:string-value="&quot;C:\Program Files (x86)\Balabolka\cli\balcon.exe&quot; -n &quot;Microsoft Heera Mobile&quot; -k -p 0 -v 100 -w &quot;particular.mp3&quot; -t &quot;AAA particular&quot;">
            <text:p>"C:\Program Files (x86)\Balabolka\cli\balcon.exe" -n "Microsoft Heera Mobile" -k -p 0 -v 100 -w "particular.mp3" -t "AAA particular"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paragrap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49]&amp;&quot;.mp3&quot;&quot; -t &quot;&quot;AAA &quot;&amp;[.B1149]&amp;&quot;&quot;&quot;&quot;" office:value-type="string" office:string-value="&quot;C:\Program Files (x86)\Balabolka\cli\balcon.exe&quot; -n &quot;Microsoft Heera Mobile&quot; -k -p 0 -v 100 -w &quot;paragraph.mp3&quot; -t &quot;AAA paragraph&quot;">
            <text:p>"C:\Program Files (x86)\Balabolka\cli\balcon.exe" -n "Microsoft Heera Mobile" -k -p 0 -v 100 -w "paragraph.mp3" -t "AAA paragraph"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unl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0]&amp;&quot;.mp3&quot;&quot; -t &quot;&quot;AAA &quot;&amp;[.B1150]&amp;&quot;&quot;&quot;&quot;" office:value-type="string" office:string-value="&quot;C:\Program Files (x86)\Balabolka\cli\balcon.exe&quot; -n &quot;Microsoft Heera Mobile&quot; -k -p 0 -v 100 -w &quot;unless.mp3&quot; -t &quot;AAA unless&quot;">
            <text:p>"C:\Program Files (x86)\Balabolka\cli\balcon.exe" -n "Microsoft Heera Mobile" -k -p 0 -v 100 -w "unless.mp3" -t "AAA unless"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sp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1]&amp;&quot;.mp3&quot;&quot; -t &quot;&quot;AAA &quot;&amp;[.B1151]&amp;&quot;&quot;&quot;&quot;" office:value-type="string" office:string-value="&quot;C:\Program Files (x86)\Balabolka\cli\balcon.exe&quot; -n &quot;Microsoft Heera Mobile&quot; -k -p 0 -v 100 -w &quot;spot.mp3&quot; -t &quot;AAA spot&quot;">
            <text:p>"C:\Program Files (x86)\Balabolka\cli\balcon.exe" -n "Microsoft Heera Mobile" -k -p 0 -v 100 -w "spot.mp3" -t "AAA spot"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nei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2]&amp;&quot;.mp3&quot;&quot; -t &quot;&quot;AAA &quot;&amp;[.B1152]&amp;&quot;&quot;&quot;&quot;" office:value-type="string" office:string-value="&quot;C:\Program Files (x86)\Balabolka\cli\balcon.exe&quot; -n &quot;Microsoft Heera Mobile&quot; -k -p 0 -v 100 -w &quot;neither.mp3&quot; -t &quot;AAA neither&quot;">
            <text:p>"C:\Program Files (x86)\Balabolka\cli\balcon.exe" -n "Microsoft Heera Mobile" -k -p 0 -v 100 -w "neither.mp3" -t "AAA neither"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m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3]&amp;&quot;.mp3&quot;&quot; -t &quot;&quot;AAA &quot;&amp;[.B1153]&amp;&quot;&quot;&quot;&quot;" office:value-type="string" office:string-value="&quot;C:\Program Files (x86)\Balabolka\cli\balcon.exe&quot; -n &quot;Microsoft Heera Mobile&quot; -k -p 0 -v 100 -w &quot;met.mp3&quot; -t &quot;AAA met&quot;">
            <text:p>"C:\Program Files (x86)\Balabolka\cli\balcon.exe" -n "Microsoft Heera Mobile" -k -p 0 -v 100 -w "met.mp3" -t "AAA met"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work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4]&amp;&quot;.mp3&quot;&quot; -t &quot;&quot;AAA &quot;&amp;[.B1154]&amp;&quot;&quot;&quot;&quot;" office:value-type="string" office:string-value="&quot;C:\Program Files (x86)\Balabolka\cli\balcon.exe&quot; -n &quot;Microsoft Heera Mobile&quot; -k -p 0 -v 100 -w &quot;workers.mp3&quot; -t &quot;AAA workers&quot;">
            <text:p>"C:\Program Files (x86)\Balabolka\cli\balcon.exe" -n "Microsoft Heera Mobile" -k -p 0 -v 100 -w "workers.mp3" -t "AAA workers"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Fa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5]&amp;&quot;.mp3&quot;&quot; -t &quot;&quot;AAA &quot;&amp;[.B1155]&amp;&quot;&quot;&quot;&quot;" office:value-type="string" office:string-value="&quot;C:\Program Files (x86)\Balabolka\cli\balcon.exe&quot; -n &quot;Microsoft Heera Mobile&quot; -k -p 0 -v 100 -w &quot;Father.mp3&quot; -t &quot;AAA Father&quot;">
            <text:p>"C:\Program Files (x86)\Balabolka\cli\balcon.exe" -n "Microsoft Heera Mobile" -k -p 0 -v 100 -w "Father.mp3" -t "AAA Father"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whe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6]&amp;&quot;.mp3&quot;&quot; -t &quot;&quot;AAA &quot;&amp;[.B1156]&amp;&quot;&quot;&quot;&quot;" office:value-type="string" office:string-value="&quot;C:\Program Files (x86)\Balabolka\cli\balcon.exe&quot; -n &quot;Microsoft Heera Mobile&quot; -k -p 0 -v 100 -w &quot;wheel.mp3&quot; -t &quot;AAA wheel&quot;">
            <text:p>"C:\Program Files (x86)\Balabolka\cli\balcon.exe" -n "Microsoft Heera Mobile" -k -p 0 -v 100 -w "wheel.mp3" -t "AAA wheel"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continu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7]&amp;&quot;.mp3&quot;&quot; -t &quot;&quot;AAA &quot;&amp;[.B1157]&amp;&quot;&quot;&quot;&quot;" office:value-type="string" office:string-value="&quot;C:\Program Files (x86)\Balabolka\cli\balcon.exe&quot; -n &quot;Microsoft Heera Mobile&quot; -k -p 0 -v 100 -w &quot;continued.mp3&quot; -t &quot;AAA continued&quot;">
            <text:p>"C:\Program Files (x86)\Balabolka\cli\balcon.exe" -n "Microsoft Heera Mobile" -k -p 0 -v 100 -w "continued.mp3" -t "AAA continued"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n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8]&amp;&quot;.mp3&quot;&quot; -t &quot;&quot;AAA &quot;&amp;[.B1158]&amp;&quot;&quot;&quot;&quot;" office:value-type="string" office:string-value="&quot;C:\Program Files (x86)\Balabolka\cli\balcon.exe&quot; -n &quot;Microsoft Heera Mobile&quot; -k -p 0 -v 100 -w &quot;none.mp3&quot; -t &quot;AAA none&quot;">
            <text:p>"C:\Program Files (x86)\Balabolka\cli\balcon.exe" -n "Microsoft Heera Mobile" -k -p 0 -v 100 -w "none.mp3" -t "AAA none"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what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59]&amp;&quot;.mp3&quot;&quot; -t &quot;&quot;AAA &quot;&amp;[.B1159]&amp;&quot;&quot;&quot;&quot;" office:value-type="string" office:string-value="&quot;C:\Program Files (x86)\Balabolka\cli\balcon.exe&quot; -n &quot;Microsoft Heera Mobile&quot; -k -p 0 -v 100 -w &quot;what's.mp3&quot; -t &quot;AAA what's&quot;">
            <text:p>"C:\Program Files (x86)\Balabolka\cli\balcon.exe" -n "Microsoft Heera Mobile" -k -p 0 -v 100 -w "what's.mp3" -t "AAA what's"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h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0]&amp;&quot;.mp3&quot;&quot; -t &quot;&quot;AAA &quot;&amp;[.B1160]&amp;&quot;&quot;&quot;&quot;" office:value-type="string" office:string-value="&quot;C:\Program Files (x86)\Balabolka\cli\balcon.exe&quot; -n &quot;Microsoft Heera Mobile&quot; -k -p 0 -v 100 -w &quot;hill.mp3&quot; -t &quot;AAA hill&quot;">
            <text:p>"C:\Program Files (x86)\Balabolka\cli\balcon.exe" -n "Microsoft Heera Mobile" -k -p 0 -v 100 -w "hill.mp3" -t "AAA hill"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hi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1]&amp;&quot;.mp3&quot;&quot; -t &quot;&quot;AAA &quot;&amp;[.B1161]&amp;&quot;&quot;&quot;&quot;" office:value-type="string" office:string-value="&quot;C:\Program Files (x86)\Balabolka\cli\balcon.exe&quot; -n &quot;Microsoft Heera Mobile&quot; -k -p 0 -v 100 -w &quot;hills.mp3&quot; -t &quot;AAA hills&quot;">
            <text:p>"C:\Program Files (x86)\Balabolka\cli\balcon.exe" -n "Microsoft Heera Mobile" -k -p 0 -v 100 -w "hills.mp3" -t "AAA hills"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ol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2]&amp;&quot;.mp3&quot;&quot; -t &quot;&quot;AAA &quot;&amp;[.B1162]&amp;&quot;&quot;&quot;&quot;" office:value-type="string" office:string-value="&quot;C:\Program Files (x86)\Balabolka\cli\balcon.exe&quot; -n &quot;Microsoft Heera Mobile&quot; -k -p 0 -v 100 -w &quot;older.mp3&quot; -t &quot;AAA older&quot;">
            <text:p>"C:\Program Files (x86)\Balabolka\cli\balcon.exe" -n "Microsoft Heera Mobile" -k -p 0 -v 100 -w "older.mp3" -t "AAA older"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televis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3]&amp;&quot;.mp3&quot;&quot; -t &quot;&quot;AAA &quot;&amp;[.B1163]&amp;&quot;&quot;&quot;&quot;" office:value-type="string" office:string-value="&quot;C:\Program Files (x86)\Balabolka\cli\balcon.exe&quot; -n &quot;Microsoft Heera Mobile&quot; -k -p 0 -v 100 -w &quot;television.mp3&quot; -t &quot;AAA television&quot;">
            <text:p>"C:\Program Files (x86)\Balabolka\cli\balcon.exe" -n "Microsoft Heera Mobile" -k -p 0 -v 100 -w "television.mp3" -t "AAA television"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verb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4]&amp;&quot;.mp3&quot;&quot; -t &quot;&quot;AAA &quot;&amp;[.B1164]&amp;&quot;&quot;&quot;&quot;" office:value-type="string" office:string-value="&quot;C:\Program Files (x86)\Balabolka\cli\balcon.exe&quot; -n &quot;Microsoft Heera Mobile&quot; -k -p 0 -v 100 -w &quot;verb.mp3&quot; -t &quot;AAA verb&quot;">
            <text:p>"C:\Program Files (x86)\Balabolka\cli\balcon.exe" -n "Microsoft Heera Mobile" -k -p 0 -v 100 -w "verb.mp3" -t "AAA verb"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ol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5]&amp;&quot;.mp3&quot;&quot; -t &quot;&quot;AAA &quot;&amp;[.B1165]&amp;&quot;&quot;&quot;&quot;" office:value-type="string" office:string-value="&quot;C:\Program Files (x86)\Balabolka\cli\balcon.exe&quot; -n &quot;Microsoft Heera Mobile&quot; -k -p 0 -v 100 -w &quot;solve.mp3&quot; -t &quot;AAA solve&quot;">
            <text:p>"C:\Program Files (x86)\Balabolka\cli\balcon.exe" -n "Microsoft Heera Mobile" -k -p 0 -v 100 -w "solve.mp3" -t "AAA solve"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press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6]&amp;&quot;.mp3&quot;&quot; -t &quot;&quot;AAA &quot;&amp;[.B1166]&amp;&quot;&quot;&quot;&quot;" office:value-type="string" office:string-value="&quot;C:\Program Files (x86)\Balabolka\cli\balcon.exe&quot; -n &quot;Microsoft Heera Mobile&quot; -k -p 0 -v 100 -w &quot;pressure.mp3&quot; -t &quot;AAA pressure&quot;">
            <text:p>"C:\Program Files (x86)\Balabolka\cli\balcon.exe" -n "Microsoft Heera Mobile" -k -p 0 -v 100 -w "pressure.mp3" -t "AAA pressure"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repo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7]&amp;&quot;.mp3&quot;&quot; -t &quot;&quot;AAA &quot;&amp;[.B1167]&amp;&quot;&quot;&quot;&quot;" office:value-type="string" office:string-value="&quot;C:\Program Files (x86)\Balabolka\cli\balcon.exe&quot; -n &quot;Microsoft Heera Mobile&quot; -k -p 0 -v 100 -w &quot;report.mp3&quot; -t &quot;AAA report&quot;">
            <text:p>"C:\Program Files (x86)\Balabolka\cli\balcon.exe" -n "Microsoft Heera Mobile" -k -p 0 -v 100 -w "report.mp3" -t "AAA report"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roo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8]&amp;&quot;.mp3&quot;&quot; -t &quot;&quot;AAA &quot;&amp;[.B1168]&amp;&quot;&quot;&quot;&quot;" office:value-type="string" office:string-value="&quot;C:\Program Files (x86)\Balabolka\cli\balcon.exe&quot; -n &quot;Microsoft Heera Mobile&quot; -k -p 0 -v 100 -w &quot;roots.mp3&quot; -t &quot;AAA roots&quot;">
            <text:p>"C:\Program Files (x86)\Balabolka\cli\balcon.exe" -n "Microsoft Heera Mobile" -k -p 0 -v 100 -w "roots.mp3" -t "AAA roots"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farm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69]&amp;&quot;.mp3&quot;&quot; -t &quot;&quot;AAA &quot;&amp;[.B1169]&amp;&quot;&quot;&quot;&quot;" office:value-type="string" office:string-value="&quot;C:\Program Files (x86)\Balabolka\cli\balcon.exe&quot; -n &quot;Microsoft Heera Mobile&quot; -k -p 0 -v 100 -w &quot;farmer.mp3&quot; -t &quot;AAA farmer&quot;">
            <text:p>"C:\Program Files (x86)\Balabolka\cli\balcon.exe" -n "Microsoft Heera Mobile" -k -p 0 -v 100 -w "farmer.mp3" -t "AAA farmer"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cou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0]&amp;&quot;.mp3&quot;&quot; -t &quot;&quot;AAA &quot;&amp;[.B1170]&amp;&quot;&quot;&quot;&quot;" office:value-type="string" office:string-value="&quot;C:\Program Files (x86)\Balabolka\cli\balcon.exe&quot; -n &quot;Microsoft Heera Mobile&quot; -k -p 0 -v 100 -w &quot;count.mp3&quot; -t &quot;AAA count&quot;">
            <text:p>"C:\Program Files (x86)\Balabolka\cli\balcon.exe" -n "Microsoft Heera Mobile" -k -p 0 -v 100 -w "count.mp3" -t "AAA count"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giv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1]&amp;&quot;.mp3&quot;&quot; -t &quot;&quot;AAA &quot;&amp;[.B1171]&amp;&quot;&quot;&quot;&quot;" office:value-type="string" office:string-value="&quot;C:\Program Files (x86)\Balabolka\cli\balcon.exe&quot; -n &quot;Microsoft Heera Mobile&quot; -k -p 0 -v 100 -w &quot;giving.mp3&quot; -t &quot;AAA giving&quot;">
            <text:p>"C:\Program Files (x86)\Balabolka\cli\balcon.exe" -n "Microsoft Heera Mobile" -k -p 0 -v 100 -w "giving.mp3" -t "AAA giving"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tra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2]&amp;&quot;.mp3&quot;&quot; -t &quot;&quot;AAA &quot;&amp;[.B1172]&amp;&quot;&quot;&quot;&quot;" office:value-type="string" office:string-value="&quot;C:\Program Files (x86)\Balabolka\cli\balcon.exe&quot; -n &quot;Microsoft Heera Mobile&quot; -k -p 0 -v 100 -w &quot;trade.mp3&quot; -t &quot;AAA trade&quot;">
            <text:p>"C:\Program Files (x86)\Balabolka\cli\balcon.exe" -n "Microsoft Heera Mobile" -k -p 0 -v 100 -w "trade.mp3" -t "AAA trade"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jo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3]&amp;&quot;.mp3&quot;&quot; -t &quot;&quot;AAA &quot;&amp;[.B1173]&amp;&quot;&quot;&quot;&quot;" office:value-type="string" office:string-value="&quot;C:\Program Files (x86)\Balabolka\cli\balcon.exe&quot; -n &quot;Microsoft Heera Mobile&quot; -k -p 0 -v 100 -w &quot;joined.mp3&quot; -t &quot;AAA joined&quot;">
            <text:p>"C:\Program Files (x86)\Balabolka\cli\balcon.exe" -n "Microsoft Heera Mobile" -k -p 0 -v 100 -w "joined.mp3" -t "AAA joined"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chie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4]&amp;&quot;.mp3&quot;&quot; -t &quot;&quot;AAA &quot;&amp;[.B1174]&amp;&quot;&quot;&quot;&quot;" office:value-type="string" office:string-value="&quot;C:\Program Files (x86)\Balabolka\cli\balcon.exe&quot; -n &quot;Microsoft Heera Mobile&quot; -k -p 0 -v 100 -w &quot;chief.mp3&quot; -t &quot;AAA chief&quot;">
            <text:p>"C:\Program Files (x86)\Balabolka\cli\balcon.exe" -n "Microsoft Heera Mobile" -k -p 0 -v 100 -w "chief.mp3" -t "AAA chief"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mon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5]&amp;&quot;.mp3&quot;&quot; -t &quot;&quot;AAA &quot;&amp;[.B1175]&amp;&quot;&quot;&quot;&quot;" office:value-type="string" office:string-value="&quot;C:\Program Files (x86)\Balabolka\cli\balcon.exe&quot; -n &quot;Microsoft Heera Mobile&quot; -k -p 0 -v 100 -w &quot;month.mp3&quot; -t &quot;AAA month&quot;">
            <text:p>"C:\Program Files (x86)\Balabolka\cli\balcon.exe" -n "Microsoft Heera Mobile" -k -p 0 -v 100 -w "month.mp3" -t "AAA month"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Vi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6]&amp;&quot;.mp3&quot;&quot; -t &quot;&quot;AAA &quot;&amp;[.B1176]&amp;&quot;&quot;&quot;&quot;" office:value-type="string" office:string-value="&quot;C:\Program Files (x86)\Balabolka\cli\balcon.exe&quot; -n &quot;Microsoft Heera Mobile&quot; -k -p 0 -v 100 -w &quot;View.mp3&quot; -t &quot;AAA View&quot;">
            <text:p>"C:\Program Files (x86)\Balabolka\cli\balcon.exe" -n "Microsoft Heera Mobile" -k -p 0 -v 100 -w "View.mp3" -t "AAA View"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Spani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7]&amp;&quot;.mp3&quot;&quot; -t &quot;&quot;AAA &quot;&amp;[.B1177]&amp;&quot;&quot;&quot;&quot;" office:value-type="string" office:string-value="&quot;C:\Program Files (x86)\Balabolka\cli\balcon.exe&quot; -n &quot;Microsoft Heera Mobile&quot; -k -p 0 -v 100 -w &quot;Spanish.mp3&quot; -t &quot;AAA Spanish&quot;">
            <text:p>"C:\Program Files (x86)\Balabolka\cli\balcon.exe" -n "Microsoft Heera Mobile" -k -p 0 -v 100 -w "Spanish.mp3" -t "AAA Spanish"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te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8]&amp;&quot;.mp3&quot;&quot; -t &quot;&quot;AAA &quot;&amp;[.B1178]&amp;&quot;&quot;&quot;&quot;" office:value-type="string" office:string-value="&quot;C:\Program Files (x86)\Balabolka\cli\balcon.exe&quot; -n &quot;Microsoft Heera Mobile&quot; -k -p 0 -v 100 -w &quot;term.mp3&quot; -t &quot;AAA term&quot;">
            <text:p>"C:\Program Files (x86)\Balabolka\cli\balcon.exe" -n "Microsoft Heera Mobile" -k -p 0 -v 100 -w "term.mp3" -t "AAA term"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clo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79]&amp;&quot;.mp3&quot;&quot; -t &quot;&quot;AAA &quot;&amp;[.B1179]&amp;&quot;&quot;&quot;&quot;" office:value-type="string" office:string-value="&quot;C:\Program Files (x86)\Balabolka\cli\balcon.exe&quot; -n &quot;Microsoft Heera Mobile&quot; -k -p 0 -v 100 -w &quot;cloth.mp3&quot; -t &quot;AAA cloth&quot;">
            <text:p>"C:\Program Files (x86)\Balabolka\cli\balcon.exe" -n "Microsoft Heera Mobile" -k -p 0 -v 100 -w "cloth.mp3" -t "AAA cloth"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Dat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0]&amp;&quot;.mp3&quot;&quot; -t &quot;&quot;AAA &quot;&amp;[.B1180]&amp;&quot;&quot;&quot;&quot;" office:value-type="string" office:string-value="&quot;C:\Program Files (x86)\Balabolka\cli\balcon.exe&quot; -n &quot;Microsoft Heera Mobile&quot; -k -p 0 -v 100 -w &quot;Data.mp3&quot; -t &quot;AAA Data&quot;">
            <text:p>"C:\Program Files (x86)\Balabolka\cli\balcon.exe" -n "Microsoft Heera Mobile" -k -p 0 -v 100 -w "Data.mp3" -t "AAA Data"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doct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1]&amp;&quot;.mp3&quot;&quot; -t &quot;&quot;AAA &quot;&amp;[.B1181]&amp;&quot;&quot;&quot;&quot;" office:value-type="string" office:string-value="&quot;C:\Program Files (x86)\Balabolka\cli\balcon.exe&quot; -n &quot;Microsoft Heera Mobile&quot; -k -p 0 -v 100 -w &quot;doctor.mp3&quot; -t &quot;AAA doctor&quot;">
            <text:p>"C:\Program Files (x86)\Balabolka\cli\balcon.exe" -n "Microsoft Heera Mobile" -k -p 0 -v 100 -w "doctor.mp3" -t "AAA doctor"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inde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2]&amp;&quot;.mp3&quot;&quot; -t &quot;&quot;AAA &quot;&amp;[.B1182]&amp;&quot;&quot;&quot;&quot;" office:value-type="string" office:string-value="&quot;C:\Program Files (x86)\Balabolka\cli\balcon.exe&quot; -n &quot;Microsoft Heera Mobile&quot; -k -p 0 -v 100 -w &quot;indeed.mp3&quot; -t &quot;AAA indeed&quot;">
            <text:p>"C:\Program Files (x86)\Balabolka\cli\balcon.exe" -n "Microsoft Heera Mobile" -k -p 0 -v 100 -w "indeed.mp3" -t "AAA indeed"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tur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3]&amp;&quot;.mp3&quot;&quot; -t &quot;&quot;AAA &quot;&amp;[.B1183]&amp;&quot;&quot;&quot;&quot;" office:value-type="string" office:string-value="&quot;C:\Program Files (x86)\Balabolka\cli\balcon.exe&quot; -n &quot;Microsoft Heera Mobile&quot; -k -p 0 -v 100 -w &quot;turning.mp3&quot; -t &quot;AAA turning&quot;">
            <text:p>"C:\Program Files (x86)\Balabolka\cli\balcon.exe" -n "Microsoft Heera Mobile" -k -p 0 -v 100 -w "turning.mp3" -t "AAA turning"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d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4]&amp;&quot;.mp3&quot;&quot; -t &quot;&quot;AAA &quot;&amp;[.B1184]&amp;&quot;&quot;&quot;&quot;" office:value-type="string" office:string-value="&quot;C:\Program Files (x86)\Balabolka\cli\balcon.exe&quot; -n &quot;Microsoft Heera Mobile&quot; -k -p 0 -v 100 -w &quot;dance.mp3&quot; -t &quot;AAA dance&quot;">
            <text:p>"C:\Program Files (x86)\Balabolka\cli\balcon.exe" -n "Microsoft Heera Mobile" -k -p 0 -v 100 -w "dance.mp3" -t "AAA dance"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chur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5]&amp;&quot;.mp3&quot;&quot; -t &quot;&quot;AAA &quot;&amp;[.B1185]&amp;&quot;&quot;&quot;&quot;" office:value-type="string" office:string-value="&quot;C:\Program Files (x86)\Balabolka\cli\balcon.exe&quot; -n &quot;Microsoft Heera Mobile&quot; -k -p 0 -v 100 -w &quot;church.mp3&quot; -t &quot;AAA church&quot;">
            <text:p>"C:\Program Files (x86)\Balabolka\cli\balcon.exe" -n "Microsoft Heera Mobile" -k -p 0 -v 100 -w "church.mp3" -t "AAA church"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origin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6]&amp;&quot;.mp3&quot;&quot; -t &quot;&quot;AAA &quot;&amp;[.B1186]&amp;&quot;&quot;&quot;&quot;" office:value-type="string" office:string-value="&quot;C:\Program Files (x86)\Balabolka\cli\balcon.exe&quot; -n &quot;Microsoft Heera Mobile&quot; -k -p 0 -v 100 -w &quot;original.mp3&quot; -t &quot;AAA original&quot;">
            <text:p>"C:\Program Files (x86)\Balabolka\cli\balcon.exe" -n "Microsoft Heera Mobile" -k -p 0 -v 100 -w "original.mp3" -t "AAA original"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enjo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7]&amp;&quot;.mp3&quot;&quot; -t &quot;&quot;AAA &quot;&amp;[.B1187]&amp;&quot;&quot;&quot;&quot;" office:value-type="string" office:string-value="&quot;C:\Program Files (x86)\Balabolka\cli\balcon.exe&quot; -n &quot;Microsoft Heera Mobile&quot; -k -p 0 -v 100 -w &quot;enjoy.mp3&quot; -t &quot;AAA enjoy&quot;">
            <text:p>"C:\Program Files (x86)\Balabolka\cli\balcon.exe" -n "Microsoft Heera Mobile" -k -p 0 -v 100 -w "enjoy.mp3" -t "AAA enjoy"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climb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8]&amp;&quot;.mp3&quot;&quot; -t &quot;&quot;AAA &quot;&amp;[.B1188]&amp;&quot;&quot;&quot;&quot;" office:value-type="string" office:string-value="&quot;C:\Program Files (x86)\Balabolka\cli\balcon.exe&quot; -n &quot;Microsoft Heera Mobile&quot; -k -p 0 -v 100 -w &quot;climbed.mp3&quot; -t &quot;AAA climbed&quot;">
            <text:p>"C:\Program Files (x86)\Balabolka\cli\balcon.exe" -n "Microsoft Heera Mobile" -k -p 0 -v 100 -w "climbed.mp3" -t "AAA climbed"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st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89]&amp;&quot;.mp3&quot;&quot; -t &quot;&quot;AAA &quot;&amp;[.B1189]&amp;&quot;&quot;&quot;&quot;" office:value-type="string" office:string-value="&quot;C:\Program Files (x86)\Balabolka\cli\balcon.exe&quot; -n &quot;Microsoft Heera Mobile&quot; -k -p 0 -v 100 -w &quot;string.mp3&quot; -t &quot;AAA string&quot;">
            <text:p>"C:\Program Files (x86)\Balabolka\cli\balcon.exe" -n "Microsoft Heera Mobile" -k -p 0 -v 100 -w "string.mp3" -t "AAA string"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Se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0]&amp;&quot;.mp3&quot;&quot; -t &quot;&quot;AAA &quot;&amp;[.B1190]&amp;&quot;&quot;&quot;&quot;" office:value-type="string" office:string-value="&quot;C:\Program Files (x86)\Balabolka\cli\balcon.exe&quot; -n &quot;Microsoft Heera Mobile&quot; -k -p 0 -v 100 -w &quot;Sea.mp3&quot; -t &quot;AAA Sea&quot;">
            <text:p>"C:\Program Files (x86)\Balabolka\cli\balcon.exe" -n "Microsoft Heera Mobile" -k -p 0 -v 100 -w "Sea.mp3" -t "AAA Sea"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kil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1]&amp;&quot;.mp3&quot;&quot; -t &quot;&quot;AAA &quot;&amp;[.B1191]&amp;&quot;&quot;&quot;&quot;" office:value-type="string" office:string-value="&quot;C:\Program Files (x86)\Balabolka\cli\balcon.exe&quot; -n &quot;Microsoft Heera Mobile&quot; -k -p 0 -v 100 -w &quot;killed.mp3&quot; -t &quot;AAA killed&quot;">
            <text:p>"C:\Program Files (x86)\Balabolka\cli\balcon.exe" -n "Microsoft Heera Mobile" -k -p 0 -v 100 -w "killed.mp3" -t "AAA killed"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sis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2]&amp;&quot;.mp3&quot;&quot; -t &quot;&quot;AAA &quot;&amp;[.B1192]&amp;&quot;&quot;&quot;&quot;" office:value-type="string" office:string-value="&quot;C:\Program Files (x86)\Balabolka\cli\balcon.exe&quot; -n &quot;Microsoft Heera Mobile&quot; -k -p 0 -v 100 -w &quot;sister.mp3&quot; -t &quot;AAA sister&quot;">
            <text:p>"C:\Program Files (x86)\Balabolka\cli\balcon.exe" -n "Microsoft Heera Mobile" -k -p 0 -v 100 -w "sister.mp3" -t "AAA sister"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famili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3]&amp;&quot;.mp3&quot;&quot; -t &quot;&quot;AAA &quot;&amp;[.B1193]&amp;&quot;&quot;&quot;&quot;" office:value-type="string" office:string-value="&quot;C:\Program Files (x86)\Balabolka\cli\balcon.exe&quot; -n &quot;Microsoft Heera Mobile&quot; -k -p 0 -v 100 -w &quot;familiar.mp3&quot; -t &quot;AAA familiar&quot;">
            <text:p>"C:\Program Files (x86)\Balabolka\cli\balcon.exe" -n "Microsoft Heera Mobile" -k -p 0 -v 100 -w "familiar.mp3" -t "AAA familiar"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hard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4]&amp;&quot;.mp3&quot;&quot; -t &quot;&quot;AAA &quot;&amp;[.B1194]&amp;&quot;&quot;&quot;&quot;" office:value-type="string" office:string-value="&quot;C:\Program Files (x86)\Balabolka\cli\balcon.exe&quot; -n &quot;Microsoft Heera Mobile&quot; -k -p 0 -v 100 -w &quot;hardly.mp3&quot; -t &quot;AAA hardly&quot;">
            <text:p>"C:\Program Files (x86)\Balabolka\cli\balcon.exe" -n "Microsoft Heera Mobile" -k -p 0 -v 100 -w "hardly.mp3" -t "AAA hardly"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ont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5]&amp;&quot;.mp3&quot;&quot; -t &quot;&quot;AAA &quot;&amp;[.B1195]&amp;&quot;&quot;&quot;&quot;" office:value-type="string" office:string-value="&quot;C:\Program Files (x86)\Balabolka\cli\balcon.exe&quot; -n &quot;Microsoft Heera Mobile&quot; -k -p 0 -v 100 -w &quot;onto.mp3&quot; -t &quot;AAA onto&quot;">
            <text:p>"C:\Program Files (x86)\Balabolka\cli\balcon.exe" -n "Microsoft Heera Mobile" -k -p 0 -v 100 -w "onto.mp3" -t "AAA onto"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imag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6]&amp;&quot;.mp3&quot;&quot; -t &quot;&quot;AAA &quot;&amp;[.B1196]&amp;&quot;&quot;&quot;&quot;" office:value-type="string" office:string-value="&quot;C:\Program Files (x86)\Balabolka\cli\balcon.exe&quot; -n &quot;Microsoft Heera Mobile&quot; -k -p 0 -v 100 -w &quot;imagine.mp3&quot; -t &quot;AAA imagine&quot;">
            <text:p>"C:\Program Files (x86)\Balabolka\cli\balcon.exe" -n "Microsoft Heera Mobile" -k -p 0 -v 100 -w "imagine.mp3" -t "AAA imagine"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b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7]&amp;&quot;.mp3&quot;&quot; -t &quot;&quot;AAA &quot;&amp;[.B1197]&amp;&quot;&quot;&quot;&quot;" office:value-type="string" office:string-value="&quot;C:\Program Files (x86)\Balabolka\cli\balcon.exe&quot; -n &quot;Microsoft Heera Mobile&quot; -k -p 0 -v 100 -w &quot;blow.mp3&quot; -t &quot;AAA blow&quot;">
            <text:p>"C:\Program Files (x86)\Balabolka\cli\balcon.exe" -n "Microsoft Heera Mobile" -k -p 0 -v 100 -w "blow.mp3" -t "AAA blow"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qui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8]&amp;&quot;.mp3&quot;&quot; -t &quot;&quot;AAA &quot;&amp;[.B1198]&amp;&quot;&quot;&quot;&quot;" office:value-type="string" office:string-value="&quot;C:\Program Files (x86)\Balabolka\cli\balcon.exe&quot; -n &quot;Microsoft Heera Mobile&quot; -k -p 0 -v 100 -w &quot;quick.mp3&quot; -t &quot;AAA quick&quot;">
            <text:p>"C:\Program Files (x86)\Balabolka\cli\balcon.exe" -n "Microsoft Heera Mobile" -k -p 0 -v 100 -w "quick.mp3" -t "AAA quick"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la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199]&amp;&quot;.mp3&quot;&quot; -t &quot;&quot;AAA &quot;&amp;[.B1199]&amp;&quot;&quot;&quot;&quot;" office:value-type="string" office:string-value="&quot;C:\Program Files (x86)\Balabolka\cli\balcon.exe&quot; -n &quot;Microsoft Heera Mobile&quot; -k -p 0 -v 100 -w &quot;law.mp3&quot; -t &quot;AAA law&quot;">
            <text:p>"C:\Program Files (x86)\Balabolka\cli\balcon.exe" -n "Microsoft Heera Mobile" -k -p 0 -v 100 -w "law.mp3" -t "AAA law"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li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0]&amp;&quot;.mp3&quot;&quot; -t &quot;&quot;AAA &quot;&amp;[.B1200]&amp;&quot;&quot;&quot;&quot;" office:value-type="string" office:string-value="&quot;C:\Program Files (x86)\Balabolka\cli\balcon.exe&quot; -n &quot;Microsoft Heera Mobile&quot; -k -p 0 -v 100 -w &quot;lie.mp3&quot; -t &quot;AAA lie&quot;">
            <text:p>"C:\Program Files (x86)\Balabolka\cli\balcon.exe" -n "Microsoft Heera Mobile" -k -p 0 -v 100 -w "lie.mp3" -t "AAA lie"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fin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1]&amp;&quot;.mp3&quot;&quot; -t &quot;&quot;AAA &quot;&amp;[.B1201]&amp;&quot;&quot;&quot;&quot;" office:value-type="string" office:string-value="&quot;C:\Program Files (x86)\Balabolka\cli\balcon.exe&quot; -n &quot;Microsoft Heera Mobile&quot; -k -p 0 -v 100 -w &quot;final.mp3&quot; -t &quot;AAA final&quot;">
            <text:p>"C:\Program Files (x86)\Balabolka\cli\balcon.exe" -n "Microsoft Heera Mobile" -k -p 0 -v 100 -w "final.mp3" -t "AAA final"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ri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2]&amp;&quot;.mp3&quot;&quot; -t &quot;&quot;AAA &quot;&amp;[.B1202]&amp;&quot;&quot;&quot;&quot;" office:value-type="string" office:string-value="&quot;C:\Program Files (x86)\Balabolka\cli\balcon.exe&quot; -n &quot;Microsoft Heera Mobile&quot; -k -p 0 -v 100 -w &quot;rise.mp3&quot; -t &quot;AAA rise&quot;">
            <text:p>"C:\Program Files (x86)\Balabolka\cli\balcon.exe" -n "Microsoft Heera Mobile" -k -p 0 -v 100 -w "rise.mp3" -t "AAA rise"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certain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3]&amp;&quot;.mp3&quot;&quot; -t &quot;&quot;AAA &quot;&amp;[.B1203]&amp;&quot;&quot;&quot;&quot;" office:value-type="string" office:string-value="&quot;C:\Program Files (x86)\Balabolka\cli\balcon.exe&quot; -n &quot;Microsoft Heera Mobile&quot; -k -p 0 -v 100 -w &quot;certainly.mp3&quot; -t &quot;AAA certainly&quot;">
            <text:p>"C:\Program Files (x86)\Balabolka\cli\balcon.exe" -n "Microsoft Heera Mobile" -k -p 0 -v 100 -w "certainly.mp3" -t "AAA certainly"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chi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4]&amp;&quot;.mp3&quot;&quot; -t &quot;&quot;AAA &quot;&amp;[.B1204]&amp;&quot;&quot;&quot;&quot;" office:value-type="string" office:string-value="&quot;C:\Program Files (x86)\Balabolka\cli\balcon.exe&quot; -n &quot;Microsoft Heera Mobile&quot; -k -p 0 -v 100 -w &quot;chilly.mp3&quot; -t &quot;AAA chilly&quot;">
            <text:p>"C:\Program Files (x86)\Balabolka\cli\balcon.exe" -n "Microsoft Heera Mobile" -k -p 0 -v 100 -w "chilly.mp3" -t "AAA chilly"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lou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5]&amp;&quot;.mp3&quot;&quot; -t &quot;&quot;AAA &quot;&amp;[.B1205]&amp;&quot;&quot;&quot;&quot;" office:value-type="string" office:string-value="&quot;C:\Program Files (x86)\Balabolka\cli\balcon.exe&quot; -n &quot;Microsoft Heera Mobile&quot; -k -p 0 -v 100 -w &quot;loud.mp3&quot; -t &quot;AAA loud&quot;">
            <text:p>"C:\Program Files (x86)\Balabolka\cli\balcon.exe" -n "Microsoft Heera Mobile" -k -p 0 -v 100 -w "loud.mp3" -t "AAA loud"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fai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6]&amp;&quot;.mp3&quot;&quot; -t &quot;&quot;AAA &quot;&amp;[.B1206]&amp;&quot;&quot;&quot;&quot;" office:value-type="string" office:string-value="&quot;C:\Program Files (x86)\Balabolka\cli\balcon.exe&quot; -n &quot;Microsoft Heera Mobile&quot; -k -p 0 -v 100 -w &quot;fair.mp3&quot; -t &quot;AAA fair&quot;">
            <text:p>"C:\Program Files (x86)\Balabolka\cli\balcon.exe" -n "Microsoft Heera Mobile" -k -p 0 -v 100 -w "fair.mp3" -t "AAA fair"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poi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7]&amp;&quot;.mp3&quot;&quot; -t &quot;&quot;AAA &quot;&amp;[.B1207]&amp;&quot;&quot;&quot;&quot;" office:value-type="string" office:string-value="&quot;C:\Program Files (x86)\Balabolka\cli\balcon.exe&quot; -n &quot;Microsoft Heera Mobile&quot; -k -p 0 -v 100 -w &quot;pointed.mp3&quot; -t &quot;AAA pointed&quot;">
            <text:p>"C:\Program Files (x86)\Balabolka\cli\balcon.exe" -n "Microsoft Heera Mobile" -k -p 0 -v 100 -w "pointed.mp3" -t "AAA pointed"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pus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8]&amp;&quot;.mp3&quot;&quot; -t &quot;&quot;AAA &quot;&amp;[.B1208]&amp;&quot;&quot;&quot;&quot;" office:value-type="string" office:string-value="&quot;C:\Program Files (x86)\Balabolka\cli\balcon.exe&quot; -n &quot;Microsoft Heera Mobile&quot; -k -p 0 -v 100 -w &quot;pushed.mp3&quot; -t &quot;AAA pushed&quot;">
            <text:p>"C:\Program Files (x86)\Balabolka\cli\balcon.exe" -n "Microsoft Heera Mobile" -k -p 0 -v 100 -w "pushed.mp3" -t "AAA pushed"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herse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09]&amp;&quot;.mp3&quot;&quot; -t &quot;&quot;AAA &quot;&amp;[.B1209]&amp;&quot;&quot;&quot;&quot;" office:value-type="string" office:string-value="&quot;C:\Program Files (x86)\Balabolka\cli\balcon.exe&quot; -n &quot;Microsoft Heera Mobile&quot; -k -p 0 -v 100 -w &quot;herself.mp3&quot; -t &quot;AAA herself&quot;">
            <text:p>"C:\Program Files (x86)\Balabolka\cli\balcon.exe" -n "Microsoft Heera Mobile" -k -p 0 -v 100 -w "herself.mp3" -t "AAA herself"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lear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0]&amp;&quot;.mp3&quot;&quot; -t &quot;&quot;AAA &quot;&amp;[.B1210]&amp;&quot;&quot;&quot;&quot;" office:value-type="string" office:string-value="&quot;C:\Program Files (x86)\Balabolka\cli\balcon.exe&quot; -n &quot;Microsoft Heera Mobile&quot; -k -p 0 -v 100 -w &quot;learning.mp3&quot; -t &quot;AAA learning&quot;">
            <text:p>"C:\Program Files (x86)\Balabolka\cli\balcon.exe" -n "Microsoft Heera Mobile" -k -p 0 -v 100 -w "learning.mp3" -t "AAA learning"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s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1]&amp;&quot;.mp3&quot;&quot; -t &quot;&quot;AAA &quot;&amp;[.B1211]&amp;&quot;&quot;&quot;&quot;" office:value-type="string" office:string-value="&quot;C:\Program Files (x86)\Balabolka\cli\balcon.exe&quot; -n &quot;Microsoft Heera Mobile&quot; -k -p 0 -v 100 -w &quot;slow.mp3&quot; -t &quot;AAA slow&quot;">
            <text:p>"C:\Program Files (x86)\Balabolka\cli\balcon.exe" -n "Microsoft Heera Mobile" -k -p 0 -v 100 -w "slow.mp3" -t "AAA slow"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noi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2]&amp;&quot;.mp3&quot;&quot; -t &quot;&quot;AAA &quot;&amp;[.B1212]&amp;&quot;&quot;&quot;&quot;" office:value-type="string" office:string-value="&quot;C:\Program Files (x86)\Balabolka\cli\balcon.exe&quot; -n &quot;Microsoft Heera Mobile&quot; -k -p 0 -v 100 -w &quot;noise.mp3&quot; -t &quot;AAA noise&quot;">
            <text:p>"C:\Program Files (x86)\Balabolka\cli\balcon.exe" -n "Microsoft Heera Mobile" -k -p 0 -v 100 -w "noise.mp3" -t "AAA noise"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mar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3]&amp;&quot;.mp3&quot;&quot; -t &quot;&quot;AAA &quot;&amp;[.B1213]&amp;&quot;&quot;&quot;&quot;" office:value-type="string" office:string-value="&quot;C:\Program Files (x86)\Balabolka\cli\balcon.exe&quot; -n &quot;Microsoft Heera Mobile&quot; -k -p 0 -v 100 -w &quot;marked.mp3&quot; -t &quot;AAA marked&quot;">
            <text:p>"C:\Program Files (x86)\Balabolka\cli\balcon.exe" -n "Microsoft Heera Mobile" -k -p 0 -v 100 -w "marked.mp3" -t "AAA marked"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state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4]&amp;&quot;.mp3&quot;&quot; -t &quot;&quot;AAA &quot;&amp;[.B1214]&amp;&quot;&quot;&quot;&quot;" office:value-type="string" office:string-value="&quot;C:\Program Files (x86)\Balabolka\cli\balcon.exe&quot; -n &quot;Microsoft Heera Mobile&quot; -k -p 0 -v 100 -w &quot;statement.mp3&quot; -t &quot;AAA statement&quot;">
            <text:p>"C:\Program Files (x86)\Balabolka\cli\balcon.exe" -n "Microsoft Heera Mobile" -k -p 0 -v 100 -w "statement.mp3" -t "AAA statement"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hung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5]&amp;&quot;.mp3&quot;&quot; -t &quot;&quot;AAA &quot;&amp;[.B1215]&amp;&quot;&quot;&quot;&quot;" office:value-type="string" office:string-value="&quot;C:\Program Files (x86)\Balabolka\cli\balcon.exe&quot; -n &quot;Microsoft Heera Mobile&quot; -k -p 0 -v 100 -w &quot;hungry.mp3&quot; -t &quot;AAA hungry&quot;">
            <text:p>"C:\Program Files (x86)\Balabolka\cli\balcon.exe" -n "Microsoft Heera Mobile" -k -p 0 -v 100 -w "hungry.mp3" -t "AAA hungry"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jo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6]&amp;&quot;.mp3&quot;&quot; -t &quot;&quot;AAA &quot;&amp;[.B1216]&amp;&quot;&quot;&quot;&quot;" office:value-type="string" office:string-value="&quot;C:\Program Files (x86)\Balabolka\cli\balcon.exe&quot; -n &quot;Microsoft Heera Mobile&quot; -k -p 0 -v 100 -w &quot;join.mp3&quot; -t &quot;AAA join&quot;">
            <text:p>"C:\Program Files (x86)\Balabolka\cli\balcon.exe" -n "Microsoft Heera Mobile" -k -p 0 -v 100 -w "join.mp3" -t "AAA join"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fin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7]&amp;&quot;.mp3&quot;&quot; -t &quot;&quot;AAA &quot;&amp;[.B1217]&amp;&quot;&quot;&quot;&quot;" office:value-type="string" office:string-value="&quot;C:\Program Files (x86)\Balabolka\cli\balcon.exe&quot; -n &quot;Microsoft Heera Mobile&quot; -k -p 0 -v 100 -w &quot;finding.mp3&quot; -t &quot;AAA finding&quot;">
            <text:p>"C:\Program Files (x86)\Balabolka\cli\balcon.exe" -n "Microsoft Heera Mobile" -k -p 0 -v 100 -w "finding.mp3" -t "AAA finding"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tub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8]&amp;&quot;.mp3&quot;&quot; -t &quot;&quot;AAA &quot;&amp;[.B1218]&amp;&quot;&quot;&quot;&quot;" office:value-type="string" office:string-value="&quot;C:\Program Files (x86)\Balabolka\cli\balcon.exe&quot; -n &quot;Microsoft Heera Mobile&quot; -k -p 0 -v 100 -w &quot;tube.mp3&quot; -t &quot;AAA tube&quot;">
            <text:p>"C:\Program Files (x86)\Balabolka\cli\balcon.exe" -n "Microsoft Heera Mobile" -k -p 0 -v 100 -w "tube.mp3" -t "AAA tube"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ro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19]&amp;&quot;.mp3&quot;&quot; -t &quot;&quot;AAA &quot;&amp;[.B1219]&amp;&quot;&quot;&quot;&quot;" office:value-type="string" office:string-value="&quot;C:\Program Files (x86)\Balabolka\cli\balcon.exe&quot; -n &quot;Microsoft Heera Mobile&quot; -k -p 0 -v 100 -w &quot;rode.mp3&quot; -t &quot;AAA rode&quot;">
            <text:p>"C:\Program Files (x86)\Balabolka\cli\balcon.exe" -n "Microsoft Heera Mobile" -k -p 0 -v 100 -w "rode.mp3" -t "AAA rode"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emp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0]&amp;&quot;.mp3&quot;&quot; -t &quot;&quot;AAA &quot;&amp;[.B1220]&amp;&quot;&quot;&quot;&quot;" office:value-type="string" office:string-value="&quot;C:\Program Files (x86)\Balabolka\cli\balcon.exe&quot; -n &quot;Microsoft Heera Mobile&quot; -k -p 0 -v 100 -w &quot;empty.mp3&quot; -t &quot;AAA empty&quot;">
            <text:p>"C:\Program Files (x86)\Balabolka\cli\balcon.exe" -n "Microsoft Heera Mobile" -k -p 0 -v 100 -w "empty.mp3" -t "AAA empty"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recei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1]&amp;&quot;.mp3&quot;&quot; -t &quot;&quot;AAA &quot;&amp;[.B1221]&amp;&quot;&quot;&quot;&quot;" office:value-type="string" office:string-value="&quot;C:\Program Files (x86)\Balabolka\cli\balcon.exe&quot; -n &quot;Microsoft Heera Mobile&quot; -k -p 0 -v 100 -w &quot;received.mp3&quot; -t &quot;AAA received&quot;">
            <text:p>"C:\Program Files (x86)\Balabolka\cli\balcon.exe" -n "Microsoft Heera Mobile" -k -p 0 -v 100 -w "received.mp3" -t "AAA received"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Ga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2]&amp;&quot;.mp3&quot;&quot; -t &quot;&quot;AAA &quot;&amp;[.B1222]&amp;&quot;&quot;&quot;&quot;" office:value-type="string" office:string-value="&quot;C:\Program Files (x86)\Balabolka\cli\balcon.exe&quot; -n &quot;Microsoft Heera Mobile&quot; -k -p 0 -v 100 -w &quot;Game.mp3&quot; -t &quot;AAA Game&quot;">
            <text:p>"C:\Program Files (x86)\Balabolka\cli\balcon.exe" -n "Microsoft Heera Mobile" -k -p 0 -v 100 -w "Game.mp3" -t "AAA Game"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twen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3]&amp;&quot;.mp3&quot;&quot; -t &quot;&quot;AAA &quot;&amp;[.B1223]&amp;&quot;&quot;&quot;&quot;" office:value-type="string" office:string-value="&quot;C:\Program Files (x86)\Balabolka\cli\balcon.exe&quot; -n &quot;Microsoft Heera Mobile&quot; -k -p 0 -v 100 -w &quot;twenty.mp3&quot; -t &quot;AAA twenty&quot;">
            <text:p>"C:\Program Files (x86)\Balabolka\cli\balcon.exe" -n "Microsoft Heera Mobile" -k -p 0 -v 100 -w "twenty.mp3" -t "AAA twenty"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bro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4]&amp;&quot;.mp3&quot;&quot; -t &quot;&quot;AAA &quot;&amp;[.B1224]&amp;&quot;&quot;&quot;&quot;" office:value-type="string" office:string-value="&quot;C:\Program Files (x86)\Balabolka\cli\balcon.exe&quot; -n &quot;Microsoft Heera Mobile&quot; -k -p 0 -v 100 -w &quot;broke.mp3&quot; -t &quot;AAA broke&quot;">
            <text:p>"C:\Program Files (x86)\Balabolka\cli\balcon.exe" -n "Microsoft Heera Mobile" -k -p 0 -v 100 -w "broke.mp3" -t "AAA broke"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n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5]&amp;&quot;.mp3&quot;&quot; -t &quot;&quot;AAA &quot;&amp;[.B1225]&amp;&quot;&quot;&quot;&quot;" office:value-type="string" office:string-value="&quot;C:\Program Files (x86)\Balabolka\cli\balcon.exe&quot; -n &quot;Microsoft Heera Mobile&quot; -k -p 0 -v 100 -w &quot;nice.mp3&quot; -t &quot;AAA nice&quot;">
            <text:p>"C:\Program Files (x86)\Balabolka\cli\balcon.exe" -n "Microsoft Heera Mobile" -k -p 0 -v 100 -w "nice.mp3" -t "AAA nice"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eff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6]&amp;&quot;.mp3&quot;&quot; -t &quot;&quot;AAA &quot;&amp;[.B1226]&amp;&quot;&quot;&quot;&quot;" office:value-type="string" office:string-value="&quot;C:\Program Files (x86)\Balabolka\cli\balcon.exe&quot; -n &quot;Microsoft Heera Mobile&quot; -k -p 0 -v 100 -w &quot;effect.mp3&quot; -t &quot;AAA effect&quot;">
            <text:p>"C:\Program Files (x86)\Balabolka\cli\balcon.exe" -n "Microsoft Heera Mobile" -k -p 0 -v 100 -w "effect.mp3" -t "AAA effect"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pa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7]&amp;&quot;.mp3&quot;&quot; -t &quot;&quot;AAA &quot;&amp;[.B1227]&amp;&quot;&quot;&quot;&quot;" office:value-type="string" office:string-value="&quot;C:\Program Files (x86)\Balabolka\cli\balcon.exe&quot; -n &quot;Microsoft Heera Mobile&quot; -k -p 0 -v 100 -w &quot;paid.mp3&quot; -t &quot;AAA paid&quot;">
            <text:p>"C:\Program Files (x86)\Balabolka\cli\balcon.exe" -n "Microsoft Heera Mobile" -k -p 0 -v 100 -w "paid.mp3" -t "AAA paid"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mo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8]&amp;&quot;.mp3&quot;&quot; -t &quot;&quot;AAA &quot;&amp;[.B1228]&amp;&quot;&quot;&quot;&quot;" office:value-type="string" office:string-value="&quot;C:\Program Files (x86)\Balabolka\cli\balcon.exe&quot; -n &quot;Microsoft Heera Mobile&quot; -k -p 0 -v 100 -w &quot;motion.mp3&quot; -t &quot;AAA motion&quot;">
            <text:p>"C:\Program Files (x86)\Balabolka\cli\balcon.exe" -n "Microsoft Heera Mobile" -k -p 0 -v 100 -w "motion.mp3" -t "AAA motion"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myse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29]&amp;&quot;.mp3&quot;&quot; -t &quot;&quot;AAA &quot;&amp;[.B1229]&amp;&quot;&quot;&quot;&quot;" office:value-type="string" office:string-value="&quot;C:\Program Files (x86)\Balabolka\cli\balcon.exe&quot; -n &quot;Microsoft Heera Mobile&quot; -k -p 0 -v 100 -w &quot;myself.mp3&quot; -t &quot;AAA myself&quot;">
            <text:p>"C:\Program Files (x86)\Balabolka\cli\balcon.exe" -n "Microsoft Heera Mobile" -k -p 0 -v 100 -w "myself.mp3" -t "AAA myself"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tal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0]&amp;&quot;.mp3&quot;&quot; -t &quot;&quot;AAA &quot;&amp;[.B1230]&amp;&quot;&quot;&quot;&quot;" office:value-type="string" office:string-value="&quot;C:\Program Files (x86)\Balabolka\cli\balcon.exe&quot; -n &quot;Microsoft Heera Mobile&quot; -k -p 0 -v 100 -w &quot;talked.mp3&quot; -t &quot;AAA talked&quot;">
            <text:p>"C:\Program Files (x86)\Balabolka\cli\balcon.exe" -n "Microsoft Heera Mobile" -k -p 0 -v 100 -w "talked.mp3" -t "AAA talked"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div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1]&amp;&quot;.mp3&quot;&quot; -t &quot;&quot;AAA &quot;&amp;[.B1231]&amp;&quot;&quot;&quot;&quot;" office:value-type="string" office:string-value="&quot;C:\Program Files (x86)\Balabolka\cli\balcon.exe&quot; -n &quot;Microsoft Heera Mobile&quot; -k -p 0 -v 100 -w &quot;divide.mp3&quot; -t &quot;AAA divide&quot;">
            <text:p>"C:\Program Files (x86)\Balabolka\cli\balcon.exe" -n "Microsoft Heera Mobile" -k -p 0 -v 100 -w "divide.mp3" -t "AAA divide"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wa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2]&amp;&quot;.mp3&quot;&quot; -t &quot;&quot;AAA &quot;&amp;[.B1232]&amp;&quot;&quot;&quot;&quot;" office:value-type="string" office:string-value="&quot;C:\Program Files (x86)\Balabolka\cli\balcon.exe&quot; -n &quot;Microsoft Heera Mobile&quot; -k -p 0 -v 100 -w &quot;wants.mp3&quot; -t &quot;AAA wants&quot;">
            <text:p>"C:\Program Files (x86)\Balabolka\cli\balcon.exe" -n "Microsoft Heera Mobile" -k -p 0 -v 100 -w "wants.mp3" -t "AAA wants"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supp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3]&amp;&quot;.mp3&quot;&quot; -t &quot;&quot;AAA &quot;&amp;[.B1233]&amp;&quot;&quot;&quot;&quot;" office:value-type="string" office:string-value="&quot;C:\Program Files (x86)\Balabolka\cli\balcon.exe&quot; -n &quot;Microsoft Heera Mobile&quot; -k -p 0 -v 100 -w &quot;supply.mp3&quot; -t &quot;AAA supply&quot;">
            <text:p>"C:\Program Files (x86)\Balabolka\cli\balcon.exe" -n "Microsoft Heera Mobile" -k -p 0 -v 100 -w "supply.mp3" -t "AAA supply"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la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4]&amp;&quot;.mp3&quot;&quot; -t &quot;&quot;AAA &quot;&amp;[.B1234]&amp;&quot;&quot;&quot;&quot;" office:value-type="string" office:string-value="&quot;C:\Program Files (x86)\Balabolka\cli\balcon.exe&quot; -n &quot;Microsoft Heera Mobile&quot; -k -p 0 -v 100 -w &quot;laid.mp3&quot; -t &quot;AAA laid&quot;">
            <text:p>"C:\Program Files (x86)\Balabolka\cli\balcon.exe" -n "Microsoft Heera Mobile" -k -p 0 -v 100 -w "laid.mp3" -t "AAA laid"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cro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5]&amp;&quot;.mp3&quot;&quot; -t &quot;&quot;AAA &quot;&amp;[.B1235]&amp;&quot;&quot;&quot;&quot;" office:value-type="string" office:string-value="&quot;C:\Program Files (x86)\Balabolka\cli\balcon.exe&quot; -n &quot;Microsoft Heera Mobile&quot; -k -p 0 -v 100 -w &quot;crops.mp3&quot; -t &quot;AAA crops&quot;">
            <text:p>"C:\Program Files (x86)\Balabolka\cli\balcon.exe" -n "Microsoft Heera Mobile" -k -p 0 -v 100 -w "crops.mp3" -t "AAA crops"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milli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6]&amp;&quot;.mp3&quot;&quot; -t &quot;&quot;AAA &quot;&amp;[.B1236]&amp;&quot;&quot;&quot;&quot;" office:value-type="string" office:string-value="&quot;C:\Program Files (x86)\Balabolka\cli\balcon.exe&quot; -n &quot;Microsoft Heera Mobile&quot; -k -p 0 -v 100 -w &quot;millions.mp3&quot; -t &quot;AAA millions&quot;">
            <text:p>"C:\Program Files (x86)\Balabolka\cli\balcon.exe" -n "Microsoft Heera Mobile" -k -p 0 -v 100 -w "millions.mp3" -t "AAA millions"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ce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7]&amp;&quot;.mp3&quot;&quot; -t &quot;&quot;AAA &quot;&amp;[.B1237]&amp;&quot;&quot;&quot;&quot;" office:value-type="string" office:string-value="&quot;C:\Program Files (x86)\Balabolka\cli\balcon.exe&quot; -n &quot;Microsoft Heera Mobile&quot; -k -p 0 -v 100 -w &quot;cells.mp3&quot; -t &quot;AAA cells&quot;">
            <text:p>"C:\Program Files (x86)\Balabolka\cli\balcon.exe" -n "Microsoft Heera Mobile" -k -p 0 -v 100 -w "cells.mp3" -t "AAA cells"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d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8]&amp;&quot;.mp3&quot;&quot; -t &quot;&quot;AAA &quot;&amp;[.B1238]&amp;&quot;&quot;&quot;&quot;" office:value-type="string" office:string-value="&quot;C:\Program Files (x86)\Balabolka\cli\balcon.exe&quot; -n &quot;Microsoft Heera Mobile&quot; -k -p 0 -v 100 -w &quot;dear.mp3&quot; -t &quot;AAA dear&quot;">
            <text:p>"C:\Program Files (x86)\Balabolka\cli\balcon.exe" -n "Microsoft Heera Mobile" -k -p 0 -v 100 -w "dear.mp3" -t "AAA dear"</text:p>
          </table:table-cell>
        </table:table-row>
        <table:table-row table:style-name="ro2">
          <table:table-cell office:value-type="float" office:value="1239">
            <text:p>1239</text:p>
          </table:table-cell>
          <table:table-cell office:value-type="string">
            <text:p>Sro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39]&amp;&quot;.mp3&quot;&quot; -t &quot;&quot;AAA &quot;&amp;[.B1239]&amp;&quot;&quot;&quot;&quot;" office:value-type="string" office:string-value="&quot;C:\Program Files (x86)\Balabolka\cli\balcon.exe&quot; -n &quot;Microsoft Heera Mobile&quot; -k -p 0 -v 100 -w &quot;Sroll.mp3&quot; -t &quot;AAA Sroll&quot;">
            <text:p>"C:\Program Files (x86)\Balabolka\cli\balcon.exe" -n "Microsoft Heera Mobile" -k -p 0 -v 100 -w "Sroll.mp3" -t "AAA Sroll"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surpri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0]&amp;&quot;.mp3&quot;&quot; -t &quot;&quot;AAA &quot;&amp;[.B1240]&amp;&quot;&quot;&quot;&quot;" office:value-type="string" office:string-value="&quot;C:\Program Files (x86)\Balabolka\cli\balcon.exe&quot; -n &quot;Microsoft Heera Mobile&quot; -k -p 0 -v 100 -w &quot;surprise.mp3&quot; -t &quot;AAA surprise&quot;">
            <text:p>"C:\Program Files (x86)\Balabolka\cli\balcon.exe" -n "Microsoft Heera Mobile" -k -p 0 -v 100 -w "surprise.mp3" -t "AAA surprise"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symbo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1]&amp;&quot;.mp3&quot;&quot; -t &quot;&quot;AAA &quot;&amp;[.B1241]&amp;&quot;&quot;&quot;&quot;" office:value-type="string" office:string-value="&quot;C:\Program Files (x86)\Balabolka\cli\balcon.exe&quot; -n &quot;Microsoft Heera Mobile&quot; -k -p 0 -v 100 -w &quot;symbols.mp3&quot; -t &quot;AAA symbols&quot;">
            <text:p>"C:\Program Files (x86)\Balabolka\cli\balcon.exe" -n "Microsoft Heera Mobile" -k -p 0 -v 100 -w "symbols.mp3" -t "AAA symbols"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boa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2]&amp;&quot;.mp3&quot;&quot; -t &quot;&quot;AAA &quot;&amp;[.B1242]&amp;&quot;&quot;&quot;&quot;" office:value-type="string" office:string-value="&quot;C:\Program Files (x86)\Balabolka\cli\balcon.exe&quot; -n &quot;Microsoft Heera Mobile&quot; -k -p 0 -v 100 -w &quot;boats.mp3&quot; -t &quot;AAA boats&quot;">
            <text:p>"C:\Program Files (x86)\Balabolka\cli\balcon.exe" -n "Microsoft Heera Mobile" -k -p 0 -v 100 -w "boats.mp3" -t "AAA boats"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gu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3]&amp;&quot;.mp3&quot;&quot; -t &quot;&quot;AAA &quot;&amp;[.B1243]&amp;&quot;&quot;&quot;&quot;" office:value-type="string" office:string-value="&quot;C:\Program Files (x86)\Balabolka\cli\balcon.exe&quot; -n &quot;Microsoft Heera Mobile&quot; -k -p 0 -v 100 -w &quot;gun.mp3&quot; -t &quot;AAA gun&quot;">
            <text:p>"C:\Program Files (x86)\Balabolka\cli\balcon.exe" -n "Microsoft Heera Mobile" -k -p 0 -v 100 -w "gun.mp3" -t "AAA gun"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uni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4]&amp;&quot;.mp3&quot;&quot; -t &quot;&quot;AAA &quot;&amp;[.B1244]&amp;&quot;&quot;&quot;&quot;" office:value-type="string" office:string-value="&quot;C:\Program Files (x86)\Balabolka\cli\balcon.exe&quot; -n &quot;Microsoft Heera Mobile&quot; -k -p 0 -v 100 -w &quot;units.mp3&quot; -t &quot;AAA units&quot;">
            <text:p>"C:\Program Files (x86)\Balabolka\cli\balcon.exe" -n "Microsoft Heera Mobile" -k -p 0 -v 100 -w "units.mp3" -t "AAA units"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repl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5]&amp;&quot;.mp3&quot;&quot; -t &quot;&quot;AAA &quot;&amp;[.B1245]&amp;&quot;&quot;&quot;&quot;" office:value-type="string" office:string-value="&quot;C:\Program Files (x86)\Balabolka\cli\balcon.exe&quot; -n &quot;Microsoft Heera Mobile&quot; -k -p 0 -v 100 -w &quot;replied.mp3&quot; -t &quot;AAA replied&quot;">
            <text:p>"C:\Program Files (x86)\Balabolka\cli\balcon.exe" -n "Microsoft Heera Mobile" -k -p 0 -v 100 -w "replied.mp3" -t "AAA replied"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famil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6]&amp;&quot;.mp3&quot;&quot; -t &quot;&quot;AAA &quot;&amp;[.B1246]&amp;&quot;&quot;&quot;&quot;" office:value-type="string" office:string-value="&quot;C:\Program Files (x86)\Balabolka\cli\balcon.exe&quot; -n &quot;Microsoft Heera Mobile&quot; -k -p 0 -v 100 -w &quot;families.mp3&quot; -t &quot;AAA families&quot;">
            <text:p>"C:\Program Files (x86)\Balabolka\cli\balcon.exe" -n "Microsoft Heera Mobile" -k -p 0 -v 100 -w "families.mp3" -t "AAA families"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enti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7]&amp;&quot;.mp3&quot;&quot; -t &quot;&quot;AAA &quot;&amp;[.B1247]&amp;&quot;&quot;&quot;&quot;" office:value-type="string" office:string-value="&quot;C:\Program Files (x86)\Balabolka\cli\balcon.exe&quot; -n &quot;Microsoft Heera Mobile&quot; -k -p 0 -v 100 -w &quot;entire.mp3&quot; -t &quot;AAA entire&quot;">
            <text:p>"C:\Program Files (x86)\Balabolka\cli\balcon.exe" -n "Microsoft Heera Mobile" -k -p 0 -v 100 -w "entire.mp3" -t "AAA entire"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fru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8]&amp;&quot;.mp3&quot;&quot; -t &quot;&quot;AAA &quot;&amp;[.B1248]&amp;&quot;&quot;&quot;&quot;" office:value-type="string" office:string-value="&quot;C:\Program Files (x86)\Balabolka\cli\balcon.exe&quot; -n &quot;Microsoft Heera Mobile&quot; -k -p 0 -v 100 -w &quot;fruit.mp3&quot; -t &quot;AAA fruit&quot;">
            <text:p>"C:\Program Files (x86)\Balabolka\cli\balcon.exe" -n "Microsoft Heera Mobile" -k -p 0 -v 100 -w "fruit.mp3" -t "AAA fruit"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crow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49]&amp;&quot;.mp3&quot;&quot; -t &quot;&quot;AAA &quot;&amp;[.B1249]&amp;&quot;&quot;&quot;&quot;" office:value-type="string" office:string-value="&quot;C:\Program Files (x86)\Balabolka\cli\balcon.exe&quot; -n &quot;Microsoft Heera Mobile&quot; -k -p 0 -v 100 -w &quot;crowd.mp3&quot; -t &quot;AAA crowd&quot;">
            <text:p>"C:\Program Files (x86)\Balabolka\cli\balcon.exe" -n "Microsoft Heera Mobile" -k -p 0 -v 100 -w "crowd.mp3" -t "AAA crowd"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t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0]&amp;&quot;.mp3&quot;&quot; -t &quot;&quot;AAA &quot;&amp;[.B1250]&amp;&quot;&quot;&quot;&quot;" office:value-type="string" office:string-value="&quot;C:\Program Files (x86)\Balabolka\cli\balcon.exe&quot; -n &quot;Microsoft Heera Mobile&quot; -k -p 0 -v 100 -w &quot;tied.mp3&quot; -t &quot;AAA tied&quot;">
            <text:p>"C:\Program Files (x86)\Balabolka\cli\balcon.exe" -n "Microsoft Heera Mobile" -k -p 0 -v 100 -w "tied.mp3" -t "AAA tied"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b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1]&amp;&quot;.mp3&quot;&quot; -t &quot;&quot;AAA &quot;&amp;[.B1251]&amp;&quot;&quot;&quot;&quot;" office:value-type="string" office:string-value="&quot;C:\Program Files (x86)\Balabolka\cli\balcon.exe&quot; -n &quot;Microsoft Heera Mobile&quot; -k -p 0 -v 100 -w &quot;band.mp3&quot; -t &quot;AAA band&quot;">
            <text:p>"C:\Program Files (x86)\Balabolka\cli\balcon.exe" -n "Microsoft Heera Mobile" -k -p 0 -v 100 -w "band.mp3" -t "AAA band"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w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2]&amp;&quot;.mp3&quot;&quot; -t &quot;&quot;AAA &quot;&amp;[.B1252]&amp;&quot;&quot;&quot;&quot;" office:value-type="string" office:string-value="&quot;C:\Program Files (x86)\Balabolka\cli\balcon.exe&quot; -n &quot;Microsoft Heera Mobile&quot; -k -p 0 -v 100 -w &quot;wet.mp3&quot; -t &quot;AAA wet&quot;">
            <text:p>"C:\Program Files (x86)\Balabolka\cli\balcon.exe" -n "Microsoft Heera Mobile" -k -p 0 -v 100 -w "wet.mp3" -t "AAA wet"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ea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3]&amp;&quot;.mp3&quot;&quot; -t &quot;&quot;AAA &quot;&amp;[.B1253]&amp;&quot;&quot;&quot;&quot;" office:value-type="string" office:string-value="&quot;C:\Program Files (x86)\Balabolka\cli\balcon.exe&quot; -n &quot;Microsoft Heera Mobile&quot; -k -p 0 -v 100 -w &quot;eating.mp3&quot; -t &quot;AAA eating&quot;">
            <text:p>"C:\Program Files (x86)\Balabolka\cli\balcon.exe" -n "Microsoft Heera Mobile" -k -p 0 -v 100 -w "eating.mp3" -t "AAA eating"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colo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4]&amp;&quot;.mp3&quot;&quot; -t &quot;&quot;AAA &quot;&amp;[.B1254]&amp;&quot;&quot;&quot;&quot;" office:value-type="string" office:string-value="&quot;C:\Program Files (x86)\Balabolka\cli\balcon.exe&quot; -n &quot;Microsoft Heera Mobile&quot; -k -p 0 -v 100 -w &quot;colors.mp3&quot; -t &quot;AAA colors&quot;">
            <text:p>"C:\Program Files (x86)\Balabolka\cli\balcon.exe" -n "Microsoft Heera Mobile" -k -p 0 -v 100 -w "colors.mp3" -t "AAA colors"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Gr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5]&amp;&quot;.mp3&quot;&quot; -t &quot;&quot;AAA &quot;&amp;[.B1255]&amp;&quot;&quot;&quot;&quot;" office:value-type="string" office:string-value="&quot;C:\Program Files (x86)\Balabolka\cli\balcon.exe&quot; -n &quot;Microsoft Heera Mobile&quot; -k -p 0 -v 100 -w &quot;Great.mp3&quot; -t &quot;AAA Great&quot;">
            <text:p>"C:\Program Files (x86)\Balabolka\cli\balcon.exe" -n "Microsoft Heera Mobile" -k -p 0 -v 100 -w "Great.mp3" -t "AAA Great"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sol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6]&amp;&quot;.mp3&quot;&quot; -t &quot;&quot;AAA &quot;&amp;[.B1256]&amp;&quot;&quot;&quot;&quot;" office:value-type="string" office:string-value="&quot;C:\Program Files (x86)\Balabolka\cli\balcon.exe&quot; -n &quot;Microsoft Heera Mobile&quot; -k -p 0 -v 100 -w &quot;solid.mp3&quot; -t &quot;AAA solid&quot;">
            <text:p>"C:\Program Files (x86)\Balabolka\cli\balcon.exe" -n "Microsoft Heera Mobile" -k -p 0 -v 100 -w "solid.mp3" -t "AAA solid"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besid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7]&amp;&quot;.mp3&quot;&quot; -t &quot;&quot;AAA &quot;&amp;[.B1257]&amp;&quot;&quot;&quot;&quot;" office:value-type="string" office:string-value="&quot;C:\Program Files (x86)\Balabolka\cli\balcon.exe&quot; -n &quot;Microsoft Heera Mobile&quot; -k -p 0 -v 100 -w &quot;besides.mp3&quot; -t &quot;AAA besides&quot;">
            <text:p>"C:\Program Files (x86)\Balabolka\cli\balcon.exe" -n "Microsoft Heera Mobile" -k -p 0 -v 100 -w "besides.mp3" -t "AAA besides"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northe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8]&amp;&quot;.mp3&quot;&quot; -t &quot;&quot;AAA &quot;&amp;[.B1258]&amp;&quot;&quot;&quot;&quot;" office:value-type="string" office:string-value="&quot;C:\Program Files (x86)\Balabolka\cli\balcon.exe&quot; -n &quot;Microsoft Heera Mobile&quot; -k -p 0 -v 100 -w &quot;northern.mp3&quot; -t &quot;AAA northern&quot;">
            <text:p>"C:\Program Files (x86)\Balabolka\cli\balcon.exe" -n "Microsoft Heera Mobile" -k -p 0 -v 100 -w "northern.mp3" -t "AAA northern"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nou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59]&amp;&quot;.mp3&quot;&quot; -t &quot;&quot;AAA &quot;&amp;[.B1259]&amp;&quot;&quot;&quot;&quot;" office:value-type="string" office:string-value="&quot;C:\Program Files (x86)\Balabolka\cli\balcon.exe&quot; -n &quot;Microsoft Heera Mobile&quot; -k -p 0 -v 100 -w &quot;noun.mp3&quot; -t &quot;AAA noun&quot;">
            <text:p>"C:\Program Files (x86)\Balabolka\cli\balcon.exe" -n "Microsoft Heera Mobile" -k -p 0 -v 100 -w "noun.mp3" -t "AAA noun"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st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0]&amp;&quot;.mp3&quot;&quot; -t &quot;&quot;AAA &quot;&amp;[.B1260]&amp;&quot;&quot;&quot;&quot;" office:value-type="string" office:string-value="&quot;C:\Program Files (x86)\Balabolka\cli\balcon.exe&quot; -n &quot;Microsoft Heera Mobile&quot; -k -p 0 -v 100 -w &quot;star.mp3&quot; -t &quot;AAA star&quot;">
            <text:p>"C:\Program Files (x86)\Balabolka\cli\balcon.exe" -n "Microsoft Heera Mobile" -k -p 0 -v 100 -w "star.mp3" -t "AAA star"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fe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1]&amp;&quot;.mp3&quot;&quot; -t &quot;&quot;AAA &quot;&amp;[.B1261]&amp;&quot;&quot;&quot;&quot;" office:value-type="string" office:string-value="&quot;C:\Program Files (x86)\Balabolka\cli\balcon.exe&quot; -n &quot;Microsoft Heera Mobile&quot; -k -p 0 -v 100 -w &quot;feed.mp3&quot; -t &quot;AAA feed&quot;">
            <text:p>"C:\Program Files (x86)\Balabolka\cli\balcon.exe" -n "Microsoft Heera Mobile" -k -p 0 -v 100 -w "feed.mp3" -t "AAA feed"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wood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2]&amp;&quot;.mp3&quot;&quot; -t &quot;&quot;AAA &quot;&amp;[.B1262]&amp;&quot;&quot;&quot;&quot;" office:value-type="string" office:string-value="&quot;C:\Program Files (x86)\Balabolka\cli\balcon.exe&quot; -n &quot;Microsoft Heera Mobile&quot; -k -p 0 -v 100 -w &quot;wooden.mp3&quot; -t &quot;AAA wooden&quot;">
            <text:p>"C:\Program Files (x86)\Balabolka\cli\balcon.exe" -n "Microsoft Heera Mobile" -k -p 0 -v 100 -w "wooden.mp3" -t "AAA wooden"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so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3]&amp;&quot;.mp3&quot;&quot; -t &quot;&quot;AAA &quot;&amp;[.B1263]&amp;&quot;&quot;&quot;&quot;" office:value-type="string" office:string-value="&quot;C:\Program Files (x86)\Balabolka\cli\balcon.exe&quot; -n &quot;Microsoft Heera Mobile&quot; -k -p 0 -v 100 -w &quot;sort.mp3&quot; -t &quot;AAA sort&quot;">
            <text:p>"C:\Program Files (x86)\Balabolka\cli\balcon.exe" -n "Microsoft Heera Mobile" -k -p 0 -v 100 -w "sort.mp3" -t "AAA sort"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ligh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4]&amp;&quot;.mp3&quot;&quot; -t &quot;&quot;AAA &quot;&amp;[.B1264]&amp;&quot;&quot;&quot;&quot;" office:value-type="string" office:string-value="&quot;C:\Program Files (x86)\Balabolka\cli\balcon.exe&quot; -n &quot;Microsoft Heera Mobile&quot; -k -p 0 -v 100 -w &quot;lights.mp3&quot; -t &quot;AAA lights&quot;">
            <text:p>"C:\Program Files (x86)\Balabolka\cli\balcon.exe" -n "Microsoft Heera Mobile" -k -p 0 -v 100 -w "lights.mp3" -t "AAA lights"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Gree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5]&amp;&quot;.mp3&quot;&quot; -t &quot;&quot;AAA &quot;&amp;[.B1265]&amp;&quot;&quot;&quot;&quot;" office:value-type="string" office:string-value="&quot;C:\Program Files (x86)\Balabolka\cli\balcon.exe&quot; -n &quot;Microsoft Heera Mobile&quot; -k -p 0 -v 100 -w &quot;Greek.mp3&quot; -t &quot;AAA Greek&quot;">
            <text:p>"C:\Program Files (x86)\Balabolka\cli\balcon.exe" -n "Microsoft Heera Mobile" -k -p 0 -v 100 -w "Greek.mp3" -t "AAA Greek"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6]&amp;&quot;.mp3&quot;&quot; -t &quot;&quot;AAA &quot;&amp;[.B1266]&amp;&quot;&quot;&quot;&quot;" office:value-type="string" office:string-value="&quot;C:\Program Files (x86)\Balabolka\cli\balcon.exe&quot; -n &quot;Microsoft Heera Mobile&quot; -k -p 0 -v 100 -w &quot;Red.mp3&quot; -t &quot;AAA Red&quot;">
            <text:p>"C:\Program Files (x86)\Balabolka\cli\balcon.exe" -n "Microsoft Heera Mobile" -k -p 0 -v 100 -w "Red.mp3" -t "AAA Red"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develo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7]&amp;&quot;.mp3&quot;&quot; -t &quot;&quot;AAA &quot;&amp;[.B1267]&amp;&quot;&quot;&quot;&quot;" office:value-type="string" office:string-value="&quot;C:\Program Files (x86)\Balabolka\cli\balcon.exe&quot; -n &quot;Microsoft Heera Mobile&quot; -k -p 0 -v 100 -w &quot;develop.mp3&quot; -t &quot;AAA develop&quot;">
            <text:p>"C:\Program Files (x86)\Balabolka\cli\balcon.exe" -n "Microsoft Heera Mobile" -k -p 0 -v 100 -w "develop.mp3" -t "AAA develop"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Doct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8]&amp;&quot;.mp3&quot;&quot; -t &quot;&quot;AAA &quot;&amp;[.B1268]&amp;&quot;&quot;&quot;&quot;" office:value-type="string" office:string-value="&quot;C:\Program Files (x86)\Balabolka\cli\balcon.exe&quot; -n &quot;Microsoft Heera Mobile&quot; -k -p 0 -v 100 -w &quot;Doctor.mp3&quot; -t &quot;AAA Doctor&quot;">
            <text:p>"C:\Program Files (x86)\Balabolka\cli\balcon.exe" -n "Microsoft Heera Mobile" -k -p 0 -v 100 -w "Doctor.mp3" -t "AAA Doctor"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shoul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69]&amp;&quot;.mp3&quot;&quot; -t &quot;&quot;AAA &quot;&amp;[.B1269]&amp;&quot;&quot;&quot;&quot;" office:value-type="string" office:string-value="&quot;C:\Program Files (x86)\Balabolka\cli\balcon.exe&quot; -n &quot;Microsoft Heera Mobile&quot; -k -p 0 -v 100 -w &quot;shoulder.mp3&quot; -t &quot;AAA shoulder&quot;">
            <text:p>"C:\Program Files (x86)\Balabolka\cli\balcon.exe" -n "Microsoft Heera Mobile" -k -p 0 -v 100 -w "shoulder.mp3" -t "AAA shoulder"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varie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0]&amp;&quot;.mp3&quot;&quot; -t &quot;&quot;AAA &quot;&amp;[.B1270]&amp;&quot;&quot;&quot;&quot;" office:value-type="string" office:string-value="&quot;C:\Program Files (x86)\Balabolka\cli\balcon.exe&quot; -n &quot;Microsoft Heera Mobile&quot; -k -p 0 -v 100 -w &quot;variety.mp3&quot; -t &quot;AAA variety&quot;">
            <text:p>"C:\Program Files (x86)\Balabolka\cli\balcon.exe" -n "Microsoft Heera Mobile" -k -p 0 -v 100 -w "variety.mp3" -t "AAA variety"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seas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1]&amp;&quot;.mp3&quot;&quot; -t &quot;&quot;AAA &quot;&amp;[.B1271]&amp;&quot;&quot;&quot;&quot;" office:value-type="string" office:string-value="&quot;C:\Program Files (x86)\Balabolka\cli\balcon.exe&quot; -n &quot;Microsoft Heera Mobile&quot; -k -p 0 -v 100 -w &quot;season.mp3&quot; -t &quot;AAA season&quot;">
            <text:p>"C:\Program Files (x86)\Balabolka\cli\balcon.exe" -n "Microsoft Heera Mobile" -k -p 0 -v 100 -w "season.mp3" -t "AAA season"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ne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2]&amp;&quot;.mp3&quot;&quot; -t &quot;&quot;AAA &quot;&amp;[.B1272]&amp;&quot;&quot;&quot;&quot;" office:value-type="string" office:string-value="&quot;C:\Program Files (x86)\Balabolka\cli\balcon.exe&quot; -n &quot;Microsoft Heera Mobile&quot; -k -p 0 -v 100 -w &quot;news.mp3&quot; -t &quot;AAA news&quot;">
            <text:p>"C:\Program Files (x86)\Balabolka\cli\balcon.exe" -n "Microsoft Heera Mobile" -k -p 0 -v 100 -w "news.mp3" -t "AAA news"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sett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3]&amp;&quot;.mp3&quot;&quot; -t &quot;&quot;AAA &quot;&amp;[.B1273]&amp;&quot;&quot;&quot;&quot;" office:value-type="string" office:string-value="&quot;C:\Program Files (x86)\Balabolka\cli\balcon.exe&quot; -n &quot;Microsoft Heera Mobile&quot; -k -p 0 -v 100 -w &quot;settled.mp3&quot; -t &quot;AAA settled&quot;">
            <text:p>"C:\Program Files (x86)\Balabolka\cli\balcon.exe" -n "Microsoft Heera Mobile" -k -p 0 -v 100 -w "settled.mp3" -t "AAA settled"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sh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4]&amp;&quot;.mp3&quot;&quot; -t &quot;&quot;AAA &quot;&amp;[.B1274]&amp;&quot;&quot;&quot;&quot;" office:value-type="string" office:string-value="&quot;C:\Program Files (x86)\Balabolka\cli\balcon.exe&quot; -n &quot;Microsoft Heera Mobile&quot; -k -p 0 -v 100 -w &quot;share.mp3&quot; -t &quot;AAA share&quot;">
            <text:p>"C:\Program Files (x86)\Balabolka\cli\balcon.exe" -n "Microsoft Heera Mobile" -k -p 0 -v 100 -w "share.mp3" -t "AAA share"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clos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5]&amp;&quot;.mp3&quot;&quot; -t &quot;&quot;AAA &quot;&amp;[.B1275]&amp;&quot;&quot;&quot;&quot;" office:value-type="string" office:string-value="&quot;C:\Program Files (x86)\Balabolka\cli\balcon.exe&quot; -n &quot;Microsoft Heera Mobile&quot; -k -p 0 -v 100 -w &quot;closer.mp3&quot; -t &quot;AAA closer&quot;">
            <text:p>"C:\Program Files (x86)\Balabolka\cli\balcon.exe" -n "Microsoft Heera Mobile" -k -p 0 -v 100 -w "closer.mp3" -t "AAA closer"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jum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6]&amp;&quot;.mp3&quot;&quot; -t &quot;&quot;AAA &quot;&amp;[.B1276]&amp;&quot;&quot;&quot;&quot;" office:value-type="string" office:string-value="&quot;C:\Program Files (x86)\Balabolka\cli\balcon.exe&quot; -n &quot;Microsoft Heera Mobile&quot; -k -p 0 -v 100 -w &quot;jump.mp3&quot; -t &quot;AAA jump&quot;">
            <text:p>"C:\Program Files (x86)\Balabolka\cli\balcon.exe" -n "Microsoft Heera Mobile" -k -p 0 -v 100 -w "jump.mp3" -t "AAA jump"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regul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7]&amp;&quot;.mp3&quot;&quot; -t &quot;&quot;AAA &quot;&amp;[.B1277]&amp;&quot;&quot;&quot;&quot;" office:value-type="string" office:string-value="&quot;C:\Program Files (x86)\Balabolka\cli\balcon.exe&quot; -n &quot;Microsoft Heera Mobile&quot; -k -p 0 -v 100 -w &quot;regular.mp3&quot; -t &quot;AAA regular&quot;">
            <text:p>"C:\Program Files (x86)\Balabolka\cli\balcon.exe" -n "Microsoft Heera Mobile" -k -p 0 -v 100 -w "regular.mp3" -t "AAA regular"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chang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8]&amp;&quot;.mp3&quot;&quot; -t &quot;&quot;AAA &quot;&amp;[.B1278]&amp;&quot;&quot;&quot;&quot;" office:value-type="string" office:string-value="&quot;C:\Program Files (x86)\Balabolka\cli\balcon.exe&quot; -n &quot;Microsoft Heera Mobile&quot; -k -p 0 -v 100 -w &quot;changing.mp3&quot; -t &quot;AAA changing&quot;">
            <text:p>"C:\Program Files (x86)\Balabolka\cli\balcon.exe" -n "Microsoft Heera Mobile" -k -p 0 -v 100 -w "changing.mp3" -t "AAA changing"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repres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79]&amp;&quot;.mp3&quot;&quot; -t &quot;&quot;AAA &quot;&amp;[.B1279]&amp;&quot;&quot;&quot;&quot;" office:value-type="string" office:string-value="&quot;C:\Program Files (x86)\Balabolka\cli\balcon.exe&quot; -n &quot;Microsoft Heera Mobile&quot; -k -p 0 -v 100 -w &quot;represent.mp3&quot; -t &quot;AAA represent&quot;">
            <text:p>"C:\Program Files (x86)\Balabolka\cli\balcon.exe" -n "Microsoft Heera Mobile" -k -p 0 -v 100 -w "represent.mp3" -t "AAA represent"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ope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0]&amp;&quot;.mp3&quot;&quot; -t &quot;&quot;AAA &quot;&amp;[.B1280]&amp;&quot;&quot;&quot;&quot;" office:value-type="string" office:string-value="&quot;C:\Program Files (x86)\Balabolka\cli\balcon.exe&quot; -n &quot;Microsoft Heera Mobile&quot; -k -p 0 -v 100 -w &quot;opening.mp3&quot; -t &quot;AAA opening&quot;">
            <text:p>"C:\Program Files (x86)\Balabolka\cli\balcon.exe" -n "Microsoft Heera Mobile" -k -p 0 -v 100 -w "opening.mp3" -t "AAA opening"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mark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1]&amp;&quot;.mp3&quot;&quot; -t &quot;&quot;AAA &quot;&amp;[.B1281]&amp;&quot;&quot;&quot;&quot;" office:value-type="string" office:string-value="&quot;C:\Program Files (x86)\Balabolka\cli\balcon.exe&quot; -n &quot;Microsoft Heera Mobile&quot; -k -p 0 -v 100 -w &quot;market.mp3&quot; -t &quot;AAA market&quot;">
            <text:p>"C:\Program Files (x86)\Balabolka\cli\balcon.exe" -n "Microsoft Heera Mobile" -k -p 0 -v 100 -w "market.mp3" -t "AAA market"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we'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2]&amp;&quot;.mp3&quot;&quot; -t &quot;&quot;AAA &quot;&amp;[.B1282]&amp;&quot;&quot;&quot;&quot;" office:value-type="string" office:string-value="&quot;C:\Program Files (x86)\Balabolka\cli\balcon.exe&quot; -n &quot;Microsoft Heera Mobile&quot; -k -p 0 -v 100 -w &quot;we're.mp3&quot; -t &quot;AAA we're&quot;">
            <text:p>"C:\Program Files (x86)\Balabolka\cli\balcon.exe" -n "Microsoft Heera Mobile" -k -p 0 -v 100 -w "we're.mp3" -t "AAA we're"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fl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3]&amp;&quot;.mp3&quot;&quot; -t &quot;&quot;AAA &quot;&amp;[.B1283]&amp;&quot;&quot;&quot;&quot;" office:value-type="string" office:string-value="&quot;C:\Program Files (x86)\Balabolka\cli\balcon.exe&quot; -n &quot;Microsoft Heera Mobile&quot; -k -p 0 -v 100 -w &quot;flew.mp3&quot; -t &quot;AAA flew&quot;">
            <text:p>"C:\Program Files (x86)\Balabolka\cli\balcon.exe" -n "Microsoft Heera Mobile" -k -p 0 -v 100 -w "flew.mp3" -t "AAA flew"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fin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4]&amp;&quot;.mp3&quot;&quot; -t &quot;&quot;AAA &quot;&amp;[.B1284]&amp;&quot;&quot;&quot;&quot;" office:value-type="string" office:string-value="&quot;C:\Program Files (x86)\Balabolka\cli\balcon.exe&quot; -n &quot;Microsoft Heera Mobile&quot; -k -p 0 -v 100 -w &quot;finger.mp3&quot; -t &quot;AAA finger&quot;">
            <text:p>"C:\Program Files (x86)\Balabolka\cli\balcon.exe" -n "Microsoft Heera Mobile" -k -p 0 -v 100 -w "finger.mp3" -t "AAA finger"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exp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5]&amp;&quot;.mp3&quot;&quot; -t &quot;&quot;AAA &quot;&amp;[.B1285]&amp;&quot;&quot;&quot;&quot;" office:value-type="string" office:string-value="&quot;C:\Program Files (x86)\Balabolka\cli\balcon.exe&quot; -n &quot;Microsoft Heera Mobile&quot; -k -p 0 -v 100 -w &quot;expect.mp3&quot; -t &quot;AAA expect&quot;">
            <text:p>"C:\Program Files (x86)\Balabolka\cli\balcon.exe" -n "Microsoft Heera Mobile" -k -p 0 -v 100 -w "expect.mp3" -t "AAA expect"</text:p>
          </table:table-cell>
        </table:table-row>
        <table:table-row table:style-name="ro2">
          <table:table-cell office:value-type="float" office:value="1286">
            <text:p>1286</text:p>
          </table:table-cell>
          <table:table-cell office:value-type="string">
            <text:p>Ca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6]&amp;&quot;.mp3&quot;&quot; -t &quot;&quot;AAA &quot;&amp;[.B1286]&amp;&quot;&quot;&quot;&quot;" office:value-type="string" office:string-value="&quot;C:\Program Files (x86)\Balabolka\cli\balcon.exe&quot; -n &quot;Microsoft Heera Mobile&quot; -k -p 0 -v 100 -w &quot;Caling.mp3&quot; -t &quot;AAA Caling&quot;">
            <text:p>"C:\Program Files (x86)\Balabolka\cli\balcon.exe" -n "Microsoft Heera Mobile" -k -p 0 -v 100 -w "Caling.mp3" -t "AAA Caling"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arm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7]&amp;&quot;.mp3&quot;&quot; -t &quot;&quot;AAA &quot;&amp;[.B1287]&amp;&quot;&quot;&quot;&quot;" office:value-type="string" office:string-value="&quot;C:\Program Files (x86)\Balabolka\cli\balcon.exe&quot; -n &quot;Microsoft Heera Mobile&quot; -k -p 0 -v 100 -w &quot;army.mp3&quot; -t &quot;AAA army&quot;">
            <text:p>"C:\Program Files (x86)\Balabolka\cli\balcon.exe" -n "Microsoft Heera Mobile" -k -p 0 -v 100 -w "army.mp3" -t "AAA army"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cab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8]&amp;&quot;.mp3&quot;&quot; -t &quot;&quot;AAA &quot;&amp;[.B1288]&amp;&quot;&quot;&quot;&quot;" office:value-type="string" office:string-value="&quot;C:\Program Files (x86)\Balabolka\cli\balcon.exe&quot; -n &quot;Microsoft Heera Mobile&quot; -k -p 0 -v 100 -w &quot;cabin.mp3&quot; -t &quot;AAA cabin&quot;">
            <text:p>"C:\Program Files (x86)\Balabolka\cli\balcon.exe" -n "Microsoft Heera Mobile" -k -p 0 -v 100 -w "cabin.mp3" -t "AAA cabin"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cam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89]&amp;&quot;.mp3&quot;&quot; -t &quot;&quot;AAA &quot;&amp;[.B1289]&amp;&quot;&quot;&quot;&quot;" office:value-type="string" office:string-value="&quot;C:\Program Files (x86)\Balabolka\cli\balcon.exe&quot; -n &quot;Microsoft Heera Mobile&quot; -k -p 0 -v 100 -w &quot;camp.mp3&quot; -t &quot;AAA camp&quot;">
            <text:p>"C:\Program Files (x86)\Balabolka\cli\balcon.exe" -n "Microsoft Heera Mobile" -k -p 0 -v 100 -w "camp.mp3" -t "AAA camp"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schoo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0]&amp;&quot;.mp3&quot;&quot; -t &quot;&quot;AAA &quot;&amp;[.B1290]&amp;&quot;&quot;&quot;&quot;" office:value-type="string" office:string-value="&quot;C:\Program Files (x86)\Balabolka\cli\balcon.exe&quot; -n &quot;Microsoft Heera Mobile&quot; -k -p 0 -v 100 -w &quot;schools.mp3&quot; -t &quot;AAA schools&quot;">
            <text:p>"C:\Program Files (x86)\Balabolka\cli\balcon.exe" -n "Microsoft Heera Mobile" -k -p 0 -v 100 -w "schools.mp3" -t "AAA schools"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shif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1]&amp;&quot;.mp3&quot;&quot; -t &quot;&quot;AAA &quot;&amp;[.B1291]&amp;&quot;&quot;&quot;&quot;" office:value-type="string" office:string-value="&quot;C:\Program Files (x86)\Balabolka\cli\balcon.exe&quot; -n &quot;Microsoft Heera Mobile&quot; -k -p 0 -v 100 -w &quot;shift.mp3&quot; -t &quot;AAA shift&quot;">
            <text:p>"C:\Program Files (x86)\Balabolka\cli\balcon.exe" -n "Microsoft Heera Mobile" -k -p 0 -v 100 -w "shift.mp3" -t "AAA shift"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dan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2]&amp;&quot;.mp3&quot;&quot; -t &quot;&quot;AAA &quot;&amp;[.B1292]&amp;&quot;&quot;&quot;&quot;" office:value-type="string" office:string-value="&quot;C:\Program Files (x86)\Balabolka\cli\balcon.exe&quot; -n &quot;Microsoft Heera Mobile&quot; -k -p 0 -v 100 -w &quot;danger.mp3&quot; -t &quot;AAA danger&quot;">
            <text:p>"C:\Program Files (x86)\Balabolka\cli\balcon.exe" -n "Microsoft Heera Mobile" -k -p 0 -v 100 -w "danger.mp3" -t "AAA danger"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purp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3]&amp;&quot;.mp3&quot;&quot; -t &quot;&quot;AAA &quot;&amp;[.B1293]&amp;&quot;&quot;&quot;&quot;" office:value-type="string" office:string-value="&quot;C:\Program Files (x86)\Balabolka\cli\balcon.exe&quot; -n &quot;Microsoft Heera Mobile&quot; -k -p 0 -v 100 -w &quot;purpose.mp3&quot; -t &quot;AAA purpose&quot;">
            <text:p>"C:\Program Files (x86)\Balabolka\cli\balcon.exe" -n "Microsoft Heera Mobile" -k -p 0 -v 100 -w "purpose.mp3" -t "AAA purpose"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breakf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4]&amp;&quot;.mp3&quot;&quot; -t &quot;&quot;AAA &quot;&amp;[.B1294]&amp;&quot;&quot;&quot;&quot;" office:value-type="string" office:string-value="&quot;C:\Program Files (x86)\Balabolka\cli\balcon.exe&quot; -n &quot;Microsoft Heera Mobile&quot; -k -p 0 -v 100 -w &quot;breakfast.mp3&quot; -t &quot;AAA breakfast&quot;">
            <text:p>"C:\Program Files (x86)\Balabolka\cli\balcon.exe" -n "Microsoft Heera Mobile" -k -p 0 -v 100 -w "breakfast.mp3" -t "AAA breakfast"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pro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5]&amp;&quot;.mp3&quot;&quot; -t &quot;&quot;AAA &quot;&amp;[.B1295]&amp;&quot;&quot;&quot;&quot;" office:value-type="string" office:string-value="&quot;C:\Program Files (x86)\Balabolka\cli\balcon.exe&quot; -n &quot;Microsoft Heera Mobile&quot; -k -p 0 -v 100 -w &quot;proper.mp3&quot; -t &quot;AAA proper&quot;">
            <text:p>"C:\Program Files (x86)\Balabolka\cli\balcon.exe" -n "Microsoft Heera Mobile" -k -p 0 -v 100 -w "proper.mp3" -t "AAA proper"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co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6]&amp;&quot;.mp3&quot;&quot; -t &quot;&quot;AAA &quot;&amp;[.B1296]&amp;&quot;&quot;&quot;&quot;" office:value-type="string" office:string-value="&quot;C:\Program Files (x86)\Balabolka\cli\balcon.exe&quot; -n &quot;Microsoft Heera Mobile&quot; -k -p 0 -v 100 -w &quot;coat.mp3&quot; -t &quot;AAA coat&quot;">
            <text:p>"C:\Program Files (x86)\Balabolka\cli\balcon.exe" -n "Microsoft Heera Mobile" -k -p 0 -v 100 -w "coat.mp3" -t "AAA coat"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sig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7]&amp;&quot;.mp3&quot;&quot; -t &quot;&quot;AAA &quot;&amp;[.B1297]&amp;&quot;&quot;&quot;&quot;" office:value-type="string" office:string-value="&quot;C:\Program Files (x86)\Balabolka\cli\balcon.exe&quot; -n &quot;Microsoft Heera Mobile&quot; -k -p 0 -v 100 -w &quot;signs.mp3&quot; -t &quot;AAA signs&quot;">
            <text:p>"C:\Program Files (x86)\Balabolka\cli\balcon.exe" -n "Microsoft Heera Mobile" -k -p 0 -v 100 -w "signs.mp3" -t "AAA signs"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fa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8]&amp;&quot;.mp3&quot;&quot; -t &quot;&quot;AAA &quot;&amp;[.B1298]&amp;&quot;&quot;&quot;&quot;" office:value-type="string" office:string-value="&quot;C:\Program Files (x86)\Balabolka\cli\balcon.exe&quot; -n &quot;Microsoft Heera Mobile&quot; -k -p 0 -v 100 -w &quot;faces.mp3&quot; -t &quot;AAA faces&quot;">
            <text:p>"C:\Program Files (x86)\Balabolka\cli\balcon.exe" -n "Microsoft Heera Mobile" -k -p 0 -v 100 -w "faces.mp3" -t "AAA faces"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put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299]&amp;&quot;.mp3&quot;&quot; -t &quot;&quot;AAA &quot;&amp;[.B1299]&amp;&quot;&quot;&quot;&quot;" office:value-type="string" office:string-value="&quot;C:\Program Files (x86)\Balabolka\cli\balcon.exe&quot; -n &quot;Microsoft Heera Mobile&quot; -k -p 0 -v 100 -w &quot;putting.mp3&quot; -t &quot;AAA putting&quot;">
            <text:p>"C:\Program Files (x86)\Balabolka\cli\balcon.exe" -n "Microsoft Heera Mobile" -k -p 0 -v 100 -w "putting.mp3" -t "AAA putting"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vow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0]&amp;&quot;.mp3&quot;&quot; -t &quot;&quot;AAA &quot;&amp;[.B1300]&amp;&quot;&quot;&quot;&quot;" office:value-type="string" office:string-value="&quot;C:\Program Files (x86)\Balabolka\cli\balcon.exe&quot; -n &quot;Microsoft Heera Mobile&quot; -k -p 0 -v 100 -w &quot;vowel.mp3&quot; -t &quot;AAA vowel&quot;">
            <text:p>"C:\Program Files (x86)\Balabolka\cli\balcon.exe" -n "Microsoft Heera Mobile" -k -p 0 -v 100 -w "vowel.mp3" -t "AAA vowel"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fis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1]&amp;&quot;.mp3&quot;&quot; -t &quot;&quot;AAA &quot;&amp;[.B1301]&amp;&quot;&quot;&quot;&quot;" office:value-type="string" office:string-value="&quot;C:\Program Files (x86)\Balabolka\cli\balcon.exe&quot; -n &quot;Microsoft Heera Mobile&quot; -k -p 0 -v 100 -w &quot;fishing.mp3&quot; -t &quot;AAA fishing&quot;">
            <text:p>"C:\Program Files (x86)\Balabolka\cli\balcon.exe" -n "Microsoft Heera Mobile" -k -p 0 -v 100 -w "fishing.mp3" -t "AAA fishing"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hol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2]&amp;&quot;.mp3&quot;&quot; -t &quot;&quot;AAA &quot;&amp;[.B1302]&amp;&quot;&quot;&quot;&quot;" office:value-type="string" office:string-value="&quot;C:\Program Files (x86)\Balabolka\cli\balcon.exe&quot; -n &quot;Microsoft Heera Mobile&quot; -k -p 0 -v 100 -w &quot;holding.mp3&quot; -t &quot;AAA holding&quot;">
            <text:p>"C:\Program Files (x86)\Balabolka\cli\balcon.exe" -n "Microsoft Heera Mobile" -k -p 0 -v 100 -w "holding.mp3" -t "AAA holding"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expr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3]&amp;&quot;.mp3&quot;&quot; -t &quot;&quot;AAA &quot;&amp;[.B1303]&amp;&quot;&quot;&quot;&quot;" office:value-type="string" office:string-value="&quot;C:\Program Files (x86)\Balabolka\cli\balcon.exe&quot; -n &quot;Microsoft Heera Mobile&quot; -k -p 0 -v 100 -w &quot;express.mp3&quot; -t &quot;AAA express&quot;">
            <text:p>"C:\Program Files (x86)\Balabolka\cli\balcon.exe" -n "Microsoft Heera Mobile" -k -p 0 -v 100 -w "express.mp3" -t "AAA express"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sh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4]&amp;&quot;.mp3&quot;&quot; -t &quot;&quot;AAA &quot;&amp;[.B1304]&amp;&quot;&quot;&quot;&quot;" office:value-type="string" office:string-value="&quot;C:\Program Files (x86)\Balabolka\cli\balcon.exe&quot; -n &quot;Microsoft Heera Mobile&quot; -k -p 0 -v 100 -w &quot;shot.mp3&quot; -t &quot;AAA shot&quot;">
            <text:p>"C:\Program Files (x86)\Balabolka\cli\balcon.exe" -n "Microsoft Heera Mobile" -k -p 0 -v 100 -w "shot.mp3" -t "AAA shot"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instrum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5]&amp;&quot;.mp3&quot;&quot; -t &quot;&quot;AAA &quot;&amp;[.B1305]&amp;&quot;&quot;&quot;&quot;" office:value-type="string" office:string-value="&quot;C:\Program Files (x86)\Balabolka\cli\balcon.exe&quot; -n &quot;Microsoft Heera Mobile&quot; -k -p 0 -v 100 -w &quot;instruments.mp3&quot; -t &quot;AAA instruments&quot;">
            <text:p>"C:\Program Files (x86)\Balabolka\cli\balcon.exe" -n "Microsoft Heera Mobile" -k -p 0 -v 100 -w "instruments.mp3" -t "AAA instruments"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ang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6]&amp;&quot;.mp3&quot;&quot; -t &quot;&quot;AAA &quot;&amp;[.B1306]&amp;&quot;&quot;&quot;&quot;" office:value-type="string" office:string-value="&quot;C:\Program Files (x86)\Balabolka\cli\balcon.exe&quot; -n &quot;Microsoft Heera Mobile&quot; -k -p 0 -v 100 -w &quot;angry.mp3&quot; -t &quot;AAA angry&quot;">
            <text:p>"C:\Program Files (x86)\Balabolka\cli\balcon.exe" -n "Microsoft Heera Mobile" -k -p 0 -v 100 -w "angry.mp3" -t "AAA angry"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southe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7]&amp;&quot;.mp3&quot;&quot; -t &quot;&quot;AAA &quot;&amp;[.B1307]&amp;&quot;&quot;&quot;&quot;" office:value-type="string" office:string-value="&quot;C:\Program Files (x86)\Balabolka\cli\balcon.exe&quot; -n &quot;Microsoft Heera Mobile&quot; -k -p 0 -v 100 -w &quot;southern.mp3&quot; -t &quot;AAA southern&quot;">
            <text:p>"C:\Program Files (x86)\Balabolka\cli\balcon.exe" -n "Microsoft Heera Mobile" -k -p 0 -v 100 -w "southern.mp3" -t "AAA southern"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r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8]&amp;&quot;.mp3&quot;&quot; -t &quot;&quot;AAA &quot;&amp;[.B1308]&amp;&quot;&quot;&quot;&quot;" office:value-type="string" office:string-value="&quot;C:\Program Files (x86)\Balabolka\cli\balcon.exe&quot; -n &quot;Microsoft Heera Mobile&quot; -k -p 0 -v 100 -w &quot;dress.mp3&quot; -t &quot;AAA dress&quot;">
            <text:p>"C:\Program Files (x86)\Balabolka\cli\balcon.exe" -n "Microsoft Heera Mobile" -k -p 0 -v 100 -w "dress.mp3" -t "AAA dress"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ba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09]&amp;&quot;.mp3&quot;&quot; -t &quot;&quot;AAA &quot;&amp;[.B1309]&amp;&quot;&quot;&quot;&quot;" office:value-type="string" office:string-value="&quot;C:\Program Files (x86)\Balabolka\cli\balcon.exe&quot; -n &quot;Microsoft Heera Mobile&quot; -k -p 0 -v 100 -w &quot;bag.mp3&quot; -t &quot;AAA bag&quot;">
            <text:p>"C:\Program Files (x86)\Balabolka\cli\balcon.exe" -n "Microsoft Heera Mobile" -k -p 0 -v 100 -w "bag.mp3" -t "AAA bag"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prou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0]&amp;&quot;.mp3&quot;&quot; -t &quot;&quot;AAA &quot;&amp;[.B1310]&amp;&quot;&quot;&quot;&quot;" office:value-type="string" office:string-value="&quot;C:\Program Files (x86)\Balabolka\cli\balcon.exe&quot; -n &quot;Microsoft Heera Mobile&quot; -k -p 0 -v 100 -w &quot;proud.mp3&quot; -t &quot;AAA proud&quot;">
            <text:p>"C:\Program Files (x86)\Balabolka\cli\balcon.exe" -n "Microsoft Heera Mobile" -k -p 0 -v 100 -w "proud.mp3" -t "AAA proud"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ne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1]&amp;&quot;.mp3&quot;&quot; -t &quot;&quot;AAA &quot;&amp;[.B1311]&amp;&quot;&quot;&quot;&quot;" office:value-type="string" office:string-value="&quot;C:\Program Files (x86)\Balabolka\cli\balcon.exe&quot; -n &quot;Microsoft Heera Mobile&quot; -k -p 0 -v 100 -w &quot;neck.mp3&quot; -t &quot;AAA neck&quot;">
            <text:p>"C:\Program Files (x86)\Balabolka\cli\balcon.exe" -n "Microsoft Heera Mobile" -k -p 0 -v 100 -w "neck.mp3" -t "AAA neck"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brea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2]&amp;&quot;.mp3&quot;&quot; -t &quot;&quot;AAA &quot;&amp;[.B1312]&amp;&quot;&quot;&quot;&quot;" office:value-type="string" office:string-value="&quot;C:\Program Files (x86)\Balabolka\cli\balcon.exe&quot; -n &quot;Microsoft Heera Mobile&quot; -k -p 0 -v 100 -w &quot;breath.mp3&quot; -t &quot;AAA breath&quot;">
            <text:p>"C:\Program Files (x86)\Balabolka\cli\balcon.exe" -n "Microsoft Heera Mobile" -k -p 0 -v 100 -w "breath.mp3" -t "AAA breath"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Mi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3]&amp;&quot;.mp3&quot;&quot; -t &quot;&quot;AAA &quot;&amp;[.B1313]&amp;&quot;&quot;&quot;&quot;" office:value-type="string" office:string-value="&quot;C:\Program Files (x86)\Balabolka\cli\balcon.exe&quot; -n &quot;Microsoft Heera Mobile&quot; -k -p 0 -v 100 -w &quot;Mike.mp3&quot; -t &quot;AAA Mike&quot;">
            <text:p>"C:\Program Files (x86)\Balabolka\cli\balcon.exe" -n "Microsoft Heera Mobile" -k -p 0 -v 100 -w "Mike.mp3" -t "AAA Mike"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streng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4]&amp;&quot;.mp3&quot;&quot; -t &quot;&quot;AAA &quot;&amp;[.B1314]&amp;&quot;&quot;&quot;&quot;" office:value-type="string" office:string-value="&quot;C:\Program Files (x86)\Balabolka\cli\balcon.exe&quot; -n &quot;Microsoft Heera Mobile&quot; -k -p 0 -v 100 -w &quot;strength.mp3&quot; -t &quot;AAA strength&quot;">
            <text:p>"C:\Program Files (x86)\Balabolka\cli\balcon.exe" -n "Microsoft Heera Mobile" -k -p 0 -v 100 -w "strength.mp3" -t "AAA strength"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describ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5]&amp;&quot;.mp3&quot;&quot; -t &quot;&quot;AAA &quot;&amp;[.B1315]&amp;&quot;&quot;&quot;&quot;" office:value-type="string" office:string-value="&quot;C:\Program Files (x86)\Balabolka\cli\balcon.exe&quot; -n &quot;Microsoft Heera Mobile&quot; -k -p 0 -v 100 -w &quot;described.mp3&quot; -t &quot;AAA described&quot;">
            <text:p>"C:\Program Files (x86)\Balabolka\cli\balcon.exe" -n "Microsoft Heera Mobile" -k -p 0 -v 100 -w "described.mp3" -t "AAA described"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memb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6]&amp;&quot;.mp3&quot;&quot; -t &quot;&quot;AAA &quot;&amp;[.B1316]&amp;&quot;&quot;&quot;&quot;" office:value-type="string" office:string-value="&quot;C:\Program Files (x86)\Balabolka\cli\balcon.exe&quot; -n &quot;Microsoft Heera Mobile&quot; -k -p 0 -v 100 -w &quot;member.mp3&quot; -t &quot;AAA member&quot;">
            <text:p>"C:\Program Files (x86)\Balabolka\cli\balcon.exe" -n "Microsoft Heera Mobile" -k -p 0 -v 100 -w "member.mp3" -t "AAA member"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twel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7]&amp;&quot;.mp3&quot;&quot; -t &quot;&quot;AAA &quot;&amp;[.B1317]&amp;&quot;&quot;&quot;&quot;" office:value-type="string" office:string-value="&quot;C:\Program Files (x86)\Balabolka\cli\balcon.exe&quot; -n &quot;Microsoft Heera Mobile&quot; -k -p 0 -v 100 -w &quot;twelve.mp3&quot; -t &quot;AAA twelve&quot;">
            <text:p>"C:\Program Files (x86)\Balabolka\cli\balcon.exe" -n "Microsoft Heera Mobile" -k -p 0 -v 100 -w "twelve.mp3" -t "AAA twelve"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m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8]&amp;&quot;.mp3&quot;&quot; -t &quot;&quot;AAA &quot;&amp;[.B1318]&amp;&quot;&quot;&quot;&quot;" office:value-type="string" office:string-value="&quot;C:\Program Files (x86)\Balabolka\cli\balcon.exe&quot; -n &quot;Microsoft Heera Mobile&quot; -k -p 0 -v 100 -w &quot;mine.mp3&quot; -t &quot;AAA mine&quot;">
            <text:p>"C:\Program Files (x86)\Balabolka\cli\balcon.exe" -n "Microsoft Heera Mobile" -k -p 0 -v 100 -w "mine.mp3" -t "AAA mine"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hea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19]&amp;&quot;.mp3&quot;&quot; -t &quot;&quot;AAA &quot;&amp;[.B1319]&amp;&quot;&quot;&quot;&quot;" office:value-type="string" office:string-value="&quot;C:\Program Files (x86)\Balabolka\cli\balcon.exe&quot; -n &quot;Microsoft Heera Mobile&quot; -k -p 0 -v 100 -w &quot;heads.mp3&quot; -t &quot;AAA heads&quot;">
            <text:p>"C:\Program Files (x86)\Balabolka\cli\balcon.exe" -n "Microsoft Heera Mobile" -k -p 0 -v 100 -w "heads.mp3" -t "AAA heads"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compa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0]&amp;&quot;.mp3&quot;&quot; -t &quot;&quot;AAA &quot;&amp;[.B1320]&amp;&quot;&quot;&quot;&quot;" office:value-type="string" office:string-value="&quot;C:\Program Files (x86)\Balabolka\cli\balcon.exe&quot; -n &quot;Microsoft Heera Mobile&quot; -k -p 0 -v 100 -w &quot;company.mp3&quot; -t &quot;AAA company&quot;">
            <text:p>"C:\Program Files (x86)\Balabolka\cli\balcon.exe" -n "Microsoft Heera Mobile" -k -p 0 -v 100 -w "company.mp3" -t "AAA company"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curr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1]&amp;&quot;.mp3&quot;&quot; -t &quot;&quot;AAA &quot;&amp;[.B1321]&amp;&quot;&quot;&quot;&quot;" office:value-type="string" office:string-value="&quot;C:\Program Files (x86)\Balabolka\cli\balcon.exe&quot; -n &quot;Microsoft Heera Mobile&quot; -k -p 0 -v 100 -w &quot;current.mp3&quot; -t &quot;AAA current&quot;">
            <text:p>"C:\Program Files (x86)\Balabolka\cli\balcon.exe" -n "Microsoft Heera Mobile" -k -p 0 -v 100 -w "current.mp3" -t "AAA current"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phra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2]&amp;&quot;.mp3&quot;&quot; -t &quot;&quot;AAA &quot;&amp;[.B1322]&amp;&quot;&quot;&quot;&quot;" office:value-type="string" office:string-value="&quot;C:\Program Files (x86)\Balabolka\cli\balcon.exe&quot; -n &quot;Microsoft Heera Mobile&quot; -k -p 0 -v 100 -w &quot;phrase.mp3&quot; -t &quot;AAA phrase&quot;">
            <text:p>"C:\Program Files (x86)\Balabolka\cli\balcon.exe" -n "Microsoft Heera Mobile" -k -p 0 -v 100 -w "phrase.mp3" -t "AAA phrase"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vall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3]&amp;&quot;.mp3&quot;&quot; -t &quot;&quot;AAA &quot;&amp;[.B1323]&amp;&quot;&quot;&quot;&quot;" office:value-type="string" office:string-value="&quot;C:\Program Files (x86)\Balabolka\cli\balcon.exe&quot; -n &quot;Microsoft Heera Mobile&quot; -k -p 0 -v 100 -w &quot;valley.mp3&quot; -t &quot;AAA valley&quot;">
            <text:p>"C:\Program Files (x86)\Balabolka\cli\balcon.exe" -n "Microsoft Heera Mobile" -k -p 0 -v 100 -w "valley.mp3" -t "AAA valley"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direc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4]&amp;&quot;.mp3&quot;&quot; -t &quot;&quot;AAA &quot;&amp;[.B1324]&amp;&quot;&quot;&quot;&quot;" office:value-type="string" office:string-value="&quot;C:\Program Files (x86)\Balabolka\cli\balcon.exe&quot; -n &quot;Microsoft Heera Mobile&quot; -k -p 0 -v 100 -w &quot;directly.mp3&quot; -t &quot;AAA directly&quot;">
            <text:p>"C:\Program Files (x86)\Balabolka\cli\balcon.exe" -n "Microsoft Heera Mobile" -k -p 0 -v 100 -w "directly.mp3" -t "AAA directly"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dou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5]&amp;&quot;.mp3&quot;&quot; -t &quot;&quot;AAA &quot;&amp;[.B1325]&amp;&quot;&quot;&quot;&quot;" office:value-type="string" office:string-value="&quot;C:\Program Files (x86)\Balabolka\cli\balcon.exe&quot; -n &quot;Microsoft Heera Mobile&quot; -k -p 0 -v 100 -w &quot;double.mp3&quot; -t &quot;AAA double&quot;">
            <text:p>"C:\Program Files (x86)\Balabolka\cli\balcon.exe" -n "Microsoft Heera Mobile" -k -p 0 -v 100 -w "double.mp3" -t "AAA double"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t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6]&amp;&quot;.mp3&quot;&quot; -t &quot;&quot;AAA &quot;&amp;[.B1326]&amp;&quot;&quot;&quot;&quot;" office:value-type="string" office:string-value="&quot;C:\Program Files (x86)\Balabolka\cli\balcon.exe&quot; -n &quot;Microsoft Heera Mobile&quot; -k -p 0 -v 100 -w &quot;till.mp3&quot; -t &quot;AAA till&quot;">
            <text:p>"C:\Program Files (x86)\Balabolka\cli\balcon.exe" -n "Microsoft Heera Mobile" -k -p 0 -v 100 -w "till.mp3" -t "AAA till"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differen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7]&amp;&quot;.mp3&quot;&quot; -t &quot;&quot;AAA &quot;&amp;[.B1327]&amp;&quot;&quot;&quot;&quot;" office:value-type="string" office:string-value="&quot;C:\Program Files (x86)\Balabolka\cli\balcon.exe&quot; -n &quot;Microsoft Heera Mobile&quot; -k -p 0 -v 100 -w &quot;differences.mp3&quot; -t &quot;AAA differences&quot;">
            <text:p>"C:\Program Files (x86)\Balabolka\cli\balcon.exe" -n "Microsoft Heera Mobile" -k -p 0 -v 100 -w "differences.mp3" -t "AAA differences"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mat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8]&amp;&quot;.mp3&quot;&quot; -t &quot;&quot;AAA &quot;&amp;[.B1328]&amp;&quot;&quot;&quot;&quot;" office:value-type="string" office:string-value="&quot;C:\Program Files (x86)\Balabolka\cli\balcon.exe&quot; -n &quot;Microsoft Heera Mobile&quot; -k -p 0 -v 100 -w &quot;match.mp3&quot; -t &quot;AAA match&quot;">
            <text:p>"C:\Program Files (x86)\Balabolka\cli\balcon.exe" -n "Microsoft Heera Mobile" -k -p 0 -v 100 -w "match.mp3" -t "AAA match"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aver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29]&amp;&quot;.mp3&quot;&quot; -t &quot;&quot;AAA &quot;&amp;[.B1329]&amp;&quot;&quot;&quot;&quot;" office:value-type="string" office:string-value="&quot;C:\Program Files (x86)\Balabolka\cli\balcon.exe&quot; -n &quot;Microsoft Heera Mobile&quot; -k -p 0 -v 100 -w &quot;average.mp3&quot; -t &quot;AAA average&quot;">
            <text:p>"C:\Program Files (x86)\Balabolka\cli\balcon.exe" -n "Microsoft Heera Mobile" -k -p 0 -v 100 -w "average.mp3" -t "AAA average"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rel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0]&amp;&quot;.mp3&quot;&quot; -t &quot;&quot;AAA &quot;&amp;[.B1330]&amp;&quot;&quot;&quot;&quot;" office:value-type="string" office:string-value="&quot;C:\Program Files (x86)\Balabolka\cli\balcon.exe&quot; -n &quot;Microsoft Heera Mobile&quot; -k -p 0 -v 100 -w &quot;related.mp3&quot; -t &quot;AAA related&quot;">
            <text:p>"C:\Program Files (x86)\Balabolka\cli\balcon.exe" -n "Microsoft Heera Mobile" -k -p 0 -v 100 -w "related.mp3" -t "AAA related"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di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1]&amp;&quot;.mp3&quot;&quot; -t &quot;&quot;AAA &quot;&amp;[.B1331]&amp;&quot;&quot;&quot;&quot;" office:value-type="string" office:string-value="&quot;C:\Program Files (x86)\Balabolka\cli\balcon.exe&quot; -n &quot;Microsoft Heera Mobile&quot; -k -p 0 -v 100 -w &quot;die.mp3&quot; -t &quot;AAA die&quot;">
            <text:p>"C:\Program Files (x86)\Balabolka\cli\balcon.exe" -n "Microsoft Heera Mobile" -k -p 0 -v 100 -w "die.mp3" -t "AAA die"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figu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2]&amp;&quot;.mp3&quot;&quot; -t &quot;&quot;AAA &quot;&amp;[.B1332]&amp;&quot;&quot;&quot;&quot;" office:value-type="string" office:string-value="&quot;C:\Program Files (x86)\Balabolka\cli\balcon.exe&quot; -n &quot;Microsoft Heera Mobile&quot; -k -p 0 -v 100 -w &quot;figures.mp3&quot; -t &quot;AAA figures&quot;">
            <text:p>"C:\Program Files (x86)\Balabolka\cli\balcon.exe" -n "Microsoft Heera Mobile" -k -p 0 -v 100 -w "figures.mp3" -t "AAA figures"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liqu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3]&amp;&quot;.mp3&quot;&quot; -t &quot;&quot;AAA &quot;&amp;[.B1333]&amp;&quot;&quot;&quot;&quot;" office:value-type="string" office:string-value="&quot;C:\Program Files (x86)\Balabolka\cli\balcon.exe&quot; -n &quot;Microsoft Heera Mobile&quot; -k -p 0 -v 100 -w &quot;liquid.mp3&quot; -t &quot;AAA liquid&quot;">
            <text:p>"C:\Program Files (x86)\Balabolka\cli\balcon.exe" -n "Microsoft Heera Mobile" -k -p 0 -v 100 -w "liquid.mp3" -t "AAA liquid"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cau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4]&amp;&quot;.mp3&quot;&quot; -t &quot;&quot;AAA &quot;&amp;[.B1334]&amp;&quot;&quot;&quot;&quot;" office:value-type="string" office:string-value="&quot;C:\Program Files (x86)\Balabolka\cli\balcon.exe&quot; -n &quot;Microsoft Heera Mobile&quot; -k -p 0 -v 100 -w &quot;caused.mp3&quot; -t &quot;AAA caused&quot;">
            <text:p>"C:\Program Files (x86)\Balabolka\cli\balcon.exe" -n "Microsoft Heera Mobile" -k -p 0 -v 100 -w "caused.mp3" -t "AAA caused"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al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5]&amp;&quot;.mp3&quot;&quot; -t &quot;&quot;AAA &quot;&amp;[.B1335]&amp;&quot;&quot;&quot;&quot;" office:value-type="string" office:string-value="&quot;C:\Program Files (x86)\Balabolka\cli\balcon.exe&quot; -n &quot;Microsoft Heera Mobile&quot; -k -p 0 -v 100 -w &quot;alive.mp3&quot; -t &quot;AAA alive&quot;">
            <text:p>"C:\Program Files (x86)\Balabolka\cli\balcon.exe" -n "Microsoft Heera Mobile" -k -p 0 -v 100 -w "alive.mp3" -t "AAA alive"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bod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6]&amp;&quot;.mp3&quot;&quot; -t &quot;&quot;AAA &quot;&amp;[.B1336]&amp;&quot;&quot;&quot;&quot;" office:value-type="string" office:string-value="&quot;C:\Program Files (x86)\Balabolka\cli\balcon.exe&quot; -n &quot;Microsoft Heera Mobile&quot; -k -p 0 -v 100 -w &quot;bodies.mp3&quot; -t &quot;AAA bodies&quot;">
            <text:p>"C:\Program Files (x86)\Balabolka\cli\balcon.exe" -n "Microsoft Heera Mobile" -k -p 0 -v 100 -w "bodies.mp3" -t "AAA bodies"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gam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7]&amp;&quot;.mp3&quot;&quot; -t &quot;&quot;AAA &quot;&amp;[.B1337]&amp;&quot;&quot;&quot;&quot;" office:value-type="string" office:string-value="&quot;C:\Program Files (x86)\Balabolka\cli\balcon.exe&quot; -n &quot;Microsoft Heera Mobile&quot; -k -p 0 -v 100 -w &quot;games.mp3&quot; -t &quot;AAA games&quot;">
            <text:p>"C:\Program Files (x86)\Balabolka\cli\balcon.exe" -n "Microsoft Heera Mobile" -k -p 0 -v 100 -w "games.mp3" -t "AAA games"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consid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8]&amp;&quot;.mp3&quot;&quot; -t &quot;&quot;AAA &quot;&amp;[.B1338]&amp;&quot;&quot;&quot;&quot;" office:value-type="string" office:string-value="&quot;C:\Program Files (x86)\Balabolka\cli\balcon.exe&quot; -n &quot;Microsoft Heera Mobile&quot; -k -p 0 -v 100 -w &quot;considered.mp3&quot; -t &quot;AAA considered&quot;">
            <text:p>"C:\Program Files (x86)\Balabolka\cli\balcon.exe" -n "Microsoft Heera Mobile" -k -p 0 -v 100 -w "considered.mp3" -t "AAA considered"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stre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39]&amp;&quot;.mp3&quot;&quot; -t &quot;&quot;AAA &quot;&amp;[.B1339]&amp;&quot;&quot;&quot;&quot;" office:value-type="string" office:string-value="&quot;C:\Program Files (x86)\Balabolka\cli\balcon.exe&quot; -n &quot;Microsoft Heera Mobile&quot; -k -p 0 -v 100 -w &quot;stream.mp3&quot; -t &quot;AAA stream&quot;">
            <text:p>"C:\Program Files (x86)\Balabolka\cli\balcon.exe" -n "Microsoft Heera Mobile" -k -p 0 -v 100 -w "stream.mp3" -t "AAA stream"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prov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0]&amp;&quot;.mp3&quot;&quot; -t &quot;&quot;AAA &quot;&amp;[.B1340]&amp;&quot;&quot;&quot;&quot;" office:value-type="string" office:string-value="&quot;C:\Program Files (x86)\Balabolka\cli\balcon.exe&quot; -n &quot;Microsoft Heera Mobile&quot; -k -p 0 -v 100 -w &quot;provide.mp3&quot; -t &quot;AAA provide&quot;">
            <text:p>"C:\Program Files (x86)\Balabolka\cli\balcon.exe" -n "Microsoft Heera Mobile" -k -p 0 -v 100 -w "provide.mp3" -t "AAA provide"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dri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1]&amp;&quot;.mp3&quot;&quot; -t &quot;&quot;AAA &quot;&amp;[.B1341]&amp;&quot;&quot;&quot;&quot;" office:value-type="string" office:string-value="&quot;C:\Program Files (x86)\Balabolka\cli\balcon.exe&quot; -n &quot;Microsoft Heera Mobile&quot; -k -p 0 -v 100 -w &quot;drink.mp3&quot; -t &quot;AAA drink&quot;">
            <text:p>"C:\Program Files (x86)\Balabolka\cli\balcon.exe" -n "Microsoft Heera Mobile" -k -p 0 -v 100 -w "drink.mp3" -t "AAA drink"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star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2]&amp;&quot;.mp3&quot;&quot; -t &quot;&quot;AAA &quot;&amp;[.B1342]&amp;&quot;&quot;&quot;&quot;" office:value-type="string" office:string-value="&quot;C:\Program Files (x86)\Balabolka\cli\balcon.exe&quot; -n &quot;Microsoft Heera Mobile&quot; -k -p 0 -v 100 -w &quot;starting.mp3&quot; -t &quot;AAA starting&quot;">
            <text:p>"C:\Program Files (x86)\Balabolka\cli\balcon.exe" -n "Microsoft Heera Mobile" -k -p 0 -v 100 -w "starting.mp3" -t "AAA starting"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reas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3]&amp;&quot;.mp3&quot;&quot; -t &quot;&quot;AAA &quot;&amp;[.B1343]&amp;&quot;&quot;&quot;&quot;" office:value-type="string" office:string-value="&quot;C:\Program Files (x86)\Balabolka\cli\balcon.exe&quot; -n &quot;Microsoft Heera Mobile&quot; -k -p 0 -v 100 -w &quot;reasons.mp3&quot; -t &quot;AAA reasons&quot;">
            <text:p>"C:\Program Files (x86)\Balabolka\cli\balcon.exe" -n "Microsoft Heera Mobile" -k -p 0 -v 100 -w "reasons.mp3" -t "AAA reasons"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experi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4]&amp;&quot;.mp3&quot;&quot; -t &quot;&quot;AAA &quot;&amp;[.B1344]&amp;&quot;&quot;&quot;&quot;" office:value-type="string" office:string-value="&quot;C:\Program Files (x86)\Balabolka\cli\balcon.exe&quot; -n &quot;Microsoft Heera Mobile&quot; -k -p 0 -v 100 -w &quot;experience.mp3&quot; -t &quot;AAA experience&quot;">
            <text:p>"C:\Program Files (x86)\Balabolka\cli\balcon.exe" -n "Microsoft Heera Mobile" -k -p 0 -v 100 -w "experience.mp3" -t "AAA experience"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fu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5]&amp;&quot;.mp3&quot;&quot; -t &quot;&quot;AAA &quot;&amp;[.B1345]&amp;&quot;&quot;&quot;&quot;" office:value-type="string" office:string-value="&quot;C:\Program Files (x86)\Balabolka\cli\balcon.exe&quot; -n &quot;Microsoft Heera Mobile&quot; -k -p 0 -v 100 -w &quot;future.mp3&quot; -t &quot;AAA future&quot;">
            <text:p>"C:\Program Files (x86)\Balabolka\cli\balcon.exe" -n "Microsoft Heera Mobile" -k -p 0 -v 100 -w "future.mp3" -t "AAA future"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tomorr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6]&amp;&quot;.mp3&quot;&quot; -t &quot;&quot;AAA &quot;&amp;[.B1346]&amp;&quot;&quot;&quot;&quot;" office:value-type="string" office:string-value="&quot;C:\Program Files (x86)\Balabolka\cli\balcon.exe&quot; -n &quot;Microsoft Heera Mobile&quot; -k -p 0 -v 100 -w &quot;tomorrow.mp3&quot; -t &quot;AAA tomorrow&quot;">
            <text:p>"C:\Program Files (x86)\Balabolka\cli\balcon.exe" -n "Microsoft Heera Mobile" -k -p 0 -v 100 -w "tomorrow.mp3" -t "AAA tomorrow"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dro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7]&amp;&quot;.mp3&quot;&quot; -t &quot;&quot;AAA &quot;&amp;[.B1347]&amp;&quot;&quot;&quot;&quot;" office:value-type="string" office:string-value="&quot;C:\Program Files (x86)\Balabolka\cli\balcon.exe&quot; -n &quot;Microsoft Heera Mobile&quot; -k -p 0 -v 100 -w &quot;drove.mp3&quot; -t &quot;AAA drove&quot;">
            <text:p>"C:\Program Files (x86)\Balabolka\cli\balcon.exe" -n "Microsoft Heera Mobile" -k -p 0 -v 100 -w "drove.mp3" -t "AAA drove"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popul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8]&amp;&quot;.mp3&quot;&quot; -t &quot;&quot;AAA &quot;&amp;[.B1348]&amp;&quot;&quot;&quot;&quot;" office:value-type="string" office:string-value="&quot;C:\Program Files (x86)\Balabolka\cli\balcon.exe&quot; -n &quot;Microsoft Heera Mobile&quot; -k -p 0 -v 100 -w &quot;population.mp3&quot; -t &quot;AAA population&quot;">
            <text:p>"C:\Program Files (x86)\Balabolka\cli\balcon.exe" -n "Microsoft Heera Mobile" -k -p 0 -v 100 -w "population.mp3" -t "AAA population"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fini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49]&amp;&quot;.mp3&quot;&quot; -t &quot;&quot;AAA &quot;&amp;[.B1349]&amp;&quot;&quot;&quot;&quot;" office:value-type="string" office:string-value="&quot;C:\Program Files (x86)\Balabolka\cli\balcon.exe&quot; -n &quot;Microsoft Heera Mobile&quot; -k -p 0 -v 100 -w &quot;finish.mp3&quot; -t &quot;AAA finish&quot;">
            <text:p>"C:\Program Files (x86)\Balabolka\cli\balcon.exe" -n "Microsoft Heera Mobile" -k -p 0 -v 100 -w "finish.mp3" -t "AAA finish"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st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0]&amp;&quot;.mp3&quot;&quot; -t &quot;&quot;AAA &quot;&amp;[.B1350]&amp;&quot;&quot;&quot;&quot;" office:value-type="string" office:string-value="&quot;C:\Program Files (x86)\Balabolka\cli\balcon.exe&quot; -n &quot;Microsoft Heera Mobile&quot; -k -p 0 -v 100 -w &quot;station.mp3&quot; -t &quot;AAA station&quot;">
            <text:p>"C:\Program Files (x86)\Balabolka\cli\balcon.exe" -n "Microsoft Heera Mobile" -k -p 0 -v 100 -w "station.mp3" -t "AAA station"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complet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1]&amp;&quot;.mp3&quot;&quot; -t &quot;&quot;AAA &quot;&amp;[.B1351]&amp;&quot;&quot;&quot;&quot;" office:value-type="string" office:string-value="&quot;C:\Program Files (x86)\Balabolka\cli\balcon.exe&quot; -n &quot;Microsoft Heera Mobile&quot; -k -p 0 -v 100 -w &quot;completely.mp3&quot; -t &quot;AAA completely&quot;">
            <text:p>"C:\Program Files (x86)\Balabolka\cli\balcon.exe" -n "Microsoft Heera Mobile" -k -p 0 -v 100 -w "completely.mp3" -t "AAA completely"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arri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2]&amp;&quot;.mp3&quot;&quot; -t &quot;&quot;AAA &quot;&amp;[.B1352]&amp;&quot;&quot;&quot;&quot;" office:value-type="string" office:string-value="&quot;C:\Program Files (x86)\Balabolka\cli\balcon.exe&quot; -n &quot;Microsoft Heera Mobile&quot; -k -p 0 -v 100 -w &quot;arrived.mp3&quot; -t &quot;AAA arrived&quot;">
            <text:p>"C:\Program Files (x86)\Balabolka\cli\balcon.exe" -n "Microsoft Heera Mobile" -k -p 0 -v 100 -w "arrived.mp3" -t "AAA arrived"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shoo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3]&amp;&quot;.mp3&quot;&quot; -t &quot;&quot;AAA &quot;&amp;[.B1353]&amp;&quot;&quot;&quot;&quot;" office:value-type="string" office:string-value="&quot;C:\Program Files (x86)\Balabolka\cli\balcon.exe&quot; -n &quot;Microsoft Heera Mobile&quot; -k -p 0 -v 100 -w &quot;shook.mp3&quot; -t &quot;AAA shook&quot;">
            <text:p>"C:\Program Files (x86)\Balabolka\cli\balcon.exe" -n "Microsoft Heera Mobile" -k -p 0 -v 100 -w "shook.mp3" -t "AAA shook"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st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4]&amp;&quot;.mp3&quot;&quot; -t &quot;&quot;AAA &quot;&amp;[.B1354]&amp;&quot;&quot;&quot;&quot;" office:value-type="string" office:string-value="&quot;C:\Program Files (x86)\Balabolka\cli\balcon.exe&quot; -n &quot;Microsoft Heera Mobile&quot; -k -p 0 -v 100 -w &quot;stage.mp3&quot; -t &quot;AAA stage&quot;">
            <text:p>"C:\Program Files (x86)\Balabolka\cli\balcon.exe" -n "Microsoft Heera Mobile" -k -p 0 -v 100 -w "stage.mp3" -t "AAA stage"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oxyg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5]&amp;&quot;.mp3&quot;&quot; -t &quot;&quot;AAA &quot;&amp;[.B1355]&amp;&quot;&quot;&quot;&quot;" office:value-type="string" office:string-value="&quot;C:\Program Files (x86)\Balabolka\cli\balcon.exe&quot; -n &quot;Microsoft Heera Mobile&quot; -k -p 0 -v 100 -w &quot;oxygen.mp3&quot; -t &quot;AAA oxygen&quot;">
            <text:p>"C:\Program Files (x86)\Balabolka\cli\balcon.exe" -n "Microsoft Heera Mobile" -k -p 0 -v 100 -w "oxygen.mp3" -t "AAA oxygen"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poe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6]&amp;&quot;.mp3&quot;&quot; -t &quot;&quot;AAA &quot;&amp;[.B1356]&amp;&quot;&quot;&quot;&quot;" office:value-type="string" office:string-value="&quot;C:\Program Files (x86)\Balabolka\cli\balcon.exe&quot; -n &quot;Microsoft Heera Mobile&quot; -k -p 0 -v 100 -w &quot;poem.mp3&quot; -t &quot;AAA poem&quot;">
            <text:p>"C:\Program Files (x86)\Balabolka\cli\balcon.exe" -n "Microsoft Heera Mobile" -k -p 0 -v 100 -w "poem.mp3" -t "AAA poem"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solu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7]&amp;&quot;.mp3&quot;&quot; -t &quot;&quot;AAA &quot;&amp;[.B1357]&amp;&quot;&quot;&quot;&quot;" office:value-type="string" office:string-value="&quot;C:\Program Files (x86)\Balabolka\cli\balcon.exe&quot; -n &quot;Microsoft Heera Mobile&quot; -k -p 0 -v 100 -w &quot;solution.mp3&quot; -t &quot;AAA solution&quot;">
            <text:p>"C:\Program Files (x86)\Balabolka\cli\balcon.exe" -n "Microsoft Heera Mobile" -k -p 0 -v 100 -w "solution.mp3" -t "AAA solution"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branch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8]&amp;&quot;.mp3&quot;&quot; -t &quot;&quot;AAA &quot;&amp;[.B1358]&amp;&quot;&quot;&quot;&quot;" office:value-type="string" office:string-value="&quot;C:\Program Files (x86)\Balabolka\cli\balcon.exe&quot; -n &quot;Microsoft Heera Mobile&quot; -k -p 0 -v 100 -w &quot;branches.mp3&quot; -t &quot;AAA branches&quot;">
            <text:p>"C:\Program Files (x86)\Balabolka\cli\balcon.exe" -n "Microsoft Heera Mobile" -k -p 0 -v 100 -w "branches.mp3" -t "AAA branches"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roa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59]&amp;&quot;.mp3&quot;&quot; -t &quot;&quot;AAA &quot;&amp;[.B1359]&amp;&quot;&quot;&quot;&quot;" office:value-type="string" office:string-value="&quot;C:\Program Files (x86)\Balabolka\cli\balcon.exe&quot; -n &quot;Microsoft Heera Mobile&quot; -k -p 0 -v 100 -w &quot;roads.mp3&quot; -t &quot;AAA roads&quot;">
            <text:p>"C:\Program Files (x86)\Balabolka\cli\balcon.exe" -n "Microsoft Heera Mobile" -k -p 0 -v 100 -w "roads.mp3" -t "AAA roads"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Mexic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0]&amp;&quot;.mp3&quot;&quot; -t &quot;&quot;AAA &quot;&amp;[.B1360]&amp;&quot;&quot;&quot;&quot;" office:value-type="string" office:string-value="&quot;C:\Program Files (x86)\Balabolka\cli\balcon.exe&quot; -n &quot;Microsoft Heera Mobile&quot; -k -p 0 -v 100 -w &quot;Mexico.mp3&quot; -t &quot;AAA Mexico&quot;">
            <text:p>"C:\Program Files (x86)\Balabolka\cli\balcon.exe" -n "Microsoft Heera Mobile" -k -p 0 -v 100 -w "Mexico.mp3" -t "AAA Mexico"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degre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1]&amp;&quot;.mp3&quot;&quot; -t &quot;&quot;AAA &quot;&amp;[.B1361]&amp;&quot;&quot;&quot;&quot;" office:value-type="string" office:string-value="&quot;C:\Program Files (x86)\Balabolka\cli\balcon.exe&quot; -n &quot;Microsoft Heera Mobile&quot; -k -p 0 -v 100 -w &quot;degrees.mp3&quot; -t &quot;AAA degrees&quot;">
            <text:p>"C:\Program Files (x86)\Balabolka\cli\balcon.exe" -n "Microsoft Heera Mobile" -k -p 0 -v 100 -w "degrees.mp3" -t "AAA degrees"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co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2]&amp;&quot;.mp3&quot;&quot; -t &quot;&quot;AAA &quot;&amp;[.B1362]&amp;&quot;&quot;&quot;&quot;" office:value-type="string" office:string-value="&quot;C:\Program Files (x86)\Balabolka\cli\balcon.exe&quot; -n &quot;Microsoft Heera Mobile&quot; -k -p 0 -v 100 -w &quot;coal.mp3&quot; -t &quot;AAA coal&quot;">
            <text:p>"C:\Program Files (x86)\Balabolka\cli\balcon.exe" -n "Microsoft Heera Mobile" -k -p 0 -v 100 -w "coal.mp3" -t "AAA coal"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c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3]&amp;&quot;.mp3&quot;&quot; -t &quot;&quot;AAA &quot;&amp;[.B1363]&amp;&quot;&quot;&quot;&quot;" office:value-type="string" office:string-value="&quot;C:\Program Files (x86)\Balabolka\cli\balcon.exe&quot; -n &quot;Microsoft Heera Mobile&quot; -k -p 0 -v 100 -w &quot;cent.mp3&quot; -t &quot;AAA cent&quot;">
            <text:p>"C:\Program Files (x86)\Balabolka\cli\balcon.exe" -n "Microsoft Heera Mobile" -k -p 0 -v 100 -w "cent.mp3" -t "AAA cent"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conditi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4]&amp;&quot;.mp3&quot;&quot; -t &quot;&quot;AAA &quot;&amp;[.B1364]&amp;&quot;&quot;&quot;&quot;" office:value-type="string" office:string-value="&quot;C:\Program Files (x86)\Balabolka\cli\balcon.exe&quot; -n &quot;Microsoft Heera Mobile&quot; -k -p 0 -v 100 -w &quot;conditions.mp3&quot; -t &quot;AAA conditions&quot;">
            <text:p>"C:\Program Files (x86)\Balabolka\cli\balcon.exe" -n "Microsoft Heera Mobile" -k -p 0 -v 100 -w "conditions.mp3" -t "AAA conditions"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electric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5]&amp;&quot;.mp3&quot;&quot; -t &quot;&quot;AAA &quot;&amp;[.B1365]&amp;&quot;&quot;&quot;&quot;" office:value-type="string" office:string-value="&quot;C:\Program Files (x86)\Balabolka\cli\balcon.exe&quot; -n &quot;Microsoft Heera Mobile&quot; -k -p 0 -v 100 -w &quot;electricity.mp3&quot; -t &quot;AAA electricity&quot;">
            <text:p>"C:\Program Files (x86)\Balabolka\cli\balcon.exe" -n "Microsoft Heera Mobile" -k -p 0 -v 100 -w "electricity.mp3" -t "AAA electricity"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triump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6]&amp;&quot;.mp3&quot;&quot; -t &quot;&quot;AAA &quot;&amp;[.B1366]&amp;&quot;&quot;&quot;&quot;" office:value-type="string" office:string-value="&quot;C:\Program Files (x86)\Balabolka\cli\balcon.exe&quot; -n &quot;Microsoft Heera Mobile&quot; -k -p 0 -v 100 -w &quot;triumph.mp3&quot; -t &quot;AAA triumph&quot;">
            <text:p>"C:\Program Files (x86)\Balabolka\cli\balcon.exe" -n "Microsoft Heera Mobile" -k -p 0 -v 100 -w "triumph.mp3" -t "AAA triumph"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everybo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7]&amp;&quot;.mp3&quot;&quot; -t &quot;&quot;AAA &quot;&amp;[.B1367]&amp;&quot;&quot;&quot;&quot;" office:value-type="string" office:string-value="&quot;C:\Program Files (x86)\Balabolka\cli\balcon.exe&quot; -n &quot;Microsoft Heera Mobile&quot; -k -p 0 -v 100 -w &quot;everybody.mp3&quot; -t &quot;AAA everybody&quot;">
            <text:p>"C:\Program Files (x86)\Balabolka\cli\balcon.exe" -n "Microsoft Heera Mobile" -k -p 0 -v 100 -w "everybody.mp3" -t "AAA everybody"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draw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8]&amp;&quot;.mp3&quot;&quot; -t &quot;&quot;AAA &quot;&amp;[.B1368]&amp;&quot;&quot;&quot;&quot;" office:value-type="string" office:string-value="&quot;C:\Program Files (x86)\Balabolka\cli\balcon.exe&quot; -n &quot;Microsoft Heera Mobile&quot; -k -p 0 -v 100 -w &quot;drawing.mp3&quot; -t &quot;AAA drawing&quot;">
            <text:p>"C:\Program Files (x86)\Balabolka\cli\balcon.exe" -n "Microsoft Heera Mobile" -k -p 0 -v 100 -w "drawing.mp3" -t "AAA drawing"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r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69]&amp;&quot;.mp3&quot;&quot; -t &quot;&quot;AAA &quot;&amp;[.B1369]&amp;&quot;&quot;&quot;&quot;" office:value-type="string" office:string-value="&quot;C:\Program Files (x86)\Balabolka\cli\balcon.exe&quot; -n &quot;Microsoft Heera Mobile&quot; -k -p 0 -v 100 -w &quot;rare.mp3&quot; -t &quot;AAA rare&quot;">
            <text:p>"C:\Program Files (x86)\Balabolka\cli\balcon.exe" -n "Microsoft Heera Mobile" -k -p 0 -v 100 -w "rare.mp3" -t "AAA rare"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du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0]&amp;&quot;.mp3&quot;&quot; -t &quot;&quot;AAA &quot;&amp;[.B1370]&amp;&quot;&quot;&quot;&quot;" office:value-type="string" office:string-value="&quot;C:\Program Files (x86)\Balabolka\cli\balcon.exe&quot; -n &quot;Microsoft Heera Mobile&quot; -k -p 0 -v 100 -w &quot;dust.mp3&quot; -t &quot;AAA dust&quot;">
            <text:p>"C:\Program Files (x86)\Balabolka\cli\balcon.exe" -n "Microsoft Heera Mobile" -k -p 0 -v 100 -w "dust.mp3" -t "AAA dust"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wor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1]&amp;&quot;.mp3&quot;&quot; -t &quot;&quot;AAA &quot;&amp;[.B1371]&amp;&quot;&quot;&quot;&quot;" office:value-type="string" office:string-value="&quot;C:\Program Files (x86)\Balabolka\cli\balcon.exe&quot; -n &quot;Microsoft Heera Mobile&quot; -k -p 0 -v 100 -w &quot;worth.mp3&quot; -t &quot;AAA worth&quot;">
            <text:p>"C:\Program Files (x86)\Balabolka\cli\balcon.exe" -n "Microsoft Heera Mobile" -k -p 0 -v 100 -w "worth.mp3" -t "AAA worth"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foll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2]&amp;&quot;.mp3&quot;&quot; -t &quot;&quot;AAA &quot;&amp;[.B1372]&amp;&quot;&quot;&quot;&quot;" office:value-type="string" office:string-value="&quot;C:\Program Files (x86)\Balabolka\cli\balcon.exe&quot; -n &quot;Microsoft Heera Mobile&quot; -k -p 0 -v 100 -w &quot;follows.mp3&quot; -t &quot;AAA follows&quot;">
            <text:p>"C:\Program Files (x86)\Balabolka\cli\balcon.exe" -n "Microsoft Heera Mobile" -k -p 0 -v 100 -w "follows.mp3" -t "AAA follows"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scientif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3]&amp;&quot;.mp3&quot;&quot; -t &quot;&quot;AAA &quot;&amp;[.B1373]&amp;&quot;&quot;&quot;&quot;" office:value-type="string" office:string-value="&quot;C:\Program Files (x86)\Balabolka\cli\balcon.exe&quot; -n &quot;Microsoft Heera Mobile&quot; -k -p 0 -v 100 -w &quot;scientific.mp3&quot; -t &quot;AAA scientific&quot;">
            <text:p>"C:\Program Files (x86)\Balabolka\cli\balcon.exe" -n "Microsoft Heera Mobile" -k -p 0 -v 100 -w "scientific.mp3" -t "AAA scientific"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exci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4]&amp;&quot;.mp3&quot;&quot; -t &quot;&quot;AAA &quot;&amp;[.B1374]&amp;&quot;&quot;&quot;&quot;" office:value-type="string" office:string-value="&quot;C:\Program Files (x86)\Balabolka\cli\balcon.exe&quot; -n &quot;Microsoft Heera Mobile&quot; -k -p 0 -v 100 -w &quot;exciting.mp3&quot; -t &quot;AAA exciting&quot;">
            <text:p>"C:\Program Files (x86)\Balabolka\cli\balcon.exe" -n "Microsoft Heera Mobile" -k -p 0 -v 100 -w "exciting.mp3" -t "AAA exciting"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commun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5]&amp;&quot;.mp3&quot;&quot; -t &quot;&quot;AAA &quot;&amp;[.B1375]&amp;&quot;&quot;&quot;&quot;" office:value-type="string" office:string-value="&quot;C:\Program Files (x86)\Balabolka\cli\balcon.exe&quot; -n &quot;Microsoft Heera Mobile&quot; -k -p 0 -v 100 -w &quot;community.mp3&quot; -t &quot;AAA community&quot;">
            <text:p>"C:\Program Files (x86)\Balabolka\cli\balcon.exe" -n "Microsoft Heera Mobile" -k -p 0 -v 100 -w "community.mp3" -t "AAA community"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capt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6]&amp;&quot;.mp3&quot;&quot; -t &quot;&quot;AAA &quot;&amp;[.B1376]&amp;&quot;&quot;&quot;&quot;" office:value-type="string" office:string-value="&quot;C:\Program Files (x86)\Balabolka\cli\balcon.exe&quot; -n &quot;Microsoft Heera Mobile&quot; -k -p 0 -v 100 -w &quot;captain.mp3&quot; -t &quot;AAA captain&quot;">
            <text:p>"C:\Program Files (x86)\Balabolka\cli\balcon.exe" -n "Microsoft Heera Mobile" -k -p 0 -v 100 -w "captain.mp3" -t "AAA captain"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b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7]&amp;&quot;.mp3&quot;&quot; -t &quot;&quot;AAA &quot;&amp;[.B1377]&amp;&quot;&quot;&quot;&quot;" office:value-type="string" office:string-value="&quot;C:\Program Files (x86)\Balabolka\cli\balcon.exe&quot; -n &quot;Microsoft Heera Mobile&quot; -k -p 0 -v 100 -w &quot;bus.mp3&quot; -t &quot;AAA bus&quot;">
            <text:p>"C:\Program Files (x86)\Balabolka\cli\balcon.exe" -n "Microsoft Heera Mobile" -k -p 0 -v 100 -w "bus.mp3" -t "AAA bus"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prot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8]&amp;&quot;.mp3&quot;&quot; -t &quot;&quot;AAA &quot;&amp;[.B1378]&amp;&quot;&quot;&quot;&quot;" office:value-type="string" office:string-value="&quot;C:\Program Files (x86)\Balabolka\cli\balcon.exe&quot; -n &quot;Microsoft Heera Mobile&quot; -k -p 0 -v 100 -w &quot;protect.mp3&quot; -t &quot;AAA protect&quot;">
            <text:p>"C:\Program Files (x86)\Balabolka\cli\balcon.exe" -n "Microsoft Heera Mobile" -k -p 0 -v 100 -w "protect.mp3" -t "AAA protect"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comp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79]&amp;&quot;.mp3&quot;&quot; -t &quot;&quot;AAA &quot;&amp;[.B1379]&amp;&quot;&quot;&quot;&quot;" office:value-type="string" office:string-value="&quot;C:\Program Files (x86)\Balabolka\cli\balcon.exe&quot; -n &quot;Microsoft Heera Mobile&quot; -k -p 0 -v 100 -w &quot;compound.mp3&quot; -t &quot;AAA compound&quot;">
            <text:p>"C:\Program Files (x86)\Balabolka\cli\balcon.exe" -n "Microsoft Heera Mobile" -k -p 0 -v 100 -w "compound.mp3" -t "AAA compound"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broth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0]&amp;&quot;.mp3&quot;&quot; -t &quot;&quot;AAA &quot;&amp;[.B1380]&amp;&quot;&quot;&quot;&quot;" office:value-type="string" office:string-value="&quot;C:\Program Files (x86)\Balabolka\cli\balcon.exe&quot; -n &quot;Microsoft Heera Mobile&quot; -k -p 0 -v 100 -w &quot;brothers.mp3&quot; -t &quot;AAA brothers&quot;">
            <text:p>"C:\Program Files (x86)\Balabolka\cli\balcon.exe" -n "Microsoft Heera Mobile" -k -p 0 -v 100 -w "brothers.mp3" -t "AAA brothers"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wi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1]&amp;&quot;.mp3&quot;&quot; -t &quot;&quot;AAA &quot;&amp;[.B1381]&amp;&quot;&quot;&quot;&quot;" office:value-type="string" office:string-value="&quot;C:\Program Files (x86)\Balabolka\cli\balcon.exe&quot; -n &quot;Microsoft Heera Mobile&quot; -k -p 0 -v 100 -w &quot;winds.mp3&quot; -t &quot;AAA winds&quot;">
            <text:p>"C:\Program Files (x86)\Balabolka\cli\balcon.exe" -n "Microsoft Heera Mobile" -k -p 0 -v 100 -w "winds.mp3" -t "AAA winds"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rai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2]&amp;&quot;.mp3&quot;&quot; -t &quot;&quot;AAA &quot;&amp;[.B1382]&amp;&quot;&quot;&quot;&quot;" office:value-type="string" office:string-value="&quot;C:\Program Files (x86)\Balabolka\cli\balcon.exe&quot; -n &quot;Microsoft Heera Mobile&quot; -k -p 0 -v 100 -w &quot;raise.mp3&quot; -t &quot;AAA raise&quot;">
            <text:p>"C:\Program Files (x86)\Balabolka\cli\balcon.exe" -n "Microsoft Heera Mobile" -k -p 0 -v 100 -w "raise.mp3" -t "AAA raise"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fur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3]&amp;&quot;.mp3&quot;&quot; -t &quot;&quot;AAA &quot;&amp;[.B1383]&amp;&quot;&quot;&quot;&quot;" office:value-type="string" office:string-value="&quot;C:\Program Files (x86)\Balabolka\cli\balcon.exe&quot; -n &quot;Microsoft Heera Mobile&quot; -k -p 0 -v 100 -w &quot;further.mp3&quot; -t &quot;AAA further&quot;">
            <text:p>"C:\Program Files (x86)\Balabolka\cli\balcon.exe" -n "Microsoft Heera Mobile" -k -p 0 -v 100 -w "further.mp3" -t "AAA further"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yar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4]&amp;&quot;.mp3&quot;&quot; -t &quot;&quot;AAA &quot;&amp;[.B1384]&amp;&quot;&quot;&quot;&quot;" office:value-type="string" office:string-value="&quot;C:\Program Files (x86)\Balabolka\cli\balcon.exe&quot; -n &quot;Microsoft Heera Mobile&quot; -k -p 0 -v 100 -w &quot;yards.mp3&quot; -t &quot;AAA yards&quot;">
            <text:p>"C:\Program Files (x86)\Balabolka\cli\balcon.exe" -n "Microsoft Heera Mobile" -k -p 0 -v 100 -w "yards.mp3" -t "AAA yards"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gu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5]&amp;&quot;.mp3&quot;&quot; -t &quot;&quot;AAA &quot;&amp;[.B1385]&amp;&quot;&quot;&quot;&quot;" office:value-type="string" office:string-value="&quot;C:\Program Files (x86)\Balabolka\cli\balcon.exe&quot; -n &quot;Microsoft Heera Mobile&quot; -k -p 0 -v 100 -w &quot;guide.mp3&quot; -t &quot;AAA guide&quot;">
            <text:p>"C:\Program Files (x86)\Balabolka\cli\balcon.exe" -n "Microsoft Heera Mobile" -k -p 0 -v 100 -w "guide.mp3" -t "AAA guide"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quie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6]&amp;&quot;.mp3&quot;&quot; -t &quot;&quot;AAA &quot;&amp;[.B1386]&amp;&quot;&quot;&quot;&quot;" office:value-type="string" office:string-value="&quot;C:\Program Files (x86)\Balabolka\cli\balcon.exe&quot; -n &quot;Microsoft Heera Mobile&quot; -k -p 0 -v 100 -w &quot;quietly.mp3&quot; -t &quot;AAA quietly&quot;">
            <text:p>"C:\Program Files (x86)\Balabolka\cli\balcon.exe" -n "Microsoft Heera Mobile" -k -p 0 -v 100 -w "quietly.mp3" -t "AAA quietly"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disco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7]&amp;&quot;.mp3&quot;&quot; -t &quot;&quot;AAA &quot;&amp;[.B1387]&amp;&quot;&quot;&quot;&quot;" office:value-type="string" office:string-value="&quot;C:\Program Files (x86)\Balabolka\cli\balcon.exe&quot; -n &quot;Microsoft Heera Mobile&quot; -k -p 0 -v 100 -w &quot;discover.mp3&quot; -t &quot;AAA discover&quot;">
            <text:p>"C:\Program Files (x86)\Balabolka\cli\balcon.exe" -n "Microsoft Heera Mobile" -k -p 0 -v 100 -w "discover.mp3" -t "AAA discover"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E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8]&amp;&quot;.mp3&quot;&quot; -t &quot;&quot;AAA &quot;&amp;[.B1388]&amp;&quot;&quot;&quot;&quot;" office:value-type="string" office:string-value="&quot;C:\Program Files (x86)\Balabolka\cli\balcon.exe&quot; -n &quot;Microsoft Heera Mobile&quot; -k -p 0 -v 100 -w &quot;East.mp3&quot; -t &quot;AAA East&quot;">
            <text:p>"C:\Program Files (x86)\Balabolka\cli\balcon.exe" -n "Microsoft Heera Mobile" -k -p 0 -v 100 -w "East.mp3" -t "AAA East"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pl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89]&amp;&quot;.mp3&quot;&quot; -t &quot;&quot;AAA &quot;&amp;[.B1389]&amp;&quot;&quot;&quot;&quot;" office:value-type="string" office:string-value="&quot;C:\Program Files (x86)\Balabolka\cli\balcon.exe&quot; -n &quot;Microsoft Heera Mobile&quot; -k -p 0 -v 100 -w &quot;plain.mp3&quot; -t &quot;AAA plain&quot;">
            <text:p>"C:\Program Files (x86)\Balabolka\cli\balcon.exe" -n "Microsoft Heera Mobile" -k -p 0 -v 100 -w "plain.mp3" -t "AAA plain"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correc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0]&amp;&quot;.mp3&quot;&quot; -t &quot;&quot;AAA &quot;&amp;[.B1390]&amp;&quot;&quot;&quot;&quot;" office:value-type="string" office:string-value="&quot;C:\Program Files (x86)\Balabolka\cli\balcon.exe&quot; -n &quot;Microsoft Heera Mobile&quot; -k -p 0 -v 100 -w &quot;correctly.mp3&quot; -t &quot;AAA correctly&quot;">
            <text:p>"C:\Program Files (x86)\Balabolka\cli\balcon.exe" -n "Microsoft Heera Mobile" -k -p 0 -v 100 -w "correctly.mp3" -t "AAA correctly"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smi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1]&amp;&quot;.mp3&quot;&quot; -t &quot;&quot;AAA &quot;&amp;[.B1391]&amp;&quot;&quot;&quot;&quot;" office:value-type="string" office:string-value="&quot;C:\Program Files (x86)\Balabolka\cli\balcon.exe&quot; -n &quot;Microsoft Heera Mobile&quot; -k -p 0 -v 100 -w &quot;smiled.mp3&quot; -t &quot;AAA smiled&quot;">
            <text:p>"C:\Program Files (x86)\Balabolka\cli\balcon.exe" -n "Microsoft Heera Mobile" -k -p 0 -v 100 -w "smiled.mp3" -t "AAA smiled"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keep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2]&amp;&quot;.mp3&quot;&quot; -t &quot;&quot;AAA &quot;&amp;[.B1392]&amp;&quot;&quot;&quot;&quot;" office:value-type="string" office:string-value="&quot;C:\Program Files (x86)\Balabolka\cli\balcon.exe&quot; -n &quot;Microsoft Heera Mobile&quot; -k -p 0 -v 100 -w &quot;keeping.mp3&quot; -t &quot;AAA keeping&quot;">
            <text:p>"C:\Program Files (x86)\Balabolka\cli\balcon.exe" -n "Microsoft Heera Mobile" -k -p 0 -v 100 -w "keeping.mp3" -t "AAA keeping"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ste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3]&amp;&quot;.mp3&quot;&quot; -t &quot;&quot;AAA &quot;&amp;[.B1393]&amp;&quot;&quot;&quot;&quot;" office:value-type="string" office:string-value="&quot;C:\Program Files (x86)\Balabolka\cli\balcon.exe&quot; -n &quot;Microsoft Heera Mobile&quot; -k -p 0 -v 100 -w &quot;steam.mp3&quot; -t &quot;AAA steam&quot;">
            <text:p>"C:\Program Files (x86)\Balabolka\cli\balcon.exe" -n "Microsoft Heera Mobile" -k -p 0 -v 100 -w "steam.mp3" -t "AAA steam"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usu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4]&amp;&quot;.mp3&quot;&quot; -t &quot;&quot;AAA &quot;&amp;[.B1394]&amp;&quot;&quot;&quot;&quot;" office:value-type="string" office:string-value="&quot;C:\Program Files (x86)\Balabolka\cli\balcon.exe&quot; -n &quot;Microsoft Heera Mobile&quot; -k -p 0 -v 100 -w &quot;usual.mp3&quot; -t &quot;AAA usual&quot;">
            <text:p>"C:\Program Files (x86)\Balabolka\cli\balcon.exe" -n "Microsoft Heera Mobile" -k -p 0 -v 100 -w "usual.mp3" -t "AAA usual"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show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5]&amp;&quot;.mp3&quot;&quot; -t &quot;&quot;AAA &quot;&amp;[.B1395]&amp;&quot;&quot;&quot;&quot;" office:value-type="string" office:string-value="&quot;C:\Program Files (x86)\Balabolka\cli\balcon.exe&quot; -n &quot;Microsoft Heera Mobile&quot; -k -p 0 -v 100 -w &quot;showing.mp3&quot; -t &quot;AAA showing&quot;">
            <text:p>"C:\Program Files (x86)\Balabolka\cli\balcon.exe" -n "Microsoft Heera Mobile" -k -p 0 -v 100 -w "showing.mp3" -t "AAA showing"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tel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6]&amp;&quot;.mp3&quot;&quot; -t &quot;&quot;AAA &quot;&amp;[.B1396]&amp;&quot;&quot;&quot;&quot;" office:value-type="string" office:string-value="&quot;C:\Program Files (x86)\Balabolka\cli\balcon.exe&quot; -n &quot;Microsoft Heera Mobile&quot; -k -p 0 -v 100 -w &quot;telling.mp3&quot; -t &quot;AAA telling&quot;">
            <text:p>"C:\Program Files (x86)\Balabolka\cli\balcon.exe" -n "Microsoft Heera Mobile" -k -p 0 -v 100 -w "telling.mp3" -t "AAA telling"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easi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7]&amp;&quot;.mp3&quot;&quot; -t &quot;&quot;AAA &quot;&amp;[.B1397]&amp;&quot;&quot;&quot;&quot;" office:value-type="string" office:string-value="&quot;C:\Program Files (x86)\Balabolka\cli\balcon.exe&quot; -n &quot;Microsoft Heera Mobile&quot; -k -p 0 -v 100 -w &quot;easier.mp3&quot; -t &quot;AAA easier&quot;">
            <text:p>"C:\Program Files (x86)\Balabolka\cli\balcon.exe" -n "Microsoft Heera Mobile" -k -p 0 -v 100 -w "easier.mp3" -t "AAA easier"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sc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8]&amp;&quot;.mp3&quot;&quot; -t &quot;&quot;AAA &quot;&amp;[.B1398]&amp;&quot;&quot;&quot;&quot;" office:value-type="string" office:string-value="&quot;C:\Program Files (x86)\Balabolka\cli\balcon.exe&quot; -n &quot;Microsoft Heera Mobile&quot; -k -p 0 -v 100 -w &quot;scar.mp3&quot; -t &quot;AAA scar&quot;">
            <text:p>"C:\Program Files (x86)\Balabolka\cli\balcon.exe" -n "Microsoft Heera Mobile" -k -p 0 -v 100 -w "scar.mp3" -t "AAA scar"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ran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399]&amp;&quot;.mp3&quot;&quot; -t &quot;&quot;AAA &quot;&amp;[.B1399]&amp;&quot;&quot;&quot;&quot;" office:value-type="string" office:string-value="&quot;C:\Program Files (x86)\Balabolka\cli\balcon.exe&quot; -n &quot;Microsoft Heera Mobile&quot; -k -p 0 -v 100 -w &quot;range.mp3&quot; -t &quot;AAA range&quot;">
            <text:p>"C:\Program Files (x86)\Balabolka\cli\balcon.exe" -n "Microsoft Heera Mobile" -k -p 0 -v 100 -w "range.mp3" -t "AAA range"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appea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0]&amp;&quot;.mp3&quot;&quot; -t &quot;&quot;AAA &quot;&amp;[.B1400]&amp;&quot;&quot;&quot;&quot;" office:value-type="string" office:string-value="&quot;C:\Program Files (x86)\Balabolka\cli\balcon.exe&quot; -n &quot;Microsoft Heera Mobile&quot; -k -p 0 -v 100 -w &quot;appeared.mp3&quot; -t &quot;AAA appeared&quot;">
            <text:p>"C:\Program Files (x86)\Balabolka\cli\balcon.exe" -n "Microsoft Heera Mobile" -k -p 0 -v 100 -w "appeared.mp3" -t "AAA appeared"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ro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1]&amp;&quot;.mp3&quot;&quot; -t &quot;&quot;AAA &quot;&amp;[.B1401]&amp;&quot;&quot;&quot;&quot;" office:value-type="string" office:string-value="&quot;C:\Program Files (x86)\Balabolka\cli\balcon.exe&quot; -n &quot;Microsoft Heera Mobile&quot; -k -p 0 -v 100 -w &quot;root.mp3&quot; -t &quot;AAA root&quot;">
            <text:p>"C:\Program Files (x86)\Balabolka\cli\balcon.exe" -n "Microsoft Heera Mobile" -k -p 0 -v 100 -w "root.mp3" -t "AAA root"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consi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2]&amp;&quot;.mp3&quot;&quot; -t &quot;&quot;AAA &quot;&amp;[.B1402]&amp;&quot;&quot;&quot;&quot;" office:value-type="string" office:string-value="&quot;C:\Program Files (x86)\Balabolka\cli\balcon.exe&quot; -n &quot;Microsoft Heera Mobile&quot; -k -p 0 -v 100 -w &quot;consider.mp3&quot; -t &quot;AAA consider&quot;">
            <text:p>"C:\Program Files (x86)\Balabolka\cli\balcon.exe" -n "Microsoft Heera Mobile" -k -p 0 -v 100 -w "consider.mp3" -t "AAA consider"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wag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3]&amp;&quot;.mp3&quot;&quot; -t &quot;&quot;AAA &quot;&amp;[.B1403]&amp;&quot;&quot;&quot;&quot;" office:value-type="string" office:string-value="&quot;C:\Program Files (x86)\Balabolka\cli\balcon.exe&quot; -n &quot;Microsoft Heera Mobile&quot; -k -p 0 -v 100 -w &quot;wagon.mp3&quot; -t &quot;AAA wagon&quot;">
            <text:p>"C:\Program Files (x86)\Balabolka\cli\balcon.exe" -n "Microsoft Heera Mobile" -k -p 0 -v 100 -w "wagon.mp3" -t "AAA wagon"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baseb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4]&amp;&quot;.mp3&quot;&quot; -t &quot;&quot;AAA &quot;&amp;[.B1404]&amp;&quot;&quot;&quot;&quot;" office:value-type="string" office:string-value="&quot;C:\Program Files (x86)\Balabolka\cli\balcon.exe&quot; -n &quot;Microsoft Heera Mobile&quot; -k -p 0 -v 100 -w &quot;baseball.mp3&quot; -t &quot;AAA baseball&quot;">
            <text:p>"C:\Program Files (x86)\Balabolka\cli\balcon.exe" -n "Microsoft Heera Mobile" -k -p 0 -v 100 -w "baseball.mp3" -t "AAA baseball"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rubb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5]&amp;&quot;.mp3&quot;&quot; -t &quot;&quot;AAA &quot;&amp;[.B1405]&amp;&quot;&quot;&quot;&quot;" office:value-type="string" office:string-value="&quot;C:\Program Files (x86)\Balabolka\cli\balcon.exe&quot; -n &quot;Microsoft Heera Mobile&quot; -k -p 0 -v 100 -w &quot;rubber.mp3&quot; -t &quot;AAA rubber&quot;">
            <text:p>"C:\Program Files (x86)\Balabolka\cli\balcon.exe" -n "Microsoft Heera Mobile" -k -p 0 -v 100 -w "rubber.mp3" -t "AAA rubber"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surpri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6]&amp;&quot;.mp3&quot;&quot; -t &quot;&quot;AAA &quot;&amp;[.B1406]&amp;&quot;&quot;&quot;&quot;" office:value-type="string" office:string-value="&quot;C:\Program Files (x86)\Balabolka\cli\balcon.exe&quot; -n &quot;Microsoft Heera Mobile&quot; -k -p 0 -v 100 -w &quot;surprised.mp3&quot; -t &quot;AAA surprised&quot;">
            <text:p>"C:\Program Files (x86)\Balabolka\cli\balcon.exe" -n "Microsoft Heera Mobile" -k -p 0 -v 100 -w "surprised.mp3" -t "AAA surprised"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hun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7]&amp;&quot;.mp3&quot;&quot; -t &quot;&quot;AAA &quot;&amp;[.B1407]&amp;&quot;&quot;&quot;&quot;" office:value-type="string" office:string-value="&quot;C:\Program Files (x86)\Balabolka\cli\balcon.exe&quot; -n &quot;Microsoft Heera Mobile&quot; -k -p 0 -v 100 -w &quot;hunting.mp3&quot; -t &quot;AAA hunting&quot;">
            <text:p>"C:\Program Files (x86)\Balabolka\cli\balcon.exe" -n "Microsoft Heera Mobile" -k -p 0 -v 100 -w "hunting.mp3" -t "AAA hunting"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symb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8]&amp;&quot;.mp3&quot;&quot; -t &quot;&quot;AAA &quot;&amp;[.B1408]&amp;&quot;&quot;&quot;&quot;" office:value-type="string" office:string-value="&quot;C:\Program Files (x86)\Balabolka\cli\balcon.exe&quot; -n &quot;Microsoft Heera Mobile&quot; -k -p 0 -v 100 -w &quot;symbol.mp3&quot; -t &quot;AAA symbol&quot;">
            <text:p>"C:\Program Files (x86)\Balabolka\cli\balcon.exe" -n "Microsoft Heera Mobile" -k -p 0 -v 100 -w "symbol.mp3" -t "AAA symbol"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see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09]&amp;&quot;.mp3&quot;&quot; -t &quot;&quot;AAA &quot;&amp;[.B1409]&amp;&quot;&quot;&quot;&quot;" office:value-type="string" office:string-value="&quot;C:\Program Files (x86)\Balabolka\cli\balcon.exe&quot; -n &quot;Microsoft Heera Mobile&quot; -k -p 0 -v 100 -w &quot;seeing.mp3&quot; -t &quot;AAA seeing&quot;">
            <text:p>"C:\Program Files (x86)\Balabolka\cli\balcon.exe" -n "Microsoft Heera Mobile" -k -p 0 -v 100 -w "seeing.mp3" -t "AAA seeing"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Chine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0]&amp;&quot;.mp3&quot;&quot; -t &quot;&quot;AAA &quot;&amp;[.B1410]&amp;&quot;&quot;&quot;&quot;" office:value-type="string" office:string-value="&quot;C:\Program Files (x86)\Balabolka\cli\balcon.exe&quot; -n &quot;Microsoft Heera Mobile&quot; -k -p 0 -v 100 -w &quot;Chinese.mp3&quot; -t &quot;AAA Chinese&quot;">
            <text:p>"C:\Program Files (x86)\Balabolka\cli\balcon.exe" -n "Microsoft Heera Mobile" -k -p 0 -v 100 -w "Chinese.mp3" -t "AAA Chinese"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Pacif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1]&amp;&quot;.mp3&quot;&quot; -t &quot;&quot;AAA &quot;&amp;[.B1411]&amp;&quot;&quot;&quot;&quot;" office:value-type="string" office:string-value="&quot;C:\Program Files (x86)\Balabolka\cli\balcon.exe&quot; -n &quot;Microsoft Heera Mobile&quot; -k -p 0 -v 100 -w &quot;Pacific.mp3&quot; -t &quot;AAA Pacific&quot;">
            <text:p>"C:\Program Files (x86)\Balabolka\cli\balcon.exe" -n "Microsoft Heera Mobile" -k -p 0 -v 100 -w "Pacific.mp3" -t "AAA Pacific"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suppo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2]&amp;&quot;.mp3&quot;&quot; -t &quot;&quot;AAA &quot;&amp;[.B1412]&amp;&quot;&quot;&quot;&quot;" office:value-type="string" office:string-value="&quot;C:\Program Files (x86)\Balabolka\cli\balcon.exe&quot; -n &quot;Microsoft Heera Mobile&quot; -k -p 0 -v 100 -w &quot;support.mp3&quot; -t &quot;AAA support&quot;">
            <text:p>"C:\Program Files (x86)\Balabolka\cli\balcon.exe" -n "Microsoft Heera Mobile" -k -p 0 -v 100 -w "support.mp3" -t "AAA support"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le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3]&amp;&quot;.mp3&quot;&quot; -t &quot;&quot;AAA &quot;&amp;[.B1413]&amp;&quot;&quot;&quot;&quot;" office:value-type="string" office:string-value="&quot;C:\Program Files (x86)\Balabolka\cli\balcon.exe&quot; -n &quot;Microsoft Heera Mobile&quot; -k -p 0 -v 100 -w &quot;leg.mp3&quot; -t &quot;AAA leg&quot;">
            <text:p>"C:\Program Files (x86)\Balabolka\cli\balcon.exe" -n "Microsoft Heera Mobile" -k -p 0 -v 100 -w "leg.mp3" -t "AAA leg"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wind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4]&amp;&quot;.mp3&quot;&quot; -t &quot;&quot;AAA &quot;&amp;[.B1414]&amp;&quot;&quot;&quot;&quot;" office:value-type="string" office:string-value="&quot;C:\Program Files (x86)\Balabolka\cli\balcon.exe&quot; -n &quot;Microsoft Heera Mobile&quot; -k -p 0 -v 100 -w &quot;windows.mp3&quot; -t &quot;AAA windows&quot;">
            <text:p>"C:\Program Files (x86)\Balabolka\cli\balcon.exe" -n "Microsoft Heera Mobile" -k -p 0 -v 100 -w "windows.mp3" -t "AAA windows"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Tex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5]&amp;&quot;.mp3&quot;&quot; -t &quot;&quot;AAA &quot;&amp;[.B1415]&amp;&quot;&quot;&quot;&quot;" office:value-type="string" office:string-value="&quot;C:\Program Files (x86)\Balabolka\cli\balcon.exe&quot; -n &quot;Microsoft Heera Mobile&quot; -k -p 0 -v 100 -w &quot;Texas.mp3&quot; -t &quot;AAA Texas&quot;">
            <text:p>"C:\Program Files (x86)\Balabolka\cli\balcon.exe" -n "Microsoft Heera Mobile" -k -p 0 -v 100 -w "Texas.mp3" -t "AAA Texas"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indust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6]&amp;&quot;.mp3&quot;&quot; -t &quot;&quot;AAA &quot;&amp;[.B1416]&amp;&quot;&quot;&quot;&quot;" office:value-type="string" office:string-value="&quot;C:\Program Files (x86)\Balabolka\cli\balcon.exe&quot; -n &quot;Microsoft Heera Mobile&quot; -k -p 0 -v 100 -w &quot;industry.mp3&quot; -t &quot;AAA industry&quot;">
            <text:p>"C:\Program Files (x86)\Balabolka\cli\balcon.exe" -n "Microsoft Heera Mobile" -k -p 0 -v 100 -w "industry.mp3" -t "AAA industry"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mi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7]&amp;&quot;.mp3&quot;&quot; -t &quot;&quot;AAA &quot;&amp;[.B1417]&amp;&quot;&quot;&quot;&quot;" office:value-type="string" office:string-value="&quot;C:\Program Files (x86)\Balabolka\cli\balcon.exe&quot; -n &quot;Microsoft Heera Mobile&quot; -k -p 0 -v 100 -w &quot;mile.mp3&quot; -t &quot;AAA mile&quot;">
            <text:p>"C:\Program Files (x86)\Balabolka\cli\balcon.exe" -n "Microsoft Heera Mobile" -k -p 0 -v 100 -w "mile.mp3" -t "AAA mile"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fores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8]&amp;&quot;.mp3&quot;&quot; -t &quot;&quot;AAA &quot;&amp;[.B1418]&amp;&quot;&quot;&quot;&quot;" office:value-type="string" office:string-value="&quot;C:\Program Files (x86)\Balabolka\cli\balcon.exe&quot; -n &quot;Microsoft Heera Mobile&quot; -k -p 0 -v 100 -w &quot;forests.mp3&quot; -t &quot;AAA forests&quot;">
            <text:p>"C:\Program Files (x86)\Balabolka\cli\balcon.exe" -n "Microsoft Heera Mobile" -k -p 0 -v 100 -w "forests.mp3" -t "AAA forests"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benea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19]&amp;&quot;.mp3&quot;&quot; -t &quot;&quot;AAA &quot;&amp;[.B1419]&amp;&quot;&quot;&quot;&quot;" office:value-type="string" office:string-value="&quot;C:\Program Files (x86)\Balabolka\cli\balcon.exe&quot; -n &quot;Microsoft Heera Mobile&quot; -k -p 0 -v 100 -w &quot;beneath.mp3&quot; -t &quot;AAA beneath&quot;">
            <text:p>"C:\Program Files (x86)\Balabolka\cli\balcon.exe" -n "Microsoft Heera Mobile" -k -p 0 -v 100 -w "beneath.mp3" -t "AAA beneath"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lik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0]&amp;&quot;.mp3&quot;&quot; -t &quot;&quot;AAA &quot;&amp;[.B1420]&amp;&quot;&quot;&quot;&quot;" office:value-type="string" office:string-value="&quot;C:\Program Files (x86)\Balabolka\cli\balcon.exe&quot; -n &quot;Microsoft Heera Mobile&quot; -k -p 0 -v 100 -w &quot;likely.mp3&quot; -t &quot;AAA likely&quot;">
            <text:p>"C:\Program Files (x86)\Balabolka\cli\balcon.exe" -n "Microsoft Heera Mobile" -k -p 0 -v 100 -w "likely.mp3" -t "AAA likely"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w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1]&amp;&quot;.mp3&quot;&quot; -t &quot;&quot;AAA &quot;&amp;[.B1421]&amp;&quot;&quot;&quot;&quot;" office:value-type="string" office:string-value="&quot;C:\Program Files (x86)\Balabolka\cli\balcon.exe&quot; -n &quot;Microsoft Heera Mobile&quot; -k -p 0 -v 100 -w &quot;win.mp3&quot; -t &quot;AAA win&quot;">
            <text:p>"C:\Program Files (x86)\Balabolka\cli\balcon.exe" -n "Microsoft Heera Mobile" -k -p 0 -v 100 -w "win.mp3" -t "AAA win"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f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2]&amp;&quot;.mp3&quot;&quot; -t &quot;&quot;AAA &quot;&amp;[.B1422]&amp;&quot;&quot;&quot;&quot;" office:value-type="string" office:string-value="&quot;C:\Program Files (x86)\Balabolka\cli\balcon.exe&quot; -n &quot;Microsoft Heera Mobile&quot; -k -p 0 -v 100 -w &quot;fence.mp3&quot; -t &quot;AAA fence&quot;">
            <text:p>"C:\Program Files (x86)\Balabolka\cli\balcon.exe" -n "Microsoft Heera Mobile" -k -p 0 -v 100 -w "fence.mp3" -t "AAA fence"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ma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3]&amp;&quot;.mp3&quot;&quot; -t &quot;&quot;AAA &quot;&amp;[.B1423]&amp;&quot;&quot;&quot;&quot;" office:value-type="string" office:string-value="&quot;C:\Program Files (x86)\Balabolka\cli\balcon.exe&quot; -n &quot;Microsoft Heera Mobile&quot; -k -p 0 -v 100 -w &quot;maps.mp3&quot; -t &quot;AAA maps&quot;">
            <text:p>"C:\Program Files (x86)\Balabolka\cli\balcon.exe" -n "Microsoft Heera Mobile" -k -p 0 -v 100 -w "maps.mp3" -t "AAA maps"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belie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4]&amp;&quot;.mp3&quot;&quot; -t &quot;&quot;AAA &quot;&amp;[.B1424]&amp;&quot;&quot;&quot;&quot;" office:value-type="string" office:string-value="&quot;C:\Program Files (x86)\Balabolka\cli\balcon.exe&quot; -n &quot;Microsoft Heera Mobile&quot; -k -p 0 -v 100 -w &quot;believed.mp3&quot; -t &quot;AAA believed&quot;">
            <text:p>"C:\Program Files (x86)\Balabolka\cli\balcon.exe" -n "Microsoft Heera Mobile" -k -p 0 -v 100 -w "believed.mp3" -t "AAA believed"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isla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5]&amp;&quot;.mp3&quot;&quot; -t &quot;&quot;AAA &quot;&amp;[.B1425]&amp;&quot;&quot;&quot;&quot;" office:value-type="string" office:string-value="&quot;C:\Program Files (x86)\Balabolka\cli\balcon.exe&quot; -n &quot;Microsoft Heera Mobile&quot; -k -p 0 -v 100 -w &quot;islands.mp3&quot; -t &quot;AAA islands&quot;">
            <text:p>"C:\Program Files (x86)\Balabolka\cli\balcon.exe" -n "Microsoft Heera Mobile" -k -p 0 -v 100 -w "islands.mp3" -t "AAA islands"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notic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6]&amp;&quot;.mp3&quot;&quot; -t &quot;&quot;AAA &quot;&amp;[.B1426]&amp;&quot;&quot;&quot;&quot;" office:value-type="string" office:string-value="&quot;C:\Program Files (x86)\Balabolka\cli\balcon.exe&quot; -n &quot;Microsoft Heera Mobile&quot; -k -p 0 -v 100 -w &quot;noticed.mp3&quot; -t &quot;AAA noticed&quot;">
            <text:p>"C:\Program Files (x86)\Balabolka\cli\balcon.exe" -n "Microsoft Heera Mobile" -k -p 0 -v 100 -w "noticed.mp3" -t "AAA noticed"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ru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7]&amp;&quot;.mp3&quot;&quot; -t &quot;&quot;AAA &quot;&amp;[.B1427]&amp;&quot;&quot;&quot;&quot;" office:value-type="string" office:string-value="&quot;C:\Program Files (x86)\Balabolka\cli\balcon.exe&quot; -n &quot;Microsoft Heera Mobile&quot; -k -p 0 -v 100 -w &quot;runs.mp3&quot; -t &quot;AAA runs&quot;">
            <text:p>"C:\Program Files (x86)\Balabolka\cli\balcon.exe" -n "Microsoft Heera Mobile" -k -p 0 -v 100 -w "runs.mp3" -t "AAA runs"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centur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8]&amp;&quot;.mp3&quot;&quot; -t &quot;&quot;AAA &quot;&amp;[.B1428]&amp;&quot;&quot;&quot;&quot;" office:value-type="string" office:string-value="&quot;C:\Program Files (x86)\Balabolka\cli\balcon.exe&quot; -n &quot;Microsoft Heera Mobile&quot; -k -p 0 -v 100 -w &quot;centuries.mp3&quot; -t &quot;AAA centuries&quot;">
            <text:p>"C:\Program Files (x86)\Balabolka\cli\balcon.exe" -n "Microsoft Heera Mobile" -k -p 0 -v 100 -w "centuries.mp3" -t "AAA centuries"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popul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29]&amp;&quot;.mp3&quot;&quot; -t &quot;&quot;AAA &quot;&amp;[.B1429]&amp;&quot;&quot;&quot;&quot;" office:value-type="string" office:string-value="&quot;C:\Program Files (x86)\Balabolka\cli\balcon.exe&quot; -n &quot;Microsoft Heera Mobile&quot; -k -p 0 -v 100 -w &quot;popular.mp3&quot; -t &quot;AAA popular&quot;">
            <text:p>"C:\Program Files (x86)\Balabolka\cli\balcon.exe" -n "Microsoft Heera Mobile" -k -p 0 -v 100 -w "popular.mp3" -t "AAA popular"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stay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0]&amp;&quot;.mp3&quot;&quot; -t &quot;&quot;AAA &quot;&amp;[.B1430]&amp;&quot;&quot;&quot;&quot;" office:value-type="string" office:string-value="&quot;C:\Program Files (x86)\Balabolka\cli\balcon.exe&quot; -n &quot;Microsoft Heera Mobile&quot; -k -p 0 -v 100 -w &quot;stayed.mp3&quot; -t &quot;AAA stayed&quot;">
            <text:p>"C:\Program Files (x86)\Balabolka\cli\balcon.exe" -n "Microsoft Heera Mobile" -k -p 0 -v 100 -w "stayed.mp3" -t "AAA stayed"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cha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1]&amp;&quot;.mp3&quot;&quot; -t &quot;&quot;AAA &quot;&amp;[.B1431]&amp;&quot;&quot;&quot;&quot;" office:value-type="string" office:string-value="&quot;C:\Program Files (x86)\Balabolka\cli\balcon.exe&quot; -n &quot;Microsoft Heera Mobile&quot; -k -p 0 -v 100 -w &quot;chart.mp3&quot; -t &quot;AAA chart&quot;">
            <text:p>"C:\Program Files (x86)\Balabolka\cli\balcon.exe" -n "Microsoft Heera Mobile" -k -p 0 -v 100 -w "chart.mp3" -t "AAA chart"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An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2]&amp;&quot;.mp3&quot;&quot; -t &quot;&quot;AAA &quot;&amp;[.B1432]&amp;&quot;&quot;&quot;&quot;" office:value-type="string" office:string-value="&quot;C:\Program Files (x86)\Balabolka\cli\balcon.exe&quot; -n &quot;Microsoft Heera Mobile&quot; -k -p 0 -v 100 -w &quot;Ann.mp3&quot; -t &quot;AAA Ann&quot;">
            <text:p>"C:\Program Files (x86)\Balabolka\cli\balcon.exe" -n "Microsoft Heera Mobile" -k -p 0 -v 100 -w "Ann.mp3" -t "AAA Ann"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mas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3]&amp;&quot;.mp3&quot;&quot; -t &quot;&quot;AAA &quot;&amp;[.B1433]&amp;&quot;&quot;&quot;&quot;" office:value-type="string" office:string-value="&quot;C:\Program Files (x86)\Balabolka\cli\balcon.exe&quot; -n &quot;Microsoft Heera Mobile&quot; -k -p 0 -v 100 -w &quot;master.mp3&quot; -t &quot;AAA master&quot;">
            <text:p>"C:\Program Files (x86)\Balabolka\cli\balcon.exe" -n "Microsoft Heera Mobile" -k -p 0 -v 100 -w "master.mp3" -t "AAA master"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la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4]&amp;&quot;.mp3&quot;&quot; -t &quot;&quot;AAA &quot;&amp;[.B1434]&amp;&quot;&quot;&quot;&quot;" office:value-type="string" office:string-value="&quot;C:\Program Files (x86)\Balabolka\cli\balcon.exe&quot; -n &quot;Microsoft Heera Mobile&quot; -k -p 0 -v 100 -w &quot;lake.mp3&quot; -t &quot;AAA lake&quot;">
            <text:p>"C:\Program Files (x86)\Balabolka\cli\balcon.exe" -n "Microsoft Heera Mobile" -k -p 0 -v 100 -w "lake.mp3" -t "AAA lake"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fa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5]&amp;&quot;.mp3&quot;&quot; -t &quot;&quot;AAA &quot;&amp;[.B1435]&amp;&quot;&quot;&quot;&quot;" office:value-type="string" office:string-value="&quot;C:\Program Files (x86)\Balabolka\cli\balcon.exe&quot; -n &quot;Microsoft Heera Mobile&quot; -k -p 0 -v 100 -w &quot;falls.mp3&quot; -t &quot;AAA falls&quot;">
            <text:p>"C:\Program Files (x86)\Balabolka\cli\balcon.exe" -n "Microsoft Heera Mobile" -k -p 0 -v 100 -w "falls.mp3" -t "AAA falls"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da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6]&amp;&quot;.mp3&quot;&quot; -t &quot;&quot;AAA &quot;&amp;[.B1436]&amp;&quot;&quot;&quot;&quot;" office:value-type="string" office:string-value="&quot;C:\Program Files (x86)\Balabolka\cli\balcon.exe&quot; -n &quot;Microsoft Heera Mobile&quot; -k -p 0 -v 100 -w &quot;dart.mp3&quot; -t &quot;AAA dart&quot;">
            <text:p>"C:\Program Files (x86)\Balabolka\cli\balcon.exe" -n "Microsoft Heera Mobile" -k -p 0 -v 100 -w "dart.mp3" -t "AAA dart"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she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7]&amp;&quot;.mp3&quot;&quot; -t &quot;&quot;AAA &quot;&amp;[.B1437]&amp;&quot;&quot;&quot;&quot;" office:value-type="string" office:string-value="&quot;C:\Program Files (x86)\Balabolka\cli\balcon.exe&quot; -n &quot;Microsoft Heera Mobile&quot; -k -p 0 -v 100 -w &quot;sheet.mp3&quot; -t &quot;AAA sheet&quot;">
            <text:p>"C:\Program Files (x86)\Balabolka\cli\balcon.exe" -n "Microsoft Heera Mobile" -k -p 0 -v 100 -w "sheet.mp3" -t "AAA sheet"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expla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8]&amp;&quot;.mp3&quot;&quot; -t &quot;&quot;AAA &quot;&amp;[.B1438]&amp;&quot;&quot;&quot;&quot;" office:value-type="string" office:string-value="&quot;C:\Program Files (x86)\Balabolka\cli\balcon.exe&quot; -n &quot;Microsoft Heera Mobile&quot; -k -p 0 -v 100 -w &quot;explained.mp3&quot; -t &quot;AAA explained&quot;">
            <text:p>"C:\Program Files (x86)\Balabolka\cli\balcon.exe" -n "Microsoft Heera Mobile" -k -p 0 -v 100 -w "explained.mp3" -t "AAA explained"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not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39]&amp;&quot;.mp3&quot;&quot; -t &quot;&quot;AAA &quot;&amp;[.B1439]&amp;&quot;&quot;&quot;&quot;" office:value-type="string" office:string-value="&quot;C:\Program Files (x86)\Balabolka\cli\balcon.exe&quot; -n &quot;Microsoft Heera Mobile&quot; -k -p 0 -v 100 -w &quot;notes.mp3&quot; -t &quot;AAA notes&quot;">
            <text:p>"C:\Program Files (x86)\Balabolka\cli\balcon.exe" -n "Microsoft Heera Mobile" -k -p 0 -v 100 -w "notes.mp3" -t "AAA notes"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ma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0]&amp;&quot;.mp3&quot;&quot; -t &quot;&quot;AAA &quot;&amp;[.B1440]&amp;&quot;&quot;&quot;&quot;" office:value-type="string" office:string-value="&quot;C:\Program Files (x86)\Balabolka\cli\balcon.exe&quot; -n &quot;Microsoft Heera Mobile&quot; -k -p 0 -v 100 -w &quot;mass.mp3&quot; -t &quot;AAA mass&quot;">
            <text:p>"C:\Program Files (x86)\Balabolka\cli\balcon.exe" -n "Microsoft Heera Mobile" -k -p 0 -v 100 -w "mass.mp3" -t "AAA mass"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a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1]&amp;&quot;.mp3&quot;&quot; -t &quot;&quot;AAA &quot;&amp;[.B1441]&amp;&quot;&quot;&quot;&quot;" office:value-type="string" office:string-value="&quot;C:\Program Files (x86)\Balabolka\cli\balcon.exe&quot; -n &quot;Microsoft Heera Mobile&quot; -k -p 0 -v 100 -w &quot;art.mp3&quot; -t &quot;AAA art&quot;">
            <text:p>"C:\Program Files (x86)\Balabolka\cli\balcon.exe" -n "Microsoft Heera Mobile" -k -p 0 -v 100 -w "art.mp3" -t "AAA art"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bot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2]&amp;&quot;.mp3&quot;&quot; -t &quot;&quot;AAA &quot;&amp;[.B1442]&amp;&quot;&quot;&quot;&quot;" office:value-type="string" office:string-value="&quot;C:\Program Files (x86)\Balabolka\cli\balcon.exe&quot; -n &quot;Microsoft Heera Mobile&quot; -k -p 0 -v 100 -w &quot;bottle.mp3&quot; -t &quot;AAA bottle&quot;">
            <text:p>"C:\Program Files (x86)\Balabolka\cli\balcon.exe" -n "Microsoft Heera Mobile" -k -p 0 -v 100 -w "bottle.mp3" -t "AAA bottle"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des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3]&amp;&quot;.mp3&quot;&quot; -t &quot;&quot;AAA &quot;&amp;[.B1443]&amp;&quot;&quot;&quot;&quot;" office:value-type="string" office:string-value="&quot;C:\Program Files (x86)\Balabolka\cli\balcon.exe&quot; -n &quot;Microsoft Heera Mobile&quot; -k -p 0 -v 100 -w &quot;desk.mp3&quot; -t &quot;AAA desk&quot;">
            <text:p>"C:\Program Files (x86)\Balabolka\cli\balcon.exe" -n "Microsoft Heera Mobile" -k -p 0 -v 100 -w "desk.mp3" -t "AAA desk"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colo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4]&amp;&quot;.mp3&quot;&quot; -t &quot;&quot;AAA &quot;&amp;[.B1444]&amp;&quot;&quot;&quot;&quot;" office:value-type="string" office:string-value="&quot;C:\Program Files (x86)\Balabolka\cli\balcon.exe&quot; -n &quot;Microsoft Heera Mobile&quot; -k -p 0 -v 100 -w &quot;colored.mp3&quot; -t &quot;AAA colored&quot;">
            <text:p>"C:\Program Files (x86)\Balabolka\cli\balcon.exe" -n "Microsoft Heera Mobile" -k -p 0 -v 100 -w "colored.mp3" -t "AAA colored"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n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5]&amp;&quot;.mp3&quot;&quot; -t &quot;&quot;AAA &quot;&amp;[.B1445]&amp;&quot;&quot;&quot;&quot;" office:value-type="string" office:string-value="&quot;C:\Program Files (x86)\Balabolka\cli\balcon.exe&quot; -n &quot;Microsoft Heera Mobile&quot; -k -p 0 -v 100 -w &quot;nest.mp3&quot; -t &quot;AAA nest&quot;">
            <text:p>"C:\Program Files (x86)\Balabolka\cli\balcon.exe" -n "Microsoft Heera Mobile" -k -p 0 -v 100 -w "nest.mp3" -t "AAA nest"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sto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6]&amp;&quot;.mp3&quot;&quot; -t &quot;&quot;AAA &quot;&amp;[.B1446]&amp;&quot;&quot;&quot;&quot;" office:value-type="string" office:string-value="&quot;C:\Program Files (x86)\Balabolka\cli\balcon.exe&quot; -n &quot;Microsoft Heera Mobile&quot; -k -p 0 -v 100 -w &quot;storm.mp3&quot; -t &quot;AAA storm&quot;">
            <text:p>"C:\Program Files (x86)\Balabolka\cli\balcon.exe" -n "Microsoft Heera Mobile" -k -p 0 -v 100 -w "storm.mp3" -t "AAA storm"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everywhe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7]&amp;&quot;.mp3&quot;&quot; -t &quot;&quot;AAA &quot;&amp;[.B1447]&amp;&quot;&quot;&quot;&quot;" office:value-type="string" office:string-value="&quot;C:\Program Files (x86)\Balabolka\cli\balcon.exe&quot; -n &quot;Microsoft Heera Mobile&quot; -k -p 0 -v 100 -w &quot;everywhere.mp3&quot; -t &quot;AAA everywhere&quot;">
            <text:p>"C:\Program Files (x86)\Balabolka\cli\balcon.exe" -n "Microsoft Heera Mobile" -k -p 0 -v 100 -w "everywhere.mp3" -t "AAA everywhere"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clear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8]&amp;&quot;.mp3&quot;&quot; -t &quot;&quot;AAA &quot;&amp;[.B1448]&amp;&quot;&quot;&quot;&quot;" office:value-type="string" office:string-value="&quot;C:\Program Files (x86)\Balabolka\cli\balcon.exe&quot; -n &quot;Microsoft Heera Mobile&quot; -k -p 0 -v 100 -w &quot;clearly.mp3&quot; -t &quot;AAA clearly&quot;">
            <text:p>"C:\Program Files (x86)\Balabolka\cli\balcon.exe" -n "Microsoft Heera Mobile" -k -p 0 -v 100 -w "clearly.mp3" -t "AAA clearly"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develop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49]&amp;&quot;.mp3&quot;&quot; -t &quot;&quot;AAA &quot;&amp;[.B1449]&amp;&quot;&quot;&quot;&quot;" office:value-type="string" office:string-value="&quot;C:\Program Files (x86)\Balabolka\cli\balcon.exe&quot; -n &quot;Microsoft Heera Mobile&quot; -k -p 0 -v 100 -w &quot;development.mp3&quot; -t &quot;AAA development&quot;">
            <text:p>"C:\Program Files (x86)\Balabolka\cli\balcon.exe" -n "Microsoft Heera Mobile" -k -p 0 -v 100 -w "development.mp3" -t "AAA development"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clos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0]&amp;&quot;.mp3&quot;&quot; -t &quot;&quot;AAA &quot;&amp;[.B1450]&amp;&quot;&quot;&quot;&quot;" office:value-type="string" office:string-value="&quot;C:\Program Files (x86)\Balabolka\cli\balcon.exe&quot; -n &quot;Microsoft Heera Mobile&quot; -k -p 0 -v 100 -w &quot;closely.mp3&quot; -t &quot;AAA closely&quot;">
            <text:p>"C:\Program Files (x86)\Balabolka\cli\balcon.exe" -n "Microsoft Heera Mobile" -k -p 0 -v 100 -w "closely.mp3" -t "AAA closely"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four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1]&amp;&quot;.mp3&quot;&quot; -t &quot;&quot;AAA &quot;&amp;[.B1451]&amp;&quot;&quot;&quot;&quot;" office:value-type="string" office:string-value="&quot;C:\Program Files (x86)\Balabolka\cli\balcon.exe&quot; -n &quot;Microsoft Heera Mobile&quot; -k -p 0 -v 100 -w &quot;fourth.mp3&quot; -t &quot;AAA fourth&quot;">
            <text:p>"C:\Program Files (x86)\Balabolka\cli\balcon.exe" -n "Microsoft Heera Mobile" -k -p 0 -v 100 -w "fourth.mp3" -t "AAA fourth"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pu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2]&amp;&quot;.mp3&quot;&quot; -t &quot;&quot;AAA &quot;&amp;[.B1452]&amp;&quot;&quot;&quot;&quot;" office:value-type="string" office:string-value="&quot;C:\Program Files (x86)\Balabolka\cli\balcon.exe&quot; -n &quot;Microsoft Heera Mobile&quot; -k -p 0 -v 100 -w &quot;push.mp3&quot; -t &quot;AAA push&quot;">
            <text:p>"C:\Program Files (x86)\Balabolka\cli\balcon.exe" -n "Microsoft Heera Mobile" -k -p 0 -v 100 -w "push.mp3" -t "AAA push"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Ear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3]&amp;&quot;.mp3&quot;&quot; -t &quot;&quot;AAA &quot;&amp;[.B1453]&amp;&quot;&quot;&quot;&quot;" office:value-type="string" office:string-value="&quot;C:\Program Files (x86)\Balabolka\cli\balcon.exe&quot; -n &quot;Microsoft Heera Mobile&quot; -k -p 0 -v 100 -w &quot;Earth.mp3&quot; -t &quot;AAA Earth&quot;">
            <text:p>"C:\Program Files (x86)\Balabolka\cli\balcon.exe" -n "Microsoft Heera Mobile" -k -p 0 -v 100 -w "Earth.mp3" -t "AAA Earth"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rol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4]&amp;&quot;.mp3&quot;&quot; -t &quot;&quot;AAA &quot;&amp;[.B1454]&amp;&quot;&quot;&quot;&quot;" office:value-type="string" office:string-value="&quot;C:\Program Files (x86)\Balabolka\cli\balcon.exe&quot; -n &quot;Microsoft Heera Mobile&quot; -k -p 0 -v 100 -w &quot;rolled.mp3&quot; -t &quot;AAA rolled&quot;">
            <text:p>"C:\Program Files (x86)\Balabolka\cli\balcon.exe" -n "Microsoft Heera Mobile" -k -p 0 -v 100 -w "rolled.mp3" -t "AAA rolled"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fl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5]&amp;&quot;.mp3&quot;&quot; -t &quot;&quot;AAA &quot;&amp;[.B1455]&amp;&quot;&quot;&quot;&quot;" office:value-type="string" office:string-value="&quot;C:\Program Files (x86)\Balabolka\cli\balcon.exe&quot; -n &quot;Microsoft Heera Mobile&quot; -k -p 0 -v 100 -w &quot;flight.mp3&quot; -t &quot;AAA flight&quot;">
            <text:p>"C:\Program Files (x86)\Balabolka\cli\balcon.exe" -n "Microsoft Heera Mobile" -k -p 0 -v 100 -w "flight.mp3" -t "AAA flight"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smo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6]&amp;&quot;.mp3&quot;&quot; -t &quot;&quot;AAA &quot;&amp;[.B1456]&amp;&quot;&quot;&quot;&quot;" office:value-type="string" office:string-value="&quot;C:\Program Files (x86)\Balabolka\cli\balcon.exe&quot; -n &quot;Microsoft Heera Mobile&quot; -k -p 0 -v 100 -w &quot;smoke.mp3&quot; -t &quot;AAA smoke&quot;">
            <text:p>"C:\Program Files (x86)\Balabolka\cli\balcon.exe" -n "Microsoft Heera Mobile" -k -p 0 -v 100 -w "smoke.mp3" -t "AAA smoke"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up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7]&amp;&quot;.mp3&quot;&quot; -t &quot;&quot;AAA &quot;&amp;[.B1457]&amp;&quot;&quot;&quot;&quot;" office:value-type="string" office:string-value="&quot;C:\Program Files (x86)\Balabolka\cli\balcon.exe&quot; -n &quot;Microsoft Heera Mobile&quot; -k -p 0 -v 100 -w &quot;upper.mp3&quot; -t &quot;AAA upper&quot;">
            <text:p>"C:\Program Files (x86)\Balabolka\cli\balcon.exe" -n "Microsoft Heera Mobile" -k -p 0 -v 100 -w "upper.mp3" -t "AAA upper"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rememb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8]&amp;&quot;.mp3&quot;&quot; -t &quot;&quot;AAA &quot;&amp;[.B1458]&amp;&quot;&quot;&quot;&quot;" office:value-type="string" office:string-value="&quot;C:\Program Files (x86)\Balabolka\cli\balcon.exe&quot; -n &quot;Microsoft Heera Mobile&quot; -k -p 0 -v 100 -w &quot;remembered.mp3&quot; -t &quot;AAA remembered&quot;">
            <text:p>"C:\Program Files (x86)\Balabolka\cli\balcon.exe" -n "Microsoft Heera Mobile" -k -p 0 -v 100 -w "remembered.mp3" -t "AAA remembered"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tr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59]&amp;&quot;.mp3&quot;&quot; -t &quot;&quot;AAA &quot;&amp;[.B1459]&amp;&quot;&quot;&quot;&quot;" office:value-type="string" office:string-value="&quot;C:\Program Files (x86)\Balabolka\cli\balcon.exe&quot; -n &quot;Microsoft Heera Mobile&quot; -k -p 0 -v 100 -w &quot;track.mp3&quot; -t &quot;AAA track&quot;">
            <text:p>"C:\Program Files (x86)\Balabolka\cli\balcon.exe" -n "Microsoft Heera Mobile" -k -p 0 -v 100 -w "track.mp3" -t "AAA track"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mix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0]&amp;&quot;.mp3&quot;&quot; -t &quot;&quot;AAA &quot;&amp;[.B1460]&amp;&quot;&quot;&quot;&quot;" office:value-type="string" office:string-value="&quot;C:\Program Files (x86)\Balabolka\cli\balcon.exe&quot; -n &quot;Microsoft Heera Mobile&quot; -k -p 0 -v 100 -w &quot;mixed.mp3&quot; -t &quot;AAA mixed&quot;">
            <text:p>"C:\Program Files (x86)\Balabolka\cli\balcon.exe" -n "Microsoft Heera Mobile" -k -p 0 -v 100 -w "mixed.mp3" -t "AAA mixed"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forg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1]&amp;&quot;.mp3&quot;&quot; -t &quot;&quot;AAA &quot;&amp;[.B1461]&amp;&quot;&quot;&quot;&quot;" office:value-type="string" office:string-value="&quot;C:\Program Files (x86)\Balabolka\cli\balcon.exe&quot; -n &quot;Microsoft Heera Mobile&quot; -k -p 0 -v 100 -w &quot;forget.mp3&quot; -t &quot;AAA forget&quot;">
            <text:p>"C:\Program Files (x86)\Balabolka\cli\balcon.exe" -n "Microsoft Heera Mobile" -k -p 0 -v 100 -w "forget.mp3" -t "AAA forget"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big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2]&amp;&quot;.mp3&quot;&quot; -t &quot;&quot;AAA &quot;&amp;[.B1462]&amp;&quot;&quot;&quot;&quot;" office:value-type="string" office:string-value="&quot;C:\Program Files (x86)\Balabolka\cli\balcon.exe&quot; -n &quot;Microsoft Heera Mobile&quot; -k -p 0 -v 100 -w &quot;bigger.mp3&quot; -t &quot;AAA bigger&quot;">
            <text:p>"C:\Program Files (x86)\Balabolka\cli\balcon.exe" -n "Microsoft Heera Mobile" -k -p 0 -v 100 -w "bigger.mp3" -t "AAA bigger"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nearb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3]&amp;&quot;.mp3&quot;&quot; -t &quot;&quot;AAA &quot;&amp;[.B1463]&amp;&quot;&quot;&quot;&quot;" office:value-type="string" office:string-value="&quot;C:\Program Files (x86)\Balabolka\cli\balcon.exe&quot; -n &quot;Microsoft Heera Mobile&quot; -k -p 0 -v 100 -w &quot;nearby.mp3&quot; -t &quot;AAA nearby&quot;">
            <text:p>"C:\Program Files (x86)\Balabolka\cli\balcon.exe" -n "Microsoft Heera Mobile" -k -p 0 -v 100 -w "nearby.mp3" -t "AAA nearby"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plen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4]&amp;&quot;.mp3&quot;&quot; -t &quot;&quot;AAA &quot;&amp;[.B1464]&amp;&quot;&quot;&quot;&quot;" office:value-type="string" office:string-value="&quot;C:\Program Files (x86)\Balabolka\cli\balcon.exe&quot; -n &quot;Microsoft Heera Mobile&quot; -k -p 0 -v 100 -w &quot;plenty.mp3&quot; -t &quot;AAA plenty&quot;">
            <text:p>"C:\Program Files (x86)\Balabolka\cli\balcon.exe" -n "Microsoft Heera Mobile" -k -p 0 -v 100 -w "plenty.mp3" -t "AAA plenty"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ba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5]&amp;&quot;.mp3&quot;&quot; -t &quot;&quot;AAA &quot;&amp;[.B1465]&amp;&quot;&quot;&quot;&quot;" office:value-type="string" office:string-value="&quot;C:\Program Files (x86)\Balabolka\cli\balcon.exe&quot; -n &quot;Microsoft Heera Mobile&quot; -k -p 0 -v 100 -w &quot;based.mp3&quot; -t &quot;AAA based&quot;">
            <text:p>"C:\Program Files (x86)\Balabolka\cli\balcon.exe" -n "Microsoft Heera Mobile" -k -p 0 -v 100 -w "based.mp3" -t "AAA based"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leav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6]&amp;&quot;.mp3&quot;&quot; -t &quot;&quot;AAA &quot;&amp;[.B1466]&amp;&quot;&quot;&quot;&quot;" office:value-type="string" office:string-value="&quot;C:\Program Files (x86)\Balabolka\cli\balcon.exe&quot; -n &quot;Microsoft Heera Mobile&quot; -k -p 0 -v 100 -w &quot;leaving.mp3&quot; -t &quot;AAA leaving&quot;">
            <text:p>"C:\Program Files (x86)\Balabolka\cli\balcon.exe" -n "Microsoft Heera Mobile" -k -p 0 -v 100 -w "leaving.mp3" -t "AAA leaving"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sa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7]&amp;&quot;.mp3&quot;&quot; -t &quot;&quot;AAA &quot;&amp;[.B1467]&amp;&quot;&quot;&quot;&quot;" office:value-type="string" office:string-value="&quot;C:\Program Files (x86)\Balabolka\cli\balcon.exe&quot; -n &quot;Microsoft Heera Mobile&quot; -k -p 0 -v 100 -w &quot;save.mp3&quot; -t &quot;AAA save&quot;">
            <text:p>"C:\Program Files (x86)\Balabolka\cli\balcon.exe" -n "Microsoft Heera Mobile" -k -p 0 -v 100 -w "save.mp3" -t "AAA save"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belo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8]&amp;&quot;.mp3&quot;&quot; -t &quot;&quot;AAA &quot;&amp;[.B1468]&amp;&quot;&quot;&quot;&quot;" office:value-type="string" office:string-value="&quot;C:\Program Files (x86)\Balabolka\cli\balcon.exe&quot; -n &quot;Microsoft Heera Mobile&quot; -k -p 0 -v 100 -w &quot;belong.mp3&quot; -t &quot;AAA belong&quot;">
            <text:p>"C:\Program Files (x86)\Balabolka\cli\balcon.exe" -n "Microsoft Heera Mobile" -k -p 0 -v 100 -w "belong.mp3" -t "AAA belong"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la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69]&amp;&quot;.mp3&quot;&quot; -t &quot;&quot;AAA &quot;&amp;[.B1469]&amp;&quot;&quot;&quot;&quot;" office:value-type="string" office:string-value="&quot;C:\Program Files (x86)\Balabolka\cli\balcon.exe&quot; -n &quot;Microsoft Heera Mobile&quot; -k -p 0 -v 100 -w &quot;laws.mp3&quot; -t &quot;AAA laws&quot;">
            <text:p>"C:\Program Files (x86)\Balabolka\cli\balcon.exe" -n "Microsoft Heera Mobile" -k -p 0 -v 100 -w "laws.mp3" -t "AAA laws"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struc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0]&amp;&quot;.mp3&quot;&quot; -t &quot;&quot;AAA &quot;&amp;[.B1470]&amp;&quot;&quot;&quot;&quot;" office:value-type="string" office:string-value="&quot;C:\Program Files (x86)\Balabolka\cli\balcon.exe&quot; -n &quot;Microsoft Heera Mobile&quot; -k -p 0 -v 100 -w &quot;structure.mp3&quot; -t &quot;AAA structure&quot;">
            <text:p>"C:\Program Files (x86)\Balabolka\cli\balcon.exe" -n "Microsoft Heera Mobile" -k -p 0 -v 100 -w "structure.mp3" -t "AAA structure"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he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1]&amp;&quot;.mp3&quot;&quot; -t &quot;&quot;AAA &quot;&amp;[.B1471]&amp;&quot;&quot;&quot;&quot;" office:value-type="string" office:string-value="&quot;C:\Program Files (x86)\Balabolka\cli\balcon.exe&quot; -n &quot;Microsoft Heera Mobile&quot; -k -p 0 -v 100 -w &quot;height.mp3&quot; -t &quot;AAA height&quot;">
            <text:p>"C:\Program Files (x86)\Balabolka\cli\balcon.exe" -n "Microsoft Heera Mobile" -k -p 0 -v 100 -w "height.mp3" -t "AAA height"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sugges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2]&amp;&quot;.mp3&quot;&quot; -t &quot;&quot;AAA &quot;&amp;[.B1472]&amp;&quot;&quot;&quot;&quot;" office:value-type="string" office:string-value="&quot;C:\Program Files (x86)\Balabolka\cli\balcon.exe&quot; -n &quot;Microsoft Heera Mobile&quot; -k -p 0 -v 100 -w &quot;suggested.mp3&quot; -t &quot;AAA suggested&quot;">
            <text:p>"C:\Program Files (x86)\Balabolka\cli\balcon.exe" -n "Microsoft Heera Mobile" -k -p 0 -v 100 -w "suggested.mp3" -t "AAA suggested"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Germ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3]&amp;&quot;.mp3&quot;&quot; -t &quot;&quot;AAA &quot;&amp;[.B1473]&amp;&quot;&quot;&quot;&quot;" office:value-type="string" office:string-value="&quot;C:\Program Files (x86)\Balabolka\cli\balcon.exe&quot; -n &quot;Microsoft Heera Mobile&quot; -k -p 0 -v 100 -w &quot;German.mp3&quot; -t &quot;AAA German&quot;">
            <text:p>"C:\Program Files (x86)\Balabolka\cli\balcon.exe" -n "Microsoft Heera Mobile" -k -p 0 -v 100 -w "German.mp3" -t "AAA German"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obser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4]&amp;&quot;.mp3&quot;&quot; -t &quot;&quot;AAA &quot;&amp;[.B1474]&amp;&quot;&quot;&quot;&quot;" office:value-type="string" office:string-value="&quot;C:\Program Files (x86)\Balabolka\cli\balcon.exe&quot; -n &quot;Microsoft Heera Mobile&quot; -k -p 0 -v 100 -w &quot;observe.mp3&quot; -t &quot;AAA observe&quot;">
            <text:p>"C:\Program Files (x86)\Balabolka\cli\balcon.exe" -n "Microsoft Heera Mobile" -k -p 0 -v 100 -w "observe.mp3" -t "AAA observe"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loc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5]&amp;&quot;.mp3&quot;&quot; -t &quot;&quot;AAA &quot;&amp;[.B1475]&amp;&quot;&quot;&quot;&quot;" office:value-type="string" office:string-value="&quot;C:\Program Files (x86)\Balabolka\cli\balcon.exe&quot; -n &quot;Microsoft Heera Mobile&quot; -k -p 0 -v 100 -w &quot;located.mp3&quot; -t &quot;AAA located&quot;">
            <text:p>"C:\Program Files (x86)\Balabolka\cli\balcon.exe" -n "Microsoft Heera Mobile" -k -p 0 -v 100 -w "located.mp3" -t "AAA located"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clo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6]&amp;&quot;.mp3&quot;&quot; -t &quot;&quot;AAA &quot;&amp;[.B1476]&amp;&quot;&quot;&quot;&quot;" office:value-type="string" office:string-value="&quot;C:\Program Files (x86)\Balabolka\cli\balcon.exe&quot; -n &quot;Microsoft Heera Mobile&quot; -k -p 0 -v 100 -w &quot;clock.mp3&quot; -t &quot;AAA clock&quot;">
            <text:p>"C:\Program Files (x86)\Balabolka\cli\balcon.exe" -n "Microsoft Heera Mobile" -k -p 0 -v 100 -w "clock.mp3" -t "AAA clock"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gi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7]&amp;&quot;.mp3&quot;&quot; -t &quot;&quot;AAA &quot;&amp;[.B1477]&amp;&quot;&quot;&quot;&quot;" office:value-type="string" office:string-value="&quot;C:\Program Files (x86)\Balabolka\cli\balcon.exe&quot; -n &quot;Microsoft Heera Mobile&quot; -k -p 0 -v 100 -w &quot;giant.mp3&quot; -t &quot;AAA giant&quot;">
            <text:p>"C:\Program Files (x86)\Balabolka\cli\balcon.exe" -n "Microsoft Heera Mobile" -k -p 0 -v 100 -w "giant.mp3" -t "AAA giant"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Capt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8]&amp;&quot;.mp3&quot;&quot; -t &quot;&quot;AAA &quot;&amp;[.B1478]&amp;&quot;&quot;&quot;&quot;" office:value-type="string" office:string-value="&quot;C:\Program Files (x86)\Balabolka\cli\balcon.exe&quot; -n &quot;Microsoft Heera Mobile&quot; -k -p 0 -v 100 -w &quot;Captain.mp3&quot; -t &quot;AAA Captain&quot;">
            <text:p>"C:\Program Files (x86)\Balabolka\cli\balcon.exe" -n "Microsoft Heera Mobile" -k -p 0 -v 100 -w "Captain.mp3" -t "AAA Captain"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sm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79]&amp;&quot;.mp3&quot;&quot; -t &quot;&quot;AAA &quot;&amp;[.B1479]&amp;&quot;&quot;&quot;&quot;" office:value-type="string" office:string-value="&quot;C:\Program Files (x86)\Balabolka\cli\balcon.exe&quot; -n &quot;Microsoft Heera Mobile&quot; -k -p 0 -v 100 -w &quot;smell.mp3&quot; -t &quot;AAA smell&quot;">
            <text:p>"C:\Program Files (x86)\Balabolka\cli\balcon.exe" -n "Microsoft Heera Mobile" -k -p 0 -v 100 -w "smell.mp3" -t "AAA smell"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pla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0]&amp;&quot;.mp3&quot;&quot; -t &quot;&quot;AAA &quot;&amp;[.B1480]&amp;&quot;&quot;&quot;&quot;" office:value-type="string" office:string-value="&quot;C:\Program Files (x86)\Balabolka\cli\balcon.exe&quot; -n &quot;Microsoft Heera Mobile&quot; -k -p 0 -v 100 -w &quot;planes.mp3&quot; -t &quot;AAA planes&quot;">
            <text:p>"C:\Program Files (x86)\Balabolka\cli\balcon.exe" -n "Microsoft Heera Mobile" -k -p 0 -v 100 -w "planes.mp3" -t "AAA planes"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railro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1]&amp;&quot;.mp3&quot;&quot; -t &quot;&quot;AAA &quot;&amp;[.B1481]&amp;&quot;&quot;&quot;&quot;" office:value-type="string" office:string-value="&quot;C:\Program Files (x86)\Balabolka\cli\balcon.exe&quot; -n &quot;Microsoft Heera Mobile&quot; -k -p 0 -v 100 -w &quot;railroad.mp3&quot; -t &quot;AAA railroad&quot;">
            <text:p>"C:\Program Files (x86)\Balabolka\cli\balcon.exe" -n "Microsoft Heera Mobile" -k -p 0 -v 100 -w "railroad.mp3" -t "AAA railroad"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knif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2]&amp;&quot;.mp3&quot;&quot; -t &quot;&quot;AAA &quot;&amp;[.B1482]&amp;&quot;&quot;&quot;&quot;" office:value-type="string" office:string-value="&quot;C:\Program Files (x86)\Balabolka\cli\balcon.exe&quot; -n &quot;Microsoft Heera Mobile&quot; -k -p 0 -v 100 -w &quot;knife.mp3&quot; -t &quot;AAA knife&quot;">
            <text:p>"C:\Program Files (x86)\Balabolka\cli\balcon.exe" -n "Microsoft Heera Mobile" -k -p 0 -v 100 -w "knife.mp3" -t "AAA knife"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gr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3]&amp;&quot;.mp3&quot;&quot; -t &quot;&quot;AAA &quot;&amp;[.B1483]&amp;&quot;&quot;&quot;&quot;" office:value-type="string" office:string-value="&quot;C:\Program Files (x86)\Balabolka\cli\balcon.exe&quot; -n &quot;Microsoft Heera Mobile&quot; -k -p 0 -v 100 -w &quot;grows.mp3&quot; -t &quot;AAA grows&quot;">
            <text:p>"C:\Program Files (x86)\Balabolka\cli\balcon.exe" -n "Microsoft Heera Mobile" -k -p 0 -v 100 -w "grows.mp3" -t "AAA grows"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so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4]&amp;&quot;.mp3&quot;&quot; -t &quot;&quot;AAA &quot;&amp;[.B1484]&amp;&quot;&quot;&quot;&quot;" office:value-type="string" office:string-value="&quot;C:\Program Files (x86)\Balabolka\cli\balcon.exe&quot; -n &quot;Microsoft Heera Mobile&quot; -k -p 0 -v 100 -w &quot;soar.mp3&quot; -t &quot;AAA soar&quot;">
            <text:p>"C:\Program Files (x86)\Balabolka\cli\balcon.exe" -n "Microsoft Heera Mobile" -k -p 0 -v 100 -w "soar.mp3" -t "AAA soar"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resul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5]&amp;&quot;.mp3&quot;&quot; -t &quot;&quot;AAA &quot;&amp;[.B1485]&amp;&quot;&quot;&quot;&quot;" office:value-type="string" office:string-value="&quot;C:\Program Files (x86)\Balabolka\cli\balcon.exe&quot; -n &quot;Microsoft Heera Mobile&quot; -k -p 0 -v 100 -w &quot;results.mp3&quot; -t &quot;AAA results&quot;">
            <text:p>"C:\Program Files (x86)\Balabolka\cli\balcon.exe" -n "Microsoft Heera Mobile" -k -p 0 -v 100 -w "results.mp3" -t "AAA results"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spel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6]&amp;&quot;.mp3&quot;&quot; -t &quot;&quot;AAA &quot;&amp;[.B1486]&amp;&quot;&quot;&quot;&quot;" office:value-type="string" office:string-value="&quot;C:\Program Files (x86)\Balabolka\cli\balcon.exe&quot; -n &quot;Microsoft Heera Mobile&quot; -k -p 0 -v 100 -w &quot;spelling.mp3&quot; -t &quot;AAA spelling&quot;">
            <text:p>"C:\Program Files (x86)\Balabolka\cli\balcon.exe" -n "Microsoft Heera Mobile" -k -p 0 -v 100 -w "spelling.mp3" -t "AAA spelling"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friend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7]&amp;&quot;.mp3&quot;&quot; -t &quot;&quot;AAA &quot;&amp;[.B1487]&amp;&quot;&quot;&quot;&quot;" office:value-type="string" office:string-value="&quot;C:\Program Files (x86)\Balabolka\cli\balcon.exe&quot; -n &quot;Microsoft Heera Mobile&quot; -k -p 0 -v 100 -w &quot;friendly.mp3&quot; -t &quot;AAA friendly&quot;">
            <text:p>"C:\Program Files (x86)\Balabolka\cli\balcon.exe" -n "Microsoft Heera Mobile" -k -p 0 -v 100 -w "friendly.mp3" -t "AAA friendly"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f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8]&amp;&quot;.mp3&quot;&quot; -t &quot;&quot;AAA &quot;&amp;[.B1488]&amp;&quot;&quot;&quot;&quot;" office:value-type="string" office:string-value="&quot;C:\Program Files (x86)\Balabolka\cli\balcon.exe&quot; -n &quot;Microsoft Heera Mobile&quot; -k -p 0 -v 100 -w &quot;flow.mp3&quot; -t &quot;AAA flow&quot;">
            <text:p>"C:\Program Files (x86)\Balabolka\cli\balcon.exe" -n "Microsoft Heera Mobile" -k -p 0 -v 100 -w "flow.mp3" -t "AAA flow"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pla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89]&amp;&quot;.mp3&quot;&quot; -t &quot;&quot;AAA &quot;&amp;[.B1489]&amp;&quot;&quot;&quot;&quot;" office:value-type="string" office:string-value="&quot;C:\Program Files (x86)\Balabolka\cli\balcon.exe&quot; -n &quot;Microsoft Heera Mobile&quot; -k -p 0 -v 100 -w &quot;plans.mp3&quot; -t &quot;AAA plans&quot;">
            <text:p>"C:\Program Files (x86)\Balabolka\cli\balcon.exe" -n "Microsoft Heera Mobile" -k -p 0 -v 100 -w "plans.mp3" -t "AAA plans"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whate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0]&amp;&quot;.mp3&quot;&quot; -t &quot;&quot;AAA &quot;&amp;[.B1490]&amp;&quot;&quot;&quot;&quot;" office:value-type="string" office:string-value="&quot;C:\Program Files (x86)\Balabolka\cli\balcon.exe&quot; -n &quot;Microsoft Heera Mobile&quot; -k -p 0 -v 100 -w &quot;whatever.mp3&quot; -t &quot;AAA whatever&quot;">
            <text:p>"C:\Program Files (x86)\Balabolka\cli\balcon.exe" -n "Microsoft Heera Mobile" -k -p 0 -v 100 -w "whatever.mp3" -t "AAA whatever"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ba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1]&amp;&quot;.mp3&quot;&quot; -t &quot;&quot;AAA &quot;&amp;[.B1491]&amp;&quot;&quot;&quot;&quot;" office:value-type="string" office:string-value="&quot;C:\Program Files (x86)\Balabolka\cli\balcon.exe&quot; -n &quot;Microsoft Heera Mobile&quot; -k -p 0 -v 100 -w &quot;barn.mp3&quot; -t &quot;AAA barn&quot;">
            <text:p>"C:\Program Files (x86)\Balabolka\cli\balcon.exe" -n "Microsoft Heera Mobile" -k -p 0 -v 100 -w "barn.mp3" -t "AAA barn"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beau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2]&amp;&quot;.mp3&quot;&quot; -t &quot;&quot;AAA &quot;&amp;[.B1492]&amp;&quot;&quot;&quot;&quot;" office:value-type="string" office:string-value="&quot;C:\Program Files (x86)\Balabolka\cli\balcon.exe&quot; -n &quot;Microsoft Heera Mobile&quot; -k -p 0 -v 100 -w &quot;beauty.mp3&quot; -t &quot;AAA beauty&quot;">
            <text:p>"C:\Program Files (x86)\Balabolka\cli\balcon.exe" -n "Microsoft Heera Mobile" -k -p 0 -v 100 -w "beauty.mp3" -t "AAA beauty"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b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3]&amp;&quot;.mp3&quot;&quot; -t &quot;&quot;AAA &quot;&amp;[.B1493]&amp;&quot;&quot;&quot;&quot;" office:value-type="string" office:string-value="&quot;C:\Program Files (x86)\Balabolka\cli\balcon.exe&quot; -n &quot;Microsoft Heera Mobile&quot; -k -p 0 -v 100 -w &quot;bell.mp3&quot; -t &quot;AAA bell&quot;">
            <text:p>"C:\Program Files (x86)\Balabolka\cli\balcon.exe" -n "Microsoft Heera Mobile" -k -p 0 -v 100 -w "bell.mp3" -t "AAA bell"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wonderfu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4]&amp;&quot;.mp3&quot;&quot; -t &quot;&quot;AAA &quot;&amp;[.B1494]&amp;&quot;&quot;&quot;&quot;" office:value-type="string" office:string-value="&quot;C:\Program Files (x86)\Balabolka\cli\balcon.exe&quot; -n &quot;Microsoft Heera Mobile&quot; -k -p 0 -v 100 -w &quot;wonderful.mp3&quot; -t &quot;AAA wonderful&quot;">
            <text:p>"C:\Program Files (x86)\Balabolka\cli\balcon.exe" -n "Microsoft Heera Mobile" -k -p 0 -v 100 -w "wonderful.mp3" -t "AAA wonderful"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rapid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5]&amp;&quot;.mp3&quot;&quot; -t &quot;&quot;AAA &quot;&amp;[.B1495]&amp;&quot;&quot;&quot;&quot;" office:value-type="string" office:string-value="&quot;C:\Program Files (x86)\Balabolka\cli\balcon.exe&quot; -n &quot;Microsoft Heera Mobile&quot; -k -p 0 -v 100 -w &quot;rapidly.mp3&quot; -t &quot;AAA rapidly&quot;">
            <text:p>"C:\Program Files (x86)\Balabolka\cli\balcon.exe" -n "Microsoft Heera Mobile" -k -p 0 -v 100 -w "rapidly.mp3" -t "AAA rapidly"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Lit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6]&amp;&quot;.mp3&quot;&quot; -t &quot;&quot;AAA &quot;&amp;[.B1496]&amp;&quot;&quot;&quot;&quot;" office:value-type="string" office:string-value="&quot;C:\Program Files (x86)\Balabolka\cli\balcon.exe&quot; -n &quot;Microsoft Heera Mobile&quot; -k -p 0 -v 100 -w &quot;Little.mp3&quot; -t &quot;AAA Little&quot;">
            <text:p>"C:\Program Files (x86)\Balabolka\cli\balcon.exe" -n "Microsoft Heera Mobile" -k -p 0 -v 100 -w "Little.mp3" -t "AAA Little"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t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7]&amp;&quot;.mp3&quot;&quot; -t &quot;&quot;AAA &quot;&amp;[.B1497]&amp;&quot;&quot;&quot;&quot;" office:value-type="string" office:string-value="&quot;C:\Program Files (x86)\Balabolka\cli\balcon.exe&quot; -n &quot;Microsoft Heera Mobile&quot; -k -p 0 -v 100 -w &quot;tone.mp3&quot; -t &quot;AAA tone&quot;">
            <text:p>"C:\Program Files (x86)\Balabolka\cli\balcon.exe" -n "Microsoft Heera Mobile" -k -p 0 -v 100 -w "tone.mp3" -t "AAA tone"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agre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8]&amp;&quot;.mp3&quot;&quot; -t &quot;&quot;AAA &quot;&amp;[.B1498]&amp;&quot;&quot;&quot;&quot;" office:value-type="string" office:string-value="&quot;C:\Program Files (x86)\Balabolka\cli\balcon.exe&quot; -n &quot;Microsoft Heera Mobile&quot; -k -p 0 -v 100 -w &quot;agreed.mp3&quot; -t &quot;AAA agreed&quot;">
            <text:p>"C:\Program Files (x86)\Balabolka\cli\balcon.exe" -n "Microsoft Heera Mobile" -k -p 0 -v 100 -w "agreed.mp3" -t "AAA agreed"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w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499]&amp;&quot;.mp3&quot;&quot; -t &quot;&quot;AAA &quot;&amp;[.B1499]&amp;&quot;&quot;&quot;&quot;" office:value-type="string" office:string-value="&quot;C:\Program Files (x86)\Balabolka\cli\balcon.exe&quot; -n &quot;Microsoft Heera Mobile&quot; -k -p 0 -v 100 -w &quot;wore.mp3&quot; -t &quot;AAA wore&quot;">
            <text:p>"C:\Program Files (x86)\Balabolka\cli\balcon.exe" -n "Microsoft Heera Mobile" -k -p 0 -v 100 -w "wore.mp3" -t "AAA wore"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en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0]&amp;&quot;.mp3&quot;&quot; -t &quot;&quot;AAA &quot;&amp;[.B1500]&amp;&quot;&quot;&quot;&quot;" office:value-type="string" office:string-value="&quot;C:\Program Files (x86)\Balabolka\cli\balcon.exe&quot; -n &quot;Microsoft Heera Mobile&quot; -k -p 0 -v 100 -w &quot;ending.mp3&quot; -t &quot;AAA ending&quot;">
            <text:p>"C:\Program Files (x86)\Balabolka\cli\balcon.exe" -n "Microsoft Heera Mobile" -k -p 0 -v 100 -w "ending.mp3" -t "AAA ending"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too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1]&amp;&quot;.mp3&quot;&quot; -t &quot;&quot;AAA &quot;&amp;[.B1501]&amp;&quot;&quot;&quot;&quot;" office:value-type="string" office:string-value="&quot;C:\Program Files (x86)\Balabolka\cli\balcon.exe&quot; -n &quot;Microsoft Heera Mobile&quot; -k -p 0 -v 100 -w &quot;tools.mp3&quot; -t &quot;AAA tools&quot;">
            <text:p>"C:\Program Files (x86)\Balabolka\cli\balcon.exe" -n "Microsoft Heera Mobile" -k -p 0 -v 100 -w "tools.mp3" -t "AAA tools"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pai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2]&amp;&quot;.mp3&quot;&quot; -t &quot;&quot;AAA &quot;&amp;[.B1502]&amp;&quot;&quot;&quot;&quot;" office:value-type="string" office:string-value="&quot;C:\Program Files (x86)\Balabolka\cli\balcon.exe&quot; -n &quot;Microsoft Heera Mobile&quot; -k -p 0 -v 100 -w &quot;pairs.mp3&quot; -t &quot;AAA pairs&quot;">
            <text:p>"C:\Program Files (x86)\Balabolka\cli\balcon.exe" -n "Microsoft Heera Mobile" -k -p 0 -v 100 -w "pairs.mp3" -t "AAA pairs"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goo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3]&amp;&quot;.mp3&quot;&quot; -t &quot;&quot;AAA &quot;&amp;[.B1503]&amp;&quot;&quot;&quot;&quot;" office:value-type="string" office:string-value="&quot;C:\Program Files (x86)\Balabolka\cli\balcon.exe&quot; -n &quot;Microsoft Heera Mobile&quot; -k -p 0 -v 100 -w &quot;goods.mp3&quot; -t &quot;AAA goods&quot;">
            <text:p>"C:\Program Files (x86)\Balabolka\cli\balcon.exe" -n "Microsoft Heera Mobile" -k -p 0 -v 100 -w "goods.mp3" -t "AAA goods"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fif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4]&amp;&quot;.mp3&quot;&quot; -t &quot;&quot;AAA &quot;&amp;[.B1504]&amp;&quot;&quot;&quot;&quot;" office:value-type="string" office:string-value="&quot;C:\Program Files (x86)\Balabolka\cli\balcon.exe&quot; -n &quot;Microsoft Heera Mobile&quot; -k -p 0 -v 100 -w &quot;fifty.mp3&quot; -t &quot;AAA fifty&quot;">
            <text:p>"C:\Program Files (x86)\Balabolka\cli\balcon.exe" -n "Microsoft Heera Mobile" -k -p 0 -v 100 -w "fifty.mp3" -t "AAA fifty"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near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5]&amp;&quot;.mp3&quot;&quot; -t &quot;&quot;AAA &quot;&amp;[.B1505]&amp;&quot;&quot;&quot;&quot;" office:value-type="string" office:string-value="&quot;C:\Program Files (x86)\Balabolka\cli\balcon.exe&quot; -n &quot;Microsoft Heera Mobile&quot; -k -p 0 -v 100 -w &quot;nearest.mp3&quot; -t &quot;AAA nearest&quot;">
            <text:p>"C:\Program Files (x86)\Balabolka\cli\balcon.exe" -n "Microsoft Heera Mobile" -k -p 0 -v 100 -w "nearest.mp3" -t "AAA nearest"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wa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6]&amp;&quot;.mp3&quot;&quot; -t &quot;&quot;AAA &quot;&amp;[.B1506]&amp;&quot;&quot;&quot;&quot;" office:value-type="string" office:string-value="&quot;C:\Program Files (x86)\Balabolka\cli\balcon.exe&quot; -n &quot;Microsoft Heera Mobile&quot; -k -p 0 -v 100 -w &quot;wave.mp3&quot; -t &quot;AAA wave&quot;">
            <text:p>"C:\Program Files (x86)\Balabolka\cli\balcon.exe" -n "Microsoft Heera Mobile" -k -p 0 -v 100 -w "wave.mp3" -t "AAA wave"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vandaliz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7]&amp;&quot;.mp3&quot;&quot; -t &quot;&quot;AAA &quot;&amp;[.B1507]&amp;&quot;&quot;&quot;&quot;" office:value-type="string" office:string-value="&quot;C:\Program Files (x86)\Balabolka\cli\balcon.exe&quot; -n &quot;Microsoft Heera Mobile&quot; -k -p 0 -v 100 -w &quot;vandalize.mp3&quot; -t &quot;AAA vandalize&quot;">
            <text:p>"C:\Program Files (x86)\Balabolka\cli\balcon.exe" -n "Microsoft Heera Mobile" -k -p 0 -v 100 -w "vandalize.mp3" -t "AAA vandalize"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swe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8]&amp;&quot;.mp3&quot;&quot; -t &quot;&quot;AAA &quot;&amp;[.B1508]&amp;&quot;&quot;&quot;&quot;" office:value-type="string" office:string-value="&quot;C:\Program Files (x86)\Balabolka\cli\balcon.exe&quot; -n &quot;Microsoft Heera Mobile&quot; -k -p 0 -v 100 -w &quot;sweet.mp3&quot; -t &quot;AAA sweet&quot;">
            <text:p>"C:\Program Files (x86)\Balabolka\cli\balcon.exe" -n "Microsoft Heera Mobile" -k -p 0 -v 100 -w "sweet.mp3" -t "AAA sweet"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de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09]&amp;&quot;.mp3&quot;&quot; -t &quot;&quot;AAA &quot;&amp;[.B1509]&amp;&quot;&quot;&quot;&quot;" office:value-type="string" office:string-value="&quot;C:\Program Files (x86)\Balabolka\cli\balcon.exe&quot; -n &quot;Microsoft Heera Mobile&quot; -k -p 0 -v 100 -w &quot;deer.mp3&quot; -t &quot;AAA deer&quot;">
            <text:p>"C:\Program Files (x86)\Balabolka\cli\balcon.exe" -n "Microsoft Heera Mobile" -k -p 0 -v 100 -w "deer.mp3" -t "AAA deer"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thr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0]&amp;&quot;.mp3&quot;&quot; -t &quot;&quot;AAA &quot;&amp;[.B1510]&amp;&quot;&quot;&quot;&quot;" office:value-type="string" office:string-value="&quot;C:\Program Files (x86)\Balabolka\cli\balcon.exe&quot; -n &quot;Microsoft Heera Mobile&quot; -k -p 0 -v 100 -w &quot;threw.mp3&quot; -t &quot;AAA threw&quot;">
            <text:p>"C:\Program Files (x86)\Balabolka\cli\balcon.exe" -n "Microsoft Heera Mobile" -k -p 0 -v 100 -w "threw.mp3" -t "AAA threw"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danger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1]&amp;&quot;.mp3&quot;&quot; -t &quot;&quot;AAA &quot;&amp;[.B1511]&amp;&quot;&quot;&quot;&quot;" office:value-type="string" office:string-value="&quot;C:\Program Files (x86)\Balabolka\cli\balcon.exe&quot; -n &quot;Microsoft Heera Mobile&quot; -k -p 0 -v 100 -w &quot;dangerous.mp3&quot; -t &quot;AAA dangerous&quot;">
            <text:p>"C:\Program Files (x86)\Balabolka\cli\balcon.exe" -n "Microsoft Heera Mobile" -k -p 0 -v 100 -w "dangerous.mp3" -t "AAA dangerous"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clot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2]&amp;&quot;.mp3&quot;&quot; -t &quot;&quot;AAA &quot;&amp;[.B1512]&amp;&quot;&quot;&quot;&quot;" office:value-type="string" office:string-value="&quot;C:\Program Files (x86)\Balabolka\cli\balcon.exe&quot; -n &quot;Microsoft Heera Mobile&quot; -k -p 0 -v 100 -w &quot;clothing.mp3&quot; -t &quot;AAA clothing&quot;">
            <text:p>"C:\Program Files (x86)\Balabolka\cli\balcon.exe" -n "Microsoft Heera Mobile" -k -p 0 -v 100 -w "clothing.mp3" -t "AAA clothing"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ev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3]&amp;&quot;.mp3&quot;&quot; -t &quot;&quot;AAA &quot;&amp;[.B1513]&amp;&quot;&quot;&quot;&quot;" office:value-type="string" office:string-value="&quot;C:\Program Files (x86)\Balabolka\cli\balcon.exe&quot; -n &quot;Microsoft Heera Mobile&quot; -k -p 0 -v 100 -w &quot;events.mp3&quot; -t &quot;AAA events&quot;">
            <text:p>"C:\Program Files (x86)\Balabolka\cli\balcon.exe" -n "Microsoft Heera Mobile" -k -p 0 -v 100 -w "events.mp3" -t "AAA events"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lea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4]&amp;&quot;.mp3&quot;&quot; -t &quot;&quot;AAA &quot;&amp;[.B1514]&amp;&quot;&quot;&quot;&quot;" office:value-type="string" office:string-value="&quot;C:\Program Files (x86)\Balabolka\cli\balcon.exe&quot; -n &quot;Microsoft Heera Mobile&quot; -k -p 0 -v 100 -w &quot;leader.mp3&quot; -t &quot;AAA leader&quot;">
            <text:p>"C:\Program Files (x86)\Balabolka\cli\balcon.exe" -n "Microsoft Heera Mobile" -k -p 0 -v 100 -w "leader.mp3" -t "AAA leader"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wat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5]&amp;&quot;.mp3&quot;&quot; -t &quot;&quot;AAA &quot;&amp;[.B1515]&amp;&quot;&quot;&quot;&quot;" office:value-type="string" office:string-value="&quot;C:\Program Files (x86)\Balabolka\cli\balcon.exe&quot; -n &quot;Microsoft Heera Mobile&quot; -k -p 0 -v 100 -w &quot;waters.mp3&quot; -t &quot;AAA waters&quot;">
            <text:p>"C:\Program Files (x86)\Balabolka\cli\balcon.exe" -n "Microsoft Heera Mobile" -k -p 0 -v 100 -w "waters.mp3" -t "AAA waters"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Atlant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6]&amp;&quot;.mp3&quot;&quot; -t &quot;&quot;AAA &quot;&amp;[.B1516]&amp;&quot;&quot;&quot;&quot;" office:value-type="string" office:string-value="&quot;C:\Program Files (x86)\Balabolka\cli\balcon.exe&quot; -n &quot;Microsoft Heera Mobile&quot; -k -p 0 -v 100 -w &quot;Atlantic.mp3&quot; -t &quot;AAA Atlantic&quot;">
            <text:p>"C:\Program Files (x86)\Balabolka\cli\balcon.exe" -n "Microsoft Heera Mobile" -k -p 0 -v 100 -w "Atlantic.mp3" -t "AAA Atlantic"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lun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7]&amp;&quot;.mp3&quot;&quot; -t &quot;&quot;AAA &quot;&amp;[.B1517]&amp;&quot;&quot;&quot;&quot;" office:value-type="string" office:string-value="&quot;C:\Program Files (x86)\Balabolka\cli\balcon.exe&quot; -n &quot;Microsoft Heera Mobile&quot; -k -p 0 -v 100 -w &quot;lunch.mp3&quot; -t &quot;AAA lunch&quot;">
            <text:p>"C:\Program Files (x86)\Balabolka\cli\balcon.exe" -n "Microsoft Heera Mobile" -k -p 0 -v 100 -w "lunch.mp3" -t "AAA lunch"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box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8]&amp;&quot;.mp3&quot;&quot; -t &quot;&quot;AAA &quot;&amp;[.B1518]&amp;&quot;&quot;&quot;&quot;" office:value-type="string" office:string-value="&quot;C:\Program Files (x86)\Balabolka\cli\balcon.exe&quot; -n &quot;Microsoft Heera Mobile&quot; -k -p 0 -v 100 -w &quot;boxes.mp3&quot; -t &quot;AAA boxes&quot;">
            <text:p>"C:\Program Files (x86)\Balabolka\cli\balcon.exe" -n "Microsoft Heera Mobile" -k -p 0 -v 100 -w "boxes.mp3" -t "AAA boxes"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mu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19]&amp;&quot;.mp3&quot;&quot; -t &quot;&quot;AAA &quot;&amp;[.B1519]&amp;&quot;&quot;&quot;&quot;" office:value-type="string" office:string-value="&quot;C:\Program Files (x86)\Balabolka\cli\balcon.exe&quot; -n &quot;Microsoft Heera Mobile&quot; -k -p 0 -v 100 -w &quot;mud.mp3&quot; -t &quot;AAA mud&quot;">
            <text:p>"C:\Program Files (x86)\Balabolka\cli\balcon.exe" -n "Microsoft Heera Mobile" -k -p 0 -v 100 -w "mud.mp3" -t "AAA mud"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gener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0]&amp;&quot;.mp3&quot;&quot; -t &quot;&quot;AAA &quot;&amp;[.B1520]&amp;&quot;&quot;&quot;&quot;" office:value-type="string" office:string-value="&quot;C:\Program Files (x86)\Balabolka\cli\balcon.exe&quot; -n &quot;Microsoft Heera Mobile&quot; -k -p 0 -v 100 -w &quot;generally.mp3&quot; -t &quot;AAA generally&quot;">
            <text:p>"C:\Program Files (x86)\Balabolka\cli\balcon.exe" -n "Microsoft Heera Mobile" -k -p 0 -v 100 -w "generally.mp3" -t "AAA generally"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hu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1]&amp;&quot;.mp3&quot;&quot; -t &quot;&quot;AAA &quot;&amp;[.B1521]&amp;&quot;&quot;&quot;&quot;" office:value-type="string" office:string-value="&quot;C:\Program Files (x86)\Balabolka\cli\balcon.exe&quot; -n &quot;Microsoft Heera Mobile&quot; -k -p 0 -v 100 -w &quot;hung.mp3&quot; -t &quot;AAA hung&quot;">
            <text:p>"C:\Program Files (x86)\Balabolka\cli\balcon.exe" -n "Microsoft Heera Mobile" -k -p 0 -v 100 -w "hung.mp3" -t "AAA hung"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2]&amp;&quot;.mp3&quot;&quot; -t &quot;&quot;AAA &quot;&amp;[.B1522]&amp;&quot;&quot;&quot;&quot;" office:value-type="string" office:string-value="&quot;C:\Program Files (x86)\Balabolka\cli\balcon.exe&quot; -n &quot;Microsoft Heera Mobile&quot; -k -p 0 -v 100 -w &quot;ear.mp3&quot; -t &quot;AAA ear&quot;">
            <text:p>"C:\Program Files (x86)\Balabolka\cli\balcon.exe" -n "Microsoft Heera Mobile" -k -p 0 -v 100 -w "ear.mp3" -t "AAA ear"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pe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3]&amp;&quot;.mp3&quot;&quot; -t &quot;&quot;AAA &quot;&amp;[.B1523]&amp;&quot;&quot;&quot;&quot;" office:value-type="string" office:string-value="&quot;C:\Program Files (x86)\Balabolka\cli\balcon.exe&quot; -n &quot;Microsoft Heera Mobile&quot; -k -p 0 -v 100 -w &quot;peace.mp3&quot; -t &quot;AAA peace&quot;">
            <text:p>"C:\Program Files (x86)\Balabolka\cli\balcon.exe" -n "Microsoft Heera Mobile" -k -p 0 -v 100 -w "peace.mp3" -t "AAA peace"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sp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4]&amp;&quot;.mp3&quot;&quot; -t &quot;&quot;AAA &quot;&amp;[.B1524]&amp;&quot;&quot;&quot;&quot;" office:value-type="string" office:string-value="&quot;C:\Program Files (x86)\Balabolka\cli\balcon.exe&quot; -n &quot;Microsoft Heera Mobile&quot; -k -p 0 -v 100 -w &quot;spell.mp3&quot; -t &quot;AAA spell&quot;">
            <text:p>"C:\Program Files (x86)\Balabolka\cli\balcon.exe" -n "Microsoft Heera Mobile" -k -p 0 -v 100 -w "spell.mp3" -t "AAA spell"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gold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5]&amp;&quot;.mp3&quot;&quot; -t &quot;&quot;AAA &quot;&amp;[.B1525]&amp;&quot;&quot;&quot;&quot;" office:value-type="string" office:string-value="&quot;C:\Program Files (x86)\Balabolka\cli\balcon.exe&quot; -n &quot;Microsoft Heera Mobile&quot; -k -p 0 -v 100 -w &quot;golden.mp3&quot; -t &quot;AAA golden&quot;">
            <text:p>"C:\Program Files (x86)\Balabolka\cli\balcon.exe" -n "Microsoft Heera Mobile" -k -p 0 -v 100 -w "golden.mp3" -t "AAA golden"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wh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6]&amp;&quot;.mp3&quot;&quot; -t &quot;&quot;AAA &quot;&amp;[.B1526]&amp;&quot;&quot;&quot;&quot;" office:value-type="string" office:string-value="&quot;C:\Program Files (x86)\Balabolka\cli\balcon.exe&quot; -n &quot;Microsoft Heera Mobile&quot; -k -p 0 -v 100 -w &quot;wheat.mp3&quot; -t &quot;AAA wheat&quot;">
            <text:p>"C:\Program Files (x86)\Balabolka\cli\balcon.exe" -n "Microsoft Heera Mobile" -k -p 0 -v 100 -w "wheat.mp3" -t "AAA wheat"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chap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7]&amp;&quot;.mp3&quot;&quot; -t &quot;&quot;AAA &quot;&amp;[.B1527]&amp;&quot;&quot;&quot;&quot;" office:value-type="string" office:string-value="&quot;C:\Program Files (x86)\Balabolka\cli\balcon.exe&quot; -n &quot;Microsoft Heera Mobile&quot; -k -p 0 -v 100 -w &quot;chapter.mp3&quot; -t &quot;AAA chapter&quot;">
            <text:p>"C:\Program Files (x86)\Balabolka\cli\balcon.exe" -n "Microsoft Heera Mobile" -k -p 0 -v 100 -w "chapter.mp3" -t "AAA chapter"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immediat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8]&amp;&quot;.mp3&quot;&quot; -t &quot;&quot;AAA &quot;&amp;[.B1528]&amp;&quot;&quot;&quot;&quot;" office:value-type="string" office:string-value="&quot;C:\Program Files (x86)\Balabolka\cli\balcon.exe&quot; -n &quot;Microsoft Heera Mobile&quot; -k -p 0 -v 100 -w &quot;immediately.mp3&quot; -t &quot;AAA immediately&quot;">
            <text:p>"C:\Program Files (x86)\Balabolka\cli\balcon.exe" -n "Microsoft Heera Mobile" -k -p 0 -v 100 -w "immediately.mp3" -t "AAA immediately"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gath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29]&amp;&quot;.mp3&quot;&quot; -t &quot;&quot;AAA &quot;&amp;[.B1529]&amp;&quot;&quot;&quot;&quot;" office:value-type="string" office:string-value="&quot;C:\Program Files (x86)\Balabolka\cli\balcon.exe&quot; -n &quot;Microsoft Heera Mobile&quot; -k -p 0 -v 100 -w &quot;gathered.mp3&quot; -t &quot;AAA gathered&quot;">
            <text:p>"C:\Program Files (x86)\Balabolka\cli\balcon.exe" -n "Microsoft Heera Mobile" -k -p 0 -v 100 -w "gathered.mp3" -t "AAA gathered"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favor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0]&amp;&quot;.mp3&quot;&quot; -t &quot;&quot;AAA &quot;&amp;[.B1530]&amp;&quot;&quot;&quot;&quot;" office:value-type="string" office:string-value="&quot;C:\Program Files (x86)\Balabolka\cli\balcon.exe&quot; -n &quot;Microsoft Heera Mobile&quot; -k -p 0 -v 100 -w &quot;favorite.mp3&quot; -t &quot;AAA favorite&quot;">
            <text:p>"C:\Program Files (x86)\Balabolka\cli\balcon.exe" -n "Microsoft Heera Mobile" -k -p 0 -v 100 -w "favorite.mp3" -t "AAA favorite"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understan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1]&amp;&quot;.mp3&quot;&quot; -t &quot;&quot;AAA &quot;&amp;[.B1531]&amp;&quot;&quot;&quot;&quot;" office:value-type="string" office:string-value="&quot;C:\Program Files (x86)\Balabolka\cli\balcon.exe&quot; -n &quot;Microsoft Heera Mobile&quot; -k -p 0 -v 100 -w &quot;understanding.mp3&quot; -t &quot;AAA understanding&quot;">
            <text:p>"C:\Program Files (x86)\Balabolka\cli\balcon.exe" -n "Microsoft Heera Mobile" -k -p 0 -v 100 -w "understanding.mp3" -t "AAA understanding"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ap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2]&amp;&quot;.mp3&quot;&quot; -t &quot;&quot;AAA &quot;&amp;[.B1532]&amp;&quot;&quot;&quot;&quot;" office:value-type="string" office:string-value="&quot;C:\Program Files (x86)\Balabolka\cli\balcon.exe&quot; -n &quot;Microsoft Heera Mobile&quot; -k -p 0 -v 100 -w &quot;apple.mp3&quot; -t &quot;AAA apple&quot;">
            <text:p>"C:\Program Files (x86)\Balabolka\cli\balcon.exe" -n "Microsoft Heera Mobile" -k -p 0 -v 100 -w "apple.mp3" -t "AAA apple"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qu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3]&amp;&quot;.mp3&quot;&quot; -t &quot;&quot;AAA &quot;&amp;[.B1533]&amp;&quot;&quot;&quot;&quot;" office:value-type="string" office:string-value="&quot;C:\Program Files (x86)\Balabolka\cli\balcon.exe&quot; -n &quot;Microsoft Heera Mobile&quot; -k -p 0 -v 100 -w &quot;quit.mp3&quot; -t &quot;AAA quit&quot;">
            <text:p>"C:\Program Files (x86)\Balabolka\cli\balcon.exe" -n "Microsoft Heera Mobile" -k -p 0 -v 100 -w "quit.mp3" -t "AAA quit"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expec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4]&amp;&quot;.mp3&quot;&quot; -t &quot;&quot;AAA &quot;&amp;[.B1534]&amp;&quot;&quot;&quot;&quot;" office:value-type="string" office:string-value="&quot;C:\Program Files (x86)\Balabolka\cli\balcon.exe&quot; -n &quot;Microsoft Heera Mobile&quot; -k -p 0 -v 100 -w &quot;expected.mp3&quot; -t &quot;AAA expected&quot;">
            <text:p>"C:\Program Files (x86)\Balabolka\cli\balcon.exe" -n "Microsoft Heera Mobile" -k -p 0 -v 100 -w "expected.mp3" -t "AAA expected"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s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5]&amp;&quot;.mp3&quot;&quot; -t &quot;&quot;AAA &quot;&amp;[.B1535]&amp;&quot;&quot;&quot;&quot;" office:value-type="string" office:string-value="&quot;C:\Program Files (x86)\Balabolka\cli\balcon.exe&quot; -n &quot;Microsoft Heera Mobile&quot; -k -p 0 -v 100 -w &quot;sad.mp3&quot; -t &quot;AAA sad&quot;">
            <text:p>"C:\Program Files (x86)\Balabolka\cli\balcon.exe" -n "Microsoft Heera Mobile" -k -p 0 -v 100 -w "sad.mp3" -t "AAA sad"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pl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6]&amp;&quot;.mp3&quot;&quot; -t &quot;&quot;AAA &quot;&amp;[.B1536]&amp;&quot;&quot;&quot;&quot;" office:value-type="string" office:string-value="&quot;C:\Program Files (x86)\Balabolka\cli\balcon.exe&quot; -n &quot;Microsoft Heera Mobile&quot; -k -p 0 -v 100 -w &quot;plate.mp3&quot; -t &quot;AAA plate&quot;">
            <text:p>"C:\Program Files (x86)\Balabolka\cli\balcon.exe" -n "Microsoft Heera Mobile" -k -p 0 -v 100 -w "plate.mp3" -t "AAA plate"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sc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7]&amp;&quot;.mp3&quot;&quot; -t &quot;&quot;AAA &quot;&amp;[.B1537]&amp;&quot;&quot;&quot;&quot;" office:value-type="string" office:string-value="&quot;C:\Program Files (x86)\Balabolka\cli\balcon.exe&quot; -n &quot;Microsoft Heera Mobile&quot; -k -p 0 -v 100 -w &quot;score.mp3&quot; -t &quot;AAA score&quot;">
            <text:p>"C:\Program Files (x86)\Balabolka\cli\balcon.exe" -n "Microsoft Heera Mobile" -k -p 0 -v 100 -w "score.mp3" -t "AAA score"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smoo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8]&amp;&quot;.mp3&quot;&quot; -t &quot;&quot;AAA &quot;&amp;[.B1538]&amp;&quot;&quot;&quot;&quot;" office:value-type="string" office:string-value="&quot;C:\Program Files (x86)\Balabolka\cli\balcon.exe&quot; -n &quot;Microsoft Heera Mobile&quot; -k -p 0 -v 100 -w &quot;smooth.mp3&quot; -t &quot;AAA smooth&quot;">
            <text:p>"C:\Program Files (x86)\Balabolka\cli\balcon.exe" -n "Microsoft Heera Mobile" -k -p 0 -v 100 -w "smooth.mp3" -t "AAA smooth"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trave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39]&amp;&quot;.mp3&quot;&quot; -t &quot;&quot;AAA &quot;&amp;[.B1539]&amp;&quot;&quot;&quot;&quot;" office:value-type="string" office:string-value="&quot;C:\Program Files (x86)\Balabolka\cli\balcon.exe&quot; -n &quot;Microsoft Heera Mobile&quot; -k -p 0 -v 100 -w &quot;traveled.mp3&quot; -t &quot;AAA traveled&quot;">
            <text:p>"C:\Program Files (x86)\Balabolka\cli\balcon.exe" -n "Microsoft Heera Mobile" -k -p 0 -v 100 -w "traveled.mp3" -t "AAA traveled"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ea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0]&amp;&quot;.mp3&quot;&quot; -t &quot;&quot;AAA &quot;&amp;[.B1540]&amp;&quot;&quot;&quot;&quot;" office:value-type="string" office:string-value="&quot;C:\Program Files (x86)\Balabolka\cli\balcon.exe&quot; -n &quot;Microsoft Heera Mobile&quot; -k -p 0 -v 100 -w &quot;each.mp3&quot; -t &quot;AAA each&quot;">
            <text:p>"C:\Program Files (x86)\Balabolka\cli\balcon.exe" -n "Microsoft Heera Mobile" -k -p 0 -v 100 -w "each.mp3" -t "AAA each"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serv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1]&amp;&quot;.mp3&quot;&quot; -t &quot;&quot;AAA &quot;&amp;[.B1541]&amp;&quot;&quot;&quot;&quot;" office:value-type="string" office:string-value="&quot;C:\Program Files (x86)\Balabolka\cli\balcon.exe&quot; -n &quot;Microsoft Heera Mobile&quot; -k -p 0 -v 100 -w &quot;service.mp3&quot; -t &quot;AAA service&quot;">
            <text:p>"C:\Program Files (x86)\Balabolka\cli\balcon.exe" -n "Microsoft Heera Mobile" -k -p 0 -v 100 -w "service.mp3" -t "AAA service"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c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2]&amp;&quot;.mp3&quot;&quot; -t &quot;&quot;AAA &quot;&amp;[.B1542]&amp;&quot;&quot;&quot;&quot;" office:value-type="string" office:string-value="&quot;C:\Program Files (x86)\Balabolka\cli\balcon.exe&quot; -n &quot;Microsoft Heera Mobile&quot; -k -p 0 -v 100 -w &quot;cows.mp3&quot; -t &quot;AAA cows&quot;">
            <text:p>"C:\Program Files (x86)\Balabolka\cli\balcon.exe" -n "Microsoft Heera Mobile" -k -p 0 -v 100 -w "cows.mp3" -t "AAA cows"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sa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3]&amp;&quot;.mp3&quot;&quot; -t &quot;&quot;AAA &quot;&amp;[.B1543]&amp;&quot;&quot;&quot;&quot;" office:value-type="string" office:string-value="&quot;C:\Program Files (x86)\Balabolka\cli\balcon.exe&quot; -n &quot;Microsoft Heera Mobile&quot; -k -p 0 -v 100 -w &quot;sail.mp3&quot; -t &quot;AAA sail&quot;">
            <text:p>"C:\Program Files (x86)\Balabolka\cli\balcon.exe" -n "Microsoft Heera Mobile" -k -p 0 -v 100 -w "sail.mp3" -t "AAA sail"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gr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4]&amp;&quot;.mp3&quot;&quot; -t &quot;&quot;AAA &quot;&amp;[.B1544]&amp;&quot;&quot;&quot;&quot;" office:value-type="string" office:string-value="&quot;C:\Program Files (x86)\Balabolka\cli\balcon.exe&quot; -n &quot;Microsoft Heera Mobile&quot; -k -p 0 -v 100 -w &quot;grain.mp3&quot; -t &quot;AAA grain&quot;">
            <text:p>"C:\Program Files (x86)\Balabolka\cli\balcon.exe" -n "Microsoft Heera Mobile" -k -p 0 -v 100 -w "grain.mp3" -t "AAA grain"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dri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5]&amp;&quot;.mp3&quot;&quot; -t &quot;&quot;AAA &quot;&amp;[.B1545]&amp;&quot;&quot;&quot;&quot;" office:value-type="string" office:string-value="&quot;C:\Program Files (x86)\Balabolka\cli\balcon.exe&quot; -n &quot;Microsoft Heera Mobile&quot; -k -p 0 -v 100 -w &quot;driver.mp3&quot; -t &quot;AAA driver&quot;">
            <text:p>"C:\Program Files (x86)\Balabolka\cli\balcon.exe" -n "Microsoft Heera Mobile" -k -p 0 -v 100 -w "driver.mp3" -t "AAA driver"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for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6]&amp;&quot;.mp3&quot;&quot; -t &quot;&quot;AAA &quot;&amp;[.B1546]&amp;&quot;&quot;&quot;&quot;" office:value-type="string" office:string-value="&quot;C:\Program Files (x86)\Balabolka\cli\balcon.exe&quot; -n &quot;Microsoft Heera Mobile&quot; -k -p 0 -v 100 -w &quot;forces.mp3&quot; -t &quot;AAA forces&quot;">
            <text:p>"C:\Program Files (x86)\Balabolka\cli\balcon.exe" -n "Microsoft Heera Mobile" -k -p 0 -v 100 -w "forces.mp3" -t "AAA forces"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Wh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7]&amp;&quot;.mp3&quot;&quot; -t &quot;&quot;AAA &quot;&amp;[.B1547]&amp;&quot;&quot;&quot;&quot;" office:value-type="string" office:string-value="&quot;C:\Program Files (x86)\Balabolka\cli\balcon.exe&quot; -n &quot;Microsoft Heera Mobile&quot; -k -p 0 -v 100 -w &quot;White.mp3&quot; -t &quot;AAA White&quot;">
            <text:p>"C:\Program Files (x86)\Balabolka\cli\balcon.exe" -n "Microsoft Heera Mobile" -k -p 0 -v 100 -w "White.mp3" -t "AAA White"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teleph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8]&amp;&quot;.mp3&quot;&quot; -t &quot;&quot;AAA &quot;&amp;[.B1548]&amp;&quot;&quot;&quot;&quot;" office:value-type="string" office:string-value="&quot;C:\Program Files (x86)\Balabolka\cli\balcon.exe&quot; -n &quot;Microsoft Heera Mobile&quot; -k -p 0 -v 100 -w &quot;telephone.mp3&quot; -t &quot;AAA telephone&quot;">
            <text:p>"C:\Program Files (x86)\Balabolka\cli\balcon.exe" -n "Microsoft Heera Mobile" -k -p 0 -v 100 -w "telephone.mp3" -t "AAA telephone"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sing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49]&amp;&quot;.mp3&quot;&quot; -t &quot;&quot;AAA &quot;&amp;[.B1549]&amp;&quot;&quot;&quot;&quot;" office:value-type="string" office:string-value="&quot;C:\Program Files (x86)\Balabolka\cli\balcon.exe&quot; -n &quot;Microsoft Heera Mobile&quot; -k -p 0 -v 100 -w &quot;singing.mp3&quot; -t &quot;AAA singing&quot;">
            <text:p>"C:\Program Files (x86)\Balabolka\cli\balcon.exe" -n "Microsoft Heera Mobile" -k -p 0 -v 100 -w "singing.mp3" -t "AAA singing"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far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0]&amp;&quot;.mp3&quot;&quot; -t &quot;&quot;AAA &quot;&amp;[.B1550]&amp;&quot;&quot;&quot;&quot;" office:value-type="string" office:string-value="&quot;C:\Program Files (x86)\Balabolka\cli\balcon.exe&quot; -n &quot;Microsoft Heera Mobile&quot; -k -p 0 -v 100 -w &quot;farms.mp3&quot; -t &quot;AAA farms&quot;">
            <text:p>"C:\Program Files (x86)\Balabolka\cli\balcon.exe" -n "Microsoft Heera Mobile" -k -p 0 -v 100 -w "farms.mp3" -t "AAA farms"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inst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1]&amp;&quot;.mp3&quot;&quot; -t &quot;&quot;AAA &quot;&amp;[.B1551]&amp;&quot;&quot;&quot;&quot;" office:value-type="string" office:string-value="&quot;C:\Program Files (x86)\Balabolka\cli\balcon.exe&quot; -n &quot;Microsoft Heera Mobile&quot; -k -p 0 -v 100 -w &quot;instance.mp3&quot; -t &quot;AAA instance&quot;">
            <text:p>"C:\Program Files (x86)\Balabolka\cli\balcon.exe" -n "Microsoft Heera Mobile" -k -p 0 -v 100 -w "instance.mp3" -t "AAA instance"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swi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2]&amp;&quot;.mp3&quot;&quot; -t &quot;&quot;AAA &quot;&amp;[.B1552]&amp;&quot;&quot;&quot;&quot;" office:value-type="string" office:string-value="&quot;C:\Program Files (x86)\Balabolka\cli\balcon.exe&quot; -n &quot;Microsoft Heera Mobile&quot; -k -p 0 -v 100 -w &quot;swim.mp3&quot; -t &quot;AAA swim&quot;">
            <text:p>"C:\Program Files (x86)\Balabolka\cli\balcon.exe" -n "Microsoft Heera Mobile" -k -p 0 -v 100 -w "swim.mp3" -t "AAA swim"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powerfu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3]&amp;&quot;.mp3&quot;&quot; -t &quot;&quot;AAA &quot;&amp;[.B1553]&amp;&quot;&quot;&quot;&quot;" office:value-type="string" office:string-value="&quot;C:\Program Files (x86)\Balabolka\cli\balcon.exe&quot; -n &quot;Microsoft Heera Mobile&quot; -k -p 0 -v 100 -w &quot;powerful.mp3&quot; -t &quot;AAA powerful&quot;">
            <text:p>"C:\Program Files (x86)\Balabolka\cli\balcon.exe" -n "Microsoft Heera Mobile" -k -p 0 -v 100 -w "powerful.mp3" -t "AAA powerful"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dr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4]&amp;&quot;.mp3&quot;&quot; -t &quot;&quot;AAA &quot;&amp;[.B1554]&amp;&quot;&quot;&quot;&quot;" office:value-type="string" office:string-value="&quot;C:\Program Files (x86)\Balabolka\cli\balcon.exe&quot; -n &quot;Microsoft Heera Mobile&quot; -k -p 0 -v 100 -w &quot;drew.mp3&quot; -t &quot;AAA drew&quot;">
            <text:p>"C:\Program Files (x86)\Balabolka\cli\balcon.exe" -n "Microsoft Heera Mobile" -k -p 0 -v 100 -w "drew.mp3" -t "AAA drew"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foo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5]&amp;&quot;.mp3&quot;&quot; -t &quot;&quot;AAA &quot;&amp;[.B1555]&amp;&quot;&quot;&quot;&quot;" office:value-type="string" office:string-value="&quot;C:\Program Files (x86)\Balabolka\cli\balcon.exe&quot; -n &quot;Microsoft Heera Mobile&quot; -k -p 0 -v 100 -w &quot;foods.mp3&quot; -t &quot;AAA foods&quot;">
            <text:p>"C:\Program Files (x86)\Balabolka\cli\balcon.exe" -n "Microsoft Heera Mobile" -k -p 0 -v 100 -w "foods.mp3" -t "AAA foods"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b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6]&amp;&quot;.mp3&quot;&quot; -t &quot;&quot;AAA &quot;&amp;[.B1556]&amp;&quot;&quot;&quot;&quot;" office:value-type="string" office:string-value="&quot;C:\Program Files (x86)\Balabolka\cli\balcon.exe&quot; -n &quot;Microsoft Heera Mobile&quot; -k -p 0 -v 100 -w &quot;bar.mp3&quot; -t &quot;AAA bar&quot;">
            <text:p>"C:\Program Files (x86)\Balabolka\cli\balcon.exe" -n "Microsoft Heera Mobile" -k -p 0 -v 100 -w "bar.mp3" -t "AAA bar"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eg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7]&amp;&quot;.mp3&quot;&quot; -t &quot;&quot;AAA &quot;&amp;[.B1557]&amp;&quot;&quot;&quot;&quot;" office:value-type="string" office:string-value="&quot;C:\Program Files (x86)\Balabolka\cli\balcon.exe&quot; -n &quot;Microsoft Heera Mobile&quot; -k -p 0 -v 100 -w &quot;egg.mp3&quot; -t &quot;AAA egg&quot;">
            <text:p>"C:\Program Files (x86)\Balabolka\cli\balcon.exe" -n "Microsoft Heera Mobile" -k -p 0 -v 100 -w "egg.mp3" -t "AAA egg"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Ita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8]&amp;&quot;.mp3&quot;&quot; -t &quot;&quot;AAA &quot;&amp;[.B1558]&amp;&quot;&quot;&quot;&quot;" office:value-type="string" office:string-value="&quot;C:\Program Files (x86)\Balabolka\cli\balcon.exe&quot; -n &quot;Microsoft Heera Mobile&quot; -k -p 0 -v 100 -w &quot;Italy.mp3&quot; -t &quot;AAA Italy&quot;">
            <text:p>"C:\Program Files (x86)\Balabolka\cli\balcon.exe" -n "Microsoft Heera Mobile" -k -p 0 -v 100 -w "Italy.mp3" -t "AAA Italy"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ca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59]&amp;&quot;.mp3&quot;&quot; -t &quot;&quot;AAA &quot;&amp;[.B1559]&amp;&quot;&quot;&quot;&quot;" office:value-type="string" office:string-value="&quot;C:\Program Files (x86)\Balabolka\cli\balcon.exe&quot; -n &quot;Microsoft Heera Mobile&quot; -k -p 0 -v 100 -w &quot;cases.mp3&quot; -t &quot;AAA cases&quot;">
            <text:p>"C:\Program Files (x86)\Balabolka\cli\balcon.exe" -n "Microsoft Heera Mobile" -k -p 0 -v 100 -w "cases.mp3" -t "AAA cases"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mee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0]&amp;&quot;.mp3&quot;&quot; -t &quot;&quot;AAA &quot;&amp;[.B1560]&amp;&quot;&quot;&quot;&quot;" office:value-type="string" office:string-value="&quot;C:\Program Files (x86)\Balabolka\cli\balcon.exe&quot; -n &quot;Microsoft Heera Mobile&quot; -k -p 0 -v 100 -w &quot;meeting.mp3&quot; -t &quot;AAA meeting&quot;">
            <text:p>"C:\Program Files (x86)\Balabolka\cli\balcon.exe" -n "Microsoft Heera Mobile" -k -p 0 -v 100 -w "meeting.mp3" -t "AAA meeting"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sho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1]&amp;&quot;.mp3&quot;&quot; -t &quot;&quot;AAA &quot;&amp;[.B1561]&amp;&quot;&quot;&quot;&quot;" office:value-type="string" office:string-value="&quot;C:\Program Files (x86)\Balabolka\cli\balcon.exe&quot; -n &quot;Microsoft Heera Mobile&quot; -k -p 0 -v 100 -w &quot;shop.mp3&quot; -t &quot;AAA shop&quot;">
            <text:p>"C:\Program Files (x86)\Balabolka\cli\balcon.exe" -n "Microsoft Heera Mobile" -k -p 0 -v 100 -w "shop.mp3" -t "AAA shop"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Germa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2]&amp;&quot;.mp3&quot;&quot; -t &quot;&quot;AAA &quot;&amp;[.B1562]&amp;&quot;&quot;&quot;&quot;" office:value-type="string" office:string-value="&quot;C:\Program Files (x86)\Balabolka\cli\balcon.exe&quot; -n &quot;Microsoft Heera Mobile&quot; -k -p 0 -v 100 -w &quot;Germany.mp3&quot; -t &quot;AAA Germany&quot;">
            <text:p>"C:\Program Files (x86)\Balabolka\cli\balcon.exe" -n "Microsoft Heera Mobile" -k -p 0 -v 100 -w "Germany.mp3" -t "AAA Germany"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bow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3]&amp;&quot;.mp3&quot;&quot; -t &quot;&quot;AAA &quot;&amp;[.B1563]&amp;&quot;&quot;&quot;&quot;" office:value-type="string" office:string-value="&quot;C:\Program Files (x86)\Balabolka\cli\balcon.exe&quot; -n &quot;Microsoft Heera Mobile&quot; -k -p 0 -v 100 -w &quot;bowl.mp3&quot; -t &quot;AAA bowl&quot;">
            <text:p>"C:\Program Files (x86)\Balabolka\cli\balcon.exe" -n "Microsoft Heera Mobile" -k -p 0 -v 100 -w "bowl.mp3" -t "AAA bowl"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newspa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4]&amp;&quot;.mp3&quot;&quot; -t &quot;&quot;AAA &quot;&amp;[.B1564]&amp;&quot;&quot;&quot;&quot;" office:value-type="string" office:string-value="&quot;C:\Program Files (x86)\Balabolka\cli\balcon.exe&quot; -n &quot;Microsoft Heera Mobile&quot; -k -p 0 -v 100 -w &quot;newspaper.mp3&quot; -t &quot;AAA newspaper&quot;">
            <text:p>"C:\Program Files (x86)\Balabolka\cli\balcon.exe" -n "Microsoft Heera Mobile" -k -p 0 -v 100 -w "newspaper.mp3" -t "AAA newspaper"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f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5]&amp;&quot;.mp3&quot;&quot; -t &quot;&quot;AAA &quot;&amp;[.B1565]&amp;&quot;&quot;&quot;&quot;" office:value-type="string" office:string-value="&quot;C:\Program Files (x86)\Balabolka\cli\balcon.exe&quot; -n &quot;Microsoft Heera Mobile&quot; -k -p 0 -v 100 -w &quot;fat.mp3&quot; -t &quot;AAA fat&quot;">
            <text:p>"C:\Program Files (x86)\Balabolka\cli\balcon.exe" -n "Microsoft Heera Mobile" -k -p 0 -v 100 -w "fat.mp3" -t "AAA fat"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vi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6]&amp;&quot;.mp3&quot;&quot; -t &quot;&quot;AAA &quot;&amp;[.B1566]&amp;&quot;&quot;&quot;&quot;" office:value-type="string" office:string-value="&quot;C:\Program Files (x86)\Balabolka\cli\balcon.exe&quot; -n &quot;Microsoft Heera Mobile&quot; -k -p 0 -v 100 -w &quot;view.mp3&quot; -t &quot;AAA view&quot;">
            <text:p>"C:\Program Files (x86)\Balabolka\cli\balcon.exe" -n "Microsoft Heera Mobile" -k -p 0 -v 100 -w "view.mp3" -t "AAA view"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c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7]&amp;&quot;.mp3&quot;&quot; -t &quot;&quot;AAA &quot;&amp;[.B1567]&amp;&quot;&quot;&quot;&quot;" office:value-type="string" office:string-value="&quot;C:\Program Files (x86)\Balabolka\cli\balcon.exe&quot; -n &quot;Microsoft Heera Mobile&quot; -k -p 0 -v 100 -w &quot;cry.mp3&quot; -t &quot;AAA cry&quot;">
            <text:p>"C:\Program Files (x86)\Balabolka\cli\balcon.exe" -n "Microsoft Heera Mobile" -k -p 0 -v 100 -w "cry.mp3" -t "AAA cry"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dres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8]&amp;&quot;.mp3&quot;&quot; -t &quot;&quot;AAA &quot;&amp;[.B1568]&amp;&quot;&quot;&quot;&quot;" office:value-type="string" office:string-value="&quot;C:\Program Files (x86)\Balabolka\cli\balcon.exe&quot; -n &quot;Microsoft Heera Mobile&quot; -k -p 0 -v 100 -w &quot;dressed.mp3&quot; -t &quot;AAA dressed&quot;">
            <text:p>"C:\Program Files (x86)\Balabolka\cli\balcon.exe" -n "Microsoft Heera Mobile" -k -p 0 -v 100 -w "dressed.mp3" -t "AAA dressed"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sour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69]&amp;&quot;.mp3&quot;&quot; -t &quot;&quot;AAA &quot;&amp;[.B1569]&amp;&quot;&quot;&quot;&quot;" office:value-type="string" office:string-value="&quot;C:\Program Files (x86)\Balabolka\cli\balcon.exe&quot; -n &quot;Microsoft Heera Mobile&quot; -k -p 0 -v 100 -w &quot;source.mp3&quot; -t &quot;AAA source&quot;">
            <text:p>"C:\Program Files (x86)\Balabolka\cli\balcon.exe" -n "Microsoft Heera Mobile" -k -p 0 -v 100 -w "source.mp3" -t "AAA source"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hur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0]&amp;&quot;.mp3&quot;&quot; -t &quot;&quot;AAA &quot;&amp;[.B1570]&amp;&quot;&quot;&quot;&quot;" office:value-type="string" office:string-value="&quot;C:\Program Files (x86)\Balabolka\cli\balcon.exe&quot; -n &quot;Microsoft Heera Mobile&quot; -k -p 0 -v 100 -w &quot;hurry.mp3&quot; -t &quot;AAA hurry&quot;">
            <text:p>"C:\Program Files (x86)\Balabolka\cli\balcon.exe" -n "Microsoft Heera Mobile" -k -p 0 -v 100 -w "hurry.mp3" -t "AAA hurry"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whee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1]&amp;&quot;.mp3&quot;&quot; -t &quot;&quot;AAA &quot;&amp;[.B1571]&amp;&quot;&quot;&quot;&quot;" office:value-type="string" office:string-value="&quot;C:\Program Files (x86)\Balabolka\cli\balcon.exe&quot; -n &quot;Microsoft Heera Mobile&quot; -k -p 0 -v 100 -w &quot;wheels.mp3&quot; -t &quot;AAA wheels&quot;">
            <text:p>"C:\Program Files (x86)\Balabolka\cli\balcon.exe" -n "Microsoft Heera Mobile" -k -p 0 -v 100 -w "wheels.mp3" -t "AAA wheels"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Lat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2]&amp;&quot;.mp3&quot;&quot; -t &quot;&quot;AAA &quot;&amp;[.B1572]&amp;&quot;&quot;&quot;&quot;" office:value-type="string" office:string-value="&quot;C:\Program Files (x86)\Balabolka\cli\balcon.exe&quot; -n &quot;Microsoft Heera Mobile&quot; -k -p 0 -v 100 -w &quot;Latin.mp3&quot; -t &quot;AAA Latin&quot;">
            <text:p>"C:\Program Files (x86)\Balabolka\cli\balcon.exe" -n "Microsoft Heera Mobile" -k -p 0 -v 100 -w "Latin.mp3" -t "AAA Latin"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nobo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3]&amp;&quot;.mp3&quot;&quot; -t &quot;&quot;AAA &quot;&amp;[.B1573]&amp;&quot;&quot;&quot;&quot;" office:value-type="string" office:string-value="&quot;C:\Program Files (x86)\Balabolka\cli\balcon.exe&quot; -n &quot;Microsoft Heera Mobile&quot; -k -p 0 -v 100 -w &quot;nobody.mp3&quot; -t &quot;AAA nobody&quot;">
            <text:p>"C:\Program Files (x86)\Balabolka\cli\balcon.exe" -n "Microsoft Heera Mobile" -k -p 0 -v 100 -w "nobody.mp3" -t "AAA nobody"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Jam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4]&amp;&quot;.mp3&quot;&quot; -t &quot;&quot;AAA &quot;&amp;[.B1574]&amp;&quot;&quot;&quot;&quot;" office:value-type="string" office:string-value="&quot;C:\Program Files (x86)\Balabolka\cli\balcon.exe&quot; -n &quot;Microsoft Heera Mobile&quot; -k -p 0 -v 100 -w &quot;James.mp3&quot; -t &quot;AAA James&quot;">
            <text:p>"C:\Program Files (x86)\Balabolka\cli\balcon.exe" -n "Microsoft Heera Mobile" -k -p 0 -v 100 -w "James.mp3" -t "AAA James"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detai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5]&amp;&quot;.mp3&quot;&quot; -t &quot;&quot;AAA &quot;&amp;[.B1575]&amp;&quot;&quot;&quot;&quot;" office:value-type="string" office:string-value="&quot;C:\Program Files (x86)\Balabolka\cli\balcon.exe&quot; -n &quot;Microsoft Heera Mobile&quot; -k -p 0 -v 100 -w &quot;details.mp3&quot; -t &quot;AAA details&quot;">
            <text:p>"C:\Program Files (x86)\Balabolka\cli\balcon.exe" -n "Microsoft Heera Mobile" -k -p 0 -v 100 -w "details.mp3" -t "AAA details"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D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6]&amp;&quot;.mp3&quot;&quot; -t &quot;&quot;AAA &quot;&amp;[.B1576]&amp;&quot;&quot;&quot;&quot;" office:value-type="string" office:string-value="&quot;C:\Program Files (x86)\Balabolka\cli\balcon.exe&quot; -n &quot;Microsoft Heera Mobile&quot; -k -p 0 -v 100 -w &quot;Dad.mp3&quot; -t &quot;AAA Dad&quot;">
            <text:p>"C:\Program Files (x86)\Balabolka\cli\balcon.exe" -n "Microsoft Heera Mobile" -k -p 0 -v 100 -w "Dad.mp3" -t "AAA Dad"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musc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7]&amp;&quot;.mp3&quot;&quot; -t &quot;&quot;AAA &quot;&amp;[.B1577]&amp;&quot;&quot;&quot;&quot;" office:value-type="string" office:string-value="&quot;C:\Program Files (x86)\Balabolka\cli\balcon.exe&quot; -n &quot;Microsoft Heera Mobile&quot; -k -p 0 -v 100 -w &quot;muscles.mp3&quot; -t &quot;AAA muscles&quot;">
            <text:p>"C:\Program Files (x86)\Balabolka\cli\balcon.exe" -n "Microsoft Heera Mobile" -k -p 0 -v 100 -w "muscles.mp3" -t "AAA muscles"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mod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8]&amp;&quot;.mp3&quot;&quot; -t &quot;&quot;AAA &quot;&amp;[.B1578]&amp;&quot;&quot;&quot;&quot;" office:value-type="string" office:string-value="&quot;C:\Program Files (x86)\Balabolka\cli\balcon.exe&quot; -n &quot;Microsoft Heera Mobile&quot; -k -p 0 -v 100 -w &quot;model.mp3&quot; -t &quot;AAA model&quot;">
            <text:p>"C:\Program Files (x86)\Balabolka\cli\balcon.exe" -n "Microsoft Heera Mobile" -k -p 0 -v 100 -w "model.mp3" -t "AAA model"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clim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79]&amp;&quot;.mp3&quot;&quot; -t &quot;&quot;AAA &quot;&amp;[.B1579]&amp;&quot;&quot;&quot;&quot;" office:value-type="string" office:string-value="&quot;C:\Program Files (x86)\Balabolka\cli\balcon.exe&quot; -n &quot;Microsoft Heera Mobile&quot; -k -p 0 -v 100 -w &quot;climate.mp3&quot; -t &quot;AAA climate&quot;">
            <text:p>"C:\Program Files (x86)\Balabolka\cli\balcon.exe" -n "Microsoft Heera Mobile" -k -p 0 -v 100 -w "climate.mp3" -t "AAA climate"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coffe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0]&amp;&quot;.mp3&quot;&quot; -t &quot;&quot;AAA &quot;&amp;[.B1580]&amp;&quot;&quot;&quot;&quot;" office:value-type="string" office:string-value="&quot;C:\Program Files (x86)\Balabolka\cli\balcon.exe&quot; -n &quot;Microsoft Heera Mobile&quot; -k -p 0 -v 100 -w &quot;coffee.mp3&quot; -t &quot;AAA coffee&quot;">
            <text:p>"C:\Program Files (x86)\Balabolka\cli\balcon.exe" -n "Microsoft Heera Mobile" -k -p 0 -v 100 -w "coffee.mp3" -t "AAA coffee"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lif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1]&amp;&quot;.mp3&quot;&quot; -t &quot;&quot;AAA &quot;&amp;[.B1581]&amp;&quot;&quot;&quot;&quot;" office:value-type="string" office:string-value="&quot;C:\Program Files (x86)\Balabolka\cli\balcon.exe&quot; -n &quot;Microsoft Heera Mobile&quot; -k -p 0 -v 100 -w &quot;lifted.mp3&quot; -t &quot;AAA lifted&quot;">
            <text:p>"C:\Program Files (x86)\Balabolka\cli\balcon.exe" -n "Microsoft Heera Mobile" -k -p 0 -v 100 -w "lifted.mp3" -t "AAA lifted"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l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2]&amp;&quot;.mp3&quot;&quot; -t &quot;&quot;AAA &quot;&amp;[.B1582]&amp;&quot;&quot;&quot;&quot;" office:value-type="string" office:string-value="&quot;C:\Program Files (x86)\Balabolka\cli\balcon.exe&quot; -n &quot;Microsoft Heera Mobile&quot; -k -p 0 -v 100 -w &quot;lies.mp3&quot; -t &quot;AAA lies&quot;">
            <text:p>"C:\Program Files (x86)\Balabolka\cli\balcon.exe" -n "Microsoft Heera Mobile" -k -p 0 -v 100 -w "lies.mp3" -t "AAA lies"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whene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3]&amp;&quot;.mp3&quot;&quot; -t &quot;&quot;AAA &quot;&amp;[.B1583]&amp;&quot;&quot;&quot;&quot;" office:value-type="string" office:string-value="&quot;C:\Program Files (x86)\Balabolka\cli\balcon.exe&quot; -n &quot;Microsoft Heera Mobile&quot; -k -p 0 -v 100 -w &quot;whenever.mp3&quot; -t &quot;AAA whenever&quot;">
            <text:p>"C:\Program Files (x86)\Balabolka\cli\balcon.exe" -n "Microsoft Heera Mobile" -k -p 0 -v 100 -w "whenever.mp3" -t "AAA whenever"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wh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4]&amp;&quot;.mp3&quot;&quot; -t &quot;&quot;AAA &quot;&amp;[.B1584]&amp;&quot;&quot;&quot;&quot;" office:value-type="string" office:string-value="&quot;C:\Program Files (x86)\Balabolka\cli\balcon.exe&quot; -n &quot;Microsoft Heera Mobile&quot; -k -p 0 -v 100 -w &quot;whom.mp3&quot; -t &quot;AAA whom&quot;">
            <text:p>"C:\Program Files (x86)\Balabolka\cli\balcon.exe" -n "Microsoft Heera Mobile" -k -p 0 -v 100 -w "whom.mp3" -t "AAA whom"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sil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5]&amp;&quot;.mp3&quot;&quot; -t &quot;&quot;AAA &quot;&amp;[.B1585]&amp;&quot;&quot;&quot;&quot;" office:value-type="string" office:string-value="&quot;C:\Program Files (x86)\Balabolka\cli\balcon.exe&quot; -n &quot;Microsoft Heera Mobile&quot; -k -p 0 -v 100 -w &quot;silent.mp3&quot; -t &quot;AAA silent&quot;">
            <text:p>"C:\Program Files (x86)\Balabolka\cli\balcon.exe" -n "Microsoft Heera Mobile" -k -p 0 -v 100 -w "silent.mp3" -t "AAA silent"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flow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6]&amp;&quot;.mp3&quot;&quot; -t &quot;&quot;AAA &quot;&amp;[.B1586]&amp;&quot;&quot;&quot;&quot;" office:value-type="string" office:string-value="&quot;C:\Program Files (x86)\Balabolka\cli\balcon.exe&quot; -n &quot;Microsoft Heera Mobile&quot; -k -p 0 -v 100 -w &quot;flower.mp3&quot; -t &quot;AAA flower&quot;">
            <text:p>"C:\Program Files (x86)\Balabolka\cli\balcon.exe" -n "Microsoft Heera Mobile" -k -p 0 -v 100 -w "flower.mp3" -t "AAA flower"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bro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7]&amp;&quot;.mp3&quot;&quot; -t &quot;&quot;AAA &quot;&amp;[.B1587]&amp;&quot;&quot;&quot;&quot;" office:value-type="string" office:string-value="&quot;C:\Program Files (x86)\Balabolka\cli\balcon.exe&quot; -n &quot;Microsoft Heera Mobile&quot; -k -p 0 -v 100 -w &quot;broad.mp3&quot; -t &quot;AAA broad&quot;">
            <text:p>"C:\Program Files (x86)\Balabolka\cli\balcon.exe" -n "Microsoft Heera Mobile" -k -p 0 -v 100 -w "broad.mp3" -t "AAA broad"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seri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8]&amp;&quot;.mp3&quot;&quot; -t &quot;&quot;AAA &quot;&amp;[.B1588]&amp;&quot;&quot;&quot;&quot;" office:value-type="string" office:string-value="&quot;C:\Program Files (x86)\Balabolka\cli\balcon.exe&quot; -n &quot;Microsoft Heera Mobile&quot; -k -p 0 -v 100 -w &quot;serious.mp3&quot; -t &quot;AAA serious&quot;">
            <text:p>"C:\Program Files (x86)\Balabolka\cli\balcon.exe" -n "Microsoft Heera Mobile" -k -p 0 -v 100 -w "serious.mp3" -t "AAA serious"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continu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89]&amp;&quot;.mp3&quot;&quot; -t &quot;&quot;AAA &quot;&amp;[.B1589]&amp;&quot;&quot;&quot;&quot;" office:value-type="string" office:string-value="&quot;C:\Program Files (x86)\Balabolka\cli\balcon.exe&quot; -n &quot;Microsoft Heera Mobile&quot; -k -p 0 -v 100 -w &quot;continue.mp3&quot; -t &quot;AAA continue&quot;">
            <text:p>"C:\Program Files (x86)\Balabolka\cli\balcon.exe" -n "Microsoft Heera Mobile" -k -p 0 -v 100 -w "continue.mp3" -t "AAA continue"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airpla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0]&amp;&quot;.mp3&quot;&quot; -t &quot;&quot;AAA &quot;&amp;[.B1590]&amp;&quot;&quot;&quot;&quot;" office:value-type="string" office:string-value="&quot;C:\Program Files (x86)\Balabolka\cli\balcon.exe&quot; -n &quot;Microsoft Heera Mobile&quot; -k -p 0 -v 100 -w &quot;airplane.mp3&quot; -t &quot;AAA airplane&quot;">
            <text:p>"C:\Program Files (x86)\Balabolka\cli\balcon.exe" -n "Microsoft Heera Mobile" -k -p 0 -v 100 -w "airplane.mp3" -t "AAA airplane"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sup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1]&amp;&quot;.mp3&quot;&quot; -t &quot;&quot;AAA &quot;&amp;[.B1591]&amp;&quot;&quot;&quot;&quot;" office:value-type="string" office:string-value="&quot;C:\Program Files (x86)\Balabolka\cli\balcon.exe&quot; -n &quot;Microsoft Heera Mobile&quot; -k -p 0 -v 100 -w &quot;supper.mp3&quot; -t &quot;AAA supper&quot;">
            <text:p>"C:\Program Files (x86)\Balabolka\cli\balcon.exe" -n "Microsoft Heera Mobile" -k -p 0 -v 100 -w "supper.mp3" -t "AAA supper"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metho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2]&amp;&quot;.mp3&quot;&quot; -t &quot;&quot;AAA &quot;&amp;[.B1592]&amp;&quot;&quot;&quot;&quot;" office:value-type="string" office:string-value="&quot;C:\Program Files (x86)\Balabolka\cli\balcon.exe&quot; -n &quot;Microsoft Heera Mobile&quot; -k -p 0 -v 100 -w &quot;methods.mp3&quot; -t &quot;AAA methods&quot;">
            <text:p>"C:\Program Files (x86)\Balabolka\cli\balcon.exe" -n "Microsoft Heera Mobile" -k -p 0 -v 100 -w "methods.mp3" -t "AAA methods"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tra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3]&amp;&quot;.mp3&quot;&quot; -t &quot;&quot;AAA &quot;&amp;[.B1593]&amp;&quot;&quot;&quot;&quot;" office:value-type="string" office:string-value="&quot;C:\Program Files (x86)\Balabolka\cli\balcon.exe&quot; -n &quot;Microsoft Heera Mobile&quot; -k -p 0 -v 100 -w &quot;trail.mp3&quot; -t &quot;AAA trail&quot;">
            <text:p>"C:\Program Files (x86)\Balabolka\cli\balcon.exe" -n "Microsoft Heera Mobile" -k -p 0 -v 100 -w "trail.mp3" -t "AAA trail"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atmosphe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4]&amp;&quot;.mp3&quot;&quot; -t &quot;&quot;AAA &quot;&amp;[.B1594]&amp;&quot;&quot;&quot;&quot;" office:value-type="string" office:string-value="&quot;C:\Program Files (x86)\Balabolka\cli\balcon.exe&quot; -n &quot;Microsoft Heera Mobile&quot; -k -p 0 -v 100 -w &quot;atmosphere.mp3&quot; -t &quot;AAA atmosphere&quot;">
            <text:p>"C:\Program Files (x86)\Balabolka\cli\balcon.exe" -n "Microsoft Heera Mobile" -k -p 0 -v 100 -w "atmosphere.mp3" -t "AAA atmosphere"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weste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5]&amp;&quot;.mp3&quot;&quot; -t &quot;&quot;AAA &quot;&amp;[.B1595]&amp;&quot;&quot;&quot;&quot;" office:value-type="string" office:string-value="&quot;C:\Program Files (x86)\Balabolka\cli\balcon.exe&quot; -n &quot;Microsoft Heera Mobile&quot; -k -p 0 -v 100 -w &quot;western.mp3&quot; -t &quot;AAA western&quot;">
            <text:p>"C:\Program Files (x86)\Balabolka\cli\balcon.exe" -n "Microsoft Heera Mobile" -k -p 0 -v 100 -w "western.mp3" -t "AAA western"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pers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6]&amp;&quot;.mp3&quot;&quot; -t &quot;&quot;AAA &quot;&amp;[.B1596]&amp;&quot;&quot;&quot;&quot;" office:value-type="string" office:string-value="&quot;C:\Program Files (x86)\Balabolka\cli\balcon.exe&quot; -n &quot;Microsoft Heera Mobile&quot; -k -p 0 -v 100 -w &quot;persons.mp3&quot; -t &quot;AAA persons&quot;">
            <text:p>"C:\Program Files (x86)\Balabolka\cli\balcon.exe" -n "Microsoft Heera Mobile" -k -p 0 -v 100 -w "persons.mp3" -t "AAA persons"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hand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7]&amp;&quot;.mp3&quot;&quot; -t &quot;&quot;AAA &quot;&amp;[.B1597]&amp;&quot;&quot;&quot;&quot;" office:value-type="string" office:string-value="&quot;C:\Program Files (x86)\Balabolka\cli\balcon.exe&quot; -n &quot;Microsoft Heera Mobile&quot; -k -p 0 -v 100 -w &quot;handle.mp3&quot; -t &quot;AAA handle&quot;">
            <text:p>"C:\Program Files (x86)\Balabolka\cli\balcon.exe" -n "Microsoft Heera Mobile" -k -p 0 -v 100 -w "handle.mp3" -t "AAA handle"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ang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8]&amp;&quot;.mp3&quot;&quot; -t &quot;&quot;AAA &quot;&amp;[.B1598]&amp;&quot;&quot;&quot;&quot;" office:value-type="string" office:string-value="&quot;C:\Program Files (x86)\Balabolka\cli\balcon.exe&quot; -n &quot;Microsoft Heera Mobile&quot; -k -p 0 -v 100 -w &quot;angle.mp3&quot; -t &quot;AAA angle&quot;">
            <text:p>"C:\Program Files (x86)\Balabolka\cli\balcon.exe" -n "Microsoft Heera Mobile" -k -p 0 -v 100 -w "angle.mp3" -t "AAA angle"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thr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599]&amp;&quot;.mp3&quot;&quot; -t &quot;&quot;AAA &quot;&amp;[.B1599]&amp;&quot;&quot;&quot;&quot;" office:value-type="string" office:string-value="&quot;C:\Program Files (x86)\Balabolka\cli\balcon.exe&quot; -n &quot;Microsoft Heera Mobile&quot; -k -p 0 -v 100 -w &quot;throw.mp3&quot; -t &quot;AAA throw&quot;">
            <text:p>"C:\Program Files (x86)\Balabolka\cli\balcon.exe" -n "Microsoft Heera Mobile" -k -p 0 -v 100 -w "throw.mp3" -t "AAA throw"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allow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0]&amp;&quot;.mp3&quot;&quot; -t &quot;&quot;AAA &quot;&amp;[.B1600]&amp;&quot;&quot;&quot;&quot;" office:value-type="string" office:string-value="&quot;C:\Program Files (x86)\Balabolka\cli\balcon.exe&quot; -n &quot;Microsoft Heera Mobile&quot; -k -p 0 -v 100 -w &quot;allowed.mp3&quot; -t &quot;AAA allowed&quot;">
            <text:p>"C:\Program Files (x86)\Balabolka\cli\balcon.exe" -n "Microsoft Heera Mobile" -k -p 0 -v 100 -w "allowed.mp3" -t "AAA allowed"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kee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1]&amp;&quot;.mp3&quot;&quot; -t &quot;&quot;AAA &quot;&amp;[.B1601]&amp;&quot;&quot;&quot;&quot;" office:value-type="string" office:string-value="&quot;C:\Program Files (x86)\Balabolka\cli\balcon.exe&quot; -n &quot;Microsoft Heera Mobile&quot; -k -p 0 -v 100 -w &quot;keeps.mp3&quot; -t &quot;AAA keeps&quot;">
            <text:p>"C:\Program Files (x86)\Balabolka\cli\balcon.exe" -n "Microsoft Heera Mobile" -k -p 0 -v 100 -w "keeps.mp3" -t "AAA keeps"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dra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2]&amp;&quot;.mp3&quot;&quot; -t &quot;&quot;AAA &quot;&amp;[.B1602]&amp;&quot;&quot;&quot;&quot;" office:value-type="string" office:string-value="&quot;C:\Program Files (x86)\Balabolka\cli\balcon.exe&quot; -n &quot;Microsoft Heera Mobile&quot; -k -p 0 -v 100 -w &quot;drawn.mp3&quot; -t &quot;AAA drawn&quot;">
            <text:p>"C:\Program Files (x86)\Balabolka\cli\balcon.exe" -n "Microsoft Heera Mobile" -k -p 0 -v 100 -w "drawn.mp3" -t "AAA drawn"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lea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3]&amp;&quot;.mp3&quot;&quot; -t &quot;&quot;AAA &quot;&amp;[.B1603]&amp;&quot;&quot;&quot;&quot;" office:value-type="string" office:string-value="&quot;C:\Program Files (x86)\Balabolka\cli\balcon.exe&quot; -n &quot;Microsoft Heera Mobile&quot; -k -p 0 -v 100 -w &quot;leading.mp3&quot; -t &quot;AAA leading&quot;">
            <text:p>"C:\Program Files (x86)\Balabolka\cli\balcon.exe" -n "Microsoft Heera Mobile" -k -p 0 -v 100 -w "leading.mp3" -t "AAA leading"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feath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4]&amp;&quot;.mp3&quot;&quot; -t &quot;&quot;AAA &quot;&amp;[.B1604]&amp;&quot;&quot;&quot;&quot;" office:value-type="string" office:string-value="&quot;C:\Program Files (x86)\Balabolka\cli\balcon.exe&quot; -n &quot;Microsoft Heera Mobile&quot; -k -p 0 -v 100 -w &quot;feathers.mp3&quot; -t &quot;AAA feathers&quot;">
            <text:p>"C:\Program Files (x86)\Balabolka\cli\balcon.exe" -n "Microsoft Heera Mobile" -k -p 0 -v 100 -w "feathers.mp3" -t "AAA feathers"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wai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5]&amp;&quot;.mp3&quot;&quot; -t &quot;&quot;AAA &quot;&amp;[.B1605]&amp;&quot;&quot;&quot;&quot;" office:value-type="string" office:string-value="&quot;C:\Program Files (x86)\Balabolka\cli\balcon.exe&quot; -n &quot;Microsoft Heera Mobile&quot; -k -p 0 -v 100 -w &quot;waited.mp3&quot; -t &quot;AAA waited&quot;">
            <text:p>"C:\Program Files (x86)\Balabolka\cli\balcon.exe" -n "Microsoft Heera Mobile" -k -p 0 -v 100 -w "waited.mp3" -t "AAA waited"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Chin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6]&amp;&quot;.mp3&quot;&quot; -t &quot;&quot;AAA &quot;&amp;[.B1606]&amp;&quot;&quot;&quot;&quot;" office:value-type="string" office:string-value="&quot;C:\Program Files (x86)\Balabolka\cli\balcon.exe&quot; -n &quot;Microsoft Heera Mobile&quot; -k -p 0 -v 100 -w &quot;China.mp3&quot; -t &quot;AAA China&quot;">
            <text:p>"C:\Program Files (x86)\Balabolka\cli\balcon.exe" -n "Microsoft Heera Mobile" -k -p 0 -v 100 -w "China.mp3" -t "AAA China"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you'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7]&amp;&quot;.mp3&quot;&quot; -t &quot;&quot;AAA &quot;&amp;[.B1607]&amp;&quot;&quot;&quot;&quot;" office:value-type="string" office:string-value="&quot;C:\Program Files (x86)\Balabolka\cli\balcon.exe&quot; -n &quot;Microsoft Heera Mobile&quot; -k -p 0 -v 100 -w &quot;you've.mp3&quot; -t &quot;AAA you've&quot;">
            <text:p>"C:\Program Files (x86)\Balabolka\cli\balcon.exe" -n "Microsoft Heera Mobile" -k -p 0 -v 100 -w "you've.mp3" -t "AAA you've"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fun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8]&amp;&quot;.mp3&quot;&quot; -t &quot;&quot;AAA &quot;&amp;[.B1608]&amp;&quot;&quot;&quot;&quot;" office:value-type="string" office:string-value="&quot;C:\Program Files (x86)\Balabolka\cli\balcon.exe&quot; -n &quot;Microsoft Heera Mobile&quot; -k -p 0 -v 100 -w &quot;funny.mp3&quot; -t &quot;AAA funny&quot;">
            <text:p>"C:\Program Files (x86)\Balabolka\cli\balcon.exe" -n "Microsoft Heera Mobile" -k -p 0 -v 100 -w "funny.mp3" -t "AAA funny"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dictiona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09]&amp;&quot;.mp3&quot;&quot; -t &quot;&quot;AAA &quot;&amp;[.B1609]&amp;&quot;&quot;&quot;&quot;" office:value-type="string" office:string-value="&quot;C:\Program Files (x86)\Balabolka\cli\balcon.exe&quot; -n &quot;Microsoft Heera Mobile&quot; -k -p 0 -v 100 -w &quot;dictionary.mp3&quot; -t &quot;AAA dictionary&quot;">
            <text:p>"C:\Program Files (x86)\Balabolka\cli\balcon.exe" -n "Microsoft Heera Mobile" -k -p 0 -v 100 -w "dictionary.mp3" -t "AAA dictionary"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scienti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0]&amp;&quot;.mp3&quot;&quot; -t &quot;&quot;AAA &quot;&amp;[.B1610]&amp;&quot;&quot;&quot;&quot;" office:value-type="string" office:string-value="&quot;C:\Program Files (x86)\Balabolka\cli\balcon.exe&quot; -n &quot;Microsoft Heera Mobile&quot; -k -p 0 -v 100 -w &quot;scientist.mp3&quot; -t &quot;AAA scientist&quot;">
            <text:p>"C:\Program Files (x86)\Balabolka\cli\balcon.exe" -n "Microsoft Heera Mobile" -k -p 0 -v 100 -w "scientist.mp3" -t "AAA scientist"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tau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1]&amp;&quot;.mp3&quot;&quot; -t &quot;&quot;AAA &quot;&amp;[.B1611]&amp;&quot;&quot;&quot;&quot;" office:value-type="string" office:string-value="&quot;C:\Program Files (x86)\Balabolka\cli\balcon.exe&quot; -n &quot;Microsoft Heera Mobile&quot; -k -p 0 -v 100 -w &quot;taught.mp3&quot; -t &quot;AAA taught&quot;">
            <text:p>"C:\Program Files (x86)\Balabolka\cli\balcon.exe" -n "Microsoft Heera Mobile" -k -p 0 -v 100 -w "taught.mp3" -t "AAA taught"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climb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2]&amp;&quot;.mp3&quot;&quot; -t &quot;&quot;AAA &quot;&amp;[.B1612]&amp;&quot;&quot;&quot;&quot;" office:value-type="string" office:string-value="&quot;C:\Program Files (x86)\Balabolka\cli\balcon.exe&quot; -n &quot;Microsoft Heera Mobile&quot; -k -p 0 -v 100 -w &quot;climb.mp3&quot; -t &quot;AAA climb&quot;">
            <text:p>"C:\Program Files (x86)\Balabolka\cli\balcon.exe" -n "Microsoft Heera Mobile" -k -p 0 -v 100 -w "climb.mp3" -t "AAA climb"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figh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3]&amp;&quot;.mp3&quot;&quot; -t &quot;&quot;AAA &quot;&amp;[.B1613]&amp;&quot;&quot;&quot;&quot;" office:value-type="string" office:string-value="&quot;C:\Program Files (x86)\Balabolka\cli\balcon.exe&quot; -n &quot;Microsoft Heera Mobile&quot; -k -p 0 -v 100 -w &quot;fighting.mp3&quot; -t &quot;AAA fighting&quot;">
            <text:p>"C:\Program Files (x86)\Balabolka\cli\balcon.exe" -n "Microsoft Heera Mobile" -k -p 0 -v 100 -w "fighting.mp3" -t "AAA fighting"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ordina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4]&amp;&quot;.mp3&quot;&quot; -t &quot;&quot;AAA &quot;&amp;[.B1614]&amp;&quot;&quot;&quot;&quot;" office:value-type="string" office:string-value="&quot;C:\Program Files (x86)\Balabolka\cli\balcon.exe&quot; -n &quot;Microsoft Heera Mobile&quot; -k -p 0 -v 100 -w &quot;ordinary.mp3&quot; -t &quot;AAA ordinary&quot;">
            <text:p>"C:\Program Files (x86)\Balabolka\cli\balcon.exe" -n "Microsoft Heera Mobile" -k -p 0 -v 100 -w "ordinary.mp3" -t "AAA ordinary"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ser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5]&amp;&quot;.mp3&quot;&quot; -t &quot;&quot;AAA &quot;&amp;[.B1615]&amp;&quot;&quot;&quot;&quot;" office:value-type="string" office:string-value="&quot;C:\Program Files (x86)\Balabolka\cli\balcon.exe&quot; -n &quot;Microsoft Heera Mobile&quot; -k -p 0 -v 100 -w &quot;series.mp3&quot; -t &quot;AAA series&quot;">
            <text:p>"C:\Program Files (x86)\Balabolka\cli\balcon.exe" -n "Microsoft Heera Mobile" -k -p 0 -v 100 -w "series.mp3" -t "AAA series"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string">
            <text:p>tow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6]&amp;&quot;.mp3&quot;&quot; -t &quot;&quot;AAA &quot;&amp;[.B1616]&amp;&quot;&quot;&quot;&quot;" office:value-type="string" office:string-value="&quot;C:\Program Files (x86)\Balabolka\cli\balcon.exe&quot; -n &quot;Microsoft Heera Mobile&quot; -k -p 0 -v 100 -w &quot;towns.mp3&quot; -t &quot;AAA towns&quot;">
            <text:p>"C:\Program Files (x86)\Balabolka\cli\balcon.exe" -n "Microsoft Heera Mobile" -k -p 0 -v 100 -w "towns.mp3" -t "AAA towns"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bur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7]&amp;&quot;.mp3&quot;&quot; -t &quot;&quot;AAA &quot;&amp;[.B1617]&amp;&quot;&quot;&quot;&quot;" office:value-type="string" office:string-value="&quot;C:\Program Files (x86)\Balabolka\cli\balcon.exe&quot; -n &quot;Microsoft Heera Mobile&quot; -k -p 0 -v 100 -w &quot;burning.mp3&quot; -t &quot;AAA burning&quot;">
            <text:p>"C:\Program Files (x86)\Balabolka\cli\balcon.exe" -n "Microsoft Heera Mobile" -k -p 0 -v 100 -w "burning.mp3" -t "AAA burning"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typ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8]&amp;&quot;.mp3&quot;&quot; -t &quot;&quot;AAA &quot;&amp;[.B1618]&amp;&quot;&quot;&quot;&quot;" office:value-type="string" office:string-value="&quot;C:\Program Files (x86)\Balabolka\cli\balcon.exe&quot; -n &quot;Microsoft Heera Mobile&quot; -k -p 0 -v 100 -w &quot;types.mp3&quot; -t &quot;AAA types&quot;">
            <text:p>"C:\Program Files (x86)\Balabolka\cli\balcon.exe" -n "Microsoft Heera Mobile" -k -p 0 -v 100 -w "types.mp3" -t "AAA types"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extr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19]&amp;&quot;.mp3&quot;&quot; -t &quot;&quot;AAA &quot;&amp;[.B1619]&amp;&quot;&quot;&quot;&quot;" office:value-type="string" office:string-value="&quot;C:\Program Files (x86)\Balabolka\cli\balcon.exe&quot; -n &quot;Microsoft Heera Mobile&quot; -k -p 0 -v 100 -w &quot;extra.mp3&quot; -t &quot;AAA extra&quot;">
            <text:p>"C:\Program Files (x86)\Balabolka\cli\balcon.exe" -n "Microsoft Heera Mobile" -k -p 0 -v 100 -w "extra.mp3" -t "AAA extra"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roug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0]&amp;&quot;.mp3&quot;&quot; -t &quot;&quot;AAA &quot;&amp;[.B1620]&amp;&quot;&quot;&quot;&quot;" office:value-type="string" office:string-value="&quot;C:\Program Files (x86)\Balabolka\cli\balcon.exe&quot; -n &quot;Microsoft Heera Mobile&quot; -k -p 0 -v 100 -w &quot;rough.mp3&quot; -t &quot;AAA rough&quot;">
            <text:p>"C:\Program Files (x86)\Balabolka\cli\balcon.exe" -n "Microsoft Heera Mobile" -k -p 0 -v 100 -w "rough.mp3" -t "AAA rough"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Rom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1]&amp;&quot;.mp3&quot;&quot; -t &quot;&quot;AAA &quot;&amp;[.B1621]&amp;&quot;&quot;&quot;&quot;" office:value-type="string" office:string-value="&quot;C:\Program Files (x86)\Balabolka\cli\balcon.exe&quot; -n &quot;Microsoft Heera Mobile&quot; -k -p 0 -v 100 -w &quot;Roman.mp3&quot; -t &quot;AAA Roman&quot;">
            <text:p>"C:\Program Files (x86)\Balabolka\cli\balcon.exe" -n "Microsoft Heera Mobile" -k -p 0 -v 100 -w "Roman.mp3" -t "AAA Roman"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v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2]&amp;&quot;.mp3&quot;&quot; -t &quot;&quot;AAA &quot;&amp;[.B1622]&amp;&quot;&quot;&quot;&quot;" office:value-type="string" office:string-value="&quot;C:\Program Files (x86)\Balabolka\cli\balcon.exe&quot; -n &quot;Microsoft Heera Mobile&quot; -k -p 0 -v 100 -w &quot;vast.mp3&quot; -t &quot;AAA vast&quot;">
            <text:p>"C:\Program Files (x86)\Balabolka\cli\balcon.exe" -n "Microsoft Heera Mobile" -k -p 0 -v 100 -w "vast.mp3" -t "AAA vast"</text:p>
          </table:table-cell>
        </table:table-row>
        <table:table-row table:style-name="ro2">
          <table:table-cell office:value-type="float" office:value="1623">
            <text:p>1623</text:p>
          </table:table-cell>
          <table:table-cell office:value-type="string">
            <text:p>Tarr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3]&amp;&quot;.mp3&quot;&quot; -t &quot;&quot;AAA &quot;&amp;[.B1623]&amp;&quot;&quot;&quot;&quot;" office:value-type="string" office:string-value="&quot;C:\Program Files (x86)\Balabolka\cli\balcon.exe&quot; -n &quot;Microsoft Heera Mobile&quot; -k -p 0 -v 100 -w &quot;Tarrace.mp3&quot; -t &quot;AAA Tarrace&quot;">
            <text:p>"C:\Program Files (x86)\Balabolka\cli\balcon.exe" -n "Microsoft Heera Mobile" -k -p 0 -v 100 -w "Tarrace.mp3" -t "AAA Tarrace"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ser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4]&amp;&quot;.mp3&quot;&quot; -t &quot;&quot;AAA &quot;&amp;[.B1624]&amp;&quot;&quot;&quot;&quot;" office:value-type="string" office:string-value="&quot;C:\Program Files (x86)\Balabolka\cli\balcon.exe&quot; -n &quot;Microsoft Heera Mobile&quot; -k -p 0 -v 100 -w &quot;serve.mp3&quot; -t &quot;AAA serve&quot;">
            <text:p>"C:\Program Files (x86)\Balabolka\cli\balcon.exe" -n "Microsoft Heera Mobile" -k -p 0 -v 100 -w "serve.mp3" -t "AAA serve"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ri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5]&amp;&quot;.mp3&quot;&quot; -t &quot;&quot;AAA &quot;&amp;[.B1625]&amp;&quot;&quot;&quot;&quot;" office:value-type="string" office:string-value="&quot;C:\Program Files (x86)\Balabolka\cli\balcon.exe&quot; -n &quot;Microsoft Heera Mobile&quot; -k -p 0 -v 100 -w &quot;riding.mp3&quot; -t &quot;AAA riding&quot;">
            <text:p>"C:\Program Files (x86)\Balabolka\cli\balcon.exe" -n "Microsoft Heera Mobile" -k -p 0 -v 100 -w "riding.mp3" -t "AAA riding"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string">
            <text:p>libra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6]&amp;&quot;.mp3&quot;&quot; -t &quot;&quot;AAA &quot;&amp;[.B1626]&amp;&quot;&quot;&quot;&quot;" office:value-type="string" office:string-value="&quot;C:\Program Files (x86)\Balabolka\cli\balcon.exe&quot; -n &quot;Microsoft Heera Mobile&quot; -k -p 0 -v 100 -w &quot;library.mp3&quot; -t &quot;AAA library&quot;">
            <text:p>"C:\Program Files (x86)\Balabolka\cli\balcon.exe" -n "Microsoft Heera Mobile" -k -p 0 -v 100 -w "library.mp3" -t "AAA library"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help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7]&amp;&quot;.mp3&quot;&quot; -t &quot;&quot;AAA &quot;&amp;[.B1627]&amp;&quot;&quot;&quot;&quot;" office:value-type="string" office:string-value="&quot;C:\Program Files (x86)\Balabolka\cli\balcon.exe&quot; -n &quot;Microsoft Heera Mobile&quot; -k -p 0 -v 100 -w &quot;helping.mp3&quot; -t &quot;AAA helping&quot;">
            <text:p>"C:\Program Files (x86)\Balabolka\cli\balcon.exe" -n "Microsoft Heera Mobile" -k -p 0 -v 100 -w "helping.mp3" -t "AAA helping"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progr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8]&amp;&quot;.mp3&quot;&quot; -t &quot;&quot;AAA &quot;&amp;[.B1628]&amp;&quot;&quot;&quot;&quot;" office:value-type="string" office:string-value="&quot;C:\Program Files (x86)\Balabolka\cli\balcon.exe&quot; -n &quot;Microsoft Heera Mobile&quot; -k -p 0 -v 100 -w &quot;program.mp3&quot; -t &quot;AAA program&quot;">
            <text:p>"C:\Program Files (x86)\Balabolka\cli\balcon.exe" -n "Microsoft Heera Mobile" -k -p 0 -v 100 -w "program.mp3" -t "AAA program"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mag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29]&amp;&quot;.mp3&quot;&quot; -t &quot;&quot;AAA &quot;&amp;[.B1629]&amp;&quot;&quot;&quot;&quot;" office:value-type="string" office:string-value="&quot;C:\Program Files (x86)\Balabolka\cli\balcon.exe&quot; -n &quot;Microsoft Heera Mobile&quot; -k -p 0 -v 100 -w &quot;magic.mp3&quot; -t &quot;AAA magic&quot;">
            <text:p>"C:\Program Files (x86)\Balabolka\cli\balcon.exe" -n "Microsoft Heera Mobile" -k -p 0 -v 100 -w "magic.mp3" -t "AAA magic"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earli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0]&amp;&quot;.mp3&quot;&quot; -t &quot;&quot;AAA &quot;&amp;[.B1630]&amp;&quot;&quot;&quot;&quot;" office:value-type="string" office:string-value="&quot;C:\Program Files (x86)\Balabolka\cli\balcon.exe&quot; -n &quot;Microsoft Heera Mobile&quot; -k -p 0 -v 100 -w &quot;earlier.mp3&quot; -t &quot;AAA earlier&quot;">
            <text:p>"C:\Program Files (x86)\Balabolka\cli\balcon.exe" -n "Microsoft Heera Mobile" -k -p 0 -v 100 -w "earlier.mp3" -t "AAA earlier"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mann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1]&amp;&quot;.mp3&quot;&quot; -t &quot;&quot;AAA &quot;&amp;[.B1631]&amp;&quot;&quot;&quot;&quot;" office:value-type="string" office:string-value="&quot;C:\Program Files (x86)\Balabolka\cli\balcon.exe&quot; -n &quot;Microsoft Heera Mobile&quot; -k -p 0 -v 100 -w &quot;manner.mp3&quot; -t &quot;AAA manner&quot;">
            <text:p>"C:\Program Files (x86)\Balabolka\cli\balcon.exe" -n "Microsoft Heera Mobile" -k -p 0 -v 100 -w "manner.mp3" -t "AAA manner"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sof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2]&amp;&quot;.mp3&quot;&quot; -t &quot;&quot;AAA &quot;&amp;[.B1632]&amp;&quot;&quot;&quot;&quot;" office:value-type="string" office:string-value="&quot;C:\Program Files (x86)\Balabolka\cli\balcon.exe&quot; -n &quot;Microsoft Heera Mobile&quot; -k -p 0 -v 100 -w &quot;softly.mp3&quot; -t &quot;AAA softly&quot;">
            <text:p>"C:\Program Files (x86)\Balabolka\cli\balcon.exe" -n "Microsoft Heera Mobile" -k -p 0 -v 100 -w "softly.mp3" -t "AAA softly"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string">
            <text:p>chemi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3]&amp;&quot;.mp3&quot;&quot; -t &quot;&quot;AAA &quot;&amp;[.B1633]&amp;&quot;&quot;&quot;&quot;" office:value-type="string" office:string-value="&quot;C:\Program Files (x86)\Balabolka\cli\balcon.exe&quot; -n &quot;Microsoft Heera Mobile&quot; -k -p 0 -v 100 -w &quot;chemical.mp3&quot; -t &quot;AAA chemical&quot;">
            <text:p>"C:\Program Files (x86)\Balabolka\cli\balcon.exe" -n "Microsoft Heera Mobile" -k -p 0 -v 100 -w "chemical.mp3" -t "AAA chemical"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su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4]&amp;&quot;.mp3&quot;&quot; -t &quot;&quot;AAA &quot;&amp;[.B1634]&amp;&quot;&quot;&quot;&quot;" office:value-type="string" office:string-value="&quot;C:\Program Files (x86)\Balabolka\cli\balcon.exe&quot; -n &quot;Microsoft Heera Mobile&quot; -k -p 0 -v 100 -w &quot;suit.mp3&quot; -t &quot;AAA suit&quot;">
            <text:p>"C:\Program Files (x86)\Balabolka\cli\balcon.exe" -n "Microsoft Heera Mobile" -k -p 0 -v 100 -w "suit.mp3" -t "AAA suit"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penc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5]&amp;&quot;.mp3&quot;&quot; -t &quot;&quot;AAA &quot;&amp;[.B1635]&amp;&quot;&quot;&quot;&quot;" office:value-type="string" office:string-value="&quot;C:\Program Files (x86)\Balabolka\cli\balcon.exe&quot; -n &quot;Microsoft Heera Mobile&quot; -k -p 0 -v 100 -w &quot;pencil.mp3&quot; -t &quot;AAA pencil&quot;">
            <text:p>"C:\Program Files (x86)\Balabolka\cli\balcon.exe" -n "Microsoft Heera Mobile" -k -p 0 -v 100 -w "pencil.mp3" -t "AAA pencil"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equ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6]&amp;&quot;.mp3&quot;&quot; -t &quot;&quot;AAA &quot;&amp;[.B1636]&amp;&quot;&quot;&quot;&quot;" office:value-type="string" office:string-value="&quot;C:\Program Files (x86)\Balabolka\cli\balcon.exe&quot; -n &quot;Microsoft Heera Mobile&quot; -k -p 0 -v 100 -w &quot;equal.mp3&quot; -t &quot;AAA equal&quot;">
            <text:p>"C:\Program Files (x86)\Balabolka\cli\balcon.exe" -n "Microsoft Heera Mobile" -k -p 0 -v 100 -w "equal.mp3" -t "AAA equal"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tongu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7]&amp;&quot;.mp3&quot;&quot; -t &quot;&quot;AAA &quot;&amp;[.B1637]&amp;&quot;&quot;&quot;&quot;" office:value-type="string" office:string-value="&quot;C:\Program Files (x86)\Balabolka\cli\balcon.exe&quot; -n &quot;Microsoft Heera Mobile&quot; -k -p 0 -v 100 -w &quot;tongue.mp3&quot; -t &quot;AAA tongue&quot;">
            <text:p>"C:\Program Files (x86)\Balabolka\cli\balcon.exe" -n "Microsoft Heera Mobile" -k -p 0 -v 100 -w "tongue.mp3" -t "AAA tongue"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ey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8]&amp;&quot;.mp3&quot;&quot; -t &quot;&quot;AAA &quot;&amp;[.B1638]&amp;&quot;&quot;&quot;&quot;" office:value-type="string" office:string-value="&quot;C:\Program Files (x86)\Balabolka\cli\balcon.exe&quot; -n &quot;Microsoft Heera Mobile&quot; -k -p 0 -v 100 -w &quot;eye.mp3&quot; -t &quot;AAA eye&quot;">
            <text:p>"C:\Program Files (x86)\Balabolka\cli\balcon.exe" -n "Microsoft Heera Mobile" -k -p 0 -v 100 -w "eye.mp3" -t "AAA eye"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lo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39]&amp;&quot;.mp3&quot;&quot; -t &quot;&quot;AAA &quot;&amp;[.B1639]&amp;&quot;&quot;&quot;&quot;" office:value-type="string" office:string-value="&quot;C:\Program Files (x86)\Balabolka\cli\balcon.exe&quot; -n &quot;Microsoft Heera Mobile&quot; -k -p 0 -v 100 -w &quot;loved.mp3&quot; -t &quot;AAA loved&quot;">
            <text:p>"C:\Program Files (x86)\Balabolka\cli\balcon.exe" -n "Microsoft Heera Mobile" -k -p 0 -v 100 -w "loved.mp3" -t "AAA loved"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stru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0]&amp;&quot;.mp3&quot;&quot; -t &quot;&quot;AAA &quot;&amp;[.B1640]&amp;&quot;&quot;&quot;&quot;" office:value-type="string" office:string-value="&quot;C:\Program Files (x86)\Balabolka\cli\balcon.exe&quot; -n &quot;Microsoft Heera Mobile&quot; -k -p 0 -v 100 -w &quot;struck.mp3&quot; -t &quot;AAA struck&quot;">
            <text:p>"C:\Program Files (x86)\Balabolka\cli\balcon.exe" -n "Microsoft Heera Mobile" -k -p 0 -v 100 -w "struck.mp3" -t "AAA struck"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string">
            <text:p>freed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1]&amp;&quot;.mp3&quot;&quot; -t &quot;&quot;AAA &quot;&amp;[.B1641]&amp;&quot;&quot;&quot;&quot;" office:value-type="string" office:string-value="&quot;C:\Program Files (x86)\Balabolka\cli\balcon.exe&quot; -n &quot;Microsoft Heera Mobile&quot; -k -p 0 -v 100 -w &quot;freedom.mp3&quot; -t &quot;AAA freedom&quot;">
            <text:p>"C:\Program Files (x86)\Balabolka\cli\balcon.exe" -n "Microsoft Heera Mobile" -k -p 0 -v 100 -w "freedom.mp3" -t "AAA freedom"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string">
            <text:p>they'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2]&amp;&quot;.mp3&quot;&quot; -t &quot;&quot;AAA &quot;&amp;[.B1642]&amp;&quot;&quot;&quot;&quot;" office:value-type="string" office:string-value="&quot;C:\Program Files (x86)\Balabolka\cli\balcon.exe&quot; -n &quot;Microsoft Heera Mobile&quot; -k -p 0 -v 100 -w &quot;they're.mp3&quot; -t &quot;AAA they're&quot;">
            <text:p>"C:\Program Files (x86)\Balabolka\cli\balcon.exe" -n "Microsoft Heera Mobile" -k -p 0 -v 100 -w "they're.mp3" -t "AAA they're"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string">
            <text:p>rem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3]&amp;&quot;.mp3&quot;&quot; -t &quot;&quot;AAA &quot;&amp;[.B1643]&amp;&quot;&quot;&quot;&quot;" office:value-type="string" office:string-value="&quot;C:\Program Files (x86)\Balabolka\cli\balcon.exe&quot; -n &quot;Microsoft Heera Mobile&quot; -k -p 0 -v 100 -w &quot;remain.mp3&quot; -t &quot;AAA remain&quot;">
            <text:p>"C:\Program Files (x86)\Balabolka\cli\balcon.exe" -n "Microsoft Heera Mobile" -k -p 0 -v 100 -w "remain.mp3" -t "AAA remain"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plane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4]&amp;&quot;.mp3&quot;&quot; -t &quot;&quot;AAA &quot;&amp;[.B1644]&amp;&quot;&quot;&quot;&quot;" office:value-type="string" office:string-value="&quot;C:\Program Files (x86)\Balabolka\cli\balcon.exe&quot; -n &quot;Microsoft Heera Mobile&quot; -k -p 0 -v 100 -w &quot;planets.mp3&quot; -t &quot;AAA planets&quot;">
            <text:p>"C:\Program Files (x86)\Balabolka\cli\balcon.exe" -n "Microsoft Heera Mobile" -k -p 0 -v 100 -w "planets.mp3" -t "AAA planets"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settl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5]&amp;&quot;.mp3&quot;&quot; -t &quot;&quot;AAA &quot;&amp;[.B1645]&amp;&quot;&quot;&quot;&quot;" office:value-type="string" office:string-value="&quot;C:\Program Files (x86)\Balabolka\cli\balcon.exe&quot; -n &quot;Microsoft Heera Mobile&quot; -k -p 0 -v 100 -w &quot;settlers.mp3&quot; -t &quot;AAA settlers&quot;">
            <text:p>"C:\Program Files (x86)\Balabolka\cli\balcon.exe" -n "Microsoft Heera Mobile" -k -p 0 -v 100 -w "settlers.mp3" -t "AAA settlers"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small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6]&amp;&quot;.mp3&quot;&quot; -t &quot;&quot;AAA &quot;&amp;[.B1646]&amp;&quot;&quot;&quot;&quot;" office:value-type="string" office:string-value="&quot;C:\Program Files (x86)\Balabolka\cli\balcon.exe&quot; -n &quot;Microsoft Heera Mobile&quot; -k -p 0 -v 100 -w &quot;smaller.mp3&quot; -t &quot;AAA smaller&quot;">
            <text:p>"C:\Program Files (x86)\Balabolka\cli\balcon.exe" -n "Microsoft Heera Mobile" -k -p 0 -v 100 -w "smaller.mp3" -t "AAA smaller"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ti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7]&amp;&quot;.mp3&quot;&quot; -t &quot;&quot;AAA &quot;&amp;[.B1647]&amp;&quot;&quot;&quot;&quot;" office:value-type="string" office:string-value="&quot;C:\Program Files (x86)\Balabolka\cli\balcon.exe&quot; -n &quot;Microsoft Heera Mobile&quot; -k -p 0 -v 100 -w &quot;title.mp3&quot; -t &quot;AAA title&quot;">
            <text:p>"C:\Program Files (x86)\Balabolka\cli\balcon.exe" -n "Microsoft Heera Mobile" -k -p 0 -v 100 -w "title.mp3" -t "AAA title"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O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8]&amp;&quot;.mp3&quot;&quot; -t &quot;&quot;AAA &quot;&amp;[.B1648]&amp;&quot;&quot;&quot;&quot;" office:value-type="string" office:string-value="&quot;C:\Program Files (x86)\Balabolka\cli\balcon.exe&quot; -n &quot;Microsoft Heera Mobile&quot; -k -p 0 -v 100 -w &quot;Oh.mp3&quot; -t &quot;AAA Oh&quot;">
            <text:p>"C:\Program Files (x86)\Balabolka\cli\balcon.exe" -n "Microsoft Heera Mobile" -k -p 0 -v 100 -w "Oh.mp3" -t "AAA Oh"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pla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49]&amp;&quot;.mp3&quot;&quot; -t &quot;&quot;AAA &quot;&amp;[.B1649]&amp;&quot;&quot;&quot;&quot;" office:value-type="string" office:string-value="&quot;C:\Program Files (x86)\Balabolka\cli\balcon.exe&quot; -n &quot;Microsoft Heera Mobile&quot; -k -p 0 -v 100 -w &quot;plays.mp3&quot; -t &quot;AAA plays&quot;">
            <text:p>"C:\Program Files (x86)\Balabolka\cli\balcon.exe" -n "Microsoft Heera Mobile" -k -p 0 -v 100 -w "plays.mp3" -t "AAA plays"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fel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0]&amp;&quot;.mp3&quot;&quot; -t &quot;&quot;AAA &quot;&amp;[.B1650]&amp;&quot;&quot;&quot;&quot;" office:value-type="string" office:string-value="&quot;C:\Program Files (x86)\Balabolka\cli\balcon.exe&quot; -n &quot;Microsoft Heera Mobile&quot; -k -p 0 -v 100 -w &quot;fellow.mp3&quot; -t &quot;AAA fellow&quot;">
            <text:p>"C:\Program Files (x86)\Balabolka\cli\balcon.exe" -n "Microsoft Heera Mobile" -k -p 0 -v 100 -w "fellow.mp3" -t "AAA fellow"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c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1]&amp;&quot;.mp3&quot;&quot; -t &quot;&quot;AAA &quot;&amp;[.B1651]&amp;&quot;&quot;&quot;&quot;" office:value-type="string" office:string-value="&quot;C:\Program Files (x86)\Balabolka\cli\balcon.exe&quot; -n &quot;Microsoft Heera Mobile&quot; -k -p 0 -v 100 -w &quot;cents.mp3&quot; -t &quot;AAA cents&quot;">
            <text:p>"C:\Program Files (x86)\Balabolka\cli\balcon.exe" -n "Microsoft Heera Mobile" -k -p 0 -v 100 -w "cents.mp3" -t "AAA cents"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enem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2]&amp;&quot;.mp3&quot;&quot; -t &quot;&quot;AAA &quot;&amp;[.B1652]&amp;&quot;&quot;&quot;&quot;" office:value-type="string" office:string-value="&quot;C:\Program Files (x86)\Balabolka\cli\balcon.exe&quot; -n &quot;Microsoft Heera Mobile&quot; -k -p 0 -v 100 -w &quot;enemy.mp3&quot; -t &quot;AAA enemy&quot;">
            <text:p>"C:\Program Files (x86)\Balabolka\cli\balcon.exe" -n "Microsoft Heera Mobile" -k -p 0 -v 100 -w "enemy.mp3" -t "AAA enemy"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clou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3]&amp;&quot;.mp3&quot;&quot; -t &quot;&quot;AAA &quot;&amp;[.B1653]&amp;&quot;&quot;&quot;&quot;" office:value-type="string" office:string-value="&quot;C:\Program Files (x86)\Balabolka\cli\balcon.exe&quot; -n &quot;Microsoft Heera Mobile&quot; -k -p 0 -v 100 -w &quot;cloud.mp3&quot; -t &quot;AAA cloud&quot;">
            <text:p>"C:\Program Files (x86)\Balabolka\cli\balcon.exe" -n "Microsoft Heera Mobile" -k -p 0 -v 100 -w "cloud.mp3" -t "AAA cloud"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roo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4]&amp;&quot;.mp3&quot;&quot; -t &quot;&quot;AAA &quot;&amp;[.B1654]&amp;&quot;&quot;&quot;&quot;" office:value-type="string" office:string-value="&quot;C:\Program Files (x86)\Balabolka\cli\balcon.exe&quot; -n &quot;Microsoft Heera Mobile&quot; -k -p 0 -v 100 -w &quot;roof.mp3&quot; -t &quot;AAA roof&quot;">
            <text:p>"C:\Program Files (x86)\Balabolka\cli\balcon.exe" -n "Microsoft Heera Mobile" -k -p 0 -v 100 -w "roof.mp3" -t "AAA roof"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stud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5]&amp;&quot;.mp3&quot;&quot; -t &quot;&quot;AAA &quot;&amp;[.B1655]&amp;&quot;&quot;&quot;&quot;" office:value-type="string" office:string-value="&quot;C:\Program Files (x86)\Balabolka\cli\balcon.exe&quot; -n &quot;Microsoft Heera Mobile&quot; -k -p 0 -v 100 -w &quot;student.mp3&quot; -t &quot;AAA student&quot;">
            <text:p>"C:\Program Files (x86)\Balabolka\cli\balcon.exe" -n "Microsoft Heera Mobile" -k -p 0 -v 100 -w "student.mp3" -t "AAA student"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string">
            <text:p>laug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6]&amp;&quot;.mp3&quot;&quot; -t &quot;&quot;AAA &quot;&amp;[.B1656]&amp;&quot;&quot;&quot;&quot;" office:value-type="string" office:string-value="&quot;C:\Program Files (x86)\Balabolka\cli\balcon.exe&quot; -n &quot;Microsoft Heera Mobile&quot; -k -p 0 -v 100 -w &quot;laugh.mp3&quot; -t &quot;AAA laugh&quot;">
            <text:p>"C:\Program Files (x86)\Balabolka\cli\balcon.exe" -n "Microsoft Heera Mobile" -k -p 0 -v 100 -w "laugh.mp3" -t "AAA laugh"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k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7]&amp;&quot;.mp3&quot;&quot; -t &quot;&quot;AAA &quot;&amp;[.B1657]&amp;&quot;&quot;&quot;&quot;" office:value-type="string" office:string-value="&quot;C:\Program Files (x86)\Balabolka\cli\balcon.exe&quot; -n &quot;Microsoft Heera Mobile&quot; -k -p 0 -v 100 -w &quot;kill.mp3&quot; -t &quot;AAA kill&quot;">
            <text:p>"C:\Program Files (x86)\Balabolka\cli\balcon.exe" -n "Microsoft Heera Mobile" -k -p 0 -v 100 -w "kill.mp3" -t "AAA kill"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string">
            <text:p>inclu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8]&amp;&quot;.mp3&quot;&quot; -t &quot;&quot;AAA &quot;&amp;[.B1658]&amp;&quot;&quot;&quot;&quot;" office:value-type="string" office:string-value="&quot;C:\Program Files (x86)\Balabolka\cli\balcon.exe&quot; -n &quot;Microsoft Heera Mobile&quot; -k -p 0 -v 100 -w &quot;including.mp3&quot; -t &quot;AAA including&quot;">
            <text:p>"C:\Program Files (x86)\Balabolka\cli\balcon.exe" -n "Microsoft Heera Mobile" -k -p 0 -v 100 -w "including.mp3" -t "AAA including"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swimm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59]&amp;&quot;.mp3&quot;&quot; -t &quot;&quot;AAA &quot;&amp;[.B1659]&amp;&quot;&quot;&quot;&quot;" office:value-type="string" office:string-value="&quot;C:\Program Files (x86)\Balabolka\cli\balcon.exe&quot; -n &quot;Microsoft Heera Mobile&quot; -k -p 0 -v 100 -w &quot;swimming.mp3&quot; -t &quot;AAA swimming&quot;">
            <text:p>"C:\Program Files (x86)\Balabolka\cli\balcon.exe" -n "Microsoft Heera Mobile" -k -p 0 -v 100 -w "swimming.mp3" -t "AAA swimming"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dir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0]&amp;&quot;.mp3&quot;&quot; -t &quot;&quot;AAA &quot;&amp;[.B1660]&amp;&quot;&quot;&quot;&quot;" office:value-type="string" office:string-value="&quot;C:\Program Files (x86)\Balabolka\cli\balcon.exe&quot; -n &quot;Microsoft Heera Mobile&quot; -k -p 0 -v 100 -w &quot;direct.mp3&quot; -t &quot;AAA direct&quot;">
            <text:p>"C:\Program Files (x86)\Balabolka\cli\balcon.exe" -n "Microsoft Heera Mobile" -k -p 0 -v 100 -w "direct.mp3" -t "AAA direct"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pleas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1]&amp;&quot;.mp3&quot;&quot; -t &quot;&quot;AAA &quot;&amp;[.B1661]&amp;&quot;&quot;&quot;&quot;" office:value-type="string" office:string-value="&quot;C:\Program Files (x86)\Balabolka\cli\balcon.exe&quot; -n &quot;Microsoft Heera Mobile&quot; -k -p 0 -v 100 -w &quot;pleasant.mp3&quot; -t &quot;AAA pleasant&quot;">
            <text:p>"C:\Program Files (x86)\Balabolka\cli\balcon.exe" -n "Microsoft Heera Mobile" -k -p 0 -v 100 -w "pleasant.mp3" -t "AAA pleasant"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char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2]&amp;&quot;.mp3&quot;&quot; -t &quot;&quot;AAA &quot;&amp;[.B1662]&amp;&quot;&quot;&quot;&quot;" office:value-type="string" office:string-value="&quot;C:\Program Files (x86)\Balabolka\cli\balcon.exe&quot; -n &quot;Microsoft Heera Mobile&quot; -k -p 0 -v 100 -w &quot;charge.mp3&quot; -t &quot;AAA charge&quot;">
            <text:p>"C:\Program Files (x86)\Balabolka\cli\balcon.exe" -n "Microsoft Heera Mobile" -k -p 0 -v 100 -w "charge.mp3" -t "AAA charge"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string">
            <text:p>Mam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3]&amp;&quot;.mp3&quot;&quot; -t &quot;&quot;AAA &quot;&amp;[.B1663]&amp;&quot;&quot;&quot;&quot;" office:value-type="string" office:string-value="&quot;C:\Program Files (x86)\Balabolka\cli\balcon.exe&quot; -n &quot;Microsoft Heera Mobile&quot; -k -p 0 -v 100 -w &quot;Mama.mp3&quot; -t &quot;AAA Mama&quot;">
            <text:p>"C:\Program Files (x86)\Balabolka\cli\balcon.exe" -n "Microsoft Heera Mobile" -k -p 0 -v 100 -w "Mama.mp3" -t "AAA Mama"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l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4]&amp;&quot;.mp3&quot;&quot; -t &quot;&quot;AAA &quot;&amp;[.B1664]&amp;&quot;&quot;&quot;&quot;" office:value-type="string" office:string-value="&quot;C:\Program Files (x86)\Balabolka\cli\balcon.exe&quot; -n &quot;Microsoft Heera Mobile&quot; -k -p 0 -v 100 -w &quot;lose.mp3&quot; -t &quot;AAA lose&quot;">
            <text:p>"C:\Program Files (x86)\Balabolka\cli\balcon.exe" -n "Microsoft Heera Mobile" -k -p 0 -v 100 -w "lose.mp3" -t "AAA lose"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individu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5]&amp;&quot;.mp3&quot;&quot; -t &quot;&quot;AAA &quot;&amp;[.B1665]&amp;&quot;&quot;&quot;&quot;" office:value-type="string" office:string-value="&quot;C:\Program Files (x86)\Balabolka\cli\balcon.exe&quot; -n &quot;Microsoft Heera Mobile&quot; -k -p 0 -v 100 -w &quot;individual.mp3&quot; -t &quot;AAA individual&quot;">
            <text:p>"C:\Program Files (x86)\Balabolka\cli\balcon.exe" -n "Microsoft Heera Mobile" -k -p 0 -v 100 -w "individual.mp3" -t "AAA individual"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ro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6]&amp;&quot;.mp3&quot;&quot; -t &quot;&quot;AAA &quot;&amp;[.B1666]&amp;&quot;&quot;&quot;&quot;" office:value-type="string" office:string-value="&quot;C:\Program Files (x86)\Balabolka\cli\balcon.exe&quot; -n &quot;Microsoft Heera Mobile&quot; -k -p 0 -v 100 -w &quot;roll.mp3&quot; -t &quot;AAA roll&quot;">
            <text:p>"C:\Program Files (x86)\Balabolka\cli\balcon.exe" -n "Microsoft Heera Mobile" -k -p 0 -v 100 -w "roll.mp3" -t "AAA roll"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string">
            <text:p>lis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7]&amp;&quot;.mp3&quot;&quot; -t &quot;&quot;AAA &quot;&amp;[.B1667]&amp;&quot;&quot;&quot;&quot;" office:value-type="string" office:string-value="&quot;C:\Program Files (x86)\Balabolka\cli\balcon.exe&quot; -n &quot;Microsoft Heera Mobile&quot; -k -p 0 -v 100 -w &quot;listed.mp3&quot; -t &quot;AAA listed&quot;">
            <text:p>"C:\Program Files (x86)\Balabolka\cli\balcon.exe" -n "Microsoft Heera Mobile" -k -p 0 -v 100 -w "listed.mp3" -t "AAA listed"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string">
            <text:p>grow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8]&amp;&quot;.mp3&quot;&quot; -t &quot;&quot;AAA &quot;&amp;[.B1668]&amp;&quot;&quot;&quot;&quot;" office:value-type="string" office:string-value="&quot;C:\Program Files (x86)\Balabolka\cli\balcon.exe&quot; -n &quot;Microsoft Heera Mobile&quot; -k -p 0 -v 100 -w &quot;growth.mp3&quot; -t &quot;AAA growth&quot;">
            <text:p>"C:\Program Files (x86)\Balabolka\cli\balcon.exe" -n "Microsoft Heera Mobile" -k -p 0 -v 100 -w "growth.mp3" -t "AAA growth"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string">
            <text:p>nation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69]&amp;&quot;.mp3&quot;&quot; -t &quot;&quot;AAA &quot;&amp;[.B1669]&amp;&quot;&quot;&quot;&quot;" office:value-type="string" office:string-value="&quot;C:\Program Files (x86)\Balabolka\cli\balcon.exe&quot; -n &quot;Microsoft Heera Mobile&quot; -k -p 0 -v 100 -w &quot;national.mp3&quot; -t &quot;AAA national&quot;">
            <text:p>"C:\Program Files (x86)\Balabolka\cli\balcon.exe" -n "Microsoft Heera Mobile" -k -p 0 -v 100 -w "national.mp3" -t "AAA national"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spea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0]&amp;&quot;.mp3&quot;&quot; -t &quot;&quot;AAA &quot;&amp;[.B1670]&amp;&quot;&quot;&quot;&quot;" office:value-type="string" office:string-value="&quot;C:\Program Files (x86)\Balabolka\cli\balcon.exe&quot; -n &quot;Microsoft Heera Mobile&quot; -k -p 0 -v 100 -w &quot;speaking.mp3&quot; -t &quot;AAA speaking&quot;">
            <text:p>"C:\Program Files (x86)\Balabolka\cli\balcon.exe" -n "Microsoft Heera Mobile" -k -p 0 -v 100 -w "speaking.mp3" -t "AAA speaking"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regi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1]&amp;&quot;.mp3&quot;&quot; -t &quot;&quot;AAA &quot;&amp;[.B1671]&amp;&quot;&quot;&quot;&quot;" office:value-type="string" office:string-value="&quot;C:\Program Files (x86)\Balabolka\cli\balcon.exe&quot; -n &quot;Microsoft Heera Mobile&quot; -k -p 0 -v 100 -w &quot;regions.mp3&quot; -t &quot;AAA regions&quot;">
            <text:p>"C:\Program Files (x86)\Balabolka\cli\balcon.exe" -n "Microsoft Heera Mobile" -k -p 0 -v 100 -w "regions.mp3" -t "AAA regions"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string">
            <text:p>sty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2]&amp;&quot;.mp3&quot;&quot; -t &quot;&quot;AAA &quot;&amp;[.B1672]&amp;&quot;&quot;&quot;&quot;" office:value-type="string" office:string-value="&quot;C:\Program Files (x86)\Balabolka\cli\balcon.exe&quot; -n &quot;Microsoft Heera Mobile&quot; -k -p 0 -v 100 -w &quot;style.mp3&quot; -t &quot;AAA style&quot;">
            <text:p>"C:\Program Files (x86)\Balabolka\cli\balcon.exe" -n "Microsoft Heera Mobile" -k -p 0 -v 100 -w "style.mp3" -t "AAA style"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politi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3]&amp;&quot;.mp3&quot;&quot; -t &quot;&quot;AAA &quot;&amp;[.B1673]&amp;&quot;&quot;&quot;&quot;" office:value-type="string" office:string-value="&quot;C:\Program Files (x86)\Balabolka\cli\balcon.exe&quot; -n &quot;Microsoft Heera Mobile&quot; -k -p 0 -v 100 -w &quot;political.mp3&quot; -t &quot;AAA political&quot;">
            <text:p>"C:\Program Files (x86)\Balabolka\cli\balcon.exe" -n "Microsoft Heera Mobile" -k -p 0 -v 100 -w "political.mp3" -t "AAA political"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he'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4]&amp;&quot;.mp3&quot;&quot; -t &quot;&quot;AAA &quot;&amp;[.B1674]&amp;&quot;&quot;&quot;&quot;" office:value-type="string" office:string-value="&quot;C:\Program Files (x86)\Balabolka\cli\balcon.exe&quot; -n &quot;Microsoft Heera Mobile&quot; -k -p 0 -v 100 -w &quot;he'd.mp3&quot; -t &quot;AAA he'd&quot;">
            <text:p>"C:\Program Files (x86)\Balabolka\cli\balcon.exe" -n "Microsoft Heera Mobile" -k -p 0 -v 100 -w "he'd.mp3" -t "AAA he'd"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string">
            <text:p>ord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5]&amp;&quot;.mp3&quot;&quot; -t &quot;&quot;AAA &quot;&amp;[.B1675]&amp;&quot;&quot;&quot;&quot;" office:value-type="string" office:string-value="&quot;C:\Program Files (x86)\Balabolka\cli\balcon.exe&quot; -n &quot;Microsoft Heera Mobile&quot; -k -p 0 -v 100 -w &quot;ordered.mp3&quot; -t &quot;AAA ordered&quot;">
            <text:p>"C:\Program Files (x86)\Balabolka\cli\balcon.exe" -n "Microsoft Heera Mobile" -k -p 0 -v 100 -w "ordered.mp3" -t "AAA ordered"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prepa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6]&amp;&quot;.mp3&quot;&quot; -t &quot;&quot;AAA &quot;&amp;[.B1676]&amp;&quot;&quot;&quot;&quot;" office:value-type="string" office:string-value="&quot;C:\Program Files (x86)\Balabolka\cli\balcon.exe&quot; -n &quot;Microsoft Heera Mobile&quot; -k -p 0 -v 100 -w &quot;prepared.mp3&quot; -t &quot;AAA prepared&quot;">
            <text:p>"C:\Program Files (x86)\Balabolka\cli\balcon.exe" -n "Microsoft Heera Mobile" -k -p 0 -v 100 -w "prepared.mp3" -t "AAA prepared"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daugh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7]&amp;&quot;.mp3&quot;&quot; -t &quot;&quot;AAA &quot;&amp;[.B1677]&amp;&quot;&quot;&quot;&quot;" office:value-type="string" office:string-value="&quot;C:\Program Files (x86)\Balabolka\cli\balcon.exe&quot; -n &quot;Microsoft Heera Mobile&quot; -k -p 0 -v 100 -w &quot;daughter.mp3&quot; -t &quot;AAA daughter&quot;">
            <text:p>"C:\Program Files (x86)\Balabolka\cli\balcon.exe" -n "Microsoft Heera Mobile" -k -p 0 -v 100 -w "daughter.mp3" -t "AAA daughter"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pla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8]&amp;&quot;.mp3&quot;&quot; -t &quot;&quot;AAA &quot;&amp;[.B1678]&amp;&quot;&quot;&quot;&quot;" office:value-type="string" office:string-value="&quot;C:\Program Files (x86)\Balabolka\cli\balcon.exe&quot; -n &quot;Microsoft Heera Mobile&quot; -k -p 0 -v 100 -w &quot;plains.mp3&quot; -t &quot;AAA plains&quot;">
            <text:p>"C:\Program Files (x86)\Balabolka\cli\balcon.exe" -n "Microsoft Heera Mobile" -k -p 0 -v 100 -w "plains.mp3" -t "AAA plains"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study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79]&amp;&quot;.mp3&quot;&quot; -t &quot;&quot;AAA &quot;&amp;[.B1679]&amp;&quot;&quot;&quot;&quot;" office:value-type="string" office:string-value="&quot;C:\Program Files (x86)\Balabolka\cli\balcon.exe&quot; -n &quot;Microsoft Heera Mobile&quot; -k -p 0 -v 100 -w &quot;studying.mp3&quot; -t &quot;AAA studying&quot;">
            <text:p>"C:\Program Files (x86)\Balabolka\cli\balcon.exe" -n "Microsoft Heera Mobile" -k -p 0 -v 100 -w "studying.mp3" -t "AAA studying"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h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0]&amp;&quot;.mp3&quot;&quot; -t &quot;&quot;AAA &quot;&amp;[.B1680]&amp;&quot;&quot;&quot;&quot;" office:value-type="string" office:string-value="&quot;C:\Program Files (x86)\Balabolka\cli\balcon.exe&quot; -n &quot;Microsoft Heera Mobile&quot; -k -p 0 -v 100 -w &quot;hall.mp3&quot; -t &quot;AAA hall&quot;">
            <text:p>"C:\Program Files (x86)\Balabolka\cli\balcon.exe" -n "Microsoft Heera Mobile" -k -p 0 -v 100 -w "hall.mp3" -t "AAA hall"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educ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1]&amp;&quot;.mp3&quot;&quot; -t &quot;&quot;AAA &quot;&amp;[.B1681]&amp;&quot;&quot;&quot;&quot;" office:value-type="string" office:string-value="&quot;C:\Program Files (x86)\Balabolka\cli\balcon.exe&quot; -n &quot;Microsoft Heera Mobile&quot; -k -p 0 -v 100 -w &quot;education.mp3&quot; -t &quot;AAA education&quot;">
            <text:p>"C:\Program Files (x86)\Balabolka\cli\balcon.exe" -n "Microsoft Heera Mobile" -k -p 0 -v 100 -w "education.mp3" -t "AAA education"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high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2]&amp;&quot;.mp3&quot;&quot; -t &quot;&quot;AAA &quot;&amp;[.B1682]&amp;&quot;&quot;&quot;&quot;" office:value-type="string" office:string-value="&quot;C:\Program Files (x86)\Balabolka\cli\balcon.exe&quot; -n &quot;Microsoft Heera Mobile&quot; -k -p 0 -v 100 -w &quot;highest.mp3&quot; -t &quot;AAA highest&quot;">
            <text:p>"C:\Program Files (x86)\Balabolka\cli\balcon.exe" -n "Microsoft Heera Mobile" -k -p 0 -v 100 -w "highest.mp3" -t "AAA highest"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M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3]&amp;&quot;.mp3&quot;&quot; -t &quot;&quot;AAA &quot;&amp;[.B1683]&amp;&quot;&quot;&quot;&quot;" office:value-type="string" office:string-value="&quot;C:\Program Files (x86)\Balabolka\cli\balcon.exe&quot; -n &quot;Microsoft Heera Mobile&quot; -k -p 0 -v 100 -w &quot;May.mp3&quot; -t &quot;AAA May&quot;">
            <text:p>"C:\Program Files (x86)\Balabolka\cli\balcon.exe" -n "Microsoft Heera Mobile" -k -p 0 -v 100 -w "May.mp3" -t "AAA May"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vegetab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4]&amp;&quot;.mp3&quot;&quot; -t &quot;&quot;AAA &quot;&amp;[.B1684]&amp;&quot;&quot;&quot;&quot;" office:value-type="string" office:string-value="&quot;C:\Program Files (x86)\Balabolka\cli\balcon.exe&quot; -n &quot;Microsoft Heera Mobile&quot; -k -p 0 -v 100 -w &quot;vegetables.mp3&quot; -t &quot;AAA vegetables&quot;">
            <text:p>"C:\Program Files (x86)\Balabolka\cli\balcon.exe" -n "Microsoft Heera Mobile" -k -p 0 -v 100 -w "vegetables.mp3" -t "AAA vegetables"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sign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5]&amp;&quot;.mp3&quot;&quot; -t &quot;&quot;AAA &quot;&amp;[.B1685]&amp;&quot;&quot;&quot;&quot;" office:value-type="string" office:string-value="&quot;C:\Program Files (x86)\Balabolka\cli\balcon.exe&quot; -n &quot;Microsoft Heera Mobile&quot; -k -p 0 -v 100 -w &quot;signal.mp3&quot; -t &quot;AAA signal&quot;">
            <text:p>"C:\Program Files (x86)\Balabolka\cli\balcon.exe" -n "Microsoft Heera Mobile" -k -p 0 -v 100 -w "signal.mp3" -t "AAA signal"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cu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6]&amp;&quot;.mp3&quot;&quot; -t &quot;&quot;AAA &quot;&amp;[.B1686]&amp;&quot;&quot;&quot;&quot;" office:value-type="string" office:string-value="&quot;C:\Program Files (x86)\Balabolka\cli\balcon.exe&quot; -n &quot;Microsoft Heera Mobile&quot; -k -p 0 -v 100 -w &quot;cup.mp3&quot; -t &quot;AAA cup&quot;">
            <text:p>"C:\Program Files (x86)\Balabolka\cli\balcon.exe" -n "Microsoft Heera Mobile" -k -p 0 -v 100 -w "cup.mp3" -t "AAA cup"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indic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7]&amp;&quot;.mp3&quot;&quot; -t &quot;&quot;AAA &quot;&amp;[.B1687]&amp;&quot;&quot;&quot;&quot;" office:value-type="string" office:string-value="&quot;C:\Program Files (x86)\Balabolka\cli\balcon.exe&quot; -n &quot;Microsoft Heera Mobile&quot; -k -p 0 -v 100 -w &quot;indicate.mp3&quot; -t &quot;AAA indicate&quot;">
            <text:p>"C:\Program Files (x86)\Balabolka\cli\balcon.exe" -n "Microsoft Heera Mobile" -k -p 0 -v 100 -w "indicate.mp3" -t "AAA indicate"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Japane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8]&amp;&quot;.mp3&quot;&quot; -t &quot;&quot;AAA &quot;&amp;[.B1688]&amp;&quot;&quot;&quot;&quot;" office:value-type="string" office:string-value="&quot;C:\Program Files (x86)\Balabolka\cli\balcon.exe&quot; -n &quot;Microsoft Heera Mobile&quot; -k -p 0 -v 100 -w &quot;Japanese.mp3&quot; -t &quot;AAA Japanese&quot;">
            <text:p>"C:\Program Files (x86)\Balabolka\cli\balcon.exe" -n "Microsoft Heera Mobile" -k -p 0 -v 100 -w "Japanese.mp3" -t "AAA Japanese"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cou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89]&amp;&quot;.mp3&quot;&quot; -t &quot;&quot;AAA &quot;&amp;[.B1689]&amp;&quot;&quot;&quot;&quot;" office:value-type="string" office:string-value="&quot;C:\Program Files (x86)\Balabolka\cli\balcon.exe&quot; -n &quot;Microsoft Heera Mobile&quot; -k -p 0 -v 100 -w &quot;count.mp3&quot; -t &quot;AAA count&quot;">
            <text:p>"C:\Program Files (x86)\Balabolka\cli\balcon.exe" -n "Microsoft Heera Mobile" -k -p 0 -v 100 -w "count.mp3" -t "AAA count"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desig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0]&amp;&quot;.mp3&quot;&quot; -t &quot;&quot;AAA &quot;&amp;[.B1690]&amp;&quot;&quot;&quot;&quot;" office:value-type="string" office:string-value="&quot;C:\Program Files (x86)\Balabolka\cli\balcon.exe&quot; -n &quot;Microsoft Heera Mobile&quot; -k -p 0 -v 100 -w &quot;design.mp3&quot; -t &quot;AAA design&quot;">
            <text:p>"C:\Program Files (x86)\Balabolka\cli\balcon.exe" -n "Microsoft Heera Mobile" -k -p 0 -v 100 -w "design.mp3" -t "AAA design"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secr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1]&amp;&quot;.mp3&quot;&quot; -t &quot;&quot;AAA &quot;&amp;[.B1691]&amp;&quot;&quot;&quot;&quot;" office:value-type="string" office:string-value="&quot;C:\Program Files (x86)\Balabolka\cli\balcon.exe&quot; -n &quot;Microsoft Heera Mobile&quot; -k -p 0 -v 100 -w &quot;secret.mp3&quot; -t &quot;AAA secret&quot;">
            <text:p>"C:\Program Files (x86)\Balabolka\cli\balcon.exe" -n "Microsoft Heera Mobile" -k -p 0 -v 100 -w "secret.mp3" -t "AAA secret"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cop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2]&amp;&quot;.mp3&quot;&quot; -t &quot;&quot;AAA &quot;&amp;[.B1692]&amp;&quot;&quot;&quot;&quot;" office:value-type="string" office:string-value="&quot;C:\Program Files (x86)\Balabolka\cli\balcon.exe&quot; -n &quot;Microsoft Heera Mobile&quot; -k -p 0 -v 100 -w &quot;copper.mp3&quot; -t &quot;AAA copper&quot;">
            <text:p>"C:\Program Files (x86)\Balabolka\cli\balcon.exe" -n "Microsoft Heera Mobile" -k -p 0 -v 100 -w "copper.mp3" -t "AAA copper"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Fra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3]&amp;&quot;.mp3&quot;&quot; -t &quot;&quot;AAA &quot;&amp;[.B1693]&amp;&quot;&quot;&quot;&quot;" office:value-type="string" office:string-value="&quot;C:\Program Files (x86)\Balabolka\cli\balcon.exe&quot; -n &quot;Microsoft Heera Mobile&quot; -k -p 0 -v 100 -w &quot;Frank.mp3&quot; -t &quot;AAA Frank&quot;">
            <text:p>"C:\Program Files (x86)\Balabolka\cli\balcon.exe" -n "Microsoft Heera Mobile" -k -p 0 -v 100 -w "Frank.mp3" -t "AAA Frank"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sto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4]&amp;&quot;.mp3&quot;&quot; -t &quot;&quot;AAA &quot;&amp;[.B1694]&amp;&quot;&quot;&quot;&quot;" office:value-type="string" office:string-value="&quot;C:\Program Files (x86)\Balabolka\cli\balcon.exe&quot; -n &quot;Microsoft Heera Mobile&quot; -k -p 0 -v 100 -w &quot;stones.mp3&quot; -t &quot;AAA stones&quot;">
            <text:p>"C:\Program Files (x86)\Balabolka\cli\balcon.exe" -n "Microsoft Heera Mobile" -k -p 0 -v 100 -w "stones.mp3" -t "AAA stones"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bloc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5]&amp;&quot;.mp3&quot;&quot; -t &quot;&quot;AAA &quot;&amp;[.B1695]&amp;&quot;&quot;&quot;&quot;" office:value-type="string" office:string-value="&quot;C:\Program Files (x86)\Balabolka\cli\balcon.exe&quot; -n &quot;Microsoft Heera Mobile&quot; -k -p 0 -v 100 -w &quot;blocks.mp3&quot; -t &quot;AAA blocks&quot;">
            <text:p>"C:\Program Files (x86)\Balabolka\cli\balcon.exe" -n "Microsoft Heera Mobile" -k -p 0 -v 100 -w "blocks.mp3" -t "AAA blocks"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blo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6]&amp;&quot;.mp3&quot;&quot; -t &quot;&quot;AAA &quot;&amp;[.B1696]&amp;&quot;&quot;&quot;&quot;" office:value-type="string" office:string-value="&quot;C:\Program Files (x86)\Balabolka\cli\balcon.exe&quot; -n &quot;Microsoft Heera Mobile&quot; -k -p 0 -v 100 -w &quot;block.mp3&quot; -t &quot;AAA block&quot;">
            <text:p>"C:\Program Files (x86)\Balabolka\cli\balcon.exe" -n "Microsoft Heera Mobile" -k -p 0 -v 100 -w "block.mp3" -t "AAA block"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equip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7]&amp;&quot;.mp3&quot;&quot; -t &quot;&quot;AAA &quot;&amp;[.B1697]&amp;&quot;&quot;&quot;&quot;" office:value-type="string" office:string-value="&quot;C:\Program Files (x86)\Balabolka\cli\balcon.exe&quot; -n &quot;Microsoft Heera Mobile&quot; -k -p 0 -v 100 -w &quot;equipment.mp3&quot; -t &quot;AAA equipment&quot;">
            <text:p>"C:\Program Files (x86)\Balabolka\cli\balcon.exe" -n "Microsoft Heera Mobile" -k -p 0 -v 100 -w "equipment.mp3" -t "AAA equipment"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sk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8]&amp;&quot;.mp3&quot;&quot; -t &quot;&quot;AAA &quot;&amp;[.B1698]&amp;&quot;&quot;&quot;&quot;" office:value-type="string" office:string-value="&quot;C:\Program Files (x86)\Balabolka\cli\balcon.exe&quot; -n &quot;Microsoft Heera Mobile&quot; -k -p 0 -v 100 -w &quot;skill.mp3&quot; -t &quot;AAA skill&quot;">
            <text:p>"C:\Program Files (x86)\Balabolka\cli\balcon.exe" -n "Microsoft Heera Mobile" -k -p 0 -v 100 -w "skill.mp3" -t "AAA skill"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lif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699]&amp;&quot;.mp3&quot;&quot; -t &quot;&quot;AAA &quot;&amp;[.B1699]&amp;&quot;&quot;&quot;&quot;" office:value-type="string" office:string-value="&quot;C:\Program Files (x86)\Balabolka\cli\balcon.exe&quot; -n &quot;Microsoft Heera Mobile&quot; -k -p 0 -v 100 -w &quot;lift.mp3&quot; -t &quot;AAA lift&quot;">
            <text:p>"C:\Program Files (x86)\Balabolka\cli\balcon.exe" -n "Microsoft Heera Mobile" -k -p 0 -v 100 -w "lift.mp3" -t "AAA lift"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ly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0]&amp;&quot;.mp3&quot;&quot; -t &quot;&quot;AAA &quot;&amp;[.B1700]&amp;&quot;&quot;&quot;&quot;" office:value-type="string" office:string-value="&quot;C:\Program Files (x86)\Balabolka\cli\balcon.exe&quot; -n &quot;Microsoft Heera Mobile&quot; -k -p 0 -v 100 -w &quot;lying.mp3&quot; -t &quot;AAA lying&quot;">
            <text:p>"C:\Program Files (x86)\Balabolka\cli\balcon.exe" -n "Microsoft Heera Mobile" -k -p 0 -v 100 -w "lying.mp3" -t "AAA lying"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perf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1]&amp;&quot;.mp3&quot;&quot; -t &quot;&quot;AAA &quot;&amp;[.B1701]&amp;&quot;&quot;&quot;&quot;" office:value-type="string" office:string-value="&quot;C:\Program Files (x86)\Balabolka\cli\balcon.exe&quot; -n &quot;Microsoft Heera Mobile&quot; -k -p 0 -v 100 -w &quot;perfect.mp3&quot; -t &quot;AAA perfect&quot;">
            <text:p>"C:\Program Files (x86)\Balabolka\cli\balcon.exe" -n "Microsoft Heera Mobile" -k -p 0 -v 100 -w "perfect.mp3" -t "AAA perfect"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wa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2]&amp;&quot;.mp3&quot;&quot; -t &quot;&quot;AAA &quot;&amp;[.B1702]&amp;&quot;&quot;&quot;&quot;" office:value-type="string" office:string-value="&quot;C:\Program Files (x86)\Balabolka\cli\balcon.exe&quot; -n &quot;Microsoft Heera Mobile&quot; -k -p 0 -v 100 -w &quot;wash.mp3&quot; -t &quot;AAA wash&quot;">
            <text:p>"C:\Program Files (x86)\Balabolka\cli\balcon.exe" -n "Microsoft Heera Mobile" -k -p 0 -v 100 -w "wash.mp3" -t "AAA wash"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nati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3]&amp;&quot;.mp3&quot;&quot; -t &quot;&quot;AAA &quot;&amp;[.B1703]&amp;&quot;&quot;&quot;&quot;" office:value-type="string" office:string-value="&quot;C:\Program Files (x86)\Balabolka\cli\balcon.exe&quot; -n &quot;Microsoft Heera Mobile&quot; -k -p 0 -v 100 -w &quot;nations.mp3&quot; -t &quot;AAA nations&quot;">
            <text:p>"C:\Program Files (x86)\Balabolka\cli\balcon.exe" -n "Microsoft Heera Mobile" -k -p 0 -v 100 -w "nations.mp3" -t "AAA nations"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verb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4]&amp;&quot;.mp3&quot;&quot; -t &quot;&quot;AAA &quot;&amp;[.B1704]&amp;&quot;&quot;&quot;&quot;" office:value-type="string" office:string-value="&quot;C:\Program Files (x86)\Balabolka\cli\balcon.exe&quot; -n &quot;Microsoft Heera Mobile&quot; -k -p 0 -v 100 -w &quot;verbs.mp3&quot; -t &quot;AAA verbs&quot;">
            <text:p>"C:\Program Files (x86)\Balabolka\cli\balcon.exe" -n "Microsoft Heera Mobile" -k -p 0 -v 100 -w "verbs.mp3" -t "AAA verbs"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c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5]&amp;&quot;.mp3&quot;&quot; -t &quot;&quot;AAA &quot;&amp;[.B1705]&amp;&quot;&quot;&quot;&quot;" office:value-type="string" office:string-value="&quot;C:\Program Files (x86)\Balabolka\cli\balcon.exe&quot; -n &quot;Microsoft Heera Mobile&quot; -k -p 0 -v 100 -w &quot;cow.mp3&quot; -t &quot;AAA cow&quot;">
            <text:p>"C:\Program Files (x86)\Balabolka\cli\balcon.exe" -n "Microsoft Heera Mobile" -k -p 0 -v 100 -w "cow.mp3" -t "AAA cow"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pri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6]&amp;&quot;.mp3&quot;&quot; -t &quot;&quot;AAA &quot;&amp;[.B1706]&amp;&quot;&quot;&quot;&quot;" office:value-type="string" office:string-value="&quot;C:\Program Files (x86)\Balabolka\cli\balcon.exe&quot; -n &quot;Microsoft Heera Mobile&quot; -k -p 0 -v 100 -w &quot;printed.mp3&quot; -t &quot;AAA printed&quot;">
            <text:p>"C:\Program Files (x86)\Balabolka\cli\balcon.exe" -n "Microsoft Heera Mobile" -k -p 0 -v 100 -w "printed.mp3" -t "AAA printed"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agre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7]&amp;&quot;.mp3&quot;&quot; -t &quot;&quot;AAA &quot;&amp;[.B1707]&amp;&quot;&quot;&quot;&quot;" office:value-type="string" office:string-value="&quot;C:\Program Files (x86)\Balabolka\cli\balcon.exe&quot; -n &quot;Microsoft Heera Mobile&quot; -k -p 0 -v 100 -w &quot;agree.mp3&quot; -t &quot;AAA agree&quot;">
            <text:p>"C:\Program Files (x86)\Balabolka\cli\balcon.exe" -n "Microsoft Heera Mobile" -k -p 0 -v 100 -w "agree.mp3" -t "AAA agree"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sunl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8]&amp;&quot;.mp3&quot;&quot; -t &quot;&quot;AAA &quot;&amp;[.B1708]&amp;&quot;&quot;&quot;&quot;" office:value-type="string" office:string-value="&quot;C:\Program Files (x86)\Balabolka\cli\balcon.exe&quot; -n &quot;Microsoft Heera Mobile&quot; -k -p 0 -v 100 -w &quot;sunlight.mp3&quot; -t &quot;AAA sunlight&quot;">
            <text:p>"C:\Program Files (x86)\Balabolka\cli\balcon.exe" -n "Microsoft Heera Mobile" -k -p 0 -v 100 -w "sunlight.mp3" -t "AAA sunlight"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smi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09]&amp;&quot;.mp3&quot;&quot; -t &quot;&quot;AAA &quot;&amp;[.B1709]&amp;&quot;&quot;&quot;&quot;" office:value-type="string" office:string-value="&quot;C:\Program Files (x86)\Balabolka\cli\balcon.exe&quot; -n &quot;Microsoft Heera Mobile&quot; -k -p 0 -v 100 -w &quot;smile.mp3&quot; -t &quot;AAA smile&quot;">
            <text:p>"C:\Program Files (x86)\Balabolka\cli\balcon.exe" -n "Microsoft Heera Mobile" -k -p 0 -v 100 -w "smile.mp3" -t "AAA smile"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express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0]&amp;&quot;.mp3&quot;&quot; -t &quot;&quot;AAA &quot;&amp;[.B1710]&amp;&quot;&quot;&quot;&quot;" office:value-type="string" office:string-value="&quot;C:\Program Files (x86)\Balabolka\cli\balcon.exe&quot; -n &quot;Microsoft Heera Mobile&quot; -k -p 0 -v 100 -w &quot;expression.mp3&quot; -t &quot;AAA expression&quot;">
            <text:p>"C:\Program Files (x86)\Balabolka\cli\balcon.exe" -n "Microsoft Heera Mobile" -k -p 0 -v 100 -w "expression.mp3" -t "AAA expression"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b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1]&amp;&quot;.mp3&quot;&quot; -t &quot;&quot;AAA &quot;&amp;[.B1711]&amp;&quot;&quot;&quot;&quot;" office:value-type="string" office:string-value="&quot;C:\Program Files (x86)\Balabolka\cli\balcon.exe&quot; -n &quot;Microsoft Heera Mobile&quot; -k -p 0 -v 100 -w &quot;bow.mp3&quot; -t &quot;AAA bow&quot;">
            <text:p>"C:\Program Files (x86)\Balabolka\cli\balcon.exe" -n "Microsoft Heera Mobile" -k -p 0 -v 100 -w "bow.mp3" -t "AAA bow"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sh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2]&amp;&quot;.mp3&quot;&quot; -t &quot;&quot;AAA &quot;&amp;[.B1712]&amp;&quot;&quot;&quot;&quot;" office:value-type="string" office:string-value="&quot;C:\Program Files (x86)\Balabolka\cli\balcon.exe&quot; -n &quot;Microsoft Heera Mobile&quot; -k -p 0 -v 100 -w &quot;shut.mp3&quot; -t &quot;AAA shut&quot;">
            <text:p>"C:\Program Files (x86)\Balabolka\cli\balcon.exe" -n "Microsoft Heera Mobile" -k -p 0 -v 100 -w "shut.mp3" -t "AAA shut"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shi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3]&amp;&quot;.mp3&quot;&quot; -t &quot;&quot;AAA &quot;&amp;[.B1713]&amp;&quot;&quot;&quot;&quot;" office:value-type="string" office:string-value="&quot;C:\Program Files (x86)\Balabolka\cli\balcon.exe&quot; -n &quot;Microsoft Heera Mobile&quot; -k -p 0 -v 100 -w &quot;shining.mp3&quot; -t &quot;AAA shining&quot;">
            <text:p>"C:\Program Files (x86)\Balabolka\cli\balcon.exe" -n "Microsoft Heera Mobile" -k -p 0 -v 100 -w "shining.mp3" -t "AAA shining"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particular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4]&amp;&quot;.mp3&quot;&quot; -t &quot;&quot;AAA &quot;&amp;[.B1714]&amp;&quot;&quot;&quot;&quot;" office:value-type="string" office:string-value="&quot;C:\Program Files (x86)\Balabolka\cli\balcon.exe&quot; -n &quot;Microsoft Heera Mobile&quot; -k -p 0 -v 100 -w &quot;particularly.mp3&quot; -t &quot;AAA particularly&quot;">
            <text:p>"C:\Program Files (x86)\Balabolka\cli\balcon.exe" -n "Microsoft Heera Mobile" -k -p 0 -v 100 -w "particularly.mp3" -t "AAA particularly"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tha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5]&amp;&quot;.mp3&quot;&quot; -t &quot;&quot;AAA &quot;&amp;[.B1715]&amp;&quot;&quot;&quot;&quot;" office:value-type="string" office:string-value="&quot;C:\Program Files (x86)\Balabolka\cli\balcon.exe&quot; -n &quot;Microsoft Heera Mobile&quot; -k -p 0 -v 100 -w &quot;thank.mp3&quot; -t &quot;AAA thank&quot;">
            <text:p>"C:\Program Files (x86)\Balabolka\cli\balcon.exe" -n "Microsoft Heera Mobile" -k -p 0 -v 100 -w "thank.mp3" -t "AAA thank"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string">
            <text:p>plan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6]&amp;&quot;.mp3&quot;&quot; -t &quot;&quot;AAA &quot;&amp;[.B1716]&amp;&quot;&quot;&quot;&quot;" office:value-type="string" office:string-value="&quot;C:\Program Files (x86)\Balabolka\cli\balcon.exe&quot; -n &quot;Microsoft Heera Mobile&quot; -k -p 0 -v 100 -w &quot;planet.mp3&quot; -t &quot;AAA planet&quot;">
            <text:p>"C:\Program Files (x86)\Balabolka\cli\balcon.exe" -n "Microsoft Heera Mobile" -k -p 0 -v 100 -w "planet.mp3" -t "AAA planet"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proper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7]&amp;&quot;.mp3&quot;&quot; -t &quot;&quot;AAA &quot;&amp;[.B1717]&amp;&quot;&quot;&quot;&quot;" office:value-type="string" office:string-value="&quot;C:\Program Files (x86)\Balabolka\cli\balcon.exe&quot; -n &quot;Microsoft Heera Mobile&quot; -k -p 0 -v 100 -w &quot;property.mp3&quot; -t &quot;AAA property&quot;">
            <text:p>"C:\Program Files (x86)\Balabolka\cli\balcon.exe" -n "Microsoft Heera Mobile" -k -p 0 -v 100 -w "property.mp3" -t "AAA property"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br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8]&amp;&quot;.mp3&quot;&quot; -t &quot;&quot;AAA &quot;&amp;[.B1718]&amp;&quot;&quot;&quot;&quot;" office:value-type="string" office:string-value="&quot;C:\Program Files (x86)\Balabolka\cli\balcon.exe&quot; -n &quot;Microsoft Heera Mobile&quot; -k -p 0 -v 100 -w &quot;brain.mp3&quot; -t &quot;AAA brain&quot;">
            <text:p>"C:\Program Files (x86)\Balabolka\cli\balcon.exe" -n "Microsoft Heera Mobile" -k -p 0 -v 100 -w "brain.mp3" -t "AAA brain"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brid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19]&amp;&quot;.mp3&quot;&quot; -t &quot;&quot;AAA &quot;&amp;[.B1719]&amp;&quot;&quot;&quot;&quot;" office:value-type="string" office:string-value="&quot;C:\Program Files (x86)\Balabolka\cli\balcon.exe&quot; -n &quot;Microsoft Heera Mobile&quot; -k -p 0 -v 100 -w &quot;bridge.mp3&quot; -t &quot;AAA bridge&quot;">
            <text:p>"C:\Program Files (x86)\Balabolka\cli\balcon.exe" -n "Microsoft Heera Mobile" -k -p 0 -v 100 -w "bridge.mp3" -t "AAA bridge"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aslee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0]&amp;&quot;.mp3&quot;&quot; -t &quot;&quot;AAA &quot;&amp;[.B1720]&amp;&quot;&quot;&quot;&quot;" office:value-type="string" office:string-value="&quot;C:\Program Files (x86)\Balabolka\cli\balcon.exe&quot; -n &quot;Microsoft Heera Mobile&quot; -k -p 0 -v 100 -w &quot;asleep.mp3&quot; -t &quot;AAA asleep&quot;">
            <text:p>"C:\Program Files (x86)\Balabolka\cli\balcon.exe" -n "Microsoft Heera Mobile" -k -p 0 -v 100 -w "asleep.mp3" -t "AAA asleep"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tas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1]&amp;&quot;.mp3&quot;&quot; -t &quot;&quot;AAA &quot;&amp;[.B1721]&amp;&quot;&quot;&quot;&quot;" office:value-type="string" office:string-value="&quot;C:\Program Files (x86)\Balabolka\cli\balcon.exe&quot; -n &quot;Microsoft Heera Mobile&quot; -k -p 0 -v 100 -w &quot;taste.mp3&quot; -t &quot;AAA taste&quot;">
            <text:p>"C:\Program Files (x86)\Balabolka\cli\balcon.exe" -n "Microsoft Heera Mobile" -k -p 0 -v 100 -w "taste.mp3" -t "AAA taste"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star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2]&amp;&quot;.mp3&quot;&quot; -t &quot;&quot;AAA &quot;&amp;[.B1722]&amp;&quot;&quot;&quot;&quot;" office:value-type="string" office:string-value="&quot;C:\Program Files (x86)\Balabolka\cli\balcon.exe&quot; -n &quot;Microsoft Heera Mobile&quot; -k -p 0 -v 100 -w &quot;starts.mp3&quot; -t &quot;AAA starts&quot;">
            <text:p>"C:\Program Files (x86)\Balabolka\cli\balcon.exe" -n "Microsoft Heera Mobile" -k -p 0 -v 100 -w "starts.mp3" -t "AAA starts"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Europe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3]&amp;&quot;.mp3&quot;&quot; -t &quot;&quot;AAA &quot;&amp;[.B1723]&amp;&quot;&quot;&quot;&quot;" office:value-type="string" office:string-value="&quot;C:\Program Files (x86)\Balabolka\cli\balcon.exe&quot; -n &quot;Microsoft Heera Mobile&quot; -k -p 0 -v 100 -w &quot;European.mp3&quot; -t &quot;AAA European&quot;">
            <text:p>"C:\Program Files (x86)\Balabolka\cli\balcon.exe" -n "Microsoft Heera Mobile" -k -p 0 -v 100 -w "European.mp3" -t "AAA European"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pr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4]&amp;&quot;.mp3&quot;&quot; -t &quot;&quot;AAA &quot;&amp;[.B1724]&amp;&quot;&quot;&quot;&quot;" office:value-type="string" office:string-value="&quot;C:\Program Files (x86)\Balabolka\cli\balcon.exe&quot; -n &quot;Microsoft Heera Mobile&quot; -k -p 0 -v 100 -w &quot;price.mp3&quot; -t &quot;AAA price&quot;">
            <text:p>"C:\Program Files (x86)\Balabolka\cli\balcon.exe" -n "Microsoft Heera Mobile" -k -p 0 -v 100 -w "price.mp3" -t "AAA price"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sce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5]&amp;&quot;.mp3&quot;&quot; -t &quot;&quot;AAA &quot;&amp;[.B1725]&amp;&quot;&quot;&quot;&quot;" office:value-type="string" office:string-value="&quot;C:\Program Files (x86)\Balabolka\cli\balcon.exe&quot; -n &quot;Microsoft Heera Mobile&quot; -k -p 0 -v 100 -w &quot;scene.mp3&quot; -t &quot;AAA scene&quot;">
            <text:p>"C:\Program Files (x86)\Balabolka\cli\balcon.exe" -n "Microsoft Heera Mobile" -k -p 0 -v 100 -w "scene.mp3" -t "AAA scene"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plan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6]&amp;&quot;.mp3&quot;&quot; -t &quot;&quot;AAA &quot;&amp;[.B1726]&amp;&quot;&quot;&quot;&quot;" office:value-type="string" office:string-value="&quot;C:\Program Files (x86)\Balabolka\cli\balcon.exe&quot; -n &quot;Microsoft Heera Mobile&quot; -k -p 0 -v 100 -w &quot;planned.mp3&quot; -t &quot;AAA planned&quot;">
            <text:p>"C:\Program Files (x86)\Balabolka\cli\balcon.exe" -n "Microsoft Heera Mobile" -k -p 0 -v 100 -w "planned.mp3" -t "AAA planned"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Sai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7]&amp;&quot;.mp3&quot;&quot; -t &quot;&quot;AAA &quot;&amp;[.B1727]&amp;&quot;&quot;&quot;&quot;" office:value-type="string" office:string-value="&quot;C:\Program Files (x86)\Balabolka\cli\balcon.exe&quot; -n &quot;Microsoft Heera Mobile&quot; -k -p 0 -v 100 -w &quot;Saint.mp3&quot; -t &quot;AAA Saint&quot;">
            <text:p>"C:\Program Files (x86)\Balabolka\cli\balcon.exe" -n "Microsoft Heera Mobile" -k -p 0 -v 100 -w "Saint.mp3" -t "AAA Saint"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facto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8]&amp;&quot;.mp3&quot;&quot; -t &quot;&quot;AAA &quot;&amp;[.B1728]&amp;&quot;&quot;&quot;&quot;" office:value-type="string" office:string-value="&quot;C:\Program Files (x86)\Balabolka\cli\balcon.exe&quot; -n &quot;Microsoft Heera Mobile&quot; -k -p 0 -v 100 -w &quot;factors.mp3&quot; -t &quot;AAA factors&quot;">
            <text:p>"C:\Program Files (x86)\Balabolka\cli\balcon.exe" -n "Microsoft Heera Mobile" -k -p 0 -v 100 -w "factors.mp3" -t "AAA factors"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string">
            <text:p>includ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29]&amp;&quot;.mp3&quot;&quot; -t &quot;&quot;AAA &quot;&amp;[.B1729]&amp;&quot;&quot;&quot;&quot;" office:value-type="string" office:string-value="&quot;C:\Program Files (x86)\Balabolka\cli\balcon.exe&quot; -n &quot;Microsoft Heera Mobile&quot; -k -p 0 -v 100 -w &quot;includes.mp3&quot; -t &quot;AAA includes&quot;">
            <text:p>"C:\Program Files (x86)\Balabolka\cli\balcon.exe" -n "Microsoft Heera Mobile" -k -p 0 -v 100 -w "includes.mp3" -t "AAA includes"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bat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0]&amp;&quot;.mp3&quot;&quot; -t &quot;&quot;AAA &quot;&amp;[.B1730]&amp;&quot;&quot;&quot;&quot;" office:value-type="string" office:string-value="&quot;C:\Program Files (x86)\Balabolka\cli\balcon.exe&quot; -n &quot;Microsoft Heera Mobile&quot; -k -p 0 -v 100 -w &quot;battle.mp3&quot; -t &quot;AAA battle&quot;">
            <text:p>"C:\Program Files (x86)\Balabolka\cli\balcon.exe" -n "Microsoft Heera Mobile" -k -p 0 -v 100 -w "battle.mp3" -t "AAA battle"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heal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1]&amp;&quot;.mp3&quot;&quot; -t &quot;&quot;AAA &quot;&amp;[.B1731]&amp;&quot;&quot;&quot;&quot;" office:value-type="string" office:string-value="&quot;C:\Program Files (x86)\Balabolka\cli\balcon.exe&quot; -n &quot;Microsoft Heera Mobile&quot; -k -p 0 -v 100 -w &quot;health.mp3&quot; -t &quot;AAA health&quot;">
            <text:p>"C:\Program Files (x86)\Balabolka\cli\balcon.exe" -n "Microsoft Heera Mobile" -k -p 0 -v 100 -w "health.mp3" -t "AAA health"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sleep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2]&amp;&quot;.mp3&quot;&quot; -t &quot;&quot;AAA &quot;&amp;[.B1732]&amp;&quot;&quot;&quot;&quot;" office:value-type="string" office:string-value="&quot;C:\Program Files (x86)\Balabolka\cli\balcon.exe&quot; -n &quot;Microsoft Heera Mobile&quot; -k -p 0 -v 100 -w &quot;sleeping.mp3&quot; -t &quot;AAA sleeping&quot;">
            <text:p>"C:\Program Files (x86)\Balabolka\cli\balcon.exe" -n "Microsoft Heera Mobile" -k -p 0 -v 100 -w "sleeping.mp3" -t "AAA sleeping"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fou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3]&amp;&quot;.mp3&quot;&quot; -t &quot;&quot;AAA &quot;&amp;[.B1733]&amp;&quot;&quot;&quot;&quot;" office:value-type="string" office:string-value="&quot;C:\Program Files (x86)\Balabolka\cli\balcon.exe&quot; -n &quot;Microsoft Heera Mobile&quot; -k -p 0 -v 100 -w &quot;fought.mp3&quot; -t &quot;AAA fought&quot;">
            <text:p>"C:\Program Files (x86)\Balabolka\cli\balcon.exe" -n "Microsoft Heera Mobile" -k -p 0 -v 100 -w "fought.mp3" -t "AAA fought"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ca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4]&amp;&quot;.mp3&quot;&quot; -t &quot;&quot;AAA &quot;&amp;[.B1734]&amp;&quot;&quot;&quot;&quot;" office:value-type="string" office:string-value="&quot;C:\Program Files (x86)\Balabolka\cli\balcon.exe&quot; -n &quot;Microsoft Heera Mobile&quot; -k -p 0 -v 100 -w &quot;cave.mp3&quot; -t &quot;AAA cave&quot;">
            <text:p>"C:\Program Files (x86)\Balabolka\cli\balcon.exe" -n "Microsoft Heera Mobile" -k -p 0 -v 100 -w "cave.mp3" -t "AAA cave"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Hou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5]&amp;&quot;.mp3&quot;&quot; -t &quot;&quot;AAA &quot;&amp;[.B1735]&amp;&quot;&quot;&quot;&quot;" office:value-type="string" office:string-value="&quot;C:\Program Files (x86)\Balabolka\cli\balcon.exe&quot; -n &quot;Microsoft Heera Mobile&quot; -k -p 0 -v 100 -w &quot;Hour.mp3&quot; -t &quot;AAA Hour&quot;">
            <text:p>"C:\Program Files (x86)\Balabolka\cli\balcon.exe" -n "Microsoft Heera Mobile" -k -p 0 -v 100 -w "Hour.mp3" -t "AAA Hour"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composi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6]&amp;&quot;.mp3&quot;&quot; -t &quot;&quot;AAA &quot;&amp;[.B1736]&amp;&quot;&quot;&quot;&quot;" office:value-type="string" office:string-value="&quot;C:\Program Files (x86)\Balabolka\cli\balcon.exe&quot; -n &quot;Microsoft Heera Mobile&quot; -k -p 0 -v 100 -w &quot;composition.mp3&quot; -t &quot;AAA composition&quot;">
            <text:p>"C:\Program Files (x86)\Balabolka\cli\balcon.exe" -n "Microsoft Heera Mobile" -k -p 0 -v 100 -w "composition.mp3" -t "AAA composition"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Hesit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7]&amp;&quot;.mp3&quot;&quot; -t &quot;&quot;AAA &quot;&amp;[.B1737]&amp;&quot;&quot;&quot;&quot;" office:value-type="string" office:string-value="&quot;C:\Program Files (x86)\Balabolka\cli\balcon.exe&quot; -n &quot;Microsoft Heera Mobile&quot; -k -p 0 -v 100 -w &quot;Hesitation.mp3&quot; -t &quot;AAA Hesitation&quot;">
            <text:p>"C:\Program Files (x86)\Balabolka\cli\balcon.exe" -n "Microsoft Heera Mobile" -k -p 0 -v 100 -w "Hesitation.mp3" -t "AAA Hesitation"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Harml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8]&amp;&quot;.mp3&quot;&quot; -t &quot;&quot;AAA &quot;&amp;[.B1738]&amp;&quot;&quot;&quot;&quot;" office:value-type="string" office:string-value="&quot;C:\Program Files (x86)\Balabolka\cli\balcon.exe&quot; -n &quot;Microsoft Heera Mobile&quot; -k -p 0 -v 100 -w &quot;Harmless.mp3&quot; -t &quot;AAA Harmless&quot;">
            <text:p>"C:\Program Files (x86)\Balabolka\cli\balcon.exe" -n "Microsoft Heera Mobile" -k -p 0 -v 100 -w "Harmless.mp3" -t "AAA Harmless"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Hou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39]&amp;&quot;.mp3&quot;&quot; -t &quot;&quot;AAA &quot;&amp;[.B1739]&amp;&quot;&quot;&quot;&quot;" office:value-type="string" office:string-value="&quot;C:\Program Files (x86)\Balabolka\cli\balcon.exe&quot; -n &quot;Microsoft Heera Mobile&quot; -k -p 0 -v 100 -w &quot;House.mp3&quot; -t &quot;AAA House&quot;">
            <text:p>"C:\Program Files (x86)\Balabolka\cli\balcon.exe" -n "Microsoft Heera Mobile" -k -p 0 -v 100 -w "House.mp3" -t "AAA House"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pro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0]&amp;&quot;.mp3&quot;&quot; -t &quot;&quot;AAA &quot;&amp;[.B1740]&amp;&quot;&quot;&quot;&quot;" office:value-type="string" office:string-value="&quot;C:\Program Files (x86)\Balabolka\cli\balcon.exe&quot; -n &quot;Microsoft Heera Mobile&quot; -k -p 0 -v 100 -w &quot;prove.mp3&quot; -t &quot;AAA prove&quot;">
            <text:p>"C:\Program Files (x86)\Balabolka\cli\balcon.exe" -n "Microsoft Heera Mobile" -k -p 0 -v 100 -w "prove.mp3" -t "AAA prove"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string">
            <text:p>ho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1]&amp;&quot;.mp3&quot;&quot; -t &quot;&quot;AAA &quot;&amp;[.B1741]&amp;&quot;&quot;&quot;&quot;" office:value-type="string" office:string-value="&quot;C:\Program Files (x86)\Balabolka\cli\balcon.exe&quot; -n &quot;Microsoft Heera Mobile&quot; -k -p 0 -v 100 -w &quot;holes.mp3&quot; -t &quot;AAA holes&quot;">
            <text:p>"C:\Program Files (x86)\Balabolka\cli\balcon.exe" -n "Microsoft Heera Mobile" -k -p 0 -v 100 -w "holes.mp3" -t "AAA holes"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Hu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2]&amp;&quot;.mp3&quot;&quot; -t &quot;&quot;AAA &quot;&amp;[.B1742]&amp;&quot;&quot;&quot;&quot;" office:value-type="string" office:string-value="&quot;C:\Program Files (x86)\Balabolka\cli\balcon.exe&quot; -n &quot;Microsoft Heera Mobile&quot; -k -p 0 -v 100 -w &quot;Hug.mp3&quot; -t &quot;AAA Hug&quot;">
            <text:p>"C:\Program Files (x86)\Balabolka\cli\balcon.exe" -n "Microsoft Heera Mobile" -k -p 0 -v 100 -w "Hug.mp3" -t "AAA Hug"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know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3]&amp;&quot;.mp3&quot;&quot; -t &quot;&quot;AAA &quot;&amp;[.B1743]&amp;&quot;&quot;&quot;&quot;" office:value-type="string" office:string-value="&quot;C:\Program Files (x86)\Balabolka\cli\balcon.exe&quot; -n &quot;Microsoft Heera Mobile&quot; -k -p 0 -v 100 -w &quot;knowing.mp3&quot; -t &quot;AAA knowing&quot;">
            <text:p>"C:\Program Files (x86)\Balabolka\cli\balcon.exe" -n "Microsoft Heera Mobile" -k -p 0 -v 100 -w "knowing.mp3" -t "AAA knowing"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string">
            <text:p>pol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4]&amp;&quot;.mp3&quot;&quot; -t &quot;&quot;AAA &quot;&amp;[.B1744]&amp;&quot;&quot;&quot;&quot;" office:value-type="string" office:string-value="&quot;C:\Program Files (x86)\Balabolka\cli\balcon.exe&quot; -n &quot;Microsoft Heera Mobile&quot; -k -p 0 -v 100 -w &quot;police.mp3&quot; -t &quot;AAA police&quot;">
            <text:p>"C:\Program Files (x86)\Balabolka\cli\balcon.exe" -n "Microsoft Heera Mobile" -k -p 0 -v 100 -w "police.mp3" -t "AAA police"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string">
            <text:p>soci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5]&amp;&quot;.mp3&quot;&quot; -t &quot;&quot;AAA &quot;&amp;[.B1745]&amp;&quot;&quot;&quot;&quot;" office:value-type="string" office:string-value="&quot;C:\Program Files (x86)\Balabolka\cli\balcon.exe&quot; -n &quot;Microsoft Heera Mobile&quot; -k -p 0 -v 100 -w &quot;social.mp3&quot; -t &quot;AAA social&quot;">
            <text:p>"C:\Program Files (x86)\Balabolka\cli\balcon.exe" -n "Microsoft Heera Mobile" -k -p 0 -v 100 -w "social.mp3" -t "AAA social"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string">
            <text:p>hones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6]&amp;&quot;.mp3&quot;&quot; -t &quot;&quot;AAA &quot;&amp;[.B1746]&amp;&quot;&quot;&quot;&quot;" office:value-type="string" office:string-value="&quot;C:\Program Files (x86)\Balabolka\cli\balcon.exe&quot; -n &quot;Microsoft Heera Mobile&quot; -k -p 0 -v 100 -w &quot;honesty.mp3&quot; -t &quot;AAA honesty&quot;">
            <text:p>"C:\Program Files (x86)\Balabolka\cli\balcon.exe" -n "Microsoft Heera Mobile" -k -p 0 -v 100 -w "honesty.mp3" -t "AAA honesty"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factor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7]&amp;&quot;.mp3&quot;&quot; -t &quot;&quot;AAA &quot;&amp;[.B1747]&amp;&quot;&quot;&quot;&quot;" office:value-type="string" office:string-value="&quot;C:\Program Files (x86)\Balabolka\cli\balcon.exe&quot; -n &quot;Microsoft Heera Mobile&quot; -k -p 0 -v 100 -w &quot;factories.mp3&quot; -t &quot;AAA factories&quot;">
            <text:p>"C:\Program Files (x86)\Balabolka\cli\balcon.exe" -n "Microsoft Heera Mobile" -k -p 0 -v 100 -w "factories.mp3" -t "AAA factories"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Mar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8]&amp;&quot;.mp3&quot;&quot; -t &quot;&quot;AAA &quot;&amp;[.B1748]&amp;&quot;&quot;&quot;&quot;" office:value-type="string" office:string-value="&quot;C:\Program Files (x86)\Balabolka\cli\balcon.exe&quot; -n &quot;Microsoft Heera Mobile&quot; -k -p 0 -v 100 -w &quot;Mark.mp3&quot; -t &quot;AAA Mark&quot;">
            <text:p>"C:\Program Files (x86)\Balabolka\cli\balcon.exe" -n "Microsoft Heera Mobile" -k -p 0 -v 100 -w "Mark.mp3" -t "AAA Mark"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Asi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49]&amp;&quot;.mp3&quot;&quot; -t &quot;&quot;AAA &quot;&amp;[.B1749]&amp;&quot;&quot;&quot;&quot;" office:value-type="string" office:string-value="&quot;C:\Program Files (x86)\Balabolka\cli\balcon.exe&quot; -n &quot;Microsoft Heera Mobile&quot; -k -p 0 -v 100 -w &quot;Asia.mp3&quot; -t &quot;AAA Asia&quot;">
            <text:p>"C:\Program Files (x86)\Balabolka\cli\balcon.exe" -n "Microsoft Heera Mobile" -k -p 0 -v 100 -w "Asia.mp3" -t "AAA Asia"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dish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0]&amp;&quot;.mp3&quot;&quot; -t &quot;&quot;AAA &quot;&amp;[.B1750]&amp;&quot;&quot;&quot;&quot;" office:value-type="string" office:string-value="&quot;C:\Program Files (x86)\Balabolka\cli\balcon.exe&quot; -n &quot;Microsoft Heera Mobile&quot; -k -p 0 -v 100 -w &quot;dishes.mp3&quot; -t &quot;AAA dishes&quot;">
            <text:p>"C:\Program Files (x86)\Balabolka\cli\balcon.exe" -n "Microsoft Heera Mobile" -k -p 0 -v 100 -w "dishes.mp3" -t "AAA dishes"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discu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1]&amp;&quot;.mp3&quot;&quot; -t &quot;&quot;AAA &quot;&amp;[.B1751]&amp;&quot;&quot;&quot;&quot;" office:value-type="string" office:string-value="&quot;C:\Program Files (x86)\Balabolka\cli\balcon.exe&quot; -n &quot;Microsoft Heera Mobile&quot; -k -p 0 -v 100 -w &quot;discuss.mp3&quot; -t &quot;AAA discuss&quot;">
            <text:p>"C:\Program Files (x86)\Balabolka\cli\balcon.exe" -n "Microsoft Heera Mobile" -k -p 0 -v 100 -w "discuss.mp3" -t "AAA discuss"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po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2]&amp;&quot;.mp3&quot;&quot; -t &quot;&quot;AAA &quot;&amp;[.B1752]&amp;&quot;&quot;&quot;&quot;" office:value-type="string" office:string-value="&quot;C:\Program Files (x86)\Balabolka\cli\balcon.exe&quot; -n &quot;Microsoft Heera Mobile&quot; -k -p 0 -v 100 -w &quot;post.mp3&quot; -t &quot;AAA post&quot;">
            <text:p>"C:\Program Files (x86)\Balabolka\cli\balcon.exe" -n "Microsoft Heera Mobile" -k -p 0 -v 100 -w "post.mp3" -t "AAA post"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string">
            <text:p>en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3]&amp;&quot;.mp3&quot;&quot; -t &quot;&quot;AAA &quot;&amp;[.B1753]&amp;&quot;&quot;&quot;&quot;" office:value-type="string" office:string-value="&quot;C:\Program Files (x86)\Balabolka\cli\balcon.exe&quot; -n &quot;Microsoft Heera Mobile&quot; -k -p 0 -v 100 -w &quot;enter.mp3&quot; -t &quot;AAA enter&quot;">
            <text:p>"C:\Program Files (x86)\Balabolka\cli\balcon.exe" -n "Microsoft Heera Mobile" -k -p 0 -v 100 -w "enter.mp3" -t "AAA enter"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string">
            <text:p>Propert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4]&amp;&quot;.mp3&quot;&quot; -t &quot;&quot;AAA &quot;&amp;[.B1754]&amp;&quot;&quot;&quot;&quot;" office:value-type="string" office:string-value="&quot;C:\Program Files (x86)\Balabolka\cli\balcon.exe&quot; -n &quot;Microsoft Heera Mobile&quot; -k -p 0 -v 100 -w &quot;Properties.mp3&quot; -t &quot;AAA Properties&quot;">
            <text:p>"C:\Program Files (x86)\Balabolka\cli\balcon.exe" -n "Microsoft Heera Mobile" -k -p 0 -v 100 -w "Properties.mp3" -t "AAA Properties"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trave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5]&amp;&quot;.mp3&quot;&quot; -t &quot;&quot;AAA &quot;&amp;[.B1755]&amp;&quot;&quot;&quot;&quot;" office:value-type="string" office:string-value="&quot;C:\Program Files (x86)\Balabolka\cli\balcon.exe&quot; -n &quot;Microsoft Heera Mobile&quot; -k -p 0 -v 100 -w &quot;traveling.mp3&quot; -t &quot;AAA traveling&quot;">
            <text:p>"C:\Program Files (x86)\Balabolka\cli\balcon.exe" -n "Microsoft Heera Mobile" -k -p 0 -v 100 -w "traveling.mp3" -t "AAA traveling"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string">
            <text:p>cros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6]&amp;&quot;.mp3&quot;&quot; -t &quot;&quot;AAA &quot;&amp;[.B1756]&amp;&quot;&quot;&quot;&quot;" office:value-type="string" office:string-value="&quot;C:\Program Files (x86)\Balabolka\cli\balcon.exe&quot; -n &quot;Microsoft Heera Mobile&quot; -k -p 0 -v 100 -w &quot;crossed.mp3&quot; -t &quot;AAA crossed&quot;">
            <text:p>"C:\Program Files (x86)\Balabolka\cli\balcon.exe" -n "Microsoft Heera Mobile" -k -p 0 -v 100 -w "crossed.mp3" -t "AAA crossed"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lead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7]&amp;&quot;.mp3&quot;&quot; -t &quot;&quot;AAA &quot;&amp;[.B1757]&amp;&quot;&quot;&quot;&quot;" office:value-type="string" office:string-value="&quot;C:\Program Files (x86)\Balabolka\cli\balcon.exe&quot; -n &quot;Microsoft Heera Mobile&quot; -k -p 0 -v 100 -w &quot;leaders.mp3&quot; -t &quot;AAA leaders&quot;">
            <text:p>"C:\Program Files (x86)\Balabolka\cli\balcon.exe" -n "Microsoft Heera Mobile" -k -p 0 -v 100 -w "leaders.mp3" -t "AAA leaders"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lo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8]&amp;&quot;.mp3&quot;&quot; -t &quot;&quot;AAA &quot;&amp;[.B1758]&amp;&quot;&quot;&quot;&quot;" office:value-type="string" office:string-value="&quot;C:\Program Files (x86)\Balabolka\cli\balcon.exe&quot; -n &quot;Microsoft Heera Mobile&quot; -k -p 0 -v 100 -w &quot;local.mp3&quot; -t &quot;AAA local&quot;">
            <text:p>"C:\Program Files (x86)\Balabolka\cli\balcon.exe" -n "Microsoft Heera Mobile" -k -p 0 -v 100 -w "local.mp3" -t "AAA local"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par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59]&amp;&quot;.mp3&quot;&quot; -t &quot;&quot;AAA &quot;&amp;[.B1759]&amp;&quot;&quot;&quot;&quot;" office:value-type="string" office:string-value="&quot;C:\Program Files (x86)\Balabolka\cli\balcon.exe&quot; -n &quot;Microsoft Heera Mobile&quot; -k -p 0 -v 100 -w &quot;park.mp3&quot; -t &quot;AAA park&quot;">
            <text:p>"C:\Program Files (x86)\Balabolka\cli\balcon.exe" -n "Microsoft Heera Mobile" -k -p 0 -v 100 -w "park.mp3" -t "AAA park"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bra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0]&amp;&quot;.mp3&quot;&quot; -t &quot;&quot;AAA &quot;&amp;[.B1760]&amp;&quot;&quot;&quot;&quot;" office:value-type="string" office:string-value="&quot;C:\Program Files (x86)\Balabolka\cli\balcon.exe&quot; -n &quot;Microsoft Heera Mobile&quot; -k -p 0 -v 100 -w &quot;brave.mp3&quot; -t &quot;AAA brave&quot;">
            <text:p>"C:\Program Files (x86)\Balabolka\cli\balcon.exe" -n "Microsoft Heera Mobile" -k -p 0 -v 100 -w "brave.mp3" -t "AAA brave"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bur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1]&amp;&quot;.mp3&quot;&quot; -t &quot;&quot;AAA &quot;&amp;[.B1761]&amp;&quot;&quot;&quot;&quot;" office:value-type="string" office:string-value="&quot;C:\Program Files (x86)\Balabolka\cli\balcon.exe&quot; -n &quot;Microsoft Heera Mobile&quot; -k -p 0 -v 100 -w &quot;burned.mp3&quot; -t &quot;AAA burned&quot;">
            <text:p>"C:\Program Files (x86)\Balabolka\cli\balcon.exe" -n "Microsoft Heera Mobile" -k -p 0 -v 100 -w "burned.mp3" -t "AAA burned"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string">
            <text:p>stretc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2]&amp;&quot;.mp3&quot;&quot; -t &quot;&quot;AAA &quot;&amp;[.B1762]&amp;&quot;&quot;&quot;&quot;" office:value-type="string" office:string-value="&quot;C:\Program Files (x86)\Balabolka\cli\balcon.exe&quot; -n &quot;Microsoft Heera Mobile&quot; -k -p 0 -v 100 -w &quot;stretched.mp3&quot; -t &quot;AAA stretched&quot;">
            <text:p>"C:\Program Files (x86)\Balabolka\cli\balcon.exe" -n "Microsoft Heera Mobile" -k -p 0 -v 100 -w "stretched.mp3" -t "AAA stretched"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a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3]&amp;&quot;.mp3&quot;&quot; -t &quot;&quot;AAA &quot;&amp;[.B1763]&amp;&quot;&quot;&quot;&quot;" office:value-type="string" office:string-value="&quot;C:\Program Files (x86)\Balabolka\cli\balcon.exe&quot; -n &quot;Microsoft Heera Mobile&quot; -k -p 0 -v 100 -w &quot;ants.mp3&quot; -t &quot;AAA ants&quot;">
            <text:p>"C:\Program Files (x86)\Balabolka\cli\balcon.exe" -n "Microsoft Heera Mobile" -k -p 0 -v 100 -w "ants.mp3" -t "AAA ants"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should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4]&amp;&quot;.mp3&quot;&quot; -t &quot;&quot;AAA &quot;&amp;[.B1764]&amp;&quot;&quot;&quot;&quot;" office:value-type="string" office:string-value="&quot;C:\Program Files (x86)\Balabolka\cli\balcon.exe&quot; -n &quot;Microsoft Heera Mobile&quot; -k -p 0 -v 100 -w &quot;shoulders.mp3&quot; -t &quot;AAA shoulders&quot;">
            <text:p>"C:\Program Files (x86)\Balabolka\cli\balcon.exe" -n "Microsoft Heera Mobile" -k -p 0 -v 100 -w "shoulders.mp3" -t "AAA shoulders"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esca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5]&amp;&quot;.mp3&quot;&quot; -t &quot;&quot;AAA &quot;&amp;[.B1765]&amp;&quot;&quot;&quot;&quot;" office:value-type="string" office:string-value="&quot;C:\Program Files (x86)\Balabolka\cli\balcon.exe&quot; -n &quot;Microsoft Heera Mobile&quot; -k -p 0 -v 100 -w &quot;escape.mp3&quot; -t &quot;AAA escape&quot;">
            <text:p>"C:\Program Files (x86)\Balabolka\cli\balcon.exe" -n "Microsoft Heera Mobile" -k -p 0 -v 100 -w "escape.mp3" -t "AAA escape"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mos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6]&amp;&quot;.mp3&quot;&quot; -t &quot;&quot;AAA &quot;&amp;[.B1766]&amp;&quot;&quot;&quot;&quot;" office:value-type="string" office:string-value="&quot;C:\Program Files (x86)\Balabolka\cli\balcon.exe&quot; -n &quot;Microsoft Heera Mobile&quot; -k -p 0 -v 100 -w &quot;mostly.mp3&quot; -t &quot;AAA mostly&quot;">
            <text:p>"C:\Program Files (x86)\Balabolka\cli\balcon.exe" -n "Microsoft Heera Mobile" -k -p 0 -v 100 -w "mostly.mp3" -t "AAA mostly"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divis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7]&amp;&quot;.mp3&quot;&quot; -t &quot;&quot;AAA &quot;&amp;[.B1767]&amp;&quot;&quot;&quot;&quot;" office:value-type="string" office:string-value="&quot;C:\Program Files (x86)\Balabolka\cli\balcon.exe&quot; -n &quot;Microsoft Heera Mobile&quot; -k -p 0 -v 100 -w &quot;division.mp3&quot; -t &quot;AAA division&quot;">
            <text:p>"C:\Program Files (x86)\Balabolka\cli\balcon.exe" -n "Microsoft Heera Mobile" -k -p 0 -v 100 -w "division.mp3" -t "AAA division"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measu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8]&amp;&quot;.mp3&quot;&quot; -t &quot;&quot;AAA &quot;&amp;[.B1768]&amp;&quot;&quot;&quot;&quot;" office:value-type="string" office:string-value="&quot;C:\Program Files (x86)\Balabolka\cli\balcon.exe&quot; -n &quot;Microsoft Heera Mobile&quot; -k -p 0 -v 100 -w &quot;measures.mp3&quot; -t &quot;AAA measures&quot;">
            <text:p>"C:\Program Files (x86)\Balabolka\cli\balcon.exe" -n "Microsoft Heera Mobile" -k -p 0 -v 100 -w "measures.mp3" -t "AAA measures"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cl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69]&amp;&quot;.mp3&quot;&quot; -t &quot;&quot;AAA &quot;&amp;[.B1769]&amp;&quot;&quot;&quot;&quot;" office:value-type="string" office:string-value="&quot;C:\Program Files (x86)\Balabolka\cli\balcon.exe&quot; -n &quot;Microsoft Heera Mobile&quot; -k -p 0 -v 100 -w &quot;clay.mp3&quot; -t &quot;AAA clay&quot;">
            <text:p>"C:\Program Files (x86)\Balabolka\cli\balcon.exe" -n "Microsoft Heera Mobile" -k -p 0 -v 100 -w "clay.mp3" -t "AAA clay"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sai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0]&amp;&quot;.mp3&quot;&quot; -t &quot;&quot;AAA &quot;&amp;[.B1770]&amp;&quot;&quot;&quot;&quot;" office:value-type="string" office:string-value="&quot;C:\Program Files (x86)\Balabolka\cli\balcon.exe&quot; -n &quot;Microsoft Heera Mobile&quot; -k -p 0 -v 100 -w &quot;sailed.mp3&quot; -t &quot;AAA sailed&quot;">
            <text:p>"C:\Program Files (x86)\Balabolka\cli\balcon.exe" -n "Microsoft Heera Mobile" -k -p 0 -v 100 -w "sailed.mp3" -t "AAA sailed"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valua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1]&amp;&quot;.mp3&quot;&quot; -t &quot;&quot;AAA &quot;&amp;[.B1771]&amp;&quot;&quot;&quot;&quot;" office:value-type="string" office:string-value="&quot;C:\Program Files (x86)\Balabolka\cli\balcon.exe&quot; -n &quot;Microsoft Heera Mobile&quot; -k -p 0 -v 100 -w &quot;valuable.mp3&quot; -t &quot;AAA valuable&quot;">
            <text:p>"C:\Program Files (x86)\Balabolka\cli\balcon.exe" -n "Microsoft Heera Mobile" -k -p 0 -v 100 -w "valuable.mp3" -t "AAA valuable"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potato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2]&amp;&quot;.mp3&quot;&quot; -t &quot;&quot;AAA &quot;&amp;[.B1772]&amp;&quot;&quot;&quot;&quot;" office:value-type="string" office:string-value="&quot;C:\Program Files (x86)\Balabolka\cli\balcon.exe&quot; -n &quot;Microsoft Heera Mobile&quot; -k -p 0 -v 100 -w &quot;potatoes.mp3&quot; -t &quot;AAA potatoes&quot;">
            <text:p>"C:\Program Files (x86)\Balabolka\cli\balcon.exe" -n "Microsoft Heera Mobile" -k -p 0 -v 100 -w "potatoes.mp3" -t "AAA potatoes"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ti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3]&amp;&quot;.mp3&quot;&quot; -t &quot;&quot;AAA &quot;&amp;[.B1773]&amp;&quot;&quot;&quot;&quot;" office:value-type="string" office:string-value="&quot;C:\Program Files (x86)\Balabolka\cli\balcon.exe&quot; -n &quot;Microsoft Heera Mobile&quot; -k -p 0 -v 100 -w &quot;tip.mp3&quot; -t &quot;AAA tip&quot;">
            <text:p>"C:\Program Files (x86)\Balabolka\cli\balcon.exe" -n "Microsoft Heera Mobile" -k -p 0 -v 100 -w "tip.mp3" -t "AAA tip"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wea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4]&amp;&quot;.mp3&quot;&quot; -t &quot;&quot;AAA &quot;&amp;[.B1774]&amp;&quot;&quot;&quot;&quot;" office:value-type="string" office:string-value="&quot;C:\Program Files (x86)\Balabolka\cli\balcon.exe&quot; -n &quot;Microsoft Heera Mobile&quot; -k -p 0 -v 100 -w &quot;weak.mp3&quot; -t &quot;AAA weak&quot;">
            <text:p>"C:\Program Files (x86)\Balabolka\cli\balcon.exe" -n "Microsoft Heera Mobile" -k -p 0 -v 100 -w "weak.mp3" -t "AAA weak"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l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5]&amp;&quot;.mp3&quot;&quot; -t &quot;&quot;AAA &quot;&amp;[.B1775]&amp;&quot;&quot;&quot;&quot;" office:value-type="string" office:string-value="&quot;C:\Program Files (x86)\Balabolka\cli\balcon.exe&quot; -n &quot;Microsoft Heera Mobile&quot; -k -p 0 -v 100 -w &quot;lion.mp3&quot; -t &quot;AAA lion&quot;">
            <text:p>"C:\Program Files (x86)\Balabolka\cli\balcon.exe" -n "Microsoft Heera Mobile" -k -p 0 -v 100 -w "lion.mp3" -t "AAA lion"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po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6]&amp;&quot;.mp3&quot;&quot; -t &quot;&quot;AAA &quot;&amp;[.B1776]&amp;&quot;&quot;&quot;&quot;" office:value-type="string" office:string-value="&quot;C:\Program Files (x86)\Balabolka\cli\balcon.exe&quot; -n &quot;Microsoft Heera Mobile&quot; -k -p 0 -v 100 -w &quot;poles.mp3&quot; -t &quot;AAA poles&quot;">
            <text:p>"C:\Program Files (x86)\Balabolka\cli\balcon.exe" -n "Microsoft Heera Mobile" -k -p 0 -v 100 -w "poles.mp3" -t "AAA poles"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si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7]&amp;&quot;.mp3&quot;&quot; -t &quot;&quot;AAA &quot;&amp;[.B1777]&amp;&quot;&quot;&quot;&quot;" office:value-type="string" office:string-value="&quot;C:\Program Files (x86)\Balabolka\cli\balcon.exe&quot; -n &quot;Microsoft Heera Mobile&quot; -k -p 0 -v 100 -w &quot;sir.mp3&quot; -t &quot;AAA sir&quot;">
            <text:p>"C:\Program Files (x86)\Balabolka\cli\balcon.exe" -n "Microsoft Heera Mobile" -k -p 0 -v 100 -w "sir.mp3" -t "AAA sir"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Congr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8]&amp;&quot;.mp3&quot;&quot; -t &quot;&quot;AAA &quot;&amp;[.B1778]&amp;&quot;&quot;&quot;&quot;" office:value-type="string" office:string-value="&quot;C:\Program Files (x86)\Balabolka\cli\balcon.exe&quot; -n &quot;Microsoft Heera Mobile&quot; -k -p 0 -v 100 -w &quot;Congress.mp3&quot; -t &quot;AAA Congress&quot;">
            <text:p>"C:\Program Files (x86)\Balabolka\cli\balcon.exe" -n "Microsoft Heera Mobile" -k -p 0 -v 100 -w "Congress.mp3" -t "AAA Congress"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lov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79]&amp;&quot;.mp3&quot;&quot; -t &quot;&quot;AAA &quot;&amp;[.B1779]&amp;&quot;&quot;&quot;&quot;" office:value-type="string" office:string-value="&quot;C:\Program Files (x86)\Balabolka\cli\balcon.exe&quot; -n &quot;Microsoft Heera Mobile&quot; -k -p 0 -v 100 -w &quot;lovely.mp3&quot; -t &quot;AAA lovely&quot;">
            <text:p>"C:\Program Files (x86)\Balabolka\cli\balcon.exe" -n "Microsoft Heera Mobile" -k -p 0 -v 100 -w "lovely.mp3" -t "AAA lovely"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eat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0]&amp;&quot;.mp3&quot;&quot; -t &quot;&quot;AAA &quot;&amp;[.B1780]&amp;&quot;&quot;&quot;&quot;" office:value-type="string" office:string-value="&quot;C:\Program Files (x86)\Balabolka\cli\balcon.exe&quot; -n &quot;Microsoft Heera Mobile&quot; -k -p 0 -v 100 -w &quot;eaten.mp3&quot; -t &quot;AAA eaten&quot;">
            <text:p>"C:\Program Files (x86)\Balabolka\cli\balcon.exe" -n "Microsoft Heera Mobile" -k -p 0 -v 100 -w "eaten.mp3" -t "AAA eaten"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abil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1]&amp;&quot;.mp3&quot;&quot; -t &quot;&quot;AAA &quot;&amp;[.B1781]&amp;&quot;&quot;&quot;&quot;" office:value-type="string" office:string-value="&quot;C:\Program Files (x86)\Balabolka\cli\balcon.exe&quot; -n &quot;Microsoft Heera Mobile&quot; -k -p 0 -v 100 -w &quot;ability.mp3&quot; -t &quot;AAA ability&quot;">
            <text:p>"C:\Program Files (x86)\Balabolka\cli\balcon.exe" -n "Microsoft Heera Mobile" -k -p 0 -v 100 -w "ability.mp3" -t "AAA ability"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bal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2]&amp;&quot;.mp3&quot;&quot; -t &quot;&quot;AAA &quot;&amp;[.B1782]&amp;&quot;&quot;&quot;&quot;" office:value-type="string" office:string-value="&quot;C:\Program Files (x86)\Balabolka\cli\balcon.exe&quot; -n &quot;Microsoft Heera Mobile&quot; -k -p 0 -v 100 -w &quot;balance.mp3&quot; -t &quot;AAA balance&quot;">
            <text:p>"C:\Program Files (x86)\Balabolka\cli\balcon.exe" -n "Microsoft Heera Mobile" -k -p 0 -v 100 -w "balance.mp3" -t "AAA balance"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succ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3]&amp;&quot;.mp3&quot;&quot; -t &quot;&quot;AAA &quot;&amp;[.B1783]&amp;&quot;&quot;&quot;&quot;" office:value-type="string" office:string-value="&quot;C:\Program Files (x86)\Balabolka\cli\balcon.exe&quot; -n &quot;Microsoft Heera Mobile&quot; -k -p 0 -v 100 -w &quot;success.mp3&quot; -t &quot;AAA success&quot;">
            <text:p>"C:\Program Files (x86)\Balabolka\cli\balcon.exe" -n "Microsoft Heera Mobile" -k -p 0 -v 100 -w "success.mp3" -t "AAA success"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sear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4]&amp;&quot;.mp3&quot;&quot; -t &quot;&quot;AAA &quot;&amp;[.B1784]&amp;&quot;&quot;&quot;&quot;" office:value-type="string" office:string-value="&quot;C:\Program Files (x86)\Balabolka\cli\balcon.exe&quot; -n &quot;Microsoft Heera Mobile&quot; -k -p 0 -v 100 -w &quot;search.mp3&quot; -t &quot;AAA search&quot;">
            <text:p>"C:\Program Files (x86)\Balabolka\cli\balcon.exe" -n "Microsoft Heera Mobile" -k -p 0 -v 100 -w "search.mp3" -t "AAA search"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stic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5]&amp;&quot;.mp3&quot;&quot; -t &quot;&quot;AAA &quot;&amp;[.B1785]&amp;&quot;&quot;&quot;&quot;" office:value-type="string" office:string-value="&quot;C:\Program Files (x86)\Balabolka\cli\balcon.exe&quot; -n &quot;Microsoft Heera Mobile&quot; -k -p 0 -v 100 -w &quot;sticks.mp3&quot; -t &quot;AAA sticks&quot;">
            <text:p>"C:\Program Files (x86)\Balabolka\cli\balcon.exe" -n "Microsoft Heera Mobile" -k -p 0 -v 100 -w "sticks.mp3" -t "AAA sticks"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cr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6]&amp;&quot;.mp3&quot;&quot; -t &quot;&quot;AAA &quot;&amp;[.B1786]&amp;&quot;&quot;&quot;&quot;" office:value-type="string" office:string-value="&quot;C:\Program Files (x86)\Balabolka\cli\balcon.exe&quot; -n &quot;Microsoft Heera Mobile&quot; -k -p 0 -v 100 -w &quot;crew.mp3&quot; -t &quot;AAA crew&quot;">
            <text:p>"C:\Program Files (x86)\Balabolka\cli\balcon.exe" -n "Microsoft Heera Mobile" -k -p 0 -v 100 -w "crew.mp3" -t "AAA crew"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voi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7]&amp;&quot;.mp3&quot;&quot; -t &quot;&quot;AAA &quot;&amp;[.B1787]&amp;&quot;&quot;&quot;&quot;" office:value-type="string" office:string-value="&quot;C:\Program Files (x86)\Balabolka\cli\balcon.exe&quot; -n &quot;Microsoft Heera Mobile&quot; -k -p 0 -v 100 -w &quot;voices.mp3&quot; -t &quot;AAA voices&quot;">
            <text:p>"C:\Program Files (x86)\Balabolka\cli\balcon.exe" -n "Microsoft Heera Mobile" -k -p 0 -v 100 -w "voices.mp3" -t "AAA voices"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determ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8]&amp;&quot;.mp3&quot;&quot; -t &quot;&quot;AAA &quot;&amp;[.B1788]&amp;&quot;&quot;&quot;&quot;" office:value-type="string" office:string-value="&quot;C:\Program Files (x86)\Balabolka\cli\balcon.exe&quot; -n &quot;Microsoft Heera Mobile&quot; -k -p 0 -v 100 -w &quot;determine.mp3&quot; -t &quot;AAA determine&quot;">
            <text:p>"C:\Program Files (x86)\Balabolka\cli\balcon.exe" -n "Microsoft Heera Mobile" -k -p 0 -v 100 -w "determine.mp3" -t "AAA determine"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exci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89]&amp;&quot;.mp3&quot;&quot; -t &quot;&quot;AAA &quot;&amp;[.B1789]&amp;&quot;&quot;&quot;&quot;" office:value-type="string" office:string-value="&quot;C:\Program Files (x86)\Balabolka\cli\balcon.exe&quot; -n &quot;Microsoft Heera Mobile&quot; -k -p 0 -v 100 -w &quot;excited.mp3&quot; -t &quot;AAA excited&quot;">
            <text:p>"C:\Program Files (x86)\Balabolka\cli\balcon.exe" -n "Microsoft Heera Mobile" -k -p 0 -v 100 -w "excited.mp3" -t "AAA excited"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parall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0]&amp;&quot;.mp3&quot;&quot; -t &quot;&quot;AAA &quot;&amp;[.B1790]&amp;&quot;&quot;&quot;&quot;" office:value-type="string" office:string-value="&quot;C:\Program Files (x86)\Balabolka\cli\balcon.exe&quot; -n &quot;Microsoft Heera Mobile&quot; -k -p 0 -v 100 -w &quot;parallel.mp3&quot; -t &quot;AAA parallel&quot;">
            <text:p>"C:\Program Files (x86)\Balabolka\cli\balcon.exe" -n "Microsoft Heera Mobile" -k -p 0 -v 100 -w "parallel.mp3" -t "AAA parallel"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repres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1]&amp;&quot;.mp3&quot;&quot; -t &quot;&quot;AAA &quot;&amp;[.B1791]&amp;&quot;&quot;&quot;&quot;" office:value-type="string" office:string-value="&quot;C:\Program Files (x86)\Balabolka\cli\balcon.exe&quot; -n &quot;Microsoft Heera Mobile&quot; -k -p 0 -v 100 -w &quot;represents.mp3&quot; -t &quot;AAA represents&quot;">
            <text:p>"C:\Program Files (x86)\Balabolka\cli\balcon.exe" -n "Microsoft Heera Mobile" -k -p 0 -v 100 -w "represents.mp3" -t "AAA represents"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nou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2]&amp;&quot;.mp3&quot;&quot; -t &quot;&quot;AAA &quot;&amp;[.B1792]&amp;&quot;&quot;&quot;&quot;" office:value-type="string" office:string-value="&quot;C:\Program Files (x86)\Balabolka\cli\balcon.exe&quot; -n &quot;Microsoft Heera Mobile&quot; -k -p 0 -v 100 -w &quot;nouns.mp3&quot; -t &quot;AAA nouns&quot;">
            <text:p>"C:\Program Files (x86)\Balabolka\cli\balcon.exe" -n "Microsoft Heera Mobile" -k -p 0 -v 100 -w "nouns.mp3" -t "AAA nouns"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att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3]&amp;&quot;.mp3&quot;&quot; -t &quot;&quot;AAA &quot;&amp;[.B1793]&amp;&quot;&quot;&quot;&quot;" office:value-type="string" office:string-value="&quot;C:\Program Files (x86)\Balabolka\cli\balcon.exe&quot; -n &quot;Microsoft Heera Mobile&quot; -k -p 0 -v 100 -w &quot;attack.mp3&quot; -t &quot;AAA attack&quot;">
            <text:p>"C:\Program Files (x86)\Balabolka\cli\balcon.exe" -n "Microsoft Heera Mobile" -k -p 0 -v 100 -w "attack.mp3" -t "AAA attack"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hu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4]&amp;&quot;.mp3&quot;&quot; -t &quot;&quot;AAA &quot;&amp;[.B1794]&amp;&quot;&quot;&quot;&quot;" office:value-type="string" office:string-value="&quot;C:\Program Files (x86)\Balabolka\cli\balcon.exe&quot; -n &quot;Microsoft Heera Mobile&quot; -k -p 0 -v 100 -w &quot;hunt.mp3&quot; -t &quot;AAA hunt&quot;">
            <text:p>"C:\Program Files (x86)\Balabolka\cli\balcon.exe" -n "Microsoft Heera Mobile" -k -p 0 -v 100 -w "hunt.mp3" -t "AAA hunt"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string">
            <text:p>b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5]&amp;&quot;.mp3&quot;&quot; -t &quot;&quot;AAA &quot;&amp;[.B1795]&amp;&quot;&quot;&quot;&quot;" office:value-type="string" office:string-value="&quot;C:\Program Files (x86)\Balabolka\cli\balcon.exe&quot; -n &quot;Microsoft Heera Mobile&quot; -k -p 0 -v 100 -w &quot;bat.mp3&quot; -t &quot;AAA bat&quot;">
            <text:p>"C:\Program Files (x86)\Balabolka\cli\balcon.exe" -n "Microsoft Heera Mobile" -k -p 0 -v 100 -w "bat.mp3" -t "AAA bat"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increa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6]&amp;&quot;.mp3&quot;&quot; -t &quot;&quot;AAA &quot;&amp;[.B1796]&amp;&quot;&quot;&quot;&quot;" office:value-type="string" office:string-value="&quot;C:\Program Files (x86)\Balabolka\cli\balcon.exe&quot; -n &quot;Microsoft Heera Mobile&quot; -k -p 0 -v 100 -w &quot;increase.mp3&quot; -t &quot;AAA increase&quot;">
            <text:p>"C:\Program Files (x86)\Balabolka\cli\balcon.exe" -n "Microsoft Heera Mobile" -k -p 0 -v 100 -w "increase.mp3" -t "AAA increase"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La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7]&amp;&quot;.mp3&quot;&quot; -t &quot;&quot;AAA &quot;&amp;[.B1797]&amp;&quot;&quot;&quot;&quot;" office:value-type="string" office:string-value="&quot;C:\Program Files (x86)\Balabolka\cli\balcon.exe&quot; -n &quot;Microsoft Heera Mobile&quot; -k -p 0 -v 100 -w &quot;Lake.mp3&quot; -t &quot;AAA Lake&quot;">
            <text:p>"C:\Program Files (x86)\Balabolka\cli\balcon.exe" -n "Microsoft Heera Mobile" -k -p 0 -v 100 -w "Lake.mp3" -t "AAA Lake"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appe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8]&amp;&quot;.mp3&quot;&quot; -t &quot;&quot;AAA &quot;&amp;[.B1798]&amp;&quot;&quot;&quot;&quot;" office:value-type="string" office:string-value="&quot;C:\Program Files (x86)\Balabolka\cli\balcon.exe&quot; -n &quot;Microsoft Heera Mobile&quot; -k -p 0 -v 100 -w &quot;appears.mp3&quot; -t &quot;AAA appears&quot;">
            <text:p>"C:\Program Files (x86)\Balabolka\cli\balcon.exe" -n "Microsoft Heera Mobile" -k -p 0 -v 100 -w "appears.mp3" -t "AAA appears"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app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799]&amp;&quot;.mp3&quot;&quot; -t &quot;&quot;AAA &quot;&amp;[.B1799]&amp;&quot;&quot;&quot;&quot;" office:value-type="string" office:string-value="&quot;C:\Program Files (x86)\Balabolka\cli\balcon.exe&quot; -n &quot;Microsoft Heera Mobile&quot; -k -p 0 -v 100 -w &quot;apples.mp3&quot; -t &quot;AAA apples&quot;">
            <text:p>"C:\Program Files (x86)\Balabolka\cli\balcon.exe" -n "Microsoft Heera Mobile" -k -p 0 -v 100 -w "apples.mp3" -t "AAA apples"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neighbo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0]&amp;&quot;.mp3&quot;&quot; -t &quot;&quot;AAA &quot;&amp;[.B1800]&amp;&quot;&quot;&quot;&quot;" office:value-type="string" office:string-value="&quot;C:\Program Files (x86)\Balabolka\cli\balcon.exe&quot; -n &quot;Microsoft Heera Mobile&quot; -k -p 0 -v 100 -w &quot;neighbors.mp3&quot; -t &quot;AAA neighbors&quot;">
            <text:p>"C:\Program Files (x86)\Balabolka\cli\balcon.exe" -n "Microsoft Heera Mobile" -k -p 0 -v 100 -w "neighbors.mp3" -t "AAA neighbors"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activit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1]&amp;&quot;.mp3&quot;&quot; -t &quot;&quot;AAA &quot;&amp;[.B1801]&amp;&quot;&quot;&quot;&quot;" office:value-type="string" office:string-value="&quot;C:\Program Files (x86)\Balabolka\cli\balcon.exe&quot; -n &quot;Microsoft Heera Mobile&quot; -k -p 0 -v 100 -w &quot;activities.mp3&quot; -t &quot;AAA activities&quot;">
            <text:p>"C:\Program Files (x86)\Balabolka\cli\balcon.exe" -n "Microsoft Heera Mobile" -k -p 0 -v 100 -w "activities.mp3" -t "AAA activities"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Lincol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2]&amp;&quot;.mp3&quot;&quot; -t &quot;&quot;AAA &quot;&amp;[.B1802]&amp;&quot;&quot;&quot;&quot;" office:value-type="string" office:string-value="&quot;C:\Program Files (x86)\Balabolka\cli\balcon.exe&quot; -n &quot;Microsoft Heera Mobile&quot; -k -p 0 -v 100 -w &quot;Lincoln.mp3&quot; -t &quot;AAA Lincoln&quot;">
            <text:p>"C:\Program Files (x86)\Balabolka\cli\balcon.exe" -n "Microsoft Heera Mobile" -k -p 0 -v 100 -w "Lincoln.mp3" -t "AAA Lincoln"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subjec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3]&amp;&quot;.mp3&quot;&quot; -t &quot;&quot;AAA &quot;&amp;[.B1803]&amp;&quot;&quot;&quot;&quot;" office:value-type="string" office:string-value="&quot;C:\Program Files (x86)\Balabolka\cli\balcon.exe&quot; -n &quot;Microsoft Heera Mobile&quot; -k -p 0 -v 100 -w &quot;subjects.mp3&quot; -t &quot;AAA subjects&quot;">
            <text:p>"C:\Program Files (x86)\Balabolka\cli\balcon.exe" -n "Microsoft Heera Mobile" -k -p 0 -v 100 -w "subjects.mp3" -t "AAA subjects"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Pari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4]&amp;&quot;.mp3&quot;&quot; -t &quot;&quot;AAA &quot;&amp;[.B1804]&amp;&quot;&quot;&quot;&quot;" office:value-type="string" office:string-value="&quot;C:\Program Files (x86)\Balabolka\cli\balcon.exe&quot; -n &quot;Microsoft Heera Mobile&quot; -k -p 0 -v 100 -w &quot;Paris.mp3&quot; -t &quot;AAA Paris&quot;">
            <text:p>"C:\Program Files (x86)\Balabolka\cli\balcon.exe" -n "Microsoft Heera Mobile" -k -p 0 -v 100 -w "Paris.mp3" -t "AAA Paris"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ou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5]&amp;&quot;.mp3&quot;&quot; -t &quot;&quot;AAA &quot;&amp;[.B1805]&amp;&quot;&quot;&quot;&quot;" office:value-type="string" office:string-value="&quot;C:\Program Files (x86)\Balabolka\cli\balcon.exe&quot; -n &quot;Microsoft Heera Mobile&quot; -k -p 0 -v 100 -w &quot;outer.mp3&quot; -t &quot;AAA outer&quot;">
            <text:p>"C:\Program Files (x86)\Balabolka\cli\balcon.exe" -n "Microsoft Heera Mobile" -k -p 0 -v 100 -w "outer.mp3" -t "AAA outer"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volu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6]&amp;&quot;.mp3&quot;&quot; -t &quot;&quot;AAA &quot;&amp;[.B1806]&amp;&quot;&quot;&quot;&quot;" office:value-type="string" office:string-value="&quot;C:\Program Files (x86)\Balabolka\cli\balcon.exe&quot; -n &quot;Microsoft Heera Mobile&quot; -k -p 0 -v 100 -w &quot;volume.mp3&quot; -t &quot;AAA volume&quot;">
            <text:p>"C:\Program Files (x86)\Balabolka\cli\balcon.exe" -n "Microsoft Heera Mobile" -k -p 0 -v 100 -w "volume.mp3" -t "AAA volume"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si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7]&amp;&quot;.mp3&quot;&quot; -t &quot;&quot;AAA &quot;&amp;[.B1807]&amp;&quot;&quot;&quot;&quot;" office:value-type="string" office:string-value="&quot;C:\Program Files (x86)\Balabolka\cli\balcon.exe&quot; -n &quot;Microsoft Heera Mobile&quot; -k -p 0 -v 100 -w &quot;sick.mp3&quot; -t &quot;AAA sick&quot;">
            <text:p>"C:\Program Files (x86)\Balabolka\cli\balcon.exe" -n "Microsoft Heera Mobile" -k -p 0 -v 100 -w "sick.mp3" -t "AAA sick"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wha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8]&amp;&quot;.mp3&quot;&quot; -t &quot;&quot;AAA &quot;&amp;[.B1808]&amp;&quot;&quot;&quot;&quot;" office:value-type="string" office:string-value="&quot;C:\Program Files (x86)\Balabolka\cli\balcon.exe&quot; -n &quot;Microsoft Heera Mobile&quot; -k -p 0 -v 100 -w &quot;whale.mp3&quot; -t &quot;AAA whale&quot;">
            <text:p>"C:\Program Files (x86)\Balabolka\cli\balcon.exe" -n "Microsoft Heera Mobile" -k -p 0 -v 100 -w "whale.mp3" -t "AAA whale"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earth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09]&amp;&quot;.mp3&quot;&quot; -t &quot;&quot;AAA &quot;&amp;[.B1809]&amp;&quot;&quot;&quot;&quot;" office:value-type="string" office:string-value="&quot;C:\Program Files (x86)\Balabolka\cli\balcon.exe&quot; -n &quot;Microsoft Heera Mobile&quot; -k -p 0 -v 100 -w &quot;earth's.mp3&quot; -t &quot;AAA earth's&quot;">
            <text:p>"C:\Program Files (x86)\Balabolka\cli\balcon.exe" -n "Microsoft Heera Mobile" -k -p 0 -v 100 -w "earth's.mp3" -t "AAA earth's"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successfu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0]&amp;&quot;.mp3&quot;&quot; -t &quot;&quot;AAA &quot;&amp;[.B1810]&amp;&quot;&quot;&quot;&quot;" office:value-type="string" office:string-value="&quot;C:\Program Files (x86)\Balabolka\cli\balcon.exe&quot; -n &quot;Microsoft Heera Mobile&quot; -k -p 0 -v 100 -w &quot;successful.mp3&quot; -t &quot;AAA successful&quot;">
            <text:p>"C:\Program Files (x86)\Balabolka\cli\balcon.exe" -n "Microsoft Heera Mobile" -k -p 0 -v 100 -w "successful.mp3" -t "AAA successful"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inve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1]&amp;&quot;.mp3&quot;&quot; -t &quot;&quot;AAA &quot;&amp;[.B1811]&amp;&quot;&quot;&quot;&quot;" office:value-type="string" office:string-value="&quot;C:\Program Files (x86)\Balabolka\cli\balcon.exe&quot; -n &quot;Microsoft Heera Mobile&quot; -k -p 0 -v 100 -w &quot;invented.mp3&quot; -t &quot;AAA invented&quot;">
            <text:p>"C:\Program Files (x86)\Balabolka\cli\balcon.exe" -n "Microsoft Heera Mobile" -k -p 0 -v 100 -w "invented.mp3" -t "AAA invented"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fal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2]&amp;&quot;.mp3&quot;&quot; -t &quot;&quot;AAA &quot;&amp;[.B1812]&amp;&quot;&quot;&quot;&quot;" office:value-type="string" office:string-value="&quot;C:\Program Files (x86)\Balabolka\cli\balcon.exe&quot; -n &quot;Microsoft Heera Mobile&quot; -k -p 0 -v 100 -w &quot;falling.mp3&quot; -t &quot;AAA falling&quot;">
            <text:p>"C:\Program Files (x86)\Balabolka\cli\balcon.exe" -n "Microsoft Heera Mobile" -k -p 0 -v 100 -w "falling.mp3" -t "AAA falling"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wis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3]&amp;&quot;.mp3&quot;&quot; -t &quot;&quot;AAA &quot;&amp;[.B1813]&amp;&quot;&quot;&quot;&quot;" office:value-type="string" office:string-value="&quot;C:\Program Files (x86)\Balabolka\cli\balcon.exe&quot; -n &quot;Microsoft Heera Mobile&quot; -k -p 0 -v 100 -w &quot;wished.mp3&quot; -t &quot;AAA wished&quot;">
            <text:p>"C:\Program Files (x86)\Balabolka\cli\balcon.exe" -n "Microsoft Heera Mobile" -k -p 0 -v 100 -w "wished.mp3" -t "AAA wished"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ent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4]&amp;&quot;.mp3&quot;&quot; -t &quot;&quot;AAA &quot;&amp;[.B1814]&amp;&quot;&quot;&quot;&quot;" office:value-type="string" office:string-value="&quot;C:\Program Files (x86)\Balabolka\cli\balcon.exe&quot; -n &quot;Microsoft Heera Mobile&quot; -k -p 0 -v 100 -w &quot;entered.mp3&quot; -t &quot;AAA entered&quot;">
            <text:p>"C:\Program Files (x86)\Balabolka\cli\balcon.exe" -n "Microsoft Heera Mobile" -k -p 0 -v 100 -w "entered.mp3" -t "AAA entered"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P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5]&amp;&quot;.mp3&quot;&quot; -t &quot;&quot;AAA &quot;&amp;[.B1815]&amp;&quot;&quot;&quot;&quot;" office:value-type="string" office:string-value="&quot;C:\Program Files (x86)\Balabolka\cli\balcon.exe&quot; -n &quot;Microsoft Heera Mobile&quot; -k -p 0 -v 100 -w &quot;Page.mp3&quot; -t &quot;AAA Page&quot;">
            <text:p>"C:\Program Files (x86)\Balabolka\cli\balcon.exe" -n "Microsoft Heera Mobile" -k -p 0 -v 100 -w "Page.mp3" -t "AAA Page"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excite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6]&amp;&quot;.mp3&quot;&quot; -t &quot;&quot;AAA &quot;&amp;[.B1816]&amp;&quot;&quot;&quot;&quot;" office:value-type="string" office:string-value="&quot;C:\Program Files (x86)\Balabolka\cli\balcon.exe&quot; -n &quot;Microsoft Heera Mobile&quot; -k -p 0 -v 100 -w &quot;excitement.mp3&quot; -t &quot;AAA excitement&quot;">
            <text:p>"C:\Program Files (x86)\Balabolka\cli\balcon.exe" -n "Microsoft Heera Mobile" -k -p 0 -v 100 -w "excitement.mp3" -t "AAA excitement"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quar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7]&amp;&quot;.mp3&quot;&quot; -t &quot;&quot;AAA &quot;&amp;[.B1817]&amp;&quot;&quot;&quot;&quot;" office:value-type="string" office:string-value="&quot;C:\Program Files (x86)\Balabolka\cli\balcon.exe&quot; -n &quot;Microsoft Heera Mobile&quot; -k -p 0 -v 100 -w &quot;quarter.mp3&quot; -t &quot;AAA quarter&quot;">
            <text:p>"C:\Program Files (x86)\Balabolka\cli\balcon.exe" -n "Microsoft Heera Mobile" -k -p 0 -v 100 -w "quarter.mp3" -t "AAA quarter"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lo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8]&amp;&quot;.mp3&quot;&quot; -t &quot;&quot;AAA &quot;&amp;[.B1818]&amp;&quot;&quot;&quot;&quot;" office:value-type="string" office:string-value="&quot;C:\Program Files (x86)\Balabolka\cli\balcon.exe&quot; -n &quot;Microsoft Heera Mobile&quot; -k -p 0 -v 100 -w &quot;log.mp3&quot; -t &quot;AAA log&quot;">
            <text:p>"C:\Program Files (x86)\Balabolka\cli\balcon.exe" -n "Microsoft Heera Mobile" -k -p 0 -v 100 -w "log.mp3" -t "AAA log"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so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19]&amp;&quot;.mp3&quot;&quot; -t &quot;&quot;AAA &quot;&amp;[.B1819]&amp;&quot;&quot;&quot;&quot;" office:value-type="string" office:string-value="&quot;C:\Program Files (x86)\Balabolka\cli\balcon.exe&quot; -n &quot;Microsoft Heera Mobile&quot; -k -p 0 -v 100 -w &quot;songs.mp3&quot; -t &quot;AAA songs&quot;">
            <text:p>"C:\Program Files (x86)\Balabolka\cli\balcon.exe" -n "Microsoft Heera Mobile" -k -p 0 -v 100 -w "songs.mp3" -t "AAA songs"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ca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0]&amp;&quot;.mp3&quot;&quot; -t &quot;&quot;AAA &quot;&amp;[.B1820]&amp;&quot;&quot;&quot;&quot;" office:value-type="string" office:string-value="&quot;C:\Program Files (x86)\Balabolka\cli\balcon.exe&quot; -n &quot;Microsoft Heera Mobile&quot; -k -p 0 -v 100 -w &quot;cake.mp3&quot; -t &quot;AAA cake&quot;">
            <text:p>"C:\Program Files (x86)\Balabolka\cli\balcon.exe" -n "Microsoft Heera Mobile" -k -p 0 -v 100 -w "cake.mp3" -t "AAA cake"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unusu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1]&amp;&quot;.mp3&quot;&quot; -t &quot;&quot;AAA &quot;&amp;[.B1821]&amp;&quot;&quot;&quot;&quot;" office:value-type="string" office:string-value="&quot;C:\Program Files (x86)\Balabolka\cli\balcon.exe&quot; -n &quot;Microsoft Heera Mobile&quot; -k -p 0 -v 100 -w &quot;unusual.mp3&quot; -t &quot;AAA unusual&quot;">
            <text:p>"C:\Program Files (x86)\Balabolka\cli\balcon.exe" -n "Microsoft Heera Mobile" -k -p 0 -v 100 -w "unusual.mp3" -t "AAA unusual"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person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2]&amp;&quot;.mp3&quot;&quot; -t &quot;&quot;AAA &quot;&amp;[.B1822]&amp;&quot;&quot;&quot;&quot;" office:value-type="string" office:string-value="&quot;C:\Program Files (x86)\Balabolka\cli\balcon.exe&quot; -n &quot;Microsoft Heera Mobile&quot; -k -p 0 -v 100 -w &quot;personal.mp3&quot; -t &quot;AAA personal&quot;">
            <text:p>"C:\Program Files (x86)\Balabolka\cli\balcon.exe" -n "Microsoft Heera Mobile" -k -p 0 -v 100 -w "personal.mp3" -t "AAA personal"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g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3]&amp;&quot;.mp3&quot;&quot; -t &quot;&quot;AAA &quot;&amp;[.B1823]&amp;&quot;&quot;&quot;&quot;" office:value-type="string" office:string-value="&quot;C:\Program Files (x86)\Balabolka\cli\balcon.exe&quot; -n &quot;Microsoft Heera Mobile&quot; -k -p 0 -v 100 -w &quot;gate.mp3&quot; -t &quot;AAA gate&quot;">
            <text:p>"C:\Program Files (x86)\Balabolka\cli\balcon.exe" -n "Microsoft Heera Mobile" -k -p 0 -v 100 -w "gate.mp3" -t "AAA gate"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j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4]&amp;&quot;.mp3&quot;&quot; -t &quot;&quot;AAA &quot;&amp;[.B1824]&amp;&quot;&quot;&quot;&quot;" office:value-type="string" office:string-value="&quot;C:\Program Files (x86)\Balabolka\cli\balcon.exe&quot; -n &quot;Microsoft Heera Mobile&quot; -k -p 0 -v 100 -w &quot;jar.mp3&quot; -t &quot;AAA jar&quot;">
            <text:p>"C:\Program Files (x86)\Balabolka\cli\balcon.exe" -n "Microsoft Heera Mobile" -k -p 0 -v 100 -w "jar.mp3" -t "AAA jar"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cre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5]&amp;&quot;.mp3&quot;&quot; -t &quot;&quot;AAA &quot;&amp;[.B1825]&amp;&quot;&quot;&quot;&quot;" office:value-type="string" office:string-value="&quot;C:\Program Files (x86)\Balabolka\cli\balcon.exe&quot; -n &quot;Microsoft Heera Mobile&quot; -k -p 0 -v 100 -w &quot;cream.mp3&quot; -t &quot;AAA cream&quot;">
            <text:p>"C:\Program Files (x86)\Balabolka\cli\balcon.exe" -n "Microsoft Heera Mobile" -k -p 0 -v 100 -w "cream.mp3" -t "AAA cream"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wea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6]&amp;&quot;.mp3&quot;&quot; -t &quot;&quot;AAA &quot;&amp;[.B1826]&amp;&quot;&quot;&quot;&quot;" office:value-type="string" office:string-value="&quot;C:\Program Files (x86)\Balabolka\cli\balcon.exe&quot; -n &quot;Microsoft Heera Mobile&quot; -k -p 0 -v 100 -w &quot;wearing.mp3&quot; -t &quot;AAA wearing&quot;">
            <text:p>"C:\Program Files (x86)\Balabolka\cli\balcon.exe" -n "Microsoft Heera Mobile" -k -p 0 -v 100 -w "wearing.mp3" -t "AAA wearing"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Lond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7]&amp;&quot;.mp3&quot;&quot; -t &quot;&quot;AAA &quot;&amp;[.B1827]&amp;&quot;&quot;&quot;&quot;" office:value-type="string" office:string-value="&quot;C:\Program Files (x86)\Balabolka\cli\balcon.exe&quot; -n &quot;Microsoft Heera Mobile&quot; -k -p 0 -v 100 -w &quot;London.mp3&quot; -t &quot;AAA London&quot;">
            <text:p>"C:\Program Files (x86)\Balabolka\cli\balcon.exe" -n "Microsoft Heera Mobile" -k -p 0 -v 100 -w "London.mp3" -t "AAA London"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bo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8]&amp;&quot;.mp3&quot;&quot; -t &quot;&quot;AAA &quot;&amp;[.B1828]&amp;&quot;&quot;&quot;&quot;" office:value-type="string" office:string-value="&quot;C:\Program Files (x86)\Balabolka\cli\balcon.exe&quot; -n &quot;Microsoft Heera Mobile&quot; -k -p 0 -v 100 -w &quot;bone.mp3&quot; -t &quot;AAA bone&quot;">
            <text:p>"C:\Program Files (x86)\Balabolka\cli\balcon.exe" -n "Microsoft Heera Mobile" -k -p 0 -v 100 -w "bone.mp3" -t "AAA bone"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phra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29]&amp;&quot;.mp3&quot;&quot; -t &quot;&quot;AAA &quot;&amp;[.B1829]&amp;&quot;&quot;&quot;&quot;" office:value-type="string" office:string-value="&quot;C:\Program Files (x86)\Balabolka\cli\balcon.exe&quot; -n &quot;Microsoft Heera Mobile&quot; -k -p 0 -v 100 -w &quot;phrases.mp3&quot; -t &quot;AAA phrases&quot;">
            <text:p>"C:\Program Files (x86)\Balabolka\cli\balcon.exe" -n "Microsoft Heera Mobile" -k -p 0 -v 100 -w "phrases.mp3" -t "AAA phrases"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wi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0]&amp;&quot;.mp3&quot;&quot; -t &quot;&quot;AAA &quot;&amp;[.B1830]&amp;&quot;&quot;&quot;&quot;" office:value-type="string" office:string-value="&quot;C:\Program Files (x86)\Balabolka\cli\balcon.exe&quot; -n &quot;Microsoft Heera Mobile&quot; -k -p 0 -v 100 -w &quot;wise.mp3&quot; -t &quot;AAA wise&quot;">
            <text:p>"C:\Program Files (x86)\Balabolka\cli\balcon.exe" -n "Microsoft Heera Mobile" -k -p 0 -v 100 -w "wise.mp3" -t "AAA wise"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birthd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1]&amp;&quot;.mp3&quot;&quot; -t &quot;&quot;AAA &quot;&amp;[.B1831]&amp;&quot;&quot;&quot;&quot;" office:value-type="string" office:string-value="&quot;C:\Program Files (x86)\Balabolka\cli\balcon.exe&quot; -n &quot;Microsoft Heera Mobile&quot; -k -p 0 -v 100 -w &quot;birthday.mp3&quot; -t &quot;AAA birthday&quot;">
            <text:p>"C:\Program Files (x86)\Balabolka\cli\balcon.exe" -n "Microsoft Heera Mobile" -k -p 0 -v 100 -w "birthday.mp3" -t "AAA birthday"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pap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2]&amp;&quot;.mp3&quot;&quot; -t &quot;&quot;AAA &quot;&amp;[.B1832]&amp;&quot;&quot;&quot;&quot;" office:value-type="string" office:string-value="&quot;C:\Program Files (x86)\Balabolka\cli\balcon.exe&quot; -n &quot;Microsoft Heera Mobile&quot; -k -p 0 -v 100 -w &quot;papers.mp3&quot; -t &quot;AAA papers&quot;">
            <text:p>"C:\Program Files (x86)\Balabolka\cli\balcon.exe" -n "Microsoft Heera Mobile" -k -p 0 -v 100 -w "papers.mp3" -t "AAA papers"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can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3]&amp;&quot;.mp3&quot;&quot; -t &quot;&quot;AAA &quot;&amp;[.B1833]&amp;&quot;&quot;&quot;&quot;" office:value-type="string" office:string-value="&quot;C:\Program Files (x86)\Balabolka\cli\balcon.exe&quot; -n &quot;Microsoft Heera Mobile&quot; -k -p 0 -v 100 -w &quot;candy.mp3&quot; -t &quot;AAA candy&quot;">
            <text:p>"C:\Program Files (x86)\Balabolka\cli\balcon.exe" -n "Microsoft Heera Mobile" -k -p 0 -v 100 -w "candy.mp3" -t "AAA candy"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o'clo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4]&amp;&quot;.mp3&quot;&quot; -t &quot;&quot;AAA &quot;&amp;[.B1834]&amp;&quot;&quot;&quot;&quot;" office:value-type="string" office:string-value="&quot;C:\Program Files (x86)\Balabolka\cli\balcon.exe&quot; -n &quot;Microsoft Heera Mobile&quot; -k -p 0 -v 100 -w &quot;o'clock.mp3&quot; -t &quot;AAA o'clock&quot;">
            <text:p>"C:\Program Files (x86)\Balabolka\cli\balcon.exe" -n "Microsoft Heera Mobile" -k -p 0 -v 100 -w "o'clock.mp3" -t "AAA o'clock"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fla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5]&amp;&quot;.mp3&quot;&quot; -t &quot;&quot;AAA &quot;&amp;[.B1835]&amp;&quot;&quot;&quot;&quot;" office:value-type="string" office:string-value="&quot;C:\Program Files (x86)\Balabolka\cli\balcon.exe&quot; -n &quot;Microsoft Heera Mobile&quot; -k -p 0 -v 100 -w &quot;flag.mp3&quot; -t &quot;AAA flag&quot;">
            <text:p>"C:\Program Files (x86)\Balabolka\cli\balcon.exe" -n "Microsoft Heera Mobile" -k -p 0 -v 100 -w "flag.mp3" -t "AAA flag"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stri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6]&amp;&quot;.mp3&quot;&quot; -t &quot;&quot;AAA &quot;&amp;[.B1836]&amp;&quot;&quot;&quot;&quot;" office:value-type="string" office:string-value="&quot;C:\Program Files (x86)\Balabolka\cli\balcon.exe&quot; -n &quot;Microsoft Heera Mobile&quot; -k -p 0 -v 100 -w &quot;strike.mp3&quot; -t &quot;AAA strike&quot;">
            <text:p>"C:\Program Files (x86)\Balabolka\cli\balcon.exe" -n "Microsoft Heera Mobile" -k -p 0 -v 100 -w "strike.mp3" -t "AAA strike"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gen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7]&amp;&quot;.mp3&quot;&quot; -t &quot;&quot;AAA &quot;&amp;[.B1837]&amp;&quot;&quot;&quot;&quot;" office:value-type="string" office:string-value="&quot;C:\Program Files (x86)\Balabolka\cli\balcon.exe&quot; -n &quot;Microsoft Heera Mobile&quot; -k -p 0 -v 100 -w &quot;gently.mp3&quot; -t &quot;AAA gently&quot;">
            <text:p>"C:\Program Files (x86)\Balabolka\cli\balcon.exe" -n "Microsoft Heera Mobile" -k -p 0 -v 100 -w "gently.mp3" -t "AAA gently"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traff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8]&amp;&quot;.mp3&quot;&quot; -t &quot;&quot;AAA &quot;&amp;[.B1838]&amp;&quot;&quot;&quot;&quot;" office:value-type="string" office:string-value="&quot;C:\Program Files (x86)\Balabolka\cli\balcon.exe&quot; -n &quot;Microsoft Heera Mobile&quot; -k -p 0 -v 100 -w &quot;traffic.mp3&quot; -t &quot;AAA traffic&quot;">
            <text:p>"C:\Program Files (x86)\Balabolka\cli\balcon.exe" -n "Microsoft Heera Mobile" -k -p 0 -v 100 -w "traffic.mp3" -t "AAA traffic"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su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39]&amp;&quot;.mp3&quot;&quot; -t &quot;&quot;AAA &quot;&amp;[.B1839]&amp;&quot;&quot;&quot;&quot;" office:value-type="string" office:string-value="&quot;C:\Program Files (x86)\Balabolka\cli\balcon.exe&quot; -n &quot;Microsoft Heera Mobile&quot; -k -p 0 -v 100 -w &quot;sum.mp3&quot; -t &quot;AAA sum&quot;">
            <text:p>"C:\Program Files (x86)\Balabolka\cli\balcon.exe" -n "Microsoft Heera Mobile" -k -p 0 -v 100 -w "sum.mp3" -t "AAA sum"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S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0]&amp;&quot;.mp3&quot;&quot; -t &quot;&quot;AAA &quot;&amp;[.B1840]&amp;&quot;&quot;&quot;&quot;" office:value-type="string" office:string-value="&quot;C:\Program Files (x86)\Balabolka\cli\balcon.exe&quot; -n &quot;Microsoft Heera Mobile&quot; -k -p 0 -v 100 -w &quot;Sally.mp3&quot; -t &quot;AAA Sally&quot;">
            <text:p>"C:\Program Files (x86)\Balabolka\cli\balcon.exe" -n "Microsoft Heera Mobile" -k -p 0 -v 100 -w "Sally.mp3" -t "AAA Sally"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minera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1]&amp;&quot;.mp3&quot;&quot; -t &quot;&quot;AAA &quot;&amp;[.B1841]&amp;&quot;&quot;&quot;&quot;" office:value-type="string" office:string-value="&quot;C:\Program Files (x86)\Balabolka\cli\balcon.exe&quot; -n &quot;Microsoft Heera Mobile&quot; -k -p 0 -v 100 -w &quot;minerals.mp3&quot; -t &quot;AAA minerals&quot;">
            <text:p>"C:\Program Files (x86)\Balabolka\cli\balcon.exe" -n "Microsoft Heera Mobile" -k -p 0 -v 100 -w "minerals.mp3" -t "AAA minerals"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strea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2]&amp;&quot;.mp3&quot;&quot; -t &quot;&quot;AAA &quot;&amp;[.B1842]&amp;&quot;&quot;&quot;&quot;" office:value-type="string" office:string-value="&quot;C:\Program Files (x86)\Balabolka\cli\balcon.exe&quot; -n &quot;Microsoft Heera Mobile&quot; -k -p 0 -v 100 -w &quot;streams.mp3&quot; -t &quot;AAA streams&quot;">
            <text:p>"C:\Program Files (x86)\Balabolka\cli\balcon.exe" -n "Microsoft Heera Mobile" -k -p 0 -v 100 -w "streams.mp3" -t "AAA streams"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artic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3]&amp;&quot;.mp3&quot;&quot; -t &quot;&quot;AAA &quot;&amp;[.B1843]&amp;&quot;&quot;&quot;&quot;" office:value-type="string" office:string-value="&quot;C:\Program Files (x86)\Balabolka\cli\balcon.exe&quot; -n &quot;Microsoft Heera Mobile&quot; -k -p 0 -v 100 -w &quot;article.mp3&quot; -t &quot;AAA article&quot;">
            <text:p>"C:\Program Files (x86)\Balabolka\cli\balcon.exe" -n "Microsoft Heera Mobile" -k -p 0 -v 100 -w "article.mp3" -t "AAA article"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h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4]&amp;&quot;.mp3&quot;&quot; -t &quot;&quot;AAA &quot;&amp;[.B1844]&amp;&quot;&quot;&quot;&quot;" office:value-type="string" office:string-value="&quot;C:\Program Files (x86)\Balabolka\cli\balcon.exe&quot; -n &quot;Microsoft Heera Mobile&quot; -k -p 0 -v 100 -w &quot;hide.mp3&quot; -t &quot;AAA hide&quot;">
            <text:p>"C:\Program Files (x86)\Balabolka\cli\balcon.exe" -n "Microsoft Heera Mobile" -k -p 0 -v 100 -w "hide.mp3" -t "AAA hide"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recogniz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5]&amp;&quot;.mp3&quot;&quot; -t &quot;&quot;AAA &quot;&amp;[.B1845]&amp;&quot;&quot;&quot;&quot;" office:value-type="string" office:string-value="&quot;C:\Program Files (x86)\Balabolka\cli\balcon.exe&quot; -n &quot;Microsoft Heera Mobile&quot; -k -p 0 -v 100 -w &quot;recognize.mp3&quot; -t &quot;AAA recognize&quot;">
            <text:p>"C:\Program Files (x86)\Balabolka\cli\balcon.exe" -n "Microsoft Heera Mobile" -k -p 0 -v 100 -w "recognize.mp3" -t "AAA recognize"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rec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6]&amp;&quot;.mp3&quot;&quot; -t &quot;&quot;AAA &quot;&amp;[.B1846]&amp;&quot;&quot;&quot;&quot;" office:value-type="string" office:string-value="&quot;C:\Program Files (x86)\Balabolka\cli\balcon.exe&quot; -n &quot;Microsoft Heera Mobile&quot; -k -p 0 -v 100 -w &quot;recent.mp3&quot; -t &quot;AAA recent&quot;">
            <text:p>"C:\Program Files (x86)\Balabolka\cli\balcon.exe" -n "Microsoft Heera Mobile" -k -p 0 -v 100 -w "recent.mp3" -t "AAA recent"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frequen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7]&amp;&quot;.mp3&quot;&quot; -t &quot;&quot;AAA &quot;&amp;[.B1847]&amp;&quot;&quot;&quot;&quot;" office:value-type="string" office:string-value="&quot;C:\Program Files (x86)\Balabolka\cli\balcon.exe&quot; -n &quot;Microsoft Heera Mobile&quot; -k -p 0 -v 100 -w &quot;frequently.mp3&quot; -t &quot;AAA frequently&quot;">
            <text:p>"C:\Program Files (x86)\Balabolka\cli\balcon.exe" -n "Microsoft Heera Mobile" -k -p 0 -v 100 -w "frequently.mp3" -t "AAA frequently"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cent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8]&amp;&quot;.mp3&quot;&quot; -t &quot;&quot;AAA &quot;&amp;[.B1848]&amp;&quot;&quot;&quot;&quot;" office:value-type="string" office:string-value="&quot;C:\Program Files (x86)\Balabolka\cli\balcon.exe&quot; -n &quot;Microsoft Heera Mobile&quot; -k -p 0 -v 100 -w &quot;central.mp3&quot; -t &quot;AAA central&quot;">
            <text:p>"C:\Program Files (x86)\Balabolka\cli\balcon.exe" -n "Microsoft Heera Mobile" -k -p 0 -v 100 -w "central.mp3" -t "AAA central"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sh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49]&amp;&quot;.mp3&quot;&quot; -t &quot;&quot;AAA &quot;&amp;[.B1849]&amp;&quot;&quot;&quot;&quot;" office:value-type="string" office:string-value="&quot;C:\Program Files (x86)\Balabolka\cli\balcon.exe&quot; -n &quot;Microsoft Heera Mobile&quot; -k -p 0 -v 100 -w &quot;shell.mp3&quot; -t &quot;AAA shell&quot;">
            <text:p>"C:\Program Files (x86)\Balabolka\cli\balcon.exe" -n "Microsoft Heera Mobile" -k -p 0 -v 100 -w "shell.mp3" -t "AAA shell"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string">
            <text:p>Detat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0]&amp;&quot;.mp3&quot;&quot; -t &quot;&quot;AAA &quot;&amp;[.B1850]&amp;&quot;&quot;&quot;&quot;" office:value-type="string" office:string-value="&quot;C:\Program Files (x86)\Balabolka\cli\balcon.exe&quot; -n &quot;Microsoft Heera Mobile&quot; -k -p 0 -v 100 -w &quot;Detatch.mp3&quot; -t &quot;AAA Detatch&quot;">
            <text:p>"C:\Program Files (x86)\Balabolka\cli\balcon.exe" -n "Microsoft Heera Mobile" -k -p 0 -v 100 -w "Detatch.mp3" -t "AAA Detatch"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cou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1]&amp;&quot;.mp3&quot;&quot; -t &quot;&quot;AAA &quot;&amp;[.B1851]&amp;&quot;&quot;&quot;&quot;" office:value-type="string" office:string-value="&quot;C:\Program Files (x86)\Balabolka\cli\balcon.exe&quot; -n &quot;Microsoft Heera Mobile&quot; -k -p 0 -v 100 -w &quot;court.mp3&quot; -t &quot;AAA court&quot;">
            <text:p>"C:\Program Files (x86)\Balabolka\cli\balcon.exe" -n "Microsoft Heera Mobile" -k -p 0 -v 100 -w "court.mp3" -t "AAA court"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driv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2]&amp;&quot;.mp3&quot;&quot; -t &quot;&quot;AAA &quot;&amp;[.B1852]&amp;&quot;&quot;&quot;&quot;" office:value-type="string" office:string-value="&quot;C:\Program Files (x86)\Balabolka\cli\balcon.exe&quot; -n &quot;Microsoft Heera Mobile&quot; -k -p 0 -v 100 -w &quot;driving.mp3&quot; -t &quot;AAA driving&quot;">
            <text:p>"C:\Program Files (x86)\Balabolka\cli\balcon.exe" -n "Microsoft Heera Mobile" -k -p 0 -v 100 -w "driving.mp3" -t "AAA driving"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gradu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3]&amp;&quot;.mp3&quot;&quot; -t &quot;&quot;AAA &quot;&amp;[.B1853]&amp;&quot;&quot;&quot;&quot;" office:value-type="string" office:string-value="&quot;C:\Program Files (x86)\Balabolka\cli\balcon.exe&quot; -n &quot;Microsoft Heera Mobile&quot; -k -p 0 -v 100 -w &quot;gradually.mp3&quot; -t &quot;AAA gradually&quot;">
            <text:p>"C:\Program Files (x86)\Balabolka\cli\balcon.exe" -n "Microsoft Heera Mobile" -k -p 0 -v 100 -w "gradually.mp3" -t "AAA gradually"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rema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4]&amp;&quot;.mp3&quot;&quot; -t &quot;&quot;AAA &quot;&amp;[.B1854]&amp;&quot;&quot;&quot;&quot;" office:value-type="string" office:string-value="&quot;C:\Program Files (x86)\Balabolka\cli\balcon.exe&quot; -n &quot;Microsoft Heera Mobile&quot; -k -p 0 -v 100 -w &quot;remained.mp3&quot; -t &quot;AAA remained&quot;">
            <text:p>"C:\Program Files (x86)\Balabolka\cli\balcon.exe" -n "Microsoft Heera Mobile" -k -p 0 -v 100 -w "remained.mp3" -t "AAA remained"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Indi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5]&amp;&quot;.mp3&quot;&quot; -t &quot;&quot;AAA &quot;&amp;[.B1855]&amp;&quot;&quot;&quot;&quot;" office:value-type="string" office:string-value="&quot;C:\Program Files (x86)\Balabolka\cli\balcon.exe&quot; -n &quot;Microsoft Heera Mobile&quot; -k -p 0 -v 100 -w &quot;India.mp3&quot; -t &quot;AAA India&quot;">
            <text:p>"C:\Program Files (x86)\Balabolka\cli\balcon.exe" -n "Microsoft Heera Mobile" -k -p 0 -v 100 -w "India.mp3" -t "AAA India"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automobi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6]&amp;&quot;.mp3&quot;&quot; -t &quot;&quot;AAA &quot;&amp;[.B1856]&amp;&quot;&quot;&quot;&quot;" office:value-type="string" office:string-value="&quot;C:\Program Files (x86)\Balabolka\cli\balcon.exe&quot; -n &quot;Microsoft Heera Mobile&quot; -k -p 0 -v 100 -w &quot;automobile.mp3&quot; -t &quot;AAA automobile&quot;">
            <text:p>"C:\Program Files (x86)\Balabolka\cli\balcon.exe" -n "Microsoft Heera Mobile" -k -p 0 -v 100 -w "automobile.mp3" -t "AAA automobile"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safe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7]&amp;&quot;.mp3&quot;&quot; -t &quot;&quot;AAA &quot;&amp;[.B1857]&amp;&quot;&quot;&quot;&quot;" office:value-type="string" office:string-value="&quot;C:\Program Files (x86)\Balabolka\cli\balcon.exe&quot; -n &quot;Microsoft Heera Mobile&quot; -k -p 0 -v 100 -w &quot;safety.mp3&quot; -t &quot;AAA safety&quot;">
            <text:p>"C:\Program Files (x86)\Balabolka\cli\balcon.exe" -n "Microsoft Heera Mobile" -k -p 0 -v 100 -w "safety.mp3" -t "AAA safety"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easte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8]&amp;&quot;.mp3&quot;&quot; -t &quot;&quot;AAA &quot;&amp;[.B1858]&amp;&quot;&quot;&quot;&quot;" office:value-type="string" office:string-value="&quot;C:\Program Files (x86)\Balabolka\cli\balcon.exe&quot; -n &quot;Microsoft Heera Mobile&quot; -k -p 0 -v 100 -w &quot;eastern.mp3&quot; -t &quot;AAA eastern&quot;">
            <text:p>"C:\Program Files (x86)\Balabolka\cli\balcon.exe" -n "Microsoft Heera Mobile" -k -p 0 -v 100 -w "eastern.mp3" -t "AAA eastern"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Bost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59]&amp;&quot;.mp3&quot;&quot; -t &quot;&quot;AAA &quot;&amp;[.B1859]&amp;&quot;&quot;&quot;&quot;" office:value-type="string" office:string-value="&quot;C:\Program Files (x86)\Balabolka\cli\balcon.exe&quot; -n &quot;Microsoft Heera Mobile&quot; -k -p 0 -v 100 -w &quot;Boston.mp3&quot; -t &quot;AAA Boston&quot;">
            <text:p>"C:\Program Files (x86)\Balabolka\cli\balcon.exe" -n "Microsoft Heera Mobile" -k -p 0 -v 100 -w "Boston.mp3" -t "AAA Boston"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0]&amp;&quot;.mp3&quot;&quot; -t &quot;&quot;AAA &quot;&amp;[.B1860]&amp;&quot;&quot;&quot;&quot;" office:value-type="string" office:string-value="&quot;C:\Program Files (x86)\Balabolka\cli\balcon.exe&quot; -n &quot;Microsoft Heera Mobile&quot; -k -p 0 -v 100 -w &quot;p.mp3&quot; -t &quot;AAA p&quot;">
            <text:p>"C:\Program Files (x86)\Balabolka\cli\balcon.exe" -n "Microsoft Heera Mobile" -k -p 0 -v 100 -w "p.mp3" -t "AAA p"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hurr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1]&amp;&quot;.mp3&quot;&quot; -t &quot;&quot;AAA &quot;&amp;[.B1861]&amp;&quot;&quot;&quot;&quot;" office:value-type="string" office:string-value="&quot;C:\Program Files (x86)\Balabolka\cli\balcon.exe&quot; -n &quot;Microsoft Heera Mobile&quot; -k -p 0 -v 100 -w &quot;hurried.mp3&quot; -t &quot;AAA hurried&quot;">
            <text:p>"C:\Program Files (x86)\Balabolka\cli\balcon.exe" -n "Microsoft Heera Mobile" -k -p 0 -v 100 -w "hurried.mp3" -t "AAA hurried"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meani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2]&amp;&quot;.mp3&quot;&quot; -t &quot;&quot;AAA &quot;&amp;[.B1862]&amp;&quot;&quot;&quot;&quot;" office:value-type="string" office:string-value="&quot;C:\Program Files (x86)\Balabolka\cli\balcon.exe&quot; -n &quot;Microsoft Heera Mobile&quot; -k -p 0 -v 100 -w &quot;meanings.mp3&quot; -t &quot;AAA meanings&quot;">
            <text:p>"C:\Program Files (x86)\Balabolka\cli\balcon.exe" -n "Microsoft Heera Mobile" -k -p 0 -v 100 -w "meanings.mp3" -t "AAA meanings"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arrang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3]&amp;&quot;.mp3&quot;&quot; -t &quot;&quot;AAA &quot;&amp;[.B1863]&amp;&quot;&quot;&quot;&quot;" office:value-type="string" office:string-value="&quot;C:\Program Files (x86)\Balabolka\cli\balcon.exe&quot; -n &quot;Microsoft Heera Mobile&quot; -k -p 0 -v 100 -w &quot;arranged.mp3&quot; -t &quot;AAA arranged&quot;">
            <text:p>"C:\Program Files (x86)\Balabolka\cli\balcon.exe" -n "Microsoft Heera Mobile" -k -p 0 -v 100 -w "arranged.mp3" -t "AAA arranged"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ti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4]&amp;&quot;.mp3&quot;&quot; -t &quot;&quot;AAA &quot;&amp;[.B1864]&amp;&quot;&quot;&quot;&quot;" office:value-type="string" office:string-value="&quot;C:\Program Files (x86)\Balabolka\cli\balcon.exe&quot; -n &quot;Microsoft Heera Mobile&quot; -k -p 0 -v 100 -w &quot;tie.mp3&quot; -t &quot;AAA tie&quot;">
            <text:p>"C:\Program Files (x86)\Balabolka\cli\balcon.exe" -n "Microsoft Heera Mobile" -k -p 0 -v 100 -w "tie.mp3" -t "AAA tie"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darkn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5]&amp;&quot;.mp3&quot;&quot; -t &quot;&quot;AAA &quot;&amp;[.B1865]&amp;&quot;&quot;&quot;&quot;" office:value-type="string" office:string-value="&quot;C:\Program Files (x86)\Balabolka\cli\balcon.exe&quot; -n &quot;Microsoft Heera Mobile&quot; -k -p 0 -v 100 -w &quot;darkness.mp3&quot; -t &quot;AAA darkness&quot;">
            <text:p>"C:\Program Files (x86)\Balabolka\cli\balcon.exe" -n "Microsoft Heera Mobile" -k -p 0 -v 100 -w "darkness.mp3" -t "AAA darkness"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bran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6]&amp;&quot;.mp3&quot;&quot; -t &quot;&quot;AAA &quot;&amp;[.B1866]&amp;&quot;&quot;&quot;&quot;" office:value-type="string" office:string-value="&quot;C:\Program Files (x86)\Balabolka\cli\balcon.exe&quot; -n &quot;Microsoft Heera Mobile&quot; -k -p 0 -v 100 -w &quot;branch.mp3&quot; -t &quot;AAA branch&quot;">
            <text:p>"C:\Program Files (x86)\Balabolka\cli\balcon.exe" -n "Microsoft Heera Mobile" -k -p 0 -v 100 -w "branch.mp3" -t "AAA branch"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Oce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7]&amp;&quot;.mp3&quot;&quot; -t &quot;&quot;AAA &quot;&amp;[.B1867]&amp;&quot;&quot;&quot;&quot;" office:value-type="string" office:string-value="&quot;C:\Program Files (x86)\Balabolka\cli\balcon.exe&quot; -n &quot;Microsoft Heera Mobile&quot; -k -p 0 -v 100 -w &quot;Ocean.mp3&quot; -t &quot;AAA Ocean&quot;">
            <text:p>"C:\Program Files (x86)\Balabolka\cli\balcon.exe" -n "Microsoft Heera Mobile" -k -p 0 -v 100 -w "Ocean.mp3" -t "AAA Ocean"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8]&amp;&quot;.mp3&quot;&quot; -t &quot;&quot;AAA &quot;&amp;[.B1868]&amp;&quot;&quot;&quot;&quot;" office:value-type="string" office:string-value="&quot;C:\Program Files (x86)\Balabolka\cli\balcon.exe&quot; -n &quot;Microsoft Heera Mobile&quot; -k -p 0 -v 100 -w &quot;S.mp3&quot; -t &quot;AAA S&quot;">
            <text:p>"C:\Program Files (x86)\Balabolka\cli\balcon.exe" -n "Microsoft Heera Mobile" -k -p 0 -v 100 -w "S.mp3" -t "AAA S"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fift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69]&amp;&quot;.mp3&quot;&quot; -t &quot;&quot;AAA &quot;&amp;[.B1869]&amp;&quot;&quot;&quot;&quot;" office:value-type="string" office:string-value="&quot;C:\Program Files (x86)\Balabolka\cli\balcon.exe&quot; -n &quot;Microsoft Heera Mobile&quot; -k -p 0 -v 100 -w &quot;fifteen.mp3&quot; -t &quot;AAA fifteen&quot;">
            <text:p>"C:\Program Files (x86)\Balabolka\cli\balcon.exe" -n "Microsoft Heera Mobile" -k -p 0 -v 100 -w "fifteen.mp3" -t "AAA fifteen"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had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0]&amp;&quot;.mp3&quot;&quot; -t &quot;&quot;AAA &quot;&amp;[.B1870]&amp;&quot;&quot;&quot;&quot;" office:value-type="string" office:string-value="&quot;C:\Program Files (x86)\Balabolka\cli\balcon.exe&quot; -n &quot;Microsoft Heera Mobile&quot; -k -p 0 -v 100 -w &quot;hadn't.mp3&quot; -t &quot;AAA hadn't&quot;">
            <text:p>"C:\Program Files (x86)\Balabolka\cli\balcon.exe" -n "Microsoft Heera Mobile" -k -p 0 -v 100 -w "hadn't.mp3" -t "AAA hadn't"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pro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1]&amp;&quot;.mp3&quot;&quot; -t &quot;&quot;AAA &quot;&amp;[.B1871]&amp;&quot;&quot;&quot;&quot;" office:value-type="string" office:string-value="&quot;C:\Program Files (x86)\Balabolka\cli\balcon.exe&quot; -n &quot;Microsoft Heera Mobile&quot; -k -p 0 -v 100 -w &quot;proved.mp3&quot; -t &quot;AAA proved&quot;">
            <text:p>"C:\Program Files (x86)\Balabolka\cli\balcon.exe" -n "Microsoft Heera Mobile" -k -p 0 -v 100 -w "proved.mp3" -t "AAA proved"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po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2]&amp;&quot;.mp3&quot;&quot; -t &quot;&quot;AAA &quot;&amp;[.B1872]&amp;&quot;&quot;&quot;&quot;" office:value-type="string" office:string-value="&quot;C:\Program Files (x86)\Balabolka\cli\balcon.exe&quot; -n &quot;Microsoft Heera Mobile&quot; -k -p 0 -v 100 -w &quot;pond.mp3&quot; -t &quot;AAA pond&quot;">
            <text:p>"C:\Program Files (x86)\Balabolka\cli\balcon.exe" -n "Microsoft Heera Mobile" -k -p 0 -v 100 -w "pond.mp3" -t "AAA pond"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hol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3]&amp;&quot;.mp3&quot;&quot; -t &quot;&quot;AAA &quot;&amp;[.B1873]&amp;&quot;&quot;&quot;&quot;" office:value-type="string" office:string-value="&quot;C:\Program Files (x86)\Balabolka\cli\balcon.exe&quot; -n &quot;Microsoft Heera Mobile&quot; -k -p 0 -v 100 -w &quot;holds.mp3&quot; -t &quot;AAA holds&quot;">
            <text:p>"C:\Program Files (x86)\Balabolka\cli\balcon.exe" -n "Microsoft Heera Mobile" -k -p 0 -v 100 -w "holds.mp3" -t "AAA holds"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terri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4]&amp;&quot;.mp3&quot;&quot; -t &quot;&quot;AAA &quot;&amp;[.B1874]&amp;&quot;&quot;&quot;&quot;" office:value-type="string" office:string-value="&quot;C:\Program Files (x86)\Balabolka\cli\balcon.exe&quot; -n &quot;Microsoft Heera Mobile&quot; -k -p 0 -v 100 -w &quot;terrible.mp3&quot; -t &quot;AAA terrible&quot;">
            <text:p>"C:\Program Files (x86)\Balabolka\cli\balcon.exe" -n "Microsoft Heera Mobile" -k -p 0 -v 100 -w "terrible.mp3" -t "AAA terrible"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job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5]&amp;&quot;.mp3&quot;&quot; -t &quot;&quot;AAA &quot;&amp;[.B1875]&amp;&quot;&quot;&quot;&quot;" office:value-type="string" office:string-value="&quot;C:\Program Files (x86)\Balabolka\cli\balcon.exe&quot; -n &quot;Microsoft Heera Mobile&quot; -k -p 0 -v 100 -w &quot;jobs.mp3&quot; -t &quot;AAA jobs&quot;">
            <text:p>"C:\Program Files (x86)\Balabolka\cli\balcon.exe" -n "Microsoft Heera Mobile" -k -p 0 -v 100 -w "jobs.mp3" -t "AAA jobs"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ighte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6]&amp;&quot;.mp3&quot;&quot; -t &quot;&quot;AAA &quot;&amp;[.B1876]&amp;&quot;&quot;&quot;&quot;" office:value-type="string" office:string-value="&quot;C:\Program Files (x86)\Balabolka\cli\balcon.exe&quot; -n &quot;Microsoft Heera Mobile&quot; -k -p 0 -v 100 -w &quot;frightened.mp3&quot; -t &quot;AAA frightened&quot;">
            <text:p>"C:\Program Files (x86)\Balabolka\cli\balcon.exe" -n "Microsoft Heera Mobile" -k -p 0 -v 100 -w "frightened.mp3" -t "AAA frightened"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forc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7]&amp;&quot;.mp3&quot;&quot; -t &quot;&quot;AAA &quot;&amp;[.B1877]&amp;&quot;&quot;&quot;&quot;" office:value-type="string" office:string-value="&quot;C:\Program Files (x86)\Balabolka\cli\balcon.exe&quot; -n &quot;Microsoft Heera Mobile&quot; -k -p 0 -v 100 -w &quot;forced.mp3&quot; -t &quot;AAA forced&quot;">
            <text:p>"C:\Program Files (x86)\Balabolka\cli\balcon.exe" -n "Microsoft Heera Mobile" -k -p 0 -v 100 -w "forced.mp3" -t "AAA forced"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Sp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8]&amp;&quot;.mp3&quot;&quot; -t &quot;&quot;AAA &quot;&amp;[.B1878]&amp;&quot;&quot;&quot;&quot;" office:value-type="string" office:string-value="&quot;C:\Program Files (x86)\Balabolka\cli\balcon.exe&quot; -n &quot;Microsoft Heera Mobile&quot; -k -p 0 -v 100 -w &quot;Spain.mp3&quot; -t &quot;AAA Spain&quot;">
            <text:p>"C:\Program Files (x86)\Balabolka\cli\balcon.exe" -n "Microsoft Heera Mobile" -k -p 0 -v 100 -w "Spain.mp3" -t "AAA Spain"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she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79]&amp;&quot;.mp3&quot;&quot; -t &quot;&quot;AAA &quot;&amp;[.B1879]&amp;&quot;&quot;&quot;&quot;" office:value-type="string" office:string-value="&quot;C:\Program Files (x86)\Balabolka\cli\balcon.exe&quot; -n &quot;Microsoft Heera Mobile&quot; -k -p 0 -v 100 -w &quot;shells.mp3&quot; -t &quot;AAA shells&quot;">
            <text:p>"C:\Program Files (x86)\Balabolka\cli\balcon.exe" -n "Microsoft Heera Mobile" -k -p 0 -v 100 -w "shells.mp3" -t "AAA shells"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fun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0]&amp;&quot;.mp3&quot;&quot; -t &quot;&quot;AAA &quot;&amp;[.B1880]&amp;&quot;&quot;&quot;&quot;" office:value-type="string" office:string-value="&quot;C:\Program Files (x86)\Balabolka\cli\balcon.exe&quot; -n &quot;Microsoft Heera Mobile&quot; -k -p 0 -v 100 -w &quot;function.mp3&quot; -t &quot;AAA function&quot;">
            <text:p>"C:\Program Files (x86)\Balabolka\cli\balcon.exe" -n "Microsoft Heera Mobile" -k -p 0 -v 100 -w "function.mp3" -t "AAA function"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impossi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1]&amp;&quot;.mp3&quot;&quot; -t &quot;&quot;AAA &quot;&amp;[.B1881]&amp;&quot;&quot;&quot;&quot;" office:value-type="string" office:string-value="&quot;C:\Program Files (x86)\Balabolka\cli\balcon.exe&quot; -n &quot;Microsoft Heera Mobile&quot; -k -p 0 -v 100 -w &quot;impossible.mp3&quot; -t &quot;AAA impossible&quot;">
            <text:p>"C:\Program Files (x86)\Balabolka\cli\balcon.exe" -n "Microsoft Heera Mobile" -k -p 0 -v 100 -w "impossible.mp3" -t "AAA impossible"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sligh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2]&amp;&quot;.mp3&quot;&quot; -t &quot;&quot;AAA &quot;&amp;[.B1882]&amp;&quot;&quot;&quot;&quot;" office:value-type="string" office:string-value="&quot;C:\Program Files (x86)\Balabolka\cli\balcon.exe&quot; -n &quot;Microsoft Heera Mobile&quot; -k -p 0 -v 100 -w &quot;slightly.mp3&quot; -t &quot;AAA slightly&quot;">
            <text:p>"C:\Program Files (x86)\Balabolka\cli\balcon.exe" -n "Microsoft Heera Mobile" -k -p 0 -v 100 -w "slightly.mp3" -t "AAA slightly"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somewh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3]&amp;&quot;.mp3&quot;&quot; -t &quot;&quot;AAA &quot;&amp;[.B1883]&amp;&quot;&quot;&quot;&quot;" office:value-type="string" office:string-value="&quot;C:\Program Files (x86)\Balabolka\cli\balcon.exe&quot; -n &quot;Microsoft Heera Mobile&quot; -k -p 0 -v 100 -w &quot;somewhat.mp3&quot; -t &quot;AAA somewhat&quot;">
            <text:p>"C:\Program Files (x86)\Balabolka\cli\balcon.exe" -n "Microsoft Heera Mobile" -k -p 0 -v 100 -w "somewhat.mp3" -t "AAA somewhat"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U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4]&amp;&quot;.mp3&quot;&quot; -t &quot;&quot;AAA &quot;&amp;[.B1884]&amp;&quot;&quot;&quot;&quot;" office:value-type="string" office:string-value="&quot;C:\Program Files (x86)\Balabolka\cli\balcon.exe&quot; -n &quot;Microsoft Heera Mobile&quot; -k -p 0 -v 100 -w &quot;U.mp3&quot; -t &quot;AAA U&quot;">
            <text:p>"C:\Program Files (x86)\Balabolka\cli\balcon.exe" -n "Microsoft Heera Mobile" -k -p 0 -v 100 -w "U.mp3" -t "AAA U"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stea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5]&amp;&quot;.mp3&quot;&quot; -t &quot;&quot;AAA &quot;&amp;[.B1885]&amp;&quot;&quot;&quot;&quot;" office:value-type="string" office:string-value="&quot;C:\Program Files (x86)\Balabolka\cli\balcon.exe&quot; -n &quot;Microsoft Heera Mobile&quot; -k -p 0 -v 100 -w &quot;steady.mp3&quot; -t &quot;AAA steady&quot;">
            <text:p>"C:\Program Files (x86)\Balabolka\cli\balcon.exe" -n "Microsoft Heera Mobile" -k -p 0 -v 100 -w "steady.mp3" -t "AAA steady"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Pap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6]&amp;&quot;.mp3&quot;&quot; -t &quot;&quot;AAA &quot;&amp;[.B1886]&amp;&quot;&quot;&quot;&quot;" office:value-type="string" office:string-value="&quot;C:\Program Files (x86)\Balabolka\cli\balcon.exe&quot; -n &quot;Microsoft Heera Mobile&quot; -k -p 0 -v 100 -w &quot;Papa.mp3&quot; -t &quot;AAA Papa&quot;">
            <text:p>"C:\Program Files (x86)\Balabolka\cli\balcon.exe" -n "Microsoft Heera Mobile" -k -p 0 -v 100 -w "Papa.mp3" -t "AAA Papa"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200">
            <text:p>200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7]&amp;&quot;.mp3&quot;&quot; -t &quot;&quot;AAA &quot;&amp;[.B1887]&amp;&quot;&quot;&quot;&quot;" office:value-type="string" office:string-value="&quot;C:\Program Files (x86)\Balabolka\cli\balcon.exe&quot; -n &quot;Microsoft Heera Mobile&quot; -k -p 0 -v 100 -w &quot;200.mp3&quot; -t &quot;AAA 200&quot;">
            <text:p>"C:\Program Files (x86)\Balabolka\cli\balcon.exe" -n "Microsoft Heera Mobile" -k -p 0 -v 100 -w "200.mp3" -t "AAA 200"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r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8]&amp;&quot;.mp3&quot;&quot; -t &quot;&quot;AAA &quot;&amp;[.B1888]&amp;&quot;&quot;&quot;&quot;" office:value-type="string" office:string-value="&quot;C:\Program Files (x86)\Balabolka\cli\balcon.exe&quot; -n &quot;Microsoft Heera Mobile&quot; -k -p 0 -v 100 -w &quot;rows.mp3&quot; -t &quot;AAA rows&quot;">
            <text:p>"C:\Program Files (x86)\Balabolka\cli\balcon.exe" -n "Microsoft Heera Mobile" -k -p 0 -v 100 -w "rows.mp3" -t "AAA rows"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liste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89]&amp;&quot;.mp3&quot;&quot; -t &quot;&quot;AAA &quot;&amp;[.B1889]&amp;&quot;&quot;&quot;&quot;" office:value-type="string" office:string-value="&quot;C:\Program Files (x86)\Balabolka\cli\balcon.exe&quot; -n &quot;Microsoft Heera Mobile&quot; -k -p 0 -v 100 -w &quot;listened.mp3&quot; -t &quot;AAA listened&quot;">
            <text:p>"C:\Program Files (x86)\Balabolka\cli\balcon.exe" -n "Microsoft Heera Mobile" -k -p 0 -v 100 -w "listened.mp3" -t "AAA listened"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sa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0]&amp;&quot;.mp3&quot;&quot; -t &quot;&quot;AAA &quot;&amp;[.B1890]&amp;&quot;&quot;&quot;&quot;" office:value-type="string" office:string-value="&quot;C:\Program Files (x86)\Balabolka\cli\balcon.exe&quot; -n &quot;Microsoft Heera Mobile&quot; -k -p 0 -v 100 -w &quot;sang.mp3&quot; -t &quot;AAA sang&quot;">
            <text:p>"C:\Program Files (x86)\Balabolka\cli\balcon.exe" -n "Microsoft Heera Mobile" -k -p 0 -v 100 -w "sang.mp3" -t "AAA sang"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Robe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1]&amp;&quot;.mp3&quot;&quot; -t &quot;&quot;AAA &quot;&amp;[.B1891]&amp;&quot;&quot;&quot;&quot;" office:value-type="string" office:string-value="&quot;C:\Program Files (x86)\Balabolka\cli\balcon.exe&quot; -n &quot;Microsoft Heera Mobile&quot; -k -p 0 -v 100 -w &quot;Robert.mp3&quot; -t &quot;AAA Robert&quot;">
            <text:p>"C:\Program Files (x86)\Balabolka\cli\balcon.exe" -n "Microsoft Heera Mobile" -k -p 0 -v 100 -w "Robert.mp3" -t "AAA Robert"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Weste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2]&amp;&quot;.mp3&quot;&quot; -t &quot;&quot;AAA &quot;&amp;[.B1892]&amp;&quot;&quot;&quot;&quot;" office:value-type="string" office:string-value="&quot;C:\Program Files (x86)\Balabolka\cli\balcon.exe&quot; -n &quot;Microsoft Heera Mobile&quot; -k -p 0 -v 100 -w &quot;Western.mp3&quot; -t &quot;AAA Western&quot;">
            <text:p>"C:\Program Files (x86)\Balabolka\cli\balcon.exe" -n "Microsoft Heera Mobile" -k -p 0 -v 100 -w "Western.mp3" -t "AAA Western"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wond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3]&amp;&quot;.mp3&quot;&quot; -t &quot;&quot;AAA &quot;&amp;[.B1893]&amp;&quot;&quot;&quot;&quot;" office:value-type="string" office:string-value="&quot;C:\Program Files (x86)\Balabolka\cli\balcon.exe&quot; -n &quot;Microsoft Heera Mobile&quot; -k -p 0 -v 100 -w &quot;wondered.mp3&quot; -t &quot;AAA wondered&quot;">
            <text:p>"C:\Program Files (x86)\Balabolka\cli\balcon.exe" -n "Microsoft Heera Mobile" -k -p 0 -v 100 -w "wondered.mp3" -t "AAA wondered"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Canad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4]&amp;&quot;.mp3&quot;&quot; -t &quot;&quot;AAA &quot;&amp;[.B1894]&amp;&quot;&quot;&quot;&quot;" office:value-type="string" office:string-value="&quot;C:\Program Files (x86)\Balabolka\cli\balcon.exe&quot; -n &quot;Microsoft Heera Mobile&quot; -k -p 0 -v 100 -w &quot;Canada.mp3&quot; -t &quot;AAA Canada&quot;">
            <text:p>"C:\Program Files (x86)\Balabolka\cli\balcon.exe" -n "Microsoft Heera Mobile" -k -p 0 -v 100 -w "Canada.mp3" -t "AAA Canada"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pass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5]&amp;&quot;.mp3&quot;&quot; -t &quot;&quot;AAA &quot;&amp;[.B1895]&amp;&quot;&quot;&quot;&quot;" office:value-type="string" office:string-value="&quot;C:\Program Files (x86)\Balabolka\cli\balcon.exe&quot; -n &quot;Microsoft Heera Mobile&quot; -k -p 0 -v 100 -w &quot;passing.mp3&quot; -t &quot;AAA passing&quot;">
            <text:p>"C:\Program Files (x86)\Balabolka\cli\balcon.exe" -n "Microsoft Heera Mobile" -k -p 0 -v 100 -w "passing.mp3" -t "AAA passing"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fra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6]&amp;&quot;.mp3&quot;&quot; -t &quot;&quot;AAA &quot;&amp;[.B1896]&amp;&quot;&quot;&quot;&quot;" office:value-type="string" office:string-value="&quot;C:\Program Files (x86)\Balabolka\cli\balcon.exe&quot; -n &quot;Microsoft Heera Mobile&quot; -k -p 0 -v 100 -w &quot;frame.mp3&quot; -t &quot;AAA frame&quot;">
            <text:p>"C:\Program Files (x86)\Balabolka\cli\balcon.exe" -n "Microsoft Heera Mobile" -k -p 0 -v 100 -w "frame.mp3" -t "AAA frame"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ele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7]&amp;&quot;.mp3&quot;&quot; -t &quot;&quot;AAA &quot;&amp;[.B1897]&amp;&quot;&quot;&quot;&quot;" office:value-type="string" office:string-value="&quot;C:\Program Files (x86)\Balabolka\cli\balcon.exe&quot; -n &quot;Microsoft Heera Mobile&quot; -k -p 0 -v 100 -w &quot;element.mp3&quot; -t &quot;AAA element&quot;">
            <text:p>"C:\Program Files (x86)\Balabolka\cli\balcon.exe" -n "Microsoft Heera Mobile" -k -p 0 -v 100 -w "element.mp3" -t "AAA element"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diagr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8]&amp;&quot;.mp3&quot;&quot; -t &quot;&quot;AAA &quot;&amp;[.B1898]&amp;&quot;&quot;&quot;&quot;" office:value-type="string" office:string-value="&quot;C:\Program Files (x86)\Balabolka\cli\balcon.exe&quot; -n &quot;Microsoft Heera Mobile&quot; -k -p 0 -v 100 -w &quot;diagram.mp3&quot; -t &quot;AAA diagram&quot;">
            <text:p>"C:\Program Files (x86)\Balabolka\cli\balcon.exe" -n "Microsoft Heera Mobile" -k -p 0 -v 100 -w "diagram.mp3" -t "AAA diagram"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was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899]&amp;&quot;.mp3&quot;&quot; -t &quot;&quot;AAA &quot;&amp;[.B1899]&amp;&quot;&quot;&quot;&quot;" office:value-type="string" office:string-value="&quot;C:\Program Files (x86)\Balabolka\cli\balcon.exe&quot; -n &quot;Microsoft Heera Mobile&quot; -k -p 0 -v 100 -w &quot;washed.mp3&quot; -t &quot;AAA washed&quot;">
            <text:p>"C:\Program Files (x86)\Balabolka\cli\balcon.exe" -n "Microsoft Heera Mobile" -k -p 0 -v 100 -w "washed.mp3" -t "AAA washed"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are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0]&amp;&quot;.mp3&quot;&quot; -t &quot;&quot;AAA &quot;&amp;[.B1900]&amp;&quot;&quot;&quot;&quot;" office:value-type="string" office:string-value="&quot;C:\Program Files (x86)\Balabolka\cli\balcon.exe&quot; -n &quot;Microsoft Heera Mobile&quot; -k -p 0 -v 100 -w &quot;aren't.mp3&quot; -t &quot;AAA aren't&quot;">
            <text:p>"C:\Program Files (x86)\Balabolka\cli\balcon.exe" -n "Microsoft Heera Mobile" -k -p 0 -v 100 -w "aren't.mp3" -t "AAA aren't"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charac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1]&amp;&quot;.mp3&quot;&quot; -t &quot;&quot;AAA &quot;&amp;[.B1901]&amp;&quot;&quot;&quot;&quot;" office:value-type="string" office:string-value="&quot;C:\Program Files (x86)\Balabolka\cli\balcon.exe&quot; -n &quot;Microsoft Heera Mobile&quot; -k -p 0 -v 100 -w &quot;character.mp3&quot; -t &quot;AAA character&quot;">
            <text:p>"C:\Program Files (x86)\Balabolka\cli\balcon.exe" -n "Microsoft Heera Mobile" -k -p 0 -v 100 -w "character.mp3" -t "AAA character"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set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2]&amp;&quot;.mp3&quot;&quot; -t &quot;&quot;AAA &quot;&amp;[.B1902]&amp;&quot;&quot;&quot;&quot;" office:value-type="string" office:string-value="&quot;C:\Program Files (x86)\Balabolka\cli\balcon.exe&quot; -n &quot;Microsoft Heera Mobile&quot; -k -p 0 -v 100 -w &quot;setting.mp3&quot; -t &quot;AAA setting&quot;">
            <text:p>"C:\Program Files (x86)\Balabolka\cli\balcon.exe" -n "Microsoft Heera Mobile" -k -p 0 -v 100 -w "setting.mp3" -t "AAA setting"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instru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3]&amp;&quot;.mp3&quot;&quot; -t &quot;&quot;AAA &quot;&amp;[.B1903]&amp;&quot;&quot;&quot;&quot;" office:value-type="string" office:string-value="&quot;C:\Program Files (x86)\Balabolka\cli\balcon.exe&quot; -n &quot;Microsoft Heera Mobile&quot; -k -p 0 -v 100 -w &quot;instrument.mp3&quot; -t &quot;AAA instrument&quot;">
            <text:p>"C:\Program Files (x86)\Balabolka\cli\balcon.exe" -n "Microsoft Heera Mobile" -k -p 0 -v 100 -w "instrument.mp3" -t "AAA instrument"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mess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4]&amp;&quot;.mp3&quot;&quot; -t &quot;&quot;AAA &quot;&amp;[.B1904]&amp;&quot;&quot;&quot;&quot;" office:value-type="string" office:string-value="&quot;C:\Program Files (x86)\Balabolka\cli\balcon.exe&quot; -n &quot;Microsoft Heera Mobile&quot; -k -p 0 -v 100 -w &quot;message.mp3&quot; -t &quot;AAA message&quot;">
            <text:p>"C:\Program Files (x86)\Balabolka\cli\balcon.exe" -n "Microsoft Heera Mobile" -k -p 0 -v 100 -w "message.mp3" -t "AAA message"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Stre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5]&amp;&quot;.mp3&quot;&quot; -t &quot;&quot;AAA &quot;&amp;[.B1905]&amp;&quot;&quot;&quot;&quot;" office:value-type="string" office:string-value="&quot;C:\Program Files (x86)\Balabolka\cli\balcon.exe&quot; -n &quot;Microsoft Heera Mobile&quot; -k -p 0 -v 100 -w &quot;Street.mp3&quot; -t &quot;AAA Street&quot;">
            <text:p>"C:\Program Files (x86)\Balabolka\cli\balcon.exe" -n "Microsoft Heera Mobile" -k -p 0 -v 100 -w "Street.mp3" -t "AAA Street"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club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6]&amp;&quot;.mp3&quot;&quot; -t &quot;&quot;AAA &quot;&amp;[.B1906]&amp;&quot;&quot;&quot;&quot;" office:value-type="string" office:string-value="&quot;C:\Program Files (x86)\Balabolka\cli\balcon.exe&quot; -n &quot;Microsoft Heera Mobile&quot; -k -p 0 -v 100 -w &quot;club.mp3&quot; -t &quot;AAA club&quot;">
            <text:p>"C:\Program Files (x86)\Balabolka\cli\balcon.exe" -n "Microsoft Heera Mobile" -k -p 0 -v 100 -w "club.mp3" -t "AAA club"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ce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7]&amp;&quot;.mp3&quot;&quot; -t &quot;&quot;AAA &quot;&amp;[.B1907]&amp;&quot;&quot;&quot;&quot;" office:value-type="string" office:string-value="&quot;C:\Program Files (x86)\Balabolka\cli\balcon.exe&quot; -n &quot;Microsoft Heera Mobile&quot; -k -p 0 -v 100 -w &quot;cell.mp3&quot; -t &quot;AAA cell&quot;">
            <text:p>"C:\Program Files (x86)\Balabolka\cli\balcon.exe" -n "Microsoft Heera Mobile" -k -p 0 -v 100 -w "cell.mp3" -t "AAA cell"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recor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8]&amp;&quot;.mp3&quot;&quot; -t &quot;&quot;AAA &quot;&amp;[.B1908]&amp;&quot;&quot;&quot;&quot;" office:value-type="string" office:string-value="&quot;C:\Program Files (x86)\Balabolka\cli\balcon.exe&quot; -n &quot;Microsoft Heera Mobile&quot; -k -p 0 -v 100 -w &quot;records.mp3&quot; -t &quot;AAA records&quot;">
            <text:p>"C:\Program Files (x86)\Balabolka\cli\balcon.exe" -n "Microsoft Heera Mobile" -k -p 0 -v 100 -w "records.mp3" -t "AAA records"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chos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09]&amp;&quot;.mp3&quot;&quot; -t &quot;&quot;AAA &quot;&amp;[.B1909]&amp;&quot;&quot;&quot;&quot;" office:value-type="string" office:string-value="&quot;C:\Program Files (x86)\Balabolka\cli\balcon.exe&quot; -n &quot;Microsoft Heera Mobile&quot; -k -p 0 -v 100 -w &quot;chosen.mp3&quot; -t &quot;AAA chosen&quot;">
            <text:p>"C:\Program Files (x86)\Balabolka\cli\balcon.exe" -n "Microsoft Heera Mobile" -k -p 0 -v 100 -w "chosen.mp3" -t "AAA chosen"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aug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0]&amp;&quot;.mp3&quot;&quot; -t &quot;&quot;AAA &quot;&amp;[.B1910]&amp;&quot;&quot;&quot;&quot;" office:value-type="string" office:string-value="&quot;C:\Program Files (x86)\Balabolka\cli\balcon.exe&quot; -n &quot;Microsoft Heera Mobile&quot; -k -p 0 -v 100 -w &quot;laughing.mp3&quot; -t &quot;AAA laughing&quot;">
            <text:p>"C:\Program Files (x86)\Balabolka\cli\balcon.exe" -n "Microsoft Heera Mobile" -k -p 0 -v 100 -w "laughing.mp3" -t "AAA laughing"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world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1]&amp;&quot;.mp3&quot;&quot; -t &quot;&quot;AAA &quot;&amp;[.B1911]&amp;&quot;&quot;&quot;&quot;" office:value-type="string" office:string-value="&quot;C:\Program Files (x86)\Balabolka\cli\balcon.exe&quot; -n &quot;Microsoft Heera Mobile&quot; -k -p 0 -v 100 -w &quot;world's.mp3&quot; -t &quot;AAA world's&quot;">
            <text:p>"C:\Program Files (x86)\Balabolka\cli\balcon.exe" -n "Microsoft Heera Mobile" -k -p 0 -v 100 -w "world's.mp3" -t "AAA world's"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pi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2]&amp;&quot;.mp3&quot;&quot; -t &quot;&quot;AAA &quot;&amp;[.B1912]&amp;&quot;&quot;&quot;&quot;" office:value-type="string" office:string-value="&quot;C:\Program Files (x86)\Balabolka\cli\balcon.exe&quot; -n &quot;Microsoft Heera Mobile&quot; -k -p 0 -v 100 -w &quot;pie.mp3&quot; -t &quot;AAA pie&quot;">
            <text:p>"C:\Program Files (x86)\Balabolka\cli\balcon.exe" -n "Microsoft Heera Mobile" -k -p 0 -v 100 -w "pie.mp3" -t "AAA pie"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appear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3]&amp;&quot;.mp3&quot;&quot; -t &quot;&quot;AAA &quot;&amp;[.B1913]&amp;&quot;&quot;&quot;&quot;" office:value-type="string" office:string-value="&quot;C:\Program Files (x86)\Balabolka\cli\balcon.exe&quot; -n &quot;Microsoft Heera Mobile&quot; -k -p 0 -v 100 -w &quot;appearance.mp3&quot; -t &quot;AAA appearance&quot;">
            <text:p>"C:\Program Files (x86)\Balabolka\cli\balcon.exe" -n "Microsoft Heera Mobile" -k -p 0 -v 100 -w "appearance.mp3" -t "AAA appearance"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Au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4]&amp;&quot;.mp3&quot;&quot; -t &quot;&quot;AAA &quot;&amp;[.B1914]&amp;&quot;&quot;&quot;&quot;" office:value-type="string" office:string-value="&quot;C:\Program Files (x86)\Balabolka\cli\balcon.exe&quot; -n &quot;Microsoft Heera Mobile&quot; -k -p 0 -v 100 -w &quot;Aunt.mp3&quot; -t &quot;AAA Aunt&quot;">
            <text:p>"C:\Program Files (x86)\Balabolka\cli\balcon.exe" -n "Microsoft Heera Mobile" -k -p 0 -v 100 -w "Aunt.mp3" -t "AAA Aunt"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string">
            <text:p>repe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5]&amp;&quot;.mp3&quot;&quot; -t &quot;&quot;AAA &quot;&amp;[.B1915]&amp;&quot;&quot;&quot;&quot;" office:value-type="string" office:string-value="&quot;C:\Program Files (x86)\Balabolka\cli\balcon.exe&quot; -n &quot;Microsoft Heera Mobile&quot; -k -p 0 -v 100 -w &quot;repeated.mp3&quot; -t &quot;AAA repeated&quot;">
            <text:p>"C:\Program Files (x86)\Balabolka\cli\balcon.exe" -n "Microsoft Heera Mobile" -k -p 0 -v 100 -w "repeated.mp3" -t "AAA repeated"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cau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6]&amp;&quot;.mp3&quot;&quot; -t &quot;&quot;AAA &quot;&amp;[.B1916]&amp;&quot;&quot;&quot;&quot;" office:value-type="string" office:string-value="&quot;C:\Program Files (x86)\Balabolka\cli\balcon.exe&quot; -n &quot;Microsoft Heera Mobile&quot; -k -p 0 -v 100 -w &quot;causes.mp3&quot; -t &quot;AAA causes&quot;">
            <text:p>"C:\Program Files (x86)\Balabolka\cli\balcon.exe" -n "Microsoft Heera Mobile" -k -p 0 -v 100 -w "causes.mp3" -t "AAA causes"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situ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7]&amp;&quot;.mp3&quot;&quot; -t &quot;&quot;AAA &quot;&amp;[.B1917]&amp;&quot;&quot;&quot;&quot;" office:value-type="string" office:string-value="&quot;C:\Program Files (x86)\Balabolka\cli\balcon.exe&quot; -n &quot;Microsoft Heera Mobile&quot; -k -p 0 -v 100 -w &quot;situation.mp3&quot; -t &quot;AAA situation&quot;">
            <text:p>"C:\Program Files (x86)\Balabolka\cli\balcon.exe" -n "Microsoft Heera Mobile" -k -p 0 -v 100 -w "situation.mp3" -t "AAA situation"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rhyth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8]&amp;&quot;.mp3&quot;&quot; -t &quot;&quot;AAA &quot;&amp;[.B1918]&amp;&quot;&quot;&quot;&quot;" office:value-type="string" office:string-value="&quot;C:\Program Files (x86)\Balabolka\cli\balcon.exe&quot; -n &quot;Microsoft Heera Mobile&quot; -k -p 0 -v 100 -w &quot;rhythm.mp3&quot; -t &quot;AAA rhythm&quot;">
            <text:p>"C:\Program Files (x86)\Balabolka\cli\balcon.exe" -n "Microsoft Heera Mobile" -k -p 0 -v 100 -w "rhythm.mp3" -t "AAA rhythm"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suppl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19]&amp;&quot;.mp3&quot;&quot; -t &quot;&quot;AAA &quot;&amp;[.B1919]&amp;&quot;&quot;&quot;&quot;" office:value-type="string" office:string-value="&quot;C:\Program Files (x86)\Balabolka\cli\balcon.exe&quot; -n &quot;Microsoft Heera Mobile&quot; -k -p 0 -v 100 -w &quot;supplies.mp3&quot; -t &quot;AAA supplies&quot;">
            <text:p>"C:\Program Files (x86)\Balabolka\cli\balcon.exe" -n "Microsoft Heera Mobile" -k -p 0 -v 100 -w "supplies.mp3" -t "AAA supplies"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though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0]&amp;&quot;.mp3&quot;&quot; -t &quot;&quot;AAA &quot;&amp;[.B1920]&amp;&quot;&quot;&quot;&quot;" office:value-type="string" office:string-value="&quot;C:\Program Files (x86)\Balabolka\cli\balcon.exe&quot; -n &quot;Microsoft Heera Mobile&quot; -k -p 0 -v 100 -w &quot;thoughts.mp3&quot; -t &quot;AAA thoughts&quot;">
            <text:p>"C:\Program Files (x86)\Balabolka\cli\balcon.exe" -n "Microsoft Heera Mobile" -k -p 0 -v 100 -w "thoughts.mp3" -t "AAA thoughts"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lak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1]&amp;&quot;.mp3&quot;&quot; -t &quot;&quot;AAA &quot;&amp;[.B1921]&amp;&quot;&quot;&quot;&quot;" office:value-type="string" office:string-value="&quot;C:\Program Files (x86)\Balabolka\cli\balcon.exe&quot; -n &quot;Microsoft Heera Mobile&quot; -k -p 0 -v 100 -w &quot;lakes.mp3&quot; -t &quot;AAA lakes&quot;">
            <text:p>"C:\Program Files (x86)\Balabolka\cli\balcon.exe" -n "Microsoft Heera Mobile" -k -p 0 -v 100 -w "lakes.mp3" -t "AAA lakes"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tep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2]&amp;&quot;.mp3&quot;&quot; -t &quot;&quot;AAA &quot;&amp;[.B1922]&amp;&quot;&quot;&quot;&quot;" office:value-type="string" office:string-value="&quot;C:\Program Files (x86)\Balabolka\cli\balcon.exe&quot; -n &quot;Microsoft Heera Mobile&quot; -k -p 0 -v 100 -w &quot;stepped.mp3&quot; -t &quot;AAA stepped&quot;">
            <text:p>"C:\Program Files (x86)\Balabolka\cli\balcon.exe" -n "Microsoft Heera Mobile" -k -p 0 -v 100 -w "stepped.mp3" -t "AAA stepped"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lo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3]&amp;&quot;.mp3&quot;&quot; -t &quot;&quot;AAA &quot;&amp;[.B1923]&amp;&quot;&quot;&quot;&quot;" office:value-type="string" office:string-value="&quot;C:\Program Files (x86)\Balabolka\cli\balcon.exe&quot; -n &quot;Microsoft Heera Mobile&quot; -k -p 0 -v 100 -w &quot;loose.mp3&quot; -t &quot;AAA loose&quot;">
            <text:p>"C:\Program Files (x86)\Balabolka\cli\balcon.exe" -n "Microsoft Heera Mobile" -k -p 0 -v 100 -w "loose.mp3" -t "AAA loose"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increa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4]&amp;&quot;.mp3&quot;&quot; -t &quot;&quot;AAA &quot;&amp;[.B1924]&amp;&quot;&quot;&quot;&quot;" office:value-type="string" office:string-value="&quot;C:\Program Files (x86)\Balabolka\cli\balcon.exe&quot; -n &quot;Microsoft Heera Mobile&quot; -k -p 0 -v 100 -w &quot;increase.mp3&quot; -t &quot;AAA increase&quot;">
            <text:p>"C:\Program Files (x86)\Balabolka\cli\balcon.exe" -n "Microsoft Heera Mobile" -k -p 0 -v 100 -w "increase.mp3" -t "AAA increase"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li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5]&amp;&quot;.mp3&quot;&quot; -t &quot;&quot;AAA &quot;&amp;[.B1925]&amp;&quot;&quot;&quot;&quot;" office:value-type="string" office:string-value="&quot;C:\Program Files (x86)\Balabolka\cli\balcon.exe&quot; -n &quot;Microsoft Heera Mobile&quot; -k -p 0 -v 100 -w &quot;lips.mp3&quot; -t &quot;AAA lips&quot;">
            <text:p>"C:\Program Files (x86)\Balabolka\cli\balcon.exe" -n "Microsoft Heera Mobile" -k -p 0 -v 100 -w "lips.mp3" -t "AAA lips"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exa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6]&amp;&quot;.mp3&quot;&quot; -t &quot;&quot;AAA &quot;&amp;[.B1926]&amp;&quot;&quot;&quot;&quot;" office:value-type="string" office:string-value="&quot;C:\Program Files (x86)\Balabolka\cli\balcon.exe&quot; -n &quot;Microsoft Heera Mobile&quot; -k -p 0 -v 100 -w &quot;exact.mp3&quot; -t &quot;AAA exact&quot;">
            <text:p>"C:\Program Files (x86)\Balabolka\cli\balcon.exe" -n "Microsoft Heera Mobile" -k -p 0 -v 100 -w "exact.mp3" -t "AAA exact"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yesterd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7]&amp;&quot;.mp3&quot;&quot; -t &quot;&quot;AAA &quot;&amp;[.B1927]&amp;&quot;&quot;&quot;&quot;" office:value-type="string" office:string-value="&quot;C:\Program Files (x86)\Balabolka\cli\balcon.exe&quot; -n &quot;Microsoft Heera Mobile&quot; -k -p 0 -v 100 -w &quot;yesterday.mp3&quot; -t &quot;AAA yesterday&quot;">
            <text:p>"C:\Program Files (x86)\Balabolka\cli\balcon.exe" -n "Microsoft Heera Mobile" -k -p 0 -v 100 -w "yesterday.mp3" -t "AAA yesterday"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string">
            <text:p>fantac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8]&amp;&quot;.mp3&quot;&quot; -t &quot;&quot;AAA &quot;&amp;[.B1928]&amp;&quot;&quot;&quot;&quot;" office:value-type="string" office:string-value="&quot;C:\Program Files (x86)\Balabolka\cli\balcon.exe&quot; -n &quot;Microsoft Heera Mobile&quot; -k -p 0 -v 100 -w &quot;fantacy.mp3&quot; -t &quot;AAA fantacy&quot;">
            <text:p>"C:\Program Files (x86)\Balabolka\cli\balcon.exe" -n "Microsoft Heera Mobile" -k -p 0 -v 100 -w "fantacy.mp3" -t "AAA fantacy"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depe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29]&amp;&quot;.mp3&quot;&quot; -t &quot;&quot;AAA &quot;&amp;[.B1929]&amp;&quot;&quot;&quot;&quot;" office:value-type="string" office:string-value="&quot;C:\Program Files (x86)\Balabolka\cli\balcon.exe&quot; -n &quot;Microsoft Heera Mobile&quot; -k -p 0 -v 100 -w &quot;depends.mp3&quot; -t &quot;AAA depends&quot;">
            <text:p>"C:\Program Files (x86)\Balabolka\cli\balcon.exe" -n "Microsoft Heera Mobile" -k -p 0 -v 100 -w "depends.mp3" -t "AAA depends"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ang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0]&amp;&quot;.mp3&quot;&quot; -t &quot;&quot;AAA &quot;&amp;[.B1930]&amp;&quot;&quot;&quot;&quot;" office:value-type="string" office:string-value="&quot;C:\Program Files (x86)\Balabolka\cli\balcon.exe&quot; -n &quot;Microsoft Heera Mobile&quot; -k -p 0 -v 100 -w &quot;angles.mp3&quot; -t &quot;AAA angles&quot;">
            <text:p>"C:\Program Files (x86)\Balabolka\cli\balcon.exe" -n "Microsoft Heera Mobile" -k -p 0 -v 100 -w "angles.mp3" -t "AAA angles"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facto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1]&amp;&quot;.mp3&quot;&quot; -t &quot;&quot;AAA &quot;&amp;[.B1931]&amp;&quot;&quot;&quot;&quot;" office:value-type="string" office:string-value="&quot;C:\Program Files (x86)\Balabolka\cli\balcon.exe&quot; -n &quot;Microsoft Heera Mobile&quot; -k -p 0 -v 100 -w &quot;factory.mp3&quot; -t &quot;AAA factory&quot;">
            <text:p>"C:\Program Files (x86)\Balabolka\cli\balcon.exe" -n "Microsoft Heera Mobile" -k -p 0 -v 100 -w "factory.mp3" -t "AAA factory"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Char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2]&amp;&quot;.mp3&quot;&quot; -t &quot;&quot;AAA &quot;&amp;[.B1932]&amp;&quot;&quot;&quot;&quot;" office:value-type="string" office:string-value="&quot;C:\Program Files (x86)\Balabolka\cli\balcon.exe&quot; -n &quot;Microsoft Heera Mobile&quot; -k -p 0 -v 100 -w &quot;Charles.mp3&quot; -t &quot;AAA Charles&quot;">
            <text:p>"C:\Program Files (x86)\Balabolka\cli\balcon.exe" -n "Microsoft Heera Mobile" -k -p 0 -v 100 -w "Charles.mp3" -t "AAA Charles"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spir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3]&amp;&quot;.mp3&quot;&quot; -t &quot;&quot;AAA &quot;&amp;[.B1933]&amp;&quot;&quot;&quot;&quot;" office:value-type="string" office:string-value="&quot;C:\Program Files (x86)\Balabolka\cli\balcon.exe&quot; -n &quot;Microsoft Heera Mobile&quot; -k -p 0 -v 100 -w &quot;spirit.mp3&quot; -t &quot;AAA spirit&quot;">
            <text:p>"C:\Program Files (x86)\Balabolka\cli\balcon.exe" -n "Microsoft Heera Mobile" -k -p 0 -v 100 -w "spirit.mp3" -t "AAA spirit"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ra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4]&amp;&quot;.mp3&quot;&quot; -t &quot;&quot;AAA &quot;&amp;[.B1934]&amp;&quot;&quot;&quot;&quot;" office:value-type="string" office:string-value="&quot;C:\Program Files (x86)\Balabolka\cli\balcon.exe&quot; -n &quot;Microsoft Heera Mobile&quot; -k -p 0 -v 100 -w &quot;rays.mp3&quot; -t &quot;AAA rays&quot;">
            <text:p>"C:\Program Files (x86)\Balabolka\cli\balcon.exe" -n "Microsoft Heera Mobile" -k -p 0 -v 100 -w "rays.mp3" -t "AAA rays"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avo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5]&amp;&quot;.mp3&quot;&quot; -t &quot;&quot;AAA &quot;&amp;[.B1935]&amp;&quot;&quot;&quot;&quot;" office:value-type="string" office:string-value="&quot;C:\Program Files (x86)\Balabolka\cli\balcon.exe&quot; -n &quot;Microsoft Heera Mobile&quot; -k -p 0 -v 100 -w &quot;avoid.mp3&quot; -t &quot;AAA avoid&quot;">
            <text:p>"C:\Program Files (x86)\Balabolka\cli\balcon.exe" -n "Microsoft Heera Mobile" -k -p 0 -v 100 -w "avoid.mp3" -t "AAA avoid"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provi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6]&amp;&quot;.mp3&quot;&quot; -t &quot;&quot;AAA &quot;&amp;[.B1936]&amp;&quot;&quot;&quot;&quot;" office:value-type="string" office:string-value="&quot;C:\Program Files (x86)\Balabolka\cli\balcon.exe&quot; -n &quot;Microsoft Heera Mobile&quot; -k -p 0 -v 100 -w &quot;provided.mp3&quot; -t &quot;AAA provided&quot;">
            <text:p>"C:\Program Files (x86)\Balabolka\cli\balcon.exe" -n "Microsoft Heera Mobile" -k -p 0 -v 100 -w "provided.mp3" -t "AAA provided"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play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7]&amp;&quot;.mp3&quot;&quot; -t &quot;&quot;AAA &quot;&amp;[.B1937]&amp;&quot;&quot;&quot;&quot;" office:value-type="string" office:string-value="&quot;C:\Program Files (x86)\Balabolka\cli\balcon.exe&quot; -n &quot;Microsoft Heera Mobile&quot; -k -p 0 -v 100 -w &quot;player.mp3&quot; -t &quot;AAA player&quot;">
            <text:p>"C:\Program Files (x86)\Balabolka\cli\balcon.exe" -n "Microsoft Heera Mobile" -k -p 0 -v 100 -w "player.mp3" -t "AAA player"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sur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8]&amp;&quot;.mp3&quot;&quot; -t &quot;&quot;AAA &quot;&amp;[.B1938]&amp;&quot;&quot;&quot;&quot;" office:value-type="string" office:string-value="&quot;C:\Program Files (x86)\Balabolka\cli\balcon.exe&quot; -n &quot;Microsoft Heera Mobile&quot; -k -p 0 -v 100 -w &quot;surely.mp3&quot; -t &quot;AAA surely&quot;">
            <text:p>"C:\Program Files (x86)\Balabolka\cli\balcon.exe" -n "Microsoft Heera Mobile" -k -p 0 -v 100 -w "surely.mp3" -t "AAA surely"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string">
            <text:p>sor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39]&amp;&quot;.mp3&quot;&quot; -t &quot;&quot;AAA &quot;&amp;[.B1939]&amp;&quot;&quot;&quot;&quot;" office:value-type="string" office:string-value="&quot;C:\Program Files (x86)\Balabolka\cli\balcon.exe&quot; -n &quot;Microsoft Heera Mobile&quot; -k -p 0 -v 100 -w &quot;sorry.mp3&quot; -t &quot;AAA sorry&quot;">
            <text:p>"C:\Program Files (x86)\Balabolka\cli\balcon.exe" -n "Microsoft Heera Mobile" -k -p 0 -v 100 -w "sorry.mp3" -t "AAA sorry"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cut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0]&amp;&quot;.mp3&quot;&quot; -t &quot;&quot;AAA &quot;&amp;[.B1940]&amp;&quot;&quot;&quot;&quot;" office:value-type="string" office:string-value="&quot;C:\Program Files (x86)\Balabolka\cli\balcon.exe&quot; -n &quot;Microsoft Heera Mobile&quot; -k -p 0 -v 100 -w &quot;cutting.mp3&quot; -t &quot;AAA cutting&quot;">
            <text:p>"C:\Program Files (x86)\Balabolka\cli\balcon.exe" -n "Microsoft Heera Mobile" -k -p 0 -v 100 -w "cutting.mp3" -t "AAA cutting"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father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1]&amp;&quot;.mp3&quot;&quot; -t &quot;&quot;AAA &quot;&amp;[.B1941]&amp;&quot;&quot;&quot;&quot;" office:value-type="string" office:string-value="&quot;C:\Program Files (x86)\Balabolka\cli\balcon.exe&quot; -n &quot;Microsoft Heera Mobile&quot; -k -p 0 -v 100 -w &quot;father's.mp3&quot; -t &quot;AAA father's&quot;">
            <text:p>"C:\Program Files (x86)\Balabolka\cli\balcon.exe" -n "Microsoft Heera Mobile" -k -p 0 -v 100 -w "father's.mp3" -t "AAA father's"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import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2]&amp;&quot;.mp3&quot;&quot; -t &quot;&quot;AAA &quot;&amp;[.B1942]&amp;&quot;&quot;&quot;&quot;" office:value-type="string" office:string-value="&quot;C:\Program Files (x86)\Balabolka\cli\balcon.exe&quot; -n &quot;Microsoft Heera Mobile&quot; -k -p 0 -v 100 -w &quot;importance.mp3&quot; -t &quot;AAA importance&quot;">
            <text:p>"C:\Program Files (x86)\Balabolka\cli\balcon.exe" -n "Microsoft Heera Mobile" -k -p 0 -v 100 -w "importance.mp3" -t "AAA importance"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progr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3]&amp;&quot;.mp3&quot;&quot; -t &quot;&quot;AAA &quot;&amp;[.B1943]&amp;&quot;&quot;&quot;&quot;" office:value-type="string" office:string-value="&quot;C:\Program Files (x86)\Balabolka\cli\balcon.exe&quot; -n &quot;Microsoft Heera Mobile&quot; -k -p 0 -v 100 -w &quot;progress.mp3&quot; -t &quot;AAA progress&quot;">
            <text:p>"C:\Program Files (x86)\Balabolka\cli\balcon.exe" -n "Microsoft Heera Mobile" -k -p 0 -v 100 -w "progress.mp3" -t "AAA progress"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pai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4]&amp;&quot;.mp3&quot;&quot; -t &quot;&quot;AAA &quot;&amp;[.B1944]&amp;&quot;&quot;&quot;&quot;" office:value-type="string" office:string-value="&quot;C:\Program Files (x86)\Balabolka\cli\balcon.exe&quot; -n &quot;Microsoft Heera Mobile&quot; -k -p 0 -v 100 -w &quot;paint.mp3&quot; -t &quot;AAA paint&quot;">
            <text:p>"C:\Program Files (x86)\Balabolka\cli\balcon.exe" -n "Microsoft Heera Mobile" -k -p 0 -v 100 -w "paint.mp3" -t "AAA paint"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seco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5]&amp;&quot;.mp3&quot;&quot; -t &quot;&quot;AAA &quot;&amp;[.B1945]&amp;&quot;&quot;&quot;&quot;" office:value-type="string" office:string-value="&quot;C:\Program Files (x86)\Balabolka\cli\balcon.exe&quot; -n &quot;Microsoft Heera Mobile&quot; -k -p 0 -v 100 -w &quot;seconds.mp3&quot; -t &quot;AAA seconds&quot;">
            <text:p>"C:\Program Files (x86)\Balabolka\cli\balcon.exe" -n "Microsoft Heera Mobile" -k -p 0 -v 100 -w "seconds.mp3" -t "AAA seconds"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Rich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6]&amp;&quot;.mp3&quot;&quot; -t &quot;&quot;AAA &quot;&amp;[.B1946]&amp;&quot;&quot;&quot;&quot;" office:value-type="string" office:string-value="&quot;C:\Program Files (x86)\Balabolka\cli\balcon.exe&quot; -n &quot;Microsoft Heera Mobile&quot; -k -p 0 -v 100 -w &quot;Richard.mp3&quot; -t &quot;AAA Richard&quot;">
            <text:p>"C:\Program Files (x86)\Balabolka\cli\balcon.exe" -n "Microsoft Heera Mobile" -k -p 0 -v 100 -w "Richard.mp3" -t "AAA Richard"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journ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7]&amp;&quot;.mp3&quot;&quot; -t &quot;&quot;AAA &quot;&amp;[.B1947]&amp;&quot;&quot;&quot;&quot;" office:value-type="string" office:string-value="&quot;C:\Program Files (x86)\Balabolka\cli\balcon.exe&quot; -n &quot;Microsoft Heera Mobile&quot; -k -p 0 -v 100 -w &quot;journey.mp3&quot; -t &quot;AAA journey&quot;">
            <text:p>"C:\Program Files (x86)\Balabolka\cli\balcon.exe" -n "Microsoft Heera Mobile" -k -p 0 -v 100 -w "journey.mp3" -t "AAA journey"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500">
            <text:p>500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8]&amp;&quot;.mp3&quot;&quot; -t &quot;&quot;AAA &quot;&amp;[.B1948]&amp;&quot;&quot;&quot;&quot;" office:value-type="string" office:string-value="&quot;C:\Program Files (x86)\Balabolka\cli\balcon.exe&quot; -n &quot;Microsoft Heera Mobile&quot; -k -p 0 -v 100 -w &quot;500.mp3&quot; -t &quot;AAA 500&quot;">
            <text:p>"C:\Program Files (x86)\Balabolka\cli\balcon.exe" -n "Microsoft Heera Mobile" -k -p 0 -v 100 -w "500.mp3" -t "AAA 500"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doub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49]&amp;&quot;.mp3&quot;&quot; -t &quot;&quot;AAA &quot;&amp;[.B1949]&amp;&quot;&quot;&quot;&quot;" office:value-type="string" office:string-value="&quot;C:\Program Files (x86)\Balabolka\cli\balcon.exe&quot; -n &quot;Microsoft Heera Mobile&quot; -k -p 0 -v 100 -w &quot;doubt.mp3&quot; -t &quot;AAA doubt&quot;">
            <text:p>"C:\Program Files (x86)\Balabolka\cli\balcon.exe" -n "Microsoft Heera Mobile" -k -p 0 -v 100 -w "doubt.mp3" -t "AAA doubt"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secti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0]&amp;&quot;.mp3&quot;&quot; -t &quot;&quot;AAA &quot;&amp;[.B1950]&amp;&quot;&quot;&quot;&quot;" office:value-type="string" office:string-value="&quot;C:\Program Files (x86)\Balabolka\cli\balcon.exe&quot; -n &quot;Microsoft Heera Mobile&quot; -k -p 0 -v 100 -w &quot;sections.mp3&quot; -t &quot;AAA sections&quot;">
            <text:p>"C:\Program Files (x86)\Balabolka\cli\balcon.exe" -n "Microsoft Heera Mobile" -k -p 0 -v 100 -w "sections.mp3" -t "AAA sections"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Di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1]&amp;&quot;.mp3&quot;&quot; -t &quot;&quot;AAA &quot;&amp;[.B1951]&amp;&quot;&quot;&quot;&quot;" office:value-type="string" office:string-value="&quot;C:\Program Files (x86)\Balabolka\cli\balcon.exe&quot; -n &quot;Microsoft Heera Mobile&quot; -k -p 0 -v 100 -w &quot;Dick.mp3&quot; -t &quot;AAA Dick&quot;">
            <text:p>"C:\Program Files (x86)\Balabolka\cli\balcon.exe" -n "Microsoft Heera Mobile" -k -p 0 -v 100 -w "Dick.mp3" -t "AAA Dick"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lo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2]&amp;&quot;.mp3&quot;&quot; -t &quot;&quot;AAA &quot;&amp;[.B1952]&amp;&quot;&quot;&quot;&quot;" office:value-type="string" office:string-value="&quot;C:\Program Files (x86)\Balabolka\cli\balcon.exe&quot; -n &quot;Microsoft Heera Mobile&quot; -k -p 0 -v 100 -w &quot;lots.mp3&quot; -t &quot;AAA lots&quot;">
            <text:p>"C:\Program Files (x86)\Balabolka\cli\balcon.exe" -n "Microsoft Heera Mobile" -k -p 0 -v 100 -w "lots.mp3" -t "AAA lots"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statem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3]&amp;&quot;.mp3&quot;&quot; -t &quot;&quot;AAA &quot;&amp;[.B1953]&amp;&quot;&quot;&quot;&quot;" office:value-type="string" office:string-value="&quot;C:\Program Files (x86)\Balabolka\cli\balcon.exe&quot; -n &quot;Microsoft Heera Mobile&quot; -k -p 0 -v 100 -w &quot;statements.mp3&quot; -t &quot;AAA statements&quot;">
            <text:p>"C:\Program Files (x86)\Balabolka\cli\balcon.exe" -n "Microsoft Heera Mobile" -k -p 0 -v 100 -w "statements.mp3" -t "AAA statements"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rul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4]&amp;&quot;.mp3&quot;&quot; -t &quot;&quot;AAA &quot;&amp;[.B1954]&amp;&quot;&quot;&quot;&quot;" office:value-type="string" office:string-value="&quot;C:\Program Files (x86)\Balabolka\cli\balcon.exe&quot; -n &quot;Microsoft Heera Mobile&quot; -k -p 0 -v 100 -w &quot;ruler.mp3&quot; -t &quot;AAA ruler&quot;">
            <text:p>"C:\Program Files (x86)\Balabolka\cli\balcon.exe" -n "Microsoft Heera Mobile" -k -p 0 -v 100 -w "ruler.mp3" -t "AAA ruler"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lik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5]&amp;&quot;.mp3&quot;&quot; -t &quot;&quot;AAA &quot;&amp;[.B1955]&amp;&quot;&quot;&quot;&quot;" office:value-type="string" office:string-value="&quot;C:\Program Files (x86)\Balabolka\cli\balcon.exe&quot; -n &quot;Microsoft Heera Mobile&quot; -k -p 0 -v 100 -w &quot;likes.mp3&quot; -t &quot;AAA likes&quot;">
            <text:p>"C:\Program Files (x86)\Balabolka\cli\balcon.exe" -n "Microsoft Heera Mobile" -k -p 0 -v 100 -w "likes.mp3" -t "AAA likes"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doz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6]&amp;&quot;.mp3&quot;&quot; -t &quot;&quot;AAA &quot;&amp;[.B1956]&amp;&quot;&quot;&quot;&quot;" office:value-type="string" office:string-value="&quot;C:\Program Files (x86)\Balabolka\cli\balcon.exe&quot; -n &quot;Microsoft Heera Mobile&quot; -k -p 0 -v 100 -w &quot;dozen.mp3&quot; -t &quot;AAA dozen&quot;">
            <text:p>"C:\Program Files (x86)\Balabolka\cli\balcon.exe" -n "Microsoft Heera Mobile" -k -p 0 -v 100 -w "dozen.mp3" -t "AAA dozen"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er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7]&amp;&quot;.mp3&quot;&quot; -t &quot;&quot;AAA &quot;&amp;[.B1957]&amp;&quot;&quot;&quot;&quot;" office:value-type="string" office:string-value="&quot;C:\Program Files (x86)\Balabolka\cli\balcon.exe&quot; -n &quot;Microsoft Heera Mobile&quot; -k -p 0 -v 100 -w &quot;served.mp3&quot; -t &quot;AAA served&quot;">
            <text:p>"C:\Program Files (x86)\Balabolka\cli\balcon.exe" -n "Microsoft Heera Mobile" -k -p 0 -v 100 -w "served.mp3" -t "AAA served"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doo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8]&amp;&quot;.mp3&quot;&quot; -t &quot;&quot;AAA &quot;&amp;[.B1958]&amp;&quot;&quot;&quot;&quot;" office:value-type="string" office:string-value="&quot;C:\Program Files (x86)\Balabolka\cli\balcon.exe&quot; -n &quot;Microsoft Heera Mobile&quot; -k -p 0 -v 100 -w &quot;doors.mp3&quot; -t &quot;AAA doors&quot;">
            <text:p>"C:\Program Files (x86)\Balabolka\cli\balcon.exe" -n "Microsoft Heera Mobile" -k -p 0 -v 100 -w "doors.mp3" -t "AAA doors"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bask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59]&amp;&quot;.mp3&quot;&quot; -t &quot;&quot;AAA &quot;&amp;[.B1959]&amp;&quot;&quot;&quot;&quot;" office:value-type="string" office:string-value="&quot;C:\Program Files (x86)\Balabolka\cli\balcon.exe&quot; -n &quot;Microsoft Heera Mobile&quot; -k -p 0 -v 100 -w &quot;basket.mp3&quot; -t &quot;AAA basket&quot;">
            <text:p>"C:\Program Files (x86)\Balabolka\cli\balcon.exe" -n "Microsoft Heera Mobile" -k -p 0 -v 100 -w "basket.mp3" -t "AAA basket"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thin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0]&amp;&quot;.mp3&quot;&quot; -t &quot;&quot;AAA &quot;&amp;[.B1960]&amp;&quot;&quot;&quot;&quot;" office:value-type="string" office:string-value="&quot;C:\Program Files (x86)\Balabolka\cli\balcon.exe&quot; -n &quot;Microsoft Heera Mobile&quot; -k -p 0 -v 100 -w &quot;thinks.mp3&quot; -t &quot;AAA thinks&quot;">
            <text:p>"C:\Program Files (x86)\Balabolka\cli\balcon.exe" -n "Microsoft Heera Mobile" -k -p 0 -v 100 -w "thinks.mp3" -t "AAA thinks"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establis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1]&amp;&quot;.mp3&quot;&quot; -t &quot;&quot;AAA &quot;&amp;[.B1961]&amp;&quot;&quot;&quot;&quot;" office:value-type="string" office:string-value="&quot;C:\Program Files (x86)\Balabolka\cli\balcon.exe&quot; -n &quot;Microsoft Heera Mobile&quot; -k -p 0 -v 100 -w &quot;established.mp3&quot; -t &quot;AAA established&quot;">
            <text:p>"C:\Program Files (x86)\Balabolka\cli\balcon.exe" -n "Microsoft Heera Mobile" -k -p 0 -v 100 -w "established.mp3" -t "AAA established"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qual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2]&amp;&quot;.mp3&quot;&quot; -t &quot;&quot;AAA &quot;&amp;[.B1962]&amp;&quot;&quot;&quot;&quot;" office:value-type="string" office:string-value="&quot;C:\Program Files (x86)\Balabolka\cli\balcon.exe&quot; -n &quot;Microsoft Heera Mobile&quot; -k -p 0 -v 100 -w &quot;quality.mp3&quot; -t &quot;AAA quality&quot;">
            <text:p>"C:\Program Files (x86)\Balabolka\cli\balcon.exe" -n "Microsoft Heera Mobile" -k -p 0 -v 100 -w "quality.mp3" -t "AAA quality"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de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3]&amp;&quot;.mp3&quot;&quot; -t &quot;&quot;AAA &quot;&amp;[.B1963]&amp;&quot;&quot;&quot;&quot;" office:value-type="string" office:string-value="&quot;C:\Program Files (x86)\Balabolka\cli\balcon.exe&quot; -n &quot;Microsoft Heera Mobile&quot; -k -p 0 -v 100 -w &quot;deck.mp3&quot; -t &quot;AAA deck&quot;">
            <text:p>"C:\Program Files (x86)\Balabolka\cli\balcon.exe" -n "Microsoft Heera Mobile" -k -p 0 -v 100 -w "deck.mp3" -t "AAA deck"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indic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4]&amp;&quot;.mp3&quot;&quot; -t &quot;&quot;AAA &quot;&amp;[.B1964]&amp;&quot;&quot;&quot;&quot;" office:value-type="string" office:string-value="&quot;C:\Program Files (x86)\Balabolka\cli\balcon.exe&quot; -n &quot;Microsoft Heera Mobile&quot; -k -p 0 -v 100 -w &quot;indicated.mp3&quot; -t &quot;AAA indicated&quot;">
            <text:p>"C:\Program Files (x86)\Balabolka\cli\balcon.exe" -n "Microsoft Heera Mobile" -k -p 0 -v 100 -w "indicated.mp3" -t "AAA indicated"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effo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5]&amp;&quot;.mp3&quot;&quot; -t &quot;&quot;AAA &quot;&amp;[.B1965]&amp;&quot;&quot;&quot;&quot;" office:value-type="string" office:string-value="&quot;C:\Program Files (x86)\Balabolka\cli\balcon.exe&quot; -n &quot;Microsoft Heera Mobile&quot; -k -p 0 -v 100 -w &quot;effort.mp3&quot; -t &quot;AAA effort&quot;">
            <text:p>"C:\Program Files (x86)\Balabolka\cli\balcon.exe" -n "Microsoft Heera Mobile" -k -p 0 -v 100 -w "effort.mp3" -t "AAA effort"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dre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6]&amp;&quot;.mp3&quot;&quot; -t &quot;&quot;AAA &quot;&amp;[.B1966]&amp;&quot;&quot;&quot;&quot;" office:value-type="string" office:string-value="&quot;C:\Program Files (x86)\Balabolka\cli\balcon.exe&quot; -n &quot;Microsoft Heera Mobile&quot; -k -p 0 -v 100 -w &quot;dream.mp3&quot; -t &quot;AAA dream&quot;">
            <text:p>"C:\Program Files (x86)\Balabolka\cli\balcon.exe" -n "Microsoft Heera Mobile" -k -p 0 -v 100 -w "dream.mp3" -t "AAA dream"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pi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7]&amp;&quot;.mp3&quot;&quot; -t &quot;&quot;AAA &quot;&amp;[.B1967]&amp;&quot;&quot;&quot;&quot;" office:value-type="string" office:string-value="&quot;C:\Program Files (x86)\Balabolka\cli\balcon.exe&quot; -n &quot;Microsoft Heera Mobile&quot; -k -p 0 -v 100 -w &quot;pipe.mp3&quot; -t &quot;AAA pipe&quot;">
            <text:p>"C:\Program Files (x86)\Balabolka\cli\balcon.exe" -n "Microsoft Heera Mobile" -k -p 0 -v 100 -w "pipe.mp3" -t "AAA pipe"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har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8]&amp;&quot;.mp3&quot;&quot; -t &quot;&quot;AAA &quot;&amp;[.B1968]&amp;&quot;&quot;&quot;&quot;" office:value-type="string" office:string-value="&quot;C:\Program Files (x86)\Balabolka\cli\balcon.exe&quot; -n &quot;Microsoft Heera Mobile&quot; -k -p 0 -v 100 -w &quot;harder.mp3&quot; -t &quot;AAA harder&quot;">
            <text:p>"C:\Program Files (x86)\Balabolka\cli\balcon.exe" -n "Microsoft Heera Mobile" -k -p 0 -v 100 -w "harder.mp3" -t "AAA harder"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Alask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69]&amp;&quot;.mp3&quot;&quot; -t &quot;&quot;AAA &quot;&amp;[.B1969]&amp;&quot;&quot;&quot;&quot;" office:value-type="string" office:string-value="&quot;C:\Program Files (x86)\Balabolka\cli\balcon.exe&quot; -n &quot;Microsoft Heera Mobile&quot; -k -p 0 -v 100 -w &quot;Alaska.mp3&quot; -t &quot;AAA Alaska&quot;">
            <text:p>"C:\Program Files (x86)\Balabolka\cli\balcon.exe" -n "Microsoft Heera Mobile" -k -p 0 -v 100 -w "Alaska.mp3" -t "AAA Alaska"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pul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0]&amp;&quot;.mp3&quot;&quot; -t &quot;&quot;AAA &quot;&amp;[.B1970]&amp;&quot;&quot;&quot;&quot;" office:value-type="string" office:string-value="&quot;C:\Program Files (x86)\Balabolka\cli\balcon.exe&quot; -n &quot;Microsoft Heera Mobile&quot; -k -p 0 -v 100 -w &quot;pulling.mp3&quot; -t &quot;AAA pulling&quot;">
            <text:p>"C:\Program Files (x86)\Balabolka\cli\balcon.exe" -n "Microsoft Heera Mobile" -k -p 0 -v 100 -w "pulling.mp3" -t "AAA pulling"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l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1]&amp;&quot;.mp3&quot;&quot; -t &quot;&quot;AAA &quot;&amp;[.B1971]&amp;&quot;&quot;&quot;&quot;" office:value-type="string" office:string-value="&quot;C:\Program Files (x86)\Balabolka\cli\balcon.exe&quot; -n &quot;Microsoft Heera Mobile&quot; -k -p 0 -v 100 -w &quot;flies.mp3&quot; -t &quot;AAA flies&quot;">
            <text:p>"C:\Program Files (x86)\Balabolka\cli\balcon.exe" -n "Microsoft Heera Mobile" -k -p 0 -v 100 -w "flies.mp3" -t "AAA flies"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less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2]&amp;&quot;.mp3&quot;&quot; -t &quot;&quot;AAA &quot;&amp;[.B1972]&amp;&quot;&quot;&quot;&quot;" office:value-type="string" office:string-value="&quot;C:\Program Files (x86)\Balabolka\cli\balcon.exe&quot; -n &quot;Microsoft Heera Mobile&quot; -k -p 0 -v 100 -w &quot;lesson.mp3&quot; -t &quot;AAA lesson&quot;">
            <text:p>"C:\Program Files (x86)\Balabolka\cli\balcon.exe" -n "Microsoft Heera Mobile" -k -p 0 -v 100 -w "lesson.mp3" -t "AAA lesson"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en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3]&amp;&quot;.mp3&quot;&quot; -t &quot;&quot;AAA &quot;&amp;[.B1973]&amp;&quot;&quot;&quot;&quot;" office:value-type="string" office:string-value="&quot;C:\Program Files (x86)\Balabolka\cli\balcon.exe&quot; -n &quot;Microsoft Heera Mobile&quot; -k -p 0 -v 100 -w &quot;ended.mp3&quot; -t &quot;AAA ended&quot;">
            <text:p>"C:\Program Files (x86)\Balabolka\cli\balcon.exe" -n "Microsoft Heera Mobile" -k -p 0 -v 100 -w "ended.mp3" -t "AAA ended"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ca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4]&amp;&quot;.mp3&quot;&quot; -t &quot;&quot;AAA &quot;&amp;[.B1974]&amp;&quot;&quot;&quot;&quot;" office:value-type="string" office:string-value="&quot;C:\Program Files (x86)\Balabolka\cli\balcon.exe&quot; -n &quot;Microsoft Heera Mobile&quot; -k -p 0 -v 100 -w &quot;calls.mp3&quot; -t &quot;AAA calls&quot;">
            <text:p>"C:\Program Files (x86)\Balabolka\cli\balcon.exe" -n "Microsoft Heera Mobile" -k -p 0 -v 100 -w "calls.mp3" -t "AAA calls"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danc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5]&amp;&quot;.mp3&quot;&quot; -t &quot;&quot;AAA &quot;&amp;[.B1975]&amp;&quot;&quot;&quot;&quot;" office:value-type="string" office:string-value="&quot;C:\Program Files (x86)\Balabolka\cli\balcon.exe&quot; -n &quot;Microsoft Heera Mobile&quot; -k -p 0 -v 100 -w &quot;dancing.mp3&quot; -t &quot;AAA dancing&quot;">
            <text:p>"C:\Program Files (x86)\Balabolka\cli\balcon.exe" -n "Microsoft Heera Mobile" -k -p 0 -v 100 -w "dancing.mp3" -t "AAA dancing"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spel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6]&amp;&quot;.mp3&quot;&quot; -t &quot;&quot;AAA &quot;&amp;[.B1976]&amp;&quot;&quot;&quot;&quot;" office:value-type="string" office:string-value="&quot;C:\Program Files (x86)\Balabolka\cli\balcon.exe&quot; -n &quot;Microsoft Heera Mobile&quot; -k -p 0 -v 100 -w &quot;spelled.mp3&quot; -t &quot;AAA spelled&quot;">
            <text:p>"C:\Program Files (x86)\Balabolka\cli\balcon.exe" -n "Microsoft Heera Mobile" -k -p 0 -v 100 -w "spelled.mp3" -t "AAA spelled"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Itali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7]&amp;&quot;.mp3&quot;&quot; -t &quot;&quot;AAA &quot;&amp;[.B1977]&amp;&quot;&quot;&quot;&quot;" office:value-type="string" office:string-value="&quot;C:\Program Files (x86)\Balabolka\cli\balcon.exe&quot; -n &quot;Microsoft Heera Mobile&quot; -k -p 0 -v 100 -w &quot;Italian.mp3&quot; -t &quot;AAA Italian&quot;">
            <text:p>"C:\Program Files (x86)\Balabolka\cli\balcon.exe" -n "Microsoft Heera Mobile" -k -p 0 -v 100 -w "Italian.mp3" -t "AAA Italian"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chicke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8]&amp;&quot;.mp3&quot;&quot; -t &quot;&quot;AAA &quot;&amp;[.B1978]&amp;&quot;&quot;&quot;&quot;" office:value-type="string" office:string-value="&quot;C:\Program Files (x86)\Balabolka\cli\balcon.exe&quot; -n &quot;Microsoft Heera Mobile&quot; -k -p 0 -v 100 -w &quot;chickens.mp3&quot; -t &quot;AAA chickens&quot;">
            <text:p>"C:\Program Files (x86)\Balabolka\cli\balcon.exe" -n "Microsoft Heera Mobile" -k -p 0 -v 100 -w "chickens.mp3" -t "AAA chickens"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string">
            <text:p>engi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79]&amp;&quot;.mp3&quot;&quot; -t &quot;&quot;AAA &quot;&amp;[.B1979]&amp;&quot;&quot;&quot;&quot;" office:value-type="string" office:string-value="&quot;C:\Program Files (x86)\Balabolka\cli\balcon.exe&quot; -n &quot;Microsoft Heera Mobile&quot; -k -p 0 -v 100 -w &quot;engines.mp3&quot; -t &quot;AAA engines&quot;">
            <text:p>"C:\Program Files (x86)\Balabolka\cli\balcon.exe" -n "Microsoft Heera Mobile" -k -p 0 -v 100 -w "engines.mp3" -t "AAA engines"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r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0]&amp;&quot;.mp3&quot;&quot; -t &quot;&quot;AAA &quot;&amp;[.B1980]&amp;&quot;&quot;&quot;&quot;" office:value-type="string" office:string-value="&quot;C:\Program Files (x86)\Balabolka\cli\balcon.exe&quot; -n &quot;Microsoft Heera Mobile&quot; -k -p 0 -v 100 -w &quot;rod.mp3&quot; -t &quot;AAA rod&quot;">
            <text:p>"C:\Program Files (x86)\Balabolka\cli\balcon.exe" -n "Microsoft Heera Mobile" -k -p 0 -v 100 -w "rod.mp3" -t "AAA rod"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footb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1]&amp;&quot;.mp3&quot;&quot; -t &quot;&quot;AAA &quot;&amp;[.B1981]&amp;&quot;&quot;&quot;&quot;" office:value-type="string" office:string-value="&quot;C:\Program Files (x86)\Balabolka\cli\balcon.exe&quot; -n &quot;Microsoft Heera Mobile&quot; -k -p 0 -v 100 -w &quot;football.mp3&quot; -t &quot;AAA football&quot;">
            <text:p>"C:\Program Files (x86)\Balabolka\cli\balcon.exe" -n "Microsoft Heera Mobile" -k -p 0 -v 100 -w "football.mp3" -t "AAA football"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roo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2]&amp;&quot;.mp3&quot;&quot; -t &quot;&quot;AAA &quot;&amp;[.B1982]&amp;&quot;&quot;&quot;&quot;" office:value-type="string" office:string-value="&quot;C:\Program Files (x86)\Balabolka\cli\balcon.exe&quot; -n &quot;Microsoft Heera Mobile&quot; -k -p 0 -v 100 -w &quot;rooms.mp3&quot; -t &quot;AAA rooms&quot;">
            <text:p>"C:\Program Files (x86)\Balabolka\cli\balcon.exe" -n "Microsoft Heera Mobile" -k -p 0 -v 100 -w "rooms.mp3" -t "AAA rooms"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physi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3]&amp;&quot;.mp3&quot;&quot; -t &quot;&quot;AAA &quot;&amp;[.B1983]&amp;&quot;&quot;&quot;&quot;" office:value-type="string" office:string-value="&quot;C:\Program Files (x86)\Balabolka\cli\balcon.exe&quot; -n &quot;Microsoft Heera Mobile&quot; -k -p 0 -v 100 -w &quot;physical.mp3&quot; -t &quot;AAA physical&quot;">
            <text:p>"C:\Program Files (x86)\Balabolka\cli\balcon.exe" -n "Microsoft Heera Mobile" -k -p 0 -v 100 -w "physical.mp3" -t "AAA physical"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identif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4]&amp;&quot;.mp3&quot;&quot; -t &quot;&quot;AAA &quot;&amp;[.B1984]&amp;&quot;&quot;&quot;&quot;" office:value-type="string" office:string-value="&quot;C:\Program Files (x86)\Balabolka\cli\balcon.exe&quot; -n &quot;Microsoft Heera Mobile&quot; -k -p 0 -v 100 -w &quot;identify.mp3&quot; -t &quot;AAA identify&quot;">
            <text:p>"C:\Program Files (x86)\Balabolka\cli\balcon.exe" -n "Microsoft Heera Mobile" -k -p 0 -v 100 -w "identify.mp3" -t "AAA identify"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c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5]&amp;&quot;.mp3&quot;&quot; -t &quot;&quot;AAA &quot;&amp;[.B1985]&amp;&quot;&quot;&quot;&quot;" office:value-type="string" office:string-value="&quot;C:\Program Files (x86)\Balabolka\cli\balcon.exe&quot; -n &quot;Microsoft Heera Mobile&quot; -k -p 0 -v 100 -w &quot;cage.mp3&quot; -t &quot;AAA cage&quot;">
            <text:p>"C:\Program Files (x86)\Balabolka\cli\balcon.exe" -n "Microsoft Heera Mobile" -k -p 0 -v 100 -w "cage.mp3" -t "AAA cage"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experim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6]&amp;&quot;.mp3&quot;&quot; -t &quot;&quot;AAA &quot;&amp;[.B1986]&amp;&quot;&quot;&quot;&quot;" office:value-type="string" office:string-value="&quot;C:\Program Files (x86)\Balabolka\cli\balcon.exe&quot; -n &quot;Microsoft Heera Mobile&quot; -k -p 0 -v 100 -w &quot;experiments.mp3&quot; -t &quot;AAA experiments&quot;">
            <text:p>"C:\Program Files (x86)\Balabolka\cli\balcon.exe" -n "Microsoft Heera Mobile" -k -p 0 -v 100 -w "experiments.mp3" -t "AAA experiments"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Tomm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7]&amp;&quot;.mp3&quot;&quot; -t &quot;&quot;AAA &quot;&amp;[.B1987]&amp;&quot;&quot;&quot;&quot;" office:value-type="string" office:string-value="&quot;C:\Program Files (x86)\Balabolka\cli\balcon.exe&quot; -n &quot;Microsoft Heera Mobile&quot; -k -p 0 -v 100 -w &quot;Tommy.mp3&quot; -t &quot;AAA Tommy&quot;">
            <text:p>"C:\Program Files (x86)\Balabolka\cli\balcon.exe" -n "Microsoft Heera Mobile" -k -p 0 -v 100 -w "Tommy.mp3" -t "AAA Tommy"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dro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8]&amp;&quot;.mp3&quot;&quot; -t &quot;&quot;AAA &quot;&amp;[.B1988]&amp;&quot;&quot;&quot;&quot;" office:value-type="string" office:string-value="&quot;C:\Program Files (x86)\Balabolka\cli\balcon.exe&quot; -n &quot;Microsoft Heera Mobile&quot; -k -p 0 -v 100 -w &quot;drops.mp3&quot; -t &quot;AAA drops&quot;">
            <text:p>"C:\Program Files (x86)\Balabolka\cli\balcon.exe" -n "Microsoft Heera Mobile" -k -p 0 -v 100 -w "drops.mp3" -t "AAA drops"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dai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89]&amp;&quot;.mp3&quot;&quot; -t &quot;&quot;AAA &quot;&amp;[.B1989]&amp;&quot;&quot;&quot;&quot;" office:value-type="string" office:string-value="&quot;C:\Program Files (x86)\Balabolka\cli\balcon.exe&quot; -n &quot;Microsoft Heera Mobile&quot; -k -p 0 -v 100 -w &quot;daily.mp3&quot; -t &quot;AAA daily&quot;">
            <text:p>"C:\Program Files (x86)\Balabolka\cli\balcon.exe" -n "Microsoft Heera Mobile" -k -p 0 -v 100 -w "daily.mp3" -t "AAA daily"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inclu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0]&amp;&quot;.mp3&quot;&quot; -t &quot;&quot;AAA &quot;&amp;[.B1990]&amp;&quot;&quot;&quot;&quot;" office:value-type="string" office:string-value="&quot;C:\Program Files (x86)\Balabolka\cli\balcon.exe&quot; -n &quot;Microsoft Heera Mobile&quot; -k -p 0 -v 100 -w &quot;included.mp3&quot; -t &quot;AAA included&quot;">
            <text:p>"C:\Program Files (x86)\Balabolka\cli\balcon.exe" -n "Microsoft Heera Mobile" -k -p 0 -v 100 -w "included.mp3" -t "AAA included"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coo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1]&amp;&quot;.mp3&quot;&quot; -t &quot;&quot;AAA &quot;&amp;[.B1991]&amp;&quot;&quot;&quot;&quot;" office:value-type="string" office:string-value="&quot;C:\Program Files (x86)\Balabolka\cli\balcon.exe&quot; -n &quot;Microsoft Heera Mobile&quot; -k -p 0 -v 100 -w &quot;cook.mp3&quot; -t &quot;AAA cook&quot;">
            <text:p>"C:\Program Files (x86)\Balabolka\cli\balcon.exe" -n "Microsoft Heera Mobile" -k -p 0 -v 100 -w "cook.mp3" -t "AAA cook"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contai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2]&amp;&quot;.mp3&quot;&quot; -t &quot;&quot;AAA &quot;&amp;[.B1992]&amp;&quot;&quot;&quot;&quot;" office:value-type="string" office:string-value="&quot;C:\Program Files (x86)\Balabolka\cli\balcon.exe&quot; -n &quot;Microsoft Heera Mobile&quot; -k -p 0 -v 100 -w &quot;containing.mp3&quot; -t &quot;AAA containing&quot;">
            <text:p>"C:\Program Files (x86)\Balabolka\cli\balcon.exe" -n "Microsoft Heera Mobile" -k -p 0 -v 100 -w "containing.mp3" -t "AAA containing"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play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3]&amp;&quot;.mp3&quot;&quot; -t &quot;&quot;AAA &quot;&amp;[.B1993]&amp;&quot;&quot;&quot;&quot;" office:value-type="string" office:string-value="&quot;C:\Program Files (x86)\Balabolka\cli\balcon.exe&quot; -n &quot;Microsoft Heera Mobile&quot; -k -p 0 -v 100 -w &quot;players.mp3&quot; -t &quot;AAA players&quot;">
            <text:p>"C:\Program Files (x86)\Balabolka\cli\balcon.exe" -n "Microsoft Heera Mobile" -k -p 0 -v 100 -w "players.mp3" -t "AAA players"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sudd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4]&amp;&quot;.mp3&quot;&quot; -t &quot;&quot;AAA &quot;&amp;[.B1994]&amp;&quot;&quot;&quot;&quot;" office:value-type="string" office:string-value="&quot;C:\Program Files (x86)\Balabolka\cli\balcon.exe&quot; -n &quot;Microsoft Heera Mobile&quot; -k -p 0 -v 100 -w &quot;sudden.mp3&quot; -t &quot;AAA sudden&quot;">
            <text:p>"C:\Program Files (x86)\Balabolka\cli\balcon.exe" -n "Microsoft Heera Mobile" -k -p 0 -v 100 -w "sudden.mp3" -t "AAA sudden"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disappea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5]&amp;&quot;.mp3&quot;&quot; -t &quot;&quot;AAA &quot;&amp;[.B1995]&amp;&quot;&quot;&quot;&quot;" office:value-type="string" office:string-value="&quot;C:\Program Files (x86)\Balabolka\cli\balcon.exe&quot; -n &quot;Microsoft Heera Mobile&quot; -k -p 0 -v 100 -w &quot;disappeared.mp3&quot; -t &quot;AAA disappeared&quot;">
            <text:p>"C:\Program Files (x86)\Balabolka\cli\balcon.exe" -n "Microsoft Heera Mobile" -k -p 0 -v 100 -w "disappeared.mp3" -t "AAA disappeared"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po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6]&amp;&quot;.mp3&quot;&quot; -t &quot;&quot;AAA &quot;&amp;[.B1996]&amp;&quot;&quot;&quot;&quot;" office:value-type="string" office:string-value="&quot;C:\Program Files (x86)\Balabolka\cli\balcon.exe&quot; -n &quot;Microsoft Heera Mobile&quot; -k -p 0 -v 100 -w &quot;pole.mp3&quot; -t &quot;AAA pole&quot;">
            <text:p>"C:\Program Files (x86)\Balabolka\cli\balcon.exe" -n "Microsoft Heera Mobile" -k -p 0 -v 100 -w "pole.mp3" -t "AAA pole"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partic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7]&amp;&quot;.mp3&quot;&quot; -t &quot;&quot;AAA &quot;&amp;[.B1997]&amp;&quot;&quot;&quot;&quot;" office:value-type="string" office:string-value="&quot;C:\Program Files (x86)\Balabolka\cli\balcon.exe&quot; -n &quot;Microsoft Heera Mobile&quot; -k -p 0 -v 100 -w &quot;particles.mp3&quot; -t &quot;AAA particles&quot;">
            <text:p>"C:\Program Files (x86)\Balabolka\cli\balcon.exe" -n "Microsoft Heera Mobile" -k -p 0 -v 100 -w "particles.mp3" -t "AAA particles"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jo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8]&amp;&quot;.mp3&quot;&quot; -t &quot;&quot;AAA &quot;&amp;[.B1998]&amp;&quot;&quot;&quot;&quot;" office:value-type="string" office:string-value="&quot;C:\Program Files (x86)\Balabolka\cli\balcon.exe&quot; -n &quot;Microsoft Heera Mobile&quot; -k -p 0 -v 100 -w &quot;joy.mp3&quot; -t &quot;AAA joy&quot;">
            <text:p>"C:\Program Files (x86)\Balabolka\cli\balcon.exe" -n "Microsoft Heera Mobile" -k -p 0 -v 100 -w "joy.mp3" -t "AAA joy"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repl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1999]&amp;&quot;.mp3&quot;&quot; -t &quot;&quot;AAA &quot;&amp;[.B1999]&amp;&quot;&quot;&quot;&quot;" office:value-type="string" office:string-value="&quot;C:\Program Files (x86)\Balabolka\cli\balcon.exe&quot; -n &quot;Microsoft Heera Mobile&quot; -k -p 0 -v 100 -w &quot;replace.mp3&quot; -t &quot;AAA replace&quot;">
            <text:p>"C:\Program Files (x86)\Balabolka\cli\balcon.exe" -n "Microsoft Heera Mobile" -k -p 0 -v 100 -w "replace.mp3" -t "AAA replace"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oreig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0]&amp;&quot;.mp3&quot;&quot; -t &quot;&quot;AAA &quot;&amp;[.B2000]&amp;&quot;&quot;&quot;&quot;" office:value-type="string" office:string-value="&quot;C:\Program Files (x86)\Balabolka\cli\balcon.exe&quot; -n &quot;Microsoft Heera Mobile&quot; -k -p 0 -v 100 -w &quot;foreign.mp3&quot; -t &quot;AAA foreign&quot;">
            <text:p>"C:\Program Files (x86)\Balabolka\cli\balcon.exe" -n "Microsoft Heera Mobile" -k -p 0 -v 100 -w "foreign.mp3" -t "AAA foreign"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you'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1]&amp;&quot;.mp3&quot;&quot; -t &quot;&quot;AAA &quot;&amp;[.B2001]&amp;&quot;&quot;&quot;&quot;" office:value-type="string" office:string-value="&quot;C:\Program Files (x86)\Balabolka\cli\balcon.exe&quot; -n &quot;Microsoft Heera Mobile&quot; -k -p 0 -v 100 -w &quot;you'd.mp3&quot; -t &quot;AAA you'd&quot;">
            <text:p>"C:\Program Files (x86)\Balabolka\cli\balcon.exe" -n "Microsoft Heera Mobile" -k -p 0 -v 100 -w "you'd.mp3" -t "AAA you'd"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u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2]&amp;&quot;.mp3&quot;&quot; -t &quot;&quot;AAA &quot;&amp;[.B2002]&amp;&quot;&quot;&quot;&quot;" office:value-type="string" office:string-value="&quot;C:\Program Files (x86)\Balabolka\cli\balcon.exe&quot; -n &quot;Microsoft Heera Mobile&quot; -k -p 0 -v 100 -w &quot;fuel.mp3&quot; -t &quot;AAA fuel&quot;">
            <text:p>"C:\Program Files (x86)\Balabolka\cli\balcon.exe" -n "Microsoft Heera Mobile" -k -p 0 -v 100 -w "fuel.mp3" -t "AAA fuel"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realiz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3]&amp;&quot;.mp3&quot;&quot; -t &quot;&quot;AAA &quot;&amp;[.B2003]&amp;&quot;&quot;&quot;&quot;" office:value-type="string" office:string-value="&quot;C:\Program Files (x86)\Balabolka\cli\balcon.exe&quot; -n &quot;Microsoft Heera Mobile&quot; -k -p 0 -v 100 -w &quot;realize.mp3&quot; -t &quot;AAA realize&quot;">
            <text:p>"C:\Program Files (x86)\Balabolka\cli\balcon.exe" -n "Microsoft Heera Mobile" -k -p 0 -v 100 -w "realize.mp3" -t "AAA realize"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Chicag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4]&amp;&quot;.mp3&quot;&quot; -t &quot;&quot;AAA &quot;&amp;[.B2004]&amp;&quot;&quot;&quot;&quot;" office:value-type="string" office:string-value="&quot;C:\Program Files (x86)\Balabolka\cli\balcon.exe&quot; -n &quot;Microsoft Heera Mobile&quot; -k -p 0 -v 100 -w &quot;Chicago.mp3&quot; -t &quot;AAA Chicago&quot;">
            <text:p>"C:\Program Files (x86)\Balabolka\cli\balcon.exe" -n "Microsoft Heera Mobile" -k -p 0 -v 100 -w "Chicago.mp3" -t "AAA Chicago"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5]&amp;&quot;.mp3&quot;&quot; -t &quot;&quot;AAA &quot;&amp;[.B2005]&amp;&quot;&quot;&quot;&quot;" office:value-type="string" office:string-value="&quot;C:\Program Files (x86)\Balabolka\cli\balcon.exe&quot; -n &quot;Microsoft Heera Mobile&quot; -k -p 0 -v 100 -w &quot;card.mp3&quot; -t &quot;AAA card&quot;">
            <text:p>"C:\Program Files (x86)\Balabolka\cli\balcon.exe" -n "Microsoft Heera Mobile" -k -p 0 -v 100 -w "card.mp3" -t "AAA card"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6]&amp;&quot;.mp3&quot;&quot; -t &quot;&quot;AAA &quot;&amp;[.B2006]&amp;&quot;&quot;&quot;&quot;" office:value-type="string" office:string-value="&quot;C:\Program Files (x86)\Balabolka\cli\balcon.exe&quot; -n &quot;Microsoft Heera Mobile&quot; -k -p 0 -v 100 -w &quot;bill.mp3&quot; -t &quot;AAA bill&quot;">
            <text:p>"C:\Program Files (x86)\Balabolka\cli\balcon.exe" -n "Microsoft Heera Mobile" -k -p 0 -v 100 -w "bill.mp3" -t "AAA bill"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b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7]&amp;&quot;.mp3&quot;&quot; -t &quot;&quot;AAA &quot;&amp;[.B2007]&amp;&quot;&quot;&quot;&quot;" office:value-type="string" office:string-value="&quot;C:\Program Files (x86)\Balabolka\cli\balcon.exe&quot; -n &quot;Microsoft Heera Mobile&quot; -k -p 0 -v 100 -w &quot;bent.mp3&quot; -t &quot;AAA bent&quot;">
            <text:p>"C:\Program Files (x86)\Balabolka\cli\balcon.exe" -n "Microsoft Heera Mobile" -k -p 0 -v 100 -w "bent.mp3" -t "AAA bent"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ave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8]&amp;&quot;.mp3&quot;&quot; -t &quot;&quot;AAA &quot;&amp;[.B2008]&amp;&quot;&quot;&quot;&quot;" office:value-type="string" office:string-value="&quot;C:\Program Files (x86)\Balabolka\cli\balcon.exe&quot; -n &quot;Microsoft Heera Mobile&quot; -k -p 0 -v 100 -w &quot;haven't.mp3&quot; -t &quot;AAA haven't&quot;">
            <text:p>"C:\Program Files (x86)\Balabolka\cli\balcon.exe" -n "Microsoft Heera Mobile" -k -p 0 -v 100 -w "haven't.mp3" -t "AAA haven't"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hidd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09]&amp;&quot;.mp3&quot;&quot; -t &quot;&quot;AAA &quot;&amp;[.B2009]&amp;&quot;&quot;&quot;&quot;" office:value-type="string" office:string-value="&quot;C:\Program Files (x86)\Balabolka\cli\balcon.exe&quot; -n &quot;Microsoft Heera Mobile&quot; -k -p 0 -v 100 -w &quot;hidden.mp3&quot; -t &quot;AAA hidden&quot;">
            <text:p>"C:\Program Files (x86)\Balabolka\cli\balcon.exe" -n "Microsoft Heera Mobile" -k -p 0 -v 100 -w "hidden.mp3" -t "AAA hidden"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arb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0]&amp;&quot;.mp3&quot;&quot; -t &quot;&quot;AAA &quot;&amp;[.B2010]&amp;&quot;&quot;&quot;&quot;" office:value-type="string" office:string-value="&quot;C:\Program Files (x86)\Balabolka\cli\balcon.exe&quot; -n &quot;Microsoft Heera Mobile&quot; -k -p 0 -v 100 -w &quot;carbon.mp3&quot; -t &quot;AAA carbon&quot;">
            <text:p>"C:\Program Files (x86)\Balabolka\cli\balcon.exe" -n "Microsoft Heera Mobile" -k -p 0 -v 100 -w "carbon.mp3" -t "AAA carbon"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ir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1]&amp;&quot;.mp3&quot;&quot; -t &quot;&quot;AAA &quot;&amp;[.B2011]&amp;&quot;&quot;&quot;&quot;" office:value-type="string" office:string-value="&quot;C:\Program Files (x86)\Balabolka\cli\balcon.exe&quot; -n &quot;Microsoft Heera Mobile&quot; -k -p 0 -v 100 -w &quot;thirty.mp3&quot; -t &quot;AAA thirty&quot;">
            <text:p>"C:\Program Files (x86)\Balabolka\cli\balcon.exe" -n "Microsoft Heera Mobile" -k -p 0 -v 100 -w "thirty.mp3" -t "AAA thirty"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ap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2]&amp;&quot;.mp3&quot;&quot; -t &quot;&quot;AAA &quot;&amp;[.B2012]&amp;&quot;&quot;&quot;&quot;" office:value-type="string" office:string-value="&quot;C:\Program Files (x86)\Balabolka\cli\balcon.exe&quot; -n &quot;Microsoft Heera Mobile&quot; -k -p 0 -v 100 -w &quot;Japan.mp3&quot; -t &quot;AAA Japan&quot;">
            <text:p>"C:\Program Files (x86)\Balabolka\cli\balcon.exe" -n "Microsoft Heera Mobile" -k -p 0 -v 100 -w "Japan.mp3" -t "AAA Japan"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l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3]&amp;&quot;.mp3&quot;&quot; -t &quot;&quot;AAA &quot;&amp;[.B2013]&amp;&quot;&quot;&quot;&quot;" office:value-type="string" office:string-value="&quot;C:\Program Files (x86)\Balabolka\cli\balcon.exe&quot; -n &quot;Microsoft Heera Mobile&quot; -k -p 0 -v 100 -w &quot;allow.mp3&quot; -t &quot;AAA allow&quot;">
            <text:p>"C:\Program Files (x86)\Balabolka\cli\balcon.exe" -n "Microsoft Heera Mobile" -k -p 0 -v 100 -w "allow.mp3" -t "AAA allow"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n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4]&amp;&quot;.mp3&quot;&quot; -t &quot;&quot;AAA &quot;&amp;[.B2014]&amp;&quot;&quot;&quot;&quot;" office:value-type="string" office:string-value="&quot;C:\Program Files (x86)\Balabolka\cli\balcon.exe&quot; -n &quot;Microsoft Heera Mobile&quot; -k -p 0 -v 100 -w &quot;Union.mp3&quot; -t &quot;AAA Union&quot;">
            <text:p>"C:\Program Files (x86)\Balabolka\cli\balcon.exe" -n "Microsoft Heera Mobile" -k -p 0 -v 100 -w "Union.mp3" -t "AAA Union"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grea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5]&amp;&quot;.mp3&quot;&quot; -t &quot;&quot;AAA &quot;&amp;[.B2015]&amp;&quot;&quot;&quot;&quot;" office:value-type="string" office:string-value="&quot;C:\Program Files (x86)\Balabolka\cli\balcon.exe&quot; -n &quot;Microsoft Heera Mobile&quot; -k -p 0 -v 100 -w &quot;greatly.mp3&quot; -t &quot;AAA greatly&quot;">
            <text:p>"C:\Program Files (x86)\Balabolka\cli\balcon.exe" -n "Microsoft Heera Mobile" -k -p 0 -v 100 -w "greatly.mp3" -t "AAA greatly"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rock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6]&amp;&quot;.mp3&quot;&quot; -t &quot;&quot;AAA &quot;&amp;[.B2016]&amp;&quot;&quot;&quot;&quot;" office:value-type="string" office:string-value="&quot;C:\Program Files (x86)\Balabolka\cli\balcon.exe&quot; -n &quot;Microsoft Heera Mobile&quot; -k -p 0 -v 100 -w &quot;rocket.mp3&quot; -t &quot;AAA rocket&quot;">
            <text:p>"C:\Program Files (x86)\Balabolka\cli\balcon.exe" -n "Microsoft Heera Mobile" -k -p 0 -v 100 -w "rocket.mp3" -t "AAA rocket"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te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7]&amp;&quot;.mp3&quot;&quot; -t &quot;&quot;AAA &quot;&amp;[.B2017]&amp;&quot;&quot;&quot;&quot;" office:value-type="string" office:string-value="&quot;C:\Program Files (x86)\Balabolka\cli\balcon.exe&quot; -n &quot;Microsoft Heera Mobile&quot; -k -p 0 -v 100 -w &quot;term.mp3&quot; -t &quot;AAA term&quot;">
            <text:p>"C:\Program Files (x86)\Balabolka\cli\balcon.exe" -n "Microsoft Heera Mobile" -k -p 0 -v 100 -w "term.mp3" -t "AAA term"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ca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8]&amp;&quot;.mp3&quot;&quot; -t &quot;&quot;AAA &quot;&amp;[.B2018]&amp;&quot;&quot;&quot;&quot;" office:value-type="string" office:string-value="&quot;C:\Program Files (x86)\Balabolka\cli\balcon.exe&quot; -n &quot;Microsoft Heera Mobile&quot; -k -p 0 -v 100 -w &quot;cap.mp3&quot; -t &quot;AAA cap&quot;">
            <text:p>"C:\Program Files (x86)\Balabolka\cli\balcon.exe" -n "Microsoft Heera Mobile" -k -p 0 -v 100 -w "cap.mp3" -t "AAA cap"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soun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19]&amp;&quot;.mp3&quot;&quot; -t &quot;&quot;AAA &quot;&amp;[.B2019]&amp;&quot;&quot;&quot;&quot;" office:value-type="string" office:string-value="&quot;C:\Program Files (x86)\Balabolka\cli\balcon.exe&quot; -n &quot;Microsoft Heera Mobile&quot; -k -p 0 -v 100 -w &quot;sounded.mp3&quot; -t &quot;AAA sounded&quot;">
            <text:p>"C:\Program Files (x86)\Balabolka\cli\balcon.exe" -n "Microsoft Heera Mobile" -k -p 0 -v 100 -w "sounded.mp3" -t "AAA sounded"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liste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0]&amp;&quot;.mp3&quot;&quot; -t &quot;&quot;AAA &quot;&amp;[.B2020]&amp;&quot;&quot;&quot;&quot;" office:value-type="string" office:string-value="&quot;C:\Program Files (x86)\Balabolka\cli\balcon.exe&quot; -n &quot;Microsoft Heera Mobile&quot; -k -p 0 -v 100 -w &quot;listening.mp3&quot; -t &quot;AAA listening&quot;">
            <text:p>"C:\Program Files (x86)\Balabolka\cli\balcon.exe" -n "Microsoft Heera Mobile" -k -p 0 -v 100 -w "listening.mp3" -t "AAA listening"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j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1]&amp;&quot;.mp3&quot;&quot; -t &quot;&quot;AAA &quot;&amp;[.B2021]&amp;&quot;&quot;&quot;&quot;" office:value-type="string" office:string-value="&quot;C:\Program Files (x86)\Balabolka\cli\balcon.exe&quot; -n &quot;Microsoft Heera Mobile&quot; -k -p 0 -v 100 -w &quot;jet.mp3&quot; -t &quot;AAA jet&quot;">
            <text:p>"C:\Program Files (x86)\Balabolka\cli\balcon.exe" -n "Microsoft Heera Mobile" -k -p 0 -v 100 -w "jet.mp3" -t "AAA jet"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cal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2]&amp;&quot;.mp3&quot;&quot; -t &quot;&quot;AAA &quot;&amp;[.B2022]&amp;&quot;&quot;&quot;&quot;" office:value-type="string" office:string-value="&quot;C:\Program Files (x86)\Balabolka\cli\balcon.exe&quot; -n &quot;Microsoft Heera Mobile&quot; -k -p 0 -v 100 -w &quot;calling.mp3&quot; -t &quot;AAA calling&quot;">
            <text:p>"C:\Program Files (x86)\Balabolka\cli\balcon.exe" -n "Microsoft Heera Mobile" -k -p 0 -v 100 -w "calling.mp3" -t "AAA calling"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thre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3]&amp;&quot;.mp3&quot;&quot; -t &quot;&quot;AAA &quot;&amp;[.B2023]&amp;&quot;&quot;&quot;&quot;" office:value-type="string" office:string-value="&quot;C:\Program Files (x86)\Balabolka\cli\balcon.exe&quot; -n &quot;Microsoft Heera Mobile&quot; -k -p 0 -v 100 -w &quot;thread.mp3&quot; -t &quot;AAA thread&quot;">
            <text:p>"C:\Program Files (x86)\Balabolka\cli\balcon.exe" -n "Microsoft Heera Mobile" -k -p 0 -v 100 -w "thread.mp3" -t "AAA thread"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Br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4]&amp;&quot;.mp3&quot;&quot; -t &quot;&quot;AAA &quot;&amp;[.B2024]&amp;&quot;&quot;&quot;&quot;" office:value-type="string" office:string-value="&quot;C:\Program Files (x86)\Balabolka\cli\balcon.exe&quot; -n &quot;Microsoft Heera Mobile&quot; -k -p 0 -v 100 -w &quot;Brown.mp3&quot; -t &quot;AAA Brown&quot;">
            <text:p>"C:\Program Files (x86)\Balabolka\cli\balcon.exe" -n "Microsoft Heera Mobile" -k -p 0 -v 100 -w "Brown.mp3" -t "AAA Brown"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cre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5]&amp;&quot;.mp3&quot;&quot; -t &quot;&quot;AAA &quot;&amp;[.B2025]&amp;&quot;&quot;&quot;&quot;" office:value-type="string" office:string-value="&quot;C:\Program Files (x86)\Balabolka\cli\balcon.exe&quot; -n &quot;Microsoft Heera Mobile&quot; -k -p 0 -v 100 -w &quot;created.mp3&quot; -t &quot;AAA created&quot;">
            <text:p>"C:\Program Files (x86)\Balabolka\cli\balcon.exe" -n "Microsoft Heera Mobile" -k -p 0 -v 100 -w "created.mp3" -t "AAA created"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mer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6]&amp;&quot;.mp3&quot;&quot; -t &quot;&quot;AAA &quot;&amp;[.B2026]&amp;&quot;&quot;&quot;&quot;" office:value-type="string" office:string-value="&quot;C:\Program Files (x86)\Balabolka\cli\balcon.exe&quot; -n &quot;Microsoft Heera Mobile&quot; -k -p 0 -v 100 -w &quot;merely.mp3&quot; -t &quot;AAA merely&quot;">
            <text:p>"C:\Program Files (x86)\Balabolka\cli\balcon.exe" -n "Microsoft Heera Mobile" -k -p 0 -v 100 -w "merely.mp3" -t "AAA merely"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represe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7]&amp;&quot;.mp3&quot;&quot; -t &quot;&quot;AAA &quot;&amp;[.B2027]&amp;&quot;&quot;&quot;&quot;" office:value-type="string" office:string-value="&quot;C:\Program Files (x86)\Balabolka\cli\balcon.exe&quot; -n &quot;Microsoft Heera Mobile&quot; -k -p 0 -v 100 -w &quot;represented.mp3&quot; -t &quot;AAA represented&quot;">
            <text:p>"C:\Program Files (x86)\Balabolka\cli\balcon.exe" -n "Microsoft Heera Mobile" -k -p 0 -v 100 -w "represented.mp3" -t "AAA represented"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Grandfa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8]&amp;&quot;.mp3&quot;&quot; -t &quot;&quot;AAA &quot;&amp;[.B2028]&amp;&quot;&quot;&quot;&quot;" office:value-type="string" office:string-value="&quot;C:\Program Files (x86)\Balabolka\cli\balcon.exe&quot; -n &quot;Microsoft Heera Mobile&quot; -k -p 0 -v 100 -w &quot;Grandfather.mp3&quot; -t &quot;AAA Grandfather&quot;">
            <text:p>"C:\Program Files (x86)\Balabolka\cli\balcon.exe" -n "Microsoft Heera Mobile" -k -p 0 -v 100 -w "Grandfather.mp3" -t "AAA Grandfather"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but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29]&amp;&quot;.mp3&quot;&quot; -t &quot;&quot;AAA &quot;&amp;[.B2029]&amp;&quot;&quot;&quot;&quot;" office:value-type="string" office:string-value="&quot;C:\Program Files (x86)\Balabolka\cli\balcon.exe&quot; -n &quot;Microsoft Heera Mobile&quot; -k -p 0 -v 100 -w &quot;butter.mp3&quot; -t &quot;AAA butter&quot;">
            <text:p>"C:\Program Files (x86)\Balabolka\cli\balcon.exe" -n "Microsoft Heera Mobile" -k -p 0 -v 100 -w "butter.mp3" -t "AAA butter"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dr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0]&amp;&quot;.mp3&quot;&quot; -t &quot;&quot;AAA &quot;&amp;[.B2030]&amp;&quot;&quot;&quot;&quot;" office:value-type="string" office:string-value="&quot;C:\Program Files (x86)\Balabolka\cli\balcon.exe&quot; -n &quot;Microsoft Heera Mobile&quot; -k -p 0 -v 100 -w &quot;dried.mp3&quot; -t &quot;AAA dried&quot;">
            <text:p>"C:\Program Files (x86)\Balabolka\cli\balcon.exe" -n "Microsoft Heera Mobile" -k -p 0 -v 100 -w "dried.mp3" -t "AAA dried"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Thom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1]&amp;&quot;.mp3&quot;&quot; -t &quot;&quot;AAA &quot;&amp;[.B2031]&amp;&quot;&quot;&quot;&quot;" office:value-type="string" office:string-value="&quot;C:\Program Files (x86)\Balabolka\cli\balcon.exe&quot; -n &quot;Microsoft Heera Mobile&quot; -k -p 0 -v 100 -w &quot;Thomas.mp3&quot; -t &quot;AAA Thomas&quot;">
            <text:p>"C:\Program Files (x86)\Balabolka\cli\balcon.exe" -n "Microsoft Heera Mobile" -k -p 0 -v 100 -w "Thomas.mp3" -t "AAA Thomas"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visi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2]&amp;&quot;.mp3&quot;&quot; -t &quot;&quot;AAA &quot;&amp;[.B2032]&amp;&quot;&quot;&quot;&quot;" office:value-type="string" office:string-value="&quot;C:\Program Files (x86)\Balabolka\cli\balcon.exe&quot; -n &quot;Microsoft Heera Mobile&quot; -k -p 0 -v 100 -w &quot;visited.mp3&quot; -t &quot;AAA visited&quot;">
            <text:p>"C:\Program Files (x86)\Balabolka\cli\balcon.exe" -n "Microsoft Heera Mobile" -k -p 0 -v 100 -w "visited.mp3" -t "AAA visited"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Mar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3]&amp;&quot;.mp3&quot;&quot; -t &quot;&quot;AAA &quot;&amp;[.B2033]&amp;&quot;&quot;&quot;&quot;" office:value-type="string" office:string-value="&quot;C:\Program Files (x86)\Balabolka\cli\balcon.exe&quot; -n &quot;Microsoft Heera Mobile&quot; -k -p 0 -v 100 -w &quot;March.mp3&quot; -t &quot;AAA March&quot;">
            <text:p>"C:\Program Files (x86)\Balabolka\cli\balcon.exe" -n "Microsoft Heera Mobile" -k -p 0 -v 100 -w "March.mp3" -t "AAA March"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ch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4]&amp;&quot;.mp3&quot;&quot; -t &quot;&quot;AAA &quot;&amp;[.B2034]&amp;&quot;&quot;&quot;&quot;" office:value-type="string" office:string-value="&quot;C:\Program Files (x86)\Balabolka\cli\balcon.exe&quot; -n &quot;Microsoft Heera Mobile&quot; -k -p 0 -v 100 -w &quot;chest.mp3&quot; -t &quot;AAA chest&quot;">
            <text:p>"C:\Program Files (x86)\Balabolka\cli\balcon.exe" -n "Microsoft Heera Mobile" -k -p 0 -v 100 -w "chest.mp3" -t "AAA chest"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molecu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5]&amp;&quot;.mp3&quot;&quot; -t &quot;&quot;AAA &quot;&amp;[.B2035]&amp;&quot;&quot;&quot;&quot;" office:value-type="string" office:string-value="&quot;C:\Program Files (x86)\Balabolka\cli\balcon.exe&quot; -n &quot;Microsoft Heera Mobile&quot; -k -p 0 -v 100 -w &quot;molecules.mp3&quot; -t &quot;AAA molecules&quot;">
            <text:p>"C:\Program Files (x86)\Balabolka\cli\balcon.exe" -n "Microsoft Heera Mobile" -k -p 0 -v 100 -w "molecules.mp3" -t "AAA molecules"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feeli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6]&amp;&quot;.mp3&quot;&quot; -t &quot;&quot;AAA &quot;&amp;[.B2036]&amp;&quot;&quot;&quot;&quot;" office:value-type="string" office:string-value="&quot;C:\Program Files (x86)\Balabolka\cli\balcon.exe&quot; -n &quot;Microsoft Heera Mobile&quot; -k -p 0 -v 100 -w &quot;feelings.mp3&quot; -t &quot;AAA feelings&quot;">
            <text:p>"C:\Program Files (x86)\Balabolka\cli\balcon.exe" -n "Microsoft Heera Mobile" -k -p 0 -v 100 -w "feelings.mp3" -t "AAA feelings"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Negr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7]&amp;&quot;.mp3&quot;&quot; -t &quot;&quot;AAA &quot;&amp;[.B2037]&amp;&quot;&quot;&quot;&quot;" office:value-type="string" office:string-value="&quot;C:\Program Files (x86)\Balabolka\cli\balcon.exe&quot; -n &quot;Microsoft Heera Mobile&quot; -k -p 0 -v 100 -w &quot;Negro.mp3&quot; -t &quot;AAA Negro&quot;">
            <text:p>"C:\Program Files (x86)\Balabolka\cli\balcon.exe" -n "Microsoft Heera Mobile" -k -p 0 -v 100 -w "Negro.mp3" -t "AAA Negro"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string">
            <text:p>Saturd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8]&amp;&quot;.mp3&quot;&quot; -t &quot;&quot;AAA &quot;&amp;[.B2038]&amp;&quot;&quot;&quot;&quot;" office:value-type="string" office:string-value="&quot;C:\Program Files (x86)\Balabolka\cli\balcon.exe&quot; -n &quot;Microsoft Heera Mobile&quot; -k -p 0 -v 100 -w &quot;Saturday.mp3&quot; -t &quot;AAA Saturday&quot;">
            <text:p>"C:\Program Files (x86)\Balabolka\cli\balcon.exe" -n "Microsoft Heera Mobile" -k -p 0 -v 100 -w "Saturday.mp3" -t "AAA Saturday"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sha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39]&amp;&quot;.mp3&quot;&quot; -t &quot;&quot;AAA &quot;&amp;[.B2039]&amp;&quot;&quot;&quot;&quot;" office:value-type="string" office:string-value="&quot;C:\Program Files (x86)\Balabolka\cli\balcon.exe&quot; -n &quot;Microsoft Heera Mobile&quot; -k -p 0 -v 100 -w &quot;shade.mp3&quot; -t &quot;AAA shade&quot;">
            <text:p>"C:\Program Files (x86)\Balabolka\cli\balcon.exe" -n "Microsoft Heera Mobile" -k -p 0 -v 100 -w "shade.mp3" -t "AAA shade"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pla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0]&amp;&quot;.mp3&quot;&quot; -t &quot;&quot;AAA &quot;&amp;[.B2040]&amp;&quot;&quot;&quot;&quot;" office:value-type="string" office:string-value="&quot;C:\Program Files (x86)\Balabolka\cli\balcon.exe&quot; -n &quot;Microsoft Heera Mobile&quot; -k -p 0 -v 100 -w &quot;planted.mp3&quot; -t &quot;AAA planted&quot;">
            <text:p>"C:\Program Files (x86)\Balabolka\cli\balcon.exe" -n "Microsoft Heera Mobile" -k -p 0 -v 100 -w "planted.mp3" -t "AAA planted"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contin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1]&amp;&quot;.mp3&quot;&quot; -t &quot;&quot;AAA &quot;&amp;[.B2041]&amp;&quot;&quot;&quot;&quot;" office:value-type="string" office:string-value="&quot;C:\Program Files (x86)\Balabolka\cli\balcon.exe&quot; -n &quot;Microsoft Heera Mobile&quot; -k -p 0 -v 100 -w &quot;continent.mp3&quot; -t &quot;AAA continent&quot;">
            <text:p>"C:\Program Files (x86)\Balabolka\cli\balcon.exe" -n "Microsoft Heera Mobile" -k -p 0 -v 100 -w "continent.mp3" -t "AAA continent"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pi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2]&amp;&quot;.mp3&quot;&quot; -t &quot;&quot;AAA &quot;&amp;[.B2042]&amp;&quot;&quot;&quot;&quot;" office:value-type="string" office:string-value="&quot;C:\Program Files (x86)\Balabolka\cli\balcon.exe&quot; -n &quot;Microsoft Heera Mobile&quot; -k -p 0 -v 100 -w &quot;pink.mp3&quot; -t &quot;AAA pink&quot;">
            <text:p>"C:\Program Files (x86)\Balabolka\cli\balcon.exe" -n "Microsoft Heera Mobile" -k -p 0 -v 100 -w "pink.mp3" -t "AAA pink"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crow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3]&amp;&quot;.mp3&quot;&quot; -t &quot;&quot;AAA &quot;&amp;[.B2043]&amp;&quot;&quot;&quot;&quot;" office:value-type="string" office:string-value="&quot;C:\Program Files (x86)\Balabolka\cli\balcon.exe&quot; -n &quot;Microsoft Heera Mobile&quot; -k -p 0 -v 100 -w &quot;crowded.mp3&quot; -t &quot;AAA crowded&quot;">
            <text:p>"C:\Program Files (x86)\Balabolka\cli\balcon.exe" -n "Microsoft Heera Mobile" -k -p 0 -v 100 -w "crowded.mp3" -t "AAA crowded"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r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4]&amp;&quot;.mp3&quot;&quot; -t &quot;&quot;AAA &quot;&amp;[.B2044]&amp;&quot;&quot;&quot;&quot;" office:value-type="string" office:string-value="&quot;C:\Program Files (x86)\Balabolka\cli\balcon.exe&quot; -n &quot;Microsoft Heera Mobile&quot; -k -p 0 -v 100 -w &quot;rice.mp3&quot; -t &quot;AAA rice&quot;">
            <text:p>"C:\Program Files (x86)\Balabolka\cli\balcon.exe" -n "Microsoft Heera Mobile" -k -p 0 -v 100 -w "rice.mp3" -t "AAA rice"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Lov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5]&amp;&quot;.mp3&quot;&quot; -t &quot;&quot;AAA &quot;&amp;[.B2045]&amp;&quot;&quot;&quot;&quot;" office:value-type="string" office:string-value="&quot;C:\Program Files (x86)\Balabolka\cli\balcon.exe&quot; -n &quot;Microsoft Heera Mobile&quot; -k -p 0 -v 100 -w &quot;Lovers.mp3&quot; -t &quot;AAA Lovers&quot;">
            <text:p>"C:\Program Files (x86)\Balabolka\cli\balcon.exe" -n "Microsoft Heera Mobile" -k -p 0 -v 100 -w "Lovers.mp3" -t "AAA Lovers"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somewhe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6]&amp;&quot;.mp3&quot;&quot; -t &quot;&quot;AAA &quot;&amp;[.B2046]&amp;&quot;&quot;&quot;&quot;" office:value-type="string" office:string-value="&quot;C:\Program Files (x86)\Balabolka\cli\balcon.exe&quot; -n &quot;Microsoft Heera Mobile&quot; -k -p 0 -v 100 -w &quot;somewhere.mp3&quot; -t &quot;AAA somewhere&quot;">
            <text:p>"C:\Program Files (x86)\Balabolka\cli\balcon.exe" -n "Microsoft Heera Mobile" -k -p 0 -v 100 -w "somewhere.mp3" -t "AAA somewhere"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cour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7]&amp;&quot;.mp3&quot;&quot; -t &quot;&quot;AAA &quot;&amp;[.B2047]&amp;&quot;&quot;&quot;&quot;" office:value-type="string" office:string-value="&quot;C:\Program Files (x86)\Balabolka\cli\balcon.exe&quot; -n &quot;Microsoft Heera Mobile&quot; -k -p 0 -v 100 -w &quot;courage.mp3&quot; -t &quot;AAA courage&quot;">
            <text:p>"C:\Program Files (x86)\Balabolka\cli\balcon.exe" -n "Microsoft Heera Mobile" -k -p 0 -v 100 -w "courage.mp3" -t "AAA courage"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hunt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8]&amp;&quot;.mp3&quot;&quot; -t &quot;&quot;AAA &quot;&amp;[.B2048]&amp;&quot;&quot;&quot;&quot;" office:value-type="string" office:string-value="&quot;C:\Program Files (x86)\Balabolka\cli\balcon.exe&quot; -n &quot;Microsoft Heera Mobile&quot; -k -p 0 -v 100 -w &quot;hunters.mp3&quot; -t &quot;AAA hunters&quot;">
            <text:p>"C:\Program Files (x86)\Balabolka\cli\balcon.exe" -n "Microsoft Heera Mobile" -k -p 0 -v 100 -w "hunters.mp3" -t "AAA hunters"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chick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49]&amp;&quot;.mp3&quot;&quot; -t &quot;&quot;AAA &quot;&amp;[.B2049]&amp;&quot;&quot;&quot;&quot;" office:value-type="string" office:string-value="&quot;C:\Program Files (x86)\Balabolka\cli\balcon.exe&quot; -n &quot;Microsoft Heera Mobile&quot; -k -p 0 -v 100 -w &quot;chicken.mp3&quot; -t &quot;AAA chicken&quot;">
            <text:p>"C:\Program Files (x86)\Balabolka\cli\balcon.exe" -n "Microsoft Heera Mobile" -k -p 0 -v 100 -w "chicken.mp3" -t "AAA chicken"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occu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0]&amp;&quot;.mp3&quot;&quot; -t &quot;&quot;AAA &quot;&amp;[.B2050]&amp;&quot;&quot;&quot;&quot;" office:value-type="string" office:string-value="&quot;C:\Program Files (x86)\Balabolka\cli\balcon.exe&quot; -n &quot;Microsoft Heera Mobile&quot; -k -p 0 -v 100 -w &quot;occur.mp3&quot; -t &quot;AAA occur&quot;">
            <text:p>"C:\Program Files (x86)\Balabolka\cli\balcon.exe" -n "Microsoft Heera Mobile" -k -p 0 -v 100 -w "occur.mp3" -t "AAA occur"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shad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1]&amp;&quot;.mp3&quot;&quot; -t &quot;&quot;AAA &quot;&amp;[.B2051]&amp;&quot;&quot;&quot;&quot;" office:value-type="string" office:string-value="&quot;C:\Program Files (x86)\Balabolka\cli\balcon.exe&quot; -n &quot;Microsoft Heera Mobile&quot; -k -p 0 -v 100 -w &quot;shadow.mp3&quot; -t &quot;AAA shadow&quot;">
            <text:p>"C:\Program Files (x86)\Balabolka\cli\balcon.exe" -n "Microsoft Heera Mobile" -k -p 0 -v 100 -w "shadow.mp3" -t "AAA shadow"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tru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2]&amp;&quot;.mp3&quot;&quot; -t &quot;&quot;AAA &quot;&amp;[.B2052]&amp;&quot;&quot;&quot;&quot;" office:value-type="string" office:string-value="&quot;C:\Program Files (x86)\Balabolka\cli\balcon.exe&quot; -n &quot;Microsoft Heera Mobile&quot; -k -p 0 -v 100 -w &quot;truth.mp3&quot; -t &quot;AAA truth&quot;">
            <text:p>"C:\Program Files (x86)\Balabolka\cli\balcon.exe" -n "Microsoft Heera Mobile" -k -p 0 -v 100 -w "truth.mp3" -t "AAA truth"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string">
            <text:p>du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3]&amp;&quot;.mp3&quot;&quot; -t &quot;&quot;AAA &quot;&amp;[.B2053]&amp;&quot;&quot;&quot;&quot;" office:value-type="string" office:string-value="&quot;C:\Program Files (x86)\Balabolka\cli\balcon.exe&quot; -n &quot;Microsoft Heera Mobile&quot; -k -p 0 -v 100 -w &quot;due.mp3&quot; -t &quot;AAA due&quot;">
            <text:p>"C:\Program Files (x86)\Balabolka\cli\balcon.exe" -n "Microsoft Heera Mobile" -k -p 0 -v 100 -w "due.mp3" -t "AAA due"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nat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4]&amp;&quot;.mp3&quot;&quot; -t &quot;&quot;AAA &quot;&amp;[.B2054]&amp;&quot;&quot;&quot;&quot;" office:value-type="string" office:string-value="&quot;C:\Program Files (x86)\Balabolka\cli\balcon.exe&quot; -n &quot;Microsoft Heera Mobile&quot; -k -p 0 -v 100 -w &quot;native.mp3&quot; -t &quot;AAA native&quot;">
            <text:p>"C:\Program Files (x86)\Balabolka\cli\balcon.exe" -n "Microsoft Heera Mobile" -k -p 0 -v 100 -w "native.mp3" -t "AAA native"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lo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5]&amp;&quot;.mp3&quot;&quot; -t &quot;&quot;AAA &quot;&amp;[.B2055]&amp;&quot;&quot;&quot;&quot;" office:value-type="string" office:string-value="&quot;C:\Program Files (x86)\Balabolka\cli\balcon.exe&quot; -n &quot;Microsoft Heera Mobile&quot; -k -p 0 -v 100 -w &quot;load.mp3&quot; -t &quot;AAA load&quot;">
            <text:p>"C:\Program Files (x86)\Balabolka\cli\balcon.exe" -n "Microsoft Heera Mobile" -k -p 0 -v 100 -w "load.mp3" -t "AAA load"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oran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6]&amp;&quot;.mp3&quot;&quot; -t &quot;&quot;AAA &quot;&amp;[.B2056]&amp;&quot;&quot;&quot;&quot;" office:value-type="string" office:string-value="&quot;C:\Program Files (x86)\Balabolka\cli\balcon.exe&quot; -n &quot;Microsoft Heera Mobile&quot; -k -p 0 -v 100 -w &quot;orange.mp3&quot; -t &quot;AAA orange&quot;">
            <text:p>"C:\Program Files (x86)\Balabolka\cli\balcon.exe" -n "Microsoft Heera Mobile" -k -p 0 -v 100 -w "orange.mp3" -t "AAA orange"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rol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7]&amp;&quot;.mp3&quot;&quot; -t &quot;&quot;AAA &quot;&amp;[.B2057]&amp;&quot;&quot;&quot;&quot;" office:value-type="string" office:string-value="&quot;C:\Program Files (x86)\Balabolka\cli\balcon.exe&quot; -n &quot;Microsoft Heera Mobile&quot; -k -p 0 -v 100 -w &quot;rolling.mp3&quot; -t &quot;AAA rolling&quot;">
            <text:p>"C:\Program Files (x86)\Balabolka\cli\balcon.exe" -n "Microsoft Heera Mobile" -k -p 0 -v 100 -w "rolling.mp3" -t "AAA rolling"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Gene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8]&amp;&quot;.mp3&quot;&quot; -t &quot;&quot;AAA &quot;&amp;[.B2058]&amp;&quot;&quot;&quot;&quot;" office:value-type="string" office:string-value="&quot;C:\Program Files (x86)\Balabolka\cli\balcon.exe&quot; -n &quot;Microsoft Heera Mobile&quot; -k -p 0 -v 100 -w &quot;General.mp3&quot; -t &quot;AAA General&quot;">
            <text:p>"C:\Program Files (x86)\Balabolka\cli\balcon.exe" -n "Microsoft Heera Mobile" -k -p 0 -v 100 -w "General.mp3" -t "AAA General"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begu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59]&amp;&quot;.mp3&quot;&quot; -t &quot;&quot;AAA &quot;&amp;[.B2059]&amp;&quot;&quot;&quot;&quot;" office:value-type="string" office:string-value="&quot;C:\Program Files (x86)\Balabolka\cli\balcon.exe&quot; -n &quot;Microsoft Heera Mobile&quot; -k -p 0 -v 100 -w &quot;begun.mp3&quot; -t &quot;AAA begun&quot;">
            <text:p>"C:\Program Files (x86)\Balabolka\cli\balcon.exe" -n "Microsoft Heera Mobile" -k -p 0 -v 100 -w "begun.mp3" -t "AAA begun"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off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0]&amp;&quot;.mp3&quot;&quot; -t &quot;&quot;AAA &quot;&amp;[.B2060]&amp;&quot;&quot;&quot;&quot;" office:value-type="string" office:string-value="&quot;C:\Program Files (x86)\Balabolka\cli\balcon.exe&quot; -n &quot;Microsoft Heera Mobile&quot; -k -p 0 -v 100 -w &quot;offered.mp3&quot; -t &quot;AAA offered&quot;">
            <text:p>"C:\Program Files (x86)\Balabolka\cli\balcon.exe" -n "Microsoft Heera Mobile" -k -p 0 -v 100 -w "offered.mp3" -t "AAA offered"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trai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1]&amp;&quot;.mp3&quot;&quot; -t &quot;&quot;AAA &quot;&amp;[.B2061]&amp;&quot;&quot;&quot;&quot;" office:value-type="string" office:string-value="&quot;C:\Program Files (x86)\Balabolka\cli\balcon.exe&quot; -n &quot;Microsoft Heera Mobile&quot; -k -p 0 -v 100 -w &quot;training.mp3&quot; -t &quot;AAA training&quot;">
            <text:p>"C:\Program Files (x86)\Balabolka\cli\balcon.exe" -n "Microsoft Heera Mobile" -k -p 0 -v 100 -w "training.mp3" -t "AAA training"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pit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2]&amp;&quot;.mp3&quot;&quot; -t &quot;&quot;AAA &quot;&amp;[.B2062]&amp;&quot;&quot;&quot;&quot;" office:value-type="string" office:string-value="&quot;C:\Program Files (x86)\Balabolka\cli\balcon.exe&quot; -n &quot;Microsoft Heera Mobile&quot; -k -p 0 -v 100 -w &quot;pitch.mp3&quot; -t &quot;AAA pitch&quot;">
            <text:p>"C:\Program Files (x86)\Balabolka\cli\balcon.exe" -n "Microsoft Heera Mobile" -k -p 0 -v 100 -w "pitch.mp3" -t "AAA pitch"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accou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3]&amp;&quot;.mp3&quot;&quot; -t &quot;&quot;AAA &quot;&amp;[.B2063]&amp;&quot;&quot;&quot;&quot;" office:value-type="string" office:string-value="&quot;C:\Program Files (x86)\Balabolka\cli\balcon.exe&quot; -n &quot;Microsoft Heera Mobile&quot; -k -p 0 -v 100 -w &quot;account.mp3&quot; -t &quot;AAA account&quot;">
            <text:p>"C:\Program Files (x86)\Balabolka\cli\balcon.exe" -n "Microsoft Heera Mobile" -k -p 0 -v 100 -w "account.mp3" -t "AAA account"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discove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4]&amp;&quot;.mp3&quot;&quot; -t &quot;&quot;AAA &quot;&amp;[.B2064]&amp;&quot;&quot;&quot;&quot;" office:value-type="string" office:string-value="&quot;C:\Program Files (x86)\Balabolka\cli\balcon.exe&quot; -n &quot;Microsoft Heera Mobile&quot; -k -p 0 -v 100 -w &quot;discovery.mp3&quot; -t &quot;AAA discovery&quot;">
            <text:p>"C:\Program Files (x86)\Balabolka\cli\balcon.exe" -n "Microsoft Heera Mobile" -k -p 0 -v 100 -w "discovery.mp3" -t "AAA discovery"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creatu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5]&amp;&quot;.mp3&quot;&quot; -t &quot;&quot;AAA &quot;&amp;[.B2065]&amp;&quot;&quot;&quot;&quot;" office:value-type="string" office:string-value="&quot;C:\Program Files (x86)\Balabolka\cli\balcon.exe&quot; -n &quot;Microsoft Heera Mobile&quot; -k -p 0 -v 100 -w &quot;creatures.mp3&quot; -t &quot;AAA creatures&quot;">
            <text:p>"C:\Program Files (x86)\Balabolka\cli\balcon.exe" -n "Microsoft Heera Mobile" -k -p 0 -v 100 -w "creatures.mp3" -t "AAA creatures"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hon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6]&amp;&quot;.mp3&quot;&quot; -t &quot;&quot;AAA &quot;&amp;[.B2066]&amp;&quot;&quot;&quot;&quot;" office:value-type="string" office:string-value="&quot;C:\Program Files (x86)\Balabolka\cli\balcon.exe&quot; -n &quot;Microsoft Heera Mobile&quot; -k -p 0 -v 100 -w &quot;honor.mp3&quot; -t &quot;AAA honor&quot;">
            <text:p>"C:\Program Files (x86)\Balabolka\cli\balcon.exe" -n "Microsoft Heera Mobile" -k -p 0 -v 100 -w "honor.mp3" -t "AAA honor"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remo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7]&amp;&quot;.mp3&quot;&quot; -t &quot;&quot;AAA &quot;&amp;[.B2067]&amp;&quot;&quot;&quot;&quot;" office:value-type="string" office:string-value="&quot;C:\Program Files (x86)\Balabolka\cli\balcon.exe&quot; -n &quot;Microsoft Heera Mobile&quot; -k -p 0 -v 100 -w &quot;removed.mp3&quot; -t &quot;AAA removed&quot;">
            <text:p>"C:\Program Files (x86)\Balabolka\cli\balcon.exe" -n "Microsoft Heera Mobile" -k -p 0 -v 100 -w "removed.mp3" -t "AAA removed"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pas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8]&amp;&quot;.mp3&quot;&quot; -t &quot;&quot;AAA &quot;&amp;[.B2068]&amp;&quot;&quot;&quot;&quot;" office:value-type="string" office:string-value="&quot;C:\Program Files (x86)\Balabolka\cli\balcon.exe&quot; -n &quot;Microsoft Heera Mobile&quot; -k -p 0 -v 100 -w &quot;passes.mp3&quot; -t &quot;AAA passes&quot;">
            <text:p>"C:\Program Files (x86)\Balabolka\cli\balcon.exe" -n "Microsoft Heera Mobile" -k -p 0 -v 100 -w "passes.mp3" -t "AAA passes"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Si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69]&amp;&quot;.mp3&quot;&quot; -t &quot;&quot;AAA &quot;&amp;[.B2069]&amp;&quot;&quot;&quot;&quot;" office:value-type="string" office:string-value="&quot;C:\Program Files (x86)\Balabolka\cli\balcon.exe&quot; -n &quot;Microsoft Heera Mobile&quot; -k -p 0 -v 100 -w &quot;Sir.mp3&quot; -t &quot;AAA Sir&quot;">
            <text:p>"C:\Program Files (x86)\Balabolka\cli\balcon.exe" -n "Microsoft Heera Mobile" -k -p 0 -v 100 -w "Sir.mp3" -t "AAA Sir"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bla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0]&amp;&quot;.mp3&quot;&quot; -t &quot;&quot;AAA &quot;&amp;[.B2070]&amp;&quot;&quot;&quot;&quot;" office:value-type="string" office:string-value="&quot;C:\Program Files (x86)\Balabolka\cli\balcon.exe&quot; -n &quot;Microsoft Heera Mobile&quot; -k -p 0 -v 100 -w &quot;blank.mp3&quot; -t &quot;AAA blank&quot;">
            <text:p>"C:\Program Files (x86)\Balabolka\cli\balcon.exe" -n "Microsoft Heera Mobile" -k -p 0 -v 100 -w "blank.mp3" -t "AAA blank"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shi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1]&amp;&quot;.mp3&quot;&quot; -t &quot;&quot;AAA &quot;&amp;[.B2071]&amp;&quot;&quot;&quot;&quot;" office:value-type="string" office:string-value="&quot;C:\Program Files (x86)\Balabolka\cli\balcon.exe&quot; -n &quot;Microsoft Heera Mobile&quot; -k -p 0 -v 100 -w &quot;shirt.mp3&quot; -t &quot;AAA shirt&quot;">
            <text:p>"C:\Program Files (x86)\Balabolka\cli\balcon.exe" -n "Microsoft Heera Mobile" -k -p 0 -v 100 -w "shirt.mp3" -t "AAA shirt"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ga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2]&amp;&quot;.mp3&quot;&quot; -t &quot;&quot;AAA &quot;&amp;[.B2072]&amp;&quot;&quot;&quot;&quot;" office:value-type="string" office:string-value="&quot;C:\Program Files (x86)\Balabolka\cli\balcon.exe&quot; -n &quot;Microsoft Heera Mobile&quot; -k -p 0 -v 100 -w &quot;gather.mp3&quot; -t &quot;AAA gather&quot;">
            <text:p>"C:\Program Files (x86)\Balabolka\cli\balcon.exe" -n "Microsoft Heera Mobile" -k -p 0 -v 100 -w "gather.mp3" -t "AAA gather"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sugg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3]&amp;&quot;.mp3&quot;&quot; -t &quot;&quot;AAA &quot;&amp;[.B2073]&amp;&quot;&quot;&quot;&quot;" office:value-type="string" office:string-value="&quot;C:\Program Files (x86)\Balabolka\cli\balcon.exe&quot; -n &quot;Microsoft Heera Mobile&quot; -k -p 0 -v 100 -w &quot;suggest.mp3&quot; -t &quot;AAA suggest&quot;">
            <text:p>"C:\Program Files (x86)\Balabolka\cli\balcon.exe" -n "Microsoft Heera Mobile" -k -p 0 -v 100 -w "suggest.mp3" -t "AAA suggest"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ran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4]&amp;&quot;.mp3&quot;&quot; -t &quot;&quot;AAA &quot;&amp;[.B2074]&amp;&quot;&quot;&quot;&quot;" office:value-type="string" office:string-value="&quot;C:\Program Files (x86)\Balabolka\cli\balcon.exe&quot; -n &quot;Microsoft Heera Mobile&quot; -k -p 0 -v 100 -w &quot;ranch.mp3&quot; -t &quot;AAA ranch&quot;">
            <text:p>"C:\Program Files (x86)\Balabolka\cli\balcon.exe" -n "Microsoft Heera Mobile" -k -p 0 -v 100 -w "ranch.mp3" -t "AAA ranch"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requi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5]&amp;&quot;.mp3&quot;&quot; -t &quot;&quot;AAA &quot;&amp;[.B2075]&amp;&quot;&quot;&quot;&quot;" office:value-type="string" office:string-value="&quot;C:\Program Files (x86)\Balabolka\cli\balcon.exe&quot; -n &quot;Microsoft Heera Mobile&quot; -k -p 0 -v 100 -w &quot;required.mp3&quot; -t &quot;AAA required&quot;">
            <text:p>"C:\Program Files (x86)\Balabolka\cli\balcon.exe" -n "Microsoft Heera Mobile" -k -p 0 -v 100 -w "required.mp3" -t "AAA required"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Bl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6]&amp;&quot;.mp3&quot;&quot; -t &quot;&quot;AAA &quot;&amp;[.B2076]&amp;&quot;&quot;&quot;&quot;" office:value-type="string" office:string-value="&quot;C:\Program Files (x86)\Balabolka\cli\balcon.exe&quot; -n &quot;Microsoft Heera Mobile&quot; -k -p 0 -v 100 -w &quot;Black.mp3&quot; -t &quot;AAA Black&quot;">
            <text:p>"C:\Program Files (x86)\Balabolka\cli\balcon.exe" -n "Microsoft Heera Mobile" -k -p 0 -v 100 -w "Black.mp3" -t "AAA Black"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string">
            <text:p>prev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7]&amp;&quot;.mp3&quot;&quot; -t &quot;&quot;AAA &quot;&amp;[.B2077]&amp;&quot;&quot;&quot;&quot;" office:value-type="string" office:string-value="&quot;C:\Program Files (x86)\Balabolka\cli\balcon.exe&quot; -n &quot;Microsoft Heera Mobile&quot; -k -p 0 -v 100 -w &quot;prevent.mp3&quot; -t &quot;AAA prevent&quot;">
            <text:p>"C:\Program Files (x86)\Balabolka\cli\balcon.exe" -n "Microsoft Heera Mobile" -k -p 0 -v 100 -w "prevent.mp3" -t "AAA prevent"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office:value-type="string">
            <text:p>t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8]&amp;&quot;.mp3&quot;&quot; -t &quot;&quot;AAA &quot;&amp;[.B2078]&amp;&quot;&quot;&quot;&quot;" office:value-type="string" office:string-value="&quot;C:\Program Files (x86)\Balabolka\cli\balcon.exe&quot; -n &quot;Microsoft Heera Mobile&quot; -k -p 0 -v 100 -w &quot;tight.mp3&quot; -t &quot;AAA tight&quot;">
            <text:p>"C:\Program Files (x86)\Balabolka\cli\balcon.exe" -n "Microsoft Heera Mobile" -k -p 0 -v 100 -w "tight.mp3" -t "AAA tight"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Hou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79]&amp;&quot;.mp3&quot;&quot; -t &quot;&quot;AAA &quot;&amp;[.B2079]&amp;&quot;&quot;&quot;&quot;" office:value-type="string" office:string-value="&quot;C:\Program Files (x86)\Balabolka\cli\balcon.exe&quot; -n &quot;Microsoft Heera Mobile&quot; -k -p 0 -v 100 -w &quot;House.mp3&quot; -t &quot;AAA House&quot;">
            <text:p>"C:\Program Files (x86)\Balabolka\cli\balcon.exe" -n "Microsoft Heera Mobile" -k -p 0 -v 100 -w "House.mp3" -t "AAA House"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qu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0]&amp;&quot;.mp3&quot;&quot; -t &quot;&quot;AAA &quot;&amp;[.B2080]&amp;&quot;&quot;&quot;&quot;" office:value-type="string" office:string-value="&quot;C:\Program Files (x86)\Balabolka\cli\balcon.exe&quot; -n &quot;Microsoft Heera Mobile&quot; -k -p 0 -v 100 -w &quot;queen.mp3&quot; -t &quot;AAA queen&quot;">
            <text:p>"C:\Program Files (x86)\Balabolka\cli\balcon.exe" -n "Microsoft Heera Mobile" -k -p 0 -v 100 -w "queen.mp3" -t "AAA queen"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enjoy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1]&amp;&quot;.mp3&quot;&quot; -t &quot;&quot;AAA &quot;&amp;[.B2081]&amp;&quot;&quot;&quot;&quot;" office:value-type="string" office:string-value="&quot;C:\Program Files (x86)\Balabolka\cli\balcon.exe&quot; -n &quot;Microsoft Heera Mobile&quot; -k -p 0 -v 100 -w &quot;enjoyed.mp3&quot; -t &quot;AAA enjoyed&quot;">
            <text:p>"C:\Program Files (x86)\Balabolka\cli\balcon.exe" -n "Microsoft Heera Mobile" -k -p 0 -v 100 -w "enjoyed.mp3" -t "AAA enjoyed"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lea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2]&amp;&quot;.mp3&quot;&quot; -t &quot;&quot;AAA &quot;&amp;[.B2082]&amp;&quot;&quot;&quot;&quot;" office:value-type="string" office:string-value="&quot;C:\Program Files (x86)\Balabolka\cli\balcon.exe&quot; -n &quot;Microsoft Heera Mobile&quot; -k -p 0 -v 100 -w &quot;leaf.mp3&quot; -t &quot;AAA leaf&quot;">
            <text:p>"C:\Program Files (x86)\Balabolka\cli\balcon.exe" -n "Microsoft Heera Mobile" -k -p 0 -v 100 -w "leaf.mp3" -t "AAA leaf"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t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3]&amp;&quot;.mp3&quot;&quot; -t &quot;&quot;AAA &quot;&amp;[.B2083]&amp;&quot;&quot;&quot;&quot;" office:value-type="string" office:string-value="&quot;C:\Program Files (x86)\Balabolka\cli\balcon.exe&quot; -n &quot;Microsoft Heera Mobile&quot; -k -p 0 -v 100 -w &quot;tin.mp3&quot; -t &quot;AAA tin&quot;">
            <text:p>"C:\Program Files (x86)\Balabolka\cli\balcon.exe" -n "Microsoft Heera Mobile" -k -p 0 -v 100 -w "tin.mp3" -t "AAA tin"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me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4]&amp;&quot;.mp3&quot;&quot; -t &quot;&quot;AAA &quot;&amp;[.B2084]&amp;&quot;&quot;&quot;&quot;" office:value-type="string" office:string-value="&quot;C:\Program Files (x86)\Balabolka\cli\balcon.exe&quot; -n &quot;Microsoft Heera Mobile&quot; -k -p 0 -v 100 -w &quot;meal.mp3&quot; -t &quot;AAA meal&quot;">
            <text:p>"C:\Program Files (x86)\Balabolka\cli\balcon.exe" -n "Microsoft Heera Mobile" -k -p 0 -v 100 -w "meal.mp3" -t "AAA meal"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availa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5]&amp;&quot;.mp3&quot;&quot; -t &quot;&quot;AAA &quot;&amp;[.B2085]&amp;&quot;&quot;&quot;&quot;" office:value-type="string" office:string-value="&quot;C:\Program Files (x86)\Balabolka\cli\balcon.exe&quot; -n &quot;Microsoft Heera Mobile&quot; -k -p 0 -v 100 -w &quot;available.mp3&quot; -t &quot;AAA available&quot;">
            <text:p>"C:\Program Files (x86)\Balabolka\cli\balcon.exe" -n "Microsoft Heera Mobile" -k -p 0 -v 100 -w "available.mp3" -t "AAA available"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ris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6]&amp;&quot;.mp3&quot;&quot; -t &quot;&quot;AAA &quot;&amp;[.B2086]&amp;&quot;&quot;&quot;&quot;" office:value-type="string" office:string-value="&quot;C:\Program Files (x86)\Balabolka\cli\balcon.exe&quot; -n &quot;Microsoft Heera Mobile&quot; -k -p 0 -v 100 -w &quot;rising.mp3&quot; -t &quot;AAA rising&quot;">
            <text:p>"C:\Program Files (x86)\Balabolka\cli\balcon.exe" -n "Microsoft Heera Mobile" -k -p 0 -v 100 -w "rising.mp3" -t "AAA rising"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ou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7]&amp;&quot;.mp3&quot;&quot; -t &quot;&quot;AAA &quot;&amp;[.B2087]&amp;&quot;&quot;&quot;&quot;" office:value-type="string" office:string-value="&quot;C:\Program Files (x86)\Balabolka\cli\balcon.exe&quot; -n &quot;Microsoft Heera Mobile&quot; -k -p 0 -v 100 -w &quot;ought.mp3&quot; -t &quot;AAA ought&quot;">
            <text:p>"C:\Program Files (x86)\Balabolka\cli\balcon.exe" -n "Microsoft Heera Mobile" -k -p 0 -v 100 -w "ought.mp3" -t "AAA ought"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whisp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8]&amp;&quot;.mp3&quot;&quot; -t &quot;&quot;AAA &quot;&amp;[.B2088]&amp;&quot;&quot;&quot;&quot;" office:value-type="string" office:string-value="&quot;C:\Program Files (x86)\Balabolka\cli\balcon.exe&quot; -n &quot;Microsoft Heera Mobile&quot; -k -p 0 -v 100 -w &quot;whispered.mp3&quot; -t &quot;AAA whispered&quot;">
            <text:p>"C:\Program Files (x86)\Balabolka\cli\balcon.exe" -n "Microsoft Heera Mobile" -k -p 0 -v 100 -w "whispered.mp3" -t "AAA whispered"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Nation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89]&amp;&quot;.mp3&quot;&quot; -t &quot;&quot;AAA &quot;&amp;[.B2089]&amp;&quot;&quot;&quot;&quot;" office:value-type="string" office:string-value="&quot;C:\Program Files (x86)\Balabolka\cli\balcon.exe&quot; -n &quot;Microsoft Heera Mobile&quot; -k -p 0 -v 100 -w &quot;National.mp3&quot; -t &quot;AAA National&quot;">
            <text:p>"C:\Program Files (x86)\Balabolka\cli\balcon.exe" -n "Microsoft Heera Mobile" -k -p 0 -v 100 -w "National.mp3" -t "AAA National"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Loui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0]&amp;&quot;.mp3&quot;&quot; -t &quot;&quot;AAA &quot;&amp;[.B2090]&amp;&quot;&quot;&quot;&quot;" office:value-type="string" office:string-value="&quot;C:\Program Files (x86)\Balabolka\cli\balcon.exe&quot; -n &quot;Microsoft Heera Mobile&quot; -k -p 0 -v 100 -w &quot;Louis.mp3&quot; -t &quot;AAA Louis&quot;">
            <text:p>"C:\Program Files (x86)\Balabolka\cli\balcon.exe" -n "Microsoft Heera Mobile" -k -p 0 -v 100 -w "Louis.mp3" -t "AAA Louis"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stra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1]&amp;&quot;.mp3&quot;&quot; -t &quot;&quot;AAA &quot;&amp;[.B2091]&amp;&quot;&quot;&quot;&quot;" office:value-type="string" office:string-value="&quot;C:\Program Files (x86)\Balabolka\cli\balcon.exe&quot; -n &quot;Microsoft Heera Mobile&quot; -k -p 0 -v 100 -w &quot;straw.mp3&quot; -t &quot;AAA straw&quot;">
            <text:p>"C:\Program Files (x86)\Balabolka\cli\balcon.exe" -n "Microsoft Heera Mobile" -k -p 0 -v 100 -w "straw.mp3" -t "AAA straw"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attac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2]&amp;&quot;.mp3&quot;&quot; -t &quot;&quot;AAA &quot;&amp;[.B2092]&amp;&quot;&quot;&quot;&quot;" office:value-type="string" office:string-value="&quot;C:\Program Files (x86)\Balabolka\cli\balcon.exe&quot; -n &quot;Microsoft Heera Mobile&quot; -k -p 0 -v 100 -w &quot;attached.mp3&quot; -t &quot;AAA attached&quot;">
            <text:p>"C:\Program Files (x86)\Balabolka\cli\balcon.exe" -n "Microsoft Heera Mobile" -k -p 0 -v 100 -w "attached.mp3" -t "AAA attached"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wo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3]&amp;&quot;.mp3&quot;&quot; -t &quot;&quot;AAA &quot;&amp;[.B2093]&amp;&quot;&quot;&quot;&quot;" office:value-type="string" office:string-value="&quot;C:\Program Files (x86)\Balabolka\cli\balcon.exe&quot; -n &quot;Microsoft Heera Mobile&quot; -k -p 0 -v 100 -w &quot;wool.mp3&quot; -t &quot;AAA wool&quot;">
            <text:p>"C:\Program Files (x86)\Balabolka\cli\balcon.exe" -n "Microsoft Heera Mobile" -k -p 0 -v 100 -w "wool.mp3" -t "AAA wool"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du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4]&amp;&quot;.mp3&quot;&quot; -t &quot;&quot;AAA &quot;&amp;[.B2094]&amp;&quot;&quot;&quot;&quot;" office:value-type="string" office:string-value="&quot;C:\Program Files (x86)\Balabolka\cli\balcon.exe&quot; -n &quot;Microsoft Heera Mobile&quot; -k -p 0 -v 100 -w &quot;duck.mp3&quot; -t &quot;AAA duck&quot;">
            <text:p>"C:\Program Files (x86)\Balabolka\cli\balcon.exe" -n "Microsoft Heera Mobile" -k -p 0 -v 100 -w "duck.mp3" -t "AAA duck"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t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5]&amp;&quot;.mp3&quot;&quot; -t &quot;&quot;AAA &quot;&amp;[.B2095]&amp;&quot;&quot;&quot;&quot;" office:value-type="string" office:string-value="&quot;C:\Program Files (x86)\Balabolka\cli\balcon.exe&quot; -n &quot;Microsoft Heera Mobile&quot; -k -p 0 -v 100 -w &quot;tear.mp3&quot; -t &quot;AAA tear&quot;">
            <text:p>"C:\Program Files (x86)\Balabolka\cli\balcon.exe" -n "Microsoft Heera Mobile" -k -p 0 -v 100 -w "tear.mp3" -t "AAA tear"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separ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6]&amp;&quot;.mp3&quot;&quot; -t &quot;&quot;AAA &quot;&amp;[.B2096]&amp;&quot;&quot;&quot;&quot;" office:value-type="string" office:string-value="&quot;C:\Program Files (x86)\Balabolka\cli\balcon.exe&quot; -n &quot;Microsoft Heera Mobile&quot; -k -p 0 -v 100 -w &quot;separated.mp3&quot; -t &quot;AAA separated&quot;">
            <text:p>"C:\Program Files (x86)\Balabolka\cli\balcon.exe" -n "Microsoft Heera Mobile" -k -p 0 -v 100 -w "separated.mp3" -t "AAA separated"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ca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7]&amp;&quot;.mp3&quot;&quot; -t &quot;&quot;AAA &quot;&amp;[.B2097]&amp;&quot;&quot;&quot;&quot;" office:value-type="string" office:string-value="&quot;C:\Program Files (x86)\Balabolka\cli\balcon.exe&quot; -n &quot;Microsoft Heera Mobile&quot; -k -p 0 -v 100 -w &quot;cats.mp3&quot; -t &quot;AAA cats&quot;">
            <text:p>"C:\Program Files (x86)\Balabolka\cli\balcon.exe" -n "Microsoft Heera Mobile" -k -p 0 -v 100 -w "cats.mp3" -t "AAA cats"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d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8]&amp;&quot;.mp3&quot;&quot; -t &quot;&quot;AAA &quot;&amp;[.B2098]&amp;&quot;&quot;&quot;&quot;" office:value-type="string" office:string-value="&quot;C:\Program Files (x86)\Balabolka\cli\balcon.exe&quot; -n &quot;Microsoft Heera Mobile&quot; -k -p 0 -v 100 -w &quot;date.mp3&quot; -t &quot;AAA date&quot;">
            <text:p>"C:\Program Files (x86)\Balabolka\cli\balcon.exe" -n "Microsoft Heera Mobile" -k -p 0 -v 100 -w "date.mp3" -t "AAA date"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lay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099]&amp;&quot;.mp3&quot;&quot; -t &quot;&quot;AAA &quot;&amp;[.B2099]&amp;&quot;&quot;&quot;&quot;" office:value-type="string" office:string-value="&quot;C:\Program Files (x86)\Balabolka\cli\balcon.exe&quot; -n &quot;Microsoft Heera Mobile&quot; -k -p 0 -v 100 -w &quot;layers.mp3&quot; -t &quot;AAA layers&quot;">
            <text:p>"C:\Program Files (x86)\Balabolka\cli\balcon.exe" -n "Microsoft Heera Mobile" -k -p 0 -v 100 -w "layers.mp3" -t "AAA layers"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bar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0]&amp;&quot;.mp3&quot;&quot; -t &quot;&quot;AAA &quot;&amp;[.B2100]&amp;&quot;&quot;&quot;&quot;" office:value-type="string" office:string-value="&quot;C:\Program Files (x86)\Balabolka\cli\balcon.exe&quot; -n &quot;Microsoft Heera Mobile&quot; -k -p 0 -v 100 -w &quot;bark.mp3&quot; -t &quot;AAA bark&quot;">
            <text:p>"C:\Program Files (x86)\Balabolka\cli\balcon.exe" -n "Microsoft Heera Mobile" -k -p 0 -v 100 -w "bark.mp3" -t "AAA bark"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colle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1]&amp;&quot;.mp3&quot;&quot; -t &quot;&quot;AAA &quot;&amp;[.B2101]&amp;&quot;&quot;&quot;&quot;" office:value-type="string" office:string-value="&quot;C:\Program Files (x86)\Balabolka\cli\balcon.exe&quot; -n &quot;Microsoft Heera Mobile&quot; -k -p 0 -v 100 -w &quot;college.mp3&quot; -t &quot;AAA college&quot;">
            <text:p>"C:\Program Files (x86)\Balabolka\cli\balcon.exe" -n "Microsoft Heera Mobile" -k -p 0 -v 100 -w "college.mp3" -t "AAA college"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saf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2]&amp;&quot;.mp3&quot;&quot; -t &quot;&quot;AAA &quot;&amp;[.B2102]&amp;&quot;&quot;&quot;&quot;" office:value-type="string" office:string-value="&quot;C:\Program Files (x86)\Balabolka\cli\balcon.exe&quot; -n &quot;Microsoft Heera Mobile&quot; -k -p 0 -v 100 -w &quot;safely.mp3&quot; -t &quot;AAA safely&quot;">
            <text:p>"C:\Program Files (x86)\Balabolka\cli\balcon.exe" -n "Microsoft Heera Mobile" -k -p 0 -v 100 -w "safely.mp3" -t "AAA safely"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furni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3]&amp;&quot;.mp3&quot;&quot; -t &quot;&quot;AAA &quot;&amp;[.B2103]&amp;&quot;&quot;&quot;&quot;" office:value-type="string" office:string-value="&quot;C:\Program Files (x86)\Balabolka\cli\balcon.exe&quot; -n &quot;Microsoft Heera Mobile&quot; -k -p 0 -v 100 -w &quot;furniture.mp3&quot; -t &quot;AAA furniture&quot;">
            <text:p>"C:\Program Files (x86)\Balabolka\cli\balcon.exe" -n "Microsoft Heera Mobile" -k -p 0 -v 100 -w "furniture.mp3" -t "AAA furniture"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lea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4]&amp;&quot;.mp3&quot;&quot; -t &quot;&quot;AAA &quot;&amp;[.B2104]&amp;&quot;&quot;&quot;&quot;" office:value-type="string" office:string-value="&quot;C:\Program Files (x86)\Balabolka\cli\balcon.exe&quot; -n &quot;Microsoft Heera Mobile&quot; -k -p 0 -v 100 -w &quot;leather.mp3&quot; -t &quot;AAA leather&quot;">
            <text:p>"C:\Program Files (x86)\Balabolka\cli\balcon.exe" -n "Microsoft Heera Mobile" -k -p 0 -v 100 -w "leather.mp3" -t "AAA leather"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mo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5]&amp;&quot;.mp3&quot;&quot; -t &quot;&quot;AAA &quot;&amp;[.B2105]&amp;&quot;&quot;&quot;&quot;" office:value-type="string" office:string-value="&quot;C:\Program Files (x86)\Balabolka\cli\balcon.exe&quot; -n &quot;Microsoft Heera Mobile&quot; -k -p 0 -v 100 -w &quot;moon.mp3&quot; -t &quot;AAA moon&quot;">
            <text:p>"C:\Program Files (x86)\Balabolka\cli\balcon.exe" -n "Microsoft Heera Mobile" -k -p 0 -v 100 -w "moon.mp3" -t "AAA moon"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determ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6]&amp;&quot;.mp3&quot;&quot; -t &quot;&quot;AAA &quot;&amp;[.B2106]&amp;&quot;&quot;&quot;&quot;" office:value-type="string" office:string-value="&quot;C:\Program Files (x86)\Balabolka\cli\balcon.exe&quot; -n &quot;Microsoft Heera Mobile&quot; -k -p 0 -v 100 -w &quot;determined.mp3&quot; -t &quot;AAA determined&quot;">
            <text:p>"C:\Program Files (x86)\Balabolka\cli\balcon.exe" -n "Microsoft Heera Mobile" -k -p 0 -v 100 -w "determined.mp3" -t "AAA determined"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exerci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7]&amp;&quot;.mp3&quot;&quot; -t &quot;&quot;AAA &quot;&amp;[.B2107]&amp;&quot;&quot;&quot;&quot;" office:value-type="string" office:string-value="&quot;C:\Program Files (x86)\Balabolka\cli\balcon.exe&quot; -n &quot;Microsoft Heera Mobile&quot; -k -p 0 -v 100 -w &quot;exercises.mp3&quot; -t &quot;AAA exercises&quot;">
            <text:p>"C:\Program Files (x86)\Balabolka\cli\balcon.exe" -n "Microsoft Heera Mobile" -k -p 0 -v 100 -w "exercises.mp3" -t "AAA exercises"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entir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8]&amp;&quot;.mp3&quot;&quot; -t &quot;&quot;AAA &quot;&amp;[.B2108]&amp;&quot;&quot;&quot;&quot;" office:value-type="string" office:string-value="&quot;C:\Program Files (x86)\Balabolka\cli\balcon.exe&quot; -n &quot;Microsoft Heera Mobile&quot; -k -p 0 -v 100 -w &quot;entirely.mp3&quot; -t &quot;AAA entirely&quot;">
            <text:p>"C:\Program Files (x86)\Balabolka\cli\balcon.exe" -n "Microsoft Heera Mobile" -k -p 0 -v 100 -w "entirely.mp3" -t "AAA entirely"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string">
            <text:p>carto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09]&amp;&quot;.mp3&quot;&quot; -t &quot;&quot;AAA &quot;&amp;[.B2109]&amp;&quot;&quot;&quot;&quot;" office:value-type="string" office:string-value="&quot;C:\Program Files (x86)\Balabolka\cli\balcon.exe&quot; -n &quot;Microsoft Heera Mobile&quot; -k -p 0 -v 100 -w &quot;cartoon.mp3&quot; -t &quot;AAA cartoon&quot;">
            <text:p>"C:\Program Files (x86)\Balabolka\cli\balcon.exe" -n "Microsoft Heera Mobile" -k -p 0 -v 100 -w "cartoon.mp3" -t "AAA cartoon"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fact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0]&amp;&quot;.mp3&quot;&quot; -t &quot;&quot;AAA &quot;&amp;[.B2110]&amp;&quot;&quot;&quot;&quot;" office:value-type="string" office:string-value="&quot;C:\Program Files (x86)\Balabolka\cli\balcon.exe&quot; -n &quot;Microsoft Heera Mobile&quot; -k -p 0 -v 100 -w &quot;factor.mp3&quot; -t &quot;AAA factor&quot;">
            <text:p>"C:\Program Files (x86)\Balabolka\cli\balcon.exe" -n "Microsoft Heera Mobile" -k -p 0 -v 100 -w "factor.mp3" -t "AAA factor"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string">
            <text:p>sil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1]&amp;&quot;.mp3&quot;&quot; -t &quot;&quot;AAA &quot;&amp;[.B2111]&amp;&quot;&quot;&quot;&quot;" office:value-type="string" office:string-value="&quot;C:\Program Files (x86)\Balabolka\cli\balcon.exe&quot; -n &quot;Microsoft Heera Mobile&quot; -k -p 0 -v 100 -w &quot;silence.mp3&quot; -t &quot;AAA silence&quot;">
            <text:p>"C:\Program Files (x86)\Balabolka\cli\balcon.exe" -n "Microsoft Heera Mobile" -k -p 0 -v 100 -w "silence.mp3" -t "AAA silence"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comb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2]&amp;&quot;.mp3&quot;&quot; -t &quot;&quot;AAA &quot;&amp;[.B2112]&amp;&quot;&quot;&quot;&quot;" office:value-type="string" office:string-value="&quot;C:\Program Files (x86)\Balabolka\cli\balcon.exe&quot; -n &quot;Microsoft Heera Mobile&quot; -k -p 0 -v 100 -w &quot;combined.mp3&quot; -t &quot;AAA combined&quot;">
            <text:p>"C:\Program Files (x86)\Balabolka\cli\balcon.exe" -n "Microsoft Heera Mobile" -k -p 0 -v 100 -w "combined.mp3" -t "AAA combined"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rema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3]&amp;&quot;.mp3&quot;&quot; -t &quot;&quot;AAA &quot;&amp;[.B2113]&amp;&quot;&quot;&quot;&quot;" office:value-type="string" office:string-value="&quot;C:\Program Files (x86)\Balabolka\cli\balcon.exe&quot; -n &quot;Microsoft Heera Mobile&quot; -k -p 0 -v 100 -w &quot;remains.mp3&quot; -t &quot;AAA remains&quot;">
            <text:p>"C:\Program Files (x86)\Balabolka\cli\balcon.exe" -n "Microsoft Heera Mobile" -k -p 0 -v 100 -w "remains.mp3" -t "AAA remains"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stand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4]&amp;&quot;.mp3&quot;&quot; -t &quot;&quot;AAA &quot;&amp;[.B2114]&amp;&quot;&quot;&quot;&quot;" office:value-type="string" office:string-value="&quot;C:\Program Files (x86)\Balabolka\cli\balcon.exe&quot; -n &quot;Microsoft Heera Mobile&quot; -k -p 0 -v 100 -w &quot;standard.mp3&quot; -t &quot;AAA standard&quot;">
            <text:p>"C:\Program Files (x86)\Balabolka\cli\balcon.exe" -n "Microsoft Heera Mobile" -k -p 0 -v 100 -w "standard.mp3" -t "AAA standard"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sa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5]&amp;&quot;.mp3&quot;&quot; -t &quot;&quot;AAA &quot;&amp;[.B2115]&amp;&quot;&quot;&quot;&quot;" office:value-type="string" office:string-value="&quot;C:\Program Files (x86)\Balabolka\cli\balcon.exe&quot; -n &quot;Microsoft Heera Mobile&quot; -k -p 0 -v 100 -w &quot;saved.mp3&quot; -t &quot;AAA saved&quot;">
            <text:p>"C:\Program Files (x86)\Balabolka\cli\balcon.exe" -n "Microsoft Heera Mobile" -k -p 0 -v 100 -w "saved.mp3" -t "AAA saved"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recen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6]&amp;&quot;.mp3&quot;&quot; -t &quot;&quot;AAA &quot;&amp;[.B2116]&amp;&quot;&quot;&quot;&quot;" office:value-type="string" office:string-value="&quot;C:\Program Files (x86)\Balabolka\cli\balcon.exe&quot; -n &quot;Microsoft Heera Mobile&quot; -k -p 0 -v 100 -w &quot;recently.mp3&quot; -t &quot;AAA recently&quot;">
            <text:p>"C:\Program Files (x86)\Balabolka\cli\balcon.exe" -n "Microsoft Heera Mobile" -k -p 0 -v 100 -w "recently.mp3" -t "AAA recently"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trac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7]&amp;&quot;.mp3&quot;&quot; -t &quot;&quot;AAA &quot;&amp;[.B2117]&amp;&quot;&quot;&quot;&quot;" office:value-type="string" office:string-value="&quot;C:\Program Files (x86)\Balabolka\cli\balcon.exe&quot; -n &quot;Microsoft Heera Mobile&quot; -k -p 0 -v 100 -w &quot;tracks.mp3&quot; -t &quot;AAA tracks&quot;">
            <text:p>"C:\Program Files (x86)\Balabolka\cli\balcon.exe" -n "Microsoft Heera Mobile" -k -p 0 -v 100 -w "tracks.mp3" -t "AAA tracks"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hang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8]&amp;&quot;.mp3&quot;&quot; -t &quot;&quot;AAA &quot;&amp;[.B2118]&amp;&quot;&quot;&quot;&quot;" office:value-type="string" office:string-value="&quot;C:\Program Files (x86)\Balabolka\cli\balcon.exe&quot; -n &quot;Microsoft Heera Mobile&quot; -k -p 0 -v 100 -w &quot;hanging.mp3&quot; -t &quot;AAA hanging&quot;">
            <text:p>"C:\Program Files (x86)\Balabolka\cli\balcon.exe" -n "Microsoft Heera Mobile" -k -p 0 -v 100 -w "hanging.mp3" -t "AAA hanging"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C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19]&amp;&quot;.mp3&quot;&quot; -t &quot;&quot;AAA &quot;&amp;[.B2119]&amp;&quot;&quot;&quot;&quot;" office:value-type="string" office:string-value="&quot;C:\Program Files (x86)\Balabolka\cli\balcon.exe&quot; -n &quot;Microsoft Heera Mobile&quot; -k -p 0 -v 100 -w &quot;City.mp3&quot; -t &quot;AAA City&quot;">
            <text:p>"C:\Program Files (x86)\Balabolka\cli\balcon.exe" -n "Microsoft Heera Mobile" -k -p 0 -v 100 -w "City.mp3" -t "AAA City"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tea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0]&amp;&quot;.mp3&quot;&quot; -t &quot;&quot;AAA &quot;&amp;[.B2120]&amp;&quot;&quot;&quot;&quot;" office:value-type="string" office:string-value="&quot;C:\Program Files (x86)\Balabolka\cli\balcon.exe&quot; -n &quot;Microsoft Heera Mobile&quot; -k -p 0 -v 100 -w &quot;teach.mp3&quot; -t &quot;AAA teach&quot;">
            <text:p>"C:\Program Files (x86)\Balabolka\cli\balcon.exe" -n "Microsoft Heera Mobile" -k -p 0 -v 100 -w "teach.mp3" -t "AAA teach"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invol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1]&amp;&quot;.mp3&quot;&quot; -t &quot;&quot;AAA &quot;&amp;[.B2121]&amp;&quot;&quot;&quot;&quot;" office:value-type="string" office:string-value="&quot;C:\Program Files (x86)\Balabolka\cli\balcon.exe&quot; -n &quot;Microsoft Heera Mobile&quot; -k -p 0 -v 100 -w &quot;involved.mp3&quot; -t &quot;AAA involved&quot;">
            <text:p>"C:\Program Files (x86)\Balabolka\cli\balcon.exe" -n "Microsoft Heera Mobile" -k -p 0 -v 100 -w "involved.mp3" -t "AAA involved"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string">
            <text:p>bigg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2]&amp;&quot;.mp3&quot;&quot; -t &quot;&quot;AAA &quot;&amp;[.B2122]&amp;&quot;&quot;&quot;&quot;" office:value-type="string" office:string-value="&quot;C:\Program Files (x86)\Balabolka\cli\balcon.exe&quot; -n &quot;Microsoft Heera Mobile&quot; -k -p 0 -v 100 -w &quot;biggest.mp3&quot; -t &quot;AAA biggest&quot;">
            <text:p>"C:\Program Files (x86)\Balabolka\cli\balcon.exe" -n "Microsoft Heera Mobile" -k -p 0 -v 100 -w "biggest.mp3" -t "AAA biggest"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office:value-type="string">
            <text:p>gen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3]&amp;&quot;.mp3&quot;&quot; -t &quot;&quot;AAA &quot;&amp;[.B2123]&amp;&quot;&quot;&quot;&quot;" office:value-type="string" office:string-value="&quot;C:\Program Files (x86)\Balabolka\cli\balcon.exe&quot; -n &quot;Microsoft Heera Mobile&quot; -k -p 0 -v 100 -w &quot;gentle.mp3&quot; -t &quot;AAA gentle&quot;">
            <text:p>"C:\Program Files (x86)\Balabolka\cli\balcon.exe" -n "Microsoft Heera Mobile" -k -p 0 -v 100 -w "gentle.mp3" -t "AAA gentle"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string">
            <text:p>stri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4]&amp;&quot;.mp3&quot;&quot; -t &quot;&quot;AAA &quot;&amp;[.B2124]&amp;&quot;&quot;&quot;&quot;" office:value-type="string" office:string-value="&quot;C:\Program Files (x86)\Balabolka\cli\balcon.exe&quot; -n &quot;Microsoft Heera Mobile&quot; -k -p 0 -v 100 -w &quot;strip.mp3&quot; -t &quot;AAA strip&quot;">
            <text:p>"C:\Program Files (x86)\Balabolka\cli\balcon.exe" -n "Microsoft Heera Mobile" -k -p 0 -v 100 -w "strip.mp3" -t "AAA strip"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p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5]&amp;&quot;.mp3&quot;&quot; -t &quot;&quot;AAA &quot;&amp;[.B2125]&amp;&quot;&quot;&quot;&quot;" office:value-type="string" office:string-value="&quot;C:\Program Files (x86)\Balabolka\cli\balcon.exe&quot; -n &quot;Microsoft Heera Mobile&quot; -k -p 0 -v 100 -w &quot;pack.mp3&quot; -t &quot;AAA pack&quot;">
            <text:p>"C:\Program Files (x86)\Balabolka\cli\balcon.exe" -n "Microsoft Heera Mobile" -k -p 0 -v 100 -w "pack.mp3" -t "AAA pack"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b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6]&amp;&quot;.mp3&quot;&quot; -t &quot;&quot;AAA &quot;&amp;[.B2126]&amp;&quot;&quot;&quot;&quot;" office:value-type="string" office:string-value="&quot;C:\Program Files (x86)\Balabolka\cli\balcon.exe&quot; -n &quot;Microsoft Heera Mobile&quot; -k -p 0 -v 100 -w &quot;bare.mp3&quot; -t &quot;AAA bare&quot;">
            <text:p>"C:\Program Files (x86)\Balabolka\cli\balcon.exe" -n "Microsoft Heera Mobile" -k -p 0 -v 100 -w "bare.mp3" -t "AAA bare"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classro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7]&amp;&quot;.mp3&quot;&quot; -t &quot;&quot;AAA &quot;&amp;[.B2127]&amp;&quot;&quot;&quot;&quot;" office:value-type="string" office:string-value="&quot;C:\Program Files (x86)\Balabolka\cli\balcon.exe&quot; -n &quot;Microsoft Heera Mobile&quot; -k -p 0 -v 100 -w &quot;classroom.mp3&quot; -t &quot;AAA classroom&quot;">
            <text:p>"C:\Program Files (x86)\Balabolka\cli\balcon.exe" -n "Microsoft Heera Mobile" -k -p 0 -v 100 -w "classroom.mp3" -t "AAA classroom"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pre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8]&amp;&quot;.mp3&quot;&quot; -t &quot;&quot;AAA &quot;&amp;[.B2128]&amp;&quot;&quot;&quot;&quot;" office:value-type="string" office:string-value="&quot;C:\Program Files (x86)\Balabolka\cli\balcon.exe&quot; -n &quot;Microsoft Heera Mobile&quot; -k -p 0 -v 100 -w &quot;press.mp3&quot; -t &quot;AAA press&quot;">
            <text:p>"C:\Program Files (x86)\Balabolka\cli\balcon.exe" -n "Microsoft Heera Mobile" -k -p 0 -v 100 -w "press.mp3" -t "AAA press"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string">
            <text:p>sailo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29]&amp;&quot;.mp3&quot;&quot; -t &quot;&quot;AAA &quot;&amp;[.B2129]&amp;&quot;&quot;&quot;&quot;" office:value-type="string" office:string-value="&quot;C:\Program Files (x86)\Balabolka\cli\balcon.exe&quot; -n &quot;Microsoft Heera Mobile&quot; -k -p 0 -v 100 -w &quot;sailors.mp3&quot; -t &quot;AAA sailors&quot;">
            <text:p>"C:\Program Files (x86)\Balabolka\cli\balcon.exe" -n "Microsoft Heera Mobile" -k -p 0 -v 100 -w "sailors.mp3" -t "AAA sailors"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ch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0]&amp;&quot;.mp3&quot;&quot; -t &quot;&quot;AAA &quot;&amp;[.B2130]&amp;&quot;&quot;&quot;&quot;" office:value-type="string" office:string-value="&quot;C:\Program Files (x86)\Balabolka\cli\balcon.exe&quot; -n &quot;Microsoft Heera Mobile&quot; -k -p 0 -v 100 -w &quot;chain.mp3&quot; -t &quot;AAA chain&quot;">
            <text:p>"C:\Program Files (x86)\Balabolka\cli\balcon.exe" -n "Microsoft Heera Mobile" -k -p 0 -v 100 -w "chain.mp3" -t "AAA chain"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bi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1]&amp;&quot;.mp3&quot;&quot; -t &quot;&quot;AAA &quot;&amp;[.B2131]&amp;&quot;&quot;&quot;&quot;" office:value-type="string" office:string-value="&quot;C:\Program Files (x86)\Balabolka\cli\balcon.exe&quot; -n &quot;Microsoft Heera Mobile&quot; -k -p 0 -v 100 -w &quot;bits.mp3&quot; -t &quot;AAA bits&quot;">
            <text:p>"C:\Program Files (x86)\Balabolka\cli\balcon.exe" -n "Microsoft Heera Mobile" -k -p 0 -v 100 -w "bits.mp3" -t "AAA bits"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rabb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2]&amp;&quot;.mp3&quot;&quot; -t &quot;&quot;AAA &quot;&amp;[.B2132]&amp;&quot;&quot;&quot;&quot;" office:value-type="string" office:string-value="&quot;C:\Program Files (x86)\Balabolka\cli\balcon.exe&quot; -n &quot;Microsoft Heera Mobile&quot; -k -p 0 -v 100 -w &quot;rabbit.mp3&quot; -t &quot;AAA rabbit&quot;">
            <text:p>"C:\Program Files (x86)\Balabolka\cli\balcon.exe" -n "Microsoft Heera Mobile" -k -p 0 -v 100 -w "rabbit.mp3" -t "AAA rabbit"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sha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3]&amp;&quot;.mp3&quot;&quot; -t &quot;&quot;AAA &quot;&amp;[.B2133]&amp;&quot;&quot;&quot;&quot;" office:value-type="string" office:string-value="&quot;C:\Program Files (x86)\Balabolka\cli\balcon.exe&quot; -n &quot;Microsoft Heera Mobile&quot; -k -p 0 -v 100 -w &quot;shaped.mp3&quot; -t &quot;AAA shaped&quot;">
            <text:p>"C:\Program Files (x86)\Balabolka\cli\balcon.exe" -n "Microsoft Heera Mobile" -k -p 0 -v 100 -w "shaped.mp3" -t "AAA shaped"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string">
            <text:p>breat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4]&amp;&quot;.mp3&quot;&quot; -t &quot;&quot;AAA &quot;&amp;[.B2134]&amp;&quot;&quot;&quot;&quot;" office:value-type="string" office:string-value="&quot;C:\Program Files (x86)\Balabolka\cli\balcon.exe&quot; -n &quot;Microsoft Heera Mobile&quot; -k -p 0 -v 100 -w &quot;breathing.mp3&quot; -t &quot;AAA breathing&quot;">
            <text:p>"C:\Program Files (x86)\Balabolka\cli\balcon.exe" -n "Microsoft Heera Mobile" -k -p 0 -v 100 -w "breathing.mp3" -t "AAA breathing"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helpfu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5]&amp;&quot;.mp3&quot;&quot; -t &quot;&quot;AAA &quot;&amp;[.B2135]&amp;&quot;&quot;&quot;&quot;" office:value-type="string" office:string-value="&quot;C:\Program Files (x86)\Balabolka\cli\balcon.exe&quot; -n &quot;Microsoft Heera Mobile&quot; -k -p 0 -v 100 -w &quot;helpful.mp3&quot; -t &quot;AAA helpful&quot;">
            <text:p>"C:\Program Files (x86)\Balabolka\cli\balcon.exe" -n "Microsoft Heera Mobile" -k -p 0 -v 100 -w "helpful.mp3" -t "AAA helpful"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newspap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6]&amp;&quot;.mp3&quot;&quot; -t &quot;&quot;AAA &quot;&amp;[.B2136]&amp;&quot;&quot;&quot;&quot;" office:value-type="string" office:string-value="&quot;C:\Program Files (x86)\Balabolka\cli\balcon.exe&quot; -n &quot;Microsoft Heera Mobile&quot; -k -p 0 -v 100 -w &quot;newspapers.mp3&quot; -t &quot;AAA newspapers&quot;">
            <text:p>"C:\Program Files (x86)\Balabolka\cli\balcon.exe" -n "Microsoft Heera Mobile" -k -p 0 -v 100 -w "newspapers.mp3" -t "AAA newspapers"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p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7]&amp;&quot;.mp3&quot;&quot; -t &quot;&quot;AAA &quot;&amp;[.B2137]&amp;&quot;&quot;&quot;&quot;" office:value-type="string" office:string-value="&quot;C:\Program Files (x86)\Balabolka\cli\balcon.exe&quot; -n &quot;Microsoft Heera Mobile&quot; -k -p 0 -v 100 -w &quot;pound.mp3&quot; -t &quot;AAA pound&quot;">
            <text:p>"C:\Program Files (x86)\Balabolka\cli\balcon.exe" -n "Microsoft Heera Mobile" -k -p 0 -v 100 -w "pound.mp3" -t "AAA pound"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p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8]&amp;&quot;.mp3&quot;&quot; -t &quot;&quot;AAA &quot;&amp;[.B2138]&amp;&quot;&quot;&quot;&quot;" office:value-type="string" office:string-value="&quot;C:\Program Files (x86)\Balabolka\cli\balcon.exe&quot; -n &quot;Microsoft Heera Mobile&quot; -k -p 0 -v 100 -w &quot;pure.mp3&quot; -t &quot;AAA pure&quot;">
            <text:p>"C:\Program Files (x86)\Balabolka\cli\balcon.exe" -n "Microsoft Heera Mobile" -k -p 0 -v 100 -w "pure.mp3" -t "AAA pure"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forg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39]&amp;&quot;.mp3&quot;&quot; -t &quot;&quot;AAA &quot;&amp;[.B2139]&amp;&quot;&quot;&quot;&quot;" office:value-type="string" office:string-value="&quot;C:\Program Files (x86)\Balabolka\cli\balcon.exe&quot; -n &quot;Microsoft Heera Mobile&quot; -k -p 0 -v 100 -w &quot;forget.mp3&quot; -t &quot;AAA forget&quot;">
            <text:p>"C:\Program Files (x86)\Balabolka\cli\balcon.exe" -n "Microsoft Heera Mobile" -k -p 0 -v 100 -w "forget.mp3" -t "AAA forget"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musi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0]&amp;&quot;.mp3&quot;&quot; -t &quot;&quot;AAA &quot;&amp;[.B2140]&amp;&quot;&quot;&quot;&quot;" office:value-type="string" office:string-value="&quot;C:\Program Files (x86)\Balabolka\cli\balcon.exe&quot; -n &quot;Microsoft Heera Mobile&quot; -k -p 0 -v 100 -w &quot;musical.mp3&quot; -t &quot;AAA musical&quot;">
            <text:p>"C:\Program Files (x86)\Balabolka\cli\balcon.exe" -n "Microsoft Heera Mobile" -k -p 0 -v 100 -w "musical.mp3" -t "AAA musical"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string">
            <text:p>ment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1]&amp;&quot;.mp3&quot;&quot; -t &quot;&quot;AAA &quot;&amp;[.B2141]&amp;&quot;&quot;&quot;&quot;" office:value-type="string" office:string-value="&quot;C:\Program Files (x86)\Balabolka\cli\balcon.exe&quot; -n &quot;Microsoft Heera Mobile&quot; -k -p 0 -v 100 -w &quot;mentor.mp3&quot; -t &quot;AAA mentor&quot;">
            <text:p>"C:\Program Files (x86)\Balabolka\cli\balcon.exe" -n "Microsoft Heera Mobile" -k -p 0 -v 100 -w "mentor.mp3" -t "AAA mentor"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lay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2]&amp;&quot;.mp3&quot;&quot; -t &quot;&quot;AAA &quot;&amp;[.B2142]&amp;&quot;&quot;&quot;&quot;" office:value-type="string" office:string-value="&quot;C:\Program Files (x86)\Balabolka\cli\balcon.exe&quot; -n &quot;Microsoft Heera Mobile&quot; -k -p 0 -v 100 -w &quot;layer.mp3&quot; -t &quot;AAA layer&quot;">
            <text:p>"C:\Program Files (x86)\Balabolka\cli\balcon.exe" -n "Microsoft Heera Mobile" -k -p 0 -v 100 -w "layer.mp3" -t "AAA layer"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string">
            <text:p>subst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3]&amp;&quot;.mp3&quot;&quot; -t &quot;&quot;AAA &quot;&amp;[.B2143]&amp;&quot;&quot;&quot;&quot;" office:value-type="string" office:string-value="&quot;C:\Program Files (x86)\Balabolka\cli\balcon.exe&quot; -n &quot;Microsoft Heera Mobile&quot; -k -p 0 -v 100 -w &quot;substance.mp3&quot; -t &quot;AAA substance&quot;">
            <text:p>"C:\Program Files (x86)\Balabolka\cli\balcon.exe" -n "Microsoft Heera Mobile" -k -p 0 -v 100 -w "substance.mp3" -t "AAA substance"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cho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4]&amp;&quot;.mp3&quot;&quot; -t &quot;&quot;AAA &quot;&amp;[.B2144]&amp;&quot;&quot;&quot;&quot;" office:value-type="string" office:string-value="&quot;C:\Program Files (x86)\Balabolka\cli\balcon.exe&quot; -n &quot;Microsoft Heera Mobile&quot; -k -p 0 -v 100 -w &quot;choice.mp3&quot; -t &quot;AAA choice&quot;">
            <text:p>"C:\Program Files (x86)\Balabolka\cli\balcon.exe" -n "Microsoft Heera Mobile" -k -p 0 -v 100 -w "choice.mp3" -t "AAA choice"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string">
            <text:p>prep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5]&amp;&quot;.mp3&quot;&quot; -t &quot;&quot;AAA &quot;&amp;[.B2145]&amp;&quot;&quot;&quot;&quot;" office:value-type="string" office:string-value="&quot;C:\Program Files (x86)\Balabolka\cli\balcon.exe&quot; -n &quot;Microsoft Heera Mobile&quot; -k -p 0 -v 100 -w &quot;prepare.mp3&quot; -t &quot;AAA prepare&quot;">
            <text:p>"C:\Program Files (x86)\Balabolka\cli\balcon.exe" -n "Microsoft Heera Mobile" -k -p 0 -v 100 -w "prepare.mp3" -t "AAA prepare"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fix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6]&amp;&quot;.mp3&quot;&quot; -t &quot;&quot;AAA &quot;&amp;[.B2146]&amp;&quot;&quot;&quot;&quot;" office:value-type="string" office:string-value="&quot;C:\Program Files (x86)\Balabolka\cli\balcon.exe&quot; -n &quot;Microsoft Heera Mobile&quot; -k -p 0 -v 100 -w &quot;fixed.mp3&quot; -t &quot;AAA fixed&quot;">
            <text:p>"C:\Program Files (x86)\Balabolka\cli\balcon.exe" -n "Microsoft Heera Mobile" -k -p 0 -v 100 -w "fixed.mp3" -t "AAA fixed"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environ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7]&amp;&quot;.mp3&quot;&quot; -t &quot;&quot;AAA &quot;&amp;[.B2147]&amp;&quot;&quot;&quot;&quot;" office:value-type="string" office:string-value="&quot;C:\Program Files (x86)\Balabolka\cli\balcon.exe&quot; -n &quot;Microsoft Heera Mobile&quot; -k -p 0 -v 100 -w &quot;environment.mp3&quot; -t &quot;AAA environment&quot;">
            <text:p>"C:\Program Files (x86)\Balabolka\cli\balcon.exe" -n "Microsoft Heera Mobile" -k -p 0 -v 100 -w "environment.mp3" -t "AAA environment"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Jimm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8]&amp;&quot;.mp3&quot;&quot; -t &quot;&quot;AAA &quot;&amp;[.B2148]&amp;&quot;&quot;&quot;&quot;" office:value-type="string" office:string-value="&quot;C:\Program Files (x86)\Balabolka\cli\balcon.exe&quot; -n &quot;Microsoft Heera Mobile&quot; -k -p 0 -v 100 -w &quot;Jimmy.mp3&quot; -t &quot;AAA Jimmy&quot;">
            <text:p>"C:\Program Files (x86)\Balabolka\cli\balcon.exe" -n "Microsoft Heera Mobile" -k -p 0 -v 100 -w "Jimmy.mp3" -t "AAA Jimmy"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high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49]&amp;&quot;.mp3&quot;&quot; -t &quot;&quot;AAA &quot;&amp;[.B2149]&amp;&quot;&quot;&quot;&quot;" office:value-type="string" office:string-value="&quot;C:\Program Files (x86)\Balabolka\cli\balcon.exe&quot; -n &quot;Microsoft Heera Mobile&quot; -k -p 0 -v 100 -w &quot;highly.mp3&quot; -t &quot;AAA highly&quot;">
            <text:p>"C:\Program Files (x86)\Balabolka\cli\balcon.exe" -n "Microsoft Heera Mobile" -k -p 0 -v 100 -w "highly.mp3" -t "AAA highly"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Vall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0]&amp;&quot;.mp3&quot;&quot; -t &quot;&quot;AAA &quot;&amp;[.B2150]&amp;&quot;&quot;&quot;&quot;" office:value-type="string" office:string-value="&quot;C:\Program Files (x86)\Balabolka\cli\balcon.exe&quot; -n &quot;Microsoft Heera Mobile&quot; -k -p 0 -v 100 -w &quot;Valley.mp3&quot; -t &quot;AAA Valley&quot;">
            <text:p>"C:\Program Files (x86)\Balabolka\cli\balcon.exe" -n "Microsoft Heera Mobile" -k -p 0 -v 100 -w "Valley.mp3" -t "AAA Valley"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string">
            <text:p>spok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1]&amp;&quot;.mp3&quot;&quot; -t &quot;&quot;AAA &quot;&amp;[.B2151]&amp;&quot;&quot;&quot;&quot;" office:value-type="string" office:string-value="&quot;C:\Program Files (x86)\Balabolka\cli\balcon.exe&quot; -n &quot;Microsoft Heera Mobile&quot; -k -p 0 -v 100 -w &quot;spoken.mp3&quot; -t &quot;AAA spoken&quot;">
            <text:p>"C:\Program Files (x86)\Balabolka\cli\balcon.exe" -n "Microsoft Heera Mobile" -k -p 0 -v 100 -w "spoken.mp3" -t "AAA spoken"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Sund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2]&amp;&quot;.mp3&quot;&quot; -t &quot;&quot;AAA &quot;&amp;[.B2152]&amp;&quot;&quot;&quot;&quot;" office:value-type="string" office:string-value="&quot;C:\Program Files (x86)\Balabolka\cli\balcon.exe&quot; -n &quot;Microsoft Heera Mobile&quot; -k -p 0 -v 100 -w &quot;Sunday.mp3&quot; -t &quot;AAA Sunday&quot;">
            <text:p>"C:\Program Files (x86)\Balabolka\cli\balcon.exe" -n "Microsoft Heera Mobile" -k -p 0 -v 100 -w "Sunday.mp3" -t "AAA Sunday"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string">
            <text:p>ocea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3]&amp;&quot;.mp3&quot;&quot; -t &quot;&quot;AAA &quot;&amp;[.B2153]&amp;&quot;&quot;&quot;&quot;" office:value-type="string" office:string-value="&quot;C:\Program Files (x86)\Balabolka\cli\balcon.exe&quot; -n &quot;Microsoft Heera Mobile&quot; -k -p 0 -v 100 -w &quot;oceans.mp3&quot; -t &quot;AAA oceans&quot;">
            <text:p>"C:\Program Files (x86)\Balabolka\cli\balcon.exe" -n "Microsoft Heera Mobile" -k -p 0 -v 100 -w "oceans.mp3" -t "AAA oceans"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disea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4]&amp;&quot;.mp3&quot;&quot; -t &quot;&quot;AAA &quot;&amp;[.B2154]&amp;&quot;&quot;&quot;&quot;" office:value-type="string" office:string-value="&quot;C:\Program Files (x86)\Balabolka\cli\balcon.exe&quot; -n &quot;Microsoft Heera Mobile&quot; -k -p 0 -v 100 -w &quot;disease.mp3&quot; -t &quot;AAA disease&quot;">
            <text:p>"C:\Program Files (x86)\Balabolka\cli\balcon.exe" -n "Microsoft Heera Mobile" -k -p 0 -v 100 -w "disease.mp3" -t "AAA disease"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ban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5]&amp;&quot;.mp3&quot;&quot; -t &quot;&quot;AAA &quot;&amp;[.B2155]&amp;&quot;&quot;&quot;&quot;" office:value-type="string" office:string-value="&quot;C:\Program Files (x86)\Balabolka\cli\balcon.exe&quot; -n &quot;Microsoft Heera Mobile&quot; -k -p 0 -v 100 -w &quot;banks.mp3&quot; -t &quot;AAA banks&quot;">
            <text:p>"C:\Program Files (x86)\Balabolka\cli\balcon.exe" -n "Microsoft Heera Mobile" -k -p 0 -v 100 -w "banks.mp3" -t "AAA banks"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depe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6]&amp;&quot;.mp3&quot;&quot; -t &quot;&quot;AAA &quot;&amp;[.B2156]&amp;&quot;&quot;&quot;&quot;" office:value-type="string" office:string-value="&quot;C:\Program Files (x86)\Balabolka\cli\balcon.exe&quot; -n &quot;Microsoft Heera Mobile&quot; -k -p 0 -v 100 -w &quot;depend.mp3&quot; -t &quot;AAA depend&quot;">
            <text:p>"C:\Program Files (x86)\Balabolka\cli\balcon.exe" -n "Microsoft Heera Mobile" -k -p 0 -v 100 -w "depend.mp3" -t "AAA depend"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sai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7]&amp;&quot;.mp3&quot;&quot; -t &quot;&quot;AAA &quot;&amp;[.B2157]&amp;&quot;&quot;&quot;&quot;" office:value-type="string" office:string-value="&quot;C:\Program Files (x86)\Balabolka\cli\balcon.exe&quot; -n &quot;Microsoft Heera Mobile&quot; -k -p 0 -v 100 -w &quot;sailing.mp3&quot; -t &quot;AAA sailing&quot;">
            <text:p>"C:\Program Files (x86)\Balabolka\cli\balcon.exe" -n "Microsoft Heera Mobile" -k -p 0 -v 100 -w "sailing.mp3" -t "AAA sailing"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shor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8]&amp;&quot;.mp3&quot;&quot; -t &quot;&quot;AAA &quot;&amp;[.B2158]&amp;&quot;&quot;&quot;&quot;" office:value-type="string" office:string-value="&quot;C:\Program Files (x86)\Balabolka\cli\balcon.exe&quot; -n &quot;Microsoft Heera Mobile&quot; -k -p 0 -v 100 -w &quot;shorter.mp3&quot; -t &quot;AAA shorter&quot;">
            <text:p>"C:\Program Files (x86)\Balabolka\cli\balcon.exe" -n "Microsoft Heera Mobile" -k -p 0 -v 100 -w "shorter.mp3" -t "AAA shorter"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office:value-type="string">
            <text:p>sna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59]&amp;&quot;.mp3&quot;&quot; -t &quot;&quot;AAA &quot;&amp;[.B2159]&amp;&quot;&quot;&quot;&quot;" office:value-type="string" office:string-value="&quot;C:\Program Files (x86)\Balabolka\cli\balcon.exe&quot; -n &quot;Microsoft Heera Mobile&quot; -k -p 0 -v 100 -w &quot;snake.mp3&quot; -t &quot;AAA snake&quot;">
            <text:p>"C:\Program Files (x86)\Balabolka\cli\balcon.exe" -n "Microsoft Heera Mobile" -k -p 0 -v 100 -w "snake.mp3" -t "AAA snake"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ballo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0]&amp;&quot;.mp3&quot;&quot; -t &quot;&quot;AAA &quot;&amp;[.B2160]&amp;&quot;&quot;&quot;&quot;" office:value-type="string" office:string-value="&quot;C:\Program Files (x86)\Balabolka\cli\balcon.exe&quot; -n &quot;Microsoft Heera Mobile&quot; -k -p 0 -v 100 -w &quot;balloon.mp3&quot; -t &quot;AAA balloon&quot;">
            <text:p>"C:\Program Files (x86)\Balabolka\cli\balcon.exe" -n "Microsoft Heera Mobile" -k -p 0 -v 100 -w "balloon.mp3" -t "AAA balloon"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office:value-type="string">
            <text:p>exclaim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1]&amp;&quot;.mp3&quot;&quot; -t &quot;&quot;AAA &quot;&amp;[.B2161]&amp;&quot;&quot;&quot;&quot;" office:value-type="string" office:string-value="&quot;C:\Program Files (x86)\Balabolka\cli\balcon.exe&quot; -n &quot;Microsoft Heera Mobile&quot; -k -p 0 -v 100 -w &quot;exclaimed.mp3&quot; -t &quot;AAA exclaimed&quot;">
            <text:p>"C:\Program Files (x86)\Balabolka\cli\balcon.exe" -n "Microsoft Heera Mobile" -k -p 0 -v 100 -w "exclaimed.mp3" -t "AAA exclaimed"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chee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2]&amp;&quot;.mp3&quot;&quot; -t &quot;&quot;AAA &quot;&amp;[.B2162]&amp;&quot;&quot;&quot;&quot;" office:value-type="string" office:string-value="&quot;C:\Program Files (x86)\Balabolka\cli\balcon.exe&quot; -n &quot;Microsoft Heera Mobile&quot; -k -p 0 -v 100 -w &quot;cheese.mp3&quot; -t &quot;AAA cheese&quot;">
            <text:p>"C:\Program Files (x86)\Balabolka\cli\balcon.exe" -n "Microsoft Heera Mobile" -k -p 0 -v 100 -w "cheese.mp3" -t "AAA cheese"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orgott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3]&amp;&quot;.mp3&quot;&quot; -t &quot;&quot;AAA &quot;&amp;[.B2163]&amp;&quot;&quot;&quot;&quot;" office:value-type="string" office:string-value="&quot;C:\Program Files (x86)\Balabolka\cli\balcon.exe&quot; -n &quot;Microsoft Heera Mobile&quot; -k -p 0 -v 100 -w &quot;forgotten.mp3&quot; -t &quot;AAA forgotten&quot;">
            <text:p>"C:\Program Files (x86)\Balabolka\cli\balcon.exe" -n "Microsoft Heera Mobile" -k -p 0 -v 100 -w "forgotten.mp3" -t "AAA forgotten"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husb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4]&amp;&quot;.mp3&quot;&quot; -t &quot;&quot;AAA &quot;&amp;[.B2164]&amp;&quot;&quot;&quot;&quot;" office:value-type="string" office:string-value="&quot;C:\Program Files (x86)\Balabolka\cli\balcon.exe&quot; -n &quot;Microsoft Heera Mobile&quot; -k -p 0 -v 100 -w &quot;husband.mp3&quot; -t &quot;AAA husband&quot;">
            <text:p>"C:\Program Files (x86)\Balabolka\cli\balcon.exe" -n "Microsoft Heera Mobile" -k -p 0 -v 100 -w "husband.mp3" -t "AAA husband"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par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5]&amp;&quot;.mp3&quot;&quot; -t &quot;&quot;AAA &quot;&amp;[.B2165]&amp;&quot;&quot;&quot;&quot;" office:value-type="string" office:string-value="&quot;C:\Program Files (x86)\Balabolka\cli\balcon.exe&quot; -n &quot;Microsoft Heera Mobile&quot; -k -p 0 -v 100 -w &quot;partly.mp3&quot; -t &quot;AAA partly&quot;">
            <text:p>"C:\Program Files (x86)\Balabolka\cli\balcon.exe" -n "Microsoft Heera Mobile" -k -p 0 -v 100 -w "partly.mp3" -t "AAA partly"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ato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6]&amp;&quot;.mp3&quot;&quot; -t &quot;&quot;AAA &quot;&amp;[.B2166]&amp;&quot;&quot;&quot;&quot;" office:value-type="string" office:string-value="&quot;C:\Program Files (x86)\Balabolka\cli\balcon.exe&quot; -n &quot;Microsoft Heera Mobile&quot; -k -p 0 -v 100 -w &quot;atoms.mp3&quot; -t &quot;AAA atoms&quot;">
            <text:p>"C:\Program Files (x86)\Balabolka\cli\balcon.exe" -n "Microsoft Heera Mobile" -k -p 0 -v 100 -w "atoms.mp3" -t "AAA atoms"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office:value-type="string">
            <text:p>bl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7]&amp;&quot;.mp3&quot;&quot; -t &quot;&quot;AAA &quot;&amp;[.B2167]&amp;&quot;&quot;&quot;&quot;" office:value-type="string" office:string-value="&quot;C:\Program Files (x86)\Balabolka\cli\balcon.exe&quot; -n &quot;Microsoft Heera Mobile&quot; -k -p 0 -v 100 -w &quot;blew.mp3&quot; -t &quot;AAA blew&quot;">
            <text:p>"C:\Program Files (x86)\Balabolka\cli\balcon.exe" -n "Microsoft Heera Mobile" -k -p 0 -v 100 -w "blew.mp3" -t "AAA blew"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string">
            <text:p>doll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8]&amp;&quot;.mp3&quot;&quot; -t &quot;&quot;AAA &quot;&amp;[.B2168]&amp;&quot;&quot;&quot;&quot;" office:value-type="string" office:string-value="&quot;C:\Program Files (x86)\Balabolka\cli\balcon.exe&quot; -n &quot;Microsoft Heera Mobile&quot; -k -p 0 -v 100 -w &quot;dollar.mp3&quot; -t &quot;AAA dollar&quot;">
            <text:p>"C:\Program Files (x86)\Balabolka\cli\balcon.exe" -n "Microsoft Heera Mobile" -k -p 0 -v 100 -w "dollar.mp3" -t "AAA dollar"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office:value-type="string">
            <text:p>wo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69]&amp;&quot;.mp3&quot;&quot; -t &quot;&quot;AAA &quot;&amp;[.B2169]&amp;&quot;&quot;&quot;&quot;" office:value-type="string" office:string-value="&quot;C:\Program Files (x86)\Balabolka\cli\balcon.exe&quot; -n &quot;Microsoft Heera Mobile&quot; -k -p 0 -v 100 -w &quot;worn.mp3&quot; -t &quot;AAA worn&quot;">
            <text:p>"C:\Program Files (x86)\Balabolka\cli\balcon.exe" -n "Microsoft Heera Mobile" -k -p 0 -v 100 -w "worn.mp3" -t "AAA worn"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sho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0]&amp;&quot;.mp3&quot;&quot; -t &quot;&quot;AAA &quot;&amp;[.B2170]&amp;&quot;&quot;&quot;&quot;" office:value-type="string" office:string-value="&quot;C:\Program Files (x86)\Balabolka\cli\balcon.exe&quot; -n &quot;Microsoft Heera Mobile&quot; -k -p 0 -v 100 -w &quot;shoot.mp3&quot; -t &quot;AAA shoot&quot;">
            <text:p>"C:\Program Files (x86)\Balabolka\cli\balcon.exe" -n "Microsoft Heera Mobile" -k -p 0 -v 100 -w "shoot.mp3" -t "AAA shoot"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slip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1]&amp;&quot;.mp3&quot;&quot; -t &quot;&quot;AAA &quot;&amp;[.B2171]&amp;&quot;&quot;&quot;&quot;" office:value-type="string" office:string-value="&quot;C:\Program Files (x86)\Balabolka\cli\balcon.exe&quot; -n &quot;Microsoft Heera Mobile&quot; -k -p 0 -v 100 -w &quot;slipped.mp3&quot; -t &quot;AAA slipped&quot;">
            <text:p>"C:\Program Files (x86)\Balabolka\cli\balcon.exe" -n "Microsoft Heera Mobile" -k -p 0 -v 100 -w "slipped.mp3" -t "AAA slipped"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medic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2]&amp;&quot;.mp3&quot;&quot; -t &quot;&quot;AAA &quot;&amp;[.B2172]&amp;&quot;&quot;&quot;&quot;" office:value-type="string" office:string-value="&quot;C:\Program Files (x86)\Balabolka\cli\balcon.exe&quot; -n &quot;Microsoft Heera Mobile&quot; -k -p 0 -v 100 -w &quot;medicine.mp3&quot; -t &quot;AAA medicine&quot;">
            <text:p>"C:\Program Files (x86)\Balabolka\cli\balcon.exe" -n "Microsoft Heera Mobile" -k -p 0 -v 100 -w "medicine.mp3" -t "AAA medicine"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measu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3]&amp;&quot;.mp3&quot;&quot; -t &quot;&quot;AAA &quot;&amp;[.B2173]&amp;&quot;&quot;&quot;&quot;" office:value-type="string" office:string-value="&quot;C:\Program Files (x86)\Balabolka\cli\balcon.exe&quot; -n &quot;Microsoft Heera Mobile&quot; -k -p 0 -v 100 -w &quot;measured.mp3&quot; -t &quot;AAA measured&quot;">
            <text:p>"C:\Program Files (x86)\Balabolka\cli\balcon.exe" -n "Microsoft Heera Mobile" -k -p 0 -v 100 -w "measured.mp3" -t "AAA measured"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rece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4]&amp;&quot;.mp3&quot;&quot; -t &quot;&quot;AAA &quot;&amp;[.B2174]&amp;&quot;&quot;&quot;&quot;" office:value-type="string" office:string-value="&quot;C:\Program Files (x86)\Balabolka\cli\balcon.exe&quot; -n &quot;Microsoft Heera Mobile&quot; -k -p 0 -v 100 -w &quot;receive.mp3&quot; -t &quot;AAA receive&quot;">
            <text:p>"C:\Program Files (x86)\Balabolka\cli\balcon.exe" -n "Microsoft Heera Mobile" -k -p 0 -v 100 -w "receive.mp3" -t "AAA receive"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produ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5]&amp;&quot;.mp3&quot;&quot; -t &quot;&quot;AAA &quot;&amp;[.B2175]&amp;&quot;&quot;&quot;&quot;" office:value-type="string" office:string-value="&quot;C:\Program Files (x86)\Balabolka\cli\balcon.exe&quot; -n &quot;Microsoft Heera Mobile&quot; -k -p 0 -v 100 -w &quot;produces.mp3&quot; -t &quot;AAA produces&quot;">
            <text:p>"C:\Program Files (x86)\Balabolka\cli\balcon.exe" -n "Microsoft Heera Mobile" -k -p 0 -v 100 -w "produces.mp3" -t "AAA produces"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froz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6]&amp;&quot;.mp3&quot;&quot; -t &quot;&quot;AAA &quot;&amp;[.B2176]&amp;&quot;&quot;&quot;&quot;" office:value-type="string" office:string-value="&quot;C:\Program Files (x86)\Balabolka\cli\balcon.exe&quot; -n &quot;Microsoft Heera Mobile&quot; -k -p 0 -v 100 -w &quot;frozen.mp3&quot; -t &quot;AAA frozen&quot;">
            <text:p>"C:\Program Files (x86)\Balabolka\cli\balcon.exe" -n "Microsoft Heera Mobile" -k -p 0 -v 100 -w "frozen.mp3" -t "AAA frozen"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thro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7]&amp;&quot;.mp3&quot;&quot; -t &quot;&quot;AAA &quot;&amp;[.B2177]&amp;&quot;&quot;&quot;&quot;" office:value-type="string" office:string-value="&quot;C:\Program Files (x86)\Balabolka\cli\balcon.exe&quot; -n &quot;Microsoft Heera Mobile&quot; -k -p 0 -v 100 -w &quot;throat.mp3&quot; -t &quot;AAA throat&quot;">
            <text:p>"C:\Program Files (x86)\Balabolka\cli\balcon.exe" -n "Microsoft Heera Mobile" -k -p 0 -v 100 -w "throat.mp3" -t "AAA throat"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string">
            <text:p>suppo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8]&amp;&quot;.mp3&quot;&quot; -t &quot;&quot;AAA &quot;&amp;[.B2178]&amp;&quot;&quot;&quot;&quot;" office:value-type="string" office:string-value="&quot;C:\Program Files (x86)\Balabolka\cli\balcon.exe&quot; -n &quot;Microsoft Heera Mobile&quot; -k -p 0 -v 100 -w &quot;supposed.mp3&quot; -t &quot;AAA supposed&quot;">
            <text:p>"C:\Program Files (x86)\Balabolka\cli\balcon.exe" -n "Microsoft Heera Mobile" -k -p 0 -v 100 -w "supposed.mp3" -t "AAA supposed"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po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79]&amp;&quot;.mp3&quot;&quot; -t &quot;&quot;AAA &quot;&amp;[.B2179]&amp;&quot;&quot;&quot;&quot;" office:value-type="string" office:string-value="&quot;C:\Program Files (x86)\Balabolka\cli\balcon.exe&quot; -n &quot;Microsoft Heera Mobile&quot; -k -p 0 -v 100 -w &quot;pool.mp3&quot; -t &quot;AAA pool&quot;">
            <text:p>"C:\Program Files (x86)\Balabolka\cli\balcon.exe" -n "Microsoft Heera Mobile" -k -p 0 -v 100 -w "pool.mp3" -t "AAA pool"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truc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0]&amp;&quot;.mp3&quot;&quot; -t &quot;&quot;AAA &quot;&amp;[.B2180]&amp;&quot;&quot;&quot;&quot;" office:value-type="string" office:string-value="&quot;C:\Program Files (x86)\Balabolka\cli\balcon.exe&quot; -n &quot;Microsoft Heera Mobile&quot; -k -p 0 -v 100 -w &quot;trucks.mp3&quot; -t &quot;AAA trucks&quot;">
            <text:p>"C:\Program Files (x86)\Balabolka\cli\balcon.exe" -n "Microsoft Heera Mobile" -k -p 0 -v 100 -w "trucks.mp3" -t "AAA trucks"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condi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1]&amp;&quot;.mp3&quot;&quot; -t &quot;&quot;AAA &quot;&amp;[.B2181]&amp;&quot;&quot;&quot;&quot;" office:value-type="string" office:string-value="&quot;C:\Program Files (x86)\Balabolka\cli\balcon.exe&quot; -n &quot;Microsoft Heera Mobile&quot; -k -p 0 -v 100 -w &quot;condition.mp3&quot; -t &quot;AAA condition&quot;">
            <text:p>"C:\Program Files (x86)\Balabolka\cli\balcon.exe" -n "Microsoft Heera Mobile" -k -p 0 -v 100 -w "condition.mp3" -t "AAA condition"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cowbo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2]&amp;&quot;.mp3&quot;&quot; -t &quot;&quot;AAA &quot;&amp;[.B2182]&amp;&quot;&quot;&quot;&quot;" office:value-type="string" office:string-value="&quot;C:\Program Files (x86)\Balabolka\cli\balcon.exe&quot; -n &quot;Microsoft Heera Mobile&quot; -k -p 0 -v 100 -w &quot;cowboy.mp3&quot; -t &quot;AAA cowboy&quot;">
            <text:p>"C:\Program Files (x86)\Balabolka\cli\balcon.exe" -n "Microsoft Heera Mobile" -k -p 0 -v 100 -w "cowboy.mp3" -t "AAA cowboy"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lon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3]&amp;&quot;.mp3&quot;&quot; -t &quot;&quot;AAA &quot;&amp;[.B2183]&amp;&quot;&quot;&quot;&quot;" office:value-type="string" office:string-value="&quot;C:\Program Files (x86)\Balabolka\cli\balcon.exe&quot; -n &quot;Microsoft Heera Mobile&quot; -k -p 0 -v 100 -w &quot;lonely.mp3&quot; -t &quot;AAA lonely&quot;">
            <text:p>"C:\Program Files (x86)\Balabolka\cli\balcon.exe" -n "Microsoft Heera Mobile" -k -p 0 -v 100 -w "lonely.mp3" -t "AAA lonely"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belo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4]&amp;&quot;.mp3&quot;&quot; -t &quot;&quot;AAA &quot;&amp;[.B2184]&amp;&quot;&quot;&quot;&quot;" office:value-type="string" office:string-value="&quot;C:\Program Files (x86)\Balabolka\cli\balcon.exe&quot; -n &quot;Microsoft Heera Mobile&quot; -k -p 0 -v 100 -w &quot;belongs.mp3&quot; -t &quot;AAA belongs&quot;">
            <text:p>"C:\Program Files (x86)\Balabolka\cli\balcon.exe" -n "Microsoft Heera Mobile" -k -p 0 -v 100 -w "belongs.mp3" -t "AAA belongs"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p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5]&amp;&quot;.mp3&quot;&quot; -t &quot;&quot;AAA &quot;&amp;[.B2185]&amp;&quot;&quot;&quot;&quot;" office:value-type="string" office:string-value="&quot;C:\Program Files (x86)\Balabolka\cli\balcon.exe&quot; -n &quot;Microsoft Heera Mobile&quot; -k -p 0 -v 100 -w &quot;pine.mp3&quot; -t &quot;AAA pine&quot;">
            <text:p>"C:\Program Files (x86)\Balabolka\cli\balcon.exe" -n "Microsoft Heera Mobile" -k -p 0 -v 100 -w "pine.mp3" -t "AAA pine"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consis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6]&amp;&quot;.mp3&quot;&quot; -t &quot;&quot;AAA &quot;&amp;[.B2186]&amp;&quot;&quot;&quot;&quot;" office:value-type="string" office:string-value="&quot;C:\Program Files (x86)\Balabolka\cli\balcon.exe&quot; -n &quot;Microsoft Heera Mobile&quot; -k -p 0 -v 100 -w &quot;consists.mp3&quot; -t &quot;AAA consists&quot;">
            <text:p>"C:\Program Files (x86)\Balabolka\cli\balcon.exe" -n "Microsoft Heera Mobile" -k -p 0 -v 100 -w "consists.mp3" -t "AAA consists"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citize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7]&amp;&quot;.mp3&quot;&quot; -t &quot;&quot;AAA &quot;&amp;[.B2187]&amp;&quot;&quot;&quot;&quot;" office:value-type="string" office:string-value="&quot;C:\Program Files (x86)\Balabolka\cli\balcon.exe&quot; -n &quot;Microsoft Heera Mobile&quot; -k -p 0 -v 100 -w &quot;citizens.mp3&quot; -t &quot;AAA citizens&quot;">
            <text:p>"C:\Program Files (x86)\Balabolka\cli\balcon.exe" -n "Microsoft Heera Mobile" -k -p 0 -v 100 -w "citizens.mp3" -t "AAA citizens"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Smi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8]&amp;&quot;.mp3&quot;&quot; -t &quot;&quot;AAA &quot;&amp;[.B2188]&amp;&quot;&quot;&quot;&quot;" office:value-type="string" office:string-value="&quot;C:\Program Files (x86)\Balabolka\cli\balcon.exe&quot; -n &quot;Microsoft Heera Mobile&quot; -k -p 0 -v 100 -w &quot;Smith.mp3&quot; -t &quot;AAA Smith&quot;">
            <text:p>"C:\Program Files (x86)\Balabolka\cli\balcon.exe" -n "Microsoft Heera Mobile" -k -p 0 -v 100 -w "Smith.mp3" -t "AAA Smith"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convers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89]&amp;&quot;.mp3&quot;&quot; -t &quot;&quot;AAA &quot;&amp;[.B2189]&amp;&quot;&quot;&quot;&quot;" office:value-type="string" office:string-value="&quot;C:\Program Files (x86)\Balabolka\cli\balcon.exe&quot; -n &quot;Microsoft Heera Mobile&quot; -k -p 0 -v 100 -w &quot;conversation.mp3&quot; -t &quot;AAA conversation&quot;">
            <text:p>"C:\Program Files (x86)\Balabolka\cli\balcon.exe" -n "Microsoft Heera Mobile" -k -p 0 -v 100 -w "conversation.mp3" -t "AAA conversation"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colle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0]&amp;&quot;.mp3&quot;&quot; -t &quot;&quot;AAA &quot;&amp;[.B2190]&amp;&quot;&quot;&quot;&quot;" office:value-type="string" office:string-value="&quot;C:\Program Files (x86)\Balabolka\cli\balcon.exe&quot; -n &quot;Microsoft Heera Mobile&quot; -k -p 0 -v 100 -w &quot;collection.mp3&quot; -t &quot;AAA collection&quot;">
            <text:p>"C:\Program Files (x86)\Balabolka\cli\balcon.exe" -n "Microsoft Heera Mobile" -k -p 0 -v 100 -w "collection.mp3" -t "AAA collection"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iff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1]&amp;&quot;.mp3&quot;&quot; -t &quot;&quot;AAA &quot;&amp;[.B2191]&amp;&quot;&quot;&quot;&quot;" office:value-type="string" office:string-value="&quot;C:\Program Files (x86)\Balabolka\cli\balcon.exe&quot; -n &quot;Microsoft Heera Mobile&quot; -k -p 0 -v 100 -w &quot;differ.mp3&quot; -t &quot;AAA differ&quot;">
            <text:p>"C:\Program Files (x86)\Balabolka\cli\balcon.exe" -n "Microsoft Heera Mobile" -k -p 0 -v 100 -w "differ.mp3" -t "AAA differ"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circ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2]&amp;&quot;.mp3&quot;&quot; -t &quot;&quot;AAA &quot;&amp;[.B2192]&amp;&quot;&quot;&quot;&quot;" office:value-type="string" office:string-value="&quot;C:\Program Files (x86)\Balabolka\cli\balcon.exe&quot; -n &quot;Microsoft Heera Mobile&quot; -k -p 0 -v 100 -w &quot;circus.mp3&quot; -t &quot;AAA circus&quot;">
            <text:p>"C:\Program Files (x86)\Balabolka\cli\balcon.exe" -n "Microsoft Heera Mobile" -k -p 0 -v 100 -w "circus.mp3" -t "AAA circus"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audi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3]&amp;&quot;.mp3&quot;&quot; -t &quot;&quot;AAA &quot;&amp;[.B2193]&amp;&quot;&quot;&quot;&quot;" office:value-type="string" office:string-value="&quot;C:\Program Files (x86)\Balabolka\cli\balcon.exe&quot; -n &quot;Microsoft Heera Mobile&quot; -k -p 0 -v 100 -w &quot;audience.mp3&quot; -t &quot;AAA audience&quot;">
            <text:p>"C:\Program Files (x86)\Balabolka\cli\balcon.exe" -n "Microsoft Heera Mobile" -k -p 0 -v 100 -w "audience.mp3" -t "AAA audience"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triang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4]&amp;&quot;.mp3&quot;&quot; -t &quot;&quot;AAA &quot;&amp;[.B2194]&amp;&quot;&quot;&quot;&quot;" office:value-type="string" office:string-value="&quot;C:\Program Files (x86)\Balabolka\cli\balcon.exe&quot; -n &quot;Microsoft Heera Mobile&quot; -k -p 0 -v 100 -w &quot;triangle.mp3&quot; -t &quot;AAA triangle&quot;">
            <text:p>"C:\Program Files (x86)\Balabolka\cli\balcon.exe" -n "Microsoft Heera Mobile" -k -p 0 -v 100 -w "triangle.mp3" -t "AAA triangle"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glob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5]&amp;&quot;.mp3&quot;&quot; -t &quot;&quot;AAA &quot;&amp;[.B2195]&amp;&quot;&quot;&quot;&quot;" office:value-type="string" office:string-value="&quot;C:\Program Files (x86)\Balabolka\cli\balcon.exe&quot; -n &quot;Microsoft Heera Mobile&quot; -k -p 0 -v 100 -w &quot;globe.mp3&quot; -t &quot;AAA globe&quot;">
            <text:p>"C:\Program Files (x86)\Balabolka\cli\balcon.exe" -n "Microsoft Heera Mobile" -k -p 0 -v 100 -w "globe.mp3" -t "AAA globe"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m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6]&amp;&quot;.mp3&quot;&quot; -t &quot;&quot;AAA &quot;&amp;[.B2196]&amp;&quot;&quot;&quot;&quot;" office:value-type="string" office:string-value="&quot;C:\Program Files (x86)\Balabolka\cli\balcon.exe&quot; -n &quot;Microsoft Heera Mobile&quot; -k -p 0 -v 100 -w &quot;mice.mp3&quot; -t &quot;AAA mice&quot;">
            <text:p>"C:\Program Files (x86)\Balabolka\cli\balcon.exe" -n "Microsoft Heera Mobile" -k -p 0 -v 100 -w "mice.mp3" -t "AAA mice"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Bi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7]&amp;&quot;.mp3&quot;&quot; -t &quot;&quot;AAA &quot;&amp;[.B2197]&amp;&quot;&quot;&quot;&quot;" office:value-type="string" office:string-value="&quot;C:\Program Files (x86)\Balabolka\cli\balcon.exe&quot; -n &quot;Microsoft Heera Mobile&quot; -k -p 0 -v 100 -w &quot;Big.mp3&quot; -t &quot;AAA Big&quot;">
            <text:p>"C:\Program Files (x86)\Balabolka\cli\balcon.exe" -n "Microsoft Heera Mobile" -k -p 0 -v 100 -w "Big.mp3" -t "AAA Big"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anywhe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8]&amp;&quot;.mp3&quot;&quot; -t &quot;&quot;AAA &quot;&amp;[.B2198]&amp;&quot;&quot;&quot;&quot;" office:value-type="string" office:string-value="&quot;C:\Program Files (x86)\Balabolka\cli\balcon.exe&quot; -n &quot;Microsoft Heera Mobile&quot; -k -p 0 -v 100 -w &quot;anywhere.mp3&quot; -t &quot;AAA anywhere&quot;">
            <text:p>"C:\Program Files (x86)\Balabolka\cli\balcon.exe" -n "Microsoft Heera Mobile" -k -p 0 -v 100 -w "anywhere.mp3" -t "AAA anywhere"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fo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199]&amp;&quot;.mp3&quot;&quot; -t &quot;&quot;AAA &quot;&amp;[.B2199]&amp;&quot;&quot;&quot;&quot;" office:value-type="string" office:string-value="&quot;C:\Program Files (x86)\Balabolka\cli\balcon.exe&quot; -n &quot;Microsoft Heera Mobile&quot; -k -p 0 -v 100 -w &quot;fog.mp3&quot; -t &quot;AAA fog&quot;">
            <text:p>"C:\Program Files (x86)\Balabolka\cli\balcon.exe" -n "Microsoft Heera Mobile" -k -p 0 -v 100 -w "fog.mp3" -t "AAA fog"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p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0]&amp;&quot;.mp3&quot;&quot; -t &quot;&quot;AAA &quot;&amp;[.B2200]&amp;&quot;&quot;&quot;&quot;" office:value-type="string" office:string-value="&quot;C:\Program Files (x86)\Balabolka\cli\balcon.exe&quot; -n &quot;Microsoft Heera Mobile&quot; -k -p 0 -v 100 -w &quot;pet.mp3&quot; -t &quot;AAA pet&quot;">
            <text:p>"C:\Program Files (x86)\Balabolka\cli\balcon.exe" -n "Microsoft Heera Mobile" -k -p 0 -v 100 -w "pet.mp3" -t "AAA pet"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influ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1]&amp;&quot;.mp3&quot;&quot; -t &quot;&quot;AAA &quot;&amp;[.B2201]&amp;&quot;&quot;&quot;&quot;" office:value-type="string" office:string-value="&quot;C:\Program Files (x86)\Balabolka\cli\balcon.exe&quot; -n &quot;Microsoft Heera Mobile&quot; -k -p 0 -v 100 -w &quot;influence.mp3&quot; -t &quot;AAA influence&quot;">
            <text:p>"C:\Program Files (x86)\Balabolka\cli\balcon.exe" -n "Microsoft Heera Mobile" -k -p 0 -v 100 -w "influence.mp3" -t "AAA influence"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we'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2]&amp;&quot;.mp3&quot;&quot; -t &quot;&quot;AAA &quot;&amp;[.B2202]&amp;&quot;&quot;&quot;&quot;" office:value-type="string" office:string-value="&quot;C:\Program Files (x86)\Balabolka\cli\balcon.exe&quot; -n &quot;Microsoft Heera Mobile&quot; -k -p 0 -v 100 -w &quot;we've.mp3&quot; -t &quot;AAA we've&quot;">
            <text:p>"C:\Program Files (x86)\Balabolka\cli\balcon.exe" -n "Microsoft Heera Mobile" -k -p 0 -v 100 -w "we've.mp3" -t "AAA we've"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Afric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3]&amp;&quot;.mp3&quot;&quot; -t &quot;&quot;AAA &quot;&amp;[.B2203]&amp;&quot;&quot;&quot;&quot;" office:value-type="string" office:string-value="&quot;C:\Program Files (x86)\Balabolka\cli\balcon.exe&quot; -n &quot;Microsoft Heera Mobile&quot; -k -p 0 -v 100 -w &quot;African.mp3&quot; -t &quot;AAA African&quot;">
            <text:p>"C:\Program Files (x86)\Balabolka\cli\balcon.exe" -n "Microsoft Heera Mobile" -k -p 0 -v 100 -w "African.mp3" -t "AAA African"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Ju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4]&amp;&quot;.mp3&quot;&quot; -t &quot;&quot;AAA &quot;&amp;[.B2204]&amp;&quot;&quot;&quot;&quot;" office:value-type="string" office:string-value="&quot;C:\Program Files (x86)\Balabolka\cli\balcon.exe&quot; -n &quot;Microsoft Heera Mobile&quot; -k -p 0 -v 100 -w &quot;June.mp3&quot; -t &quot;AAA June&quot;">
            <text:p>"C:\Program Files (x86)\Balabolka\cli\balcon.exe" -n "Microsoft Heera Mobile" -k -p 0 -v 100 -w "June.mp3" -t "AAA June"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lo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5]&amp;&quot;.mp3&quot;&quot; -t &quot;&quot;AAA &quot;&amp;[.B2205]&amp;&quot;&quot;&quot;&quot;" office:value-type="string" office:string-value="&quot;C:\Program Files (x86)\Balabolka\cli\balcon.exe&quot; -n &quot;Microsoft Heera Mobile&quot; -k -p 0 -v 100 -w &quot;logs.mp3&quot; -t &quot;AAA logs&quot;">
            <text:p>"C:\Program Files (x86)\Balabolka\cli\balcon.exe" -n "Microsoft Heera Mobile" -k -p 0 -v 100 -w "logs.mp3" -t "AAA logs"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ai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6]&amp;&quot;.mp3&quot;&quot; -t &quot;&quot;AAA &quot;&amp;[.B2206]&amp;&quot;&quot;&quot;&quot;" office:value-type="string" office:string-value="&quot;C:\Program Files (x86)\Balabolka\cli\balcon.exe&quot; -n &quot;Microsoft Heera Mobile&quot; -k -p 0 -v 100 -w &quot;aid.mp3&quot; -t &quot;AAA aid&quot;">
            <text:p>"C:\Program Files (x86)\Balabolka\cli\balcon.exe" -n "Microsoft Heera Mobile" -k -p 0 -v 100 -w "aid.mp3" -t "AAA aid"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pi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7]&amp;&quot;.mp3&quot;&quot; -t &quot;&quot;AAA &quot;&amp;[.B2207]&amp;&quot;&quot;&quot;&quot;" office:value-type="string" office:string-value="&quot;C:\Program Files (x86)\Balabolka\cli\balcon.exe&quot; -n &quot;Microsoft Heera Mobile&quot; -k -p 0 -v 100 -w &quot;pile.mp3&quot; -t &quot;AAA pile&quot;">
            <text:p>"C:\Program Files (x86)\Balabolka\cli\balcon.exe" -n "Microsoft Heera Mobile" -k -p 0 -v 100 -w "pile.mp3" -t "AAA pile"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Ju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8]&amp;&quot;.mp3&quot;&quot; -t &quot;&quot;AAA &quot;&amp;[.B2208]&amp;&quot;&quot;&quot;&quot;" office:value-type="string" office:string-value="&quot;C:\Program Files (x86)\Balabolka\cli\balcon.exe&quot; -n &quot;Microsoft Heera Mobile&quot; -k -p 0 -v 100 -w &quot;July.mp3&quot; -t &quot;AAA July&quot;">
            <text:p>"C:\Program Files (x86)\Balabolka\cli\balcon.exe" -n "Microsoft Heera Mobile" -k -p 0 -v 100 -w "July.mp3" -t "AAA July"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wor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09]&amp;&quot;.mp3&quot;&quot; -t &quot;&quot;AAA &quot;&amp;[.B2209]&amp;&quot;&quot;&quot;&quot;" office:value-type="string" office:string-value="&quot;C:\Program Files (x86)\Balabolka\cli\balcon.exe&quot; -n &quot;Microsoft Heera Mobile&quot; -k -p 0 -v 100 -w &quot;worry.mp3&quot; -t &quot;AAA worry&quot;">
            <text:p>"C:\Program Files (x86)\Balabolka\cli\balcon.exe" -n "Microsoft Heera Mobile" -k -p 0 -v 100 -w "worry.mp3" -t "AAA worry"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quar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0]&amp;&quot;.mp3&quot;&quot; -t &quot;&quot;AAA &quot;&amp;[.B2210]&amp;&quot;&quot;&quot;&quot;" office:value-type="string" office:string-value="&quot;C:\Program Files (x86)\Balabolka\cli\balcon.exe&quot; -n &quot;Microsoft Heera Mobile&quot; -k -p 0 -v 100 -w &quot;quarter.mp3&quot; -t &quot;AAA quarter&quot;">
            <text:p>"C:\Program Files (x86)\Balabolka\cli\balcon.exe" -n "Microsoft Heera Mobile" -k -p 0 -v 100 -w "quarter.mp3" -t "AAA quarter"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office:value-type="string">
            <text:p>she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1]&amp;&quot;.mp3&quot;&quot; -t &quot;&quot;AAA &quot;&amp;[.B2211]&amp;&quot;&quot;&quot;&quot;" office:value-type="string" office:string-value="&quot;C:\Program Files (x86)\Balabolka\cli\balcon.exe&quot; -n &quot;Microsoft Heera Mobile&quot; -k -p 0 -v 100 -w &quot;she's.mp3&quot; -t &quot;AAA she's&quot;">
            <text:p>"C:\Program Files (x86)\Balabolka\cli\balcon.exe" -n "Microsoft Heera Mobile" -k -p 0 -v 100 -w "she's.mp3" -t "AAA she's"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ton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2]&amp;&quot;.mp3&quot;&quot; -t &quot;&quot;AAA &quot;&amp;[.B2212]&amp;&quot;&quot;&quot;&quot;" office:value-type="string" office:string-value="&quot;C:\Program Files (x86)\Balabolka\cli\balcon.exe&quot; -n &quot;Microsoft Heera Mobile&quot; -k -p 0 -v 100 -w &quot;tonight.mp3&quot; -t &quot;AAA tonight&quot;">
            <text:p>"C:\Program Files (x86)\Balabolka\cli\balcon.exe" -n "Microsoft Heera Mobile" -k -p 0 -v 100 -w "tonight.mp3" -t "AAA tonight"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bush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3]&amp;&quot;.mp3&quot;&quot; -t &quot;&quot;AAA &quot;&amp;[.B2213]&amp;&quot;&quot;&quot;&quot;" office:value-type="string" office:string-value="&quot;C:\Program Files (x86)\Balabolka\cli\balcon.exe&quot; -n &quot;Microsoft Heera Mobile&quot; -k -p 0 -v 100 -w &quot;bushes.mp3&quot; -t &quot;AAA bushes&quot;">
            <text:p>"C:\Program Files (x86)\Balabolka\cli\balcon.exe" -n "Microsoft Heera Mobile" -k -p 0 -v 100 -w "bushes.mp3" -t "AAA bushes"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ho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4]&amp;&quot;.mp3&quot;&quot; -t &quot;&quot;AAA &quot;&amp;[.B2214]&amp;&quot;&quot;&quot;&quot;" office:value-type="string" office:string-value="&quot;C:\Program Files (x86)\Balabolka\cli\balcon.exe&quot; -n &quot;Microsoft Heera Mobile&quot; -k -p 0 -v 100 -w &quot;hoped.mp3&quot; -t &quot;AAA hoped&quot;">
            <text:p>"C:\Program Files (x86)\Balabolka\cli\balcon.exe" -n "Microsoft Heera Mobile" -k -p 0 -v 100 -w "hoped.mp3" -t "AAA hoped"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complex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5]&amp;&quot;.mp3&quot;&quot; -t &quot;&quot;AAA &quot;&amp;[.B2215]&amp;&quot;&quot;&quot;&quot;" office:value-type="string" office:string-value="&quot;C:\Program Files (x86)\Balabolka\cli\balcon.exe&quot; -n &quot;Microsoft Heera Mobile&quot; -k -p 0 -v 100 -w &quot;complex.mp3&quot; -t &quot;AAA complex&quot;">
            <text:p>"C:\Program Files (x86)\Balabolka\cli\balcon.exe" -n "Microsoft Heera Mobile" -k -p 0 -v 100 -w "complex.mp3" -t "AAA complex"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constru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6]&amp;&quot;.mp3&quot;&quot; -t &quot;&quot;AAA &quot;&amp;[.B2216]&amp;&quot;&quot;&quot;&quot;" office:value-type="string" office:string-value="&quot;C:\Program Files (x86)\Balabolka\cli\balcon.exe&quot; -n &quot;Microsoft Heera Mobile&quot; -k -p 0 -v 100 -w &quot;construction.mp3&quot; -t &quot;AAA construction&quot;">
            <text:p>"C:\Program Files (x86)\Balabolka\cli\balcon.exe" -n "Microsoft Heera Mobile" -k -p 0 -v 100 -w "construction.mp3" -t "AAA construction"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auth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7]&amp;&quot;.mp3&quot;&quot; -t &quot;&quot;AAA &quot;&amp;[.B2217]&amp;&quot;&quot;&quot;&quot;" office:value-type="string" office:string-value="&quot;C:\Program Files (x86)\Balabolka\cli\balcon.exe&quot; -n &quot;Microsoft Heera Mobile&quot; -k -p 0 -v 100 -w &quot;author.mp3&quot; -t &quot;AAA author&quot;">
            <text:p>"C:\Program Files (x86)\Balabolka\cli\balcon.exe" -n "Microsoft Heera Mobile" -k -p 0 -v 100 -w "author.mp3" -t "AAA author"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Qu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8]&amp;&quot;.mp3&quot;&quot; -t &quot;&quot;AAA &quot;&amp;[.B2218]&amp;&quot;&quot;&quot;&quot;" office:value-type="string" office:string-value="&quot;C:\Program Files (x86)\Balabolka\cli\balcon.exe&quot; -n &quot;Microsoft Heera Mobile&quot; -k -p 0 -v 100 -w &quot;Queen.mp3&quot; -t &quot;AAA Queen&quot;">
            <text:p>"C:\Program Files (x86)\Balabolka\cli\balcon.exe" -n "Microsoft Heera Mobile" -k -p 0 -v 100 -w "Queen.mp3" -t "AAA Queen"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tas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19]&amp;&quot;.mp3&quot;&quot; -t &quot;&quot;AAA &quot;&amp;[.B2219]&amp;&quot;&quot;&quot;&quot;" office:value-type="string" office:string-value="&quot;C:\Program Files (x86)\Balabolka\cli\balcon.exe&quot; -n &quot;Microsoft Heera Mobile&quot; -k -p 0 -v 100 -w &quot;task.mp3&quot; -t &quot;AAA task&quot;">
            <text:p>"C:\Program Files (x86)\Balabolka\cli\balcon.exe" -n "Microsoft Heera Mobile" -k -p 0 -v 100 -w "task.mp3" -t "AAA task"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underl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0]&amp;&quot;.mp3&quot;&quot; -t &quot;&quot;AAA &quot;&amp;[.B2220]&amp;&quot;&quot;&quot;&quot;" office:value-type="string" office:string-value="&quot;C:\Program Files (x86)\Balabolka\cli\balcon.exe&quot; -n &quot;Microsoft Heera Mobile&quot; -k -p 0 -v 100 -w &quot;underline.mp3&quot; -t &quot;AAA underline&quot;">
            <text:p>"C:\Program Files (x86)\Balabolka\cli\balcon.exe" -n "Microsoft Heera Mobile" -k -p 0 -v 100 -w "underline.mp3" -t "AAA underline"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1]&amp;&quot;.mp3&quot;&quot; -t &quot;&quot;AAA &quot;&amp;[.B2221]&amp;&quot;&quot;&quot;&quot;" office:value-type="string" office:string-value="&quot;C:\Program Files (x86)\Balabolka\cli\balcon.exe&quot; -n &quot;Microsoft Heera Mobile&quot; -k -p 0 -v 100 -w &quot;Day.mp3&quot; -t &quot;AAA Day&quot;">
            <text:p>"C:\Program Files (x86)\Balabolka\cli\balcon.exe" -n "Microsoft Heera Mobile" -k -p 0 -v 100 -w "Day.mp3" -t "AAA Day"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resear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2]&amp;&quot;.mp3&quot;&quot; -t &quot;&quot;AAA &quot;&amp;[.B2222]&amp;&quot;&quot;&quot;&quot;" office:value-type="string" office:string-value="&quot;C:\Program Files (x86)\Balabolka\cli\balcon.exe&quot; -n &quot;Microsoft Heera Mobile&quot; -k -p 0 -v 100 -w &quot;research.mp3&quot; -t &quot;AAA research&quot;">
            <text:p>"C:\Program Files (x86)\Balabolka\cli\balcon.exe" -n "Microsoft Heera Mobile" -k -p 0 -v 100 -w "research.mp3" -t "AAA research"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basi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3]&amp;&quot;.mp3&quot;&quot; -t &quot;&quot;AAA &quot;&amp;[.B2223]&amp;&quot;&quot;&quot;&quot;" office:value-type="string" office:string-value="&quot;C:\Program Files (x86)\Balabolka\cli\balcon.exe&quot; -n &quot;Microsoft Heera Mobile&quot; -k -p 0 -v 100 -w &quot;basis.mp3&quot; -t &quot;AAA basis&quot;">
            <text:p>"C:\Program Files (x86)\Balabolka\cli\balcon.exe" -n "Microsoft Heera Mobile" -k -p 0 -v 100 -w "basis.mp3" -t "AAA basis"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princip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4]&amp;&quot;.mp3&quot;&quot; -t &quot;&quot;AAA &quot;&amp;[.B2224]&amp;&quot;&quot;&quot;&quot;" office:value-type="string" office:string-value="&quot;C:\Program Files (x86)\Balabolka\cli\balcon.exe&quot; -n &quot;Microsoft Heera Mobile&quot; -k -p 0 -v 100 -w &quot;principal.mp3&quot; -t &quot;AAA principal&quot;">
            <text:p>"C:\Program Files (x86)\Balabolka\cli\balcon.exe" -n "Microsoft Heera Mobile" -k -p 0 -v 100 -w "principal.mp3" -t "AAA principal"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grap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5]&amp;&quot;.mp3&quot;&quot; -t &quot;&quot;AAA &quot;&amp;[.B2225]&amp;&quot;&quot;&quot;&quot;" office:value-type="string" office:string-value="&quot;C:\Program Files (x86)\Balabolka\cli\balcon.exe&quot; -n &quot;Microsoft Heera Mobile&quot; -k -p 0 -v 100 -w &quot;graph.mp3&quot; -t &quot;AAA graph&quot;">
            <text:p>"C:\Program Files (x86)\Balabolka\cli\balcon.exe" -n "Microsoft Heera Mobile" -k -p 0 -v 100 -w "graph.mp3" -t "AAA graph"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string">
            <text:p>eleph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6]&amp;&quot;.mp3&quot;&quot; -t &quot;&quot;AAA &quot;&amp;[.B2226]&amp;&quot;&quot;&quot;&quot;" office:value-type="string" office:string-value="&quot;C:\Program Files (x86)\Balabolka\cli\balcon.exe&quot; -n &quot;Microsoft Heera Mobile&quot; -k -p 0 -v 100 -w &quot;elephant.mp3&quot; -t &quot;AAA elephant&quot;">
            <text:p>"C:\Program Files (x86)\Balabolka\cli\balcon.exe" -n "Microsoft Heera Mobile" -k -p 0 -v 100 -w "elephant.mp3" -t "AAA elephant"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impro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7]&amp;&quot;.mp3&quot;&quot; -t &quot;&quot;AAA &quot;&amp;[.B2227]&amp;&quot;&quot;&quot;&quot;" office:value-type="string" office:string-value="&quot;C:\Program Files (x86)\Balabolka\cli\balcon.exe&quot; -n &quot;Microsoft Heera Mobile&quot; -k -p 0 -v 100 -w &quot;improve.mp3&quot; -t &quot;AAA improve&quot;">
            <text:p>"C:\Program Files (x86)\Balabolka\cli\balcon.exe" -n "Microsoft Heera Mobile" -k -p 0 -v 100 -w "improve.mp3" -t "AAA improve"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frui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8]&amp;&quot;.mp3&quot;&quot; -t &quot;&quot;AAA &quot;&amp;[.B2228]&amp;&quot;&quot;&quot;&quot;" office:value-type="string" office:string-value="&quot;C:\Program Files (x86)\Balabolka\cli\balcon.exe&quot; -n &quot;Microsoft Heera Mobile&quot; -k -p 0 -v 100 -w &quot;fruits.mp3&quot; -t &quot;AAA fruits&quot;">
            <text:p>"C:\Program Files (x86)\Balabolka\cli\balcon.exe" -n "Microsoft Heera Mobile" -k -p 0 -v 100 -w "fruits.mp3" -t "AAA fruits"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string">
            <text:p>old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29]&amp;&quot;.mp3&quot;&quot; -t &quot;&quot;AAA &quot;&amp;[.B2229]&amp;&quot;&quot;&quot;&quot;" office:value-type="string" office:string-value="&quot;C:\Program Files (x86)\Balabolka\cli\balcon.exe&quot; -n &quot;Microsoft Heera Mobile&quot; -k -p 0 -v 100 -w &quot;oldest.mp3&quot; -t &quot;AAA oldest&quot;">
            <text:p>"C:\Program Files (x86)\Balabolka\cli\balcon.exe" -n "Microsoft Heera Mobile" -k -p 0 -v 100 -w "oldest.mp3" -t "AAA oldest"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mou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0]&amp;&quot;.mp3&quot;&quot; -t &quot;&quot;AAA &quot;&amp;[.B2230]&amp;&quot;&quot;&quot;&quot;" office:value-type="string" office:string-value="&quot;C:\Program Files (x86)\Balabolka\cli\balcon.exe&quot; -n &quot;Microsoft Heera Mobile&quot; -k -p 0 -v 100 -w &quot;mouse.mp3&quot; -t &quot;AAA mouse&quot;">
            <text:p>"C:\Program Files (x86)\Balabolka\cli\balcon.exe" -n "Microsoft Heera Mobile" -k -p 0 -v 100 -w "mouse.mp3" -t "AAA mouse"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Virgini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1]&amp;&quot;.mp3&quot;&quot; -t &quot;&quot;AAA &quot;&amp;[.B2231]&amp;&quot;&quot;&quot;&quot;" office:value-type="string" office:string-value="&quot;C:\Program Files (x86)\Balabolka\cli\balcon.exe&quot; -n &quot;Microsoft Heera Mobile&quot; -k -p 0 -v 100 -w &quot;Virginia.mp3&quot; -t &quot;AAA Virginia&quot;">
            <text:p>"C:\Program Files (x86)\Balabolka\cli\balcon.exe" -n "Microsoft Heera Mobile" -k -p 0 -v 100 -w "Virginia.mp3" -t "AAA Virginia"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arr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2]&amp;&quot;.mp3&quot;&quot; -t &quot;&quot;AAA &quot;&amp;[.B2232]&amp;&quot;&quot;&quot;&quot;" office:value-type="string" office:string-value="&quot;C:\Program Files (x86)\Balabolka\cli\balcon.exe&quot; -n &quot;Microsoft Heera Mobile&quot; -k -p 0 -v 100 -w &quot;arrow.mp3&quot; -t &quot;AAA arrow&quot;">
            <text:p>"C:\Program Files (x86)\Balabolka\cli\balcon.exe" -n "Microsoft Heera Mobile" -k -p 0 -v 100 -w "arrow.mp3" -t "AAA arrow"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sto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3]&amp;&quot;.mp3&quot;&quot; -t &quot;&quot;AAA &quot;&amp;[.B2233]&amp;&quot;&quot;&quot;&quot;" office:value-type="string" office:string-value="&quot;C:\Program Files (x86)\Balabolka\cli\balcon.exe&quot; -n &quot;Microsoft Heera Mobile&quot; -k -p 0 -v 100 -w &quot;stores.mp3&quot; -t &quot;AAA stores&quot;">
            <text:p>"C:\Program Files (x86)\Balabolka\cli\balcon.exe" -n "Microsoft Heera Mobile" -k -p 0 -v 100 -w "stores.mp3" -t "AAA stores"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organiz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4]&amp;&quot;.mp3&quot;&quot; -t &quot;&quot;AAA &quot;&amp;[.B2234]&amp;&quot;&quot;&quot;&quot;" office:value-type="string" office:string-value="&quot;C:\Program Files (x86)\Balabolka\cli\balcon.exe&quot; -n &quot;Microsoft Heera Mobile&quot; -k -p 0 -v 100 -w &quot;organized.mp3&quot; -t &quot;AAA organized&quot;">
            <text:p>"C:\Program Files (x86)\Balabolka\cli\balcon.exe" -n "Microsoft Heera Mobile" -k -p 0 -v 100 -w "organized.mp3" -t "AAA organized"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office:value-type="string">
            <text:p>colon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5]&amp;&quot;.mp3&quot;&quot; -t &quot;&quot;AAA &quot;&amp;[.B2235]&amp;&quot;&quot;&quot;&quot;" office:value-type="string" office:string-value="&quot;C:\Program Files (x86)\Balabolka\cli\balcon.exe&quot; -n &quot;Microsoft Heera Mobile&quot; -k -p 0 -v 100 -w &quot;colonies.mp3&quot; -t &quot;AAA colonies&quot;">
            <text:p>"C:\Program Files (x86)\Balabolka\cli\balcon.exe" -n "Microsoft Heera Mobile" -k -p 0 -v 100 -w "colonies.mp3" -t "AAA colonies"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carr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6]&amp;&quot;.mp3&quot;&quot; -t &quot;&quot;AAA &quot;&amp;[.B2236]&amp;&quot;&quot;&quot;&quot;" office:value-type="string" office:string-value="&quot;C:\Program Files (x86)\Balabolka\cli\balcon.exe&quot; -n &quot;Microsoft Heera Mobile&quot; -k -p 0 -v 100 -w &quot;carries.mp3&quot; -t &quot;AAA carries&quot;">
            <text:p>"C:\Program Files (x86)\Balabolka\cli\balcon.exe" -n "Microsoft Heera Mobile" -k -p 0 -v 100 -w "carries.mp3" -t "AAA carries"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evid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7]&amp;&quot;.mp3&quot;&quot; -t &quot;&quot;AAA &quot;&amp;[.B2237]&amp;&quot;&quot;&quot;&quot;" office:value-type="string" office:string-value="&quot;C:\Program Files (x86)\Balabolka\cli\balcon.exe&quot; -n &quot;Microsoft Heera Mobile&quot; -k -p 0 -v 100 -w &quot;evidence.mp3&quot; -t &quot;AAA evidence&quot;">
            <text:p>"C:\Program Files (x86)\Balabolka\cli\balcon.exe" -n "Microsoft Heera Mobile" -k -p 0 -v 100 -w "evidence.mp3" -t "AAA evidence"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string">
            <text:p>Mississippi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8]&amp;&quot;.mp3&quot;&quot; -t &quot;&quot;AAA &quot;&amp;[.B2238]&amp;&quot;&quot;&quot;&quot;" office:value-type="string" office:string-value="&quot;C:\Program Files (x86)\Balabolka\cli\balcon.exe&quot; -n &quot;Microsoft Heera Mobile&quot; -k -p 0 -v 100 -w &quot;Mississippi.mp3&quot; -t &quot;AAA Mississippi&quot;">
            <text:p>"C:\Program Files (x86)\Balabolka\cli\balcon.exe" -n "Microsoft Heera Mobile" -k -p 0 -v 100 -w "Mississippi.mp3" -t "AAA Mississippi"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stud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39]&amp;&quot;.mp3&quot;&quot; -t &quot;&quot;AAA &quot;&amp;[.B2239]&amp;&quot;&quot;&quot;&quot;" office:value-type="string" office:string-value="&quot;C:\Program Files (x86)\Balabolka\cli\balcon.exe&quot; -n &quot;Microsoft Heera Mobile&quot; -k -p 0 -v 100 -w &quot;studies.mp3&quot; -t &quot;AAA studies&quot;">
            <text:p>"C:\Program Files (x86)\Balabolka\cli\balcon.exe" -n "Microsoft Heera Mobile" -k -p 0 -v 100 -w "studies.mp3" -t "AAA studies"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string">
            <text:p>degre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0]&amp;&quot;.mp3&quot;&quot; -t &quot;&quot;AAA &quot;&amp;[.B2240]&amp;&quot;&quot;&quot;&quot;" office:value-type="string" office:string-value="&quot;C:\Program Files (x86)\Balabolka\cli\balcon.exe&quot; -n &quot;Microsoft Heera Mobile&quot; -k -p 0 -v 100 -w &quot;degree.mp3&quot; -t &quot;AAA degree&quot;">
            <text:p>"C:\Program Files (x86)\Balabolka\cli\balcon.exe" -n "Microsoft Heera Mobile" -k -p 0 -v 100 -w "degree.mp3" -t "AAA degree"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produ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1]&amp;&quot;.mp3&quot;&quot; -t &quot;&quot;AAA &quot;&amp;[.B2241]&amp;&quot;&quot;&quot;&quot;" office:value-type="string" office:string-value="&quot;C:\Program Files (x86)\Balabolka\cli\balcon.exe&quot; -n &quot;Microsoft Heera Mobile&quot; -k -p 0 -v 100 -w &quot;production.mp3&quot; -t &quot;AAA production&quot;">
            <text:p>"C:\Program Files (x86)\Balabolka\cli\balcon.exe" -n "Microsoft Heera Mobile" -k -p 0 -v 100 -w "production.mp3" -t "AAA production"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mot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2]&amp;&quot;.mp3&quot;&quot; -t &quot;&quot;AAA &quot;&amp;[.B2242]&amp;&quot;&quot;&quot;&quot;" office:value-type="string" office:string-value="&quot;C:\Program Files (x86)\Balabolka\cli\balcon.exe&quot; -n &quot;Microsoft Heera Mobile&quot; -k -p 0 -v 100 -w &quot;motor.mp3&quot; -t &quot;AAA motor&quot;">
            <text:p>"C:\Program Files (x86)\Balabolka\cli\balcon.exe" -n "Microsoft Heera Mobile" -k -p 0 -v 100 -w "motor.mp3" -t "AAA motor"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numera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3]&amp;&quot;.mp3&quot;&quot; -t &quot;&quot;AAA &quot;&amp;[.B2243]&amp;&quot;&quot;&quot;&quot;" office:value-type="string" office:string-value="&quot;C:\Program Files (x86)\Balabolka\cli\balcon.exe&quot; -n &quot;Microsoft Heera Mobile&quot; -k -p 0 -v 100 -w &quot;numerals.mp3&quot; -t &quot;AAA numerals&quot;">
            <text:p>"C:\Program Files (x86)\Balabolka\cli\balcon.exe" -n "Microsoft Heera Mobile" -k -p 0 -v 100 -w "numerals.mp3" -t "AAA numerals"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string">
            <text:p>pian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4]&amp;&quot;.mp3&quot;&quot; -t &quot;&quot;AAA &quot;&amp;[.B2244]&amp;&quot;&quot;&quot;&quot;" office:value-type="string" office:string-value="&quot;C:\Program Files (x86)\Balabolka\cli\balcon.exe&quot; -n &quot;Microsoft Heera Mobile&quot; -k -p 0 -v 100 -w &quot;piano.mp3&quot; -t &quot;AAA piano&quot;">
            <text:p>"C:\Program Files (x86)\Balabolka\cli\balcon.exe" -n "Microsoft Heera Mobile" -k -p 0 -v 100 -w "piano.mp3" -t "AAA piano"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han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5]&amp;&quot;.mp3&quot;&quot; -t &quot;&quot;AAA &quot;&amp;[.B2245]&amp;&quot;&quot;&quot;&quot;" office:value-type="string" office:string-value="&quot;C:\Program Files (x86)\Balabolka\cli\balcon.exe&quot; -n &quot;Microsoft Heera Mobile&quot; -k -p 0 -v 100 -w &quot;handed.mp3&quot; -t &quot;AAA handed&quot;">
            <text:p>"C:\Program Files (x86)\Balabolka\cli\balcon.exe" -n "Microsoft Heera Mobile" -k -p 0 -v 100 -w "handed.mp3" -t "AAA handed"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string">
            <text:p>be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6]&amp;&quot;.mp3&quot;&quot; -t &quot;&quot;AAA &quot;&amp;[.B2246]&amp;&quot;&quot;&quot;&quot;" office:value-type="string" office:string-value="&quot;C:\Program Files (x86)\Balabolka\cli\balcon.exe&quot; -n &quot;Microsoft Heera Mobile&quot; -k -p 0 -v 100 -w &quot;bears.mp3&quot; -t &quot;AAA bears&quot;">
            <text:p>"C:\Program Files (x86)\Balabolka\cli\balcon.exe" -n "Microsoft Heera Mobile" -k -p 0 -v 100 -w "bears.mp3" -t "AAA bears"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office:value-type="string">
            <text:p>p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7]&amp;&quot;.mp3&quot;&quot; -t &quot;&quot;AAA &quot;&amp;[.B2247]&amp;&quot;&quot;&quot;&quot;" office:value-type="string" office:string-value="&quot;C:\Program Files (x86)\Balabolka\cli\balcon.exe&quot; -n &quot;Microsoft Heera Mobile&quot; -k -p 0 -v 100 -w &quot;pan.mp3&quot; -t &quot;AAA pan&quot;">
            <text:p>"C:\Program Files (x86)\Balabolka\cli\balcon.exe" -n "Microsoft Heera Mobile" -k -p 0 -v 100 -w "pan.mp3" -t "AAA pan"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theo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8]&amp;&quot;.mp3&quot;&quot; -t &quot;&quot;AAA &quot;&amp;[.B2248]&amp;&quot;&quot;&quot;&quot;" office:value-type="string" office:string-value="&quot;C:\Program Files (x86)\Balabolka\cli\balcon.exe&quot; -n &quot;Microsoft Heera Mobile&quot; -k -p 0 -v 100 -w &quot;theory.mp3&quot; -t &quot;AAA theory&quot;">
            <text:p>"C:\Program Files (x86)\Balabolka\cli\balcon.exe" -n "Microsoft Heera Mobile" -k -p 0 -v 100 -w "theory.mp3" -t "AAA theory"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office:value-type="string">
            <text:p>sw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49]&amp;&quot;.mp3&quot;&quot; -t &quot;&quot;AAA &quot;&amp;[.B2249]&amp;&quot;&quot;&quot;&quot;" office:value-type="string" office:string-value="&quot;C:\Program Files (x86)\Balabolka\cli\balcon.exe&quot; -n &quot;Microsoft Heera Mobile&quot; -k -p 0 -v 100 -w &quot;swing.mp3&quot; -t &quot;AAA swing&quot;">
            <text:p>"C:\Program Files (x86)\Balabolka\cli\balcon.exe" -n "Microsoft Heera Mobile" -k -p 0 -v 100 -w "swing.mp3" -t "AAA swing"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pai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0]&amp;&quot;.mp3&quot;&quot; -t &quot;&quot;AAA &quot;&amp;[.B2250]&amp;&quot;&quot;&quot;&quot;" office:value-type="string" office:string-value="&quot;C:\Program Files (x86)\Balabolka\cli\balcon.exe&quot; -n &quot;Microsoft Heera Mobile&quot; -k -p 0 -v 100 -w &quot;painted.mp3&quot; -t &quot;AAA painted&quot;">
            <text:p>"C:\Program Files (x86)\Balabolka\cli\balcon.exe" -n "Microsoft Heera Mobile" -k -p 0 -v 100 -w "painted.mp3" -t "AAA painted"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kne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1]&amp;&quot;.mp3&quot;&quot; -t &quot;&quot;AAA &quot;&amp;[.B2251]&amp;&quot;&quot;&quot;&quot;" office:value-type="string" office:string-value="&quot;C:\Program Files (x86)\Balabolka\cli\balcon.exe&quot; -n &quot;Microsoft Heera Mobile&quot; -k -p 0 -v 100 -w &quot;knees.mp3&quot; -t &quot;AAA knees&quot;">
            <text:p>"C:\Program Files (x86)\Balabolka\cli\balcon.exe" -n "Microsoft Heera Mobile" -k -p 0 -v 100 -w "knees.mp3" -t "AAA knees"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mirr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2]&amp;&quot;.mp3&quot;&quot; -t &quot;&quot;AAA &quot;&amp;[.B2252]&amp;&quot;&quot;&quot;&quot;" office:value-type="string" office:string-value="&quot;C:\Program Files (x86)\Balabolka\cli\balcon.exe&quot; -n &quot;Microsoft Heera Mobile&quot; -k -p 0 -v 100 -w &quot;mirror.mp3&quot; -t &quot;AAA mirror&quot;">
            <text:p>"C:\Program Files (x86)\Balabolka\cli\balcon.exe" -n "Microsoft Heera Mobile" -k -p 0 -v 100 -w "mirror.mp3" -t "AAA mirror"</text:p>
          </table:table-cell>
        </table:table-row>
        <table:table-row table:style-name="ro1">
          <table:table-cell office:value-type="float" office:value="2253">
            <text:p>2253</text:p>
          </table:table-cell>
          <table:table-cell office:value-type="string">
            <text:p>po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3]&amp;&quot;.mp3&quot;&quot; -t &quot;&quot;AAA &quot;&amp;[.B2253]&amp;&quot;&quot;&quot;&quot;" office:value-type="string" office:string-value="&quot;C:\Program Files (x86)\Balabolka\cli\balcon.exe&quot; -n &quot;Microsoft Heera Mobile&quot; -k -p 0 -v 100 -w &quot;pony.mp3&quot; -t &quot;AAA pony&quot;">
            <text:p>"C:\Program Files (x86)\Balabolka\cli\balcon.exe" -n "Microsoft Heera Mobile" -k -p 0 -v 100 -w "pony.mp3" -t "AAA pony"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di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4]&amp;&quot;.mp3&quot;&quot; -t &quot;&quot;AAA &quot;&amp;[.B2254]&amp;&quot;&quot;&quot;&quot;" office:value-type="string" office:string-value="&quot;C:\Program Files (x86)\Balabolka\cli\balcon.exe&quot; -n &quot;Microsoft Heera Mobile&quot; -k -p 0 -v 100 -w &quot;dirt.mp3&quot; -t &quot;AAA dirt&quot;">
            <text:p>"C:\Program Files (x86)\Balabolka\cli\balcon.exe" -n "Microsoft Heera Mobile" -k -p 0 -v 100 -w "dirt.mp3" -t "AAA dirt"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office:value-type="string">
            <text:p>mi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5]&amp;&quot;.mp3&quot;&quot; -t &quot;&quot;AAA &quot;&amp;[.B2255]&amp;&quot;&quot;&quot;&quot;" office:value-type="string" office:string-value="&quot;C:\Program Files (x86)\Balabolka\cli\balcon.exe&quot; -n &quot;Microsoft Heera Mobile&quot; -k -p 0 -v 100 -w &quot;miss.mp3&quot; -t &quot;AAA miss&quot;">
            <text:p>"C:\Program Files (x86)\Balabolka\cli\balcon.exe" -n "Microsoft Heera Mobile" -k -p 0 -v 100 -w "miss.mp3" -t "AAA miss"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the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6]&amp;&quot;.mp3&quot;&quot; -t &quot;&quot;AAA &quot;&amp;[.B2256]&amp;&quot;&quot;&quot;&quot;" office:value-type="string" office:string-value="&quot;C:\Program Files (x86)\Balabolka\cli\balcon.exe&quot; -n &quot;Microsoft Heera Mobile&quot; -k -p 0 -v 100 -w &quot;thee.mp3&quot; -t &quot;AAA thee&quot;">
            <text:p>"C:\Program Files (x86)\Balabolka\cli\balcon.exe" -n "Microsoft Heera Mobile" -k -p 0 -v 100 -w "thee.mp3" -t "AAA thee"</text:p>
          </table:table-cell>
        </table:table-row>
        <table:table-row table:style-name="ro2">
          <table:table-cell office:value-type="float" office:value="2257">
            <text:p>2257</text:p>
          </table:table-cell>
          <table:table-cell office:value-type="string">
            <text:p>osc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7]&amp;&quot;.mp3&quot;&quot; -t &quot;&quot;AAA &quot;&amp;[.B2257]&amp;&quot;&quot;&quot;&quot;" office:value-type="string" office:string-value="&quot;C:\Program Files (x86)\Balabolka\cli\balcon.exe&quot; -n &quot;Microsoft Heera Mobile&quot; -k -p 0 -v 100 -w &quot;oscar.mp3&quot; -t &quot;AAA oscar&quot;">
            <text:p>"C:\Program Files (x86)\Balabolka\cli\balcon.exe" -n "Microsoft Heera Mobile" -k -p 0 -v 100 -w "oscar.mp3" -t "AAA oscar"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rou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8]&amp;&quot;.mp3&quot;&quot; -t &quot;&quot;AAA &quot;&amp;[.B2258]&amp;&quot;&quot;&quot;&quot;" office:value-type="string" office:string-value="&quot;C:\Program Files (x86)\Balabolka\cli\balcon.exe&quot; -n &quot;Microsoft Heera Mobile&quot; -k -p 0 -v 100 -w &quot;route.mp3&quot; -t &quot;AAA route&quot;">
            <text:p>"C:\Program Files (x86)\Balabolka\cli\balcon.exe" -n "Microsoft Heera Mobile" -k -p 0 -v 100 -w "route.mp3" -t "AAA route"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sl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59]&amp;&quot;.mp3&quot;&quot; -t &quot;&quot;AAA &quot;&amp;[.B2259]&amp;&quot;&quot;&quot;&quot;" office:value-type="string" office:string-value="&quot;C:\Program Files (x86)\Balabolka\cli\balcon.exe&quot; -n &quot;Microsoft Heera Mobile&quot; -k -p 0 -v 100 -w &quot;slide.mp3&quot; -t &quot;AAA slide&quot;">
            <text:p>"C:\Program Files (x86)\Balabolka\cli\balcon.exe" -n "Microsoft Heera Mobile" -k -p 0 -v 100 -w "slide.mp3" -t "AAA slide"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cou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0]&amp;&quot;.mp3&quot;&quot; -t &quot;&quot;AAA &quot;&amp;[.B2260]&amp;&quot;&quot;&quot;&quot;" office:value-type="string" office:string-value="&quot;C:\Program Files (x86)\Balabolka\cli\balcon.exe&quot; -n &quot;Microsoft Heera Mobile&quot; -k -p 0 -v 100 -w &quot;couple.mp3&quot; -t &quot;AAA couple&quot;">
            <text:p>"C:\Program Files (x86)\Balabolka\cli\balcon.exe" -n "Microsoft Heera Mobile" -k -p 0 -v 100 -w "couple.mp3" -t "AAA couple"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trans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1]&amp;&quot;.mp3&quot;&quot; -t &quot;&quot;AAA &quot;&amp;[.B2261]&amp;&quot;&quot;&quot;&quot;" office:value-type="string" office:string-value="&quot;C:\Program Files (x86)\Balabolka\cli\balcon.exe&quot; -n &quot;Microsoft Heera Mobile&quot; -k -p 0 -v 100 -w &quot;transit.mp3&quot; -t &quot;AAA transit&quot;">
            <text:p>"C:\Program Files (x86)\Balabolka\cli\balcon.exe" -n "Microsoft Heera Mobile" -k -p 0 -v 100 -w "transit.mp3" -t "AAA transit"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string">
            <text:p>mother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2]&amp;&quot;.mp3&quot;&quot; -t &quot;&quot;AAA &quot;&amp;[.B2262]&amp;&quot;&quot;&quot;&quot;" office:value-type="string" office:string-value="&quot;C:\Program Files (x86)\Balabolka\cli\balcon.exe&quot; -n &quot;Microsoft Heera Mobile&quot; -k -p 0 -v 100 -w &quot;mother's.mp3&quot; -t &quot;AAA mother's&quot;">
            <text:p>"C:\Program Files (x86)\Balabolka\cli\balcon.exe" -n "Microsoft Heera Mobile" -k -p 0 -v 100 -w "mother's.mp3" -t "AAA mother's"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office:value-type="string">
            <text:p>cre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3]&amp;&quot;.mp3&quot;&quot; -t &quot;&quot;AAA &quot;&amp;[.B2263]&amp;&quot;&quot;&quot;&quot;" office:value-type="string" office:string-value="&quot;C:\Program Files (x86)\Balabolka\cli\balcon.exe&quot; -n &quot;Microsoft Heera Mobile&quot; -k -p 0 -v 100 -w &quot;create.mp3&quot; -t &quot;AAA create&quot;">
            <text:p>"C:\Program Files (x86)\Balabolka\cli\balcon.exe" -n "Microsoft Heera Mobile" -k -p 0 -v 100 -w "create.mp3" -t "AAA create"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sil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4]&amp;&quot;.mp3&quot;&quot; -t &quot;&quot;AAA &quot;&amp;[.B2264]&amp;&quot;&quot;&quot;&quot;" office:value-type="string" office:string-value="&quot;C:\Program Files (x86)\Balabolka\cli\balcon.exe&quot; -n &quot;Microsoft Heera Mobile&quot; -k -p 0 -v 100 -w &quot;silk.mp3&quot; -t &quot;AAA silk&quot;">
            <text:p>"C:\Program Files (x86)\Balabolka\cli\balcon.exe" -n "Microsoft Heera Mobile" -k -p 0 -v 100 -w "silk.mp3" -t "AAA silk"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office:value-type="string">
            <text:p>bur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5]&amp;&quot;.mp3&quot;&quot; -t &quot;&quot;AAA &quot;&amp;[.B2265]&amp;&quot;&quot;&quot;&quot;" office:value-type="string" office:string-value="&quot;C:\Program Files (x86)\Balabolka\cli\balcon.exe&quot; -n &quot;Microsoft Heera Mobile&quot; -k -p 0 -v 100 -w &quot;burst.mp3&quot; -t &quot;AAA burst&quot;">
            <text:p>"C:\Program Files (x86)\Balabolka\cli\balcon.exe" -n "Microsoft Heera Mobile" -k -p 0 -v 100 -w "burst.mp3" -t "AAA burst"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curi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6]&amp;&quot;.mp3&quot;&quot; -t &quot;&quot;AAA &quot;&amp;[.B2266]&amp;&quot;&quot;&quot;&quot;" office:value-type="string" office:string-value="&quot;C:\Program Files (x86)\Balabolka\cli\balcon.exe&quot; -n &quot;Microsoft Heera Mobile&quot; -k -p 0 -v 100 -w &quot;curious.mp3&quot; -t &quot;AAA curious&quot;">
            <text:p>"C:\Program Files (x86)\Balabolka\cli\balcon.exe" -n "Microsoft Heera Mobile" -k -p 0 -v 100 -w "curious.mp3" -t "AAA curious"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string">
            <text:p>migh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7]&amp;&quot;.mp3&quot;&quot; -t &quot;&quot;AAA &quot;&amp;[.B2267]&amp;&quot;&quot;&quot;&quot;" office:value-type="string" office:string-value="&quot;C:\Program Files (x86)\Balabolka\cli\balcon.exe&quot; -n &quot;Microsoft Heera Mobile&quot; -k -p 0 -v 100 -w &quot;mighty.mp3&quot; -t &quot;AAA mighty&quot;">
            <text:p>"C:\Program Files (x86)\Balabolka\cli\balcon.exe" -n "Microsoft Heera Mobile" -k -p 0 -v 100 -w "mighty.mp3" -t "AAA mighty"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office:value-type="string">
            <text:p>exam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8]&amp;&quot;.mp3&quot;&quot; -t &quot;&quot;AAA &quot;&amp;[.B2268]&amp;&quot;&quot;&quot;&quot;" office:value-type="string" office:string-value="&quot;C:\Program Files (x86)\Balabolka\cli\balcon.exe&quot; -n &quot;Microsoft Heera Mobile&quot; -k -p 0 -v 100 -w &quot;examine.mp3&quot; -t &quot;AAA examine&quot;">
            <text:p>"C:\Program Files (x86)\Balabolka\cli\balcon.exe" -n "Microsoft Heera Mobile" -k -p 0 -v 100 -w "examine.mp3" -t "AAA examine"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comb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69]&amp;&quot;.mp3&quot;&quot; -t &quot;&quot;AAA &quot;&amp;[.B2269]&amp;&quot;&quot;&quot;&quot;" office:value-type="string" office:string-value="&quot;C:\Program Files (x86)\Balabolka\cli\balcon.exe&quot; -n &quot;Microsoft Heera Mobile&quot; -k -p 0 -v 100 -w &quot;combine.mp3&quot; -t &quot;AAA combine&quot;">
            <text:p>"C:\Program Files (x86)\Balabolka\cli\balcon.exe" -n "Microsoft Heera Mobile" -k -p 0 -v 100 -w "combine.mp3" -t "AAA combine"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string">
            <text:p>oper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0]&amp;&quot;.mp3&quot;&quot; -t &quot;&quot;AAA &quot;&amp;[.B2270]&amp;&quot;&quot;&quot;&quot;" office:value-type="string" office:string-value="&quot;C:\Program Files (x86)\Balabolka\cli\balcon.exe&quot; -n &quot;Microsoft Heera Mobile&quot; -k -p 0 -v 100 -w &quot;operation.mp3&quot; -t &quot;AAA operation&quot;">
            <text:p>"C:\Program Files (x86)\Balabolka\cli\balcon.exe" -n "Microsoft Heera Mobile" -k -p 0 -v 100 -w "operation.mp3" -t "AAA operation"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understo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1]&amp;&quot;.mp3&quot;&quot; -t &quot;&quot;AAA &quot;&amp;[.B2271]&amp;&quot;&quot;&quot;&quot;" office:value-type="string" office:string-value="&quot;C:\Program Files (x86)\Balabolka\cli\balcon.exe&quot; -n &quot;Microsoft Heera Mobile&quot; -k -p 0 -v 100 -w &quot;understood.mp3&quot; -t &quot;AAA understood&quot;">
            <text:p>"C:\Program Files (x86)\Balabolka\cli\balcon.exe" -n "Microsoft Heera Mobile" -k -p 0 -v 100 -w "understood.mp3" -t "AAA understood"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realiz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2]&amp;&quot;.mp3&quot;&quot; -t &quot;&quot;AAA &quot;&amp;[.B2272]&amp;&quot;&quot;&quot;&quot;" office:value-type="string" office:string-value="&quot;C:\Program Files (x86)\Balabolka\cli\balcon.exe&quot; -n &quot;Microsoft Heera Mobile&quot; -k -p 0 -v 100 -w &quot;realize.mp3&quot; -t &quot;AAA realize&quot;">
            <text:p>"C:\Program Files (x86)\Balabolka\cli\balcon.exe" -n "Microsoft Heera Mobile" -k -p 0 -v 100 -w "realize.mp3" -t "AAA realize"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string">
            <text:p>resp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3]&amp;&quot;.mp3&quot;&quot; -t &quot;&quot;AAA &quot;&amp;[.B2273]&amp;&quot;&quot;&quot;&quot;" office:value-type="string" office:string-value="&quot;C:\Program Files (x86)\Balabolka\cli\balcon.exe&quot; -n &quot;Microsoft Heera Mobile&quot; -k -p 0 -v 100 -w &quot;respect.mp3&quot; -t &quot;AAA respect&quot;">
            <text:p>"C:\Program Files (x86)\Balabolka\cli\balcon.exe" -n "Microsoft Heera Mobile" -k -p 0 -v 100 -w "respect.mp3" -t "AAA respect"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4]&amp;&quot;.mp3&quot;&quot; -t &quot;&quot;AAA &quot;&amp;[.B2274]&amp;&quot;&quot;&quot;&quot;" office:value-type="string" office:string-value="&quot;C:\Program Files (x86)\Balabolka\cli\balcon.exe&quot; -n &quot;Microsoft Heera Mobile&quot; -k -p 0 -v 100 -w &quot;fed.mp3&quot; -t &quot;AAA fed&quot;">
            <text:p>"C:\Program Files (x86)\Balabolka\cli\balcon.exe" -n "Microsoft Heera Mobile" -k -p 0 -v 100 -w "fed.mp3" -t "AAA fed"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ow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5]&amp;&quot;.mp3&quot;&quot; -t &quot;&quot;AAA &quot;&amp;[.B2275]&amp;&quot;&quot;&quot;&quot;" office:value-type="string" office:string-value="&quot;C:\Program Files (x86)\Balabolka\cli\balcon.exe&quot; -n &quot;Microsoft Heera Mobile&quot; -k -p 0 -v 100 -w &quot;owned.mp3&quot; -t &quot;AAA owned&quot;">
            <text:p>"C:\Program Files (x86)\Balabolka\cli\balcon.exe" -n "Microsoft Heera Mobile" -k -p 0 -v 100 -w "owned.mp3" -t "AAA owned"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unc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6]&amp;&quot;.mp3&quot;&quot; -t &quot;&quot;AAA &quot;&amp;[.B2276]&amp;&quot;&quot;&quot;&quot;" office:value-type="string" office:string-value="&quot;C:\Program Files (x86)\Balabolka\cli\balcon.exe&quot; -n &quot;Microsoft Heera Mobile&quot; -k -p 0 -v 100 -w &quot;uncle.mp3&quot; -t &quot;AAA uncle&quot;">
            <text:p>"C:\Program Files (x86)\Balabolka\cli\balcon.exe" -n "Microsoft Heera Mobile" -k -p 0 -v 100 -w "uncle.mp3" -t "AAA uncle"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touc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7]&amp;&quot;.mp3&quot;&quot; -t &quot;&quot;AAA &quot;&amp;[.B2277]&amp;&quot;&quot;&quot;&quot;" office:value-type="string" office:string-value="&quot;C:\Program Files (x86)\Balabolka\cli\balcon.exe&quot; -n &quot;Microsoft Heera Mobile&quot; -k -p 0 -v 100 -w &quot;touched.mp3&quot; -t &quot;AAA touched&quot;">
            <text:p>"C:\Program Files (x86)\Balabolka\cli\balcon.exe" -n "Microsoft Heera Mobile" -k -p 0 -v 100 -w "touched.mp3" -t "AAA touched"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righ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8]&amp;&quot;.mp3&quot;&quot; -t &quot;&quot;AAA &quot;&amp;[.B2278]&amp;&quot;&quot;&quot;&quot;" office:value-type="string" office:string-value="&quot;C:\Program Files (x86)\Balabolka\cli\balcon.exe&quot; -n &quot;Microsoft Heera Mobile&quot; -k -p 0 -v 100 -w &quot;rights.mp3&quot; -t &quot;AAA rights&quot;">
            <text:p>"C:\Program Files (x86)\Balabolka\cli\balcon.exe" -n "Microsoft Heera Mobile" -k -p 0 -v 100 -w "rights.mp3" -t "AAA rights"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string">
            <text:p>concer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79]&amp;&quot;.mp3&quot;&quot; -t &quot;&quot;AAA &quot;&amp;[.B2279]&amp;&quot;&quot;&quot;&quot;" office:value-type="string" office:string-value="&quot;C:\Program Files (x86)\Balabolka\cli\balcon.exe&quot; -n &quot;Microsoft Heera Mobile&quot; -k -p 0 -v 100 -w &quot;concerned.mp3&quot; -t &quot;AAA concerned&quot;">
            <text:p>"C:\Program Files (x86)\Balabolka\cli\balcon.exe" -n "Microsoft Heera Mobile" -k -p 0 -v 100 -w "concerned.mp3" -t "AAA concerned"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cov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0]&amp;&quot;.mp3&quot;&quot; -t &quot;&quot;AAA &quot;&amp;[.B2280]&amp;&quot;&quot;&quot;&quot;" office:value-type="string" office:string-value="&quot;C:\Program Files (x86)\Balabolka\cli\balcon.exe&quot; -n &quot;Microsoft Heera Mobile&quot; -k -p 0 -v 100 -w &quot;covers.mp3&quot; -t &quot;AAA covers&quot;">
            <text:p>"C:\Program Files (x86)\Balabolka\cli\balcon.exe" -n "Microsoft Heera Mobile" -k -p 0 -v 100 -w "covers.mp3" -t "AAA covers"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office:value-type="string">
            <text:p>dist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1]&amp;&quot;.mp3&quot;&quot; -t &quot;&quot;AAA &quot;&amp;[.B2281]&amp;&quot;&quot;&quot;&quot;" office:value-type="string" office:string-value="&quot;C:\Program Files (x86)\Balabolka\cli\balcon.exe&quot; -n &quot;Microsoft Heera Mobile&quot; -k -p 0 -v 100 -w &quot;distant.mp3&quot; -t &quot;AAA distant&quot;">
            <text:p>"C:\Program Files (x86)\Balabolka\cli\balcon.exe" -n "Microsoft Heera Mobile" -k -p 0 -v 100 -w "distant.mp3" -t "AAA distant"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ref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2]&amp;&quot;.mp3&quot;&quot; -t &quot;&quot;AAA &quot;&amp;[.B2282]&amp;&quot;&quot;&quot;&quot;" office:value-type="string" office:string-value="&quot;C:\Program Files (x86)\Balabolka\cli\balcon.exe&quot; -n &quot;Microsoft Heera Mobile&quot; -k -p 0 -v 100 -w &quot;refer.mp3&quot; -t &quot;AAA refer&quot;">
            <text:p>"C:\Program Files (x86)\Balabolka\cli\balcon.exe" -n "Microsoft Heera Mobile" -k -p 0 -v 100 -w "refer.mp3" -t "AAA refer"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office:value-type="string">
            <text:p>l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3]&amp;&quot;.mp3&quot;&quot; -t &quot;&quot;AAA &quot;&amp;[.B2283]&amp;&quot;&quot;&quot;&quot;" office:value-type="string" office:string-value="&quot;C:\Program Files (x86)\Balabolka\cli\balcon.exe&quot; -n &quot;Microsoft Heera Mobile&quot; -k -p 0 -v 100 -w &quot;lack.mp3&quot; -t &quot;AAA lack&quot;">
            <text:p>"C:\Program Files (x86)\Balabolka\cli\balcon.exe" -n "Microsoft Heera Mobile" -k -p 0 -v 100 -w "lack.mp3" -t "AAA lack"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Bets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4]&amp;&quot;.mp3&quot;&quot; -t &quot;&quot;AAA &quot;&amp;[.B2284]&amp;&quot;&quot;&quot;&quot;" office:value-type="string" office:string-value="&quot;C:\Program Files (x86)\Balabolka\cli\balcon.exe&quot; -n &quot;Microsoft Heera Mobile&quot; -k -p 0 -v 100 -w &quot;Betsy.mp3&quot; -t &quot;AAA Betsy&quot;">
            <text:p>"C:\Program Files (x86)\Balabolka\cli\balcon.exe" -n "Microsoft Heera Mobile" -k -p 0 -v 100 -w "Betsy.mp3" -t "AAA Betsy"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string">
            <text:p>anyw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5]&amp;&quot;.mp3&quot;&quot; -t &quot;&quot;AAA &quot;&amp;[.B2285]&amp;&quot;&quot;&quot;&quot;" office:value-type="string" office:string-value="&quot;C:\Program Files (x86)\Balabolka\cli\balcon.exe&quot; -n &quot;Microsoft Heera Mobile&quot; -k -p 0 -v 100 -w &quot;anyway.mp3&quot; -t &quot;AAA anyway&quot;">
            <text:p>"C:\Program Files (x86)\Balabolka\cli\balcon.exe" -n "Microsoft Heera Mobile" -k -p 0 -v 100 -w "anyway.mp3" -t "AAA anyway"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bab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6]&amp;&quot;.mp3&quot;&quot; -t &quot;&quot;AAA &quot;&amp;[.B2286]&amp;&quot;&quot;&quot;&quot;" office:value-type="string" office:string-value="&quot;C:\Program Files (x86)\Balabolka\cli\balcon.exe&quot; -n &quot;Microsoft Heera Mobile&quot; -k -p 0 -v 100 -w &quot;babies.mp3&quot; -t &quot;AAA babies&quot;">
            <text:p>"C:\Program Files (x86)\Balabolka\cli\balcon.exe" -n "Microsoft Heera Mobile" -k -p 0 -v 100 -w "babies.mp3" -t "AAA babies"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office:value-type="string">
            <text:p>hea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7]&amp;&quot;.mp3&quot;&quot; -t &quot;&quot;AAA &quot;&amp;[.B2287]&amp;&quot;&quot;&quot;&quot;" office:value-type="string" office:string-value="&quot;C:\Program Files (x86)\Balabolka\cli\balcon.exe&quot; -n &quot;Microsoft Heera Mobile&quot; -k -p 0 -v 100 -w &quot;hearing.mp3&quot; -t &quot;AAA hearing&quot;">
            <text:p>"C:\Program Files (x86)\Balabolka\cli\balcon.exe" -n "Microsoft Heera Mobile" -k -p 0 -v 100 -w "hearing.mp3" -t "AAA hearing"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fai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8]&amp;&quot;.mp3&quot;&quot; -t &quot;&quot;AAA &quot;&amp;[.B2288]&amp;&quot;&quot;&quot;&quot;" office:value-type="string" office:string-value="&quot;C:\Program Files (x86)\Balabolka\cli\balcon.exe&quot; -n &quot;Microsoft Heera Mobile&quot; -k -p 0 -v 100 -w &quot;failed.mp3&quot; -t &quot;AAA failed&quot;">
            <text:p>"C:\Program Files (x86)\Balabolka\cli\balcon.exe" -n "Microsoft Heera Mobile" -k -p 0 -v 100 -w "failed.mp3" -t "AAA failed"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string">
            <text:p>becau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89]&amp;&quot;.mp3&quot;&quot; -t &quot;&quot;AAA &quot;&amp;[.B2289]&amp;&quot;&quot;&quot;&quot;" office:value-type="string" office:string-value="&quot;C:\Program Files (x86)\Balabolka\cli\balcon.exe&quot; -n &quot;Microsoft Heera Mobile&quot; -k -p 0 -v 100 -w &quot;because.mp3&quot; -t &quot;AAA because&quot;">
            <text:p>"C:\Program Files (x86)\Balabolka\cli\balcon.exe" -n "Microsoft Heera Mobile" -k -p 0 -v 100 -w "because.mp3" -t "AAA because"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shap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0]&amp;&quot;.mp3&quot;&quot; -t &quot;&quot;AAA &quot;&amp;[.B2290]&amp;&quot;&quot;&quot;&quot;" office:value-type="string" office:string-value="&quot;C:\Program Files (x86)\Balabolka\cli\balcon.exe&quot; -n &quot;Microsoft Heera Mobile&quot; -k -p 0 -v 100 -w &quot;shapes.mp3&quot; -t &quot;AAA shapes&quot;">
            <text:p>"C:\Program Files (x86)\Balabolka\cli\balcon.exe" -n "Microsoft Heera Mobile" -k -p 0 -v 100 -w "shapes.mp3" -t "AAA shapes"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te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1]&amp;&quot;.mp3&quot;&quot; -t &quot;&quot;AAA &quot;&amp;[.B2291]&amp;&quot;&quot;&quot;&quot;" office:value-type="string" office:string-value="&quot;C:\Program Files (x86)\Balabolka\cli\balcon.exe&quot; -n &quot;Microsoft Heera Mobile&quot; -k -p 0 -v 100 -w &quot;tea.mp3&quot; -t &quot;AAA tea&quot;">
            <text:p>"C:\Program Files (x86)\Balabolka\cli\balcon.exe" -n "Microsoft Heera Mobile" -k -p 0 -v 100 -w "tea.mp3" -t "AAA tea"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reach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2]&amp;&quot;.mp3&quot;&quot; -t &quot;&quot;AAA &quot;&amp;[.B2292]&amp;&quot;&quot;&quot;&quot;" office:value-type="string" office:string-value="&quot;C:\Program Files (x86)\Balabolka\cli\balcon.exe&quot; -n &quot;Microsoft Heera Mobile&quot; -k -p 0 -v 100 -w &quot;reaches.mp3&quot; -t &quot;AAA reaches&quot;">
            <text:p>"C:\Program Files (x86)\Balabolka\cli\balcon.exe" -n "Microsoft Heera Mobile" -k -p 0 -v 100 -w "reaches.mp3" -t "AAA reaches"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string">
            <text:p>ma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3]&amp;&quot;.mp3&quot;&quot; -t &quot;&quot;AAA &quot;&amp;[.B2293]&amp;&quot;&quot;&quot;&quot;" office:value-type="string" office:string-value="&quot;C:\Program Files (x86)\Balabolka\cli\balcon.exe&quot; -n &quot;Microsoft Heera Mobile&quot; -k -p 0 -v 100 -w &quot;mail.mp3&quot; -t &quot;AAA mail&quot;">
            <text:p>"C:\Program Files (x86)\Balabolka\cli\balcon.exe" -n "Microsoft Heera Mobile" -k -p 0 -v 100 -w "mail.mp3" -t "AAA mail"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stron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4]&amp;&quot;.mp3&quot;&quot; -t &quot;&quot;AAA &quot;&amp;[.B2294]&amp;&quot;&quot;&quot;&quot;" office:value-type="string" office:string-value="&quot;C:\Program Files (x86)\Balabolka\cli\balcon.exe&quot; -n &quot;Microsoft Heera Mobile&quot; -k -p 0 -v 100 -w &quot;stronger.mp3&quot; -t &quot;AAA stronger&quot;">
            <text:p>"C:\Program Files (x86)\Balabolka\cli\balcon.exe" -n "Microsoft Heera Mobile" -k -p 0 -v 100 -w "stronger.mp3" -t "AAA stronger"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pou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5]&amp;&quot;.mp3&quot;&quot; -t &quot;&quot;AAA &quot;&amp;[.B2295]&amp;&quot;&quot;&quot;&quot;" office:value-type="string" office:string-value="&quot;C:\Program Files (x86)\Balabolka\cli\balcon.exe&quot; -n &quot;Microsoft Heera Mobile&quot; -k -p 0 -v 100 -w &quot;poured.mp3&quot; -t &quot;AAA poured&quot;">
            <text:p>"C:\Program Files (x86)\Balabolka\cli\balcon.exe" -n "Microsoft Heera Mobile" -k -p 0 -v 100 -w "poured.mp3" -t "AAA poured"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rus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6]&amp;&quot;.mp3&quot;&quot; -t &quot;&quot;AAA &quot;&amp;[.B2296]&amp;&quot;&quot;&quot;&quot;" office:value-type="string" office:string-value="&quot;C:\Program Files (x86)\Balabolka\cli\balcon.exe&quot; -n &quot;Microsoft Heera Mobile&quot; -k -p 0 -v 100 -w &quot;rushed.mp3&quot; -t &quot;AAA rushed&quot;">
            <text:p>"C:\Program Files (x86)\Balabolka\cli\balcon.exe" -n "Microsoft Heera Mobile" -k -p 0 -v 100 -w "rushed.mp3" -t "AAA rushed"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edg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7]&amp;&quot;.mp3&quot;&quot; -t &quot;&quot;AAA &quot;&amp;[.B2297]&amp;&quot;&quot;&quot;&quot;" office:value-type="string" office:string-value="&quot;C:\Program Files (x86)\Balabolka\cli\balcon.exe&quot; -n &quot;Microsoft Heera Mobile&quot; -k -p 0 -v 100 -w &quot;edges.mp3&quot; -t &quot;AAA edges&quot;">
            <text:p>"C:\Program Files (x86)\Balabolka\cli\balcon.exe" -n "Microsoft Heera Mobile" -k -p 0 -v 100 -w "edges.mp3" -t "AAA edges"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office:value-type="string">
            <text:p>highw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8]&amp;&quot;.mp3&quot;&quot; -t &quot;&quot;AAA &quot;&amp;[.B2298]&amp;&quot;&quot;&quot;&quot;" office:value-type="string" office:string-value="&quot;C:\Program Files (x86)\Balabolka\cli\balcon.exe&quot; -n &quot;Microsoft Heera Mobile&quot; -k -p 0 -v 100 -w &quot;highway.mp3&quot; -t &quot;AAA highway&quot;">
            <text:p>"C:\Program Files (x86)\Balabolka\cli\balcon.exe" -n "Microsoft Heera Mobile" -k -p 0 -v 100 -w "highway.mp3" -t "AAA highway"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perio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299]&amp;&quot;.mp3&quot;&quot; -t &quot;&quot;AAA &quot;&amp;[.B2299]&amp;&quot;&quot;&quot;&quot;" office:value-type="string" office:string-value="&quot;C:\Program Files (x86)\Balabolka\cli\balcon.exe&quot; -n &quot;Microsoft Heera Mobile&quot; -k -p 0 -v 100 -w &quot;periods.mp3&quot; -t &quot;AAA periods&quot;">
            <text:p>"C:\Program Files (x86)\Balabolka\cli\balcon.exe" -n "Microsoft Heera Mobile" -k -p 0 -v 100 -w "periods.mp3" -t "AAA periods"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numb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0]&amp;&quot;.mp3&quot;&quot; -t &quot;&quot;AAA &quot;&amp;[.B2300]&amp;&quot;&quot;&quot;&quot;" office:value-type="string" office:string-value="&quot;C:\Program Files (x86)\Balabolka\cli\balcon.exe&quot; -n &quot;Microsoft Heera Mobile&quot; -k -p 0 -v 100 -w &quot;numbers.mp3&quot; -t &quot;AAA numbers&quot;">
            <text:p>"C:\Program Files (x86)\Balabolka\cli\balcon.exe" -n "Microsoft Heera Mobile" -k -p 0 -v 100 -w "numbers.mp3" -t "AAA numbers"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repea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1]&amp;&quot;.mp3&quot;&quot; -t &quot;&quot;AAA &quot;&amp;[.B2301]&amp;&quot;&quot;&quot;&quot;" office:value-type="string" office:string-value="&quot;C:\Program Files (x86)\Balabolka\cli\balcon.exe&quot; -n &quot;Microsoft Heera Mobile&quot; -k -p 0 -v 100 -w &quot;repeat.mp3&quot; -t &quot;AAA repeat&quot;">
            <text:p>"C:\Program Files (x86)\Balabolka\cli\balcon.exe" -n "Microsoft Heera Mobile" -k -p 0 -v 100 -w "repeat.mp3" -t "AAA repeat"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2]&amp;&quot;.mp3&quot;&quot; -t &quot;&quot;AAA &quot;&amp;[.B2302]&amp;&quot;&quot;&quot;&quot;" office:value-type="string" office:string-value="&quot;C:\Program Files (x86)\Balabolka\cli\balcon.exe&quot; -n &quot;Microsoft Heera Mobile&quot; -k -p 0 -v 100 -w &quot;Ant.mp3&quot; -t &quot;AAA Ant&quot;">
            <text:p>"C:\Program Files (x86)\Balabolka\cli\balcon.exe" -n "Microsoft Heera Mobile" -k -p 0 -v 100 -w "Ant.mp3" -t "AAA Ant"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coll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3]&amp;&quot;.mp3&quot;&quot; -t &quot;&quot;AAA &quot;&amp;[.B2303]&amp;&quot;&quot;&quot;&quot;" office:value-type="string" office:string-value="&quot;C:\Program Files (x86)\Balabolka\cli\balcon.exe&quot; -n &quot;Microsoft Heera Mobile&quot; -k -p 0 -v 100 -w &quot;collect.mp3&quot; -t &quot;AAA collect&quot;">
            <text:p>"C:\Program Files (x86)\Balabolka\cli\balcon.exe" -n "Microsoft Heera Mobile" -k -p 0 -v 100 -w "collect.mp3" -t "AAA collect"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string">
            <text:p>stru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4]&amp;&quot;.mp3&quot;&quot; -t &quot;&quot;AAA &quot;&amp;[.B2304]&amp;&quot;&quot;&quot;&quot;" office:value-type="string" office:string-value="&quot;C:\Program Files (x86)\Balabolka\cli\balcon.exe&quot; -n &quot;Microsoft Heera Mobile&quot; -k -p 0 -v 100 -w &quot;struck.mp3&quot; -t &quot;AAA struck&quot;">
            <text:p>"C:\Program Files (x86)\Balabolka\cli\balcon.exe" -n "Microsoft Heera Mobile" -k -p 0 -v 100 -w "struck.mp3" -t "AAA struck"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office:value-type="string">
            <text:p>p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5]&amp;&quot;.mp3&quot;&quot; -t &quot;&quot;AAA &quot;&amp;[.B2305]&amp;&quot;&quot;&quot;&quot;" office:value-type="string" office:string-value="&quot;C:\Program Files (x86)\Balabolka\cli\balcon.exe&quot; -n &quot;Microsoft Heera Mobile&quot; -k -p 0 -v 100 -w &quot;pen.mp3&quot; -t &quot;AAA pen&quot;">
            <text:p>"C:\Program Files (x86)\Balabolka\cli\balcon.exe" -n "Microsoft Heera Mobile" -k -p 0 -v 100 -w "pen.mp3" -t "AAA pen"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office:value-type="string">
            <text:p>pictu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6]&amp;&quot;.mp3&quot;&quot; -t &quot;&quot;AAA &quot;&amp;[.B2306]&amp;&quot;&quot;&quot;&quot;" office:value-type="string" office:string-value="&quot;C:\Program Files (x86)\Balabolka\cli\balcon.exe&quot; -n &quot;Microsoft Heera Mobile&quot; -k -p 0 -v 100 -w &quot;pictured.mp3&quot; -t &quot;AAA pictured&quot;">
            <text:p>"C:\Program Files (x86)\Balabolka\cli\balcon.exe" -n "Microsoft Heera Mobile" -k -p 0 -v 100 -w "pictured.mp3" -t "AAA pictured"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excell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7]&amp;&quot;.mp3&quot;&quot; -t &quot;&quot;AAA &quot;&amp;[.B2307]&amp;&quot;&quot;&quot;&quot;" office:value-type="string" office:string-value="&quot;C:\Program Files (x86)\Balabolka\cli\balcon.exe&quot; -n &quot;Microsoft Heera Mobile&quot; -k -p 0 -v 100 -w &quot;excellent.mp3&quot; -t &quot;AAA excellent&quot;">
            <text:p>"C:\Program Files (x86)\Balabolka\cli\balcon.exe" -n "Microsoft Heera Mobile" -k -p 0 -v 100 -w "excellent.mp3" -t "AAA excellent"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string">
            <text:p>blank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8]&amp;&quot;.mp3&quot;&quot; -t &quot;&quot;AAA &quot;&amp;[.B2308]&amp;&quot;&quot;&quot;&quot;" office:value-type="string" office:string-value="&quot;C:\Program Files (x86)\Balabolka\cli\balcon.exe&quot; -n &quot;Microsoft Heera Mobile&quot; -k -p 0 -v 100 -w &quot;blanket.mp3&quot; -t &quot;AAA blanket&quot;">
            <text:p>"C:\Program Files (x86)\Balabolka\cli\balcon.exe" -n "Microsoft Heera Mobile" -k -p 0 -v 100 -w "blanket.mp3" -t "AAA blanket"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string">
            <text:p>as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09]&amp;&quot;.mp3&quot;&quot; -t &quot;&quot;AAA &quot;&amp;[.B2309]&amp;&quot;&quot;&quot;&quot;" office:value-type="string" office:string-value="&quot;C:\Program Files (x86)\Balabolka\cli\balcon.exe&quot; -n &quot;Microsoft Heera Mobile&quot; -k -p 0 -v 100 -w &quot;aside.mp3&quot; -t &quot;AAA aside&quot;">
            <text:p>"C:\Program Files (x86)\Balabolka\cli\balcon.exe" -n "Microsoft Heera Mobile" -k -p 0 -v 100 -w "aside.mp3" -t "AAA aside"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di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0]&amp;&quot;.mp3&quot;&quot; -t &quot;&quot;AAA &quot;&amp;[.B2310]&amp;&quot;&quot;&quot;&quot;" office:value-type="string" office:string-value="&quot;C:\Program Files (x86)\Balabolka\cli\balcon.exe&quot; -n &quot;Microsoft Heera Mobile&quot; -k -p 0 -v 100 -w &quot;dig.mp3&quot; -t &quot;AAA dig&quot;">
            <text:p>"C:\Program Files (x86)\Balabolka\cli\balcon.exe" -n "Microsoft Heera Mobile" -k -p 0 -v 100 -w "dig.mp3" -t "AAA dig"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office:value-type="string">
            <text:p>enem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1]&amp;&quot;.mp3&quot;&quot; -t &quot;&quot;AAA &quot;&amp;[.B2311]&amp;&quot;&quot;&quot;&quot;" office:value-type="string" office:string-value="&quot;C:\Program Files (x86)\Balabolka\cli\balcon.exe&quot; -n &quot;Microsoft Heera Mobile&quot; -k -p 0 -v 100 -w &quot;enemies.mp3&quot; -t &quot;AAA enemies&quot;">
            <text:p>"C:\Program Files (x86)\Balabolka\cli\balcon.exe" -n "Microsoft Heera Mobile" -k -p 0 -v 100 -w "enemies.mp3" -t "AAA enemies"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plan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2]&amp;&quot;.mp3&quot;&quot; -t &quot;&quot;AAA &quot;&amp;[.B2312]&amp;&quot;&quot;&quot;&quot;" office:value-type="string" office:string-value="&quot;C:\Program Files (x86)\Balabolka\cli\balcon.exe&quot; -n &quot;Microsoft Heera Mobile&quot; -k -p 0 -v 100 -w &quot;planning.mp3&quot; -t &quot;AAA planning&quot;">
            <text:p>"C:\Program Files (x86)\Balabolka\cli\balcon.exe" -n "Microsoft Heera Mobile" -k -p 0 -v 100 -w "planning.mp3" -t "AAA planning"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string">
            <text:p>p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3]&amp;&quot;.mp3&quot;&quot; -t &quot;&quot;AAA &quot;&amp;[.B2313]&amp;&quot;&quot;&quot;&quot;" office:value-type="string" office:string-value="&quot;C:\Program Files (x86)\Balabolka\cli\balcon.exe&quot; -n &quot;Microsoft Heera Mobile&quot; -k -p 0 -v 100 -w &quot;pain.mp3&quot; -t &quot;AAA pain&quot;">
            <text:p>"C:\Program Files (x86)\Balabolka\cli\balcon.exe" -n "Microsoft Heera Mobile" -k -p 0 -v 100 -w "pain.mp3" -t "AAA pain"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need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4]&amp;&quot;.mp3&quot;&quot; -t &quot;&quot;AAA &quot;&amp;[.B2314]&amp;&quot;&quot;&quot;&quot;" office:value-type="string" office:string-value="&quot;C:\Program Files (x86)\Balabolka\cli\balcon.exe&quot; -n &quot;Microsoft Heera Mobile&quot; -k -p 0 -v 100 -w &quot;needle.mp3&quot; -t &quot;AAA needle&quot;">
            <text:p>"C:\Program Files (x86)\Balabolka\cli\balcon.exe" -n "Microsoft Heera Mobile" -k -p 0 -v 100 -w "needle.mp3" -t "AAA needle"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string">
            <text:p>mis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5]&amp;&quot;.mp3&quot;&quot; -t &quot;&quot;AAA &quot;&amp;[.B2315]&amp;&quot;&quot;&quot;&quot;" office:value-type="string" office:string-value="&quot;C:\Program Files (x86)\Balabolka\cli\balcon.exe&quot; -n &quot;Microsoft Heera Mobile&quot; -k -p 0 -v 100 -w &quot;missed.mp3&quot; -t &quot;AAA missed&quot;">
            <text:p>"C:\Program Files (x86)\Balabolka\cli\balcon.exe" -n "Microsoft Heera Mobile" -k -p 0 -v 100 -w "missed.mp3" -t "AAA missed"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string">
            <text:p>nod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6]&amp;&quot;.mp3&quot;&quot; -t &quot;&quot;AAA &quot;&amp;[.B2316]&amp;&quot;&quot;&quot;&quot;" office:value-type="string" office:string-value="&quot;C:\Program Files (x86)\Balabolka\cli\balcon.exe&quot; -n &quot;Microsoft Heera Mobile&quot; -k -p 0 -v 100 -w &quot;nodded.mp3&quot; -t &quot;AAA nodded&quot;">
            <text:p>"C:\Program Files (x86)\Balabolka\cli\balcon.exe" -n "Microsoft Heera Mobile" -k -p 0 -v 100 -w "nodded.mp3" -t "AAA nodded"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string">
            <text:p>connec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7]&amp;&quot;.mp3&quot;&quot; -t &quot;&quot;AAA &quot;&amp;[.B2317]&amp;&quot;&quot;&quot;&quot;" office:value-type="string" office:string-value="&quot;C:\Program Files (x86)\Balabolka\cli\balcon.exe&quot; -n &quot;Microsoft Heera Mobile&quot; -k -p 0 -v 100 -w &quot;connected.mp3&quot; -t &quot;AAA connected&quot;">
            <text:p>"C:\Program Files (x86)\Balabolka\cli\balcon.exe" -n "Microsoft Heera Mobile" -k -p 0 -v 100 -w "connected.mp3" -t "AAA connected"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bea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8]&amp;&quot;.mp3&quot;&quot; -t &quot;&quot;AAA &quot;&amp;[.B2318]&amp;&quot;&quot;&quot;&quot;" office:value-type="string" office:string-value="&quot;C:\Program Files (x86)\Balabolka\cli\balcon.exe&quot; -n &quot;Microsoft Heera Mobile&quot; -k -p 0 -v 100 -w &quot;beans.mp3&quot; -t &quot;AAA beans&quot;">
            <text:p>"C:\Program Files (x86)\Balabolka\cli\balcon.exe" -n "Microsoft Heera Mobile" -k -p 0 -v 100 -w "beans.mp3" -t "AAA beans"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car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19]&amp;&quot;.mp3&quot;&quot; -t &quot;&quot;AAA &quot;&amp;[.B2319]&amp;&quot;&quot;&quot;&quot;" office:value-type="string" office:string-value="&quot;C:\Program Files (x86)\Balabolka\cli\balcon.exe&quot; -n &quot;Microsoft Heera Mobile&quot; -k -p 0 -v 100 -w &quot;cards.mp3&quot; -t &quot;AAA cards&quot;">
            <text:p>"C:\Program Files (x86)\Balabolka\cli\balcon.exe" -n "Microsoft Heera Mobile" -k -p 0 -v 100 -w "cards.mp3" -t "AAA cards"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upw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0]&amp;&quot;.mp3&quot;&quot; -t &quot;&quot;AAA &quot;&amp;[.B2320]&amp;&quot;&quot;&quot;&quot;" office:value-type="string" office:string-value="&quot;C:\Program Files (x86)\Balabolka\cli\balcon.exe&quot; -n &quot;Microsoft Heera Mobile&quot; -k -p 0 -v 100 -w &quot;upward.mp3&quot; -t &quot;AAA upward&quot;">
            <text:p>"C:\Program Files (x86)\Balabolka\cli\balcon.exe" -n "Microsoft Heera Mobile" -k -p 0 -v 100 -w "upward.mp3" -t "AAA upward"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string">
            <text:p>g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1]&amp;&quot;.mp3&quot;&quot; -t &quot;&quot;AAA &quot;&amp;[.B2321]&amp;&quot;&quot;&quot;&quot;" office:value-type="string" office:string-value="&quot;C:\Program Files (x86)\Balabolka\cli\balcon.exe&quot; -n &quot;Microsoft Heera Mobile&quot; -k -p 0 -v 100 -w &quot;gain.mp3&quot; -t &quot;AAA gain&quot;">
            <text:p>"C:\Program Files (x86)\Balabolka\cli\balcon.exe" -n "Microsoft Heera Mobile" -k -p 0 -v 100 -w "gain.mp3" -t "AAA gain"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string">
            <text:p>off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2]&amp;&quot;.mp3&quot;&quot; -t &quot;&quot;AAA &quot;&amp;[.B2322]&amp;&quot;&quot;&quot;&quot;" office:value-type="string" office:string-value="&quot;C:\Program Files (x86)\Balabolka\cli\balcon.exe&quot; -n &quot;Microsoft Heera Mobile&quot; -k -p 0 -v 100 -w &quot;offer.mp3&quot; -t &quot;AAA offer&quot;">
            <text:p>"C:\Program Files (x86)\Balabolka\cli\balcon.exe" -n "Microsoft Heera Mobile" -k -p 0 -v 100 -w "offer.mp3" -t "AAA offer"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string">
            <text:p>Whee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3]&amp;&quot;.mp3&quot;&quot; -t &quot;&quot;AAA &quot;&amp;[.B2323]&amp;&quot;&quot;&quot;&quot;" office:value-type="string" office:string-value="&quot;C:\Program Files (x86)\Balabolka\cli\balcon.exe&quot; -n &quot;Microsoft Heera Mobile&quot; -k -p 0 -v 100 -w &quot;Wheels.mp3&quot; -t &quot;AAA Wheels&quot;">
            <text:p>"C:\Program Files (x86)\Balabolka\cli\balcon.exe" -n "Microsoft Heera Mobile" -k -p 0 -v 100 -w "Wheels.mp3" -t "AAA Wheels"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expres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4]&amp;&quot;.mp3&quot;&quot; -t &quot;&quot;AAA &quot;&amp;[.B2324]&amp;&quot;&quot;&quot;&quot;" office:value-type="string" office:string-value="&quot;C:\Program Files (x86)\Balabolka\cli\balcon.exe&quot; -n &quot;Microsoft Heera Mobile&quot; -k -p 0 -v 100 -w &quot;expressed.mp3&quot; -t &quot;AAA expressed&quot;">
            <text:p>"C:\Program Files (x86)\Balabolka\cli\balcon.exe" -n "Microsoft Heera Mobile" -k -p 0 -v 100 -w "expressed.mp3" -t "AAA expressed"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office:value-type="string">
            <text:p>combin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5]&amp;&quot;.mp3&quot;&quot; -t &quot;&quot;AAA &quot;&amp;[.B2325]&amp;&quot;&quot;&quot;&quot;" office:value-type="string" office:string-value="&quot;C:\Program Files (x86)\Balabolka\cli\balcon.exe&quot; -n &quot;Microsoft Heera Mobile&quot; -k -p 0 -v 100 -w &quot;combination.mp3&quot; -t &quot;AAA combination&quot;">
            <text:p>"C:\Program Files (x86)\Balabolka\cli\balcon.exe" -n "Microsoft Heera Mobile" -k -p 0 -v 100 -w "combination.mp3" -t "AAA combination"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string">
            <text:p>spa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6]&amp;&quot;.mp3&quot;&quot; -t &quot;&quot;AAA &quot;&amp;[.B2326]&amp;&quot;&quot;&quot;&quot;" office:value-type="string" office:string-value="&quot;C:\Program Files (x86)\Balabolka\cli\balcon.exe&quot; -n &quot;Microsoft Heera Mobile&quot; -k -p 0 -v 100 -w &quot;spaces.mp3&quot; -t &quot;AAA spaces&quot;">
            <text:p>"C:\Program Files (x86)\Balabolka\cli\balcon.exe" -n "Microsoft Heera Mobile" -k -p 0 -v 100 -w "spaces.mp3" -t "AAA spaces"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string">
            <text:p>unkn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7]&amp;&quot;.mp3&quot;&quot; -t &quot;&quot;AAA &quot;&amp;[.B2327]&amp;&quot;&quot;&quot;&quot;" office:value-type="string" office:string-value="&quot;C:\Program Files (x86)\Balabolka\cli\balcon.exe&quot; -n &quot;Microsoft Heera Mobile&quot; -k -p 0 -v 100 -w &quot;unknown.mp3&quot; -t &quot;AAA unknown&quot;">
            <text:p>"C:\Program Files (x86)\Balabolka\cli\balcon.exe" -n "Microsoft Heera Mobile" -k -p 0 -v 100 -w "unknown.mp3" -t "AAA unknown"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lu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8]&amp;&quot;.mp3&quot;&quot; -t &quot;&quot;AAA &quot;&amp;[.B2328]&amp;&quot;&quot;&quot;&quot;" office:value-type="string" office:string-value="&quot;C:\Program Files (x86)\Balabolka\cli\balcon.exe&quot; -n &quot;Microsoft Heera Mobile&quot; -k -p 0 -v 100 -w &quot;luck.mp3&quot; -t &quot;AAA luck&quot;">
            <text:p>"C:\Program Files (x86)\Balabolka\cli\balcon.exe" -n "Microsoft Heera Mobile" -k -p 0 -v 100 -w "luck.mp3" -t "AAA luck"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office:value-type="string">
            <text:p>movem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29]&amp;&quot;.mp3&quot;&quot; -t &quot;&quot;AAA &quot;&amp;[.B2329]&amp;&quot;&quot;&quot;&quot;" office:value-type="string" office:string-value="&quot;C:\Program Files (x86)\Balabolka\cli\balcon.exe&quot; -n &quot;Microsoft Heera Mobile&quot; -k -p 0 -v 100 -w &quot;movements.mp3&quot; -t &quot;AAA movements&quot;">
            <text:p>"C:\Program Files (x86)\Balabolka\cli\balcon.exe" -n "Microsoft Heera Mobile" -k -p 0 -v 100 -w "movements.mp3" -t "AAA movements"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string">
            <text:p>languag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0]&amp;&quot;.mp3&quot;&quot; -t &quot;&quot;AAA &quot;&amp;[.B2330]&amp;&quot;&quot;&quot;&quot;" office:value-type="string" office:string-value="&quot;C:\Program Files (x86)\Balabolka\cli\balcon.exe&quot; -n &quot;Microsoft Heera Mobile&quot; -k -p 0 -v 100 -w &quot;languages.mp3&quot; -t &quot;AAA languages&quot;">
            <text:p>"C:\Program Files (x86)\Balabolka\cli\balcon.exe" -n "Microsoft Heera Mobile" -k -p 0 -v 100 -w "languages.mp3" -t "AAA languages"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bru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1]&amp;&quot;.mp3&quot;&quot; -t &quot;&quot;AAA &quot;&amp;[.B2331]&amp;&quot;&quot;&quot;&quot;" office:value-type="string" office:string-value="&quot;C:\Program Files (x86)\Balabolka\cli\balcon.exe&quot; -n &quot;Microsoft Heera Mobile&quot; -k -p 0 -v 100 -w &quot;brush.mp3&quot; -t &quot;AAA brush&quot;">
            <text:p>"C:\Program Files (x86)\Balabolka\cli\balcon.exe" -n "Microsoft Heera Mobile" -k -p 0 -v 100 -w "brush.mp3" -t "AAA brush"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ba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2]&amp;&quot;.mp3&quot;&quot; -t &quot;&quot;AAA &quot;&amp;[.B2332]&amp;&quot;&quot;&quot;&quot;" office:value-type="string" office:string-value="&quot;C:\Program Files (x86)\Balabolka\cli\balcon.exe&quot; -n &quot;Microsoft Heera Mobile&quot; -k -p 0 -v 100 -w &quot;balls.mp3&quot; -t &quot;AAA balls&quot;">
            <text:p>"C:\Program Files (x86)\Balabolka\cli\balcon.exe" -n "Microsoft Heera Mobile" -k -p 0 -v 100 -w "balls.mp3" -t "AAA balls"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string">
            <text:p>faste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3]&amp;&quot;.mp3&quot;&quot; -t &quot;&quot;AAA &quot;&amp;[.B2333]&amp;&quot;&quot;&quot;&quot;" office:value-type="string" office:string-value="&quot;C:\Program Files (x86)\Balabolka\cli\balcon.exe&quot; -n &quot;Microsoft Heera Mobile&quot; -k -p 0 -v 100 -w &quot;fastened.mp3&quot; -t &quot;AAA fastened&quot;">
            <text:p>"C:\Program Files (x86)\Balabolka\cli\balcon.exe" -n "Microsoft Heera Mobile" -k -p 0 -v 100 -w "fastened.mp3" -t "AAA fastened"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sea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4]&amp;&quot;.mp3&quot;&quot; -t &quot;&quot;AAA &quot;&amp;[.B2334]&amp;&quot;&quot;&quot;&quot;" office:value-type="string" office:string-value="&quot;C:\Program Files (x86)\Balabolka\cli\balcon.exe&quot; -n &quot;Microsoft Heera Mobile&quot; -k -p 0 -v 100 -w &quot;seas.mp3&quot; -t &quot;AAA seas&quot;">
            <text:p>"C:\Program Files (x86)\Balabolka\cli\balcon.exe" -n "Microsoft Heera Mobile" -k -p 0 -v 100 -w "seas.mp3" -t "AAA seas"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office:value-type="string">
            <text:p>Isl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5]&amp;&quot;.mp3&quot;&quot; -t &quot;&quot;AAA &quot;&amp;[.B2335]&amp;&quot;&quot;&quot;&quot;" office:value-type="string" office:string-value="&quot;C:\Program Files (x86)\Balabolka\cli\balcon.exe&quot; -n &quot;Microsoft Heera Mobile&quot; -k -p 0 -v 100 -w &quot;Island.mp3&quot; -t &quot;AAA Island&quot;">
            <text:p>"C:\Program Files (x86)\Balabolka\cli\balcon.exe" -n "Microsoft Heera Mobile" -k -p 0 -v 100 -w "Island.mp3" -t "AAA Island"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comple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6]&amp;&quot;.mp3&quot;&quot; -t &quot;&quot;AAA &quot;&amp;[.B2336]&amp;&quot;&quot;&quot;&quot;" office:value-type="string" office:string-value="&quot;C:\Program Files (x86)\Balabolka\cli\balcon.exe&quot; -n &quot;Microsoft Heera Mobile&quot; -k -p 0 -v 100 -w &quot;completed.mp3&quot; -t &quot;AAA completed&quot;">
            <text:p>"C:\Program Files (x86)\Balabolka\cli\balcon.exe" -n "Microsoft Heera Mobile" -k -p 0 -v 100 -w "completed.mp3" -t "AAA completed"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syste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7]&amp;&quot;.mp3&quot;&quot; -t &quot;&quot;AAA &quot;&amp;[.B2337]&amp;&quot;&quot;&quot;&quot;" office:value-type="string" office:string-value="&quot;C:\Program Files (x86)\Balabolka\cli\balcon.exe&quot; -n &quot;Microsoft Heera Mobile&quot; -k -p 0 -v 100 -w &quot;systems.mp3&quot; -t &quot;AAA systems&quot;">
            <text:p>"C:\Program Files (x86)\Balabolka\cli\balcon.exe" -n "Microsoft Heera Mobile" -k -p 0 -v 100 -w "systems.mp3" -t "AAA systems"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string">
            <text:p>featu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8]&amp;&quot;.mp3&quot;&quot; -t &quot;&quot;AAA &quot;&amp;[.B2338]&amp;&quot;&quot;&quot;&quot;" office:value-type="string" office:string-value="&quot;C:\Program Files (x86)\Balabolka\cli\balcon.exe&quot; -n &quot;Microsoft Heera Mobile&quot; -k -p 0 -v 100 -w &quot;features.mp3&quot; -t &quot;AAA features&quot;">
            <text:p>"C:\Program Files (x86)\Balabolka\cli\balcon.exe" -n "Microsoft Heera Mobile" -k -p 0 -v 100 -w "features.mp3" -t "AAA features"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string">
            <text:p>obser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39]&amp;&quot;.mp3&quot;&quot; -t &quot;&quot;AAA &quot;&amp;[.B2339]&amp;&quot;&quot;&quot;&quot;" office:value-type="string" office:string-value="&quot;C:\Program Files (x86)\Balabolka\cli\balcon.exe&quot; -n &quot;Microsoft Heera Mobile&quot; -k -p 0 -v 100 -w &quot;observed.mp3&quot; -t &quot;AAA observed&quot;">
            <text:p>"C:\Program Files (x86)\Balabolka\cli\balcon.exe" -n "Microsoft Heera Mobile" -k -p 0 -v 100 -w "observed.mp3" -t "AAA observed"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P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0]&amp;&quot;.mp3&quot;&quot; -t &quot;&quot;AAA &quot;&amp;[.B2340]&amp;&quot;&quot;&quot;&quot;" office:value-type="string" office:string-value="&quot;C:\Program Files (x86)\Balabolka\cli\balcon.exe&quot; -n &quot;Microsoft Heera Mobile&quot; -k -p 0 -v 100 -w &quot;Pa.mp3&quot; -t &quot;AAA Pa&quot;">
            <text:p>"C:\Program Files (x86)\Balabolka\cli\balcon.exe" -n "Microsoft Heera Mobile" -k -p 0 -v 100 -w "Pa.mp3" -t "AAA Pa"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Gree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1]&amp;&quot;.mp3&quot;&quot; -t &quot;&quot;AAA &quot;&amp;[.B2341]&amp;&quot;&quot;&quot;&quot;" office:value-type="string" office:string-value="&quot;C:\Program Files (x86)\Balabolka\cli\balcon.exe&quot; -n &quot;Microsoft Heera Mobile&quot; -k -p 0 -v 100 -w &quot;Greeks.mp3&quot; -t &quot;AAA Greeks&quot;">
            <text:p>"C:\Program Files (x86)\Balabolka\cli\balcon.exe" -n "Microsoft Heera Mobile" -k -p 0 -v 100 -w "Greeks.mp3" -t "AAA Greeks"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stret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2]&amp;&quot;.mp3&quot;&quot; -t &quot;&quot;AAA &quot;&amp;[.B2342]&amp;&quot;&quot;&quot;&quot;" office:value-type="string" office:string-value="&quot;C:\Program Files (x86)\Balabolka\cli\balcon.exe&quot; -n &quot;Microsoft Heera Mobile&quot; -k -p 0 -v 100 -w &quot;stretch.mp3&quot; -t &quot;AAA stretch&quot;">
            <text:p>"C:\Program Files (x86)\Balabolka\cli\balcon.exe" -n "Microsoft Heera Mobile" -k -p 0 -v 100 -w "stretch.mp3" -t "AAA stretch"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string">
            <text:p>compo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3]&amp;&quot;.mp3&quot;&quot; -t &quot;&quot;AAA &quot;&amp;[.B2343]&amp;&quot;&quot;&quot;&quot;" office:value-type="string" office:string-value="&quot;C:\Program Files (x86)\Balabolka\cli\balcon.exe&quot; -n &quot;Microsoft Heera Mobile&quot; -k -p 0 -v 100 -w &quot;composed.mp3&quot; -t &quot;AAA composed&quot;">
            <text:p>"C:\Program Files (x86)\Balabolka\cli\balcon.exe" -n "Microsoft Heera Mobile" -k -p 0 -v 100 -w "composed.mp3" -t "AAA composed"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wherev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4]&amp;&quot;.mp3&quot;&quot; -t &quot;&quot;AAA &quot;&amp;[.B2344]&amp;&quot;&quot;&quot;&quot;" office:value-type="string" office:string-value="&quot;C:\Program Files (x86)\Balabolka\cli\balcon.exe&quot; -n &quot;Microsoft Heera Mobile&quot; -k -p 0 -v 100 -w &quot;wherever.mp3&quot; -t &quot;AAA wherever&quot;">
            <text:p>"C:\Program Files (x86)\Balabolka\cli\balcon.exe" -n "Microsoft Heera Mobile" -k -p 0 -v 100 -w "wherever.mp3" -t "AAA wherever"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wil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5]&amp;&quot;.mp3&quot;&quot; -t &quot;&quot;AAA &quot;&amp;[.B2345]&amp;&quot;&quot;&quot;&quot;" office:value-type="string" office:string-value="&quot;C:\Program Files (x86)\Balabolka\cli\balcon.exe&quot; -n &quot;Microsoft Heera Mobile&quot; -k -p 0 -v 100 -w &quot;willing.mp3&quot; -t &quot;AAA willing&quot;">
            <text:p>"C:\Program Files (x86)\Balabolka\cli\balcon.exe" -n "Microsoft Heera Mobile" -k -p 0 -v 100 -w "willing.mp3" -t "AAA willing"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office:value-type="string">
            <text:p>marr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6]&amp;&quot;.mp3&quot;&quot; -t &quot;&quot;AAA &quot;&amp;[.B2346]&amp;&quot;&quot;&quot;&quot;" office:value-type="string" office:string-value="&quot;C:\Program Files (x86)\Balabolka\cli\balcon.exe&quot; -n &quot;Microsoft Heera Mobile&quot; -k -p 0 -v 100 -w &quot;married.mp3&quot; -t &quot;AAA married&quot;">
            <text:p>"C:\Program Files (x86)\Balabolka\cli\balcon.exe" -n "Microsoft Heera Mobile" -k -p 0 -v 100 -w "married.mp3" -t "AAA married"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fall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7]&amp;&quot;.mp3&quot;&quot; -t &quot;&quot;AAA &quot;&amp;[.B2347]&amp;&quot;&quot;&quot;&quot;" office:value-type="string" office:string-value="&quot;C:\Program Files (x86)\Balabolka\cli\balcon.exe&quot; -n &quot;Microsoft Heera Mobile&quot; -k -p 0 -v 100 -w &quot;fallen.mp3&quot; -t &quot;AAA fallen&quot;">
            <text:p>"C:\Program Files (x86)\Balabolka\cli\balcon.exe" -n "Microsoft Heera Mobile" -k -p 0 -v 100 -w "fallen.mp3" -t "AAA fallen"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lan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8]&amp;&quot;.mp3&quot;&quot; -t &quot;&quot;AAA &quot;&amp;[.B2348]&amp;&quot;&quot;&quot;&quot;" office:value-type="string" office:string-value="&quot;C:\Program Files (x86)\Balabolka\cli\balcon.exe&quot; -n &quot;Microsoft Heera Mobile&quot; -k -p 0 -v 100 -w &quot;landed.mp3&quot; -t &quot;AAA landed&quot;">
            <text:p>"C:\Program Files (x86)\Balabolka\cli\balcon.exe" -n "Microsoft Heera Mobile" -k -p 0 -v 100 -w "landed.mp3" -t "AAA landed"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amou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49]&amp;&quot;.mp3&quot;&quot; -t &quot;&quot;AAA &quot;&amp;[.B2349]&amp;&quot;&quot;&quot;&quot;" office:value-type="string" office:string-value="&quot;C:\Program Files (x86)\Balabolka\cli\balcon.exe&quot; -n &quot;Microsoft Heera Mobile&quot; -k -p 0 -v 100 -w &quot;amounts.mp3&quot; -t &quot;AAA amounts&quot;">
            <text:p>"C:\Program Files (x86)\Balabolka\cli\balcon.exe" -n "Microsoft Heera Mobile" -k -p 0 -v 100 -w "amounts.mp3" -t "AAA amounts"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religi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0]&amp;&quot;.mp3&quot;&quot; -t &quot;&quot;AAA &quot;&amp;[.B2350]&amp;&quot;&quot;&quot;&quot;" office:value-type="string" office:string-value="&quot;C:\Program Files (x86)\Balabolka\cli\balcon.exe&quot; -n &quot;Microsoft Heera Mobile&quot; -k -p 0 -v 100 -w &quot;religious.mp3&quot; -t &quot;AAA religious&quot;">
            <text:p>"C:\Program Files (x86)\Balabolka\cli\balcon.exe" -n "Microsoft Heera Mobile" -k -p 0 -v 100 -w "religious.mp3" -t "AAA religious"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string">
            <text:p>fi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1]&amp;&quot;.mp3&quot;&quot; -t &quot;&quot;AAA &quot;&amp;[.B2351]&amp;&quot;&quot;&quot;&quot;" office:value-type="string" office:string-value="&quot;C:\Program Files (x86)\Balabolka\cli\balcon.exe&quot; -n &quot;Microsoft Heera Mobile&quot; -k -p 0 -v 100 -w &quot;fits.mp3&quot; -t &quot;AAA fits&quot;">
            <text:p>"C:\Program Files (x86)\Balabolka\cli\balcon.exe" -n "Microsoft Heera Mobile" -k -p 0 -v 100 -w "fits.mp3" -t "AAA fits"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shee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2]&amp;&quot;.mp3&quot;&quot; -t &quot;&quot;AAA &quot;&amp;[.B2352]&amp;&quot;&quot;&quot;&quot;" office:value-type="string" office:string-value="&quot;C:\Program Files (x86)\Balabolka\cli\balcon.exe&quot; -n &quot;Microsoft Heera Mobile&quot; -k -p 0 -v 100 -w &quot;sheets.mp3&quot; -t &quot;AAA sheets&quot;">
            <text:p>"C:\Program Files (x86)\Balabolka\cli\balcon.exe" -n "Microsoft Heera Mobile" -k -p 0 -v 100 -w "sheets.mp3" -t "AAA sheets"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orb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3]&amp;&quot;.mp3&quot;&quot; -t &quot;&quot;AAA &quot;&amp;[.B2353]&amp;&quot;&quot;&quot;&quot;" office:value-type="string" office:string-value="&quot;C:\Program Files (x86)\Balabolka\cli\balcon.exe&quot; -n &quot;Microsoft Heera Mobile&quot; -k -p 0 -v 100 -w &quot;orbit.mp3&quot; -t &quot;AAA orbit&quot;">
            <text:p>"C:\Program Files (x86)\Balabolka\cli\balcon.exe" -n "Microsoft Heera Mobile" -k -p 0 -v 100 -w "orbit.mp3" -t "AAA orbit"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revie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4]&amp;&quot;.mp3&quot;&quot; -t &quot;&quot;AAA &quot;&amp;[.B2354]&amp;&quot;&quot;&quot;&quot;" office:value-type="string" office:string-value="&quot;C:\Program Files (x86)\Balabolka\cli\balcon.exe&quot; -n &quot;Microsoft Heera Mobile&quot; -k -p 0 -v 100 -w &quot;review.mp3&quot; -t &quot;AAA review&quot;">
            <text:p>"C:\Program Files (x86)\Balabolka\cli\balcon.exe" -n "Microsoft Heera Mobile" -k -p 0 -v 100 -w "review.mp3" -t "AAA review"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you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5]&amp;&quot;.mp3&quot;&quot; -t &quot;&quot;AAA &quot;&amp;[.B2355]&amp;&quot;&quot;&quot;&quot;" office:value-type="string" office:string-value="&quot;C:\Program Files (x86)\Balabolka\cli\balcon.exe&quot; -n &quot;Microsoft Heera Mobile&quot; -k -p 0 -v 100 -w &quot;youth.mp3&quot; -t &quot;AAA youth&quot;">
            <text:p>"C:\Program Files (x86)\Balabolka\cli\balcon.exe" -n "Microsoft Heera Mobile" -k -p 0 -v 100 -w "youth.mp3" -t "AAA youth"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string">
            <text:p>b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6]&amp;&quot;.mp3&quot;&quot; -t &quot;&quot;AAA &quot;&amp;[.B2356]&amp;&quot;&quot;&quot;&quot;" office:value-type="string" office:string-value="&quot;C:\Program Files (x86)\Balabolka\cli\balcon.exe&quot; -n &quot;Microsoft Heera Mobile&quot; -k -p 0 -v 100 -w &quot;bars.mp3&quot; -t &quot;AAA bars&quot;">
            <text:p>"C:\Program Files (x86)\Balabolka\cli\balcon.exe" -n "Microsoft Heera Mobile" -k -p 0 -v 100 -w "bars.mp3" -t "AAA bars"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wi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7]&amp;&quot;.mp3&quot;&quot; -t &quot;&quot;AAA &quot;&amp;[.B2357]&amp;&quot;&quot;&quot;&quot;" office:value-type="string" office:string-value="&quot;C:\Program Files (x86)\Balabolka\cli\balcon.exe&quot; -n &quot;Microsoft Heera Mobile&quot; -k -p 0 -v 100 -w &quot;wires.mp3&quot; -t &quot;AAA wires&quot;">
            <text:p>"C:\Program Files (x86)\Balabolka\cli\balcon.exe" -n "Microsoft Heera Mobile" -k -p 0 -v 100 -w "wires.mp3" -t "AAA wires"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office:value-type="string">
            <text:p>resour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8]&amp;&quot;.mp3&quot;&quot; -t &quot;&quot;AAA &quot;&amp;[.B2358]&amp;&quot;&quot;&quot;&quot;" office:value-type="string" office:string-value="&quot;C:\Program Files (x86)\Balabolka\cli\balcon.exe&quot; -n &quot;Microsoft Heera Mobile&quot; -k -p 0 -v 100 -w &quot;resources.mp3&quot; -t &quot;AAA resources&quot;">
            <text:p>"C:\Program Files (x86)\Balabolka\cli\balcon.exe" -n "Microsoft Heera Mobile" -k -p 0 -v 100 -w "resources.mp3" -t "AAA resources"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string">
            <text:p>desig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59]&amp;&quot;.mp3&quot;&quot; -t &quot;&quot;AAA &quot;&amp;[.B2359]&amp;&quot;&quot;&quot;&quot;" office:value-type="string" office:string-value="&quot;C:\Program Files (x86)\Balabolka\cli\balcon.exe&quot; -n &quot;Microsoft Heera Mobile&quot; -k -p 0 -v 100 -w &quot;designed.mp3&quot; -t &quot;AAA designed&quot;">
            <text:p>"C:\Program Files (x86)\Balabolka\cli\balcon.exe" -n "Microsoft Heera Mobile" -k -p 0 -v 100 -w "designed.mp3" -t "AAA designed"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string">
            <text:p>tax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0]&amp;&quot;.mp3&quot;&quot; -t &quot;&quot;AAA &quot;&amp;[.B2360]&amp;&quot;&quot;&quot;&quot;" office:value-type="string" office:string-value="&quot;C:\Program Files (x86)\Balabolka\cli\balcon.exe&quot; -n &quot;Microsoft Heera Mobile&quot; -k -p 0 -v 100 -w &quot;tax.mp3&quot; -t &quot;AAA tax&quot;">
            <text:p>"C:\Program Files (x86)\Balabolka\cli\balcon.exe" -n "Microsoft Heera Mobile" -k -p 0 -v 100 -w "tax.mp3" -t "AAA tax"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string">
            <text:p>was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1]&amp;&quot;.mp3&quot;&quot; -t &quot;&quot;AAA &quot;&amp;[.B2361]&amp;&quot;&quot;&quot;&quot;" office:value-type="string" office:string-value="&quot;C:\Program Files (x86)\Balabolka\cli\balcon.exe&quot; -n &quot;Microsoft Heera Mobile&quot; -k -p 0 -v 100 -w &quot;waste.mp3&quot; -t &quot;AAA waste&quot;">
            <text:p>"C:\Program Files (x86)\Balabolka\cli\balcon.exe" -n "Microsoft Heera Mobile" -k -p 0 -v 100 -w "waste.mp3" -t "AAA waste"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string">
            <text:p>Edw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2]&amp;&quot;.mp3&quot;&quot; -t &quot;&quot;AAA &quot;&amp;[.B2362]&amp;&quot;&quot;&quot;&quot;" office:value-type="string" office:string-value="&quot;C:\Program Files (x86)\Balabolka\cli\balcon.exe&quot; -n &quot;Microsoft Heera Mobile&quot; -k -p 0 -v 100 -w &quot;Edward.mp3&quot; -t &quot;AAA Edward&quot;">
            <text:p>"C:\Program Files (x86)\Balabolka\cli\balcon.exe" -n "Microsoft Heera Mobile" -k -p 0 -v 100 -w "Edward.mp3" -t "AAA Edward"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tow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3]&amp;&quot;.mp3&quot;&quot; -t &quot;&quot;AAA &quot;&amp;[.B2363]&amp;&quot;&quot;&quot;&quot;" office:value-type="string" office:string-value="&quot;C:\Program Files (x86)\Balabolka\cli\balcon.exe&quot; -n &quot;Microsoft Heera Mobile&quot; -k -p 0 -v 100 -w &quot;tower.mp3&quot; -t &quot;AAA tower&quot;">
            <text:p>"C:\Program Files (x86)\Balabolka\cli\balcon.exe" -n "Microsoft Heera Mobile" -k -p 0 -v 100 -w "tower.mp3" -t "AAA tower"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lam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4]&amp;&quot;.mp3&quot;&quot; -t &quot;&quot;AAA &quot;&amp;[.B2364]&amp;&quot;&quot;&quot;&quot;" office:value-type="string" office:string-value="&quot;C:\Program Files (x86)\Balabolka\cli\balcon.exe&quot; -n &quot;Microsoft Heera Mobile&quot; -k -p 0 -v 100 -w &quot;lamp.mp3&quot; -t &quot;AAA lamp&quot;">
            <text:p>"C:\Program Files (x86)\Balabolka\cli\balcon.exe" -n "Microsoft Heera Mobile" -k -p 0 -v 100 -w "lamp.mp3" -t "AAA lamp"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string">
            <text:p>presid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5]&amp;&quot;.mp3&quot;&quot; -t &quot;&quot;AAA &quot;&amp;[.B2365]&amp;&quot;&quot;&quot;&quot;" office:value-type="string" office:string-value="&quot;C:\Program Files (x86)\Balabolka\cli\balcon.exe&quot; -n &quot;Microsoft Heera Mobile&quot; -k -p 0 -v 100 -w &quot;president.mp3&quot; -t &quot;AAA president&quot;">
            <text:p>"C:\Program Files (x86)\Balabolka\cli\balcon.exe" -n "Microsoft Heera Mobile" -k -p 0 -v 100 -w "president.mp3" -t "AAA president"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comforta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6]&amp;&quot;.mp3&quot;&quot; -t &quot;&quot;AAA &quot;&amp;[.B2366]&amp;&quot;&quot;&quot;&quot;" office:value-type="string" office:string-value="&quot;C:\Program Files (x86)\Balabolka\cli\balcon.exe&quot; -n &quot;Microsoft Heera Mobile&quot; -k -p 0 -v 100 -w &quot;comfortable.mp3&quot; -t &quot;AAA comfortable&quot;">
            <text:p>"C:\Program Files (x86)\Balabolka\cli\balcon.exe" -n "Microsoft Heera Mobile" -k -p 0 -v 100 -w "comfortable.mp3" -t "AAA comfortable"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office:value-type="string">
            <text:p>se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7]&amp;&quot;.mp3&quot;&quot; -t &quot;&quot;AAA &quot;&amp;[.B2367]&amp;&quot;&quot;&quot;&quot;" office:value-type="string" office:string-value="&quot;C:\Program Files (x86)\Balabolka\cli\balcon.exe&quot; -n &quot;Microsoft Heera Mobile&quot; -k -p 0 -v 100 -w &quot;sees.mp3&quot; -t &quot;AAA sees&quot;">
            <text:p>"C:\Program Files (x86)\Balabolka\cli\balcon.exe" -n "Microsoft Heera Mobile" -k -p 0 -v 100 -w "sees.mp3" -t "AAA sees"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t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8]&amp;&quot;.mp3&quot;&quot; -t &quot;&quot;AAA &quot;&amp;[.B2368]&amp;&quot;&quot;&quot;&quot;" office:value-type="string" office:string-value="&quot;C:\Program Files (x86)\Balabolka\cli\balcon.exe&quot; -n &quot;Microsoft Heera Mobile&quot; -k -p 0 -v 100 -w &quot;tent.mp3&quot; -t &quot;AAA tent&quot;">
            <text:p>"C:\Program Files (x86)\Balabolka\cli\balcon.exe" -n "Microsoft Heera Mobile" -k -p 0 -v 100 -w "tent.mp3" -t "AAA tent"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becom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69]&amp;&quot;.mp3&quot;&quot; -t &quot;&quot;AAA &quot;&amp;[.B2369]&amp;&quot;&quot;&quot;&quot;" office:value-type="string" office:string-value="&quot;C:\Program Files (x86)\Balabolka\cli\balcon.exe&quot; -n &quot;Microsoft Heera Mobile&quot; -k -p 0 -v 100 -w &quot;becoming.mp3&quot; -t &quot;AAA becoming&quot;">
            <text:p>"C:\Program Files (x86)\Balabolka\cli\balcon.exe" -n "Microsoft Heera Mobile" -k -p 0 -v 100 -w "becoming.mp3" -t "AAA becoming"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atom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0]&amp;&quot;.mp3&quot;&quot; -t &quot;&quot;AAA &quot;&amp;[.B2370]&amp;&quot;&quot;&quot;&quot;" office:value-type="string" office:string-value="&quot;C:\Program Files (x86)\Balabolka\cli\balcon.exe&quot; -n &quot;Microsoft Heera Mobile&quot; -k -p 0 -v 100 -w &quot;atomic.mp3&quot; -t &quot;AAA atomic&quot;">
            <text:p>"C:\Program Files (x86)\Balabolka\cli\balcon.exe" -n "Microsoft Heera Mobile" -k -p 0 -v 100 -w "atomic.mp3" -t "AAA atomic"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top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1]&amp;&quot;.mp3&quot;&quot; -t &quot;&quot;AAA &quot;&amp;[.B2371]&amp;&quot;&quot;&quot;&quot;" office:value-type="string" office:string-value="&quot;C:\Program Files (x86)\Balabolka\cli\balcon.exe&quot; -n &quot;Microsoft Heera Mobile&quot; -k -p 0 -v 100 -w &quot;topic.mp3&quot; -t &quot;AAA topic&quot;">
            <text:p>"C:\Program Files (x86)\Balabolka\cli\balcon.exe" -n "Microsoft Heera Mobile" -k -p 0 -v 100 -w "topic.mp3" -t "AAA topic"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fl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2]&amp;&quot;.mp3&quot;&quot; -t &quot;&quot;AAA &quot;&amp;[.B2372]&amp;&quot;&quot;&quot;&quot;" office:value-type="string" office:string-value="&quot;C:\Program Files (x86)\Balabolka\cli\balcon.exe&quot; -n &quot;Microsoft Heera Mobile&quot; -k -p 0 -v 100 -w &quot;flows.mp3&quot; -t &quot;AAA flows&quot;">
            <text:p>"C:\Program Files (x86)\Balabolka\cli\balcon.exe" -n "Microsoft Heera Mobile" -k -p 0 -v 100 -w "flows.mp3" -t "AAA flows"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loc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3]&amp;&quot;.mp3&quot;&quot; -t &quot;&quot;AAA &quot;&amp;[.B2373]&amp;&quot;&quot;&quot;&quot;" office:value-type="string" office:string-value="&quot;C:\Program Files (x86)\Balabolka\cli\balcon.exe&quot; -n &quot;Microsoft Heera Mobile&quot; -k -p 0 -v 100 -w &quot;locate.mp3&quot; -t &quot;AAA locate&quot;">
            <text:p>"C:\Program Files (x86)\Balabolka\cli\balcon.exe" -n "Microsoft Heera Mobile" -k -p 0 -v 100 -w "locate.mp3" -t "AAA locate"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plea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4]&amp;&quot;.mp3&quot;&quot; -t &quot;&quot;AAA &quot;&amp;[.B2374]&amp;&quot;&quot;&quot;&quot;" office:value-type="string" office:string-value="&quot;C:\Program Files (x86)\Balabolka\cli\balcon.exe&quot; -n &quot;Microsoft Heera Mobile&quot; -k -p 0 -v 100 -w &quot;pleased.mp3&quot; -t &quot;AAA pleased&quot;">
            <text:p>"C:\Program Files (x86)\Balabolka\cli\balcon.exe" -n "Microsoft Heera Mobile" -k -p 0 -v 100 -w "pleased.mp3" -t "AAA pleased"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lea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5]&amp;&quot;.mp3&quot;&quot; -t &quot;&quot;AAA &quot;&amp;[.B2375]&amp;&quot;&quot;&quot;&quot;" office:value-type="string" office:string-value="&quot;C:\Program Files (x86)\Balabolka\cli\balcon.exe&quot; -n &quot;Microsoft Heera Mobile&quot; -k -p 0 -v 100 -w &quot;leader.mp3&quot; -t &quot;AAA leader&quot;">
            <text:p>"C:\Program Files (x86)\Balabolka\cli\balcon.exe" -n "Microsoft Heera Mobile" -k -p 0 -v 100 -w "leader.mp3" -t "AAA leader"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cro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6]&amp;&quot;.mp3&quot;&quot; -t &quot;&quot;AAA &quot;&amp;[.B2376]&amp;&quot;&quot;&quot;&quot;" office:value-type="string" office:string-value="&quot;C:\Program Files (x86)\Balabolka\cli\balcon.exe&quot; -n &quot;Microsoft Heera Mobile&quot; -k -p 0 -v 100 -w &quot;crop.mp3&quot; -t &quot;AAA crop&quot;">
            <text:p>"C:\Program Files (x86)\Balabolka\cli\balcon.exe" -n "Microsoft Heera Mobile" -k -p 0 -v 100 -w "crop.mp3" -t "AAA crop"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bu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7]&amp;&quot;.mp3&quot;&quot; -t &quot;&quot;AAA &quot;&amp;[.B2377]&amp;&quot;&quot;&quot;&quot;" office:value-type="string" office:string-value="&quot;C:\Program Files (x86)\Balabolka\cli\balcon.exe&quot; -n &quot;Microsoft Heera Mobile&quot; -k -p 0 -v 100 -w &quot;burn.mp3&quot; -t &quot;AAA burn&quot;">
            <text:p>"C:\Program Files (x86)\Balabolka\cli\balcon.exe" -n "Microsoft Heera Mobile" -k -p 0 -v 100 -w "burn.mp3" -t "AAA burn"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outl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8]&amp;&quot;.mp3&quot;&quot; -t &quot;&quot;AAA &quot;&amp;[.B2378]&amp;&quot;&quot;&quot;&quot;" office:value-type="string" office:string-value="&quot;C:\Program Files (x86)\Balabolka\cli\balcon.exe&quot; -n &quot;Microsoft Heera Mobile&quot; -k -p 0 -v 100 -w &quot;outline.mp3&quot; -t &quot;AAA outline&quot;">
            <text:p>"C:\Program Files (x86)\Balabolka\cli\balcon.exe" -n "Microsoft Heera Mobile" -k -p 0 -v 100 -w "outline.mp3" -t "AAA outline"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string">
            <text:p>fee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79]&amp;&quot;.mp3&quot;&quot; -t &quot;&quot;AAA &quot;&amp;[.B2379]&amp;&quot;&quot;&quot;&quot;" office:value-type="string" office:string-value="&quot;C:\Program Files (x86)\Balabolka\cli\balcon.exe&quot; -n &quot;Microsoft Heera Mobile&quot; -k -p 0 -v 100 -w &quot;feels.mp3&quot; -t &quot;AAA feels&quot;">
            <text:p>"C:\Program Files (x86)\Balabolka\cli\balcon.exe" -n "Microsoft Heera Mobile" -k -p 0 -v 100 -w "feels.mp3" -t "AAA feels"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tri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0]&amp;&quot;.mp3&quot;&quot; -t &quot;&quot;AAA &quot;&amp;[.B2380]&amp;&quot;&quot;&quot;&quot;" office:value-type="string" office:string-value="&quot;C:\Program Files (x86)\Balabolka\cli\balcon.exe&quot; -n &quot;Microsoft Heera Mobile&quot; -k -p 0 -v 100 -w &quot;trick.mp3&quot; -t &quot;AAA trick&quot;">
            <text:p>"C:\Program Files (x86)\Balabolka\cli\balcon.exe" -n "Microsoft Heera Mobile" -k -p 0 -v 100 -w "trick.mp3" -t "AAA trick"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string">
            <text:p>transport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1]&amp;&quot;.mp3&quot;&quot; -t &quot;&quot;AAA &quot;&amp;[.B2381]&amp;&quot;&quot;&quot;&quot;" office:value-type="string" office:string-value="&quot;C:\Program Files (x86)\Balabolka\cli\balcon.exe&quot; -n &quot;Microsoft Heera Mobile&quot; -k -p 0 -v 100 -w &quot;transportation.mp3&quot; -t &quot;AAA transportation&quot;">
            <text:p>"C:\Program Files (x86)\Balabolka\cli\balcon.exe" -n "Microsoft Heera Mobile" -k -p 0 -v 100 -w "transportation.mp3" -t "AAA transportation"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bicyc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2]&amp;&quot;.mp3&quot;&quot; -t &quot;&quot;AAA &quot;&amp;[.B2382]&amp;&quot;&quot;&quot;&quot;" office:value-type="string" office:string-value="&quot;C:\Program Files (x86)\Balabolka\cli\balcon.exe&quot; -n &quot;Microsoft Heera Mobile&quot; -k -p 0 -v 100 -w &quot;bicycle.mp3&quot; -t &quot;AAA bicycle&quot;">
            <text:p>"C:\Program Files (x86)\Balabolka\cli\balcon.exe" -n "Microsoft Heera Mobile" -k -p 0 -v 100 -w "bicycle.mp3" -t "AAA bicycle"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string">
            <text:p>villag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3]&amp;&quot;.mp3&quot;&quot; -t &quot;&quot;AAA &quot;&amp;[.B2383]&amp;&quot;&quot;&quot;&quot;" office:value-type="string" office:string-value="&quot;C:\Program Files (x86)\Balabolka\cli\balcon.exe&quot; -n &quot;Microsoft Heera Mobile&quot; -k -p 0 -v 100 -w &quot;villages.mp3&quot; -t &quot;AAA villages&quot;">
            <text:p>"C:\Program Files (x86)\Balabolka\cli\balcon.exe" -n "Microsoft Heera Mobile" -k -p 0 -v 100 -w "villages.mp3" -t "AAA villages"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office:value-type="string">
            <text:p>thro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4]&amp;&quot;.mp3&quot;&quot; -t &quot;&quot;AAA &quot;&amp;[.B2384]&amp;&quot;&quot;&quot;&quot;" office:value-type="string" office:string-value="&quot;C:\Program Files (x86)\Balabolka\cli\balcon.exe&quot; -n &quot;Microsoft Heera Mobile&quot; -k -p 0 -v 100 -w &quot;thrown.mp3&quot; -t &quot;AAA thrown&quot;">
            <text:p>"C:\Program Files (x86)\Balabolka\cli\balcon.exe" -n "Microsoft Heera Mobile" -k -p 0 -v 100 -w "thrown.mp3" -t "AAA thrown"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office:value-type="string">
            <text:p>buffal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5]&amp;&quot;.mp3&quot;&quot; -t &quot;&quot;AAA &quot;&amp;[.B2385]&amp;&quot;&quot;&quot;&quot;" office:value-type="string" office:string-value="&quot;C:\Program Files (x86)\Balabolka\cli\balcon.exe&quot; -n &quot;Microsoft Heera Mobile&quot; -k -p 0 -v 100 -w &quot;buffalo.mp3&quot; -t &quot;AAA buffalo&quot;">
            <text:p>"C:\Program Files (x86)\Balabolka\cli\balcon.exe" -n "Microsoft Heera Mobile" -k -p 0 -v 100 -w "buffalo.mp3" -t "AAA buffalo"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signa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6]&amp;&quot;.mp3&quot;&quot; -t &quot;&quot;AAA &quot;&amp;[.B2386]&amp;&quot;&quot;&quot;&quot;" office:value-type="string" office:string-value="&quot;C:\Program Files (x86)\Balabolka\cli\balcon.exe&quot; -n &quot;Microsoft Heera Mobile&quot; -k -p 0 -v 100 -w &quot;signals.mp3&quot; -t &quot;AAA signals&quot;">
            <text:p>"C:\Program Files (x86)\Balabolka\cli\balcon.exe" -n "Microsoft Heera Mobile" -k -p 0 -v 100 -w "signals.mp3" -t "AAA signals"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pi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7]&amp;&quot;.mp3&quot;&quot; -t &quot;&quot;AAA &quot;&amp;[.B2387]&amp;&quot;&quot;&quot;&quot;" office:value-type="string" office:string-value="&quot;C:\Program Files (x86)\Balabolka\cli\balcon.exe&quot; -n &quot;Microsoft Heera Mobile&quot; -k -p 0 -v 100 -w &quot;pigs.mp3&quot; -t &quot;AAA pigs&quot;">
            <text:p>"C:\Program Files (x86)\Balabolka\cli\balcon.exe" -n "Microsoft Heera Mobile" -k -p 0 -v 100 -w "pigs.mp3" -t "AAA pigs"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office:value-type="string">
            <text:p>alou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8]&amp;&quot;.mp3&quot;&quot; -t &quot;&quot;AAA &quot;&amp;[.B2388]&amp;&quot;&quot;&quot;&quot;" office:value-type="string" office:string-value="&quot;C:\Program Files (x86)\Balabolka\cli\balcon.exe&quot; -n &quot;Microsoft Heera Mobile&quot; -k -p 0 -v 100 -w &quot;aloud.mp3&quot; -t &quot;AAA aloud&quot;">
            <text:p>"C:\Program Files (x86)\Balabolka\cli\balcon.exe" -n "Microsoft Heera Mobile" -k -p 0 -v 100 -w "aloud.mp3" -t "AAA aloud"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Carlo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89]&amp;&quot;.mp3&quot;&quot; -t &quot;&quot;AAA &quot;&amp;[.B2389]&amp;&quot;&quot;&quot;&quot;" office:value-type="string" office:string-value="&quot;C:\Program Files (x86)\Balabolka\cli\balcon.exe&quot; -n &quot;Microsoft Heera Mobile&quot; -k -p 0 -v 100 -w &quot;Carlos.mp3&quot; -t &quot;AAA Carlos&quot;">
            <text:p>"C:\Program Files (x86)\Balabolka\cli\balcon.exe" -n "Microsoft Heera Mobile" -k -p 0 -v 100 -w "Carlos.mp3" -t "AAA Carlos"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do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0]&amp;&quot;.mp3&quot;&quot; -t &quot;&quot;AAA &quot;&amp;[.B2390]&amp;&quot;&quot;&quot;&quot;" office:value-type="string" office:string-value="&quot;C:\Program Files (x86)\Balabolka\cli\balcon.exe&quot; -n &quot;Microsoft Heera Mobile&quot; -k -p 0 -v 100 -w &quot;dots.mp3&quot; -t &quot;AAA dots&quot;">
            <text:p>"C:\Program Files (x86)\Balabolka\cli\balcon.exe" -n "Microsoft Heera Mobile" -k -p 0 -v 100 -w "dots.mp3" -t "AAA dots"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office:value-type="string">
            <text:p>sp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1]&amp;&quot;.mp3&quot;&quot; -t &quot;&quot;AAA &quot;&amp;[.B2391]&amp;&quot;&quot;&quot;&quot;" office:value-type="string" office:string-value="&quot;C:\Program Files (x86)\Balabolka\cli\balcon.exe&quot; -n &quot;Microsoft Heera Mobile&quot; -k -p 0 -v 100 -w &quot;spite.mp3&quot; -t &quot;AAA spite&quot;">
            <text:p>"C:\Program Files (x86)\Balabolka\cli\balcon.exe" -n "Microsoft Heera Mobile" -k -p 0 -v 100 -w "spite.mp3" -t "AAA spite"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coun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2]&amp;&quot;.mp3&quot;&quot; -t &quot;&quot;AAA &quot;&amp;[.B2392]&amp;&quot;&quot;&quot;&quot;" office:value-type="string" office:string-value="&quot;C:\Program Files (x86)\Balabolka\cli\balcon.exe&quot; -n &quot;Microsoft Heera Mobile&quot; -k -p 0 -v 100 -w &quot;counting.mp3&quot; -t &quot;AAA counting&quot;">
            <text:p>"C:\Program Files (x86)\Balabolka\cli\balcon.exe" -n "Microsoft Heera Mobile" -k -p 0 -v 100 -w "counting.mp3" -t "AAA counting"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slep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3]&amp;&quot;.mp3&quot;&quot; -t &quot;&quot;AAA &quot;&amp;[.B2393]&amp;&quot;&quot;&quot;&quot;" office:value-type="string" office:string-value="&quot;C:\Program Files (x86)\Balabolka\cli\balcon.exe&quot; -n &quot;Microsoft Heera Mobile&quot; -k -p 0 -v 100 -w &quot;slept.mp3&quot; -t &quot;AAA slept&quot;">
            <text:p>"C:\Program Files (x86)\Balabolka\cli\balcon.exe" -n "Microsoft Heera Mobile" -k -p 0 -v 100 -w "slept.mp3" -t "AAA slept"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lan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4]&amp;&quot;.mp3&quot;&quot; -t &quot;&quot;AAA &quot;&amp;[.B2394]&amp;&quot;&quot;&quot;&quot;" office:value-type="string" office:string-value="&quot;C:\Program Files (x86)\Balabolka\cli\balcon.exe&quot; -n &quot;Microsoft Heera Mobile&quot; -k -p 0 -v 100 -w &quot;landing.mp3&quot; -t &quot;AAA landing&quot;">
            <text:p>"C:\Program Files (x86)\Balabolka\cli\balcon.exe" -n "Microsoft Heera Mobile" -k -p 0 -v 100 -w "landing.mp3" -t "AAA landing"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string">
            <text:p>tra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5]&amp;&quot;.mp3&quot;&quot; -t &quot;&quot;AAA &quot;&amp;[.B2395]&amp;&quot;&quot;&quot;&quot;" office:value-type="string" office:string-value="&quot;C:\Program Files (x86)\Balabolka\cli\balcon.exe&quot; -n &quot;Microsoft Heera Mobile&quot; -k -p 0 -v 100 -w &quot;trained.mp3&quot; -t &quot;AAA trained&quot;">
            <text:p>"C:\Program Files (x86)\Balabolka\cli\balcon.exe" -n "Microsoft Heera Mobile" -k -p 0 -v 100 -w "trained.mp3" -t "AAA trained"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grandfa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6]&amp;&quot;.mp3&quot;&quot; -t &quot;&quot;AAA &quot;&amp;[.B2396]&amp;&quot;&quot;&quot;&quot;" office:value-type="string" office:string-value="&quot;C:\Program Files (x86)\Balabolka\cli\balcon.exe&quot; -n &quot;Microsoft Heera Mobile&quot; -k -p 0 -v 100 -w &quot;grandfather.mp3&quot; -t &quot;AAA grandfather&quot;">
            <text:p>"C:\Program Files (x86)\Balabolka\cli\balcon.exe" -n "Microsoft Heera Mobile" -k -p 0 -v 100 -w "grandfather.mp3" -t "AAA grandfather"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office:value-type="string">
            <text:p>blow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7]&amp;&quot;.mp3&quot;&quot; -t &quot;&quot;AAA &quot;&amp;[.B2397]&amp;&quot;&quot;&quot;&quot;" office:value-type="string" office:string-value="&quot;C:\Program Files (x86)\Balabolka\cli\balcon.exe&quot; -n &quot;Microsoft Heera Mobile&quot; -k -p 0 -v 100 -w &quot;blowing.mp3&quot; -t &quot;AAA blowing&quot;">
            <text:p>"C:\Program Files (x86)\Balabolka\cli\balcon.exe" -n "Microsoft Heera Mobile" -k -p 0 -v 100 -w "blowing.mp3" -t "AAA blowing"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etc.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8]&amp;&quot;.mp3&quot;&quot; -t &quot;&quot;AAA &quot;&amp;[.B2398]&amp;&quot;&quot;&quot;&quot;" office:value-type="string" office:string-value="&quot;C:\Program Files (x86)\Balabolka\cli\balcon.exe&quot; -n &quot;Microsoft Heera Mobile&quot; -k -p 0 -v 100 -w &quot;etc..mp3&quot; -t &quot;AAA etc.&quot;">
            <text:p>"C:\Program Files (x86)\Balabolka\cli\balcon.exe" -n "Microsoft Heera Mobile" -k -p 0 -v 100 -w "etc..mp3" -t "AAA etc."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string">
            <text:p>wor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399]&amp;&quot;.mp3&quot;&quot; -t &quot;&quot;AAA &quot;&amp;[.B2399]&amp;&quot;&quot;&quot;&quot;" office:value-type="string" office:string-value="&quot;C:\Program Files (x86)\Balabolka\cli\balcon.exe&quot; -n &quot;Microsoft Heera Mobile&quot; -k -p 0 -v 100 -w &quot;worse.mp3&quot; -t &quot;AAA worse&quot;">
            <text:p>"C:\Program Files (x86)\Balabolka\cli\balcon.exe" -n "Microsoft Heera Mobile" -k -p 0 -v 100 -w "worse.mp3" -t "AAA worse"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boy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0]&amp;&quot;.mp3&quot;&quot; -t &quot;&quot;AAA &quot;&amp;[.B2400]&amp;&quot;&quot;&quot;&quot;" office:value-type="string" office:string-value="&quot;C:\Program Files (x86)\Balabolka\cli\balcon.exe&quot; -n &quot;Microsoft Heera Mobile&quot; -k -p 0 -v 100 -w &quot;boy's.mp3&quot; -t &quot;AAA boy's&quot;">
            <text:p>"C:\Program Files (x86)\Balabolka\cli\balcon.exe" -n "Microsoft Heera Mobile" -k -p 0 -v 100 -w "boy's.mp3" -t "AAA boy's"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midd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1]&amp;&quot;.mp3&quot;&quot; -t &quot;&quot;AAA &quot;&amp;[.B2401]&amp;&quot;&quot;&quot;&quot;" office:value-type="string" office:string-value="&quot;C:\Program Files (x86)\Balabolka\cli\balcon.exe&quot; -n &quot;Microsoft Heera Mobile&quot; -k -p 0 -v 100 -w &quot;middle.mp3&quot; -t &quot;AAA middle&quot;">
            <text:p>"C:\Program Files (x86)\Balabolka\cli\balcon.exe" -n "Microsoft Heera Mobile" -k -p 0 -v 100 -w "middle.mp3" -t "AAA middle"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string">
            <text:p>accid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2]&amp;&quot;.mp3&quot;&quot; -t &quot;&quot;AAA &quot;&amp;[.B2402]&amp;&quot;&quot;&quot;&quot;" office:value-type="string" office:string-value="&quot;C:\Program Files (x86)\Balabolka\cli\balcon.exe&quot; -n &quot;Microsoft Heera Mobile&quot; -k -p 0 -v 100 -w &quot;accident.mp3&quot; -t &quot;AAA accident&quot;">
            <text:p>"C:\Program Files (x86)\Balabolka\cli\balcon.exe" -n "Microsoft Heera Mobile" -k -p 0 -v 100 -w "accident.mp3" -t "AAA accident"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string">
            <text:p>youn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3]&amp;&quot;.mp3&quot;&quot; -t &quot;&quot;AAA &quot;&amp;[.B2403]&amp;&quot;&quot;&quot;&quot;" office:value-type="string" office:string-value="&quot;C:\Program Files (x86)\Balabolka\cli\balcon.exe&quot; -n &quot;Microsoft Heera Mobile&quot; -k -p 0 -v 100 -w &quot;younger.mp3&quot; -t &quot;AAA younger&quot;">
            <text:p>"C:\Program Files (x86)\Balabolka\cli\balcon.exe" -n "Microsoft Heera Mobile" -k -p 0 -v 100 -w "younger.mp3" -t "AAA younger"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string">
            <text:p>jud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4]&amp;&quot;.mp3&quot;&quot; -t &quot;&quot;AAA &quot;&amp;[.B2404]&amp;&quot;&quot;&quot;&quot;" office:value-type="string" office:string-value="&quot;C:\Program Files (x86)\Balabolka\cli\balcon.exe&quot; -n &quot;Microsoft Heera Mobile&quot; -k -p 0 -v 100 -w &quot;judge.mp3&quot; -t &quot;AAA judge&quot;">
            <text:p>"C:\Program Files (x86)\Balabolka\cli\balcon.exe" -n "Microsoft Heera Mobile" -k -p 0 -v 100 -w "judge.mp3" -t "AAA judge"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sto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5]&amp;&quot;.mp3&quot;&quot; -t &quot;&quot;AAA &quot;&amp;[.B2405]&amp;&quot;&quot;&quot;&quot;" office:value-type="string" office:string-value="&quot;C:\Program Files (x86)\Balabolka\cli\balcon.exe&quot; -n &quot;Microsoft Heera Mobile&quot; -k -p 0 -v 100 -w &quot;stove.mp3&quot; -t &quot;AAA stove&quot;">
            <text:p>"C:\Program Files (x86)\Balabolka\cli\balcon.exe" -n "Microsoft Heera Mobile" -k -p 0 -v 100 -w "stove.mp3" -t "AAA stove"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string">
            <text:p>valle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6]&amp;&quot;.mp3&quot;&quot; -t &quot;&quot;AAA &quot;&amp;[.B2406]&amp;&quot;&quot;&quot;&quot;" office:value-type="string" office:string-value="&quot;C:\Program Files (x86)\Balabolka\cli\balcon.exe&quot; -n &quot;Microsoft Heera Mobile&quot; -k -p 0 -v 100 -w &quot;valleys.mp3&quot; -t &quot;AAA valleys&quot;">
            <text:p>"C:\Program Files (x86)\Balabolka\cli\balcon.exe" -n "Microsoft Heera Mobile" -k -p 0 -v 100 -w "valleys.mp3" -t "AAA valleys"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gasol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7]&amp;&quot;.mp3&quot;&quot; -t &quot;&quot;AAA &quot;&amp;[.B2407]&amp;&quot;&quot;&quot;&quot;" office:value-type="string" office:string-value="&quot;C:\Program Files (x86)\Balabolka\cli\balcon.exe&quot; -n &quot;Microsoft Heera Mobile&quot; -k -p 0 -v 100 -w &quot;gasoline.mp3&quot; -t &quot;AAA gasoline&quot;">
            <text:p>"C:\Program Files (x86)\Balabolka\cli\balcon.exe" -n "Microsoft Heera Mobile" -k -p 0 -v 100 -w "gasoline.mp3" -t "AAA gasoline"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string">
            <text:p>cas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8]&amp;&quot;.mp3&quot;&quot; -t &quot;&quot;AAA &quot;&amp;[.B2408]&amp;&quot;&quot;&quot;&quot;" office:value-type="string" office:string-value="&quot;C:\Program Files (x86)\Balabolka\cli\balcon.exe&quot; -n &quot;Microsoft Heera Mobile&quot; -k -p 0 -v 100 -w &quot;castle.mp3&quot; -t &quot;AAA castle&quot;">
            <text:p>"C:\Program Files (x86)\Balabolka\cli\balcon.exe" -n "Microsoft Heera Mobile" -k -p 0 -v 100 -w "castle.mp3" -t "AAA castle"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spi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09]&amp;&quot;.mp3&quot;&quot; -t &quot;&quot;AAA &quot;&amp;[.B2409]&amp;&quot;&quot;&quot;&quot;" office:value-type="string" office:string-value="&quot;C:\Program Files (x86)\Balabolka\cli\balcon.exe&quot; -n &quot;Microsoft Heera Mobile&quot; -k -p 0 -v 100 -w &quot;spider.mp3&quot; -t &quot;AAA spider&quot;">
            <text:p>"C:\Program Files (x86)\Balabolka\cli\balcon.exe" -n "Microsoft Heera Mobile" -k -p 0 -v 100 -w "spider.mp3" -t "AAA spider"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norm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0]&amp;&quot;.mp3&quot;&quot; -t &quot;&quot;AAA &quot;&amp;[.B2410]&amp;&quot;&quot;&quot;&quot;" office:value-type="string" office:string-value="&quot;C:\Program Files (x86)\Balabolka\cli\balcon.exe&quot; -n &quot;Microsoft Heera Mobile&quot; -k -p 0 -v 100 -w &quot;normal.mp3&quot; -t &quot;AAA normal&quot;">
            <text:p>"C:\Program Files (x86)\Balabolka\cli\balcon.exe" -n "Microsoft Heera Mobile" -k -p 0 -v 100 -w "normal.mp3" -t "AAA normal"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stee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1]&amp;&quot;.mp3&quot;&quot; -t &quot;&quot;AAA &quot;&amp;[.B2411]&amp;&quot;&quot;&quot;&quot;" office:value-type="string" office:string-value="&quot;C:\Program Files (x86)\Balabolka\cli\balcon.exe&quot; -n &quot;Microsoft Heera Mobile&quot; -k -p 0 -v 100 -w &quot;steep.mp3&quot; -t &quot;AAA steep&quot;">
            <text:p>"C:\Program Files (x86)\Balabolka\cli\balcon.exe" -n "Microsoft Heera Mobile" -k -p 0 -v 100 -w "steep.mp3" -t "AAA steep"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toug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2]&amp;&quot;.mp3&quot;&quot; -t &quot;&quot;AAA &quot;&amp;[.B2412]&amp;&quot;&quot;&quot;&quot;" office:value-type="string" office:string-value="&quot;C:\Program Files (x86)\Balabolka\cli\balcon.exe&quot; -n &quot;Microsoft Heera Mobile&quot; -k -p 0 -v 100 -w &quot;tough.mp3&quot; -t &quot;AAA tough&quot;">
            <text:p>"C:\Program Files (x86)\Balabolka\cli\balcon.exe" -n "Microsoft Heera Mobile" -k -p 0 -v 100 -w "tough.mp3" -t "AAA tough"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string">
            <text:p>act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3]&amp;&quot;.mp3&quot;&quot; -t &quot;&quot;AAA &quot;&amp;[.B2413]&amp;&quot;&quot;&quot;&quot;" office:value-type="string" office:string-value="&quot;C:\Program Files (x86)\Balabolka\cli\balcon.exe&quot; -n &quot;Microsoft Heera Mobile&quot; -k -p 0 -v 100 -w &quot;active.mp3&quot; -t &quot;AAA active&quot;">
            <text:p>"C:\Program Files (x86)\Balabolka\cli\balcon.exe" -n "Microsoft Heera Mobile" -k -p 0 -v 100 -w "active.mp3" -t "AAA active"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office:value-type="string">
            <text:p>to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4]&amp;&quot;.mp3&quot;&quot; -t &quot;&quot;AAA &quot;&amp;[.B2414]&amp;&quot;&quot;&quot;&quot;" office:value-type="string" office:string-value="&quot;C:\Program Files (x86)\Balabolka\cli\balcon.exe&quot; -n &quot;Microsoft Heera Mobile&quot; -k -p 0 -v 100 -w &quot;tops.mp3&quot; -t &quot;AAA tops&quot;">
            <text:p>"C:\Program Files (x86)\Balabolka\cli\balcon.exe" -n "Microsoft Heera Mobile" -k -p 0 -v 100 -w "tops.mp3" -t "AAA tops"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string">
            <text:p>aff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5]&amp;&quot;.mp3&quot;&quot; -t &quot;&quot;AAA &quot;&amp;[.B2415]&amp;&quot;&quot;&quot;&quot;" office:value-type="string" office:string-value="&quot;C:\Program Files (x86)\Balabolka\cli\balcon.exe&quot; -n &quot;Microsoft Heera Mobile&quot; -k -p 0 -v 100 -w &quot;affect.mp3&quot; -t &quot;AAA affect&quot;">
            <text:p>"C:\Program Files (x86)\Balabolka\cli\balcon.exe" -n "Microsoft Heera Mobile" -k -p 0 -v 100 -w "affect.mp3" -t "AAA affect"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b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6]&amp;&quot;.mp3&quot;&quot; -t &quot;&quot;AAA &quot;&amp;[.B2416]&amp;&quot;&quot;&quot;&quot;" office:value-type="string" office:string-value="&quot;C:\Program Files (x86)\Balabolka\cli\balcon.exe&quot; -n &quot;Microsoft Heera Mobile&quot; -k -p 0 -v 100 -w &quot;bound.mp3&quot; -t &quot;AAA bound&quot;">
            <text:p>"C:\Program Files (x86)\Balabolka\cli\balcon.exe" -n "Microsoft Heera Mobile" -k -p 0 -v 100 -w "bound.mp3" -t "AAA bound"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driv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7]&amp;&quot;.mp3&quot;&quot; -t &quot;&quot;AAA &quot;&amp;[.B2417]&amp;&quot;&quot;&quot;&quot;" office:value-type="string" office:string-value="&quot;C:\Program Files (x86)\Balabolka\cli\balcon.exe&quot; -n &quot;Microsoft Heera Mobile&quot; -k -p 0 -v 100 -w &quot;driven.mp3&quot; -t &quot;AAA driven&quot;">
            <text:p>"C:\Program Files (x86)\Balabolka\cli\balcon.exe" -n "Microsoft Heera Mobile" -k -p 0 -v 100 -w "driven.mp3" -t "AAA driven"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tru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8]&amp;&quot;.mp3&quot;&quot; -t &quot;&quot;AAA &quot;&amp;[.B2418]&amp;&quot;&quot;&quot;&quot;" office:value-type="string" office:string-value="&quot;C:\Program Files (x86)\Balabolka\cli\balcon.exe&quot; -n &quot;Microsoft Heera Mobile&quot; -k -p 0 -v 100 -w &quot;trunk.mp3&quot; -t &quot;AAA trunk&quot;">
            <text:p>"C:\Program Files (x86)\Balabolka\cli\balcon.exe" -n "Microsoft Heera Mobile" -k -p 0 -v 100 -w "trunk.mp3" -t "AAA trunk"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visito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19]&amp;&quot;.mp3&quot;&quot; -t &quot;&quot;AAA &quot;&amp;[.B2419]&amp;&quot;&quot;&quot;&quot;" office:value-type="string" office:string-value="&quot;C:\Program Files (x86)\Balabolka\cli\balcon.exe&quot; -n &quot;Microsoft Heera Mobile&quot; -k -p 0 -v 100 -w &quot;visitors.mp3&quot; -t &quot;AAA visitors&quot;">
            <text:p>"C:\Program Files (x86)\Balabolka\cli\balcon.exe" -n "Microsoft Heera Mobile" -k -p 0 -v 100 -w "visitors.mp3" -t "AAA visitors"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string">
            <text:p>milita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0]&amp;&quot;.mp3&quot;&quot; -t &quot;&quot;AAA &quot;&amp;[.B2420]&amp;&quot;&quot;&quot;&quot;" office:value-type="string" office:string-value="&quot;C:\Program Files (x86)\Balabolka\cli\balcon.exe&quot; -n &quot;Microsoft Heera Mobile&quot; -k -p 0 -v 100 -w &quot;military.mp3&quot; -t &quot;AAA military&quot;">
            <text:p>"C:\Program Files (x86)\Balabolka\cli\balcon.exe" -n "Microsoft Heera Mobile" -k -p 0 -v 100 -w "military.mp3" -t "AAA military"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string">
            <text:p>socie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1]&amp;&quot;.mp3&quot;&quot; -t &quot;&quot;AAA &quot;&amp;[.B2421]&amp;&quot;&quot;&quot;&quot;" office:value-type="string" office:string-value="&quot;C:\Program Files (x86)\Balabolka\cli\balcon.exe&quot; -n &quot;Microsoft Heera Mobile&quot; -k -p 0 -v 100 -w &quot;society.mp3&quot; -t &quot;AAA society&quot;">
            <text:p>"C:\Program Files (x86)\Balabolka\cli\balcon.exe" -n "Microsoft Heera Mobile" -k -p 0 -v 100 -w "society.mp3" -t "AAA society"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sta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2]&amp;&quot;.mp3&quot;&quot; -t &quot;&quot;AAA &quot;&amp;[.B2422]&amp;&quot;&quot;&quot;&quot;" office:value-type="string" office:string-value="&quot;C:\Program Files (x86)\Balabolka\cli\balcon.exe&quot; -n &quot;Microsoft Heera Mobile&quot; -k -p 0 -v 100 -w &quot;stared.mp3&quot; -t &quot;AAA stared&quot;">
            <text:p>"C:\Program Files (x86)\Balabolka\cli\balcon.exe" -n "Microsoft Heera Mobile" -k -p 0 -v 100 -w "stared.mp3" -t "AAA stared"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string">
            <text:p>fair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3]&amp;&quot;.mp3&quot;&quot; -t &quot;&quot;AAA &quot;&amp;[.B2423]&amp;&quot;&quot;&quot;&quot;" office:value-type="string" office:string-value="&quot;C:\Program Files (x86)\Balabolka\cli\balcon.exe&quot; -n &quot;Microsoft Heera Mobile&quot; -k -p 0 -v 100 -w &quot;fairly.mp3&quot; -t &quot;AAA fairly&quot;">
            <text:p>"C:\Program Files (x86)\Balabolka\cli\balcon.exe" -n "Microsoft Heera Mobile" -k -p 0 -v 100 -w "fairly.mp3" -t "AAA fairly"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string">
            <text:p>obt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4]&amp;&quot;.mp3&quot;&quot; -t &quot;&quot;AAA &quot;&amp;[.B2424]&amp;&quot;&quot;&quot;&quot;" office:value-type="string" office:string-value="&quot;C:\Program Files (x86)\Balabolka\cli\balcon.exe&quot; -n &quot;Microsoft Heera Mobile&quot; -k -p 0 -v 100 -w &quot;obtain.mp3&quot; -t &quot;AAA obtain&quot;">
            <text:p>"C:\Program Files (x86)\Balabolka\cli\balcon.exe" -n "Microsoft Heera Mobile" -k -p 0 -v 100 -w "obtain.mp3" -t "AAA obtain"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string">
            <text:p>mounta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5]&amp;&quot;.mp3&quot;&quot; -t &quot;&quot;AAA &quot;&amp;[.B2425]&amp;&quot;&quot;&quot;&quot;" office:value-type="string" office:string-value="&quot;C:\Program Files (x86)\Balabolka\cli\balcon.exe&quot; -n &quot;Microsoft Heera Mobile&quot; -k -p 0 -v 100 -w &quot;mountains.mp3&quot; -t &quot;AAA mountains&quot;">
            <text:p>"C:\Program Files (x86)\Balabolka\cli\balcon.exe" -n "Microsoft Heera Mobile" -k -p 0 -v 100 -w "mountains.mp3" -t "AAA mountains"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string">
            <text:p>rea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6]&amp;&quot;.mp3&quot;&quot; -t &quot;&quot;AAA &quot;&amp;[.B2426]&amp;&quot;&quot;&quot;&quot;" office:value-type="string" office:string-value="&quot;C:\Program Files (x86)\Balabolka\cli\balcon.exe&quot; -n &quot;Microsoft Heera Mobile&quot; -k -p 0 -v 100 -w &quot;reader.mp3&quot; -t &quot;AAA reader&quot;">
            <text:p>"C:\Program Files (x86)\Balabolka\cli\balcon.exe" -n "Microsoft Heera Mobile" -k -p 0 -v 100 -w "reader.mp3" -t "AAA reader"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addition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7]&amp;&quot;.mp3&quot;&quot; -t &quot;&quot;AAA &quot;&amp;[.B2427]&amp;&quot;&quot;&quot;&quot;" office:value-type="string" office:string-value="&quot;C:\Program Files (x86)\Balabolka\cli\balcon.exe&quot; -n &quot;Microsoft Heera Mobile&quot; -k -p 0 -v 100 -w &quot;additional.mp3&quot; -t &quot;AAA additional&quot;">
            <text:p>"C:\Program Files (x86)\Balabolka\cli\balcon.exe" -n "Microsoft Heera Mobile" -k -p 0 -v 100 -w "additional.mp3" -t "AAA additional"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bo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8]&amp;&quot;.mp3&quot;&quot; -t &quot;&quot;AAA &quot;&amp;[.B2428]&amp;&quot;&quot;&quot;&quot;" office:value-type="string" office:string-value="&quot;C:\Program Files (x86)\Balabolka\cli\balcon.exe&quot; -n &quot;Microsoft Heera Mobile&quot; -k -p 0 -v 100 -w &quot;boy.mp3&quot; -t &quot;AAA boy&quot;">
            <text:p>"C:\Program Files (x86)\Balabolka\cli\balcon.exe" -n "Microsoft Heera Mobile" -k -p 0 -v 100 -w "boy.mp3" -t "AAA boy"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string">
            <text:p>machine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29]&amp;&quot;.mp3&quot;&quot; -t &quot;&quot;AAA &quot;&amp;[.B2429]&amp;&quot;&quot;&quot;&quot;" office:value-type="string" office:string-value="&quot;C:\Program Files (x86)\Balabolka\cli\balcon.exe&quot; -n &quot;Microsoft Heera Mobile&quot; -k -p 0 -v 100 -w &quot;machinery.mp3&quot; -t &quot;AAA machinery&quot;">
            <text:p>"C:\Program Files (x86)\Balabolka\cli\balcon.exe" -n "Microsoft Heera Mobile" -k -p 0 -v 100 -w "machinery.mp3" -t "AAA machinery"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recogniz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0]&amp;&quot;.mp3&quot;&quot; -t &quot;&quot;AAA &quot;&amp;[.B2430]&amp;&quot;&quot;&quot;&quot;" office:value-type="string" office:string-value="&quot;C:\Program Files (x86)\Balabolka\cli\balcon.exe&quot; -n &quot;Microsoft Heera Mobile&quot; -k -p 0 -v 100 -w &quot;recognized.mp3&quot; -t &quot;AAA recognized&quot;">
            <text:p>"C:\Program Files (x86)\Balabolka\cli\balcon.exe" -n "Microsoft Heera Mobile" -k -p 0 -v 100 -w "recognized.mp3" -t "AAA recognized"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string">
            <text:p>pl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1]&amp;&quot;.mp3&quot;&quot; -t &quot;&quot;AAA &quot;&amp;[.B2431]&amp;&quot;&quot;&quot;&quot;" office:value-type="string" office:string-value="&quot;C:\Program Files (x86)\Balabolka\cli\balcon.exe&quot; -n &quot;Microsoft Heera Mobile&quot; -k -p 0 -v 100 -w &quot;plus.mp3&quot; -t &quot;AAA plus&quot;">
            <text:p>"C:\Program Files (x86)\Balabolka\cli\balcon.exe" -n "Microsoft Heera Mobile" -k -p 0 -v 100 -w "plus.mp3" -t "AAA plus"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hol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2]&amp;&quot;.mp3&quot;&quot; -t &quot;&quot;AAA &quot;&amp;[.B2432]&amp;&quot;&quot;&quot;&quot;" office:value-type="string" office:string-value="&quot;C:\Program Files (x86)\Balabolka\cli\balcon.exe&quot; -n &quot;Microsoft Heera Mobile&quot; -k -p 0 -v 100 -w &quot;hollow.mp3&quot; -t &quot;AAA hollow&quot;">
            <text:p>"C:\Program Files (x86)\Balabolka\cli\balcon.exe" -n "Microsoft Heera Mobile" -k -p 0 -v 100 -w "hollow.mp3" -t "AAA hollow"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string">
            <text:p>expl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3]&amp;&quot;.mp3&quot;&quot; -t &quot;&quot;AAA &quot;&amp;[.B2433]&amp;&quot;&quot;&quot;&quot;" office:value-type="string" office:string-value="&quot;C:\Program Files (x86)\Balabolka\cli\balcon.exe&quot; -n &quot;Microsoft Heera Mobile&quot; -k -p 0 -v 100 -w &quot;explore.mp3&quot; -t &quot;AAA explore&quot;">
            <text:p>"C:\Program Files (x86)\Balabolka\cli\balcon.exe" -n "Microsoft Heera Mobile" -k -p 0 -v 100 -w "explore.mp3" -t "AAA explore"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trave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4]&amp;&quot;.mp3&quot;&quot; -t &quot;&quot;AAA &quot;&amp;[.B2434]&amp;&quot;&quot;&quot;&quot;" office:value-type="string" office:string-value="&quot;C:\Program Files (x86)\Balabolka\cli\balcon.exe&quot; -n &quot;Microsoft Heera Mobile&quot; -k -p 0 -v 100 -w &quot;travels.mp3&quot; -t &quot;AAA travels&quot;">
            <text:p>"C:\Program Files (x86)\Balabolka\cli\balcon.exe" -n "Microsoft Heera Mobile" -k -p 0 -v 100 -w "travels.mp3" -t "AAA travels"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office:value-type="string">
            <text:p>tab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5]&amp;&quot;.mp3&quot;&quot; -t &quot;&quot;AAA &quot;&amp;[.B2435]&amp;&quot;&quot;&quot;&quot;" office:value-type="string" office:string-value="&quot;C:\Program Files (x86)\Balabolka\cli\balcon.exe&quot; -n &quot;Microsoft Heera Mobile&quot; -k -p 0 -v 100 -w &quot;tables.mp3&quot; -t &quot;AAA tables&quot;">
            <text:p>"C:\Program Files (x86)\Balabolka\cli\balcon.exe" -n "Microsoft Heera Mobile" -k -p 0 -v 100 -w "tables.mp3" -t "AAA tables"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b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6]&amp;&quot;.mp3&quot;&quot; -t &quot;&quot;AAA &quot;&amp;[.B2436]&amp;&quot;&quot;&quot;&quot;" office:value-type="string" office:string-value="&quot;C:\Program Files (x86)\Balabolka\cli\balcon.exe&quot; -n &quot;Microsoft Heera Mobile&quot; -k -p 0 -v 100 -w &quot;bite.mp3&quot; -t &quot;AAA bite&quot;">
            <text:p>"C:\Program Files (x86)\Balabolka\cli\balcon.exe" -n "Microsoft Heera Mobile" -k -p 0 -v 100 -w "bite.mp3" -t "AAA bite"</text:p>
          </table:table-cell>
        </table:table-row>
        <table:table-row table:style-name="ro1">
          <table:table-cell office:value-type="float" office:value="2437">
            <text:p>2437</text:p>
          </table:table-cell>
          <table:table-cell office:value-type="string">
            <text:p>unli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7]&amp;&quot;.mp3&quot;&quot; -t &quot;&quot;AAA &quot;&amp;[.B2437]&amp;&quot;&quot;&quot;&quot;" office:value-type="string" office:string-value="&quot;C:\Program Files (x86)\Balabolka\cli\balcon.exe&quot; -n &quot;Microsoft Heera Mobile&quot; -k -p 0 -v 100 -w &quot;unlike.mp3&quot; -t &quot;AAA unlike&quot;">
            <text:p>"C:\Program Files (x86)\Balabolka\cli\balcon.exe" -n "Microsoft Heera Mobile" -k -p 0 -v 100 -w "unlike.mp3" -t "AAA unlike"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stai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8]&amp;&quot;.mp3&quot;&quot; -t &quot;&quot;AAA &quot;&amp;[.B2438]&amp;&quot;&quot;&quot;&quot;" office:value-type="string" office:string-value="&quot;C:\Program Files (x86)\Balabolka\cli\balcon.exe&quot; -n &quot;Microsoft Heera Mobile&quot; -k -p 0 -v 100 -w &quot;stairs.mp3&quot; -t &quot;AAA stairs&quot;">
            <text:p>"C:\Program Files (x86)\Balabolka\cli\balcon.exe" -n "Microsoft Heera Mobile" -k -p 0 -v 100 -w "stairs.mp3" -t "AAA stairs"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string">
            <text:p>scatte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39]&amp;&quot;.mp3&quot;&quot; -t &quot;&quot;AAA &quot;&amp;[.B2439]&amp;&quot;&quot;&quot;&quot;" office:value-type="string" office:string-value="&quot;C:\Program Files (x86)\Balabolka\cli\balcon.exe&quot; -n &quot;Microsoft Heera Mobile&quot; -k -p 0 -v 100 -w &quot;scattered.mp3&quot; -t &quot;AAA scattered&quot;">
            <text:p>"C:\Program Files (x86)\Balabolka\cli\balcon.exe" -n "Microsoft Heera Mobile" -k -p 0 -v 100 -w "scattered.mp3" -t "AAA scattered"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string">
            <text:p>Wils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0]&amp;&quot;.mp3&quot;&quot; -t &quot;&quot;AAA &quot;&amp;[.B2440]&amp;&quot;&quot;&quot;&quot;" office:value-type="string" office:string-value="&quot;C:\Program Files (x86)\Balabolka\cli\balcon.exe&quot; -n &quot;Microsoft Heera Mobile&quot; -k -p 0 -v 100 -w &quot;Wilson.mp3&quot; -t &quot;AAA Wilson&quot;">
            <text:p>"C:\Program Files (x86)\Balabolka\cli\balcon.exe" -n "Microsoft Heera Mobile" -k -p 0 -v 100 -w "Wilson.mp3" -t "AAA Wilson"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string">
            <text:p>perc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1]&amp;&quot;.mp3&quot;&quot; -t &quot;&quot;AAA &quot;&amp;[.B2441]&amp;&quot;&quot;&quot;&quot;" office:value-type="string" office:string-value="&quot;C:\Program Files (x86)\Balabolka\cli\balcon.exe&quot; -n &quot;Microsoft Heera Mobile&quot; -k -p 0 -v 100 -w &quot;percent.mp3&quot; -t &quot;AAA percent&quot;">
            <text:p>"C:\Program Files (x86)\Balabolka\cli\balcon.exe" -n "Microsoft Heera Mobile" -k -p 0 -v 100 -w "percent.mp3" -t "AAA percent"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string">
            <text:p>ea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2]&amp;&quot;.mp3&quot;&quot; -t &quot;&quot;AAA &quot;&amp;[.B2442]&amp;&quot;&quot;&quot;&quot;" office:value-type="string" office:string-value="&quot;C:\Program Files (x86)\Balabolka\cli\balcon.exe&quot; -n &quot;Microsoft Heera Mobile&quot; -k -p 0 -v 100 -w &quot;earn.mp3&quot; -t &quot;AAA earn&quot;">
            <text:p>"C:\Program Files (x86)\Balabolka\cli\balcon.exe" -n "Microsoft Heera Mobile" -k -p 0 -v 100 -w "earn.mp3" -t "AAA earn"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string">
            <text:p>ha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3]&amp;&quot;.mp3&quot;&quot; -t &quot;&quot;AAA &quot;&amp;[.B2443]&amp;&quot;&quot;&quot;&quot;" office:value-type="string" office:string-value="&quot;C:\Program Files (x86)\Balabolka\cli\balcon.exe&quot; -n &quot;Microsoft Heera Mobile&quot; -k -p 0 -v 100 -w &quot;hang.mp3&quot; -t &quot;AAA hang&quot;">
            <text:p>"C:\Program Files (x86)\Balabolka\cli\balcon.exe" -n "Microsoft Heera Mobile" -k -p 0 -v 100 -w "hang.mp3" -t "AAA hang"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St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4]&amp;&quot;.mp3&quot;&quot; -t &quot;&quot;AAA &quot;&amp;[.B2444]&amp;&quot;&quot;&quot;&quot;" office:value-type="string" office:string-value="&quot;C:\Program Files (x86)\Balabolka\cli\balcon.exe&quot; -n &quot;Microsoft Heera Mobile&quot; -k -p 0 -v 100 -w &quot;State.mp3&quot; -t &quot;AAA State&quot;">
            <text:p>"C:\Program Files (x86)\Balabolka\cli\balcon.exe" -n "Microsoft Heera Mobile" -k -p 0 -v 100 -w "State.mp3" -t "AAA State"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ite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5]&amp;&quot;.mp3&quot;&quot; -t &quot;&quot;AAA &quot;&amp;[.B2445]&amp;&quot;&quot;&quot;&quot;" office:value-type="string" office:string-value="&quot;C:\Program Files (x86)\Balabolka\cli\balcon.exe&quot; -n &quot;Microsoft Heera Mobile&quot; -k -p 0 -v 100 -w &quot;items.mp3&quot; -t &quot;AAA items&quot;">
            <text:p>"C:\Program Files (x86)\Balabolka\cli\balcon.exe" -n "Microsoft Heera Mobile" -k -p 0 -v 100 -w "items.mp3" -t "AAA items"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string">
            <text:p>arran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6]&amp;&quot;.mp3&quot;&quot; -t &quot;&quot;AAA &quot;&amp;[.B2446]&amp;&quot;&quot;&quot;&quot;" office:value-type="string" office:string-value="&quot;C:\Program Files (x86)\Balabolka\cli\balcon.exe&quot; -n &quot;Microsoft Heera Mobile&quot; -k -p 0 -v 100 -w &quot;arrange.mp3&quot; -t &quot;AAA arrange&quot;">
            <text:p>"C:\Program Files (x86)\Balabolka\cli\balcon.exe" -n "Microsoft Heera Mobile" -k -p 0 -v 100 -w "arrange.mp3" -t "AAA arrange"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string">
            <text:p>lo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7]&amp;&quot;.mp3&quot;&quot; -t &quot;&quot;AAA &quot;&amp;[.B2447]&amp;&quot;&quot;&quot;&quot;" office:value-type="string" office:string-value="&quot;C:\Program Files (x86)\Balabolka\cli\balcon.exe&quot; -n &quot;Microsoft Heera Mobile&quot; -k -p 0 -v 100 -w &quot;loss.mp3&quot; -t &quot;AAA loss&quot;">
            <text:p>"C:\Program Files (x86)\Balabolka\cli\balcon.exe" -n "Microsoft Heera Mobile" -k -p 0 -v 100 -w "loss.mp3" -t "AAA loss"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office:value-type="string">
            <text:p>sist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8]&amp;&quot;.mp3&quot;&quot; -t &quot;&quot;AAA &quot;&amp;[.B2448]&amp;&quot;&quot;&quot;&quot;" office:value-type="string" office:string-value="&quot;C:\Program Files (x86)\Balabolka\cli\balcon.exe&quot; -n &quot;Microsoft Heera Mobile&quot; -k -p 0 -v 100 -w &quot;sisters.mp3&quot; -t &quot;AAA sisters&quot;">
            <text:p>"C:\Program Files (x86)\Balabolka\cli\balcon.exe" -n "Microsoft Heera Mobile" -k -p 0 -v 100 -w "sisters.mp3" -t "AAA sisters"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string">
            <text:p>ra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49]&amp;&quot;.mp3&quot;&quot; -t &quot;&quot;AAA &quot;&amp;[.B2449]&amp;&quot;&quot;&quot;&quot;" office:value-type="string" office:string-value="&quot;C:\Program Files (x86)\Balabolka\cli\balcon.exe&quot; -n &quot;Microsoft Heera Mobile&quot; -k -p 0 -v 100 -w &quot;raw.mp3&quot; -t &quot;AAA raw&quot;">
            <text:p>"C:\Program Files (x86)\Balabolka\cli\balcon.exe" -n "Microsoft Heera Mobile" -k -p 0 -v 100 -w "raw.mp3" -t "AAA raw"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TV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0]&amp;&quot;.mp3&quot;&quot; -t &quot;&quot;AAA &quot;&amp;[.B2450]&amp;&quot;&quot;&quot;&quot;" office:value-type="string" office:string-value="&quot;C:\Program Files (x86)\Balabolka\cli\balcon.exe&quot; -n &quot;Microsoft Heera Mobile&quot; -k -p 0 -v 100 -w &quot;TV.mp3&quot; -t &quot;AAA TV&quot;">
            <text:p>"C:\Program Files (x86)\Balabolka\cli\balcon.exe" -n "Microsoft Heera Mobile" -k -p 0 -v 100 -w "TV.mp3" -t "AAA TV"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string">
            <text:p>sk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1]&amp;&quot;.mp3&quot;&quot; -t &quot;&quot;AAA &quot;&amp;[.B2451]&amp;&quot;&quot;&quot;&quot;" office:value-type="string" office:string-value="&quot;C:\Program Files (x86)\Balabolka\cli\balcon.exe&quot; -n &quot;Microsoft Heera Mobile&quot; -k -p 0 -v 100 -w &quot;skins.mp3&quot; -t &quot;AAA skins&quot;">
            <text:p>"C:\Program Files (x86)\Balabolka\cli\balcon.exe" -n "Microsoft Heera Mobile" -k -p 0 -v 100 -w "skins.mp3" -t "AAA skins"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string">
            <text:p>boo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2]&amp;&quot;.mp3&quot;&quot; -t &quot;&quot;AAA &quot;&amp;[.B2452]&amp;&quot;&quot;&quot;&quot;" office:value-type="string" office:string-value="&quot;C:\Program Files (x86)\Balabolka\cli\balcon.exe&quot; -n &quot;Microsoft Heera Mobile&quot; -k -p 0 -v 100 -w &quot;boots.mp3&quot; -t &quot;AAA boots&quot;">
            <text:p>"C:\Program Files (x86)\Balabolka\cli\balcon.exe" -n "Microsoft Heera Mobile" -k -p 0 -v 100 -w "boots.mp3" -t "AAA boots"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string">
            <text:p>D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3]&amp;&quot;.mp3&quot;&quot; -t &quot;&quot;AAA &quot;&amp;[.B2453]&amp;&quot;&quot;&quot;&quot;" office:value-type="string" office:string-value="&quot;C:\Program Files (x86)\Balabolka\cli\balcon.exe&quot; -n &quot;Microsoft Heera Mobile&quot; -k -p 0 -v 100 -w &quot;Don.mp3&quot; -t &quot;AAA Don&quot;">
            <text:p>"C:\Program Files (x86)\Balabolka\cli\balcon.exe" -n "Microsoft Heera Mobile" -k -p 0 -v 100 -w "Don.mp3" -t "AAA Don"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bel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4]&amp;&quot;.mp3&quot;&quot; -t &quot;&quot;AAA &quot;&amp;[.B2454]&amp;&quot;&quot;&quot;&quot;" office:value-type="string" office:string-value="&quot;C:\Program Files (x86)\Balabolka\cli\balcon.exe&quot; -n &quot;Microsoft Heera Mobile&quot; -k -p 0 -v 100 -w &quot;belt.mp3&quot; -t &quot;AAA belt&quot;">
            <text:p>"C:\Program Files (x86)\Balabolka\cli\balcon.exe" -n "Microsoft Heera Mobile" -k -p 0 -v 100 -w "belt.mp3" -t "AAA belt"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he'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5]&amp;&quot;.mp3&quot;&quot; -t &quot;&quot;AAA &quot;&amp;[.B2455]&amp;&quot;&quot;&quot;&quot;" office:value-type="string" office:string-value="&quot;C:\Program Files (x86)\Balabolka\cli\balcon.exe&quot; -n &quot;Microsoft Heera Mobile&quot; -k -p 0 -v 100 -w &quot;he'll.mp3&quot; -t &quot;AAA he'll&quot;">
            <text:p>"C:\Program Files (x86)\Balabolka\cli\balcon.exe" -n "Microsoft Heera Mobile" -k -p 0 -v 100 -w "he'll.mp3" -t "AAA he'll"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salm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6]&amp;&quot;.mp3&quot;&quot; -t &quot;&quot;AAA &quot;&amp;[.B2456]&amp;&quot;&quot;&quot;&quot;" office:value-type="string" office:string-value="&quot;C:\Program Files (x86)\Balabolka\cli\balcon.exe&quot; -n &quot;Microsoft Heera Mobile&quot; -k -p 0 -v 100 -w &quot;salmon.mp3&quot; -t &quot;AAA salmon&quot;">
            <text:p>"C:\Program Files (x86)\Balabolka\cli\balcon.exe" -n "Microsoft Heera Mobile" -k -p 0 -v 100 -w "salmon.mp3" -t "AAA salmon"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string">
            <text:p>awa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7]&amp;&quot;.mp3&quot;&quot; -t &quot;&quot;AAA &quot;&amp;[.B2457]&amp;&quot;&quot;&quot;&quot;" office:value-type="string" office:string-value="&quot;C:\Program Files (x86)\Balabolka\cli\balcon.exe&quot; -n &quot;Microsoft Heera Mobile&quot; -k -p 0 -v 100 -w &quot;aware.mp3&quot; -t &quot;AAA aware&quot;">
            <text:p>"C:\Program Files (x86)\Balabolka\cli\balcon.exe" -n "Microsoft Heera Mobile" -k -p 0 -v 100 -w "aware.mp3" -t "AAA aware"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string">
            <text:p>zeni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8]&amp;&quot;.mp3&quot;&quot; -t &quot;&quot;AAA &quot;&amp;[.B2458]&amp;&quot;&quot;&quot;&quot;" office:value-type="string" office:string-value="&quot;C:\Program Files (x86)\Balabolka\cli\balcon.exe&quot; -n &quot;Microsoft Heera Mobile&quot; -k -p 0 -v 100 -w &quot;zenith.mp3&quot; -t &quot;AAA zenith&quot;">
            <text:p>"C:\Program Files (x86)\Balabolka\cli\balcon.exe" -n "Microsoft Heera Mobile" -k -p 0 -v 100 -w "zenith.mp3" -t "AAA zenith"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pleas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59]&amp;&quot;.mp3&quot;&quot; -t &quot;&quot;AAA &quot;&amp;[.B2459]&amp;&quot;&quot;&quot;&quot;" office:value-type="string" office:string-value="&quot;C:\Program Files (x86)\Balabolka\cli\balcon.exe&quot; -n &quot;Microsoft Heera Mobile&quot; -k -p 0 -v 100 -w &quot;pleasure.mp3&quot; -t &quot;AAA pleasure&quot;">
            <text:p>"C:\Program Files (x86)\Balabolka\cli\balcon.exe" -n "Microsoft Heera Mobile" -k -p 0 -v 100 -w "pleasure.mp3" -t "AAA pleasure"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sto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0]&amp;&quot;.mp3&quot;&quot; -t &quot;&quot;AAA &quot;&amp;[.B2460]&amp;&quot;&quot;&quot;&quot;" office:value-type="string" office:string-value="&quot;C:\Program Files (x86)\Balabolka\cli\balcon.exe&quot; -n &quot;Microsoft Heera Mobile&quot; -k -p 0 -v 100 -w &quot;stored.mp3&quot; -t &quot;AAA stored&quot;">
            <text:p>"C:\Program Files (x86)\Balabolka\cli\balcon.exe" -n "Microsoft Heera Mobile" -k -p 0 -v 100 -w "stored.mp3" -t "AAA stored"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orig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1]&amp;&quot;.mp3&quot;&quot; -t &quot;&quot;AAA &quot;&amp;[.B2461]&amp;&quot;&quot;&quot;&quot;" office:value-type="string" office:string-value="&quot;C:\Program Files (x86)\Balabolka\cli\balcon.exe&quot; -n &quot;Microsoft Heera Mobile&quot; -k -p 0 -v 100 -w &quot;origin.mp3&quot; -t &quot;AAA origin&quot;">
            <text:p>"C:\Program Files (x86)\Balabolka\cli\balcon.exe" -n "Microsoft Heera Mobile" -k -p 0 -v 100 -w "origin.mp3" -t "AAA origin"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string">
            <text:p>perfo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2]&amp;&quot;.mp3&quot;&quot; -t &quot;&quot;AAA &quot;&amp;[.B2462]&amp;&quot;&quot;&quot;&quot;" office:value-type="string" office:string-value="&quot;C:\Program Files (x86)\Balabolka\cli\balcon.exe&quot; -n &quot;Microsoft Heera Mobile&quot; -k -p 0 -v 100 -w &quot;perform.mp3&quot; -t &quot;AAA perform&quot;">
            <text:p>"C:\Program Files (x86)\Balabolka\cli\balcon.exe" -n "Microsoft Heera Mobile" -k -p 0 -v 100 -w "perform.mp3" -t "AAA perform"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string">
            <text:p>ta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3]&amp;&quot;.mp3&quot;&quot; -t &quot;&quot;AAA &quot;&amp;[.B2463]&amp;&quot;&quot;&quot;&quot;" office:value-type="string" office:string-value="&quot;C:\Program Files (x86)\Balabolka\cli\balcon.exe&quot; -n &quot;Microsoft Heera Mobile&quot; -k -p 0 -v 100 -w &quot;tank.mp3&quot; -t &quot;AAA tank&quot;">
            <text:p>"C:\Program Files (x86)\Balabolka\cli\balcon.exe" -n "Microsoft Heera Mobile" -k -p 0 -v 100 -w "tank.mp3" -t "AAA tank"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string">
            <text:p>plu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4]&amp;&quot;.mp3&quot;&quot; -t &quot;&quot;AAA &quot;&amp;[.B2464]&amp;&quot;&quot;&quot;&quot;" office:value-type="string" office:string-value="&quot;C:\Program Files (x86)\Balabolka\cli\balcon.exe&quot; -n &quot;Microsoft Heera Mobile&quot; -k -p 0 -v 100 -w &quot;plural.mp3&quot; -t &quot;AAA plural&quot;">
            <text:p>"C:\Program Files (x86)\Balabolka\cli\balcon.exe" -n "Microsoft Heera Mobile" -k -p 0 -v 100 -w "plural.mp3" -t "AAA plural"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office:value-type="string">
            <text:p>we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5]&amp;&quot;.mp3&quot;&quot; -t &quot;&quot;AAA &quot;&amp;[.B2465]&amp;&quot;&quot;&quot;&quot;" office:value-type="string" office:string-value="&quot;C:\Program Files (x86)\Balabolka\cli\balcon.exe&quot; -n &quot;Microsoft Heera Mobile&quot; -k -p 0 -v 100 -w &quot;weight.mp3&quot; -t &quot;AAA weight&quot;">
            <text:p>"C:\Program Files (x86)\Balabolka\cli\balcon.exe" -n "Microsoft Heera Mobile" -k -p 0 -v 100 -w "weight.mp3" -t "AAA weight"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adject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6]&amp;&quot;.mp3&quot;&quot; -t &quot;&quot;AAA &quot;&amp;[.B2466]&amp;&quot;&quot;&quot;&quot;" office:value-type="string" office:string-value="&quot;C:\Program Files (x86)\Balabolka\cli\balcon.exe&quot; -n &quot;Microsoft Heera Mobile&quot; -k -p 0 -v 100 -w &quot;adjective.mp3&quot; -t &quot;AAA adjective&quot;">
            <text:p>"C:\Program Files (x86)\Balabolka\cli\balcon.exe" -n "Microsoft Heera Mobile" -k -p 0 -v 100 -w "adjective.mp3" -t "AAA adjective"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string">
            <text:p>go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7]&amp;&quot;.mp3&quot;&quot; -t &quot;&quot;AAA &quot;&amp;[.B2467]&amp;&quot;&quot;&quot;&quot;" office:value-type="string" office:string-value="&quot;C:\Program Files (x86)\Balabolka\cli\balcon.exe&quot; -n &quot;Microsoft Heera Mobile&quot; -k -p 0 -v 100 -w &quot;gods.mp3&quot; -t &quot;AAA gods&quot;">
            <text:p>"C:\Program Files (x86)\Balabolka\cli\balcon.exe" -n "Microsoft Heera Mobile" -k -p 0 -v 100 -w "gods.mp3" -t "AAA gods"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ev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8]&amp;&quot;.mp3&quot;&quot; -t &quot;&quot;AAA &quot;&amp;[.B2468]&amp;&quot;&quot;&quot;&quot;" office:value-type="string" office:string-value="&quot;C:\Program Files (x86)\Balabolka\cli\balcon.exe&quot; -n &quot;Microsoft Heera Mobile&quot; -k -p 0 -v 100 -w &quot;event.mp3&quot; -t &quot;AAA event&quot;">
            <text:p>"C:\Program Files (x86)\Balabolka\cli\balcon.exe" -n "Microsoft Heera Mobile" -k -p 0 -v 100 -w "event.mp3" -t "AAA event"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office:value-type="string">
            <text:p>Columb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69]&amp;&quot;.mp3&quot;&quot; -t &quot;&quot;AAA &quot;&amp;[.B2469]&amp;&quot;&quot;&quot;&quot;" office:value-type="string" office:string-value="&quot;C:\Program Files (x86)\Balabolka\cli\balcon.exe&quot; -n &quot;Microsoft Heera Mobile&quot; -k -p 0 -v 100 -w &quot;Columbus.mp3&quot; -t &quot;AAA Columbus&quot;">
            <text:p>"C:\Program Files (x86)\Balabolka\cli\balcon.exe" -n "Microsoft Heera Mobile" -k -p 0 -v 100 -w "Columbus.mp3" -t "AAA Columbus"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eventu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0]&amp;&quot;.mp3&quot;&quot; -t &quot;&quot;AAA &quot;&amp;[.B2470]&amp;&quot;&quot;&quot;&quot;" office:value-type="string" office:string-value="&quot;C:\Program Files (x86)\Balabolka\cli\balcon.exe&quot; -n &quot;Microsoft Heera Mobile&quot; -k -p 0 -v 100 -w &quot;eventually.mp3&quot; -t &quot;AAA eventually&quot;">
            <text:p>"C:\Program Files (x86)\Balabolka\cli\balcon.exe" -n "Microsoft Heera Mobile" -k -p 0 -v 100 -w "eventually.mp3" -t "AAA eventually"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string">
            <text:p>zer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1]&amp;&quot;.mp3&quot;&quot; -t &quot;&quot;AAA &quot;&amp;[.B2471]&amp;&quot;&quot;&quot;&quot;" office:value-type="string" office:string-value="&quot;C:\Program Files (x86)\Balabolka\cli\balcon.exe&quot; -n &quot;Microsoft Heera Mobile&quot; -k -p 0 -v 100 -w &quot;zero.mp3&quot; -t &quot;AAA zero&quot;">
            <text:p>"C:\Program Files (x86)\Balabolka\cli\balcon.exe" -n "Microsoft Heera Mobile" -k -p 0 -v 100 -w "zero.mp3" -t "AAA zero"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string">
            <text:p>bring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2]&amp;&quot;.mp3&quot;&quot; -t &quot;&quot;AAA &quot;&amp;[.B2472]&amp;&quot;&quot;&quot;&quot;" office:value-type="string" office:string-value="&quot;C:\Program Files (x86)\Balabolka\cli\balcon.exe&quot; -n &quot;Microsoft Heera Mobile&quot; -k -p 0 -v 100 -w &quot;bringing.mp3&quot; -t &quot;AAA bringing&quot;">
            <text:p>"C:\Program Files (x86)\Balabolka\cli\balcon.exe" -n "Microsoft Heera Mobile" -k -p 0 -v 100 -w "bringing.mp3" -t "AAA bringing"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string">
            <text:p>remo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3]&amp;&quot;.mp3&quot;&quot; -t &quot;&quot;AAA &quot;&amp;[.B2473]&amp;&quot;&quot;&quot;&quot;" office:value-type="string" office:string-value="&quot;C:\Program Files (x86)\Balabolka\cli\balcon.exe&quot; -n &quot;Microsoft Heera Mobile&quot; -k -p 0 -v 100 -w &quot;remove.mp3&quot; -t &quot;AAA remove&quot;">
            <text:p>"C:\Program Files (x86)\Balabolka\cli\balcon.exe" -n "Microsoft Heera Mobile" -k -p 0 -v 100 -w "remove.mp3" -t "AAA remove"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string">
            <text:p>you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4]&amp;&quot;.mp3&quot;&quot; -t &quot;&quot;AAA &quot;&amp;[.B2474]&amp;&quot;&quot;&quot;&quot;" office:value-type="string" office:string-value="&quot;C:\Program Files (x86)\Balabolka\cli\balcon.exe&quot; -n &quot;Microsoft Heera Mobile&quot; -k -p 0 -v 100 -w &quot;yours.mp3&quot; -t &quot;AAA yours&quot;">
            <text:p>"C:\Program Files (x86)\Balabolka\cli\balcon.exe" -n "Microsoft Heera Mobile" -k -p 0 -v 100 -w "yours.mp3" -t "AAA yours"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string">
            <text:p>tra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5]&amp;&quot;.mp3&quot;&quot; -t &quot;&quot;AAA &quot;&amp;[.B2475]&amp;&quot;&quot;&quot;&quot;" office:value-type="string" office:string-value="&quot;C:\Program Files (x86)\Balabolka\cli\balcon.exe&quot; -n &quot;Microsoft Heera Mobile&quot; -k -p 0 -v 100 -w &quot;trains.mp3&quot; -t &quot;AAA trains&quot;">
            <text:p>"C:\Program Files (x86)\Balabolka\cli\balcon.exe" -n "Microsoft Heera Mobile" -k -p 0 -v 100 -w "trains.mp3" -t "AAA trains"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string">
            <text:p>neighb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6]&amp;&quot;.mp3&quot;&quot; -t &quot;&quot;AAA &quot;&amp;[.B2476]&amp;&quot;&quot;&quot;&quot;" office:value-type="string" office:string-value="&quot;C:\Program Files (x86)\Balabolka\cli\balcon.exe&quot; -n &quot;Microsoft Heera Mobile&quot; -k -p 0 -v 100 -w &quot;neighbor.mp3&quot; -t &quot;AAA neighbor&quot;">
            <text:p>"C:\Program Files (x86)\Balabolka\cli\balcon.exe" -n "Microsoft Heera Mobile" -k -p 0 -v 100 -w "neighbor.mp3" -t "AAA neighbor"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string">
            <text:p>alphab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7]&amp;&quot;.mp3&quot;&quot; -t &quot;&quot;AAA &quot;&amp;[.B2477]&amp;&quot;&quot;&quot;&quot;" office:value-type="string" office:string-value="&quot;C:\Program Files (x86)\Balabolka\cli\balcon.exe&quot; -n &quot;Microsoft Heera Mobile&quot; -k -p 0 -v 100 -w &quot;alphabet.mp3&quot; -t &quot;AAA alphabet&quot;">
            <text:p>"C:\Program Files (x86)\Balabolka\cli\balcon.exe" -n "Microsoft Heera Mobile" -k -p 0 -v 100 -w "alphabet.mp3" -t "AAA alphabet"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ri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8]&amp;&quot;.mp3&quot;&quot; -t &quot;&quot;AAA &quot;&amp;[.B2478]&amp;&quot;&quot;&quot;&quot;" office:value-type="string" office:string-value="&quot;C:\Program Files (x86)\Balabolka\cli\balcon.exe&quot; -n &quot;Microsoft Heera Mobile&quot; -k -p 0 -v 100 -w &quot;rises.mp3&quot; -t &quot;AAA rises&quot;">
            <text:p>"C:\Program Files (x86)\Balabolka\cli\balcon.exe" -n "Microsoft Heera Mobile" -k -p 0 -v 100 -w "rises.mp3" -t "AAA rises"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string">
            <text:p>trib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79]&amp;&quot;.mp3&quot;&quot; -t &quot;&quot;AAA &quot;&amp;[.B2479]&amp;&quot;&quot;&quot;&quot;" office:value-type="string" office:string-value="&quot;C:\Program Files (x86)\Balabolka\cli\balcon.exe&quot; -n &quot;Microsoft Heera Mobile&quot; -k -p 0 -v 100 -w &quot;tribes.mp3&quot; -t &quot;AAA tribes&quot;">
            <text:p>"C:\Program Files (x86)\Balabolka\cli\balcon.exe" -n "Microsoft Heera Mobile" -k -p 0 -v 100 -w "tribes.mp3" -t "AAA tribes"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cove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0]&amp;&quot;.mp3&quot;&quot; -t &quot;&quot;AAA &quot;&amp;[.B2480]&amp;&quot;&quot;&quot;&quot;" office:value-type="string" office:string-value="&quot;C:\Program Files (x86)\Balabolka\cli\balcon.exe&quot; -n &quot;Microsoft Heera Mobile&quot; -k -p 0 -v 100 -w &quot;covering.mp3&quot; -t &quot;AAA covering&quot;">
            <text:p>"C:\Program Files (x86)\Balabolka\cli\balcon.exe" -n "Microsoft Heera Mobile" -k -p 0 -v 100 -w "covering.mp3" -t "AAA covering"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string">
            <text:p>stoma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1]&amp;&quot;.mp3&quot;&quot; -t &quot;&quot;AAA &quot;&amp;[.B2481]&amp;&quot;&quot;&quot;&quot;" office:value-type="string" office:string-value="&quot;C:\Program Files (x86)\Balabolka\cli\balcon.exe&quot; -n &quot;Microsoft Heera Mobile&quot; -k -p 0 -v 100 -w &quot;stomach.mp3&quot; -t &quot;AAA stomach&quot;">
            <text:p>"C:\Program Files (x86)\Balabolka\cli\balcon.exe" -n "Microsoft Heera Mobile" -k -p 0 -v 100 -w "stomach.mp3" -t "AAA stomach"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sel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2]&amp;&quot;.mp3&quot;&quot; -t &quot;&quot;AAA &quot;&amp;[.B2482]&amp;&quot;&quot;&quot;&quot;" office:value-type="string" office:string-value="&quot;C:\Program Files (x86)\Balabolka\cli\balcon.exe&quot; -n &quot;Microsoft Heera Mobile&quot; -k -p 0 -v 100 -w &quot;select.mp3&quot; -t &quot;AAA select&quot;">
            <text:p>"C:\Program Files (x86)\Balabolka\cli\balcon.exe" -n "Microsoft Heera Mobile" -k -p 0 -v 100 -w "select.mp3" -t "AAA select"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office:value-type="string">
            <text:p>characteristic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3]&amp;&quot;.mp3&quot;&quot; -t &quot;&quot;AAA &quot;&amp;[.B2483]&amp;&quot;&quot;&quot;&quot;" office:value-type="string" office:string-value="&quot;C:\Program Files (x86)\Balabolka\cli\balcon.exe&quot; -n &quot;Microsoft Heera Mobile&quot; -k -p 0 -v 100 -w &quot;characteristics.mp3&quot; -t &quot;AAA characteristics&quot;">
            <text:p>"C:\Program Files (x86)\Balabolka\cli\balcon.exe" -n "Microsoft Heera Mobile" -k -p 0 -v 100 -w "characteristics.mp3" -t "AAA characteristics"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enorm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4]&amp;&quot;.mp3&quot;&quot; -t &quot;&quot;AAA &quot;&amp;[.B2484]&amp;&quot;&quot;&quot;&quot;" office:value-type="string" office:string-value="&quot;C:\Program Files (x86)\Balabolka\cli\balcon.exe&quot; -n &quot;Microsoft Heera Mobile&quot; -k -p 0 -v 100 -w &quot;enormous.mp3&quot; -t &quot;AAA enormous&quot;">
            <text:p>"C:\Program Files (x86)\Balabolka\cli\balcon.exe" -n "Microsoft Heera Mobile" -k -p 0 -v 100 -w "enormous.mp3" -t "AAA enormous"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string">
            <text:p>industri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5]&amp;&quot;.mp3&quot;&quot; -t &quot;&quot;AAA &quot;&amp;[.B2485]&amp;&quot;&quot;&quot;&quot;" office:value-type="string" office:string-value="&quot;C:\Program Files (x86)\Balabolka\cli\balcon.exe&quot; -n &quot;Microsoft Heera Mobile&quot; -k -p 0 -v 100 -w &quot;industrial.mp3&quot; -t &quot;AAA industrial&quot;">
            <text:p>"C:\Program Files (x86)\Balabolka\cli\balcon.exe" -n "Microsoft Heera Mobile" -k -p 0 -v 100 -w "industrial.mp3" -t "AAA industrial"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string">
            <text:p>Australi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6]&amp;&quot;.mp3&quot;&quot; -t &quot;&quot;AAA &quot;&amp;[.B2486]&amp;&quot;&quot;&quot;&quot;" office:value-type="string" office:string-value="&quot;C:\Program Files (x86)\Balabolka\cli\balcon.exe&quot; -n &quot;Microsoft Heera Mobile&quot; -k -p 0 -v 100 -w &quot;Australia.mp3&quot; -t &quot;AAA Australia&quot;">
            <text:p>"C:\Program Files (x86)\Balabolka\cli\balcon.exe" -n "Microsoft Heera Mobile" -k -p 0 -v 100 -w "Australia.mp3" -t "AAA Australia"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string">
            <text:p>be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7]&amp;&quot;.mp3&quot;&quot; -t &quot;&quot;AAA &quot;&amp;[.B2487]&amp;&quot;&quot;&quot;&quot;" office:value-type="string" office:string-value="&quot;C:\Program Files (x86)\Balabolka\cli\balcon.exe&quot; -n &quot;Microsoft Heera Mobile&quot; -k -p 0 -v 100 -w &quot;bells.mp3&quot; -t &quot;AAA bells&quot;">
            <text:p>"C:\Program Files (x86)\Balabolka\cli\balcon.exe" -n "Microsoft Heera Mobile" -k -p 0 -v 100 -w "bells.mp3" -t "AAA bells"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string">
            <text:p>fif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8]&amp;&quot;.mp3&quot;&quot; -t &quot;&quot;AAA &quot;&amp;[.B2488]&amp;&quot;&quot;&quot;&quot;" office:value-type="string" office:string-value="&quot;C:\Program Files (x86)\Balabolka\cli\balcon.exe&quot; -n &quot;Microsoft Heera Mobile&quot; -k -p 0 -v 100 -w &quot;fifth.mp3&quot; -t &quot;AAA fifth&quot;">
            <text:p>"C:\Program Files (x86)\Balabolka\cli\balcon.exe" -n "Microsoft Heera Mobile" -k -p 0 -v 100 -w "fifth.mp3" -t "AAA fifth"</text:p>
          </table:table-cell>
        </table:table-row>
        <table:table-row table:style-name="ro1">
          <table:table-cell office:value-type="float" office:value="2489">
            <text:p>2489</text:p>
          </table:table-cell>
          <table:table-cell office:value-type="string">
            <text:p>loa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89]&amp;&quot;.mp3&quot;&quot; -t &quot;&quot;AAA &quot;&amp;[.B2489]&amp;&quot;&quot;&quot;&quot;" office:value-type="string" office:string-value="&quot;C:\Program Files (x86)\Balabolka\cli\balcon.exe&quot; -n &quot;Microsoft Heera Mobile&quot; -k -p 0 -v 100 -w &quot;loaded.mp3&quot; -t &quot;AAA loaded&quot;">
            <text:p>"C:\Program Files (x86)\Balabolka\cli\balcon.exe" -n "Microsoft Heera Mobile" -k -p 0 -v 100 -w "loaded.mp3" -t "AAA loaded"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string">
            <text:p>compan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0]&amp;&quot;.mp3&quot;&quot; -t &quot;&quot;AAA &quot;&amp;[.B2490]&amp;&quot;&quot;&quot;&quot;" office:value-type="string" office:string-value="&quot;C:\Program Files (x86)\Balabolka\cli\balcon.exe&quot; -n &quot;Microsoft Heera Mobile&quot; -k -p 0 -v 100 -w &quot;companies.mp3&quot; -t &quot;AAA companies&quot;">
            <text:p>"C:\Program Files (x86)\Balabolka\cli\balcon.exe" -n "Microsoft Heera Mobile" -k -p 0 -v 100 -w "companies.mp3" -t "AAA companies"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string">
            <text:p>po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1]&amp;&quot;.mp3&quot;&quot; -t &quot;&quot;AAA &quot;&amp;[.B2491]&amp;&quot;&quot;&quot;&quot;" office:value-type="string" office:string-value="&quot;C:\Program Files (x86)\Balabolka\cli\balcon.exe&quot; -n &quot;Microsoft Heera Mobile&quot; -k -p 0 -v 100 -w &quot;poet.mp3&quot; -t &quot;AAA poet&quot;">
            <text:p>"C:\Program Files (x86)\Balabolka\cli\balcon.exe" -n "Microsoft Heera Mobile" -k -p 0 -v 100 -w "poet.mp3" -t "AAA poet"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string">
            <text:p>scr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2]&amp;&quot;.mp3&quot;&quot; -t &quot;&quot;AAA &quot;&amp;[.B2492]&amp;&quot;&quot;&quot;&quot;" office:value-type="string" office:string-value="&quot;C:\Program Files (x86)\Balabolka\cli\balcon.exe&quot; -n &quot;Microsoft Heera Mobile&quot; -k -p 0 -v 100 -w &quot;screen.mp3&quot; -t &quot;AAA screen&quot;">
            <text:p>"C:\Program Files (x86)\Balabolka\cli\balcon.exe" -n "Microsoft Heera Mobile" -k -p 0 -v 100 -w "screen.mp3" -t "AAA screen"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string">
            <text:p>conson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3]&amp;&quot;.mp3&quot;&quot; -t &quot;&quot;AAA &quot;&amp;[.B2493]&amp;&quot;&quot;&quot;&quot;" office:value-type="string" office:string-value="&quot;C:\Program Files (x86)\Balabolka\cli\balcon.exe&quot; -n &quot;Microsoft Heera Mobile&quot; -k -p 0 -v 100 -w &quot;consonant.mp3&quot; -t &quot;AAA consonant&quot;">
            <text:p>"C:\Program Files (x86)\Balabolka\cli\balcon.exe" -n "Microsoft Heera Mobile" -k -p 0 -v 100 -w "consonant.mp3" -t "AAA consonant"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pus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4]&amp;&quot;.mp3&quot;&quot; -t &quot;&quot;AAA &quot;&amp;[.B2494]&amp;&quot;&quot;&quot;&quot;" office:value-type="string" office:string-value="&quot;C:\Program Files (x86)\Balabolka\cli\balcon.exe&quot; -n &quot;Microsoft Heera Mobile&quot; -k -p 0 -v 100 -w &quot;pushing.mp3&quot; -t &quot;AAA pushing&quot;">
            <text:p>"C:\Program Files (x86)\Balabolka\cli\balcon.exe" -n "Microsoft Heera Mobile" -k -p 0 -v 100 -w "pushing.mp3" -t "AAA pushing"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string">
            <text:p>Jo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5]&amp;&quot;.mp3&quot;&quot; -t &quot;&quot;AAA &quot;&amp;[.B2495]&amp;&quot;&quot;&quot;&quot;" office:value-type="string" office:string-value="&quot;C:\Program Files (x86)\Balabolka\cli\balcon.exe&quot; -n &quot;Microsoft Heera Mobile&quot; -k -p 0 -v 100 -w &quot;Jones.mp3&quot; -t &quot;AAA Jones&quot;">
            <text:p>"C:\Program Files (x86)\Balabolka\cli\balcon.exe" -n "Microsoft Heera Mobile" -k -p 0 -v 100 -w "Jones.mp3" -t "AAA Jones"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string">
            <text:p>mista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6]&amp;&quot;.mp3&quot;&quot; -t &quot;&quot;AAA &quot;&amp;[.B2496]&amp;&quot;&quot;&quot;&quot;" office:value-type="string" office:string-value="&quot;C:\Program Files (x86)\Balabolka\cli\balcon.exe&quot; -n &quot;Microsoft Heera Mobile&quot; -k -p 0 -v 100 -w &quot;mistake.mp3&quot; -t &quot;AAA mistake&quot;">
            <text:p>"C:\Program Files (x86)\Balabolka\cli\balcon.exe" -n "Microsoft Heera Mobile" -k -p 0 -v 100 -w "mistake.mp3" -t "AAA mistake"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string">
            <text:p>arro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7]&amp;&quot;.mp3&quot;&quot; -t &quot;&quot;AAA &quot;&amp;[.B2497]&amp;&quot;&quot;&quot;&quot;" office:value-type="string" office:string-value="&quot;C:\Program Files (x86)\Balabolka\cli\balcon.exe&quot; -n &quot;Microsoft Heera Mobile&quot; -k -p 0 -v 100 -w &quot;arrows.mp3&quot; -t &quot;AAA arrows&quot;">
            <text:p>"C:\Program Files (x86)\Balabolka\cli\balcon.exe" -n "Microsoft Heera Mobile" -k -p 0 -v 100 -w "arrows.mp3" -t "AAA arrows"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string">
            <text:p>stran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8]&amp;&quot;.mp3&quot;&quot; -t &quot;&quot;AAA &quot;&amp;[.B2498]&amp;&quot;&quot;&quot;&quot;" office:value-type="string" office:string-value="&quot;C:\Program Files (x86)\Balabolka\cli\balcon.exe&quot; -n &quot;Microsoft Heera Mobile&quot; -k -p 0 -v 100 -w &quot;stranger.mp3&quot; -t &quot;AAA stranger&quot;">
            <text:p>"C:\Program Files (x86)\Balabolka\cli\balcon.exe" -n "Microsoft Heera Mobile" -k -p 0 -v 100 -w "stranger.mp3" -t "AAA stranger"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string">
            <text:p>ac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499]&amp;&quot;.mp3&quot;&quot; -t &quot;&quot;AAA &quot;&amp;[.B2499]&amp;&quot;&quot;&quot;&quot;" office:value-type="string" office:string-value="&quot;C:\Program Files (x86)\Balabolka\cli\balcon.exe&quot; -n &quot;Microsoft Heera Mobile&quot; -k -p 0 -v 100 -w &quot;acts.mp3&quot; -t &quot;AAA acts&quot;">
            <text:p>"C:\Program Files (x86)\Balabolka\cli\balcon.exe" -n "Microsoft Heera Mobile" -k -p 0 -v 100 -w "acts.mp3" -t "AAA acts"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than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0]&amp;&quot;.mp3&quot;&quot; -t &quot;&quot;AAA &quot;&amp;[.B2500]&amp;&quot;&quot;&quot;&quot;" office:value-type="string" office:string-value="&quot;C:\Program Files (x86)\Balabolka\cli\balcon.exe&quot; -n &quot;Microsoft Heera Mobile&quot; -k -p 0 -v 100 -w &quot;thanks.mp3&quot; -t &quot;AAA thanks&quot;">
            <text:p>"C:\Program Files (x86)\Balabolka\cli\balcon.exe" -n "Microsoft Heera Mobile" -k -p 0 -v 100 -w "thanks.mp3" -t "AAA thanks"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specif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1]&amp;&quot;.mp3&quot;&quot; -t &quot;&quot;AAA &quot;&amp;[.B2501]&amp;&quot;&quot;&quot;&quot;" office:value-type="string" office:string-value="&quot;C:\Program Files (x86)\Balabolka\cli\balcon.exe&quot; -n &quot;Microsoft Heera Mobile&quot; -k -p 0 -v 100 -w &quot;specific.mp3&quot; -t &quot;AAA specific&quot;">
            <text:p>"C:\Program Files (x86)\Balabolka\cli\balcon.exe" -n "Microsoft Heera Mobile" -k -p 0 -v 100 -w "specific.mp3" -t "AAA specific"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string">
            <text:p>to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2]&amp;&quot;.mp3&quot;&quot; -t &quot;&quot;AAA &quot;&amp;[.B2502]&amp;&quot;&quot;&quot;&quot;" office:value-type="string" office:string-value="&quot;C:\Program Files (x86)\Balabolka\cli\balcon.exe&quot; -n &quot;Microsoft Heera Mobile&quot; -k -p 0 -v 100 -w &quot;toes.mp3&quot; -t &quot;AAA toes&quot;">
            <text:p>"C:\Program Files (x86)\Balabolka\cli\balcon.exe" -n "Microsoft Heera Mobile" -k -p 0 -v 100 -w "toes.mp3" -t "AAA toes"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string">
            <text:p>mo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3]&amp;&quot;.mp3&quot;&quot; -t &quot;&quot;AAA &quot;&amp;[.B2503]&amp;&quot;&quot;&quot;&quot;" office:value-type="string" office:string-value="&quot;C:\Program Files (x86)\Balabolka\cli\balcon.exe&quot; -n &quot;Microsoft Heera Mobile&quot; -k -p 0 -v 100 -w &quot;mood.mp3&quot; -t &quot;AAA mood&quot;">
            <text:p>"C:\Program Files (x86)\Balabolka\cli\balcon.exe" -n "Microsoft Heera Mobile" -k -p 0 -v 100 -w "mood.mp3" -t "AAA mood"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negat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4]&amp;&quot;.mp3&quot;&quot; -t &quot;&quot;AAA &quot;&amp;[.B2504]&amp;&quot;&quot;&quot;&quot;" office:value-type="string" office:string-value="&quot;C:\Program Files (x86)\Balabolka\cli\balcon.exe&quot; -n &quot;Microsoft Heera Mobile&quot; -k -p 0 -v 100 -w &quot;negative.mp3&quot; -t &quot;AAA negative&quot;">
            <text:p>"C:\Program Files (x86)\Balabolka\cli\balcon.exe" -n "Microsoft Heera Mobile" -k -p 0 -v 100 -w "negative.mp3" -t "AAA negative"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string">
            <text:p>princip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5]&amp;&quot;.mp3&quot;&quot; -t &quot;&quot;AAA &quot;&amp;[.B2505]&amp;&quot;&quot;&quot;&quot;" office:value-type="string" office:string-value="&quot;C:\Program Files (x86)\Balabolka\cli\balcon.exe&quot; -n &quot;Microsoft Heera Mobile&quot; -k -p 0 -v 100 -w &quot;principles.mp3&quot; -t &quot;AAA principles&quot;">
            <text:p>"C:\Program Files (x86)\Balabolka\cli\balcon.exe" -n "Microsoft Heera Mobile" -k -p 0 -v 100 -w "principles.mp3" -t "AAA principles"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inco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6]&amp;&quot;.mp3&quot;&quot; -t &quot;&quot;AAA &quot;&amp;[.B2506]&amp;&quot;&quot;&quot;&quot;" office:value-type="string" office:string-value="&quot;C:\Program Files (x86)\Balabolka\cli\balcon.exe&quot; -n &quot;Microsoft Heera Mobile&quot; -k -p 0 -v 100 -w &quot;income.mp3&quot; -t &quot;AAA income&quot;">
            <text:p>"C:\Program Files (x86)\Balabolka\cli\balcon.exe" -n "Microsoft Heera Mobile" -k -p 0 -v 100 -w "income.mp3" -t "AAA income"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primit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7]&amp;&quot;.mp3&quot;&quot; -t &quot;&quot;AAA &quot;&amp;[.B2507]&amp;&quot;&quot;&quot;&quot;" office:value-type="string" office:string-value="&quot;C:\Program Files (x86)\Balabolka\cli\balcon.exe&quot; -n &quot;Microsoft Heera Mobile&quot; -k -p 0 -v 100 -w &quot;primitive.mp3&quot; -t &quot;AAA primitive&quot;">
            <text:p>"C:\Program Files (x86)\Balabolka\cli\balcon.exe" -n "Microsoft Heera Mobile" -k -p 0 -v 100 -w "primitive.mp3" -t "AAA primitive"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string">
            <text:p>airplan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8]&amp;&quot;.mp3&quot;&quot; -t &quot;&quot;AAA &quot;&amp;[.B2508]&amp;&quot;&quot;&quot;&quot;" office:value-type="string" office:string-value="&quot;C:\Program Files (x86)\Balabolka\cli\balcon.exe&quot; -n &quot;Microsoft Heera Mobile&quot; -k -p 0 -v 100 -w &quot;airplanes.mp3&quot; -t &quot;AAA airplanes&quot;">
            <text:p>"C:\Program Files (x86)\Balabolka\cli\balcon.exe" -n "Microsoft Heera Mobile" -k -p 0 -v 100 -w "airplanes.mp3" -t "AAA airplanes"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table:style-name="ce1" office:value-type="boolean" office:boolean-value="false">
            <text:p>FAL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09]&amp;&quot;.mp3&quot;&quot; -t &quot;&quot;AAA &quot;&amp;[.B2509]&amp;&quot;&quot;&quot;&quot;" office:value-type="string" office:string-value="&quot;C:\Program Files (x86)\Balabolka\cli\balcon.exe&quot; -n &quot;Microsoft Heera Mobile&quot; -k -p 0 -v 100 -w &quot;0.mp3&quot; -t &quot;AAA 0&quot;">
            <text:p>"C:\Program Files (x86)\Balabolka\cli\balcon.exe" -n "Microsoft Heera Mobile" -k -p 0 -v 100 -w "0.mp3" -t "AAA 0"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accep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0]&amp;&quot;.mp3&quot;&quot; -t &quot;&quot;AAA &quot;&amp;[.B2510]&amp;&quot;&quot;&quot;&quot;" office:value-type="string" office:string-value="&quot;C:\Program Files (x86)\Balabolka\cli\balcon.exe&quot; -n &quot;Microsoft Heera Mobile&quot; -k -p 0 -v 100 -w &quot;accepted.mp3&quot; -t &quot;AAA accepted&quot;">
            <text:p>"C:\Program Files (x86)\Balabolka\cli\balcon.exe" -n "Microsoft Heera Mobile" -k -p 0 -v 100 -w "accepted.mp3" -t "AAA accepted"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spor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1]&amp;&quot;.mp3&quot;&quot; -t &quot;&quot;AAA &quot;&amp;[.B2511]&amp;&quot;&quot;&quot;&quot;" office:value-type="string" office:string-value="&quot;C:\Program Files (x86)\Balabolka\cli\balcon.exe&quot; -n &quot;Microsoft Heera Mobile&quot; -k -p 0 -v 100 -w &quot;sports.mp3&quot; -t &quot;AAA sports&quot;">
            <text:p>"C:\Program Files (x86)\Balabolka\cli\balcon.exe" -n "Microsoft Heera Mobile" -k -p 0 -v 100 -w "sports.mp3" -t "AAA sports"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string">
            <text:p>Septemb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2]&amp;&quot;.mp3&quot;&quot; -t &quot;&quot;AAA &quot;&amp;[.B2512]&amp;&quot;&quot;&quot;&quot;" office:value-type="string" office:string-value="&quot;C:\Program Files (x86)\Balabolka\cli\balcon.exe&quot; -n &quot;Microsoft Heera Mobile&quot; -k -p 0 -v 100 -w &quot;September.mp3&quot; -t &quot;AAA September&quot;">
            <text:p>"C:\Program Files (x86)\Balabolka\cli\balcon.exe" -n "Microsoft Heera Mobile" -k -p 0 -v 100 -w "September.mp3" -t "AAA September"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string">
            <text:p>bli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3]&amp;&quot;.mp3&quot;&quot; -t &quot;&quot;AAA &quot;&amp;[.B2513]&amp;&quot;&quot;&quot;&quot;" office:value-type="string" office:string-value="&quot;C:\Program Files (x86)\Balabolka\cli\balcon.exe&quot; -n &quot;Microsoft Heera Mobile&quot; -k -p 0 -v 100 -w &quot;blind.mp3&quot; -t &quot;AAA blind&quot;">
            <text:p>"C:\Program Files (x86)\Balabolka\cli\balcon.exe" -n "Microsoft Heera Mobile" -k -p 0 -v 100 -w "blind.mp3" -t "AAA blind"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accep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4]&amp;&quot;.mp3&quot;&quot; -t &quot;&quot;AAA &quot;&amp;[.B2514]&amp;&quot;&quot;&quot;&quot;" office:value-type="string" office:string-value="&quot;C:\Program Files (x86)\Balabolka\cli\balcon.exe&quot; -n &quot;Microsoft Heera Mobile&quot; -k -p 0 -v 100 -w &quot;accept.mp3&quot; -t &quot;AAA accept&quot;">
            <text:p>"C:\Program Files (x86)\Balabolka\cli\balcon.exe" -n "Microsoft Heera Mobile" -k -p 0 -v 100 -w "accept.mp3" -t "AAA accept"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today'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5]&amp;&quot;.mp3&quot;&quot; -t &quot;&quot;AAA &quot;&amp;[.B2515]&amp;&quot;&quot;&quot;&quot;" office:value-type="string" office:string-value="&quot;C:\Program Files (x86)\Balabolka\cli\balcon.exe&quot; -n &quot;Microsoft Heera Mobile&quot; -k -p 0 -v 100 -w &quot;today's.mp3&quot; -t &quot;AAA today's&quot;">
            <text:p>"C:\Program Files (x86)\Balabolka\cli\balcon.exe" -n "Microsoft Heera Mobile" -k -p 0 -v 100 -w "today's.mp3" -t "AAA today's"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string">
            <text:p>ord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6]&amp;&quot;.mp3&quot;&quot; -t &quot;&quot;AAA &quot;&amp;[.B2516]&amp;&quot;&quot;&quot;&quot;" office:value-type="string" office:string-value="&quot;C:\Program Files (x86)\Balabolka\cli\balcon.exe&quot; -n &quot;Microsoft Heera Mobile&quot; -k -p 0 -v 100 -w &quot;orders.mp3&quot; -t &quot;AAA orders&quot;">
            <text:p>"C:\Program Files (x86)\Balabolka\cli\balcon.exe" -n "Microsoft Heera Mobile" -k -p 0 -v 100 -w "orders.mp3" -t "AAA orders"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univer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7]&amp;&quot;.mp3&quot;&quot; -t &quot;&quot;AAA &quot;&amp;[.B2517]&amp;&quot;&quot;&quot;&quot;" office:value-type="string" office:string-value="&quot;C:\Program Files (x86)\Balabolka\cli\balcon.exe&quot; -n &quot;Microsoft Heera Mobile&quot; -k -p 0 -v 100 -w &quot;universe.mp3&quot; -t &quot;AAA universe&quot;">
            <text:p>"C:\Program Files (x86)\Balabolka\cli\balcon.exe" -n "Microsoft Heera Mobile" -k -p 0 -v 100 -w "universe.mp3" -t "AAA universe"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string">
            <text:p>trib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8]&amp;&quot;.mp3&quot;&quot; -t &quot;&quot;AAA &quot;&amp;[.B2518]&amp;&quot;&quot;&quot;&quot;" office:value-type="string" office:string-value="&quot;C:\Program Files (x86)\Balabolka\cli\balcon.exe&quot; -n &quot;Microsoft Heera Mobile&quot; -k -p 0 -v 100 -w &quot;tribe.mp3&quot; -t &quot;AAA tribe&quot;">
            <text:p>"C:\Program Files (x86)\Balabolka\cli\balcon.exe" -n "Microsoft Heera Mobile" -k -p 0 -v 100 -w "tribe.mp3" -t "AAA tribe"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hea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19]&amp;&quot;.mp3&quot;&quot; -t &quot;&quot;AAA &quot;&amp;[.B2519]&amp;&quot;&quot;&quot;&quot;" office:value-type="string" office:string-value="&quot;C:\Program Files (x86)\Balabolka\cli\balcon.exe&quot; -n &quot;Microsoft Heera Mobile&quot; -k -p 0 -v 100 -w &quot;headed.mp3&quot; -t &quot;AAA headed&quot;">
            <text:p>"C:\Program Files (x86)\Balabolka\cli\balcon.exe" -n "Microsoft Heera Mobile" -k -p 0 -v 100 -w "headed.mp3" -t "AAA headed"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string">
            <text:p>pass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0]&amp;&quot;.mp3&quot;&quot; -t &quot;&quot;AAA &quot;&amp;[.B2520]&amp;&quot;&quot;&quot;&quot;" office:value-type="string" office:string-value="&quot;C:\Program Files (x86)\Balabolka\cli\balcon.exe&quot; -n &quot;Microsoft Heera Mobile&quot; -k -p 0 -v 100 -w &quot;passage.mp3&quot; -t &quot;AAA passage&quot;">
            <text:p>"C:\Program Files (x86)\Balabolka\cli\balcon.exe" -n "Microsoft Heera Mobile" -k -p 0 -v 100 -w "passage.mp3" -t "AAA passage"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office:value-type="string">
            <text:p>obta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1]&amp;&quot;.mp3&quot;&quot; -t &quot;&quot;AAA &quot;&amp;[.B2521]&amp;&quot;&quot;&quot;&quot;" office:value-type="string" office:string-value="&quot;C:\Program Files (x86)\Balabolka\cli\balcon.exe&quot; -n &quot;Microsoft Heera Mobile&quot; -k -p 0 -v 100 -w &quot;obtained.mp3&quot; -t &quot;AAA obtained&quot;">
            <text:p>"C:\Program Files (x86)\Balabolka\cli\balcon.exe" -n "Microsoft Heera Mobile" -k -p 0 -v 100 -w "obtained.mp3" -t "AAA obtained"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office:value-type="string">
            <text:p>surroun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2]&amp;&quot;.mp3&quot;&quot; -t &quot;&quot;AAA &quot;&amp;[.B2522]&amp;&quot;&quot;&quot;&quot;" office:value-type="string" office:string-value="&quot;C:\Program Files (x86)\Balabolka\cli\balcon.exe&quot; -n &quot;Microsoft Heera Mobile&quot; -k -p 0 -v 100 -w &quot;surrounded.mp3&quot; -t &quot;AAA surrounded&quot;">
            <text:p>"C:\Program Files (x86)\Balabolka\cli\balcon.exe" -n "Microsoft Heera Mobile" -k -p 0 -v 100 -w "surrounded.mp3" -t "AAA surrounded"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string">
            <text:p>clas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3]&amp;&quot;.mp3&quot;&quot; -t &quot;&quot;AAA &quot;&amp;[.B2523]&amp;&quot;&quot;&quot;&quot;" office:value-type="string" office:string-value="&quot;C:\Program Files (x86)\Balabolka\cli\balcon.exe&quot; -n &quot;Microsoft Heera Mobile&quot; -k -p 0 -v 100 -w &quot;classes.mp3&quot; -t &quot;AAA classes&quot;">
            <text:p>"C:\Program Files (x86)\Balabolka\cli\balcon.exe" -n "Microsoft Heera Mobile" -k -p 0 -v 100 -w "classes.mp3" -t "AAA classes"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string">
            <text:p>somebo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4]&amp;&quot;.mp3&quot;&quot; -t &quot;&quot;AAA &quot;&amp;[.B2524]&amp;&quot;&quot;&quot;&quot;" office:value-type="string" office:string-value="&quot;C:\Program Files (x86)\Balabolka\cli\balcon.exe&quot; -n &quot;Microsoft Heera Mobile&quot; -k -p 0 -v 100 -w &quot;somebody.mp3&quot; -t &quot;AAA somebody&quot;">
            <text:p>"C:\Program Files (x86)\Balabolka\cli\balcon.exe" -n "Microsoft Heera Mobile" -k -p 0 -v 100 -w "somebody.mp3" -t "AAA somebody"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string">
            <text:p>compa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5]&amp;&quot;.mp3&quot;&quot; -t &quot;&quot;AAA &quot;&amp;[.B2525]&amp;&quot;&quot;&quot;&quot;" office:value-type="string" office:string-value="&quot;C:\Program Files (x86)\Balabolka\cli\balcon.exe&quot; -n &quot;Microsoft Heera Mobile&quot; -k -p 0 -v 100 -w &quot;compass.mp3&quot; -t &quot;AAA compass&quot;">
            <text:p>"C:\Program Files (x86)\Balabolka\cli\balcon.exe" -n "Microsoft Heera Mobile" -k -p 0 -v 100 -w "compass.mp3" -t "AAA compass"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string">
            <text:p>measu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6]&amp;&quot;.mp3&quot;&quot; -t &quot;&quot;AAA &quot;&amp;[.B2526]&amp;&quot;&quot;&quot;&quot;" office:value-type="string" office:string-value="&quot;C:\Program Files (x86)\Balabolka\cli\balcon.exe&quot; -n &quot;Microsoft Heera Mobile&quot; -k -p 0 -v 100 -w &quot;measuring.mp3&quot; -t &quot;AAA measuring&quot;">
            <text:p>"C:\Program Files (x86)\Balabolka\cli\balcon.exe" -n "Microsoft Heera Mobile" -k -p 0 -v 100 -w "measuring.mp3" -t "AAA measuring"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string">
            <text:p>substan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7]&amp;&quot;.mp3&quot;&quot; -t &quot;&quot;AAA &quot;&amp;[.B2527]&amp;&quot;&quot;&quot;&quot;" office:value-type="string" office:string-value="&quot;C:\Program Files (x86)\Balabolka\cli\balcon.exe&quot; -n &quot;Microsoft Heera Mobile&quot; -k -p 0 -v 100 -w &quot;substances.mp3&quot; -t &quot;AAA substances&quot;">
            <text:p>"C:\Program Files (x86)\Balabolka\cli\balcon.exe" -n "Microsoft Heera Mobile" -k -p 0 -v 100 -w "substances.mp3" -t "AAA substances"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string">
            <text:p>valu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8]&amp;&quot;.mp3&quot;&quot; -t &quot;&quot;AAA &quot;&amp;[.B2528]&amp;&quot;&quot;&quot;&quot;" office:value-type="string" office:string-value="&quot;C:\Program Files (x86)\Balabolka\cli\balcon.exe&quot; -n &quot;Microsoft Heera Mobile&quot; -k -p 0 -v 100 -w &quot;values.mp3&quot; -t &quot;AAA values&quot;">
            <text:p>"C:\Program Files (x86)\Balabolka\cli\balcon.exe" -n "Microsoft Heera Mobile" -k -p 0 -v 100 -w "values.mp3" -t "AAA values"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string">
            <text:p>seld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29]&amp;&quot;.mp3&quot;&quot; -t &quot;&quot;AAA &quot;&amp;[.B2529]&amp;&quot;&quot;&quot;&quot;" office:value-type="string" office:string-value="&quot;C:\Program Files (x86)\Balabolka\cli\balcon.exe&quot; -n &quot;Microsoft Heera Mobile&quot; -k -p 0 -v 100 -w &quot;seldom.mp3&quot; -t &quot;AAA seldom&quot;">
            <text:p>"C:\Program Files (x86)\Balabolka\cli\balcon.exe" -n "Microsoft Heera Mobile" -k -p 0 -v 100 -w "seldom.mp3" -t "AAA seldom"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string">
            <text:p>thou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0]&amp;&quot;.mp3&quot;&quot; -t &quot;&quot;AAA &quot;&amp;[.B2530]&amp;&quot;&quot;&quot;&quot;" office:value-type="string" office:string-value="&quot;C:\Program Files (x86)\Balabolka\cli\balcon.exe&quot; -n &quot;Microsoft Heera Mobile&quot; -k -p 0 -v 100 -w &quot;thou.mp3&quot; -t &quot;AAA thou&quot;">
            <text:p>"C:\Program Files (x86)\Balabolka\cli\balcon.exe" -n "Microsoft Heera Mobile" -k -p 0 -v 100 -w "thou.mp3" -t "AAA thou"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string">
            <text:p>remai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1]&amp;&quot;.mp3&quot;&quot; -t &quot;&quot;AAA &quot;&amp;[.B2531]&amp;&quot;&quot;&quot;&quot;" office:value-type="string" office:string-value="&quot;C:\Program Files (x86)\Balabolka\cli\balcon.exe&quot; -n &quot;Microsoft Heera Mobile&quot; -k -p 0 -v 100 -w &quot;remaining.mp3&quot; -t &quot;AAA remaining&quot;">
            <text:p>"C:\Program Files (x86)\Balabolka\cli\balcon.exe" -n "Microsoft Heera Mobile" -k -p 0 -v 100 -w "remaining.mp3" -t "AAA remaining"</text:p>
          </table:table-cell>
        </table:table-row>
        <table:table-row table:style-name="ro2">
          <table:table-cell office:value-type="float" office:value="2532">
            <text:p>2532</text:p>
          </table:table-cell>
          <table:table-cell office:value-type="string">
            <text:p>pina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2]&amp;&quot;.mp3&quot;&quot; -t &quot;&quot;AAA &quot;&amp;[.B2532]&amp;&quot;&quot;&quot;&quot;" office:value-type="string" office:string-value="&quot;C:\Program Files (x86)\Balabolka\cli\balcon.exe&quot; -n &quot;Microsoft Heera Mobile&quot; -k -p 0 -v 100 -w &quot;pinaple.mp3&quot; -t &quot;AAA pinaple&quot;">
            <text:p>"C:\Program Files (x86)\Balabolka\cli\balcon.exe" -n "Microsoft Heera Mobile" -k -p 0 -v 100 -w "pinaple.mp3" -t "AAA pinaple"</text:p>
          </table:table-cell>
        </table:table-row>
        <table:table-row table:style-name="ro1">
          <table:table-cell office:value-type="float" office:value="2533">
            <text:p>2533</text:p>
          </table:table-cell>
          <table:table-cell office:value-type="string">
            <text:p>luck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3]&amp;&quot;.mp3&quot;&quot; -t &quot;&quot;AAA &quot;&amp;[.B2533]&amp;&quot;&quot;&quot;&quot;" office:value-type="string" office:string-value="&quot;C:\Program Files (x86)\Balabolka\cli\balcon.exe&quot; -n &quot;Microsoft Heera Mobile&quot; -k -p 0 -v 100 -w &quot;lucky.mp3&quot; -t &quot;AAA lucky&quot;">
            <text:p>"C:\Program Files (x86)\Balabolka\cli\balcon.exe" -n "Microsoft Heera Mobile" -k -p 0 -v 100 -w "lucky.mp3" -t "AAA lucky"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string">
            <text:p>anybod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4]&amp;&quot;.mp3&quot;&quot; -t &quot;&quot;AAA &quot;&amp;[.B2534]&amp;&quot;&quot;&quot;&quot;" office:value-type="string" office:string-value="&quot;C:\Program Files (x86)\Balabolka\cli\balcon.exe&quot; -n &quot;Microsoft Heera Mobile&quot; -k -p 0 -v 100 -w &quot;anybody.mp3&quot; -t &quot;AAA anybody&quot;">
            <text:p>"C:\Program Files (x86)\Balabolka\cli\balcon.exe" -n "Microsoft Heera Mobile" -k -p 0 -v 100 -w "anybody.mp3" -t "AAA anybody"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string">
            <text:p>Apri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5]&amp;&quot;.mp3&quot;&quot; -t &quot;&quot;AAA &quot;&amp;[.B2535]&amp;&quot;&quot;&quot;&quot;" office:value-type="string" office:string-value="&quot;C:\Program Files (x86)\Balabolka\cli\balcon.exe&quot; -n &quot;Microsoft Heera Mobile&quot; -k -p 0 -v 100 -w &quot;April.mp3&quot; -t &quot;AAA April&quot;">
            <text:p>"C:\Program Files (x86)\Balabolka\cli\balcon.exe" -n "Microsoft Heera Mobile" -k -p 0 -v 100 -w "April.mp3" -t "AAA April"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office:value-type="string">
            <text:p>natur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6]&amp;&quot;.mp3&quot;&quot; -t &quot;&quot;AAA &quot;&amp;[.B2536]&amp;&quot;&quot;&quot;&quot;" office:value-type="string" office:string-value="&quot;C:\Program Files (x86)\Balabolka\cli\balcon.exe&quot; -n &quot;Microsoft Heera Mobile&quot; -k -p 0 -v 100 -w &quot;naturally.mp3&quot; -t &quot;AAA naturally&quot;">
            <text:p>"C:\Program Files (x86)\Balabolka\cli\balcon.exe" -n "Microsoft Heera Mobile" -k -p 0 -v 100 -w "naturally.mp3" -t "AAA naturally"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automobi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7]&amp;&quot;.mp3&quot;&quot; -t &quot;&quot;AAA &quot;&amp;[.B2537]&amp;&quot;&quot;&quot;&quot;" office:value-type="string" office:string-value="&quot;C:\Program Files (x86)\Balabolka\cli\balcon.exe&quot; -n &quot;Microsoft Heera Mobile&quot; -k -p 0 -v 100 -w &quot;automobiles.mp3&quot; -t &quot;AAA automobiles&quot;">
            <text:p>"C:\Program Files (x86)\Balabolka\cli\balcon.exe" -n "Microsoft Heera Mobile" -k -p 0 -v 100 -w "automobiles.mp3" -t "AAA automobiles"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office:value-type="string">
            <text:p>own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8]&amp;&quot;.mp3&quot;&quot; -t &quot;&quot;AAA &quot;&amp;[.B2538]&amp;&quot;&quot;&quot;&quot;" office:value-type="string" office:string-value="&quot;C:\Program Files (x86)\Balabolka\cli\balcon.exe&quot; -n &quot;Microsoft Heera Mobile&quot; -k -p 0 -v 100 -w &quot;owner.mp3&quot; -t &quot;AAA owner&quot;">
            <text:p>"C:\Program Files (x86)\Balabolka\cli\balcon.exe" -n "Microsoft Heera Mobile" -k -p 0 -v 100 -w "owner.mp3" -t "AAA owner"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string">
            <text:p>gra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39]&amp;&quot;.mp3&quot;&quot; -t &quot;&quot;AAA &quot;&amp;[.B2539]&amp;&quot;&quot;&quot;&quot;" office:value-type="string" office:string-value="&quot;C:\Program Files (x86)\Balabolka\cli\balcon.exe&quot; -n &quot;Microsoft Heera Mobile&quot; -k -p 0 -v 100 -w &quot;grade.mp3&quot; -t &quot;AAA grade&quot;">
            <text:p>"C:\Program Files (x86)\Balabolka\cli\balcon.exe" -n "Microsoft Heera Mobile" -k -p 0 -v 100 -w "grade.mp3" -t "AAA grade"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ri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0]&amp;&quot;.mp3&quot;&quot; -t &quot;&quot;AAA &quot;&amp;[.B2540]&amp;&quot;&quot;&quot;&quot;" office:value-type="string" office:string-value="&quot;C:\Program Files (x86)\Balabolka\cli\balcon.exe&quot; -n &quot;Microsoft Heera Mobile&quot; -k -p 0 -v 100 -w &quot;rings.mp3&quot; -t &quot;AAA rings&quot;">
            <text:p>"C:\Program Files (x86)\Balabolka\cli\balcon.exe" -n "Microsoft Heera Mobile" -k -p 0 -v 100 -w "rings.mp3" -t "AAA rings"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string">
            <text:p>pur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1]&amp;&quot;.mp3&quot;&quot; -t &quot;&quot;AAA &quot;&amp;[.B2541]&amp;&quot;&quot;&quot;&quot;" office:value-type="string" office:string-value="&quot;C:\Program Files (x86)\Balabolka\cli\balcon.exe&quot; -n &quot;Microsoft Heera Mobile&quot; -k -p 0 -v 100 -w &quot;purple.mp3&quot; -t &quot;AAA purple&quot;">
            <text:p>"C:\Program Files (x86)\Balabolka\cli\balcon.exe" -n "Microsoft Heera Mobile" -k -p 0 -v 100 -w "purple.mp3" -t "AAA purple"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se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2]&amp;&quot;.mp3&quot;&quot; -t &quot;&quot;AAA &quot;&amp;[.B2542]&amp;&quot;&quot;&quot;&quot;" office:value-type="string" office:string-value="&quot;C:\Program Files (x86)\Balabolka\cli\balcon.exe&quot; -n &quot;Microsoft Heera Mobile&quot; -k -p 0 -v 100 -w &quot;seed.mp3&quot; -t &quot;AAA seed&quot;">
            <text:p>"C:\Program Files (x86)\Balabolka\cli\balcon.exe" -n "Microsoft Heera Mobile" -k -p 0 -v 100 -w "seed.mp3" -t "AAA seed"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string">
            <text:p>sw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3]&amp;&quot;.mp3&quot;&quot; -t &quot;&quot;AAA &quot;&amp;[.B2543]&amp;&quot;&quot;&quot;&quot;" office:value-type="string" office:string-value="&quot;C:\Program Files (x86)\Balabolka\cli\balcon.exe&quot; -n &quot;Microsoft Heera Mobile&quot; -k -p 0 -v 100 -w &quot;swam.mp3&quot; -t &quot;AAA swam&quot;">
            <text:p>"C:\Program Files (x86)\Balabolka\cli\balcon.exe" -n "Microsoft Heera Mobile" -k -p 0 -v 100 -w "swam.mp3" -t "AAA swam"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string">
            <text:p>gu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4]&amp;&quot;.mp3&quot;&quot; -t &quot;&quot;AAA &quot;&amp;[.B2544]&amp;&quot;&quot;&quot;&quot;" office:value-type="string" office:string-value="&quot;C:\Program Files (x86)\Balabolka\cli\balcon.exe&quot; -n &quot;Microsoft Heera Mobile&quot; -k -p 0 -v 100 -w &quot;guns.mp3&quot; -t &quot;AAA guns&quot;">
            <text:p>"C:\Program Files (x86)\Balabolka\cli\balcon.exe" -n "Microsoft Heera Mobile" -k -p 0 -v 100 -w "guns.mp3" -t "AAA guns"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string">
            <text:p>roun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5]&amp;&quot;.mp3&quot;&quot; -t &quot;&quot;AAA &quot;&amp;[.B2545]&amp;&quot;&quot;&quot;&quot;" office:value-type="string" office:string-value="&quot;C:\Program Files (x86)\Balabolka\cli\balcon.exe&quot; -n &quot;Microsoft Heera Mobile&quot; -k -p 0 -v 100 -w &quot;rounded.mp3&quot; -t &quot;AAA rounded&quot;">
            <text:p>"C:\Program Files (x86)\Balabolka\cli\balcon.exe" -n "Microsoft Heera Mobile" -k -p 0 -v 100 -w "rounded.mp3" -t "AAA rounded"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rabbi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6]&amp;&quot;.mp3&quot;&quot; -t &quot;&quot;AAA &quot;&amp;[.B2546]&amp;&quot;&quot;&quot;&quot;" office:value-type="string" office:string-value="&quot;C:\Program Files (x86)\Balabolka\cli\balcon.exe&quot; -n &quot;Microsoft Heera Mobile&quot; -k -p 0 -v 100 -w &quot;rabbits.mp3&quot; -t &quot;AAA rabbits&quot;">
            <text:p>"C:\Program Files (x86)\Balabolka\cli\balcon.exe" -n "Microsoft Heera Mobile" -k -p 0 -v 100 -w "rabbits.mp3" -t "AAA rabbits"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string">
            <text:p>syllab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7]&amp;&quot;.mp3&quot;&quot; -t &quot;&quot;AAA &quot;&amp;[.B2547]&amp;&quot;&quot;&quot;&quot;" office:value-type="string" office:string-value="&quot;C:\Program Files (x86)\Balabolka\cli\balcon.exe&quot; -n &quot;Microsoft Heera Mobile&quot; -k -p 0 -v 100 -w &quot;syllables.mp3&quot; -t &quot;AAA syllables&quot;">
            <text:p>"C:\Program Files (x86)\Balabolka\cli\balcon.exe" -n "Microsoft Heera Mobile" -k -p 0 -v 100 -w "syllables.mp3" -t "AAA syllables"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string">
            <text:p>magn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8]&amp;&quot;.mp3&quot;&quot; -t &quot;&quot;AAA &quot;&amp;[.B2548]&amp;&quot;&quot;&quot;&quot;" office:value-type="string" office:string-value="&quot;C:\Program Files (x86)\Balabolka\cli\balcon.exe&quot; -n &quot;Microsoft Heera Mobile&quot; -k -p 0 -v 100 -w &quot;magnet.mp3&quot; -t &quot;AAA magnet&quot;">
            <text:p>"C:\Program Files (x86)\Balabolka\cli\balcon.exe" -n "Microsoft Heera Mobile" -k -p 0 -v 100 -w "magnet.mp3" -t "AAA magnet"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string">
            <text:p>priz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49]&amp;&quot;.mp3&quot;&quot; -t &quot;&quot;AAA &quot;&amp;[.B2549]&amp;&quot;&quot;&quot;&quot;" office:value-type="string" office:string-value="&quot;C:\Program Files (x86)\Balabolka\cli\balcon.exe&quot; -n &quot;Microsoft Heera Mobile&quot; -k -p 0 -v 100 -w &quot;prize.mp3&quot; -t &quot;AAA prize&quot;">
            <text:p>"C:\Program Files (x86)\Balabolka\cli\balcon.exe" -n "Microsoft Heera Mobile" -k -p 0 -v 100 -w "prize.mp3" -t "AAA prize"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string">
            <text:p>rac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0]&amp;&quot;.mp3&quot;&quot; -t &quot;&quot;AAA &quot;&amp;[.B2550]&amp;&quot;&quot;&quot;&quot;" office:value-type="string" office:string-value="&quot;C:\Program Files (x86)\Balabolka\cli\balcon.exe&quot; -n &quot;Microsoft Heera Mobile&quot; -k -p 0 -v 100 -w &quot;raced.mp3&quot; -t &quot;AAA raced&quot;">
            <text:p>"C:\Program Files (x86)\Balabolka\cli\balcon.exe" -n "Microsoft Heera Mobile" -k -p 0 -v 100 -w "raced.mp3" -t "AAA raced"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string">
            <text:p>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1]&amp;&quot;.mp3&quot;&quot; -t &quot;&quot;AAA &quot;&amp;[.B2551]&amp;&quot;&quot;&quot;&quot;" office:value-type="string" office:string-value="&quot;C:\Program Files (x86)\Balabolka\cli\balcon.exe&quot; -n &quot;Microsoft Heera Mobile&quot; -k -p 0 -v 100 -w &quot;T.mp3&quot; -t &quot;AAA T&quot;">
            <text:p>"C:\Program Files (x86)\Balabolka\cli\balcon.exe" -n "Microsoft Heera Mobile" -k -p 0 -v 100 -w "T.mp3" -t "AAA T"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string">
            <text:p>colo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2]&amp;&quot;.mp3&quot;&quot; -t &quot;&quot;AAA &quot;&amp;[.B2552]&amp;&quot;&quot;&quot;&quot;" office:value-type="string" office:string-value="&quot;C:\Program Files (x86)\Balabolka\cli\balcon.exe&quot; -n &quot;Microsoft Heera Mobile&quot; -k -p 0 -v 100 -w &quot;colony.mp3&quot; -t &quot;AAA colony&quot;">
            <text:p>"C:\Program Files (x86)\Balabolka\cli\balcon.exe" -n "Microsoft Heera Mobile" -k -p 0 -v 100 -w "colony.mp3" -t "AAA colony"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string">
            <text:p>announc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3]&amp;&quot;.mp3&quot;&quot; -t &quot;&quot;AAA &quot;&amp;[.B2553]&amp;&quot;&quot;&quot;&quot;" office:value-type="string" office:string-value="&quot;C:\Program Files (x86)\Balabolka\cli\balcon.exe&quot; -n &quot;Microsoft Heera Mobile&quot; -k -p 0 -v 100 -w &quot;announced.mp3&quot; -t &quot;AAA announced&quot;">
            <text:p>"C:\Program Files (x86)\Balabolka\cli\balcon.exe" -n "Microsoft Heera Mobile" -k -p 0 -v 100 -w "announced.mp3" -t "AAA announced"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string">
            <text:p>du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4]&amp;&quot;.mp3&quot;&quot; -t &quot;&quot;AAA &quot;&amp;[.B2554]&amp;&quot;&quot;&quot;&quot;" office:value-type="string" office:string-value="&quot;C:\Program Files (x86)\Balabolka\cli\balcon.exe&quot; -n &quot;Microsoft Heera Mobile&quot; -k -p 0 -v 100 -w &quot;dug.mp3&quot; -t &quot;AAA dug&quot;">
            <text:p>"C:\Program Files (x86)\Balabolka\cli\balcon.exe" -n "Microsoft Heera Mobile" -k -p 0 -v 100 -w "dug.mp3" -t "AAA dug"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string">
            <text:p>nume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5]&amp;&quot;.mp3&quot;&quot; -t &quot;&quot;AAA &quot;&amp;[.B2555]&amp;&quot;&quot;&quot;&quot;" office:value-type="string" office:string-value="&quot;C:\Program Files (x86)\Balabolka\cli\balcon.exe&quot; -n &quot;Microsoft Heera Mobile&quot; -k -p 0 -v 100 -w &quot;numeral.mp3&quot; -t &quot;AAA numeral&quot;">
            <text:p>"C:\Program Files (x86)\Balabolka\cli\balcon.exe" -n "Microsoft Heera Mobile" -k -p 0 -v 100 -w "numeral.mp3" -t "AAA numeral"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string">
            <text:p>compa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6]&amp;&quot;.mp3&quot;&quot; -t &quot;&quot;AAA &quot;&amp;[.B2556]&amp;&quot;&quot;&quot;&quot;" office:value-type="string" office:string-value="&quot;C:\Program Files (x86)\Balabolka\cli\balcon.exe&quot; -n &quot;Microsoft Heera Mobile&quot; -k -p 0 -v 100 -w &quot;compared.mp3&quot; -t &quot;AAA compared&quot;">
            <text:p>"C:\Program Files (x86)\Balabolka\cli\balcon.exe" -n "Microsoft Heera Mobile" -k -p 0 -v 100 -w "compared.mp3" -t "AAA compared"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cur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7]&amp;&quot;.mp3&quot;&quot; -t &quot;&quot;AAA &quot;&amp;[.B2557]&amp;&quot;&quot;&quot;&quot;" office:value-type="string" office:string-value="&quot;C:\Program Files (x86)\Balabolka\cli\balcon.exe&quot; -n &quot;Microsoft Heera Mobile&quot; -k -p 0 -v 100 -w &quot;curve.mp3&quot; -t &quot;AAA curve&quot;">
            <text:p>"C:\Program Files (x86)\Balabolka\cli\balcon.exe" -n "Microsoft Heera Mobile" -k -p 0 -v 100 -w "curve.mp3" -t "AAA curve"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office:value-type="string">
            <text:p>distan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8]&amp;&quot;.mp3&quot;&quot; -t &quot;&quot;AAA &quot;&amp;[.B2558]&amp;&quot;&quot;&quot;&quot;" office:value-type="string" office:string-value="&quot;C:\Program Files (x86)\Balabolka\cli\balcon.exe&quot; -n &quot;Microsoft Heera Mobile&quot; -k -p 0 -v 100 -w &quot;distances.mp3&quot; -t &quot;AAA distances&quot;">
            <text:p>"C:\Program Files (x86)\Balabolka\cli\balcon.exe" -n "Microsoft Heera Mobile" -k -p 0 -v 100 -w "distances.mp3" -t "AAA distances"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office:value-type="string">
            <text:p>Johns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59]&amp;&quot;.mp3&quot;&quot; -t &quot;&quot;AAA &quot;&amp;[.B2559]&amp;&quot;&quot;&quot;&quot;" office:value-type="string" office:string-value="&quot;C:\Program Files (x86)\Balabolka\cli\balcon.exe&quot; -n &quot;Microsoft Heera Mobile&quot; -k -p 0 -v 100 -w &quot;Johnson.mp3&quot; -t &quot;AAA Johnson&quot;">
            <text:p>"C:\Program Files (x86)\Balabolka\cli\balcon.exe" -n "Microsoft Heera Mobile" -k -p 0 -v 100 -w "Johnson.mp3" -t "AAA Johnson"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perfec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0]&amp;&quot;.mp3&quot;&quot; -t &quot;&quot;AAA &quot;&amp;[.B2560]&amp;&quot;&quot;&quot;&quot;" office:value-type="string" office:string-value="&quot;C:\Program Files (x86)\Balabolka\cli\balcon.exe&quot; -n &quot;Microsoft Heera Mobile&quot; -k -p 0 -v 100 -w &quot;perfectly.mp3&quot; -t &quot;AAA perfectly&quot;">
            <text:p>"C:\Program Files (x86)\Balabolka\cli\balcon.exe" -n "Microsoft Heera Mobile" -k -p 0 -v 100 -w "perfectly.mp3" -t "AAA perfectly"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M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1]&amp;&quot;.mp3&quot;&quot; -t &quot;&quot;AAA &quot;&amp;[.B2561]&amp;&quot;&quot;&quot;&quot;" office:value-type="string" office:string-value="&quot;C:\Program Files (x86)\Balabolka\cli\balcon.exe&quot; -n &quot;Microsoft Heera Mobile&quot; -k -p 0 -v 100 -w &quot;Man.mp3&quot; -t &quot;AAA Man&quot;">
            <text:p>"C:\Program Files (x86)\Balabolka\cli\balcon.exe" -n "Microsoft Heera Mobile" -k -p 0 -v 100 -w "Man.mp3" -t "AAA Man"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string">
            <text:p>pil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2]&amp;&quot;.mp3&quot;&quot; -t &quot;&quot;AAA &quot;&amp;[.B2562]&amp;&quot;&quot;&quot;&quot;" office:value-type="string" office:string-value="&quot;C:\Program Files (x86)\Balabolka\cli\balcon.exe&quot; -n &quot;Microsoft Heera Mobile&quot; -k -p 0 -v 100 -w &quot;pilot.mp3&quot; -t &quot;AAA pilot&quot;">
            <text:p>"C:\Program Files (x86)\Balabolka\cli\balcon.exe" -n "Microsoft Heera Mobile" -k -p 0 -v 100 -w "pilot.mp3" -t "AAA pilot"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string">
            <text:p>Ti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3]&amp;&quot;.mp3&quot;&quot; -t &quot;&quot;AAA &quot;&amp;[.B2563]&amp;&quot;&quot;&quot;&quot;" office:value-type="string" office:string-value="&quot;C:\Program Files (x86)\Balabolka\cli\balcon.exe&quot; -n &quot;Microsoft Heera Mobile&quot; -k -p 0 -v 100 -w &quot;Tim.mp3&quot; -t &quot;AAA Tim&quot;">
            <text:p>"C:\Program Files (x86)\Balabolka\cli\balcon.exe" -n "Microsoft Heera Mobile" -k -p 0 -v 100 -w "Tim.mp3" -t "AAA Tim"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string">
            <text:p>strugg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4]&amp;&quot;.mp3&quot;&quot; -t &quot;&quot;AAA &quot;&amp;[.B2564]&amp;&quot;&quot;&quot;&quot;" office:value-type="string" office:string-value="&quot;C:\Program Files (x86)\Balabolka\cli\balcon.exe&quot; -n &quot;Microsoft Heera Mobile&quot; -k -p 0 -v 100 -w &quot;struggle.mp3&quot; -t &quot;AAA struggle&quot;">
            <text:p>"C:\Program Files (x86)\Balabolka\cli\balcon.exe" -n "Microsoft Heera Mobile" -k -p 0 -v 100 -w "struggle.mp3" -t "AAA struggle"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string">
            <text:p>he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5]&amp;&quot;.mp3&quot;&quot; -t &quot;&quot;AAA &quot;&amp;[.B2565]&amp;&quot;&quot;&quot;&quot;" office:value-type="string" office:string-value="&quot;C:\Program Files (x86)\Balabolka\cli\balcon.exe&quot; -n &quot;Microsoft Heera Mobile&quot; -k -p 0 -v 100 -w &quot;herd.mp3&quot; -t &quot;AAA herd&quot;">
            <text:p>"C:\Program Files (x86)\Balabolka\cli\balcon.exe" -n "Microsoft Heera Mobile" -k -p 0 -v 100 -w "herd.mp3" -t "AAA herd"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Eddi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6]&amp;&quot;.mp3&quot;&quot; -t &quot;&quot;AAA &quot;&amp;[.B2566]&amp;&quot;&quot;&quot;&quot;" office:value-type="string" office:string-value="&quot;C:\Program Files (x86)\Balabolka\cli\balcon.exe&quot; -n &quot;Microsoft Heera Mobile&quot; -k -p 0 -v 100 -w &quot;Eddie.mp3&quot; -t &quot;AAA Eddie&quot;">
            <text:p>"C:\Program Files (x86)\Balabolka\cli\balcon.exe" -n "Microsoft Heera Mobile" -k -p 0 -v 100 -w "Eddie.mp3" -t "AAA Eddie"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string">
            <text:p>previ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7]&amp;&quot;.mp3&quot;&quot; -t &quot;&quot;AAA &quot;&amp;[.B2567]&amp;&quot;&quot;&quot;&quot;" office:value-type="string" office:string-value="&quot;C:\Program Files (x86)\Balabolka\cli\balcon.exe&quot; -n &quot;Microsoft Heera Mobile&quot; -k -p 0 -v 100 -w &quot;previous.mp3&quot; -t &quot;AAA previous&quot;">
            <text:p>"C:\Program Files (x86)\Balabolka\cli\balcon.exe" -n "Microsoft Heera Mobile" -k -p 0 -v 100 -w "previous.mp3" -t "AAA previous"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string">
            <text:p>Florid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8]&amp;&quot;.mp3&quot;&quot; -t &quot;&quot;AAA &quot;&amp;[.B2568]&amp;&quot;&quot;&quot;&quot;" office:value-type="string" office:string-value="&quot;C:\Program Files (x86)\Balabolka\cli\balcon.exe&quot; -n &quot;Microsoft Heera Mobile&quot; -k -p 0 -v 100 -w &quot;Florida.mp3&quot; -t &quot;AAA Florida&quot;">
            <text:p>"C:\Program Files (x86)\Balabolka\cli\balcon.exe" -n "Microsoft Heera Mobile" -k -p 0 -v 100 -w "Florida.mp3" -t "AAA Florida"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string">
            <text:p>p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69]&amp;&quot;.mp3&quot;&quot; -t &quot;&quot;AAA &quot;&amp;[.B2569]&amp;&quot;&quot;&quot;&quot;" office:value-type="string" office:string-value="&quot;C:\Program Files (x86)\Balabolka\cli\balcon.exe&quot; -n &quot;Microsoft Heera Mobile&quot; -k -p 0 -v 100 -w &quot;pot.mp3&quot; -t &quot;AAA pot&quot;">
            <text:p>"C:\Program Files (x86)\Balabolka\cli\balcon.exe" -n "Microsoft Heera Mobile" -k -p 0 -v 100 -w "pot.mp3" -t "AAA pot"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defini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0]&amp;&quot;.mp3&quot;&quot; -t &quot;&quot;AAA &quot;&amp;[.B2570]&amp;&quot;&quot;&quot;&quot;" office:value-type="string" office:string-value="&quot;C:\Program Files (x86)\Balabolka\cli\balcon.exe&quot; -n &quot;Microsoft Heera Mobile&quot; -k -p 0 -v 100 -w &quot;definition.mp3&quot; -t &quot;AAA definition&quot;">
            <text:p>"C:\Program Files (x86)\Balabolka\cli\balcon.exe" -n "Microsoft Heera Mobile" -k -p 0 -v 100 -w "definition.mp3" -t "AAA definition"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ta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1]&amp;&quot;.mp3&quot;&quot; -t &quot;&quot;AAA &quot;&amp;[.B2571]&amp;&quot;&quot;&quot;&quot;" office:value-type="string" office:string-value="&quot;C:\Program Files (x86)\Balabolka\cli\balcon.exe&quot; -n &quot;Microsoft Heera Mobile&quot; -k -p 0 -v 100 -w &quot;tape.mp3&quot; -t &quot;AAA tape&quot;">
            <text:p>"C:\Program Files (x86)\Balabolka\cli\balcon.exe" -n "Microsoft Heera Mobile" -k -p 0 -v 100 -w "tape.mp3" -t "AAA tape"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string">
            <text:p>por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2]&amp;&quot;.mp3&quot;&quot; -t &quot;&quot;AAA &quot;&amp;[.B2572]&amp;&quot;&quot;&quot;&quot;" office:value-type="string" office:string-value="&quot;C:\Program Files (x86)\Balabolka\cli\balcon.exe&quot; -n &quot;Microsoft Heera Mobile&quot; -k -p 0 -v 100 -w &quot;porch.mp3&quot; -t &quot;AAA porch&quot;">
            <text:p>"C:\Program Files (x86)\Balabolka\cli\balcon.exe" -n "Microsoft Heera Mobile" -k -p 0 -v 100 -w "porch.mp3" -t "AAA porch"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string">
            <text:p>vo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3]&amp;&quot;.mp3&quot;&quot; -t &quot;&quot;AAA &quot;&amp;[.B2573]&amp;&quot;&quot;&quot;&quot;" office:value-type="string" office:string-value="&quot;C:\Program Files (x86)\Balabolka\cli\balcon.exe&quot; -n &quot;Microsoft Heera Mobile&quot; -k -p 0 -v 100 -w &quot;vote.mp3&quot; -t &quot;AAA vote&quot;">
            <text:p>"C:\Program Files (x86)\Balabolka\cli\balcon.exe" -n "Microsoft Heera Mobile" -k -p 0 -v 100 -w "vote.mp3" -t "AAA vote"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string">
            <text:p>ma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4]&amp;&quot;.mp3&quot;&quot; -t &quot;&quot;AAA &quot;&amp;[.B2574]&amp;&quot;&quot;&quot;&quot;" office:value-type="string" office:string-value="&quot;C:\Program Files (x86)\Balabolka\cli\balcon.exe&quot; -n &quot;Microsoft Heera Mobile&quot; -k -p 0 -v 100 -w &quot;mad.mp3&quot; -t &quot;AAA mad&quot;">
            <text:p>"C:\Program Files (x86)\Balabolka\cli\balcon.exe" -n "Microsoft Heera Mobile" -k -p 0 -v 100 -w "mad.mp3" -t "AAA mad"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wa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5]&amp;&quot;.mp3&quot;&quot; -t &quot;&quot;AAA &quot;&amp;[.B2575]&amp;&quot;&quot;&quot;&quot;" office:value-type="string" office:string-value="&quot;C:\Program Files (x86)\Balabolka\cli\balcon.exe&quot; -n &quot;Microsoft Heera Mobile&quot; -k -p 0 -v 100 -w &quot;waved.mp3&quot; -t &quot;AAA waved&quot;">
            <text:p>"C:\Program Files (x86)\Balabolka\cli\balcon.exe" -n "Microsoft Heera Mobile" -k -p 0 -v 100 -w "waved.mp3" -t "AAA waved"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string">
            <text:p>pow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6]&amp;&quot;.mp3&quot;&quot; -t &quot;&quot;AAA &quot;&amp;[.B2576]&amp;&quot;&quot;&quot;&quot;" office:value-type="string" office:string-value="&quot;C:\Program Files (x86)\Balabolka\cli\balcon.exe&quot; -n &quot;Microsoft Heera Mobile&quot; -k -p 0 -v 100 -w &quot;powder.mp3&quot; -t &quot;AAA powder&quot;">
            <text:p>"C:\Program Files (x86)\Balabolka\cli\balcon.exe" -n "Microsoft Heera Mobile" -k -p 0 -v 100 -w "powder.mp3" -t "AAA powder"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office:value-type="string">
            <text:p>tr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7]&amp;&quot;.mp3&quot;&quot; -t &quot;&quot;AAA &quot;&amp;[.B2577]&amp;&quot;&quot;&quot;&quot;" office:value-type="string" office:string-value="&quot;C:\Program Files (x86)\Balabolka\cli\balcon.exe&quot; -n &quot;Microsoft Heera Mobile&quot; -k -p 0 -v 100 -w &quot;trace.mp3&quot; -t &quot;AAA trace&quot;">
            <text:p>"C:\Program Files (x86)\Balabolka\cli\balcon.exe" -n "Microsoft Heera Mobile" -k -p 0 -v 100 -w "trace.mp3" -t "AAA trace"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string">
            <text:p>Al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8]&amp;&quot;.mp3&quot;&quot; -t &quot;&quot;AAA &quot;&amp;[.B2578]&amp;&quot;&quot;&quot;&quot;" office:value-type="string" office:string-value="&quot;C:\Program Files (x86)\Balabolka\cli\balcon.exe&quot; -n &quot;Microsoft Heera Mobile&quot; -k -p 0 -v 100 -w &quot;Alice.mp3&quot; -t &quot;AAA Alice&quot;">
            <text:p>"C:\Program Files (x86)\Balabolka\cli\balcon.exe" -n "Microsoft Heera Mobile" -k -p 0 -v 100 -w "Alice.mp3" -t "AAA Alice"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string">
            <text:p>gif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79]&amp;&quot;.mp3&quot;&quot; -t &quot;&quot;AAA &quot;&amp;[.B2579]&amp;&quot;&quot;&quot;&quot;" office:value-type="string" office:string-value="&quot;C:\Program Files (x86)\Balabolka\cli\balcon.exe&quot; -n &quot;Microsoft Heera Mobile&quot; -k -p 0 -v 100 -w &quot;gift.mp3&quot; -t &quot;AAA gift&quot;">
            <text:p>"C:\Program Files (x86)\Balabolka\cli\balcon.exe" -n "Microsoft Heera Mobile" -k -p 0 -v 100 -w "gift.mp3" -t "AAA gift"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string">
            <text:p>tigh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0]&amp;&quot;.mp3&quot;&quot; -t &quot;&quot;AAA &quot;&amp;[.B2580]&amp;&quot;&quot;&quot;&quot;" office:value-type="string" office:string-value="&quot;C:\Program Files (x86)\Balabolka\cli\balcon.exe&quot; -n &quot;Microsoft Heera Mobile&quot; -k -p 0 -v 100 -w &quot;tightly.mp3&quot; -t &quot;AAA tightly&quot;">
            <text:p>"C:\Program Files (x86)\Balabolka\cli\balcon.exe" -n "Microsoft Heera Mobile" -k -p 0 -v 100 -w "tightly.mp3" -t "AAA tightly"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string">
            <text:p>siz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1]&amp;&quot;.mp3&quot;&quot; -t &quot;&quot;AAA &quot;&amp;[.B2581]&amp;&quot;&quot;&quot;&quot;" office:value-type="string" office:string-value="&quot;C:\Program Files (x86)\Balabolka\cli\balcon.exe&quot; -n &quot;Microsoft Heera Mobile&quot; -k -p 0 -v 100 -w &quot;sizes.mp3&quot; -t &quot;AAA sizes&quot;">
            <text:p>"C:\Program Files (x86)\Balabolka\cli\balcon.exe" -n "Microsoft Heera Mobile" -k -p 0 -v 100 -w "sizes.mp3" -t "AAA sizes"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tes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2]&amp;&quot;.mp3&quot;&quot; -t &quot;&quot;AAA &quot;&amp;[.B2582]&amp;&quot;&quot;&quot;&quot;" office:value-type="string" office:string-value="&quot;C:\Program Files (x86)\Balabolka\cli\balcon.exe&quot; -n &quot;Microsoft Heera Mobile&quot; -k -p 0 -v 100 -w &quot;tests.mp3&quot; -t &quot;AAA tests&quot;">
            <text:p>"C:\Program Files (x86)\Balabolka\cli\balcon.exe" -n "Microsoft Heera Mobile" -k -p 0 -v 100 -w "tests.mp3" -t "AAA tests"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string">
            <text:p>be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3]&amp;&quot;.mp3&quot;&quot; -t &quot;&quot;AAA &quot;&amp;[.B2583]&amp;&quot;&quot;&quot;&quot;" office:value-type="string" office:string-value="&quot;C:\Program Files (x86)\Balabolka\cli\balcon.exe&quot; -n &quot;Microsoft Heera Mobile&quot; -k -p 0 -v 100 -w &quot;bees.mp3&quot; -t &quot;AAA bees&quot;">
            <text:p>"C:\Program Files (x86)\Balabolka\cli\balcon.exe" -n "Microsoft Heera Mobile" -k -p 0 -v 100 -w "bees.mp3" -t "AAA bees"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string">
            <text:p>happe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4]&amp;&quot;.mp3&quot;&quot; -t &quot;&quot;AAA &quot;&amp;[.B2584]&amp;&quot;&quot;&quot;&quot;" office:value-type="string" office:string-value="&quot;C:\Program Files (x86)\Balabolka\cli\balcon.exe&quot; -n &quot;Microsoft Heera Mobile&quot; -k -p 0 -v 100 -w &quot;happening.mp3&quot; -t &quot;AAA happening&quot;">
            <text:p>"C:\Program Files (x86)\Balabolka\cli\balcon.exe" -n "Microsoft Heera Mobile" -k -p 0 -v 100 -w "happening.mp3" -t "AAA happening"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bad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5]&amp;&quot;.mp3&quot;&quot; -t &quot;&quot;AAA &quot;&amp;[.B2585]&amp;&quot;&quot;&quot;&quot;" office:value-type="string" office:string-value="&quot;C:\Program Files (x86)\Balabolka\cli\balcon.exe&quot; -n &quot;Microsoft Heera Mobile&quot; -k -p 0 -v 100 -w &quot;badly.mp3&quot; -t &quot;AAA badly&quot;">
            <text:p>"C:\Program Files (x86)\Balabolka\cli\balcon.exe" -n "Microsoft Heera Mobile" -k -p 0 -v 100 -w "badly.mp3" -t "AAA badly"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string">
            <text:p>few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6]&amp;&quot;.mp3&quot;&quot; -t &quot;&quot;AAA &quot;&amp;[.B2586]&amp;&quot;&quot;&quot;&quot;" office:value-type="string" office:string-value="&quot;C:\Program Files (x86)\Balabolka\cli\balcon.exe&quot; -n &quot;Microsoft Heera Mobile&quot; -k -p 0 -v 100 -w &quot;fewer.mp3&quot; -t &quot;AAA fewer&quot;">
            <text:p>"C:\Program Files (x86)\Balabolka\cli\balcon.exe" -n "Microsoft Heera Mobile" -k -p 0 -v 100 -w "fewer.mp3" -t "AAA fewer"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industr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7]&amp;&quot;.mp3&quot;&quot; -t &quot;&quot;AAA &quot;&amp;[.B2587]&amp;&quot;&quot;&quot;&quot;" office:value-type="string" office:string-value="&quot;C:\Program Files (x86)\Balabolka\cli\balcon.exe&quot; -n &quot;Microsoft Heera Mobile&quot; -k -p 0 -v 100 -w &quot;industries.mp3&quot; -t &quot;AAA industries&quot;">
            <text:p>"C:\Program Files (x86)\Balabolka\cli\balcon.exe" -n "Microsoft Heera Mobile" -k -p 0 -v 100 -w "industries.mp3" -t "AAA industries"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string">
            <text:p>nigh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8]&amp;&quot;.mp3&quot;&quot; -t &quot;&quot;AAA &quot;&amp;[.B2588]&amp;&quot;&quot;&quot;&quot;" office:value-type="string" office:string-value="&quot;C:\Program Files (x86)\Balabolka\cli\balcon.exe&quot; -n &quot;Microsoft Heera Mobile&quot; -k -p 0 -v 100 -w &quot;nights.mp3&quot; -t &quot;AAA nights&quot;">
            <text:p>"C:\Program Files (x86)\Balabolka\cli\balcon.exe" -n "Microsoft Heera Mobile" -k -p 0 -v 100 -w "nights.mp3" -t "AAA nights"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office:value-type="string">
            <text:p>introduc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89]&amp;&quot;.mp3&quot;&quot; -t &quot;&quot;AAA &quot;&amp;[.B2589]&amp;&quot;&quot;&quot;&quot;" office:value-type="string" office:string-value="&quot;C:\Program Files (x86)\Balabolka\cli\balcon.exe&quot; -n &quot;Microsoft Heera Mobile&quot; -k -p 0 -v 100 -w &quot;introduced.mp3&quot; -t &quot;AAA introduced&quot;">
            <text:p>"C:\Program Files (x86)\Balabolka\cli\balcon.exe" -n "Microsoft Heera Mobile" -k -p 0 -v 100 -w "introduced.mp3" -t "AAA introduced"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office:value-type="string">
            <text:p>nai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0]&amp;&quot;.mp3&quot;&quot; -t &quot;&quot;AAA &quot;&amp;[.B2590]&amp;&quot;&quot;&quot;&quot;" office:value-type="string" office:string-value="&quot;C:\Program Files (x86)\Balabolka\cli\balcon.exe&quot; -n &quot;Microsoft Heera Mobile&quot; -k -p 0 -v 100 -w &quot;nails.mp3&quot; -t &quot;AAA nails&quot;">
            <text:p>"C:\Program Files (x86)\Balabolka\cli\balcon.exe" -n "Microsoft Heera Mobile" -k -p 0 -v 100 -w "nails.mp3" -t "AAA nails"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office:value-type="string">
            <text:p>inse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1]&amp;&quot;.mp3&quot;&quot; -t &quot;&quot;AAA &quot;&amp;[.B2591]&amp;&quot;&quot;&quot;&quot;" office:value-type="string" office:string-value="&quot;C:\Program Files (x86)\Balabolka\cli\balcon.exe&quot; -n &quot;Microsoft Heera Mobile&quot; -k -p 0 -v 100 -w &quot;insect.mp3&quot; -t &quot;AAA insect&quot;">
            <text:p>"C:\Program Files (x86)\Balabolka\cli\balcon.exe" -n "Microsoft Heera Mobile" -k -p 0 -v 100 -w "insect.mp3" -t "AAA insect"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halfw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2]&amp;&quot;.mp3&quot;&quot; -t &quot;&quot;AAA &quot;&amp;[.B2592]&amp;&quot;&quot;&quot;&quot;" office:value-type="string" office:string-value="&quot;C:\Program Files (x86)\Balabolka\cli\balcon.exe&quot; -n &quot;Microsoft Heera Mobile&quot; -k -p 0 -v 100 -w &quot;halfway.mp3&quot; -t &quot;AAA halfway&quot;">
            <text:p>"C:\Program Files (x86)\Balabolka\cli\balcon.exe" -n "Microsoft Heera Mobile" -k -p 0 -v 100 -w "halfway.mp3" -t "AAA halfway"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sylla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3]&amp;&quot;.mp3&quot;&quot; -t &quot;&quot;AAA &quot;&amp;[.B2593]&amp;&quot;&quot;&quot;&quot;" office:value-type="string" office:string-value="&quot;C:\Program Files (x86)\Balabolka\cli\balcon.exe&quot; -n &quot;Microsoft Heera Mobile&quot; -k -p 0 -v 100 -w &quot;syllable.mp3&quot; -t &quot;AAA syllable&quot;">
            <text:p>"C:\Program Files (x86)\Balabolka\cli\balcon.exe" -n "Microsoft Heera Mobile" -k -p 0 -v 100 -w "syllable.mp3" -t "AAA syllable"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princi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4]&amp;&quot;.mp3&quot;&quot; -t &quot;&quot;AAA &quot;&amp;[.B2594]&amp;&quot;&quot;&quot;&quot;" office:value-type="string" office:string-value="&quot;C:\Program Files (x86)\Balabolka\cli\balcon.exe&quot; -n &quot;Microsoft Heera Mobile&quot; -k -p 0 -v 100 -w &quot;principle.mp3&quot; -t &quot;AAA principle&quot;">
            <text:p>"C:\Program Files (x86)\Balabolka\cli\balcon.exe" -n "Microsoft Heera Mobile" -k -p 0 -v 100 -w "principle.mp3" -t "AAA principle"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office:value-type="string">
            <text:p>activ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5]&amp;&quot;.mp3&quot;&quot; -t &quot;&quot;AAA &quot;&amp;[.B2595]&amp;&quot;&quot;&quot;&quot;" office:value-type="string" office:string-value="&quot;C:\Program Files (x86)\Balabolka\cli\balcon.exe&quot; -n &quot;Microsoft Heera Mobile&quot; -k -p 0 -v 100 -w &quot;activity.mp3&quot; -t &quot;AAA activity&quot;">
            <text:p>"C:\Program Files (x86)\Balabolka\cli\balcon.exe" -n "Microsoft Heera Mobile" -k -p 0 -v 100 -w "activity.mp3" -t "AAA activity"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string">
            <text:p>Cent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6]&amp;&quot;.mp3&quot;&quot; -t &quot;&quot;AAA &quot;&amp;[.B2596]&amp;&quot;&quot;&quot;&quot;" office:value-type="string" office:string-value="&quot;C:\Program Files (x86)\Balabolka\cli\balcon.exe&quot; -n &quot;Microsoft Heera Mobile&quot; -k -p 0 -v 100 -w &quot;Central.mp3&quot; -t &quot;AAA Central&quot;">
            <text:p>"C:\Program Files (x86)\Balabolka\cli\balcon.exe" -n "Microsoft Heera Mobile" -k -p 0 -v 100 -w "Central.mp3" -t "AAA Central"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string">
            <text:p>temperatu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7]&amp;&quot;.mp3&quot;&quot; -t &quot;&quot;AAA &quot;&amp;[.B2597]&amp;&quot;&quot;&quot;&quot;" office:value-type="string" office:string-value="&quot;C:\Program Files (x86)\Balabolka\cli\balcon.exe&quot; -n &quot;Microsoft Heera Mobile&quot; -k -p 0 -v 100 -w &quot;temperatures.mp3&quot; -t &quot;AAA temperatures&quot;">
            <text:p>"C:\Program Files (x86)\Balabolka\cli\balcon.exe" -n "Microsoft Heera Mobile" -k -p 0 -v 100 -w "temperatures.mp3" -t "AAA temperatures"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string">
            <text:p>crea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8]&amp;&quot;.mp3&quot;&quot; -t &quot;&quot;AAA &quot;&amp;[.B2598]&amp;&quot;&quot;&quot;&quot;" office:value-type="string" office:string-value="&quot;C:\Program Files (x86)\Balabolka\cli\balcon.exe&quot; -n &quot;Microsoft Heera Mobile&quot; -k -p 0 -v 100 -w &quot;creature.mp3&quot; -t &quot;AAA creature&quot;">
            <text:p>"C:\Program Files (x86)\Balabolka\cli\balcon.exe" -n "Microsoft Heera Mobile" -k -p 0 -v 100 -w "creature.mp3" -t "AAA creature"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office:value-type="string">
            <text:p>Ma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599]&amp;&quot;.mp3&quot;&quot; -t &quot;&quot;AAA &quot;&amp;[.B2599]&amp;&quot;&quot;&quot;&quot;" office:value-type="string" office:string-value="&quot;C:\Program Files (x86)\Balabolka\cli\balcon.exe&quot; -n &quot;Microsoft Heera Mobile&quot; -k -p 0 -v 100 -w &quot;Mars.mp3&quot; -t &quot;AAA Mars&quot;">
            <text:p>"C:\Program Files (x86)\Balabolka\cli\balcon.exe" -n "Microsoft Heera Mobile" -k -p 0 -v 100 -w "Mars.mp3" -t "AAA Mars"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di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0]&amp;&quot;.mp3&quot;&quot; -t &quot;&quot;AAA &quot;&amp;[.B2600]&amp;&quot;&quot;&quot;&quot;" office:value-type="string" office:string-value="&quot;C:\Program Files (x86)\Balabolka\cli\balcon.exe&quot; -n &quot;Microsoft Heera Mobile&quot; -k -p 0 -v 100 -w &quot;dish.mp3&quot; -t &quot;AAA dish&quot;">
            <text:p>"C:\Program Files (x86)\Balabolka\cli\balcon.exe" -n "Microsoft Heera Mobile" -k -p 0 -v 100 -w "dish.mp3" -t "AAA dish"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string">
            <text:p>Darl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1]&amp;&quot;.mp3&quot;&quot; -t &quot;&quot;AAA &quot;&amp;[.B2601]&amp;&quot;&quot;&quot;&quot;" office:value-type="string" office:string-value="&quot;C:\Program Files (x86)\Balabolka\cli\balcon.exe&quot; -n &quot;Microsoft Heera Mobile&quot; -k -p 0 -v 100 -w &quot;Darling.mp3&quot; -t &quot;AAA Darling&quot;">
            <text:p>"C:\Program Files (x86)\Balabolka\cli\balcon.exe" -n "Microsoft Heera Mobile" -k -p 0 -v 100 -w "Darling.mp3" -t "AAA Darling"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office:value-type="string">
            <text:p>handso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2]&amp;&quot;.mp3&quot;&quot; -t &quot;&quot;AAA &quot;&amp;[.B2602]&amp;&quot;&quot;&quot;&quot;" office:value-type="string" office:string-value="&quot;C:\Program Files (x86)\Balabolka\cli\balcon.exe&quot; -n &quot;Microsoft Heera Mobile&quot; -k -p 0 -v 100 -w &quot;handsome.mp3&quot; -t &quot;AAA handsome&quot;">
            <text:p>"C:\Program Files (x86)\Balabolka\cli\balcon.exe" -n "Microsoft Heera Mobile" -k -p 0 -v 100 -w "handsome.mp3" -t "AAA handsome"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string">
            <text:p>main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3]&amp;&quot;.mp3&quot;&quot; -t &quot;&quot;AAA &quot;&amp;[.B2603]&amp;&quot;&quot;&quot;&quot;" office:value-type="string" office:string-value="&quot;C:\Program Files (x86)\Balabolka\cli\balcon.exe&quot; -n &quot;Microsoft Heera Mobile&quot; -k -p 0 -v 100 -w &quot;mainly.mp3&quot; -t &quot;AAA mainly&quot;">
            <text:p>"C:\Program Files (x86)\Balabolka\cli\balcon.exe" -n "Microsoft Heera Mobile" -k -p 0 -v 100 -w "mainly.mp3" -t "AAA mainly"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string">
            <text:p>teach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4]&amp;&quot;.mp3&quot;&quot; -t &quot;&quot;AAA &quot;&amp;[.B2604]&amp;&quot;&quot;&quot;&quot;" office:value-type="string" office:string-value="&quot;C:\Program Files (x86)\Balabolka\cli\balcon.exe&quot; -n &quot;Microsoft Heera Mobile&quot; -k -p 0 -v 100 -w &quot;teachers.mp3&quot; -t &quot;AAA teachers&quot;">
            <text:p>"C:\Program Files (x86)\Balabolka\cli\balcon.exe" -n "Microsoft Heera Mobile" -k -p 0 -v 100 -w "teachers.mp3" -t "AAA teachers"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office:value-type="string">
            <text:p>pupi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5]&amp;&quot;.mp3&quot;&quot; -t &quot;&quot;AAA &quot;&amp;[.B2605]&amp;&quot;&quot;&quot;&quot;" office:value-type="string" office:string-value="&quot;C:\Program Files (x86)\Balabolka\cli\balcon.exe&quot; -n &quot;Microsoft Heera Mobile&quot; -k -p 0 -v 100 -w &quot;pupils.mp3&quot; -t &quot;AAA pupils&quot;">
            <text:p>"C:\Program Files (x86)\Balabolka\cli\balcon.exe" -n "Microsoft Heera Mobile" -k -p 0 -v 100 -w "pupils.mp3" -t "AAA pupils"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breath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6]&amp;&quot;.mp3&quot;&quot; -t &quot;&quot;AAA &quot;&amp;[.B2606]&amp;&quot;&quot;&quot;&quot;" office:value-type="string" office:string-value="&quot;C:\Program Files (x86)\Balabolka\cli\balcon.exe&quot; -n &quot;Microsoft Heera Mobile&quot; -k -p 0 -v 100 -w &quot;breathe.mp3&quot; -t &quot;AAA breathe&quot;">
            <text:p>"C:\Program Files (x86)\Balabolka\cli\balcon.exe" -n "Microsoft Heera Mobile" -k -p 0 -v 100 -w "breathe.mp3" -t "AAA breathe"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string">
            <text:p>swep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7]&amp;&quot;.mp3&quot;&quot; -t &quot;&quot;AAA &quot;&amp;[.B2607]&amp;&quot;&quot;&quot;&quot;" office:value-type="string" office:string-value="&quot;C:\Program Files (x86)\Balabolka\cli\balcon.exe&quot; -n &quot;Microsoft Heera Mobile&quot; -k -p 0 -v 100 -w &quot;swept.mp3&quot; -t &quot;AAA swept&quot;">
            <text:p>"C:\Program Files (x86)\Balabolka\cli\balcon.exe" -n "Microsoft Heera Mobile" -k -p 0 -v 100 -w "swept.mp3" -t "AAA swept"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rac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8]&amp;&quot;.mp3&quot;&quot; -t &quot;&quot;AAA &quot;&amp;[.B2608]&amp;&quot;&quot;&quot;&quot;" office:value-type="string" office:string-value="&quot;C:\Program Files (x86)\Balabolka\cli\balcon.exe&quot; -n &quot;Microsoft Heera Mobile&quot; -k -p 0 -v 100 -w &quot;racing.mp3&quot; -t &quot;AAA racing&quot;">
            <text:p>"C:\Program Files (x86)\Balabolka\cli\balcon.exe" -n "Microsoft Heera Mobile" -k -p 0 -v 100 -w "racing.mp3" -t "AAA racing"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office:value-type="string">
            <text:p>tri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09]&amp;&quot;.mp3&quot;&quot; -t &quot;&quot;AAA &quot;&amp;[.B2609]&amp;&quot;&quot;&quot;&quot;" office:value-type="string" office:string-value="&quot;C:\Program Files (x86)\Balabolka\cli\balcon.exe&quot; -n &quot;Microsoft Heera Mobile&quot; -k -p 0 -v 100 -w &quot;trips.mp3&quot; -t &quot;AAA trips&quot;">
            <text:p>"C:\Program Files (x86)\Balabolka\cli\balcon.exe" -n "Microsoft Heera Mobile" -k -p 0 -v 100 -w "trips.mp3" -t "AAA trips"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irm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0]&amp;&quot;.mp3&quot;&quot; -t &quot;&quot;AAA &quot;&amp;[.B2610]&amp;&quot;&quot;&quot;&quot;" office:value-type="string" office:string-value="&quot;C:\Program Files (x86)\Balabolka\cli\balcon.exe&quot; -n &quot;Microsoft Heera Mobile&quot; -k -p 0 -v 100 -w &quot;firmly.mp3&quot; -t &quot;AAA firmly&quot;">
            <text:p>"C:\Program Files (x86)\Balabolka\cli\balcon.exe" -n "Microsoft Heera Mobile" -k -p 0 -v 100 -w "firmly.mp3" -t "AAA firmly"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string">
            <text:p>Gree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1]&amp;&quot;.mp3&quot;&quot; -t &quot;&quot;AAA &quot;&amp;[.B2611]&amp;&quot;&quot;&quot;&quot;" office:value-type="string" office:string-value="&quot;C:\Program Files (x86)\Balabolka\cli\balcon.exe&quot; -n &quot;Microsoft Heera Mobile&quot; -k -p 0 -v 100 -w &quot;Greece.mp3&quot; -t &quot;AAA Greece&quot;">
            <text:p>"C:\Program Files (x86)\Balabolka\cli\balcon.exe" -n "Microsoft Heera Mobile" -k -p 0 -v 100 -w "Greece.mp3" -t "AAA Greece"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string">
            <text:p>h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2]&amp;&quot;.mp3&quot;&quot; -t &quot;&quot;AAA &quot;&amp;[.B2612]&amp;&quot;&quot;&quot;&quot;" office:value-type="string" office:string-value="&quot;C:\Program Files (x86)\Balabolka\cli\balcon.exe&quot; -n &quot;Microsoft Heera Mobile&quot; -k -p 0 -v 100 -w &quot;hay.mp3&quot; -t &quot;AAA hay&quot;">
            <text:p>"C:\Program Files (x86)\Balabolka\cli\balcon.exe" -n "Microsoft Heera Mobile" -k -p 0 -v 100 -w "hay.mp3" -t "AAA hay"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string">
            <text:p>pac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3]&amp;&quot;.mp3&quot;&quot; -t &quot;&quot;AAA &quot;&amp;[.B2613]&amp;&quot;&quot;&quot;&quot;" office:value-type="string" office:string-value="&quot;C:\Program Files (x86)\Balabolka\cli\balcon.exe&quot; -n &quot;Microsoft Heera Mobile&quot; -k -p 0 -v 100 -w &quot;packed.mp3&quot; -t &quot;AAA packed&quot;">
            <text:p>"C:\Program Files (x86)\Balabolka\cli\balcon.exe" -n "Microsoft Heera Mobile" -k -p 0 -v 100 -w "packed.mp3" -t "AAA packed"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string">
            <text:p>verti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4]&amp;&quot;.mp3&quot;&quot; -t &quot;&quot;AAA &quot;&amp;[.B2614]&amp;&quot;&quot;&quot;&quot;" office:value-type="string" office:string-value="&quot;C:\Program Files (x86)\Balabolka\cli\balcon.exe&quot; -n &quot;Microsoft Heera Mobile&quot; -k -p 0 -v 100 -w &quot;vertical.mp3&quot; -t &quot;AAA vertical&quot;">
            <text:p>"C:\Program Files (x86)\Balabolka\cli\balcon.exe" -n "Microsoft Heera Mobile" -k -p 0 -v 100 -w "vertical.mp3" -t "AAA vertical"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string">
            <text:p>pack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5]&amp;&quot;.mp3&quot;&quot; -t &quot;&quot;AAA &quot;&amp;[.B2615]&amp;&quot;&quot;&quot;&quot;" office:value-type="string" office:string-value="&quot;C:\Program Files (x86)\Balabolka\cli\balcon.exe&quot; -n &quot;Microsoft Heera Mobile&quot; -k -p 0 -v 100 -w &quot;package.mp3&quot; -t &quot;AAA package&quot;">
            <text:p>"C:\Program Files (x86)\Balabolka\cli\balcon.exe" -n "Microsoft Heera Mobile" -k -p 0 -v 100 -w "package.mp3" -t "AAA package"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string">
            <text:p>harb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6]&amp;&quot;.mp3&quot;&quot; -t &quot;&quot;AAA &quot;&amp;[.B2616]&amp;&quot;&quot;&quot;&quot;" office:value-type="string" office:string-value="&quot;C:\Program Files (x86)\Balabolka\cli\balcon.exe&quot; -n &quot;Microsoft Heera Mobile&quot; -k -p 0 -v 100 -w &quot;harbor.mp3&quot; -t &quot;AAA harbor&quot;">
            <text:p>"C:\Program Files (x86)\Balabolka\cli\balcon.exe" -n "Microsoft Heera Mobile" -k -p 0 -v 100 -w "harbor.mp3" -t "AAA harbor"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string">
            <text:p>repor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7]&amp;&quot;.mp3&quot;&quot; -t &quot;&quot;AAA &quot;&amp;[.B2617]&amp;&quot;&quot;&quot;&quot;" office:value-type="string" office:string-value="&quot;C:\Program Files (x86)\Balabolka\cli\balcon.exe&quot; -n &quot;Microsoft Heera Mobile&quot; -k -p 0 -v 100 -w &quot;reports.mp3&quot; -t &quot;AAA reports&quot;">
            <text:p>"C:\Program Files (x86)\Balabolka\cli\balcon.exe" -n "Microsoft Heera Mobile" -k -p 0 -v 100 -w "reports.mp3" -t "AAA reports"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roma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8]&amp;&quot;.mp3&quot;&quot; -t &quot;&quot;AAA &quot;&amp;[.B2618]&amp;&quot;&quot;&quot;&quot;" office:value-type="string" office:string-value="&quot;C:\Program Files (x86)\Balabolka\cli\balcon.exe&quot; -n &quot;Microsoft Heera Mobile&quot; -k -p 0 -v 100 -w &quot;romance.mp3&quot; -t &quot;AAA romance&quot;">
            <text:p>"C:\Program Files (x86)\Balabolka\cli\balcon.exe" -n "Microsoft Heera Mobile" -k -p 0 -v 100 -w "romance.mp3" -t "AAA romance"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string">
            <text:p>behavi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19]&amp;&quot;.mp3&quot;&quot; -t &quot;&quot;AAA &quot;&amp;[.B2619]&amp;&quot;&quot;&quot;&quot;" office:value-type="string" office:string-value="&quot;C:\Program Files (x86)\Balabolka\cli\balcon.exe&quot; -n &quot;Microsoft Heera Mobile&quot; -k -p 0 -v 100 -w &quot;behavior.mp3&quot; -t &quot;AAA behavior&quot;">
            <text:p>"C:\Program Files (x86)\Balabolka\cli\balcon.exe" -n "Microsoft Heera Mobile" -k -p 0 -v 100 -w "behavior.mp3" -t "AAA behavior"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string">
            <text:p>wri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0]&amp;&quot;.mp3&quot;&quot; -t &quot;&quot;AAA &quot;&amp;[.B2620]&amp;&quot;&quot;&quot;&quot;" office:value-type="string" office:string-value="&quot;C:\Program Files (x86)\Balabolka\cli\balcon.exe&quot; -n &quot;Microsoft Heera Mobile&quot; -k -p 0 -v 100 -w &quot;writer.mp3&quot; -t &quot;AAA writer&quot;">
            <text:p>"C:\Program Files (x86)\Balabolka\cli\balcon.exe" -n "Microsoft Heera Mobile" -k -p 0 -v 100 -w "writer.mp3" -t "AAA writer"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string">
            <text:p>apart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1]&amp;&quot;.mp3&quot;&quot; -t &quot;&quot;AAA &quot;&amp;[.B2621]&amp;&quot;&quot;&quot;&quot;" office:value-type="string" office:string-value="&quot;C:\Program Files (x86)\Balabolka\cli\balcon.exe&quot; -n &quot;Microsoft Heera Mobile&quot; -k -p 0 -v 100 -w &quot;apartment.mp3&quot; -t &quot;AAA apartment&quot;">
            <text:p>"C:\Program Files (x86)\Balabolka\cli\balcon.exe" -n "Microsoft Heera Mobile" -k -p 0 -v 100 -w "apartment.mp3" -t "AAA apartment"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string">
            <text:p>pa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2]&amp;&quot;.mp3&quot;&quot; -t &quot;&quot;AAA &quot;&amp;[.B2622]&amp;&quot;&quot;&quot;&quot;" office:value-type="string" office:string-value="&quot;C:\Program Files (x86)\Balabolka\cli\balcon.exe&quot; -n &quot;Microsoft Heera Mobile&quot; -k -p 0 -v 100 -w &quot;pale.mp3&quot; -t &quot;AAA pale&quot;">
            <text:p>"C:\Program Files (x86)\Balabolka\cli\balcon.exe" -n "Microsoft Heera Mobile" -k -p 0 -v 100 -w "pale.mp3" -t "AAA pale"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office:value-type="string">
            <text:p>destroy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3]&amp;&quot;.mp3&quot;&quot; -t &quot;&quot;AAA &quot;&amp;[.B2623]&amp;&quot;&quot;&quot;&quot;" office:value-type="string" office:string-value="&quot;C:\Program Files (x86)\Balabolka\cli\balcon.exe&quot; -n &quot;Microsoft Heera Mobile&quot; -k -p 0 -v 100 -w &quot;destroyed.mp3&quot; -t &quot;AAA destroyed&quot;">
            <text:p>"C:\Program Files (x86)\Balabolka\cli\balcon.exe" -n "Microsoft Heera Mobile" -k -p 0 -v 100 -w "destroyed.mp3" -t "AAA destroyed"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diame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4]&amp;&quot;.mp3&quot;&quot; -t &quot;&quot;AAA &quot;&amp;[.B2624]&amp;&quot;&quot;&quot;&quot;" office:value-type="string" office:string-value="&quot;C:\Program Files (x86)\Balabolka\cli\balcon.exe&quot; -n &quot;Microsoft Heera Mobile&quot; -k -p 0 -v 100 -w &quot;diameter.mp3&quot; -t &quot;AAA diameter&quot;">
            <text:p>"C:\Program Files (x86)\Balabolka\cli\balcon.exe" -n "Microsoft Heera Mobile" -k -p 0 -v 100 -w "diameter.mp3" -t "AAA diameter"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office:value-type="string">
            <text:p>artic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5]&amp;&quot;.mp3&quot;&quot; -t &quot;&quot;AAA &quot;&amp;[.B2625]&amp;&quot;&quot;&quot;&quot;" office:value-type="string" office:string-value="&quot;C:\Program Files (x86)\Balabolka\cli\balcon.exe&quot; -n &quot;Microsoft Heera Mobile&quot; -k -p 0 -v 100 -w &quot;articles.mp3&quot; -t &quot;AAA articles&quot;">
            <text:p>"C:\Program Files (x86)\Balabolka\cli\balcon.exe" -n "Microsoft Heera Mobile" -k -p 0 -v 100 -w "articles.mp3" -t "AAA articles"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string">
            <text:p>set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6]&amp;&quot;.mp3&quot;&quot; -t &quot;&quot;AAA &quot;&amp;[.B2626]&amp;&quot;&quot;&quot;&quot;" office:value-type="string" office:string-value="&quot;C:\Program Files (x86)\Balabolka\cli\balcon.exe&quot; -n &quot;Microsoft Heera Mobile&quot; -k -p 0 -v 100 -w &quot;settle.mp3&quot; -t &quot;AAA settle&quot;">
            <text:p>"C:\Program Files (x86)\Balabolka\cli\balcon.exe" -n "Microsoft Heera Mobile" -k -p 0 -v 100 -w "settle.mp3" -t "AAA settle"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indicat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7]&amp;&quot;.mp3&quot;&quot; -t &quot;&quot;AAA &quot;&amp;[.B2627]&amp;&quot;&quot;&quot;&quot;" office:value-type="string" office:string-value="&quot;C:\Program Files (x86)\Balabolka\cli\balcon.exe&quot; -n &quot;Microsoft Heera Mobile&quot; -k -p 0 -v 100 -w &quot;indicates.mp3&quot; -t &quot;AAA indicates&quot;">
            <text:p>"C:\Program Files (x86)\Balabolka\cli\balcon.exe" -n "Microsoft Heera Mobile" -k -p 0 -v 100 -w "indicates.mp3" -t "AAA indicates"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string">
            <text:p>mentio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8]&amp;&quot;.mp3&quot;&quot; -t &quot;&quot;AAA &quot;&amp;[.B2628]&amp;&quot;&quot;&quot;&quot;" office:value-type="string" office:string-value="&quot;C:\Program Files (x86)\Balabolka\cli\balcon.exe&quot; -n &quot;Microsoft Heera Mobile&quot; -k -p 0 -v 100 -w &quot;mentioned.mp3&quot; -t &quot;AAA mentioned&quot;">
            <text:p>"C:\Program Files (x86)\Balabolka\cli\balcon.exe" -n "Microsoft Heera Mobile" -k -p 0 -v 100 -w "mentioned.mp3" -t "AAA mentioned"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string">
            <text:p>collec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29]&amp;&quot;.mp3&quot;&quot; -t &quot;&quot;AAA &quot;&amp;[.B2629]&amp;&quot;&quot;&quot;&quot;" office:value-type="string" office:string-value="&quot;C:\Program Files (x86)\Balabolka\cli\balcon.exe&quot; -n &quot;Microsoft Heera Mobile&quot; -k -p 0 -v 100 -w &quot;collected.mp3&quot; -t &quot;AAA collected&quot;">
            <text:p>"C:\Program Files (x86)\Balabolka\cli\balcon.exe" -n "Microsoft Heera Mobile" -k -p 0 -v 100 -w "collected.mp3" -t "AAA collected"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positi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0]&amp;&quot;.mp3&quot;&quot; -t &quot;&quot;AAA &quot;&amp;[.B2630]&amp;&quot;&quot;&quot;&quot;" office:value-type="string" office:string-value="&quot;C:\Program Files (x86)\Balabolka\cli\balcon.exe&quot; -n &quot;Microsoft Heera Mobile&quot; -k -p 0 -v 100 -w &quot;positions.mp3&quot; -t &quot;AAA positions&quot;">
            <text:p>"C:\Program Files (x86)\Balabolka\cli\balcon.exe" -n "Microsoft Heera Mobile" -k -p 0 -v 100 -w "positions.mp3" -t "AAA positions"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string">
            <text:p>actu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1]&amp;&quot;.mp3&quot;&quot; -t &quot;&quot;AAA &quot;&amp;[.B2631]&amp;&quot;&quot;&quot;&quot;" office:value-type="string" office:string-value="&quot;C:\Program Files (x86)\Balabolka\cli\balcon.exe&quot; -n &quot;Microsoft Heera Mobile&quot; -k -p 0 -v 100 -w &quot;actual.mp3&quot; -t &quot;AAA actual&quot;">
            <text:p>"C:\Program Files (x86)\Balabolka\cli\balcon.exe" -n "Microsoft Heera Mobile" -k -p 0 -v 100 -w "actual.mp3" -t "AAA actual"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worr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2]&amp;&quot;.mp3&quot;&quot; -t &quot;&quot;AAA &quot;&amp;[.B2632]&amp;&quot;&quot;&quot;&quot;" office:value-type="string" office:string-value="&quot;C:\Program Files (x86)\Balabolka\cli\balcon.exe&quot; -n &quot;Microsoft Heera Mobile&quot; -k -p 0 -v 100 -w &quot;worried.mp3&quot; -t &quot;AAA worried&quot;">
            <text:p>"C:\Program Files (x86)\Balabolka\cli\balcon.exe" -n "Microsoft Heera Mobile" -k -p 0 -v 100 -w "worried.mp3" -t "AAA worried"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string">
            <text:p>someh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3]&amp;&quot;.mp3&quot;&quot; -t &quot;&quot;AAA &quot;&amp;[.B2633]&amp;&quot;&quot;&quot;&quot;" office:value-type="string" office:string-value="&quot;C:\Program Files (x86)\Balabolka\cli\balcon.exe&quot; -n &quot;Microsoft Heera Mobile&quot; -k -p 0 -v 100 -w &quot;somehow.mp3&quot; -t &quot;AAA somehow&quot;">
            <text:p>"C:\Program Files (x86)\Balabolka\cli\balcon.exe" -n "Microsoft Heera Mobile" -k -p 0 -v 100 -w "somehow.mp3" -t "AAA somehow"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sadd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4]&amp;&quot;.mp3&quot;&quot; -t &quot;&quot;AAA &quot;&amp;[.B2634]&amp;&quot;&quot;&quot;&quot;" office:value-type="string" office:string-value="&quot;C:\Program Files (x86)\Balabolka\cli\balcon.exe&quot; -n &quot;Microsoft Heera Mobile&quot; -k -p 0 -v 100 -w &quot;saddle.mp3&quot; -t &quot;AAA saddle&quot;">
            <text:p>"C:\Program Files (x86)\Balabolka\cli\balcon.exe" -n "Microsoft Heera Mobile" -k -p 0 -v 100 -w "saddle.mp3" -t "AAA saddle"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office:value-type="string">
            <text:p>wou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5]&amp;&quot;.mp3&quot;&quot; -t &quot;&quot;AAA &quot;&amp;[.B2635]&amp;&quot;&quot;&quot;&quot;" office:value-type="string" office:string-value="&quot;C:\Program Files (x86)\Balabolka\cli\balcon.exe&quot; -n &quot;Microsoft Heera Mobile&quot; -k -p 0 -v 100 -w &quot;wound.mp3&quot; -t &quot;AAA wound&quot;">
            <text:p>"C:\Program Files (x86)\Balabolka\cli\balcon.exe" -n "Microsoft Heera Mobile" -k -p 0 -v 100 -w "wound.mp3" -t "AAA wound"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string">
            <text:p>sto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6]&amp;&quot;.mp3&quot;&quot; -t &quot;&quot;AAA &quot;&amp;[.B2636]&amp;&quot;&quot;&quot;&quot;" office:value-type="string" office:string-value="&quot;C:\Program Files (x86)\Balabolka\cli\balcon.exe&quot; -n &quot;Microsoft Heera Mobile&quot; -k -p 0 -v 100 -w &quot;stock.mp3&quot; -t &quot;AAA stock&quot;">
            <text:p>"C:\Program Files (x86)\Balabolka\cli\balcon.exe" -n "Microsoft Heera Mobile" -k -p 0 -v 100 -w "stock.mp3" -t "AAA stock"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string">
            <text:p>offic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7]&amp;&quot;.mp3&quot;&quot; -t &quot;&quot;AAA &quot;&amp;[.B2637]&amp;&quot;&quot;&quot;&quot;" office:value-type="string" office:string-value="&quot;C:\Program Files (x86)\Balabolka\cli\balcon.exe&quot; -n &quot;Microsoft Heera Mobile&quot; -k -p 0 -v 100 -w &quot;officer.mp3&quot; -t &quot;AAA officer&quot;">
            <text:p>"C:\Program Files (x86)\Balabolka\cli\balcon.exe" -n "Microsoft Heera Mobile" -k -p 0 -v 100 -w "officer.mp3" -t "AAA officer"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string">
            <text:p>typi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8]&amp;&quot;.mp3&quot;&quot; -t &quot;&quot;AAA &quot;&amp;[.B2638]&amp;&quot;&quot;&quot;&quot;" office:value-type="string" office:string-value="&quot;C:\Program Files (x86)\Balabolka\cli\balcon.exe&quot; -n &quot;Microsoft Heera Mobile&quot; -k -p 0 -v 100 -w &quot;typical.mp3&quot; -t &quot;AAA typical&quot;">
            <text:p>"C:\Program Files (x86)\Balabolka\cli\balcon.exe" -n "Microsoft Heera Mobile" -k -p 0 -v 100 -w "typical.mp3" -t "AAA typical"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office:value-type="string">
            <text:p>engine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39]&amp;&quot;.mp3&quot;&quot; -t &quot;&quot;AAA &quot;&amp;[.B2639]&amp;&quot;&quot;&quot;&quot;" office:value-type="string" office:string-value="&quot;C:\Program Files (x86)\Balabolka\cli\balcon.exe&quot; -n &quot;Microsoft Heera Mobile&quot; -k -p 0 -v 100 -w &quot;engineer.mp3&quot; -t &quot;AAA engineer&quot;">
            <text:p>"C:\Program Files (x86)\Balabolka\cli\balcon.exe" -n "Microsoft Heera Mobile" -k -p 0 -v 100 -w "engineer.mp3" -t "AAA engineer"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welco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0]&amp;&quot;.mp3&quot;&quot; -t &quot;&quot;AAA &quot;&amp;[.B2640]&amp;&quot;&quot;&quot;&quot;" office:value-type="string" office:string-value="&quot;C:\Program Files (x86)\Balabolka\cli\balcon.exe&quot; -n &quot;Microsoft Heera Mobile&quot; -k -p 0 -v 100 -w &quot;welcome.mp3&quot; -t &quot;AAA welcome&quot;">
            <text:p>"C:\Program Files (x86)\Balabolka\cli\balcon.exe" -n "Microsoft Heera Mobile" -k -p 0 -v 100 -w "welcome.mp3" -t "AAA welcome"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office:value-type="string">
            <text:p>du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1]&amp;&quot;.mp3&quot;&quot; -t &quot;&quot;AAA &quot;&amp;[.B2641]&amp;&quot;&quot;&quot;&quot;" office:value-type="string" office:string-value="&quot;C:\Program Files (x86)\Balabolka\cli\balcon.exe&quot; -n &quot;Microsoft Heera Mobile&quot; -k -p 0 -v 100 -w &quot;duty.mp3&quot; -t &quot;AAA duty&quot;">
            <text:p>"C:\Program Files (x86)\Balabolka\cli\balcon.exe" -n "Microsoft Heera Mobile" -k -p 0 -v 100 -w "duty.mp3" -t "AAA duty"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string">
            <text:p>d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2]&amp;&quot;.mp3&quot;&quot; -t &quot;&quot;AAA &quot;&amp;[.B2642]&amp;&quot;&quot;&quot;&quot;" office:value-type="string" office:string-value="&quot;C:\Program Files (x86)\Balabolka\cli\balcon.exe&quot; -n &quot;Microsoft Heera Mobile&quot; -k -p 0 -v 100 -w &quot;dot.mp3&quot; -t &quot;AAA dot&quot;">
            <text:p>"C:\Program Files (x86)\Balabolka\cli\balcon.exe" -n "Microsoft Heera Mobile" -k -p 0 -v 100 -w "dot.mp3" -t "AAA dot"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office:value-type="string">
            <text:p>snak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3]&amp;&quot;.mp3&quot;&quot; -t &quot;&quot;AAA &quot;&amp;[.B2643]&amp;&quot;&quot;&quot;&quot;" office:value-type="string" office:string-value="&quot;C:\Program Files (x86)\Balabolka\cli\balcon.exe&quot; -n &quot;Microsoft Heera Mobile&quot; -k -p 0 -v 100 -w &quot;snakes.mp3&quot; -t &quot;AAA snakes&quot;">
            <text:p>"C:\Program Files (x86)\Balabolka\cli\balcon.exe" -n "Microsoft Heera Mobile" -k -p 0 -v 100 -w "snakes.mp3" -t "AAA snakes"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string">
            <text:p>fix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4]&amp;&quot;.mp3&quot;&quot; -t &quot;&quot;AAA &quot;&amp;[.B2644]&amp;&quot;&quot;&quot;&quot;" office:value-type="string" office:string-value="&quot;C:\Program Files (x86)\Balabolka\cli\balcon.exe&quot; -n &quot;Microsoft Heera Mobile&quot; -k -p 0 -v 100 -w &quot;fix.mp3&quot; -t &quot;AAA fix&quot;">
            <text:p>"C:\Program Files (x86)\Balabolka\cli\balcon.exe" -n "Microsoft Heera Mobile" -k -p 0 -v 100 -w "fix.mp3" -t "AAA fix"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fox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5]&amp;&quot;.mp3&quot;&quot; -t &quot;&quot;AAA &quot;&amp;[.B2645]&amp;&quot;&quot;&quot;&quot;" office:value-type="string" office:string-value="&quot;C:\Program Files (x86)\Balabolka\cli\balcon.exe&quot; -n &quot;Microsoft Heera Mobile&quot; -k -p 0 -v 100 -w &quot;fox.mp3&quot; -t &quot;AAA fox&quot;">
            <text:p>"C:\Program Files (x86)\Balabolka\cli\balcon.exe" -n "Microsoft Heera Mobile" -k -p 0 -v 100 -w "fox.mp3" -t "AAA fox"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string">
            <text:p>refu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6]&amp;&quot;.mp3&quot;&quot; -t &quot;&quot;AAA &quot;&amp;[.B2646]&amp;&quot;&quot;&quot;&quot;" office:value-type="string" office:string-value="&quot;C:\Program Files (x86)\Balabolka\cli\balcon.exe&quot; -n &quot;Microsoft Heera Mobile&quot; -k -p 0 -v 100 -w &quot;refused.mp3&quot; -t &quot;AAA refused&quot;">
            <text:p>"C:\Program Files (x86)\Balabolka\cli\balcon.exe" -n "Microsoft Heera Mobile" -k -p 0 -v 100 -w "refused.mp3" -t "AAA refused"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string">
            <text:p>po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7]&amp;&quot;.mp3&quot;&quot; -t &quot;&quot;AAA &quot;&amp;[.B2647]&amp;&quot;&quot;&quot;&quot;" office:value-type="string" office:string-value="&quot;C:\Program Files (x86)\Balabolka\cli\balcon.exe&quot; -n &quot;Microsoft Heera Mobile&quot; -k -p 0 -v 100 -w &quot;port.mp3&quot; -t &quot;AAA port&quot;">
            <text:p>"C:\Program Files (x86)\Balabolka\cli\balcon.exe" -n "Microsoft Heera Mobile" -k -p 0 -v 100 -w "port.mp3" -t "AAA port"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office:value-type="string">
            <text:p>be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8]&amp;&quot;.mp3&quot;&quot; -t &quot;&quot;AAA &quot;&amp;[.B2648]&amp;&quot;&quot;&quot;&quot;" office:value-type="string" office:string-value="&quot;C:\Program Files (x86)\Balabolka\cli\balcon.exe&quot; -n &quot;Microsoft Heera Mobile&quot; -k -p 0 -v 100 -w &quot;bend.mp3&quot; -t &quot;AAA bend&quot;">
            <text:p>"C:\Program Files (x86)\Balabolka\cli\balcon.exe" -n "Microsoft Heera Mobile" -k -p 0 -v 100 -w "bend.mp3" -t "AAA bend"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drawi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49]&amp;&quot;.mp3&quot;&quot; -t &quot;&quot;AAA &quot;&amp;[.B2649]&amp;&quot;&quot;&quot;&quot;" office:value-type="string" office:string-value="&quot;C:\Program Files (x86)\Balabolka\cli\balcon.exe&quot; -n &quot;Microsoft Heera Mobile&quot; -k -p 0 -v 100 -w &quot;drawings.mp3&quot; -t &quot;AAA drawings&quot;">
            <text:p>"C:\Program Files (x86)\Balabolka\cli\balcon.exe" -n "Microsoft Heera Mobile" -k -p 0 -v 100 -w "drawings.mp3" -t "AAA drawings"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string">
            <text:p>tropi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0]&amp;&quot;.mp3&quot;&quot; -t &quot;&quot;AAA &quot;&amp;[.B2650]&amp;&quot;&quot;&quot;&quot;" office:value-type="string" office:string-value="&quot;C:\Program Files (x86)\Balabolka\cli\balcon.exe&quot; -n &quot;Microsoft Heera Mobile&quot; -k -p 0 -v 100 -w &quot;tropical.mp3&quot; -t &quot;AAA tropical&quot;">
            <text:p>"C:\Program Files (x86)\Balabolka\cli\balcon.exe" -n "Microsoft Heera Mobile" -k -p 0 -v 100 -w "tropical.mp3" -t "AAA tropical"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Gu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1]&amp;&quot;.mp3&quot;&quot; -t &quot;&quot;AAA &quot;&amp;[.B2651]&amp;&quot;&quot;&quot;&quot;" office:value-type="string" office:string-value="&quot;C:\Program Files (x86)\Balabolka\cli\balcon.exe&quot; -n &quot;Microsoft Heera Mobile&quot; -k -p 0 -v 100 -w &quot;Gulf.mp3&quot; -t &quot;AAA Gulf&quot;">
            <text:p>"C:\Program Files (x86)\Balabolka\cli\balcon.exe" -n "Microsoft Heera Mobile" -k -p 0 -v 100 -w "Gulf.mp3" -t "AAA Gulf"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ste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2]&amp;&quot;.mp3&quot;&quot; -t &quot;&quot;AAA &quot;&amp;[.B2652]&amp;&quot;&quot;&quot;&quot;" office:value-type="string" office:string-value="&quot;C:\Program Files (x86)\Balabolka\cli\balcon.exe&quot; -n &quot;Microsoft Heera Mobile&quot; -k -p 0 -v 100 -w &quot;stems.mp3&quot; -t &quot;AAA stems&quot;">
            <text:p>"C:\Program Files (x86)\Balabolka\cli\balcon.exe" -n "Microsoft Heera Mobile" -k -p 0 -v 100 -w "stems.mp3" -t "AAA stems"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string">
            <text:p>eag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3]&amp;&quot;.mp3&quot;&quot; -t &quot;&quot;AAA &quot;&amp;[.B2653]&amp;&quot;&quot;&quot;&quot;" office:value-type="string" office:string-value="&quot;C:\Program Files (x86)\Balabolka\cli\balcon.exe&quot; -n &quot;Microsoft Heera Mobile&quot; -k -p 0 -v 100 -w &quot;eager.mp3&quot; -t &quot;AAA eager&quot;">
            <text:p>"C:\Program Files (x86)\Balabolka\cli\balcon.exe" -n "Microsoft Heera Mobile" -k -p 0 -v 100 -w "eager.mp3" -t "AAA eager"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string">
            <text:p>gu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4]&amp;&quot;.mp3&quot;&quot; -t &quot;&quot;AAA &quot;&amp;[.B2654]&amp;&quot;&quot;&quot;&quot;" office:value-type="string" office:string-value="&quot;C:\Program Files (x86)\Balabolka\cli\balcon.exe&quot; -n &quot;Microsoft Heera Mobile&quot; -k -p 0 -v 100 -w &quot;guard.mp3&quot; -t &quot;AAA guard&quot;">
            <text:p>"C:\Program Files (x86)\Balabolka\cli\balcon.exe" -n "Microsoft Heera Mobile" -k -p 0 -v 100 -w "guard.mp3" -t "AAA guard"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string">
            <text:p>wide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5]&amp;&quot;.mp3&quot;&quot; -t &quot;&quot;AAA &quot;&amp;[.B2655]&amp;&quot;&quot;&quot;&quot;" office:value-type="string" office:string-value="&quot;C:\Program Files (x86)\Balabolka\cli\balcon.exe&quot; -n &quot;Microsoft Heera Mobile&quot; -k -p 0 -v 100 -w &quot;widely.mp3&quot; -t &quot;AAA widely&quot;">
            <text:p>"C:\Program Files (x86)\Balabolka\cli\balcon.exe" -n "Microsoft Heera Mobile" -k -p 0 -v 100 -w "widely.mp3" -t "AAA widely"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office:value-type="string">
            <text:p>fro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6]&amp;&quot;.mp3&quot;&quot; -t &quot;&quot;AAA &quot;&amp;[.B2656]&amp;&quot;&quot;&quot;&quot;" office:value-type="string" office:string-value="&quot;C:\Program Files (x86)\Balabolka\cli\balcon.exe&quot; -n &quot;Microsoft Heera Mobile&quot; -k -p 0 -v 100 -w &quot;frog.mp3&quot; -t &quot;AAA frog&quot;">
            <text:p>"C:\Program Files (x86)\Balabolka\cli\balcon.exe" -n "Microsoft Heera Mobile" -k -p 0 -v 100 -w "frog.mp3" -t "AAA frog"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string">
            <text:p>Russi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7]&amp;&quot;.mp3&quot;&quot; -t &quot;&quot;AAA &quot;&amp;[.B2657]&amp;&quot;&quot;&quot;&quot;" office:value-type="string" office:string-value="&quot;C:\Program Files (x86)\Balabolka\cli\balcon.exe&quot; -n &quot;Microsoft Heera Mobile&quot; -k -p 0 -v 100 -w &quot;Russia.mp3&quot; -t &quot;AAA Russia&quot;">
            <text:p>"C:\Program Files (x86)\Balabolka\cli\balcon.exe" -n "Microsoft Heera Mobile" -k -p 0 -v 100 -w "Russia.mp3" -t "AAA Russia"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office:value-type="string">
            <text:p>for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8]&amp;&quot;.mp3&quot;&quot; -t &quot;&quot;AAA &quot;&amp;[.B2658]&amp;&quot;&quot;&quot;&quot;" office:value-type="string" office:string-value="&quot;C:\Program Files (x86)\Balabolka\cli\balcon.exe&quot; -n &quot;Microsoft Heera Mobile&quot; -k -p 0 -v 100 -w &quot;forty.mp3&quot; -t &quot;AAA forty&quot;">
            <text:p>"C:\Program Files (x86)\Balabolka\cli\balcon.exe" -n "Microsoft Heera Mobile" -k -p 0 -v 100 -w "forty.mp3" -t "AAA forty"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string">
            <text:p>fla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59]&amp;&quot;.mp3&quot;&quot; -t &quot;&quot;AAA &quot;&amp;[.B2659]&amp;&quot;&quot;&quot;&quot;" office:value-type="string" office:string-value="&quot;C:\Program Files (x86)\Balabolka\cli\balcon.exe&quot; -n &quot;Microsoft Heera Mobile&quot; -k -p 0 -v 100 -w &quot;flame.mp3&quot; -t &quot;AAA flame&quot;">
            <text:p>"C:\Program Files (x86)\Balabolka\cli\balcon.exe" -n "Microsoft Heera Mobile" -k -p 0 -v 100 -w "flame.mp3" -t "AAA flame"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cano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0]&amp;&quot;.mp3&quot;&quot; -t &quot;&quot;AAA &quot;&amp;[.B2660]&amp;&quot;&quot;&quot;&quot;" office:value-type="string" office:string-value="&quot;C:\Program Files (x86)\Balabolka\cli\balcon.exe&quot; -n &quot;Microsoft Heera Mobile&quot; -k -p 0 -v 100 -w &quot;canoe.mp3&quot; -t &quot;AAA canoe&quot;">
            <text:p>"C:\Program Files (x86)\Balabolka\cli\balcon.exe" -n "Microsoft Heera Mobile" -k -p 0 -v 100 -w "canoe.mp3" -t "AAA canoe"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string">
            <text:p>tea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1]&amp;&quot;.mp3&quot;&quot; -t &quot;&quot;AAA &quot;&amp;[.B2661]&amp;&quot;&quot;&quot;&quot;" office:value-type="string" office:string-value="&quot;C:\Program Files (x86)\Balabolka\cli\balcon.exe&quot; -n &quot;Microsoft Heera Mobile&quot; -k -p 0 -v 100 -w &quot;teams.mp3&quot; -t &quot;AAA teams&quot;">
            <text:p>"C:\Program Files (x86)\Balabolka\cli\balcon.exe" -n "Microsoft Heera Mobile" -k -p 0 -v 100 -w "teams.mp3" -t "AAA teams"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office:value-type="string">
            <text:p>organiz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2]&amp;&quot;.mp3&quot;&quot; -t &quot;&quot;AAA &quot;&amp;[.B2662]&amp;&quot;&quot;&quot;&quot;" office:value-type="string" office:string-value="&quot;C:\Program Files (x86)\Balabolka\cli\balcon.exe&quot; -n &quot;Microsoft Heera Mobile&quot; -k -p 0 -v 100 -w &quot;organization.mp3&quot; -t &quot;AAA organization&quot;">
            <text:p>"C:\Program Files (x86)\Balabolka\cli\balcon.exe" -n "Microsoft Heera Mobile" -k -p 0 -v 100 -w "organization.mp3" -t "AAA organization"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office:value-type="string">
            <text:p>ato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3]&amp;&quot;.mp3&quot;&quot; -t &quot;&quot;AAA &quot;&amp;[.B2663]&amp;&quot;&quot;&quot;&quot;" office:value-type="string" office:string-value="&quot;C:\Program Files (x86)\Balabolka\cli\balcon.exe&quot; -n &quot;Microsoft Heera Mobile&quot; -k -p 0 -v 100 -w &quot;atom.mp3&quot; -t &quot;AAA atom&quot;">
            <text:p>"C:\Program Files (x86)\Balabolka\cli\balcon.exe" -n "Microsoft Heera Mobile" -k -p 0 -v 100 -w "atom.mp3" -t "AAA atom"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office:value-type="string">
            <text:p>t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4]&amp;&quot;.mp3&quot;&quot; -t &quot;&quot;AAA &quot;&amp;[.B2664]&amp;&quot;&quot;&quot;&quot;" office:value-type="string" office:string-value="&quot;C:\Program Files (x86)\Balabolka\cli\balcon.exe&quot; -n &quot;Microsoft Heera Mobile&quot; -k -p 0 -v 100 -w &quot;tide.mp3&quot; -t &quot;AAA tide&quot;">
            <text:p>"C:\Program Files (x86)\Balabolka\cli\balcon.exe" -n "Microsoft Heera Mobile" -k -p 0 -v 100 -w "tide.mp3" -t "AAA tide"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office:value-type="string">
            <text:p>wrapp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5]&amp;&quot;.mp3&quot;&quot; -t &quot;&quot;AAA &quot;&amp;[.B2665]&amp;&quot;&quot;&quot;&quot;" office:value-type="string" office:string-value="&quot;C:\Program Files (x86)\Balabolka\cli\balcon.exe&quot; -n &quot;Microsoft Heera Mobile&quot; -k -p 0 -v 100 -w &quot;wrapped.mp3&quot; -t &quot;AAA wrapped&quot;">
            <text:p>"C:\Program Files (x86)\Balabolka\cli\balcon.exe" -n "Microsoft Heera Mobile" -k -p 0 -v 100 -w "wrapped.mp3" -t "AAA wrapped"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office:value-type="string">
            <text:p>skil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6]&amp;&quot;.mp3&quot;&quot; -t &quot;&quot;AAA &quot;&amp;[.B2666]&amp;&quot;&quot;&quot;&quot;" office:value-type="string" office:string-value="&quot;C:\Program Files (x86)\Balabolka\cli\balcon.exe&quot; -n &quot;Microsoft Heera Mobile&quot; -k -p 0 -v 100 -w &quot;skills.mp3&quot; -t &quot;AAA skills&quot;">
            <text:p>"C:\Program Files (x86)\Balabolka\cli\balcon.exe" -n "Microsoft Heera Mobile" -k -p 0 -v 100 -w "skills.mp3" -t "AAA skills"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string">
            <text:p>w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7]&amp;&quot;.mp3&quot;&quot; -t &quot;&quot;AAA &quot;&amp;[.B2667]&amp;&quot;&quot;&quot;&quot;" office:value-type="string" office:string-value="&quot;C:\Program Files (x86)\Balabolka\cli\balcon.exe&quot; -n &quot;Microsoft Heera Mobile&quot; -k -p 0 -v 100 -w &quot;wing.mp3&quot; -t &quot;AAA wing&quot;">
            <text:p>"C:\Program Files (x86)\Balabolka\cli\balcon.exe" -n "Microsoft Heera Mobile" -k -p 0 -v 100 -w "wing.mp3" -t "AAA wing"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string">
            <text:p>ga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8]&amp;&quot;.mp3&quot;&quot; -t &quot;&quot;AAA &quot;&amp;[.B2668]&amp;&quot;&quot;&quot;&quot;" office:value-type="string" office:string-value="&quot;C:\Program Files (x86)\Balabolka\cli\balcon.exe&quot; -n &quot;Microsoft Heera Mobile&quot; -k -p 0 -v 100 -w &quot;gained.mp3&quot; -t &quot;AAA gained&quot;">
            <text:p>"C:\Program Files (x86)\Balabolka\cli\balcon.exe" -n "Microsoft Heera Mobile" -k -p 0 -v 100 -w "gained.mp3" -t "AAA gained"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office:value-type="string">
            <text:p>slab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69]&amp;&quot;.mp3&quot;&quot; -t &quot;&quot;AAA &quot;&amp;[.B2669]&amp;&quot;&quot;&quot;&quot;" office:value-type="string" office:string-value="&quot;C:\Program Files (x86)\Balabolka\cli\balcon.exe&quot; -n &quot;Microsoft Heera Mobile&quot; -k -p 0 -v 100 -w &quot;slabs.mp3&quot; -t &quot;AAA slabs&quot;">
            <text:p>"C:\Program Files (x86)\Balabolka\cli\balcon.exe" -n "Microsoft Heera Mobile" -k -p 0 -v 100 -w "slabs.mp3" -t "AAA slabs"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string">
            <text:p>coo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0]&amp;&quot;.mp3&quot;&quot; -t &quot;&quot;AAA &quot;&amp;[.B2670]&amp;&quot;&quot;&quot;&quot;" office:value-type="string" office:string-value="&quot;C:\Program Files (x86)\Balabolka\cli\balcon.exe&quot; -n &quot;Microsoft Heera Mobile&quot; -k -p 0 -v 100 -w &quot;cooking.mp3&quot; -t &quot;AAA cooking&quot;">
            <text:p>"C:\Program Files (x86)\Balabolka\cli\balcon.exe" -n "Microsoft Heera Mobile" -k -p 0 -v 100 -w "cooking.mp3" -t "AAA cooking"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string">
            <text:p>to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1]&amp;&quot;.mp3&quot;&quot; -t &quot;&quot;AAA &quot;&amp;[.B2671]&amp;&quot;&quot;&quot;&quot;" office:value-type="string" office:string-value="&quot;C:\Program Files (x86)\Balabolka\cli\balcon.exe&quot; -n &quot;Microsoft Heera Mobile&quot; -k -p 0 -v 100 -w &quot;torn.mp3&quot; -t &quot;AAA torn&quot;">
            <text:p>"C:\Program Files (x86)\Balabolka\cli\balcon.exe" -n "Microsoft Heera Mobile" -k -p 0 -v 100 -w "torn.mp3" -t "AAA torn"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string">
            <text:p>propert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2]&amp;&quot;.mp3&quot;&quot; -t &quot;&quot;AAA &quot;&amp;[.B2672]&amp;&quot;&quot;&quot;&quot;" office:value-type="string" office:string-value="&quot;C:\Program Files (x86)\Balabolka\cli\balcon.exe&quot; -n &quot;Microsoft Heera Mobile&quot; -k -p 0 -v 100 -w &quot;properties.mp3&quot; -t &quot;AAA properties&quot;">
            <text:p>"C:\Program Files (x86)\Balabolka\cli\balcon.exe" -n "Microsoft Heera Mobile" -k -p 0 -v 100 -w "properties.mp3" -t "AAA properties"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string">
            <text:p>ho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3]&amp;&quot;.mp3&quot;&quot; -t &quot;&quot;AAA &quot;&amp;[.B2673]&amp;&quot;&quot;&quot;&quot;" office:value-type="string" office:string-value="&quot;C:\Program Files (x86)\Balabolka\cli\balcon.exe&quot; -n &quot;Microsoft Heera Mobile&quot; -k -p 0 -v 100 -w &quot;horn.mp3&quot; -t &quot;AAA horn&quot;">
            <text:p>"C:\Program Files (x86)\Balabolka\cli\balcon.exe" -n "Microsoft Heera Mobile" -k -p 0 -v 100 -w "horn.mp3" -t "AAA horn"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string">
            <text:p>cowboy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4]&amp;&quot;.mp3&quot;&quot; -t &quot;&quot;AAA &quot;&amp;[.B2674]&amp;&quot;&quot;&quot;&quot;" office:value-type="string" office:string-value="&quot;C:\Program Files (x86)\Balabolka\cli\balcon.exe&quot; -n &quot;Microsoft Heera Mobile&quot; -k -p 0 -v 100 -w &quot;cowboys.mp3&quot; -t &quot;AAA cowboys&quot;">
            <text:p>"C:\Program Files (x86)\Balabolka\cli\balcon.exe" -n "Microsoft Heera Mobile" -k -p 0 -v 100 -w "cowboys.mp3" -t "AAA cowboys"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string">
            <text:p>effec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5]&amp;&quot;.mp3&quot;&quot; -t &quot;&quot;AAA &quot;&amp;[.B2675]&amp;&quot;&quot;&quot;&quot;" office:value-type="string" office:string-value="&quot;C:\Program Files (x86)\Balabolka\cli\balcon.exe&quot; -n &quot;Microsoft Heera Mobile&quot; -k -p 0 -v 100 -w &quot;effects.mp3&quot; -t &quot;AAA effects&quot;">
            <text:p>"C:\Program Files (x86)\Balabolka\cli\balcon.exe" -n "Microsoft Heera Mobile" -k -p 0 -v 100 -w "effects.mp3" -t "AAA effects"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string">
            <text:p>spl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6]&amp;&quot;.mp3&quot;&quot; -t &quot;&quot;AAA &quot;&amp;[.B2676]&amp;&quot;&quot;&quot;&quot;" office:value-type="string" office:string-value="&quot;C:\Program Files (x86)\Balabolka\cli\balcon.exe&quot; -n &quot;Microsoft Heera Mobile&quot; -k -p 0 -v 100 -w &quot;split.mp3&quot; -t &quot;AAA split&quot;">
            <text:p>"C:\Program Files (x86)\Balabolka\cli\balcon.exe" -n "Microsoft Heera Mobile" -k -p 0 -v 100 -w "split.mp3" -t "AAA split"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office:value-type="string">
            <text:p>F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7]&amp;&quot;.mp3&quot;&quot; -t &quot;&quot;AAA &quot;&amp;[.B2677]&amp;&quot;&quot;&quot;&quot;" office:value-type="string" office:string-value="&quot;C:\Program Files (x86)\Balabolka\cli\balcon.exe&quot; -n &quot;Microsoft Heera Mobile&quot; -k -p 0 -v 100 -w &quot;Fred.mp3&quot; -t &quot;AAA Fred&quot;">
            <text:p>"C:\Program Files (x86)\Balabolka\cli\balcon.exe" -n "Microsoft Heera Mobile" -k -p 0 -v 100 -w "Fred.mp3" -t "AAA Fred"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office:value-type="string">
            <text:p>form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8]&amp;&quot;.mp3&quot;&quot; -t &quot;&quot;AAA &quot;&amp;[.B2678]&amp;&quot;&quot;&quot;&quot;" office:value-type="string" office:string-value="&quot;C:\Program Files (x86)\Balabolka\cli\balcon.exe&quot; -n &quot;Microsoft Heera Mobile&quot; -k -p 0 -v 100 -w &quot;former.mp3&quot; -t &quot;AAA former&quot;">
            <text:p>"C:\Program Files (x86)\Balabolka\cli\balcon.exe" -n "Microsoft Heera Mobile" -k -p 0 -v 100 -w "former.mp3" -t "AAA former"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string">
            <text:p>yell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79]&amp;&quot;.mp3&quot;&quot; -t &quot;&quot;AAA &quot;&amp;[.B2679]&amp;&quot;&quot;&quot;&quot;" office:value-type="string" office:string-value="&quot;C:\Program Files (x86)\Balabolka\cli\balcon.exe&quot; -n &quot;Microsoft Heera Mobile&quot; -k -p 0 -v 100 -w &quot;yelled.mp3&quot; -t &quot;AAA yelled&quot;">
            <text:p>"C:\Program Files (x86)\Balabolka\cli\balcon.exe" -n "Microsoft Heera Mobile" -k -p 0 -v 100 -w "yelled.mp3" -t "AAA yelled"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inven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0]&amp;&quot;.mp3&quot;&quot; -t &quot;&quot;AAA &quot;&amp;[.B2680]&amp;&quot;&quot;&quot;&quot;" office:value-type="string" office:string-value="&quot;C:\Program Files (x86)\Balabolka\cli\balcon.exe&quot; -n &quot;Microsoft Heera Mobile&quot; -k -p 0 -v 100 -w &quot;invention.mp3&quot; -t &quot;AAA invention&quot;">
            <text:p>"C:\Program Files (x86)\Balabolka\cli\balcon.exe" -n "Microsoft Heera Mobile" -k -p 0 -v 100 -w "invention.mp3" -t "AAA invention"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string">
            <text:p>unhapp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1]&amp;&quot;.mp3&quot;&quot; -t &quot;&quot;AAA &quot;&amp;[.B2681]&amp;&quot;&quot;&quot;&quot;" office:value-type="string" office:string-value="&quot;C:\Program Files (x86)\Balabolka\cli\balcon.exe&quot; -n &quot;Microsoft Heera Mobile&quot; -k -p 0 -v 100 -w &quot;unhappy.mp3&quot; -t &quot;AAA unhappy&quot;">
            <text:p>"C:\Program Files (x86)\Balabolka\cli\balcon.exe" -n "Microsoft Heera Mobile" -k -p 0 -v 100 -w "unhappy.mp3" -t "AAA unhappy"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string">
            <text:p>limi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2]&amp;&quot;.mp3&quot;&quot; -t &quot;&quot;AAA &quot;&amp;[.B2682]&amp;&quot;&quot;&quot;&quot;" office:value-type="string" office:string-value="&quot;C:\Program Files (x86)\Balabolka\cli\balcon.exe&quot; -n &quot;Microsoft Heera Mobile&quot; -k -p 0 -v 100 -w &quot;limited.mp3&quot; -t &quot;AAA limited&quot;">
            <text:p>"C:\Program Files (x86)\Balabolka\cli\balcon.exe" -n "Microsoft Heera Mobile" -k -p 0 -v 100 -w "limited.mp3" -t "AAA limited"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string">
            <text:p>movi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3]&amp;&quot;.mp3&quot;&quot; -t &quot;&quot;AAA &quot;&amp;[.B2683]&amp;&quot;&quot;&quot;&quot;" office:value-type="string" office:string-value="&quot;C:\Program Files (x86)\Balabolka\cli\balcon.exe&quot; -n &quot;Microsoft Heera Mobile&quot; -k -p 0 -v 100 -w &quot;movie.mp3&quot; -t &quot;AAA movie&quot;">
            <text:p>"C:\Program Files (x86)\Balabolka\cli\balcon.exe" -n "Microsoft Heera Mobile" -k -p 0 -v 100 -w "movie.mp3" -t "AAA movie"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string">
            <text:p>Ro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4]&amp;&quot;.mp3&quot;&quot; -t &quot;&quot;AAA &quot;&amp;[.B2684]&amp;&quot;&quot;&quot;&quot;" office:value-type="string" office:string-value="&quot;C:\Program Files (x86)\Balabolka\cli\balcon.exe&quot; -n &quot;Microsoft Heera Mobile&quot; -k -p 0 -v 100 -w &quot;Rome.mp3&quot; -t &quot;AAA Rome&quot;">
            <text:p>"C:\Program Files (x86)\Balabolka\cli\balcon.exe" -n "Microsoft Heera Mobile" -k -p 0 -v 100 -w "Rome.mp3" -t "AAA Rome"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office:value-type="string">
            <text:p>Pri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5]&amp;&quot;.mp3&quot;&quot; -t &quot;&quot;AAA &quot;&amp;[.B2685]&amp;&quot;&quot;&quot;&quot;" office:value-type="string" office:string-value="&quot;C:\Program Files (x86)\Balabolka\cli\balcon.exe&quot; -n &quot;Microsoft Heera Mobile&quot; -k -p 0 -v 100 -w &quot;Prince.mp3&quot; -t &quot;AAA Prince&quot;">
            <text:p>"C:\Program Files (x86)\Balabolka\cli\balcon.exe" -n "Microsoft Heera Mobile" -k -p 0 -v 100 -w "Prince.mp3" -t "AAA Prince"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string">
            <text:p>prese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6]&amp;&quot;.mp3&quot;&quot; -t &quot;&quot;AAA &quot;&amp;[.B2686]&amp;&quot;&quot;&quot;&quot;" office:value-type="string" office:string-value="&quot;C:\Program Files (x86)\Balabolka\cli\balcon.exe&quot; -n &quot;Microsoft Heera Mobile&quot; -k -p 0 -v 100 -w &quot;presented.mp3&quot; -t &quot;AAA presented&quot;">
            <text:p>"C:\Program Files (x86)\Balabolka\cli\balcon.exe" -n "Microsoft Heera Mobile" -k -p 0 -v 100 -w "presented.mp3" -t "AAA presented"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office:value-type="string">
            <text:p>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7]&amp;&quot;.mp3&quot;&quot; -t &quot;&quot;AAA &quot;&amp;[.B2687]&amp;&quot;&quot;&quot;&quot;" office:value-type="string" office:string-value="&quot;C:\Program Files (x86)\Balabolka\cli\balcon.exe&quot; -n &quot;Microsoft Heera Mobile&quot; -k -p 0 -v 100 -w &quot;ill.mp3&quot; -t &quot;AAA ill&quot;">
            <text:p>"C:\Program Files (x86)\Balabolka\cli\balcon.exe" -n "Microsoft Heera Mobile" -k -p 0 -v 100 -w "ill.mp3" -t "AAA ill"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string">
            <text:p>Souther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8]&amp;&quot;.mp3&quot;&quot; -t &quot;&quot;AAA &quot;&amp;[.B2688]&amp;&quot;&quot;&quot;&quot;" office:value-type="string" office:string-value="&quot;C:\Program Files (x86)\Balabolka\cli\balcon.exe&quot; -n &quot;Microsoft Heera Mobile&quot; -k -p 0 -v 100 -w &quot;Southern.mp3&quot; -t &quot;AAA Southern&quot;">
            <text:p>"C:\Program Files (x86)\Balabolka\cli\balcon.exe" -n "Microsoft Heera Mobile" -k -p 0 -v 100 -w "Southern.mp3" -t "AAA Southern"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office:value-type="string">
            <text:p>sho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89]&amp;&quot;.mp3&quot;&quot; -t &quot;&quot;AAA &quot;&amp;[.B2689]&amp;&quot;&quot;&quot;&quot;" office:value-type="string" office:string-value="&quot;C:\Program Files (x86)\Balabolka\cli\balcon.exe&quot; -n &quot;Microsoft Heera Mobile&quot; -k -p 0 -v 100 -w &quot;shoe.mp3&quot; -t &quot;AAA shoe&quot;">
            <text:p>"C:\Program Files (x86)\Balabolka\cli\balcon.exe" -n "Microsoft Heera Mobile" -k -p 0 -v 100 -w "shoe.mp3" -t "AAA shoe"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string">
            <text:p>pu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0]&amp;&quot;.mp3&quot;&quot; -t &quot;&quot;AAA &quot;&amp;[.B2690]&amp;&quot;&quot;&quot;&quot;" office:value-type="string" office:string-value="&quot;C:\Program Files (x86)\Balabolka\cli\balcon.exe&quot; -n &quot;Microsoft Heera Mobile&quot; -k -p 0 -v 100 -w &quot;puts.mp3&quot; -t &quot;AAA puts&quot;">
            <text:p>"C:\Program Files (x86)\Balabolka\cli\balcon.exe" -n "Microsoft Heera Mobile" -k -p 0 -v 100 -w "puts.mp3" -t "AAA puts"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office:value-type="string">
            <text:p>comman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1]&amp;&quot;.mp3&quot;&quot; -t &quot;&quot;AAA &quot;&amp;[.B2691]&amp;&quot;&quot;&quot;&quot;" office:value-type="string" office:string-value="&quot;C:\Program Files (x86)\Balabolka\cli\balcon.exe&quot; -n &quot;Microsoft Heera Mobile&quot; -k -p 0 -v 100 -w &quot;command.mp3&quot; -t &quot;AAA command&quot;">
            <text:p>"C:\Program Files (x86)\Balabolka\cli\balcon.exe" -n "Microsoft Heera Mobile" -k -p 0 -v 100 -w "command.mp3" -t "AAA command"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B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2]&amp;&quot;.mp3&quot;&quot; -t &quot;&quot;AAA &quot;&amp;[.B2692]&amp;&quot;&quot;&quot;&quot;" office:value-type="string" office:string-value="&quot;C:\Program Files (x86)\Balabolka\cli\balcon.exe&quot; -n &quot;Microsoft Heera Mobile&quot; -k -p 0 -v 100 -w &quot;Bay.mp3&quot; -t &quot;AAA Bay&quot;">
            <text:p>"C:\Program Files (x86)\Balabolka\cli\balcon.exe" -n "Microsoft Heera Mobile" -k -p 0 -v 100 -w "Bay.mp3" -t "AAA Bay"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office:value-type="string">
            <text:p>manag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3]&amp;&quot;.mp3&quot;&quot; -t &quot;&quot;AAA &quot;&amp;[.B2693]&amp;&quot;&quot;&quot;&quot;" office:value-type="string" office:string-value="&quot;C:\Program Files (x86)\Balabolka\cli\balcon.exe&quot; -n &quot;Microsoft Heera Mobile&quot; -k -p 0 -v 100 -w &quot;managed.mp3&quot; -t &quot;AAA managed&quot;">
            <text:p>"C:\Program Files (x86)\Balabolka\cli\balcon.exe" -n "Microsoft Heera Mobile" -k -p 0 -v 100 -w "managed.mp3" -t "AAA managed"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office:value-type="string">
            <text:p>ment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4]&amp;&quot;.mp3&quot;&quot; -t &quot;&quot;AAA &quot;&amp;[.B2694]&amp;&quot;&quot;&quot;&quot;" office:value-type="string" office:string-value="&quot;C:\Program Files (x86)\Balabolka\cli\balcon.exe&quot; -n &quot;Microsoft Heera Mobile&quot; -k -p 0 -v 100 -w &quot;mental.mp3&quot; -t &quot;AAA mental&quot;">
            <text:p>"C:\Program Files (x86)\Balabolka\cli\balcon.exe" -n "Microsoft Heera Mobile" -k -p 0 -v 100 -w "mental.mp3" -t "AAA mental"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string">
            <text:p>difficul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5]&amp;&quot;.mp3&quot;&quot; -t &quot;&quot;AAA &quot;&amp;[.B2695]&amp;&quot;&quot;&quot;&quot;" office:value-type="string" office:string-value="&quot;C:\Program Files (x86)\Balabolka\cli\balcon.exe&quot; -n &quot;Microsoft Heera Mobile&quot; -k -p 0 -v 100 -w &quot;difficulty.mp3&quot; -t &quot;AAA difficulty&quot;">
            <text:p>"C:\Program Files (x86)\Balabolka\cli\balcon.exe" -n "Microsoft Heera Mobile" -k -p 0 -v 100 -w "difficulty.mp3" -t "AAA difficulty"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string">
            <text:p>ro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6]&amp;&quot;.mp3&quot;&quot; -t &quot;&quot;AAA &quot;&amp;[.B2696]&amp;&quot;&quot;&quot;&quot;" office:value-type="string" office:string-value="&quot;C:\Program Files (x86)\Balabolka\cli\balcon.exe&quot; -n &quot;Microsoft Heera Mobile&quot; -k -p 0 -v 100 -w &quot;roar.mp3&quot; -t &quot;AAA roar&quot;">
            <text:p>"C:\Program Files (x86)\Balabolka\cli\balcon.exe" -n "Microsoft Heera Mobile" -k -p 0 -v 100 -w "roar.mp3" -t "AAA roar"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string">
            <text:p>near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7]&amp;&quot;.mp3&quot;&quot; -t &quot;&quot;AAA &quot;&amp;[.B2697]&amp;&quot;&quot;&quot;&quot;" office:value-type="string" office:string-value="&quot;C:\Program Files (x86)\Balabolka\cli\balcon.exe&quot; -n &quot;Microsoft Heera Mobile&quot; -k -p 0 -v 100 -w &quot;nearer.mp3&quot; -t &quot;AAA nearer&quot;">
            <text:p>"C:\Program Files (x86)\Balabolka\cli\balcon.exe" -n "Microsoft Heera Mobile" -k -p 0 -v 100 -w "nearer.mp3" -t "AAA nearer"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string">
            <text:p>messag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8]&amp;&quot;.mp3&quot;&quot; -t &quot;&quot;AAA &quot;&amp;[.B2698]&amp;&quot;&quot;&quot;&quot;" office:value-type="string" office:string-value="&quot;C:\Program Files (x86)\Balabolka\cli\balcon.exe&quot; -n &quot;Microsoft Heera Mobile&quot; -k -p 0 -v 100 -w &quot;messages.mp3&quot; -t &quot;AAA messages&quot;">
            <text:p>"C:\Program Files (x86)\Balabolka\cli\balcon.exe" -n "Microsoft Heera Mobile" -k -p 0 -v 100 -w "messages.mp3" -t "AAA messages"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string">
            <text:p>adven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699]&amp;&quot;.mp3&quot;&quot; -t &quot;&quot;AAA &quot;&amp;[.B2699]&amp;&quot;&quot;&quot;&quot;" office:value-type="string" office:string-value="&quot;C:\Program Files (x86)\Balabolka\cli\balcon.exe&quot; -n &quot;Microsoft Heera Mobile&quot; -k -p 0 -v 100 -w &quot;adventure.mp3&quot; -t &quot;AAA adventure&quot;">
            <text:p>"C:\Program Files (x86)\Balabolka\cli\balcon.exe" -n "Microsoft Heera Mobile" -k -p 0 -v 100 -w "adventure.mp3" -t "AAA adventure"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Ohi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0]&amp;&quot;.mp3&quot;&quot; -t &quot;&quot;AAA &quot;&amp;[.B2700]&amp;&quot;&quot;&quot;&quot;" office:value-type="string" office:string-value="&quot;C:\Program Files (x86)\Balabolka\cli\balcon.exe&quot; -n &quot;Microsoft Heera Mobile&quot; -k -p 0 -v 100 -w &quot;Ohio.mp3&quot; -t &quot;AAA Ohio&quot;">
            <text:p>"C:\Program Files (x86)\Balabolka\cli\balcon.exe" -n "Microsoft Heera Mobile" -k -p 0 -v 100 -w "Ohio.mp3" -t "AAA Ohio"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string">
            <text:p>bir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1]&amp;&quot;.mp3&quot;&quot; -t &quot;&quot;AAA &quot;&amp;[.B2701]&amp;&quot;&quot;&quot;&quot;" office:value-type="string" office:string-value="&quot;C:\Program Files (x86)\Balabolka\cli\balcon.exe&quot; -n &quot;Microsoft Heera Mobile&quot; -k -p 0 -v 100 -w &quot;birth.mp3&quot; -t &quot;AAA birth&quot;">
            <text:p>"C:\Program Files (x86)\Balabolka\cli\balcon.exe" -n "Microsoft Heera Mobile" -k -p 0 -v 100 -w "birth.mp3" -t "AAA birth"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circ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2]&amp;&quot;.mp3&quot;&quot; -t &quot;&quot;AAA &quot;&amp;[.B2702]&amp;&quot;&quot;&quot;&quot;" office:value-type="string" office:string-value="&quot;C:\Program Files (x86)\Balabolka\cli\balcon.exe&quot; -n &quot;Microsoft Heera Mobile&quot; -k -p 0 -v 100 -w &quot;circles.mp3&quot; -t &quot;AAA circles&quot;">
            <text:p>"C:\Program Files (x86)\Balabolka\cli\balcon.exe" -n "Microsoft Heera Mobile" -k -p 0 -v 100 -w "circles.mp3" -t "AAA circles"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duc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3]&amp;&quot;.mp3&quot;&quot; -t &quot;&quot;AAA &quot;&amp;[.B2703]&amp;&quot;&quot;&quot;&quot;" office:value-type="string" office:string-value="&quot;C:\Program Files (x86)\Balabolka\cli\balcon.exe&quot; -n &quot;Microsoft Heera Mobile&quot; -k -p 0 -v 100 -w &quot;ducks.mp3&quot; -t &quot;AAA ducks&quot;">
            <text:p>"C:\Program Files (x86)\Balabolka\cli\balcon.exe" -n "Microsoft Heera Mobile" -k -p 0 -v 100 -w "ducks.mp3" -t "AAA ducks"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string">
            <text:p>bur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4]&amp;&quot;.mp3&quot;&quot; -t &quot;&quot;AAA &quot;&amp;[.B2704]&amp;&quot;&quot;&quot;&quot;" office:value-type="string" office:string-value="&quot;C:\Program Files (x86)\Balabolka\cli\balcon.exe&quot; -n &quot;Microsoft Heera Mobile&quot; -k -p 0 -v 100 -w &quot;buried.mp3&quot; -t &quot;AAA buried&quot;">
            <text:p>"C:\Program Files (x86)\Balabolka\cli\balcon.exe" -n "Microsoft Heera Mobile" -k -p 0 -v 100 -w "buried.mp3" -t "AAA buried"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string">
            <text:p>hell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5]&amp;&quot;.mp3&quot;&quot; -t &quot;&quot;AAA &quot;&amp;[.B2705]&amp;&quot;&quot;&quot;&quot;" office:value-type="string" office:string-value="&quot;C:\Program Files (x86)\Balabolka\cli\balcon.exe&quot; -n &quot;Microsoft Heera Mobile&quot; -k -p 0 -v 100 -w &quot;hello.mp3&quot; -t &quot;AAA hello&quot;">
            <text:p>"C:\Program Files (x86)\Balabolka\cli\balcon.exe" -n "Microsoft Heera Mobile" -k -p 0 -v 100 -w "hello.mp3" -t "AAA hello"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office:value-type="string">
            <text:p>decla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6]&amp;&quot;.mp3&quot;&quot; -t &quot;&quot;AAA &quot;&amp;[.B2706]&amp;&quot;&quot;&quot;&quot;" office:value-type="string" office:string-value="&quot;C:\Program Files (x86)\Balabolka\cli\balcon.exe&quot; -n &quot;Microsoft Heera Mobile&quot; -k -p 0 -v 100 -w &quot;declared.mp3&quot; -t &quot;AAA declared&quot;">
            <text:p>"C:\Program Files (x86)\Balabolka\cli\balcon.exe" -n "Microsoft Heera Mobile" -k -p 0 -v 100 -w "declared.mp3" -t "AAA declared"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office:value-type="string">
            <text:p>weren'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7]&amp;&quot;.mp3&quot;&quot; -t &quot;&quot;AAA &quot;&amp;[.B2707]&amp;&quot;&quot;&quot;&quot;" office:value-type="string" office:string-value="&quot;C:\Program Files (x86)\Balabolka\cli\balcon.exe&quot; -n &quot;Microsoft Heera Mobile&quot; -k -p 0 -v 100 -w &quot;weren't.mp3&quot; -t &quot;AAA weren't&quot;">
            <text:p>"C:\Program Files (x86)\Balabolka\cli\balcon.exe" -n "Microsoft Heera Mobile" -k -p 0 -v 100 -w "weren't.mp3" -t "AAA weren't"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string">
            <text:p>stri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8]&amp;&quot;.mp3&quot;&quot; -t &quot;&quot;AAA &quot;&amp;[.B2708]&amp;&quot;&quot;&quot;&quot;" office:value-type="string" office:string-value="&quot;C:\Program Files (x86)\Balabolka\cli\balcon.exe&quot; -n &quot;Microsoft Heera Mobile&quot; -k -p 0 -v 100 -w &quot;strips.mp3&quot; -t &quot;AAA strips&quot;">
            <text:p>"C:\Program Files (x86)\Balabolka\cli\balcon.exe" -n "Microsoft Heera Mobile" -k -p 0 -v 100 -w "strips.mp3" -t "AAA strips"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string">
            <text:p>re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09]&amp;&quot;.mp3&quot;&quot; -t &quot;&quot;AAA &quot;&amp;[.B2709]&amp;&quot;&quot;&quot;&quot;" office:value-type="string" office:string-value="&quot;C:\Program Files (x86)\Balabolka\cli\balcon.exe&quot; -n &quot;Microsoft Heera Mobile&quot; -k -p 0 -v 100 -w &quot;rear.mp3&quot; -t &quot;AAA rear&quot;">
            <text:p>"C:\Program Files (x86)\Balabolka\cli\balcon.exe" -n "Microsoft Heera Mobile" -k -p 0 -v 100 -w "rear.mp3" -t "AAA rear"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string">
            <text:p>perform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0]&amp;&quot;.mp3&quot;&quot; -t &quot;&quot;AAA &quot;&amp;[.B2710]&amp;&quot;&quot;&quot;&quot;" office:value-type="string" office:string-value="&quot;C:\Program Files (x86)\Balabolka\cli\balcon.exe&quot; -n &quot;Microsoft Heera Mobile&quot; -k -p 0 -v 100 -w &quot;performed.mp3&quot; -t &quot;AAA performed&quot;">
            <text:p>"C:\Program Files (x86)\Balabolka\cli\balcon.exe" -n "Microsoft Heera Mobile" -k -p 0 -v 100 -w "performed.mp3" -t "AAA performed"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string">
            <text:p>cra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1]&amp;&quot;.mp3&quot;&quot; -t &quot;&quot;AAA &quot;&amp;[.B2711]&amp;&quot;&quot;&quot;&quot;" office:value-type="string" office:string-value="&quot;C:\Program Files (x86)\Balabolka\cli\balcon.exe&quot; -n &quot;Microsoft Heera Mobile&quot; -k -p 0 -v 100 -w &quot;crack.mp3&quot; -t &quot;AAA crack&quot;">
            <text:p>"C:\Program Files (x86)\Balabolka\cli\balcon.exe" -n "Microsoft Heera Mobile" -k -p 0 -v 100 -w "crack.mp3" -t "AAA crack"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prote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2]&amp;&quot;.mp3&quot;&quot; -t &quot;&quot;AAA &quot;&amp;[.B2712]&amp;&quot;&quot;&quot;&quot;" office:value-type="string" office:string-value="&quot;C:\Program Files (x86)\Balabolka\cli\balcon.exe&quot; -n &quot;Microsoft Heera Mobile&quot; -k -p 0 -v 100 -w &quot;protection.mp3&quot; -t &quot;AAA protection&quot;">
            <text:p>"C:\Program Files (x86)\Balabolka\cli\balcon.exe" -n "Microsoft Heera Mobile" -k -p 0 -v 100 -w "protection.mp3" -t "AAA protection"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string">
            <text:p>bri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3]&amp;&quot;.mp3&quot;&quot; -t &quot;&quot;AAA &quot;&amp;[.B2713]&amp;&quot;&quot;&quot;&quot;" office:value-type="string" office:string-value="&quot;C:\Program Files (x86)\Balabolka\cli\balcon.exe&quot; -n &quot;Microsoft Heera Mobile&quot; -k -p 0 -v 100 -w &quot;brings.mp3&quot; -t &quot;AAA brings&quot;">
            <text:p>"C:\Program Files (x86)\Balabolka\cli\balcon.exe" -n "Microsoft Heera Mobile" -k -p 0 -v 100 -w "brings.mp3" -t "AAA brings"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office:value-type="string">
            <text:p>Mari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4]&amp;&quot;.mp3&quot;&quot; -t &quot;&quot;AAA &quot;&amp;[.B2714]&amp;&quot;&quot;&quot;&quot;" office:value-type="string" office:string-value="&quot;C:\Program Files (x86)\Balabolka\cli\balcon.exe&quot; -n &quot;Microsoft Heera Mobile&quot; -k -p 0 -v 100 -w &quot;Maria.mp3&quot; -t &quot;AAA Maria&quot;">
            <text:p>"C:\Program Files (x86)\Balabolka\cli\balcon.exe" -n "Microsoft Heera Mobile" -k -p 0 -v 100 -w "Maria.mp3" -t "AAA Maria"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string">
            <text:p>priv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5]&amp;&quot;.mp3&quot;&quot; -t &quot;&quot;AAA &quot;&amp;[.B2715]&amp;&quot;&quot;&quot;&quot;" office:value-type="string" office:string-value="&quot;C:\Program Files (x86)\Balabolka\cli\balcon.exe&quot; -n &quot;Microsoft Heera Mobile&quot; -k -p 0 -v 100 -w &quot;private.mp3&quot; -t &quot;AAA private&quot;">
            <text:p>"C:\Program Files (x86)\Balabolka\cli\balcon.exe" -n "Microsoft Heera Mobile" -k -p 0 -v 100 -w "private.mp3" -t "AAA private"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string">
            <text:p>go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6]&amp;&quot;.mp3&quot;&quot; -t &quot;&quot;AAA &quot;&amp;[.B2716]&amp;&quot;&quot;&quot;&quot;" office:value-type="string" office:string-value="&quot;C:\Program Files (x86)\Balabolka\cli\balcon.exe&quot; -n &quot;Microsoft Heera Mobile&quot; -k -p 0 -v 100 -w &quot;goose.mp3&quot; -t &quot;AAA goose&quot;">
            <text:p>"C:\Program Files (x86)\Balabolka\cli\balcon.exe" -n "Microsoft Heera Mobile" -k -p 0 -v 100 -w "goose.mp3" -t "AAA goose"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office:value-type="string">
            <text:p>elepha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7]&amp;&quot;.mp3&quot;&quot; -t &quot;&quot;AAA &quot;&amp;[.B2717]&amp;&quot;&quot;&quot;&quot;" office:value-type="string" office:string-value="&quot;C:\Program Files (x86)\Balabolka\cli\balcon.exe&quot; -n &quot;Microsoft Heera Mobile&quot; -k -p 0 -v 100 -w &quot;elephants.mp3&quot; -t &quot;AAA elephants&quot;">
            <text:p>"C:\Program Files (x86)\Balabolka\cli\balcon.exe" -n "Microsoft Heera Mobile" -k -p 0 -v 100 -w "elephants.mp3" -t "AAA elephants"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office:value-type="string">
            <text:p>Russi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8]&amp;&quot;.mp3&quot;&quot; -t &quot;&quot;AAA &quot;&amp;[.B2718]&amp;&quot;&quot;&quot;&quot;" office:value-type="string" office:string-value="&quot;C:\Program Files (x86)\Balabolka\cli\balcon.exe&quot; -n &quot;Microsoft Heera Mobile&quot; -k -p 0 -v 100 -w &quot;Russian.mp3&quot; -t &quot;AAA Russian&quot;">
            <text:p>"C:\Program Files (x86)\Balabolka\cli\balcon.exe" -n "Microsoft Heera Mobile" -k -p 0 -v 100 -w "Russian.mp3" -t "AAA Russian"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office:value-type="string">
            <text:p>squa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19]&amp;&quot;.mp3&quot;&quot; -t &quot;&quot;AAA &quot;&amp;[.B2719]&amp;&quot;&quot;&quot;&quot;" office:value-type="string" office:string-value="&quot;C:\Program Files (x86)\Balabolka\cli\balcon.exe&quot; -n &quot;Microsoft Heera Mobile&quot; -k -p 0 -v 100 -w &quot;squares.mp3&quot; -t &quot;AAA squares&quot;">
            <text:p>"C:\Program Files (x86)\Balabolka\cli\balcon.exe" -n "Microsoft Heera Mobile" -k -p 0 -v 100 -w "squares.mp3" -t "AAA squares"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string">
            <text:p>interi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0]&amp;&quot;.mp3&quot;&quot; -t &quot;&quot;AAA &quot;&amp;[.B2720]&amp;&quot;&quot;&quot;&quot;" office:value-type="string" office:string-value="&quot;C:\Program Files (x86)\Balabolka\cli\balcon.exe&quot; -n &quot;Microsoft Heera Mobile&quot; -k -p 0 -v 100 -w &quot;interior.mp3&quot; -t &quot;AAA interior&quot;">
            <text:p>"C:\Program Files (x86)\Balabolka\cli\balcon.exe" -n "Microsoft Heera Mobile" -k -p 0 -v 100 -w "interior.mp3" -t "AAA interior"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office:value-type="string">
            <text:p>chamb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1]&amp;&quot;.mp3&quot;&quot; -t &quot;&quot;AAA &quot;&amp;[.B2721]&amp;&quot;&quot;&quot;&quot;" office:value-type="string" office:string-value="&quot;C:\Program Files (x86)\Balabolka\cli\balcon.exe&quot; -n &quot;Microsoft Heera Mobile&quot; -k -p 0 -v 100 -w &quot;chamber.mp3&quot; -t &quot;AAA chamber&quot;">
            <text:p>"C:\Program Files (x86)\Balabolka\cli\balcon.exe" -n "Microsoft Heera Mobile" -k -p 0 -v 100 -w "chamber.mp3" -t "AAA chamber"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office:value-type="string">
            <text:p>jung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2]&amp;&quot;.mp3&quot;&quot; -t &quot;&quot;AAA &quot;&amp;[.B2722]&amp;&quot;&quot;&quot;&quot;" office:value-type="string" office:string-value="&quot;C:\Program Files (x86)\Balabolka\cli\balcon.exe&quot; -n &quot;Microsoft Heera Mobile&quot; -k -p 0 -v 100 -w &quot;jungle.mp3&quot; -t &quot;AAA jungle&quot;">
            <text:p>"C:\Program Files (x86)\Balabolka\cli\balcon.exe" -n "Microsoft Heera Mobile" -k -p 0 -v 100 -w "jungle.mp3" -t "AAA jungle"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replac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3]&amp;&quot;.mp3&quot;&quot; -t &quot;&quot;AAA &quot;&amp;[.B2723]&amp;&quot;&quot;&quot;&quot;" office:value-type="string" office:string-value="&quot;C:\Program Files (x86)\Balabolka\cli\balcon.exe&quot; -n &quot;Microsoft Heera Mobile&quot; -k -p 0 -v 100 -w &quot;replaced.mp3&quot; -t &quot;AAA replaced&quot;">
            <text:p>"C:\Program Files (x86)\Balabolka\cli\balcon.exe" -n "Microsoft Heera Mobile" -k -p 0 -v 100 -w "replaced.mp3" -t "AAA replaced"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string">
            <text:p>belong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4]&amp;&quot;.mp3&quot;&quot; -t &quot;&quot;AAA &quot;&amp;[.B2724]&amp;&quot;&quot;&quot;&quot;" office:value-type="string" office:string-value="&quot;C:\Program Files (x86)\Balabolka\cli\balcon.exe&quot; -n &quot;Microsoft Heera Mobile&quot; -k -p 0 -v 100 -w &quot;belonged.mp3&quot; -t &quot;AAA belonged&quot;">
            <text:p>"C:\Program Files (x86)\Balabolka\cli\balcon.exe" -n "Microsoft Heera Mobile" -k -p 0 -v 100 -w "belonged.mp3" -t "AAA belonged"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string">
            <text:p>dir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5]&amp;&quot;.mp3&quot;&quot; -t &quot;&quot;AAA &quot;&amp;[.B2725]&amp;&quot;&quot;&quot;&quot;" office:value-type="string" office:string-value="&quot;C:\Program Files (x86)\Balabolka\cli\balcon.exe&quot; -n &quot;Microsoft Heera Mobile&quot; -k -p 0 -v 100 -w &quot;dirty.mp3&quot; -t &quot;AAA dirty&quot;">
            <text:p>"C:\Program Files (x86)\Balabolka\cli\balcon.exe" -n "Microsoft Heera Mobile" -k -p 0 -v 100 -w "dirty.mp3" -t "AAA dirty"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string">
            <text:p>no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6]&amp;&quot;.mp3&quot;&quot; -t &quot;&quot;AAA &quot;&amp;[.B2726]&amp;&quot;&quot;&quot;&quot;" office:value-type="string" office:string-value="&quot;C:\Program Files (x86)\Balabolka\cli\balcon.exe&quot; -n &quot;Microsoft Heera Mobile&quot; -k -p 0 -v 100 -w &quot;noted.mp3&quot; -t &quot;AAA noted&quot;">
            <text:p>"C:\Program Files (x86)\Balabolka\cli\balcon.exe" -n "Microsoft Heera Mobile" -k -p 0 -v 100 -w "noted.mp3" -t "AAA noted"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string">
            <text:p>appl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7]&amp;&quot;.mp3&quot;&quot; -t &quot;&quot;AAA &quot;&amp;[.B2727]&amp;&quot;&quot;&quot;&quot;" office:value-type="string" office:string-value="&quot;C:\Program Files (x86)\Balabolka\cli\balcon.exe&quot; -n &quot;Microsoft Heera Mobile&quot; -k -p 0 -v 100 -w &quot;applied.mp3&quot; -t &quot;AAA applied&quot;">
            <text:p>"C:\Program Files (x86)\Balabolka\cli\balcon.exe" -n "Microsoft Heera Mobile" -k -p 0 -v 100 -w "applied.mp3" -t "AAA applied"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sca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8]&amp;&quot;.mp3&quot;&quot; -t &quot;&quot;AAA &quot;&amp;[.B2728]&amp;&quot;&quot;&quot;&quot;" office:value-type="string" office:string-value="&quot;C:\Program Files (x86)\Balabolka\cli\balcon.exe&quot; -n &quot;Microsoft Heera Mobile&quot; -k -p 0 -v 100 -w &quot;scales.mp3&quot; -t &quot;AAA scales&quot;">
            <text:p>"C:\Program Files (x86)\Balabolka\cli\balcon.exe" -n "Microsoft Heera Mobile" -k -p 0 -v 100 -w "scales.mp3" -t "AAA scales"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office:value-type="string">
            <text:p>G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29]&amp;&quot;.mp3&quot;&quot; -t &quot;&quot;AAA &quot;&amp;[.B2729]&amp;&quot;&quot;&quot;&quot;" office:value-type="string" office:string-value="&quot;C:\Program Files (x86)\Balabolka\cli\balcon.exe&quot; -n &quot;Microsoft Heera Mobile&quot; -k -p 0 -v 100 -w &quot;God.mp3&quot; -t &quot;AAA God&quot;">
            <text:p>"C:\Program Files (x86)\Balabolka\cli\balcon.exe" -n "Microsoft Heera Mobile" -k -p 0 -v 100 -w "God.mp3" -t "AAA God"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string">
            <text:p>nerv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0]&amp;&quot;.mp3&quot;&quot; -t &quot;&quot;AAA &quot;&amp;[.B2730]&amp;&quot;&quot;&quot;&quot;" office:value-type="string" office:string-value="&quot;C:\Program Files (x86)\Balabolka\cli\balcon.exe&quot; -n &quot;Microsoft Heera Mobile&quot; -k -p 0 -v 100 -w &quot;nervous.mp3&quot; -t &quot;AAA nervous&quot;">
            <text:p>"C:\Program Files (x86)\Balabolka\cli\balcon.exe" -n "Microsoft Heera Mobile" -k -p 0 -v 100 -w "nervous.mp3" -t "AAA nervous"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string">
            <text:p>du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1]&amp;&quot;.mp3&quot;&quot; -t &quot;&quot;AAA &quot;&amp;[.B2731]&amp;&quot;&quot;&quot;&quot;" office:value-type="string" office:string-value="&quot;C:\Program Files (x86)\Balabolka\cli\balcon.exe&quot; -n &quot;Microsoft Heera Mobile&quot; -k -p 0 -v 100 -w &quot;dull.mp3&quot; -t &quot;AAA dull&quot;">
            <text:p>"C:\Program Files (x86)\Balabolka\cli\balcon.exe" -n "Microsoft Heera Mobile" -k -p 0 -v 100 -w "dull.mp3" -t "AAA dull"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string">
            <text:p>bras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2]&amp;&quot;.mp3&quot;&quot; -t &quot;&quot;AAA &quot;&amp;[.B2732]&amp;&quot;&quot;&quot;&quot;" office:value-type="string" office:string-value="&quot;C:\Program Files (x86)\Balabolka\cli\balcon.exe&quot; -n &quot;Microsoft Heera Mobile&quot; -k -p 0 -v 100 -w &quot;brass.mp3&quot; -t &quot;AAA brass&quot;">
            <text:p>"C:\Program Files (x86)\Balabolka\cli\balcon.exe" -n "Microsoft Heera Mobile" -k -p 0 -v 100 -w "brass.mp3" -t "AAA brass"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office:value-type="string">
            <text:p>opportun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3]&amp;&quot;.mp3&quot;&quot; -t &quot;&quot;AAA &quot;&amp;[.B2733]&amp;&quot;&quot;&quot;&quot;" office:value-type="string" office:string-value="&quot;C:\Program Files (x86)\Balabolka\cli\balcon.exe&quot; -n &quot;Microsoft Heera Mobile&quot; -k -p 0 -v 100 -w &quot;opportunity.mp3&quot; -t &quot;AAA opportunity&quot;">
            <text:p>"C:\Program Files (x86)\Balabolka\cli\balcon.exe" -n "Microsoft Heera Mobile" -k -p 0 -v 100 -w "opportunity.mp3" -t "AAA opportunity"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office:value-type="string">
            <text:p>hospit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4]&amp;&quot;.mp3&quot;&quot; -t &quot;&quot;AAA &quot;&amp;[.B2734]&amp;&quot;&quot;&quot;&quot;" office:value-type="string" office:string-value="&quot;C:\Program Files (x86)\Balabolka\cli\balcon.exe&quot; -n &quot;Microsoft Heera Mobile&quot; -k -p 0 -v 100 -w &quot;hospital.mp3&quot; -t &quot;AAA hospital&quot;">
            <text:p>"C:\Program Files (x86)\Balabolka\cli\balcon.exe" -n "Microsoft Heera Mobile" -k -p 0 -v 100 -w "hospital.mp3" -t "AAA hospital"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string">
            <text:p>occu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5]&amp;&quot;.mp3&quot;&quot; -t &quot;&quot;AAA &quot;&amp;[.B2735]&amp;&quot;&quot;&quot;&quot;" office:value-type="string" office:string-value="&quot;C:\Program Files (x86)\Balabolka\cli\balcon.exe&quot; -n &quot;Microsoft Heera Mobile&quot; -k -p 0 -v 100 -w &quot;occurs.mp3&quot; -t &quot;AAA occurs&quot;">
            <text:p>"C:\Program Files (x86)\Balabolka\cli\balcon.exe" -n "Microsoft Heera Mobile" -k -p 0 -v 100 -w "occurs.mp3" -t "AAA occurs"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office:value-type="string">
            <text:p>sour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6]&amp;&quot;.mp3&quot;&quot; -t &quot;&quot;AAA &quot;&amp;[.B2736]&amp;&quot;&quot;&quot;&quot;" office:value-type="string" office:string-value="&quot;C:\Program Files (x86)\Balabolka\cli\balcon.exe&quot; -n &quot;Microsoft Heera Mobile&quot; -k -p 0 -v 100 -w &quot;sources.mp3&quot; -t &quot;AAA sources&quot;">
            <text:p>"C:\Program Files (x86)\Balabolka\cli\balcon.exe" -n "Microsoft Heera Mobile" -k -p 0 -v 100 -w "sources.mp3" -t "AAA sources"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office:value-type="string">
            <text:p>gues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7]&amp;&quot;.mp3&quot;&quot; -t &quot;&quot;AAA &quot;&amp;[.B2737]&amp;&quot;&quot;&quot;&quot;" office:value-type="string" office:string-value="&quot;C:\Program Files (x86)\Balabolka\cli\balcon.exe&quot; -n &quot;Microsoft Heera Mobile&quot; -k -p 0 -v 100 -w &quot;guests.mp3&quot; -t &quot;AAA guests&quot;">
            <text:p>"C:\Program Files (x86)\Balabolka\cli\balcon.exe" -n "Microsoft Heera Mobile" -k -p 0 -v 100 -w "guests.mp3" -t "AAA guests"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string">
            <text:p>invi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8]&amp;&quot;.mp3&quot;&quot; -t &quot;&quot;AAA &quot;&amp;[.B2738]&amp;&quot;&quot;&quot;&quot;" office:value-type="string" office:string-value="&quot;C:\Program Files (x86)\Balabolka\cli\balcon.exe&quot; -n &quot;Microsoft Heera Mobile&quot; -k -p 0 -v 100 -w &quot;invited.mp3&quot; -t &quot;AAA invited&quot;">
            <text:p>"C:\Program Files (x86)\Balabolka\cli\balcon.exe" -n "Microsoft Heera Mobile" -k -p 0 -v 100 -w "invited.mp3" -t "AAA invited"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string">
            <text:p>sea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39]&amp;&quot;.mp3&quot;&quot; -t &quot;&quot;AAA &quot;&amp;[.B2739]&amp;&quot;&quot;&quot;&quot;" office:value-type="string" office:string-value="&quot;C:\Program Files (x86)\Balabolka\cli\balcon.exe&quot; -n &quot;Microsoft Heera Mobile&quot; -k -p 0 -v 100 -w &quot;seats.mp3&quot; -t &quot;AAA seats&quot;">
            <text:p>"C:\Program Files (x86)\Balabolka\cli\balcon.exe" -n "Microsoft Heera Mobile" -k -p 0 -v 100 -w "seats.mp3" -t "AAA seats"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plast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0]&amp;&quot;.mp3&quot;&quot; -t &quot;&quot;AAA &quot;&amp;[.B2740]&amp;&quot;&quot;&quot;&quot;" office:value-type="string" office:string-value="&quot;C:\Program Files (x86)\Balabolka\cli\balcon.exe&quot; -n &quot;Microsoft Heera Mobile&quot; -k -p 0 -v 100 -w &quot;plastic.mp3&quot; -t &quot;AAA plastic&quot;">
            <text:p>"C:\Program Files (x86)\Balabolka\cli\balcon.exe" -n "Microsoft Heera Mobile" -k -p 0 -v 100 -w "plastic.mp3" -t "AAA plastic"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string">
            <text:p>t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1]&amp;&quot;.mp3&quot;&quot; -t &quot;&quot;AAA &quot;&amp;[.B2741]&amp;&quot;&quot;&quot;&quot;" office:value-type="string" office:string-value="&quot;C:\Program Files (x86)\Balabolka\cli\balcon.exe&quot; -n &quot;Microsoft Heera Mobile&quot; -k -p 0 -v 100 -w &quot;tons.mp3&quot; -t &quot;AAA tons&quot;">
            <text:p>"C:\Program Files (x86)\Balabolka\cli\balcon.exe" -n "Microsoft Heera Mobile" -k -p 0 -v 100 -w "tons.mp3" -t "AAA tons"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string">
            <text:p>contain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2]&amp;&quot;.mp3&quot;&quot; -t &quot;&quot;AAA &quot;&amp;[.B2742]&amp;&quot;&quot;&quot;&quot;" office:value-type="string" office:string-value="&quot;C:\Program Files (x86)\Balabolka\cli\balcon.exe&quot; -n &quot;Microsoft Heera Mobile&quot; -k -p 0 -v 100 -w &quot;contained.mp3&quot; -t &quot;AAA contained&quot;">
            <text:p>"C:\Program Files (x86)\Balabolka\cli\balcon.exe" -n "Microsoft Heera Mobile" -k -p 0 -v 100 -w "contained.mp3" -t "AAA contained"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office:value-type="string">
            <text:p>defini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3]&amp;&quot;.mp3&quot;&quot; -t &quot;&quot;AAA &quot;&amp;[.B2743]&amp;&quot;&quot;&quot;&quot;" office:value-type="string" office:string-value="&quot;C:\Program Files (x86)\Balabolka\cli\balcon.exe&quot; -n &quot;Microsoft Heera Mobile&quot; -k -p 0 -v 100 -w &quot;definite.mp3&quot; -t &quot;AAA definite&quot;">
            <text:p>"C:\Program Files (x86)\Balabolka\cli\balcon.exe" -n "Microsoft Heera Mobile" -k -p 0 -v 100 -w "definite.mp3" -t "AAA definite"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string">
            <text:p>pri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4]&amp;&quot;.mp3&quot;&quot; -t &quot;&quot;AAA &quot;&amp;[.B2744]&amp;&quot;&quot;&quot;&quot;" office:value-type="string" office:string-value="&quot;C:\Program Files (x86)\Balabolka\cli\balcon.exe&quot; -n &quot;Microsoft Heera Mobile&quot; -k -p 0 -v 100 -w &quot;prime.mp3&quot; -t &quot;AAA prime&quot;">
            <text:p>"C:\Program Files (x86)\Balabolka\cli\balcon.exe" -n "Microsoft Heera Mobile" -k -p 0 -v 100 -w "prime.mp3" -t "AAA prime"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string">
            <text:p>loc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5]&amp;&quot;.mp3&quot;&quot; -t &quot;&quot;AAA &quot;&amp;[.B2745]&amp;&quot;&quot;&quot;&quot;" office:value-type="string" office:string-value="&quot;C:\Program Files (x86)\Balabolka\cli\balcon.exe&quot; -n &quot;Microsoft Heera Mobile&quot; -k -p 0 -v 100 -w &quot;location.mp3&quot; -t &quot;AAA location&quot;">
            <text:p>"C:\Program Files (x86)\Balabolka\cli\balcon.exe" -n "Microsoft Heera Mobile" -k -p 0 -v 100 -w "location.mp3" -t "AAA location"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office:value-type="string">
            <text:p>elev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6]&amp;&quot;.mp3&quot;&quot; -t &quot;&quot;AAA &quot;&amp;[.B2746]&amp;&quot;&quot;&quot;&quot;" office:value-type="string" office:string-value="&quot;C:\Program Files (x86)\Balabolka\cli\balcon.exe&quot; -n &quot;Microsoft Heera Mobile&quot; -k -p 0 -v 100 -w &quot;eleven.mp3&quot; -t &quot;AAA eleven&quot;">
            <text:p>"C:\Program Files (x86)\Balabolka\cli\balcon.exe" -n "Microsoft Heera Mobile" -k -p 0 -v 100 -w "eleven.mp3" -t "AAA eleven"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curv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7]&amp;&quot;.mp3&quot;&quot; -t &quot;&quot;AAA &quot;&amp;[.B2747]&amp;&quot;&quot;&quot;&quot;" office:value-type="string" office:string-value="&quot;C:\Program Files (x86)\Balabolka\cli\balcon.exe&quot; -n &quot;Microsoft Heera Mobile&quot; -k -p 0 -v 100 -w &quot;curved.mp3&quot; -t &quot;AAA curved&quot;">
            <text:p>"C:\Program Files (x86)\Balabolka\cli\balcon.exe" -n "Microsoft Heera Mobile" -k -p 0 -v 100 -w "curved.mp3" -t "AAA curved"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Octob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8]&amp;&quot;.mp3&quot;&quot; -t &quot;&quot;AAA &quot;&amp;[.B2748]&amp;&quot;&quot;&quot;&quot;" office:value-type="string" office:string-value="&quot;C:\Program Files (x86)\Balabolka\cli\balcon.exe&quot; -n &quot;Microsoft Heera Mobile&quot; -k -p 0 -v 100 -w &quot;October.mp3&quot; -t &quot;AAA October&quot;">
            <text:p>"C:\Program Files (x86)\Balabolka\cli\balcon.exe" -n "Microsoft Heera Mobile" -k -p 0 -v 100 -w "October.mp3" -t "AAA October"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aboar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49]&amp;&quot;.mp3&quot;&quot; -t &quot;&quot;AAA &quot;&amp;[.B2749]&amp;&quot;&quot;&quot;&quot;" office:value-type="string" office:string-value="&quot;C:\Program Files (x86)\Balabolka\cli\balcon.exe&quot; -n &quot;Microsoft Heera Mobile&quot; -k -p 0 -v 100 -w &quot;aboard.mp3&quot; -t &quot;AAA aboard&quot;">
            <text:p>"C:\Program Files (x86)\Balabolka\cli\balcon.exe" -n "Microsoft Heera Mobile" -k -p 0 -v 100 -w "aboard.mp3" -t "AAA aboard"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string">
            <text:p>troo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0]&amp;&quot;.mp3&quot;&quot; -t &quot;&quot;AAA &quot;&amp;[.B2750]&amp;&quot;&quot;&quot;&quot;" office:value-type="string" office:string-value="&quot;C:\Program Files (x86)\Balabolka\cli\balcon.exe&quot; -n &quot;Microsoft Heera Mobile&quot; -k -p 0 -v 100 -w &quot;troops.mp3&quot; -t &quot;AAA troops&quot;">
            <text:p>"C:\Program Files (x86)\Balabolka\cli\balcon.exe" -n "Microsoft Heera Mobile" -k -p 0 -v 100 -w "troops.mp3" -t "AAA troops"</text:p>
          </table:table-cell>
        </table:table-row>
        <table:table-row table:style-name="ro1">
          <table:table-cell office:value-type="float" office:value="2751">
            <text:p>2751</text:p>
          </table:table-cell>
          <table:table-cell office:value-type="string">
            <text:p>captu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1]&amp;&quot;.mp3&quot;&quot; -t &quot;&quot;AAA &quot;&amp;[.B2751]&amp;&quot;&quot;&quot;&quot;" office:value-type="string" office:string-value="&quot;C:\Program Files (x86)\Balabolka\cli\balcon.exe&quot; -n &quot;Microsoft Heera Mobile&quot; -k -p 0 -v 100 -w &quot;captured.mp3&quot; -t &quot;AAA captured&quot;">
            <text:p>"C:\Program Files (x86)\Balabolka\cli\balcon.exe" -n "Microsoft Heera Mobile" -k -p 0 -v 100 -w "captured.mp3" -t "AAA captured"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string">
            <text:p>spo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2]&amp;&quot;.mp3&quot;&quot; -t &quot;&quot;AAA &quot;&amp;[.B2752]&amp;&quot;&quot;&quot;&quot;" office:value-type="string" office:string-value="&quot;C:\Program Files (x86)\Balabolka\cli\balcon.exe&quot; -n &quot;Microsoft Heera Mobile&quot; -k -p 0 -v 100 -w &quot;spots.mp3&quot; -t &quot;AAA spots&quot;">
            <text:p>"C:\Program Files (x86)\Balabolka\cli\balcon.exe" -n "Microsoft Heera Mobile" -k -p 0 -v 100 -w "spots.mp3" -t "AAA spots"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string">
            <text:p>sin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3]&amp;&quot;.mp3&quot;&quot; -t &quot;&quot;AAA &quot;&amp;[.B2753]&amp;&quot;&quot;&quot;&quot;" office:value-type="string" office:string-value="&quot;C:\Program Files (x86)\Balabolka\cli\balcon.exe&quot; -n &quot;Microsoft Heera Mobile&quot; -k -p 0 -v 100 -w &quot;sink.mp3&quot; -t &quot;AAA sink&quot;">
            <text:p>"C:\Program Files (x86)\Balabolka\cli\balcon.exe" -n "Microsoft Heera Mobile" -k -p 0 -v 100 -w "sink.mp3" -t "AAA sink"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string">
            <text:p>voy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4]&amp;&quot;.mp3&quot;&quot; -t &quot;&quot;AAA &quot;&amp;[.B2754]&amp;&quot;&quot;&quot;&quot;" office:value-type="string" office:string-value="&quot;C:\Program Files (x86)\Balabolka\cli\balcon.exe&quot; -n &quot;Microsoft Heera Mobile&quot; -k -p 0 -v 100 -w &quot;voyage.mp3&quot; -t &quot;AAA voyage&quot;">
            <text:p>"C:\Program Files (x86)\Balabolka\cli\balcon.exe" -n "Microsoft Heera Mobile" -k -p 0 -v 100 -w "voyage.mp3" -t "AAA voyage"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office:value-type="string">
            <text:p>she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5]&amp;&quot;.mp3&quot;&quot; -t &quot;&quot;AAA &quot;&amp;[.B2755]&amp;&quot;&quot;&quot;&quot;" office:value-type="string" office:string-value="&quot;C:\Program Files (x86)\Balabolka\cli\balcon.exe&quot; -n &quot;Microsoft Heera Mobile&quot; -k -p 0 -v 100 -w &quot;shelf.mp3&quot; -t &quot;AAA shelf&quot;">
            <text:p>"C:\Program Files (x86)\Balabolka\cli\balcon.exe" -n "Microsoft Heera Mobile" -k -p 0 -v 100 -w "shelf.mp3" -t "AAA shelf"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string">
            <text:p>o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6]&amp;&quot;.mp3&quot;&quot; -t &quot;&quot;AAA &quot;&amp;[.B2756]&amp;&quot;&quot;&quot;&quot;" office:value-type="string" office:string-value="&quot;C:\Program Files (x86)\Balabolka\cli\balcon.exe&quot; -n &quot;Microsoft Heera Mobile&quot; -k -p 0 -v 100 -w &quot;ore.mp3&quot; -t &quot;AAA ore&quot;">
            <text:p>"C:\Program Files (x86)\Balabolka\cli\balcon.exe" -n "Microsoft Heera Mobile" -k -p 0 -v 100 -w "ore.mp3" -t "AAA ore"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office:value-type="string">
            <text:p>was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7]&amp;&quot;.mp3&quot;&quot; -t &quot;&quot;AAA &quot;&amp;[.B2757]&amp;&quot;&quot;&quot;&quot;" office:value-type="string" office:string-value="&quot;C:\Program Files (x86)\Balabolka\cli\balcon.exe&quot; -n &quot;Microsoft Heera Mobile&quot; -k -p 0 -v 100 -w &quot;washing.mp3&quot; -t &quot;AAA washing&quot;">
            <text:p>"C:\Program Files (x86)\Balabolka\cli\balcon.exe" -n "Microsoft Heera Mobile" -k -p 0 -v 100 -w "washing.mp3" -t "AAA washing"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office:value-type="string">
            <text:p>fir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8]&amp;&quot;.mp3&quot;&quot; -t &quot;&quot;AAA &quot;&amp;[.B2758]&amp;&quot;&quot;&quot;&quot;" office:value-type="string" office:string-value="&quot;C:\Program Files (x86)\Balabolka\cli\balcon.exe&quot; -n &quot;Microsoft Heera Mobile&quot; -k -p 0 -v 100 -w &quot;firm.mp3&quot; -t &quot;AAA firm&quot;">
            <text:p>"C:\Program Files (x86)\Balabolka\cli\balcon.exe" -n "Microsoft Heera Mobile" -k -p 0 -v 100 -w "firm.mp3" -t "AAA firm"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string">
            <text:p>accur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59]&amp;&quot;.mp3&quot;&quot; -t &quot;&quot;AAA &quot;&amp;[.B2759]&amp;&quot;&quot;&quot;&quot;" office:value-type="string" office:string-value="&quot;C:\Program Files (x86)\Balabolka\cli\balcon.exe&quot; -n &quot;Microsoft Heera Mobile&quot; -k -p 0 -v 100 -w &quot;accurate.mp3&quot; -t &quot;AAA accurate&quot;">
            <text:p>"C:\Program Files (x86)\Balabolka\cli\balcon.exe" -n "Microsoft Heera Mobile" -k -p 0 -v 100 -w "accurate.mp3" -t "AAA accurate"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equ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0]&amp;&quot;.mp3&quot;&quot; -t &quot;&quot;AAA &quot;&amp;[.B2760]&amp;&quot;&quot;&quot;&quot;" office:value-type="string" office:string-value="&quot;C:\Program Files (x86)\Balabolka\cli\balcon.exe&quot; -n &quot;Microsoft Heera Mobile&quot; -k -p 0 -v 100 -w &quot;equally.mp3&quot; -t &quot;AAA equally&quot;">
            <text:p>"C:\Program Files (x86)\Balabolka\cli\balcon.exe" -n "Microsoft Heera Mobile" -k -p 0 -v 100 -w "equally.mp3" -t "AAA equally"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string">
            <text:p>Po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1]&amp;&quot;.mp3&quot;&quot; -t &quot;&quot;AAA &quot;&amp;[.B2761]&amp;&quot;&quot;&quot;&quot;" office:value-type="string" office:string-value="&quot;C:\Program Files (x86)\Balabolka\cli\balcon.exe&quot; -n &quot;Microsoft Heera Mobile&quot; -k -p 0 -v 100 -w &quot;Pole.mp3&quot; -t &quot;AAA Pole&quot;">
            <text:p>"C:\Program Files (x86)\Balabolka\cli\balcon.exe" -n "Microsoft Heera Mobile" -k -p 0 -v 100 -w "Pole.mp3" -t "AAA Pole"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string">
            <text:p>cross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2]&amp;&quot;.mp3&quot;&quot; -t &quot;&quot;AAA &quot;&amp;[.B2762]&amp;&quot;&quot;&quot;&quot;" office:value-type="string" office:string-value="&quot;C:\Program Files (x86)\Balabolka\cli\balcon.exe&quot; -n &quot;Microsoft Heera Mobile&quot; -k -p 0 -v 100 -w &quot;crossing.mp3&quot; -t &quot;AAA crossing&quot;">
            <text:p>"C:\Program Files (x86)\Balabolka\cli\balcon.exe" -n "Microsoft Heera Mobile" -k -p 0 -v 100 -w "crossing.mp3" -t "AAA crossing"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Dani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3]&amp;&quot;.mp3&quot;&quot; -t &quot;&quot;AAA &quot;&amp;[.B2763]&amp;&quot;&quot;&quot;&quot;" office:value-type="string" office:string-value="&quot;C:\Program Files (x86)\Balabolka\cli\balcon.exe&quot; -n &quot;Microsoft Heera Mobile&quot; -k -p 0 -v 100 -w &quot;Daniel.mp3&quot; -t &quot;AAA Daniel&quot;">
            <text:p>"C:\Program Files (x86)\Balabolka\cli\balcon.exe" -n "Microsoft Heera Mobile" -k -p 0 -v 100 -w "Daniel.mp3" -t "AAA Daniel"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string">
            <text:p>mix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4]&amp;&quot;.mp3&quot;&quot; -t &quot;&quot;AAA &quot;&amp;[.B2764]&amp;&quot;&quot;&quot;&quot;" office:value-type="string" office:string-value="&quot;C:\Program Files (x86)\Balabolka\cli\balcon.exe&quot; -n &quot;Microsoft Heera Mobile&quot; -k -p 0 -v 100 -w &quot;mixture.mp3&quot; -t &quot;AAA mixture&quot;">
            <text:p>"C:\Program Files (x86)\Balabolka\cli\balcon.exe" -n "Microsoft Heera Mobile" -k -p 0 -v 100 -w "mixture.mp3" -t "AAA mixture"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string">
            <text:p>Jef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5]&amp;&quot;.mp3&quot;&quot; -t &quot;&quot;AAA &quot;&amp;[.B2765]&amp;&quot;&quot;&quot;&quot;" office:value-type="string" office:string-value="&quot;C:\Program Files (x86)\Balabolka\cli\balcon.exe&quot; -n &quot;Microsoft Heera Mobile&quot; -k -p 0 -v 100 -w &quot;Jeff.mp3&quot; -t &quot;AAA Jeff&quot;">
            <text:p>"C:\Program Files (x86)\Balabolka\cli\balcon.exe" -n "Microsoft Heera Mobile" -k -p 0 -v 100 -w "Jeff.mp3" -t "AAA Jeff"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string">
            <text:p>check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6]&amp;&quot;.mp3&quot;&quot; -t &quot;&quot;AAA &quot;&amp;[.B2766]&amp;&quot;&quot;&quot;&quot;" office:value-type="string" office:string-value="&quot;C:\Program Files (x86)\Balabolka\cli\balcon.exe&quot; -n &quot;Microsoft Heera Mobile&quot; -k -p 0 -v 100 -w &quot;checked.mp3&quot; -t &quot;AAA checked&quot;">
            <text:p>"C:\Program Files (x86)\Balabolka\cli\balcon.exe" -n "Microsoft Heera Mobile" -k -p 0 -v 100 -w "checked.mp3" -t "AAA checked"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string">
            <text:p>shel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7]&amp;&quot;.mp3&quot;&quot; -t &quot;&quot;AAA &quot;&amp;[.B2767]&amp;&quot;&quot;&quot;&quot;" office:value-type="string" office:string-value="&quot;C:\Program Files (x86)\Balabolka\cli\balcon.exe&quot; -n &quot;Microsoft Heera Mobile&quot; -k -p 0 -v 100 -w &quot;shelter.mp3&quot; -t &quot;AAA shelter&quot;">
            <text:p>"C:\Program Files (x86)\Balabolka\cli\balcon.exe" -n "Microsoft Heera Mobile" -k -p 0 -v 100 -w "shelter.mp3" -t "AAA shelter"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string">
            <text:p>pas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8]&amp;&quot;.mp3&quot;&quot; -t &quot;&quot;AAA &quot;&amp;[.B2768]&amp;&quot;&quot;&quot;&quot;" office:value-type="string" office:string-value="&quot;C:\Program Files (x86)\Balabolka\cli\balcon.exe&quot; -n &quot;Microsoft Heera Mobile&quot; -k -p 0 -v 100 -w &quot;pasture.mp3&quot; -t &quot;AAA pasture&quot;">
            <text:p>"C:\Program Files (x86)\Balabolka\cli\balcon.exe" -n "Microsoft Heera Mobile" -k -p 0 -v 100 -w "pasture.mp3" -t "AAA pasture"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string">
            <text:p>const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69]&amp;&quot;.mp3&quot;&quot; -t &quot;&quot;AAA &quot;&amp;[.B2769]&amp;&quot;&quot;&quot;&quot;" office:value-type="string" office:string-value="&quot;C:\Program Files (x86)\Balabolka\cli\balcon.exe&quot; -n &quot;Microsoft Heera Mobile&quot; -k -p 0 -v 100 -w &quot;constant.mp3&quot; -t &quot;AAA constant&quot;">
            <text:p>"C:\Program Files (x86)\Balabolka\cli\balcon.exe" -n "Microsoft Heera Mobile" -k -p 0 -v 100 -w "constant.mp3" -t "AAA constant"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string">
            <text:p>soldi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0]&amp;&quot;.mp3&quot;&quot; -t &quot;&quot;AAA &quot;&amp;[.B2770]&amp;&quot;&quot;&quot;&quot;" office:value-type="string" office:string-value="&quot;C:\Program Files (x86)\Balabolka\cli\balcon.exe&quot; -n &quot;Microsoft Heera Mobile&quot; -k -p 0 -v 100 -w &quot;soldier.mp3&quot; -t &quot;AAA soldier&quot;">
            <text:p>"C:\Program Files (x86)\Balabolka\cli\balcon.exe" -n "Microsoft Heera Mobile" -k -p 0 -v 100 -w "soldier.mp3" -t "AAA soldier"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string">
            <text:p>shi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1]&amp;&quot;.mp3&quot;&quot; -t &quot;&quot;AAA &quot;&amp;[.B2771]&amp;&quot;&quot;&quot;&quot;" office:value-type="string" office:string-value="&quot;C:\Program Files (x86)\Balabolka\cli\balcon.exe&quot; -n &quot;Microsoft Heera Mobile&quot; -k -p 0 -v 100 -w &quot;shine.mp3&quot; -t &quot;AAA shine&quot;">
            <text:p>"C:\Program Files (x86)\Balabolka\cli\balcon.exe" -n "Microsoft Heera Mobile" -k -p 0 -v 100 -w "shine.mp3" -t "AAA shine"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string">
            <text:p>victo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2]&amp;&quot;.mp3&quot;&quot; -t &quot;&quot;AAA &quot;&amp;[.B2772]&amp;&quot;&quot;&quot;&quot;" office:value-type="string" office:string-value="&quot;C:\Program Files (x86)\Balabolka\cli\balcon.exe&quot; -n &quot;Microsoft Heera Mobile&quot; -k -p 0 -v 100 -w &quot;victory.mp3&quot; -t &quot;AAA victory&quot;">
            <text:p>"C:\Program Files (x86)\Balabolka\cli\balcon.exe" -n "Microsoft Heera Mobile" -k -p 0 -v 100 -w "victory.mp3" -t "AAA victory"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string">
            <text:p>whist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3]&amp;&quot;.mp3&quot;&quot; -t &quot;&quot;AAA &quot;&amp;[.B2773]&amp;&quot;&quot;&quot;&quot;" office:value-type="string" office:string-value="&quot;C:\Program Files (x86)\Balabolka\cli\balcon.exe&quot; -n &quot;Microsoft Heera Mobile&quot; -k -p 0 -v 100 -w &quot;whistle.mp3&quot; -t &quot;AAA whistle&quot;">
            <text:p>"C:\Program Files (x86)\Balabolka\cli\balcon.exe" -n "Microsoft Heera Mobile" -k -p 0 -v 100 -w "whistle.mp3" -t "AAA whistle"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string">
            <text:p>sla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4]&amp;&quot;.mp3&quot;&quot; -t &quot;&quot;AAA &quot;&amp;[.B2774]&amp;&quot;&quot;&quot;&quot;" office:value-type="string" office:string-value="&quot;C:\Program Files (x86)\Balabolka\cli\balcon.exe&quot; -n &quot;Microsoft Heera Mobile&quot; -k -p 0 -v 100 -w &quot;slave.mp3&quot; -t &quot;AAA slave&quot;">
            <text:p>"C:\Program Files (x86)\Balabolka\cli\balcon.exe" -n "Microsoft Heera Mobile" -k -p 0 -v 100 -w "slave.mp3" -t "AAA slave"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string">
            <text:p>brea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5]&amp;&quot;.mp3&quot;&quot; -t &quot;&quot;AAA &quot;&amp;[.B2775]&amp;&quot;&quot;&quot;&quot;" office:value-type="string" office:string-value="&quot;C:\Program Files (x86)\Balabolka\cli\balcon.exe&quot; -n &quot;Microsoft Heera Mobile&quot; -k -p 0 -v 100 -w &quot;breaking.mp3&quot; -t &quot;AAA breaking&quot;">
            <text:p>"C:\Program Files (x86)\Balabolka\cli\balcon.exe" -n "Microsoft Heera Mobile" -k -p 0 -v 100 -w "breaking.mp3" -t "AAA breaking"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office:value-type="string">
            <text:p>daw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6]&amp;&quot;.mp3&quot;&quot; -t &quot;&quot;AAA &quot;&amp;[.B2776]&amp;&quot;&quot;&quot;&quot;" office:value-type="string" office:string-value="&quot;C:\Program Files (x86)\Balabolka\cli\balcon.exe&quot; -n &quot;Microsoft Heera Mobile&quot; -k -p 0 -v 100 -w &quot;dawn.mp3&quot; -t &quot;AAA dawn&quot;">
            <text:p>"C:\Program Files (x86)\Balabolka\cli\balcon.exe" -n "Microsoft Heera Mobile" -k -p 0 -v 100 -w "dawn.mp3" -t "AAA dawn"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office:value-type="string">
            <text:p>farm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7]&amp;&quot;.mp3&quot;&quot; -t &quot;&quot;AAA &quot;&amp;[.B2777]&amp;&quot;&quot;&quot;&quot;" office:value-type="string" office:string-value="&quot;C:\Program Files (x86)\Balabolka\cli\balcon.exe&quot; -n &quot;Microsoft Heera Mobile&quot; -k -p 0 -v 100 -w &quot;farming.mp3&quot; -t &quot;AAA farming&quot;">
            <text:p>"C:\Program Files (x86)\Balabolka\cli\balcon.exe" -n "Microsoft Heera Mobile" -k -p 0 -v 100 -w "farming.mp3" -t "AAA farming"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office:value-type="string">
            <text:p>servi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8]&amp;&quot;.mp3&quot;&quot; -t &quot;&quot;AAA &quot;&amp;[.B2778]&amp;&quot;&quot;&quot;&quot;" office:value-type="string" office:string-value="&quot;C:\Program Files (x86)\Balabolka\cli\balcon.exe&quot; -n &quot;Microsoft Heera Mobile&quot; -k -p 0 -v 100 -w &quot;services.mp3&quot; -t &quot;AAA services&quot;">
            <text:p>"C:\Program Files (x86)\Balabolka\cli\balcon.exe" -n "Microsoft Heera Mobile" -k -p 0 -v 100 -w "services.mp3" -t "AAA services"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equat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79]&amp;&quot;.mp3&quot;&quot; -t &quot;&quot;AAA &quot;&amp;[.B2779]&amp;&quot;&quot;&quot;&quot;" office:value-type="string" office:string-value="&quot;C:\Program Files (x86)\Balabolka\cli\balcon.exe&quot; -n &quot;Microsoft Heera Mobile&quot; -k -p 0 -v 100 -w &quot;equator.mp3&quot; -t &quot;AAA equator&quot;">
            <text:p>"C:\Program Files (x86)\Balabolka\cli\balcon.exe" -n "Microsoft Heera Mobile" -k -p 0 -v 100 -w "equator.mp3" -t "AAA equator"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string">
            <text:p>th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0]&amp;&quot;.mp3&quot;&quot; -t &quot;&quot;AAA &quot;&amp;[.B2780]&amp;&quot;&quot;&quot;&quot;" office:value-type="string" office:string-value="&quot;C:\Program Files (x86)\Balabolka\cli\balcon.exe&quot; -n &quot;Microsoft Heera Mobile&quot; -k -p 0 -v 100 -w &quot;thy.mp3&quot; -t &quot;AAA thy&quot;">
            <text:p>"C:\Program Files (x86)\Balabolka\cli\balcon.exe" -n "Microsoft Heera Mobile" -k -p 0 -v 100 -w "thy.mp3" -t "AAA thy"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string">
            <text:p>camera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1]&amp;&quot;.mp3&quot;&quot; -t &quot;&quot;AAA &quot;&amp;[.B2781]&amp;&quot;&quot;&quot;&quot;" office:value-type="string" office:string-value="&quot;C:\Program Files (x86)\Balabolka\cli\balcon.exe&quot; -n &quot;Microsoft Heera Mobile&quot; -k -p 0 -v 100 -w &quot;camera.mp3&quot; -t &quot;AAA camera&quot;">
            <text:p>"C:\Program Files (x86)\Balabolka\cli\balcon.exe" -n "Microsoft Heera Mobile" -k -p 0 -v 100 -w "camera.mp3" -t "AAA camera"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string">
            <text:p>opin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2]&amp;&quot;.mp3&quot;&quot; -t &quot;&quot;AAA &quot;&amp;[.B2782]&amp;&quot;&quot;&quot;&quot;" office:value-type="string" office:string-value="&quot;C:\Program Files (x86)\Balabolka\cli\balcon.exe&quot; -n &quot;Microsoft Heera Mobile&quot; -k -p 0 -v 100 -w &quot;opinion.mp3&quot; -t &quot;AAA opinion&quot;">
            <text:p>"C:\Program Files (x86)\Balabolka\cli\balcon.exe" -n "Microsoft Heera Mobile" -k -p 0 -v 100 -w "opinion.mp3" -t "AAA opinion"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string">
            <text:p>charact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3]&amp;&quot;.mp3&quot;&quot; -t &quot;&quot;AAA &quot;&amp;[.B2783]&amp;&quot;&quot;&quot;&quot;" office:value-type="string" office:string-value="&quot;C:\Program Files (x86)\Balabolka\cli\balcon.exe&quot; -n &quot;Microsoft Heera Mobile&quot; -k -p 0 -v 100 -w &quot;characters.mp3&quot; -t &quot;AAA characters&quot;">
            <text:p>"C:\Program Files (x86)\Balabolka\cli\balcon.exe" -n "Microsoft Heera Mobile" -k -p 0 -v 100 -w "characters.mp3" -t "AAA characters"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fu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4]&amp;&quot;.mp3&quot;&quot; -t &quot;&quot;AAA &quot;&amp;[.B2784]&amp;&quot;&quot;&quot;&quot;" office:value-type="string" office:string-value="&quot;C:\Program Files (x86)\Balabolka\cli\balcon.exe&quot; -n &quot;Microsoft Heera Mobile&quot; -k -p 0 -v 100 -w &quot;fully.mp3&quot; -t &quot;AAA fully&quot;">
            <text:p>"C:\Program Files (x86)\Balabolka\cli\balcon.exe" -n "Microsoft Heera Mobile" -k -p 0 -v 100 -w "fully.mp3" -t "AAA fully"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string">
            <text:p>ligh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5]&amp;&quot;.mp3&quot;&quot; -t &quot;&quot;AAA &quot;&amp;[.B2785]&amp;&quot;&quot;&quot;&quot;" office:value-type="string" office:string-value="&quot;C:\Program Files (x86)\Balabolka\cli\balcon.exe&quot; -n &quot;Microsoft Heera Mobile&quot; -k -p 0 -v 100 -w &quot;lighted.mp3&quot; -t &quot;AAA lighted&quot;">
            <text:p>"C:\Program Files (x86)\Balabolka\cli\balcon.exe" -n "Microsoft Heera Mobile" -k -p 0 -v 100 -w "lighted.mp3" -t "AAA lighted"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string">
            <text:p>experienc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6]&amp;&quot;.mp3&quot;&quot; -t &quot;&quot;AAA &quot;&amp;[.B2786]&amp;&quot;&quot;&quot;&quot;" office:value-type="string" office:string-value="&quot;C:\Program Files (x86)\Balabolka\cli\balcon.exe&quot; -n &quot;Microsoft Heera Mobile&quot; -k -p 0 -v 100 -w &quot;experiences.mp3&quot; -t &quot;AAA experiences&quot;">
            <text:p>"C:\Program Files (x86)\Balabolka\cli\balcon.exe" -n "Microsoft Heera Mobile" -k -p 0 -v 100 -w "experiences.mp3" -t "AAA experiences"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string">
            <text:p>coun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7]&amp;&quot;.mp3&quot;&quot; -t &quot;&quot;AAA &quot;&amp;[.B2787]&amp;&quot;&quot;&quot;&quot;" office:value-type="string" office:string-value="&quot;C:\Program Files (x86)\Balabolka\cli\balcon.exe&quot; -n &quot;Microsoft Heera Mobile&quot; -k -p 0 -v 100 -w &quot;counted.mp3&quot; -t &quot;AAA counted&quot;">
            <text:p>"C:\Program Files (x86)\Balabolka\cli\balcon.exe" -n "Microsoft Heera Mobile" -k -p 0 -v 100 -w "counted.mp3" -t "AAA counted"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string">
            <text:p>pou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8]&amp;&quot;.mp3&quot;&quot; -t &quot;&quot;AAA &quot;&amp;[.B2788]&amp;&quot;&quot;&quot;&quot;" office:value-type="string" office:string-value="&quot;C:\Program Files (x86)\Balabolka\cli\balcon.exe&quot; -n &quot;Microsoft Heera Mobile&quot; -k -p 0 -v 100 -w &quot;pour.mp3&quot; -t &quot;AAA pour&quot;">
            <text:p>"C:\Program Files (x86)\Balabolka\cli\balcon.exe" -n "Microsoft Heera Mobile" -k -p 0 -v 100 -w "pour.mp3" -t "AAA pour"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string">
            <text:p>lab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89]&amp;&quot;.mp3&quot;&quot; -t &quot;&quot;AAA &quot;&amp;[.B2789]&amp;&quot;&quot;&quot;&quot;" office:value-type="string" office:string-value="&quot;C:\Program Files (x86)\Balabolka\cli\balcon.exe&quot; -n &quot;Microsoft Heera Mobile&quot; -k -p 0 -v 100 -w &quot;labor.mp3&quot; -t &quot;AAA labor&quot;">
            <text:p>"C:\Program Files (x86)\Balabolka\cli\balcon.exe" -n "Microsoft Heera Mobile" -k -p 0 -v 100 -w "labor.mp3" -t "AAA labor"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string">
            <text:p>brie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0]&amp;&quot;.mp3&quot;&quot; -t &quot;&quot;AAA &quot;&amp;[.B2790]&amp;&quot;&quot;&quot;&quot;" office:value-type="string" office:string-value="&quot;C:\Program Files (x86)\Balabolka\cli\balcon.exe&quot; -n &quot;Microsoft Heera Mobile&quot; -k -p 0 -v 100 -w &quot;brief.mp3&quot; -t &quot;AAA brief&quot;">
            <text:p>"C:\Program Files (x86)\Balabolka\cli\balcon.exe" -n "Microsoft Heera Mobile" -k -p 0 -v 100 -w "brief.mp3" -t "AAA brief"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string">
            <text:p>proper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1]&amp;&quot;.mp3&quot;&quot; -t &quot;&quot;AAA &quot;&amp;[.B2791]&amp;&quot;&quot;&quot;&quot;" office:value-type="string" office:string-value="&quot;C:\Program Files (x86)\Balabolka\cli\balcon.exe&quot; -n &quot;Microsoft Heera Mobile&quot; -k -p 0 -v 100 -w &quot;properly.mp3&quot; -t &quot;AAA properly&quot;">
            <text:p>"C:\Program Files (x86)\Balabolka\cli\balcon.exe" -n "Microsoft Heera Mobile" -k -p 0 -v 100 -w "properly.mp3" -t "AAA properly"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string">
            <text:p>poin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2]&amp;&quot;.mp3&quot;&quot; -t &quot;&quot;AAA &quot;&amp;[.B2792]&amp;&quot;&quot;&quot;&quot;" office:value-type="string" office:string-value="&quot;C:\Program Files (x86)\Balabolka\cli\balcon.exe&quot; -n &quot;Microsoft Heera Mobile&quot; -k -p 0 -v 100 -w &quot;pointing.mp3&quot; -t &quot;AAA pointing&quot;">
            <text:p>"C:\Program Files (x86)\Balabolka\cli\balcon.exe" -n "Microsoft Heera Mobile" -k -p 0 -v 100 -w "pointing.mp3" -t "AAA pointing"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string">
            <text:p>hor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3]&amp;&quot;.mp3&quot;&quot; -t &quot;&quot;AAA &quot;&amp;[.B2793]&amp;&quot;&quot;&quot;&quot;" office:value-type="string" office:string-value="&quot;C:\Program Files (x86)\Balabolka\cli\balcon.exe&quot; -n &quot;Microsoft Heera Mobile&quot; -k -p 0 -v 100 -w &quot;horns.mp3&quot; -t &quot;AAA horns&quot;">
            <text:p>"C:\Program Files (x86)\Balabolka\cli\balcon.exe" -n "Microsoft Heera Mobile" -k -p 0 -v 100 -w "horns.mp3" -t "AAA horns"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string">
            <text:p>appropriat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4]&amp;&quot;.mp3&quot;&quot; -t &quot;&quot;AAA &quot;&amp;[.B2794]&amp;&quot;&quot;&quot;&quot;" office:value-type="string" office:string-value="&quot;C:\Program Files (x86)\Balabolka\cli\balcon.exe&quot; -n &quot;Microsoft Heera Mobile&quot; -k -p 0 -v 100 -w &quot;appropriate.mp3&quot; -t &quot;AAA appropriate&quot;">
            <text:p>"C:\Program Files (x86)\Balabolka\cli\balcon.exe" -n "Microsoft Heera Mobile" -k -p 0 -v 100 -w "appropriate.mp3" -t "AAA appropriate"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office:value-type="string">
            <text:p>corn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5]&amp;&quot;.mp3&quot;&quot; -t &quot;&quot;AAA &quot;&amp;[.B2795]&amp;&quot;&quot;&quot;&quot;" office:value-type="string" office:string-value="&quot;C:\Program Files (x86)\Balabolka\cli\balcon.exe&quot; -n &quot;Microsoft Heera Mobile&quot; -k -p 0 -v 100 -w &quot;corners.mp3&quot; -t &quot;AAA corners&quot;">
            <text:p>"C:\Program Files (x86)\Balabolka\cli\balcon.exe" -n "Microsoft Heera Mobile" -k -p 0 -v 100 -w "corners.mp3" -t "AAA corners"</text:p>
          </table:table-cell>
        </table:table-row>
        <table:table-row table:style-name="ro1">
          <table:table-cell office:value-type="float" office:value="2796">
            <text:p>2796</text:p>
          </table:table-cell>
          <table:table-cell office:value-type="string">
            <text:p>te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6]&amp;&quot;.mp3&quot;&quot; -t &quot;&quot;AAA &quot;&amp;[.B2796]&amp;&quot;&quot;&quot;&quot;" office:value-type="string" office:string-value="&quot;C:\Program Files (x86)\Balabolka\cli\balcon.exe&quot; -n &quot;Microsoft Heera Mobile&quot; -k -p 0 -v 100 -w &quot;teen.mp3&quot; -t &quot;AAA teen&quot;">
            <text:p>"C:\Program Files (x86)\Balabolka\cli\balcon.exe" -n "Microsoft Heera Mobile" -k -p 0 -v 100 -w "teen.mp3" -t "AAA teen"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office:value-type="string">
            <text:p>arr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7]&amp;&quot;.mp3&quot;&quot; -t &quot;&quot;AAA &quot;&amp;[.B2797]&amp;&quot;&quot;&quot;&quot;" office:value-type="string" office:string-value="&quot;C:\Program Files (x86)\Balabolka\cli\balcon.exe&quot; -n &quot;Microsoft Heera Mobile&quot; -k -p 0 -v 100 -w &quot;arrive.mp3&quot; -t &quot;AAA arrive&quot;">
            <text:p>"C:\Program Files (x86)\Balabolka\cli\balcon.exe" -n "Microsoft Heera Mobile" -k -p 0 -v 100 -w "arrive.mp3" -t "AAA arrive"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grav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8]&amp;&quot;.mp3&quot;&quot; -t &quot;&quot;AAA &quot;&amp;[.B2798]&amp;&quot;&quot;&quot;&quot;" office:value-type="string" office:string-value="&quot;C:\Program Files (x86)\Balabolka\cli\balcon.exe&quot; -n &quot;Microsoft Heera Mobile&quot; -k -p 0 -v 100 -w &quot;gravity.mp3&quot; -t &quot;AAA gravity&quot;">
            <text:p>"C:\Program Files (x86)\Balabolka\cli\balcon.exe" -n "Microsoft Heera Mobile" -k -p 0 -v 100 -w "gravity.mp3" -t "AAA gravity"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office:value-type="string">
            <text:p>fier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799]&amp;&quot;.mp3&quot;&quot; -t &quot;&quot;AAA &quot;&amp;[.B2799]&amp;&quot;&quot;&quot;&quot;" office:value-type="string" office:string-value="&quot;C:\Program Files (x86)\Balabolka\cli\balcon.exe&quot; -n &quot;Microsoft Heera Mobile&quot; -k -p 0 -v 100 -w &quot;fierce.mp3&quot; -t &quot;AAA fierce&quot;">
            <text:p>"C:\Program Files (x86)\Balabolka\cli\balcon.exe" -n "Microsoft Heera Mobile" -k -p 0 -v 100 -w "fierce.mp3" -t "AAA fierce"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be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0]&amp;&quot;.mp3&quot;&quot; -t &quot;&quot;AAA &quot;&amp;[.B2800]&amp;&quot;&quot;&quot;&quot;" office:value-type="string" office:string-value="&quot;C:\Program Files (x86)\Balabolka\cli\balcon.exe&quot; -n &quot;Microsoft Heera Mobile&quot; -k -p 0 -v 100 -w &quot;bet.mp3&quot; -t &quot;AAA bet&quot;">
            <text:p>"C:\Program Files (x86)\Balabolka\cli\balcon.exe" -n "Microsoft Heera Mobile" -k -p 0 -v 100 -w "bet.mp3" -t "AAA bet"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independen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1]&amp;&quot;.mp3&quot;&quot; -t &quot;&quot;AAA &quot;&amp;[.B2801]&amp;&quot;&quot;&quot;&quot;" office:value-type="string" office:string-value="&quot;C:\Program Files (x86)\Balabolka\cli\balcon.exe&quot; -n &quot;Microsoft Heera Mobile&quot; -k -p 0 -v 100 -w &quot;independence.mp3&quot; -t &quot;AAA independence&quot;">
            <text:p>"C:\Program Files (x86)\Balabolka\cli\balcon.exe" -n "Microsoft Heera Mobile" -k -p 0 -v 100 -w "independence.mp3" -t "AAA independence"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string">
            <text:p>clea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2]&amp;&quot;.mp3&quot;&quot; -t &quot;&quot;AAA &quot;&amp;[.B2802]&amp;&quot;&quot;&quot;&quot;" office:value-type="string" office:string-value="&quot;C:\Program Files (x86)\Balabolka\cli\balcon.exe&quot; -n &quot;Microsoft Heera Mobile&quot; -k -p 0 -v 100 -w &quot;cleared.mp3&quot; -t &quot;AAA cleared&quot;">
            <text:p>"C:\Program Files (x86)\Balabolka\cli\balcon.exe" -n "Microsoft Heera Mobile" -k -p 0 -v 100 -w "cleared.mp3" -t "AAA cleared"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office:value-type="string">
            <text:p>labe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3]&amp;&quot;.mp3&quot;&quot; -t &quot;&quot;AAA &quot;&amp;[.B2803]&amp;&quot;&quot;&quot;&quot;" office:value-type="string" office:string-value="&quot;C:\Program Files (x86)\Balabolka\cli\balcon.exe&quot; -n &quot;Microsoft Heera Mobile&quot; -k -p 0 -v 100 -w &quot;label.mp3&quot; -t &quot;AAA label&quot;">
            <text:p>"C:\Program Files (x86)\Balabolka\cli\balcon.exe" -n "Microsoft Heera Mobile" -k -p 0 -v 100 -w "label.mp3" -t "AAA label"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string">
            <text:p>c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4]&amp;&quot;.mp3&quot;&quot; -t &quot;&quot;AAA &quot;&amp;[.B2804]&amp;&quot;&quot;&quot;&quot;" office:value-type="string" office:string-value="&quot;C:\Program Files (x86)\Balabolka\cli\balcon.exe&quot; -n &quot;Microsoft Heera Mobile&quot; -k -p 0 -v 100 -w &quot;cast.mp3&quot; -t &quot;AAA cast&quot;">
            <text:p>"C:\Program Files (x86)\Balabolka\cli\balcon.exe" -n "Microsoft Heera Mobile" -k -p 0 -v 100 -w "cast.mp3" -t "AAA cast"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office:value-type="string">
            <text:p>positiv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5]&amp;&quot;.mp3&quot;&quot; -t &quot;&quot;AAA &quot;&amp;[.B2805]&amp;&quot;&quot;&quot;&quot;" office:value-type="string" office:string-value="&quot;C:\Program Files (x86)\Balabolka\cli\balcon.exe&quot; -n &quot;Microsoft Heera Mobile&quot; -k -p 0 -v 100 -w &quot;positive.mp3&quot; -t &quot;AAA positive&quot;">
            <text:p>"C:\Program Files (x86)\Balabolka\cli\balcon.exe" -n "Microsoft Heera Mobile" -k -p 0 -v 100 -w "positive.mp3" -t "AAA positive"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office:value-type="string">
            <text:p>occasion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6]&amp;&quot;.mp3&quot;&quot; -t &quot;&quot;AAA &quot;&amp;[.B2806]&amp;&quot;&quot;&quot;&quot;" office:value-type="string" office:string-value="&quot;C:\Program Files (x86)\Balabolka\cli\balcon.exe&quot; -n &quot;Microsoft Heera Mobile&quot; -k -p 0 -v 100 -w &quot;occasionally.mp3&quot; -t &quot;AAA occasionally&quot;">
            <text:p>"C:\Program Files (x86)\Balabolka\cli\balcon.exe" -n "Microsoft Heera Mobile" -k -p 0 -v 100 -w "occasionally.mp3" -t "AAA occasionally"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string">
            <text:p>mel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7]&amp;&quot;.mp3&quot;&quot; -t &quot;&quot;AAA &quot;&amp;[.B2807]&amp;&quot;&quot;&quot;&quot;" office:value-type="string" office:string-value="&quot;C:\Program Files (x86)\Balabolka\cli\balcon.exe&quot; -n &quot;Microsoft Heera Mobile&quot; -k -p 0 -v 100 -w &quot;melted.mp3&quot; -t &quot;AAA melted&quot;">
            <text:p>"C:\Program Files (x86)\Balabolka\cli\balcon.exe" -n "Microsoft Heera Mobile" -k -p 0 -v 100 -w "melted.mp3" -t "AAA melted"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peop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8]&amp;&quot;.mp3&quot;&quot; -t &quot;&quot;AAA &quot;&amp;[.B2808]&amp;&quot;&quot;&quot;&quot;" office:value-type="string" office:string-value="&quot;C:\Program Files (x86)\Balabolka\cli\balcon.exe&quot; -n &quot;Microsoft Heera Mobile&quot; -k -p 0 -v 100 -w &quot;peoples.mp3&quot; -t &quot;AAA peoples&quot;">
            <text:p>"C:\Program Files (x86)\Balabolka\cli\balcon.exe" -n "Microsoft Heera Mobile" -k -p 0 -v 100 -w "peoples.mp3" -t "AAA peoples"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string">
            <text:p>cry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09]&amp;&quot;.mp3&quot;&quot; -t &quot;&quot;AAA &quot;&amp;[.B2809]&amp;&quot;&quot;&quot;&quot;" office:value-type="string" office:string-value="&quot;C:\Program Files (x86)\Balabolka\cli\balcon.exe&quot; -n &quot;Microsoft Heera Mobile&quot; -k -p 0 -v 100 -w &quot;crying.mp3&quot; -t &quot;AAA crying&quot;">
            <text:p>"C:\Program Files (x86)\Balabolka\cli\balcon.exe" -n "Microsoft Heera Mobile" -k -p 0 -v 100 -w "crying.mp3" -t "AAA crying"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string">
            <text:p>attemp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0]&amp;&quot;.mp3&quot;&quot; -t &quot;&quot;AAA &quot;&amp;[.B2810]&amp;&quot;&quot;&quot;&quot;" office:value-type="string" office:string-value="&quot;C:\Program Files (x86)\Balabolka\cli\balcon.exe&quot; -n &quot;Microsoft Heera Mobile&quot; -k -p 0 -v 100 -w &quot;attempt.mp3&quot; -t &quot;AAA attempt&quot;">
            <text:p>"C:\Program Files (x86)\Balabolka\cli\balcon.exe" -n "Microsoft Heera Mobile" -k -p 0 -v 100 -w "attempt.mp3" -t "AAA attempt"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string">
            <text:p>fi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1]&amp;&quot;.mp3&quot;&quot; -t &quot;&quot;AAA &quot;&amp;[.B2811]&amp;&quot;&quot;&quot;&quot;" office:value-type="string" office:string-value="&quot;C:\Program Files (x86)\Balabolka\cli\balcon.exe&quot; -n &quot;Microsoft Heera Mobile&quot; -k -p 0 -v 100 -w &quot;fires.mp3&quot; -t &quot;AAA fires&quot;">
            <text:p>"C:\Program Files (x86)\Balabolka\cli\balcon.exe" -n "Microsoft Heera Mobile" -k -p 0 -v 100 -w "fires.mp3" -t "AAA fires"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string">
            <text:p>flow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2]&amp;&quot;.mp3&quot;&quot; -t &quot;&quot;AAA &quot;&amp;[.B2812]&amp;&quot;&quot;&quot;&quot;" office:value-type="string" office:string-value="&quot;C:\Program Files (x86)\Balabolka\cli\balcon.exe&quot; -n &quot;Microsoft Heera Mobile&quot; -k -p 0 -v 100 -w &quot;flower.mp3&quot; -t &quot;AAA flower&quot;">
            <text:p>"C:\Program Files (x86)\Balabolka\cli\balcon.exe" -n "Microsoft Heera Mobile" -k -p 0 -v 100 -w "flower.mp3" -t "AAA flower"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office:value-type="string">
            <text:p>requi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3]&amp;&quot;.mp3&quot;&quot; -t &quot;&quot;AAA &quot;&amp;[.B2813]&amp;&quot;&quot;&quot;&quot;" office:value-type="string" office:string-value="&quot;C:\Program Files (x86)\Balabolka\cli\balcon.exe&quot; -n &quot;Microsoft Heera Mobile&quot; -k -p 0 -v 100 -w &quot;require.mp3&quot; -t &quot;AAA require&quot;">
            <text:p>"C:\Program Files (x86)\Balabolka\cli\balcon.exe" -n "Microsoft Heera Mobile" -k -p 0 -v 100 -w "require.mp3" -t "AAA require"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sa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4]&amp;&quot;.mp3&quot;&quot; -t &quot;&quot;AAA &quot;&amp;[.B2814]&amp;&quot;&quot;&quot;&quot;" office:value-type="string" office:string-value="&quot;C:\Program Files (x86)\Balabolka\cli\balcon.exe&quot; -n &quot;Microsoft Heera Mobile&quot; -k -p 0 -v 100 -w &quot;sale.mp3&quot; -t &quot;AAA sale&quot;">
            <text:p>"C:\Program Files (x86)\Balabolka\cli\balcon.exe" -n "Microsoft Heera Mobile" -k -p 0 -v 100 -w "sale.mp3" -t "AAA sale"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thumb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5]&amp;&quot;.mp3&quot;&quot; -t &quot;&quot;AAA &quot;&amp;[.B2815]&amp;&quot;&quot;&quot;&quot;" office:value-type="string" office:string-value="&quot;C:\Program Files (x86)\Balabolka\cli\balcon.exe&quot; -n &quot;Microsoft Heera Mobile&quot; -k -p 0 -v 100 -w &quot;thumb.mp3&quot; -t &quot;AAA thumb&quot;">
            <text:p>"C:\Program Files (x86)\Balabolka\cli\balcon.exe" -n "Microsoft Heera Mobile" -k -p 0 -v 100 -w "thumb.mp3" -t "AAA thumb"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tub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6]&amp;&quot;.mp3&quot;&quot; -t &quot;&quot;AAA &quot;&amp;[.B2816]&amp;&quot;&quot;&quot;&quot;" office:value-type="string" office:string-value="&quot;C:\Program Files (x86)\Balabolka\cli\balcon.exe&quot; -n &quot;Microsoft Heera Mobile&quot; -k -p 0 -v 100 -w &quot;tubes.mp3&quot; -t &quot;AAA tubes&quot;">
            <text:p>"C:\Program Files (x86)\Balabolka\cli\balcon.exe" -n "Microsoft Heera Mobile" -k -p 0 -v 100 -w "tubes.mp3" -t "AAA tubes"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string">
            <text:p>wag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7]&amp;&quot;.mp3&quot;&quot; -t &quot;&quot;AAA &quot;&amp;[.B2817]&amp;&quot;&quot;&quot;&quot;" office:value-type="string" office:string-value="&quot;C:\Program Files (x86)\Balabolka\cli\balcon.exe&quot; -n &quot;Microsoft Heera Mobile&quot; -k -p 0 -v 100 -w &quot;wagons.mp3&quot; -t &quot;AAA wagons&quot;">
            <text:p>"C:\Program Files (x86)\Balabolka\cli\balcon.exe" -n "Microsoft Heera Mobile" -k -p 0 -v 100 -w "wagons.mp3" -t "AAA wagons"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App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8]&amp;&quot;.mp3&quot;&quot; -t &quot;&quot;AAA &quot;&amp;[.B2818]&amp;&quot;&quot;&quot;&quot;" office:value-type="string" office:string-value="&quot;C:\Program Files (x86)\Balabolka\cli\balcon.exe&quot; -n &quot;Microsoft Heera Mobile&quot; -k -p 0 -v 100 -w &quot;Apple.mp3&quot; -t &quot;AAA Apple&quot;">
            <text:p>"C:\Program Files (x86)\Balabolka\cli\balcon.exe" -n "Microsoft Heera Mobile" -k -p 0 -v 100 -w "Apple.mp3" -t "AAA Apple"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office:value-type="string">
            <text:p>Dann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19]&amp;&quot;.mp3&quot;&quot; -t &quot;&quot;AAA &quot;&amp;[.B2819]&amp;&quot;&quot;&quot;&quot;" office:value-type="string" office:string-value="&quot;C:\Program Files (x86)\Balabolka\cli\balcon.exe&quot; -n &quot;Microsoft Heera Mobile&quot; -k -p 0 -v 100 -w &quot;Danny.mp3&quot; -t &quot;AAA Danny&quot;">
            <text:p>"C:\Program Files (x86)\Balabolka\cli\balcon.exe" -n "Microsoft Heera Mobile" -k -p 0 -v 100 -w "Danny.mp3" -t "AAA Danny"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fo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0]&amp;&quot;.mp3&quot;&quot; -t &quot;&quot;AAA &quot;&amp;[.B2820]&amp;&quot;&quot;&quot;&quot;" office:value-type="string" office:string-value="&quot;C:\Program Files (x86)\Balabolka\cli\balcon.exe&quot; -n &quot;Microsoft Heera Mobile&quot; -k -p 0 -v 100 -w &quot;fort.mp3&quot; -t &quot;AAA fort&quot;">
            <text:p>"C:\Program Files (x86)\Balabolka\cli\balcon.exe" -n "Microsoft Heera Mobile" -k -p 0 -v 100 -w "fort.mp3" -t "AAA fort"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string">
            <text:p>fil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1]&amp;&quot;.mp3&quot;&quot; -t &quot;&quot;AAA &quot;&amp;[.B2821]&amp;&quot;&quot;&quot;&quot;" office:value-type="string" office:string-value="&quot;C:\Program Files (x86)\Balabolka\cli\balcon.exe&quot; -n &quot;Microsoft Heera Mobile&quot; -k -p 0 -v 100 -w &quot;film.mp3&quot; -t &quot;AAA film&quot;">
            <text:p>"C:\Program Files (x86)\Balabolka\cli\balcon.exe" -n "Microsoft Heera Mobile" -k -p 0 -v 100 -w "film.mp3" -t "AAA film"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string">
            <text:p>passeng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2]&amp;&quot;.mp3&quot;&quot; -t &quot;&quot;AAA &quot;&amp;[.B2822]&amp;&quot;&quot;&quot;&quot;" office:value-type="string" office:string-value="&quot;C:\Program Files (x86)\Balabolka\cli\balcon.exe&quot; -n &quot;Microsoft Heera Mobile&quot; -k -p 0 -v 100 -w &quot;passengers.mp3&quot; -t &quot;AAA passengers&quot;">
            <text:p>"C:\Program Files (x86)\Balabolka\cli\balcon.exe" -n "Microsoft Heera Mobile" -k -p 0 -v 100 -w "passengers.mp3" -t "AAA passengers"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string">
            <text:p>tos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3]&amp;&quot;.mp3&quot;&quot; -t &quot;&quot;AAA &quot;&amp;[.B2823]&amp;&quot;&quot;&quot;&quot;" office:value-type="string" office:string-value="&quot;C:\Program Files (x86)\Balabolka\cli\balcon.exe&quot; -n &quot;Microsoft Heera Mobile&quot; -k -p 0 -v 100 -w &quot;tossed.mp3&quot; -t &quot;AAA tossed&quot;">
            <text:p>"C:\Program Files (x86)\Balabolka\cli\balcon.exe" -n "Microsoft Heera Mobile" -k -p 0 -v 100 -w "tossed.mp3" -t "AAA tossed"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string">
            <text:p>advi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4]&amp;&quot;.mp3&quot;&quot; -t &quot;&quot;AAA &quot;&amp;[.B2824]&amp;&quot;&quot;&quot;&quot;" office:value-type="string" office:string-value="&quot;C:\Program Files (x86)\Balabolka\cli\balcon.exe&quot; -n &quot;Microsoft Heera Mobile&quot; -k -p 0 -v 100 -w &quot;advice.mp3&quot; -t &quot;AAA advice&quot;">
            <text:p>"C:\Program Files (x86)\Balabolka\cli\balcon.exe" -n "Microsoft Heera Mobile" -k -p 0 -v 100 -w "advice.mp3" -t "AAA advice"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string">
            <text:p>arithmetic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5]&amp;&quot;.mp3&quot;&quot; -t &quot;&quot;AAA &quot;&amp;[.B2825]&amp;&quot;&quot;&quot;&quot;" office:value-type="string" office:string-value="&quot;C:\Program Files (x86)\Balabolka\cli\balcon.exe&quot; -n &quot;Microsoft Heera Mobile&quot; -k -p 0 -v 100 -w &quot;arithmetic.mp3&quot; -t &quot;AAA arithmetic&quot;">
            <text:p>"C:\Program Files (x86)\Balabolka\cli\balcon.exe" -n "Microsoft Heera Mobile" -k -p 0 -v 100 -w "arithmetic.mp3" -t "AAA arithmetic"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string">
            <text:p>Janua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6]&amp;&quot;.mp3&quot;&quot; -t &quot;&quot;AAA &quot;&amp;[.B2826]&amp;&quot;&quot;&quot;&quot;" office:value-type="string" office:string-value="&quot;C:\Program Files (x86)\Balabolka\cli\balcon.exe&quot; -n &quot;Microsoft Heera Mobile&quot; -k -p 0 -v 100 -w &quot;January.mp3&quot; -t &quot;AAA January&quot;">
            <text:p>"C:\Program Files (x86)\Balabolka\cli\balcon.exe" -n "Microsoft Heera Mobile" -k -p 0 -v 100 -w "January.mp3" -t "AAA January"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string">
            <text:p>donk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7]&amp;&quot;.mp3&quot;&quot; -t &quot;&quot;AAA &quot;&amp;[.B2827]&amp;&quot;&quot;&quot;&quot;" office:value-type="string" office:string-value="&quot;C:\Program Files (x86)\Balabolka\cli\balcon.exe&quot; -n &quot;Microsoft Heera Mobile&quot; -k -p 0 -v 100 -w &quot;donkey.mp3&quot; -t &quot;AAA donkey&quot;">
            <text:p>"C:\Program Files (x86)\Balabolka\cli\balcon.exe" -n "Microsoft Heera Mobile" -k -p 0 -v 100 -w "donkey.mp3" -t "AAA donkey"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discuss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8]&amp;&quot;.mp3&quot;&quot; -t &quot;&quot;AAA &quot;&amp;[.B2828]&amp;&quot;&quot;&quot;&quot;" office:value-type="string" office:string-value="&quot;C:\Program Files (x86)\Balabolka\cli\balcon.exe&quot; -n &quot;Microsoft Heera Mobile&quot; -k -p 0 -v 100 -w &quot;discussion.mp3&quot; -t &quot;AAA discussion&quot;">
            <text:p>"C:\Program Files (x86)\Balabolka\cli\balcon.exe" -n "Microsoft Heera Mobile" -k -p 0 -v 100 -w "discussion.mp3" -t "AAA discussion"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string">
            <text:p>shak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29]&amp;&quot;.mp3&quot;&quot; -t &quot;&quot;AAA &quot;&amp;[.B2829]&amp;&quot;&quot;&quot;&quot;" office:value-type="string" office:string-value="&quot;C:\Program Files (x86)\Balabolka\cli\balcon.exe&quot; -n &quot;Microsoft Heera Mobile&quot; -k -p 0 -v 100 -w &quot;shake.mp3&quot; -t &quot;AAA shake&quot;">
            <text:p>"C:\Program Files (x86)\Balabolka\cli\balcon.exe" -n "Microsoft Heera Mobile" -k -p 0 -v 100 -w "shake.mp3" -t "AAA shake"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lesso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0]&amp;&quot;.mp3&quot;&quot; -t &quot;&quot;AAA &quot;&amp;[.B2830]&amp;&quot;&quot;&quot;&quot;" office:value-type="string" office:string-value="&quot;C:\Program Files (x86)\Balabolka\cli\balcon.exe&quot; -n &quot;Microsoft Heera Mobile&quot; -k -p 0 -v 100 -w &quot;lessons.mp3&quot; -t &quot;AAA lessons&quot;">
            <text:p>"C:\Program Files (x86)\Balabolka\cli\balcon.exe" -n "Microsoft Heera Mobile" -k -p 0 -v 100 -w "lessons.mp3" -t "AAA lessons"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memo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1]&amp;&quot;.mp3&quot;&quot; -t &quot;&quot;AAA &quot;&amp;[.B2831]&amp;&quot;&quot;&quot;&quot;" office:value-type="string" office:string-value="&quot;C:\Program Files (x86)\Balabolka\cli\balcon.exe&quot; -n &quot;Microsoft Heera Mobile&quot; -k -p 0 -v 100 -w &quot;memory.mp3&quot; -t &quot;AAA memory&quot;">
            <text:p>"C:\Program Files (x86)\Balabolka\cli\balcon.exe" -n "Microsoft Heera Mobile" -k -p 0 -v 100 -w "memory.mp3" -t "AAA memory"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string">
            <text:p>gar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2]&amp;&quot;.mp3&quot;&quot; -t &quot;&quot;AAA &quot;&amp;[.B2832]&amp;&quot;&quot;&quot;&quot;" office:value-type="string" office:string-value="&quot;C:\Program Files (x86)\Balabolka\cli\balcon.exe&quot; -n &quot;Microsoft Heera Mobile&quot; -k -p 0 -v 100 -w &quot;garage.mp3&quot; -t &quot;AAA garage&quot;">
            <text:p>"C:\Program Files (x86)\Balabolka\cli\balcon.exe" -n "Microsoft Heera Mobile" -k -p 0 -v 100 -w "garage.mp3" -t "AAA garage"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string">
            <text:p>glass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3]&amp;&quot;.mp3&quot;&quot; -t &quot;&quot;AAA &quot;&amp;[.B2833]&amp;&quot;&quot;&quot;&quot;" office:value-type="string" office:string-value="&quot;C:\Program Files (x86)\Balabolka\cli\balcon.exe&quot; -n &quot;Microsoft Heera Mobile&quot; -k -p 0 -v 100 -w &quot;glasses.mp3&quot; -t &quot;AAA glasses&quot;">
            <text:p>"C:\Program Files (x86)\Balabolka\cli\balcon.exe" -n "Microsoft Heera Mobile" -k -p 0 -v 100 -w "glasses.mp3" -t "AAA glasses"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prid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4]&amp;&quot;.mp3&quot;&quot; -t &quot;&quot;AAA &quot;&amp;[.B2834]&amp;&quot;&quot;&quot;&quot;" office:value-type="string" office:string-value="&quot;C:\Program Files (x86)\Balabolka\cli\balcon.exe&quot; -n &quot;Microsoft Heera Mobile&quot; -k -p 0 -v 100 -w &quot;pride.mp3&quot; -t &quot;AAA pride&quot;">
            <text:p>"C:\Program Files (x86)\Balabolka\cli\balcon.exe" -n "Microsoft Heera Mobile" -k -p 0 -v 100 -w "pride.mp3" -t "AAA pride"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charg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5]&amp;&quot;.mp3&quot;&quot; -t &quot;&quot;AAA &quot;&amp;[.B2835]&amp;&quot;&quot;&quot;&quot;" office:value-type="string" office:string-value="&quot;C:\Program Files (x86)\Balabolka\cli\balcon.exe&quot; -n &quot;Microsoft Heera Mobile&quot; -k -p 0 -v 100 -w &quot;charged.mp3&quot; -t &quot;AAA charged&quot;">
            <text:p>"C:\Program Files (x86)\Balabolka\cli\balcon.exe" -n "Microsoft Heera Mobile" -k -p 0 -v 100 -w "charged.mp3" -t "AAA charged"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string">
            <text:p>fi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6]&amp;&quot;.mp3&quot;&quot; -t &quot;&quot;AAA &quot;&amp;[.B2836]&amp;&quot;&quot;&quot;&quot;" office:value-type="string" office:string-value="&quot;C:\Program Files (x86)\Balabolka\cli\balcon.exe&quot; -n &quot;Microsoft Heera Mobile&quot; -k -p 0 -v 100 -w &quot;finds.mp3&quot; -t &quot;AAA finds&quot;">
            <text:p>"C:\Program Files (x86)\Balabolka\cli\balcon.exe" -n "Microsoft Heera Mobile" -k -p 0 -v 100 -w "finds.mp3" -t "AAA finds"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office:value-type="string">
            <text:p>policema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7]&amp;&quot;.mp3&quot;&quot; -t &quot;&quot;AAA &quot;&amp;[.B2837]&amp;&quot;&quot;&quot;&quot;" office:value-type="string" office:string-value="&quot;C:\Program Files (x86)\Balabolka\cli\balcon.exe&quot; -n &quot;Microsoft Heera Mobile&quot; -k -p 0 -v 100 -w &quot;policeman.mp3&quot; -t &quot;AAA policeman&quot;">
            <text:p>"C:\Program Files (x86)\Balabolka\cli\balcon.exe" -n "Microsoft Heera Mobile" -k -p 0 -v 100 -w "policeman.mp3" -t "AAA policeman"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Univers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8]&amp;&quot;.mp3&quot;&quot; -t &quot;&quot;AAA &quot;&amp;[.B2838]&amp;&quot;&quot;&quot;&quot;" office:value-type="string" office:string-value="&quot;C:\Program Files (x86)\Balabolka\cli\balcon.exe&quot; -n &quot;Microsoft Heera Mobile&quot; -k -p 0 -v 100 -w &quot;University.mp3&quot; -t &quot;AAA University&quot;">
            <text:p>"C:\Program Files (x86)\Balabolka\cli\balcon.exe" -n "Microsoft Heera Mobile" -k -p 0 -v 100 -w "University.mp3" -t "AAA University"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string">
            <text:p>Schoo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39]&amp;&quot;.mp3&quot;&quot; -t &quot;&quot;AAA &quot;&amp;[.B2839]&amp;&quot;&quot;&quot;&quot;" office:value-type="string" office:string-value="&quot;C:\Program Files (x86)\Balabolka\cli\balcon.exe&quot; -n &quot;Microsoft Heera Mobile&quot; -k -p 0 -v 100 -w &quot;School.mp3&quot; -t &quot;AAA School&quot;">
            <text:p>"C:\Program Files (x86)\Balabolka\cli\balcon.exe" -n "Microsoft Heera Mobile" -k -p 0 -v 100 -w "School.mp3" -t "AAA School"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pal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0]&amp;&quot;.mp3&quot;&quot; -t &quot;&quot;AAA &quot;&amp;[.B2840]&amp;&quot;&quot;&quot;&quot;" office:value-type="string" office:string-value="&quot;C:\Program Files (x86)\Balabolka\cli\balcon.exe&quot; -n &quot;Microsoft Heera Mobile&quot; -k -p 0 -v 100 -w &quot;palace.mp3&quot; -t &quot;AAA palace&quot;">
            <text:p>"C:\Program Files (x86)\Balabolka\cli\balcon.exe" -n "Microsoft Heera Mobile" -k -p 0 -v 100 -w "palace.mp3" -t "AAA palace"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relationshi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1]&amp;&quot;.mp3&quot;&quot; -t &quot;&quot;AAA &quot;&amp;[.B2841]&amp;&quot;&quot;&quot;&quot;" office:value-type="string" office:string-value="&quot;C:\Program Files (x86)\Balabolka\cli\balcon.exe&quot; -n &quot;Microsoft Heera Mobile&quot; -k -p 0 -v 100 -w &quot;relationship.mp3&quot; -t &quot;AAA relationship&quot;">
            <text:p>"C:\Program Files (x86)\Balabolka\cli\balcon.exe" -n "Microsoft Heera Mobile" -k -p 0 -v 100 -w "relationship.mp3" -t "AAA relationship"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sli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2]&amp;&quot;.mp3&quot;&quot; -t &quot;&quot;AAA &quot;&amp;[.B2842]&amp;&quot;&quot;&quot;&quot;" office:value-type="string" office:string-value="&quot;C:\Program Files (x86)\Balabolka\cli\balcon.exe&quot; -n &quot;Microsoft Heera Mobile&quot; -k -p 0 -v 100 -w &quot;slip.mp3&quot; -t &quot;AAA slip&quot;">
            <text:p>"C:\Program Files (x86)\Balabolka\cli\balcon.exe" -n "Microsoft Heera Mobile" -k -p 0 -v 100 -w "slip.mp3" -t "AAA slip"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string">
            <text:p>Mounta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3]&amp;&quot;.mp3&quot;&quot; -t &quot;&quot;AAA &quot;&amp;[.B2843]&amp;&quot;&quot;&quot;&quot;" office:value-type="string" office:string-value="&quot;C:\Program Files (x86)\Balabolka\cli\balcon.exe&quot; -n &quot;Microsoft Heera Mobile&quot; -k -p 0 -v 100 -w &quot;Mountain.mp3&quot; -t &quot;AAA Mountain&quot;">
            <text:p>"C:\Program Files (x86)\Balabolka\cli\balcon.exe" -n "Microsoft Heera Mobile" -k -p 0 -v 100 -w "Mountain.mp3" -t "AAA Mountain"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selec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4]&amp;&quot;.mp3&quot;&quot; -t &quot;&quot;AAA &quot;&amp;[.B2844]&amp;&quot;&quot;&quot;&quot;" office:value-type="string" office:string-value="&quot;C:\Program Files (x86)\Balabolka\cli\balcon.exe&quot; -n &quot;Microsoft Heera Mobile&quot; -k -p 0 -v 100 -w &quot;selection.mp3&quot; -t &quot;AAA selection&quot;">
            <text:p>"C:\Program Files (x86)\Balabolka\cli\balcon.exe" -n "Microsoft Heera Mobile" -k -p 0 -v 100 -w "selection.mp3" -t "AAA selection"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string">
            <text:p>satellit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5]&amp;&quot;.mp3&quot;&quot; -t &quot;&quot;AAA &quot;&amp;[.B2845]&amp;&quot;&quot;&quot;&quot;" office:value-type="string" office:string-value="&quot;C:\Program Files (x86)\Balabolka\cli\balcon.exe&quot; -n &quot;Microsoft Heera Mobile&quot; -k -p 0 -v 100 -w &quot;satellites.mp3&quot; -t &quot;AAA satellites&quot;">
            <text:p>"C:\Program Files (x86)\Balabolka\cli\balcon.exe" -n "Microsoft Heera Mobile" -k -p 0 -v 100 -w "satellites.mp3" -t "AAA satellites"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string">
            <text:p>New York Cit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6]&amp;&quot;.mp3&quot;&quot; -t &quot;&quot;AAA &quot;&amp;[.B2846]&amp;&quot;&quot;&quot;&quot;" office:value-type="string" office:string-value="&quot;C:\Program Files (x86)\Balabolka\cli\balcon.exe&quot; -n &quot;Microsoft Heera Mobile&quot; -k -p 0 -v 100 -w &quot;New York City.mp3&quot; -t &quot;AAA New York City&quot;">
            <text:p>"C:\Program Files (x86)\Balabolka\cli\balcon.exe" -n "Microsoft Heera Mobile" -k -p 0 -v 100 -w "New York City.mp3" -t "AAA New York City"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string">
            <text:p>low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7]&amp;&quot;.mp3&quot;&quot; -t &quot;&quot;AAA &quot;&amp;[.B2847]&amp;&quot;&quot;&quot;&quot;" office:value-type="string" office:string-value="&quot;C:\Program Files (x86)\Balabolka\cli\balcon.exe&quot; -n &quot;Microsoft Heera Mobile&quot; -k -p 0 -v 100 -w &quot;lowest.mp3&quot; -t &quot;AAA lowest&quot;">
            <text:p>"C:\Program Files (x86)\Balabolka\cli\balcon.exe" -n "Microsoft Heera Mobile" -k -p 0 -v 100 -w "lowest.mp3" -t "AAA lowest"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string">
            <text:p>do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8]&amp;&quot;.mp3&quot;&quot; -t &quot;&quot;AAA &quot;&amp;[.B2848]&amp;&quot;&quot;&quot;&quot;" office:value-type="string" office:string-value="&quot;C:\Program Files (x86)\Balabolka\cli\balcon.exe&quot; -n &quot;Microsoft Heera Mobile&quot; -k -p 0 -v 100 -w &quot;doll.mp3&quot; -t &quot;AAA doll&quot;">
            <text:p>"C:\Program Files (x86)\Balabolka\cli\balcon.exe" -n "Microsoft Heera Mobile" -k -p 0 -v 100 -w "doll.mp3" -t "AAA doll"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string">
            <text:p>satisfi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49]&amp;&quot;.mp3&quot;&quot; -t &quot;&quot;AAA &quot;&amp;[.B2849]&amp;&quot;&quot;&quot;&quot;" office:value-type="string" office:string-value="&quot;C:\Program Files (x86)\Balabolka\cli\balcon.exe&quot; -n &quot;Microsoft Heera Mobile&quot; -k -p 0 -v 100 -w &quot;satisfied.mp3&quot; -t &quot;AAA satisfied&quot;">
            <text:p>"C:\Program Files (x86)\Balabolka\cli\balcon.exe" -n "Microsoft Heera Mobile" -k -p 0 -v 100 -w "satisfied.mp3" -t "AAA satisfied"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string">
            <text:p>Norwa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0]&amp;&quot;.mp3&quot;&quot; -t &quot;&quot;AAA &quot;&amp;[.B2850]&amp;&quot;&quot;&quot;&quot;" office:value-type="string" office:string-value="&quot;C:\Program Files (x86)\Balabolka\cli\balcon.exe&quot; -n &quot;Microsoft Heera Mobile&quot; -k -p 0 -v 100 -w &quot;Norway.mp3&quot; -t &quot;AAA Norway&quot;">
            <text:p>"C:\Program Files (x86)\Balabolka\cli\balcon.exe" -n "Microsoft Heera Mobile" -k -p 0 -v 100 -w "Norway.mp3" -t "AAA Norway"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string">
            <text:p>to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1]&amp;&quot;.mp3&quot;&quot; -t &quot;&quot;AAA &quot;&amp;[.B2851]&amp;&quot;&quot;&quot;&quot;" office:value-type="string" office:string-value="&quot;C:\Program Files (x86)\Balabolka\cli\balcon.exe&quot; -n &quot;Microsoft Heera Mobile&quot; -k -p 0 -v 100 -w &quot;toy.mp3&quot; -t &quot;AAA toy&quot;">
            <text:p>"C:\Program Files (x86)\Balabolka\cli\balcon.exe" -n "Microsoft Heera Mobile" -k -p 0 -v 100 -w "toy.mp3" -t "AAA toy"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string">
            <text:p>ha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2]&amp;&quot;.mp3&quot;&quot; -t &quot;&quot;AAA &quot;&amp;[.B2852]&amp;&quot;&quot;&quot;&quot;" office:value-type="string" office:string-value="&quot;C:\Program Files (x86)\Balabolka\cli\balcon.exe&quot; -n &quot;Microsoft Heera Mobile&quot; -k -p 0 -v 100 -w &quot;hats.mp3&quot; -t &quot;AAA hats&quot;">
            <text:p>"C:\Program Files (x86)\Balabolka\cli\balcon.exe" -n "Microsoft Heera Mobile" -k -p 0 -v 100 -w "hats.mp3" -t "AAA hats"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string">
            <text:p>habi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3]&amp;&quot;.mp3&quot;&quot; -t &quot;&quot;AAA &quot;&amp;[.B2853]&amp;&quot;&quot;&quot;&quot;" office:value-type="string" office:string-value="&quot;C:\Program Files (x86)\Balabolka\cli\balcon.exe&quot; -n &quot;Microsoft Heera Mobile&quot; -k -p 0 -v 100 -w &quot;habits.mp3&quot; -t &quot;AAA habits&quot;">
            <text:p>"C:\Program Files (x86)\Balabolka\cli\balcon.exe" -n "Microsoft Heera Mobile" -k -p 0 -v 100 -w "habits.mp3" -t "AAA habits"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string">
            <text:p>arrangeme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4]&amp;&quot;.mp3&quot;&quot; -t &quot;&quot;AAA &quot;&amp;[.B2854]&amp;&quot;&quot;&quot;&quot;" office:value-type="string" office:string-value="&quot;C:\Program Files (x86)\Balabolka\cli\balcon.exe&quot; -n &quot;Microsoft Heera Mobile&quot; -k -p 0 -v 100 -w &quot;arrangement.mp3&quot; -t &quot;AAA arrangement&quot;">
            <text:p>"C:\Program Files (x86)\Balabolka\cli\balcon.exe" -n "Microsoft Heera Mobile" -k -p 0 -v 100 -w "arrangement.mp3" -t "AAA arrangement"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string">
            <text:p>promis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5]&amp;&quot;.mp3&quot;&quot; -t &quot;&quot;AAA &quot;&amp;[.B2855]&amp;&quot;&quot;&quot;&quot;" office:value-type="string" office:string-value="&quot;C:\Program Files (x86)\Balabolka\cli\balcon.exe&quot; -n &quot;Microsoft Heera Mobile&quot; -k -p 0 -v 100 -w &quot;promised.mp3&quot; -t &quot;AAA promised&quot;">
            <text:p>"C:\Program Files (x86)\Balabolka\cli\balcon.exe" -n "Microsoft Heera Mobile" -k -p 0 -v 100 -w "promised.mp3" -t "AAA promised"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cal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6]&amp;&quot;.mp3&quot;&quot; -t &quot;&quot;AAA &quot;&amp;[.B2856]&amp;&quot;&quot;&quot;&quot;" office:value-type="string" office:string-value="&quot;C:\Program Files (x86)\Balabolka\cli\balcon.exe&quot; -n &quot;Microsoft Heera Mobile&quot; -k -p 0 -v 100 -w &quot;calm.mp3&quot; -t &quot;AAA calm&quot;">
            <text:p>"C:\Program Files (x86)\Balabolka\cli\balcon.exe" -n "Microsoft Heera Mobile" -k -p 0 -v 100 -w "calm.mp3" -t "AAA calm"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string">
            <text:p>Mou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7]&amp;&quot;.mp3&quot;&quot; -t &quot;&quot;AAA &quot;&amp;[.B2857]&amp;&quot;&quot;&quot;&quot;" office:value-type="string" office:string-value="&quot;C:\Program Files (x86)\Balabolka\cli\balcon.exe&quot; -n &quot;Microsoft Heera Mobile&quot; -k -p 0 -v 100 -w &quot;Mount.mp3&quot; -t &quot;AAA Mount&quot;">
            <text:p>"C:\Program Files (x86)\Balabolka\cli\balcon.exe" -n "Microsoft Heera Mobile" -k -p 0 -v 100 -w "Mount.mp3" -t "AAA Mount"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string">
            <text:p>Mart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8]&amp;&quot;.mp3&quot;&quot; -t &quot;&quot;AAA &quot;&amp;[.B2858]&amp;&quot;&quot;&quot;&quot;" office:value-type="string" office:string-value="&quot;C:\Program Files (x86)\Balabolka\cli\balcon.exe&quot; -n &quot;Microsoft Heera Mobile&quot; -k -p 0 -v 100 -w &quot;Martin.mp3&quot; -t &quot;AAA Martin&quot;">
            <text:p>"C:\Program Files (x86)\Balabolka\cli\balcon.exe" -n "Microsoft Heera Mobile" -k -p 0 -v 100 -w "Martin.mp3" -t "AAA Martin"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string">
            <text:p>rock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59]&amp;&quot;.mp3&quot;&quot; -t &quot;&quot;AAA &quot;&amp;[.B2859]&amp;&quot;&quot;&quot;&quot;" office:value-type="string" office:string-value="&quot;C:\Program Files (x86)\Balabolka\cli\balcon.exe&quot; -n &quot;Microsoft Heera Mobile&quot; -k -p 0 -v 100 -w &quot;rocky.mp3&quot; -t &quot;AAA rocky&quot;">
            <text:p>"C:\Program Files (x86)\Balabolka\cli\balcon.exe" -n "Microsoft Heera Mobile" -k -p 0 -v 100 -w "rocky.mp3" -t "AAA rocky"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neighborhoo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0]&amp;&quot;.mp3&quot;&quot; -t &quot;&quot;AAA &quot;&amp;[.B2860]&amp;&quot;&quot;&quot;&quot;" office:value-type="string" office:string-value="&quot;C:\Program Files (x86)\Balabolka\cli\balcon.exe&quot; -n &quot;Microsoft Heera Mobile&quot; -k -p 0 -v 100 -w &quot;neighborhood.mp3&quot; -t &quot;AAA neighborhood&quot;">
            <text:p>"C:\Program Files (x86)\Balabolka\cli\balcon.exe" -n "Microsoft Heera Mobile" -k -p 0 -v 100 -w "neighborhood.mp3" -t "AAA neighborhood"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string">
            <text:p>warn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1]&amp;&quot;.mp3&quot;&quot; -t &quot;&quot;AAA &quot;&amp;[.B2861]&amp;&quot;&quot;&quot;&quot;" office:value-type="string" office:string-value="&quot;C:\Program Files (x86)\Balabolka\cli\balcon.exe&quot; -n &quot;Microsoft Heera Mobile&quot; -k -p 0 -v 100 -w &quot;warning.mp3&quot; -t &quot;AAA warning&quot;">
            <text:p>"C:\Program Files (x86)\Balabolka\cli\balcon.exe" -n "Microsoft Heera Mobile" -k -p 0 -v 100 -w "warning.mp3" -t "AAA warning"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string">
            <text:p>Har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2]&amp;&quot;.mp3&quot;&quot; -t &quot;&quot;AAA &quot;&amp;[.B2862]&amp;&quot;&quot;&quot;&quot;" office:value-type="string" office:string-value="&quot;C:\Program Files (x86)\Balabolka\cli\balcon.exe&quot; -n &quot;Microsoft Heera Mobile&quot; -k -p 0 -v 100 -w &quot;Harry.mp3&quot; -t &quot;AAA Harry&quot;">
            <text:p>"C:\Program Files (x86)\Balabolka\cli\balcon.exe" -n "Microsoft Heera Mobile" -k -p 0 -v 100 -w "Harry.mp3" -t "AAA Harry"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string">
            <text:p>ki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3]&amp;&quot;.mp3&quot;&quot; -t &quot;&quot;AAA &quot;&amp;[.B2863]&amp;&quot;&quot;&quot;&quot;" office:value-type="string" office:string-value="&quot;C:\Program Files (x86)\Balabolka\cli\balcon.exe&quot; -n &quot;Microsoft Heera Mobile&quot; -k -p 0 -v 100 -w &quot;kids.mp3&quot; -t &quot;AAA kids&quot;">
            <text:p>"C:\Program Files (x86)\Balabolka\cli\balcon.exe" -n "Microsoft Heera Mobile" -k -p 0 -v 100 -w "kids.mp3" -t "AAA kids"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string">
            <text:p>cook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4]&amp;&quot;.mp3&quot;&quot; -t &quot;&quot;AAA &quot;&amp;[.B2864]&amp;&quot;&quot;&quot;&quot;" office:value-type="string" office:string-value="&quot;C:\Program Files (x86)\Balabolka\cli\balcon.exe&quot; -n &quot;Microsoft Heera Mobile&quot; -k -p 0 -v 100 -w &quot;cookies.mp3&quot; -t &quot;AAA cookies&quot;">
            <text:p>"C:\Program Files (x86)\Balabolka\cli\balcon.exe" -n "Microsoft Heera Mobile" -k -p 0 -v 100 -w "cookies.mp3" -t "AAA cookies"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string">
            <text:p>meta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5]&amp;&quot;.mp3&quot;&quot; -t &quot;&quot;AAA &quot;&amp;[.B2865]&amp;&quot;&quot;&quot;&quot;" office:value-type="string" office:string-value="&quot;C:\Program Files (x86)\Balabolka\cli\balcon.exe&quot; -n &quot;Microsoft Heera Mobile&quot; -k -p 0 -v 100 -w &quot;metals.mp3&quot; -t &quot;AAA metals&quot;">
            <text:p>"C:\Program Files (x86)\Balabolka\cli\balcon.exe" -n "Microsoft Heera Mobile" -k -p 0 -v 100 -w "metals.mp3" -t "AAA metals"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string">
            <text:p>monk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6]&amp;&quot;.mp3&quot;&quot; -t &quot;&quot;AAA &quot;&amp;[.B2866]&amp;&quot;&quot;&quot;&quot;" office:value-type="string" office:string-value="&quot;C:\Program Files (x86)\Balabolka\cli\balcon.exe&quot; -n &quot;Microsoft Heera Mobile&quot; -k -p 0 -v 100 -w &quot;monkey.mp3&quot; -t &quot;AAA monkey&quot;">
            <text:p>"C:\Program Files (x86)\Balabolka\cli\balcon.exe" -n "Microsoft Heera Mobile" -k -p 0 -v 100 -w "monkey.mp3" -t "AAA monkey"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string">
            <text:p>vapo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7]&amp;&quot;.mp3&quot;&quot; -t &quot;&quot;AAA &quot;&amp;[.B2867]&amp;&quot;&quot;&quot;&quot;" office:value-type="string" office:string-value="&quot;C:\Program Files (x86)\Balabolka\cli\balcon.exe&quot; -n &quot;Microsoft Heera Mobile&quot; -k -p 0 -v 100 -w &quot;vapor.mp3&quot; -t &quot;AAA vapor&quot;">
            <text:p>"C:\Program Files (x86)\Balabolka\cli\balcon.exe" -n "Microsoft Heera Mobile" -k -p 0 -v 100 -w "vapor.mp3" -t "AAA vapor"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string">
            <text:p>grabb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8]&amp;&quot;.mp3&quot;&quot; -t &quot;&quot;AAA &quot;&amp;[.B2868]&amp;&quot;&quot;&quot;&quot;" office:value-type="string" office:string-value="&quot;C:\Program Files (x86)\Balabolka\cli\balcon.exe&quot; -n &quot;Microsoft Heera Mobile&quot; -k -p 0 -v 100 -w &quot;grabbed.mp3&quot; -t &quot;AAA grabbed&quot;">
            <text:p>"C:\Program Files (x86)\Balabolka\cli\balcon.exe" -n "Microsoft Heera Mobile" -k -p 0 -v 100 -w "grabbed.mp3" -t "AAA grabbed"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string">
            <text:p>deep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69]&amp;&quot;.mp3&quot;&quot; -t &quot;&quot;AAA &quot;&amp;[.B2869]&amp;&quot;&quot;&quot;&quot;" office:value-type="string" office:string-value="&quot;C:\Program Files (x86)\Balabolka\cli\balcon.exe&quot; -n &quot;Microsoft Heera Mobile&quot; -k -p 0 -v 100 -w &quot;deeply.mp3&quot; -t &quot;AAA deeply&quot;">
            <text:p>"C:\Program Files (x86)\Balabolka\cli\balcon.exe" -n "Microsoft Heera Mobile" -k -p 0 -v 100 -w "deeply.mp3" -t "AAA deeply"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curr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0]&amp;&quot;.mp3&quot;&quot; -t &quot;&quot;AAA &quot;&amp;[.B2870]&amp;&quot;&quot;&quot;&quot;" office:value-type="string" office:string-value="&quot;C:\Program Files (x86)\Balabolka\cli\balcon.exe&quot; -n &quot;Microsoft Heera Mobile&quot; -k -p 0 -v 100 -w &quot;currents.mp3&quot; -t &quot;AAA currents&quot;">
            <text:p>"C:\Program Files (x86)\Balabolka\cli\balcon.exe" -n "Microsoft Heera Mobile" -k -p 0 -v 100 -w "currents.mp3" -t "AAA currents"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string">
            <text:p>docto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1]&amp;&quot;.mp3&quot;&quot; -t &quot;&quot;AAA &quot;&amp;[.B2871]&amp;&quot;&quot;&quot;&quot;" office:value-type="string" office:string-value="&quot;C:\Program Files (x86)\Balabolka\cli\balcon.exe&quot; -n &quot;Microsoft Heera Mobile&quot; -k -p 0 -v 100 -w &quot;doctors.mp3&quot; -t &quot;AAA doctors&quot;">
            <text:p>"C:\Program Files (x86)\Balabolka\cli\balcon.exe" -n "Microsoft Heera Mobile" -k -p 0 -v 100 -w "doctors.mp3" -t "AAA doctors"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string">
            <text:p>origina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2]&amp;&quot;.mp3&quot;&quot; -t &quot;&quot;AAA &quot;&amp;[.B2872]&amp;&quot;&quot;&quot;&quot;" office:value-type="string" office:string-value="&quot;C:\Program Files (x86)\Balabolka\cli\balcon.exe&quot; -n &quot;Microsoft Heera Mobile&quot; -k -p 0 -v 100 -w &quot;originally.mp3&quot; -t &quot;AAA originally&quot;">
            <text:p>"C:\Program Files (x86)\Balabolka\cli\balcon.exe" -n "Microsoft Heera Mobile" -k -p 0 -v 100 -w "originally.mp3" -t "AAA originally"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wal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3]&amp;&quot;.mp3&quot;&quot; -t &quot;&quot;AAA &quot;&amp;[.B2873]&amp;&quot;&quot;&quot;&quot;" office:value-type="string" office:string-value="&quot;C:\Program Files (x86)\Balabolka\cli\balcon.exe&quot; -n &quot;Microsoft Heera Mobile&quot; -k -p 0 -v 100 -w &quot;walks.mp3&quot; -t &quot;AAA walks&quot;">
            <text:p>"C:\Program Files (x86)\Balabolka\cli\balcon.exe" -n "Microsoft Heera Mobile" -k -p 0 -v 100 -w "walks.mp3" -t "AAA walks"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office:value-type="string">
            <text:p>happi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4]&amp;&quot;.mp3&quot;&quot; -t &quot;&quot;AAA &quot;&amp;[.B2874]&amp;&quot;&quot;&quot;&quot;" office:value-type="string" office:string-value="&quot;C:\Program Files (x86)\Balabolka\cli\balcon.exe&quot; -n &quot;Microsoft Heera Mobile&quot; -k -p 0 -v 100 -w &quot;happily.mp3&quot; -t &quot;AAA happily&quot;">
            <text:p>"C:\Program Files (x86)\Balabolka\cli\balcon.exe" -n "Microsoft Heera Mobile" -k -p 0 -v 100 -w "happily.mp3" -t "AAA happily"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string">
            <text:p>chai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5]&amp;&quot;.mp3&quot;&quot; -t &quot;&quot;AAA &quot;&amp;[.B2875]&amp;&quot;&quot;&quot;&quot;" office:value-type="string" office:string-value="&quot;C:\Program Files (x86)\Balabolka\cli\balcon.exe&quot; -n &quot;Microsoft Heera Mobile&quot; -k -p 0 -v 100 -w &quot;chairs.mp3&quot; -t &quot;AAA chairs&quot;">
            <text:p>"C:\Program Files (x86)\Balabolka\cli\balcon.exe" -n "Microsoft Heera Mobile" -k -p 0 -v 100 -w "chairs.mp3" -t "AAA chairs"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string">
            <text:p>floa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6]&amp;&quot;.mp3&quot;&quot; -t &quot;&quot;AAA &quot;&amp;[.B2876]&amp;&quot;&quot;&quot;&quot;" office:value-type="string" office:string-value="&quot;C:\Program Files (x86)\Balabolka\cli\balcon.exe&quot; -n &quot;Microsoft Heera Mobile&quot; -k -p 0 -v 100 -w &quot;floating.mp3&quot; -t &quot;AAA floating&quot;">
            <text:p>"C:\Program Files (x86)\Balabolka\cli\balcon.exe" -n "Microsoft Heera Mobile" -k -p 0 -v 100 -w "floating.mp3" -t "AAA floating"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office:value-type="string">
            <text:p>pow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7]&amp;&quot;.mp3&quot;&quot; -t &quot;&quot;AAA &quot;&amp;[.B2877]&amp;&quot;&quot;&quot;&quot;" office:value-type="string" office:string-value="&quot;C:\Program Files (x86)\Balabolka\cli\balcon.exe&quot; -n &quot;Microsoft Heera Mobile&quot; -k -p 0 -v 100 -w &quot;powers.mp3&quot; -t &quot;AAA powers&quot;">
            <text:p>"C:\Program Files (x86)\Balabolka\cli\balcon.exe" -n "Microsoft Heera Mobile" -k -p 0 -v 100 -w "powers.mp3" -t "AAA powers"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string">
            <text:p>adjectiv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8]&amp;&quot;.mp3&quot;&quot; -t &quot;&quot;AAA &quot;&amp;[.B2878]&amp;&quot;&quot;&quot;&quot;" office:value-type="string" office:string-value="&quot;C:\Program Files (x86)\Balabolka\cli\balcon.exe&quot; -n &quot;Microsoft Heera Mobile&quot; -k -p 0 -v 100 -w &quot;adjectives.mp3&quot; -t &quot;AAA adjectives&quot;">
            <text:p>"C:\Program Files (x86)\Balabolka\cli\balcon.exe" -n "Microsoft Heera Mobile" -k -p 0 -v 100 -w "adjectives.mp3" -t "AAA adjectives"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poetr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79]&amp;&quot;.mp3&quot;&quot; -t &quot;&quot;AAA &quot;&amp;[.B2879]&amp;&quot;&quot;&quot;&quot;" office:value-type="string" office:string-value="&quot;C:\Program Files (x86)\Balabolka\cli\balcon.exe&quot; -n &quot;Microsoft Heera Mobile&quot; -k -p 0 -v 100 -w &quot;poetry.mp3&quot; -t &quot;AAA poetry&quot;">
            <text:p>"C:\Program Files (x86)\Balabolka\cli\balcon.exe" -n "Microsoft Heera Mobile" -k -p 0 -v 100 -w "poetry.mp3" -t "AAA poetry"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slop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0]&amp;&quot;.mp3&quot;&quot; -t &quot;&quot;AAA &quot;&amp;[.B2880]&amp;&quot;&quot;&quot;&quot;" office:value-type="string" office:string-value="&quot;C:\Program Files (x86)\Balabolka\cli\balcon.exe&quot; -n &quot;Microsoft Heera Mobile&quot; -k -p 0 -v 100 -w &quot;slope.mp3&quot; -t &quot;AAA slope&quot;">
            <text:p>"C:\Program Files (x86)\Balabolka\cli\balcon.exe" -n "Microsoft Heera Mobile" -k -p 0 -v 100 -w "slope.mp3" -t "AAA slope"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ba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1]&amp;&quot;.mp3&quot;&quot; -t &quot;&quot;AAA &quot;&amp;[.B2881]&amp;&quot;&quot;&quot;&quot;" office:value-type="string" office:string-value="&quot;C:\Program Files (x86)\Balabolka\cli\balcon.exe&quot; -n &quot;Microsoft Heera Mobile&quot; -k -p 0 -v 100 -w &quot;bags.mp3&quot; -t &quot;AAA bags&quot;">
            <text:p>"C:\Program Files (x86)\Balabolka\cli\balcon.exe" -n "Microsoft Heera Mobile" -k -p 0 -v 100 -w "bags.mp3" -t "AAA bags"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St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2]&amp;&quot;.mp3&quot;&quot; -t &quot;&quot;AAA &quot;&amp;[.B2882]&amp;&quot;&quot;&quot;&quot;" office:value-type="string" office:string-value="&quot;C:\Program Files (x86)\Balabolka\cli\balcon.exe&quot; -n &quot;Microsoft Heera Mobile&quot; -k -p 0 -v 100 -w &quot;Star.mp3&quot; -t &quot;AAA Star&quot;">
            <text:p>"C:\Program Files (x86)\Balabolka\cli\balcon.exe" -n "Microsoft Heera Mobile" -k -p 0 -v 100 -w "Star.mp3" -t "AAA Star"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string">
            <text:p>speci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3]&amp;&quot;.mp3&quot;&quot; -t &quot;&quot;AAA &quot;&amp;[.B2883]&amp;&quot;&quot;&quot;&quot;" office:value-type="string" office:string-value="&quot;C:\Program Files (x86)\Balabolka\cli\balcon.exe&quot; -n &quot;Microsoft Heera Mobile&quot; -k -p 0 -v 100 -w &quot;species.mp3&quot; -t &quot;AAA species&quot;">
            <text:p>"C:\Program Files (x86)\Balabolka\cli\balcon.exe" -n "Microsoft Heera Mobile" -k -p 0 -v 100 -w "species.mp3" -t "AAA species"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length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4]&amp;&quot;.mp3&quot;&quot; -t &quot;&quot;AAA &quot;&amp;[.B2884]&amp;&quot;&quot;&quot;&quot;" office:value-type="string" office:string-value="&quot;C:\Program Files (x86)\Balabolka\cli\balcon.exe&quot; -n &quot;Microsoft Heera Mobile&quot; -k -p 0 -v 100 -w &quot;lengths.mp3&quot; -t &quot;AAA lengths&quot;">
            <text:p>"C:\Program Files (x86)\Balabolka\cli\balcon.exe" -n "Microsoft Heera Mobile" -k -p 0 -v 100 -w "lengths.mp3" -t "AAA lengths"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string">
            <text:p>nu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5]&amp;&quot;.mp3&quot;&quot; -t &quot;&quot;AAA &quot;&amp;[.B2885]&amp;&quot;&quot;&quot;&quot;" office:value-type="string" office:string-value="&quot;C:\Program Files (x86)\Balabolka\cli\balcon.exe&quot; -n &quot;Microsoft Heera Mobile&quot; -k -p 0 -v 100 -w &quot;nuts.mp3&quot; -t &quot;AAA nuts&quot;">
            <text:p>"C:\Program Files (x86)\Balabolka\cli\balcon.exe" -n "Microsoft Heera Mobile" -k -p 0 -v 100 -w "nuts.mp3" -t "AAA nuts"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string">
            <text:p>remarkab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6]&amp;&quot;.mp3&quot;&quot; -t &quot;&quot;AAA &quot;&amp;[.B2886]&amp;&quot;&quot;&quot;&quot;" office:value-type="string" office:string-value="&quot;C:\Program Files (x86)\Balabolka\cli\balcon.exe&quot; -n &quot;Microsoft Heera Mobile&quot; -k -p 0 -v 100 -w &quot;remarkable.mp3&quot; -t &quot;AAA remarkable&quot;">
            <text:p>"C:\Program Files (x86)\Balabolka\cli\balcon.exe" -n "Microsoft Heera Mobile" -k -p 0 -v 100 -w "remarkable.mp3" -t "AAA remarkable"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string">
            <text:p>Augu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7]&amp;&quot;.mp3&quot;&quot; -t &quot;&quot;AAA &quot;&amp;[.B2887]&amp;&quot;&quot;&quot;&quot;" office:value-type="string" office:string-value="&quot;C:\Program Files (x86)\Balabolka\cli\balcon.exe&quot; -n &quot;Microsoft Heera Mobile&quot; -k -p 0 -v 100 -w &quot;August.mp3&quot; -t &quot;AAA August&quot;">
            <text:p>"C:\Program Files (x86)\Balabolka\cli\balcon.exe" -n "Microsoft Heera Mobile" -k -p 0 -v 100 -w "August.mp3" -t "AAA August"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string">
            <text:p>ac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8]&amp;&quot;.mp3&quot;&quot; -t &quot;&quot;AAA &quot;&amp;[.B2888]&amp;&quot;&quot;&quot;&quot;" office:value-type="string" office:string-value="&quot;C:\Program Files (x86)\Balabolka\cli\balcon.exe&quot; -n &quot;Microsoft Heera Mobile&quot; -k -p 0 -v 100 -w &quot;acres.mp3&quot; -t &quot;AAA acres&quot;">
            <text:p>"C:\Program Files (x86)\Balabolka\cli\balcon.exe" -n "Microsoft Heera Mobile" -k -p 0 -v 100 -w "acres.mp3" -t "AAA acres"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string">
            <text:p>tric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89]&amp;&quot;.mp3&quot;&quot; -t &quot;&quot;AAA &quot;&amp;[.B2889]&amp;&quot;&quot;&quot;&quot;" office:value-type="string" office:string-value="&quot;C:\Program Files (x86)\Balabolka\cli\balcon.exe&quot; -n &quot;Microsoft Heera Mobile&quot; -k -p 0 -v 100 -w &quot;tricks.mp3&quot; -t &quot;AAA tricks&quot;">
            <text:p>"C:\Program Files (x86)\Balabolka\cli\balcon.exe" -n "Microsoft Heera Mobile" -k -p 0 -v 100 -w "tricks.mp3" -t "AAA tricks"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string">
            <text:p>essenti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0]&amp;&quot;.mp3&quot;&quot; -t &quot;&quot;AAA &quot;&amp;[.B2890]&amp;&quot;&quot;&quot;&quot;" office:value-type="string" office:string-value="&quot;C:\Program Files (x86)\Balabolka\cli\balcon.exe&quot; -n &quot;Microsoft Heera Mobile&quot; -k -p 0 -v 100 -w &quot;essential.mp3&quot; -t &quot;AAA essential&quot;">
            <text:p>"C:\Program Files (x86)\Balabolka\cli\balcon.exe" -n "Microsoft Heera Mobile" -k -p 0 -v 100 -w "essential.mp3" -t "AAA essential"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string">
            <text:p>constant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1]&amp;&quot;.mp3&quot;&quot; -t &quot;&quot;AAA &quot;&amp;[.B2891]&amp;&quot;&quot;&quot;&quot;" office:value-type="string" office:string-value="&quot;C:\Program Files (x86)\Balabolka\cli\balcon.exe&quot; -n &quot;Microsoft Heera Mobile&quot; -k -p 0 -v 100 -w &quot;constantly.mp3&quot; -t &quot;AAA constantly&quot;">
            <text:p>"C:\Program Files (x86)\Balabolka\cli\balcon.exe" -n "Microsoft Heera Mobile" -k -p 0 -v 100 -w "constantly.mp3" -t "AAA constantly"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string">
            <text:p>dep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2]&amp;&quot;.mp3&quot;&quot; -t &quot;&quot;AAA &quot;&amp;[.B2892]&amp;&quot;&quot;&quot;&quot;" office:value-type="string" office:string-value="&quot;C:\Program Files (x86)\Balabolka\cli\balcon.exe&quot; -n &quot;Microsoft Heera Mobile&quot; -k -p 0 -v 100 -w &quot;depth.mp3&quot; -t &quot;AAA depth&quot;">
            <text:p>"C:\Program Files (x86)\Balabolka\cli\balcon.exe" -n "Microsoft Heera Mobile" -k -p 0 -v 100 -w "depth.mp3" -t "AAA depth"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string">
            <text:p>requir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3]&amp;&quot;.mp3&quot;&quot; -t &quot;&quot;AAA &quot;&amp;[.B2893]&amp;&quot;&quot;&quot;&quot;" office:value-type="string" office:string-value="&quot;C:\Program Files (x86)\Balabolka\cli\balcon.exe&quot; -n &quot;Microsoft Heera Mobile&quot; -k -p 0 -v 100 -w &quot;requires.mp3&quot; -t &quot;AAA requires&quot;">
            <text:p>"C:\Program Files (x86)\Balabolka\cli\balcon.exe" -n "Microsoft Heera Mobile" -k -p 0 -v 100 -w "requires.mp3" -t "AAA requires"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string">
            <text:p>mine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4]&amp;&quot;.mp3&quot;&quot; -t &quot;&quot;AAA &quot;&amp;[.B2894]&amp;&quot;&quot;&quot;&quot;" office:value-type="string" office:string-value="&quot;C:\Program Files (x86)\Balabolka\cli\balcon.exe&quot; -n &quot;Microsoft Heera Mobile&quot; -k -p 0 -v 100 -w &quot;mineral.mp3&quot; -t &quot;AAA mineral&quot;">
            <text:p>"C:\Program Files (x86)\Balabolka\cli\balcon.exe" -n "Microsoft Heera Mobile" -k -p 0 -v 100 -w "mineral.mp3" -t "AAA mineral"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string">
            <text:p>can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5]&amp;&quot;.mp3&quot;&quot; -t &quot;&quot;AAA &quot;&amp;[.B2895]&amp;&quot;&quot;&quot;&quot;" office:value-type="string" office:string-value="&quot;C:\Program Files (x86)\Balabolka\cli\balcon.exe&quot; -n &quot;Microsoft Heera Mobile&quot; -k -p 0 -v 100 -w &quot;canal.mp3&quot; -t &quot;AAA canal&quot;">
            <text:p>"C:\Program Files (x86)\Balabolka\cli\balcon.exe" -n "Microsoft Heera Mobile" -k -p 0 -v 100 -w "canal.mp3" -t "AAA canal"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office:value-type="string">
            <text:p>coac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6]&amp;&quot;.mp3&quot;&quot; -t &quot;&quot;AAA &quot;&amp;[.B2896]&amp;&quot;&quot;&quot;&quot;" office:value-type="string" office:string-value="&quot;C:\Program Files (x86)\Balabolka\cli\balcon.exe&quot; -n &quot;Microsoft Heera Mobile&quot; -k -p 0 -v 100 -w &quot;coach.mp3&quot; -t &quot;AAA coach&quot;">
            <text:p>"C:\Program Files (x86)\Balabolka\cli\balcon.exe" -n "Microsoft Heera Mobile" -k -p 0 -v 100 -w "coach.mp3" -t "AAA coach"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string">
            <text:p>drea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7]&amp;&quot;.mp3&quot;&quot; -t &quot;&quot;AAA &quot;&amp;[.B2897]&amp;&quot;&quot;&quot;&quot;" office:value-type="string" office:string-value="&quot;C:\Program Files (x86)\Balabolka\cli\balcon.exe&quot; -n &quot;Microsoft Heera Mobile&quot; -k -p 0 -v 100 -w &quot;dreams.mp3&quot; -t &quot;AAA dreams&quot;">
            <text:p>"C:\Program Files (x86)\Balabolka\cli\balcon.exe" -n "Microsoft Heera Mobile" -k -p 0 -v 100 -w "dreams.mp3" -t "AAA dreams"</text:p>
          </table:table-cell>
        </table:table-row>
        <table:table-row table:style-name="ro1">
          <table:table-cell office:value-type="float" office:value="2898">
            <text:p>2898</text:p>
          </table:table-cell>
          <table:table-cell office:value-type="string">
            <text:p>Mor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8]&amp;&quot;.mp3&quot;&quot; -t &quot;&quot;AAA &quot;&amp;[.B2898]&amp;&quot;&quot;&quot;&quot;" office:value-type="string" office:string-value="&quot;C:\Program Files (x86)\Balabolka\cli\balcon.exe&quot; -n &quot;Microsoft Heera Mobile&quot; -k -p 0 -v 100 -w &quot;Moral.mp3&quot; -t &quot;AAA Moral&quot;">
            <text:p>"C:\Program Files (x86)\Balabolka\cli\balcon.exe" -n "Microsoft Heera Mobile" -k -p 0 -v 100 -w "Moral.mp3" -t "AAA Moral"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office:value-type="string">
            <text:p>complic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899]&amp;&quot;.mp3&quot;&quot; -t &quot;&quot;AAA &quot;&amp;[.B2899]&amp;&quot;&quot;&quot;&quot;" office:value-type="string" office:string-value="&quot;C:\Program Files (x86)\Balabolka\cli\balcon.exe&quot; -n &quot;Microsoft Heera Mobile&quot; -k -p 0 -v 100 -w &quot;complicated.mp3&quot; -t &quot;AAA complicated&quot;">
            <text:p>"C:\Program Files (x86)\Balabolka\cli\balcon.exe" -n "Microsoft Heera Mobile" -k -p 0 -v 100 -w "complicated.mp3" -t "AAA complicated"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moral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0]&amp;&quot;.mp3&quot;&quot; -t &quot;&quot;AAA &quot;&amp;[.B2900]&amp;&quot;&quot;&quot;&quot;" office:value-type="string" office:string-value="&quot;C:\Program Files (x86)\Balabolka\cli\balcon.exe&quot; -n &quot;Microsoft Heera Mobile&quot; -k -p 0 -v 100 -w &quot;morale.mp3&quot; -t &quot;AAA morale&quot;">
            <text:p>"C:\Program Files (x86)\Balabolka\cli\balcon.exe" -n "Microsoft Heera Mobile" -k -p 0 -v 100 -w "morale.mp3" -t "AAA morale"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office:value-type="string">
            <text:p>Case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1]&amp;&quot;.mp3&quot;&quot; -t &quot;&quot;AAA &quot;&amp;[.B2901]&amp;&quot;&quot;&quot;&quot;" office:value-type="string" office:string-value="&quot;C:\Program Files (x86)\Balabolka\cli\balcon.exe&quot; -n &quot;Microsoft Heera Mobile&quot; -k -p 0 -v 100 -w &quot;Casey.mp3&quot; -t &quot;AAA Casey&quot;">
            <text:p>"C:\Program Files (x86)\Balabolka\cli\balcon.exe" -n "Microsoft Heera Mobile" -k -p 0 -v 100 -w "Casey.mp3" -t "AAA Casey"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office:value-type="string">
            <text:p>swu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2]&amp;&quot;.mp3&quot;&quot; -t &quot;&quot;AAA &quot;&amp;[.B2902]&amp;&quot;&quot;&quot;&quot;" office:value-type="string" office:string-value="&quot;C:\Program Files (x86)\Balabolka\cli\balcon.exe&quot; -n &quot;Microsoft Heera Mobile&quot; -k -p 0 -v 100 -w &quot;swung.mp3&quot; -t &quot;AAA swung&quot;">
            <text:p>"C:\Program Files (x86)\Balabolka\cli\balcon.exe" -n "Microsoft Heera Mobile" -k -p 0 -v 100 -w "swung.mp3" -t "AAA swung"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string">
            <text:p>exchan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3]&amp;&quot;.mp3&quot;&quot; -t &quot;&quot;AAA &quot;&amp;[.B2903]&amp;&quot;&quot;&quot;&quot;" office:value-type="string" office:string-value="&quot;C:\Program Files (x86)\Balabolka\cli\balcon.exe&quot; -n &quot;Microsoft Heera Mobile&quot; -k -p 0 -v 100 -w &quot;exchange.mp3&quot; -t &quot;AAA exchange&quot;">
            <text:p>"C:\Program Files (x86)\Balabolka\cli\balcon.exe" -n "Microsoft Heera Mobile" -k -p 0 -v 100 -w "exchange.mp3" -t "AAA exchange"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string">
            <text:p>hunt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4]&amp;&quot;.mp3&quot;&quot; -t &quot;&quot;AAA &quot;&amp;[.B2904]&amp;&quot;&quot;&quot;&quot;" office:value-type="string" office:string-value="&quot;C:\Program Files (x86)\Balabolka\cli\balcon.exe&quot; -n &quot;Microsoft Heera Mobile&quot; -k -p 0 -v 100 -w &quot;hunter.mp3&quot; -t &quot;AAA hunter&quot;">
            <text:p>"C:\Program Files (x86)\Balabolka\cli\balcon.exe" -n "Microsoft Heera Mobile" -k -p 0 -v 100 -w "hunter.mp3" -t "AAA hunter"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office:value-type="string">
            <text:p>exi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5]&amp;&quot;.mp3&quot;&quot; -t &quot;&quot;AAA &quot;&amp;[.B2905]&amp;&quot;&quot;&quot;&quot;" office:value-type="string" office:string-value="&quot;C:\Program Files (x86)\Balabolka\cli\balcon.exe&quot; -n &quot;Microsoft Heera Mobile&quot; -k -p 0 -v 100 -w &quot;exist.mp3&quot; -t &quot;AAA exist&quot;">
            <text:p>"C:\Program Files (x86)\Balabolka\cli\balcon.exe" -n "Microsoft Heera Mobile" -k -p 0 -v 100 -w "exist.mp3" -t "AAA exist"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string">
            <text:p>repor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6]&amp;&quot;.mp3&quot;&quot; -t &quot;&quot;AAA &quot;&amp;[.B2906]&amp;&quot;&quot;&quot;&quot;" office:value-type="string" office:string-value="&quot;C:\Program Files (x86)\Balabolka\cli\balcon.exe&quot; -n &quot;Microsoft Heera Mobile&quot; -k -p 0 -v 100 -w &quot;reported.mp3&quot; -t &quot;AAA reported&quot;">
            <text:p>"C:\Program Files (x86)\Balabolka\cli\balcon.exe" -n "Microsoft Heera Mobile" -k -p 0 -v 100 -w "reported.mp3" -t "AAA reported"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tu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7]&amp;&quot;.mp3&quot;&quot; -t &quot;&quot;AAA &quot;&amp;[.B2907]&amp;&quot;&quot;&quot;&quot;" office:value-type="string" office:string-value="&quot;C:\Program Files (x86)\Balabolka\cli\balcon.exe&quot; -n &quot;Microsoft Heera Mobile&quot; -k -p 0 -v 100 -w &quot;tune.mp3&quot; -t &quot;AAA tune&quot;">
            <text:p>"C:\Program Files (x86)\Balabolka\cli\balcon.exe" -n "Microsoft Heera Mobile" -k -p 0 -v 100 -w "tune.mp3" -t "AAA tune"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office:value-type="string">
            <text:p>shallow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8]&amp;&quot;.mp3&quot;&quot; -t &quot;&quot;AAA &quot;&amp;[.B2908]&amp;&quot;&quot;&quot;&quot;" office:value-type="string" office:string-value="&quot;C:\Program Files (x86)\Balabolka\cli\balcon.exe&quot; -n &quot;Microsoft Heera Mobile&quot; -k -p 0 -v 100 -w &quot;shallow.mp3&quot; -t &quot;AAA shallow&quot;">
            <text:p>"C:\Program Files (x86)\Balabolka\cli\balcon.exe" -n "Microsoft Heera Mobile" -k -p 0 -v 100 -w "shallow.mp3" -t "AAA shallow"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string">
            <text:p>im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09]&amp;&quot;.mp3&quot;&quot; -t &quot;&quot;AAA &quot;&amp;[.B2909]&amp;&quot;&quot;&quot;&quot;" office:value-type="string" office:string-value="&quot;C:\Program Files (x86)\Balabolka\cli\balcon.exe&quot; -n &quot;Microsoft Heera Mobile&quot; -k -p 0 -v 100 -w &quot;image.mp3&quot; -t &quot;AAA image&quot;">
            <text:p>"C:\Program Files (x86)\Balabolka\cli\balcon.exe" -n "Microsoft Heera Mobile" -k -p 0 -v 100 -w "image.mp3" -t "AAA image"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tobacc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0]&amp;&quot;.mp3&quot;&quot; -t &quot;&quot;AAA &quot;&amp;[.B2910]&amp;&quot;&quot;&quot;&quot;" office:value-type="string" office:string-value="&quot;C:\Program Files (x86)\Balabolka\cli\balcon.exe&quot; -n &quot;Microsoft Heera Mobile&quot; -k -p 0 -v 100 -w &quot;tobacco.mp3&quot; -t &quot;AAA tobacco&quot;">
            <text:p>"C:\Program Files (x86)\Balabolka\cli\balcon.exe" -n "Microsoft Heera Mobile" -k -p 0 -v 100 -w "tobacco.mp3" -t "AAA tobacco"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office:value-type="string">
            <text:p>stif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1]&amp;&quot;.mp3&quot;&quot; -t &quot;&quot;AAA &quot;&amp;[.B2911]&amp;&quot;&quot;&quot;&quot;" office:value-type="string" office:string-value="&quot;C:\Program Files (x86)\Balabolka\cli\balcon.exe&quot; -n &quot;Microsoft Heera Mobile&quot; -k -p 0 -v 100 -w &quot;stiff.mp3&quot; -t &quot;AAA stiff&quot;">
            <text:p>"C:\Program Files (x86)\Balabolka\cli\balcon.exe" -n "Microsoft Heera Mobile" -k -p 0 -v 100 -w "stiff.mp3" -t "AAA stiff"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string">
            <text:p>increas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2]&amp;&quot;.mp3&quot;&quot; -t &quot;&quot;AAA &quot;&amp;[.B2912]&amp;&quot;&quot;&quot;&quot;" office:value-type="string" office:string-value="&quot;C:\Program Files (x86)\Balabolka\cli\balcon.exe&quot; -n &quot;Microsoft Heera Mobile&quot; -k -p 0 -v 100 -w &quot;increasing.mp3&quot; -t &quot;AAA increasing&quot;">
            <text:p>"C:\Program Files (x86)\Balabolka\cli\balcon.exe" -n "Microsoft Heera Mobile" -k -p 0 -v 100 -w "increasing.mp3" -t "AAA increasing"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office:value-type="string">
            <text:p>preci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3]&amp;&quot;.mp3&quot;&quot; -t &quot;&quot;AAA &quot;&amp;[.B2913]&amp;&quot;&quot;&quot;&quot;" office:value-type="string" office:string-value="&quot;C:\Program Files (x86)\Balabolka\cli\balcon.exe&quot; -n &quot;Microsoft Heera Mobile&quot; -k -p 0 -v 100 -w &quot;precious.mp3&quot; -t &quot;AAA precious&quot;">
            <text:p>"C:\Program Files (x86)\Balabolka\cli\balcon.exe" -n "Microsoft Heera Mobile" -k -p 0 -v 100 -w "precious.mp3" -t "AAA precious"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string">
            <text:p>present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4]&amp;&quot;.mp3&quot;&quot; -t &quot;&quot;AAA &quot;&amp;[.B2914]&amp;&quot;&quot;&quot;&quot;" office:value-type="string" office:string-value="&quot;C:\Program Files (x86)\Balabolka\cli\balcon.exe&quot; -n &quot;Microsoft Heera Mobile&quot; -k -p 0 -v 100 -w &quot;presents.mp3&quot; -t &quot;AAA presents&quot;">
            <text:p>"C:\Program Files (x86)\Balabolka\cli\balcon.exe" -n "Microsoft Heera Mobile" -k -p 0 -v 100 -w "presents.mp3" -t "AAA presents"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string">
            <text:p>damag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5]&amp;&quot;.mp3&quot;&quot; -t &quot;&quot;AAA &quot;&amp;[.B2915]&amp;&quot;&quot;&quot;&quot;" office:value-type="string" office:string-value="&quot;C:\Program Files (x86)\Balabolka\cli\balcon.exe&quot; -n &quot;Microsoft Heera Mobile&quot; -k -p 0 -v 100 -w &quot;damage.mp3&quot; -t &quot;AAA damage&quot;">
            <text:p>"C:\Program Files (x86)\Balabolka\cli\balcon.exe" -n "Microsoft Heera Mobile" -k -p 0 -v 100 -w "damage.mp3" -t "AAA damage"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office:value-type="string">
            <text:p>tre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6]&amp;&quot;.mp3&quot;&quot; -t &quot;&quot;AAA &quot;&amp;[.B2916]&amp;&quot;&quot;&quot;&quot;" office:value-type="string" office:string-value="&quot;C:\Program Files (x86)\Balabolka\cli\balcon.exe&quot; -n &quot;Microsoft Heera Mobile&quot; -k -p 0 -v 100 -w &quot;treated.mp3&quot; -t &quot;AAA treated&quot;">
            <text:p>"C:\Program Files (x86)\Balabolka\cli\balcon.exe" -n "Microsoft Heera Mobile" -k -p 0 -v 100 -w "treated.mp3" -t "AAA treated"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folk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7]&amp;&quot;.mp3&quot;&quot; -t &quot;&quot;AAA &quot;&amp;[.B2917]&amp;&quot;&quot;&quot;&quot;" office:value-type="string" office:string-value="&quot;C:\Program Files (x86)\Balabolka\cli\balcon.exe&quot; -n &quot;Microsoft Heera Mobile&quot; -k -p 0 -v 100 -w &quot;folks.mp3&quot; -t &quot;AAA folks&quot;">
            <text:p>"C:\Program Files (x86)\Balabolka\cli\balcon.exe" -n "Microsoft Heera Mobile" -k -p 0 -v 100 -w "folks.mp3" -t "AAA folks"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string">
            <text:p>Illinoi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8]&amp;&quot;.mp3&quot;&quot; -t &quot;&quot;AAA &quot;&amp;[.B2918]&amp;&quot;&quot;&quot;&quot;" office:value-type="string" office:string-value="&quot;C:\Program Files (x86)\Balabolka\cli\balcon.exe&quot; -n &quot;Microsoft Heera Mobile&quot; -k -p 0 -v 100 -w &quot;Illinois.mp3&quot; -t &quot;AAA Illinois&quot;">
            <text:p>"C:\Program Files (x86)\Balabolka\cli\balcon.exe" -n "Microsoft Heera Mobile" -k -p 0 -v 100 -w "Illinois.mp3" -t "AAA Illinois"</text:p>
          </table:table-cell>
        </table:table-row>
        <table:table-row table:style-name="ro1">
          <table:table-cell office:value-type="float" office:value="2919">
            <text:p>2919</text:p>
          </table:table-cell>
          <table:table-cell office:value-type="string">
            <text:p>adul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19]&amp;&quot;.mp3&quot;&quot; -t &quot;&quot;AAA &quot;&amp;[.B2919]&amp;&quot;&quot;&quot;&quot;" office:value-type="string" office:string-value="&quot;C:\Program Files (x86)\Balabolka\cli\balcon.exe&quot; -n &quot;Microsoft Heera Mobile&quot; -k -p 0 -v 100 -w &quot;adult.mp3&quot; -t &quot;AAA adult&quot;">
            <text:p>"C:\Program Files (x86)\Balabolka\cli\balcon.exe" -n "Microsoft Heera Mobile" -k -p 0 -v 100 -w "adult.mp3" -t "AAA adult"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string">
            <text:p>spi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0]&amp;&quot;.mp3&quot;&quot; -t &quot;&quot;AAA &quot;&amp;[.B2920]&amp;&quot;&quot;&quot;&quot;" office:value-type="string" office:string-value="&quot;C:\Program Files (x86)\Balabolka\cli\balcon.exe&quot; -n &quot;Microsoft Heera Mobile&quot; -k -p 0 -v 100 -w &quot;spin.mp3&quot; -t &quot;AAA spin&quot;">
            <text:p>"C:\Program Files (x86)\Balabolka\cli\balcon.exe" -n "Microsoft Heera Mobile" -k -p 0 -v 100 -w "spin.mp3" -t "AAA spin"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string">
            <text:p>sh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1]&amp;&quot;.mp3&quot;&quot; -t &quot;&quot;AAA &quot;&amp;[.B2921]&amp;&quot;&quot;&quot;&quot;" office:value-type="string" office:string-value="&quot;C:\Program Files (x86)\Balabolka\cli\balcon.exe&quot; -n &quot;Microsoft Heera Mobile&quot; -k -p 0 -v 100 -w &quot;shed.mp3&quot; -t &quot;AAA shed&quot;">
            <text:p>"C:\Program Files (x86)\Balabolka\cli\balcon.exe" -n "Microsoft Heera Mobile" -k -p 0 -v 100 -w "shed.mp3" -t "AAA shed"</text:p>
          </table:table-cell>
        </table:table-row>
        <table:table-row table:style-name="ro2">
          <table:table-cell office:value-type="float" office:value="2922">
            <text:p>2922</text:p>
          </table:table-cell>
          <table:table-cell office:value-type="string">
            <text:p>Pun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2]&amp;&quot;.mp3&quot;&quot; -t &quot;&quot;AAA &quot;&amp;[.B2922]&amp;&quot;&quot;&quot;&quot;" office:value-type="string" office:string-value="&quot;C:\Program Files (x86)\Balabolka\cli\balcon.exe&quot; -n &quot;Microsoft Heera Mobile&quot; -k -p 0 -v 100 -w &quot;Pune.mp3&quot; -t &quot;AAA Pune&quot;">
            <text:p>"C:\Program Files (x86)\Balabolka\cli\balcon.exe" -n "Microsoft Heera Mobile" -k -p 0 -v 100 -w "Pune.mp3" -t "AAA Pune"</text:p>
          </table:table-cell>
        </table:table-row>
        <table:table-row table:style-name="ro1">
          <table:table-cell office:value-type="float" office:value="2923">
            <text:p>2923</text:p>
          </table:table-cell>
          <table:table-cell office:value-type="string">
            <text:p>grandmoth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3]&amp;&quot;.mp3&quot;&quot; -t &quot;&quot;AAA &quot;&amp;[.B2923]&amp;&quot;&quot;&quot;&quot;" office:value-type="string" office:string-value="&quot;C:\Program Files (x86)\Balabolka\cli\balcon.exe&quot; -n &quot;Microsoft Heera Mobile&quot; -k -p 0 -v 100 -w &quot;grandmother.mp3&quot; -t &quot;AAA grandmother&quot;">
            <text:p>"C:\Program Files (x86)\Balabolka\cli\balcon.exe" -n "Microsoft Heera Mobile" -k -p 0 -v 100 -w "grandmother.mp3" -t "AAA grandmother"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string">
            <text:p>custom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4]&amp;&quot;.mp3&quot;&quot; -t &quot;&quot;AAA &quot;&amp;[.B2924]&amp;&quot;&quot;&quot;&quot;" office:value-type="string" office:string-value="&quot;C:\Program Files (x86)\Balabolka\cli\balcon.exe&quot; -n &quot;Microsoft Heera Mobile&quot; -k -p 0 -v 100 -w &quot;customs.mp3&quot; -t &quot;AAA customs&quot;">
            <text:p>"C:\Program Files (x86)\Balabolka\cli\balcon.exe" -n "Microsoft Heera Mobile" -k -p 0 -v 100 -w "customs.mp3" -t "AAA customs"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office:value-type="string">
            <text:p>mathematic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5]&amp;&quot;.mp3&quot;&quot; -t &quot;&quot;AAA &quot;&amp;[.B2925]&amp;&quot;&quot;&quot;&quot;" office:value-type="string" office:string-value="&quot;C:\Program Files (x86)\Balabolka\cli\balcon.exe&quot; -n &quot;Microsoft Heera Mobile&quot; -k -p 0 -v 100 -w &quot;mathematics.mp3&quot; -t &quot;AAA mathematics&quot;">
            <text:p>"C:\Program Files (x86)\Balabolka\cli\balcon.exe" -n "Microsoft Heera Mobile" -k -p 0 -v 100 -w "mathematics.mp3" -t "AAA mathematics"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office:value-type="string">
            <text:p>he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6]&amp;&quot;.mp3&quot;&quot; -t &quot;&quot;AAA &quot;&amp;[.B2926]&amp;&quot;&quot;&quot;&quot;" office:value-type="string" office:string-value="&quot;C:\Program Files (x86)\Balabolka\cli\balcon.exe&quot; -n &quot;Microsoft Heera Mobile&quot; -k -p 0 -v 100 -w &quot;heated.mp3&quot; -t &quot;AAA heated&quot;">
            <text:p>"C:\Program Files (x86)\Balabolka\cli\balcon.exe" -n "Microsoft Heera Mobile" -k -p 0 -v 100 -w "heated.mp3" -t "AAA heated"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string">
            <text:p>claw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7]&amp;&quot;.mp3&quot;&quot; -t &quot;&quot;AAA &quot;&amp;[.B2927]&amp;&quot;&quot;&quot;&quot;" office:value-type="string" office:string-value="&quot;C:\Program Files (x86)\Balabolka\cli\balcon.exe&quot; -n &quot;Microsoft Heera Mobile&quot; -k -p 0 -v 100 -w &quot;claws.mp3&quot; -t &quot;AAA claws&quot;">
            <text:p>"C:\Program Files (x86)\Balabolka\cli\balcon.exe" -n "Microsoft Heera Mobile" -k -p 0 -v 100 -w "claws.mp3" -t "AAA claws"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office:value-type="string">
            <text:p>reach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8]&amp;&quot;.mp3&quot;&quot; -t &quot;&quot;AAA &quot;&amp;[.B2928]&amp;&quot;&quot;&quot;&quot;" office:value-type="string" office:string-value="&quot;C:\Program Files (x86)\Balabolka\cli\balcon.exe&quot; -n &quot;Microsoft Heera Mobile&quot; -k -p 0 -v 100 -w &quot;reaching.mp3&quot; -t &quot;AAA reaching&quot;">
            <text:p>"C:\Program Files (x86)\Balabolka\cli\balcon.exe" -n "Microsoft Heera Mobile" -k -p 0 -v 100 -w "reaching.mp3" -t "AAA reaching"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office:value-type="string">
            <text:p>offici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29]&amp;&quot;.mp3&quot;&quot; -t &quot;&quot;AAA &quot;&amp;[.B2929]&amp;&quot;&quot;&quot;&quot;" office:value-type="string" office:string-value="&quot;C:\Program Files (x86)\Balabolka\cli\balcon.exe&quot; -n &quot;Microsoft Heera Mobile&quot; -k -p 0 -v 100 -w &quot;official.mp3&quot; -t &quot;AAA official&quot;">
            <text:p>"C:\Program Files (x86)\Balabolka\cli\balcon.exe" -n "Microsoft Heera Mobile" -k -p 0 -v 100 -w "official.mp3" -t "AAA official"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string">
            <text:p>reca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0]&amp;&quot;.mp3&quot;&quot; -t &quot;&quot;AAA &quot;&amp;[.B2930]&amp;&quot;&quot;&quot;&quot;" office:value-type="string" office:string-value="&quot;C:\Program Files (x86)\Balabolka\cli\balcon.exe&quot; -n &quot;Microsoft Heera Mobile&quot; -k -p 0 -v 100 -w &quot;recall.mp3&quot; -t &quot;AAA recall&quot;">
            <text:p>"C:\Program Files (x86)\Balabolka\cli\balcon.exe" -n "Microsoft Heera Mobile" -k -p 0 -v 100 -w "recall.mp3" -t "AAA recall"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office:value-type="string">
            <text:p>explanat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1]&amp;&quot;.mp3&quot;&quot; -t &quot;&quot;AAA &quot;&amp;[.B2931]&amp;&quot;&quot;&quot;&quot;" office:value-type="string" office:string-value="&quot;C:\Program Files (x86)\Balabolka\cli\balcon.exe&quot; -n &quot;Microsoft Heera Mobile&quot; -k -p 0 -v 100 -w &quot;explanation.mp3&quot; -t &quot;AAA explanation&quot;">
            <text:p>"C:\Program Files (x86)\Balabolka\cli\balcon.exe" -n "Microsoft Heera Mobile" -k -p 0 -v 100 -w "explanation.mp3" -t "AAA explanation"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develop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2]&amp;&quot;.mp3&quot;&quot; -t &quot;&quot;AAA &quot;&amp;[.B2932]&amp;&quot;&quot;&quot;&quot;" office:value-type="string" office:string-value="&quot;C:\Program Files (x86)\Balabolka\cli\balcon.exe&quot; -n &quot;Microsoft Heera Mobile&quot; -k -p 0 -v 100 -w &quot;developing.mp3&quot; -t &quot;AAA developing&quot;">
            <text:p>"C:\Program Files (x86)\Balabolka\cli\balcon.exe" -n "Microsoft Heera Mobile" -k -p 0 -v 100 -w "developing.mp3" -t "AAA developing"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office:value-type="string">
            <text:p>mysteri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3]&amp;&quot;.mp3&quot;&quot; -t &quot;&quot;AAA &quot;&amp;[.B2933]&amp;&quot;&quot;&quot;&quot;" office:value-type="string" office:string-value="&quot;C:\Program Files (x86)\Balabolka\cli\balcon.exe&quot; -n &quot;Microsoft Heera Mobile&quot; -k -p 0 -v 100 -w &quot;mysterious.mp3&quot; -t &quot;AAA mysterious&quot;">
            <text:p>"C:\Program Files (x86)\Balabolka\cli\balcon.exe" -n "Microsoft Heera Mobile" -k -p 0 -v 100 -w "mysterious.mp3" -t "AAA mysterious"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string">
            <text:p>record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4]&amp;&quot;.mp3&quot;&quot; -t &quot;&quot;AAA &quot;&amp;[.B2934]&amp;&quot;&quot;&quot;&quot;" office:value-type="string" office:string-value="&quot;C:\Program Files (x86)\Balabolka\cli\balcon.exe&quot; -n &quot;Microsoft Heera Mobile&quot; -k -p 0 -v 100 -w &quot;recorded.mp3&quot; -t &quot;AAA recorded&quot;">
            <text:p>"C:\Program Files (x86)\Balabolka\cli\balcon.exe" -n "Microsoft Heera Mobile" -k -p 0 -v 100 -w "recorded.mp3" -t "AAA recorded"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string">
            <text:p>shou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5]&amp;&quot;.mp3&quot;&quot; -t &quot;&quot;AAA &quot;&amp;[.B2935]&amp;&quot;&quot;&quot;&quot;" office:value-type="string" office:string-value="&quot;C:\Program Files (x86)\Balabolka\cli\balcon.exe&quot; -n &quot;Microsoft Heera Mobile&quot; -k -p 0 -v 100 -w &quot;shout.mp3&quot; -t &quot;AAA shout&quot;">
            <text:p>"C:\Program Files (x86)\Balabolka\cli\balcon.exe" -n "Microsoft Heera Mobile" -k -p 0 -v 100 -w "shout.mp3" -t "AAA shout"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string">
            <text:p>practic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6]&amp;&quot;.mp3&quot;&quot; -t &quot;&quot;AAA &quot;&amp;[.B2936]&amp;&quot;&quot;&quot;&quot;" office:value-type="string" office:string-value="&quot;C:\Program Files (x86)\Balabolka\cli\balcon.exe&quot; -n &quot;Microsoft Heera Mobile&quot; -k -p 0 -v 100 -w &quot;practical.mp3&quot; -t &quot;AAA practical&quot;">
            <text:p>"C:\Program Files (x86)\Balabolka\cli\balcon.exe" -n "Microsoft Heera Mobile" -k -p 0 -v 100 -w "practical.mp3" -t "AAA practical"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string">
            <text:p>Parro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7]&amp;&quot;.mp3&quot;&quot; -t &quot;&quot;AAA &quot;&amp;[.B2937]&amp;&quot;&quot;&quot;&quot;" office:value-type="string" office:string-value="&quot;C:\Program Files (x86)\Balabolka\cli\balcon.exe&quot; -n &quot;Microsoft Heera Mobile&quot; -k -p 0 -v 100 -w &quot;Parrot.mp3&quot; -t &quot;AAA Parrot&quot;">
            <text:p>"C:\Program Files (x86)\Balabolka\cli\balcon.exe" -n "Microsoft Heera Mobile" -k -p 0 -v 100 -w "Parrot.mp3" -t "AAA Parrot"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office:value-type="string">
            <text:p>Thou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8]&amp;&quot;.mp3&quot;&quot; -t &quot;&quot;AAA &quot;&amp;[.B2938]&amp;&quot;&quot;&quot;&quot;" office:value-type="string" office:string-value="&quot;C:\Program Files (x86)\Balabolka\cli\balcon.exe&quot; -n &quot;Microsoft Heera Mobile&quot; -k -p 0 -v 100 -w &quot;Thought.mp3&quot; -t &quot;AAA Thought&quot;">
            <text:p>"C:\Program Files (x86)\Balabolka\cli\balcon.exe" -n "Microsoft Heera Mobile" -k -p 0 -v 100 -w "Thought.mp3" -t "AAA Thought"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office:value-type="string">
            <text:p>Peaco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39]&amp;&quot;.mp3&quot;&quot; -t &quot;&quot;AAA &quot;&amp;[.B2939]&amp;&quot;&quot;&quot;&quot;" office:value-type="string" office:string-value="&quot;C:\Program Files (x86)\Balabolka\cli\balcon.exe&quot; -n &quot;Microsoft Heera Mobile&quot; -k -p 0 -v 100 -w &quot;Peacock.mp3&quot; -t &quot;AAA Peacock&quot;">
            <text:p>"C:\Program Files (x86)\Balabolka\cli\balcon.exe" -n "Microsoft Heera Mobile" -k -p 0 -v 100 -w "Peacock.mp3" -t "AAA Peacock"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office:value-type="string">
            <text:p>Virtu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0]&amp;&quot;.mp3&quot;&quot; -t &quot;&quot;AAA &quot;&amp;[.B2940]&amp;&quot;&quot;&quot;&quot;" office:value-type="string" office:string-value="&quot;C:\Program Files (x86)\Balabolka\cli\balcon.exe&quot; -n &quot;Microsoft Heera Mobile&quot; -k -p 0 -v 100 -w &quot;Virtue.mp3&quot; -t &quot;AAA Virtue&quot;">
            <text:p>"C:\Program Files (x86)\Balabolka\cli\balcon.exe" -n "Microsoft Heera Mobile" -k -p 0 -v 100 -w "Virtue.mp3" -t "AAA Virtue"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office:value-type="string">
            <text:p>Vir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1]&amp;&quot;.mp3&quot;&quot; -t &quot;&quot;AAA &quot;&amp;[.B2941]&amp;&quot;&quot;&quot;&quot;" office:value-type="string" office:string-value="&quot;C:\Program Files (x86)\Balabolka\cli\balcon.exe&quot; -n &quot;Microsoft Heera Mobile&quot; -k -p 0 -v 100 -w &quot;Virus.mp3&quot; -t &quot;AAA Virus&quot;">
            <text:p>"C:\Program Files (x86)\Balabolka\cli\balcon.exe" -n "Microsoft Heera Mobile" -k -p 0 -v 100 -w "Virus.mp3" -t "AAA Virus"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office:value-type="string">
            <text:p>plat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2]&amp;&quot;.mp3&quot;&quot; -t &quot;&quot;AAA &quot;&amp;[.B2942]&amp;&quot;&quot;&quot;&quot;" office:value-type="string" office:string-value="&quot;C:\Program Files (x86)\Balabolka\cli\balcon.exe&quot; -n &quot;Microsoft Heera Mobile&quot; -k -p 0 -v 100 -w &quot;plates.mp3&quot; -t &quot;AAA plates&quot;">
            <text:p>"C:\Program Files (x86)\Balabolka\cli\balcon.exe" -n "Microsoft Heera Mobile" -k -p 0 -v 100 -w "plates.mp3" -t "AAA plates"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string">
            <text:p>offic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3]&amp;&quot;.mp3&quot;&quot; -t &quot;&quot;AAA &quot;&amp;[.B2943]&amp;&quot;&quot;&quot;&quot;" office:value-type="string" office:string-value="&quot;C:\Program Files (x86)\Balabolka\cli\balcon.exe&quot; -n &quot;Microsoft Heera Mobile&quot; -k -p 0 -v 100 -w &quot;officers.mp3&quot; -t &quot;AAA officers&quot;">
            <text:p>"C:\Program Files (x86)\Balabolka\cli\balcon.exe" -n "Microsoft Heera Mobile" -k -p 0 -v 100 -w "officers.mp3" -t "AAA officers"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office:value-type="string">
            <text:p>wolf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4]&amp;&quot;.mp3&quot;&quot; -t &quot;&quot;AAA &quot;&amp;[.B2944]&amp;&quot;&quot;&quot;&quot;" office:value-type="string" office:string-value="&quot;C:\Program Files (x86)\Balabolka\cli\balcon.exe&quot; -n &quot;Microsoft Heera Mobile&quot; -k -p 0 -v 100 -w &quot;wolf.mp3&quot; -t &quot;AAA wolf&quot;">
            <text:p>"C:\Program Files (x86)\Balabolka\cli\balcon.exe" -n "Microsoft Heera Mobile" -k -p 0 -v 100 -w "wolf.mp3" -t "AAA wolf"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string">
            <text:p>rais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5]&amp;&quot;.mp3&quot;&quot; -t &quot;&quot;AAA &quot;&amp;[.B2945]&amp;&quot;&quot;&quot;&quot;" office:value-type="string" office:string-value="&quot;C:\Program Files (x86)\Balabolka\cli\balcon.exe&quot; -n &quot;Microsoft Heera Mobile&quot; -k -p 0 -v 100 -w &quot;raising.mp3&quot; -t &quot;AAA raising&quot;">
            <text:p>"C:\Program Files (x86)\Balabolka\cli\balcon.exe" -n "Microsoft Heera Mobile" -k -p 0 -v 100 -w "raising.mp3" -t "AAA raising"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office:value-type="string">
            <text:p>deep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6]&amp;&quot;.mp3&quot;&quot; -t &quot;&quot;AAA &quot;&amp;[.B2946]&amp;&quot;&quot;&quot;&quot;" office:value-type="string" office:string-value="&quot;C:\Program Files (x86)\Balabolka\cli\balcon.exe&quot; -n &quot;Microsoft Heera Mobile&quot; -k -p 0 -v 100 -w &quot;deeper.mp3&quot; -t &quot;AAA deeper&quot;">
            <text:p>"C:\Program Files (x86)\Balabolka\cli\balcon.exe" -n "Microsoft Heera Mobile" -k -p 0 -v 100 -w "deeper.mp3" -t "AAA deeper"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office:value-type="string">
            <text:p>wish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7]&amp;&quot;.mp3&quot;&quot; -t &quot;&quot;AAA &quot;&amp;[.B2947]&amp;&quot;&quot;&quot;&quot;" office:value-type="string" office:string-value="&quot;C:\Program Files (x86)\Balabolka\cli\balcon.exe&quot; -n &quot;Microsoft Heera Mobile&quot; -k -p 0 -v 100 -w &quot;wishes.mp3&quot; -t &quot;AAA wishes&quot;">
            <text:p>"C:\Program Files (x86)\Balabolka\cli\balcon.exe" -n "Microsoft Heera Mobile" -k -p 0 -v 100 -w "wishes.mp3" -t "AAA wishes"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string">
            <text:p>instan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8]&amp;&quot;.mp3&quot;&quot; -t &quot;&quot;AAA &quot;&amp;[.B2948]&amp;&quot;&quot;&quot;&quot;" office:value-type="string" office:string-value="&quot;C:\Program Files (x86)\Balabolka\cli\balcon.exe&quot; -n &quot;Microsoft Heera Mobile&quot; -k -p 0 -v 100 -w &quot;instant.mp3&quot; -t &quot;AAA instant&quot;">
            <text:p>"C:\Program Files (x86)\Balabolka\cli\balcon.exe" -n "Microsoft Heera Mobile" -k -p 0 -v 100 -w "instant.mp3" -t "AAA instant"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office:value-type="string">
            <text:p>writ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49]&amp;&quot;.mp3&quot;&quot; -t &quot;&quot;AAA &quot;&amp;[.B2949]&amp;&quot;&quot;&quot;&quot;" office:value-type="string" office:string-value="&quot;C:\Program Files (x86)\Balabolka\cli\balcon.exe&quot; -n &quot;Microsoft Heera Mobile&quot; -k -p 0 -v 100 -w &quot;writers.mp3&quot; -t &quot;AAA writers&quot;">
            <text:p>"C:\Program Files (x86)\Balabolka\cli\balcon.exe" -n "Microsoft Heera Mobile" -k -p 0 -v 100 -w "writers.mp3" -t "AAA writers"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string">
            <text:p>sca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0]&amp;&quot;.mp3&quot;&quot; -t &quot;&quot;AAA &quot;&amp;[.B2950]&amp;&quot;&quot;&quot;&quot;" office:value-type="string" office:string-value="&quot;C:\Program Files (x86)\Balabolka\cli\balcon.exe&quot; -n &quot;Microsoft Heera Mobile&quot; -k -p 0 -v 100 -w &quot;scared.mp3&quot; -t &quot;AAA scared&quot;">
            <text:p>"C:\Program Files (x86)\Balabolka\cli\balcon.exe" -n "Microsoft Heera Mobile" -k -p 0 -v 100 -w "scared.mp3" -t "AAA scared"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office:value-type="string">
            <text:p>breez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1]&amp;&quot;.mp3&quot;&quot; -t &quot;&quot;AAA &quot;&amp;[.B2951]&amp;&quot;&quot;&quot;&quot;" office:value-type="string" office:string-value="&quot;C:\Program Files (x86)\Balabolka\cli\balcon.exe&quot; -n &quot;Microsoft Heera Mobile&quot; -k -p 0 -v 100 -w &quot;breeze.mp3&quot; -t &quot;AAA breeze&quot;">
            <text:p>"C:\Program Files (x86)\Balabolka\cli\balcon.exe" -n "Microsoft Heera Mobile" -k -p 0 -v 100 -w "breeze.mp3" -t "AAA breeze"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office:value-type="string">
            <text:p>contra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2]&amp;&quot;.mp3&quot;&quot; -t &quot;&quot;AAA &quot;&amp;[.B2952]&amp;&quot;&quot;&quot;&quot;" office:value-type="string" office:string-value="&quot;C:\Program Files (x86)\Balabolka\cli\balcon.exe&quot; -n &quot;Microsoft Heera Mobile&quot; -k -p 0 -v 100 -w &quot;contrast.mp3&quot; -t &quot;AAA contrast&quot;">
            <text:p>"C:\Program Files (x86)\Balabolka\cli\balcon.exe" -n "Microsoft Heera Mobile" -k -p 0 -v 100 -w "contrast.mp3" -t "AAA contrast"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office:value-type="string">
            <text:p>Egyp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3]&amp;&quot;.mp3&quot;&quot; -t &quot;&quot;AAA &quot;&amp;[.B2953]&amp;&quot;&quot;&quot;&quot;" office:value-type="string" office:string-value="&quot;C:\Program Files (x86)\Balabolka\cli\balcon.exe&quot; -n &quot;Microsoft Heera Mobile&quot; -k -p 0 -v 100 -w &quot;Egypt.mp3&quot; -t &quot;AAA Egypt&quot;">
            <text:p>"C:\Program Files (x86)\Balabolka\cli\balcon.exe" -n "Microsoft Heera Mobile" -k -p 0 -v 100 -w "Egypt.mp3" -t "AAA Egypt"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office:value-type="string">
            <text:p>shor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4]&amp;&quot;.mp3&quot;&quot; -t &quot;&quot;AAA &quot;&amp;[.B2954]&amp;&quot;&quot;&quot;&quot;" office:value-type="string" office:string-value="&quot;C:\Program Files (x86)\Balabolka\cli\balcon.exe&quot; -n &quot;Microsoft Heera Mobile&quot; -k -p 0 -v 100 -w &quot;short.mp3&quot; -t &quot;AAA short&quot;">
            <text:p>"C:\Program Files (x86)\Balabolka\cli\balcon.exe" -n "Microsoft Heera Mobile" -k -p 0 -v 100 -w "short.mp3" -t "AAA short"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office:value-type="string">
            <text:p>missio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5]&amp;&quot;.mp3&quot;&quot; -t &quot;&quot;AAA &quot;&amp;[.B2955]&amp;&quot;&quot;&quot;&quot;" office:value-type="string" office:string-value="&quot;C:\Program Files (x86)\Balabolka\cli\balcon.exe&quot; -n &quot;Microsoft Heera Mobile&quot; -k -p 0 -v 100 -w &quot;mission.mp3&quot; -t &quot;AAA mission&quot;">
            <text:p>"C:\Program Files (x86)\Balabolka\cli\balcon.exe" -n "Microsoft Heera Mobile" -k -p 0 -v 100 -w "mission.mp3" -t "AAA mission"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string">
            <text:p>tal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6]&amp;&quot;.mp3&quot;&quot; -t &quot;&quot;AAA &quot;&amp;[.B2956]&amp;&quot;&quot;&quot;&quot;" office:value-type="string" office:string-value="&quot;C:\Program Files (x86)\Balabolka\cli\balcon.exe&quot; -n &quot;Microsoft Heera Mobile&quot; -k -p 0 -v 100 -w &quot;tales.mp3&quot; -t &quot;AAA tales&quot;">
            <text:p>"C:\Program Files (x86)\Balabolka\cli\balcon.exe" -n "Microsoft Heera Mobile" -k -p 0 -v 100 -w "tales.mp3" -t "AAA tales"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office:value-type="string">
            <text:p>vessel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7]&amp;&quot;.mp3&quot;&quot; -t &quot;&quot;AAA &quot;&amp;[.B2957]&amp;&quot;&quot;&quot;&quot;" office:value-type="string" office:string-value="&quot;C:\Program Files (x86)\Balabolka\cli\balcon.exe&quot; -n &quot;Microsoft Heera Mobile&quot; -k -p 0 -v 100 -w &quot;vessels.mp3&quot; -t &quot;AAA vessels&quot;">
            <text:p>"C:\Program Files (x86)\Balabolka\cli\balcon.exe" -n "Microsoft Heera Mobile" -k -p 0 -v 100 -w "vessels.mp3" -t "AAA vessels"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office:value-type="string">
            <text:p>sil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8]&amp;&quot;.mp3&quot;&quot; -t &quot;&quot;AAA &quot;&amp;[.B2958]&amp;&quot;&quot;&quot;&quot;" office:value-type="string" office:string-value="&quot;C:\Program Files (x86)\Balabolka\cli\balcon.exe&quot; -n &quot;Microsoft Heera Mobile&quot; -k -p 0 -v 100 -w &quot;silly.mp3&quot; -t &quot;AAA silly&quot;">
            <text:p>"C:\Program Files (x86)\Balabolka\cli\balcon.exe" -n "Microsoft Heera Mobile" -k -p 0 -v 100 -w "silly.mp3" -t "AAA silly"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borde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59]&amp;&quot;.mp3&quot;&quot; -t &quot;&quot;AAA &quot;&amp;[.B2959]&amp;&quot;&quot;&quot;&quot;" office:value-type="string" office:string-value="&quot;C:\Program Files (x86)\Balabolka\cli\balcon.exe&quot; -n &quot;Microsoft Heera Mobile&quot; -k -p 0 -v 100 -w &quot;border.mp3&quot; -t &quot;AAA border&quot;">
            <text:p>"C:\Program Files (x86)\Balabolka\cli\balcon.exe" -n "Microsoft Heera Mobile" -k -p 0 -v 100 -w "border.mp3" -t "AAA border"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office:value-type="string">
            <text:p>Gri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0]&amp;&quot;.mp3&quot;&quot; -t &quot;&quot;AAA &quot;&amp;[.B2960]&amp;&quot;&quot;&quot;&quot;" office:value-type="string" office:string-value="&quot;C:\Program Files (x86)\Balabolka\cli\balcon.exe&quot; -n &quot;Microsoft Heera Mobile&quot; -k -p 0 -v 100 -w &quot;Grip.mp3&quot; -t &quot;AAA Grip&quot;">
            <text:p>"C:\Program Files (x86)\Balabolka\cli\balcon.exe" -n "Microsoft Heera Mobile" -k -p 0 -v 100 -w "Grip.mp3" -t "AAA Grip"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office:value-type="string">
            <text:p>tra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1]&amp;&quot;.mp3&quot;&quot; -t &quot;&quot;AAA &quot;&amp;[.B2961]&amp;&quot;&quot;&quot;&quot;" office:value-type="string" office:string-value="&quot;C:\Program Files (x86)\Balabolka\cli\balcon.exe&quot; -n &quot;Microsoft Heera Mobile&quot; -k -p 0 -v 100 -w &quot;trap.mp3&quot; -t &quot;AAA trap&quot;">
            <text:p>"C:\Program Files (x86)\Balabolka\cli\balcon.exe" -n "Microsoft Heera Mobile" -k -p 0 -v 100 -w "trap.mp3" -t "AAA trap"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office:value-type="string">
            <text:p>zoo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2]&amp;&quot;.mp3&quot;&quot; -t &quot;&quot;AAA &quot;&amp;[.B2962]&amp;&quot;&quot;&quot;&quot;" office:value-type="string" office:string-value="&quot;C:\Program Files (x86)\Balabolka\cli\balcon.exe&quot; -n &quot;Microsoft Heera Mobile&quot; -k -p 0 -v 100 -w &quot;zoo.mp3&quot; -t &quot;AAA zoo&quot;">
            <text:p>"C:\Program Files (x86)\Balabolka\cli\balcon.exe" -n "Microsoft Heera Mobile" -k -p 0 -v 100 -w "zoo.mp3" -t "AAA zoo"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string">
            <text:p>occur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3]&amp;&quot;.mp3&quot;&quot; -t &quot;&quot;AAA &quot;&amp;[.B2963]&amp;&quot;&quot;&quot;&quot;" office:value-type="string" office:string-value="&quot;C:\Program Files (x86)\Balabolka\cli\balcon.exe&quot; -n &quot;Microsoft Heera Mobile&quot; -k -p 0 -v 100 -w &quot;occurred.mp3&quot; -t &quot;AAA occurred&quot;">
            <text:p>"C:\Program Files (x86)\Balabolka\cli\balcon.exe" -n "Microsoft Heera Mobile" -k -p 0 -v 100 -w "occurred.mp3" -t "AAA occurred"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office:value-type="string">
            <text:p>wealt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4]&amp;&quot;.mp3&quot;&quot; -t &quot;&quot;AAA &quot;&amp;[.B2964]&amp;&quot;&quot;&quot;&quot;" office:value-type="string" office:string-value="&quot;C:\Program Files (x86)\Balabolka\cli\balcon.exe&quot; -n &quot;Microsoft Heera Mobile&quot; -k -p 0 -v 100 -w &quot;wealth.mp3&quot; -t &quot;AAA wealth&quot;">
            <text:p>"C:\Program Files (x86)\Balabolka\cli\balcon.exe" -n "Microsoft Heera Mobile" -k -p 0 -v 100 -w "wealth.mp3" -t "AAA wealth"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office:value-type="string">
            <text:p>manufactur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5]&amp;&quot;.mp3&quot;&quot; -t &quot;&quot;AAA &quot;&amp;[.B2965]&amp;&quot;&quot;&quot;&quot;" office:value-type="string" office:string-value="&quot;C:\Program Files (x86)\Balabolka\cli\balcon.exe&quot; -n &quot;Microsoft Heera Mobile&quot; -k -p 0 -v 100 -w &quot;manufacturing.mp3&quot; -t &quot;AAA manufacturing&quot;">
            <text:p>"C:\Program Files (x86)\Balabolka\cli\balcon.exe" -n "Microsoft Heera Mobile" -k -p 0 -v 100 -w "manufacturing.mp3" -t "AAA manufacturing"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H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6]&amp;&quot;.mp3&quot;&quot; -t &quot;&quot;AAA &quot;&amp;[.B2966]&amp;&quot;&quot;&quot;&quot;" office:value-type="string" office:string-value="&quot;C:\Program Files (x86)\Balabolka\cli\balcon.exe&quot; -n &quot;Microsoft Heera Mobile&quot; -k -p 0 -v 100 -w &quot;Hill.mp3&quot; -t &quot;AAA Hill&quot;">
            <text:p>"C:\Program Files (x86)\Balabolka\cli\balcon.exe" -n "Microsoft Heera Mobile" -k -p 0 -v 100 -w "Hill.mp3" -t "AAA Hill"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office:value-type="string">
            <text:p>fir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7]&amp;&quot;.mp3&quot;&quot; -t &quot;&quot;AAA &quot;&amp;[.B2967]&amp;&quot;&quot;&quot;&quot;" office:value-type="string" office:string-value="&quot;C:\Program Files (x86)\Balabolka\cli\balcon.exe&quot; -n &quot;Microsoft Heera Mobile&quot; -k -p 0 -v 100 -w &quot;fired.mp3&quot; -t &quot;AAA fired&quot;">
            <text:p>"C:\Program Files (x86)\Balabolka\cli\balcon.exe" -n "Microsoft Heera Mobile" -k -p 0 -v 100 -w "fired.mp3" -t "AAA fired"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string">
            <text:p>mil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8]&amp;&quot;.mp3&quot;&quot; -t &quot;&quot;AAA &quot;&amp;[.B2968]&amp;&quot;&quot;&quot;&quot;" office:value-type="string" office:string-value="&quot;C:\Program Files (x86)\Balabolka\cli\balcon.exe&quot; -n &quot;Microsoft Heera Mobile&quot; -k -p 0 -v 100 -w &quot;mill.mp3&quot; -t &quot;AAA mill&quot;">
            <text:p>"C:\Program Files (x86)\Balabolka\cli\balcon.exe" -n "Microsoft Heera Mobile" -k -p 0 -v 100 -w "mill.mp3" -t "AAA mill"</text:p>
          </table:table-cell>
        </table:table-row>
        <table:table-row table:style-name="ro1">
          <table:table-cell office:value-type="float" office:value="2969">
            <text:p>2969</text:p>
          </table:table-cell>
          <table:table-cell office:value-type="string">
            <text:p>head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69]&amp;&quot;.mp3&quot;&quot; -t &quot;&quot;AAA &quot;&amp;[.B2969]&amp;&quot;&quot;&quot;&quot;" office:value-type="string" office:string-value="&quot;C:\Program Files (x86)\Balabolka\cli\balcon.exe&quot; -n &quot;Microsoft Heera Mobile&quot; -k -p 0 -v 100 -w &quot;heading.mp3&quot; -t &quot;AAA heading&quot;">
            <text:p>"C:\Program Files (x86)\Balabolka\cli\balcon.exe" -n "Microsoft Heera Mobile" -k -p 0 -v 100 -w "heading.mp3" -t "AAA heading"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string">
            <text:p>Elle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0]&amp;&quot;.mp3&quot;&quot; -t &quot;&quot;AAA &quot;&amp;[.B2970]&amp;&quot;&quot;&quot;&quot;" office:value-type="string" office:string-value="&quot;C:\Program Files (x86)\Balabolka\cli\balcon.exe&quot; -n &quot;Microsoft Heera Mobile&quot; -k -p 0 -v 100 -w &quot;Ellen.mp3&quot; -t &quot;AAA Ellen&quot;">
            <text:p>"C:\Program Files (x86)\Balabolka\cli\balcon.exe" -n "Microsoft Heera Mobile" -k -p 0 -v 100 -w "Ellen.mp3" -t "AAA Ellen"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office:value-type="string">
            <text:p>rubb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1]&amp;&quot;.mp3&quot;&quot; -t &quot;&quot;AAA &quot;&amp;[.B2971]&amp;&quot;&quot;&quot;&quot;" office:value-type="string" office:string-value="&quot;C:\Program Files (x86)\Balabolka\cli\balcon.exe&quot; -n &quot;Microsoft Heera Mobile&quot; -k -p 0 -v 100 -w &quot;rubbed.mp3&quot; -t &quot;AAA rubbed&quot;">
            <text:p>"C:\Program Files (x86)\Balabolka\cli\balcon.exe" -n "Microsoft Heera Mobile" -k -p 0 -v 100 -w "rubbed.mp3" -t "AAA rubbed"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brick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2]&amp;&quot;.mp3&quot;&quot; -t &quot;&quot;AAA &quot;&amp;[.B2972]&amp;&quot;&quot;&quot;&quot;" office:value-type="string" office:string-value="&quot;C:\Program Files (x86)\Balabolka\cli\balcon.exe&quot; -n &quot;Microsoft Heera Mobile&quot; -k -p 0 -v 100 -w &quot;brick.mp3&quot; -t &quot;AAA brick&quot;">
            <text:p>"C:\Program Files (x86)\Balabolka\cli\balcon.exe" -n "Microsoft Heera Mobile" -k -p 0 -v 100 -w "brick.mp3" -t "AAA brick"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office:value-type="string">
            <text:p>tremendou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3]&amp;&quot;.mp3&quot;&quot; -t &quot;&quot;AAA &quot;&amp;[.B2973]&amp;&quot;&quot;&quot;&quot;" office:value-type="string" office:string-value="&quot;C:\Program Files (x86)\Balabolka\cli\balcon.exe&quot; -n &quot;Microsoft Heera Mobile&quot; -k -p 0 -v 100 -w &quot;tremendous.mp3&quot; -t &quot;AAA tremendous&quot;">
            <text:p>"C:\Program Files (x86)\Balabolka\cli\balcon.exe" -n "Microsoft Heera Mobile" -k -p 0 -v 100 -w "tremendous.mp3" -t "AAA tremendous"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office:value-type="string">
            <text:p>compound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4]&amp;&quot;.mp3&quot;&quot; -t &quot;&quot;AAA &quot;&amp;[.B2974]&amp;&quot;&quot;&quot;&quot;" office:value-type="string" office:string-value="&quot;C:\Program Files (x86)\Balabolka\cli\balcon.exe&quot; -n &quot;Microsoft Heera Mobile&quot; -k -p 0 -v 100 -w &quot;compounds.mp3&quot; -t &quot;AAA compounds&quot;">
            <text:p>"C:\Program Files (x86)\Balabolka\cli\balcon.exe" -n "Microsoft Heera Mobile" -k -p 0 -v 100 -w "compounds.mp3" -t "AAA compounds"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string">
            <text:p>Ventur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5]&amp;&quot;.mp3&quot;&quot; -t &quot;&quot;AAA &quot;&amp;[.B2975]&amp;&quot;&quot;&quot;&quot;" office:value-type="string" office:string-value="&quot;C:\Program Files (x86)\Balabolka\cli\balcon.exe&quot; -n &quot;Microsoft Heera Mobile&quot; -k -p 0 -v 100 -w &quot;Venture.mp3&quot; -t &quot;AAA Venture&quot;">
            <text:p>"C:\Program Files (x86)\Balabolka\cli\balcon.exe" -n "Microsoft Heera Mobile" -k -p 0 -v 100 -w "Venture.mp3" -t "AAA Venture"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office:value-type="string">
            <text:p>chos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6]&amp;&quot;.mp3&quot;&quot; -t &quot;&quot;AAA &quot;&amp;[.B2976]&amp;&quot;&quot;&quot;&quot;" office:value-type="string" office:string-value="&quot;C:\Program Files (x86)\Balabolka\cli\balcon.exe&quot; -n &quot;Microsoft Heera Mobile&quot; -k -p 0 -v 100 -w &quot;chose.mp3&quot; -t &quot;AAA chose&quot;">
            <text:p>"C:\Program Files (x86)\Balabolka\cli\balcon.exe" -n "Microsoft Heera Mobile" -k -p 0 -v 100 -w "chose.mp3" -t "AAA chose"</text:p>
          </table:table-cell>
        </table:table-row>
        <table:table-row table:style-name="ro1">
          <table:table-cell office:value-type="float" office:value="2977">
            <text:p>2977</text:p>
          </table:table-cell>
          <table:table-cell office:value-type="string">
            <text:p>simpl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7]&amp;&quot;.mp3&quot;&quot; -t &quot;&quot;AAA &quot;&amp;[.B2977]&amp;&quot;&quot;&quot;&quot;" office:value-type="string" office:string-value="&quot;C:\Program Files (x86)\Balabolka\cli\balcon.exe&quot; -n &quot;Microsoft Heera Mobile&quot; -k -p 0 -v 100 -w &quot;simplest.mp3&quot; -t &quot;AAA simplest&quot;">
            <text:p>"C:\Program Files (x86)\Balabolka\cli\balcon.exe" -n "Microsoft Heera Mobile" -k -p 0 -v 100 -w "simplest.mp3" -t "AAA simplest"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office:value-type="string">
            <text:p>sligh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8]&amp;&quot;.mp3&quot;&quot; -t &quot;&quot;AAA &quot;&amp;[.B2978]&amp;&quot;&quot;&quot;&quot;" office:value-type="string" office:string-value="&quot;C:\Program Files (x86)\Balabolka\cli\balcon.exe&quot; -n &quot;Microsoft Heera Mobile&quot; -k -p 0 -v 100 -w &quot;slight.mp3&quot; -t &quot;AAA slight&quot;">
            <text:p>"C:\Program Files (x86)\Balabolka\cli\balcon.exe" -n "Microsoft Heera Mobile" -k -p 0 -v 100 -w "slight.mp3" -t "AAA slight"</text:p>
          </table:table-cell>
        </table:table-row>
        <table:table-row table:style-name="ro1">
          <table:table-cell office:value-type="float" office:value="2979">
            <text:p>2979</text:p>
          </table:table-cell>
          <table:table-cell office:value-type="string">
            <text:p>solar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79]&amp;&quot;.mp3&quot;&quot; -t &quot;&quot;AAA &quot;&amp;[.B2979]&amp;&quot;&quot;&quot;&quot;" office:value-type="string" office:string-value="&quot;C:\Program Files (x86)\Balabolka\cli\balcon.exe&quot; -n &quot;Microsoft Heera Mobile&quot; -k -p 0 -v 100 -w &quot;solar.mp3&quot; -t &quot;AAA solar&quot;">
            <text:p>"C:\Program Files (x86)\Balabolka\cli\balcon.exe" -n "Microsoft Heera Mobile" -k -p 0 -v 100 -w "solar.mp3" -t "AAA solar"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grain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0]&amp;&quot;.mp3&quot;&quot; -t &quot;&quot;AAA &quot;&amp;[.B2980]&amp;&quot;&quot;&quot;&quot;" office:value-type="string" office:string-value="&quot;C:\Program Files (x86)\Balabolka\cli\balcon.exe&quot; -n &quot;Microsoft Heera Mobile&quot; -k -p 0 -v 100 -w &quot;grains.mp3&quot; -t &quot;AAA grains&quot;">
            <text:p>"C:\Program Files (x86)\Balabolka\cli\balcon.exe" -n "Microsoft Heera Mobile" -k -p 0 -v 100 -w "grains.mp3" -t "AAA grains"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office:value-type="string">
            <text:p>stated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1]&amp;&quot;.mp3&quot;&quot; -t &quot;&quot;AAA &quot;&amp;[.B2981]&amp;&quot;&quot;&quot;&quot;" office:value-type="string" office:string-value="&quot;C:\Program Files (x86)\Balabolka\cli\balcon.exe&quot; -n &quot;Microsoft Heera Mobile&quot; -k -p 0 -v 100 -w &quot;stated.mp3&quot; -t &quot;AAA stated&quot;">
            <text:p>"C:\Program Files (x86)\Balabolka\cli\balcon.exe" -n "Microsoft Heera Mobile" -k -p 0 -v 100 -w "stated.mp3" -t "AAA stated"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office:value-type="string">
            <text:p>drin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2]&amp;&quot;.mp3&quot;&quot; -t &quot;&quot;AAA &quot;&amp;[.B2982]&amp;&quot;&quot;&quot;&quot;" office:value-type="string" office:string-value="&quot;C:\Program Files (x86)\Balabolka\cli\balcon.exe&quot; -n &quot;Microsoft Heera Mobile&quot; -k -p 0 -v 100 -w &quot;drinking.mp3&quot; -t &quot;AAA drinking&quot;">
            <text:p>"C:\Program Files (x86)\Balabolka\cli\balcon.exe" -n "Microsoft Heera Mobile" -k -p 0 -v 100 -w "drinking.mp3" -t "AAA drinking"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office:value-type="string">
            <text:p>fireplac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3]&amp;&quot;.mp3&quot;&quot; -t &quot;&quot;AAA &quot;&amp;[.B2983]&amp;&quot;&quot;&quot;&quot;" office:value-type="string" office:string-value="&quot;C:\Program Files (x86)\Balabolka\cli\balcon.exe&quot; -n &quot;Microsoft Heera Mobile&quot; -k -p 0 -v 100 -w &quot;fireplace.mp3&quot; -t &quot;AAA fireplace&quot;">
            <text:p>"C:\Program Files (x86)\Balabolka\cli\balcon.exe" -n "Microsoft Heera Mobile" -k -p 0 -v 100 -w "fireplace.mp3" -t "AAA fireplace"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stop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4]&amp;&quot;.mp3&quot;&quot; -t &quot;&quot;AAA &quot;&amp;[.B2984]&amp;&quot;&quot;&quot;&quot;" office:value-type="string" office:string-value="&quot;C:\Program Files (x86)\Balabolka\cli\balcon.exe&quot; -n &quot;Microsoft Heera Mobile&quot; -k -p 0 -v 100 -w &quot;stops.mp3&quot; -t &quot;AAA stops&quot;">
            <text:p>"C:\Program Files (x86)\Balabolka\cli\balcon.exe" -n "Microsoft Heera Mobile" -k -p 0 -v 100 -w "stops.mp3" -t "AAA stops"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string">
            <text:p>shak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5]&amp;&quot;.mp3&quot;&quot; -t &quot;&quot;AAA &quot;&amp;[.B2985]&amp;&quot;&quot;&quot;&quot;" office:value-type="string" office:string-value="&quot;C:\Program Files (x86)\Balabolka\cli\balcon.exe&quot; -n &quot;Microsoft Heera Mobile&quot; -k -p 0 -v 100 -w &quot;shaking.mp3&quot; -t &quot;AAA shaking&quot;">
            <text:p>"C:\Program Files (x86)\Balabolka\cli\balcon.exe" -n "Microsoft Heera Mobile" -k -p 0 -v 100 -w "shaking.mp3" -t "AAA shaking"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office:value-type="string">
            <text:p>goal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6]&amp;&quot;.mp3&quot;&quot; -t &quot;&quot;AAA &quot;&amp;[.B2986]&amp;&quot;&quot;&quot;&quot;" office:value-type="string" office:string-value="&quot;C:\Program Files (x86)\Balabolka\cli\balcon.exe&quot; -n &quot;Microsoft Heera Mobile&quot; -k -p 0 -v 100 -w &quot;goal.mp3&quot; -t &quot;AAA goal&quot;">
            <text:p>"C:\Program Files (x86)\Balabolka\cli\balcon.exe" -n "Microsoft Heera Mobile" -k -p 0 -v 100 -w "goal.mp3" -t "AAA goal"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office:value-type="string">
            <text:p>rhyme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7]&amp;&quot;.mp3&quot;&quot; -t &quot;&quot;AAA &quot;&amp;[.B2987]&amp;&quot;&quot;&quot;&quot;" office:value-type="string" office:string-value="&quot;C:\Program Files (x86)\Balabolka\cli\balcon.exe&quot; -n &quot;Microsoft Heera Mobile&quot; -k -p 0 -v 100 -w &quot;rhyme.mp3&quot; -t &quot;AAA rhyme&quot;">
            <text:p>"C:\Program Files (x86)\Balabolka\cli\balcon.exe" -n "Microsoft Heera Mobile" -k -p 0 -v 100 -w "rhyme.mp3" -t "AAA rhyme"</text:p>
          </table:table-cell>
        </table:table-row>
        <table:table-row table:style-name="ro2">
          <table:table-cell office:value-type="float" office:value="2988">
            <text:p>2988</text:p>
          </table:table-cell>
          <table:table-cell office:value-type="string">
            <text:p>rytham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8]&amp;&quot;.mp3&quot;&quot; -t &quot;&quot;AAA &quot;&amp;[.B2988]&amp;&quot;&quot;&quot;&quot;" office:value-type="string" office:string-value="&quot;C:\Program Files (x86)\Balabolka\cli\balcon.exe&quot; -n &quot;Microsoft Heera Mobile&quot; -k -p 0 -v 100 -w &quot;rytham.mp3&quot; -t &quot;AAA rytham&quot;">
            <text:p>"C:\Program Files (x86)\Balabolka\cli\balcon.exe" -n "Microsoft Heera Mobile" -k -p 0 -v 100 -w "rytham.mp3" -t "AAA rytham"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Instinc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89]&amp;&quot;.mp3&quot;&quot; -t &quot;&quot;AAA &quot;&amp;[.B2989]&amp;&quot;&quot;&quot;&quot;" office:value-type="string" office:string-value="&quot;C:\Program Files (x86)\Balabolka\cli\balcon.exe&quot; -n &quot;Microsoft Heera Mobile&quot; -k -p 0 -v 100 -w &quot;Instinct.mp3&quot; -t &quot;AAA Instinct&quot;">
            <text:p>"C:\Program Files (x86)\Balabolka\cli\balcon.exe" -n "Microsoft Heera Mobile" -k -p 0 -v 100 -w "Instinct.mp3" -t "AAA Instinct"</text:p>
          </table:table-cell>
        </table:table-row>
        <table:table-row table:style-name="ro1">
          <table:table-cell office:value-type="float" office:value="2990">
            <text:p>2990</text:p>
          </table:table-cell>
          <table:table-cell office:value-type="string">
            <text:p>fac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0]&amp;&quot;.mp3&quot;&quot; -t &quot;&quot;AAA &quot;&amp;[.B2990]&amp;&quot;&quot;&quot;&quot;" office:value-type="string" office:string-value="&quot;C:\Program Files (x86)\Balabolka\cli\balcon.exe&quot; -n &quot;Microsoft Heera Mobile&quot; -k -p 0 -v 100 -w &quot;facing.mp3&quot; -t &quot;AAA facing&quot;">
            <text:p>"C:\Program Files (x86)\Balabolka\cli\balcon.exe" -n "Microsoft Heera Mobile" -k -p 0 -v 100 -w "facing.mp3" -t "AAA facing"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office:value-type="string">
            <text:p>autumn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1]&amp;&quot;.mp3&quot;&quot; -t &quot;&quot;AAA &quot;&amp;[.B2991]&amp;&quot;&quot;&quot;&quot;" office:value-type="string" office:string-value="&quot;C:\Program Files (x86)\Balabolka\cli\balcon.exe&quot; -n &quot;Microsoft Heera Mobile&quot; -k -p 0 -v 100 -w &quot;autumn.mp3&quot; -t &quot;AAA autumn&quot;">
            <text:p>"C:\Program Files (x86)\Balabolka\cli\balcon.exe" -n "Microsoft Heera Mobile" -k -p 0 -v 100 -w "autumn.mp3" -t "AAA autumn"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string">
            <text:p>possibly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2]&amp;&quot;.mp3&quot;&quot; -t &quot;&quot;AAA &quot;&amp;[.B2992]&amp;&quot;&quot;&quot;&quot;" office:value-type="string" office:string-value="&quot;C:\Program Files (x86)\Balabolka\cli\balcon.exe&quot; -n &quot;Microsoft Heera Mobile&quot; -k -p 0 -v 100 -w &quot;possibly.mp3&quot; -t &quot;AAA possibly&quot;">
            <text:p>"C:\Program Files (x86)\Balabolka\cli\balcon.exe" -n "Microsoft Heera Mobile" -k -p 0 -v 100 -w "possibly.mp3" -t "AAA possibly"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office:value-type="string">
            <text:p>habi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3]&amp;&quot;.mp3&quot;&quot; -t &quot;&quot;AAA &quot;&amp;[.B2993]&amp;&quot;&quot;&quot;&quot;" office:value-type="string" office:string-value="&quot;C:\Program Files (x86)\Balabolka\cli\balcon.exe&quot; -n &quot;Microsoft Heera Mobile&quot; -k -p 0 -v 100 -w &quot;habit.mp3&quot; -t &quot;AAA habit&quot;">
            <text:p>"C:\Program Files (x86)\Balabolka\cli\balcon.exe" -n "Microsoft Heera Mobile" -k -p 0 -v 100 -w "habit.mp3" -t "AAA habit"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string">
            <text:p>shooting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4]&amp;&quot;.mp3&quot;&quot; -t &quot;&quot;AAA &quot;&amp;[.B2994]&amp;&quot;&quot;&quot;&quot;" office:value-type="string" office:string-value="&quot;C:\Program Files (x86)\Balabolka\cli\balcon.exe&quot; -n &quot;Microsoft Heera Mobile&quot; -k -p 0 -v 100 -w &quot;shooting.mp3&quot; -t &quot;AAA shooting&quot;">
            <text:p>"C:\Program Files (x86)\Balabolka\cli\balcon.exe" -n "Microsoft Heera Mobile" -k -p 0 -v 100 -w "shooting.mp3" -t "AAA shooting"</text:p>
          </table:table-cell>
        </table:table-row>
        <table:table-row table:style-name="ro1">
          <table:table-cell office:value-type="float" office:value="2995">
            <text:p>2995</text:p>
          </table:table-cell>
          <table:table-cell office:value-type="string">
            <text:p>ourselve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5]&amp;&quot;.mp3&quot;&quot; -t &quot;&quot;AAA &quot;&amp;[.B2995]&amp;&quot;&quot;&quot;&quot;" office:value-type="string" office:string-value="&quot;C:\Program Files (x86)\Balabolka\cli\balcon.exe&quot; -n &quot;Microsoft Heera Mobile&quot; -k -p 0 -v 100 -w &quot;ourselves.mp3&quot; -t &quot;AAA ourselves&quot;">
            <text:p>"C:\Program Files (x86)\Balabolka\cli\balcon.exe" -n "Microsoft Heera Mobile" -k -p 0 -v 100 -w "ourselves.mp3" -t "AAA ourselves"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office:value-type="string">
            <text:p>center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6]&amp;&quot;.mp3&quot;&quot; -t &quot;&quot;AAA &quot;&amp;[.B2996]&amp;&quot;&quot;&quot;&quot;" office:value-type="string" office:string-value="&quot;C:\Program Files (x86)\Balabolka\cli\balcon.exe&quot; -n &quot;Microsoft Heera Mobile&quot; -k -p 0 -v 100 -w &quot;centers.mp3&quot; -t &quot;AAA centers&quot;">
            <text:p>"C:\Program Files (x86)\Balabolka\cli\balcon.exe" -n "Microsoft Heera Mobile" -k -p 0 -v 100 -w "centers.mp3" -t "AAA centers"</text:p>
          </table:table-cell>
        </table:table-row>
        <table:table-row table:style-name="ro1">
          <table:table-cell office:value-type="float" office:value="2997">
            <text:p>2997</text:p>
          </table:table-cell>
          <table:table-cell office:value-type="string">
            <text:p>rush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7]&amp;&quot;.mp3&quot;&quot; -t &quot;&quot;AAA &quot;&amp;[.B2997]&amp;&quot;&quot;&quot;&quot;" office:value-type="string" office:string-value="&quot;C:\Program Files (x86)\Balabolka\cli\balcon.exe&quot; -n &quot;Microsoft Heera Mobile&quot; -k -p 0 -v 100 -w &quot;rush.mp3&quot; -t &quot;AAA rush&quot;">
            <text:p>"C:\Program Files (x86)\Balabolka\cli\balcon.exe" -n "Microsoft Heera Mobile" -k -p 0 -v 100 -w "rush.mp3" -t "AAA rush"</text:p>
          </table:table-cell>
        </table:table-row>
        <table:table-row table:style-name="ro1">
          <table:table-cell office:value-type="float" office:value="2998">
            <text:p>2998</text:p>
          </table:table-cell>
          <table:table-cell office:value-type="string">
            <text:p>soap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8]&amp;&quot;.mp3&quot;&quot; -t &quot;&quot;AAA &quot;&amp;[.B2998]&amp;&quot;&quot;&quot;&quot;" office:value-type="string" office:string-value="&quot;C:\Program Files (x86)\Balabolka\cli\balcon.exe&quot; -n &quot;Microsoft Heera Mobile&quot; -k -p 0 -v 100 -w &quot;soap.mp3&quot; -t &quot;AAA soap&quot;">
            <text:p>"C:\Program Files (x86)\Balabolka\cli\balcon.exe" -n "Microsoft Heera Mobile" -k -p 0 -v 100 -w "soap.mp3" -t "AAA soap"</text:p>
          </table:table-cell>
        </table:table-row>
        <table:table-row table:style-name="ro1">
          <table:table-cell office:value-type="float" office:value="2999">
            <text:p>2999</text:p>
          </table:table-cell>
          <table:table-cell office:value-type="string">
            <text:p>finest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2999]&amp;&quot;.mp3&quot;&quot; -t &quot;&quot;AAA &quot;&amp;[.B2999]&amp;&quot;&quot;&quot;&quot;" office:value-type="string" office:string-value="&quot;C:\Program Files (x86)\Balabolka\cli\balcon.exe&quot; -n &quot;Microsoft Heera Mobile&quot; -k -p 0 -v 100 -w &quot;finest.mp3&quot; -t &quot;AAA finest&quot;">
            <text:p>"C:\Program Files (x86)\Balabolka\cli\balcon.exe" -n "Microsoft Heera Mobile" -k -p 0 -v 100 -w "finest.mp3" -t "AAA finest"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lungs</text:p>
          </table:table-cell>
          <table:table-cell/>
          <table:table-cell table:formula="of:=+&quot;&quot;&quot;C:\Program Files (x86)\Balabolka\cli\balcon.exe&quot;&quot; -n &quot;&quot;Microsoft Heera Mobile&quot;&quot; -k -p 0 -v 100 -w &quot;&quot;&quot;&amp;[.B3000]&amp;&quot;.mp3&quot;&quot; -t &quot;&quot;AAA &quot;&amp;[.B3000]&amp;&quot;&quot;&quot;&quot;" office:value-type="string" office:string-value="&quot;C:\Program Files (x86)\Balabolka\cli\balcon.exe&quot; -n &quot;Microsoft Heera Mobile&quot; -k -p 0 -v 100 -w &quot;lungs.mp3&quot; -t &quot;AAA lungs&quot;">
            <text:p>"C:\Program Files (x86)\Balabolka\cli\balcon.exe" -n "Microsoft Heera Mobile" -k -p 0 -v 100 -w "lungs.mp3" -t "AAA lungs"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3/30/2020</text:date>, <text:time>22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am Doctor</meta:initial-creator>
    <meta:creation-date>2020-03-30T18:57:07.03</meta:creation-date>
    <dc:date>2020-03-30T22:23:16.62</dc:date>
    <dc:creator>Nilam Doctor</dc:creator>
    <meta:editing-duration>PT3H10M58S</meta:editing-duration>
    <meta:editing-cycles>1</meta:editing-cycles>
    <meta:document-statistic meta:table-count="3" meta:cell-count="9000" meta:object-count="0"/>
    <meta:generator>OpenOffice/4.1.7$Win32 OpenOffice.org_project/417m1$Build-9800</meta:generator>
  </office:meta>
</office:document-meta>
</file>